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fo:font-size="16pt" style:font-size-asian="16pt" style:font-size-complex="16pt" fo:font-weight="bold" style:font-weight-asian="bold" style:font-weight-complex="bold"/>
    </style:style>
    <style:style style:name="ce3" style:family="table-cell" style:parent-style-name="Default" style:data-style-name="N0">
      <style:table-cell-properties style:vertical-align="automatic" fo:wrap-option="wrap"/>
      <style:text-properties fo:font-size="14pt" style:font-size-asian="14pt" style:font-size-complex="14pt" fo:font-weight="bold" style:font-weight-asian="bold" style:font-weight-complex="bold"/>
    </style:style>
    <style:style style:name="ce4" style:family="table-cell" style:parent-style-name="Default" style:data-style-name="N0">
      <style:table-cell-properties style:vertical-align="automatic" fo:wrap-option="wrap"/>
    </style:style>
    <style:style style:name="ce5" style:family="table-cell" style:parent-style-name="Hyperlink" style:data-style-name="N0">
      <style:table-cell-properties style:vertical-align="automatic" fo:wrap-option="wrap"/>
      <style:text-properties fo:color="#0000FF" style:text-underline-style="solid" style:text-underline-type="single"/>
    </style:style>
    <style:style style:name="ce6" style:family="table-cell" style:parent-style-name="Default" style:data-style-name="N0">
      <style:text-properties fo:font-size="16pt" style:font-size-asian="16pt" style:font-size-complex="16pt" fo:font-weight="bold" style:font-weight-asian="bold" style:font-weight-complex="bold"/>
    </style:style>
    <style:style style:name="ce7" style:family="table-cell" style:parent-style-name="Default" style:data-style-name="N0">
      <style:table-cell-properties style:vertical-align="automatic" fo:wrap-option="wrap" style:repeat-content="false"/>
      <style:paragraph-properties fo:text-align="start" fo:margin-left="0cm"/>
      <style:text-properties fo:font-weight="bold" style:font-weight-asian="bold" style:font-weight-complex="bold"/>
    </style:style>
    <style:style style:name="ce8" style:family="table-cell" style:parent-style-name="Default" style:data-style-name="N0">
      <style:table-cell-properties style:vertical-align="automatic" fo:wrap-option="wrap" style:repeat-content="false"/>
      <style:paragraph-properties fo:text-align="start" fo:margin-left="0cm"/>
    </style:style>
    <style:style style:name="ce9" style:family="table-cell" style:parent-style-name="Default" style:data-style-name="N0">
      <style:table-cell-properties style:vertical-align="automatic" fo:wrap-option="wrap"/>
      <style:text-properties fo:font-weight="bold" style:font-weight-asian="bold" style:font-weight-complex="bold"/>
    </style:style>
    <style:style style:name="ce10" style:family="table-cell" style:parent-style-name="Default" style:data-style-name="N0">
      <style:table-cell-properties style:vertical-align="automatic" fo:wrap-option="wrap" style:repeat-content="false"/>
      <style:paragraph-properties fo:text-align="end" fo:margin-right="0cm"/>
      <style:text-properties fo:font-weight="bold" style:font-weight-asian="bold" style:font-weight-complex="bold"/>
    </style:style>
    <style:style style:name="ce11" style:family="table-cell" style:parent-style-name="Default" style:data-style-name="N0">
      <style:table-cell-properties style:vertical-align="automatic" fo:wrap-option="wrap" style:repeat-content="false"/>
      <style:paragraph-properties fo:text-align="end" fo:margin-right="0cm"/>
    </style:style>
    <style:style style:name="co1" style:family="table-column">
      <style:table-column-properties fo:break-before="auto" style:column-width="14.9489583333333cm"/>
    </style:style>
    <style:style style:name="co2" style:family="table-column">
      <style:table-column-properties fo:break-before="auto" style:column-width="1.984375cm"/>
    </style:style>
    <style:style style:name="co3" style:family="table-column">
      <style:table-column-properties fo:break-before="auto" style:column-width="3.095625cm"/>
    </style:style>
    <style:style style:name="co4" style:family="table-column">
      <style:table-column-properties fo:break-before="auto" style:column-width="6.05895833333333cm"/>
    </style:style>
    <style:style style:name="co5" style:family="table-column">
      <style:table-column-properties fo:break-before="auto" style:column-width="11.985625cm"/>
    </style:style>
    <style:style style:name="ro1" style:family="table-row">
      <style:table-row-properties style:row-height="20.25pt" style:use-optimal-row-height="true" fo:break-before="auto"/>
    </style:style>
    <style:style style:name="ro2" style:family="table-row">
      <style:table-row-properties style:row-height="33.95pt" style:use-optimal-row-height="false" fo:break-before="auto"/>
    </style:style>
    <style:style style:name="ro3" style:family="table-row">
      <style:table-row-properties style:row-height="45pt" style:use-optimal-row-height="true" fo:break-before="auto"/>
    </style:style>
    <style:style style:name="ro4" style:family="table-row">
      <style:table-row-properties style:row-height="90pt" style:use-optimal-row-height="true" fo:break-before="auto"/>
    </style:style>
    <style:style style:name="ro5" style:family="table-row">
      <style:table-row-properties style:row-height="180pt" style:use-optimal-row-height="true" fo:break-before="auto"/>
    </style:style>
    <style:style style:name="ro6" style:family="table-row">
      <style:table-row-properties style:row-height="15pt" style:use-optimal-row-height="true" fo:break-before="auto"/>
    </style:style>
    <style:style style:name="ro7" style:family="table-row">
      <style:table-row-properties style:row-height="15.95pt" style:use-optimal-row-height="true" fo:break-before="auto"/>
    </style:style>
    <style:style style:name="ro8" style:family="table-row">
      <style:table-row-properties style:row-height="15.75pt" style:use-optimal-row-height="true" fo:break-before="auto"/>
    </style:style>
    <style:style style:name="ro9" style:family="table-row">
      <style:table-row-properties style:row-height="30pt" style:use-optimal-row-height="true" fo:break-before="auto"/>
    </style:style>
    <style:style style:name="ro10" style:family="table-row">
      <style:table-row-properties style:row-height="225pt" style:use-optimal-row-height="true" fo:break-before="auto"/>
    </style:style>
    <style:style style:name="ro11" style:family="table-row">
      <style:table-row-properties style:row-height="105pt" style:use-optimal-row-height="true" fo:break-before="auto"/>
    </style:style>
    <style:style style:name="ro12" style:family="table-row">
      <style:table-row-properties style:row-height="60pt" style:use-optimal-row-height="true" fo:break-before="auto"/>
    </style:style>
    <style:style style:name="ro13" style:family="table-row">
      <style:table-row-properties style:row-height="75pt" style:use-optimal-row-height="true" fo:break-before="auto"/>
    </style:style>
    <style:style style:name="ro14" style:family="table-row">
      <style:table-row-properties style:row-height="120pt" style:use-optimal-row-height="true" fo:break-before="auto"/>
    </style:style>
    <style:style style:name="ro15" style:family="table-row">
      <style:table-row-properties style:row-height="141.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default-cell-style-name="ce1"/>
        <table:table-column table:style-name="co2" table:number-columns-repeated="16383" table:default-cell-style-name="ce1"/>
        <table:table-row table:style-name="ro1">
          <table:table-cell office:value-type="string" table:style-name="ce2">
            <text:p>Civil Service People Survey 2021 Benchmark Results</text:p>
          </table:table-cell>
          <table:table-cell table:number-columns-repeated="16383"/>
        </table:table-row>
        <table:table-row table:style-name="ro2">
          <table:table-cell office:value-type="string" table:style-name="ce3">
            <text:p>Purpose</text:p>
          </table:table-cell>
          <table:table-cell table:number-columns-repeated="16383"/>
        </table:table-row>
        <table:table-row table:style-name="ro3">
          <table:table-cell office:value-type="string" table:style-name="ce4">
            <text:p>This workbook contains results from the Civil Service People Survey (CSPS) 2021. It includes median benchmarks and mean scores for all respondents, as well as the mean scores for each organisation that took part.</text:p>
          </table:table-cell>
          <table:table-cell table:number-columns-repeated="16383"/>
        </table:table-row>
        <table:table-row table:style-name="ro2">
          <table:table-cell office:value-type="string" table:style-name="ce3">
            <text:p>Correction</text:p>
          </table:table-cell>
          <table:table-cell table:number-columns-repeated="16383"/>
        </table:table-row>
        <table:table-row table:style-name="ro4">
          <table:table-cell office:value-type="string" table:style-name="ce4">
            <text:p>This is the second version of this workbook, which replaces its first publication on 28 April 2022. Two corrections have been made: (1) question D01 ('I understand the Civil Service Code and what it means for my conduct') is now correctly labelled and calculated across all tables, and (2) scores for the aggregated Ministry of Justice group (MOJ_group) in Table 3 now include Probation Service (PS).</text:p>
          </table:table-cell>
          <table:table-cell table:number-columns-repeated="16383"/>
        </table:table-row>
        <table:table-row table:style-name="ro2">
          <table:table-cell office:value-type="string" table:style-name="ce3">
            <text:p>Workbook properties</text:p>
          </table:table-cell>
          <table:table-cell table:number-columns-repeated="16383"/>
        </table:table-row>
        <table:table-row table:style-name="ro5">
          <table:table-cell office:value-type="string" table:style-name="ce4">
            <text:p>Scores are provided as percentages rounded to three decimal places.</text:p>
            <text:p/>
            <text:p>A lookup of question codes to question text can be found in Annex 1, which also explains how the score was calculated (e.g. the score for B01 is the percentage that selected 'Strongly agree' or 'Agree').</text:p>
            <text:p/>
            <text:p>Notes can be found in the 'Notes' tab and are indicated in each worksheet with square brackets, like [note 1].</text:p>
            <text:p/>
            <text:p>Some cells do not contain data. The shorthand [z] is used in Table 1 and Table 2 to indicate that a question was not asked in a given year. Blank cells in 'Notes' columns indicate that the row does not have a note.</text:p>
          </table:table-cell>
          <table:table-cell table:number-columns-repeated="16383"/>
        </table:table-row>
        <table:table-row table:style-name="ro2">
          <table:table-cell office:value-type="string" table:style-name="ce3">
            <text:p>Contact</text:p>
          </table:table-cell>
          <table:table-cell table:number-columns-repeated="16383"/>
        </table:table-row>
        <table:table-row table:style-name="ro6">
          <table:table-cell office:value-type="string" table:style-name="ce5">
            <text:p><text:a xlink:href="http://csps@cabinetoffice.gov.uk">csps@cabinetoffice.gov.uk</text:a></text:p>
          </table:table-cell>
          <table:table-cell table:number-columns-repeated="16383"/>
        </table:table-row>
        <table:table-row table:number-rows-repeated="1048567" table:style-name="ro7">
          <table:table-cell table:number-columns-repeated="16384"/>
        </table:table-row>
      </table:table>
      <table:table table:name="Contents" table:style-name="ta1">
        <table:table-column table:style-name="co3" table:default-cell-style-name="ce1"/>
        <table:table-column table:style-name="co4" table:default-cell-style-name="ce1"/>
        <table:table-column table:style-name="co2" table:number-columns-repeated="16382" table:default-cell-style-name="ce1"/>
        <table:table-row table:style-name="ro1">
          <table:table-cell office:value-type="string" table:style-name="ce6">
            <text:p>Contents</text:p>
          </table:table-cell>
          <table:table-cell table:number-columns-repeated="16383" table:style-name="ce1"/>
        </table:table-row>
        <table:table-row table:style-name="ro6">
          <table:table-cell office:value-type="string" table:style-name="ce1">
            <text:p>This worksheet contains 1 table.</text:p>
          </table:table-cell>
          <table:table-cell table:number-columns-repeated="16383" table:style-name="ce1"/>
        </table:table-row>
        <table:table-row table:style-name="ro8">
          <table:table-cell office:value-type="string" table:style-name="ce7">
            <text:p>Sheet name</text:p>
          </table:table-cell>
          <table:table-cell office:value-type="string" table:style-name="ce7">
            <text:p>Sheet title</text:p>
          </table:table-cell>
          <table:table-cell table:number-columns-repeated="16382"/>
        </table:table-row>
        <table:table-row table:style-name="ro6">
          <table:table-cell office:value-type="string" table:style-name="ce8">
            <text:p>Notes</text:p>
          </table:table-cell>
          <table:table-cell office:value-type="string" table:style-name="ce8">
            <text:p>Notes found in Tables 1 to 3</text:p>
          </table:table-cell>
          <table:table-cell table:number-columns-repeated="16382"/>
        </table:table-row>
        <table:table-row table:style-name="ro9">
          <table:table-cell office:value-type="string" table:style-name="ce8">
            <text:p>Table 1</text:p>
          </table:table-cell>
          <table:table-cell office:value-type="string" table:style-name="ce8">
            <text:p>Median benchmark scores, all respondents</text:p>
          </table:table-cell>
          <table:table-cell table:number-columns-repeated="16382"/>
        </table:table-row>
        <table:table-row table:style-name="ro6">
          <table:table-cell office:value-type="string" table:style-name="ce8">
            <text:p>Table 2</text:p>
          </table:table-cell>
          <table:table-cell office:value-type="string" table:style-name="ce8">
            <text:p>Mean scores, all respondents</text:p>
          </table:table-cell>
          <table:table-cell table:number-columns-repeated="16382"/>
        </table:table-row>
        <table:table-row table:style-name="ro6">
          <table:table-cell office:value-type="string" table:style-name="ce8">
            <text:p>Table 3</text:p>
          </table:table-cell>
          <table:table-cell office:value-type="string" table:style-name="ce8">
            <text:p>Mean scores by organisation</text:p>
          </table:table-cell>
          <table:table-cell table:number-columns-repeated="16382"/>
        </table:table-row>
        <table:table-row table:style-name="ro6">
          <table:table-cell office:value-type="string" table:style-name="ce8">
            <text:p>Annex 1</text:p>
          </table:table-cell>
          <table:table-cell office:value-type="string" table:style-name="ce8">
            <text:p>Question codes and labels</text:p>
          </table:table-cell>
          <table:table-cell table:number-columns-repeated="16382"/>
        </table:table-row>
        <table:table-row table:number-rows-repeated="1048568" table:style-name="ro7">
          <table:table-cell table:number-columns-repeated="16384"/>
        </table:table-row>
      </table:table>
      <table:table table:name="Notes" table:style-name="ta1">
        <table:table-column table:style-name="co3" table:default-cell-style-name="ce1"/>
        <table:table-column table:style-name="co5" table:default-cell-style-name="ce1"/>
        <table:table-column table:style-name="co2" table:number-columns-repeated="16382" table:default-cell-style-name="ce1"/>
        <table:table-row table:style-name="ro1">
          <table:table-cell office:value-type="string" table:style-name="ce6">
            <text:p>Notes</text:p>
          </table:table-cell>
          <table:table-cell table:number-columns-repeated="16383" table:style-name="ce1"/>
        </table:table-row>
        <table:table-row table:style-name="ro6">
          <table:table-cell office:value-type="string" table:style-name="ce1">
            <text:p>This worksheet contains 1 table.</text:p>
          </table:table-cell>
          <table:table-cell table:number-columns-repeated="16383" table:style-name="ce1"/>
        </table:table-row>
        <table:table-row table:style-name="ro8">
          <table:table-cell office:value-type="string" table:style-name="ce7">
            <text:p>Note number</text:p>
          </table:table-cell>
          <table:table-cell office:value-type="string" table:style-name="ce7">
            <text:p>Note text</text:p>
          </table:table-cell>
          <table:table-cell table:number-columns-repeated="16382"/>
        </table:table-row>
        <table:table-row table:style-name="ro9">
          <table:table-cell office:value-type="string" table:style-name="ce8">
            <text:p>[note 1]</text:p>
          </table:table-cell>
          <table:table-cell office:value-type="string" table:style-name="ce8">
            <text:p>Question E02 was only asked to those who had responded 'yes' to question E01.</text:p>
          </table:table-cell>
          <table:table-cell table:number-columns-repeated="16382"/>
        </table:table-row>
        <table:table-row table:style-name="ro9">
          <table:table-cell office:value-type="string" table:style-name="ce8">
            <text:p>[note 2]</text:p>
          </table:table-cell>
          <table:table-cell office:value-type="string" table:style-name="ce8">
            <text:p>Questions E03A, E04, E05 and E06A to E06D were only asked to those who had responded 'yes' to question E03.</text:p>
          </table:table-cell>
          <table:table-cell table:number-columns-repeated="16382"/>
        </table:table-row>
        <table:table-row table:style-name="ro10">
          <table:table-cell office:value-type="string" table:style-name="ce8">
            <text:p>[note 3]</text:p>
          </table:table-cell>
          <table:table-cell office:value-type="string" table:style-name="ce8">
            <text:p>Please note that the trends for E02, E03A and E04 since 2009 have been re-calculated so that the scores for these questions are the number of responses to that category as a percentage of those who selected at least one of the multiple choice options. As respondents were able to select more than one category the scores may sum to more than 100% and the proportions for individual categories cannot be combined.</text:p>
            <text:p/>
            <text:p>The total number of response options for these questions has changed over time, so care should be taken when calculating differences between years. For E02 there were 8 options in 2009, 15 from 2010 to 2017, and 20 from 2019 to 2021. For E03A there were 16 in 2019 and 17 in 2020 and 2021. For E04 there were 8 from 2009 to 2018 and 12 from 2019 to 2021.</text:p>
          </table:table-cell>
          <table:table-cell table:number-columns-repeated="16382"/>
        </table:table-row>
        <table:table-row table:style-name="ro11">
          <table:table-cell office:value-type="string" table:style-name="ce8">
            <text:p>[note 4]</text:p>
          </table:table-cell>
          <table:table-cell office:value-type="string" table:style-name="ce8">
            <text:p>Aggregate figures are provided for certain groups, where the constituent organisations each of whom participate in the People Survey separately. For the Ministry of Justice group (MOJ_GROUP) the organisations are ALOB, CICA, HMCTS, HMPPHQ, HMPS, LAA, MOJHQ, PS and OPG. For the UK Statistics Authority group (UKSA_GROUP), the organisations are UKSA and ONS.</text:p>
          </table:table-cell>
          <table:table-cell table:number-columns-repeated="16382"/>
        </table:table-row>
        <table:table-row table:style-name="ro12">
          <table:table-cell office:value-type="string" table:style-name="ce8">
            <text:p>[note 5]</text:p>
          </table:table-cell>
          <table:table-cell office:value-type="string" table:style-name="ce8">
            <text:p>The Department for Education (DFE) and its agencies (the Education and Skills Funding Agency, the Standards and Testing Agency, and the Teaching Regulation Agency) conduct a single survey across all four organisations.</text:p>
          </table:table-cell>
          <table:table-cell table:number-columns-repeated="16382"/>
        </table:table-row>
        <table:table-row table:style-name="ro12">
          <table:table-cell office:value-type="string" table:style-name="ce8">
            <text:p>[note 6]</text:p>
          </table:table-cell>
          <table:table-cell office:value-type="string" table:style-name="ce8">
            <text:p>In 2021 the Home Office (HO) surveyed as a single organisation instead of five (Policy and Enablers, Border Force, Immigration Enforcement, UK Visas and Immigration, and HM Passport Office).</text:p>
          </table:table-cell>
          <table:table-cell table:number-columns-repeated="16382"/>
        </table:table-row>
        <table:table-row table:style-name="ro4">
          <table:table-cell office:value-type="string" table:style-name="ce8">
            <text:p>[note 7]</text:p>
          </table:table-cell>
          <table:table-cell office:value-type="string" table:style-name="ce8">
            <text:p>The Ministry of Housing, Communities and Local Government (MHCLG) took part in the Civil Service People Survey 2021. The organisation was reformed as the Department for Levelling Up, Housing and Communities (DLUHC) in September 2021, meaning that not everyone who is currently in DLUHC had a chance to complete the survey as MHCLG.</text:p>
          </table:table-cell>
          <table:table-cell table:number-columns-repeated="16382"/>
        </table:table-row>
        <table:table-row table:style-name="ro3">
          <table:table-cell office:value-type="string" table:style-name="ce8">
            <text:p>[note 8]</text:p>
          </table:table-cell>
          <table:table-cell office:value-type="string" table:style-name="ce8">
            <text:p>The Scotland Office and the Office of the Advocate General, the Wales Office and the Northern Ireland Office conduct a single survey covering all three organisations (SWNIO).</text:p>
          </table:table-cell>
          <table:table-cell table:number-columns-repeated="16382"/>
        </table:table-row>
        <table:table-row table:style-name="ro3">
          <table:table-cell office:value-type="string" table:style-name="ce8">
            <text:p>[note 9]</text:p>
          </table:table-cell>
          <table:table-cell office:value-type="string" table:style-name="ce8">
            <text:p>An organisation's response rate may exceed 100% when the reported headcount was smaller than the total number selecting that organisation when completing the survey.</text:p>
          </table:table-cell>
          <table:table-cell table:number-columns-repeated="16382"/>
        </table:table-row>
        <table:table-row table:number-rows-repeated="1048564" table:style-name="ro7">
          <table:table-cell table:number-columns-repeated="16384"/>
        </table:table-row>
      </table:table>
      <table:table table:name="Table_1" table:style-name="ta1">
        <table:table-column table:style-name="co3" table:default-cell-style-name="ce1"/>
        <table:table-column table:style-name="co4" table:default-cell-style-name="ce1"/>
        <table:table-column table:style-name="co3" table:number-columns-repeated="15" table:default-cell-style-name="ce1"/>
        <table:table-column table:style-name="co2" table:number-columns-repeated="16367" table:default-cell-style-name="ce1"/>
        <table:table-row table:style-name="ro1">
          <table:table-cell office:value-type="string" table:style-name="ce6">
            <text:p>Table 1: Median benchmark scores, all respondents</text:p>
          </table:table-cell>
          <table:table-cell table:number-columns-repeated="16383" table:style-name="ce1"/>
        </table:table-row>
        <table:table-row table:style-name="ro6">
          <table:table-cell office:value-type="string" table:style-name="ce1">
            <text:p>This worksheet contains 1 table.</text:p>
          </table:table-cell>
          <table:table-cell table:number-columns-repeated="16383" table:style-name="ce1"/>
        </table:table-row>
        <table:table-row table:style-name="ro6">
          <table:table-cell office:value-type="string" table:style-name="ce1">
            <text:p>This table contains notes, which can be found in the Notes worksheet.</text:p>
          </table:table-cell>
          <table:table-cell table:number-columns-repeated="16383" table:style-name="ce1"/>
        </table:table-row>
        <table:table-row table:style-name="ro6">
          <table:table-cell office:value-type="string" table:style-name="ce1">
            <text:p>Source: Civil Service People Survey 2009 to 2021.</text:p>
          </table:table-cell>
          <table:table-cell table:number-columns-repeated="16383" table:style-name="ce1"/>
        </table:table-row>
        <table:table-row table:style-name="ro8">
          <table:table-cell office:value-type="string" table:style-name="ce9">
            <text:p>Measure</text:p>
          </table:table-cell>
          <table:table-cell office:value-type="string" table:style-name="ce9">
            <text:p>Label</text:p>
          </table:table-cell>
          <table:table-cell office:value-type="string" table:style-name="ce9">
            <text:p>Section</text:p>
          </table:table-cell>
          <table:table-cell office:value-type="string" table:style-name="ce9">
            <text:p>Notes</text:p>
          </table:table-cell>
          <table:table-cell office:value-type="string" table:style-name="ce10">
            <text:p>2009</text:p>
          </table:table-cell>
          <table:table-cell office:value-type="string" table:style-name="ce10">
            <text:p>2010</text:p>
          </table:table-cell>
          <table:table-cell office:value-type="string" table:style-name="ce10">
            <text:p>2011</text:p>
          </table:table-cell>
          <table:table-cell office:value-type="string" table:style-name="ce10">
            <text:p>2012</text:p>
          </table:table-cell>
          <table:table-cell office:value-type="string" table:style-name="ce10">
            <text:p>2013</text:p>
          </table:table-cell>
          <table:table-cell office:value-type="string" table:style-name="ce10">
            <text:p>2014</text:p>
          </table:table-cell>
          <table:table-cell office:value-type="string" table:style-name="ce10">
            <text:p>2015</text:p>
          </table:table-cell>
          <table:table-cell office:value-type="string" table:style-name="ce10">
            <text:p>2016</text:p>
          </table:table-cell>
          <table:table-cell office:value-type="string" table:style-name="ce10">
            <text:p>2017</text:p>
          </table:table-cell>
          <table:table-cell office:value-type="string" table:style-name="ce10">
            <text:p>2018</text:p>
          </table:table-cell>
          <table:table-cell office:value-type="string" table:style-name="ce10">
            <text:p>2019</text:p>
          </table:table-cell>
          <table:table-cell office:value-type="string" table:style-name="ce10">
            <text:p>2020</text:p>
          </table:table-cell>
          <table:table-cell office:value-type="string" table:style-name="ce10">
            <text:p>2021</text:p>
          </table:table-cell>
          <table:table-cell table:number-columns-repeated="16367"/>
        </table:table-row>
        <table:table-row table:style-name="ro9">
          <table:table-cell office:value-type="string" table:style-name="ce4">
            <text:p>EES</text:p>
          </table:table-cell>
          <table:table-cell office:value-type="string" table:style-name="ce4">
            <text:p>Employee engagement index (B47-B51)</text:p>
          </table:table-cell>
          <table:table-cell office:value-type="string" table:style-name="ce4">
            <text:p>Engagement</text:p>
          </table:table-cell>
          <table:table-cell table:style-name="ce4"/>
          <table:table-cell office:value-type="string" table:style-name="ce11">
            <text:p>58.347</text:p>
          </table:table-cell>
          <table:table-cell office:value-type="string" table:style-name="ce11">
            <text:p>56.465</text:p>
          </table:table-cell>
          <table:table-cell office:value-type="string" table:style-name="ce11">
            <text:p>55.739</text:p>
          </table:table-cell>
          <table:table-cell office:value-type="string" table:style-name="ce11">
            <text:p>57.753</text:p>
          </table:table-cell>
          <table:table-cell office:value-type="string" table:style-name="ce11">
            <text:p>57.94</text:p>
          </table:table-cell>
          <table:table-cell office:value-type="string" table:style-name="ce11">
            <text:p>58.727</text:p>
          </table:table-cell>
          <table:table-cell office:value-type="string" table:style-name="ce11">
            <text:p>58.482</text:p>
          </table:table-cell>
          <table:table-cell office:value-type="string" table:style-name="ce11">
            <text:p>59.308</text:p>
          </table:table-cell>
          <table:table-cell office:value-type="string" table:style-name="ce11">
            <text:p>61.249</text:p>
          </table:table-cell>
          <table:table-cell office:value-type="string" table:style-name="ce11">
            <text:p>61.995</text:p>
          </table:table-cell>
          <table:table-cell office:value-type="string" table:style-name="ce11">
            <text:p>63.288</text:p>
          </table:table-cell>
          <table:table-cell office:value-type="string" table:style-name="ce11">
            <text:p>65.996</text:p>
          </table:table-cell>
          <table:table-cell office:value-type="string" table:style-name="ce11">
            <text:p>65.717</text:p>
          </table:table-cell>
          <table:table-cell table:number-columns-repeated="16367"/>
        </table:table-row>
        <table:table-row table:style-name="ro9">
          <table:table-cell office:value-type="string" table:style-name="ce4">
            <text:p>mw_ts</text:p>
          </table:table-cell>
          <table:table-cell office:value-type="string" table:style-name="ce4">
            <text:p>My work theme score (% positive, B01-B05)</text:p>
          </table:table-cell>
          <table:table-cell office:value-type="string" table:style-name="ce4">
            <text:p>Theme scores</text:p>
          </table:table-cell>
          <table:table-cell table:style-name="ce4"/>
          <table:table-cell office:value-type="string" table:style-name="ce11">
            <text:p>74.407</text:p>
          </table:table-cell>
          <table:table-cell office:value-type="string" table:style-name="ce11">
            <text:p>71.243</text:p>
          </table:table-cell>
          <table:table-cell office:value-type="string" table:style-name="ce11">
            <text:p>71.177</text:p>
          </table:table-cell>
          <table:table-cell office:value-type="string" table:style-name="ce11">
            <text:p>73.052</text:p>
          </table:table-cell>
          <table:table-cell office:value-type="string" table:style-name="ce11">
            <text:p>73.639</text:p>
          </table:table-cell>
          <table:table-cell office:value-type="string" table:style-name="ce11">
            <text:p>75.298</text:p>
          </table:table-cell>
          <table:table-cell office:value-type="string" table:style-name="ce11">
            <text:p>74.485</text:p>
          </table:table-cell>
          <table:table-cell office:value-type="string" table:style-name="ce11">
            <text:p>74.917</text:p>
          </table:table-cell>
          <table:table-cell office:value-type="string" table:style-name="ce11">
            <text:p>76.059</text:p>
          </table:table-cell>
          <table:table-cell office:value-type="string" table:style-name="ce11">
            <text:p>76.481</text:p>
          </table:table-cell>
          <table:table-cell office:value-type="string" table:style-name="ce11">
            <text:p>77.214</text:p>
          </table:table-cell>
          <table:table-cell office:value-type="string" table:style-name="ce11">
            <text:p>80.144</text:p>
          </table:table-cell>
          <table:table-cell office:value-type="string" table:style-name="ce11">
            <text:p>79.439</text:p>
          </table:table-cell>
          <table:table-cell table:number-columns-repeated="16367"/>
        </table:table-row>
        <table:table-row table:style-name="ro3">
          <table:table-cell office:value-type="string" table:style-name="ce4">
            <text:p>op_ts</text:p>
          </table:table-cell>
          <table:table-cell office:value-type="string" table:style-name="ce4">
            <text:p>Organisational objectives and purpose theme score (% positive, B06-B07)</text:p>
          </table:table-cell>
          <table:table-cell office:value-type="string" table:style-name="ce4">
            <text:p>Theme scores</text:p>
          </table:table-cell>
          <table:table-cell table:style-name="ce4"/>
          <table:table-cell office:value-type="string" table:style-name="ce11">
            <text:p>80.084</text:p>
          </table:table-cell>
          <table:table-cell office:value-type="string" table:style-name="ce11">
            <text:p>79.717</text:p>
          </table:table-cell>
          <table:table-cell office:value-type="string" table:style-name="ce11">
            <text:p>79.641</text:p>
          </table:table-cell>
          <table:table-cell office:value-type="string" table:style-name="ce11">
            <text:p>80.575</text:p>
          </table:table-cell>
          <table:table-cell office:value-type="string" table:style-name="ce11">
            <text:p>81.214</text:p>
          </table:table-cell>
          <table:table-cell office:value-type="string" table:style-name="ce11">
            <text:p>81.748</text:p>
          </table:table-cell>
          <table:table-cell office:value-type="string" table:style-name="ce11">
            <text:p>81.071</text:p>
          </table:table-cell>
          <table:table-cell office:value-type="string" table:style-name="ce11">
            <text:p>81.34</text:p>
          </table:table-cell>
          <table:table-cell office:value-type="string" table:style-name="ce11">
            <text:p>81.799</text:p>
          </table:table-cell>
          <table:table-cell office:value-type="string" table:style-name="ce11">
            <text:p>82.549</text:p>
          </table:table-cell>
          <table:table-cell office:value-type="string" table:style-name="ce11">
            <text:p>82.977</text:p>
          </table:table-cell>
          <table:table-cell office:value-type="string" table:style-name="ce11">
            <text:p>85.349</text:p>
          </table:table-cell>
          <table:table-cell office:value-type="string" table:style-name="ce11">
            <text:p>84.682</text:p>
          </table:table-cell>
          <table:table-cell table:number-columns-repeated="16367"/>
        </table:table-row>
        <table:table-row table:style-name="ro9">
          <table:table-cell office:value-type="string" table:style-name="ce4">
            <text:p>lm_ts</text:p>
          </table:table-cell>
          <table:table-cell office:value-type="string" table:style-name="ce4">
            <text:p>My manager theme score (% positive, B08-B17)</text:p>
          </table:table-cell>
          <table:table-cell office:value-type="string" table:style-name="ce4">
            <text:p>Theme scores</text:p>
          </table:table-cell>
          <table:table-cell table:style-name="ce4"/>
          <table:table-cell office:value-type="string" table:style-name="ce11">
            <text:p>63.179</text:p>
          </table:table-cell>
          <table:table-cell office:value-type="string" table:style-name="ce11">
            <text:p>64.368</text:p>
          </table:table-cell>
          <table:table-cell office:value-type="string" table:style-name="ce11">
            <text:p>64.282</text:p>
          </table:table-cell>
          <table:table-cell office:value-type="string" table:style-name="ce11">
            <text:p>65.924</text:p>
          </table:table-cell>
          <table:table-cell office:value-type="string" table:style-name="ce11">
            <text:p>66.943</text:p>
          </table:table-cell>
          <table:table-cell office:value-type="string" table:style-name="ce11">
            <text:p>67.475</text:p>
          </table:table-cell>
          <table:table-cell office:value-type="string" table:style-name="ce11">
            <text:p>67.671</text:p>
          </table:table-cell>
          <table:table-cell office:value-type="string" table:style-name="ce11">
            <text:p>68.069</text:p>
          </table:table-cell>
          <table:table-cell office:value-type="string" table:style-name="ce11">
            <text:p>69.773</text:p>
          </table:table-cell>
          <table:table-cell office:value-type="string" table:style-name="ce11">
            <text:p>70.375</text:p>
          </table:table-cell>
          <table:table-cell office:value-type="string" table:style-name="ce11">
            <text:p>70.695</text:p>
          </table:table-cell>
          <table:table-cell office:value-type="string" table:style-name="ce11">
            <text:p>74.32</text:p>
          </table:table-cell>
          <table:table-cell office:value-type="string" table:style-name="ce11">
            <text:p>74.596</text:p>
          </table:table-cell>
          <table:table-cell table:number-columns-repeated="16367"/>
        </table:table-row>
        <table:table-row table:style-name="ro9">
          <table:table-cell office:value-type="string" table:style-name="ce4">
            <text:p>mt_ts</text:p>
          </table:table-cell>
          <table:table-cell office:value-type="string" table:style-name="ce4">
            <text:p>My team theme score (% positive, B18-B20)</text:p>
          </table:table-cell>
          <table:table-cell office:value-type="string" table:style-name="ce4">
            <text:p>Theme scores</text:p>
          </table:table-cell>
          <table:table-cell table:style-name="ce4"/>
          <table:table-cell office:value-type="string" table:style-name="ce11">
            <text:p>76.107</text:p>
          </table:table-cell>
          <table:table-cell office:value-type="string" table:style-name="ce11">
            <text:p>77.255</text:p>
          </table:table-cell>
          <table:table-cell office:value-type="string" table:style-name="ce11">
            <text:p>76.982</text:p>
          </table:table-cell>
          <table:table-cell office:value-type="string" table:style-name="ce11">
            <text:p>77.872</text:p>
          </table:table-cell>
          <table:table-cell office:value-type="string" table:style-name="ce11">
            <text:p>79.063</text:p>
          </table:table-cell>
          <table:table-cell office:value-type="string" table:style-name="ce11">
            <text:p>79.138</text:p>
          </table:table-cell>
          <table:table-cell office:value-type="string" table:style-name="ce11">
            <text:p>79.614</text:p>
          </table:table-cell>
          <table:table-cell office:value-type="string" table:style-name="ce11">
            <text:p>79.778</text:p>
          </table:table-cell>
          <table:table-cell office:value-type="string" table:style-name="ce11">
            <text:p>80.601</text:p>
          </table:table-cell>
          <table:table-cell office:value-type="string" table:style-name="ce11">
            <text:p>81.013</text:p>
          </table:table-cell>
          <table:table-cell office:value-type="string" table:style-name="ce11">
            <text:p>81.778</text:p>
          </table:table-cell>
          <table:table-cell office:value-type="string" table:style-name="ce11">
            <text:p>83.676</text:p>
          </table:table-cell>
          <table:table-cell office:value-type="string" table:style-name="ce11">
            <text:p>84.314</text:p>
          </table:table-cell>
          <table:table-cell table:number-columns-repeated="16367"/>
        </table:table-row>
        <table:table-row table:style-name="ro3">
          <table:table-cell office:value-type="string" table:style-name="ce4">
            <text:p>ld_ts</text:p>
          </table:table-cell>
          <table:table-cell office:value-type="string" table:style-name="ce4">
            <text:p>Learning and development theme score (% positive, B21-B24)</text:p>
          </table:table-cell>
          <table:table-cell office:value-type="string" table:style-name="ce4">
            <text:p>Theme scores</text:p>
          </table:table-cell>
          <table:table-cell table:style-name="ce4"/>
          <table:table-cell office:value-type="string" table:style-name="ce11">
            <text:p>50.234</text:p>
          </table:table-cell>
          <table:table-cell office:value-type="string" table:style-name="ce11">
            <text:p>43.435</text:p>
          </table:table-cell>
          <table:table-cell office:value-type="string" table:style-name="ce11">
            <text:p>42.567</text:p>
          </table:table-cell>
          <table:table-cell office:value-type="string" table:style-name="ce11">
            <text:p>44.035</text:p>
          </table:table-cell>
          <table:table-cell office:value-type="string" table:style-name="ce11">
            <text:p>47.283</text:p>
          </table:table-cell>
          <table:table-cell office:value-type="string" table:style-name="ce11">
            <text:p>49.227</text:p>
          </table:table-cell>
          <table:table-cell office:value-type="string" table:style-name="ce11">
            <text:p>49.452</text:p>
          </table:table-cell>
          <table:table-cell office:value-type="string" table:style-name="ce11">
            <text:p>50.381</text:p>
          </table:table-cell>
          <table:table-cell office:value-type="string" table:style-name="ce11">
            <text:p>52.84</text:p>
          </table:table-cell>
          <table:table-cell office:value-type="string" table:style-name="ce11">
            <text:p>53.631</text:p>
          </table:table-cell>
          <table:table-cell office:value-type="string" table:style-name="ce11">
            <text:p>54.815</text:p>
          </table:table-cell>
          <table:table-cell office:value-type="string" table:style-name="ce11">
            <text:p>55.548</text:p>
          </table:table-cell>
          <table:table-cell office:value-type="string" table:style-name="ce11">
            <text:p>56.292</text:p>
          </table:table-cell>
          <table:table-cell table:number-columns-repeated="16367"/>
        </table:table-row>
        <table:table-row table:style-name="ro3">
          <table:table-cell office:value-type="string" table:style-name="ce4">
            <text:p>if_ts</text:p>
          </table:table-cell>
          <table:table-cell office:value-type="string" table:style-name="ce4">
            <text:p>Inclusion and fair treatment theme score (% positive, B25-B28)</text:p>
          </table:table-cell>
          <table:table-cell office:value-type="string" table:style-name="ce4">
            <text:p>Theme scores</text:p>
          </table:table-cell>
          <table:table-cell table:style-name="ce4"/>
          <table:table-cell office:value-type="string" table:style-name="ce11">
            <text:p>74.211</text:p>
          </table:table-cell>
          <table:table-cell office:value-type="string" table:style-name="ce11">
            <text:p>73.223</text:p>
          </table:table-cell>
          <table:table-cell office:value-type="string" table:style-name="ce11">
            <text:p>73.139</text:p>
          </table:table-cell>
          <table:table-cell office:value-type="string" table:style-name="ce11">
            <text:p>74.703</text:p>
          </table:table-cell>
          <table:table-cell office:value-type="string" table:style-name="ce11">
            <text:p>74.263</text:p>
          </table:table-cell>
          <table:table-cell office:value-type="string" table:style-name="ce11">
            <text:p>75.446</text:p>
          </table:table-cell>
          <table:table-cell office:value-type="string" table:style-name="ce11">
            <text:p>74.432</text:p>
          </table:table-cell>
          <table:table-cell office:value-type="string" table:style-name="ce11">
            <text:p>75.715</text:p>
          </table:table-cell>
          <table:table-cell office:value-type="string" table:style-name="ce11">
            <text:p>76.549</text:p>
          </table:table-cell>
          <table:table-cell office:value-type="string" table:style-name="ce11">
            <text:p>77.843</text:p>
          </table:table-cell>
          <table:table-cell office:value-type="string" table:style-name="ce11">
            <text:p>78.688</text:p>
          </table:table-cell>
          <table:table-cell office:value-type="string" table:style-name="ce11">
            <text:p>81.792</text:p>
          </table:table-cell>
          <table:table-cell office:value-type="string" table:style-name="ce11">
            <text:p>82.419</text:p>
          </table:table-cell>
          <table:table-cell table:number-columns-repeated="16367"/>
        </table:table-row>
        <table:table-row table:style-name="ro3">
          <table:table-cell office:value-type="string" table:style-name="ce4">
            <text:p>rw_ts</text:p>
          </table:table-cell>
          <table:table-cell office:value-type="string" table:style-name="ce4">
            <text:p>Resources and workload theme score (% positive, B29-B34)</text:p>
          </table:table-cell>
          <table:table-cell office:value-type="string" table:style-name="ce4">
            <text:p>Theme scores</text:p>
          </table:table-cell>
          <table:table-cell table:style-name="ce4"/>
          <table:table-cell office:value-type="string" table:style-name="ce11">
            <text:p>70.252</text:p>
          </table:table-cell>
          <table:table-cell office:value-type="string" table:style-name="ce11">
            <text:p>71.644</text:p>
          </table:table-cell>
          <table:table-cell office:value-type="string" table:style-name="ce11">
            <text:p>71.08</text:p>
          </table:table-cell>
          <table:table-cell office:value-type="string" table:style-name="ce11">
            <text:p>71.817</text:p>
          </table:table-cell>
          <table:table-cell office:value-type="string" table:style-name="ce11">
            <text:p>72.086</text:p>
          </table:table-cell>
          <table:table-cell office:value-type="string" table:style-name="ce11">
            <text:p>72.403</text:p>
          </table:table-cell>
          <table:table-cell office:value-type="string" table:style-name="ce11">
            <text:p>71.306</text:p>
          </table:table-cell>
          <table:table-cell office:value-type="string" table:style-name="ce11">
            <text:p>71.398</text:p>
          </table:table-cell>
          <table:table-cell office:value-type="string" table:style-name="ce11">
            <text:p>72.288</text:p>
          </table:table-cell>
          <table:table-cell office:value-type="string" table:style-name="ce11">
            <text:p>72.874</text:p>
          </table:table-cell>
          <table:table-cell office:value-type="string" table:style-name="ce11">
            <text:p>73.862</text:p>
          </table:table-cell>
          <table:table-cell office:value-type="string" table:style-name="ce11">
            <text:p>74.994</text:p>
          </table:table-cell>
          <table:table-cell office:value-type="string" table:style-name="ce11">
            <text:p>75.076</text:p>
          </table:table-cell>
          <table:table-cell table:number-columns-repeated="16367"/>
        </table:table-row>
        <table:table-row table:style-name="ro9">
          <table:table-cell office:value-type="string" table:style-name="ce4">
            <text:p>pb_ts</text:p>
          </table:table-cell>
          <table:table-cell office:value-type="string" table:style-name="ce4">
            <text:p>Pay and benefits theme score (% positive, B35-B37)</text:p>
          </table:table-cell>
          <table:table-cell office:value-type="string" table:style-name="ce4">
            <text:p>Theme scores</text:p>
          </table:table-cell>
          <table:table-cell table:style-name="ce4"/>
          <table:table-cell office:value-type="string" table:style-name="ce11">
            <text:p>37.106</text:p>
          </table:table-cell>
          <table:table-cell office:value-type="string" table:style-name="ce11">
            <text:p>37.029</text:p>
          </table:table-cell>
          <table:table-cell office:value-type="string" table:style-name="ce11">
            <text:p>31.317</text:p>
          </table:table-cell>
          <table:table-cell office:value-type="string" table:style-name="ce11">
            <text:p>29.94</text:p>
          </table:table-cell>
          <table:table-cell office:value-type="string" table:style-name="ce11">
            <text:p>29.337</text:p>
          </table:table-cell>
          <table:table-cell office:value-type="string" table:style-name="ce11">
            <text:p>27.971</text:p>
          </table:table-cell>
          <table:table-cell office:value-type="string" table:style-name="ce11">
            <text:p>29.529</text:p>
          </table:table-cell>
          <table:table-cell office:value-type="string" table:style-name="ce11">
            <text:p>30.973</text:p>
          </table:table-cell>
          <table:table-cell office:value-type="string" table:style-name="ce11">
            <text:p>30.105</text:p>
          </table:table-cell>
          <table:table-cell office:value-type="string" table:style-name="ce11">
            <text:p>31.322</text:p>
          </table:table-cell>
          <table:table-cell office:value-type="string" table:style-name="ce11">
            <text:p>34.137</text:p>
          </table:table-cell>
          <table:table-cell office:value-type="string" table:style-name="ce11">
            <text:p>40.076</text:p>
          </table:table-cell>
          <table:table-cell office:value-type="string" table:style-name="ce11">
            <text:p>38.52</text:p>
          </table:table-cell>
          <table:table-cell table:number-columns-repeated="16367"/>
        </table:table-row>
        <table:table-row table:style-name="ro3">
          <table:table-cell office:value-type="string" table:style-name="ce4">
            <text:p>lc_ts</text:p>
          </table:table-cell>
          <table:table-cell office:value-type="string" table:style-name="ce4">
            <text:p>Leadership and managing change theme score (% positive, B38-B46)</text:p>
          </table:table-cell>
          <table:table-cell office:value-type="string" table:style-name="ce4">
            <text:p>Theme scores</text:p>
          </table:table-cell>
          <table:table-cell table:style-name="ce4"/>
          <table:table-cell office:value-type="string" table:style-name="ce11">
            <text:p>37.238</text:p>
          </table:table-cell>
          <table:table-cell office:value-type="string" table:style-name="ce11">
            <text:p>36.535</text:p>
          </table:table-cell>
          <table:table-cell office:value-type="string" table:style-name="ce11">
            <text:p>37.298</text:p>
          </table:table-cell>
          <table:table-cell office:value-type="string" table:style-name="ce11">
            <text:p>40.61</text:p>
          </table:table-cell>
          <table:table-cell office:value-type="string" table:style-name="ce11">
            <text:p>41.128</text:p>
          </table:table-cell>
          <table:table-cell office:value-type="string" table:style-name="ce11">
            <text:p>43.216</text:p>
          </table:table-cell>
          <table:table-cell office:value-type="string" table:style-name="ce11">
            <text:p>42.333</text:p>
          </table:table-cell>
          <table:table-cell office:value-type="string" table:style-name="ce11">
            <text:p>42.565</text:p>
          </table:table-cell>
          <table:table-cell office:value-type="string" table:style-name="ce11">
            <text:p>46.562</text:p>
          </table:table-cell>
          <table:table-cell office:value-type="string" table:style-name="ce11">
            <text:p>46.576</text:p>
          </table:table-cell>
          <table:table-cell office:value-type="string" table:style-name="ce11">
            <text:p>48.981</text:p>
          </table:table-cell>
          <table:table-cell office:value-type="string" table:style-name="ce11">
            <text:p>58.456</text:p>
          </table:table-cell>
          <table:table-cell office:value-type="string" table:style-name="ce11">
            <text:p>58.32</text:p>
          </table:table-cell>
          <table:table-cell table:number-columns-repeated="16367"/>
        </table:table-row>
        <table:table-row table:style-name="ro9">
          <table:table-cell office:value-type="string" table:style-name="ce4">
            <text:p>B01</text:p>
          </table:table-cell>
          <table:table-cell office:value-type="string" table:style-name="ce4">
            <text:p>B01. I am interested in my work (% strongly agree or agree)</text:p>
          </table:table-cell>
          <table:table-cell office:value-type="string" table:style-name="ce4">
            <text:p>My work</text:p>
          </table:table-cell>
          <table:table-cell table:style-name="ce4"/>
          <table:table-cell office:value-type="string" table:style-name="ce11">
            <text:p>89.844</text:p>
          </table:table-cell>
          <table:table-cell office:value-type="string" table:style-name="ce11">
            <text:p>88.506</text:p>
          </table:table-cell>
          <table:table-cell office:value-type="string" table:style-name="ce11">
            <text:p>88.608</text:p>
          </table:table-cell>
          <table:table-cell office:value-type="string" table:style-name="ce11">
            <text:p>89.456</text:p>
          </table:table-cell>
          <table:table-cell office:value-type="string" table:style-name="ce11">
            <text:p>89.095</text:p>
          </table:table-cell>
          <table:table-cell office:value-type="string" table:style-name="ce11">
            <text:p>89.437</text:p>
          </table:table-cell>
          <table:table-cell office:value-type="string" table:style-name="ce11">
            <text:p>89.178</text:p>
          </table:table-cell>
          <table:table-cell office:value-type="string" table:style-name="ce11">
            <text:p>89.842</text:p>
          </table:table-cell>
          <table:table-cell office:value-type="string" table:style-name="ce11">
            <text:p>89.95</text:p>
          </table:table-cell>
          <table:table-cell office:value-type="string" table:style-name="ce11">
            <text:p>89.577</text:p>
          </table:table-cell>
          <table:table-cell office:value-type="string" table:style-name="ce11">
            <text:p>90.235</text:p>
          </table:table-cell>
          <table:table-cell office:value-type="string" table:style-name="ce11">
            <text:p>92.031</text:p>
          </table:table-cell>
          <table:table-cell office:value-type="string" table:style-name="ce11">
            <text:p>90.94</text:p>
          </table:table-cell>
          <table:table-cell table:number-columns-repeated="16367"/>
        </table:table-row>
        <table:table-row table:style-name="ro3">
          <table:table-cell office:value-type="string" table:style-name="ce4">
            <text:p>B02</text:p>
          </table:table-cell>
          <table:table-cell office:value-type="string" table:style-name="ce4">
            <text:p>B02. I am sufficiently challenged by my work (% strongly agree or agree)</text:p>
          </table:table-cell>
          <table:table-cell office:value-type="string" table:style-name="ce4">
            <text:p>My work</text:p>
          </table:table-cell>
          <table:table-cell table:style-name="ce4"/>
          <table:table-cell office:value-type="string" table:style-name="ce11">
            <text:p>76.201</text:p>
          </table:table-cell>
          <table:table-cell office:value-type="string" table:style-name="ce11">
            <text:p>73.446</text:p>
          </table:table-cell>
          <table:table-cell office:value-type="string" table:style-name="ce11">
            <text:p>74.639</text:p>
          </table:table-cell>
          <table:table-cell office:value-type="string" table:style-name="ce11">
            <text:p>76.278</text:p>
          </table:table-cell>
          <table:table-cell office:value-type="string" table:style-name="ce11">
            <text:p>77.81</text:p>
          </table:table-cell>
          <table:table-cell office:value-type="string" table:style-name="ce11">
            <text:p>79.134</text:p>
          </table:table-cell>
          <table:table-cell office:value-type="string" table:style-name="ce11">
            <text:p>78.929</text:p>
          </table:table-cell>
          <table:table-cell office:value-type="string" table:style-name="ce11">
            <text:p>80.169</text:p>
          </table:table-cell>
          <table:table-cell office:value-type="string" table:style-name="ce11">
            <text:p>80.691</text:p>
          </table:table-cell>
          <table:table-cell office:value-type="string" table:style-name="ce11">
            <text:p>80.743</text:p>
          </table:table-cell>
          <table:table-cell office:value-type="string" table:style-name="ce11">
            <text:p>80.213</text:p>
          </table:table-cell>
          <table:table-cell office:value-type="string" table:style-name="ce11">
            <text:p>84.415</text:p>
          </table:table-cell>
          <table:table-cell office:value-type="string" table:style-name="ce11">
            <text:p>83.784</text:p>
          </table:table-cell>
          <table:table-cell table:number-columns-repeated="16367"/>
        </table:table-row>
        <table:table-row table:style-name="ro12">
          <table:table-cell office:value-type="string" table:style-name="ce4">
            <text:p>B03</text:p>
          </table:table-cell>
          <table:table-cell office:value-type="string" table:style-name="ce4">
            <text:p>B03. My work gives me a sense of personal accomplishment (% strongly agree or agree)</text:p>
          </table:table-cell>
          <table:table-cell office:value-type="string" table:style-name="ce4">
            <text:p>My work</text:p>
          </table:table-cell>
          <table:table-cell table:style-name="ce4"/>
          <table:table-cell office:value-type="string" table:style-name="ce11">
            <text:p>74.03</text:p>
          </table:table-cell>
          <table:table-cell office:value-type="string" table:style-name="ce11">
            <text:p>71.839</text:p>
          </table:table-cell>
          <table:table-cell office:value-type="string" table:style-name="ce11">
            <text:p>72.426</text:p>
          </table:table-cell>
          <table:table-cell office:value-type="string" table:style-name="ce11">
            <text:p>72.679</text:p>
          </table:table-cell>
          <table:table-cell office:value-type="string" table:style-name="ce11">
            <text:p>74.78</text:p>
          </table:table-cell>
          <table:table-cell office:value-type="string" table:style-name="ce11">
            <text:p>75.533</text:p>
          </table:table-cell>
          <table:table-cell office:value-type="string" table:style-name="ce11">
            <text:p>75.493</text:p>
          </table:table-cell>
          <table:table-cell office:value-type="string" table:style-name="ce11">
            <text:p>75.126</text:p>
          </table:table-cell>
          <table:table-cell office:value-type="string" table:style-name="ce11">
            <text:p>76.589</text:p>
          </table:table-cell>
          <table:table-cell office:value-type="string" table:style-name="ce11">
            <text:p>77.4</text:p>
          </table:table-cell>
          <table:table-cell office:value-type="string" table:style-name="ce11">
            <text:p>77.594</text:p>
          </table:table-cell>
          <table:table-cell office:value-type="string" table:style-name="ce11">
            <text:p>80.272</text:p>
          </table:table-cell>
          <table:table-cell office:value-type="string" table:style-name="ce11">
            <text:p>79.201</text:p>
          </table:table-cell>
          <table:table-cell table:number-columns-repeated="16367"/>
        </table:table-row>
        <table:table-row table:style-name="ro3">
          <table:table-cell office:value-type="string" table:style-name="ce4">
            <text:p>B04</text:p>
          </table:table-cell>
          <table:table-cell office:value-type="string" table:style-name="ce4">
            <text:p>B04. I feel involved in the decisions that affect my work (% strongly agree or agree)</text:p>
          </table:table-cell>
          <table:table-cell office:value-type="string" table:style-name="ce4">
            <text:p>My work</text:p>
          </table:table-cell>
          <table:table-cell table:style-name="ce4"/>
          <table:table-cell office:value-type="string" table:style-name="ce11">
            <text:p>54.693</text:p>
          </table:table-cell>
          <table:table-cell office:value-type="string" table:style-name="ce11">
            <text:p>49.074</text:p>
          </table:table-cell>
          <table:table-cell office:value-type="string" table:style-name="ce11">
            <text:p>49.416</text:p>
          </table:table-cell>
          <table:table-cell office:value-type="string" table:style-name="ce11">
            <text:p>52.991</text:p>
          </table:table-cell>
          <table:table-cell office:value-type="string" table:style-name="ce11">
            <text:p>53.748</text:p>
          </table:table-cell>
          <table:table-cell office:value-type="string" table:style-name="ce11">
            <text:p>56.419</text:p>
          </table:table-cell>
          <table:table-cell office:value-type="string" table:style-name="ce11">
            <text:p>55.906</text:p>
          </table:table-cell>
          <table:table-cell office:value-type="string" table:style-name="ce11">
            <text:p>56.709</text:p>
          </table:table-cell>
          <table:table-cell office:value-type="string" table:style-name="ce11">
            <text:p>57.901</text:p>
          </table:table-cell>
          <table:table-cell office:value-type="string" table:style-name="ce11">
            <text:p>58.541</text:p>
          </table:table-cell>
          <table:table-cell office:value-type="string" table:style-name="ce11">
            <text:p>59.879</text:p>
          </table:table-cell>
          <table:table-cell office:value-type="string" table:style-name="ce11">
            <text:p>63.869</text:p>
          </table:table-cell>
          <table:table-cell office:value-type="string" table:style-name="ce11">
            <text:p>62.264</text:p>
          </table:table-cell>
          <table:table-cell table:number-columns-repeated="16367"/>
        </table:table-row>
        <table:table-row table:style-name="ro3">
          <table:table-cell office:value-type="string" table:style-name="ce4">
            <text:p>B05</text:p>
          </table:table-cell>
          <table:table-cell office:value-type="string" table:style-name="ce4">
            <text:p>B05. I have a choice in deciding how I do my work (% strongly agree or agree)</text:p>
          </table:table-cell>
          <table:table-cell office:value-type="string" table:style-name="ce4">
            <text:p>My work</text:p>
          </table:table-cell>
          <table:table-cell table:style-name="ce4"/>
          <table:table-cell office:value-type="string" table:style-name="ce11">
            <text:p>71.533</text:p>
          </table:table-cell>
          <table:table-cell office:value-type="string" table:style-name="ce11">
            <text:p>70.275</text:p>
          </table:table-cell>
          <table:table-cell office:value-type="string" table:style-name="ce11">
            <text:p>70.927</text:p>
          </table:table-cell>
          <table:table-cell office:value-type="string" table:style-name="ce11">
            <text:p>71.979</text:p>
          </table:table-cell>
          <table:table-cell office:value-type="string" table:style-name="ce11">
            <text:p>72.469</text:p>
          </table:table-cell>
          <table:table-cell office:value-type="string" table:style-name="ce11">
            <text:p>74.466</text:p>
          </table:table-cell>
          <table:table-cell office:value-type="string" table:style-name="ce11">
            <text:p>73.28</text:p>
          </table:table-cell>
          <table:table-cell office:value-type="string" table:style-name="ce11">
            <text:p>74.116</text:p>
          </table:table-cell>
          <table:table-cell office:value-type="string" table:style-name="ce11">
            <text:p>75.498</text:p>
          </table:table-cell>
          <table:table-cell office:value-type="string" table:style-name="ce11">
            <text:p>77.397</text:p>
          </table:table-cell>
          <table:table-cell office:value-type="string" table:style-name="ce11">
            <text:p>78.028</text:p>
          </table:table-cell>
          <table:table-cell office:value-type="string" table:style-name="ce11">
            <text:p>81.254</text:p>
          </table:table-cell>
          <table:table-cell office:value-type="string" table:style-name="ce11">
            <text:p>81.3</text:p>
          </table:table-cell>
          <table:table-cell table:number-columns-repeated="16367"/>
        </table:table-row>
        <table:table-row table:style-name="ro12">
          <table:table-cell office:value-type="string" table:style-name="ce4">
            <text:p>B06</text:p>
          </table:table-cell>
          <table:table-cell office:value-type="string" table:style-name="ce4">
            <text:p>B06. I have a clear understanding of [my organisation's] objectives (% strongly agree or agree)</text:p>
          </table:table-cell>
          <table:table-cell office:value-type="string" table:style-name="ce4">
            <text:p>Organisational objectives and purpose</text:p>
          </table:table-cell>
          <table:table-cell table:style-name="ce4"/>
          <table:table-cell office:value-type="string" table:style-name="ce11">
            <text:p>78.098</text:p>
          </table:table-cell>
          <table:table-cell office:value-type="string" table:style-name="ce11">
            <text:p>78.073</text:p>
          </table:table-cell>
          <table:table-cell office:value-type="string" table:style-name="ce11">
            <text:p>78.75</text:p>
          </table:table-cell>
          <table:table-cell office:value-type="string" table:style-name="ce11">
            <text:p>78.629</text:p>
          </table:table-cell>
          <table:table-cell office:value-type="string" table:style-name="ce11">
            <text:p>79.869</text:p>
          </table:table-cell>
          <table:table-cell office:value-type="string" table:style-name="ce11">
            <text:p>80.593</text:p>
          </table:table-cell>
          <table:table-cell office:value-type="string" table:style-name="ce11">
            <text:p>79.26</text:p>
          </table:table-cell>
          <table:table-cell office:value-type="string" table:style-name="ce11">
            <text:p>79.896</text:p>
          </table:table-cell>
          <table:table-cell office:value-type="string" table:style-name="ce11">
            <text:p>80.633</text:p>
          </table:table-cell>
          <table:table-cell office:value-type="string" table:style-name="ce11">
            <text:p>81.435</text:p>
          </table:table-cell>
          <table:table-cell office:value-type="string" table:style-name="ce11">
            <text:p>82.315</text:p>
          </table:table-cell>
          <table:table-cell office:value-type="string" table:style-name="ce11">
            <text:p>83.974</text:p>
          </table:table-cell>
          <table:table-cell office:value-type="string" table:style-name="ce11">
            <text:p>83.516</text:p>
          </table:table-cell>
          <table:table-cell table:number-columns-repeated="16367"/>
        </table:table-row>
        <table:table-row table:style-name="ro12">
          <table:table-cell office:value-type="string" table:style-name="ce4">
            <text:p>B07</text:p>
          </table:table-cell>
          <table:table-cell office:value-type="string" table:style-name="ce4">
            <text:p>B07. I understand how my work contributes to [my organisation's] objectives (% strongly agree or agree)</text:p>
          </table:table-cell>
          <table:table-cell office:value-type="string" table:style-name="ce4">
            <text:p>Organisational objectives and purpose</text:p>
          </table:table-cell>
          <table:table-cell table:style-name="ce4"/>
          <table:table-cell office:value-type="string" table:style-name="ce11">
            <text:p>81.578</text:p>
          </table:table-cell>
          <table:table-cell office:value-type="string" table:style-name="ce11">
            <text:p>80.444</text:p>
          </table:table-cell>
          <table:table-cell office:value-type="string" table:style-name="ce11">
            <text:p>81.106</text:p>
          </table:table-cell>
          <table:table-cell office:value-type="string" table:style-name="ce11">
            <text:p>81.548</text:p>
          </table:table-cell>
          <table:table-cell office:value-type="string" table:style-name="ce11">
            <text:p>82.541</text:p>
          </table:table-cell>
          <table:table-cell office:value-type="string" table:style-name="ce11">
            <text:p>83.333</text:p>
          </table:table-cell>
          <table:table-cell office:value-type="string" table:style-name="ce11">
            <text:p>82.754</text:p>
          </table:table-cell>
          <table:table-cell office:value-type="string" table:style-name="ce11">
            <text:p>82.955</text:p>
          </table:table-cell>
          <table:table-cell office:value-type="string" table:style-name="ce11">
            <text:p>83.245</text:p>
          </table:table-cell>
          <table:table-cell office:value-type="string" table:style-name="ce11">
            <text:p>83.815</text:p>
          </table:table-cell>
          <table:table-cell office:value-type="string" table:style-name="ce11">
            <text:p>83.81</text:p>
          </table:table-cell>
          <table:table-cell office:value-type="string" table:style-name="ce11">
            <text:p>86.803</text:p>
          </table:table-cell>
          <table:table-cell office:value-type="string" table:style-name="ce11">
            <text:p>86.127</text:p>
          </table:table-cell>
          <table:table-cell table:number-columns-repeated="16367"/>
        </table:table-row>
        <table:table-row table:style-name="ro3">
          <table:table-cell office:value-type="string" table:style-name="ce4">
            <text:p>B08</text:p>
          </table:table-cell>
          <table:table-cell office:value-type="string" table:style-name="ce4">
            <text:p>B08. My manager motivates me to be more effective in my job (% strongly agree or agree)</text:p>
          </table:table-cell>
          <table:table-cell office:value-type="string" table:style-name="ce4">
            <text:p>My manager</text:p>
          </table:table-cell>
          <table:table-cell table:style-name="ce4"/>
          <table:table-cell office:value-type="string" table:style-name="ce11">
            <text:p>61.126</text:p>
          </table:table-cell>
          <table:table-cell office:value-type="string" table:style-name="ce11">
            <text:p>61.957</text:p>
          </table:table-cell>
          <table:table-cell office:value-type="string" table:style-name="ce11">
            <text:p>63.071</text:p>
          </table:table-cell>
          <table:table-cell office:value-type="string" table:style-name="ce11">
            <text:p>65.611</text:p>
          </table:table-cell>
          <table:table-cell office:value-type="string" table:style-name="ce11">
            <text:p>65.234</text:p>
          </table:table-cell>
          <table:table-cell office:value-type="string" table:style-name="ce11">
            <text:p>67.915</text:p>
          </table:table-cell>
          <table:table-cell office:value-type="string" table:style-name="ce11">
            <text:p>67.768</text:p>
          </table:table-cell>
          <table:table-cell office:value-type="string" table:style-name="ce11">
            <text:p>68.607</text:p>
          </table:table-cell>
          <table:table-cell office:value-type="string" table:style-name="ce11">
            <text:p>69.953</text:p>
          </table:table-cell>
          <table:table-cell office:value-type="string" table:style-name="ce11">
            <text:p>71.028</text:p>
          </table:table-cell>
          <table:table-cell office:value-type="string" table:style-name="ce11">
            <text:p>71.637</text:p>
          </table:table-cell>
          <table:table-cell office:value-type="string" table:style-name="ce11">
            <text:p>75.755</text:p>
          </table:table-cell>
          <table:table-cell office:value-type="string" table:style-name="ce11">
            <text:p>77.186</text:p>
          </table:table-cell>
          <table:table-cell table:number-columns-repeated="16367"/>
        </table:table-row>
        <table:table-row table:style-name="ro12">
          <table:table-cell office:value-type="string" table:style-name="ce4">
            <text:p>B09</text:p>
          </table:table-cell>
          <table:table-cell office:value-type="string" table:style-name="ce4">
            <text:p>B09. My manager is considerate of my life outside work (% strongly agree or agree)</text:p>
          </table:table-cell>
          <table:table-cell office:value-type="string" table:style-name="ce4">
            <text:p>My manager</text:p>
          </table:table-cell>
          <table:table-cell table:style-name="ce4"/>
          <table:table-cell office:value-type="string" table:style-name="ce11">
            <text:p>76.878</text:p>
          </table:table-cell>
          <table:table-cell office:value-type="string" table:style-name="ce11">
            <text:p>77.947</text:p>
          </table:table-cell>
          <table:table-cell office:value-type="string" table:style-name="ce11">
            <text:p>78.862</text:p>
          </table:table-cell>
          <table:table-cell office:value-type="string" table:style-name="ce11">
            <text:p>80.556</text:p>
          </table:table-cell>
          <table:table-cell office:value-type="string" table:style-name="ce11">
            <text:p>80.44</text:p>
          </table:table-cell>
          <table:table-cell office:value-type="string" table:style-name="ce11">
            <text:p>81.042</text:p>
          </table:table-cell>
          <table:table-cell office:value-type="string" table:style-name="ce11">
            <text:p>82.184</text:p>
          </table:table-cell>
          <table:table-cell office:value-type="string" table:style-name="ce11">
            <text:p>82.519</text:p>
          </table:table-cell>
          <table:table-cell office:value-type="string" table:style-name="ce11">
            <text:p>84.223</text:p>
          </table:table-cell>
          <table:table-cell office:value-type="string" table:style-name="ce11">
            <text:p>85.545</text:p>
          </table:table-cell>
          <table:table-cell office:value-type="string" table:style-name="ce11">
            <text:p>86.533</text:p>
          </table:table-cell>
          <table:table-cell office:value-type="string" table:style-name="ce11">
            <text:p>88.916</text:p>
          </table:table-cell>
          <table:table-cell office:value-type="string" table:style-name="ce11">
            <text:p>90</text:p>
          </table:table-cell>
          <table:table-cell table:number-columns-repeated="16367"/>
        </table:table-row>
        <table:table-row table:style-name="ro3">
          <table:table-cell office:value-type="string" table:style-name="ce4">
            <text:p>B10</text:p>
          </table:table-cell>
          <table:table-cell office:value-type="string" table:style-name="ce4">
            <text:p>B10. My manager is open to my ideas (% strongly agree or agree)</text:p>
          </table:table-cell>
          <table:table-cell office:value-type="string" table:style-name="ce4">
            <text:p>My manager</text:p>
          </table:table-cell>
          <table:table-cell table:style-name="ce4"/>
          <table:table-cell office:value-type="string" table:style-name="ce11">
            <text:p>77.918</text:p>
          </table:table-cell>
          <table:table-cell office:value-type="string" table:style-name="ce11">
            <text:p>77.462</text:p>
          </table:table-cell>
          <table:table-cell office:value-type="string" table:style-name="ce11">
            <text:p>78.731</text:p>
          </table:table-cell>
          <table:table-cell office:value-type="string" table:style-name="ce11">
            <text:p>78.826</text:p>
          </table:table-cell>
          <table:table-cell office:value-type="string" table:style-name="ce11">
            <text:p>79.032</text:p>
          </table:table-cell>
          <table:table-cell office:value-type="string" table:style-name="ce11">
            <text:p>79.888</text:p>
          </table:table-cell>
          <table:table-cell office:value-type="string" table:style-name="ce11">
            <text:p>80.712</text:p>
          </table:table-cell>
          <table:table-cell office:value-type="string" table:style-name="ce11">
            <text:p>80.671</text:p>
          </table:table-cell>
          <table:table-cell office:value-type="string" table:style-name="ce11">
            <text:p>81.918</text:p>
          </table:table-cell>
          <table:table-cell office:value-type="string" table:style-name="ce11">
            <text:p>82.807</text:p>
          </table:table-cell>
          <table:table-cell office:value-type="string" table:style-name="ce11">
            <text:p>83.409</text:p>
          </table:table-cell>
          <table:table-cell office:value-type="string" table:style-name="ce11">
            <text:p>86.442</text:p>
          </table:table-cell>
          <table:table-cell office:value-type="string" table:style-name="ce11">
            <text:p>87.027</text:p>
          </table:table-cell>
          <table:table-cell table:number-columns-repeated="16367"/>
        </table:table-row>
        <table:table-row table:style-name="ro12">
          <table:table-cell office:value-type="string" table:style-name="ce4">
            <text:p>B11</text:p>
          </table:table-cell>
          <table:table-cell office:value-type="string" table:style-name="ce4">
            <text:p>B11. My manager helps me to understand how I contribute to [my organisation's] objectives (% strongly agree or agree)</text:p>
          </table:table-cell>
          <table:table-cell office:value-type="string" table:style-name="ce4">
            <text:p>My manager</text:p>
          </table:table-cell>
          <table:table-cell table:style-name="ce4"/>
          <table:table-cell office:value-type="string" table:style-name="ce11">
            <text:p>58.515</text:p>
          </table:table-cell>
          <table:table-cell office:value-type="string" table:style-name="ce11">
            <text:p>58.126</text:p>
          </table:table-cell>
          <table:table-cell office:value-type="string" table:style-name="ce11">
            <text:p>58.358</text:p>
          </table:table-cell>
          <table:table-cell office:value-type="string" table:style-name="ce11">
            <text:p>60.615</text:p>
          </table:table-cell>
          <table:table-cell office:value-type="string" table:style-name="ce11">
            <text:p>61.981</text:p>
          </table:table-cell>
          <table:table-cell office:value-type="string" table:style-name="ce11">
            <text:p>64.269</text:p>
          </table:table-cell>
          <table:table-cell office:value-type="string" table:style-name="ce11">
            <text:p>63.417</text:p>
          </table:table-cell>
          <table:table-cell office:value-type="string" table:style-name="ce11">
            <text:p>64.503</text:p>
          </table:table-cell>
          <table:table-cell office:value-type="string" table:style-name="ce11">
            <text:p>65.783</text:p>
          </table:table-cell>
          <table:table-cell office:value-type="string" table:style-name="ce11">
            <text:p>67.096</text:p>
          </table:table-cell>
          <table:table-cell office:value-type="string" table:style-name="ce11">
            <text:p>66.895</text:p>
          </table:table-cell>
          <table:table-cell office:value-type="string" table:style-name="ce11">
            <text:p>71.346</text:p>
          </table:table-cell>
          <table:table-cell office:value-type="string" table:style-name="ce11">
            <text:p>71.814</text:p>
          </table:table-cell>
          <table:table-cell table:number-columns-repeated="16367"/>
        </table:table-row>
        <table:table-row table:style-name="ro12">
          <table:table-cell office:value-type="string" table:style-name="ce4">
            <text:p>B12</text:p>
          </table:table-cell>
          <table:table-cell office:value-type="string" table:style-name="ce4">
            <text:p>B12. Overall, I have confidence in the decisions made by my manager (% strongly agree or agree)</text:p>
          </table:table-cell>
          <table:table-cell office:value-type="string" table:style-name="ce4">
            <text:p>My manager</text:p>
          </table:table-cell>
          <table:table-cell table:style-name="ce4"/>
          <table:table-cell office:value-type="string" table:style-name="ce11">
            <text:p>70.26</text:p>
          </table:table-cell>
          <table:table-cell office:value-type="string" table:style-name="ce11">
            <text:p>68.592</text:p>
          </table:table-cell>
          <table:table-cell office:value-type="string" table:style-name="ce11">
            <text:p>70.922</text:p>
          </table:table-cell>
          <table:table-cell office:value-type="string" table:style-name="ce11">
            <text:p>71.263</text:p>
          </table:table-cell>
          <table:table-cell office:value-type="string" table:style-name="ce11">
            <text:p>71.09</text:p>
          </table:table-cell>
          <table:table-cell office:value-type="string" table:style-name="ce11">
            <text:p>72.801</text:p>
          </table:table-cell>
          <table:table-cell office:value-type="string" table:style-name="ce11">
            <text:p>72.417</text:p>
          </table:table-cell>
          <table:table-cell office:value-type="string" table:style-name="ce11">
            <text:p>73.291</text:p>
          </table:table-cell>
          <table:table-cell office:value-type="string" table:style-name="ce11">
            <text:p>74.365</text:p>
          </table:table-cell>
          <table:table-cell office:value-type="string" table:style-name="ce11">
            <text:p>76.203</text:p>
          </table:table-cell>
          <table:table-cell office:value-type="string" table:style-name="ce11">
            <text:p>76.45</text:p>
          </table:table-cell>
          <table:table-cell office:value-type="string" table:style-name="ce11">
            <text:p>81.15</text:p>
          </table:table-cell>
          <table:table-cell office:value-type="string" table:style-name="ce11">
            <text:p>82.043</text:p>
          </table:table-cell>
          <table:table-cell table:number-columns-repeated="16367"/>
        </table:table-row>
        <table:table-row table:style-name="ro3">
          <table:table-cell office:value-type="string" table:style-name="ce4">
            <text:p>B13</text:p>
          </table:table-cell>
          <table:table-cell office:value-type="string" table:style-name="ce4">
            <text:p>B13. My manager recognises when I have done my job well (% strongly agree or agree)</text:p>
          </table:table-cell>
          <table:table-cell office:value-type="string" table:style-name="ce4">
            <text:p>My manager</text:p>
          </table:table-cell>
          <table:table-cell table:style-name="ce4"/>
          <table:table-cell office:value-type="string" table:style-name="ce11">
            <text:p>76.343</text:p>
          </table:table-cell>
          <table:table-cell office:value-type="string" table:style-name="ce11">
            <text:p>76.66</text:p>
          </table:table-cell>
          <table:table-cell office:value-type="string" table:style-name="ce11">
            <text:p>75.954</text:p>
          </table:table-cell>
          <table:table-cell office:value-type="string" table:style-name="ce11">
            <text:p>77.28</text:p>
          </table:table-cell>
          <table:table-cell office:value-type="string" table:style-name="ce11">
            <text:p>77.077</text:p>
          </table:table-cell>
          <table:table-cell office:value-type="string" table:style-name="ce11">
            <text:p>77.039</text:p>
          </table:table-cell>
          <table:table-cell office:value-type="string" table:style-name="ce11">
            <text:p>78.607</text:p>
          </table:table-cell>
          <table:table-cell office:value-type="string" table:style-name="ce11">
            <text:p>78.186</text:p>
          </table:table-cell>
          <table:table-cell office:value-type="string" table:style-name="ce11">
            <text:p>79.187</text:p>
          </table:table-cell>
          <table:table-cell office:value-type="string" table:style-name="ce11">
            <text:p>79.854</text:p>
          </table:table-cell>
          <table:table-cell office:value-type="string" table:style-name="ce11">
            <text:p>80.479</text:p>
          </table:table-cell>
          <table:table-cell office:value-type="string" table:style-name="ce11">
            <text:p>83.566</text:p>
          </table:table-cell>
          <table:table-cell office:value-type="string" table:style-name="ce11">
            <text:p>83.858</text:p>
          </table:table-cell>
          <table:table-cell table:number-columns-repeated="16367"/>
        </table:table-row>
        <table:table-row table:style-name="ro3">
          <table:table-cell office:value-type="string" table:style-name="ce4">
            <text:p>B14</text:p>
          </table:table-cell>
          <table:table-cell office:value-type="string" table:style-name="ce4">
            <text:p>B14. I receive regular feedback on my performance (% strongly agree or agree)</text:p>
          </table:table-cell>
          <table:table-cell office:value-type="string" table:style-name="ce4">
            <text:p>My manager</text:p>
          </table:table-cell>
          <table:table-cell table:style-name="ce4"/>
          <table:table-cell office:value-type="string" table:style-name="ce11">
            <text:p>60.305</text:p>
          </table:table-cell>
          <table:table-cell office:value-type="string" table:style-name="ce11">
            <text:p>60.212</text:p>
          </table:table-cell>
          <table:table-cell office:value-type="string" table:style-name="ce11">
            <text:p>60</text:p>
          </table:table-cell>
          <table:table-cell office:value-type="string" table:style-name="ce11">
            <text:p>63.245</text:p>
          </table:table-cell>
          <table:table-cell office:value-type="string" table:style-name="ce11">
            <text:p>63.969</text:p>
          </table:table-cell>
          <table:table-cell office:value-type="string" table:style-name="ce11">
            <text:p>65.129</text:p>
          </table:table-cell>
          <table:table-cell office:value-type="string" table:style-name="ce11">
            <text:p>66.618</text:p>
          </table:table-cell>
          <table:table-cell office:value-type="string" table:style-name="ce11">
            <text:p>66.075</text:p>
          </table:table-cell>
          <table:table-cell office:value-type="string" table:style-name="ce11">
            <text:p>67.928</text:p>
          </table:table-cell>
          <table:table-cell office:value-type="string" table:style-name="ce11">
            <text:p>67.708</text:p>
          </table:table-cell>
          <table:table-cell office:value-type="string" table:style-name="ce11">
            <text:p>68.617</text:p>
          </table:table-cell>
          <table:table-cell office:value-type="string" table:style-name="ce11">
            <text:p>71.859</text:p>
          </table:table-cell>
          <table:table-cell office:value-type="string" table:style-name="ce11">
            <text:p>71.901</text:p>
          </table:table-cell>
          <table:table-cell table:number-columns-repeated="16367"/>
        </table:table-row>
        <table:table-row table:style-name="ro12">
          <table:table-cell office:value-type="string" table:style-name="ce4">
            <text:p>B15</text:p>
          </table:table-cell>
          <table:table-cell office:value-type="string" table:style-name="ce4">
            <text:p>B15. The feedback I receive helps me to improve my performance (% strongly agree or agree)</text:p>
          </table:table-cell>
          <table:table-cell office:value-type="string" table:style-name="ce4">
            <text:p>My manager</text:p>
          </table:table-cell>
          <table:table-cell table:style-name="ce4"/>
          <table:table-cell office:value-type="string" table:style-name="ce11">
            <text:p>56.893</text:p>
          </table:table-cell>
          <table:table-cell office:value-type="string" table:style-name="ce11">
            <text:p>57.184</text:p>
          </table:table-cell>
          <table:table-cell office:value-type="string" table:style-name="ce11">
            <text:p>57.759</text:p>
          </table:table-cell>
          <table:table-cell office:value-type="string" table:style-name="ce11">
            <text:p>59.764</text:p>
          </table:table-cell>
          <table:table-cell office:value-type="string" table:style-name="ce11">
            <text:p>59.599</text:p>
          </table:table-cell>
          <table:table-cell office:value-type="string" table:style-name="ce11">
            <text:p>61.224</text:p>
          </table:table-cell>
          <table:table-cell office:value-type="string" table:style-name="ce11">
            <text:p>61.38</text:p>
          </table:table-cell>
          <table:table-cell office:value-type="string" table:style-name="ce11">
            <text:p>62.415</text:p>
          </table:table-cell>
          <table:table-cell office:value-type="string" table:style-name="ce11">
            <text:p>63.49</text:p>
          </table:table-cell>
          <table:table-cell office:value-type="string" table:style-name="ce11">
            <text:p>64.097</text:p>
          </table:table-cell>
          <table:table-cell office:value-type="string" table:style-name="ce11">
            <text:p>64.536</text:p>
          </table:table-cell>
          <table:table-cell office:value-type="string" table:style-name="ce11">
            <text:p>68.354</text:p>
          </table:table-cell>
          <table:table-cell office:value-type="string" table:style-name="ce11">
            <text:p>68.905</text:p>
          </table:table-cell>
          <table:table-cell table:number-columns-repeated="16367"/>
        </table:table-row>
        <table:table-row table:style-name="ro3">
          <table:table-cell office:value-type="string" table:style-name="ce4">
            <text:p>B16</text:p>
          </table:table-cell>
          <table:table-cell office:value-type="string" table:style-name="ce4">
            <text:p>B16. I think that my performance is evaluated fairly (% strongly agree or agree)</text:p>
          </table:table-cell>
          <table:table-cell office:value-type="string" table:style-name="ce4">
            <text:p>My manager</text:p>
          </table:table-cell>
          <table:table-cell table:style-name="ce4"/>
          <table:table-cell office:value-type="string" table:style-name="ce11">
            <text:p>62.715</text:p>
          </table:table-cell>
          <table:table-cell office:value-type="string" table:style-name="ce11">
            <text:p>61.765</text:p>
          </table:table-cell>
          <table:table-cell office:value-type="string" table:style-name="ce11">
            <text:p>62.139</text:p>
          </table:table-cell>
          <table:table-cell office:value-type="string" table:style-name="ce11">
            <text:p>62.351</text:p>
          </table:table-cell>
          <table:table-cell office:value-type="string" table:style-name="ce11">
            <text:p>62.842</text:p>
          </table:table-cell>
          <table:table-cell office:value-type="string" table:style-name="ce11">
            <text:p>62.83</text:p>
          </table:table-cell>
          <table:table-cell office:value-type="string" table:style-name="ce11">
            <text:p>62.221</text:p>
          </table:table-cell>
          <table:table-cell office:value-type="string" table:style-name="ce11">
            <text:p>63.392</text:p>
          </table:table-cell>
          <table:table-cell office:value-type="string" table:style-name="ce11">
            <text:p>65.387</text:p>
          </table:table-cell>
          <table:table-cell office:value-type="string" table:style-name="ce11">
            <text:p>66.412</text:p>
          </table:table-cell>
          <table:table-cell office:value-type="string" table:style-name="ce11">
            <text:p>67.959</text:p>
          </table:table-cell>
          <table:table-cell office:value-type="string" table:style-name="ce11">
            <text:p>72.466</text:p>
          </table:table-cell>
          <table:table-cell office:value-type="string" table:style-name="ce11">
            <text:p>72.624</text:p>
          </table:table-cell>
          <table:table-cell table:number-columns-repeated="16367"/>
        </table:table-row>
        <table:table-row table:style-name="ro3">
          <table:table-cell office:value-type="string" table:style-name="ce4">
            <text:p>B17</text:p>
          </table:table-cell>
          <table:table-cell office:value-type="string" table:style-name="ce4">
            <text:p>B17. Poor performance is dealt with effectively in my team (% strongly agree or agree)</text:p>
          </table:table-cell>
          <table:table-cell office:value-type="string" table:style-name="ce4">
            <text:p>My manager</text:p>
          </table:table-cell>
          <table:table-cell table:style-name="ce4"/>
          <table:table-cell office:value-type="string" table:style-name="ce11">
            <text:p>37.533</text:p>
          </table:table-cell>
          <table:table-cell office:value-type="string" table:style-name="ce11">
            <text:p>37.38</text:p>
          </table:table-cell>
          <table:table-cell office:value-type="string" table:style-name="ce11">
            <text:p>37.09</text:p>
          </table:table-cell>
          <table:table-cell office:value-type="string" table:style-name="ce11">
            <text:p>37.037</text:p>
          </table:table-cell>
          <table:table-cell office:value-type="string" table:style-name="ce11">
            <text:p>38.407</text:p>
          </table:table-cell>
          <table:table-cell office:value-type="string" table:style-name="ce11">
            <text:p>39.267</text:p>
          </table:table-cell>
          <table:table-cell office:value-type="string" table:style-name="ce11">
            <text:p>39.156</text:p>
          </table:table-cell>
          <table:table-cell office:value-type="string" table:style-name="ce11">
            <text:p>39.068</text:p>
          </table:table-cell>
          <table:table-cell office:value-type="string" table:style-name="ce11">
            <text:p>39.518</text:p>
          </table:table-cell>
          <table:table-cell office:value-type="string" table:style-name="ce11">
            <text:p>39.994</text:p>
          </table:table-cell>
          <table:table-cell office:value-type="string" table:style-name="ce11">
            <text:p>40.248</text:p>
          </table:table-cell>
          <table:table-cell office:value-type="string" table:style-name="ce11">
            <text:p>40.521</text:p>
          </table:table-cell>
          <table:table-cell office:value-type="string" table:style-name="ce11">
            <text:p>41.284</text:p>
          </table:table-cell>
          <table:table-cell table:number-columns-repeated="16367"/>
        </table:table-row>
        <table:table-row table:style-name="ro12">
          <table:table-cell office:value-type="string" table:style-name="ce4">
            <text:p>B18</text:p>
          </table:table-cell>
          <table:table-cell office:value-type="string" table:style-name="ce4">
            <text:p>B18. The people in my team can be relied upon to help when things get difficult in my job (% strongly agree or agree)</text:p>
          </table:table-cell>
          <table:table-cell office:value-type="string" table:style-name="ce4">
            <text:p>My team</text:p>
          </table:table-cell>
          <table:table-cell table:style-name="ce4"/>
          <table:table-cell office:value-type="string" table:style-name="ce11">
            <text:p>82.295</text:p>
          </table:table-cell>
          <table:table-cell office:value-type="string" table:style-name="ce11">
            <text:p>83.343</text:p>
          </table:table-cell>
          <table:table-cell office:value-type="string" table:style-name="ce11">
            <text:p>82.405</text:p>
          </table:table-cell>
          <table:table-cell office:value-type="string" table:style-name="ce11">
            <text:p>82.982</text:p>
          </table:table-cell>
          <table:table-cell office:value-type="string" table:style-name="ce11">
            <text:p>83.741</text:p>
          </table:table-cell>
          <table:table-cell office:value-type="string" table:style-name="ce11">
            <text:p>83.921</text:p>
          </table:table-cell>
          <table:table-cell office:value-type="string" table:style-name="ce11">
            <text:p>84.403</text:p>
          </table:table-cell>
          <table:table-cell office:value-type="string" table:style-name="ce11">
            <text:p>84.489</text:p>
          </table:table-cell>
          <table:table-cell office:value-type="string" table:style-name="ce11">
            <text:p>85.11</text:p>
          </table:table-cell>
          <table:table-cell office:value-type="string" table:style-name="ce11">
            <text:p>85.505</text:p>
          </table:table-cell>
          <table:table-cell office:value-type="string" table:style-name="ce11">
            <text:p>86.138</text:p>
          </table:table-cell>
          <table:table-cell office:value-type="string" table:style-name="ce11">
            <text:p>88.125</text:p>
          </table:table-cell>
          <table:table-cell office:value-type="string" table:style-name="ce11">
            <text:p>88.341</text:p>
          </table:table-cell>
          <table:table-cell table:number-columns-repeated="16367"/>
        </table:table-row>
        <table:table-row table:style-name="ro12">
          <table:table-cell office:value-type="string" table:style-name="ce4">
            <text:p>B19</text:p>
          </table:table-cell>
          <table:table-cell office:value-type="string" table:style-name="ce4">
            <text:p>B19. The people in my team work together to find ways to improve the service we provide (% strongly agree or agree)</text:p>
          </table:table-cell>
          <table:table-cell office:value-type="string" table:style-name="ce4">
            <text:p>My team</text:p>
          </table:table-cell>
          <table:table-cell table:style-name="ce4"/>
          <table:table-cell office:value-type="string" table:style-name="ce11">
            <text:p>78.362</text:p>
          </table:table-cell>
          <table:table-cell office:value-type="string" table:style-name="ce11">
            <text:p>78.182</text:p>
          </table:table-cell>
          <table:table-cell office:value-type="string" table:style-name="ce11">
            <text:p>78.2</text:p>
          </table:table-cell>
          <table:table-cell office:value-type="string" table:style-name="ce11">
            <text:p>79.037</text:p>
          </table:table-cell>
          <table:table-cell office:value-type="string" table:style-name="ce11">
            <text:p>80.075</text:p>
          </table:table-cell>
          <table:table-cell office:value-type="string" table:style-name="ce11">
            <text:p>80.19</text:p>
          </table:table-cell>
          <table:table-cell office:value-type="string" table:style-name="ce11">
            <text:p>80.205</text:p>
          </table:table-cell>
          <table:table-cell office:value-type="string" table:style-name="ce11">
            <text:p>81.583</text:p>
          </table:table-cell>
          <table:table-cell office:value-type="string" table:style-name="ce11">
            <text:p>82.538</text:p>
          </table:table-cell>
          <table:table-cell office:value-type="string" table:style-name="ce11">
            <text:p>82.386</text:p>
          </table:table-cell>
          <table:table-cell office:value-type="string" table:style-name="ce11">
            <text:p>82.769</text:p>
          </table:table-cell>
          <table:table-cell office:value-type="string" table:style-name="ce11">
            <text:p>85.663</text:p>
          </table:table-cell>
          <table:table-cell office:value-type="string" table:style-name="ce11">
            <text:p>85.714</text:p>
          </table:table-cell>
          <table:table-cell table:number-columns-repeated="16367"/>
        </table:table-row>
        <table:table-row table:style-name="ro13">
          <table:table-cell office:value-type="string" table:style-name="ce4">
            <text:p>B20</text:p>
          </table:table-cell>
          <table:table-cell office:value-type="string" table:style-name="ce4">
            <text:p>B20. The people in my team are encouraged to come up with new and better ways of doing things (% strongly agree or agree)</text:p>
          </table:table-cell>
          <table:table-cell office:value-type="string" table:style-name="ce4">
            <text:p>My team</text:p>
          </table:table-cell>
          <table:table-cell table:style-name="ce4"/>
          <table:table-cell office:value-type="string" table:style-name="ce11">
            <text:p>68.087</text:p>
          </table:table-cell>
          <table:table-cell office:value-type="string" table:style-name="ce11">
            <text:p>69.8</text:p>
          </table:table-cell>
          <table:table-cell office:value-type="string" table:style-name="ce11">
            <text:p>68.731</text:p>
          </table:table-cell>
          <table:table-cell office:value-type="string" table:style-name="ce11">
            <text:p>70.737</text:p>
          </table:table-cell>
          <table:table-cell office:value-type="string" table:style-name="ce11">
            <text:p>72.746</text:p>
          </table:table-cell>
          <table:table-cell office:value-type="string" table:style-name="ce11">
            <text:p>73.737</text:p>
          </table:table-cell>
          <table:table-cell office:value-type="string" table:style-name="ce11">
            <text:p>74.176</text:p>
          </table:table-cell>
          <table:table-cell office:value-type="string" table:style-name="ce11">
            <text:p>74.372</text:p>
          </table:table-cell>
          <table:table-cell office:value-type="string" table:style-name="ce11">
            <text:p>75.194</text:p>
          </table:table-cell>
          <table:table-cell office:value-type="string" table:style-name="ce11">
            <text:p>76.589</text:p>
          </table:table-cell>
          <table:table-cell office:value-type="string" table:style-name="ce11">
            <text:p>76.619</text:p>
          </table:table-cell>
          <table:table-cell office:value-type="string" table:style-name="ce11">
            <text:p>79.599</text:p>
          </table:table-cell>
          <table:table-cell office:value-type="string" table:style-name="ce11">
            <text:p>79.047</text:p>
          </table:table-cell>
          <table:table-cell table:number-columns-repeated="16367"/>
        </table:table-row>
        <table:table-row table:style-name="ro12">
          <table:table-cell office:value-type="string" table:style-name="ce4">
            <text:p>B21</text:p>
          </table:table-cell>
          <table:table-cell office:value-type="string" table:style-name="ce4">
            <text:p>B21. I am able to access the right learning and development opportunities when I need to (% strongly agree or agree)</text:p>
          </table:table-cell>
          <table:table-cell office:value-type="string" table:style-name="ce4">
            <text:p>Learning and development</text:p>
          </table:table-cell>
          <table:table-cell table:style-name="ce4"/>
          <table:table-cell office:value-type="string" table:style-name="ce11">
            <text:p>62.187</text:p>
          </table:table-cell>
          <table:table-cell office:value-type="string" table:style-name="ce11">
            <text:p>55.39</text:p>
          </table:table-cell>
          <table:table-cell office:value-type="string" table:style-name="ce11">
            <text:p>54.249</text:p>
          </table:table-cell>
          <table:table-cell office:value-type="string" table:style-name="ce11">
            <text:p>57.877</text:p>
          </table:table-cell>
          <table:table-cell office:value-type="string" table:style-name="ce11">
            <text:p>60.899</text:p>
          </table:table-cell>
          <table:table-cell office:value-type="string" table:style-name="ce11">
            <text:p>62.32</text:p>
          </table:table-cell>
          <table:table-cell office:value-type="string" table:style-name="ce11">
            <text:p>62.888</text:p>
          </table:table-cell>
          <table:table-cell office:value-type="string" table:style-name="ce11">
            <text:p>60.673</text:p>
          </table:table-cell>
          <table:table-cell office:value-type="string" table:style-name="ce11">
            <text:p>63.255</text:p>
          </table:table-cell>
          <table:table-cell office:value-type="string" table:style-name="ce11">
            <text:p>64.118</text:p>
          </table:table-cell>
          <table:table-cell office:value-type="string" table:style-name="ce11">
            <text:p>64.421</text:p>
          </table:table-cell>
          <table:table-cell office:value-type="string" table:style-name="ce11">
            <text:p>65.848</text:p>
          </table:table-cell>
          <table:table-cell office:value-type="string" table:style-name="ce11">
            <text:p>67.134</text:p>
          </table:table-cell>
          <table:table-cell table:number-columns-repeated="16367"/>
        </table:table-row>
        <table:table-row table:style-name="ro4">
          <table:table-cell office:value-type="string" table:style-name="ce4">
            <text:p>B22</text:p>
          </table:table-cell>
          <table:table-cell office:value-type="string" table:style-name="ce4">
            <text:p>B22. Learning and development activities I have completed in the past 12 months have helped to improve my performance (% strongly agree or agree)</text:p>
          </table:table-cell>
          <table:table-cell office:value-type="string" table:style-name="ce4">
            <text:p>Learning and development</text:p>
          </table:table-cell>
          <table:table-cell table:style-name="ce4"/>
          <table:table-cell office:value-type="string" table:style-name="ce11">
            <text:p>51.002</text:p>
          </table:table-cell>
          <table:table-cell office:value-type="string" table:style-name="ce11">
            <text:p>48.151</text:p>
          </table:table-cell>
          <table:table-cell office:value-type="string" table:style-name="ce11">
            <text:p>44.55</text:p>
          </table:table-cell>
          <table:table-cell office:value-type="string" table:style-name="ce11">
            <text:p>45.958</text:p>
          </table:table-cell>
          <table:table-cell office:value-type="string" table:style-name="ce11">
            <text:p>47.672</text:p>
          </table:table-cell>
          <table:table-cell office:value-type="string" table:style-name="ce11">
            <text:p>50.787</text:p>
          </table:table-cell>
          <table:table-cell office:value-type="string" table:style-name="ce11">
            <text:p>51.799</text:p>
          </table:table-cell>
          <table:table-cell office:value-type="string" table:style-name="ce11">
            <text:p>50.682</text:p>
          </table:table-cell>
          <table:table-cell office:value-type="string" table:style-name="ce11">
            <text:p>52.195</text:p>
          </table:table-cell>
          <table:table-cell office:value-type="string" table:style-name="ce11">
            <text:p>53.322</text:p>
          </table:table-cell>
          <table:table-cell office:value-type="string" table:style-name="ce11">
            <text:p>54.347</text:p>
          </table:table-cell>
          <table:table-cell office:value-type="string" table:style-name="ce11">
            <text:p>51.863</text:p>
          </table:table-cell>
          <table:table-cell office:value-type="string" table:style-name="ce11">
            <text:p>51.389</text:p>
          </table:table-cell>
          <table:table-cell table:number-columns-repeated="16367"/>
        </table:table-row>
        <table:table-row table:style-name="ro12">
          <table:table-cell office:value-type="string" table:style-name="ce4">
            <text:p>B23</text:p>
          </table:table-cell>
          <table:table-cell office:value-type="string" table:style-name="ce4">
            <text:p>B23. There are opportunities for me to develop my career in [my organisation] (% strongly agree or agree)</text:p>
          </table:table-cell>
          <table:table-cell office:value-type="string" table:style-name="ce4">
            <text:p>Learning and development</text:p>
          </table:table-cell>
          <table:table-cell table:style-name="ce4"/>
          <table:table-cell office:value-type="string" table:style-name="ce11">
            <text:p>38.368</text:p>
          </table:table-cell>
          <table:table-cell office:value-type="string" table:style-name="ce11">
            <text:p>28.372</text:p>
          </table:table-cell>
          <table:table-cell office:value-type="string" table:style-name="ce11">
            <text:p>31.153</text:p>
          </table:table-cell>
          <table:table-cell office:value-type="string" table:style-name="ce11">
            <text:p>35.431</text:p>
          </table:table-cell>
          <table:table-cell office:value-type="string" table:style-name="ce11">
            <text:p>38</text:p>
          </table:table-cell>
          <table:table-cell office:value-type="string" table:style-name="ce11">
            <text:p>41.962</text:p>
          </table:table-cell>
          <table:table-cell office:value-type="string" table:style-name="ce11">
            <text:p>41.197</text:p>
          </table:table-cell>
          <table:table-cell office:value-type="string" table:style-name="ce11">
            <text:p>42.813</text:p>
          </table:table-cell>
          <table:table-cell office:value-type="string" table:style-name="ce11">
            <text:p>46.73</text:p>
          </table:table-cell>
          <table:table-cell office:value-type="string" table:style-name="ce11">
            <text:p>48.196</text:p>
          </table:table-cell>
          <table:table-cell office:value-type="string" table:style-name="ce11">
            <text:p>50.726</text:p>
          </table:table-cell>
          <table:table-cell office:value-type="string" table:style-name="ce11">
            <text:p>51.841</text:p>
          </table:table-cell>
          <table:table-cell office:value-type="string" table:style-name="ce11">
            <text:p>53.555</text:p>
          </table:table-cell>
          <table:table-cell table:number-columns-repeated="16367"/>
        </table:table-row>
        <table:table-row table:style-name="ro4">
          <table:table-cell office:value-type="string" table:style-name="ce4">
            <text:p>B24</text:p>
          </table:table-cell>
          <table:table-cell office:value-type="string" table:style-name="ce4">
            <text:p>B24. Learning and development activities I have completed while working for [my organisation] are helping me to develop my career (% strongly agree or agree)</text:p>
          </table:table-cell>
          <table:table-cell office:value-type="string" table:style-name="ce4">
            <text:p>Learning and development</text:p>
          </table:table-cell>
          <table:table-cell table:style-name="ce4"/>
          <table:table-cell office:value-type="string" table:style-name="ce11">
            <text:p>43.7</text:p>
          </table:table-cell>
          <table:table-cell office:value-type="string" table:style-name="ce11">
            <text:p>41.107</text:p>
          </table:table-cell>
          <table:table-cell office:value-type="string" table:style-name="ce11">
            <text:p>39.612</text:p>
          </table:table-cell>
          <table:table-cell office:value-type="string" table:style-name="ce11">
            <text:p>39.737</text:p>
          </table:table-cell>
          <table:table-cell office:value-type="string" table:style-name="ce11">
            <text:p>41.567</text:p>
          </table:table-cell>
          <table:table-cell office:value-type="string" table:style-name="ce11">
            <text:p>43.063</text:p>
          </table:table-cell>
          <table:table-cell office:value-type="string" table:style-name="ce11">
            <text:p>43.599</text:p>
          </table:table-cell>
          <table:table-cell office:value-type="string" table:style-name="ce11">
            <text:p>43.662</text:p>
          </table:table-cell>
          <table:table-cell office:value-type="string" table:style-name="ce11">
            <text:p>46.575</text:p>
          </table:table-cell>
          <table:table-cell office:value-type="string" table:style-name="ce11">
            <text:p>47.258</text:p>
          </table:table-cell>
          <table:table-cell office:value-type="string" table:style-name="ce11">
            <text:p>50.094</text:p>
          </table:table-cell>
          <table:table-cell office:value-type="string" table:style-name="ce11">
            <text:p>51.53</text:p>
          </table:table-cell>
          <table:table-cell office:value-type="string" table:style-name="ce11">
            <text:p>49.687</text:p>
          </table:table-cell>
          <table:table-cell table:number-columns-repeated="16367"/>
        </table:table-row>
        <table:table-row table:style-name="ro9">
          <table:table-cell office:value-type="string" table:style-name="ce4">
            <text:p>B25</text:p>
          </table:table-cell>
          <table:table-cell office:value-type="string" table:style-name="ce4">
            <text:p>B25. I am treated fairly at work (% strongly agree or agree)</text:p>
          </table:table-cell>
          <table:table-cell office:value-type="string" table:style-name="ce4">
            <text:p>Inclusion and fair treatment</text:p>
          </table:table-cell>
          <table:table-cell table:style-name="ce4"/>
          <table:table-cell office:value-type="string" table:style-name="ce11">
            <text:p>78.599</text:p>
          </table:table-cell>
          <table:table-cell office:value-type="string" table:style-name="ce11">
            <text:p>78.304</text:p>
          </table:table-cell>
          <table:table-cell office:value-type="string" table:style-name="ce11">
            <text:p>78.077</text:p>
          </table:table-cell>
          <table:table-cell office:value-type="string" table:style-name="ce11">
            <text:p>78.168</text:p>
          </table:table-cell>
          <table:table-cell office:value-type="string" table:style-name="ce11">
            <text:p>78.185</text:p>
          </table:table-cell>
          <table:table-cell office:value-type="string" table:style-name="ce11">
            <text:p>79.221</text:p>
          </table:table-cell>
          <table:table-cell office:value-type="string" table:style-name="ce11">
            <text:p>78.181</text:p>
          </table:table-cell>
          <table:table-cell office:value-type="string" table:style-name="ce11">
            <text:p>78.811</text:p>
          </table:table-cell>
          <table:table-cell office:value-type="string" table:style-name="ce11">
            <text:p>79.921</text:p>
          </table:table-cell>
          <table:table-cell office:value-type="string" table:style-name="ce11">
            <text:p>80.436</text:p>
          </table:table-cell>
          <table:table-cell office:value-type="string" table:style-name="ce11">
            <text:p>81.519</text:p>
          </table:table-cell>
          <table:table-cell office:value-type="string" table:style-name="ce11">
            <text:p>84.142</text:p>
          </table:table-cell>
          <table:table-cell office:value-type="string" table:style-name="ce11">
            <text:p>84.867</text:p>
          </table:table-cell>
          <table:table-cell table:number-columns-repeated="16367"/>
        </table:table-row>
        <table:table-row table:style-name="ro3">
          <table:table-cell office:value-type="string" table:style-name="ce4">
            <text:p>B26</text:p>
          </table:table-cell>
          <table:table-cell office:value-type="string" table:style-name="ce4">
            <text:p>B26. I am treated with respect by the people I work with (% strongly agree or agree)</text:p>
          </table:table-cell>
          <table:table-cell office:value-type="string" table:style-name="ce4">
            <text:p>Inclusion and fair treatment</text:p>
          </table:table-cell>
          <table:table-cell table:style-name="ce4"/>
          <table:table-cell office:value-type="string" table:style-name="ce11">
            <text:p>84.774</text:p>
          </table:table-cell>
          <table:table-cell office:value-type="string" table:style-name="ce11">
            <text:p>83.617</text:p>
          </table:table-cell>
          <table:table-cell office:value-type="string" table:style-name="ce11">
            <text:p>83.695</text:p>
          </table:table-cell>
          <table:table-cell office:value-type="string" table:style-name="ce11">
            <text:p>83.837</text:p>
          </table:table-cell>
          <table:table-cell office:value-type="string" table:style-name="ce11">
            <text:p>84.394</text:p>
          </table:table-cell>
          <table:table-cell office:value-type="string" table:style-name="ce11">
            <text:p>84.298</text:p>
          </table:table-cell>
          <table:table-cell office:value-type="string" table:style-name="ce11">
            <text:p>84.575</text:p>
          </table:table-cell>
          <table:table-cell office:value-type="string" table:style-name="ce11">
            <text:p>84.414</text:p>
          </table:table-cell>
          <table:table-cell office:value-type="string" table:style-name="ce11">
            <text:p>84.766</text:p>
          </table:table-cell>
          <table:table-cell office:value-type="string" table:style-name="ce11">
            <text:p>85.25</text:p>
          </table:table-cell>
          <table:table-cell office:value-type="string" table:style-name="ce11">
            <text:p>85.687</text:p>
          </table:table-cell>
          <table:table-cell office:value-type="string" table:style-name="ce11">
            <text:p>88.748</text:p>
          </table:table-cell>
          <table:table-cell office:value-type="string" table:style-name="ce11">
            <text:p>89.006</text:p>
          </table:table-cell>
          <table:table-cell table:number-columns-repeated="16367"/>
        </table:table-row>
        <table:table-row table:style-name="ro9">
          <table:table-cell office:value-type="string" table:style-name="ce4">
            <text:p>B27</text:p>
          </table:table-cell>
          <table:table-cell office:value-type="string" table:style-name="ce4">
            <text:p>B27. I feel valued for the work I do (% strongly agree or agree)</text:p>
          </table:table-cell>
          <table:table-cell office:value-type="string" table:style-name="ce4">
            <text:p>Inclusion and fair treatment</text:p>
          </table:table-cell>
          <table:table-cell table:style-name="ce4"/>
          <table:table-cell office:value-type="string" table:style-name="ce11">
            <text:p>61.862</text:p>
          </table:table-cell>
          <table:table-cell office:value-type="string" table:style-name="ce11">
            <text:p>60</text:p>
          </table:table-cell>
          <table:table-cell office:value-type="string" table:style-name="ce11">
            <text:p>59.459</text:p>
          </table:table-cell>
          <table:table-cell office:value-type="string" table:style-name="ce11">
            <text:p>62.069</text:p>
          </table:table-cell>
          <table:table-cell office:value-type="string" table:style-name="ce11">
            <text:p>62.993</text:p>
          </table:table-cell>
          <table:table-cell office:value-type="string" table:style-name="ce11">
            <text:p>64.596</text:p>
          </table:table-cell>
          <table:table-cell office:value-type="string" table:style-name="ce11">
            <text:p>63.772</text:p>
          </table:table-cell>
          <table:table-cell office:value-type="string" table:style-name="ce11">
            <text:p>64.601</text:p>
          </table:table-cell>
          <table:table-cell office:value-type="string" table:style-name="ce11">
            <text:p>65.56</text:p>
          </table:table-cell>
          <table:table-cell office:value-type="string" table:style-name="ce11">
            <text:p>67.834</text:p>
          </table:table-cell>
          <table:table-cell office:value-type="string" table:style-name="ce11">
            <text:p>68.189</text:p>
          </table:table-cell>
          <table:table-cell office:value-type="string" table:style-name="ce11">
            <text:p>74.037</text:p>
          </table:table-cell>
          <table:table-cell office:value-type="string" table:style-name="ce11">
            <text:p>73.454</text:p>
          </table:table-cell>
          <table:table-cell table:number-columns-repeated="16367"/>
        </table:table-row>
        <table:table-row table:style-name="ro4">
          <table:table-cell office:value-type="string" table:style-name="ce4">
            <text:p>B28</text:p>
          </table:table-cell>
          <table:table-cell office:value-type="string" table:style-name="ce4">
            <text:p>B28. I think that [my organisation] respects individual differences (e.g. cultures, working styles, backgrounds, ideas, etc.) (% strongly agree or agree)</text:p>
          </table:table-cell>
          <table:table-cell office:value-type="string" table:style-name="ce4">
            <text:p>Inclusion and fair treatment</text:p>
          </table:table-cell>
          <table:table-cell table:style-name="ce4"/>
          <table:table-cell office:value-type="string" table:style-name="ce11">
            <text:p>70.87</text:p>
          </table:table-cell>
          <table:table-cell office:value-type="string" table:style-name="ce11">
            <text:p>70.599</text:p>
          </table:table-cell>
          <table:table-cell office:value-type="string" table:style-name="ce11">
            <text:p>70.37</text:p>
          </table:table-cell>
          <table:table-cell office:value-type="string" table:style-name="ce11">
            <text:p>71.469</text:p>
          </table:table-cell>
          <table:table-cell office:value-type="string" table:style-name="ce11">
            <text:p>72.481</text:p>
          </table:table-cell>
          <table:table-cell office:value-type="string" table:style-name="ce11">
            <text:p>73.81</text:p>
          </table:table-cell>
          <table:table-cell office:value-type="string" table:style-name="ce11">
            <text:p>72.319</text:p>
          </table:table-cell>
          <table:table-cell office:value-type="string" table:style-name="ce11">
            <text:p>73.874</text:p>
          </table:table-cell>
          <table:table-cell office:value-type="string" table:style-name="ce11">
            <text:p>75.604</text:p>
          </table:table-cell>
          <table:table-cell office:value-type="string" table:style-name="ce11">
            <text:p>76.676</text:p>
          </table:table-cell>
          <table:table-cell office:value-type="string" table:style-name="ce11">
            <text:p>77.758</text:p>
          </table:table-cell>
          <table:table-cell office:value-type="string" table:style-name="ce11">
            <text:p>80.138</text:p>
          </table:table-cell>
          <table:table-cell office:value-type="string" table:style-name="ce11">
            <text:p>80.277</text:p>
          </table:table-cell>
          <table:table-cell table:number-columns-repeated="16367"/>
        </table:table-row>
        <table:table-row table:style-name="ro3">
          <table:table-cell office:value-type="string" table:style-name="ce4">
            <text:p>B29</text:p>
          </table:table-cell>
          <table:table-cell office:value-type="string" table:style-name="ce4">
            <text:p>B29. I get the information I need to do my job well (% strongly agree or agree)</text:p>
          </table:table-cell>
          <table:table-cell office:value-type="string" table:style-name="ce4">
            <text:p>Resources and workload</text:p>
          </table:table-cell>
          <table:table-cell table:style-name="ce4"/>
          <table:table-cell office:value-type="string" table:style-name="ce11">
            <text:p>63.097</text:p>
          </table:table-cell>
          <table:table-cell office:value-type="string" table:style-name="ce11">
            <text:p>66.86</text:p>
          </table:table-cell>
          <table:table-cell office:value-type="string" table:style-name="ce11">
            <text:p>67.403</text:p>
          </table:table-cell>
          <table:table-cell office:value-type="string" table:style-name="ce11">
            <text:p>68.293</text:p>
          </table:table-cell>
          <table:table-cell office:value-type="string" table:style-name="ce11">
            <text:p>69.134</text:p>
          </table:table-cell>
          <table:table-cell office:value-type="string" table:style-name="ce11">
            <text:p>69.869</text:p>
          </table:table-cell>
          <table:table-cell office:value-type="string" table:style-name="ce11">
            <text:p>69.211</text:p>
          </table:table-cell>
          <table:table-cell office:value-type="string" table:style-name="ce11">
            <text:p>68.815</text:p>
          </table:table-cell>
          <table:table-cell office:value-type="string" table:style-name="ce11">
            <text:p>69.626</text:p>
          </table:table-cell>
          <table:table-cell office:value-type="string" table:style-name="ce11">
            <text:p>70.372</text:p>
          </table:table-cell>
          <table:table-cell office:value-type="string" table:style-name="ce11">
            <text:p>71.058</text:p>
          </table:table-cell>
          <table:table-cell office:value-type="string" table:style-name="ce11">
            <text:p>73.163</text:p>
          </table:table-cell>
          <table:table-cell office:value-type="string" table:style-name="ce11">
            <text:p>72.554</text:p>
          </table:table-cell>
          <table:table-cell table:number-columns-repeated="16367"/>
        </table:table-row>
        <table:table-row table:style-name="ro3">
          <table:table-cell office:value-type="string" table:style-name="ce4">
            <text:p>B30</text:p>
          </table:table-cell>
          <table:table-cell office:value-type="string" table:style-name="ce4">
            <text:p>B30. I have clear work objectives (% strongly agree or agree)</text:p>
          </table:table-cell>
          <table:table-cell office:value-type="string" table:style-name="ce4">
            <text:p>Resources and workload</text:p>
          </table:table-cell>
          <table:table-cell table:style-name="ce4"/>
          <table:table-cell office:value-type="string" table:style-name="ce11">
            <text:p>72.499</text:p>
          </table:table-cell>
          <table:table-cell office:value-type="string" table:style-name="ce11">
            <text:p>73.876</text:p>
          </table:table-cell>
          <table:table-cell office:value-type="string" table:style-name="ce11">
            <text:p>73.548</text:p>
          </table:table-cell>
          <table:table-cell office:value-type="string" table:style-name="ce11">
            <text:p>74.96</text:p>
          </table:table-cell>
          <table:table-cell office:value-type="string" table:style-name="ce11">
            <text:p>75.256</text:p>
          </table:table-cell>
          <table:table-cell office:value-type="string" table:style-name="ce11">
            <text:p>75.57</text:p>
          </table:table-cell>
          <table:table-cell office:value-type="string" table:style-name="ce11">
            <text:p>75.492</text:p>
          </table:table-cell>
          <table:table-cell office:value-type="string" table:style-name="ce11">
            <text:p>75.123</text:p>
          </table:table-cell>
          <table:table-cell office:value-type="string" table:style-name="ce11">
            <text:p>75.331</text:p>
          </table:table-cell>
          <table:table-cell office:value-type="string" table:style-name="ce11">
            <text:p>75.846</text:p>
          </table:table-cell>
          <table:table-cell office:value-type="string" table:style-name="ce11">
            <text:p>75.69</text:p>
          </table:table-cell>
          <table:table-cell office:value-type="string" table:style-name="ce11">
            <text:p>78.633</text:p>
          </table:table-cell>
          <table:table-cell office:value-type="string" table:style-name="ce11">
            <text:p>77.842</text:p>
          </table:table-cell>
          <table:table-cell table:number-columns-repeated="16367"/>
        </table:table-row>
        <table:table-row table:style-name="ro3">
          <table:table-cell office:value-type="string" table:style-name="ce4">
            <text:p>B31</text:p>
          </table:table-cell>
          <table:table-cell office:value-type="string" table:style-name="ce4">
            <text:p>B31. I have the skills I need to do my job effectively (% strongly agree or agree)</text:p>
          </table:table-cell>
          <table:table-cell office:value-type="string" table:style-name="ce4">
            <text:p>Resources and workload</text:p>
          </table:table-cell>
          <table:table-cell table:style-name="ce4"/>
          <table:table-cell office:value-type="string" table:style-name="ce11">
            <text:p>87.435</text:p>
          </table:table-cell>
          <table:table-cell office:value-type="string" table:style-name="ce11">
            <text:p>88.186</text:p>
          </table:table-cell>
          <table:table-cell office:value-type="string" table:style-name="ce11">
            <text:p>88.088</text:p>
          </table:table-cell>
          <table:table-cell office:value-type="string" table:style-name="ce11">
            <text:p>88.326</text:p>
          </table:table-cell>
          <table:table-cell office:value-type="string" table:style-name="ce11">
            <text:p>88.435</text:p>
          </table:table-cell>
          <table:table-cell office:value-type="string" table:style-name="ce11">
            <text:p>89.045</text:p>
          </table:table-cell>
          <table:table-cell office:value-type="string" table:style-name="ce11">
            <text:p>88.134</text:p>
          </table:table-cell>
          <table:table-cell office:value-type="string" table:style-name="ce11">
            <text:p>88.649</text:p>
          </table:table-cell>
          <table:table-cell office:value-type="string" table:style-name="ce11">
            <text:p>88.437</text:p>
          </table:table-cell>
          <table:table-cell office:value-type="string" table:style-name="ce11">
            <text:p>88.696</text:p>
          </table:table-cell>
          <table:table-cell office:value-type="string" table:style-name="ce11">
            <text:p>88.78</text:p>
          </table:table-cell>
          <table:table-cell office:value-type="string" table:style-name="ce11">
            <text:p>89.757</text:p>
          </table:table-cell>
          <table:table-cell office:value-type="string" table:style-name="ce11">
            <text:p>89.536</text:p>
          </table:table-cell>
          <table:table-cell table:number-columns-repeated="16367"/>
        </table:table-row>
        <table:table-row table:style-name="ro3">
          <table:table-cell office:value-type="string" table:style-name="ce4">
            <text:p>B32</text:p>
          </table:table-cell>
          <table:table-cell office:value-type="string" table:style-name="ce4">
            <text:p>B32. I have the tools I need to do my job effectively (% strongly agree or agree)</text:p>
          </table:table-cell>
          <table:table-cell office:value-type="string" table:style-name="ce4">
            <text:p>Resources and workload</text:p>
          </table:table-cell>
          <table:table-cell table:style-name="ce4"/>
          <table:table-cell office:value-type="string" table:style-name="ce11">
            <text:p>71.575</text:p>
          </table:table-cell>
          <table:table-cell office:value-type="string" table:style-name="ce11">
            <text:p>71.753</text:p>
          </table:table-cell>
          <table:table-cell office:value-type="string" table:style-name="ce11">
            <text:p>70.31</text:p>
          </table:table-cell>
          <table:table-cell office:value-type="string" table:style-name="ce11">
            <text:p>71.614</text:p>
          </table:table-cell>
          <table:table-cell office:value-type="string" table:style-name="ce11">
            <text:p>71.366</text:p>
          </table:table-cell>
          <table:table-cell office:value-type="string" table:style-name="ce11">
            <text:p>71.826</text:p>
          </table:table-cell>
          <table:table-cell office:value-type="string" table:style-name="ce11">
            <text:p>68.748</text:p>
          </table:table-cell>
          <table:table-cell office:value-type="string" table:style-name="ce11">
            <text:p>70.012</text:p>
          </table:table-cell>
          <table:table-cell office:value-type="string" table:style-name="ce11">
            <text:p>69.952</text:p>
          </table:table-cell>
          <table:table-cell office:value-type="string" table:style-name="ce11">
            <text:p>71.11</text:p>
          </table:table-cell>
          <table:table-cell office:value-type="string" table:style-name="ce11">
            <text:p>72.409</text:p>
          </table:table-cell>
          <table:table-cell office:value-type="string" table:style-name="ce11">
            <text:p>76.104</text:p>
          </table:table-cell>
          <table:table-cell office:value-type="string" table:style-name="ce11">
            <text:p>76.098</text:p>
          </table:table-cell>
          <table:table-cell table:number-columns-repeated="16367"/>
        </table:table-row>
        <table:table-row table:style-name="ro3">
          <table:table-cell office:value-type="string" table:style-name="ce4">
            <text:p>B33</text:p>
          </table:table-cell>
          <table:table-cell office:value-type="string" table:style-name="ce4">
            <text:p>B33. I have an acceptable workload (% strongly agree or agree)</text:p>
          </table:table-cell>
          <table:table-cell office:value-type="string" table:style-name="ce4">
            <text:p>Resources and workload</text:p>
          </table:table-cell>
          <table:table-cell table:style-name="ce4"/>
          <table:table-cell office:value-type="string" table:style-name="ce11">
            <text:p>60.069</text:p>
          </table:table-cell>
          <table:table-cell office:value-type="string" table:style-name="ce11">
            <text:p>61.518</text:p>
          </table:table-cell>
          <table:table-cell office:value-type="string" table:style-name="ce11">
            <text:p>60.577</text:p>
          </table:table-cell>
          <table:table-cell office:value-type="string" table:style-name="ce11">
            <text:p>60.125</text:p>
          </table:table-cell>
          <table:table-cell office:value-type="string" table:style-name="ce11">
            <text:p>59.776</text:p>
          </table:table-cell>
          <table:table-cell office:value-type="string" table:style-name="ce11">
            <text:p>58.989</text:p>
          </table:table-cell>
          <table:table-cell office:value-type="string" table:style-name="ce11">
            <text:p>59.292</text:p>
          </table:table-cell>
          <table:table-cell office:value-type="string" table:style-name="ce11">
            <text:p>58.471</text:p>
          </table:table-cell>
          <table:table-cell office:value-type="string" table:style-name="ce11">
            <text:p>60.761</text:p>
          </table:table-cell>
          <table:table-cell office:value-type="string" table:style-name="ce11">
            <text:p>60.42</text:p>
          </table:table-cell>
          <table:table-cell office:value-type="string" table:style-name="ce11">
            <text:p>63.496</text:p>
          </table:table-cell>
          <table:table-cell office:value-type="string" table:style-name="ce11">
            <text:p>63.557</text:p>
          </table:table-cell>
          <table:table-cell office:value-type="string" table:style-name="ce11">
            <text:p>62.282</text:p>
          </table:table-cell>
          <table:table-cell table:number-columns-repeated="16367"/>
        </table:table-row>
        <table:table-row table:style-name="ro12">
          <table:table-cell office:value-type="string" table:style-name="ce4">
            <text:p>B34</text:p>
          </table:table-cell>
          <table:table-cell office:value-type="string" table:style-name="ce4">
            <text:p>B34. I achieve a good balance between my work life and my private life (% strongly agree or agree)</text:p>
          </table:table-cell>
          <table:table-cell office:value-type="string" table:style-name="ce4">
            <text:p>Resources and workload</text:p>
          </table:table-cell>
          <table:table-cell table:style-name="ce4"/>
          <table:table-cell office:value-type="string" table:style-name="ce11">
            <text:p>67.667</text:p>
          </table:table-cell>
          <table:table-cell office:value-type="string" table:style-name="ce11">
            <text:p>69.668</text:p>
          </table:table-cell>
          <table:table-cell office:value-type="string" table:style-name="ce11">
            <text:p>67.265</text:p>
          </table:table-cell>
          <table:table-cell office:value-type="string" table:style-name="ce11">
            <text:p>67.652</text:p>
          </table:table-cell>
          <table:table-cell office:value-type="string" table:style-name="ce11">
            <text:p>67.883</text:p>
          </table:table-cell>
          <table:table-cell office:value-type="string" table:style-name="ce11">
            <text:p>66.196</text:p>
          </table:table-cell>
          <table:table-cell office:value-type="string" table:style-name="ce11">
            <text:p>66.709</text:p>
          </table:table-cell>
          <table:table-cell office:value-type="string" table:style-name="ce11">
            <text:p>66.963</text:p>
          </table:table-cell>
          <table:table-cell office:value-type="string" table:style-name="ce11">
            <text:p>68.219</text:p>
          </table:table-cell>
          <table:table-cell office:value-type="string" table:style-name="ce11">
            <text:p>69.131</text:p>
          </table:table-cell>
          <table:table-cell office:value-type="string" table:style-name="ce11">
            <text:p>71.254</text:p>
          </table:table-cell>
          <table:table-cell office:value-type="string" table:style-name="ce11">
            <text:p>71.755</text:p>
          </table:table-cell>
          <table:table-cell office:value-type="string" table:style-name="ce11">
            <text:p>72.061</text:p>
          </table:table-cell>
          <table:table-cell table:number-columns-repeated="16367"/>
        </table:table-row>
        <table:table-row table:style-name="ro12">
          <table:table-cell office:value-type="string" table:style-name="ce4">
            <text:p>B35</text:p>
          </table:table-cell>
          <table:table-cell office:value-type="string" table:style-name="ce4">
            <text:p>B35. I feel that my pay adequately reflects my performance (% strongly agree or agree)</text:p>
          </table:table-cell>
          <table:table-cell office:value-type="string" table:style-name="ce4">
            <text:p>Pay and benefits</text:p>
          </table:table-cell>
          <table:table-cell table:style-name="ce4"/>
          <table:table-cell office:value-type="string" table:style-name="ce11">
            <text:p>35.958</text:p>
          </table:table-cell>
          <table:table-cell office:value-type="string" table:style-name="ce11">
            <text:p>38.024</text:p>
          </table:table-cell>
          <table:table-cell office:value-type="string" table:style-name="ce11">
            <text:p>32.064</text:p>
          </table:table-cell>
          <table:table-cell office:value-type="string" table:style-name="ce11">
            <text:p>30.619</text:p>
          </table:table-cell>
          <table:table-cell office:value-type="string" table:style-name="ce11">
            <text:p>28.843</text:p>
          </table:table-cell>
          <table:table-cell office:value-type="string" table:style-name="ce11">
            <text:p>29.305</text:p>
          </table:table-cell>
          <table:table-cell office:value-type="string" table:style-name="ce11">
            <text:p>31.486</text:p>
          </table:table-cell>
          <table:table-cell office:value-type="string" table:style-name="ce11">
            <text:p>32.012</text:p>
          </table:table-cell>
          <table:table-cell office:value-type="string" table:style-name="ce11">
            <text:p>30.444</text:p>
          </table:table-cell>
          <table:table-cell office:value-type="string" table:style-name="ce11">
            <text:p>30.857</text:p>
          </table:table-cell>
          <table:table-cell office:value-type="string" table:style-name="ce11">
            <text:p>34.156</text:p>
          </table:table-cell>
          <table:table-cell office:value-type="string" table:style-name="ce11">
            <text:p>40.009</text:p>
          </table:table-cell>
          <table:table-cell office:value-type="string" table:style-name="ce11">
            <text:p>38.404</text:p>
          </table:table-cell>
          <table:table-cell table:number-columns-repeated="16367"/>
        </table:table-row>
        <table:table-row table:style-name="ro3">
          <table:table-cell office:value-type="string" table:style-name="ce4">
            <text:p>B36</text:p>
          </table:table-cell>
          <table:table-cell office:value-type="string" table:style-name="ce4">
            <text:p>B36. I am satisfied with the total benefits package (% strongly agree or agree)</text:p>
          </table:table-cell>
          <table:table-cell office:value-type="string" table:style-name="ce4">
            <text:p>Pay and benefits</text:p>
          </table:table-cell>
          <table:table-cell table:style-name="ce4"/>
          <table:table-cell office:value-type="string" table:style-name="ce11">
            <text:p>42.927</text:p>
          </table:table-cell>
          <table:table-cell office:value-type="string" table:style-name="ce11">
            <text:p>38.801</text:p>
          </table:table-cell>
          <table:table-cell office:value-type="string" table:style-name="ce11">
            <text:p>33.835</text:p>
          </table:table-cell>
          <table:table-cell office:value-type="string" table:style-name="ce11">
            <text:p>33.065</text:p>
          </table:table-cell>
          <table:table-cell office:value-type="string" table:style-name="ce11">
            <text:p>32.437</text:p>
          </table:table-cell>
          <table:table-cell office:value-type="string" table:style-name="ce11">
            <text:p>31.769</text:p>
          </table:table-cell>
          <table:table-cell office:value-type="string" table:style-name="ce11">
            <text:p>32.842</text:p>
          </table:table-cell>
          <table:table-cell office:value-type="string" table:style-name="ce11">
            <text:p>33.877</text:p>
          </table:table-cell>
          <table:table-cell office:value-type="string" table:style-name="ce11">
            <text:p>33.695</text:p>
          </table:table-cell>
          <table:table-cell office:value-type="string" table:style-name="ce11">
            <text:p>35.707</text:p>
          </table:table-cell>
          <table:table-cell office:value-type="string" table:style-name="ce11">
            <text:p>38.779</text:p>
          </table:table-cell>
          <table:table-cell office:value-type="string" table:style-name="ce11">
            <text:p>46.72</text:p>
          </table:table-cell>
          <table:table-cell office:value-type="string" table:style-name="ce11">
            <text:p>45.272</text:p>
          </table:table-cell>
          <table:table-cell table:number-columns-repeated="16367"/>
        </table:table-row>
        <table:table-row table:style-name="ro13">
          <table:table-cell office:value-type="string" table:style-name="ce4">
            <text:p>B37</text:p>
          </table:table-cell>
          <table:table-cell office:value-type="string" table:style-name="ce4">
            <text:p>B37. Compared to people doing a similar job in other organisations I feel my pay is reasonable (% strongly agree or agree)</text:p>
          </table:table-cell>
          <table:table-cell office:value-type="string" table:style-name="ce4">
            <text:p>Pay and benefits</text:p>
          </table:table-cell>
          <table:table-cell table:style-name="ce4"/>
          <table:table-cell office:value-type="string" table:style-name="ce11">
            <text:p>32.945</text:p>
          </table:table-cell>
          <table:table-cell office:value-type="string" table:style-name="ce11">
            <text:p>30.986</text:p>
          </table:table-cell>
          <table:table-cell office:value-type="string" table:style-name="ce11">
            <text:p>27.461</text:p>
          </table:table-cell>
          <table:table-cell office:value-type="string" table:style-name="ce11">
            <text:p>25.656</text:p>
          </table:table-cell>
          <table:table-cell office:value-type="string" table:style-name="ce11">
            <text:p>25.107</text:p>
          </table:table-cell>
          <table:table-cell office:value-type="string" table:style-name="ce11">
            <text:p>24.318</text:p>
          </table:table-cell>
          <table:table-cell office:value-type="string" table:style-name="ce11">
            <text:p>25.218</text:p>
          </table:table-cell>
          <table:table-cell office:value-type="string" table:style-name="ce11">
            <text:p>26.839</text:p>
          </table:table-cell>
          <table:table-cell office:value-type="string" table:style-name="ce11">
            <text:p>25.482</text:p>
          </table:table-cell>
          <table:table-cell office:value-type="string" table:style-name="ce11">
            <text:p>26.831</text:p>
          </table:table-cell>
          <table:table-cell office:value-type="string" table:style-name="ce11">
            <text:p>27.737</text:p>
          </table:table-cell>
          <table:table-cell office:value-type="string" table:style-name="ce11">
            <text:p>32.83</text:p>
          </table:table-cell>
          <table:table-cell office:value-type="string" table:style-name="ce11">
            <text:p>32.358</text:p>
          </table:table-cell>
          <table:table-cell table:number-columns-repeated="16367"/>
        </table:table-row>
        <table:table-row table:style-name="ro12">
          <table:table-cell office:value-type="string" table:style-name="ce4">
            <text:p>B38</text:p>
          </table:table-cell>
          <table:table-cell office:value-type="string" table:style-name="ce4">
            <text:p>B38. [Senior managers] in [my organisation] are sufficiently visible (% strongly agree or agree)</text:p>
          </table:table-cell>
          <table:table-cell office:value-type="string" table:style-name="ce4">
            <text:p>Leadership and managing change</text:p>
          </table:table-cell>
          <table:table-cell table:style-name="ce4"/>
          <table:table-cell office:value-type="string" table:style-name="ce11">
            <text:p>44.632</text:p>
          </table:table-cell>
          <table:table-cell office:value-type="string" table:style-name="ce11">
            <text:p>45.018</text:p>
          </table:table-cell>
          <table:table-cell office:value-type="string" table:style-name="ce11">
            <text:p>45.349</text:p>
          </table:table-cell>
          <table:table-cell office:value-type="string" table:style-name="ce11">
            <text:p>48.075</text:p>
          </table:table-cell>
          <table:table-cell office:value-type="string" table:style-name="ce11">
            <text:p>51</text:p>
          </table:table-cell>
          <table:table-cell office:value-type="string" table:style-name="ce11">
            <text:p>53.151</text:p>
          </table:table-cell>
          <table:table-cell office:value-type="string" table:style-name="ce11">
            <text:p>53.109</text:p>
          </table:table-cell>
          <table:table-cell office:value-type="string" table:style-name="ce11">
            <text:p>54.929</text:p>
          </table:table-cell>
          <table:table-cell office:value-type="string" table:style-name="ce11">
            <text:p>60.042</text:p>
          </table:table-cell>
          <table:table-cell office:value-type="string" table:style-name="ce11">
            <text:p>61.486</text:p>
          </table:table-cell>
          <table:table-cell office:value-type="string" table:style-name="ce11">
            <text:p>62.745</text:p>
          </table:table-cell>
          <table:table-cell office:value-type="string" table:style-name="ce11">
            <text:p>75.655</text:p>
          </table:table-cell>
          <table:table-cell office:value-type="string" table:style-name="ce11">
            <text:p>72.254</text:p>
          </table:table-cell>
          <table:table-cell table:number-columns-repeated="16367"/>
        </table:table-row>
        <table:table-row table:style-name="ro13">
          <table:table-cell office:value-type="string" table:style-name="ce4">
            <text:p>B39</text:p>
          </table:table-cell>
          <table:table-cell office:value-type="string" table:style-name="ce4">
            <text:p>B39. I believe the actions of [senior managers] are consistent with [my organisation's] values (% strongly agree or agree)</text:p>
          </table:table-cell>
          <table:table-cell office:value-type="string" table:style-name="ce4">
            <text:p>Leadership and managing change</text:p>
          </table:table-cell>
          <table:table-cell table:style-name="ce4"/>
          <table:table-cell office:value-type="string" table:style-name="ce11">
            <text:p>37.976</text:p>
          </table:table-cell>
          <table:table-cell office:value-type="string" table:style-name="ce11">
            <text:p>39.47</text:p>
          </table:table-cell>
          <table:table-cell office:value-type="string" table:style-name="ce11">
            <text:p>38.841</text:p>
          </table:table-cell>
          <table:table-cell office:value-type="string" table:style-name="ce11">
            <text:p>41.994</text:p>
          </table:table-cell>
          <table:table-cell office:value-type="string" table:style-name="ce11">
            <text:p>43.478</text:p>
          </table:table-cell>
          <table:table-cell office:value-type="string" table:style-name="ce11">
            <text:p>47.391</text:p>
          </table:table-cell>
          <table:table-cell office:value-type="string" table:style-name="ce11">
            <text:p>45.26</text:p>
          </table:table-cell>
          <table:table-cell office:value-type="string" table:style-name="ce11">
            <text:p>48.721</text:p>
          </table:table-cell>
          <table:table-cell office:value-type="string" table:style-name="ce11">
            <text:p>53.89</text:p>
          </table:table-cell>
          <table:table-cell office:value-type="string" table:style-name="ce11">
            <text:p>52.5</text:p>
          </table:table-cell>
          <table:table-cell office:value-type="string" table:style-name="ce11">
            <text:p>54.618</text:p>
          </table:table-cell>
          <table:table-cell office:value-type="string" table:style-name="ce11">
            <text:p>68.807</text:p>
          </table:table-cell>
          <table:table-cell office:value-type="string" table:style-name="ce11">
            <text:p>68</text:p>
          </table:table-cell>
          <table:table-cell table:number-columns-repeated="16367"/>
        </table:table-row>
        <table:table-row table:style-name="ro13">
          <table:table-cell office:value-type="string" table:style-name="ce4">
            <text:p>B40</text:p>
          </table:table-cell>
          <table:table-cell office:value-type="string" table:style-name="ce4">
            <text:p>B40. I believe that [my organisation's] senior leaders have a clear vision for the future of [my organisation] (% strongly agree or agree)</text:p>
          </table:table-cell>
          <table:table-cell office:value-type="string" table:style-name="ce4">
            <text:p>Leadership and managing change</text:p>
          </table:table-cell>
          <table:table-cell table:style-name="ce4"/>
          <table:table-cell office:value-type="string" table:style-name="ce11">
            <text:p>36.188</text:p>
          </table:table-cell>
          <table:table-cell office:value-type="string" table:style-name="ce11">
            <text:p>35.124</text:p>
          </table:table-cell>
          <table:table-cell office:value-type="string" table:style-name="ce11">
            <text:p>39.268</text:p>
          </table:table-cell>
          <table:table-cell office:value-type="string" table:style-name="ce11">
            <text:p>39.604</text:p>
          </table:table-cell>
          <table:table-cell office:value-type="string" table:style-name="ce11">
            <text:p>41.589</text:p>
          </table:table-cell>
          <table:table-cell office:value-type="string" table:style-name="ce11">
            <text:p>44.749</text:p>
          </table:table-cell>
          <table:table-cell office:value-type="string" table:style-name="ce11">
            <text:p>42.225</text:p>
          </table:table-cell>
          <table:table-cell office:value-type="string" table:style-name="ce11">
            <text:p>42.804</text:p>
          </table:table-cell>
          <table:table-cell office:value-type="string" table:style-name="ce11">
            <text:p>48.548</text:p>
          </table:table-cell>
          <table:table-cell office:value-type="string" table:style-name="ce11">
            <text:p>47.776</text:p>
          </table:table-cell>
          <table:table-cell office:value-type="string" table:style-name="ce11">
            <text:p>50</text:p>
          </table:table-cell>
          <table:table-cell office:value-type="string" table:style-name="ce11">
            <text:p>59.611</text:p>
          </table:table-cell>
          <table:table-cell office:value-type="string" table:style-name="ce11">
            <text:p>60.098</text:p>
          </table:table-cell>
          <table:table-cell table:number-columns-repeated="16367"/>
        </table:table-row>
        <table:table-row table:style-name="ro13">
          <table:table-cell office:value-type="string" table:style-name="ce4">
            <text:p>B41</text:p>
          </table:table-cell>
          <table:table-cell office:value-type="string" table:style-name="ce4">
            <text:p>B41. Overall, I have confidence in the decisions made by [my organisation's senior managers] (% strongly agree or agree)</text:p>
          </table:table-cell>
          <table:table-cell office:value-type="string" table:style-name="ce4">
            <text:p>Leadership and managing change</text:p>
          </table:table-cell>
          <table:table-cell table:style-name="ce4"/>
          <table:table-cell office:value-type="string" table:style-name="ce11">
            <text:p>34.628</text:p>
          </table:table-cell>
          <table:table-cell office:value-type="string" table:style-name="ce11">
            <text:p>35.675</text:p>
          </table:table-cell>
          <table:table-cell office:value-type="string" table:style-name="ce11">
            <text:p>36.334</text:p>
          </table:table-cell>
          <table:table-cell office:value-type="string" table:style-name="ce11">
            <text:p>39.286</text:p>
          </table:table-cell>
          <table:table-cell office:value-type="string" table:style-name="ce11">
            <text:p>40.813</text:p>
          </table:table-cell>
          <table:table-cell office:value-type="string" table:style-name="ce11">
            <text:p>43.834</text:p>
          </table:table-cell>
          <table:table-cell office:value-type="string" table:style-name="ce11">
            <text:p>41.533</text:p>
          </table:table-cell>
          <table:table-cell office:value-type="string" table:style-name="ce11">
            <text:p>43.983</text:p>
          </table:table-cell>
          <table:table-cell office:value-type="string" table:style-name="ce11">
            <text:p>48.679</text:p>
          </table:table-cell>
          <table:table-cell office:value-type="string" table:style-name="ce11">
            <text:p>48.569</text:p>
          </table:table-cell>
          <table:table-cell office:value-type="string" table:style-name="ce11">
            <text:p>51.139</text:p>
          </table:table-cell>
          <table:table-cell office:value-type="string" table:style-name="ce11">
            <text:p>63.118</text:p>
          </table:table-cell>
          <table:table-cell office:value-type="string" table:style-name="ce11">
            <text:p>62.238</text:p>
          </table:table-cell>
          <table:table-cell table:number-columns-repeated="16367"/>
        </table:table-row>
        <table:table-row table:style-name="ro12">
          <table:table-cell office:value-type="string" table:style-name="ce4">
            <text:p>B42</text:p>
          </table:table-cell>
          <table:table-cell office:value-type="string" table:style-name="ce4">
            <text:p>B42. I feel that change is managed well in [my organisation] (% strongly agree or agree)</text:p>
          </table:table-cell>
          <table:table-cell office:value-type="string" table:style-name="ce4">
            <text:p>Leadership and managing change</text:p>
          </table:table-cell>
          <table:table-cell table:style-name="ce4"/>
          <table:table-cell office:value-type="string" table:style-name="ce11">
            <text:p>27.049</text:p>
          </table:table-cell>
          <table:table-cell office:value-type="string" table:style-name="ce11">
            <text:p>27.321</text:p>
          </table:table-cell>
          <table:table-cell office:value-type="string" table:style-name="ce11">
            <text:p>27.344</text:p>
          </table:table-cell>
          <table:table-cell office:value-type="string" table:style-name="ce11">
            <text:p>29.177</text:p>
          </table:table-cell>
          <table:table-cell office:value-type="string" table:style-name="ce11">
            <text:p>28.592</text:p>
          </table:table-cell>
          <table:table-cell office:value-type="string" table:style-name="ce11">
            <text:p>31.223</text:p>
          </table:table-cell>
          <table:table-cell office:value-type="string" table:style-name="ce11">
            <text:p>30.118</text:p>
          </table:table-cell>
          <table:table-cell office:value-type="string" table:style-name="ce11">
            <text:p>29.386</text:p>
          </table:table-cell>
          <table:table-cell office:value-type="string" table:style-name="ce11">
            <text:p>33.088</text:p>
          </table:table-cell>
          <table:table-cell office:value-type="string" table:style-name="ce11">
            <text:p>33.052</text:p>
          </table:table-cell>
          <table:table-cell office:value-type="string" table:style-name="ce11">
            <text:p>35.105</text:p>
          </table:table-cell>
          <table:table-cell office:value-type="string" table:style-name="ce11">
            <text:p>43.871</text:p>
          </table:table-cell>
          <table:table-cell office:value-type="string" table:style-name="ce11">
            <text:p>41.225</text:p>
          </table:table-cell>
          <table:table-cell table:number-columns-repeated="16367"/>
        </table:table-row>
        <table:table-row table:style-name="ro12">
          <table:table-cell office:value-type="string" table:style-name="ce4">
            <text:p>B43</text:p>
          </table:table-cell>
          <table:table-cell office:value-type="string" table:style-name="ce4">
            <text:p>B43. When changes are made in [my organisation] they are usually for the better (% strongly agree or agree)</text:p>
          </table:table-cell>
          <table:table-cell office:value-type="string" table:style-name="ce4">
            <text:p>Leadership and managing change</text:p>
          </table:table-cell>
          <table:table-cell table:style-name="ce4"/>
          <table:table-cell office:value-type="string" table:style-name="ce11">
            <text:p>25.304</text:p>
          </table:table-cell>
          <table:table-cell office:value-type="string" table:style-name="ce11">
            <text:p>23.077</text:p>
          </table:table-cell>
          <table:table-cell office:value-type="string" table:style-name="ce11">
            <text:p>22.699</text:p>
          </table:table-cell>
          <table:table-cell office:value-type="string" table:style-name="ce11">
            <text:p>25</text:p>
          </table:table-cell>
          <table:table-cell office:value-type="string" table:style-name="ce11">
            <text:p>26.879</text:p>
          </table:table-cell>
          <table:table-cell office:value-type="string" table:style-name="ce11">
            <text:p>29.592</text:p>
          </table:table-cell>
          <table:table-cell office:value-type="string" table:style-name="ce11">
            <text:p>26.719</text:p>
          </table:table-cell>
          <table:table-cell office:value-type="string" table:style-name="ce11">
            <text:p>30.079</text:p>
          </table:table-cell>
          <table:table-cell office:value-type="string" table:style-name="ce11">
            <text:p>33.039</text:p>
          </table:table-cell>
          <table:table-cell office:value-type="string" table:style-name="ce11">
            <text:p>34.783</text:p>
          </table:table-cell>
          <table:table-cell office:value-type="string" table:style-name="ce11">
            <text:p>35.75</text:p>
          </table:table-cell>
          <table:table-cell office:value-type="string" table:style-name="ce11">
            <text:p>42.285</text:p>
          </table:table-cell>
          <table:table-cell office:value-type="string" table:style-name="ce11">
            <text:p>40.723</text:p>
          </table:table-cell>
          <table:table-cell table:number-columns-repeated="16367"/>
        </table:table-row>
        <table:table-row table:style-name="ro12">
          <table:table-cell office:value-type="string" table:style-name="ce4">
            <text:p>B44</text:p>
          </table:table-cell>
          <table:table-cell office:value-type="string" table:style-name="ce4">
            <text:p>B44. [My organisation] keeps me informed about matters that affect me (% strongly agree or agree)</text:p>
          </table:table-cell>
          <table:table-cell office:value-type="string" table:style-name="ce4">
            <text:p>Leadership and managing change</text:p>
          </table:table-cell>
          <table:table-cell table:style-name="ce4"/>
          <table:table-cell office:value-type="string" table:style-name="ce11">
            <text:p>55.488</text:p>
          </table:table-cell>
          <table:table-cell office:value-type="string" table:style-name="ce11">
            <text:p>54.496</text:p>
          </table:table-cell>
          <table:table-cell office:value-type="string" table:style-name="ce11">
            <text:p>55.03</text:p>
          </table:table-cell>
          <table:table-cell office:value-type="string" table:style-name="ce11">
            <text:p>56.472</text:p>
          </table:table-cell>
          <table:table-cell office:value-type="string" table:style-name="ce11">
            <text:p>58.028</text:p>
          </table:table-cell>
          <table:table-cell office:value-type="string" table:style-name="ce11">
            <text:p>58.266</text:p>
          </table:table-cell>
          <table:table-cell office:value-type="string" table:style-name="ce11">
            <text:p>55.686</text:p>
          </table:table-cell>
          <table:table-cell office:value-type="string" table:style-name="ce11">
            <text:p>55.7</text:p>
          </table:table-cell>
          <table:table-cell office:value-type="string" table:style-name="ce11">
            <text:p>57.871</text:p>
          </table:table-cell>
          <table:table-cell office:value-type="string" table:style-name="ce11">
            <text:p>59.153</text:p>
          </table:table-cell>
          <table:table-cell office:value-type="string" table:style-name="ce11">
            <text:p>60.098</text:p>
          </table:table-cell>
          <table:table-cell office:value-type="string" table:style-name="ce11">
            <text:p>71.433</text:p>
          </table:table-cell>
          <table:table-cell office:value-type="string" table:style-name="ce11">
            <text:p>70.089</text:p>
          </table:table-cell>
          <table:table-cell table:number-columns-repeated="16367"/>
        </table:table-row>
        <table:table-row table:style-name="ro12">
          <table:table-cell office:value-type="string" table:style-name="ce4">
            <text:p>B45</text:p>
          </table:table-cell>
          <table:table-cell office:value-type="string" table:style-name="ce4">
            <text:p>B45. I have the opportunity to contribute my views before decisions are made that affect me (% strongly agree or agree)</text:p>
          </table:table-cell>
          <table:table-cell office:value-type="string" table:style-name="ce4">
            <text:p>Leadership and managing change</text:p>
          </table:table-cell>
          <table:table-cell table:style-name="ce4"/>
          <table:table-cell office:value-type="string" table:style-name="ce11">
            <text:p>32.938</text:p>
          </table:table-cell>
          <table:table-cell office:value-type="string" table:style-name="ce11">
            <text:p>32.042</text:p>
          </table:table-cell>
          <table:table-cell office:value-type="string" table:style-name="ce11">
            <text:p>35.625</text:p>
          </table:table-cell>
          <table:table-cell office:value-type="string" table:style-name="ce11">
            <text:p>35.842</text:p>
          </table:table-cell>
          <table:table-cell office:value-type="string" table:style-name="ce11">
            <text:p>36.349</text:p>
          </table:table-cell>
          <table:table-cell office:value-type="string" table:style-name="ce11">
            <text:p>35.562</text:p>
          </table:table-cell>
          <table:table-cell office:value-type="string" table:style-name="ce11">
            <text:p>35.945</text:p>
          </table:table-cell>
          <table:table-cell office:value-type="string" table:style-name="ce11">
            <text:p>37.59</text:p>
          </table:table-cell>
          <table:table-cell office:value-type="string" table:style-name="ce11">
            <text:p>38.578</text:p>
          </table:table-cell>
          <table:table-cell office:value-type="string" table:style-name="ce11">
            <text:p>40.334</text:p>
          </table:table-cell>
          <table:table-cell office:value-type="string" table:style-name="ce11">
            <text:p>40.406</text:p>
          </table:table-cell>
          <table:table-cell office:value-type="string" table:style-name="ce11">
            <text:p>45.604</text:p>
          </table:table-cell>
          <table:table-cell office:value-type="string" table:style-name="ce11">
            <text:p>45.742</text:p>
          </table:table-cell>
          <table:table-cell table:number-columns-repeated="16367"/>
        </table:table-row>
        <table:table-row table:style-name="ro12">
          <table:table-cell office:value-type="string" table:style-name="ce4">
            <text:p>B46</text:p>
          </table:table-cell>
          <table:table-cell office:value-type="string" table:style-name="ce4">
            <text:p>B46. I think it is safe to challenge the way things are done in [my organisation] (% strongly agree or agree)</text:p>
          </table:table-cell>
          <table:table-cell office:value-type="string" table:style-name="ce4">
            <text:p>Leadership and managing change</text:p>
          </table:table-cell>
          <table:table-cell table:style-name="ce4"/>
          <table:table-cell office:value-type="string" table:style-name="ce11">
            <text:p>39.236</text:p>
          </table:table-cell>
          <table:table-cell office:value-type="string" table:style-name="ce11">
            <text:p>39.447</text:p>
          </table:table-cell>
          <table:table-cell office:value-type="string" table:style-name="ce11">
            <text:p>38.425</text:p>
          </table:table-cell>
          <table:table-cell office:value-type="string" table:style-name="ce11">
            <text:p>40.388</text:p>
          </table:table-cell>
          <table:table-cell office:value-type="string" table:style-name="ce11">
            <text:p>38.403</text:p>
          </table:table-cell>
          <table:table-cell office:value-type="string" table:style-name="ce11">
            <text:p>41.284</text:p>
          </table:table-cell>
          <table:table-cell office:value-type="string" table:style-name="ce11">
            <text:p>41.195</text:p>
          </table:table-cell>
          <table:table-cell office:value-type="string" table:style-name="ce11">
            <text:p>43.154</text:p>
          </table:table-cell>
          <table:table-cell office:value-type="string" table:style-name="ce11">
            <text:p>45.959</text:p>
          </table:table-cell>
          <table:table-cell office:value-type="string" table:style-name="ce11">
            <text:p>47.437</text:p>
          </table:table-cell>
          <table:table-cell office:value-type="string" table:style-name="ce11">
            <text:p>49.514</text:p>
          </table:table-cell>
          <table:table-cell office:value-type="string" table:style-name="ce11">
            <text:p>54.096</text:p>
          </table:table-cell>
          <table:table-cell office:value-type="string" table:style-name="ce11">
            <text:p>54.536</text:p>
          </table:table-cell>
          <table:table-cell table:number-columns-repeated="16367"/>
        </table:table-row>
        <table:table-row table:style-name="ro12">
          <table:table-cell office:value-type="string" table:style-name="ce4">
            <text:p>B47</text:p>
          </table:table-cell>
          <table:table-cell office:value-type="string" table:style-name="ce4">
            <text:p>B47. I am proud when I tell others I am part of [my organisation] (% strongly agree or agree)</text:p>
          </table:table-cell>
          <table:table-cell office:value-type="string" table:style-name="ce4">
            <text:p>Employee engagement</text:p>
          </table:table-cell>
          <table:table-cell table:style-name="ce4"/>
          <table:table-cell office:value-type="string" table:style-name="ce11">
            <text:p>55.543</text:p>
          </table:table-cell>
          <table:table-cell office:value-type="string" table:style-name="ce11">
            <text:p>54.856</text:p>
          </table:table-cell>
          <table:table-cell office:value-type="string" table:style-name="ce11">
            <text:p>52.201</text:p>
          </table:table-cell>
          <table:table-cell office:value-type="string" table:style-name="ce11">
            <text:p>53.433</text:p>
          </table:table-cell>
          <table:table-cell office:value-type="string" table:style-name="ce11">
            <text:p>55.953</text:p>
          </table:table-cell>
          <table:table-cell office:value-type="string" table:style-name="ce11">
            <text:p>58.869</text:p>
          </table:table-cell>
          <table:table-cell office:value-type="string" table:style-name="ce11">
            <text:p>57.286</text:p>
          </table:table-cell>
          <table:table-cell office:value-type="string" table:style-name="ce11">
            <text:p>58.864</text:p>
          </table:table-cell>
          <table:table-cell office:value-type="string" table:style-name="ce11">
            <text:p>61.722</text:p>
          </table:table-cell>
          <table:table-cell office:value-type="string" table:style-name="ce11">
            <text:p>65.239</text:p>
          </table:table-cell>
          <table:table-cell office:value-type="string" table:style-name="ce11">
            <text:p>66.527</text:p>
          </table:table-cell>
          <table:table-cell office:value-type="string" table:style-name="ce11">
            <text:p>70.193</text:p>
          </table:table-cell>
          <table:table-cell office:value-type="string" table:style-name="ce11">
            <text:p>70.488</text:p>
          </table:table-cell>
          <table:table-cell table:number-columns-repeated="16367"/>
        </table:table-row>
        <table:table-row table:style-name="ro12">
          <table:table-cell office:value-type="string" table:style-name="ce4">
            <text:p>B48</text:p>
          </table:table-cell>
          <table:table-cell office:value-type="string" table:style-name="ce4">
            <text:p>B48. I would recommend [my organisation] as a great place to work (% strongly agree or agree)</text:p>
          </table:table-cell>
          <table:table-cell office:value-type="string" table:style-name="ce4">
            <text:p>Employee engagement</text:p>
          </table:table-cell>
          <table:table-cell table:style-name="ce4"/>
          <table:table-cell office:value-type="string" table:style-name="ce11">
            <text:p>47.957</text:p>
          </table:table-cell>
          <table:table-cell office:value-type="string" table:style-name="ce11">
            <text:p>41.555</text:p>
          </table:table-cell>
          <table:table-cell office:value-type="string" table:style-name="ce11">
            <text:p>42.741</text:p>
          </table:table-cell>
          <table:table-cell office:value-type="string" table:style-name="ce11">
            <text:p>46.483</text:p>
          </table:table-cell>
          <table:table-cell office:value-type="string" table:style-name="ce11">
            <text:p>44.828</text:p>
          </table:table-cell>
          <table:table-cell office:value-type="string" table:style-name="ce11">
            <text:p>48.902</text:p>
          </table:table-cell>
          <table:table-cell office:value-type="string" table:style-name="ce11">
            <text:p>47.15</text:p>
          </table:table-cell>
          <table:table-cell office:value-type="string" table:style-name="ce11">
            <text:p>51.064</text:p>
          </table:table-cell>
          <table:table-cell office:value-type="string" table:style-name="ce11">
            <text:p>55.018</text:p>
          </table:table-cell>
          <table:table-cell office:value-type="string" table:style-name="ce11">
            <text:p>57.903</text:p>
          </table:table-cell>
          <table:table-cell office:value-type="string" table:style-name="ce11">
            <text:p>61.112</text:p>
          </table:table-cell>
          <table:table-cell office:value-type="string" table:style-name="ce11">
            <text:p>65.891</text:p>
          </table:table-cell>
          <table:table-cell office:value-type="string" table:style-name="ce11">
            <text:p>63.59</text:p>
          </table:table-cell>
          <table:table-cell table:number-columns-repeated="16367"/>
        </table:table-row>
        <table:table-row table:style-name="ro3">
          <table:table-cell office:value-type="string" table:style-name="ce4">
            <text:p>B49</text:p>
          </table:table-cell>
          <table:table-cell office:value-type="string" table:style-name="ce4">
            <text:p>B49. I feel a strong personal attachment to [my organisation] (% strongly agree or agree)</text:p>
          </table:table-cell>
          <table:table-cell office:value-type="string" table:style-name="ce4">
            <text:p>Employee engagement</text:p>
          </table:table-cell>
          <table:table-cell table:style-name="ce4"/>
          <table:table-cell office:value-type="string" table:style-name="ce11">
            <text:p>45.059</text:p>
          </table:table-cell>
          <table:table-cell office:value-type="string" table:style-name="ce11">
            <text:p>46.154</text:p>
          </table:table-cell>
          <table:table-cell office:value-type="string" table:style-name="ce11">
            <text:p>45.522</text:p>
          </table:table-cell>
          <table:table-cell office:value-type="string" table:style-name="ce11">
            <text:p>44.388</text:p>
          </table:table-cell>
          <table:table-cell office:value-type="string" table:style-name="ce11">
            <text:p>45.746</text:p>
          </table:table-cell>
          <table:table-cell office:value-type="string" table:style-name="ce11">
            <text:p>47.813</text:p>
          </table:table-cell>
          <table:table-cell office:value-type="string" table:style-name="ce11">
            <text:p>46.855</text:p>
          </table:table-cell>
          <table:table-cell office:value-type="string" table:style-name="ce11">
            <text:p>47.896</text:p>
          </table:table-cell>
          <table:table-cell office:value-type="string" table:style-name="ce11">
            <text:p>48.938</text:p>
          </table:table-cell>
          <table:table-cell office:value-type="string" table:style-name="ce11">
            <text:p>51.707</text:p>
          </table:table-cell>
          <table:table-cell office:value-type="string" table:style-name="ce11">
            <text:p>52.351</text:p>
          </table:table-cell>
          <table:table-cell office:value-type="string" table:style-name="ce11">
            <text:p>56.033</text:p>
          </table:table-cell>
          <table:table-cell office:value-type="string" table:style-name="ce11">
            <text:p>53.704</text:p>
          </table:table-cell>
          <table:table-cell table:number-columns-repeated="16367"/>
        </table:table-row>
        <table:table-row table:style-name="ro3">
          <table:table-cell office:value-type="string" table:style-name="ce4">
            <text:p>B50</text:p>
          </table:table-cell>
          <table:table-cell office:value-type="string" table:style-name="ce4">
            <text:p>B50. [My organisation] inspires me to do the best in my job (% strongly agree or agree)</text:p>
          </table:table-cell>
          <table:table-cell office:value-type="string" table:style-name="ce4">
            <text:p>Employee engagement</text:p>
          </table:table-cell>
          <table:table-cell table:style-name="ce4"/>
          <table:table-cell office:value-type="string" table:style-name="ce11">
            <text:p>39.829</text:p>
          </table:table-cell>
          <table:table-cell office:value-type="string" table:style-name="ce11">
            <text:p>39.073</text:p>
          </table:table-cell>
          <table:table-cell office:value-type="string" table:style-name="ce11">
            <text:p>38.261</text:p>
          </table:table-cell>
          <table:table-cell office:value-type="string" table:style-name="ce11">
            <text:p>41.008</text:p>
          </table:table-cell>
          <table:table-cell office:value-type="string" table:style-name="ce11">
            <text:p>43.161</text:p>
          </table:table-cell>
          <table:table-cell office:value-type="string" table:style-name="ce11">
            <text:p>45.122</text:p>
          </table:table-cell>
          <table:table-cell office:value-type="string" table:style-name="ce11">
            <text:p>44.343</text:p>
          </table:table-cell>
          <table:table-cell office:value-type="string" table:style-name="ce11">
            <text:p>45.921</text:p>
          </table:table-cell>
          <table:table-cell office:value-type="string" table:style-name="ce11">
            <text:p>47.699</text:p>
          </table:table-cell>
          <table:table-cell office:value-type="string" table:style-name="ce11">
            <text:p>49.867</text:p>
          </table:table-cell>
          <table:table-cell office:value-type="string" table:style-name="ce11">
            <text:p>52.065</text:p>
          </table:table-cell>
          <table:table-cell office:value-type="string" table:style-name="ce11">
            <text:p>57.639</text:p>
          </table:table-cell>
          <table:table-cell office:value-type="string" table:style-name="ce11">
            <text:p>57.636</text:p>
          </table:table-cell>
          <table:table-cell table:number-columns-repeated="16367"/>
        </table:table-row>
        <table:table-row table:style-name="ro12">
          <table:table-cell office:value-type="string" table:style-name="ce4">
            <text:p>B51</text:p>
          </table:table-cell>
          <table:table-cell office:value-type="string" table:style-name="ce4">
            <text:p>B51. [My organisation] motivates me to help it achieve its objectives (% strongly agree or agree)</text:p>
          </table:table-cell>
          <table:table-cell office:value-type="string" table:style-name="ce4">
            <text:p>Employee engagement</text:p>
          </table:table-cell>
          <table:table-cell table:style-name="ce4"/>
          <table:table-cell office:value-type="string" table:style-name="ce11">
            <text:p>37.871</text:p>
          </table:table-cell>
          <table:table-cell office:value-type="string" table:style-name="ce11">
            <text:p>35.743</text:p>
          </table:table-cell>
          <table:table-cell office:value-type="string" table:style-name="ce11">
            <text:p>35.294</text:p>
          </table:table-cell>
          <table:table-cell office:value-type="string" table:style-name="ce11">
            <text:p>38.337</text:p>
          </table:table-cell>
          <table:table-cell office:value-type="string" table:style-name="ce11">
            <text:p>39.828</text:p>
          </table:table-cell>
          <table:table-cell office:value-type="string" table:style-name="ce11">
            <text:p>43.286</text:p>
          </table:table-cell>
          <table:table-cell office:value-type="string" table:style-name="ce11">
            <text:p>41.701</text:p>
          </table:table-cell>
          <table:table-cell office:value-type="string" table:style-name="ce11">
            <text:p>43.541</text:p>
          </table:table-cell>
          <table:table-cell office:value-type="string" table:style-name="ce11">
            <text:p>45.926</text:p>
          </table:table-cell>
          <table:table-cell office:value-type="string" table:style-name="ce11">
            <text:p>47.554</text:p>
          </table:table-cell>
          <table:table-cell office:value-type="string" table:style-name="ce11">
            <text:p>50.065</text:p>
          </table:table-cell>
          <table:table-cell office:value-type="string" table:style-name="ce11">
            <text:p>56.361</text:p>
          </table:table-cell>
          <table:table-cell office:value-type="string" table:style-name="ce11">
            <text:p>55.409</text:p>
          </table:table-cell>
          <table:table-cell table:number-columns-repeated="16367"/>
        </table:table-row>
        <table:table-row table:style-name="ro13">
          <table:table-cell office:value-type="string" table:style-name="ce4">
            <text:p>B52</text:p>
          </table:table-cell>
          <table:table-cell office:value-type="string" table:style-name="ce4">
            <text:p>B52. I believe that [senior managers] in [my organisation] will take action on the results from this survey (% strongly agree or agree)</text:p>
          </table:table-cell>
          <table:table-cell office:value-type="string" table:style-name="ce4">
            <text:p>Taking action</text:p>
          </table:table-cell>
          <table:table-cell table:style-name="ce4"/>
          <table:table-cell office:value-type="string" table:style-name="ce11">
            <text:p>36.484</text:p>
          </table:table-cell>
          <table:table-cell office:value-type="string" table:style-name="ce11">
            <text:p>37.652</text:p>
          </table:table-cell>
          <table:table-cell office:value-type="string" table:style-name="ce11">
            <text:p>38.827</text:p>
          </table:table-cell>
          <table:table-cell office:value-type="string" table:style-name="ce11">
            <text:p>43.057</text:p>
          </table:table-cell>
          <table:table-cell office:value-type="string" table:style-name="ce11">
            <text:p>42.98</text:p>
          </table:table-cell>
          <table:table-cell office:value-type="string" table:style-name="ce11">
            <text:p>45.215</text:p>
          </table:table-cell>
          <table:table-cell office:value-type="string" table:style-name="ce11">
            <text:p>43.337</text:p>
          </table:table-cell>
          <table:table-cell office:value-type="string" table:style-name="ce11">
            <text:p>46.128</text:p>
          </table:table-cell>
          <table:table-cell office:value-type="string" table:style-name="ce11">
            <text:p>50.116</text:p>
          </table:table-cell>
          <table:table-cell office:value-type="string" table:style-name="ce11">
            <text:p>49.206</text:p>
          </table:table-cell>
          <table:table-cell office:value-type="string" table:style-name="ce11">
            <text:p>50.98</text:p>
          </table:table-cell>
          <table:table-cell office:value-type="string" table:style-name="ce11">
            <text:p>57.213</text:p>
          </table:table-cell>
          <table:table-cell office:value-type="string" table:style-name="ce11">
            <text:p>54.167</text:p>
          </table:table-cell>
          <table:table-cell table:number-columns-repeated="16367"/>
        </table:table-row>
        <table:table-row table:style-name="ro12">
          <table:table-cell office:value-type="string" table:style-name="ce4">
            <text:p>B53</text:p>
          </table:table-cell>
          <table:table-cell office:value-type="string" table:style-name="ce4">
            <text:p>B53. Where I work, I think effective action has been taken on the results of the last survey (% strongly agree or agree)</text:p>
          </table:table-cell>
          <table:table-cell office:value-type="string" table:style-name="ce4">
            <text:p>Taking action</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29.199</text:p>
          </table:table-cell>
          <table:table-cell office:value-type="string" table:style-name="ce11">
            <text:p>31.52</text:p>
          </table:table-cell>
          <table:table-cell office:value-type="string" table:style-name="ce11">
            <text:p>33.091</text:p>
          </table:table-cell>
          <table:table-cell office:value-type="string" table:style-name="ce11">
            <text:p>35.052</text:p>
          </table:table-cell>
          <table:table-cell office:value-type="string" table:style-name="ce11">
            <text:p>33.481</text:p>
          </table:table-cell>
          <table:table-cell office:value-type="string" table:style-name="ce11">
            <text:p>34.895</text:p>
          </table:table-cell>
          <table:table-cell office:value-type="string" table:style-name="ce11">
            <text:p>36.222</text:p>
          </table:table-cell>
          <table:table-cell office:value-type="string" table:style-name="ce11">
            <text:p>35.914</text:p>
          </table:table-cell>
          <table:table-cell office:value-type="string" table:style-name="ce11">
            <text:p>38.009</text:p>
          </table:table-cell>
          <table:table-cell office:value-type="string" table:style-name="ce11">
            <text:p>39.369</text:p>
          </table:table-cell>
          <table:table-cell office:value-type="string" table:style-name="ce11">
            <text:p>37.597</text:p>
          </table:table-cell>
          <table:table-cell table:number-columns-repeated="16367"/>
        </table:table-row>
        <table:table-row table:style-name="ro3">
          <table:table-cell office:value-type="string" table:style-name="ce4">
            <text:p>B54</text:p>
          </table:table-cell>
          <table:table-cell office:value-type="string" table:style-name="ce4">
            <text:p>B54. I am trusted to carry out my job effectively (% strongly agree or agree)</text:p>
          </table:table-cell>
          <table:table-cell office:value-type="string" table:style-name="ce4">
            <text:p>Organisational culture</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86.163</text:p>
          </table:table-cell>
          <table:table-cell office:value-type="string" table:style-name="ce11">
            <text:p>88.026</text:p>
          </table:table-cell>
          <table:table-cell office:value-type="string" table:style-name="ce11">
            <text:p>88.573</text:p>
          </table:table-cell>
          <table:table-cell office:value-type="string" table:style-name="ce11">
            <text:p>87.762</text:p>
          </table:table-cell>
          <table:table-cell office:value-type="string" table:style-name="ce11">
            <text:p>87.989</text:p>
          </table:table-cell>
          <table:table-cell office:value-type="string" table:style-name="ce11">
            <text:p>88.513</text:p>
          </table:table-cell>
          <table:table-cell office:value-type="string" table:style-name="ce11">
            <text:p>89.293</text:p>
          </table:table-cell>
          <table:table-cell office:value-type="string" table:style-name="ce11">
            <text:p>89.3</text:p>
          </table:table-cell>
          <table:table-cell office:value-type="string" table:style-name="ce11">
            <text:p>90.806</text:p>
          </table:table-cell>
          <table:table-cell office:value-type="string" table:style-name="ce11">
            <text:p>91.736</text:p>
          </table:table-cell>
          <table:table-cell table:number-columns-repeated="16367"/>
        </table:table-row>
        <table:table-row table:style-name="ro12">
          <table:table-cell office:value-type="string" table:style-name="ce4">
            <text:p>B55</text:p>
          </table:table-cell>
          <table:table-cell office:value-type="string" table:style-name="ce4">
            <text:p>B55. I believe I would be supported if I try a new idea, even if it may not work (% strongly agree or agree)</text:p>
          </table:table-cell>
          <table:table-cell office:value-type="string" table:style-name="ce4">
            <text:p>Organisational culture</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63.253</text:p>
          </table:table-cell>
          <table:table-cell office:value-type="string" table:style-name="ce11">
            <text:p>67.436</text:p>
          </table:table-cell>
          <table:table-cell office:value-type="string" table:style-name="ce11">
            <text:p>68.317</text:p>
          </table:table-cell>
          <table:table-cell office:value-type="string" table:style-name="ce11">
            <text:p>67.658</text:p>
          </table:table-cell>
          <table:table-cell office:value-type="string" table:style-name="ce11">
            <text:p>68.807</text:p>
          </table:table-cell>
          <table:table-cell office:value-type="string" table:style-name="ce11">
            <text:p>70.719</text:p>
          </table:table-cell>
          <table:table-cell office:value-type="string" table:style-name="ce11">
            <text:p>71.787</text:p>
          </table:table-cell>
          <table:table-cell office:value-type="string" table:style-name="ce11">
            <text:p>72.723</text:p>
          </table:table-cell>
          <table:table-cell office:value-type="string" table:style-name="ce11">
            <text:p>72.086</text:p>
          </table:table-cell>
          <table:table-cell office:value-type="string" table:style-name="ce11">
            <text:p>74.809</text:p>
          </table:table-cell>
          <table:table-cell table:number-columns-repeated="16367"/>
        </table:table-row>
        <table:table-row table:style-name="ro13">
          <table:table-cell office:value-type="string" table:style-name="ce4">
            <text:p>B56</text:p>
          </table:table-cell>
          <table:table-cell office:value-type="string" table:style-name="ce4">
            <text:p>B56. In [my organisation], people are encouraged to speak up when they identify a serious policy or delivery risk (% strongly agree or agree)</text:p>
          </table:table-cell>
          <table:table-cell office:value-type="string" table:style-name="ce4">
            <text:p>Organisational culture</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66.341</text:p>
          </table:table-cell>
          <table:table-cell office:value-type="string" table:style-name="ce11">
            <text:p>67.606</text:p>
          </table:table-cell>
          <table:table-cell office:value-type="string" table:style-name="ce11">
            <text:p>70.049</text:p>
          </table:table-cell>
          <table:table-cell office:value-type="string" table:style-name="ce11">
            <text:p>72.477</text:p>
          </table:table-cell>
          <table:table-cell office:value-type="string" table:style-name="ce11">
            <text:p>74.846</text:p>
          </table:table-cell>
          <table:table-cell table:number-columns-repeated="16367"/>
        </table:table-row>
        <table:table-row table:style-name="ro12">
          <table:table-cell office:value-type="string" table:style-name="ce4">
            <text:p>B57</text:p>
          </table:table-cell>
          <table:table-cell office:value-type="string" table:style-name="ce4">
            <text:p>B57. I feel able to challenge inappropriate behaviour in the workplace (% strongly agree or agree)</text:p>
          </table:table-cell>
          <table:table-cell office:value-type="string" table:style-name="ce4">
            <text:p>Organisational culture</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63.443</text:p>
          </table:table-cell>
          <table:table-cell office:value-type="string" table:style-name="ce11">
            <text:p>65.481</text:p>
          </table:table-cell>
          <table:table-cell office:value-type="string" table:style-name="ce11">
            <text:p>66.708</text:p>
          </table:table-cell>
          <table:table-cell office:value-type="string" table:style-name="ce11">
            <text:p>68.728</text:p>
          </table:table-cell>
          <table:table-cell office:value-type="string" table:style-name="ce11">
            <text:p>70</text:p>
          </table:table-cell>
          <table:table-cell table:number-columns-repeated="16367"/>
        </table:table-row>
        <table:table-row table:style-name="ro13">
          <table:table-cell office:value-type="string" table:style-name="ce4">
            <text:p>B58</text:p>
          </table:table-cell>
          <table:table-cell office:value-type="string" table:style-name="ce4">
            <text:p>B58. My organisation is committed to creating a diverse and inclusive workplace (% strongly agree or agree)</text:p>
          </table:table-cell>
          <table:table-cell office:value-type="string" table:style-name="ce4">
            <text:p>Organisational culture</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73.64</text:p>
          </table:table-cell>
          <table:table-cell office:value-type="string" table:style-name="ce11">
            <text:p>74.722</text:p>
          </table:table-cell>
          <table:table-cell office:value-type="string" table:style-name="ce11">
            <text:p>76.184</text:p>
          </table:table-cell>
          <table:table-cell office:value-type="string" table:style-name="ce11">
            <text:p>80.218</text:p>
          </table:table-cell>
          <table:table-cell office:value-type="string" table:style-name="ce11">
            <text:p>79.753</text:p>
          </table:table-cell>
          <table:table-cell table:number-columns-repeated="16367"/>
        </table:table-row>
        <table:table-row table:style-name="ro12">
          <table:table-cell office:value-type="string" table:style-name="ce4">
            <text:p>B59</text:p>
          </table:table-cell>
          <table:table-cell office:value-type="string" table:style-name="ce4">
            <text:p>B59. I am aware of the Civil Service vision for 'A Brilliant Civil Service' (% strongly agree or agree)</text:p>
          </table:table-cell>
          <table:table-cell office:value-type="string" table:style-name="ce4">
            <text:p>Civil Service Vision</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42.747</text:p>
          </table:table-cell>
          <table:table-cell office:value-type="string" table:style-name="ce11">
            <text:p>50.692</text:p>
          </table:table-cell>
          <table:table-cell office:value-type="string" table:style-name="ce11">
            <text:p>57.654</text:p>
          </table:table-cell>
          <table:table-cell office:value-type="string" table:style-name="ce11">
            <text:p>60.266</text:p>
          </table:table-cell>
          <table:table-cell office:value-type="string" table:style-name="ce11">
            <text:p>56.94</text:p>
          </table:table-cell>
          <table:table-cell table:number-columns-repeated="16367"/>
        </table:table-row>
        <table:table-row table:style-name="ro4">
          <table:table-cell office:value-type="string" table:style-name="ce4">
            <text:p>B60</text:p>
          </table:table-cell>
          <table:table-cell office:value-type="string" table:style-name="ce4">
            <text:p>B60. Managers in my Area/Directorate/Division actively role model the behaviours set out in the Civil Service Leadership Statement (% always or most of the time)</text:p>
          </table:table-cell>
          <table:table-cell office:value-type="string" table:style-name="ce4">
            <text:p>Civil Service Leadership Statement</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66.418</text:p>
          </table:table-cell>
          <table:table-cell office:value-type="string" table:style-name="ce11">
            <text:p>75.541</text:p>
          </table:table-cell>
          <table:table-cell office:value-type="string" table:style-name="ce11">
            <text:p>74.912</text:p>
          </table:table-cell>
          <table:table-cell table:number-columns-repeated="16367"/>
        </table:table-row>
        <table:table-row table:style-name="ro3">
          <table:table-cell office:value-type="string" table:style-name="ce4">
            <text:p>C01_1</text:p>
          </table:table-cell>
          <table:table-cell office:value-type="string" table:style-name="ce4">
            <text:p>C01_1. I want to leave [my organisation] as soon as possible</text:p>
          </table:table-cell>
          <table:table-cell office:value-type="string" table:style-name="ce4">
            <text:p>Future intentions</text:p>
          </table:table-cell>
          <table:table-cell table:style-name="ce4"/>
          <table:table-cell office:value-type="string" table:style-name="ce11">
            <text:p>6.284</text:p>
          </table:table-cell>
          <table:table-cell office:value-type="string" table:style-name="ce11">
            <text:p>7.757</text:p>
          </table:table-cell>
          <table:table-cell office:value-type="string" table:style-name="ce11">
            <text:p>7.48</text:p>
          </table:table-cell>
          <table:table-cell office:value-type="string" table:style-name="ce11">
            <text:p>8.032</text:p>
          </table:table-cell>
          <table:table-cell office:value-type="string" table:style-name="ce11">
            <text:p>7.95</text:p>
          </table:table-cell>
          <table:table-cell office:value-type="string" table:style-name="ce11">
            <text:p>7.372</text:p>
          </table:table-cell>
          <table:table-cell office:value-type="string" table:style-name="ce11">
            <text:p>8.613</text:p>
          </table:table-cell>
          <table:table-cell office:value-type="string" table:style-name="ce11">
            <text:p>8.452</text:p>
          </table:table-cell>
          <table:table-cell office:value-type="string" table:style-name="ce11">
            <text:p>8.331</text:p>
          </table:table-cell>
          <table:table-cell office:value-type="string" table:style-name="ce11">
            <text:p>7.663</text:p>
          </table:table-cell>
          <table:table-cell office:value-type="string" table:style-name="ce11">
            <text:p>7.339</text:p>
          </table:table-cell>
          <table:table-cell office:value-type="string" table:style-name="ce11">
            <text:p>5.663</text:p>
          </table:table-cell>
          <table:table-cell office:value-type="string" table:style-name="ce11">
            <text:p>6.32</text:p>
          </table:table-cell>
          <table:table-cell table:number-columns-repeated="16367"/>
        </table:table-row>
        <table:table-row table:style-name="ro3">
          <table:table-cell office:value-type="string" table:style-name="ce4">
            <text:p>C01_2</text:p>
          </table:table-cell>
          <table:table-cell office:value-type="string" table:style-name="ce4">
            <text:p>C01_2. I want to leave [my organisation] within the next 12 months</text:p>
          </table:table-cell>
          <table:table-cell office:value-type="string" table:style-name="ce4">
            <text:p>Future intentions</text:p>
          </table:table-cell>
          <table:table-cell table:style-name="ce4"/>
          <table:table-cell office:value-type="string" table:style-name="ce11">
            <text:p>11.268</text:p>
          </table:table-cell>
          <table:table-cell office:value-type="string" table:style-name="ce11">
            <text:p>10.976</text:p>
          </table:table-cell>
          <table:table-cell office:value-type="string" table:style-name="ce11">
            <text:p>11.089</text:p>
          </table:table-cell>
          <table:table-cell office:value-type="string" table:style-name="ce11">
            <text:p>12.366</text:p>
          </table:table-cell>
          <table:table-cell office:value-type="string" table:style-name="ce11">
            <text:p>13.048</text:p>
          </table:table-cell>
          <table:table-cell office:value-type="string" table:style-name="ce11">
            <text:p>13.744</text:p>
          </table:table-cell>
          <table:table-cell office:value-type="string" table:style-name="ce11">
            <text:p>15.486</text:p>
          </table:table-cell>
          <table:table-cell office:value-type="string" table:style-name="ce11">
            <text:p>14.99</text:p>
          </table:table-cell>
          <table:table-cell office:value-type="string" table:style-name="ce11">
            <text:p>14.576</text:p>
          </table:table-cell>
          <table:table-cell office:value-type="string" table:style-name="ce11">
            <text:p>14.579</text:p>
          </table:table-cell>
          <table:table-cell office:value-type="string" table:style-name="ce11">
            <text:p>14.654</text:p>
          </table:table-cell>
          <table:table-cell office:value-type="string" table:style-name="ce11">
            <text:p>12.008</text:p>
          </table:table-cell>
          <table:table-cell office:value-type="string" table:style-name="ce11">
            <text:p>13.503</text:p>
          </table:table-cell>
          <table:table-cell table:number-columns-repeated="16367"/>
        </table:table-row>
        <table:table-row table:style-name="ro3">
          <table:table-cell office:value-type="string" table:style-name="ce4">
            <text:p>C01_3</text:p>
          </table:table-cell>
          <table:table-cell office:value-type="string" table:style-name="ce4">
            <text:p>C01_3. I want to stay working for [my organisation] for at least the next year</text:p>
          </table:table-cell>
          <table:table-cell office:value-type="string" table:style-name="ce4">
            <text:p>Future intentions</text:p>
          </table:table-cell>
          <table:table-cell table:style-name="ce4"/>
          <table:table-cell office:value-type="string" table:style-name="ce11">
            <text:p>27.927</text:p>
          </table:table-cell>
          <table:table-cell office:value-type="string" table:style-name="ce11">
            <text:p>26.144</text:p>
          </table:table-cell>
          <table:table-cell office:value-type="string" table:style-name="ce11">
            <text:p>27.423</text:p>
          </table:table-cell>
          <table:table-cell office:value-type="string" table:style-name="ce11">
            <text:p>28.529</text:p>
          </table:table-cell>
          <table:table-cell office:value-type="string" table:style-name="ce11">
            <text:p>30.175</text:p>
          </table:table-cell>
          <table:table-cell office:value-type="string" table:style-name="ce11">
            <text:p>31.281</text:p>
          </table:table-cell>
          <table:table-cell office:value-type="string" table:style-name="ce11">
            <text:p>31.934</text:p>
          </table:table-cell>
          <table:table-cell office:value-type="string" table:style-name="ce11">
            <text:p>32.161</text:p>
          </table:table-cell>
          <table:table-cell office:value-type="string" table:style-name="ce11">
            <text:p>33.892</text:p>
          </table:table-cell>
          <table:table-cell office:value-type="string" table:style-name="ce11">
            <text:p>34.288</text:p>
          </table:table-cell>
          <table:table-cell office:value-type="string" table:style-name="ce11">
            <text:p>33.221</text:p>
          </table:table-cell>
          <table:table-cell office:value-type="string" table:style-name="ce11">
            <text:p>33.272</text:p>
          </table:table-cell>
          <table:table-cell office:value-type="string" table:style-name="ce11">
            <text:p>32.683</text:p>
          </table:table-cell>
          <table:table-cell table:number-columns-repeated="16367"/>
        </table:table-row>
        <table:table-row table:style-name="ro3">
          <table:table-cell office:value-type="string" table:style-name="ce4">
            <text:p>C01_4</text:p>
          </table:table-cell>
          <table:table-cell office:value-type="string" table:style-name="ce4">
            <text:p>C01_4. I want to stay working for [my organisation] for at least the next three years</text:p>
          </table:table-cell>
          <table:table-cell office:value-type="string" table:style-name="ce4">
            <text:p>Future intentions</text:p>
          </table:table-cell>
          <table:table-cell table:style-name="ce4"/>
          <table:table-cell office:value-type="string" table:style-name="ce11">
            <text:p>54.905</text:p>
          </table:table-cell>
          <table:table-cell office:value-type="string" table:style-name="ce11">
            <text:p>54.587</text:p>
          </table:table-cell>
          <table:table-cell office:value-type="string" table:style-name="ce11">
            <text:p>53.586</text:p>
          </table:table-cell>
          <table:table-cell office:value-type="string" table:style-name="ce11">
            <text:p>51.724</text:p>
          </table:table-cell>
          <table:table-cell office:value-type="string" table:style-name="ce11">
            <text:p>48.028</text:p>
          </table:table-cell>
          <table:table-cell office:value-type="string" table:style-name="ce11">
            <text:p>46.667</text:p>
          </table:table-cell>
          <table:table-cell office:value-type="string" table:style-name="ce11">
            <text:p>42.657</text:p>
          </table:table-cell>
          <table:table-cell office:value-type="string" table:style-name="ce11">
            <text:p>43.153</text:p>
          </table:table-cell>
          <table:table-cell office:value-type="string" table:style-name="ce11">
            <text:p>43.942</text:p>
          </table:table-cell>
          <table:table-cell office:value-type="string" table:style-name="ce11">
            <text:p>43.446</text:p>
          </table:table-cell>
          <table:table-cell office:value-type="string" table:style-name="ce11">
            <text:p>43.661</text:p>
          </table:table-cell>
          <table:table-cell office:value-type="string" table:style-name="ce11">
            <text:p>48.138</text:p>
          </table:table-cell>
          <table:table-cell office:value-type="string" table:style-name="ce11">
            <text:p>46.965</text:p>
          </table:table-cell>
          <table:table-cell table:number-columns-repeated="16367"/>
        </table:table-row>
        <table:table-row table:style-name="ro12">
          <table:table-cell office:value-type="string" table:style-name="ce4">
            <text:p>D01</text:p>
          </table:table-cell>
          <table:table-cell office:value-type="string" table:style-name="ce4">
            <text:p>D01. I understand the Civil Service Code and what it means for my conduct (% strongly agree or agree)</text:p>
          </table:table-cell>
          <table:table-cell office:value-type="string" table:style-name="ce4">
            <text:p>Civil Service Code</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89.241</text:p>
          </table:table-cell>
          <table:table-cell table:number-columns-repeated="16367"/>
        </table:table-row>
        <table:table-row table:style-name="ro3">
          <table:table-cell office:value-type="string" table:style-name="ce4">
            <text:p>D02</text:p>
          </table:table-cell>
          <table:table-cell office:value-type="string" table:style-name="ce4">
            <text:p>D02. Are you aware of how to raise a concern under the Civil Service Code? (% yes)</text:p>
          </table:table-cell>
          <table:table-cell office:value-type="string" table:style-name="ce4">
            <text:p>Civil Service Code</text:p>
          </table:table-cell>
          <table:table-cell table:style-name="ce4"/>
          <table:table-cell office:value-type="string" table:style-name="ce11">
            <text:p>44.337</text:p>
          </table:table-cell>
          <table:table-cell office:value-type="string" table:style-name="ce11">
            <text:p>52.543</text:p>
          </table:table-cell>
          <table:table-cell office:value-type="string" table:style-name="ce11">
            <text:p>59.138</text:p>
          </table:table-cell>
          <table:table-cell office:value-type="string" table:style-name="ce11">
            <text:p>62.809</text:p>
          </table:table-cell>
          <table:table-cell office:value-type="string" table:style-name="ce11">
            <text:p>64.258</text:p>
          </table:table-cell>
          <table:table-cell office:value-type="string" table:style-name="ce11">
            <text:p>64.054</text:p>
          </table:table-cell>
          <table:table-cell office:value-type="string" table:style-name="ce11">
            <text:p>66.416</text:p>
          </table:table-cell>
          <table:table-cell office:value-type="string" table:style-name="ce11">
            <text:p>66.962</text:p>
          </table:table-cell>
          <table:table-cell office:value-type="string" table:style-name="ce11">
            <text:p>67.675</text:p>
          </table:table-cell>
          <table:table-cell office:value-type="string" table:style-name="ce11">
            <text:p>66.967</text:p>
          </table:table-cell>
          <table:table-cell office:value-type="string" table:style-name="ce11">
            <text:p>65.654</text:p>
          </table:table-cell>
          <table:table-cell office:value-type="string" table:style-name="ce11">
            <text:p>68.072</text:p>
          </table:table-cell>
          <table:table-cell office:value-type="string" table:style-name="ce11">
            <text:p>67.692</text:p>
          </table:table-cell>
          <table:table-cell table:number-columns-repeated="16367"/>
        </table:table-row>
        <table:table-row table:style-name="ro13">
          <table:table-cell office:value-type="string" table:style-name="ce4">
            <text:p>D03</text:p>
          </table:table-cell>
          <table:table-cell office:value-type="string" table:style-name="ce4">
            <text:p>D03. Are you confident that if you raise a concern under the Civil Service Code in [your organisation] it would be investigated properly? (% yes)</text:p>
          </table:table-cell>
          <table:table-cell office:value-type="string" table:style-name="ce4">
            <text:p>Civil Service Code</text:p>
          </table:table-cell>
          <table:table-cell table:style-name="ce4"/>
          <table:table-cell office:value-type="string" table:style-name="ce11">
            <text:p>57.047</text:p>
          </table:table-cell>
          <table:table-cell office:value-type="string" table:style-name="ce11">
            <text:p>62.069</text:p>
          </table:table-cell>
          <table:table-cell office:value-type="string" table:style-name="ce11">
            <text:p>64.264</text:p>
          </table:table-cell>
          <table:table-cell office:value-type="string" table:style-name="ce11">
            <text:p>66.667</text:p>
          </table:table-cell>
          <table:table-cell office:value-type="string" table:style-name="ce11">
            <text:p>67.081</text:p>
          </table:table-cell>
          <table:table-cell office:value-type="string" table:style-name="ce11">
            <text:p>68.691</text:p>
          </table:table-cell>
          <table:table-cell office:value-type="string" table:style-name="ce11">
            <text:p>67.635</text:p>
          </table:table-cell>
          <table:table-cell office:value-type="string" table:style-name="ce11">
            <text:p>67.455</text:p>
          </table:table-cell>
          <table:table-cell office:value-type="string" table:style-name="ce11">
            <text:p>70.192</text:p>
          </table:table-cell>
          <table:table-cell office:value-type="string" table:style-name="ce11">
            <text:p>70.54</text:p>
          </table:table-cell>
          <table:table-cell office:value-type="string" table:style-name="ce11">
            <text:p>71.56</text:p>
          </table:table-cell>
          <table:table-cell office:value-type="string" table:style-name="ce11">
            <text:p>76.501</text:p>
          </table:table-cell>
          <table:table-cell office:value-type="string" table:style-name="ce11">
            <text:p>75.967</text:p>
          </table:table-cell>
          <table:table-cell table:number-columns-repeated="16367"/>
        </table:table-row>
        <table:table-row table:style-name="ro3">
          <table:table-cell office:value-type="string" table:style-name="ce4">
            <text:p>E01_yes</text:p>
          </table:table-cell>
          <table:table-cell office:value-type="string" table:style-name="ce4">
            <text:p>E01. Have you been discriminated against at work, in the past 12 months? (% yes)</text:p>
          </table:table-cell>
          <table:table-cell office:value-type="string" table:style-name="ce4">
            <text:p>Discrimination</text:p>
          </table:table-cell>
          <table:table-cell table:style-name="ce4"/>
          <table:table-cell office:value-type="string" table:style-name="ce11">
            <text:p>9.987</text:p>
          </table:table-cell>
          <table:table-cell office:value-type="string" table:style-name="ce11">
            <text:p>10.208</text:p>
          </table:table-cell>
          <table:table-cell office:value-type="string" table:style-name="ce11">
            <text:p>9.87</text:p>
          </table:table-cell>
          <table:table-cell office:value-type="string" table:style-name="ce11">
            <text:p>10.04</text:p>
          </table:table-cell>
          <table:table-cell office:value-type="string" table:style-name="ce11">
            <text:p>10.277</text:p>
          </table:table-cell>
          <table:table-cell office:value-type="string" table:style-name="ce11">
            <text:p>9.661</text:p>
          </table:table-cell>
          <table:table-cell office:value-type="string" table:style-name="ce11">
            <text:p>11.359</text:p>
          </table:table-cell>
          <table:table-cell office:value-type="string" table:style-name="ce11">
            <text:p>11.508</text:p>
          </table:table-cell>
          <table:table-cell office:value-type="string" table:style-name="ce11">
            <text:p>12.365</text:p>
          </table:table-cell>
          <table:table-cell office:value-type="string" table:style-name="ce11">
            <text:p>12.018</text:p>
          </table:table-cell>
          <table:table-cell office:value-type="string" table:style-name="ce11">
            <text:p>10.929</text:p>
          </table:table-cell>
          <table:table-cell office:value-type="string" table:style-name="ce11">
            <text:p>7.945</text:p>
          </table:table-cell>
          <table:table-cell office:value-type="string" table:style-name="ce11">
            <text:p>6.774</text:p>
          </table:table-cell>
          <table:table-cell table:number-columns-repeated="16367"/>
        </table:table-row>
        <table:table-row table:style-name="ro3">
          <table:table-cell office:value-type="string" table:style-name="ce4">
            <text:p>E01_no</text:p>
          </table:table-cell>
          <table:table-cell office:value-type="string" table:style-name="ce4">
            <text:p>E01. Have you been discriminated against at work, in the past 12 months? (% no)</text:p>
          </table:table-cell>
          <table:table-cell office:value-type="string" table:style-name="ce4">
            <text:p>Discrimination</text:p>
          </table:table-cell>
          <table:table-cell table:style-name="ce4"/>
          <table:table-cell office:value-type="string" table:style-name="ce11">
            <text:p>81.057</text:p>
          </table:table-cell>
          <table:table-cell office:value-type="string" table:style-name="ce11">
            <text:p>81.421</text:p>
          </table:table-cell>
          <table:table-cell office:value-type="string" table:style-name="ce11">
            <text:p>81.379</text:p>
          </table:table-cell>
          <table:table-cell office:value-type="string" table:style-name="ce11">
            <text:p>81.387</text:p>
          </table:table-cell>
          <table:table-cell office:value-type="string" table:style-name="ce11">
            <text:p>81.487</text:p>
          </table:table-cell>
          <table:table-cell office:value-type="string" table:style-name="ce11">
            <text:p>81.818</text:p>
          </table:table-cell>
          <table:table-cell office:value-type="string" table:style-name="ce11">
            <text:p>80.235</text:p>
          </table:table-cell>
          <table:table-cell office:value-type="string" table:style-name="ce11">
            <text:p>79.961</text:p>
          </table:table-cell>
          <table:table-cell office:value-type="string" table:style-name="ce11">
            <text:p>80.077</text:p>
          </table:table-cell>
          <table:table-cell office:value-type="string" table:style-name="ce11">
            <text:p>80.762</text:p>
          </table:table-cell>
          <table:table-cell office:value-type="string" table:style-name="ce11">
            <text:p>81.438</text:p>
          </table:table-cell>
          <table:table-cell office:value-type="string" table:style-name="ce11">
            <text:p>85.522</text:p>
          </table:table-cell>
          <table:table-cell office:value-type="string" table:style-name="ce11">
            <text:p>86.788</text:p>
          </table:table-cell>
          <table:table-cell table:number-columns-repeated="16367"/>
        </table:table-row>
        <table:table-row table:style-name="ro12">
          <table:table-cell office:value-type="string" table:style-name="ce4">
            <text:p>E01_pnts</text:p>
          </table:table-cell>
          <table:table-cell office:value-type="string" table:style-name="ce4">
            <text:p>E01. Have you been discriminated against at work, in the past 12 months? (% prefer not to say)</text:p>
          </table:table-cell>
          <table:table-cell office:value-type="string" table:style-name="ce4">
            <text:p>Discrimination</text:p>
          </table:table-cell>
          <table:table-cell table:style-name="ce4"/>
          <table:table-cell office:value-type="string" table:style-name="ce11">
            <text:p>9.118</text:p>
          </table:table-cell>
          <table:table-cell office:value-type="string" table:style-name="ce11">
            <text:p>8.61</text:p>
          </table:table-cell>
          <table:table-cell office:value-type="string" table:style-name="ce11">
            <text:p>8.496</text:p>
          </table:table-cell>
          <table:table-cell office:value-type="string" table:style-name="ce11">
            <text:p>8.615</text:p>
          </table:table-cell>
          <table:table-cell office:value-type="string" table:style-name="ce11">
            <text:p>8.263</text:p>
          </table:table-cell>
          <table:table-cell office:value-type="string" table:style-name="ce11">
            <text:p>8.371</text:p>
          </table:table-cell>
          <table:table-cell office:value-type="string" table:style-name="ce11">
            <text:p>8.782</text:p>
          </table:table-cell>
          <table:table-cell office:value-type="string" table:style-name="ce11">
            <text:p>8.478</text:p>
          </table:table-cell>
          <table:table-cell office:value-type="string" table:style-name="ce11">
            <text:p>8.199</text:p>
          </table:table-cell>
          <table:table-cell office:value-type="string" table:style-name="ce11">
            <text:p>7.909</text:p>
          </table:table-cell>
          <table:table-cell office:value-type="string" table:style-name="ce11">
            <text:p>8.154</text:p>
          </table:table-cell>
          <table:table-cell office:value-type="string" table:style-name="ce11">
            <text:p>6.846</text:p>
          </table:table-cell>
          <table:table-cell office:value-type="string" table:style-name="ce11">
            <text:p>6.591</text:p>
          </table:table-cell>
          <table:table-cell table:number-columns-repeated="16367"/>
        </table:table-row>
        <table:table-row table:style-name="ro3">
          <table:table-cell office:value-type="string" table:style-name="ce4">
            <text:p>E02_01</text:p>
          </table:table-cell>
          <table:table-cell office:value-type="string" table:style-name="ce4">
            <text:p>E02_01. Grounds of discrimination: Age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14.545</text:p>
          </table:table-cell>
          <table:table-cell office:value-type="string" table:style-name="ce11">
            <text:p>12.353</text:p>
          </table:table-cell>
          <table:table-cell office:value-type="string" table:style-name="ce11">
            <text:p>12</text:p>
          </table:table-cell>
          <table:table-cell office:value-type="string" table:style-name="ce11">
            <text:p>12.143</text:p>
          </table:table-cell>
          <table:table-cell office:value-type="string" table:style-name="ce11">
            <text:p>12.679</text:p>
          </table:table-cell>
          <table:table-cell office:value-type="string" table:style-name="ce11">
            <text:p>12.518</text:p>
          </table:table-cell>
          <table:table-cell office:value-type="string" table:style-name="ce11">
            <text:p>14.286</text:p>
          </table:table-cell>
          <table:table-cell office:value-type="string" table:style-name="ce11">
            <text:p>14.424</text:p>
          </table:table-cell>
          <table:table-cell office:value-type="string" table:style-name="ce11">
            <text:p>14.935</text:p>
          </table:table-cell>
          <table:table-cell office:value-type="string" table:style-name="ce11">
            <text:p>17.215</text:p>
          </table:table-cell>
          <table:table-cell office:value-type="string" table:style-name="ce11">
            <text:p>18.205</text:p>
          </table:table-cell>
          <table:table-cell office:value-type="string" table:style-name="ce11">
            <text:p>16.667</text:p>
          </table:table-cell>
          <table:table-cell office:value-type="string" table:style-name="ce11">
            <text:p>17.91</text:p>
          </table:table-cell>
          <table:table-cell table:number-columns-repeated="16367"/>
        </table:table-row>
        <table:table-row table:style-name="ro12">
          <table:table-cell office:value-type="string" table:style-name="ce4">
            <text:p>E02_02</text:p>
          </table:table-cell>
          <table:table-cell office:value-type="string" table:style-name="ce4">
            <text:p>E02_02. Grounds of discrimination: Caring responsibilities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z]</text:p>
          </table:table-cell>
          <table:table-cell office:value-type="string" table:style-name="ce11">
            <text:p>7.5</text:p>
          </table:table-cell>
          <table:table-cell office:value-type="string" table:style-name="ce11">
            <text:p>8</text:p>
          </table:table-cell>
          <table:table-cell office:value-type="string" table:style-name="ce11">
            <text:p>8.043</text:p>
          </table:table-cell>
          <table:table-cell office:value-type="string" table:style-name="ce11">
            <text:p>9.15</text:p>
          </table:table-cell>
          <table:table-cell office:value-type="string" table:style-name="ce11">
            <text:p>8.912</text:p>
          </table:table-cell>
          <table:table-cell office:value-type="string" table:style-name="ce11">
            <text:p>8.472</text:p>
          </table:table-cell>
          <table:table-cell office:value-type="string" table:style-name="ce11">
            <text:p>9.003</text:p>
          </table:table-cell>
          <table:table-cell office:value-type="string" table:style-name="ce11">
            <text:p>8.792</text:p>
          </table:table-cell>
          <table:table-cell office:value-type="string" table:style-name="ce11">
            <text:p>8.572</text:p>
          </table:table-cell>
          <table:table-cell office:value-type="string" table:style-name="ce11">
            <text:p>8.715</text:p>
          </table:table-cell>
          <table:table-cell office:value-type="string" table:style-name="ce11">
            <text:p>11.153</text:p>
          </table:table-cell>
          <table:table-cell office:value-type="string" table:style-name="ce11">
            <text:p>11.079</text:p>
          </table:table-cell>
          <table:table-cell table:number-columns-repeated="16367"/>
        </table:table-row>
        <table:table-row table:style-name="ro12">
          <table:table-cell office:value-type="string" table:style-name="ce4">
            <text:p>E02_03</text:p>
          </table:table-cell>
          <table:table-cell office:value-type="string" table:style-name="ce4">
            <text:p>E02_03. Grounds of discrimination: Disability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8.333</text:p>
          </table:table-cell>
          <table:table-cell office:value-type="string" table:style-name="ce11">
            <text:p>7.273</text:p>
          </table:table-cell>
          <table:table-cell office:value-type="string" table:style-name="ce11">
            <text:p>7.692</text:p>
          </table:table-cell>
          <table:table-cell office:value-type="string" table:style-name="ce11">
            <text:p>8</text:p>
          </table:table-cell>
          <table:table-cell office:value-type="string" table:style-name="ce11">
            <text:p>9.072</text:p>
          </table:table-cell>
          <table:table-cell office:value-type="string" table:style-name="ce11">
            <text:p>8.781</text:p>
          </table:table-cell>
          <table:table-cell office:value-type="string" table:style-name="ce11">
            <text:p>10</text:p>
          </table:table-cell>
          <table:table-cell office:value-type="string" table:style-name="ce11">
            <text:p>10</text:p>
          </table:table-cell>
          <table:table-cell office:value-type="string" table:style-name="ce11">
            <text:p>10.342</text:p>
          </table:table-cell>
          <table:table-cell office:value-type="string" table:style-name="ce11">
            <text:p>10.843</text:p>
          </table:table-cell>
          <table:table-cell office:value-type="string" table:style-name="ce11">
            <text:p>11.017</text:p>
          </table:table-cell>
          <table:table-cell office:value-type="string" table:style-name="ce11">
            <text:p>11.149</text:p>
          </table:table-cell>
          <table:table-cell office:value-type="string" table:style-name="ce11">
            <text:p>12.5</text:p>
          </table:table-cell>
          <table:table-cell table:number-columns-repeated="16367"/>
        </table:table-row>
        <table:table-row table:style-name="ro12">
          <table:table-cell office:value-type="string" table:style-name="ce4">
            <text:p>E02_04</text:p>
          </table:table-cell>
          <table:table-cell office:value-type="string" table:style-name="ce4">
            <text:p>E02_04. Grounds of discrimination: Ethnic background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6.897</text:p>
          </table:table-cell>
          <table:table-cell office:value-type="string" table:style-name="ce11">
            <text:p>4.762</text:p>
          </table:table-cell>
          <table:table-cell office:value-type="string" table:style-name="ce11">
            <text:p>5.128</text:p>
          </table:table-cell>
          <table:table-cell office:value-type="string" table:style-name="ce11">
            <text:p>4.651</text:p>
          </table:table-cell>
          <table:table-cell office:value-type="string" table:style-name="ce11">
            <text:p>5.556</text:p>
          </table:table-cell>
          <table:table-cell office:value-type="string" table:style-name="ce11">
            <text:p>7.16</text:p>
          </table:table-cell>
          <table:table-cell office:value-type="string" table:style-name="ce11">
            <text:p>7.747</text:p>
          </table:table-cell>
          <table:table-cell office:value-type="string" table:style-name="ce11">
            <text:p>6.792</text:p>
          </table:table-cell>
          <table:table-cell office:value-type="string" table:style-name="ce11">
            <text:p>7.651</text:p>
          </table:table-cell>
          <table:table-cell office:value-type="string" table:style-name="ce11">
            <text:p>7.62</text:p>
          </table:table-cell>
          <table:table-cell office:value-type="string" table:style-name="ce11">
            <text:p>10.195</text:p>
          </table:table-cell>
          <table:table-cell office:value-type="string" table:style-name="ce11">
            <text:p>9.87</text:p>
          </table:table-cell>
          <table:table-cell office:value-type="string" table:style-name="ce11">
            <text:p>11.343</text:p>
          </table:table-cell>
          <table:table-cell table:number-columns-repeated="16367"/>
        </table:table-row>
        <table:table-row table:style-name="ro12">
          <table:table-cell office:value-type="string" table:style-name="ce4">
            <text:p>E02_05</text:p>
          </table:table-cell>
          <table:table-cell office:value-type="string" table:style-name="ce4">
            <text:p>E02_05. Grounds of discrimination: Gender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12.5</text:p>
          </table:table-cell>
          <table:table-cell office:value-type="string" table:style-name="ce11">
            <text:p>10.526</text:p>
          </table:table-cell>
          <table:table-cell office:value-type="string" table:style-name="ce11">
            <text:p>9.278</text:p>
          </table:table-cell>
          <table:table-cell office:value-type="string" table:style-name="ce11">
            <text:p>9.091</text:p>
          </table:table-cell>
          <table:table-cell office:value-type="string" table:style-name="ce11">
            <text:p>10.419</text:p>
          </table:table-cell>
          <table:table-cell office:value-type="string" table:style-name="ce11">
            <text:p>12.357</text:p>
          </table:table-cell>
          <table:table-cell office:value-type="string" table:style-name="ce11">
            <text:p>12.517</text:p>
          </table:table-cell>
          <table:table-cell office:value-type="string" table:style-name="ce11">
            <text:p>12.315</text:p>
          </table:table-cell>
          <table:table-cell office:value-type="string" table:style-name="ce11">
            <text:p>15.153</text:p>
          </table:table-cell>
          <table:table-cell office:value-type="string" table:style-name="ce11">
            <text:p>15.775</text:p>
          </table:table-cell>
          <table:table-cell office:value-type="string" table:style-name="ce11">
            <text:p>16.403</text:p>
          </table:table-cell>
          <table:table-cell office:value-type="string" table:style-name="ce11">
            <text:p>14.88</text:p>
          </table:table-cell>
          <table:table-cell office:value-type="string" table:style-name="ce11">
            <text:p>16.013</text:p>
          </table:table-cell>
          <table:table-cell table:number-columns-repeated="16367"/>
        </table:table-row>
        <table:table-row table:style-name="ro13">
          <table:table-cell office:value-type="string" table:style-name="ce4">
            <text:p>E02_06</text:p>
          </table:table-cell>
          <table:table-cell office:value-type="string" table:style-name="ce4">
            <text:p>E02_06. Grounds of discrimination: Gender reassignment or perceived gender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0</text:p>
          </table:table-cell>
          <table:table-cell office:value-type="string" table:style-name="ce11">
            <text:p>0</text:p>
          </table:table-cell>
          <table:table-cell office:value-type="string" table:style-name="ce11">
            <text:p>0</text:p>
          </table:table-cell>
          <table:table-cell office:value-type="string" table:style-name="ce11">
            <text:p>0</text:p>
          </table:table-cell>
          <table:table-cell office:value-type="string" table:style-name="ce11">
            <text:p>0</text:p>
          </table:table-cell>
          <table:table-cell office:value-type="string" table:style-name="ce11">
            <text:p>0</text:p>
          </table:table-cell>
          <table:table-cell office:value-type="string" table:style-name="ce11">
            <text:p>0</text:p>
          </table:table-cell>
          <table:table-cell office:value-type="string" table:style-name="ce11">
            <text:p>0</text:p>
          </table:table-cell>
          <table:table-cell office:value-type="string" table:style-name="ce11">
            <text:p>0</text:p>
          </table:table-cell>
          <table:table-cell office:value-type="string" table:style-name="ce11">
            <text:p>0</text:p>
          </table:table-cell>
          <table:table-cell office:value-type="string" table:style-name="ce11">
            <text:p>0</text:p>
          </table:table-cell>
          <table:table-cell office:value-type="string" table:style-name="ce11">
            <text:p>0</text:p>
          </table:table-cell>
          <table:table-cell office:value-type="string" table:style-name="ce11">
            <text:p>0</text:p>
          </table:table-cell>
          <table:table-cell table:number-columns-repeated="16367"/>
        </table:table-row>
        <table:table-row table:style-name="ro12">
          <table:table-cell office:value-type="string" table:style-name="ce4">
            <text:p>E02_07</text:p>
          </table:table-cell>
          <table:table-cell office:value-type="string" table:style-name="ce4">
            <text:p>E02_07. Grounds of discrimination: Grade or responsibility level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23.362</text:p>
          </table:table-cell>
          <table:table-cell office:value-type="string" table:style-name="ce11">
            <text:p>26.706</text:p>
          </table:table-cell>
          <table:table-cell office:value-type="string" table:style-name="ce11">
            <text:p>25.888</text:p>
          </table:table-cell>
          <table:table-cell table:number-columns-repeated="16367"/>
        </table:table-row>
        <table:table-row table:style-name="ro13">
          <table:table-cell office:value-type="string" table:style-name="ce4">
            <text:p>E02_08</text:p>
          </table:table-cell>
          <table:table-cell office:value-type="string" table:style-name="ce4">
            <text:p>E02_08. Grounds of discrimination: Main spoken/written language or language ability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z]</text:p>
          </table:table-cell>
          <table:table-cell office:value-type="string" table:style-name="ce11">
            <text:p>4</text:p>
          </table:table-cell>
          <table:table-cell office:value-type="string" table:style-name="ce11">
            <text:p>3.093</text:p>
          </table:table-cell>
          <table:table-cell office:value-type="string" table:style-name="ce11">
            <text:p>3.523</text:p>
          </table:table-cell>
          <table:table-cell office:value-type="string" table:style-name="ce11">
            <text:p>2.785</text:p>
          </table:table-cell>
          <table:table-cell office:value-type="string" table:style-name="ce11">
            <text:p>3.953</text:p>
          </table:table-cell>
          <table:table-cell office:value-type="string" table:style-name="ce11">
            <text:p>3.731</text:p>
          </table:table-cell>
          <table:table-cell office:value-type="string" table:style-name="ce11">
            <text:p>4.283</text:p>
          </table:table-cell>
          <table:table-cell office:value-type="string" table:style-name="ce11">
            <text:p>3.746</text:p>
          </table:table-cell>
          <table:table-cell office:value-type="string" table:style-name="ce11">
            <text:p>3.408</text:p>
          </table:table-cell>
          <table:table-cell office:value-type="string" table:style-name="ce11">
            <text:p>3.093</text:p>
          </table:table-cell>
          <table:table-cell office:value-type="string" table:style-name="ce11">
            <text:p>2.741</text:p>
          </table:table-cell>
          <table:table-cell office:value-type="string" table:style-name="ce11">
            <text:p>3.226</text:p>
          </table:table-cell>
          <table:table-cell table:number-columns-repeated="16367"/>
        </table:table-row>
        <table:table-row table:style-name="ro12">
          <table:table-cell office:value-type="string" table:style-name="ce4">
            <text:p>E02_09</text:p>
          </table:table-cell>
          <table:table-cell office:value-type="string" table:style-name="ce4">
            <text:p>E02_09. Grounds of discrimination: Marital status or civil partnership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1.612</text:p>
          </table:table-cell>
          <table:table-cell office:value-type="string" table:style-name="ce11">
            <text:p>1.004</text:p>
          </table:table-cell>
          <table:table-cell office:value-type="string" table:style-name="ce11">
            <text:p>0</text:p>
          </table:table-cell>
          <table:table-cell office:value-type="string" table:style-name="ce11">
            <text:p>0.617</text:p>
          </table:table-cell>
          <table:table-cell table:number-columns-repeated="16367"/>
        </table:table-row>
        <table:table-row table:style-name="ro12">
          <table:table-cell office:value-type="string" table:style-name="ce4">
            <text:p>E02_10</text:p>
          </table:table-cell>
          <table:table-cell office:value-type="string" table:style-name="ce4">
            <text:p>E02_10. Grounds of discrimination: Mental health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11.491</text:p>
          </table:table-cell>
          <table:table-cell office:value-type="string" table:style-name="ce11">
            <text:p>10.786</text:p>
          </table:table-cell>
          <table:table-cell office:value-type="string" table:style-name="ce11">
            <text:p>11.905</text:p>
          </table:table-cell>
          <table:table-cell table:number-columns-repeated="16367"/>
        </table:table-row>
        <table:table-row table:style-name="ro3">
          <table:table-cell office:value-type="string" table:style-name="ce4">
            <text:p>E02_11</text:p>
          </table:table-cell>
          <table:table-cell office:value-type="string" table:style-name="ce4">
            <text:p>E02_11. Grounds of discrimination: Pay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12.921</text:p>
          </table:table-cell>
          <table:table-cell office:value-type="string" table:style-name="ce11">
            <text:p>9.034</text:p>
          </table:table-cell>
          <table:table-cell office:value-type="string" table:style-name="ce11">
            <text:p>8.824</text:p>
          </table:table-cell>
          <table:table-cell table:number-columns-repeated="16367"/>
        </table:table-row>
        <table:table-row table:style-name="ro13">
          <table:table-cell office:value-type="string" table:style-name="ce4">
            <text:p>E02_12</text:p>
          </table:table-cell>
          <table:table-cell office:value-type="string" table:style-name="ce4">
            <text:p>E02_12. Grounds of discrimination: Pregnancy, maternity or paternity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1.783</text:p>
          </table:table-cell>
          <table:table-cell office:value-type="string" table:style-name="ce11">
            <text:p>1.871</text:p>
          </table:table-cell>
          <table:table-cell office:value-type="string" table:style-name="ce11">
            <text:p>1.342</text:p>
          </table:table-cell>
          <table:table-cell office:value-type="string" table:style-name="ce11">
            <text:p>1.597</text:p>
          </table:table-cell>
          <table:table-cell table:number-columns-repeated="16367"/>
        </table:table-row>
        <table:table-row table:style-name="ro12">
          <table:table-cell office:value-type="string" table:style-name="ce4">
            <text:p>E02_13</text:p>
          </table:table-cell>
          <table:table-cell office:value-type="string" table:style-name="ce4">
            <text:p>E02_13. Grounds of discrimination: Religion or belief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2.448</text:p>
          </table:table-cell>
          <table:table-cell office:value-type="string" table:style-name="ce11">
            <text:p>2.273</text:p>
          </table:table-cell>
          <table:table-cell office:value-type="string" table:style-name="ce11">
            <text:p>2.256</text:p>
          </table:table-cell>
          <table:table-cell office:value-type="string" table:style-name="ce11">
            <text:p>1.802</text:p>
          </table:table-cell>
          <table:table-cell office:value-type="string" table:style-name="ce11">
            <text:p>2.164</text:p>
          </table:table-cell>
          <table:table-cell office:value-type="string" table:style-name="ce11">
            <text:p>2.083</text:p>
          </table:table-cell>
          <table:table-cell office:value-type="string" table:style-name="ce11">
            <text:p>2.41</text:p>
          </table:table-cell>
          <table:table-cell office:value-type="string" table:style-name="ce11">
            <text:p>2.262</text:p>
          </table:table-cell>
          <table:table-cell office:value-type="string" table:style-name="ce11">
            <text:p>2.656</text:p>
          </table:table-cell>
          <table:table-cell office:value-type="string" table:style-name="ce11">
            <text:p>2.239</text:p>
          </table:table-cell>
          <table:table-cell office:value-type="string" table:style-name="ce11">
            <text:p>2.738</text:p>
          </table:table-cell>
          <table:table-cell office:value-type="string" table:style-name="ce11">
            <text:p>2.1</text:p>
          </table:table-cell>
          <table:table-cell office:value-type="string" table:style-name="ce11">
            <text:p>1.852</text:p>
          </table:table-cell>
          <table:table-cell table:number-columns-repeated="16367"/>
        </table:table-row>
        <table:table-row table:style-name="ro3">
          <table:table-cell office:value-type="string" table:style-name="ce4">
            <text:p>E02_14</text:p>
          </table:table-cell>
          <table:table-cell office:value-type="string" table:style-name="ce4">
            <text:p>E02_14. Grounds of discrimination: Sex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4.403</text:p>
          </table:table-cell>
          <table:table-cell office:value-type="string" table:style-name="ce11">
            <text:p>2.778</text:p>
          </table:table-cell>
          <table:table-cell office:value-type="string" table:style-name="ce11">
            <text:p>3.585</text:p>
          </table:table-cell>
          <table:table-cell table:number-columns-repeated="16367"/>
        </table:table-row>
        <table:table-row table:style-name="ro12">
          <table:table-cell office:value-type="string" table:style-name="ce4">
            <text:p>E02_15</text:p>
          </table:table-cell>
          <table:table-cell office:value-type="string" table:style-name="ce4">
            <text:p>E02_15. Grounds of discrimination: Sexual orientation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2.439</text:p>
          </table:table-cell>
          <table:table-cell office:value-type="string" table:style-name="ce11">
            <text:p>1.852</text:p>
          </table:table-cell>
          <table:table-cell office:value-type="string" table:style-name="ce11">
            <text:p>1.923</text:p>
          </table:table-cell>
          <table:table-cell office:value-type="string" table:style-name="ce11">
            <text:p>1.351</text:p>
          </table:table-cell>
          <table:table-cell office:value-type="string" table:style-name="ce11">
            <text:p>1.521</text:p>
          </table:table-cell>
          <table:table-cell office:value-type="string" table:style-name="ce11">
            <text:p>1.852</text:p>
          </table:table-cell>
          <table:table-cell office:value-type="string" table:style-name="ce11">
            <text:p>2.276</text:p>
          </table:table-cell>
          <table:table-cell office:value-type="string" table:style-name="ce11">
            <text:p>1.882</text:p>
          </table:table-cell>
          <table:table-cell office:value-type="string" table:style-name="ce11">
            <text:p>1.968</text:p>
          </table:table-cell>
          <table:table-cell office:value-type="string" table:style-name="ce11">
            <text:p>2.031</text:p>
          </table:table-cell>
          <table:table-cell office:value-type="string" table:style-name="ce11">
            <text:p>2.141</text:p>
          </table:table-cell>
          <table:table-cell office:value-type="string" table:style-name="ce11">
            <text:p>1.371</text:p>
          </table:table-cell>
          <table:table-cell office:value-type="string" table:style-name="ce11">
            <text:p>1.613</text:p>
          </table:table-cell>
          <table:table-cell table:number-columns-repeated="16367"/>
        </table:table-row>
        <table:table-row table:style-name="ro13">
          <table:table-cell office:value-type="string" table:style-name="ce4">
            <text:p>E02_16</text:p>
          </table:table-cell>
          <table:table-cell office:value-type="string" table:style-name="ce4">
            <text:p>E02_16. Grounds of discrimination: Social or educational background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z]</text:p>
          </table:table-cell>
          <table:table-cell office:value-type="string" table:style-name="ce11">
            <text:p>5.035</text:p>
          </table:table-cell>
          <table:table-cell office:value-type="string" table:style-name="ce11">
            <text:p>4.848</text:p>
          </table:table-cell>
          <table:table-cell office:value-type="string" table:style-name="ce11">
            <text:p>5.063</text:p>
          </table:table-cell>
          <table:table-cell office:value-type="string" table:style-name="ce11">
            <text:p>5.361</text:p>
          </table:table-cell>
          <table:table-cell office:value-type="string" table:style-name="ce11">
            <text:p>5.982</text:p>
          </table:table-cell>
          <table:table-cell office:value-type="string" table:style-name="ce11">
            <text:p>6.525</text:p>
          </table:table-cell>
          <table:table-cell office:value-type="string" table:style-name="ce11">
            <text:p>5.95</text:p>
          </table:table-cell>
          <table:table-cell office:value-type="string" table:style-name="ce11">
            <text:p>5.93</text:p>
          </table:table-cell>
          <table:table-cell office:value-type="string" table:style-name="ce11">
            <text:p>5.326</text:p>
          </table:table-cell>
          <table:table-cell office:value-type="string" table:style-name="ce11">
            <text:p>6.438</text:p>
          </table:table-cell>
          <table:table-cell office:value-type="string" table:style-name="ce11">
            <text:p>5.391</text:p>
          </table:table-cell>
          <table:table-cell office:value-type="string" table:style-name="ce11">
            <text:p>6.061</text:p>
          </table:table-cell>
          <table:table-cell table:number-columns-repeated="16367"/>
        </table:table-row>
        <table:table-row table:style-name="ro12">
          <table:table-cell office:value-type="string" table:style-name="ce4">
            <text:p>E02_17</text:p>
          </table:table-cell>
          <table:table-cell office:value-type="string" table:style-name="ce4">
            <text:p>E02_17. Grounds of discrimination: Working location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z]</text:p>
          </table:table-cell>
          <table:table-cell office:value-type="string" table:style-name="ce11">
            <text:p>11.009</text:p>
          </table:table-cell>
          <table:table-cell office:value-type="string" table:style-name="ce11">
            <text:p>12.5</text:p>
          </table:table-cell>
          <table:table-cell office:value-type="string" table:style-name="ce11">
            <text:p>12.5</text:p>
          </table:table-cell>
          <table:table-cell office:value-type="string" table:style-name="ce11">
            <text:p>13.468</text:p>
          </table:table-cell>
          <table:table-cell office:value-type="string" table:style-name="ce11">
            <text:p>11.28</text:p>
          </table:table-cell>
          <table:table-cell office:value-type="string" table:style-name="ce11">
            <text:p>11.919</text:p>
          </table:table-cell>
          <table:table-cell office:value-type="string" table:style-name="ce11">
            <text:p>12.546</text:p>
          </table:table-cell>
          <table:table-cell office:value-type="string" table:style-name="ce11">
            <text:p>12.21</text:p>
          </table:table-cell>
          <table:table-cell office:value-type="string" table:style-name="ce11">
            <text:p>12.088</text:p>
          </table:table-cell>
          <table:table-cell office:value-type="string" table:style-name="ce11">
            <text:p>11.459</text:p>
          </table:table-cell>
          <table:table-cell office:value-type="string" table:style-name="ce11">
            <text:p>12.93</text:p>
          </table:table-cell>
          <table:table-cell office:value-type="string" table:style-name="ce11">
            <text:p>11.675</text:p>
          </table:table-cell>
          <table:table-cell table:number-columns-repeated="16367"/>
        </table:table-row>
        <table:table-row table:style-name="ro12">
          <table:table-cell office:value-type="string" table:style-name="ce4">
            <text:p>E02_18</text:p>
          </table:table-cell>
          <table:table-cell office:value-type="string" table:style-name="ce4">
            <text:p>E02_18. Grounds of discrimination: Working pattern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z]</text:p>
          </table:table-cell>
          <table:table-cell office:value-type="string" table:style-name="ce11">
            <text:p>23.005</text:p>
          </table:table-cell>
          <table:table-cell office:value-type="string" table:style-name="ce11">
            <text:p>22.112</text:p>
          </table:table-cell>
          <table:table-cell office:value-type="string" table:style-name="ce11">
            <text:p>21.053</text:p>
          </table:table-cell>
          <table:table-cell office:value-type="string" table:style-name="ce11">
            <text:p>22.531</text:p>
          </table:table-cell>
          <table:table-cell office:value-type="string" table:style-name="ce11">
            <text:p>22.029</text:p>
          </table:table-cell>
          <table:table-cell office:value-type="string" table:style-name="ce11">
            <text:p>22.415</text:p>
          </table:table-cell>
          <table:table-cell office:value-type="string" table:style-name="ce11">
            <text:p>21.353</text:p>
          </table:table-cell>
          <table:table-cell office:value-type="string" table:style-name="ce11">
            <text:p>20.142</text:p>
          </table:table-cell>
          <table:table-cell office:value-type="string" table:style-name="ce11">
            <text:p>19.808</text:p>
          </table:table-cell>
          <table:table-cell office:value-type="string" table:style-name="ce11">
            <text:p>19.197</text:p>
          </table:table-cell>
          <table:table-cell office:value-type="string" table:style-name="ce11">
            <text:p>17.182</text:p>
          </table:table-cell>
          <table:table-cell office:value-type="string" table:style-name="ce11">
            <text:p>16.541</text:p>
          </table:table-cell>
          <table:table-cell table:number-columns-repeated="16367"/>
        </table:table-row>
        <table:table-row table:style-name="ro12">
          <table:table-cell office:value-type="string" table:style-name="ce4">
            <text:p>E02_19</text:p>
          </table:table-cell>
          <table:table-cell office:value-type="string" table:style-name="ce4">
            <text:p>E02_19. Grounds of discrimination: Any other grounds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73.333</text:p>
          </table:table-cell>
          <table:table-cell office:value-type="string" table:style-name="ce11">
            <text:p>29.747</text:p>
          </table:table-cell>
          <table:table-cell office:value-type="string" table:style-name="ce11">
            <text:p>28</text:p>
          </table:table-cell>
          <table:table-cell office:value-type="string" table:style-name="ce11">
            <text:p>26.98</text:p>
          </table:table-cell>
          <table:table-cell office:value-type="string" table:style-name="ce11">
            <text:p>27.596</text:p>
          </table:table-cell>
          <table:table-cell office:value-type="string" table:style-name="ce11">
            <text:p>24.605</text:p>
          </table:table-cell>
          <table:table-cell office:value-type="string" table:style-name="ce11">
            <text:p>24.117</text:p>
          </table:table-cell>
          <table:table-cell office:value-type="string" table:style-name="ce11">
            <text:p>24.489</text:p>
          </table:table-cell>
          <table:table-cell office:value-type="string" table:style-name="ce11">
            <text:p>24.101</text:p>
          </table:table-cell>
          <table:table-cell office:value-type="string" table:style-name="ce11">
            <text:p>23.368</text:p>
          </table:table-cell>
          <table:table-cell office:value-type="string" table:style-name="ce11">
            <text:p>12.772</text:p>
          </table:table-cell>
          <table:table-cell office:value-type="string" table:style-name="ce11">
            <text:p>18.783</text:p>
          </table:table-cell>
          <table:table-cell office:value-type="string" table:style-name="ce11">
            <text:p>9.877</text:p>
          </table:table-cell>
          <table:table-cell table:number-columns-repeated="16367"/>
        </table:table-row>
        <table:table-row table:style-name="ro12">
          <table:table-cell office:value-type="string" table:style-name="ce4">
            <text:p>E02_20</text:p>
          </table:table-cell>
          <table:table-cell office:value-type="string" table:style-name="ce4">
            <text:p>E02_20. Grounds of discrimination: Prefer not to say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z]</text:p>
          </table:table-cell>
          <table:table-cell office:value-type="string" table:style-name="ce11">
            <text:p>11.111</text:p>
          </table:table-cell>
          <table:table-cell office:value-type="string" table:style-name="ce11">
            <text:p>11.176</text:p>
          </table:table-cell>
          <table:table-cell office:value-type="string" table:style-name="ce11">
            <text:p>12.346</text:p>
          </table:table-cell>
          <table:table-cell office:value-type="string" table:style-name="ce11">
            <text:p>9.983</text:p>
          </table:table-cell>
          <table:table-cell office:value-type="string" table:style-name="ce11">
            <text:p>10.427</text:p>
          </table:table-cell>
          <table:table-cell office:value-type="string" table:style-name="ce11">
            <text:p>10.133</text:p>
          </table:table-cell>
          <table:table-cell office:value-type="string" table:style-name="ce11">
            <text:p>11.052</text:p>
          </table:table-cell>
          <table:table-cell office:value-type="string" table:style-name="ce11">
            <text:p>10.512</text:p>
          </table:table-cell>
          <table:table-cell office:value-type="string" table:style-name="ce11">
            <text:p>10.576</text:p>
          </table:table-cell>
          <table:table-cell office:value-type="string" table:style-name="ce11">
            <text:p>12.688</text:p>
          </table:table-cell>
          <table:table-cell office:value-type="string" table:style-name="ce11">
            <text:p>9.712</text:p>
          </table:table-cell>
          <table:table-cell office:value-type="string" table:style-name="ce11">
            <text:p>10.204</text:p>
          </table:table-cell>
          <table:table-cell table:number-columns-repeated="16367"/>
        </table:table-row>
        <table:table-row table:style-name="ro3">
          <table:table-cell office:value-type="string" table:style-name="ce4">
            <text:p>E03_yes</text:p>
          </table:table-cell>
          <table:table-cell office:value-type="string" table:style-name="ce4">
            <text:p>E03. Have you been bullied or harassed at work, in the past 12 months? (% yes)</text:p>
          </table:table-cell>
          <table:table-cell office:value-type="string" table:style-name="ce4">
            <text:p>Bullying and harassment</text:p>
          </table:table-cell>
          <table:table-cell table:style-name="ce4"/>
          <table:table-cell office:value-type="string" table:style-name="ce11">
            <text:p>10.224</text:p>
          </table:table-cell>
          <table:table-cell office:value-type="string" table:style-name="ce11">
            <text:p>10.398</text:p>
          </table:table-cell>
          <table:table-cell office:value-type="string" table:style-name="ce11">
            <text:p>9.41</text:p>
          </table:table-cell>
          <table:table-cell office:value-type="string" table:style-name="ce11">
            <text:p>10.04</text:p>
          </table:table-cell>
          <table:table-cell office:value-type="string" table:style-name="ce11">
            <text:p>9.861</text:p>
          </table:table-cell>
          <table:table-cell office:value-type="string" table:style-name="ce11">
            <text:p>9.645</text:p>
          </table:table-cell>
          <table:table-cell office:value-type="string" table:style-name="ce11">
            <text:p>10.461</text:p>
          </table:table-cell>
          <table:table-cell office:value-type="string" table:style-name="ce11">
            <text:p>10.714</text:p>
          </table:table-cell>
          <table:table-cell office:value-type="string" table:style-name="ce11">
            <text:p>11.151</text:p>
          </table:table-cell>
          <table:table-cell office:value-type="string" table:style-name="ce11">
            <text:p>11.344</text:p>
          </table:table-cell>
          <table:table-cell office:value-type="string" table:style-name="ce11">
            <text:p>11.515</text:p>
          </table:table-cell>
          <table:table-cell office:value-type="string" table:style-name="ce11">
            <text:p>7.668</text:p>
          </table:table-cell>
          <table:table-cell office:value-type="string" table:style-name="ce11">
            <text:p>7.125</text:p>
          </table:table-cell>
          <table:table-cell table:number-columns-repeated="16367"/>
        </table:table-row>
        <table:table-row table:style-name="ro3">
          <table:table-cell office:value-type="string" table:style-name="ce4">
            <text:p>E03_no</text:p>
          </table:table-cell>
          <table:table-cell office:value-type="string" table:style-name="ce4">
            <text:p>E03. Have you been bullied or harassed at work, in the past 12 months? (% no)</text:p>
          </table:table-cell>
          <table:table-cell office:value-type="string" table:style-name="ce4">
            <text:p>Bullying and harassment</text:p>
          </table:table-cell>
          <table:table-cell table:style-name="ce4"/>
          <table:table-cell office:value-type="string" table:style-name="ce11">
            <text:p>82.51</text:p>
          </table:table-cell>
          <table:table-cell office:value-type="string" table:style-name="ce11">
            <text:p>82.645</text:p>
          </table:table-cell>
          <table:table-cell office:value-type="string" table:style-name="ce11">
            <text:p>82.931</text:p>
          </table:table-cell>
          <table:table-cell office:value-type="string" table:style-name="ce11">
            <text:p>82.609</text:p>
          </table:table-cell>
          <table:table-cell office:value-type="string" table:style-name="ce11">
            <text:p>83.249</text:p>
          </table:table-cell>
          <table:table-cell office:value-type="string" table:style-name="ce11">
            <text:p>83.179</text:p>
          </table:table-cell>
          <table:table-cell office:value-type="string" table:style-name="ce11">
            <text:p>82.062</text:p>
          </table:table-cell>
          <table:table-cell office:value-type="string" table:style-name="ce11">
            <text:p>81.939</text:p>
          </table:table-cell>
          <table:table-cell office:value-type="string" table:style-name="ce11">
            <text:p>81.708</text:p>
          </table:table-cell>
          <table:table-cell office:value-type="string" table:style-name="ce11">
            <text:p>82.21</text:p>
          </table:table-cell>
          <table:table-cell office:value-type="string" table:style-name="ce11">
            <text:p>82.16</text:p>
          </table:table-cell>
          <table:table-cell office:value-type="string" table:style-name="ce11">
            <text:p>87.155</text:p>
          </table:table-cell>
          <table:table-cell office:value-type="string" table:style-name="ce11">
            <text:p>87.654</text:p>
          </table:table-cell>
          <table:table-cell table:number-columns-repeated="16367"/>
        </table:table-row>
        <table:table-row table:style-name="ro12">
          <table:table-cell office:value-type="string" table:style-name="ce4">
            <text:p>E03_pnts</text:p>
          </table:table-cell>
          <table:table-cell office:value-type="string" table:style-name="ce4">
            <text:p>E03. Have you been bullied or harassed at work, in the past 12 months? (% prefer not to say)</text:p>
          </table:table-cell>
          <table:table-cell office:value-type="string" table:style-name="ce4">
            <text:p>Bullying and harassment</text:p>
          </table:table-cell>
          <table:table-cell table:style-name="ce4"/>
          <table:table-cell office:value-type="string" table:style-name="ce11">
            <text:p>6.995</text:p>
          </table:table-cell>
          <table:table-cell office:value-type="string" table:style-name="ce11">
            <text:p>7.186</text:p>
          </table:table-cell>
          <table:table-cell office:value-type="string" table:style-name="ce11">
            <text:p>7.434</text:p>
          </table:table-cell>
          <table:table-cell office:value-type="string" table:style-name="ce11">
            <text:p>7.026</text:p>
          </table:table-cell>
          <table:table-cell office:value-type="string" table:style-name="ce11">
            <text:p>7.102</text:p>
          </table:table-cell>
          <table:table-cell office:value-type="string" table:style-name="ce11">
            <text:p>7.147</text:p>
          </table:table-cell>
          <table:table-cell office:value-type="string" table:style-name="ce11">
            <text:p>7.565</text:p>
          </table:table-cell>
          <table:table-cell office:value-type="string" table:style-name="ce11">
            <text:p>7.199</text:p>
          </table:table-cell>
          <table:table-cell office:value-type="string" table:style-name="ce11">
            <text:p>6.932</text:p>
          </table:table-cell>
          <table:table-cell office:value-type="string" table:style-name="ce11">
            <text:p>6.538</text:p>
          </table:table-cell>
          <table:table-cell office:value-type="string" table:style-name="ce11">
            <text:p>6.75</text:p>
          </table:table-cell>
          <table:table-cell office:value-type="string" table:style-name="ce11">
            <text:p>5.487</text:p>
          </table:table-cell>
          <table:table-cell office:value-type="string" table:style-name="ce11">
            <text:p>5.51</text:p>
          </table:table-cell>
          <table:table-cell table:number-columns-repeated="16367"/>
        </table:table-row>
        <table:table-row table:style-name="ro13">
          <table:table-cell office:value-type="string" table:style-name="ce4">
            <text:p>E03A_01</text:p>
          </table:table-cell>
          <table:table-cell office:value-type="string" table:style-name="ce4">
            <text:p>E03A. Nature of bullying and/or harassment: Comments about my personal appearance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10.805</text:p>
          </table:table-cell>
          <table:table-cell office:value-type="string" table:style-name="ce11">
            <text:p>8.427</text:p>
          </table:table-cell>
          <table:table-cell office:value-type="string" table:style-name="ce11">
            <text:p>7.143</text:p>
          </table:table-cell>
          <table:table-cell table:number-columns-repeated="16367"/>
        </table:table-row>
        <table:table-row table:style-name="ro14">
          <table:table-cell office:value-type="string" table:style-name="ce4">
            <text:p>E03A_02</text:p>
          </table:table-cell>
          <table:table-cell office:value-type="string" table:style-name="ce4">
            <text:p>E03A. Nature of bullying and/or harassment: Sexual harassment (e.g. sexual comments or jokes, unwelcome sexual advances, touching or assault)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5.336</text:p>
          </table:table-cell>
          <table:table-cell office:value-type="string" table:style-name="ce11">
            <text:p>2.952</text:p>
          </table:table-cell>
          <table:table-cell office:value-type="string" table:style-name="ce11">
            <text:p>2.625</text:p>
          </table:table-cell>
          <table:table-cell table:number-columns-repeated="16367"/>
        </table:table-row>
        <table:table-row table:style-name="ro13">
          <table:table-cell office:value-type="string" table:style-name="ce4">
            <text:p>E03A_03</text:p>
          </table:table-cell>
          <table:table-cell office:value-type="string" table:style-name="ce4">
            <text:p>E03A. Nature of bullying and/or harassment: Spreading gossip or making false accusations about me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26.057</text:p>
          </table:table-cell>
          <table:table-cell office:value-type="string" table:style-name="ce11">
            <text:p>21.91</text:p>
          </table:table-cell>
          <table:table-cell office:value-type="string" table:style-name="ce11">
            <text:p>18.341</text:p>
          </table:table-cell>
          <table:table-cell table:number-columns-repeated="16367"/>
        </table:table-row>
        <table:table-row table:style-name="ro4">
          <table:table-cell office:value-type="string" table:style-name="ce4">
            <text:p>E03A_04</text:p>
          </table:table-cell>
          <table:table-cell office:value-type="string" table:style-name="ce4">
            <text:p>E03A. Nature of bullying and/or harassment: Intimidation or verbal aggression (e.g. shouting, swearing, making threats)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29.754</text:p>
          </table:table-cell>
          <table:table-cell office:value-type="string" table:style-name="ce11">
            <text:p>40.278</text:p>
          </table:table-cell>
          <table:table-cell office:value-type="string" table:style-name="ce11">
            <text:p>39.773</text:p>
          </table:table-cell>
          <table:table-cell table:number-columns-repeated="16367"/>
        </table:table-row>
        <table:table-row table:style-name="ro13">
          <table:table-cell office:value-type="string" table:style-name="ce4">
            <text:p>E03A_05</text:p>
          </table:table-cell>
          <table:table-cell office:value-type="string" table:style-name="ce4">
            <text:p>E03A. Nature of bullying and/or harassment: Physical assault (e.g. object thrown at me, pushed, hit):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0.512</text:p>
          </table:table-cell>
          <table:table-cell office:value-type="string" table:style-name="ce11">
            <text:p>0</text:p>
          </table:table-cell>
          <table:table-cell office:value-type="string" table:style-name="ce11">
            <text:p>0</text:p>
          </table:table-cell>
          <table:table-cell table:number-columns-repeated="16367"/>
        </table:table-row>
        <table:table-row table:style-name="ro13">
          <table:table-cell office:value-type="string" table:style-name="ce4">
            <text:p>E03A_06</text:p>
          </table:table-cell>
          <table:table-cell office:value-type="string" table:style-name="ce4">
            <text:p>E03A. Nature of bullying and/or harassment: Humiliated in front of team or others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41.014</text:p>
          </table:table-cell>
          <table:table-cell office:value-type="string" table:style-name="ce11">
            <text:p>36.53</text:p>
          </table:table-cell>
          <table:table-cell office:value-type="string" table:style-name="ce11">
            <text:p>34.884</text:p>
          </table:table-cell>
          <table:table-cell table:number-columns-repeated="16367"/>
        </table:table-row>
        <table:table-row table:style-name="ro11">
          <table:table-cell office:value-type="string" table:style-name="ce4">
            <text:p>E03A_07</text:p>
          </table:table-cell>
          <table:table-cell office:value-type="string" table:style-name="ce4">
            <text:p>E03A. Nature of bullying and/or harassment: Negative Micromanagement (e.g. excessive control; made to feel incompetent)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47.507</text:p>
          </table:table-cell>
          <table:table-cell office:value-type="string" table:style-name="ce11">
            <text:p>46.067</text:p>
          </table:table-cell>
          <table:table-cell office:value-type="string" table:style-name="ce11">
            <text:p>50</text:p>
          </table:table-cell>
          <table:table-cell table:number-columns-repeated="16367"/>
        </table:table-row>
        <table:table-row table:style-name="ro14">
          <table:table-cell office:value-type="string" table:style-name="ce4">
            <text:p>E03A_08</text:p>
          </table:table-cell>
          <table:table-cell office:value-type="string" table:style-name="ce4">
            <text:p>E03A. Nature of bullying and/or harassment: Removal of job responsibilities, unconstructive criticism, or impossible/changing expectations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31.8</text:p>
          </table:table-cell>
          <table:table-cell office:value-type="string" table:style-name="ce11">
            <text:p>27.536</text:p>
          </table:table-cell>
          <table:table-cell office:value-type="string" table:style-name="ce11">
            <text:p>28.767</text:p>
          </table:table-cell>
          <table:table-cell table:number-columns-repeated="16367"/>
        </table:table-row>
        <table:table-row table:style-name="ro13">
          <table:table-cell office:value-type="string" table:style-name="ce4">
            <text:p>E03A_09</text:p>
          </table:table-cell>
          <table:table-cell office:value-type="string" table:style-name="ce4">
            <text:p>E03A. Nature of bullying and/or harassment: Treated less favourably to others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39.325</text:p>
          </table:table-cell>
          <table:table-cell office:value-type="string" table:style-name="ce11">
            <text:p>36.986</text:p>
          </table:table-cell>
          <table:table-cell office:value-type="string" table:style-name="ce11">
            <text:p>35.616</text:p>
          </table:table-cell>
          <table:table-cell table:number-columns-repeated="16367"/>
        </table:table-row>
        <table:table-row table:style-name="ro13">
          <table:table-cell office:value-type="string" table:style-name="ce4">
            <text:p>E03A_10</text:p>
          </table:table-cell>
          <table:table-cell office:value-type="string" table:style-name="ce4">
            <text:p>E03A. Nature of bullying and/or harassment: Ignored, excluded, marginalised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37.614</text:p>
          </table:table-cell>
          <table:table-cell office:value-type="string" table:style-name="ce11">
            <text:p>36.269</text:p>
          </table:table-cell>
          <table:table-cell office:value-type="string" table:style-name="ce11">
            <text:p>36.267</text:p>
          </table:table-cell>
          <table:table-cell table:number-columns-repeated="16367"/>
        </table:table-row>
        <table:table-row table:style-name="ro13">
          <table:table-cell office:value-type="string" table:style-name="ce4">
            <text:p>E03A_11</text:p>
          </table:table-cell>
          <table:table-cell office:value-type="string" table:style-name="ce4">
            <text:p>E03A. Nature of bullying and/or harassment: Undermining or taking credit for my work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30.9</text:p>
          </table:table-cell>
          <table:table-cell office:value-type="string" table:style-name="ce11">
            <text:p>26.19</text:p>
          </table:table-cell>
          <table:table-cell office:value-type="string" table:style-name="ce11">
            <text:p>30.233</text:p>
          </table:table-cell>
          <table:table-cell table:number-columns-repeated="16367"/>
        </table:table-row>
        <table:table-row table:style-name="ro13">
          <table:table-cell office:value-type="string" table:style-name="ce4">
            <text:p>E03A_12</text:p>
          </table:table-cell>
          <table:table-cell office:value-type="string" table:style-name="ce4">
            <text:p>E03A. Nature of bullying and/or harassment: Denied time off for personal ill health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2.963</text:p>
          </table:table-cell>
          <table:table-cell office:value-type="string" table:style-name="ce11">
            <text:p>1.682</text:p>
          </table:table-cell>
          <table:table-cell office:value-type="string" table:style-name="ce11">
            <text:p>1.613</text:p>
          </table:table-cell>
          <table:table-cell table:number-columns-repeated="16367"/>
        </table:table-row>
        <table:table-row table:style-name="ro4">
          <table:table-cell office:value-type="string" table:style-name="ce4">
            <text:p>E03A_13</text:p>
          </table:table-cell>
          <table:table-cell office:value-type="string" table:style-name="ce4">
            <text:p>E03A. Nature of bullying and/or harassment: Denied time off for family or caring responsibilities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3.95</text:p>
          </table:table-cell>
          <table:table-cell office:value-type="string" table:style-name="ce11">
            <text:p>2.809</text:p>
          </table:table-cell>
          <table:table-cell office:value-type="string" table:style-name="ce11">
            <text:p>3.571</text:p>
          </table:table-cell>
          <table:table-cell table:number-columns-repeated="16367"/>
        </table:table-row>
        <table:table-row table:style-name="ro4">
          <table:table-cell office:value-type="string" table:style-name="ce4">
            <text:p>E03A_14</text:p>
          </table:table-cell>
          <table:table-cell office:value-type="string" table:style-name="ce4">
            <text:p>E03A. Nature of bullying and/or harassment: Disclosure of personal/sensitive information to colleagues without my consent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9.818</text:p>
          </table:table-cell>
          <table:table-cell office:value-type="string" table:style-name="ce11">
            <text:p>7.19</text:p>
          </table:table-cell>
          <table:table-cell office:value-type="string" table:style-name="ce11">
            <text:p>7.692</text:p>
          </table:table-cell>
          <table:table-cell table:number-columns-repeated="16367"/>
        </table:table-row>
        <table:table-row table:style-name="ro4">
          <table:table-cell office:value-type="string" table:style-name="ce4">
            <text:p>E03A_15</text:p>
          </table:table-cell>
          <table:table-cell office:value-type="string" table:style-name="ce4">
            <text:p>E03A. Nature of bullying and/or harassment: Unhelpful comments about my mental health or being off sick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9.312</text:p>
          </table:table-cell>
          <table:table-cell office:value-type="string" table:style-name="ce11">
            <text:p>9.091</text:p>
          </table:table-cell>
          <table:table-cell table:number-columns-repeated="16367"/>
        </table:table-row>
        <table:table-row table:style-name="ro13">
          <table:table-cell office:value-type="string" table:style-name="ce4">
            <text:p>E03A_16</text:p>
          </table:table-cell>
          <table:table-cell office:value-type="string" table:style-name="ce4">
            <text:p>E03A. Nature of bullying and/or harassment: Something else not listed here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11.765</text:p>
          </table:table-cell>
          <table:table-cell office:value-type="string" table:style-name="ce11">
            <text:p>14.953</text:p>
          </table:table-cell>
          <table:table-cell office:value-type="string" table:style-name="ce11">
            <text:p>7.764</text:p>
          </table:table-cell>
          <table:table-cell table:number-columns-repeated="16367"/>
        </table:table-row>
        <table:table-row table:style-name="ro12">
          <table:table-cell office:value-type="string" table:style-name="ce4">
            <text:p>E03A_17</text:p>
          </table:table-cell>
          <table:table-cell office:value-type="string" table:style-name="ce4">
            <text:p>E03A. Nature of bullying and/or harassment: Prefer not to say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5</text:p>
          </table:table-cell>
          <table:table-cell office:value-type="string" table:style-name="ce11">
            <text:p>3.636</text:p>
          </table:table-cell>
          <table:table-cell office:value-type="string" table:style-name="ce11">
            <text:p>3.399</text:p>
          </table:table-cell>
          <table:table-cell table:number-columns-repeated="16367"/>
        </table:table-row>
        <table:table-row table:style-name="ro13">
          <table:table-cell office:value-type="string" table:style-name="ce4">
            <text:p>E04_01</text:p>
          </table:table-cell>
          <table:table-cell office:value-type="string" table:style-name="ce4">
            <text:p>E04_01. Who bullied and/or harassed you? A colleague in my Area/Directorate/Division (% of those ticking at least one E04 option)</text:p>
          </table:table-cell>
          <table:table-cell office:value-type="string" table:style-name="ce4">
            <text:p>Sourc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35.909</text:p>
          </table:table-cell>
          <table:table-cell office:value-type="string" table:style-name="ce11">
            <text:p>36.066</text:p>
          </table:table-cell>
          <table:table-cell office:value-type="string" table:style-name="ce11">
            <text:p>33.102</text:p>
          </table:table-cell>
          <table:table-cell table:number-columns-repeated="16367"/>
        </table:table-row>
        <table:table-row table:style-name="ro4">
          <table:table-cell office:value-type="string" table:style-name="ce4">
            <text:p>E04_02</text:p>
          </table:table-cell>
          <table:table-cell office:value-type="string" table:style-name="ce4">
            <text:p>E04_02. Who bullied and/or harassed you? A colleague in a different Area/Directorate/Division of [my organisation] (% of those ticking at least one E04 option)</text:p>
          </table:table-cell>
          <table:table-cell office:value-type="string" table:style-name="ce4">
            <text:p>Sourc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11.673</text:p>
          </table:table-cell>
          <table:table-cell office:value-type="string" table:style-name="ce11">
            <text:p>12.05</text:p>
          </table:table-cell>
          <table:table-cell office:value-type="string" table:style-name="ce11">
            <text:p>12.162</text:p>
          </table:table-cell>
          <table:table-cell table:number-columns-repeated="16367"/>
        </table:table-row>
        <table:table-row table:style-name="ro12">
          <table:table-cell office:value-type="string" table:style-name="ce4">
            <text:p>E04_03</text:p>
          </table:table-cell>
          <table:table-cell office:value-type="string" table:style-name="ce4">
            <text:p>E04_03. Who bullied and/or harassed you? My manager (% of those ticking at least one E04 option)</text:p>
          </table:table-cell>
          <table:table-cell office:value-type="string" table:style-name="ce4">
            <text:p>Source of bullying and harassment</text:p>
          </table:table-cell>
          <table:table-cell office:value-type="string" table:style-name="ce4">
            <text:p>[note 2] [note 3]</text:p>
          </table:table-cell>
          <table:table-cell office:value-type="string" table:style-name="ce11">
            <text:p>31.272</text:p>
          </table:table-cell>
          <table:table-cell office:value-type="string" table:style-name="ce11">
            <text:p>27.944</text:p>
          </table:table-cell>
          <table:table-cell office:value-type="string" table:style-name="ce11">
            <text:p>28.197</text:p>
          </table:table-cell>
          <table:table-cell office:value-type="string" table:style-name="ce11">
            <text:p>27.379</text:p>
          </table:table-cell>
          <table:table-cell office:value-type="string" table:style-name="ce11">
            <text:p>29.525</text:p>
          </table:table-cell>
          <table:table-cell office:value-type="string" table:style-name="ce11">
            <text:p>29.787</text:p>
          </table:table-cell>
          <table:table-cell office:value-type="string" table:style-name="ce11">
            <text:p>28.609</text:p>
          </table:table-cell>
          <table:table-cell office:value-type="string" table:style-name="ce11">
            <text:p>29.361</text:p>
          </table:table-cell>
          <table:table-cell office:value-type="string" table:style-name="ce11">
            <text:p>26.366</text:p>
          </table:table-cell>
          <table:table-cell office:value-type="string" table:style-name="ce11">
            <text:p>27.083</text:p>
          </table:table-cell>
          <table:table-cell office:value-type="string" table:style-name="ce11">
            <text:p>29.656</text:p>
          </table:table-cell>
          <table:table-cell office:value-type="string" table:style-name="ce11">
            <text:p>30</text:p>
          </table:table-cell>
          <table:table-cell office:value-type="string" table:style-name="ce11">
            <text:p>32.301</text:p>
          </table:table-cell>
          <table:table-cell table:number-columns-repeated="16367"/>
        </table:table-row>
        <table:table-row table:style-name="ro13">
          <table:table-cell office:value-type="string" table:style-name="ce4">
            <text:p>E04_04</text:p>
          </table:table-cell>
          <table:table-cell office:value-type="string" table:style-name="ce4">
            <text:p>E04_04. Who bullied and/or harassed you? Another senior member of staff in [my organisation] (% of those ticking at least one E04 option)</text:p>
          </table:table-cell>
          <table:table-cell office:value-type="string" table:style-name="ce4">
            <text:p>Sourc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23.746</text:p>
          </table:table-cell>
          <table:table-cell office:value-type="string" table:style-name="ce11">
            <text:p>27.219</text:p>
          </table:table-cell>
          <table:table-cell office:value-type="string" table:style-name="ce11">
            <text:p>25.882</text:p>
          </table:table-cell>
          <table:table-cell table:number-columns-repeated="16367"/>
        </table:table-row>
        <table:table-row table:style-name="ro12">
          <table:table-cell office:value-type="string" table:style-name="ce4">
            <text:p>E04_05</text:p>
          </table:table-cell>
          <table:table-cell office:value-type="string" table:style-name="ce4">
            <text:p>E04_05. Who bullied and/or harassed you? Someone I manage (% of those ticking at least one E04 option)</text:p>
          </table:table-cell>
          <table:table-cell office:value-type="string" table:style-name="ce4">
            <text:p>Source of bullying and harassment</text:p>
          </table:table-cell>
          <table:table-cell office:value-type="string" table:style-name="ce4">
            <text:p>[note 2] [note 3]</text:p>
          </table:table-cell>
          <table:table-cell office:value-type="string" table:style-name="ce11">
            <text:p>4.096</text:p>
          </table:table-cell>
          <table:table-cell office:value-type="string" table:style-name="ce11">
            <text:p>4.37</text:p>
          </table:table-cell>
          <table:table-cell office:value-type="string" table:style-name="ce11">
            <text:p>4.35</text:p>
          </table:table-cell>
          <table:table-cell office:value-type="string" table:style-name="ce11">
            <text:p>3.909</text:p>
          </table:table-cell>
          <table:table-cell office:value-type="string" table:style-name="ce11">
            <text:p>4.17</text:p>
          </table:table-cell>
          <table:table-cell office:value-type="string" table:style-name="ce11">
            <text:p>3.846</text:p>
          </table:table-cell>
          <table:table-cell office:value-type="string" table:style-name="ce11">
            <text:p>3.928</text:p>
          </table:table-cell>
          <table:table-cell office:value-type="string" table:style-name="ce11">
            <text:p>4.278</text:p>
          </table:table-cell>
          <table:table-cell office:value-type="string" table:style-name="ce11">
            <text:p>3.884</text:p>
          </table:table-cell>
          <table:table-cell office:value-type="string" table:style-name="ce11">
            <text:p>4.502</text:p>
          </table:table-cell>
          <table:table-cell office:value-type="string" table:style-name="ce11">
            <text:p>4.149</text:p>
          </table:table-cell>
          <table:table-cell office:value-type="string" table:style-name="ce11">
            <text:p>4.348</text:p>
          </table:table-cell>
          <table:table-cell office:value-type="string" table:style-name="ce11">
            <text:p>3.846</text:p>
          </table:table-cell>
          <table:table-cell table:number-columns-repeated="16367"/>
        </table:table-row>
        <table:table-row table:style-name="ro4">
          <table:table-cell office:value-type="string" table:style-name="ce4">
            <text:p>E04_06</text:p>
          </table:table-cell>
          <table:table-cell office:value-type="string" table:style-name="ce4">
            <text:p>E04_06. Who bullied and/or harassed you? Someone working in a different Civil Service organisation (% of those ticking at least one E04 option)</text:p>
          </table:table-cell>
          <table:table-cell office:value-type="string" table:style-name="ce4">
            <text:p>Sourc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2.577</text:p>
          </table:table-cell>
          <table:table-cell office:value-type="string" table:style-name="ce11">
            <text:p>0.82</text:p>
          </table:table-cell>
          <table:table-cell office:value-type="string" table:style-name="ce11">
            <text:p>3.419</text:p>
          </table:table-cell>
          <table:table-cell table:number-columns-repeated="16367"/>
        </table:table-row>
        <table:table-row table:style-name="ro13">
          <table:table-cell office:value-type="string" table:style-name="ce4">
            <text:p>E04_07</text:p>
          </table:table-cell>
          <table:table-cell office:value-type="string" table:style-name="ce4">
            <text:p>E04_07. Who bullied and/or harassed you? Someone working for a non-Civil Service organisation (% of those ticking at least one E04 option)</text:p>
          </table:table-cell>
          <table:table-cell office:value-type="string" table:style-name="ce4">
            <text:p>Sourc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3.408</text:p>
          </table:table-cell>
          <table:table-cell office:value-type="string" table:style-name="ce11">
            <text:p>0.329</text:p>
          </table:table-cell>
          <table:table-cell office:value-type="string" table:style-name="ce11">
            <text:p>0</text:p>
          </table:table-cell>
          <table:table-cell table:number-columns-repeated="16367"/>
        </table:table-row>
        <table:table-row table:style-name="ro12">
          <table:table-cell office:value-type="string" table:style-name="ce4">
            <text:p>E04_08</text:p>
          </table:table-cell>
          <table:table-cell office:value-type="string" table:style-name="ce4">
            <text:p>E04_08. Who bullied and/or harassed you? A contractor (% of those ticking at least one E04 option)</text:p>
          </table:table-cell>
          <table:table-cell office:value-type="string" table:style-name="ce4">
            <text:p>Sourc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1.37</text:p>
          </table:table-cell>
          <table:table-cell office:value-type="string" table:style-name="ce11">
            <text:p>1.439</text:p>
          </table:table-cell>
          <table:table-cell office:value-type="string" table:style-name="ce11">
            <text:p>1.6</text:p>
          </table:table-cell>
          <table:table-cell table:number-columns-repeated="16367"/>
        </table:table-row>
        <table:table-row table:style-name="ro13">
          <table:table-cell office:value-type="string" table:style-name="ce4">
            <text:p>E04_09</text:p>
          </table:table-cell>
          <table:table-cell office:value-type="string" table:style-name="ce4">
            <text:p>E04_09. Who bullied and/or harassed you? A service user (e.g. customer, claimant, offender) (% of those ticking at least one E04 option)</text:p>
          </table:table-cell>
          <table:table-cell office:value-type="string" table:style-name="ce4">
            <text:p>Sourc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1.37</text:p>
          </table:table-cell>
          <table:table-cell office:value-type="string" table:style-name="ce11">
            <text:p>0.494</text:p>
          </table:table-cell>
          <table:table-cell office:value-type="string" table:style-name="ce11">
            <text:p>0.419</text:p>
          </table:table-cell>
          <table:table-cell table:number-columns-repeated="16367"/>
        </table:table-row>
        <table:table-row table:style-name="ro12">
          <table:table-cell office:value-type="string" table:style-name="ce4">
            <text:p>E04_10</text:p>
          </table:table-cell>
          <table:table-cell office:value-type="string" table:style-name="ce4">
            <text:p>E04_10. Who bullied and/or harassed you? A member of the public (% of those ticking at least one E04 option)</text:p>
          </table:table-cell>
          <table:table-cell office:value-type="string" table:style-name="ce4">
            <text:p>Source of bullying and harassment</text:p>
          </table:table-cell>
          <table:table-cell office:value-type="string" table:style-name="ce4">
            <text:p>[note 2] [note 3]</text:p>
          </table:table-cell>
          <table:table-cell office:value-type="string" table:style-name="ce11">
            <text:p>2.218</text:p>
          </table:table-cell>
          <table:table-cell office:value-type="string" table:style-name="ce11">
            <text:p>2.047</text:p>
          </table:table-cell>
          <table:table-cell office:value-type="string" table:style-name="ce11">
            <text:p>2.216</text:p>
          </table:table-cell>
          <table:table-cell office:value-type="string" table:style-name="ce11">
            <text:p>1.887</text:p>
          </table:table-cell>
          <table:table-cell office:value-type="string" table:style-name="ce11">
            <text:p>1.262</text:p>
          </table:table-cell>
          <table:table-cell office:value-type="string" table:style-name="ce11">
            <text:p>1.639</text:p>
          </table:table-cell>
          <table:table-cell office:value-type="string" table:style-name="ce11">
            <text:p>1.284</text:p>
          </table:table-cell>
          <table:table-cell office:value-type="string" table:style-name="ce11">
            <text:p>1.666</text:p>
          </table:table-cell>
          <table:table-cell office:value-type="string" table:style-name="ce11">
            <text:p>1.303</text:p>
          </table:table-cell>
          <table:table-cell office:value-type="string" table:style-name="ce11">
            <text:p>1.967</text:p>
          </table:table-cell>
          <table:table-cell office:value-type="string" table:style-name="ce11">
            <text:p>0.805</text:p>
          </table:table-cell>
          <table:table-cell office:value-type="string" table:style-name="ce11">
            <text:p>0</text:p>
          </table:table-cell>
          <table:table-cell office:value-type="string" table:style-name="ce11">
            <text:p>0</text:p>
          </table:table-cell>
          <table:table-cell table:number-columns-repeated="16367"/>
        </table:table-row>
        <table:table-row table:style-name="ro12">
          <table:table-cell office:value-type="string" table:style-name="ce4">
            <text:p>E04_11</text:p>
          </table:table-cell>
          <table:table-cell office:value-type="string" table:style-name="ce4">
            <text:p>E04_11. Who bullied and/or harassed you? Someone else not listed here (% of those ticking at least one E04 option)</text:p>
          </table:table-cell>
          <table:table-cell office:value-type="string" table:style-name="ce4">
            <text:p>Source of bullying and harassment</text:p>
          </table:table-cell>
          <table:table-cell office:value-type="string" table:style-name="ce4">
            <text:p>[note 2] [note 3]</text:p>
          </table:table-cell>
          <table:table-cell office:value-type="string" table:style-name="ce11">
            <text:p>3.34</text:p>
          </table:table-cell>
          <table:table-cell office:value-type="string" table:style-name="ce11">
            <text:p>3.101</text:p>
          </table:table-cell>
          <table:table-cell office:value-type="string" table:style-name="ce11">
            <text:p>2.983</text:p>
          </table:table-cell>
          <table:table-cell office:value-type="string" table:style-name="ce11">
            <text:p>2.933</text:p>
          </table:table-cell>
          <table:table-cell office:value-type="string" table:style-name="ce11">
            <text:p>3.472</text:p>
          </table:table-cell>
          <table:table-cell office:value-type="string" table:style-name="ce11">
            <text:p>3.529</text:p>
          </table:table-cell>
          <table:table-cell office:value-type="string" table:style-name="ce11">
            <text:p>3.853</text:p>
          </table:table-cell>
          <table:table-cell office:value-type="string" table:style-name="ce11">
            <text:p>4.322</text:p>
          </table:table-cell>
          <table:table-cell office:value-type="string" table:style-name="ce11">
            <text:p>4.483</text:p>
          </table:table-cell>
          <table:table-cell office:value-type="string" table:style-name="ce11">
            <text:p>4.167</text:p>
          </table:table-cell>
          <table:table-cell office:value-type="string" table:style-name="ce11">
            <text:p>2.532</text:p>
          </table:table-cell>
          <table:table-cell office:value-type="string" table:style-name="ce11">
            <text:p>2.247</text:p>
          </table:table-cell>
          <table:table-cell office:value-type="string" table:style-name="ce11">
            <text:p>4.05</text:p>
          </table:table-cell>
          <table:table-cell table:number-columns-repeated="16367"/>
        </table:table-row>
        <table:table-row table:style-name="ro12">
          <table:table-cell office:value-type="string" table:style-name="ce4">
            <text:p>E04_12</text:p>
          </table:table-cell>
          <table:table-cell office:value-type="string" table:style-name="ce4">
            <text:p>E04_12. Who bullied and/or harassed you? Prefer not to say (% of those ticking at least one E04 option)</text:p>
          </table:table-cell>
          <table:table-cell office:value-type="string" table:style-name="ce4">
            <text:p>Source of bullying and harassment</text:p>
          </table:table-cell>
          <table:table-cell office:value-type="string" table:style-name="ce4">
            <text:p>[note 2] [note 3]</text:p>
          </table:table-cell>
          <table:table-cell office:value-type="string" table:style-name="ce11">
            <text:p>14.306</text:p>
          </table:table-cell>
          <table:table-cell office:value-type="string" table:style-name="ce11">
            <text:p>16.078</text:p>
          </table:table-cell>
          <table:table-cell office:value-type="string" table:style-name="ce11">
            <text:p>16.898</text:p>
          </table:table-cell>
          <table:table-cell office:value-type="string" table:style-name="ce11">
            <text:p>16.667</text:p>
          </table:table-cell>
          <table:table-cell office:value-type="string" table:style-name="ce11">
            <text:p>14.72</text:p>
          </table:table-cell>
          <table:table-cell office:value-type="string" table:style-name="ce11">
            <text:p>14.055</text:p>
          </table:table-cell>
          <table:table-cell office:value-type="string" table:style-name="ce11">
            <text:p>14.406</text:p>
          </table:table-cell>
          <table:table-cell office:value-type="string" table:style-name="ce11">
            <text:p>13.442</text:p>
          </table:table-cell>
          <table:table-cell office:value-type="string" table:style-name="ce11">
            <text:p>14.286</text:p>
          </table:table-cell>
          <table:table-cell office:value-type="string" table:style-name="ce11">
            <text:p>12.5</text:p>
          </table:table-cell>
          <table:table-cell office:value-type="string" table:style-name="ce11">
            <text:p>11.264</text:p>
          </table:table-cell>
          <table:table-cell office:value-type="string" table:style-name="ce11">
            <text:p>10.795</text:p>
          </table:table-cell>
          <table:table-cell office:value-type="string" table:style-name="ce11">
            <text:p>7.843</text:p>
          </table:table-cell>
          <table:table-cell table:number-columns-repeated="16367"/>
        </table:table-row>
        <table:table-row table:style-name="ro3">
          <table:table-cell office:value-type="string" table:style-name="ce4">
            <text:p>E05_yes</text:p>
          </table:table-cell>
          <table:table-cell office:value-type="string" table:style-name="ce4">
            <text:p>E05. Did you report your experience of bullying and/or harassment? (% yes)</text:p>
          </table:table-cell>
          <table:table-cell office:value-type="string" table:style-name="ce4">
            <text:p>Reporting of bullying and harassment</text:p>
          </table:table-cell>
          <table:table-cell office:value-type="string" table:style-name="ce4">
            <text:p>[note 2]</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34.365</text:p>
          </table:table-cell>
          <table:table-cell office:value-type="string" table:style-name="ce11">
            <text:p>36.353</text:p>
          </table:table-cell>
          <table:table-cell office:value-type="string" table:style-name="ce11">
            <text:p>40.047</text:p>
          </table:table-cell>
          <table:table-cell office:value-type="string" table:style-name="ce11">
            <text:p>50.619</text:p>
          </table:table-cell>
          <table:table-cell office:value-type="string" table:style-name="ce11">
            <text:p>39.394</text:p>
          </table:table-cell>
          <table:table-cell office:value-type="string" table:style-name="ce11">
            <text:p>38.71</text:p>
          </table:table-cell>
          <table:table-cell table:number-columns-repeated="16367"/>
        </table:table-row>
        <table:table-row table:style-name="ro3">
          <table:table-cell office:value-type="string" table:style-name="ce4">
            <text:p>E05_no</text:p>
          </table:table-cell>
          <table:table-cell office:value-type="string" table:style-name="ce4">
            <text:p>E05. Did you report your experience of bullying and/or harassment? (% no)</text:p>
          </table:table-cell>
          <table:table-cell office:value-type="string" table:style-name="ce4">
            <text:p>Reporting of bullying and harassment</text:p>
          </table:table-cell>
          <table:table-cell office:value-type="string" table:style-name="ce4">
            <text:p>[note 2]</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50</text:p>
          </table:table-cell>
          <table:table-cell office:value-type="string" table:style-name="ce11">
            <text:p>49.242</text:p>
          </table:table-cell>
          <table:table-cell office:value-type="string" table:style-name="ce11">
            <text:p>45.799</text:p>
          </table:table-cell>
          <table:table-cell office:value-type="string" table:style-name="ce11">
            <text:p>42.173</text:p>
          </table:table-cell>
          <table:table-cell office:value-type="string" table:style-name="ce11">
            <text:p>48.287</text:p>
          </table:table-cell>
          <table:table-cell office:value-type="string" table:style-name="ce11">
            <text:p>47.619</text:p>
          </table:table-cell>
          <table:table-cell table:number-columns-repeated="16367"/>
        </table:table-row>
        <table:table-row table:style-name="ro12">
          <table:table-cell office:value-type="string" table:style-name="ce4">
            <text:p>E05_pnts</text:p>
          </table:table-cell>
          <table:table-cell office:value-type="string" table:style-name="ce4">
            <text:p>E05. Did you report your experience of bullying and/or harassment? (% prefer not to say)</text:p>
          </table:table-cell>
          <table:table-cell office:value-type="string" table:style-name="ce4">
            <text:p>Reporting of bullying and harassment</text:p>
          </table:table-cell>
          <table:table-cell office:value-type="string" table:style-name="ce4">
            <text:p>[note 2]</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14.027</text:p>
          </table:table-cell>
          <table:table-cell office:value-type="string" table:style-name="ce11">
            <text:p>14.286</text:p>
          </table:table-cell>
          <table:table-cell office:value-type="string" table:style-name="ce11">
            <text:p>13.879</text:p>
          </table:table-cell>
          <table:table-cell office:value-type="string" table:style-name="ce11">
            <text:p>6.547</text:p>
          </table:table-cell>
          <table:table-cell office:value-type="string" table:style-name="ce11">
            <text:p>11.838</text:p>
          </table:table-cell>
          <table:table-cell office:value-type="string" table:style-name="ce11">
            <text:p>13.665</text:p>
          </table:table-cell>
          <table:table-cell table:number-columns-repeated="16367"/>
        </table:table-row>
        <table:table-row table:style-name="ro12">
          <table:table-cell office:value-type="string" table:style-name="ce4">
            <text:p>E06_A_yes</text:p>
          </table:table-cell>
          <table:table-cell office:value-type="string" table:style-name="ce4">
            <text:p>E06_A. Appropriate action was taken to address the behaviour I experienced (% yes)</text:p>
          </table:table-cell>
          <table:table-cell office:value-type="string" table:style-name="ce4">
            <text:p>Reporting of bullying and harassment</text:p>
          </table:table-cell>
          <table:table-cell office:value-type="string" table:style-name="ce4">
            <text:p>[note 2]</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15.622</text:p>
          </table:table-cell>
          <table:table-cell office:value-type="string" table:style-name="ce11">
            <text:p>14.402</text:p>
          </table:table-cell>
          <table:table-cell office:value-type="string" table:style-name="ce11">
            <text:p>28.571</text:p>
          </table:table-cell>
          <table:table-cell table:number-columns-repeated="16367"/>
        </table:table-row>
        <table:table-row table:style-name="ro3">
          <table:table-cell office:value-type="string" table:style-name="ce4">
            <text:p>E06_B_yes</text:p>
          </table:table-cell>
          <table:table-cell office:value-type="string" table:style-name="ce4">
            <text:p>E06_B. The bullying and/or harassment has stopped (% yes)</text:p>
          </table:table-cell>
          <table:table-cell office:value-type="string" table:style-name="ce4">
            <text:p>Reporting of bullying and harassment</text:p>
          </table:table-cell>
          <table:table-cell office:value-type="string" table:style-name="ce4">
            <text:p>[note 2]</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37.721</text:p>
          </table:table-cell>
          <table:table-cell office:value-type="string" table:style-name="ce11">
            <text:p>37.945</text:p>
          </table:table-cell>
          <table:table-cell office:value-type="string" table:style-name="ce11">
            <text:p>39.759</text:p>
          </table:table-cell>
          <table:table-cell table:number-columns-repeated="16367"/>
        </table:table-row>
        <table:table-row table:style-name="ro3">
          <table:table-cell office:value-type="string" table:style-name="ce4">
            <text:p>E06_C_yes</text:p>
          </table:table-cell>
          <table:table-cell office:value-type="string" table:style-name="ce4">
            <text:p>E06_C. The culture in my area allows this kind of behaviour to continue (% yes)</text:p>
          </table:table-cell>
          <table:table-cell office:value-type="string" table:style-name="ce4">
            <text:p>Reporting of bullying and harassment</text:p>
          </table:table-cell>
          <table:table-cell office:value-type="string" table:style-name="ce4">
            <text:p>[note 2]</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55.198</text:p>
          </table:table-cell>
          <table:table-cell office:value-type="string" table:style-name="ce11">
            <text:p>61.726</text:p>
          </table:table-cell>
          <table:table-cell office:value-type="string" table:style-name="ce11">
            <text:p>57.143</text:p>
          </table:table-cell>
          <table:table-cell table:number-columns-repeated="16367"/>
        </table:table-row>
        <table:table-row table:style-name="ro3">
          <table:table-cell office:value-type="string" table:style-name="ce4">
            <text:p>E06_D_yes</text:p>
          </table:table-cell>
          <table:table-cell office:value-type="string" table:style-name="ce4">
            <text:p>E06_D. I felt like I was punished for reporting the incident (% yes)</text:p>
          </table:table-cell>
          <table:table-cell office:value-type="string" table:style-name="ce4">
            <text:p>Reporting of bullying and harassment</text:p>
          </table:table-cell>
          <table:table-cell office:value-type="string" table:style-name="ce4">
            <text:p>[note 2]</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17.533</text:p>
          </table:table-cell>
          <table:table-cell office:value-type="string" table:style-name="ce11">
            <text:p>31.407</text:p>
          </table:table-cell>
          <table:table-cell office:value-type="string" table:style-name="ce11">
            <text:p>30</text:p>
          </table:table-cell>
          <table:table-cell table:number-columns-repeated="16367"/>
        </table:table-row>
        <table:table-row table:style-name="ro3">
          <table:table-cell office:value-type="string" table:style-name="ce4">
            <text:p>E06_A_no</text:p>
          </table:table-cell>
          <table:table-cell office:value-type="string" table:style-name="ce4">
            <text:p>E06_A. Appropriate action was taken to address the behaviour I experienced (% no)</text:p>
          </table:table-cell>
          <table:table-cell office:value-type="string" table:style-name="ce4">
            <text:p>Reporting of bullying and harassment</text:p>
          </table:table-cell>
          <table:table-cell office:value-type="string" table:style-name="ce4">
            <text:p>[note 2]</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62.602</text:p>
          </table:table-cell>
          <table:table-cell office:value-type="string" table:style-name="ce11">
            <text:p>63.636</text:p>
          </table:table-cell>
          <table:table-cell office:value-type="string" table:style-name="ce11">
            <text:p>57.143</text:p>
          </table:table-cell>
          <table:table-cell table:number-columns-repeated="16367"/>
        </table:table-row>
        <table:table-row table:style-name="ro3">
          <table:table-cell office:value-type="string" table:style-name="ce4">
            <text:p>E06_B_no</text:p>
          </table:table-cell>
          <table:table-cell office:value-type="string" table:style-name="ce4">
            <text:p>E06_B. The bullying and/or harassment has stopped (% no)</text:p>
          </table:table-cell>
          <table:table-cell office:value-type="string" table:style-name="ce4">
            <text:p>Reporting of bullying and harassment</text:p>
          </table:table-cell>
          <table:table-cell office:value-type="string" table:style-name="ce4">
            <text:p>[note 2]</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37.271</text:p>
          </table:table-cell>
          <table:table-cell office:value-type="string" table:style-name="ce11">
            <text:p>33.824</text:p>
          </table:table-cell>
          <table:table-cell office:value-type="string" table:style-name="ce11">
            <text:p>30.488</text:p>
          </table:table-cell>
          <table:table-cell table:number-columns-repeated="16367"/>
        </table:table-row>
        <table:table-row table:style-name="ro3">
          <table:table-cell office:value-type="string" table:style-name="ce4">
            <text:p>E06_C_no</text:p>
          </table:table-cell>
          <table:table-cell office:value-type="string" table:style-name="ce4">
            <text:p>E06_C. The culture in my area allows this kind of behaviour to continue (% no)</text:p>
          </table:table-cell>
          <table:table-cell office:value-type="string" table:style-name="ce4">
            <text:p>Reporting of bullying and harassment</text:p>
          </table:table-cell>
          <table:table-cell office:value-type="string" table:style-name="ce4">
            <text:p>[note 2]</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25.643</text:p>
          </table:table-cell>
          <table:table-cell office:value-type="string" table:style-name="ce11">
            <text:p>20</text:p>
          </table:table-cell>
          <table:table-cell office:value-type="string" table:style-name="ce11">
            <text:p>20.009</text:p>
          </table:table-cell>
          <table:table-cell table:number-columns-repeated="16367"/>
        </table:table-row>
        <table:table-row table:style-name="ro3">
          <table:table-cell office:value-type="string" table:style-name="ce4">
            <text:p>E06_D_no</text:p>
          </table:table-cell>
          <table:table-cell office:value-type="string" table:style-name="ce4">
            <text:p>E06_D. I felt like I was punished for reporting the incident (% no)</text:p>
          </table:table-cell>
          <table:table-cell office:value-type="string" table:style-name="ce4">
            <text:p>Reporting of bullying and harassment</text:p>
          </table:table-cell>
          <table:table-cell office:value-type="string" table:style-name="ce4">
            <text:p>[note 2]</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54.358</text:p>
          </table:table-cell>
          <table:table-cell office:value-type="string" table:style-name="ce11">
            <text:p>54.891</text:p>
          </table:table-cell>
          <table:table-cell office:value-type="string" table:style-name="ce11">
            <text:p>55.172</text:p>
          </table:table-cell>
          <table:table-cell table:number-columns-repeated="16367"/>
        </table:table-row>
        <table:table-row table:style-name="ro12">
          <table:table-cell office:value-type="string" table:style-name="ce4">
            <text:p>E06_A_pnts</text:p>
          </table:table-cell>
          <table:table-cell office:value-type="string" table:style-name="ce4">
            <text:p>E06_A. Appropriate action was taken to address the behaviour I experienced (% prefer not to say)</text:p>
          </table:table-cell>
          <table:table-cell office:value-type="string" table:style-name="ce4">
            <text:p>Reporting of bullying and harassment</text:p>
          </table:table-cell>
          <table:table-cell office:value-type="string" table:style-name="ce4">
            <text:p>[note 2]</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21.146</text:p>
          </table:table-cell>
          <table:table-cell office:value-type="string" table:style-name="ce11">
            <text:p>21.074</text:p>
          </table:table-cell>
          <table:table-cell office:value-type="string" table:style-name="ce11">
            <text:p>12.5</text:p>
          </table:table-cell>
          <table:table-cell table:number-columns-repeated="16367"/>
        </table:table-row>
        <table:table-row table:style-name="ro3">
          <table:table-cell office:value-type="string" table:style-name="ce4">
            <text:p>E06_B_pnts</text:p>
          </table:table-cell>
          <table:table-cell office:value-type="string" table:style-name="ce4">
            <text:p>E06_B. The bullying and/or harassment has stopped (% prefer not to say)</text:p>
          </table:table-cell>
          <table:table-cell office:value-type="string" table:style-name="ce4">
            <text:p>Reporting of bullying and harassment</text:p>
          </table:table-cell>
          <table:table-cell office:value-type="string" table:style-name="ce4">
            <text:p>[note 2]</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23.551</text:p>
          </table:table-cell>
          <table:table-cell office:value-type="string" table:style-name="ce11">
            <text:p>28.016</text:p>
          </table:table-cell>
          <table:table-cell office:value-type="string" table:style-name="ce11">
            <text:p>26.911</text:p>
          </table:table-cell>
          <table:table-cell table:number-columns-repeated="16367"/>
        </table:table-row>
        <table:table-row table:style-name="ro3">
          <table:table-cell office:value-type="string" table:style-name="ce4">
            <text:p>E06_C_pnts</text:p>
          </table:table-cell>
          <table:table-cell office:value-type="string" table:style-name="ce4">
            <text:p>E06_C. The culture in my area allows this kind of behaviour to continue (% prefer not to say)</text:p>
          </table:table-cell>
          <table:table-cell office:value-type="string" table:style-name="ce4">
            <text:p>Reporting of bullying and harassment</text:p>
          </table:table-cell>
          <table:table-cell office:value-type="string" table:style-name="ce4">
            <text:p>[note 2]</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18.163</text:p>
          </table:table-cell>
          <table:table-cell office:value-type="string" table:style-name="ce11">
            <text:p>17.391</text:p>
          </table:table-cell>
          <table:table-cell office:value-type="string" table:style-name="ce11">
            <text:p>19.149</text:p>
          </table:table-cell>
          <table:table-cell table:number-columns-repeated="16367"/>
        </table:table-row>
        <table:table-row table:style-name="ro3">
          <table:table-cell office:value-type="string" table:style-name="ce4">
            <text:p>E06_D_pnts</text:p>
          </table:table-cell>
          <table:table-cell office:value-type="string" table:style-name="ce4">
            <text:p>E06_D. I felt like I was punished for reporting the incident (% prefer not to say)</text:p>
          </table:table-cell>
          <table:table-cell office:value-type="string" table:style-name="ce4">
            <text:p>Reporting of bullying and harassment</text:p>
          </table:table-cell>
          <table:table-cell office:value-type="string" table:style-name="ce4">
            <text:p>[note 2]</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26.982</text:p>
          </table:table-cell>
          <table:table-cell office:value-type="string" table:style-name="ce11">
            <text:p>13.312</text:p>
          </table:table-cell>
          <table:table-cell office:value-type="string" table:style-name="ce11">
            <text:p>13.397</text:p>
          </table:table-cell>
          <table:table-cell table:number-columns-repeated="16367"/>
        </table:table-row>
        <table:table-row table:style-name="ro12">
          <table:table-cell office:value-type="string" table:style-name="ce4">
            <text:p>W01</text:p>
          </table:table-cell>
          <table:table-cell office:value-type="string" table:style-name="ce4">
            <text:p>W01. Overall, how satisfied are you with your life nowadays? (% rating 7-10, where 10 is 'completely satisfied')</text:p>
          </table:table-cell>
          <table:table-cell office:value-type="string" table:style-name="ce4">
            <text:p>Wellbeing</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61.614</text:p>
          </table:table-cell>
          <table:table-cell office:value-type="string" table:style-name="ce11">
            <text:p>63.085</text:p>
          </table:table-cell>
          <table:table-cell office:value-type="string" table:style-name="ce11">
            <text:p>63.889</text:p>
          </table:table-cell>
          <table:table-cell office:value-type="string" table:style-name="ce11">
            <text:p>65.182</text:p>
          </table:table-cell>
          <table:table-cell office:value-type="string" table:style-name="ce11">
            <text:p>66.389</text:p>
          </table:table-cell>
          <table:table-cell office:value-type="string" table:style-name="ce11">
            <text:p>66</text:p>
          </table:table-cell>
          <table:table-cell office:value-type="string" table:style-name="ce11">
            <text:p>66.147</text:p>
          </table:table-cell>
          <table:table-cell office:value-type="string" table:style-name="ce11">
            <text:p>67.329</text:p>
          </table:table-cell>
          <table:table-cell office:value-type="string" table:style-name="ce11">
            <text:p>59.138</text:p>
          </table:table-cell>
          <table:table-cell office:value-type="string" table:style-name="ce11">
            <text:p>64.286</text:p>
          </table:table-cell>
          <table:table-cell table:number-columns-repeated="16367"/>
        </table:table-row>
        <table:table-row table:style-name="ro13">
          <table:table-cell office:value-type="string" table:style-name="ce4">
            <text:p>W02</text:p>
          </table:table-cell>
          <table:table-cell office:value-type="string" table:style-name="ce4">
            <text:p>W02. Overall, to what extent do you feel the things you do in your life are worthwhile? (% rating 7-10, where 10 is 'worthwhile')</text:p>
          </table:table-cell>
          <table:table-cell office:value-type="string" table:style-name="ce4">
            <text:p>Wellbeing</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67.625</text:p>
          </table:table-cell>
          <table:table-cell office:value-type="string" table:style-name="ce11">
            <text:p>69.19</text:p>
          </table:table-cell>
          <table:table-cell office:value-type="string" table:style-name="ce11">
            <text:p>69.58</text:p>
          </table:table-cell>
          <table:table-cell office:value-type="string" table:style-name="ce11">
            <text:p>71.067</text:p>
          </table:table-cell>
          <table:table-cell office:value-type="string" table:style-name="ce11">
            <text:p>71.058</text:p>
          </table:table-cell>
          <table:table-cell office:value-type="string" table:style-name="ce11">
            <text:p>71.094</text:p>
          </table:table-cell>
          <table:table-cell office:value-type="string" table:style-name="ce11">
            <text:p>71.349</text:p>
          </table:table-cell>
          <table:table-cell office:value-type="string" table:style-name="ce11">
            <text:p>71.338</text:p>
          </table:table-cell>
          <table:table-cell office:value-type="string" table:style-name="ce11">
            <text:p>66.765</text:p>
          </table:table-cell>
          <table:table-cell office:value-type="string" table:style-name="ce11">
            <text:p>69.603</text:p>
          </table:table-cell>
          <table:table-cell table:number-columns-repeated="16367"/>
        </table:table-row>
        <table:table-row table:style-name="ro12">
          <table:table-cell office:value-type="string" table:style-name="ce4">
            <text:p>W03</text:p>
          </table:table-cell>
          <table:table-cell office:value-type="string" table:style-name="ce4">
            <text:p>W03. Overall, how happy did you feel yesterday? (% rating 7-10, where 10 is 'completely happy')</text:p>
          </table:table-cell>
          <table:table-cell office:value-type="string" table:style-name="ce4">
            <text:p>Wellbeing</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58.619</text:p>
          </table:table-cell>
          <table:table-cell office:value-type="string" table:style-name="ce11">
            <text:p>59.548</text:p>
          </table:table-cell>
          <table:table-cell office:value-type="string" table:style-name="ce11">
            <text:p>60.294</text:p>
          </table:table-cell>
          <table:table-cell office:value-type="string" table:style-name="ce11">
            <text:p>62.01</text:p>
          </table:table-cell>
          <table:table-cell office:value-type="string" table:style-name="ce11">
            <text:p>63.634</text:p>
          </table:table-cell>
          <table:table-cell office:value-type="string" table:style-name="ce11">
            <text:p>63.228</text:p>
          </table:table-cell>
          <table:table-cell office:value-type="string" table:style-name="ce11">
            <text:p>62.429</text:p>
          </table:table-cell>
          <table:table-cell office:value-type="string" table:style-name="ce11">
            <text:p>62.317</text:p>
          </table:table-cell>
          <table:table-cell office:value-type="string" table:style-name="ce11">
            <text:p>57.248</text:p>
          </table:table-cell>
          <table:table-cell office:value-type="string" table:style-name="ce11">
            <text:p>60.871</text:p>
          </table:table-cell>
          <table:table-cell table:number-columns-repeated="16367"/>
        </table:table-row>
        <table:table-row table:style-name="ro12">
          <table:table-cell office:value-type="string" table:style-name="ce4">
            <text:p>W04</text:p>
          </table:table-cell>
          <table:table-cell office:value-type="string" table:style-name="ce4">
            <text:p>W04. Overall, how anxious did you feel yesterday? (% rating 6-10, where 10 is 'completely anxious')</text:p>
          </table:table-cell>
          <table:table-cell office:value-type="string" table:style-name="ce4">
            <text:p>Wellbeing</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29.084</text:p>
          </table:table-cell>
          <table:table-cell office:value-type="string" table:style-name="ce11">
            <text:p>29.829</text:p>
          </table:table-cell>
          <table:table-cell office:value-type="string" table:style-name="ce11">
            <text:p>29.779</text:p>
          </table:table-cell>
          <table:table-cell office:value-type="string" table:style-name="ce11">
            <text:p>30.038</text:p>
          </table:table-cell>
          <table:table-cell office:value-type="string" table:style-name="ce11">
            <text:p>29.989</text:p>
          </table:table-cell>
          <table:table-cell office:value-type="string" table:style-name="ce11">
            <text:p>31.575</text:p>
          </table:table-cell>
          <table:table-cell office:value-type="string" table:style-name="ce11">
            <text:p>32.401</text:p>
          </table:table-cell>
          <table:table-cell office:value-type="string" table:style-name="ce11">
            <text:p>32.152</text:p>
          </table:table-cell>
          <table:table-cell office:value-type="string" table:style-name="ce11">
            <text:p>35.418</text:p>
          </table:table-cell>
          <table:table-cell office:value-type="string" table:style-name="ce11">
            <text:p>34.661</text:p>
          </table:table-cell>
          <table:table-cell table:number-columns-repeated="16367"/>
        </table:table-row>
        <table:table-row table:style-name="ro12">
          <table:table-cell office:value-type="string" table:style-name="ce4">
            <text:p>J04B</text:p>
          </table:table-cell>
          <table:table-cell office:value-type="string" table:style-name="ce4">
            <text:p>J04B. In general, how would you rate your overall mental health now? (% excellent, very good or good)</text:p>
          </table:table-cell>
          <table:table-cell office:value-type="string" table:style-name="ce4">
            <text:p>Wellbeing</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75.4</text:p>
          </table:table-cell>
          <table:table-cell office:value-type="string" table:style-name="ce11">
            <text:p>69.161</text:p>
          </table:table-cell>
          <table:table-cell office:value-type="string" table:style-name="ce11">
            <text:p>71.577</text:p>
          </table:table-cell>
          <table:table-cell table:number-columns-repeated="16367"/>
        </table:table-row>
        <table:table-row table:style-name="ro12">
          <table:table-cell office:value-type="string" table:style-name="ce4">
            <text:p>W05</text:p>
          </table:table-cell>
          <table:table-cell office:value-type="string" table:style-name="ce4">
            <text:p>W05. In general, how would you rate your overall physical health now? (% excellent, very good or good)</text:p>
          </table:table-cell>
          <table:table-cell office:value-type="string" table:style-name="ce4">
            <text:p>Wellbeing</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72.19</text:p>
          </table:table-cell>
          <table:table-cell office:value-type="string" table:style-name="ce11">
            <text:p>73.029</text:p>
          </table:table-cell>
          <table:table-cell table:number-columns-repeated="16367"/>
        </table:table-row>
        <table:table-row table:style-name="ro9">
          <table:table-cell office:value-type="string" table:style-name="ce4">
            <text:p>W07</text:p>
          </table:table-cell>
          <table:table-cell office:value-type="string" table:style-name="ce4">
            <text:p>W07. How often do you feel lonely? (% 'often or always')</text:p>
          </table:table-cell>
          <table:table-cell office:value-type="string" table:style-name="ce4">
            <text:p>Wellbeing</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5.152</text:p>
          </table:table-cell>
          <table:table-cell office:value-type="string" table:style-name="ce11">
            <text:p>4.724</text:p>
          </table:table-cell>
          <table:table-cell table:number-columns-repeated="16367"/>
        </table:table-row>
        <table:table-row table:style-name="ro12">
          <table:table-cell office:value-type="string" table:style-name="ce4">
            <text:p>W08</text:p>
          </table:table-cell>
          <table:table-cell office:value-type="string" table:style-name="ce4">
            <text:p>W08. The people in my team genuinely care about my wellbeing (% strongly agree or agree)</text:p>
          </table:table-cell>
          <table:table-cell office:value-type="string" table:style-name="ce4">
            <text:p>Wellbeing</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77.626</text:p>
          </table:table-cell>
          <table:table-cell office:value-type="string" table:style-name="ce11">
            <text:p>76.955</text:p>
          </table:table-cell>
          <table:table-cell table:number-columns-repeated="16367"/>
        </table:table-row>
        <table:table-row table:style-name="ro9">
          <table:table-cell office:value-type="string" table:style-name="ce4">
            <text:p>HSE_index</text:p>
          </table:table-cell>
          <table:table-cell office:value-type="string" table:style-name="ce4">
            <text:p>Proxy Stress Index (high score means high stress)</text:p>
          </table:table-cell>
          <table:table-cell office:value-type="string" table:style-name="ce4">
            <text:p>Wellbeing</text:p>
          </table:table-cell>
          <table:table-cell table:style-name="ce4"/>
          <table:table-cell office:value-type="string" table:style-name="ce11">
            <text:p>30.952</text:p>
          </table:table-cell>
          <table:table-cell office:value-type="string" table:style-name="ce11">
            <text:p>31.131</text:p>
          </table:table-cell>
          <table:table-cell office:value-type="string" table:style-name="ce11">
            <text:p>30.445</text:p>
          </table:table-cell>
          <table:table-cell office:value-type="string" table:style-name="ce11">
            <text:p>29.942</text:p>
          </table:table-cell>
          <table:table-cell office:value-type="string" table:style-name="ce11">
            <text:p>30.725</text:p>
          </table:table-cell>
          <table:table-cell office:value-type="string" table:style-name="ce11">
            <text:p>29.887</text:p>
          </table:table-cell>
          <table:table-cell office:value-type="string" table:style-name="ce11">
            <text:p>30.169</text:p>
          </table:table-cell>
          <table:table-cell office:value-type="string" table:style-name="ce11">
            <text:p>29.381</text:p>
          </table:table-cell>
          <table:table-cell office:value-type="string" table:style-name="ce11">
            <text:p>29.378</text:p>
          </table:table-cell>
          <table:table-cell office:value-type="string" table:style-name="ce11">
            <text:p>29.062</text:p>
          </table:table-cell>
          <table:table-cell office:value-type="string" table:style-name="ce11">
            <text:p>28.375</text:p>
          </table:table-cell>
          <table:table-cell office:value-type="string" table:style-name="ce11">
            <text:p>26.07</text:p>
          </table:table-cell>
          <table:table-cell office:value-type="string" table:style-name="ce11">
            <text:p>25.587</text:p>
          </table:table-cell>
          <table:table-cell table:number-columns-repeated="16367"/>
        </table:table-row>
        <table:table-row table:style-name="ro9">
          <table:table-cell office:value-type="string" table:style-name="ce4">
            <text:p>PERMA_index</text:p>
          </table:table-cell>
          <table:table-cell office:value-type="string" table:style-name="ce4">
            <text:p>PERMA Index (high score means high flourishing)</text:p>
          </table:table-cell>
          <table:table-cell office:value-type="string" table:style-name="ce4">
            <text:p>Wellbeing</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71.743</text:p>
          </table:table-cell>
          <table:table-cell office:value-type="string" table:style-name="ce11">
            <text:p>72.115</text:p>
          </table:table-cell>
          <table:table-cell office:value-type="string" table:style-name="ce11">
            <text:p>72.621</text:p>
          </table:table-cell>
          <table:table-cell office:value-type="string" table:style-name="ce11">
            <text:p>73.037</text:p>
          </table:table-cell>
          <table:table-cell office:value-type="string" table:style-name="ce11">
            <text:p>72.998</text:p>
          </table:table-cell>
          <table:table-cell office:value-type="string" table:style-name="ce11">
            <text:p>73.609</text:p>
          </table:table-cell>
          <table:table-cell office:value-type="string" table:style-name="ce11">
            <text:p>73.642</text:p>
          </table:table-cell>
          <table:table-cell office:value-type="string" table:style-name="ce11">
            <text:p>73.753</text:p>
          </table:table-cell>
          <table:table-cell office:value-type="string" table:style-name="ce11">
            <text:p>74.205</text:p>
          </table:table-cell>
          <table:table-cell office:value-type="string" table:style-name="ce11">
            <text:p>74.322</text:p>
          </table:table-cell>
          <table:table-cell table:number-columns-repeated="16367"/>
        </table:table-row>
        <table:table-row table:number-rows-repeated="1048414" table:style-name="ro7">
          <table:table-cell table:number-columns-repeated="16384"/>
        </table:table-row>
      </table:table>
      <table:table table:name="Table_2" table:style-name="ta1">
        <table:table-column table:style-name="co3" table:default-cell-style-name="ce1"/>
        <table:table-column table:style-name="co4" table:default-cell-style-name="ce1"/>
        <table:table-column table:style-name="co3" table:number-columns-repeated="15" table:default-cell-style-name="ce1"/>
        <table:table-column table:style-name="co2" table:number-columns-repeated="16367" table:default-cell-style-name="ce1"/>
        <table:table-row table:style-name="ro1">
          <table:table-cell office:value-type="string" table:style-name="ce6">
            <text:p>Table 2: Mean scores, all respondents</text:p>
          </table:table-cell>
          <table:table-cell table:number-columns-repeated="16383" table:style-name="ce1"/>
        </table:table-row>
        <table:table-row table:style-name="ro6">
          <table:table-cell office:value-type="string" table:style-name="ce1">
            <text:p>This worksheet contains 1 table.</text:p>
          </table:table-cell>
          <table:table-cell table:number-columns-repeated="16383" table:style-name="ce1"/>
        </table:table-row>
        <table:table-row table:style-name="ro6">
          <table:table-cell office:value-type="string" table:style-name="ce1">
            <text:p>This table contains notes, which can be found in the Notes worksheet.</text:p>
          </table:table-cell>
          <table:table-cell table:number-columns-repeated="16383" table:style-name="ce1"/>
        </table:table-row>
        <table:table-row table:style-name="ro6">
          <table:table-cell office:value-type="string" table:style-name="ce1">
            <text:p>Source: Civil Service People Survey 2009 to 2021.</text:p>
          </table:table-cell>
          <table:table-cell table:number-columns-repeated="16383" table:style-name="ce1"/>
        </table:table-row>
        <table:table-row table:style-name="ro8">
          <table:table-cell office:value-type="string" table:style-name="ce9">
            <text:p>Measure</text:p>
          </table:table-cell>
          <table:table-cell office:value-type="string" table:style-name="ce9">
            <text:p>Label</text:p>
          </table:table-cell>
          <table:table-cell office:value-type="string" table:style-name="ce9">
            <text:p>Section</text:p>
          </table:table-cell>
          <table:table-cell office:value-type="string" table:style-name="ce9">
            <text:p>Notes</text:p>
          </table:table-cell>
          <table:table-cell office:value-type="string" table:style-name="ce10">
            <text:p>2009</text:p>
          </table:table-cell>
          <table:table-cell office:value-type="string" table:style-name="ce10">
            <text:p>2010</text:p>
          </table:table-cell>
          <table:table-cell office:value-type="string" table:style-name="ce10">
            <text:p>2011</text:p>
          </table:table-cell>
          <table:table-cell office:value-type="string" table:style-name="ce10">
            <text:p>2012</text:p>
          </table:table-cell>
          <table:table-cell office:value-type="string" table:style-name="ce10">
            <text:p>2013</text:p>
          </table:table-cell>
          <table:table-cell office:value-type="string" table:style-name="ce10">
            <text:p>2014</text:p>
          </table:table-cell>
          <table:table-cell office:value-type="string" table:style-name="ce10">
            <text:p>2015</text:p>
          </table:table-cell>
          <table:table-cell office:value-type="string" table:style-name="ce10">
            <text:p>2016</text:p>
          </table:table-cell>
          <table:table-cell office:value-type="string" table:style-name="ce10">
            <text:p>2017</text:p>
          </table:table-cell>
          <table:table-cell office:value-type="string" table:style-name="ce10">
            <text:p>2018</text:p>
          </table:table-cell>
          <table:table-cell office:value-type="string" table:style-name="ce10">
            <text:p>2019</text:p>
          </table:table-cell>
          <table:table-cell office:value-type="string" table:style-name="ce10">
            <text:p>2020</text:p>
          </table:table-cell>
          <table:table-cell office:value-type="string" table:style-name="ce10">
            <text:p>2021</text:p>
          </table:table-cell>
          <table:table-cell table:number-columns-repeated="16367"/>
        </table:table-row>
        <table:table-row table:style-name="ro9">
          <table:table-cell office:value-type="string" table:style-name="ce4">
            <text:p>EES</text:p>
          </table:table-cell>
          <table:table-cell office:value-type="string" table:style-name="ce4">
            <text:p>Employee engagement index (B47-B51)</text:p>
          </table:table-cell>
          <table:table-cell office:value-type="string" table:style-name="ce4">
            <text:p>Engagement</text:p>
          </table:table-cell>
          <table:table-cell table:style-name="ce4"/>
          <table:table-cell office:value-type="string" table:style-name="ce11">
            <text:p>51.063</text:p>
          </table:table-cell>
          <table:table-cell office:value-type="string" table:style-name="ce11">
            <text:p>49.374</text:p>
          </table:table-cell>
          <table:table-cell office:value-type="string" table:style-name="ce11">
            <text:p>49.732</text:p>
          </table:table-cell>
          <table:table-cell office:value-type="string" table:style-name="ce11">
            <text:p>50.862</text:p>
          </table:table-cell>
          <table:table-cell office:value-type="string" table:style-name="ce11">
            <text:p>53.742</text:p>
          </table:table-cell>
          <table:table-cell office:value-type="string" table:style-name="ce11">
            <text:p>54.162</text:p>
          </table:table-cell>
          <table:table-cell office:value-type="string" table:style-name="ce11">
            <text:p>54.528</text:p>
          </table:table-cell>
          <table:table-cell office:value-type="string" table:style-name="ce11">
            <text:p>56.403</text:p>
          </table:table-cell>
          <table:table-cell office:value-type="string" table:style-name="ce11">
            <text:p>57.789</text:p>
          </table:table-cell>
          <table:table-cell office:value-type="string" table:style-name="ce11">
            <text:p>58.354</text:p>
          </table:table-cell>
          <table:table-cell office:value-type="string" table:style-name="ce11">
            <text:p>59.908</text:p>
          </table:table-cell>
          <table:table-cell office:value-type="string" table:style-name="ce11">
            <text:p>63.632</text:p>
          </table:table-cell>
          <table:table-cell office:value-type="string" table:style-name="ce11">
            <text:p>62.657</text:p>
          </table:table-cell>
          <table:table-cell table:number-columns-repeated="16367"/>
        </table:table-row>
        <table:table-row table:style-name="ro9">
          <table:table-cell office:value-type="string" table:style-name="ce4">
            <text:p>mw_ts</text:p>
          </table:table-cell>
          <table:table-cell office:value-type="string" table:style-name="ce4">
            <text:p>My work theme score (% positive, B01-B05)</text:p>
          </table:table-cell>
          <table:table-cell office:value-type="string" table:style-name="ce4">
            <text:p>Theme scores</text:p>
          </table:table-cell>
          <table:table-cell table:style-name="ce4"/>
          <table:table-cell office:value-type="string" table:style-name="ce11">
            <text:p>65.164</text:p>
          </table:table-cell>
          <table:table-cell office:value-type="string" table:style-name="ce11">
            <text:p>63.662</text:p>
          </table:table-cell>
          <table:table-cell office:value-type="string" table:style-name="ce11">
            <text:p>64.378</text:p>
          </table:table-cell>
          <table:table-cell office:value-type="string" table:style-name="ce11">
            <text:p>65.958</text:p>
          </table:table-cell>
          <table:table-cell office:value-type="string" table:style-name="ce11">
            <text:p>70.663</text:p>
          </table:table-cell>
          <table:table-cell office:value-type="string" table:style-name="ce11">
            <text:p>70.897</text:p>
          </table:table-cell>
          <table:table-cell office:value-type="string" table:style-name="ce11">
            <text:p>71.143</text:p>
          </table:table-cell>
          <table:table-cell office:value-type="string" table:style-name="ce11">
            <text:p>72.035</text:p>
          </table:table-cell>
          <table:table-cell office:value-type="string" table:style-name="ce11">
            <text:p>73.182</text:p>
          </table:table-cell>
          <table:table-cell office:value-type="string" table:style-name="ce11">
            <text:p>73.165</text:p>
          </table:table-cell>
          <table:table-cell office:value-type="string" table:style-name="ce11">
            <text:p>73.67</text:p>
          </table:table-cell>
          <table:table-cell office:value-type="string" table:style-name="ce11">
            <text:p>76.513</text:p>
          </table:table-cell>
          <table:table-cell office:value-type="string" table:style-name="ce11">
            <text:p>75.767</text:p>
          </table:table-cell>
          <table:table-cell table:number-columns-repeated="16367"/>
        </table:table-row>
        <table:table-row table:style-name="ro3">
          <table:table-cell office:value-type="string" table:style-name="ce4">
            <text:p>op_ts</text:p>
          </table:table-cell>
          <table:table-cell office:value-type="string" table:style-name="ce4">
            <text:p>Organisational objectives and purpose theme score (% positive, B06-B07)</text:p>
          </table:table-cell>
          <table:table-cell office:value-type="string" table:style-name="ce4">
            <text:p>Theme scores</text:p>
          </table:table-cell>
          <table:table-cell table:style-name="ce4"/>
          <table:table-cell office:value-type="string" table:style-name="ce11">
            <text:p>73.249</text:p>
          </table:table-cell>
          <table:table-cell office:value-type="string" table:style-name="ce11">
            <text:p>73.894</text:p>
          </table:table-cell>
          <table:table-cell office:value-type="string" table:style-name="ce11">
            <text:p>74.082</text:p>
          </table:table-cell>
          <table:table-cell office:value-type="string" table:style-name="ce11">
            <text:p>75.803</text:p>
          </table:table-cell>
          <table:table-cell office:value-type="string" table:style-name="ce11">
            <text:p>78.776</text:p>
          </table:table-cell>
          <table:table-cell office:value-type="string" table:style-name="ce11">
            <text:p>78.426</text:p>
          </table:table-cell>
          <table:table-cell office:value-type="string" table:style-name="ce11">
            <text:p>78.948</text:p>
          </table:table-cell>
          <table:table-cell office:value-type="string" table:style-name="ce11">
            <text:p>79.833</text:p>
          </table:table-cell>
          <table:table-cell office:value-type="string" table:style-name="ce11">
            <text:p>80.802</text:p>
          </table:table-cell>
          <table:table-cell office:value-type="string" table:style-name="ce11">
            <text:p>80.166</text:p>
          </table:table-cell>
          <table:table-cell office:value-type="string" table:style-name="ce11">
            <text:p>80.907</text:p>
          </table:table-cell>
          <table:table-cell office:value-type="string" table:style-name="ce11">
            <text:p>82.934</text:p>
          </table:table-cell>
          <table:table-cell office:value-type="string" table:style-name="ce11">
            <text:p>81.457</text:p>
          </table:table-cell>
          <table:table-cell table:number-columns-repeated="16367"/>
        </table:table-row>
        <table:table-row table:style-name="ro9">
          <table:table-cell office:value-type="string" table:style-name="ce4">
            <text:p>lm_ts</text:p>
          </table:table-cell>
          <table:table-cell office:value-type="string" table:style-name="ce4">
            <text:p>My manager theme score (% positive, B08-B17)</text:p>
          </table:table-cell>
          <table:table-cell office:value-type="string" table:style-name="ce4">
            <text:p>Theme scores</text:p>
          </table:table-cell>
          <table:table-cell table:style-name="ce4"/>
          <table:table-cell office:value-type="string" table:style-name="ce11">
            <text:p>60.46</text:p>
          </table:table-cell>
          <table:table-cell office:value-type="string" table:style-name="ce11">
            <text:p>61.334</text:p>
          </table:table-cell>
          <table:table-cell office:value-type="string" table:style-name="ce11">
            <text:p>61.288</text:p>
          </table:table-cell>
          <table:table-cell office:value-type="string" table:style-name="ce11">
            <text:p>62.548</text:p>
          </table:table-cell>
          <table:table-cell office:value-type="string" table:style-name="ce11">
            <text:p>65.238</text:p>
          </table:table-cell>
          <table:table-cell office:value-type="string" table:style-name="ce11">
            <text:p>65.127</text:p>
          </table:table-cell>
          <table:table-cell office:value-type="string" table:style-name="ce11">
            <text:p>66.532</text:p>
          </table:table-cell>
          <table:table-cell office:value-type="string" table:style-name="ce11">
            <text:p>67.572</text:p>
          </table:table-cell>
          <table:table-cell office:value-type="string" table:style-name="ce11">
            <text:p>69.014</text:p>
          </table:table-cell>
          <table:table-cell office:value-type="string" table:style-name="ce11">
            <text:p>69.164</text:p>
          </table:table-cell>
          <table:table-cell office:value-type="string" table:style-name="ce11">
            <text:p>69.868</text:p>
          </table:table-cell>
          <table:table-cell office:value-type="string" table:style-name="ce11">
            <text:p>71.786</text:p>
          </table:table-cell>
          <table:table-cell office:value-type="string" table:style-name="ce11">
            <text:p>72.249</text:p>
          </table:table-cell>
          <table:table-cell table:number-columns-repeated="16367"/>
        </table:table-row>
        <table:table-row table:style-name="ro9">
          <table:table-cell office:value-type="string" table:style-name="ce4">
            <text:p>mt_ts</text:p>
          </table:table-cell>
          <table:table-cell office:value-type="string" table:style-name="ce4">
            <text:p>My team theme score (% positive, B18-B20)</text:p>
          </table:table-cell>
          <table:table-cell office:value-type="string" table:style-name="ce4">
            <text:p>Theme scores</text:p>
          </table:table-cell>
          <table:table-cell table:style-name="ce4"/>
          <table:table-cell office:value-type="string" table:style-name="ce11">
            <text:p>73.319</text:p>
          </table:table-cell>
          <table:table-cell office:value-type="string" table:style-name="ce11">
            <text:p>74.437</text:p>
          </table:table-cell>
          <table:table-cell office:value-type="string" table:style-name="ce11">
            <text:p>74.342</text:p>
          </table:table-cell>
          <table:table-cell office:value-type="string" table:style-name="ce11">
            <text:p>75.345</text:p>
          </table:table-cell>
          <table:table-cell office:value-type="string" table:style-name="ce11">
            <text:p>78.081</text:p>
          </table:table-cell>
          <table:table-cell office:value-type="string" table:style-name="ce11">
            <text:p>78.336</text:p>
          </table:table-cell>
          <table:table-cell office:value-type="string" table:style-name="ce11">
            <text:p>79.986</text:p>
          </table:table-cell>
          <table:table-cell office:value-type="string" table:style-name="ce11">
            <text:p>80.453</text:p>
          </table:table-cell>
          <table:table-cell office:value-type="string" table:style-name="ce11">
            <text:p>81.106</text:p>
          </table:table-cell>
          <table:table-cell office:value-type="string" table:style-name="ce11">
            <text:p>80.653</text:p>
          </table:table-cell>
          <table:table-cell office:value-type="string" table:style-name="ce11">
            <text:p>81.236</text:p>
          </table:table-cell>
          <table:table-cell office:value-type="string" table:style-name="ce11">
            <text:p>82.757</text:p>
          </table:table-cell>
          <table:table-cell office:value-type="string" table:style-name="ce11">
            <text:p>82.371</text:p>
          </table:table-cell>
          <table:table-cell table:number-columns-repeated="16367"/>
        </table:table-row>
        <table:table-row table:style-name="ro3">
          <table:table-cell office:value-type="string" table:style-name="ce4">
            <text:p>ld_ts</text:p>
          </table:table-cell>
          <table:table-cell office:value-type="string" table:style-name="ce4">
            <text:p>Learning and development theme score (% positive, B21-B24)</text:p>
          </table:table-cell>
          <table:table-cell office:value-type="string" table:style-name="ce4">
            <text:p>Theme scores</text:p>
          </table:table-cell>
          <table:table-cell table:style-name="ce4"/>
          <table:table-cell office:value-type="string" table:style-name="ce11">
            <text:p>45.992</text:p>
          </table:table-cell>
          <table:table-cell office:value-type="string" table:style-name="ce11">
            <text:p>38.987</text:p>
          </table:table-cell>
          <table:table-cell office:value-type="string" table:style-name="ce11">
            <text:p>38.649</text:p>
          </table:table-cell>
          <table:table-cell office:value-type="string" table:style-name="ce11">
            <text:p>41.972</text:p>
          </table:table-cell>
          <table:table-cell office:value-type="string" table:style-name="ce11">
            <text:p>46.659</text:p>
          </table:table-cell>
          <table:table-cell office:value-type="string" table:style-name="ce11">
            <text:p>48.686</text:p>
          </table:table-cell>
          <table:table-cell office:value-type="string" table:style-name="ce11">
            <text:p>50.836</text:p>
          </table:table-cell>
          <table:table-cell office:value-type="string" table:style-name="ce11">
            <text:p>52.455</text:p>
          </table:table-cell>
          <table:table-cell office:value-type="string" table:style-name="ce11">
            <text:p>53.27</text:p>
          </table:table-cell>
          <table:table-cell office:value-type="string" table:style-name="ce11">
            <text:p>54.078</text:p>
          </table:table-cell>
          <table:table-cell office:value-type="string" table:style-name="ce11">
            <text:p>55.471</text:p>
          </table:table-cell>
          <table:table-cell office:value-type="string" table:style-name="ce11">
            <text:p>56.51</text:p>
          </table:table-cell>
          <table:table-cell office:value-type="string" table:style-name="ce11">
            <text:p>57.074</text:p>
          </table:table-cell>
          <table:table-cell table:number-columns-repeated="16367"/>
        </table:table-row>
        <table:table-row table:style-name="ro3">
          <table:table-cell office:value-type="string" table:style-name="ce4">
            <text:p>if_ts</text:p>
          </table:table-cell>
          <table:table-cell office:value-type="string" table:style-name="ce4">
            <text:p>Inclusion and fair treatment theme score (% positive, B25-B28)</text:p>
          </table:table-cell>
          <table:table-cell office:value-type="string" table:style-name="ce4">
            <text:p>Theme scores</text:p>
          </table:table-cell>
          <table:table-cell table:style-name="ce4"/>
          <table:table-cell office:value-type="string" table:style-name="ce11">
            <text:p>69.966</text:p>
          </table:table-cell>
          <table:table-cell office:value-type="string" table:style-name="ce11">
            <text:p>69.028</text:p>
          </table:table-cell>
          <table:table-cell office:value-type="string" table:style-name="ce11">
            <text:p>68.618</text:p>
          </table:table-cell>
          <table:table-cell office:value-type="string" table:style-name="ce11">
            <text:p>69.994</text:p>
          </table:table-cell>
          <table:table-cell office:value-type="string" table:style-name="ce11">
            <text:p>72.451</text:p>
          </table:table-cell>
          <table:table-cell office:value-type="string" table:style-name="ce11">
            <text:p>72.456</text:p>
          </table:table-cell>
          <table:table-cell office:value-type="string" table:style-name="ce11">
            <text:p>73.134</text:p>
          </table:table-cell>
          <table:table-cell office:value-type="string" table:style-name="ce11">
            <text:p>74.238</text:p>
          </table:table-cell>
          <table:table-cell office:value-type="string" table:style-name="ce11">
            <text:p>75.584</text:p>
          </table:table-cell>
          <table:table-cell office:value-type="string" table:style-name="ce11">
            <text:p>75.851</text:p>
          </table:table-cell>
          <table:table-cell office:value-type="string" table:style-name="ce11">
            <text:p>76.804</text:p>
          </table:table-cell>
          <table:table-cell office:value-type="string" table:style-name="ce11">
            <text:p>79.182</text:p>
          </table:table-cell>
          <table:table-cell office:value-type="string" table:style-name="ce11">
            <text:p>79.571</text:p>
          </table:table-cell>
          <table:table-cell table:number-columns-repeated="16367"/>
        </table:table-row>
        <table:table-row table:style-name="ro3">
          <table:table-cell office:value-type="string" table:style-name="ce4">
            <text:p>rw_ts</text:p>
          </table:table-cell>
          <table:table-cell office:value-type="string" table:style-name="ce4">
            <text:p>Resources and workload theme score (% positive, B29-B34)</text:p>
          </table:table-cell>
          <table:table-cell office:value-type="string" table:style-name="ce4">
            <text:p>Theme scores</text:p>
          </table:table-cell>
          <table:table-cell table:style-name="ce4"/>
          <table:table-cell office:value-type="string" table:style-name="ce11">
            <text:p>65.901</text:p>
          </table:table-cell>
          <table:table-cell office:value-type="string" table:style-name="ce11">
            <text:p>67.41</text:p>
          </table:table-cell>
          <table:table-cell office:value-type="string" table:style-name="ce11">
            <text:p>67.138</text:p>
          </table:table-cell>
          <table:table-cell office:value-type="string" table:style-name="ce11">
            <text:p>67.504</text:p>
          </table:table-cell>
          <table:table-cell office:value-type="string" table:style-name="ce11">
            <text:p>69.233</text:p>
          </table:table-cell>
          <table:table-cell office:value-type="string" table:style-name="ce11">
            <text:p>67.768</text:p>
          </table:table-cell>
          <table:table-cell office:value-type="string" table:style-name="ce11">
            <text:p>68.209</text:p>
          </table:table-cell>
          <table:table-cell office:value-type="string" table:style-name="ce11">
            <text:p>69.085</text:p>
          </table:table-cell>
          <table:table-cell office:value-type="string" table:style-name="ce11">
            <text:p>70.078</text:p>
          </table:table-cell>
          <table:table-cell office:value-type="string" table:style-name="ce11">
            <text:p>70.563</text:p>
          </table:table-cell>
          <table:table-cell office:value-type="string" table:style-name="ce11">
            <text:p>71.797</text:p>
          </table:table-cell>
          <table:table-cell office:value-type="string" table:style-name="ce11">
            <text:p>73.757</text:p>
          </table:table-cell>
          <table:table-cell office:value-type="string" table:style-name="ce11">
            <text:p>72.819</text:p>
          </table:table-cell>
          <table:table-cell table:number-columns-repeated="16367"/>
        </table:table-row>
        <table:table-row table:style-name="ro9">
          <table:table-cell office:value-type="string" table:style-name="ce4">
            <text:p>pb_ts</text:p>
          </table:table-cell>
          <table:table-cell office:value-type="string" table:style-name="ce4">
            <text:p>Pay and benefits theme score (% positive, B35-B37)</text:p>
          </table:table-cell>
          <table:table-cell office:value-type="string" table:style-name="ce4">
            <text:p>Theme scores</text:p>
          </table:table-cell>
          <table:table-cell table:style-name="ce4"/>
          <table:table-cell office:value-type="string" table:style-name="ce11">
            <text:p>32.109</text:p>
          </table:table-cell>
          <table:table-cell office:value-type="string" table:style-name="ce11">
            <text:p>30.003</text:p>
          </table:table-cell>
          <table:table-cell office:value-type="string" table:style-name="ce11">
            <text:p>27.427</text:p>
          </table:table-cell>
          <table:table-cell office:value-type="string" table:style-name="ce11">
            <text:p>26.975</text:p>
          </table:table-cell>
          <table:table-cell office:value-type="string" table:style-name="ce11">
            <text:p>29.35</text:p>
          </table:table-cell>
          <table:table-cell office:value-type="string" table:style-name="ce11">
            <text:p>27.405</text:p>
          </table:table-cell>
          <table:table-cell office:value-type="string" table:style-name="ce11">
            <text:p>27.38</text:p>
          </table:table-cell>
          <table:table-cell office:value-type="string" table:style-name="ce11">
            <text:p>30.645</text:p>
          </table:table-cell>
          <table:table-cell office:value-type="string" table:style-name="ce11">
            <text:p>29.364</text:p>
          </table:table-cell>
          <table:table-cell office:value-type="string" table:style-name="ce11">
            <text:p>29.925</text:p>
          </table:table-cell>
          <table:table-cell office:value-type="string" table:style-name="ce11">
            <text:p>31.215</text:p>
          </table:table-cell>
          <table:table-cell office:value-type="string" table:style-name="ce11">
            <text:p>36.627</text:p>
          </table:table-cell>
          <table:table-cell office:value-type="string" table:style-name="ce11">
            <text:p>37.558</text:p>
          </table:table-cell>
          <table:table-cell table:number-columns-repeated="16367"/>
        </table:table-row>
        <table:table-row table:style-name="ro3">
          <table:table-cell office:value-type="string" table:style-name="ce4">
            <text:p>lc_ts</text:p>
          </table:table-cell>
          <table:table-cell office:value-type="string" table:style-name="ce4">
            <text:p>Leadership and managing change theme score (% positive, B38-B46)</text:p>
          </table:table-cell>
          <table:table-cell office:value-type="string" table:style-name="ce4">
            <text:p>Theme scores</text:p>
          </table:table-cell>
          <table:table-cell table:style-name="ce4"/>
          <table:table-cell office:value-type="string" table:style-name="ce11">
            <text:p>28.465</text:p>
          </table:table-cell>
          <table:table-cell office:value-type="string" table:style-name="ce11">
            <text:p>27.45</text:p>
          </table:table-cell>
          <table:table-cell office:value-type="string" table:style-name="ce11">
            <text:p>28.123</text:p>
          </table:table-cell>
          <table:table-cell office:value-type="string" table:style-name="ce11">
            <text:p>30.921</text:p>
          </table:table-cell>
          <table:table-cell office:value-type="string" table:style-name="ce11">
            <text:p>35.685</text:p>
          </table:table-cell>
          <table:table-cell office:value-type="string" table:style-name="ce11">
            <text:p>36.2</text:p>
          </table:table-cell>
          <table:table-cell office:value-type="string" table:style-name="ce11">
            <text:p>37.523</text:p>
          </table:table-cell>
          <table:table-cell office:value-type="string" table:style-name="ce11">
            <text:p>39.75</text:p>
          </table:table-cell>
          <table:table-cell office:value-type="string" table:style-name="ce11">
            <text:p>42.481</text:p>
          </table:table-cell>
          <table:table-cell office:value-type="string" table:style-name="ce11">
            <text:p>42.782</text:p>
          </table:table-cell>
          <table:table-cell office:value-type="string" table:style-name="ce11">
            <text:p>44.598</text:p>
          </table:table-cell>
          <table:table-cell office:value-type="string" table:style-name="ce11">
            <text:p>52.641</text:p>
          </table:table-cell>
          <table:table-cell office:value-type="string" table:style-name="ce11">
            <text:p>51.236</text:p>
          </table:table-cell>
          <table:table-cell table:number-columns-repeated="16367"/>
        </table:table-row>
        <table:table-row table:style-name="ro9">
          <table:table-cell office:value-type="string" table:style-name="ce4">
            <text:p>B01</text:p>
          </table:table-cell>
          <table:table-cell office:value-type="string" table:style-name="ce4">
            <text:p>B01. I am interested in my work (% strongly agree or agree)</text:p>
          </table:table-cell>
          <table:table-cell office:value-type="string" table:style-name="ce4">
            <text:p>My work</text:p>
          </table:table-cell>
          <table:table-cell table:style-name="ce4"/>
          <table:table-cell office:value-type="string" table:style-name="ce11">
            <text:p>84.778</text:p>
          </table:table-cell>
          <table:table-cell office:value-type="string" table:style-name="ce11">
            <text:p>83.377</text:p>
          </table:table-cell>
          <table:table-cell office:value-type="string" table:style-name="ce11">
            <text:p>83.472</text:p>
          </table:table-cell>
          <table:table-cell office:value-type="string" table:style-name="ce11">
            <text:p>84.599</text:p>
          </table:table-cell>
          <table:table-cell office:value-type="string" table:style-name="ce11">
            <text:p>87.293</text:p>
          </table:table-cell>
          <table:table-cell office:value-type="string" table:style-name="ce11">
            <text:p>87.165</text:p>
          </table:table-cell>
          <table:table-cell office:value-type="string" table:style-name="ce11">
            <text:p>87.319</text:p>
          </table:table-cell>
          <table:table-cell office:value-type="string" table:style-name="ce11">
            <text:p>87.677</text:p>
          </table:table-cell>
          <table:table-cell office:value-type="string" table:style-name="ce11">
            <text:p>88.18</text:p>
          </table:table-cell>
          <table:table-cell office:value-type="string" table:style-name="ce11">
            <text:p>87.86</text:p>
          </table:table-cell>
          <table:table-cell office:value-type="string" table:style-name="ce11">
            <text:p>87.996</text:p>
          </table:table-cell>
          <table:table-cell office:value-type="string" table:style-name="ce11">
            <text:p>89.773</text:p>
          </table:table-cell>
          <table:table-cell office:value-type="string" table:style-name="ce11">
            <text:p>88.936</text:p>
          </table:table-cell>
          <table:table-cell table:number-columns-repeated="16367"/>
        </table:table-row>
        <table:table-row table:style-name="ro3">
          <table:table-cell office:value-type="string" table:style-name="ce4">
            <text:p>B02</text:p>
          </table:table-cell>
          <table:table-cell office:value-type="string" table:style-name="ce4">
            <text:p>B02. I am sufficiently challenged by my work (% strongly agree or agree)</text:p>
          </table:table-cell>
          <table:table-cell office:value-type="string" table:style-name="ce4">
            <text:p>My work</text:p>
          </table:table-cell>
          <table:table-cell table:style-name="ce4"/>
          <table:table-cell office:value-type="string" table:style-name="ce11">
            <text:p>70.871</text:p>
          </table:table-cell>
          <table:table-cell office:value-type="string" table:style-name="ce11">
            <text:p>69.577</text:p>
          </table:table-cell>
          <table:table-cell office:value-type="string" table:style-name="ce11">
            <text:p>70.757</text:p>
          </table:table-cell>
          <table:table-cell office:value-type="string" table:style-name="ce11">
            <text:p>73.217</text:p>
          </table:table-cell>
          <table:table-cell office:value-type="string" table:style-name="ce11">
            <text:p>77.462</text:p>
          </table:table-cell>
          <table:table-cell office:value-type="string" table:style-name="ce11">
            <text:p>78.289</text:p>
          </table:table-cell>
          <table:table-cell office:value-type="string" table:style-name="ce11">
            <text:p>79.117</text:p>
          </table:table-cell>
          <table:table-cell office:value-type="string" table:style-name="ce11">
            <text:p>79.658</text:p>
          </table:table-cell>
          <table:table-cell office:value-type="string" table:style-name="ce11">
            <text:p>79.986</text:p>
          </table:table-cell>
          <table:table-cell office:value-type="string" table:style-name="ce11">
            <text:p>79.733</text:p>
          </table:table-cell>
          <table:table-cell office:value-type="string" table:style-name="ce11">
            <text:p>79.438</text:p>
          </table:table-cell>
          <table:table-cell office:value-type="string" table:style-name="ce11">
            <text:p>83.144</text:p>
          </table:table-cell>
          <table:table-cell office:value-type="string" table:style-name="ce11">
            <text:p>82.701</text:p>
          </table:table-cell>
          <table:table-cell table:number-columns-repeated="16367"/>
        </table:table-row>
        <table:table-row table:style-name="ro12">
          <table:table-cell office:value-type="string" table:style-name="ce4">
            <text:p>B03</text:p>
          </table:table-cell>
          <table:table-cell office:value-type="string" table:style-name="ce4">
            <text:p>B03. My work gives me a sense of personal accomplishment (% strongly agree or agree)</text:p>
          </table:table-cell>
          <table:table-cell office:value-type="string" table:style-name="ce4">
            <text:p>My work</text:p>
          </table:table-cell>
          <table:table-cell table:style-name="ce4"/>
          <table:table-cell office:value-type="string" table:style-name="ce11">
            <text:p>66.792</text:p>
          </table:table-cell>
          <table:table-cell office:value-type="string" table:style-name="ce11">
            <text:p>65.161</text:p>
          </table:table-cell>
          <table:table-cell office:value-type="string" table:style-name="ce11">
            <text:p>65.841</text:p>
          </table:table-cell>
          <table:table-cell office:value-type="string" table:style-name="ce11">
            <text:p>67.386</text:p>
          </table:table-cell>
          <table:table-cell office:value-type="string" table:style-name="ce11">
            <text:p>72.72</text:p>
          </table:table-cell>
          <table:table-cell office:value-type="string" table:style-name="ce11">
            <text:p>72.383</text:p>
          </table:table-cell>
          <table:table-cell office:value-type="string" table:style-name="ce11">
            <text:p>72.918</text:p>
          </table:table-cell>
          <table:table-cell office:value-type="string" table:style-name="ce11">
            <text:p>73.811</text:p>
          </table:table-cell>
          <table:table-cell office:value-type="string" table:style-name="ce11">
            <text:p>74.74</text:p>
          </table:table-cell>
          <table:table-cell office:value-type="string" table:style-name="ce11">
            <text:p>74.664</text:p>
          </table:table-cell>
          <table:table-cell office:value-type="string" table:style-name="ce11">
            <text:p>75.046</text:p>
          </table:table-cell>
          <table:table-cell office:value-type="string" table:style-name="ce11">
            <text:p>78.409</text:p>
          </table:table-cell>
          <table:table-cell office:value-type="string" table:style-name="ce11">
            <text:p>77.132</text:p>
          </table:table-cell>
          <table:table-cell table:number-columns-repeated="16367"/>
        </table:table-row>
        <table:table-row table:style-name="ro3">
          <table:table-cell office:value-type="string" table:style-name="ce4">
            <text:p>B04</text:p>
          </table:table-cell>
          <table:table-cell office:value-type="string" table:style-name="ce4">
            <text:p>B04. I feel involved in the decisions that affect my work (% strongly agree or agree)</text:p>
          </table:table-cell>
          <table:table-cell office:value-type="string" table:style-name="ce4">
            <text:p>My work</text:p>
          </table:table-cell>
          <table:table-cell table:style-name="ce4"/>
          <table:table-cell office:value-type="string" table:style-name="ce11">
            <text:p>44.745</text:p>
          </table:table-cell>
          <table:table-cell office:value-type="string" table:style-name="ce11">
            <text:p>41.97</text:p>
          </table:table-cell>
          <table:table-cell office:value-type="string" table:style-name="ce11">
            <text:p>42.973</text:p>
          </table:table-cell>
          <table:table-cell office:value-type="string" table:style-name="ce11">
            <text:p>44.653</text:p>
          </table:table-cell>
          <table:table-cell office:value-type="string" table:style-name="ce11">
            <text:p>51.346</text:p>
          </table:table-cell>
          <table:table-cell office:value-type="string" table:style-name="ce11">
            <text:p>51.578</text:p>
          </table:table-cell>
          <table:table-cell office:value-type="string" table:style-name="ce11">
            <text:p>51.609</text:p>
          </table:table-cell>
          <table:table-cell office:value-type="string" table:style-name="ce11">
            <text:p>52.864</text:p>
          </table:table-cell>
          <table:table-cell office:value-type="string" table:style-name="ce11">
            <text:p>54.707</text:p>
          </table:table-cell>
          <table:table-cell office:value-type="string" table:style-name="ce11">
            <text:p>54.723</text:p>
          </table:table-cell>
          <table:table-cell office:value-type="string" table:style-name="ce11">
            <text:p>55.746</text:p>
          </table:table-cell>
          <table:table-cell office:value-type="string" table:style-name="ce11">
            <text:p>57.975</text:p>
          </table:table-cell>
          <table:table-cell office:value-type="string" table:style-name="ce11">
            <text:p>57.172</text:p>
          </table:table-cell>
          <table:table-cell table:number-columns-repeated="16367"/>
        </table:table-row>
        <table:table-row table:style-name="ro3">
          <table:table-cell office:value-type="string" table:style-name="ce4">
            <text:p>B05</text:p>
          </table:table-cell>
          <table:table-cell office:value-type="string" table:style-name="ce4">
            <text:p>B05. I have a choice in deciding how I do my work (% strongly agree or agree)</text:p>
          </table:table-cell>
          <table:table-cell office:value-type="string" table:style-name="ce4">
            <text:p>My work</text:p>
          </table:table-cell>
          <table:table-cell table:style-name="ce4"/>
          <table:table-cell office:value-type="string" table:style-name="ce11">
            <text:p>58.326</text:p>
          </table:table-cell>
          <table:table-cell office:value-type="string" table:style-name="ce11">
            <text:p>57.552</text:p>
          </table:table-cell>
          <table:table-cell office:value-type="string" table:style-name="ce11">
            <text:p>58.158</text:p>
          </table:table-cell>
          <table:table-cell office:value-type="string" table:style-name="ce11">
            <text:p>59.13</text:p>
          </table:table-cell>
          <table:table-cell office:value-type="string" table:style-name="ce11">
            <text:p>64.38</text:p>
          </table:table-cell>
          <table:table-cell office:value-type="string" table:style-name="ce11">
            <text:p>64.782</text:p>
          </table:table-cell>
          <table:table-cell office:value-type="string" table:style-name="ce11">
            <text:p>64.419</text:p>
          </table:table-cell>
          <table:table-cell office:value-type="string" table:style-name="ce11">
            <text:p>65.897</text:p>
          </table:table-cell>
          <table:table-cell office:value-type="string" table:style-name="ce11">
            <text:p>67.921</text:p>
          </table:table-cell>
          <table:table-cell office:value-type="string" table:style-name="ce11">
            <text:p>68.53</text:p>
          </table:table-cell>
          <table:table-cell office:value-type="string" table:style-name="ce11">
            <text:p>69.736</text:p>
          </table:table-cell>
          <table:table-cell office:value-type="string" table:style-name="ce11">
            <text:p>73.237</text:p>
          </table:table-cell>
          <table:table-cell office:value-type="string" table:style-name="ce11">
            <text:p>72.869</text:p>
          </table:table-cell>
          <table:table-cell table:number-columns-repeated="16367"/>
        </table:table-row>
        <table:table-row table:style-name="ro12">
          <table:table-cell office:value-type="string" table:style-name="ce4">
            <text:p>B06</text:p>
          </table:table-cell>
          <table:table-cell office:value-type="string" table:style-name="ce4">
            <text:p>B06. I have a clear understanding of [my organisation's] objectives (% strongly agree or agree)</text:p>
          </table:table-cell>
          <table:table-cell office:value-type="string" table:style-name="ce4">
            <text:p>Organisational objectives and purpose</text:p>
          </table:table-cell>
          <table:table-cell table:style-name="ce4"/>
          <table:table-cell office:value-type="string" table:style-name="ce11">
            <text:p>71.633</text:p>
          </table:table-cell>
          <table:table-cell office:value-type="string" table:style-name="ce11">
            <text:p>72.278</text:p>
          </table:table-cell>
          <table:table-cell office:value-type="string" table:style-name="ce11">
            <text:p>72.551</text:p>
          </table:table-cell>
          <table:table-cell office:value-type="string" table:style-name="ce11">
            <text:p>74.488</text:p>
          </table:table-cell>
          <table:table-cell office:value-type="string" table:style-name="ce11">
            <text:p>77.383</text:p>
          </table:table-cell>
          <table:table-cell office:value-type="string" table:style-name="ce11">
            <text:p>77.009</text:p>
          </table:table-cell>
          <table:table-cell office:value-type="string" table:style-name="ce11">
            <text:p>77.522</text:p>
          </table:table-cell>
          <table:table-cell office:value-type="string" table:style-name="ce11">
            <text:p>78.363</text:p>
          </table:table-cell>
          <table:table-cell office:value-type="string" table:style-name="ce11">
            <text:p>79.543</text:p>
          </table:table-cell>
          <table:table-cell office:value-type="string" table:style-name="ce11">
            <text:p>78.939</text:p>
          </table:table-cell>
          <table:table-cell office:value-type="string" table:style-name="ce11">
            <text:p>79.784</text:p>
          </table:table-cell>
          <table:table-cell office:value-type="string" table:style-name="ce11">
            <text:p>81.377</text:p>
          </table:table-cell>
          <table:table-cell office:value-type="string" table:style-name="ce11">
            <text:p>79.765</text:p>
          </table:table-cell>
          <table:table-cell table:number-columns-repeated="16367"/>
        </table:table-row>
        <table:table-row table:style-name="ro12">
          <table:table-cell office:value-type="string" table:style-name="ce4">
            <text:p>B07</text:p>
          </table:table-cell>
          <table:table-cell office:value-type="string" table:style-name="ce4">
            <text:p>B07. I understand how my work contributes to [my organisation's] objectives (% strongly agree or agree)</text:p>
          </table:table-cell>
          <table:table-cell office:value-type="string" table:style-name="ce4">
            <text:p>Organisational objectives and purpose</text:p>
          </table:table-cell>
          <table:table-cell table:style-name="ce4"/>
          <table:table-cell office:value-type="string" table:style-name="ce11">
            <text:p>74.886</text:p>
          </table:table-cell>
          <table:table-cell office:value-type="string" table:style-name="ce11">
            <text:p>75.501</text:p>
          </table:table-cell>
          <table:table-cell office:value-type="string" table:style-name="ce11">
            <text:p>75.598</text:p>
          </table:table-cell>
          <table:table-cell office:value-type="string" table:style-name="ce11">
            <text:p>77.106</text:p>
          </table:table-cell>
          <table:table-cell office:value-type="string" table:style-name="ce11">
            <text:p>80.156</text:p>
          </table:table-cell>
          <table:table-cell office:value-type="string" table:style-name="ce11">
            <text:p>79.841</text:p>
          </table:table-cell>
          <table:table-cell office:value-type="string" table:style-name="ce11">
            <text:p>80.375</text:p>
          </table:table-cell>
          <table:table-cell office:value-type="string" table:style-name="ce11">
            <text:p>81.311</text:p>
          </table:table-cell>
          <table:table-cell office:value-type="string" table:style-name="ce11">
            <text:p>82.053</text:p>
          </table:table-cell>
          <table:table-cell office:value-type="string" table:style-name="ce11">
            <text:p>81.395</text:p>
          </table:table-cell>
          <table:table-cell office:value-type="string" table:style-name="ce11">
            <text:p>82.026</text:p>
          </table:table-cell>
          <table:table-cell office:value-type="string" table:style-name="ce11">
            <text:p>84.495</text:p>
          </table:table-cell>
          <table:table-cell office:value-type="string" table:style-name="ce11">
            <text:p>83.152</text:p>
          </table:table-cell>
          <table:table-cell table:number-columns-repeated="16367"/>
        </table:table-row>
        <table:table-row table:style-name="ro3">
          <table:table-cell office:value-type="string" table:style-name="ce4">
            <text:p>B08</text:p>
          </table:table-cell>
          <table:table-cell office:value-type="string" table:style-name="ce4">
            <text:p>B08. My manager motivates me to be more effective in my job (% strongly agree or agree)</text:p>
          </table:table-cell>
          <table:table-cell office:value-type="string" table:style-name="ce4">
            <text:p>My manager</text:p>
          </table:table-cell>
          <table:table-cell table:style-name="ce4"/>
          <table:table-cell office:value-type="string" table:style-name="ce11">
            <text:p>58.395</text:p>
          </table:table-cell>
          <table:table-cell office:value-type="string" table:style-name="ce11">
            <text:p>59.793</text:p>
          </table:table-cell>
          <table:table-cell office:value-type="string" table:style-name="ce11">
            <text:p>60.164</text:p>
          </table:table-cell>
          <table:table-cell office:value-type="string" table:style-name="ce11">
            <text:p>62.161</text:p>
          </table:table-cell>
          <table:table-cell office:value-type="string" table:style-name="ce11">
            <text:p>65.195</text:p>
          </table:table-cell>
          <table:table-cell office:value-type="string" table:style-name="ce11">
            <text:p>65.557</text:p>
          </table:table-cell>
          <table:table-cell office:value-type="string" table:style-name="ce11">
            <text:p>67.247</text:p>
          </table:table-cell>
          <table:table-cell office:value-type="string" table:style-name="ce11">
            <text:p>68.471</text:p>
          </table:table-cell>
          <table:table-cell office:value-type="string" table:style-name="ce11">
            <text:p>69.994</text:p>
          </table:table-cell>
          <table:table-cell office:value-type="string" table:style-name="ce11">
            <text:p>70.259</text:p>
          </table:table-cell>
          <table:table-cell office:value-type="string" table:style-name="ce11">
            <text:p>71.296</text:p>
          </table:table-cell>
          <table:table-cell office:value-type="string" table:style-name="ce11">
            <text:p>73.849</text:p>
          </table:table-cell>
          <table:table-cell office:value-type="string" table:style-name="ce11">
            <text:p>74.763</text:p>
          </table:table-cell>
          <table:table-cell table:number-columns-repeated="16367"/>
        </table:table-row>
        <table:table-row table:style-name="ro12">
          <table:table-cell office:value-type="string" table:style-name="ce4">
            <text:p>B09</text:p>
          </table:table-cell>
          <table:table-cell office:value-type="string" table:style-name="ce4">
            <text:p>B09. My manager is considerate of my life outside work (% strongly agree or agree)</text:p>
          </table:table-cell>
          <table:table-cell office:value-type="string" table:style-name="ce4">
            <text:p>My manager</text:p>
          </table:table-cell>
          <table:table-cell table:style-name="ce4"/>
          <table:table-cell office:value-type="string" table:style-name="ce11">
            <text:p>71.099</text:p>
          </table:table-cell>
          <table:table-cell office:value-type="string" table:style-name="ce11">
            <text:p>73</text:p>
          </table:table-cell>
          <table:table-cell office:value-type="string" table:style-name="ce11">
            <text:p>73.341</text:p>
          </table:table-cell>
          <table:table-cell office:value-type="string" table:style-name="ce11">
            <text:p>74.477</text:p>
          </table:table-cell>
          <table:table-cell office:value-type="string" table:style-name="ce11">
            <text:p>76.173</text:p>
          </table:table-cell>
          <table:table-cell office:value-type="string" table:style-name="ce11">
            <text:p>76.433</text:p>
          </table:table-cell>
          <table:table-cell office:value-type="string" table:style-name="ce11">
            <text:p>77.627</text:p>
          </table:table-cell>
          <table:table-cell office:value-type="string" table:style-name="ce11">
            <text:p>79.205</text:p>
          </table:table-cell>
          <table:table-cell office:value-type="string" table:style-name="ce11">
            <text:p>81.274</text:p>
          </table:table-cell>
          <table:table-cell office:value-type="string" table:style-name="ce11">
            <text:p>82.468</text:p>
          </table:table-cell>
          <table:table-cell office:value-type="string" table:style-name="ce11">
            <text:p>83.572</text:p>
          </table:table-cell>
          <table:table-cell office:value-type="string" table:style-name="ce11">
            <text:p>85.376</text:p>
          </table:table-cell>
          <table:table-cell office:value-type="string" table:style-name="ce11">
            <text:p>85.865</text:p>
          </table:table-cell>
          <table:table-cell table:number-columns-repeated="16367"/>
        </table:table-row>
        <table:table-row table:style-name="ro3">
          <table:table-cell office:value-type="string" table:style-name="ce4">
            <text:p>B10</text:p>
          </table:table-cell>
          <table:table-cell office:value-type="string" table:style-name="ce4">
            <text:p>B10. My manager is open to my ideas (% strongly agree or agree)</text:p>
          </table:table-cell>
          <table:table-cell office:value-type="string" table:style-name="ce4">
            <text:p>My manager</text:p>
          </table:table-cell>
          <table:table-cell table:style-name="ce4"/>
          <table:table-cell office:value-type="string" table:style-name="ce11">
            <text:p>71.713</text:p>
          </table:table-cell>
          <table:table-cell office:value-type="string" table:style-name="ce11">
            <text:p>72.677</text:p>
          </table:table-cell>
          <table:table-cell office:value-type="string" table:style-name="ce11">
            <text:p>72.542</text:p>
          </table:table-cell>
          <table:table-cell office:value-type="string" table:style-name="ce11">
            <text:p>73.758</text:p>
          </table:table-cell>
          <table:table-cell office:value-type="string" table:style-name="ce11">
            <text:p>76.543</text:p>
          </table:table-cell>
          <table:table-cell office:value-type="string" table:style-name="ce11">
            <text:p>76.61</text:p>
          </table:table-cell>
          <table:table-cell office:value-type="string" table:style-name="ce11">
            <text:p>77.652</text:p>
          </table:table-cell>
          <table:table-cell office:value-type="string" table:style-name="ce11">
            <text:p>78.331</text:p>
          </table:table-cell>
          <table:table-cell office:value-type="string" table:style-name="ce11">
            <text:p>79.709</text:p>
          </table:table-cell>
          <table:table-cell office:value-type="string" table:style-name="ce11">
            <text:p>79.784</text:p>
          </table:table-cell>
          <table:table-cell office:value-type="string" table:style-name="ce11">
            <text:p>80.52</text:p>
          </table:table-cell>
          <table:table-cell office:value-type="string" table:style-name="ce11">
            <text:p>82.309</text:p>
          </table:table-cell>
          <table:table-cell office:value-type="string" table:style-name="ce11">
            <text:p>82.838</text:p>
          </table:table-cell>
          <table:table-cell table:number-columns-repeated="16367"/>
        </table:table-row>
        <table:table-row table:style-name="ro12">
          <table:table-cell office:value-type="string" table:style-name="ce4">
            <text:p>B11</text:p>
          </table:table-cell>
          <table:table-cell office:value-type="string" table:style-name="ce4">
            <text:p>B11. My manager helps me to understand how I contribute to [my organisation's] objectives (% strongly agree or agree)</text:p>
          </table:table-cell>
          <table:table-cell office:value-type="string" table:style-name="ce4">
            <text:p>My manager</text:p>
          </table:table-cell>
          <table:table-cell table:style-name="ce4"/>
          <table:table-cell office:value-type="string" table:style-name="ce11">
            <text:p>54.002</text:p>
          </table:table-cell>
          <table:table-cell office:value-type="string" table:style-name="ce11">
            <text:p>55.444</text:p>
          </table:table-cell>
          <table:table-cell office:value-type="string" table:style-name="ce11">
            <text:p>55.622</text:p>
          </table:table-cell>
          <table:table-cell office:value-type="string" table:style-name="ce11">
            <text:p>57.998</text:p>
          </table:table-cell>
          <table:table-cell office:value-type="string" table:style-name="ce11">
            <text:p>62.201</text:p>
          </table:table-cell>
          <table:table-cell office:value-type="string" table:style-name="ce11">
            <text:p>61.686</text:p>
          </table:table-cell>
          <table:table-cell office:value-type="string" table:style-name="ce11">
            <text:p>63.481</text:p>
          </table:table-cell>
          <table:table-cell office:value-type="string" table:style-name="ce11">
            <text:p>64.669</text:p>
          </table:table-cell>
          <table:table-cell office:value-type="string" table:style-name="ce11">
            <text:p>66.189</text:p>
          </table:table-cell>
          <table:table-cell office:value-type="string" table:style-name="ce11">
            <text:p>65.791</text:p>
          </table:table-cell>
          <table:table-cell office:value-type="string" table:style-name="ce11">
            <text:p>66.465</text:p>
          </table:table-cell>
          <table:table-cell office:value-type="string" table:style-name="ce11">
            <text:p>68.578</text:p>
          </table:table-cell>
          <table:table-cell office:value-type="string" table:style-name="ce11">
            <text:p>68.57</text:p>
          </table:table-cell>
          <table:table-cell table:number-columns-repeated="16367"/>
        </table:table-row>
        <table:table-row table:style-name="ro12">
          <table:table-cell office:value-type="string" table:style-name="ce4">
            <text:p>B12</text:p>
          </table:table-cell>
          <table:table-cell office:value-type="string" table:style-name="ce4">
            <text:p>B12. Overall, I have confidence in the decisions made by my manager (% strongly agree or agree)</text:p>
          </table:table-cell>
          <table:table-cell office:value-type="string" table:style-name="ce4">
            <text:p>My manager</text:p>
          </table:table-cell>
          <table:table-cell table:style-name="ce4"/>
          <table:table-cell office:value-type="string" table:style-name="ce11">
            <text:p>64.788</text:p>
          </table:table-cell>
          <table:table-cell office:value-type="string" table:style-name="ce11">
            <text:p>64.516</text:p>
          </table:table-cell>
          <table:table-cell office:value-type="string" table:style-name="ce11">
            <text:p>64.814</text:p>
          </table:table-cell>
          <table:table-cell office:value-type="string" table:style-name="ce11">
            <text:p>66.045</text:p>
          </table:table-cell>
          <table:table-cell office:value-type="string" table:style-name="ce11">
            <text:p>68.646</text:p>
          </table:table-cell>
          <table:table-cell office:value-type="string" table:style-name="ce11">
            <text:p>68.944</text:p>
          </table:table-cell>
          <table:table-cell office:value-type="string" table:style-name="ce11">
            <text:p>70.032</text:p>
          </table:table-cell>
          <table:table-cell office:value-type="string" table:style-name="ce11">
            <text:p>71.527</text:p>
          </table:table-cell>
          <table:table-cell office:value-type="string" table:style-name="ce11">
            <text:p>73.318</text:p>
          </table:table-cell>
          <table:table-cell office:value-type="string" table:style-name="ce11">
            <text:p>73.922</text:p>
          </table:table-cell>
          <table:table-cell office:value-type="string" table:style-name="ce11">
            <text:p>74.943</text:p>
          </table:table-cell>
          <table:table-cell office:value-type="string" table:style-name="ce11">
            <text:p>78.09</text:p>
          </table:table-cell>
          <table:table-cell office:value-type="string" table:style-name="ce11">
            <text:p>78.671</text:p>
          </table:table-cell>
          <table:table-cell table:number-columns-repeated="16367"/>
        </table:table-row>
        <table:table-row table:style-name="ro3">
          <table:table-cell office:value-type="string" table:style-name="ce4">
            <text:p>B13</text:p>
          </table:table-cell>
          <table:table-cell office:value-type="string" table:style-name="ce4">
            <text:p>B13. My manager recognises when I have done my job well (% strongly agree or agree)</text:p>
          </table:table-cell>
          <table:table-cell office:value-type="string" table:style-name="ce4">
            <text:p>My manager</text:p>
          </table:table-cell>
          <table:table-cell table:style-name="ce4"/>
          <table:table-cell office:value-type="string" table:style-name="ce11">
            <text:p>72.776</text:p>
          </table:table-cell>
          <table:table-cell office:value-type="string" table:style-name="ce11">
            <text:p>73.703</text:p>
          </table:table-cell>
          <table:table-cell office:value-type="string" table:style-name="ce11">
            <text:p>73.545</text:p>
          </table:table-cell>
          <table:table-cell office:value-type="string" table:style-name="ce11">
            <text:p>74.229</text:p>
          </table:table-cell>
          <table:table-cell office:value-type="string" table:style-name="ce11">
            <text:p>75.849</text:p>
          </table:table-cell>
          <table:table-cell office:value-type="string" table:style-name="ce11">
            <text:p>75.601</text:p>
          </table:table-cell>
          <table:table-cell office:value-type="string" table:style-name="ce11">
            <text:p>76.817</text:p>
          </table:table-cell>
          <table:table-cell office:value-type="string" table:style-name="ce11">
            <text:p>77.383</text:p>
          </table:table-cell>
          <table:table-cell office:value-type="string" table:style-name="ce11">
            <text:p>78.526</text:p>
          </table:table-cell>
          <table:table-cell office:value-type="string" table:style-name="ce11">
            <text:p>78.484</text:p>
          </table:table-cell>
          <table:table-cell office:value-type="string" table:style-name="ce11">
            <text:p>79.086</text:p>
          </table:table-cell>
          <table:table-cell office:value-type="string" table:style-name="ce11">
            <text:p>81.412</text:p>
          </table:table-cell>
          <table:table-cell office:value-type="string" table:style-name="ce11">
            <text:p>81.882</text:p>
          </table:table-cell>
          <table:table-cell table:number-columns-repeated="16367"/>
        </table:table-row>
        <table:table-row table:style-name="ro3">
          <table:table-cell office:value-type="string" table:style-name="ce4">
            <text:p>B14</text:p>
          </table:table-cell>
          <table:table-cell office:value-type="string" table:style-name="ce4">
            <text:p>B14. I receive regular feedback on my performance (% strongly agree or agree)</text:p>
          </table:table-cell>
          <table:table-cell office:value-type="string" table:style-name="ce4">
            <text:p>My manager</text:p>
          </table:table-cell>
          <table:table-cell table:style-name="ce4"/>
          <table:table-cell office:value-type="string" table:style-name="ce11">
            <text:p>59.463</text:p>
          </table:table-cell>
          <table:table-cell office:value-type="string" table:style-name="ce11">
            <text:p>61.951</text:p>
          </table:table-cell>
          <table:table-cell office:value-type="string" table:style-name="ce11">
            <text:p>61.501</text:p>
          </table:table-cell>
          <table:table-cell office:value-type="string" table:style-name="ce11">
            <text:p>62.643</text:p>
          </table:table-cell>
          <table:table-cell office:value-type="string" table:style-name="ce11">
            <text:p>64.974</text:p>
          </table:table-cell>
          <table:table-cell office:value-type="string" table:style-name="ce11">
            <text:p>64.846</text:p>
          </table:table-cell>
          <table:table-cell office:value-type="string" table:style-name="ce11">
            <text:p>67.178</text:p>
          </table:table-cell>
          <table:table-cell office:value-type="string" table:style-name="ce11">
            <text:p>67.859</text:p>
          </table:table-cell>
          <table:table-cell office:value-type="string" table:style-name="ce11">
            <text:p>68.61</text:p>
          </table:table-cell>
          <table:table-cell office:value-type="string" table:style-name="ce11">
            <text:p>68.269</text:p>
          </table:table-cell>
          <table:table-cell office:value-type="string" table:style-name="ce11">
            <text:p>68.199</text:p>
          </table:table-cell>
          <table:table-cell office:value-type="string" table:style-name="ce11">
            <text:p>69.572</text:p>
          </table:table-cell>
          <table:table-cell office:value-type="string" table:style-name="ce11">
            <text:p>70.288</text:p>
          </table:table-cell>
          <table:table-cell table:number-columns-repeated="16367"/>
        </table:table-row>
        <table:table-row table:style-name="ro12">
          <table:table-cell office:value-type="string" table:style-name="ce4">
            <text:p>B15</text:p>
          </table:table-cell>
          <table:table-cell office:value-type="string" table:style-name="ce4">
            <text:p>B15. The feedback I receive helps me to improve my performance (% strongly agree or agree)</text:p>
          </table:table-cell>
          <table:table-cell office:value-type="string" table:style-name="ce4">
            <text:p>My manager</text:p>
          </table:table-cell>
          <table:table-cell table:style-name="ce4"/>
          <table:table-cell office:value-type="string" table:style-name="ce11">
            <text:p>55.074</text:p>
          </table:table-cell>
          <table:table-cell office:value-type="string" table:style-name="ce11">
            <text:p>55.217</text:p>
          </table:table-cell>
          <table:table-cell office:value-type="string" table:style-name="ce11">
            <text:p>55.284</text:p>
          </table:table-cell>
          <table:table-cell office:value-type="string" table:style-name="ce11">
            <text:p>56.745</text:p>
          </table:table-cell>
          <table:table-cell office:value-type="string" table:style-name="ce11">
            <text:p>60.213</text:p>
          </table:table-cell>
          <table:table-cell office:value-type="string" table:style-name="ce11">
            <text:p>60.092</text:p>
          </table:table-cell>
          <table:table-cell office:value-type="string" table:style-name="ce11">
            <text:p>61.945</text:p>
          </table:table-cell>
          <table:table-cell office:value-type="string" table:style-name="ce11">
            <text:p>62.774</text:p>
          </table:table-cell>
          <table:table-cell office:value-type="string" table:style-name="ce11">
            <text:p>64.03</text:p>
          </table:table-cell>
          <table:table-cell office:value-type="string" table:style-name="ce11">
            <text:p>63.82</text:p>
          </table:table-cell>
          <table:table-cell office:value-type="string" table:style-name="ce11">
            <text:p>64.193</text:p>
          </table:table-cell>
          <table:table-cell office:value-type="string" table:style-name="ce11">
            <text:p>66.193</text:p>
          </table:table-cell>
          <table:table-cell office:value-type="string" table:style-name="ce11">
            <text:p>66.332</text:p>
          </table:table-cell>
          <table:table-cell table:number-columns-repeated="16367"/>
        </table:table-row>
        <table:table-row table:style-name="ro3">
          <table:table-cell office:value-type="string" table:style-name="ce4">
            <text:p>B16</text:p>
          </table:table-cell>
          <table:table-cell office:value-type="string" table:style-name="ce4">
            <text:p>B16. I think that my performance is evaluated fairly (% strongly agree or agree)</text:p>
          </table:table-cell>
          <table:table-cell office:value-type="string" table:style-name="ce4">
            <text:p>My manager</text:p>
          </table:table-cell>
          <table:table-cell table:style-name="ce4"/>
          <table:table-cell office:value-type="string" table:style-name="ce11">
            <text:p>59.041</text:p>
          </table:table-cell>
          <table:table-cell office:value-type="string" table:style-name="ce11">
            <text:p>59.115</text:p>
          </table:table-cell>
          <table:table-cell office:value-type="string" table:style-name="ce11">
            <text:p>58.599</text:p>
          </table:table-cell>
          <table:table-cell office:value-type="string" table:style-name="ce11">
            <text:p>59.37</text:p>
          </table:table-cell>
          <table:table-cell office:value-type="string" table:style-name="ce11">
            <text:p>60.971</text:p>
          </table:table-cell>
          <table:table-cell office:value-type="string" table:style-name="ce11">
            <text:p>60.03</text:p>
          </table:table-cell>
          <table:table-cell office:value-type="string" table:style-name="ce11">
            <text:p>60.835</text:p>
          </table:table-cell>
          <table:table-cell office:value-type="string" table:style-name="ce11">
            <text:p>62.289</text:p>
          </table:table-cell>
          <table:table-cell office:value-type="string" table:style-name="ce11">
            <text:p>64.903</text:p>
          </table:table-cell>
          <table:table-cell office:value-type="string" table:style-name="ce11">
            <text:p>66.087</text:p>
          </table:table-cell>
          <table:table-cell office:value-type="string" table:style-name="ce11">
            <text:p>67.655</text:p>
          </table:table-cell>
          <table:table-cell office:value-type="string" table:style-name="ce11">
            <text:p>69.855</text:p>
          </table:table-cell>
          <table:table-cell office:value-type="string" table:style-name="ce11">
            <text:p>70.418</text:p>
          </table:table-cell>
          <table:table-cell table:number-columns-repeated="16367"/>
        </table:table-row>
        <table:table-row table:style-name="ro3">
          <table:table-cell office:value-type="string" table:style-name="ce4">
            <text:p>B17</text:p>
          </table:table-cell>
          <table:table-cell office:value-type="string" table:style-name="ce4">
            <text:p>B17. Poor performance is dealt with effectively in my team (% strongly agree or agree)</text:p>
          </table:table-cell>
          <table:table-cell office:value-type="string" table:style-name="ce4">
            <text:p>My manager</text:p>
          </table:table-cell>
          <table:table-cell table:style-name="ce4"/>
          <table:table-cell office:value-type="string" table:style-name="ce11">
            <text:p>37.723</text:p>
          </table:table-cell>
          <table:table-cell office:value-type="string" table:style-name="ce11">
            <text:p>37.494</text:p>
          </table:table-cell>
          <table:table-cell office:value-type="string" table:style-name="ce11">
            <text:p>37.13</text:p>
          </table:table-cell>
          <table:table-cell office:value-type="string" table:style-name="ce11">
            <text:p>37.661</text:p>
          </table:table-cell>
          <table:table-cell office:value-type="string" table:style-name="ce11">
            <text:p>41.395</text:p>
          </table:table-cell>
          <table:table-cell office:value-type="string" table:style-name="ce11">
            <text:p>41.209</text:p>
          </table:table-cell>
          <table:table-cell office:value-type="string" table:style-name="ce11">
            <text:p>42.307</text:p>
          </table:table-cell>
          <table:table-cell office:value-type="string" table:style-name="ce11">
            <text:p>42.936</text:p>
          </table:table-cell>
          <table:table-cell office:value-type="string" table:style-name="ce11">
            <text:p>43.346</text:p>
          </table:table-cell>
          <table:table-cell office:value-type="string" table:style-name="ce11">
            <text:p>42.501</text:p>
          </table:table-cell>
          <table:table-cell office:value-type="string" table:style-name="ce11">
            <text:p>42.467</text:p>
          </table:table-cell>
          <table:table-cell office:value-type="string" table:style-name="ce11">
            <text:p>42.594</text:p>
          </table:table-cell>
          <table:table-cell office:value-type="string" table:style-name="ce11">
            <text:p>42.839</text:p>
          </table:table-cell>
          <table:table-cell table:number-columns-repeated="16367"/>
        </table:table-row>
        <table:table-row table:style-name="ro12">
          <table:table-cell office:value-type="string" table:style-name="ce4">
            <text:p>B18</text:p>
          </table:table-cell>
          <table:table-cell office:value-type="string" table:style-name="ce4">
            <text:p>B18. The people in my team can be relied upon to help when things get difficult in my job (% strongly agree or agree)</text:p>
          </table:table-cell>
          <table:table-cell office:value-type="string" table:style-name="ce4">
            <text:p>My team</text:p>
          </table:table-cell>
          <table:table-cell table:style-name="ce4"/>
          <table:table-cell office:value-type="string" table:style-name="ce11">
            <text:p>80.273</text:p>
          </table:table-cell>
          <table:table-cell office:value-type="string" table:style-name="ce11">
            <text:p>81.207</text:p>
          </table:table-cell>
          <table:table-cell office:value-type="string" table:style-name="ce11">
            <text:p>80.905</text:p>
          </table:table-cell>
          <table:table-cell office:value-type="string" table:style-name="ce11">
            <text:p>81.578</text:p>
          </table:table-cell>
          <table:table-cell office:value-type="string" table:style-name="ce11">
            <text:p>82.783</text:p>
          </table:table-cell>
          <table:table-cell office:value-type="string" table:style-name="ce11">
            <text:p>83.141</text:p>
          </table:table-cell>
          <table:table-cell office:value-type="string" table:style-name="ce11">
            <text:p>84.65</text:p>
          </table:table-cell>
          <table:table-cell office:value-type="string" table:style-name="ce11">
            <text:p>85.106</text:p>
          </table:table-cell>
          <table:table-cell office:value-type="string" table:style-name="ce11">
            <text:p>85.632</text:p>
          </table:table-cell>
          <table:table-cell office:value-type="string" table:style-name="ce11">
            <text:p>85.229</text:p>
          </table:table-cell>
          <table:table-cell office:value-type="string" table:style-name="ce11">
            <text:p>85.94</text:p>
          </table:table-cell>
          <table:table-cell office:value-type="string" table:style-name="ce11">
            <text:p>87.415</text:p>
          </table:table-cell>
          <table:table-cell office:value-type="string" table:style-name="ce11">
            <text:p>87.383</text:p>
          </table:table-cell>
          <table:table-cell table:number-columns-repeated="16367"/>
        </table:table-row>
        <table:table-row table:style-name="ro12">
          <table:table-cell office:value-type="string" table:style-name="ce4">
            <text:p>B19</text:p>
          </table:table-cell>
          <table:table-cell office:value-type="string" table:style-name="ce4">
            <text:p>B19. The people in my team work together to find ways to improve the service we provide (% strongly agree or agree)</text:p>
          </table:table-cell>
          <table:table-cell office:value-type="string" table:style-name="ce4">
            <text:p>My team</text:p>
          </table:table-cell>
          <table:table-cell table:style-name="ce4"/>
          <table:table-cell office:value-type="string" table:style-name="ce11">
            <text:p>74.984</text:p>
          </table:table-cell>
          <table:table-cell office:value-type="string" table:style-name="ce11">
            <text:p>75.934</text:p>
          </table:table-cell>
          <table:table-cell office:value-type="string" table:style-name="ce11">
            <text:p>75.921</text:p>
          </table:table-cell>
          <table:table-cell office:value-type="string" table:style-name="ce11">
            <text:p>76.577</text:p>
          </table:table-cell>
          <table:table-cell office:value-type="string" table:style-name="ce11">
            <text:p>79.292</text:p>
          </table:table-cell>
          <table:table-cell office:value-type="string" table:style-name="ce11">
            <text:p>79.682</text:p>
          </table:table-cell>
          <table:table-cell office:value-type="string" table:style-name="ce11">
            <text:p>81.409</text:p>
          </table:table-cell>
          <table:table-cell office:value-type="string" table:style-name="ce11">
            <text:p>81.965</text:p>
          </table:table-cell>
          <table:table-cell office:value-type="string" table:style-name="ce11">
            <text:p>82.479</text:p>
          </table:table-cell>
          <table:table-cell office:value-type="string" table:style-name="ce11">
            <text:p>82.064</text:p>
          </table:table-cell>
          <table:table-cell office:value-type="string" table:style-name="ce11">
            <text:p>82.637</text:p>
          </table:table-cell>
          <table:table-cell office:value-type="string" table:style-name="ce11">
            <text:p>84.307</text:p>
          </table:table-cell>
          <table:table-cell office:value-type="string" table:style-name="ce11">
            <text:p>84.05</text:p>
          </table:table-cell>
          <table:table-cell table:number-columns-repeated="16367"/>
        </table:table-row>
        <table:table-row table:style-name="ro13">
          <table:table-cell office:value-type="string" table:style-name="ce4">
            <text:p>B20</text:p>
          </table:table-cell>
          <table:table-cell office:value-type="string" table:style-name="ce4">
            <text:p>B20. The people in my team are encouraged to come up with new and better ways of doing things (% strongly agree or agree)</text:p>
          </table:table-cell>
          <table:table-cell office:value-type="string" table:style-name="ce4">
            <text:p>My team</text:p>
          </table:table-cell>
          <table:table-cell table:style-name="ce4"/>
          <table:table-cell office:value-type="string" table:style-name="ce11">
            <text:p>64.663</text:p>
          </table:table-cell>
          <table:table-cell office:value-type="string" table:style-name="ce11">
            <text:p>66.147</text:p>
          </table:table-cell>
          <table:table-cell office:value-type="string" table:style-name="ce11">
            <text:p>66.173</text:p>
          </table:table-cell>
          <table:table-cell office:value-type="string" table:style-name="ce11">
            <text:p>67.843</text:p>
          </table:table-cell>
          <table:table-cell office:value-type="string" table:style-name="ce11">
            <text:p>72.156</text:p>
          </table:table-cell>
          <table:table-cell office:value-type="string" table:style-name="ce11">
            <text:p>72.178</text:p>
          </table:table-cell>
          <table:table-cell office:value-type="string" table:style-name="ce11">
            <text:p>73.89</text:p>
          </table:table-cell>
          <table:table-cell office:value-type="string" table:style-name="ce11">
            <text:p>74.27</text:p>
          </table:table-cell>
          <table:table-cell office:value-type="string" table:style-name="ce11">
            <text:p>75.184</text:p>
          </table:table-cell>
          <table:table-cell office:value-type="string" table:style-name="ce11">
            <text:p>74.652</text:p>
          </table:table-cell>
          <table:table-cell office:value-type="string" table:style-name="ce11">
            <text:p>75.123</text:p>
          </table:table-cell>
          <table:table-cell office:value-type="string" table:style-name="ce11">
            <text:p>76.564</text:p>
          </table:table-cell>
          <table:table-cell office:value-type="string" table:style-name="ce11">
            <text:p>75.683</text:p>
          </table:table-cell>
          <table:table-cell table:number-columns-repeated="16367"/>
        </table:table-row>
        <table:table-row table:style-name="ro12">
          <table:table-cell office:value-type="string" table:style-name="ce4">
            <text:p>B21</text:p>
          </table:table-cell>
          <table:table-cell office:value-type="string" table:style-name="ce4">
            <text:p>B21. I am able to access the right learning and development opportunities when I need to (% strongly agree or agree)</text:p>
          </table:table-cell>
          <table:table-cell office:value-type="string" table:style-name="ce4">
            <text:p>Learning and development</text:p>
          </table:table-cell>
          <table:table-cell table:style-name="ce4"/>
          <table:table-cell office:value-type="string" table:style-name="ce11">
            <text:p>59.626</text:p>
          </table:table-cell>
          <table:table-cell office:value-type="string" table:style-name="ce11">
            <text:p>52.774</text:p>
          </table:table-cell>
          <table:table-cell office:value-type="string" table:style-name="ce11">
            <text:p>52.728</text:p>
          </table:table-cell>
          <table:table-cell office:value-type="string" table:style-name="ce11">
            <text:p>55.438</text:p>
          </table:table-cell>
          <table:table-cell office:value-type="string" table:style-name="ce11">
            <text:p>59.935</text:p>
          </table:table-cell>
          <table:table-cell office:value-type="string" table:style-name="ce11">
            <text:p>60.615</text:p>
          </table:table-cell>
          <table:table-cell office:value-type="string" table:style-name="ce11">
            <text:p>61.603</text:p>
          </table:table-cell>
          <table:table-cell office:value-type="string" table:style-name="ce11">
            <text:p>61.557</text:p>
          </table:table-cell>
          <table:table-cell office:value-type="string" table:style-name="ce11">
            <text:p>61.879</text:p>
          </table:table-cell>
          <table:table-cell office:value-type="string" table:style-name="ce11">
            <text:p>62.916</text:p>
          </table:table-cell>
          <table:table-cell office:value-type="string" table:style-name="ce11">
            <text:p>64.627</text:p>
          </table:table-cell>
          <table:table-cell office:value-type="string" table:style-name="ce11">
            <text:p>66.579</text:p>
          </table:table-cell>
          <table:table-cell office:value-type="string" table:style-name="ce11">
            <text:p>66.672</text:p>
          </table:table-cell>
          <table:table-cell table:number-columns-repeated="16367"/>
        </table:table-row>
        <table:table-row table:style-name="ro4">
          <table:table-cell office:value-type="string" table:style-name="ce4">
            <text:p>B22</text:p>
          </table:table-cell>
          <table:table-cell office:value-type="string" table:style-name="ce4">
            <text:p>B22. Learning and development activities I have completed in the past 12 months have helped to improve my performance (% strongly agree or agree)</text:p>
          </table:table-cell>
          <table:table-cell office:value-type="string" table:style-name="ce4">
            <text:p>Learning and development</text:p>
          </table:table-cell>
          <table:table-cell table:style-name="ce4"/>
          <table:table-cell office:value-type="string" table:style-name="ce11">
            <text:p>48.567</text:p>
          </table:table-cell>
          <table:table-cell office:value-type="string" table:style-name="ce11">
            <text:p>43.397</text:p>
          </table:table-cell>
          <table:table-cell office:value-type="string" table:style-name="ce11">
            <text:p>41.605</text:p>
          </table:table-cell>
          <table:table-cell office:value-type="string" table:style-name="ce11">
            <text:p>43.218</text:p>
          </table:table-cell>
          <table:table-cell office:value-type="string" table:style-name="ce11">
            <text:p>48.133</text:p>
          </table:table-cell>
          <table:table-cell office:value-type="string" table:style-name="ce11">
            <text:p>49.651</text:p>
          </table:table-cell>
          <table:table-cell office:value-type="string" table:style-name="ce11">
            <text:p>51.864</text:p>
          </table:table-cell>
          <table:table-cell office:value-type="string" table:style-name="ce11">
            <text:p>52.408</text:p>
          </table:table-cell>
          <table:table-cell office:value-type="string" table:style-name="ce11">
            <text:p>52.701</text:p>
          </table:table-cell>
          <table:table-cell office:value-type="string" table:style-name="ce11">
            <text:p>52.747</text:p>
          </table:table-cell>
          <table:table-cell office:value-type="string" table:style-name="ce11">
            <text:p>53.946</text:p>
          </table:table-cell>
          <table:table-cell office:value-type="string" table:style-name="ce11">
            <text:p>52.01</text:p>
          </table:table-cell>
          <table:table-cell office:value-type="string" table:style-name="ce11">
            <text:p>51.975</text:p>
          </table:table-cell>
          <table:table-cell table:number-columns-repeated="16367"/>
        </table:table-row>
        <table:table-row table:style-name="ro12">
          <table:table-cell office:value-type="string" table:style-name="ce4">
            <text:p>B23</text:p>
          </table:table-cell>
          <table:table-cell office:value-type="string" table:style-name="ce4">
            <text:p>B23. There are opportunities for me to develop my career in [my organisation] (% strongly agree or agree)</text:p>
          </table:table-cell>
          <table:table-cell office:value-type="string" table:style-name="ce4">
            <text:p>Learning and development</text:p>
          </table:table-cell>
          <table:table-cell table:style-name="ce4"/>
          <table:table-cell office:value-type="string" table:style-name="ce11">
            <text:p>37.532</text:p>
          </table:table-cell>
          <table:table-cell office:value-type="string" table:style-name="ce11">
            <text:p>26.216</text:p>
          </table:table-cell>
          <table:table-cell office:value-type="string" table:style-name="ce11">
            <text:p>26.842</text:p>
          </table:table-cell>
          <table:table-cell office:value-type="string" table:style-name="ce11">
            <text:p>33.255</text:p>
          </table:table-cell>
          <table:table-cell office:value-type="string" table:style-name="ce11">
            <text:p>38.836</text:p>
          </table:table-cell>
          <table:table-cell office:value-type="string" table:style-name="ce11">
            <text:p>42.776</text:p>
          </table:table-cell>
          <table:table-cell office:value-type="string" table:style-name="ce11">
            <text:p>46.368</text:p>
          </table:table-cell>
          <table:table-cell office:value-type="string" table:style-name="ce11">
            <text:p>50.147</text:p>
          </table:table-cell>
          <table:table-cell office:value-type="string" table:style-name="ce11">
            <text:p>51.772</text:p>
          </table:table-cell>
          <table:table-cell office:value-type="string" table:style-name="ce11">
            <text:p>53.253</text:p>
          </table:table-cell>
          <table:table-cell office:value-type="string" table:style-name="ce11">
            <text:p>54.453</text:p>
          </table:table-cell>
          <table:table-cell office:value-type="string" table:style-name="ce11">
            <text:p>57.474</text:p>
          </table:table-cell>
          <table:table-cell office:value-type="string" table:style-name="ce11">
            <text:p>59.186</text:p>
          </table:table-cell>
          <table:table-cell table:number-columns-repeated="16367"/>
        </table:table-row>
        <table:table-row table:style-name="ro4">
          <table:table-cell office:value-type="string" table:style-name="ce4">
            <text:p>B24</text:p>
          </table:table-cell>
          <table:table-cell office:value-type="string" table:style-name="ce4">
            <text:p>B24. Learning and development activities I have completed while working for [my organisation] are helping me to develop my career (% strongly agree or agree)</text:p>
          </table:table-cell>
          <table:table-cell office:value-type="string" table:style-name="ce4">
            <text:p>Learning and development</text:p>
          </table:table-cell>
          <table:table-cell table:style-name="ce4"/>
          <table:table-cell office:value-type="string" table:style-name="ce11">
            <text:p>37.918</text:p>
          </table:table-cell>
          <table:table-cell office:value-type="string" table:style-name="ce11">
            <text:p>33.294</text:p>
          </table:table-cell>
          <table:table-cell office:value-type="string" table:style-name="ce11">
            <text:p>33.233</text:p>
          </table:table-cell>
          <table:table-cell office:value-type="string" table:style-name="ce11">
            <text:p>35.78</text:p>
          </table:table-cell>
          <table:table-cell office:value-type="string" table:style-name="ce11">
            <text:p>39.603</text:p>
          </table:table-cell>
          <table:table-cell office:value-type="string" table:style-name="ce11">
            <text:p>41.58</text:p>
          </table:table-cell>
          <table:table-cell office:value-type="string" table:style-name="ce11">
            <text:p>43.408</text:p>
          </table:table-cell>
          <table:table-cell office:value-type="string" table:style-name="ce11">
            <text:p>45.594</text:p>
          </table:table-cell>
          <table:table-cell office:value-type="string" table:style-name="ce11">
            <text:p>46.626</text:p>
          </table:table-cell>
          <table:table-cell office:value-type="string" table:style-name="ce11">
            <text:p>47.308</text:p>
          </table:table-cell>
          <table:table-cell office:value-type="string" table:style-name="ce11">
            <text:p>48.766</text:p>
          </table:table-cell>
          <table:table-cell office:value-type="string" table:style-name="ce11">
            <text:p>49.966</text:p>
          </table:table-cell>
          <table:table-cell office:value-type="string" table:style-name="ce11">
            <text:p>50.437</text:p>
          </table:table-cell>
          <table:table-cell table:number-columns-repeated="16367"/>
        </table:table-row>
        <table:table-row table:style-name="ro9">
          <table:table-cell office:value-type="string" table:style-name="ce4">
            <text:p>B25</text:p>
          </table:table-cell>
          <table:table-cell office:value-type="string" table:style-name="ce4">
            <text:p>B25. I am treated fairly at work (% strongly agree or agree)</text:p>
          </table:table-cell>
          <table:table-cell office:value-type="string" table:style-name="ce4">
            <text:p>Inclusion and fair treatment</text:p>
          </table:table-cell>
          <table:table-cell table:style-name="ce4"/>
          <table:table-cell office:value-type="string" table:style-name="ce11">
            <text:p>75.524</text:p>
          </table:table-cell>
          <table:table-cell office:value-type="string" table:style-name="ce11">
            <text:p>74.309</text:p>
          </table:table-cell>
          <table:table-cell office:value-type="string" table:style-name="ce11">
            <text:p>73.829</text:p>
          </table:table-cell>
          <table:table-cell office:value-type="string" table:style-name="ce11">
            <text:p>74.735</text:p>
          </table:table-cell>
          <table:table-cell office:value-type="string" table:style-name="ce11">
            <text:p>76.308</text:p>
          </table:table-cell>
          <table:table-cell office:value-type="string" table:style-name="ce11">
            <text:p>76.166</text:p>
          </table:table-cell>
          <table:table-cell office:value-type="string" table:style-name="ce11">
            <text:p>76.526</text:p>
          </table:table-cell>
          <table:table-cell office:value-type="string" table:style-name="ce11">
            <text:p>77.427</text:p>
          </table:table-cell>
          <table:table-cell office:value-type="string" table:style-name="ce11">
            <text:p>78.705</text:p>
          </table:table-cell>
          <table:table-cell office:value-type="string" table:style-name="ce11">
            <text:p>78.859</text:p>
          </table:table-cell>
          <table:table-cell office:value-type="string" table:style-name="ce11">
            <text:p>79.676</text:p>
          </table:table-cell>
          <table:table-cell office:value-type="string" table:style-name="ce11">
            <text:p>81.596</text:p>
          </table:table-cell>
          <table:table-cell office:value-type="string" table:style-name="ce11">
            <text:p>82.44</text:p>
          </table:table-cell>
          <table:table-cell table:number-columns-repeated="16367"/>
        </table:table-row>
        <table:table-row table:style-name="ro3">
          <table:table-cell office:value-type="string" table:style-name="ce4">
            <text:p>B26</text:p>
          </table:table-cell>
          <table:table-cell office:value-type="string" table:style-name="ce4">
            <text:p>B26. I am treated with respect by the people I work with (% strongly agree or agree)</text:p>
          </table:table-cell>
          <table:table-cell office:value-type="string" table:style-name="ce4">
            <text:p>Inclusion and fair treatment</text:p>
          </table:table-cell>
          <table:table-cell table:style-name="ce4"/>
          <table:table-cell office:value-type="string" table:style-name="ce11">
            <text:p>82.832</text:p>
          </table:table-cell>
          <table:table-cell office:value-type="string" table:style-name="ce11">
            <text:p>82.194</text:p>
          </table:table-cell>
          <table:table-cell office:value-type="string" table:style-name="ce11">
            <text:p>81.679</text:p>
          </table:table-cell>
          <table:table-cell office:value-type="string" table:style-name="ce11">
            <text:p>82.171</text:p>
          </table:table-cell>
          <table:table-cell office:value-type="string" table:style-name="ce11">
            <text:p>83.527</text:p>
          </table:table-cell>
          <table:table-cell office:value-type="string" table:style-name="ce11">
            <text:p>83.639</text:p>
          </table:table-cell>
          <table:table-cell office:value-type="string" table:style-name="ce11">
            <text:p>84.654</text:p>
          </table:table-cell>
          <table:table-cell office:value-type="string" table:style-name="ce11">
            <text:p>84.968</text:p>
          </table:table-cell>
          <table:table-cell office:value-type="string" table:style-name="ce11">
            <text:p>85.442</text:p>
          </table:table-cell>
          <table:table-cell office:value-type="string" table:style-name="ce11">
            <text:p>84.981</text:p>
          </table:table-cell>
          <table:table-cell office:value-type="string" table:style-name="ce11">
            <text:p>85.139</text:p>
          </table:table-cell>
          <table:table-cell office:value-type="string" table:style-name="ce11">
            <text:p>87.158</text:p>
          </table:table-cell>
          <table:table-cell office:value-type="string" table:style-name="ce11">
            <text:p>87.763</text:p>
          </table:table-cell>
          <table:table-cell table:number-columns-repeated="16367"/>
        </table:table-row>
        <table:table-row table:style-name="ro9">
          <table:table-cell office:value-type="string" table:style-name="ce4">
            <text:p>B27</text:p>
          </table:table-cell>
          <table:table-cell office:value-type="string" table:style-name="ce4">
            <text:p>B27. I feel valued for the work I do (% strongly agree or agree)</text:p>
          </table:table-cell>
          <table:table-cell office:value-type="string" table:style-name="ce4">
            <text:p>Inclusion and fair treatment</text:p>
          </table:table-cell>
          <table:table-cell table:style-name="ce4"/>
          <table:table-cell office:value-type="string" table:style-name="ce11">
            <text:p>54.464</text:p>
          </table:table-cell>
          <table:table-cell office:value-type="string" table:style-name="ce11">
            <text:p>52.68</text:p>
          </table:table-cell>
          <table:table-cell office:value-type="string" table:style-name="ce11">
            <text:p>53.366</text:p>
          </table:table-cell>
          <table:table-cell office:value-type="string" table:style-name="ce11">
            <text:p>54.958</text:p>
          </table:table-cell>
          <table:table-cell office:value-type="string" table:style-name="ce11">
            <text:p>59.778</text:p>
          </table:table-cell>
          <table:table-cell office:value-type="string" table:style-name="ce11">
            <text:p>59.889</text:p>
          </table:table-cell>
          <table:table-cell office:value-type="string" table:style-name="ce11">
            <text:p>60.732</text:p>
          </table:table-cell>
          <table:table-cell office:value-type="string" table:style-name="ce11">
            <text:p>62.511</text:p>
          </table:table-cell>
          <table:table-cell office:value-type="string" table:style-name="ce11">
            <text:p>64.372</text:p>
          </table:table-cell>
          <table:table-cell office:value-type="string" table:style-name="ce11">
            <text:p>64.881</text:p>
          </table:table-cell>
          <table:table-cell office:value-type="string" table:style-name="ce11">
            <text:p>66.374</text:p>
          </table:table-cell>
          <table:table-cell office:value-type="string" table:style-name="ce11">
            <text:p>70.29</text:p>
          </table:table-cell>
          <table:table-cell office:value-type="string" table:style-name="ce11">
            <text:p>70.033</text:p>
          </table:table-cell>
          <table:table-cell table:number-columns-repeated="16367"/>
        </table:table-row>
        <table:table-row table:style-name="ro4">
          <table:table-cell office:value-type="string" table:style-name="ce4">
            <text:p>B28</text:p>
          </table:table-cell>
          <table:table-cell office:value-type="string" table:style-name="ce4">
            <text:p>B28. I think that [my organisation] respects individual differences (e.g. cultures, working styles, backgrounds, ideas, etc.) (% strongly agree or agree)</text:p>
          </table:table-cell>
          <table:table-cell office:value-type="string" table:style-name="ce4">
            <text:p>Inclusion and fair treatment</text:p>
          </table:table-cell>
          <table:table-cell table:style-name="ce4"/>
          <table:table-cell office:value-type="string" table:style-name="ce11">
            <text:p>66.966</text:p>
          </table:table-cell>
          <table:table-cell office:value-type="string" table:style-name="ce11">
            <text:p>66.898</text:p>
          </table:table-cell>
          <table:table-cell office:value-type="string" table:style-name="ce11">
            <text:p>65.555</text:p>
          </table:table-cell>
          <table:table-cell office:value-type="string" table:style-name="ce11">
            <text:p>68.056</text:p>
          </table:table-cell>
          <table:table-cell office:value-type="string" table:style-name="ce11">
            <text:p>70.197</text:p>
          </table:table-cell>
          <table:table-cell office:value-type="string" table:style-name="ce11">
            <text:p>70.128</text:p>
          </table:table-cell>
          <table:table-cell office:value-type="string" table:style-name="ce11">
            <text:p>70.619</text:p>
          </table:table-cell>
          <table:table-cell office:value-type="string" table:style-name="ce11">
            <text:p>72.069</text:p>
          </table:table-cell>
          <table:table-cell office:value-type="string" table:style-name="ce11">
            <text:p>73.835</text:p>
          </table:table-cell>
          <table:table-cell office:value-type="string" table:style-name="ce11">
            <text:p>74.706</text:p>
          </table:table-cell>
          <table:table-cell office:value-type="string" table:style-name="ce11">
            <text:p>76.053</text:p>
          </table:table-cell>
          <table:table-cell office:value-type="string" table:style-name="ce11">
            <text:p>77.688</text:p>
          </table:table-cell>
          <table:table-cell office:value-type="string" table:style-name="ce11">
            <text:p>78.04</text:p>
          </table:table-cell>
          <table:table-cell table:number-columns-repeated="16367"/>
        </table:table-row>
        <table:table-row table:style-name="ro3">
          <table:table-cell office:value-type="string" table:style-name="ce4">
            <text:p>B29</text:p>
          </table:table-cell>
          <table:table-cell office:value-type="string" table:style-name="ce4">
            <text:p>B29. I get the information I need to do my job well (% strongly agree or agree)</text:p>
          </table:table-cell>
          <table:table-cell office:value-type="string" table:style-name="ce4">
            <text:p>Resources and workload</text:p>
          </table:table-cell>
          <table:table-cell table:style-name="ce4"/>
          <table:table-cell office:value-type="string" table:style-name="ce11">
            <text:p>55.444</text:p>
          </table:table-cell>
          <table:table-cell office:value-type="string" table:style-name="ce11">
            <text:p>60.443</text:p>
          </table:table-cell>
          <table:table-cell office:value-type="string" table:style-name="ce11">
            <text:p>60.948</text:p>
          </table:table-cell>
          <table:table-cell office:value-type="string" table:style-name="ce11">
            <text:p>61.713</text:p>
          </table:table-cell>
          <table:table-cell office:value-type="string" table:style-name="ce11">
            <text:p>65.733</text:p>
          </table:table-cell>
          <table:table-cell office:value-type="string" table:style-name="ce11">
            <text:p>64.179</text:p>
          </table:table-cell>
          <table:table-cell office:value-type="string" table:style-name="ce11">
            <text:p>64.793</text:p>
          </table:table-cell>
          <table:table-cell office:value-type="string" table:style-name="ce11">
            <text:p>65.604</text:p>
          </table:table-cell>
          <table:table-cell office:value-type="string" table:style-name="ce11">
            <text:p>66.48</text:p>
          </table:table-cell>
          <table:table-cell office:value-type="string" table:style-name="ce11">
            <text:p>66.895</text:p>
          </table:table-cell>
          <table:table-cell office:value-type="string" table:style-name="ce11">
            <text:p>67.996</text:p>
          </table:table-cell>
          <table:table-cell office:value-type="string" table:style-name="ce11">
            <text:p>70.101</text:p>
          </table:table-cell>
          <table:table-cell office:value-type="string" table:style-name="ce11">
            <text:p>68.392</text:p>
          </table:table-cell>
          <table:table-cell table:number-columns-repeated="16367"/>
        </table:table-row>
        <table:table-row table:style-name="ro3">
          <table:table-cell office:value-type="string" table:style-name="ce4">
            <text:p>B30</text:p>
          </table:table-cell>
          <table:table-cell office:value-type="string" table:style-name="ce4">
            <text:p>B30. I have clear work objectives (% strongly agree or agree)</text:p>
          </table:table-cell>
          <table:table-cell office:value-type="string" table:style-name="ce4">
            <text:p>Resources and workload</text:p>
          </table:table-cell>
          <table:table-cell table:style-name="ce4"/>
          <table:table-cell office:value-type="string" table:style-name="ce11">
            <text:p>68.889</text:p>
          </table:table-cell>
          <table:table-cell office:value-type="string" table:style-name="ce11">
            <text:p>71.449</text:p>
          </table:table-cell>
          <table:table-cell office:value-type="string" table:style-name="ce11">
            <text:p>71.577</text:p>
          </table:table-cell>
          <table:table-cell office:value-type="string" table:style-name="ce11">
            <text:p>72.543</text:p>
          </table:table-cell>
          <table:table-cell office:value-type="string" table:style-name="ce11">
            <text:p>74.845</text:p>
          </table:table-cell>
          <table:table-cell office:value-type="string" table:style-name="ce11">
            <text:p>73.628</text:p>
          </table:table-cell>
          <table:table-cell office:value-type="string" table:style-name="ce11">
            <text:p>74.766</text:p>
          </table:table-cell>
          <table:table-cell office:value-type="string" table:style-name="ce11">
            <text:p>75.076</text:p>
          </table:table-cell>
          <table:table-cell office:value-type="string" table:style-name="ce11">
            <text:p>75.363</text:p>
          </table:table-cell>
          <table:table-cell office:value-type="string" table:style-name="ce11">
            <text:p>75.122</text:p>
          </table:table-cell>
          <table:table-cell office:value-type="string" table:style-name="ce11">
            <text:p>75.011</text:p>
          </table:table-cell>
          <table:table-cell office:value-type="string" table:style-name="ce11">
            <text:p>77.601</text:p>
          </table:table-cell>
          <table:table-cell office:value-type="string" table:style-name="ce11">
            <text:p>76.791</text:p>
          </table:table-cell>
          <table:table-cell table:number-columns-repeated="16367"/>
        </table:table-row>
        <table:table-row table:style-name="ro3">
          <table:table-cell office:value-type="string" table:style-name="ce4">
            <text:p>B31</text:p>
          </table:table-cell>
          <table:table-cell office:value-type="string" table:style-name="ce4">
            <text:p>B31. I have the skills I need to do my job effectively (% strongly agree or agree)</text:p>
          </table:table-cell>
          <table:table-cell office:value-type="string" table:style-name="ce4">
            <text:p>Resources and workload</text:p>
          </table:table-cell>
          <table:table-cell table:style-name="ce4"/>
          <table:table-cell office:value-type="string" table:style-name="ce11">
            <text:p>82.713</text:p>
          </table:table-cell>
          <table:table-cell office:value-type="string" table:style-name="ce11">
            <text:p>83.347</text:p>
          </table:table-cell>
          <table:table-cell office:value-type="string" table:style-name="ce11">
            <text:p>83.635</text:p>
          </table:table-cell>
          <table:table-cell office:value-type="string" table:style-name="ce11">
            <text:p>83.444</text:p>
          </table:table-cell>
          <table:table-cell office:value-type="string" table:style-name="ce11">
            <text:p>85.192</text:p>
          </table:table-cell>
          <table:table-cell office:value-type="string" table:style-name="ce11">
            <text:p>84.521</text:p>
          </table:table-cell>
          <table:table-cell office:value-type="string" table:style-name="ce11">
            <text:p>83.925</text:p>
          </table:table-cell>
          <table:table-cell office:value-type="string" table:style-name="ce11">
            <text:p>84.552</text:p>
          </table:table-cell>
          <table:table-cell office:value-type="string" table:style-name="ce11">
            <text:p>85.174</text:p>
          </table:table-cell>
          <table:table-cell office:value-type="string" table:style-name="ce11">
            <text:p>85.518</text:p>
          </table:table-cell>
          <table:table-cell office:value-type="string" table:style-name="ce11">
            <text:p>86.125</text:p>
          </table:table-cell>
          <table:table-cell office:value-type="string" table:style-name="ce11">
            <text:p>87.224</text:p>
          </table:table-cell>
          <table:table-cell office:value-type="string" table:style-name="ce11">
            <text:p>86.674</text:p>
          </table:table-cell>
          <table:table-cell table:number-columns-repeated="16367"/>
        </table:table-row>
        <table:table-row table:style-name="ro3">
          <table:table-cell office:value-type="string" table:style-name="ce4">
            <text:p>B32</text:p>
          </table:table-cell>
          <table:table-cell office:value-type="string" table:style-name="ce4">
            <text:p>B32. I have the tools I need to do my job effectively (% strongly agree or agree)</text:p>
          </table:table-cell>
          <table:table-cell office:value-type="string" table:style-name="ce4">
            <text:p>Resources and workload</text:p>
          </table:table-cell>
          <table:table-cell table:style-name="ce4"/>
          <table:table-cell office:value-type="string" table:style-name="ce11">
            <text:p>63.634</text:p>
          </table:table-cell>
          <table:table-cell office:value-type="string" table:style-name="ce11">
            <text:p>64.397</text:p>
          </table:table-cell>
          <table:table-cell office:value-type="string" table:style-name="ce11">
            <text:p>63.961</text:p>
          </table:table-cell>
          <table:table-cell office:value-type="string" table:style-name="ce11">
            <text:p>63.371</text:p>
          </table:table-cell>
          <table:table-cell office:value-type="string" table:style-name="ce11">
            <text:p>64.422</text:p>
          </table:table-cell>
          <table:table-cell office:value-type="string" table:style-name="ce11">
            <text:p>62.172</text:p>
          </table:table-cell>
          <table:table-cell office:value-type="string" table:style-name="ce11">
            <text:p>62.431</text:p>
          </table:table-cell>
          <table:table-cell office:value-type="string" table:style-name="ce11">
            <text:p>63.119</text:p>
          </table:table-cell>
          <table:table-cell office:value-type="string" table:style-name="ce11">
            <text:p>63.569</text:p>
          </table:table-cell>
          <table:table-cell office:value-type="string" table:style-name="ce11">
            <text:p>65.277</text:p>
          </table:table-cell>
          <table:table-cell office:value-type="string" table:style-name="ce11">
            <text:p>68.023</text:p>
          </table:table-cell>
          <table:table-cell office:value-type="string" table:style-name="ce11">
            <text:p>72.42</text:p>
          </table:table-cell>
          <table:table-cell office:value-type="string" table:style-name="ce11">
            <text:p>71.382</text:p>
          </table:table-cell>
          <table:table-cell table:number-columns-repeated="16367"/>
        </table:table-row>
        <table:table-row table:style-name="ro3">
          <table:table-cell office:value-type="string" table:style-name="ce4">
            <text:p>B33</text:p>
          </table:table-cell>
          <table:table-cell office:value-type="string" table:style-name="ce4">
            <text:p>B33. I have an acceptable workload (% strongly agree or agree)</text:p>
          </table:table-cell>
          <table:table-cell office:value-type="string" table:style-name="ce4">
            <text:p>Resources and workload</text:p>
          </table:table-cell>
          <table:table-cell table:style-name="ce4"/>
          <table:table-cell office:value-type="string" table:style-name="ce11">
            <text:p>58.379</text:p>
          </table:table-cell>
          <table:table-cell office:value-type="string" table:style-name="ce11">
            <text:p>58.186</text:p>
          </table:table-cell>
          <table:table-cell office:value-type="string" table:style-name="ce11">
            <text:p>57.451</text:p>
          </table:table-cell>
          <table:table-cell office:value-type="string" table:style-name="ce11">
            <text:p>57.936</text:p>
          </table:table-cell>
          <table:table-cell office:value-type="string" table:style-name="ce11">
            <text:p>59.046</text:p>
          </table:table-cell>
          <table:table-cell office:value-type="string" table:style-name="ce11">
            <text:p>57.36</text:p>
          </table:table-cell>
          <table:table-cell office:value-type="string" table:style-name="ce11">
            <text:p>57.999</text:p>
          </table:table-cell>
          <table:table-cell office:value-type="string" table:style-name="ce11">
            <text:p>59.484</text:p>
          </table:table-cell>
          <table:table-cell office:value-type="string" table:style-name="ce11">
            <text:p>61.491</text:p>
          </table:table-cell>
          <table:table-cell office:value-type="string" table:style-name="ce11">
            <text:p>61.664</text:p>
          </table:table-cell>
          <table:table-cell office:value-type="string" table:style-name="ce11">
            <text:p>63.355</text:p>
          </table:table-cell>
          <table:table-cell office:value-type="string" table:style-name="ce11">
            <text:p>64.009</text:p>
          </table:table-cell>
          <table:table-cell office:value-type="string" table:style-name="ce11">
            <text:p>62.621</text:p>
          </table:table-cell>
          <table:table-cell table:number-columns-repeated="16367"/>
        </table:table-row>
        <table:table-row table:style-name="ro12">
          <table:table-cell office:value-type="string" table:style-name="ce4">
            <text:p>B34</text:p>
          </table:table-cell>
          <table:table-cell office:value-type="string" table:style-name="ce4">
            <text:p>B34. I achieve a good balance between my work life and my private life (% strongly agree or agree)</text:p>
          </table:table-cell>
          <table:table-cell office:value-type="string" table:style-name="ce4">
            <text:p>Resources and workload</text:p>
          </table:table-cell>
          <table:table-cell table:style-name="ce4"/>
          <table:table-cell office:value-type="string" table:style-name="ce11">
            <text:p>66.21</text:p>
          </table:table-cell>
          <table:table-cell office:value-type="string" table:style-name="ce11">
            <text:p>66.615</text:p>
          </table:table-cell>
          <table:table-cell office:value-type="string" table:style-name="ce11">
            <text:p>65.214</text:p>
          </table:table-cell>
          <table:table-cell office:value-type="string" table:style-name="ce11">
            <text:p>65.966</text:p>
          </table:table-cell>
          <table:table-cell office:value-type="string" table:style-name="ce11">
            <text:p>66.169</text:p>
          </table:table-cell>
          <table:table-cell office:value-type="string" table:style-name="ce11">
            <text:p>64.776</text:p>
          </table:table-cell>
          <table:table-cell office:value-type="string" table:style-name="ce11">
            <text:p>65.364</text:p>
          </table:table-cell>
          <table:table-cell office:value-type="string" table:style-name="ce11">
            <text:p>66.717</text:p>
          </table:table-cell>
          <table:table-cell office:value-type="string" table:style-name="ce11">
            <text:p>68.407</text:p>
          </table:table-cell>
          <table:table-cell office:value-type="string" table:style-name="ce11">
            <text:p>68.931</text:p>
          </table:table-cell>
          <table:table-cell office:value-type="string" table:style-name="ce11">
            <text:p>70.311</text:p>
          </table:table-cell>
          <table:table-cell office:value-type="string" table:style-name="ce11">
            <text:p>71.219</text:p>
          </table:table-cell>
          <table:table-cell office:value-type="string" table:style-name="ce11">
            <text:p>71.087</text:p>
          </table:table-cell>
          <table:table-cell table:number-columns-repeated="16367"/>
        </table:table-row>
        <table:table-row table:style-name="ro12">
          <table:table-cell office:value-type="string" table:style-name="ce4">
            <text:p>B35</text:p>
          </table:table-cell>
          <table:table-cell office:value-type="string" table:style-name="ce4">
            <text:p>B35. I feel that my pay adequately reflects my performance (% strongly agree or agree)</text:p>
          </table:table-cell>
          <table:table-cell office:value-type="string" table:style-name="ce4">
            <text:p>Pay and benefits</text:p>
          </table:table-cell>
          <table:table-cell table:style-name="ce4"/>
          <table:table-cell office:value-type="string" table:style-name="ce11">
            <text:p>31.558</text:p>
          </table:table-cell>
          <table:table-cell office:value-type="string" table:style-name="ce11">
            <text:p>30.531</text:p>
          </table:table-cell>
          <table:table-cell office:value-type="string" table:style-name="ce11">
            <text:p>27.934</text:p>
          </table:table-cell>
          <table:table-cell office:value-type="string" table:style-name="ce11">
            <text:p>26.997</text:p>
          </table:table-cell>
          <table:table-cell office:value-type="string" table:style-name="ce11">
            <text:p>29.004</text:p>
          </table:table-cell>
          <table:table-cell office:value-type="string" table:style-name="ce11">
            <text:p>27.07</text:p>
          </table:table-cell>
          <table:table-cell office:value-type="string" table:style-name="ce11">
            <text:p>27.041</text:p>
          </table:table-cell>
          <table:table-cell office:value-type="string" table:style-name="ce11">
            <text:p>31.152</text:p>
          </table:table-cell>
          <table:table-cell office:value-type="string" table:style-name="ce11">
            <text:p>29.002</text:p>
          </table:table-cell>
          <table:table-cell office:value-type="string" table:style-name="ce11">
            <text:p>29.538</text:p>
          </table:table-cell>
          <table:table-cell office:value-type="string" table:style-name="ce11">
            <text:p>30.844</text:p>
          </table:table-cell>
          <table:table-cell office:value-type="string" table:style-name="ce11">
            <text:p>36.169</text:p>
          </table:table-cell>
          <table:table-cell office:value-type="string" table:style-name="ce11">
            <text:p>37.377</text:p>
          </table:table-cell>
          <table:table-cell table:number-columns-repeated="16367"/>
        </table:table-row>
        <table:table-row table:style-name="ro3">
          <table:table-cell office:value-type="string" table:style-name="ce4">
            <text:p>B36</text:p>
          </table:table-cell>
          <table:table-cell office:value-type="string" table:style-name="ce4">
            <text:p>B36. I am satisfied with the total benefits package (% strongly agree or agree)</text:p>
          </table:table-cell>
          <table:table-cell office:value-type="string" table:style-name="ce4">
            <text:p>Pay and benefits</text:p>
          </table:table-cell>
          <table:table-cell table:style-name="ce4"/>
          <table:table-cell office:value-type="string" table:style-name="ce11">
            <text:p>36.115</text:p>
          </table:table-cell>
          <table:table-cell office:value-type="string" table:style-name="ce11">
            <text:p>32.356</text:p>
          </table:table-cell>
          <table:table-cell office:value-type="string" table:style-name="ce11">
            <text:p>28.924</text:p>
          </table:table-cell>
          <table:table-cell office:value-type="string" table:style-name="ce11">
            <text:p>29.534</text:p>
          </table:table-cell>
          <table:table-cell office:value-type="string" table:style-name="ce11">
            <text:p>32.521</text:p>
          </table:table-cell>
          <table:table-cell office:value-type="string" table:style-name="ce11">
            <text:p>30.646</text:p>
          </table:table-cell>
          <table:table-cell office:value-type="string" table:style-name="ce11">
            <text:p>30.954</text:p>
          </table:table-cell>
          <table:table-cell office:value-type="string" table:style-name="ce11">
            <text:p>33.31</text:p>
          </table:table-cell>
          <table:table-cell office:value-type="string" table:style-name="ce11">
            <text:p>33.183</text:p>
          </table:table-cell>
          <table:table-cell office:value-type="string" table:style-name="ce11">
            <text:p>34.078</text:p>
          </table:table-cell>
          <table:table-cell office:value-type="string" table:style-name="ce11">
            <text:p>35.842</text:p>
          </table:table-cell>
          <table:table-cell office:value-type="string" table:style-name="ce11">
            <text:p>42.631</text:p>
          </table:table-cell>
          <table:table-cell office:value-type="string" table:style-name="ce11">
            <text:p>43.144</text:p>
          </table:table-cell>
          <table:table-cell table:number-columns-repeated="16367"/>
        </table:table-row>
        <table:table-row table:style-name="ro13">
          <table:table-cell office:value-type="string" table:style-name="ce4">
            <text:p>B37</text:p>
          </table:table-cell>
          <table:table-cell office:value-type="string" table:style-name="ce4">
            <text:p>B37. Compared to people doing a similar job in other organisations I feel my pay is reasonable (% strongly agree or agree)</text:p>
          </table:table-cell>
          <table:table-cell office:value-type="string" table:style-name="ce4">
            <text:p>Pay and benefits</text:p>
          </table:table-cell>
          <table:table-cell table:style-name="ce4"/>
          <table:table-cell office:value-type="string" table:style-name="ce11">
            <text:p>28.547</text:p>
          </table:table-cell>
          <table:table-cell office:value-type="string" table:style-name="ce11">
            <text:p>27.018</text:p>
          </table:table-cell>
          <table:table-cell office:value-type="string" table:style-name="ce11">
            <text:p>25.371</text:p>
          </table:table-cell>
          <table:table-cell office:value-type="string" table:style-name="ce11">
            <text:p>24.308</text:p>
          </table:table-cell>
          <table:table-cell office:value-type="string" table:style-name="ce11">
            <text:p>26.463</text:p>
          </table:table-cell>
          <table:table-cell office:value-type="string" table:style-name="ce11">
            <text:p>24.444</text:p>
          </table:table-cell>
          <table:table-cell office:value-type="string" table:style-name="ce11">
            <text:p>24.089</text:p>
          </table:table-cell>
          <table:table-cell office:value-type="string" table:style-name="ce11">
            <text:p>27.42</text:p>
          </table:table-cell>
          <table:table-cell office:value-type="string" table:style-name="ce11">
            <text:p>25.842</text:p>
          </table:table-cell>
          <table:table-cell office:value-type="string" table:style-name="ce11">
            <text:p>26.111</text:p>
          </table:table-cell>
          <table:table-cell office:value-type="string" table:style-name="ce11">
            <text:p>26.911</text:p>
          </table:table-cell>
          <table:table-cell office:value-type="string" table:style-name="ce11">
            <text:p>31.093</text:p>
          </table:table-cell>
          <table:table-cell office:value-type="string" table:style-name="ce11">
            <text:p>32.14</text:p>
          </table:table-cell>
          <table:table-cell table:number-columns-repeated="16367"/>
        </table:table-row>
        <table:table-row table:style-name="ro12">
          <table:table-cell office:value-type="string" table:style-name="ce4">
            <text:p>B38</text:p>
          </table:table-cell>
          <table:table-cell office:value-type="string" table:style-name="ce4">
            <text:p>B38. [Senior managers] in [my organisation] are sufficiently visible (% strongly agree or agree)</text:p>
          </table:table-cell>
          <table:table-cell office:value-type="string" table:style-name="ce4">
            <text:p>Leadership and managing change</text:p>
          </table:table-cell>
          <table:table-cell table:style-name="ce4"/>
          <table:table-cell office:value-type="string" table:style-name="ce11">
            <text:p>31.935</text:p>
          </table:table-cell>
          <table:table-cell office:value-type="string" table:style-name="ce11">
            <text:p>32.811</text:p>
          </table:table-cell>
          <table:table-cell office:value-type="string" table:style-name="ce11">
            <text:p>33.629</text:p>
          </table:table-cell>
          <table:table-cell office:value-type="string" table:style-name="ce11">
            <text:p>37.566</text:p>
          </table:table-cell>
          <table:table-cell office:value-type="string" table:style-name="ce11">
            <text:p>42.547</text:p>
          </table:table-cell>
          <table:table-cell office:value-type="string" table:style-name="ce11">
            <text:p>43.297</text:p>
          </table:table-cell>
          <table:table-cell office:value-type="string" table:style-name="ce11">
            <text:p>45.843</text:p>
          </table:table-cell>
          <table:table-cell office:value-type="string" table:style-name="ce11">
            <text:p>48.254</text:p>
          </table:table-cell>
          <table:table-cell office:value-type="string" table:style-name="ce11">
            <text:p>54.607</text:p>
          </table:table-cell>
          <table:table-cell office:value-type="string" table:style-name="ce11">
            <text:p>54.776</text:p>
          </table:table-cell>
          <table:table-cell office:value-type="string" table:style-name="ce11">
            <text:p>56.741</text:p>
          </table:table-cell>
          <table:table-cell office:value-type="string" table:style-name="ce11">
            <text:p>68.796</text:p>
          </table:table-cell>
          <table:table-cell office:value-type="string" table:style-name="ce11">
            <text:p>66.974</text:p>
          </table:table-cell>
          <table:table-cell table:number-columns-repeated="16367"/>
        </table:table-row>
        <table:table-row table:style-name="ro13">
          <table:table-cell office:value-type="string" table:style-name="ce4">
            <text:p>B39</text:p>
          </table:table-cell>
          <table:table-cell office:value-type="string" table:style-name="ce4">
            <text:p>B39. I believe the actions of [senior managers] are consistent with [my organisation's] values (% strongly agree or agree)</text:p>
          </table:table-cell>
          <table:table-cell office:value-type="string" table:style-name="ce4">
            <text:p>Leadership and managing change</text:p>
          </table:table-cell>
          <table:table-cell table:style-name="ce4"/>
          <table:table-cell office:value-type="string" table:style-name="ce11">
            <text:p>29.72</text:p>
          </table:table-cell>
          <table:table-cell office:value-type="string" table:style-name="ce11">
            <text:p>29.734</text:p>
          </table:table-cell>
          <table:table-cell office:value-type="string" table:style-name="ce11">
            <text:p>30.305</text:p>
          </table:table-cell>
          <table:table-cell office:value-type="string" table:style-name="ce11">
            <text:p>33.504</text:p>
          </table:table-cell>
          <table:table-cell office:value-type="string" table:style-name="ce11">
            <text:p>38.831</text:p>
          </table:table-cell>
          <table:table-cell office:value-type="string" table:style-name="ce11">
            <text:p>39.537</text:p>
          </table:table-cell>
          <table:table-cell office:value-type="string" table:style-name="ce11">
            <text:p>41.744</text:p>
          </table:table-cell>
          <table:table-cell office:value-type="string" table:style-name="ce11">
            <text:p>44.335</text:p>
          </table:table-cell>
          <table:table-cell office:value-type="string" table:style-name="ce11">
            <text:p>49.29</text:p>
          </table:table-cell>
          <table:table-cell office:value-type="string" table:style-name="ce11">
            <text:p>49.484</text:p>
          </table:table-cell>
          <table:table-cell office:value-type="string" table:style-name="ce11">
            <text:p>51.617</text:p>
          </table:table-cell>
          <table:table-cell office:value-type="string" table:style-name="ce11">
            <text:p>63.394</text:p>
          </table:table-cell>
          <table:table-cell office:value-type="string" table:style-name="ce11">
            <text:p>62.52</text:p>
          </table:table-cell>
          <table:table-cell table:number-columns-repeated="16367"/>
        </table:table-row>
        <table:table-row table:style-name="ro13">
          <table:table-cell office:value-type="string" table:style-name="ce4">
            <text:p>B40</text:p>
          </table:table-cell>
          <table:table-cell office:value-type="string" table:style-name="ce4">
            <text:p>B40. I believe that [my organisation's] senior leaders have a clear vision for the future of [my organisation] (% strongly agree or agree)</text:p>
          </table:table-cell>
          <table:table-cell office:value-type="string" table:style-name="ce4">
            <text:p>Leadership and managing change</text:p>
          </table:table-cell>
          <table:table-cell table:style-name="ce4"/>
          <table:table-cell office:value-type="string" table:style-name="ce11">
            <text:p>27.666</text:p>
          </table:table-cell>
          <table:table-cell office:value-type="string" table:style-name="ce11">
            <text:p>25.229</text:p>
          </table:table-cell>
          <table:table-cell office:value-type="string" table:style-name="ce11">
            <text:p>28.185</text:p>
          </table:table-cell>
          <table:table-cell office:value-type="string" table:style-name="ce11">
            <text:p>32.057</text:p>
          </table:table-cell>
          <table:table-cell office:value-type="string" table:style-name="ce11">
            <text:p>37.169</text:p>
          </table:table-cell>
          <table:table-cell office:value-type="string" table:style-name="ce11">
            <text:p>37.857</text:p>
          </table:table-cell>
          <table:table-cell office:value-type="string" table:style-name="ce11">
            <text:p>39.448</text:p>
          </table:table-cell>
          <table:table-cell office:value-type="string" table:style-name="ce11">
            <text:p>41.285</text:p>
          </table:table-cell>
          <table:table-cell office:value-type="string" table:style-name="ce11">
            <text:p>43.05</text:p>
          </table:table-cell>
          <table:table-cell office:value-type="string" table:style-name="ce11">
            <text:p>43.174</text:p>
          </table:table-cell>
          <table:table-cell office:value-type="string" table:style-name="ce11">
            <text:p>44.494</text:p>
          </table:table-cell>
          <table:table-cell office:value-type="string" table:style-name="ce11">
            <text:p>54.417</text:p>
          </table:table-cell>
          <table:table-cell office:value-type="string" table:style-name="ce11">
            <text:p>53.678</text:p>
          </table:table-cell>
          <table:table-cell table:number-columns-repeated="16367"/>
        </table:table-row>
        <table:table-row table:style-name="ro13">
          <table:table-cell office:value-type="string" table:style-name="ce4">
            <text:p>B41</text:p>
          </table:table-cell>
          <table:table-cell office:value-type="string" table:style-name="ce4">
            <text:p>B41. Overall, I have confidence in the decisions made by [my organisation's senior managers] (% strongly agree or agree)</text:p>
          </table:table-cell>
          <table:table-cell office:value-type="string" table:style-name="ce4">
            <text:p>Leadership and managing change</text:p>
          </table:table-cell>
          <table:table-cell table:style-name="ce4"/>
          <table:table-cell office:value-type="string" table:style-name="ce11">
            <text:p>24.545</text:p>
          </table:table-cell>
          <table:table-cell office:value-type="string" table:style-name="ce11">
            <text:p>23.227</text:p>
          </table:table-cell>
          <table:table-cell office:value-type="string" table:style-name="ce11">
            <text:p>24.189</text:p>
          </table:table-cell>
          <table:table-cell office:value-type="string" table:style-name="ce11">
            <text:p>27.375</text:p>
          </table:table-cell>
          <table:table-cell office:value-type="string" table:style-name="ce11">
            <text:p>32.487</text:p>
          </table:table-cell>
          <table:table-cell office:value-type="string" table:style-name="ce11">
            <text:p>33.478</text:p>
          </table:table-cell>
          <table:table-cell office:value-type="string" table:style-name="ce11">
            <text:p>35.072</text:p>
          </table:table-cell>
          <table:table-cell office:value-type="string" table:style-name="ce11">
            <text:p>38.018</text:p>
          </table:table-cell>
          <table:table-cell office:value-type="string" table:style-name="ce11">
            <text:p>41.388</text:p>
          </table:table-cell>
          <table:table-cell office:value-type="string" table:style-name="ce11">
            <text:p>42.268</text:p>
          </table:table-cell>
          <table:table-cell office:value-type="string" table:style-name="ce11">
            <text:p>44.88</text:p>
          </table:table-cell>
          <table:table-cell office:value-type="string" table:style-name="ce11">
            <text:p>55.505</text:p>
          </table:table-cell>
          <table:table-cell office:value-type="string" table:style-name="ce11">
            <text:p>54.238</text:p>
          </table:table-cell>
          <table:table-cell table:number-columns-repeated="16367"/>
        </table:table-row>
        <table:table-row table:style-name="ro12">
          <table:table-cell office:value-type="string" table:style-name="ce4">
            <text:p>B42</text:p>
          </table:table-cell>
          <table:table-cell office:value-type="string" table:style-name="ce4">
            <text:p>B42. I feel that change is managed well in [my organisation] (% strongly agree or agree)</text:p>
          </table:table-cell>
          <table:table-cell office:value-type="string" table:style-name="ce4">
            <text:p>Leadership and managing change</text:p>
          </table:table-cell>
          <table:table-cell table:style-name="ce4"/>
          <table:table-cell office:value-type="string" table:style-name="ce11">
            <text:p>22.764</text:p>
          </table:table-cell>
          <table:table-cell office:value-type="string" table:style-name="ce11">
            <text:p>21.653</text:p>
          </table:table-cell>
          <table:table-cell office:value-type="string" table:style-name="ce11">
            <text:p>21.077</text:p>
          </table:table-cell>
          <table:table-cell office:value-type="string" table:style-name="ce11">
            <text:p>22.992</text:p>
          </table:table-cell>
          <table:table-cell office:value-type="string" table:style-name="ce11">
            <text:p>26.916</text:p>
          </table:table-cell>
          <table:table-cell office:value-type="string" table:style-name="ce11">
            <text:p>27.434</text:p>
          </table:table-cell>
          <table:table-cell office:value-type="string" table:style-name="ce11">
            <text:p>28.666</text:p>
          </table:table-cell>
          <table:table-cell office:value-type="string" table:style-name="ce11">
            <text:p>30.351</text:p>
          </table:table-cell>
          <table:table-cell office:value-type="string" table:style-name="ce11">
            <text:p>31.599</text:p>
          </table:table-cell>
          <table:table-cell office:value-type="string" table:style-name="ce11">
            <text:p>31.841</text:p>
          </table:table-cell>
          <table:table-cell office:value-type="string" table:style-name="ce11">
            <text:p>33.507</text:p>
          </table:table-cell>
          <table:table-cell office:value-type="string" table:style-name="ce11">
            <text:p>40.138</text:p>
          </table:table-cell>
          <table:table-cell office:value-type="string" table:style-name="ce11">
            <text:p>37.04</text:p>
          </table:table-cell>
          <table:table-cell table:number-columns-repeated="16367"/>
        </table:table-row>
        <table:table-row table:style-name="ro12">
          <table:table-cell office:value-type="string" table:style-name="ce4">
            <text:p>B43</text:p>
          </table:table-cell>
          <table:table-cell office:value-type="string" table:style-name="ce4">
            <text:p>B43. When changes are made in [my organisation] they are usually for the better (% strongly agree or agree)</text:p>
          </table:table-cell>
          <table:table-cell office:value-type="string" table:style-name="ce4">
            <text:p>Leadership and managing change</text:p>
          </table:table-cell>
          <table:table-cell table:style-name="ce4"/>
          <table:table-cell office:value-type="string" table:style-name="ce11">
            <text:p>19.139</text:p>
          </table:table-cell>
          <table:table-cell office:value-type="string" table:style-name="ce11">
            <text:p>16.461</text:p>
          </table:table-cell>
          <table:table-cell office:value-type="string" table:style-name="ce11">
            <text:p>16.862</text:p>
          </table:table-cell>
          <table:table-cell office:value-type="string" table:style-name="ce11">
            <text:p>18.947</text:p>
          </table:table-cell>
          <table:table-cell office:value-type="string" table:style-name="ce11">
            <text:p>23.091</text:p>
          </table:table-cell>
          <table:table-cell office:value-type="string" table:style-name="ce11">
            <text:p>24.854</text:p>
          </table:table-cell>
          <table:table-cell office:value-type="string" table:style-name="ce11">
            <text:p>25.826</text:p>
          </table:table-cell>
          <table:table-cell office:value-type="string" table:style-name="ce11">
            <text:p>28.024</text:p>
          </table:table-cell>
          <table:table-cell office:value-type="string" table:style-name="ce11">
            <text:p>29.682</text:p>
          </table:table-cell>
          <table:table-cell office:value-type="string" table:style-name="ce11">
            <text:p>30.22</text:p>
          </table:table-cell>
          <table:table-cell office:value-type="string" table:style-name="ce11">
            <text:p>31.506</text:p>
          </table:table-cell>
          <table:table-cell office:value-type="string" table:style-name="ce11">
            <text:p>36.862</text:p>
          </table:table-cell>
          <table:table-cell office:value-type="string" table:style-name="ce11">
            <text:p>34.929</text:p>
          </table:table-cell>
          <table:table-cell table:number-columns-repeated="16367"/>
        </table:table-row>
        <table:table-row table:style-name="ro12">
          <table:table-cell office:value-type="string" table:style-name="ce4">
            <text:p>B44</text:p>
          </table:table-cell>
          <table:table-cell office:value-type="string" table:style-name="ce4">
            <text:p>B44. [My organisation] keeps me informed about matters that affect me (% strongly agree or agree)</text:p>
          </table:table-cell>
          <table:table-cell office:value-type="string" table:style-name="ce4">
            <text:p>Leadership and managing change</text:p>
          </table:table-cell>
          <table:table-cell table:style-name="ce4"/>
          <table:table-cell office:value-type="string" table:style-name="ce11">
            <text:p>44.922</text:p>
          </table:table-cell>
          <table:table-cell office:value-type="string" table:style-name="ce11">
            <text:p>43.477</text:p>
          </table:table-cell>
          <table:table-cell office:value-type="string" table:style-name="ce11">
            <text:p>43.984</text:p>
          </table:table-cell>
          <table:table-cell office:value-type="string" table:style-name="ce11">
            <text:p>46.737</text:p>
          </table:table-cell>
          <table:table-cell office:value-type="string" table:style-name="ce11">
            <text:p>51.662</text:p>
          </table:table-cell>
          <table:table-cell office:value-type="string" table:style-name="ce11">
            <text:p>51.222</text:p>
          </table:table-cell>
          <table:table-cell office:value-type="string" table:style-name="ce11">
            <text:p>51.181</text:p>
          </table:table-cell>
          <table:table-cell office:value-type="string" table:style-name="ce11">
            <text:p>53.721</text:p>
          </table:table-cell>
          <table:table-cell office:value-type="string" table:style-name="ce11">
            <text:p>54.727</text:p>
          </table:table-cell>
          <table:table-cell office:value-type="string" table:style-name="ce11">
            <text:p>54.673</text:p>
          </table:table-cell>
          <table:table-cell office:value-type="string" table:style-name="ce11">
            <text:p>56.621</text:p>
          </table:table-cell>
          <table:table-cell office:value-type="string" table:style-name="ce11">
            <text:p>66.071</text:p>
          </table:table-cell>
          <table:table-cell office:value-type="string" table:style-name="ce11">
            <text:p>63.327</text:p>
          </table:table-cell>
          <table:table-cell table:number-columns-repeated="16367"/>
        </table:table-row>
        <table:table-row table:style-name="ro12">
          <table:table-cell office:value-type="string" table:style-name="ce4">
            <text:p>B45</text:p>
          </table:table-cell>
          <table:table-cell office:value-type="string" table:style-name="ce4">
            <text:p>B45. I have the opportunity to contribute my views before decisions are made that affect me (% strongly agree or agree)</text:p>
          </table:table-cell>
          <table:table-cell office:value-type="string" table:style-name="ce4">
            <text:p>Leadership and managing change</text:p>
          </table:table-cell>
          <table:table-cell table:style-name="ce4"/>
          <table:table-cell office:value-type="string" table:style-name="ce11">
            <text:p>23.674</text:p>
          </table:table-cell>
          <table:table-cell office:value-type="string" table:style-name="ce11">
            <text:p>23.205</text:p>
          </table:table-cell>
          <table:table-cell office:value-type="string" table:style-name="ce11">
            <text:p>23.824</text:p>
          </table:table-cell>
          <table:table-cell office:value-type="string" table:style-name="ce11">
            <text:p>25.889</text:p>
          </table:table-cell>
          <table:table-cell office:value-type="string" table:style-name="ce11">
            <text:p>31.261</text:p>
          </table:table-cell>
          <table:table-cell office:value-type="string" table:style-name="ce11">
            <text:p>30.86</text:p>
          </table:table-cell>
          <table:table-cell office:value-type="string" table:style-name="ce11">
            <text:p>31.666</text:p>
          </table:table-cell>
          <table:table-cell office:value-type="string" table:style-name="ce11">
            <text:p>33.437</text:p>
          </table:table-cell>
          <table:table-cell office:value-type="string" table:style-name="ce11">
            <text:p>34.914</text:p>
          </table:table-cell>
          <table:table-cell office:value-type="string" table:style-name="ce11">
            <text:p>34.837</text:p>
          </table:table-cell>
          <table:table-cell office:value-type="string" table:style-name="ce11">
            <text:p>36.329</text:p>
          </table:table-cell>
          <table:table-cell office:value-type="string" table:style-name="ce11">
            <text:p>39.012</text:p>
          </table:table-cell>
          <table:table-cell office:value-type="string" table:style-name="ce11">
            <text:p>39.171</text:p>
          </table:table-cell>
          <table:table-cell table:number-columns-repeated="16367"/>
        </table:table-row>
        <table:table-row table:style-name="ro12">
          <table:table-cell office:value-type="string" table:style-name="ce4">
            <text:p>B46</text:p>
          </table:table-cell>
          <table:table-cell office:value-type="string" table:style-name="ce4">
            <text:p>B46. I think it is safe to challenge the way things are done in [my organisation] (% strongly agree or agree)</text:p>
          </table:table-cell>
          <table:table-cell office:value-type="string" table:style-name="ce4">
            <text:p>Leadership and managing change</text:p>
          </table:table-cell>
          <table:table-cell table:style-name="ce4"/>
          <table:table-cell office:value-type="string" table:style-name="ce11">
            <text:p>30.85</text:p>
          </table:table-cell>
          <table:table-cell office:value-type="string" table:style-name="ce11">
            <text:p>30.621</text:p>
          </table:table-cell>
          <table:table-cell office:value-type="string" table:style-name="ce11">
            <text:p>30.637</text:p>
          </table:table-cell>
          <table:table-cell office:value-type="string" table:style-name="ce11">
            <text:p>32.75</text:p>
          </table:table-cell>
          <table:table-cell office:value-type="string" table:style-name="ce11">
            <text:p>36.907</text:p>
          </table:table-cell>
          <table:table-cell office:value-type="string" table:style-name="ce11">
            <text:p>37.064</text:p>
          </table:table-cell>
          <table:table-cell office:value-type="string" table:style-name="ce11">
            <text:p>38.029</text:p>
          </table:table-cell>
          <table:table-cell office:value-type="string" table:style-name="ce11">
            <text:p>40.056</text:p>
          </table:table-cell>
          <table:table-cell office:value-type="string" table:style-name="ce11">
            <text:p>42.727</text:p>
          </table:table-cell>
          <table:table-cell office:value-type="string" table:style-name="ce11">
            <text:p>43.524</text:p>
          </table:table-cell>
          <table:table-cell office:value-type="string" table:style-name="ce11">
            <text:p>45.453</text:p>
          </table:table-cell>
          <table:table-cell office:value-type="string" table:style-name="ce11">
            <text:p>49.564</text:p>
          </table:table-cell>
          <table:table-cell office:value-type="string" table:style-name="ce11">
            <text:p>49.173</text:p>
          </table:table-cell>
          <table:table-cell table:number-columns-repeated="16367"/>
        </table:table-row>
        <table:table-row table:style-name="ro12">
          <table:table-cell office:value-type="string" table:style-name="ce4">
            <text:p>B47</text:p>
          </table:table-cell>
          <table:table-cell office:value-type="string" table:style-name="ce4">
            <text:p>B47. I am proud when I tell others I am part of [my organisation] (% strongly agree or agree)</text:p>
          </table:table-cell>
          <table:table-cell office:value-type="string" table:style-name="ce4">
            <text:p>Employee engagement</text:p>
          </table:table-cell>
          <table:table-cell table:style-name="ce4"/>
          <table:table-cell office:value-type="string" table:style-name="ce11">
            <text:p>41.594</text:p>
          </table:table-cell>
          <table:table-cell office:value-type="string" table:style-name="ce11">
            <text:p>40.281</text:p>
          </table:table-cell>
          <table:table-cell office:value-type="string" table:style-name="ce11">
            <text:p>41.104</text:p>
          </table:table-cell>
          <table:table-cell office:value-type="string" table:style-name="ce11">
            <text:p>42.671</text:p>
          </table:table-cell>
          <table:table-cell office:value-type="string" table:style-name="ce11">
            <text:p>48.641</text:p>
          </table:table-cell>
          <table:table-cell office:value-type="string" table:style-name="ce11">
            <text:p>49.772</text:p>
          </table:table-cell>
          <table:table-cell office:value-type="string" table:style-name="ce11">
            <text:p>50.253</text:p>
          </table:table-cell>
          <table:table-cell office:value-type="string" table:style-name="ce11">
            <text:p>53.156</text:p>
          </table:table-cell>
          <table:table-cell office:value-type="string" table:style-name="ce11">
            <text:p>55.668</text:p>
          </table:table-cell>
          <table:table-cell office:value-type="string" table:style-name="ce11">
            <text:p>56.587</text:p>
          </table:table-cell>
          <table:table-cell office:value-type="string" table:style-name="ce11">
            <text:p>58.917</text:p>
          </table:table-cell>
          <table:table-cell office:value-type="string" table:style-name="ce11">
            <text:p>63.768</text:p>
          </table:table-cell>
          <table:table-cell office:value-type="string" table:style-name="ce11">
            <text:p>62.617</text:p>
          </table:table-cell>
          <table:table-cell table:number-columns-repeated="16367"/>
        </table:table-row>
        <table:table-row table:style-name="ro12">
          <table:table-cell office:value-type="string" table:style-name="ce4">
            <text:p>B48</text:p>
          </table:table-cell>
          <table:table-cell office:value-type="string" table:style-name="ce4">
            <text:p>B48. I would recommend [my organisation] as a great place to work (% strongly agree or agree)</text:p>
          </table:table-cell>
          <table:table-cell office:value-type="string" table:style-name="ce4">
            <text:p>Employee engagement</text:p>
          </table:table-cell>
          <table:table-cell table:style-name="ce4"/>
          <table:table-cell office:value-type="string" table:style-name="ce11">
            <text:p>36.378</text:p>
          </table:table-cell>
          <table:table-cell office:value-type="string" table:style-name="ce11">
            <text:p>31.702</text:p>
          </table:table-cell>
          <table:table-cell office:value-type="string" table:style-name="ce11">
            <text:p>31.39</text:p>
          </table:table-cell>
          <table:table-cell office:value-type="string" table:style-name="ce11">
            <text:p>33.626</text:p>
          </table:table-cell>
          <table:table-cell office:value-type="string" table:style-name="ce11">
            <text:p>38.916</text:p>
          </table:table-cell>
          <table:table-cell office:value-type="string" table:style-name="ce11">
            <text:p>40.176</text:p>
          </table:table-cell>
          <table:table-cell office:value-type="string" table:style-name="ce11">
            <text:p>41.21</text:p>
          </table:table-cell>
          <table:table-cell office:value-type="string" table:style-name="ce11">
            <text:p>45.191</text:p>
          </table:table-cell>
          <table:table-cell office:value-type="string" table:style-name="ce11">
            <text:p>48.43</text:p>
          </table:table-cell>
          <table:table-cell office:value-type="string" table:style-name="ce11">
            <text:p>50.661</text:p>
          </table:table-cell>
          <table:table-cell office:value-type="string" table:style-name="ce11">
            <text:p>54.044</text:p>
          </table:table-cell>
          <table:table-cell office:value-type="string" table:style-name="ce11">
            <text:p>60.911</text:p>
          </table:table-cell>
          <table:table-cell office:value-type="string" table:style-name="ce11">
            <text:p>59.286</text:p>
          </table:table-cell>
          <table:table-cell table:number-columns-repeated="16367"/>
        </table:table-row>
        <table:table-row table:style-name="ro3">
          <table:table-cell office:value-type="string" table:style-name="ce4">
            <text:p>B49</text:p>
          </table:table-cell>
          <table:table-cell office:value-type="string" table:style-name="ce4">
            <text:p>B49. I feel a strong personal attachment to [my organisation] (% strongly agree or agree)</text:p>
          </table:table-cell>
          <table:table-cell office:value-type="string" table:style-name="ce4">
            <text:p>Employee engagement</text:p>
          </table:table-cell>
          <table:table-cell table:style-name="ce4"/>
          <table:table-cell office:value-type="string" table:style-name="ce11">
            <text:p>36.57</text:p>
          </table:table-cell>
          <table:table-cell office:value-type="string" table:style-name="ce11">
            <text:p>37.997</text:p>
          </table:table-cell>
          <table:table-cell office:value-type="string" table:style-name="ce11">
            <text:p>38.2</text:p>
          </table:table-cell>
          <table:table-cell office:value-type="string" table:style-name="ce11">
            <text:p>39.322</text:p>
          </table:table-cell>
          <table:table-cell office:value-type="string" table:style-name="ce11">
            <text:p>43.638</text:p>
          </table:table-cell>
          <table:table-cell office:value-type="string" table:style-name="ce11">
            <text:p>44.26</text:p>
          </table:table-cell>
          <table:table-cell office:value-type="string" table:style-name="ce11">
            <text:p>45.054</text:p>
          </table:table-cell>
          <table:table-cell office:value-type="string" table:style-name="ce11">
            <text:p>47.161</text:p>
          </table:table-cell>
          <table:table-cell office:value-type="string" table:style-name="ce11">
            <text:p>48.264</text:p>
          </table:table-cell>
          <table:table-cell office:value-type="string" table:style-name="ce11">
            <text:p>48.995</text:p>
          </table:table-cell>
          <table:table-cell office:value-type="string" table:style-name="ce11">
            <text:p>50.291</text:p>
          </table:table-cell>
          <table:table-cell office:value-type="string" table:style-name="ce11">
            <text:p>54.169</text:p>
          </table:table-cell>
          <table:table-cell office:value-type="string" table:style-name="ce11">
            <text:p>51.723</text:p>
          </table:table-cell>
          <table:table-cell table:number-columns-repeated="16367"/>
        </table:table-row>
        <table:table-row table:style-name="ro3">
          <table:table-cell office:value-type="string" table:style-name="ce4">
            <text:p>B50</text:p>
          </table:table-cell>
          <table:table-cell office:value-type="string" table:style-name="ce4">
            <text:p>B50. [My organisation] inspires me to do the best in my job (% strongly agree or agree)</text:p>
          </table:table-cell>
          <table:table-cell office:value-type="string" table:style-name="ce4">
            <text:p>Employee engagement</text:p>
          </table:table-cell>
          <table:table-cell table:style-name="ce4"/>
          <table:table-cell office:value-type="string" table:style-name="ce11">
            <text:p>32.473</text:p>
          </table:table-cell>
          <table:table-cell office:value-type="string" table:style-name="ce11">
            <text:p>31.272</text:p>
          </table:table-cell>
          <table:table-cell office:value-type="string" table:style-name="ce11">
            <text:p>31.165</text:p>
          </table:table-cell>
          <table:table-cell office:value-type="string" table:style-name="ce11">
            <text:p>33.129</text:p>
          </table:table-cell>
          <table:table-cell office:value-type="string" table:style-name="ce11">
            <text:p>38.728</text:p>
          </table:table-cell>
          <table:table-cell office:value-type="string" table:style-name="ce11">
            <text:p>39.201</text:p>
          </table:table-cell>
          <table:table-cell office:value-type="string" table:style-name="ce11">
            <text:p>40.79</text:p>
          </table:table-cell>
          <table:table-cell office:value-type="string" table:style-name="ce11">
            <text:p>43.552</text:p>
          </table:table-cell>
          <table:table-cell office:value-type="string" table:style-name="ce11">
            <text:p>45.676</text:p>
          </table:table-cell>
          <table:table-cell office:value-type="string" table:style-name="ce11">
            <text:p>46.473</text:p>
          </table:table-cell>
          <table:table-cell office:value-type="string" table:style-name="ce11">
            <text:p>48.759</text:p>
          </table:table-cell>
          <table:table-cell office:value-type="string" table:style-name="ce11">
            <text:p>54.783</text:p>
          </table:table-cell>
          <table:table-cell office:value-type="string" table:style-name="ce11">
            <text:p>53.527</text:p>
          </table:table-cell>
          <table:table-cell table:number-columns-repeated="16367"/>
        </table:table-row>
        <table:table-row table:style-name="ro12">
          <table:table-cell office:value-type="string" table:style-name="ce4">
            <text:p>B51</text:p>
          </table:table-cell>
          <table:table-cell office:value-type="string" table:style-name="ce4">
            <text:p>B51. [My organisation] motivates me to help it achieve its objectives (% strongly agree or agree)</text:p>
          </table:table-cell>
          <table:table-cell office:value-type="string" table:style-name="ce4">
            <text:p>Employee engagement</text:p>
          </table:table-cell>
          <table:table-cell table:style-name="ce4"/>
          <table:table-cell office:value-type="string" table:style-name="ce11">
            <text:p>29.725</text:p>
          </table:table-cell>
          <table:table-cell office:value-type="string" table:style-name="ce11">
            <text:p>28.409</text:p>
          </table:table-cell>
          <table:table-cell office:value-type="string" table:style-name="ce11">
            <text:p>28.338</text:p>
          </table:table-cell>
          <table:table-cell office:value-type="string" table:style-name="ce11">
            <text:p>30.629</text:p>
          </table:table-cell>
          <table:table-cell office:value-type="string" table:style-name="ce11">
            <text:p>36.214</text:p>
          </table:table-cell>
          <table:table-cell office:value-type="string" table:style-name="ce11">
            <text:p>36.864</text:p>
          </table:table-cell>
          <table:table-cell office:value-type="string" table:style-name="ce11">
            <text:p>38.696</text:p>
          </table:table-cell>
          <table:table-cell office:value-type="string" table:style-name="ce11">
            <text:p>41.406</text:p>
          </table:table-cell>
          <table:table-cell office:value-type="string" table:style-name="ce11">
            <text:p>43.507</text:p>
          </table:table-cell>
          <table:table-cell office:value-type="string" table:style-name="ce11">
            <text:p>44.277</text:p>
          </table:table-cell>
          <table:table-cell office:value-type="string" table:style-name="ce11">
            <text:p>46.556</text:p>
          </table:table-cell>
          <table:table-cell office:value-type="string" table:style-name="ce11">
            <text:p>51.941</text:p>
          </table:table-cell>
          <table:table-cell office:value-type="string" table:style-name="ce11">
            <text:p>50.871</text:p>
          </table:table-cell>
          <table:table-cell table:number-columns-repeated="16367"/>
        </table:table-row>
        <table:table-row table:style-name="ro13">
          <table:table-cell office:value-type="string" table:style-name="ce4">
            <text:p>B52</text:p>
          </table:table-cell>
          <table:table-cell office:value-type="string" table:style-name="ce4">
            <text:p>B52. I believe that [senior managers] in [my organisation] will take action on the results from this survey (% strongly agree or agree)</text:p>
          </table:table-cell>
          <table:table-cell office:value-type="string" table:style-name="ce4">
            <text:p>Taking action</text:p>
          </table:table-cell>
          <table:table-cell table:style-name="ce4"/>
          <table:table-cell office:value-type="string" table:style-name="ce11">
            <text:p>27.516</text:p>
          </table:table-cell>
          <table:table-cell office:value-type="string" table:style-name="ce11">
            <text:p>28.33</text:p>
          </table:table-cell>
          <table:table-cell office:value-type="string" table:style-name="ce11">
            <text:p>29.22</text:p>
          </table:table-cell>
          <table:table-cell office:value-type="string" table:style-name="ce11">
            <text:p>32.549</text:p>
          </table:table-cell>
          <table:table-cell office:value-type="string" table:style-name="ce11">
            <text:p>37.175</text:p>
          </table:table-cell>
          <table:table-cell office:value-type="string" table:style-name="ce11">
            <text:p>37.194</text:p>
          </table:table-cell>
          <table:table-cell office:value-type="string" table:style-name="ce11">
            <text:p>38.591</text:p>
          </table:table-cell>
          <table:table-cell office:value-type="string" table:style-name="ce11">
            <text:p>41.097</text:p>
          </table:table-cell>
          <table:table-cell office:value-type="string" table:style-name="ce11">
            <text:p>43.464</text:p>
          </table:table-cell>
          <table:table-cell office:value-type="string" table:style-name="ce11">
            <text:p>43.226</text:p>
          </table:table-cell>
          <table:table-cell office:value-type="string" table:style-name="ce11">
            <text:p>44.442</text:p>
          </table:table-cell>
          <table:table-cell office:value-type="string" table:style-name="ce11">
            <text:p>49.729</text:p>
          </table:table-cell>
          <table:table-cell office:value-type="string" table:style-name="ce11">
            <text:p>48.351</text:p>
          </table:table-cell>
          <table:table-cell table:number-columns-repeated="16367"/>
        </table:table-row>
        <table:table-row table:style-name="ro12">
          <table:table-cell office:value-type="string" table:style-name="ce4">
            <text:p>B53</text:p>
          </table:table-cell>
          <table:table-cell office:value-type="string" table:style-name="ce4">
            <text:p>B53. Where I work, I think effective action has been taken on the results of the last survey (% strongly agree or agree)</text:p>
          </table:table-cell>
          <table:table-cell office:value-type="string" table:style-name="ce4">
            <text:p>Taking action</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26.218</text:p>
          </table:table-cell>
          <table:table-cell office:value-type="string" table:style-name="ce11">
            <text:p>28.988</text:p>
          </table:table-cell>
          <table:table-cell office:value-type="string" table:style-name="ce11">
            <text:p>34.117</text:p>
          </table:table-cell>
          <table:table-cell office:value-type="string" table:style-name="ce11">
            <text:p>33.625</text:p>
          </table:table-cell>
          <table:table-cell office:value-type="string" table:style-name="ce11">
            <text:p>35.262</text:p>
          </table:table-cell>
          <table:table-cell office:value-type="string" table:style-name="ce11">
            <text:p>36.363</text:p>
          </table:table-cell>
          <table:table-cell office:value-type="string" table:style-name="ce11">
            <text:p>37.161</text:p>
          </table:table-cell>
          <table:table-cell office:value-type="string" table:style-name="ce11">
            <text:p>36.785</text:p>
          </table:table-cell>
          <table:table-cell office:value-type="string" table:style-name="ce11">
            <text:p>37.32</text:p>
          </table:table-cell>
          <table:table-cell office:value-type="string" table:style-name="ce11">
            <text:p>37.382</text:p>
          </table:table-cell>
          <table:table-cell office:value-type="string" table:style-name="ce11">
            <text:p>35.059</text:p>
          </table:table-cell>
          <table:table-cell table:number-columns-repeated="16367"/>
        </table:table-row>
        <table:table-row table:style-name="ro3">
          <table:table-cell office:value-type="string" table:style-name="ce4">
            <text:p>B54</text:p>
          </table:table-cell>
          <table:table-cell office:value-type="string" table:style-name="ce4">
            <text:p>B54. I am trusted to carry out my job effectively (% strongly agree or agree)</text:p>
          </table:table-cell>
          <table:table-cell office:value-type="string" table:style-name="ce4">
            <text:p>Organisational culture</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83.999</text:p>
          </table:table-cell>
          <table:table-cell office:value-type="string" table:style-name="ce11">
            <text:p>86.525</text:p>
          </table:table-cell>
          <table:table-cell office:value-type="string" table:style-name="ce11">
            <text:p>86.178</text:p>
          </table:table-cell>
          <table:table-cell office:value-type="string" table:style-name="ce11">
            <text:p>86.195</text:p>
          </table:table-cell>
          <table:table-cell office:value-type="string" table:style-name="ce11">
            <text:p>86.573</text:p>
          </table:table-cell>
          <table:table-cell office:value-type="string" table:style-name="ce11">
            <text:p>87.769</text:p>
          </table:table-cell>
          <table:table-cell office:value-type="string" table:style-name="ce11">
            <text:p>87.955</text:p>
          </table:table-cell>
          <table:table-cell office:value-type="string" table:style-name="ce11">
            <text:p>88.557</text:p>
          </table:table-cell>
          <table:table-cell office:value-type="string" table:style-name="ce11">
            <text:p>89.538</text:p>
          </table:table-cell>
          <table:table-cell office:value-type="string" table:style-name="ce11">
            <text:p>89.736</text:p>
          </table:table-cell>
          <table:table-cell table:number-columns-repeated="16367"/>
        </table:table-row>
        <table:table-row table:style-name="ro12">
          <table:table-cell office:value-type="string" table:style-name="ce4">
            <text:p>B55</text:p>
          </table:table-cell>
          <table:table-cell office:value-type="string" table:style-name="ce4">
            <text:p>B55. I believe I would be supported if I try a new idea, even if it may not work (% strongly agree or agree)</text:p>
          </table:table-cell>
          <table:table-cell office:value-type="string" table:style-name="ce4">
            <text:p>Organisational culture</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57.707</text:p>
          </table:table-cell>
          <table:table-cell office:value-type="string" table:style-name="ce11">
            <text:p>64.558</text:p>
          </table:table-cell>
          <table:table-cell office:value-type="string" table:style-name="ce11">
            <text:p>64.354</text:p>
          </table:table-cell>
          <table:table-cell office:value-type="string" table:style-name="ce11">
            <text:p>65.046</text:p>
          </table:table-cell>
          <table:table-cell office:value-type="string" table:style-name="ce11">
            <text:p>66.155</text:p>
          </table:table-cell>
          <table:table-cell office:value-type="string" table:style-name="ce11">
            <text:p>68.008</text:p>
          </table:table-cell>
          <table:table-cell office:value-type="string" table:style-name="ce11">
            <text:p>68.016</text:p>
          </table:table-cell>
          <table:table-cell office:value-type="string" table:style-name="ce11">
            <text:p>69.183</text:p>
          </table:table-cell>
          <table:table-cell office:value-type="string" table:style-name="ce11">
            <text:p>68.878</text:p>
          </table:table-cell>
          <table:table-cell office:value-type="string" table:style-name="ce11">
            <text:p>70.355</text:p>
          </table:table-cell>
          <table:table-cell table:number-columns-repeated="16367"/>
        </table:table-row>
        <table:table-row table:style-name="ro13">
          <table:table-cell office:value-type="string" table:style-name="ce4">
            <text:p>B56</text:p>
          </table:table-cell>
          <table:table-cell office:value-type="string" table:style-name="ce4">
            <text:p>B56. In [my organisation], people are encouraged to speak up when they identify a serious policy or delivery risk (% strongly agree or agree)</text:p>
          </table:table-cell>
          <table:table-cell office:value-type="string" table:style-name="ce4">
            <text:p>Organisational culture</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65.006</text:p>
          </table:table-cell>
          <table:table-cell office:value-type="string" table:style-name="ce11">
            <text:p>65.736</text:p>
          </table:table-cell>
          <table:table-cell office:value-type="string" table:style-name="ce11">
            <text:p>67.432</text:p>
          </table:table-cell>
          <table:table-cell office:value-type="string" table:style-name="ce11">
            <text:p>69.964</text:p>
          </table:table-cell>
          <table:table-cell office:value-type="string" table:style-name="ce11">
            <text:p>71.316</text:p>
          </table:table-cell>
          <table:table-cell table:number-columns-repeated="16367"/>
        </table:table-row>
        <table:table-row table:style-name="ro12">
          <table:table-cell office:value-type="string" table:style-name="ce4">
            <text:p>B57</text:p>
          </table:table-cell>
          <table:table-cell office:value-type="string" table:style-name="ce4">
            <text:p>B57. I feel able to challenge inappropriate behaviour in the workplace (% strongly agree or agree)</text:p>
          </table:table-cell>
          <table:table-cell office:value-type="string" table:style-name="ce4">
            <text:p>Organisational culture</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65.688</text:p>
          </table:table-cell>
          <table:table-cell office:value-type="string" table:style-name="ce11">
            <text:p>65.895</text:p>
          </table:table-cell>
          <table:table-cell office:value-type="string" table:style-name="ce11">
            <text:p>66.979</text:p>
          </table:table-cell>
          <table:table-cell office:value-type="string" table:style-name="ce11">
            <text:p>69.202</text:p>
          </table:table-cell>
          <table:table-cell office:value-type="string" table:style-name="ce11">
            <text:p>70.724</text:p>
          </table:table-cell>
          <table:table-cell table:number-columns-repeated="16367"/>
        </table:table-row>
        <table:table-row table:style-name="ro13">
          <table:table-cell office:value-type="string" table:style-name="ce4">
            <text:p>B58</text:p>
          </table:table-cell>
          <table:table-cell office:value-type="string" table:style-name="ce4">
            <text:p>B58. My organisation is committed to creating a diverse and inclusive workplace (% strongly agree or agree)</text:p>
          </table:table-cell>
          <table:table-cell office:value-type="string" table:style-name="ce4">
            <text:p>Organisational culture</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73.638</text:p>
          </table:table-cell>
          <table:table-cell office:value-type="string" table:style-name="ce11">
            <text:p>74.877</text:p>
          </table:table-cell>
          <table:table-cell office:value-type="string" table:style-name="ce11">
            <text:p>76.152</text:p>
          </table:table-cell>
          <table:table-cell office:value-type="string" table:style-name="ce11">
            <text:p>79.106</text:p>
          </table:table-cell>
          <table:table-cell office:value-type="string" table:style-name="ce11">
            <text:p>79.429</text:p>
          </table:table-cell>
          <table:table-cell table:number-columns-repeated="16367"/>
        </table:table-row>
        <table:table-row table:style-name="ro12">
          <table:table-cell office:value-type="string" table:style-name="ce4">
            <text:p>B59</text:p>
          </table:table-cell>
          <table:table-cell office:value-type="string" table:style-name="ce4">
            <text:p>B59. I am aware of the Civil Service vision for 'A Brilliant Civil Service' (% strongly agree or agree)</text:p>
          </table:table-cell>
          <table:table-cell office:value-type="string" table:style-name="ce4">
            <text:p>Civil Service Vision</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45.582</text:p>
          </table:table-cell>
          <table:table-cell office:value-type="string" table:style-name="ce11">
            <text:p>53.212</text:p>
          </table:table-cell>
          <table:table-cell office:value-type="string" table:style-name="ce11">
            <text:p>57.131</text:p>
          </table:table-cell>
          <table:table-cell office:value-type="string" table:style-name="ce11">
            <text:p>60.194</text:p>
          </table:table-cell>
          <table:table-cell office:value-type="string" table:style-name="ce11">
            <text:p>58.544</text:p>
          </table:table-cell>
          <table:table-cell table:number-columns-repeated="16367"/>
        </table:table-row>
        <table:table-row table:style-name="ro4">
          <table:table-cell office:value-type="string" table:style-name="ce4">
            <text:p>B60</text:p>
          </table:table-cell>
          <table:table-cell office:value-type="string" table:style-name="ce4">
            <text:p>B60. Managers in my Area/Directorate/Division actively role model the behaviours set out in the Civil Service Leadership Statement (% always or most of the time)</text:p>
          </table:table-cell>
          <table:table-cell office:value-type="string" table:style-name="ce4">
            <text:p>Civil Service Leadership Statement</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62.923</text:p>
          </table:table-cell>
          <table:table-cell office:value-type="string" table:style-name="ce11">
            <text:p>70.38</text:p>
          </table:table-cell>
          <table:table-cell office:value-type="string" table:style-name="ce11">
            <text:p>69.308</text:p>
          </table:table-cell>
          <table:table-cell table:number-columns-repeated="16367"/>
        </table:table-row>
        <table:table-row table:style-name="ro3">
          <table:table-cell office:value-type="string" table:style-name="ce4">
            <text:p>C01_1</text:p>
          </table:table-cell>
          <table:table-cell office:value-type="string" table:style-name="ce4">
            <text:p>C01_1. I want to leave [my organisation] as soon as possible</text:p>
          </table:table-cell>
          <table:table-cell office:value-type="string" table:style-name="ce4">
            <text:p>Future intentions</text:p>
          </table:table-cell>
          <table:table-cell table:style-name="ce4"/>
          <table:table-cell office:value-type="string" table:style-name="ce11">
            <text:p>8.303</text:p>
          </table:table-cell>
          <table:table-cell office:value-type="string" table:style-name="ce11">
            <text:p>9.535</text:p>
          </table:table-cell>
          <table:table-cell office:value-type="string" table:style-name="ce11">
            <text:p>9.787</text:p>
          </table:table-cell>
          <table:table-cell office:value-type="string" table:style-name="ce11">
            <text:p>9.201</text:p>
          </table:table-cell>
          <table:table-cell office:value-type="string" table:style-name="ce11">
            <text:p>8.943</text:p>
          </table:table-cell>
          <table:table-cell office:value-type="string" table:style-name="ce11">
            <text:p>9.441</text:p>
          </table:table-cell>
          <table:table-cell office:value-type="string" table:style-name="ce11">
            <text:p>10.344</text:p>
          </table:table-cell>
          <table:table-cell office:value-type="string" table:style-name="ce11">
            <text:p>9.739</text:p>
          </table:table-cell>
          <table:table-cell office:value-type="string" table:style-name="ce11">
            <text:p>9.174</text:p>
          </table:table-cell>
          <table:table-cell office:value-type="string" table:style-name="ce11">
            <text:p>9.346</text:p>
          </table:table-cell>
          <table:table-cell office:value-type="string" table:style-name="ce11">
            <text:p>8.412</text:p>
          </table:table-cell>
          <table:table-cell office:value-type="string" table:style-name="ce11">
            <text:p>6.302</text:p>
          </table:table-cell>
          <table:table-cell office:value-type="string" table:style-name="ce11">
            <text:p>7.228</text:p>
          </table:table-cell>
          <table:table-cell table:number-columns-repeated="16367"/>
        </table:table-row>
        <table:table-row table:style-name="ro3">
          <table:table-cell office:value-type="string" table:style-name="ce4">
            <text:p>C01_2</text:p>
          </table:table-cell>
          <table:table-cell office:value-type="string" table:style-name="ce4">
            <text:p>C01_2. I want to leave [my organisation] within the next 12 months</text:p>
          </table:table-cell>
          <table:table-cell office:value-type="string" table:style-name="ce4">
            <text:p>Future intentions</text:p>
          </table:table-cell>
          <table:table-cell table:style-name="ce4"/>
          <table:table-cell office:value-type="string" table:style-name="ce11">
            <text:p>9.372</text:p>
          </table:table-cell>
          <table:table-cell office:value-type="string" table:style-name="ce11">
            <text:p>9.472</text:p>
          </table:table-cell>
          <table:table-cell office:value-type="string" table:style-name="ce11">
            <text:p>10.117</text:p>
          </table:table-cell>
          <table:table-cell office:value-type="string" table:style-name="ce11">
            <text:p>9.911</text:p>
          </table:table-cell>
          <table:table-cell office:value-type="string" table:style-name="ce11">
            <text:p>10.76</text:p>
          </table:table-cell>
          <table:table-cell office:value-type="string" table:style-name="ce11">
            <text:p>11.46</text:p>
          </table:table-cell>
          <table:table-cell office:value-type="string" table:style-name="ce11">
            <text:p>12.738</text:p>
          </table:table-cell>
          <table:table-cell office:value-type="string" table:style-name="ce11">
            <text:p>12.155</text:p>
          </table:table-cell>
          <table:table-cell office:value-type="string" table:style-name="ce11">
            <text:p>12.18</text:p>
          </table:table-cell>
          <table:table-cell office:value-type="string" table:style-name="ce11">
            <text:p>12.544</text:p>
          </table:table-cell>
          <table:table-cell office:value-type="string" table:style-name="ce11">
            <text:p>13.185</text:p>
          </table:table-cell>
          <table:table-cell office:value-type="string" table:style-name="ce11">
            <text:p>10.876</text:p>
          </table:table-cell>
          <table:table-cell office:value-type="string" table:style-name="ce11">
            <text:p>12.48</text:p>
          </table:table-cell>
          <table:table-cell table:number-columns-repeated="16367"/>
        </table:table-row>
        <table:table-row table:style-name="ro3">
          <table:table-cell office:value-type="string" table:style-name="ce4">
            <text:p>C01_3</text:p>
          </table:table-cell>
          <table:table-cell office:value-type="string" table:style-name="ce4">
            <text:p>C01_3. I want to stay working for [my organisation] for at least the next year</text:p>
          </table:table-cell>
          <table:table-cell office:value-type="string" table:style-name="ce4">
            <text:p>Future intentions</text:p>
          </table:table-cell>
          <table:table-cell table:style-name="ce4"/>
          <table:table-cell office:value-type="string" table:style-name="ce11">
            <text:p>21.294</text:p>
          </table:table-cell>
          <table:table-cell office:value-type="string" table:style-name="ce11">
            <text:p>19.511</text:p>
          </table:table-cell>
          <table:table-cell office:value-type="string" table:style-name="ce11">
            <text:p>20.55</text:p>
          </table:table-cell>
          <table:table-cell office:value-type="string" table:style-name="ce11">
            <text:p>21.542</text:p>
          </table:table-cell>
          <table:table-cell office:value-type="string" table:style-name="ce11">
            <text:p>22.87</text:p>
          </table:table-cell>
          <table:table-cell office:value-type="string" table:style-name="ce11">
            <text:p>24.153</text:p>
          </table:table-cell>
          <table:table-cell office:value-type="string" table:style-name="ce11">
            <text:p>24.224</text:p>
          </table:table-cell>
          <table:table-cell office:value-type="string" table:style-name="ce11">
            <text:p>24.889</text:p>
          </table:table-cell>
          <table:table-cell office:value-type="string" table:style-name="ce11">
            <text:p>25.901</text:p>
          </table:table-cell>
          <table:table-cell office:value-type="string" table:style-name="ce11">
            <text:p>26.744</text:p>
          </table:table-cell>
          <table:table-cell office:value-type="string" table:style-name="ce11">
            <text:p>27.996</text:p>
          </table:table-cell>
          <table:table-cell office:value-type="string" table:style-name="ce11">
            <text:p>28.169</text:p>
          </table:table-cell>
          <table:table-cell office:value-type="string" table:style-name="ce11">
            <text:p>28.839</text:p>
          </table:table-cell>
          <table:table-cell table:number-columns-repeated="16367"/>
        </table:table-row>
        <table:table-row table:style-name="ro3">
          <table:table-cell office:value-type="string" table:style-name="ce4">
            <text:p>C01_4</text:p>
          </table:table-cell>
          <table:table-cell office:value-type="string" table:style-name="ce4">
            <text:p>C01_4. I want to stay working for [my organisation] for at least the next three years</text:p>
          </table:table-cell>
          <table:table-cell office:value-type="string" table:style-name="ce4">
            <text:p>Future intentions</text:p>
          </table:table-cell>
          <table:table-cell table:style-name="ce4"/>
          <table:table-cell office:value-type="string" table:style-name="ce11">
            <text:p>61.031</text:p>
          </table:table-cell>
          <table:table-cell office:value-type="string" table:style-name="ce11">
            <text:p>61.481</text:p>
          </table:table-cell>
          <table:table-cell office:value-type="string" table:style-name="ce11">
            <text:p>59.546</text:p>
          </table:table-cell>
          <table:table-cell office:value-type="string" table:style-name="ce11">
            <text:p>59.347</text:p>
          </table:table-cell>
          <table:table-cell office:value-type="string" table:style-name="ce11">
            <text:p>57.428</text:p>
          </table:table-cell>
          <table:table-cell office:value-type="string" table:style-name="ce11">
            <text:p>54.946</text:p>
          </table:table-cell>
          <table:table-cell office:value-type="string" table:style-name="ce11">
            <text:p>52.694</text:p>
          </table:table-cell>
          <table:table-cell office:value-type="string" table:style-name="ce11">
            <text:p>53.217</text:p>
          </table:table-cell>
          <table:table-cell office:value-type="string" table:style-name="ce11">
            <text:p>52.745</text:p>
          </table:table-cell>
          <table:table-cell office:value-type="string" table:style-name="ce11">
            <text:p>51.366</text:p>
          </table:table-cell>
          <table:table-cell office:value-type="string" table:style-name="ce11">
            <text:p>50.407</text:p>
          </table:table-cell>
          <table:table-cell office:value-type="string" table:style-name="ce11">
            <text:p>54.654</text:p>
          </table:table-cell>
          <table:table-cell office:value-type="string" table:style-name="ce11">
            <text:p>51.453</text:p>
          </table:table-cell>
          <table:table-cell table:number-columns-repeated="16367"/>
        </table:table-row>
        <table:table-row table:style-name="ro12">
          <table:table-cell office:value-type="string" table:style-name="ce4">
            <text:p>D01</text:p>
          </table:table-cell>
          <table:table-cell office:value-type="string" table:style-name="ce4">
            <text:p>D01. I understand the Civil Service Code and what it means for my conduct (% strongly agree or agree)</text:p>
          </table:table-cell>
          <table:table-cell office:value-type="string" table:style-name="ce4">
            <text:p>Civil Service Code</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88.59</text:p>
          </table:table-cell>
          <table:table-cell table:number-columns-repeated="16367"/>
        </table:table-row>
        <table:table-row table:style-name="ro3">
          <table:table-cell office:value-type="string" table:style-name="ce4">
            <text:p>D02</text:p>
          </table:table-cell>
          <table:table-cell office:value-type="string" table:style-name="ce4">
            <text:p>D02. Are you aware of how to raise a concern under the Civil Service Code? (% yes)</text:p>
          </table:table-cell>
          <table:table-cell office:value-type="string" table:style-name="ce4">
            <text:p>Civil Service Code</text:p>
          </table:table-cell>
          <table:table-cell table:style-name="ce4"/>
          <table:table-cell office:value-type="string" table:style-name="ce11">
            <text:p>44.507</text:p>
          </table:table-cell>
          <table:table-cell office:value-type="string" table:style-name="ce11">
            <text:p>51.356</text:p>
          </table:table-cell>
          <table:table-cell office:value-type="string" table:style-name="ce11">
            <text:p>57.419</text:p>
          </table:table-cell>
          <table:table-cell office:value-type="string" table:style-name="ce11">
            <text:p>60.969</text:p>
          </table:table-cell>
          <table:table-cell office:value-type="string" table:style-name="ce11">
            <text:p>64.171</text:p>
          </table:table-cell>
          <table:table-cell office:value-type="string" table:style-name="ce11">
            <text:p>64.665</text:p>
          </table:table-cell>
          <table:table-cell office:value-type="string" table:style-name="ce11">
            <text:p>66.69</text:p>
          </table:table-cell>
          <table:table-cell office:value-type="string" table:style-name="ce11">
            <text:p>68.556</text:p>
          </table:table-cell>
          <table:table-cell office:value-type="string" table:style-name="ce11">
            <text:p>68.606</text:p>
          </table:table-cell>
          <table:table-cell office:value-type="string" table:style-name="ce11">
            <text:p>67.921</text:p>
          </table:table-cell>
          <table:table-cell office:value-type="string" table:style-name="ce11">
            <text:p>66.356</text:p>
          </table:table-cell>
          <table:table-cell office:value-type="string" table:style-name="ce11">
            <text:p>68.535</text:p>
          </table:table-cell>
          <table:table-cell office:value-type="string" table:style-name="ce11">
            <text:p>68.216</text:p>
          </table:table-cell>
          <table:table-cell table:number-columns-repeated="16367"/>
        </table:table-row>
        <table:table-row table:style-name="ro13">
          <table:table-cell office:value-type="string" table:style-name="ce4">
            <text:p>D03</text:p>
          </table:table-cell>
          <table:table-cell office:value-type="string" table:style-name="ce4">
            <text:p>D03. Are you confident that if you raise a concern under the Civil Service Code in [your organisation] it would be investigated properly? (% yes)</text:p>
          </table:table-cell>
          <table:table-cell office:value-type="string" table:style-name="ce4">
            <text:p>Civil Service Code</text:p>
          </table:table-cell>
          <table:table-cell table:style-name="ce4"/>
          <table:table-cell office:value-type="string" table:style-name="ce11">
            <text:p>51.378</text:p>
          </table:table-cell>
          <table:table-cell office:value-type="string" table:style-name="ce11">
            <text:p>54.643</text:p>
          </table:table-cell>
          <table:table-cell office:value-type="string" table:style-name="ce11">
            <text:p>56.779</text:p>
          </table:table-cell>
          <table:table-cell office:value-type="string" table:style-name="ce11">
            <text:p>59.413</text:p>
          </table:table-cell>
          <table:table-cell office:value-type="string" table:style-name="ce11">
            <text:p>62.901</text:p>
          </table:table-cell>
          <table:table-cell office:value-type="string" table:style-name="ce11">
            <text:p>62.711</text:p>
          </table:table-cell>
          <table:table-cell office:value-type="string" table:style-name="ce11">
            <text:p>62.959</text:p>
          </table:table-cell>
          <table:table-cell office:value-type="string" table:style-name="ce11">
            <text:p>65.47</text:p>
          </table:table-cell>
          <table:table-cell office:value-type="string" table:style-name="ce11">
            <text:p>66.677</text:p>
          </table:table-cell>
          <table:table-cell office:value-type="string" table:style-name="ce11">
            <text:p>66.425</text:p>
          </table:table-cell>
          <table:table-cell office:value-type="string" table:style-name="ce11">
            <text:p>66.965</text:p>
          </table:table-cell>
          <table:table-cell office:value-type="string" table:style-name="ce11">
            <text:p>72.038</text:p>
          </table:table-cell>
          <table:table-cell office:value-type="string" table:style-name="ce11">
            <text:p>71.951</text:p>
          </table:table-cell>
          <table:table-cell table:number-columns-repeated="16367"/>
        </table:table-row>
        <table:table-row table:style-name="ro3">
          <table:table-cell office:value-type="string" table:style-name="ce4">
            <text:p>E01_yes</text:p>
          </table:table-cell>
          <table:table-cell office:value-type="string" table:style-name="ce4">
            <text:p>E01. Have you been discriminated against at work, in the past 12 months? (% yes)</text:p>
          </table:table-cell>
          <table:table-cell office:value-type="string" table:style-name="ce4">
            <text:p>Discrimination</text:p>
          </table:table-cell>
          <table:table-cell table:style-name="ce4"/>
          <table:table-cell office:value-type="string" table:style-name="ce11">
            <text:p>12.384</text:p>
          </table:table-cell>
          <table:table-cell office:value-type="string" table:style-name="ce11">
            <text:p>13.017</text:p>
          </table:table-cell>
          <table:table-cell office:value-type="string" table:style-name="ce11">
            <text:p>12.353</text:p>
          </table:table-cell>
          <table:table-cell office:value-type="string" table:style-name="ce11">
            <text:p>12.189</text:p>
          </table:table-cell>
          <table:table-cell office:value-type="string" table:style-name="ce11">
            <text:p>11.871</text:p>
          </table:table-cell>
          <table:table-cell office:value-type="string" table:style-name="ce11">
            <text:p>12.157</text:p>
          </table:table-cell>
          <table:table-cell office:value-type="string" table:style-name="ce11">
            <text:p>12.975</text:p>
          </table:table-cell>
          <table:table-cell office:value-type="string" table:style-name="ce11">
            <text:p>13.364</text:p>
          </table:table-cell>
          <table:table-cell office:value-type="string" table:style-name="ce11">
            <text:p>13.415</text:p>
          </table:table-cell>
          <table:table-cell office:value-type="string" table:style-name="ce11">
            <text:p>13.696</text:p>
          </table:table-cell>
          <table:table-cell office:value-type="string" table:style-name="ce11">
            <text:p>12.808</text:p>
          </table:table-cell>
          <table:table-cell office:value-type="string" table:style-name="ce11">
            <text:p>10.069</text:p>
          </table:table-cell>
          <table:table-cell office:value-type="string" table:style-name="ce11">
            <text:p>8.913</text:p>
          </table:table-cell>
          <table:table-cell table:number-columns-repeated="16367"/>
        </table:table-row>
        <table:table-row table:style-name="ro3">
          <table:table-cell office:value-type="string" table:style-name="ce4">
            <text:p>E01_no</text:p>
          </table:table-cell>
          <table:table-cell office:value-type="string" table:style-name="ce4">
            <text:p>E01. Have you been discriminated against at work, in the past 12 months? (% no)</text:p>
          </table:table-cell>
          <table:table-cell office:value-type="string" table:style-name="ce4">
            <text:p>Discrimination</text:p>
          </table:table-cell>
          <table:table-cell table:style-name="ce4"/>
          <table:table-cell office:value-type="string" table:style-name="ce11">
            <text:p>78.311</text:p>
          </table:table-cell>
          <table:table-cell office:value-type="string" table:style-name="ce11">
            <text:p>77.943</text:p>
          </table:table-cell>
          <table:table-cell office:value-type="string" table:style-name="ce11">
            <text:p>78.018</text:p>
          </table:table-cell>
          <table:table-cell office:value-type="string" table:style-name="ce11">
            <text:p>78.139</text:p>
          </table:table-cell>
          <table:table-cell office:value-type="string" table:style-name="ce11">
            <text:p>79.002</text:p>
          </table:table-cell>
          <table:table-cell office:value-type="string" table:style-name="ce11">
            <text:p>78.769</text:p>
          </table:table-cell>
          <table:table-cell office:value-type="string" table:style-name="ce11">
            <text:p>77.835</text:p>
          </table:table-cell>
          <table:table-cell office:value-type="string" table:style-name="ce11">
            <text:p>77.665</text:p>
          </table:table-cell>
          <table:table-cell office:value-type="string" table:style-name="ce11">
            <text:p>77.866</text:p>
          </table:table-cell>
          <table:table-cell office:value-type="string" table:style-name="ce11">
            <text:p>77.8</text:p>
          </table:table-cell>
          <table:table-cell office:value-type="string" table:style-name="ce11">
            <text:p>78.704</text:p>
          </table:table-cell>
          <table:table-cell office:value-type="string" table:style-name="ce11">
            <text:p>82.015</text:p>
          </table:table-cell>
          <table:table-cell office:value-type="string" table:style-name="ce11">
            <text:p>83.366</text:p>
          </table:table-cell>
          <table:table-cell table:number-columns-repeated="16367"/>
        </table:table-row>
        <table:table-row table:style-name="ro12">
          <table:table-cell office:value-type="string" table:style-name="ce4">
            <text:p>E01_pnts</text:p>
          </table:table-cell>
          <table:table-cell office:value-type="string" table:style-name="ce4">
            <text:p>E01. Have you been discriminated against at work, in the past 12 months? (% prefer not to say)</text:p>
          </table:table-cell>
          <table:table-cell office:value-type="string" table:style-name="ce4">
            <text:p>Discrimination</text:p>
          </table:table-cell>
          <table:table-cell table:style-name="ce4"/>
          <table:table-cell office:value-type="string" table:style-name="ce11">
            <text:p>9.305</text:p>
          </table:table-cell>
          <table:table-cell office:value-type="string" table:style-name="ce11">
            <text:p>9.04</text:p>
          </table:table-cell>
          <table:table-cell office:value-type="string" table:style-name="ce11">
            <text:p>9.63</text:p>
          </table:table-cell>
          <table:table-cell office:value-type="string" table:style-name="ce11">
            <text:p>9.672</text:p>
          </table:table-cell>
          <table:table-cell office:value-type="string" table:style-name="ce11">
            <text:p>9.127</text:p>
          </table:table-cell>
          <table:table-cell office:value-type="string" table:style-name="ce11">
            <text:p>9.074</text:p>
          </table:table-cell>
          <table:table-cell office:value-type="string" table:style-name="ce11">
            <text:p>9.19</text:p>
          </table:table-cell>
          <table:table-cell office:value-type="string" table:style-name="ce11">
            <text:p>8.971</text:p>
          </table:table-cell>
          <table:table-cell office:value-type="string" table:style-name="ce11">
            <text:p>8.719</text:p>
          </table:table-cell>
          <table:table-cell office:value-type="string" table:style-name="ce11">
            <text:p>8.504</text:p>
          </table:table-cell>
          <table:table-cell office:value-type="string" table:style-name="ce11">
            <text:p>8.488</text:p>
          </table:table-cell>
          <table:table-cell office:value-type="string" table:style-name="ce11">
            <text:p>7.916</text:p>
          </table:table-cell>
          <table:table-cell office:value-type="string" table:style-name="ce11">
            <text:p>7.721</text:p>
          </table:table-cell>
          <table:table-cell table:number-columns-repeated="16367"/>
        </table:table-row>
        <table:table-row table:style-name="ro3">
          <table:table-cell office:value-type="string" table:style-name="ce4">
            <text:p>E02_01</text:p>
          </table:table-cell>
          <table:table-cell office:value-type="string" table:style-name="ce4">
            <text:p>E02_01. Grounds of discrimination: Age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15.907</text:p>
          </table:table-cell>
          <table:table-cell office:value-type="string" table:style-name="ce11">
            <text:p>12.65</text:p>
          </table:table-cell>
          <table:table-cell office:value-type="string" table:style-name="ce11">
            <text:p>12.849</text:p>
          </table:table-cell>
          <table:table-cell office:value-type="string" table:style-name="ce11">
            <text:p>12.431</text:p>
          </table:table-cell>
          <table:table-cell office:value-type="string" table:style-name="ce11">
            <text:p>13.261</text:p>
          </table:table-cell>
          <table:table-cell office:value-type="string" table:style-name="ce11">
            <text:p>14.219</text:p>
          </table:table-cell>
          <table:table-cell office:value-type="string" table:style-name="ce11">
            <text:p>14.742</text:p>
          </table:table-cell>
          <table:table-cell office:value-type="string" table:style-name="ce11">
            <text:p>15.87</text:p>
          </table:table-cell>
          <table:table-cell office:value-type="string" table:style-name="ce11">
            <text:p>16.348</text:p>
          </table:table-cell>
          <table:table-cell office:value-type="string" table:style-name="ce11">
            <text:p>17.616</text:p>
          </table:table-cell>
          <table:table-cell office:value-type="string" table:style-name="ce11">
            <text:p>18.814</text:p>
          </table:table-cell>
          <table:table-cell office:value-type="string" table:style-name="ce11">
            <text:p>16.566</text:p>
          </table:table-cell>
          <table:table-cell office:value-type="string" table:style-name="ce11">
            <text:p>17.209</text:p>
          </table:table-cell>
          <table:table-cell table:number-columns-repeated="16367"/>
        </table:table-row>
        <table:table-row table:style-name="ro12">
          <table:table-cell office:value-type="string" table:style-name="ce4">
            <text:p>E02_02</text:p>
          </table:table-cell>
          <table:table-cell office:value-type="string" table:style-name="ce4">
            <text:p>E02_02. Grounds of discrimination: Caring responsibilities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z]</text:p>
          </table:table-cell>
          <table:table-cell office:value-type="string" table:style-name="ce11">
            <text:p>10.204</text:p>
          </table:table-cell>
          <table:table-cell office:value-type="string" table:style-name="ce11">
            <text:p>11.47</text:p>
          </table:table-cell>
          <table:table-cell office:value-type="string" table:style-name="ce11">
            <text:p>11.189</text:p>
          </table:table-cell>
          <table:table-cell office:value-type="string" table:style-name="ce11">
            <text:p>11.289</text:p>
          </table:table-cell>
          <table:table-cell office:value-type="string" table:style-name="ce11">
            <text:p>11.213</text:p>
          </table:table-cell>
          <table:table-cell office:value-type="string" table:style-name="ce11">
            <text:p>11.222</text:p>
          </table:table-cell>
          <table:table-cell office:value-type="string" table:style-name="ce11">
            <text:p>12.147</text:p>
          </table:table-cell>
          <table:table-cell office:value-type="string" table:style-name="ce11">
            <text:p>11.585</text:p>
          </table:table-cell>
          <table:table-cell office:value-type="string" table:style-name="ce11">
            <text:p>11.531</text:p>
          </table:table-cell>
          <table:table-cell office:value-type="string" table:style-name="ce11">
            <text:p>11.167</text:p>
          </table:table-cell>
          <table:table-cell office:value-type="string" table:style-name="ce11">
            <text:p>13.416</text:p>
          </table:table-cell>
          <table:table-cell office:value-type="string" table:style-name="ce11">
            <text:p>13.485</text:p>
          </table:table-cell>
          <table:table-cell table:number-columns-repeated="16367"/>
        </table:table-row>
        <table:table-row table:style-name="ro12">
          <table:table-cell office:value-type="string" table:style-name="ce4">
            <text:p>E02_03</text:p>
          </table:table-cell>
          <table:table-cell office:value-type="string" table:style-name="ce4">
            <text:p>E02_03. Grounds of discrimination: Disability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10.836</text:p>
          </table:table-cell>
          <table:table-cell office:value-type="string" table:style-name="ce11">
            <text:p>10.347</text:p>
          </table:table-cell>
          <table:table-cell office:value-type="string" table:style-name="ce11">
            <text:p>11.322</text:p>
          </table:table-cell>
          <table:table-cell office:value-type="string" table:style-name="ce11">
            <text:p>11.729</text:p>
          </table:table-cell>
          <table:table-cell office:value-type="string" table:style-name="ce11">
            <text:p>11.157</text:p>
          </table:table-cell>
          <table:table-cell office:value-type="string" table:style-name="ce11">
            <text:p>12.044</text:p>
          </table:table-cell>
          <table:table-cell office:value-type="string" table:style-name="ce11">
            <text:p>13.827</text:p>
          </table:table-cell>
          <table:table-cell office:value-type="string" table:style-name="ce11">
            <text:p>14.08</text:p>
          </table:table-cell>
          <table:table-cell office:value-type="string" table:style-name="ce11">
            <text:p>13.991</text:p>
          </table:table-cell>
          <table:table-cell office:value-type="string" table:style-name="ce11">
            <text:p>14.432</text:p>
          </table:table-cell>
          <table:table-cell office:value-type="string" table:style-name="ce11">
            <text:p>14.329</text:p>
          </table:table-cell>
          <table:table-cell office:value-type="string" table:style-name="ce11">
            <text:p>14.414</text:p>
          </table:table-cell>
          <table:table-cell office:value-type="string" table:style-name="ce11">
            <text:p>15.967</text:p>
          </table:table-cell>
          <table:table-cell table:number-columns-repeated="16367"/>
        </table:table-row>
        <table:table-row table:style-name="ro12">
          <table:table-cell office:value-type="string" table:style-name="ce4">
            <text:p>E02_04</text:p>
          </table:table-cell>
          <table:table-cell office:value-type="string" table:style-name="ce4">
            <text:p>E02_04. Grounds of discrimination: Ethnic background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8.826</text:p>
          </table:table-cell>
          <table:table-cell office:value-type="string" table:style-name="ce11">
            <text:p>6.105</text:p>
          </table:table-cell>
          <table:table-cell office:value-type="string" table:style-name="ce11">
            <text:p>6.121</text:p>
          </table:table-cell>
          <table:table-cell office:value-type="string" table:style-name="ce11">
            <text:p>5.955</text:p>
          </table:table-cell>
          <table:table-cell office:value-type="string" table:style-name="ce11">
            <text:p>6.768</text:p>
          </table:table-cell>
          <table:table-cell office:value-type="string" table:style-name="ce11">
            <text:p>7.207</text:p>
          </table:table-cell>
          <table:table-cell office:value-type="string" table:style-name="ce11">
            <text:p>7.387</text:p>
          </table:table-cell>
          <table:table-cell office:value-type="string" table:style-name="ce11">
            <text:p>7.332</text:p>
          </table:table-cell>
          <table:table-cell office:value-type="string" table:style-name="ce11">
            <text:p>8.431</text:p>
          </table:table-cell>
          <table:table-cell office:value-type="string" table:style-name="ce11">
            <text:p>8.961</text:p>
          </table:table-cell>
          <table:table-cell office:value-type="string" table:style-name="ce11">
            <text:p>11.2</text:p>
          </table:table-cell>
          <table:table-cell office:value-type="string" table:style-name="ce11">
            <text:p>12.489</text:p>
          </table:table-cell>
          <table:table-cell office:value-type="string" table:style-name="ce11">
            <text:p>13.236</text:p>
          </table:table-cell>
          <table:table-cell table:number-columns-repeated="16367"/>
        </table:table-row>
        <table:table-row table:style-name="ro12">
          <table:table-cell office:value-type="string" table:style-name="ce4">
            <text:p>E02_05</text:p>
          </table:table-cell>
          <table:table-cell office:value-type="string" table:style-name="ce4">
            <text:p>E02_05. Grounds of discrimination: Gender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12.431</text:p>
          </table:table-cell>
          <table:table-cell office:value-type="string" table:style-name="ce11">
            <text:p>9.561</text:p>
          </table:table-cell>
          <table:table-cell office:value-type="string" table:style-name="ce11">
            <text:p>9.931</text:p>
          </table:table-cell>
          <table:table-cell office:value-type="string" table:style-name="ce11">
            <text:p>9.653</text:p>
          </table:table-cell>
          <table:table-cell office:value-type="string" table:style-name="ce11">
            <text:p>10.713</text:p>
          </table:table-cell>
          <table:table-cell office:value-type="string" table:style-name="ce11">
            <text:p>11.85</text:p>
          </table:table-cell>
          <table:table-cell office:value-type="string" table:style-name="ce11">
            <text:p>12.028</text:p>
          </table:table-cell>
          <table:table-cell office:value-type="string" table:style-name="ce11">
            <text:p>12.504</text:p>
          </table:table-cell>
          <table:table-cell office:value-type="string" table:style-name="ce11">
            <text:p>13.988</text:p>
          </table:table-cell>
          <table:table-cell office:value-type="string" table:style-name="ce11">
            <text:p>14.143</text:p>
          </table:table-cell>
          <table:table-cell office:value-type="string" table:style-name="ce11">
            <text:p>14.662</text:p>
          </table:table-cell>
          <table:table-cell office:value-type="string" table:style-name="ce11">
            <text:p>14.183</text:p>
          </table:table-cell>
          <table:table-cell office:value-type="string" table:style-name="ce11">
            <text:p>16.056</text:p>
          </table:table-cell>
          <table:table-cell table:number-columns-repeated="16367"/>
        </table:table-row>
        <table:table-row table:style-name="ro13">
          <table:table-cell office:value-type="string" table:style-name="ce4">
            <text:p>E02_06</text:p>
          </table:table-cell>
          <table:table-cell office:value-type="string" table:style-name="ce4">
            <text:p>E02_06. Grounds of discrimination: Gender reassignment or perceived gender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0.607</text:p>
          </table:table-cell>
          <table:table-cell office:value-type="string" table:style-name="ce11">
            <text:p>0.444</text:p>
          </table:table-cell>
          <table:table-cell office:value-type="string" table:style-name="ce11">
            <text:p>0.397</text:p>
          </table:table-cell>
          <table:table-cell office:value-type="string" table:style-name="ce11">
            <text:p>0.302</text:p>
          </table:table-cell>
          <table:table-cell office:value-type="string" table:style-name="ce11">
            <text:p>0.352</text:p>
          </table:table-cell>
          <table:table-cell office:value-type="string" table:style-name="ce11">
            <text:p>0.373</text:p>
          </table:table-cell>
          <table:table-cell office:value-type="string" table:style-name="ce11">
            <text:p>0.427</text:p>
          </table:table-cell>
          <table:table-cell office:value-type="string" table:style-name="ce11">
            <text:p>0.43</text:p>
          </table:table-cell>
          <table:table-cell office:value-type="string" table:style-name="ce11">
            <text:p>0.45</text:p>
          </table:table-cell>
          <table:table-cell office:value-type="string" table:style-name="ce11">
            <text:p>0.401</text:p>
          </table:table-cell>
          <table:table-cell office:value-type="string" table:style-name="ce11">
            <text:p>0.376</text:p>
          </table:table-cell>
          <table:table-cell office:value-type="string" table:style-name="ce11">
            <text:p>0.381</text:p>
          </table:table-cell>
          <table:table-cell office:value-type="string" table:style-name="ce11">
            <text:p>0.685</text:p>
          </table:table-cell>
          <table:table-cell table:number-columns-repeated="16367"/>
        </table:table-row>
        <table:table-row table:style-name="ro12">
          <table:table-cell office:value-type="string" table:style-name="ce4">
            <text:p>E02_07</text:p>
          </table:table-cell>
          <table:table-cell office:value-type="string" table:style-name="ce4">
            <text:p>E02_07. Grounds of discrimination: Grade or responsibility level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22.096</text:p>
          </table:table-cell>
          <table:table-cell office:value-type="string" table:style-name="ce11">
            <text:p>23.182</text:p>
          </table:table-cell>
          <table:table-cell office:value-type="string" table:style-name="ce11">
            <text:p>24.168</text:p>
          </table:table-cell>
          <table:table-cell table:number-columns-repeated="16367"/>
        </table:table-row>
        <table:table-row table:style-name="ro13">
          <table:table-cell office:value-type="string" table:style-name="ce4">
            <text:p>E02_08</text:p>
          </table:table-cell>
          <table:table-cell office:value-type="string" table:style-name="ce4">
            <text:p>E02_08. Grounds of discrimination: Main spoken/written language or language ability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z]</text:p>
          </table:table-cell>
          <table:table-cell office:value-type="string" table:style-name="ce11">
            <text:p>3.902</text:p>
          </table:table-cell>
          <table:table-cell office:value-type="string" table:style-name="ce11">
            <text:p>3.575</text:p>
          </table:table-cell>
          <table:table-cell office:value-type="string" table:style-name="ce11">
            <text:p>3.595</text:p>
          </table:table-cell>
          <table:table-cell office:value-type="string" table:style-name="ce11">
            <text:p>3.417</text:p>
          </table:table-cell>
          <table:table-cell office:value-type="string" table:style-name="ce11">
            <text:p>4.101</text:p>
          </table:table-cell>
          <table:table-cell office:value-type="string" table:style-name="ce11">
            <text:p>4.008</text:p>
          </table:table-cell>
          <table:table-cell office:value-type="string" table:style-name="ce11">
            <text:p>4.161</text:p>
          </table:table-cell>
          <table:table-cell office:value-type="string" table:style-name="ce11">
            <text:p>4.036</text:p>
          </table:table-cell>
          <table:table-cell office:value-type="string" table:style-name="ce11">
            <text:p>3.802</text:p>
          </table:table-cell>
          <table:table-cell office:value-type="string" table:style-name="ce11">
            <text:p>3.592</text:p>
          </table:table-cell>
          <table:table-cell office:value-type="string" table:style-name="ce11">
            <text:p>3.441</text:p>
          </table:table-cell>
          <table:table-cell office:value-type="string" table:style-name="ce11">
            <text:p>4.063</text:p>
          </table:table-cell>
          <table:table-cell table:number-columns-repeated="16367"/>
        </table:table-row>
        <table:table-row table:style-name="ro12">
          <table:table-cell office:value-type="string" table:style-name="ce4">
            <text:p>E02_09</text:p>
          </table:table-cell>
          <table:table-cell office:value-type="string" table:style-name="ce4">
            <text:p>E02_09. Grounds of discrimination: Marital status or civil partnership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2.319</text:p>
          </table:table-cell>
          <table:table-cell office:value-type="string" table:style-name="ce11">
            <text:p>1.828</text:p>
          </table:table-cell>
          <table:table-cell office:value-type="string" table:style-name="ce11">
            <text:p>1.613</text:p>
          </table:table-cell>
          <table:table-cell office:value-type="string" table:style-name="ce11">
            <text:p>1.865</text:p>
          </table:table-cell>
          <table:table-cell table:number-columns-repeated="16367"/>
        </table:table-row>
        <table:table-row table:style-name="ro12">
          <table:table-cell office:value-type="string" table:style-name="ce4">
            <text:p>E02_10</text:p>
          </table:table-cell>
          <table:table-cell office:value-type="string" table:style-name="ce4">
            <text:p>E02_10. Grounds of discrimination: Mental health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13.512</text:p>
          </table:table-cell>
          <table:table-cell office:value-type="string" table:style-name="ce11">
            <text:p>13.456</text:p>
          </table:table-cell>
          <table:table-cell office:value-type="string" table:style-name="ce11">
            <text:p>15.742</text:p>
          </table:table-cell>
          <table:table-cell table:number-columns-repeated="16367"/>
        </table:table-row>
        <table:table-row table:style-name="ro3">
          <table:table-cell office:value-type="string" table:style-name="ce4">
            <text:p>E02_11</text:p>
          </table:table-cell>
          <table:table-cell office:value-type="string" table:style-name="ce4">
            <text:p>E02_11. Grounds of discrimination: Pay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12.844</text:p>
          </table:table-cell>
          <table:table-cell office:value-type="string" table:style-name="ce11">
            <text:p>10.269</text:p>
          </table:table-cell>
          <table:table-cell office:value-type="string" table:style-name="ce11">
            <text:p>9.191</text:p>
          </table:table-cell>
          <table:table-cell table:number-columns-repeated="16367"/>
        </table:table-row>
        <table:table-row table:style-name="ro13">
          <table:table-cell office:value-type="string" table:style-name="ce4">
            <text:p>E02_12</text:p>
          </table:table-cell>
          <table:table-cell office:value-type="string" table:style-name="ce4">
            <text:p>E02_12. Grounds of discrimination: Pregnancy, maternity or paternity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2.072</text:p>
          </table:table-cell>
          <table:table-cell office:value-type="string" table:style-name="ce11">
            <text:p>2.084</text:p>
          </table:table-cell>
          <table:table-cell office:value-type="string" table:style-name="ce11">
            <text:p>1.591</text:p>
          </table:table-cell>
          <table:table-cell office:value-type="string" table:style-name="ce11">
            <text:p>2.038</text:p>
          </table:table-cell>
          <table:table-cell table:number-columns-repeated="16367"/>
        </table:table-row>
        <table:table-row table:style-name="ro12">
          <table:table-cell office:value-type="string" table:style-name="ce4">
            <text:p>E02_13</text:p>
          </table:table-cell>
          <table:table-cell office:value-type="string" table:style-name="ce4">
            <text:p>E02_13. Grounds of discrimination: Religion or belief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3.973</text:p>
          </table:table-cell>
          <table:table-cell office:value-type="string" table:style-name="ce11">
            <text:p>3.426</text:p>
          </table:table-cell>
          <table:table-cell office:value-type="string" table:style-name="ce11">
            <text:p>3.411</text:p>
          </table:table-cell>
          <table:table-cell office:value-type="string" table:style-name="ce11">
            <text:p>3.248</text:p>
          </table:table-cell>
          <table:table-cell office:value-type="string" table:style-name="ce11">
            <text:p>3.02</text:p>
          </table:table-cell>
          <table:table-cell office:value-type="string" table:style-name="ce11">
            <text:p>3.2</text:p>
          </table:table-cell>
          <table:table-cell office:value-type="string" table:style-name="ce11">
            <text:p>3.389</text:p>
          </table:table-cell>
          <table:table-cell office:value-type="string" table:style-name="ce11">
            <text:p>3.201</text:p>
          </table:table-cell>
          <table:table-cell office:value-type="string" table:style-name="ce11">
            <text:p>3.417</text:p>
          </table:table-cell>
          <table:table-cell office:value-type="string" table:style-name="ce11">
            <text:p>3.885</text:p>
          </table:table-cell>
          <table:table-cell office:value-type="string" table:style-name="ce11">
            <text:p>3.653</text:p>
          </table:table-cell>
          <table:table-cell office:value-type="string" table:style-name="ce11">
            <text:p>3.082</text:p>
          </table:table-cell>
          <table:table-cell office:value-type="string" table:style-name="ce11">
            <text:p>3.322</text:p>
          </table:table-cell>
          <table:table-cell table:number-columns-repeated="16367"/>
        </table:table-row>
        <table:table-row table:style-name="ro3">
          <table:table-cell office:value-type="string" table:style-name="ce4">
            <text:p>E02_14</text:p>
          </table:table-cell>
          <table:table-cell office:value-type="string" table:style-name="ce4">
            <text:p>E02_14. Grounds of discrimination: Sex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4.644</text:p>
          </table:table-cell>
          <table:table-cell office:value-type="string" table:style-name="ce11">
            <text:p>3.166</text:p>
          </table:table-cell>
          <table:table-cell office:value-type="string" table:style-name="ce11">
            <text:p>3.928</text:p>
          </table:table-cell>
          <table:table-cell table:number-columns-repeated="16367"/>
        </table:table-row>
        <table:table-row table:style-name="ro12">
          <table:table-cell office:value-type="string" table:style-name="ce4">
            <text:p>E02_15</text:p>
          </table:table-cell>
          <table:table-cell office:value-type="string" table:style-name="ce4">
            <text:p>E02_15. Grounds of discrimination: Sexual orientation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3.354</text:p>
          </table:table-cell>
          <table:table-cell office:value-type="string" table:style-name="ce11">
            <text:p>2.735</text:p>
          </table:table-cell>
          <table:table-cell office:value-type="string" table:style-name="ce11">
            <text:p>2.666</text:p>
          </table:table-cell>
          <table:table-cell office:value-type="string" table:style-name="ce11">
            <text:p>2.476</text:p>
          </table:table-cell>
          <table:table-cell office:value-type="string" table:style-name="ce11">
            <text:p>2.369</text:p>
          </table:table-cell>
          <table:table-cell office:value-type="string" table:style-name="ce11">
            <text:p>2.566</text:p>
          </table:table-cell>
          <table:table-cell office:value-type="string" table:style-name="ce11">
            <text:p>2.725</text:p>
          </table:table-cell>
          <table:table-cell office:value-type="string" table:style-name="ce11">
            <text:p>2.495</text:p>
          </table:table-cell>
          <table:table-cell office:value-type="string" table:style-name="ce11">
            <text:p>2.816</text:p>
          </table:table-cell>
          <table:table-cell office:value-type="string" table:style-name="ce11">
            <text:p>2.83</text:p>
          </table:table-cell>
          <table:table-cell office:value-type="string" table:style-name="ce11">
            <text:p>3.016</text:p>
          </table:table-cell>
          <table:table-cell office:value-type="string" table:style-name="ce11">
            <text:p>2.249</text:p>
          </table:table-cell>
          <table:table-cell office:value-type="string" table:style-name="ce11">
            <text:p>2.844</text:p>
          </table:table-cell>
          <table:table-cell table:number-columns-repeated="16367"/>
        </table:table-row>
        <table:table-row table:style-name="ro13">
          <table:table-cell office:value-type="string" table:style-name="ce4">
            <text:p>E02_16</text:p>
          </table:table-cell>
          <table:table-cell office:value-type="string" table:style-name="ce4">
            <text:p>E02_16. Grounds of discrimination: Social or educational background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z]</text:p>
          </table:table-cell>
          <table:table-cell office:value-type="string" table:style-name="ce11">
            <text:p>4.856</text:p>
          </table:table-cell>
          <table:table-cell office:value-type="string" table:style-name="ce11">
            <text:p>4.938</text:p>
          </table:table-cell>
          <table:table-cell office:value-type="string" table:style-name="ce11">
            <text:p>5.007</text:p>
          </table:table-cell>
          <table:table-cell office:value-type="string" table:style-name="ce11">
            <text:p>4.864</text:p>
          </table:table-cell>
          <table:table-cell office:value-type="string" table:style-name="ce11">
            <text:p>5.866</text:p>
          </table:table-cell>
          <table:table-cell office:value-type="string" table:style-name="ce11">
            <text:p>5.35</text:p>
          </table:table-cell>
          <table:table-cell office:value-type="string" table:style-name="ce11">
            <text:p>5.691</text:p>
          </table:table-cell>
          <table:table-cell office:value-type="string" table:style-name="ce11">
            <text:p>5.744</text:p>
          </table:table-cell>
          <table:table-cell office:value-type="string" table:style-name="ce11">
            <text:p>5.764</text:p>
          </table:table-cell>
          <table:table-cell office:value-type="string" table:style-name="ce11">
            <text:p>5.988</text:p>
          </table:table-cell>
          <table:table-cell office:value-type="string" table:style-name="ce11">
            <text:p>5.524</text:p>
          </table:table-cell>
          <table:table-cell office:value-type="string" table:style-name="ce11">
            <text:p>5.859</text:p>
          </table:table-cell>
          <table:table-cell table:number-columns-repeated="16367"/>
        </table:table-row>
        <table:table-row table:style-name="ro12">
          <table:table-cell office:value-type="string" table:style-name="ce4">
            <text:p>E02_17</text:p>
          </table:table-cell>
          <table:table-cell office:value-type="string" table:style-name="ce4">
            <text:p>E02_17. Grounds of discrimination: Working location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z]</text:p>
          </table:table-cell>
          <table:table-cell office:value-type="string" table:style-name="ce11">
            <text:p>13.686</text:p>
          </table:table-cell>
          <table:table-cell office:value-type="string" table:style-name="ce11">
            <text:p>14.319</text:p>
          </table:table-cell>
          <table:table-cell office:value-type="string" table:style-name="ce11">
            <text:p>13.9</text:p>
          </table:table-cell>
          <table:table-cell office:value-type="string" table:style-name="ce11">
            <text:p>13.283</text:p>
          </table:table-cell>
          <table:table-cell office:value-type="string" table:style-name="ce11">
            <text:p>13.758</text:p>
          </table:table-cell>
          <table:table-cell office:value-type="string" table:style-name="ce11">
            <text:p>12.419</text:p>
          </table:table-cell>
          <table:table-cell office:value-type="string" table:style-name="ce11">
            <text:p>13.112</text:p>
          </table:table-cell>
          <table:table-cell office:value-type="string" table:style-name="ce11">
            <text:p>13.287</text:p>
          </table:table-cell>
          <table:table-cell office:value-type="string" table:style-name="ce11">
            <text:p>13.185</text:p>
          </table:table-cell>
          <table:table-cell office:value-type="string" table:style-name="ce11">
            <text:p>11.733</text:p>
          </table:table-cell>
          <table:table-cell office:value-type="string" table:style-name="ce11">
            <text:p>17.312</text:p>
          </table:table-cell>
          <table:table-cell office:value-type="string" table:style-name="ce11">
            <text:p>16.167</text:p>
          </table:table-cell>
          <table:table-cell table:number-columns-repeated="16367"/>
        </table:table-row>
        <table:table-row table:style-name="ro12">
          <table:table-cell office:value-type="string" table:style-name="ce4">
            <text:p>E02_18</text:p>
          </table:table-cell>
          <table:table-cell office:value-type="string" table:style-name="ce4">
            <text:p>E02_18. Grounds of discrimination: Working pattern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z]</text:p>
          </table:table-cell>
          <table:table-cell office:value-type="string" table:style-name="ce11">
            <text:p>24.337</text:p>
          </table:table-cell>
          <table:table-cell office:value-type="string" table:style-name="ce11">
            <text:p>24.886</text:p>
          </table:table-cell>
          <table:table-cell office:value-type="string" table:style-name="ce11">
            <text:p>24.21</text:p>
          </table:table-cell>
          <table:table-cell office:value-type="string" table:style-name="ce11">
            <text:p>24.248</text:p>
          </table:table-cell>
          <table:table-cell office:value-type="string" table:style-name="ce11">
            <text:p>24.722</text:p>
          </table:table-cell>
          <table:table-cell office:value-type="string" table:style-name="ce11">
            <text:p>23.937</text:p>
          </table:table-cell>
          <table:table-cell office:value-type="string" table:style-name="ce11">
            <text:p>24.153</text:p>
          </table:table-cell>
          <table:table-cell office:value-type="string" table:style-name="ce11">
            <text:p>23.487</text:p>
          </table:table-cell>
          <table:table-cell office:value-type="string" table:style-name="ce11">
            <text:p>23.116</text:p>
          </table:table-cell>
          <table:table-cell office:value-type="string" table:style-name="ce11">
            <text:p>20.875</text:p>
          </table:table-cell>
          <table:table-cell office:value-type="string" table:style-name="ce11">
            <text:p>19.109</text:p>
          </table:table-cell>
          <table:table-cell office:value-type="string" table:style-name="ce11">
            <text:p>18.531</text:p>
          </table:table-cell>
          <table:table-cell table:number-columns-repeated="16367"/>
        </table:table-row>
        <table:table-row table:style-name="ro12">
          <table:table-cell office:value-type="string" table:style-name="ce4">
            <text:p>E02_19</text:p>
          </table:table-cell>
          <table:table-cell office:value-type="string" table:style-name="ce4">
            <text:p>E02_19. Grounds of discrimination: Any other grounds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72.453</text:p>
          </table:table-cell>
          <table:table-cell office:value-type="string" table:style-name="ce11">
            <text:p>29.36</text:p>
          </table:table-cell>
          <table:table-cell office:value-type="string" table:style-name="ce11">
            <text:p>28.439</text:p>
          </table:table-cell>
          <table:table-cell office:value-type="string" table:style-name="ce11">
            <text:p>27.699</text:p>
          </table:table-cell>
          <table:table-cell office:value-type="string" table:style-name="ce11">
            <text:p>28.684</text:p>
          </table:table-cell>
          <table:table-cell office:value-type="string" table:style-name="ce11">
            <text:p>26.624</text:p>
          </table:table-cell>
          <table:table-cell office:value-type="string" table:style-name="ce11">
            <text:p>25.613</text:p>
          </table:table-cell>
          <table:table-cell office:value-type="string" table:style-name="ce11">
            <text:p>25.589</text:p>
          </table:table-cell>
          <table:table-cell office:value-type="string" table:style-name="ce11">
            <text:p>24.769</text:p>
          </table:table-cell>
          <table:table-cell office:value-type="string" table:style-name="ce11">
            <text:p>23.864</text:p>
          </table:table-cell>
          <table:table-cell office:value-type="string" table:style-name="ce11">
            <text:p>13.825</text:p>
          </table:table-cell>
          <table:table-cell office:value-type="string" table:style-name="ce11">
            <text:p>19.43</text:p>
          </table:table-cell>
          <table:table-cell office:value-type="string" table:style-name="ce11">
            <text:p>12.157</text:p>
          </table:table-cell>
          <table:table-cell table:number-columns-repeated="16367"/>
        </table:table-row>
        <table:table-row table:style-name="ro12">
          <table:table-cell office:value-type="string" table:style-name="ce4">
            <text:p>E02_20</text:p>
          </table:table-cell>
          <table:table-cell office:value-type="string" table:style-name="ce4">
            <text:p>E02_20. Grounds of discrimination: Prefer not to say (% of those ticking at least one E02 option)</text:p>
          </table:table-cell>
          <table:table-cell office:value-type="string" table:style-name="ce4">
            <text:p>Grounds of discrimination</text:p>
          </table:table-cell>
          <table:table-cell office:value-type="string" table:style-name="ce4">
            <text:p>[note 1] [note 3]</text:p>
          </table:table-cell>
          <table:table-cell office:value-type="string" table:style-name="ce11">
            <text:p>[z]</text:p>
          </table:table-cell>
          <table:table-cell office:value-type="string" table:style-name="ce11">
            <text:p>12.915</text:p>
          </table:table-cell>
          <table:table-cell office:value-type="string" table:style-name="ce11">
            <text:p>11.07</text:p>
          </table:table-cell>
          <table:table-cell office:value-type="string" table:style-name="ce11">
            <text:p>11.827</text:p>
          </table:table-cell>
          <table:table-cell office:value-type="string" table:style-name="ce11">
            <text:p>11.024</text:p>
          </table:table-cell>
          <table:table-cell office:value-type="string" table:style-name="ce11">
            <text:p>10.3</text:p>
          </table:table-cell>
          <table:table-cell office:value-type="string" table:style-name="ce11">
            <text:p>10.561</text:p>
          </table:table-cell>
          <table:table-cell office:value-type="string" table:style-name="ce11">
            <text:p>10.319</text:p>
          </table:table-cell>
          <table:table-cell office:value-type="string" table:style-name="ce11">
            <text:p>10.783</text:p>
          </table:table-cell>
          <table:table-cell office:value-type="string" table:style-name="ce11">
            <text:p>10.642</text:p>
          </table:table-cell>
          <table:table-cell office:value-type="string" table:style-name="ce11">
            <text:p>11.833</text:p>
          </table:table-cell>
          <table:table-cell office:value-type="string" table:style-name="ce11">
            <text:p>9.32</text:p>
          </table:table-cell>
          <table:table-cell office:value-type="string" table:style-name="ce11">
            <text:p>10.049</text:p>
          </table:table-cell>
          <table:table-cell table:number-columns-repeated="16367"/>
        </table:table-row>
        <table:table-row table:style-name="ro3">
          <table:table-cell office:value-type="string" table:style-name="ce4">
            <text:p>E03_yes</text:p>
          </table:table-cell>
          <table:table-cell office:value-type="string" table:style-name="ce4">
            <text:p>E03. Have you been bullied or harassed at work, in the past 12 months? (% yes)</text:p>
          </table:table-cell>
          <table:table-cell office:value-type="string" table:style-name="ce4">
            <text:p>Bullying and harassment</text:p>
          </table:table-cell>
          <table:table-cell table:style-name="ce4"/>
          <table:table-cell office:value-type="string" table:style-name="ce11">
            <text:p>11.863</text:p>
          </table:table-cell>
          <table:table-cell office:value-type="string" table:style-name="ce11">
            <text:p>11.63</text:p>
          </table:table-cell>
          <table:table-cell office:value-type="string" table:style-name="ce11">
            <text:p>11.488</text:p>
          </table:table-cell>
          <table:table-cell office:value-type="string" table:style-name="ce11">
            <text:p>11.457</text:p>
          </table:table-cell>
          <table:table-cell office:value-type="string" table:style-name="ce11">
            <text:p>11.203</text:p>
          </table:table-cell>
          <table:table-cell office:value-type="string" table:style-name="ce11">
            <text:p>11.291</text:p>
          </table:table-cell>
          <table:table-cell office:value-type="string" table:style-name="ce11">
            <text:p>11.565</text:p>
          </table:table-cell>
          <table:table-cell office:value-type="string" table:style-name="ce11">
            <text:p>11.612</text:p>
          </table:table-cell>
          <table:table-cell office:value-type="string" table:style-name="ce11">
            <text:p>11.643</text:p>
          </table:table-cell>
          <table:table-cell office:value-type="string" table:style-name="ce11">
            <text:p>12.249</text:p>
          </table:table-cell>
          <table:table-cell office:value-type="string" table:style-name="ce11">
            <text:p>12.321</text:p>
          </table:table-cell>
          <table:table-cell office:value-type="string" table:style-name="ce11">
            <text:p>8.85</text:p>
          </table:table-cell>
          <table:table-cell office:value-type="string" table:style-name="ce11">
            <text:p>8.719</text:p>
          </table:table-cell>
          <table:table-cell table:number-columns-repeated="16367"/>
        </table:table-row>
        <table:table-row table:style-name="ro3">
          <table:table-cell office:value-type="string" table:style-name="ce4">
            <text:p>E03_no</text:p>
          </table:table-cell>
          <table:table-cell office:value-type="string" table:style-name="ce4">
            <text:p>E03. Have you been bullied or harassed at work, in the past 12 months? (% no)</text:p>
          </table:table-cell>
          <table:table-cell office:value-type="string" table:style-name="ce4">
            <text:p>Bullying and harassment</text:p>
          </table:table-cell>
          <table:table-cell table:style-name="ce4"/>
          <table:table-cell office:value-type="string" table:style-name="ce11">
            <text:p>80.921</text:p>
          </table:table-cell>
          <table:table-cell office:value-type="string" table:style-name="ce11">
            <text:p>80.738</text:p>
          </table:table-cell>
          <table:table-cell office:value-type="string" table:style-name="ce11">
            <text:p>80.527</text:p>
          </table:table-cell>
          <table:table-cell office:value-type="string" table:style-name="ce11">
            <text:p>80.443</text:p>
          </table:table-cell>
          <table:table-cell office:value-type="string" table:style-name="ce11">
            <text:p>80.92</text:p>
          </table:table-cell>
          <table:table-cell office:value-type="string" table:style-name="ce11">
            <text:p>80.67</text:p>
          </table:table-cell>
          <table:table-cell office:value-type="string" table:style-name="ce11">
            <text:p>80.479</text:p>
          </table:table-cell>
          <table:table-cell office:value-type="string" table:style-name="ce11">
            <text:p>80.583</text:p>
          </table:table-cell>
          <table:table-cell office:value-type="string" table:style-name="ce11">
            <text:p>80.748</text:p>
          </table:table-cell>
          <table:table-cell office:value-type="string" table:style-name="ce11">
            <text:p>80.367</text:p>
          </table:table-cell>
          <table:table-cell office:value-type="string" table:style-name="ce11">
            <text:p>80.484</text:p>
          </table:table-cell>
          <table:table-cell office:value-type="string" table:style-name="ce11">
            <text:p>84.759</text:p>
          </table:table-cell>
          <table:table-cell office:value-type="string" table:style-name="ce11">
            <text:p>85.154</text:p>
          </table:table-cell>
          <table:table-cell table:number-columns-repeated="16367"/>
        </table:table-row>
        <table:table-row table:style-name="ro12">
          <table:table-cell office:value-type="string" table:style-name="ce4">
            <text:p>E03_pnts</text:p>
          </table:table-cell>
          <table:table-cell office:value-type="string" table:style-name="ce4">
            <text:p>E03. Have you been bullied or harassed at work, in the past 12 months? (% prefer not to say)</text:p>
          </table:table-cell>
          <table:table-cell office:value-type="string" table:style-name="ce4">
            <text:p>Bullying and harassment</text:p>
          </table:table-cell>
          <table:table-cell table:style-name="ce4"/>
          <table:table-cell office:value-type="string" table:style-name="ce11">
            <text:p>7.216</text:p>
          </table:table-cell>
          <table:table-cell office:value-type="string" table:style-name="ce11">
            <text:p>7.632</text:p>
          </table:table-cell>
          <table:table-cell office:value-type="string" table:style-name="ce11">
            <text:p>7.985</text:p>
          </table:table-cell>
          <table:table-cell office:value-type="string" table:style-name="ce11">
            <text:p>8.101</text:p>
          </table:table-cell>
          <table:table-cell office:value-type="string" table:style-name="ce11">
            <text:p>7.877</text:p>
          </table:table-cell>
          <table:table-cell office:value-type="string" table:style-name="ce11">
            <text:p>8.04</text:p>
          </table:table-cell>
          <table:table-cell office:value-type="string" table:style-name="ce11">
            <text:p>7.956</text:p>
          </table:table-cell>
          <table:table-cell office:value-type="string" table:style-name="ce11">
            <text:p>7.806</text:p>
          </table:table-cell>
          <table:table-cell office:value-type="string" table:style-name="ce11">
            <text:p>7.609</text:p>
          </table:table-cell>
          <table:table-cell office:value-type="string" table:style-name="ce11">
            <text:p>7.384</text:p>
          </table:table-cell>
          <table:table-cell office:value-type="string" table:style-name="ce11">
            <text:p>7.196</text:p>
          </table:table-cell>
          <table:table-cell office:value-type="string" table:style-name="ce11">
            <text:p>6.391</text:p>
          </table:table-cell>
          <table:table-cell office:value-type="string" table:style-name="ce11">
            <text:p>6.128</text:p>
          </table:table-cell>
          <table:table-cell table:number-columns-repeated="16367"/>
        </table:table-row>
        <table:table-row table:style-name="ro13">
          <table:table-cell office:value-type="string" table:style-name="ce4">
            <text:p>E03A_01</text:p>
          </table:table-cell>
          <table:table-cell office:value-type="string" table:style-name="ce4">
            <text:p>E03A. Nature of bullying and/or harassment: Comments about my personal appearance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11.754</text:p>
          </table:table-cell>
          <table:table-cell office:value-type="string" table:style-name="ce11">
            <text:p>10.441</text:p>
          </table:table-cell>
          <table:table-cell office:value-type="string" table:style-name="ce11">
            <text:p>9.356</text:p>
          </table:table-cell>
          <table:table-cell table:number-columns-repeated="16367"/>
        </table:table-row>
        <table:table-row table:style-name="ro14">
          <table:table-cell office:value-type="string" table:style-name="ce4">
            <text:p>E03A_02</text:p>
          </table:table-cell>
          <table:table-cell office:value-type="string" table:style-name="ce4">
            <text:p>E03A. Nature of bullying and/or harassment: Sexual harassment (e.g. sexual comments or jokes, unwelcome sexual advances, touching or assault)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5.852</text:p>
          </table:table-cell>
          <table:table-cell office:value-type="string" table:style-name="ce11">
            <text:p>4.352</text:p>
          </table:table-cell>
          <table:table-cell office:value-type="string" table:style-name="ce11">
            <text:p>4.345</text:p>
          </table:table-cell>
          <table:table-cell table:number-columns-repeated="16367"/>
        </table:table-row>
        <table:table-row table:style-name="ro13">
          <table:table-cell office:value-type="string" table:style-name="ce4">
            <text:p>E03A_03</text:p>
          </table:table-cell>
          <table:table-cell office:value-type="string" table:style-name="ce4">
            <text:p>E03A. Nature of bullying and/or harassment: Spreading gossip or making false accusations about me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28.725</text:p>
          </table:table-cell>
          <table:table-cell office:value-type="string" table:style-name="ce11">
            <text:p>26.157</text:p>
          </table:table-cell>
          <table:table-cell office:value-type="string" table:style-name="ce11">
            <text:p>23.815</text:p>
          </table:table-cell>
          <table:table-cell table:number-columns-repeated="16367"/>
        </table:table-row>
        <table:table-row table:style-name="ro4">
          <table:table-cell office:value-type="string" table:style-name="ce4">
            <text:p>E03A_04</text:p>
          </table:table-cell>
          <table:table-cell office:value-type="string" table:style-name="ce4">
            <text:p>E03A. Nature of bullying and/or harassment: Intimidation or verbal aggression (e.g. shouting, swearing, making threats)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30.557</text:p>
          </table:table-cell>
          <table:table-cell office:value-type="string" table:style-name="ce11">
            <text:p>38.221</text:p>
          </table:table-cell>
          <table:table-cell office:value-type="string" table:style-name="ce11">
            <text:p>39.197</text:p>
          </table:table-cell>
          <table:table-cell table:number-columns-repeated="16367"/>
        </table:table-row>
        <table:table-row table:style-name="ro13">
          <table:table-cell office:value-type="string" table:style-name="ce4">
            <text:p>E03A_05</text:p>
          </table:table-cell>
          <table:table-cell office:value-type="string" table:style-name="ce4">
            <text:p>E03A. Nature of bullying and/or harassment: Physical assault (e.g. object thrown at me, pushed, hit):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1.263</text:p>
          </table:table-cell>
          <table:table-cell office:value-type="string" table:style-name="ce11">
            <text:p>0.848</text:p>
          </table:table-cell>
          <table:table-cell office:value-type="string" table:style-name="ce11">
            <text:p>0.786</text:p>
          </table:table-cell>
          <table:table-cell table:number-columns-repeated="16367"/>
        </table:table-row>
        <table:table-row table:style-name="ro13">
          <table:table-cell office:value-type="string" table:style-name="ce4">
            <text:p>E03A_06</text:p>
          </table:table-cell>
          <table:table-cell office:value-type="string" table:style-name="ce4">
            <text:p>E03A. Nature of bullying and/or harassment: Humiliated in front of team or others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42.021</text:p>
          </table:table-cell>
          <table:table-cell office:value-type="string" table:style-name="ce11">
            <text:p>38.139</text:p>
          </table:table-cell>
          <table:table-cell office:value-type="string" table:style-name="ce11">
            <text:p>37.636</text:p>
          </table:table-cell>
          <table:table-cell table:number-columns-repeated="16367"/>
        </table:table-row>
        <table:table-row table:style-name="ro11">
          <table:table-cell office:value-type="string" table:style-name="ce4">
            <text:p>E03A_07</text:p>
          </table:table-cell>
          <table:table-cell office:value-type="string" table:style-name="ce4">
            <text:p>E03A. Nature of bullying and/or harassment: Negative Micromanagement (e.g. excessive control; made to feel incompetent)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46.227</text:p>
          </table:table-cell>
          <table:table-cell office:value-type="string" table:style-name="ce11">
            <text:p>44.788</text:p>
          </table:table-cell>
          <table:table-cell office:value-type="string" table:style-name="ce11">
            <text:p>48.737</text:p>
          </table:table-cell>
          <table:table-cell table:number-columns-repeated="16367"/>
        </table:table-row>
        <table:table-row table:style-name="ro14">
          <table:table-cell office:value-type="string" table:style-name="ce4">
            <text:p>E03A_08</text:p>
          </table:table-cell>
          <table:table-cell office:value-type="string" table:style-name="ce4">
            <text:p>E03A. Nature of bullying and/or harassment: Removal of job responsibilities, unconstructive criticism, or impossible/changing expectations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28.156</text:p>
          </table:table-cell>
          <table:table-cell office:value-type="string" table:style-name="ce11">
            <text:p>25.089</text:p>
          </table:table-cell>
          <table:table-cell office:value-type="string" table:style-name="ce11">
            <text:p>27.434</text:p>
          </table:table-cell>
          <table:table-cell table:number-columns-repeated="16367"/>
        </table:table-row>
        <table:table-row table:style-name="ro13">
          <table:table-cell office:value-type="string" table:style-name="ce4">
            <text:p>E03A_09</text:p>
          </table:table-cell>
          <table:table-cell office:value-type="string" table:style-name="ce4">
            <text:p>E03A. Nature of bullying and/or harassment: Treated less favourably to others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41.077</text:p>
          </table:table-cell>
          <table:table-cell office:value-type="string" table:style-name="ce11">
            <text:p>38.945</text:p>
          </table:table-cell>
          <table:table-cell office:value-type="string" table:style-name="ce11">
            <text:p>38.679</text:p>
          </table:table-cell>
          <table:table-cell table:number-columns-repeated="16367"/>
        </table:table-row>
        <table:table-row table:style-name="ro13">
          <table:table-cell office:value-type="string" table:style-name="ce4">
            <text:p>E03A_10</text:p>
          </table:table-cell>
          <table:table-cell office:value-type="string" table:style-name="ce4">
            <text:p>E03A. Nature of bullying and/or harassment: Ignored, excluded, marginalised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37.275</text:p>
          </table:table-cell>
          <table:table-cell office:value-type="string" table:style-name="ce11">
            <text:p>36.282</text:p>
          </table:table-cell>
          <table:table-cell office:value-type="string" table:style-name="ce11">
            <text:p>37.058</text:p>
          </table:table-cell>
          <table:table-cell table:number-columns-repeated="16367"/>
        </table:table-row>
        <table:table-row table:style-name="ro13">
          <table:table-cell office:value-type="string" table:style-name="ce4">
            <text:p>E03A_11</text:p>
          </table:table-cell>
          <table:table-cell office:value-type="string" table:style-name="ce4">
            <text:p>E03A. Nature of bullying and/or harassment: Undermining or taking credit for my work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27.696</text:p>
          </table:table-cell>
          <table:table-cell office:value-type="string" table:style-name="ce11">
            <text:p>25.344</text:p>
          </table:table-cell>
          <table:table-cell office:value-type="string" table:style-name="ce11">
            <text:p>28.389</text:p>
          </table:table-cell>
          <table:table-cell table:number-columns-repeated="16367"/>
        </table:table-row>
        <table:table-row table:style-name="ro13">
          <table:table-cell office:value-type="string" table:style-name="ce4">
            <text:p>E03A_12</text:p>
          </table:table-cell>
          <table:table-cell office:value-type="string" table:style-name="ce4">
            <text:p>E03A. Nature of bullying and/or harassment: Denied time off for personal ill health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4.53</text:p>
          </table:table-cell>
          <table:table-cell office:value-type="string" table:style-name="ce11">
            <text:p>3.131</text:p>
          </table:table-cell>
          <table:table-cell office:value-type="string" table:style-name="ce11">
            <text:p>3.63</text:p>
          </table:table-cell>
          <table:table-cell table:number-columns-repeated="16367"/>
        </table:table-row>
        <table:table-row table:style-name="ro4">
          <table:table-cell office:value-type="string" table:style-name="ce4">
            <text:p>E03A_13</text:p>
          </table:table-cell>
          <table:table-cell office:value-type="string" table:style-name="ce4">
            <text:p>E03A. Nature of bullying and/or harassment: Denied time off for family or caring responsibilities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5.655</text:p>
          </table:table-cell>
          <table:table-cell office:value-type="string" table:style-name="ce11">
            <text:p>4.647</text:p>
          </table:table-cell>
          <table:table-cell office:value-type="string" table:style-name="ce11">
            <text:p>5.346</text:p>
          </table:table-cell>
          <table:table-cell table:number-columns-repeated="16367"/>
        </table:table-row>
        <table:table-row table:style-name="ro4">
          <table:table-cell office:value-type="string" table:style-name="ce4">
            <text:p>E03A_14</text:p>
          </table:table-cell>
          <table:table-cell office:value-type="string" table:style-name="ce4">
            <text:p>E03A. Nature of bullying and/or harassment: Disclosure of personal/sensitive information to colleagues without my consent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11.071</text:p>
          </table:table-cell>
          <table:table-cell office:value-type="string" table:style-name="ce11">
            <text:p>9.134</text:p>
          </table:table-cell>
          <table:table-cell office:value-type="string" table:style-name="ce11">
            <text:p>9.406</text:p>
          </table:table-cell>
          <table:table-cell table:number-columns-repeated="16367"/>
        </table:table-row>
        <table:table-row table:style-name="ro4">
          <table:table-cell office:value-type="string" table:style-name="ce4">
            <text:p>E03A_15</text:p>
          </table:table-cell>
          <table:table-cell office:value-type="string" table:style-name="ce4">
            <text:p>E03A. Nature of bullying and/or harassment: Unhelpful comments about my mental health or being off sick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11.726</text:p>
          </table:table-cell>
          <table:table-cell office:value-type="string" table:style-name="ce11">
            <text:p>12.288</text:p>
          </table:table-cell>
          <table:table-cell table:number-columns-repeated="16367"/>
        </table:table-row>
        <table:table-row table:style-name="ro13">
          <table:table-cell office:value-type="string" table:style-name="ce4">
            <text:p>E03A_16</text:p>
          </table:table-cell>
          <table:table-cell office:value-type="string" table:style-name="ce4">
            <text:p>E03A. Nature of bullying and/or harassment: Something else not listed here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11.845</text:p>
          </table:table-cell>
          <table:table-cell office:value-type="string" table:style-name="ce11">
            <text:p>15.915</text:p>
          </table:table-cell>
          <table:table-cell office:value-type="string" table:style-name="ce11">
            <text:p>8.355</text:p>
          </table:table-cell>
          <table:table-cell table:number-columns-repeated="16367"/>
        </table:table-row>
        <table:table-row table:style-name="ro12">
          <table:table-cell office:value-type="string" table:style-name="ce4">
            <text:p>E03A_17</text:p>
          </table:table-cell>
          <table:table-cell office:value-type="string" table:style-name="ce4">
            <text:p>E03A. Nature of bullying and/or harassment: Prefer not to say (% of those ticking at least one E03A option)</text:p>
          </table:table-cell>
          <table:table-cell office:value-type="string" table:style-name="ce4">
            <text:p>Natur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5.522</text:p>
          </table:table-cell>
          <table:table-cell office:value-type="string" table:style-name="ce11">
            <text:p>3.763</text:p>
          </table:table-cell>
          <table:table-cell office:value-type="string" table:style-name="ce11">
            <text:p>3.845</text:p>
          </table:table-cell>
          <table:table-cell table:number-columns-repeated="16367"/>
        </table:table-row>
        <table:table-row table:style-name="ro13">
          <table:table-cell office:value-type="string" table:style-name="ce4">
            <text:p>E04_01</text:p>
          </table:table-cell>
          <table:table-cell office:value-type="string" table:style-name="ce4">
            <text:p>E04_01. Who bullied and/or harassed you? A colleague in my Area/Directorate/Division (% of those ticking at least one E04 option)</text:p>
          </table:table-cell>
          <table:table-cell office:value-type="string" table:style-name="ce4">
            <text:p>Sourc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38.352</text:p>
          </table:table-cell>
          <table:table-cell office:value-type="string" table:style-name="ce11">
            <text:p>39.81</text:p>
          </table:table-cell>
          <table:table-cell office:value-type="string" table:style-name="ce11">
            <text:p>35.826</text:p>
          </table:table-cell>
          <table:table-cell table:number-columns-repeated="16367"/>
        </table:table-row>
        <table:table-row table:style-name="ro4">
          <table:table-cell office:value-type="string" table:style-name="ce4">
            <text:p>E04_02</text:p>
          </table:table-cell>
          <table:table-cell office:value-type="string" table:style-name="ce4">
            <text:p>E04_02. Who bullied and/or harassed you? A colleague in a different Area/Directorate/Division of [my organisation] (% of those ticking at least one E04 option)</text:p>
          </table:table-cell>
          <table:table-cell office:value-type="string" table:style-name="ce4">
            <text:p>Sourc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9.474</text:p>
          </table:table-cell>
          <table:table-cell office:value-type="string" table:style-name="ce11">
            <text:p>9.767</text:p>
          </table:table-cell>
          <table:table-cell office:value-type="string" table:style-name="ce11">
            <text:p>10.314</text:p>
          </table:table-cell>
          <table:table-cell table:number-columns-repeated="16367"/>
        </table:table-row>
        <table:table-row table:style-name="ro12">
          <table:table-cell office:value-type="string" table:style-name="ce4">
            <text:p>E04_03</text:p>
          </table:table-cell>
          <table:table-cell office:value-type="string" table:style-name="ce4">
            <text:p>E04_03. Who bullied and/or harassed you? My manager (% of those ticking at least one E04 option)</text:p>
          </table:table-cell>
          <table:table-cell office:value-type="string" table:style-name="ce4">
            <text:p>Source of bullying and harassment</text:p>
          </table:table-cell>
          <table:table-cell office:value-type="string" table:style-name="ce4">
            <text:p>[note 2] [note 3]</text:p>
          </table:table-cell>
          <table:table-cell office:value-type="string" table:style-name="ce11">
            <text:p>32.077</text:p>
          </table:table-cell>
          <table:table-cell office:value-type="string" table:style-name="ce11">
            <text:p>29.962</text:p>
          </table:table-cell>
          <table:table-cell office:value-type="string" table:style-name="ce11">
            <text:p>30.942</text:p>
          </table:table-cell>
          <table:table-cell office:value-type="string" table:style-name="ce11">
            <text:p>30.024</text:p>
          </table:table-cell>
          <table:table-cell office:value-type="string" table:style-name="ce11">
            <text:p>31.614</text:p>
          </table:table-cell>
          <table:table-cell office:value-type="string" table:style-name="ce11">
            <text:p>31.784</text:p>
          </table:table-cell>
          <table:table-cell office:value-type="string" table:style-name="ce11">
            <text:p>31.147</text:p>
          </table:table-cell>
          <table:table-cell office:value-type="string" table:style-name="ce11">
            <text:p>30.886</text:p>
          </table:table-cell>
          <table:table-cell office:value-type="string" table:style-name="ce11">
            <text:p>29.606</text:p>
          </table:table-cell>
          <table:table-cell office:value-type="string" table:style-name="ce11">
            <text:p>29.833</text:p>
          </table:table-cell>
          <table:table-cell office:value-type="string" table:style-name="ce11">
            <text:p>32.698</text:p>
          </table:table-cell>
          <table:table-cell office:value-type="string" table:style-name="ce11">
            <text:p>32.318</text:p>
          </table:table-cell>
          <table:table-cell office:value-type="string" table:style-name="ce11">
            <text:p>34.419</text:p>
          </table:table-cell>
          <table:table-cell table:number-columns-repeated="16367"/>
        </table:table-row>
        <table:table-row table:style-name="ro13">
          <table:table-cell office:value-type="string" table:style-name="ce4">
            <text:p>E04_04</text:p>
          </table:table-cell>
          <table:table-cell office:value-type="string" table:style-name="ce4">
            <text:p>E04_04. Who bullied and/or harassed you? Another senior member of staff in [my organisation] (% of those ticking at least one E04 option)</text:p>
          </table:table-cell>
          <table:table-cell office:value-type="string" table:style-name="ce4">
            <text:p>Sourc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24.799</text:p>
          </table:table-cell>
          <table:table-cell office:value-type="string" table:style-name="ce11">
            <text:p>27.429</text:p>
          </table:table-cell>
          <table:table-cell office:value-type="string" table:style-name="ce11">
            <text:p>25.438</text:p>
          </table:table-cell>
          <table:table-cell table:number-columns-repeated="16367"/>
        </table:table-row>
        <table:table-row table:style-name="ro12">
          <table:table-cell office:value-type="string" table:style-name="ce4">
            <text:p>E04_05</text:p>
          </table:table-cell>
          <table:table-cell office:value-type="string" table:style-name="ce4">
            <text:p>E04_05. Who bullied and/or harassed you? Someone I manage (% of those ticking at least one E04 option)</text:p>
          </table:table-cell>
          <table:table-cell office:value-type="string" table:style-name="ce4">
            <text:p>Source of bullying and harassment</text:p>
          </table:table-cell>
          <table:table-cell office:value-type="string" table:style-name="ce4">
            <text:p>[note 2] [note 3]</text:p>
          </table:table-cell>
          <table:table-cell office:value-type="string" table:style-name="ce11">
            <text:p>4.841</text:p>
          </table:table-cell>
          <table:table-cell office:value-type="string" table:style-name="ce11">
            <text:p>4.846</text:p>
          </table:table-cell>
          <table:table-cell office:value-type="string" table:style-name="ce11">
            <text:p>4.913</text:p>
          </table:table-cell>
          <table:table-cell office:value-type="string" table:style-name="ce11">
            <text:p>4.52</text:p>
          </table:table-cell>
          <table:table-cell office:value-type="string" table:style-name="ce11">
            <text:p>4.51</text:p>
          </table:table-cell>
          <table:table-cell office:value-type="string" table:style-name="ce11">
            <text:p>4.371</text:p>
          </table:table-cell>
          <table:table-cell office:value-type="string" table:style-name="ce11">
            <text:p>4.15</text:p>
          </table:table-cell>
          <table:table-cell office:value-type="string" table:style-name="ce11">
            <text:p>4.343</text:p>
          </table:table-cell>
          <table:table-cell office:value-type="string" table:style-name="ce11">
            <text:p>4.44</text:p>
          </table:table-cell>
          <table:table-cell office:value-type="string" table:style-name="ce11">
            <text:p>4.73</text:p>
          </table:table-cell>
          <table:table-cell office:value-type="string" table:style-name="ce11">
            <text:p>4.556</text:p>
          </table:table-cell>
          <table:table-cell office:value-type="string" table:style-name="ce11">
            <text:p>4.778</text:p>
          </table:table-cell>
          <table:table-cell office:value-type="string" table:style-name="ce11">
            <text:p>4.805</text:p>
          </table:table-cell>
          <table:table-cell table:number-columns-repeated="16367"/>
        </table:table-row>
        <table:table-row table:style-name="ro4">
          <table:table-cell office:value-type="string" table:style-name="ce4">
            <text:p>E04_06</text:p>
          </table:table-cell>
          <table:table-cell office:value-type="string" table:style-name="ce4">
            <text:p>E04_06. Who bullied and/or harassed you? Someone working in a different Civil Service organisation (% of those ticking at least one E04 option)</text:p>
          </table:table-cell>
          <table:table-cell office:value-type="string" table:style-name="ce4">
            <text:p>Sourc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2.907</text:p>
          </table:table-cell>
          <table:table-cell office:value-type="string" table:style-name="ce11">
            <text:p>1.926</text:p>
          </table:table-cell>
          <table:table-cell office:value-type="string" table:style-name="ce11">
            <text:p>3.522</text:p>
          </table:table-cell>
          <table:table-cell table:number-columns-repeated="16367"/>
        </table:table-row>
        <table:table-row table:style-name="ro13">
          <table:table-cell office:value-type="string" table:style-name="ce4">
            <text:p>E04_07</text:p>
          </table:table-cell>
          <table:table-cell office:value-type="string" table:style-name="ce4">
            <text:p>E04_07. Who bullied and/or harassed you? Someone working for a non-Civil Service organisation (% of those ticking at least one E04 option)</text:p>
          </table:table-cell>
          <table:table-cell office:value-type="string" table:style-name="ce4">
            <text:p>Sourc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3.117</text:p>
          </table:table-cell>
          <table:table-cell office:value-type="string" table:style-name="ce11">
            <text:p>1.173</text:p>
          </table:table-cell>
          <table:table-cell office:value-type="string" table:style-name="ce11">
            <text:p>1.156</text:p>
          </table:table-cell>
          <table:table-cell table:number-columns-repeated="16367"/>
        </table:table-row>
        <table:table-row table:style-name="ro12">
          <table:table-cell office:value-type="string" table:style-name="ce4">
            <text:p>E04_08</text:p>
          </table:table-cell>
          <table:table-cell office:value-type="string" table:style-name="ce4">
            <text:p>E04_08. Who bullied and/or harassed you? A contractor (% of those ticking at least one E04 option)</text:p>
          </table:table-cell>
          <table:table-cell office:value-type="string" table:style-name="ce4">
            <text:p>Sourc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1.86</text:p>
          </table:table-cell>
          <table:table-cell office:value-type="string" table:style-name="ce11">
            <text:p>1.79</text:p>
          </table:table-cell>
          <table:table-cell office:value-type="string" table:style-name="ce11">
            <text:p>2.189</text:p>
          </table:table-cell>
          <table:table-cell table:number-columns-repeated="16367"/>
        </table:table-row>
        <table:table-row table:style-name="ro13">
          <table:table-cell office:value-type="string" table:style-name="ce4">
            <text:p>E04_09</text:p>
          </table:table-cell>
          <table:table-cell office:value-type="string" table:style-name="ce4">
            <text:p>E04_09. Who bullied and/or harassed you? A service user (e.g. customer, claimant, offender) (% of those ticking at least one E04 option)</text:p>
          </table:table-cell>
          <table:table-cell office:value-type="string" table:style-name="ce4">
            <text:p>Source of bullying and harassment</text:p>
          </table:table-cell>
          <table:table-cell office:value-type="string" table:style-name="ce4">
            <text:p>[note 2] [note 3]</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2.281</text:p>
          </table:table-cell>
          <table:table-cell office:value-type="string" table:style-name="ce11">
            <text:p>1.986</text:p>
          </table:table-cell>
          <table:table-cell office:value-type="string" table:style-name="ce11">
            <text:p>1.786</text:p>
          </table:table-cell>
          <table:table-cell table:number-columns-repeated="16367"/>
        </table:table-row>
        <table:table-row table:style-name="ro12">
          <table:table-cell office:value-type="string" table:style-name="ce4">
            <text:p>E04_10</text:p>
          </table:table-cell>
          <table:table-cell office:value-type="string" table:style-name="ce4">
            <text:p>E04_10. Who bullied and/or harassed you? A member of the public (% of those ticking at least one E04 option)</text:p>
          </table:table-cell>
          <table:table-cell office:value-type="string" table:style-name="ce4">
            <text:p>Source of bullying and harassment</text:p>
          </table:table-cell>
          <table:table-cell office:value-type="string" table:style-name="ce4">
            <text:p>[note 2] [note 3]</text:p>
          </table:table-cell>
          <table:table-cell office:value-type="string" table:style-name="ce11">
            <text:p>5.732</text:p>
          </table:table-cell>
          <table:table-cell office:value-type="string" table:style-name="ce11">
            <text:p>5.429</text:p>
          </table:table-cell>
          <table:table-cell office:value-type="string" table:style-name="ce11">
            <text:p>5.425</text:p>
          </table:table-cell>
          <table:table-cell office:value-type="string" table:style-name="ce11">
            <text:p>5.069</text:p>
          </table:table-cell>
          <table:table-cell office:value-type="string" table:style-name="ce11">
            <text:p>4.49</text:p>
          </table:table-cell>
          <table:table-cell office:value-type="string" table:style-name="ce11">
            <text:p>3.847</text:p>
          </table:table-cell>
          <table:table-cell office:value-type="string" table:style-name="ce11">
            <text:p>3.564</text:p>
          </table:table-cell>
          <table:table-cell office:value-type="string" table:style-name="ce11">
            <text:p>3.465</text:p>
          </table:table-cell>
          <table:table-cell office:value-type="string" table:style-name="ce11">
            <text:p>3.389</text:p>
          </table:table-cell>
          <table:table-cell office:value-type="string" table:style-name="ce11">
            <text:p>3.356</text:p>
          </table:table-cell>
          <table:table-cell office:value-type="string" table:style-name="ce11">
            <text:p>1.929</text:p>
          </table:table-cell>
          <table:table-cell office:value-type="string" table:style-name="ce11">
            <text:p>1.273</text:p>
          </table:table-cell>
          <table:table-cell office:value-type="string" table:style-name="ce11">
            <text:p>1.071</text:p>
          </table:table-cell>
          <table:table-cell table:number-columns-repeated="16367"/>
        </table:table-row>
        <table:table-row table:style-name="ro12">
          <table:table-cell office:value-type="string" table:style-name="ce4">
            <text:p>E04_11</text:p>
          </table:table-cell>
          <table:table-cell office:value-type="string" table:style-name="ce4">
            <text:p>E04_11. Who bullied and/or harassed you? Someone else not listed here (% of those ticking at least one E04 option)</text:p>
          </table:table-cell>
          <table:table-cell office:value-type="string" table:style-name="ce4">
            <text:p>Source of bullying and harassment</text:p>
          </table:table-cell>
          <table:table-cell office:value-type="string" table:style-name="ce4">
            <text:p>[note 2] [note 3]</text:p>
          </table:table-cell>
          <table:table-cell office:value-type="string" table:style-name="ce11">
            <text:p>3.807</text:p>
          </table:table-cell>
          <table:table-cell office:value-type="string" table:style-name="ce11">
            <text:p>3.359</text:p>
          </table:table-cell>
          <table:table-cell office:value-type="string" table:style-name="ce11">
            <text:p>3.321</text:p>
          </table:table-cell>
          <table:table-cell office:value-type="string" table:style-name="ce11">
            <text:p>3.454</text:p>
          </table:table-cell>
          <table:table-cell office:value-type="string" table:style-name="ce11">
            <text:p>3.842</text:p>
          </table:table-cell>
          <table:table-cell office:value-type="string" table:style-name="ce11">
            <text:p>3.772</text:p>
          </table:table-cell>
          <table:table-cell office:value-type="string" table:style-name="ce11">
            <text:p>3.708</text:p>
          </table:table-cell>
          <table:table-cell office:value-type="string" table:style-name="ce11">
            <text:p>4.433</text:p>
          </table:table-cell>
          <table:table-cell office:value-type="string" table:style-name="ce11">
            <text:p>4.314</text:p>
          </table:table-cell>
          <table:table-cell office:value-type="string" table:style-name="ce11">
            <text:p>4.221</text:p>
          </table:table-cell>
          <table:table-cell office:value-type="string" table:style-name="ce11">
            <text:p>3.048</text:p>
          </table:table-cell>
          <table:table-cell office:value-type="string" table:style-name="ce11">
            <text:p>2.71</text:p>
          </table:table-cell>
          <table:table-cell office:value-type="string" table:style-name="ce11">
            <text:p>4.71</text:p>
          </table:table-cell>
          <table:table-cell table:number-columns-repeated="16367"/>
        </table:table-row>
        <table:table-row table:style-name="ro12">
          <table:table-cell office:value-type="string" table:style-name="ce4">
            <text:p>E04_12</text:p>
          </table:table-cell>
          <table:table-cell office:value-type="string" table:style-name="ce4">
            <text:p>E04_12. Who bullied and/or harassed you? Prefer not to say (% of those ticking at least one E04 option)</text:p>
          </table:table-cell>
          <table:table-cell office:value-type="string" table:style-name="ce4">
            <text:p>Source of bullying and harassment</text:p>
          </table:table-cell>
          <table:table-cell office:value-type="string" table:style-name="ce4">
            <text:p>[note 2] [note 3]</text:p>
          </table:table-cell>
          <table:table-cell office:value-type="string" table:style-name="ce11">
            <text:p>14.393</text:p>
          </table:table-cell>
          <table:table-cell office:value-type="string" table:style-name="ce11">
            <text:p>16.435</text:p>
          </table:table-cell>
          <table:table-cell office:value-type="string" table:style-name="ce11">
            <text:p>15.075</text:p>
          </table:table-cell>
          <table:table-cell office:value-type="string" table:style-name="ce11">
            <text:p>15.621</text:p>
          </table:table-cell>
          <table:table-cell office:value-type="string" table:style-name="ce11">
            <text:p>13.743</text:p>
          </table:table-cell>
          <table:table-cell office:value-type="string" table:style-name="ce11">
            <text:p>13.645</text:p>
          </table:table-cell>
          <table:table-cell office:value-type="string" table:style-name="ce11">
            <text:p>13.898</text:p>
          </table:table-cell>
          <table:table-cell office:value-type="string" table:style-name="ce11">
            <text:p>13.281</text:p>
          </table:table-cell>
          <table:table-cell office:value-type="string" table:style-name="ce11">
            <text:p>13.076</text:p>
          </table:table-cell>
          <table:table-cell office:value-type="string" table:style-name="ce11">
            <text:p>12.073</text:p>
          </table:table-cell>
          <table:table-cell office:value-type="string" table:style-name="ce11">
            <text:p>11.717</text:p>
          </table:table-cell>
          <table:table-cell office:value-type="string" table:style-name="ce11">
            <text:p>10.569</text:p>
          </table:table-cell>
          <table:table-cell office:value-type="string" table:style-name="ce11">
            <text:p>8.412</text:p>
          </table:table-cell>
          <table:table-cell table:number-columns-repeated="16367"/>
        </table:table-row>
        <table:table-row table:style-name="ro3">
          <table:table-cell office:value-type="string" table:style-name="ce4">
            <text:p>E05_yes</text:p>
          </table:table-cell>
          <table:table-cell office:value-type="string" table:style-name="ce4">
            <text:p>E05. Did you report your experience of bullying and/or harassment? (% yes)</text:p>
          </table:table-cell>
          <table:table-cell office:value-type="string" table:style-name="ce4">
            <text:p>Reporting of bullying and harassment</text:p>
          </table:table-cell>
          <table:table-cell office:value-type="string" table:style-name="ce4">
            <text:p>[note 2]</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35.533</text:p>
          </table:table-cell>
          <table:table-cell office:value-type="string" table:style-name="ce11">
            <text:p>38.17</text:p>
          </table:table-cell>
          <table:table-cell office:value-type="string" table:style-name="ce11">
            <text:p>39.858</text:p>
          </table:table-cell>
          <table:table-cell office:value-type="string" table:style-name="ce11">
            <text:p>49.639</text:p>
          </table:table-cell>
          <table:table-cell office:value-type="string" table:style-name="ce11">
            <text:p>40.533</text:p>
          </table:table-cell>
          <table:table-cell office:value-type="string" table:style-name="ce11">
            <text:p>38.939</text:p>
          </table:table-cell>
          <table:table-cell table:number-columns-repeated="16367"/>
        </table:table-row>
        <table:table-row table:style-name="ro3">
          <table:table-cell office:value-type="string" table:style-name="ce4">
            <text:p>E05_no</text:p>
          </table:table-cell>
          <table:table-cell office:value-type="string" table:style-name="ce4">
            <text:p>E05. Did you report your experience of bullying and/or harassment? (% no)</text:p>
          </table:table-cell>
          <table:table-cell office:value-type="string" table:style-name="ce4">
            <text:p>Reporting of bullying and harassment</text:p>
          </table:table-cell>
          <table:table-cell office:value-type="string" table:style-name="ce4">
            <text:p>[note 2]</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49.775</text:p>
          </table:table-cell>
          <table:table-cell office:value-type="string" table:style-name="ce11">
            <text:p>47.323</text:p>
          </table:table-cell>
          <table:table-cell office:value-type="string" table:style-name="ce11">
            <text:p>46.32</text:p>
          </table:table-cell>
          <table:table-cell office:value-type="string" table:style-name="ce11">
            <text:p>43.236</text:p>
          </table:table-cell>
          <table:table-cell office:value-type="string" table:style-name="ce11">
            <text:p>47.593</text:p>
          </table:table-cell>
          <table:table-cell office:value-type="string" table:style-name="ce11">
            <text:p>47.84</text:p>
          </table:table-cell>
          <table:table-cell table:number-columns-repeated="16367"/>
        </table:table-row>
        <table:table-row table:style-name="ro12">
          <table:table-cell office:value-type="string" table:style-name="ce4">
            <text:p>E05_pnts</text:p>
          </table:table-cell>
          <table:table-cell office:value-type="string" table:style-name="ce4">
            <text:p>E05. Did you report your experience of bullying and/or harassment? (% prefer not to say)</text:p>
          </table:table-cell>
          <table:table-cell office:value-type="string" table:style-name="ce4">
            <text:p>Reporting of bullying and harassment</text:p>
          </table:table-cell>
          <table:table-cell office:value-type="string" table:style-name="ce4">
            <text:p>[note 2]</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14.692</text:p>
          </table:table-cell>
          <table:table-cell office:value-type="string" table:style-name="ce11">
            <text:p>14.507</text:p>
          </table:table-cell>
          <table:table-cell office:value-type="string" table:style-name="ce11">
            <text:p>13.822</text:p>
          </table:table-cell>
          <table:table-cell office:value-type="string" table:style-name="ce11">
            <text:p>7.125</text:p>
          </table:table-cell>
          <table:table-cell office:value-type="string" table:style-name="ce11">
            <text:p>11.874</text:p>
          </table:table-cell>
          <table:table-cell office:value-type="string" table:style-name="ce11">
            <text:p>13.221</text:p>
          </table:table-cell>
          <table:table-cell table:number-columns-repeated="16367"/>
        </table:table-row>
        <table:table-row table:style-name="ro12">
          <table:table-cell office:value-type="string" table:style-name="ce4">
            <text:p>E06_A_yes</text:p>
          </table:table-cell>
          <table:table-cell office:value-type="string" table:style-name="ce4">
            <text:p>E06_A. Appropriate action was taken to address the behaviour I experienced (% yes)</text:p>
          </table:table-cell>
          <table:table-cell office:value-type="string" table:style-name="ce4">
            <text:p>Reporting of bullying and harassment</text:p>
          </table:table-cell>
          <table:table-cell office:value-type="string" table:style-name="ce4">
            <text:p>[note 2]</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15.614</text:p>
          </table:table-cell>
          <table:table-cell office:value-type="string" table:style-name="ce11">
            <text:p>14.378</text:p>
          </table:table-cell>
          <table:table-cell office:value-type="string" table:style-name="ce11">
            <text:p>27.672</text:p>
          </table:table-cell>
          <table:table-cell table:number-columns-repeated="16367"/>
        </table:table-row>
        <table:table-row table:style-name="ro3">
          <table:table-cell office:value-type="string" table:style-name="ce4">
            <text:p>E06_B_yes</text:p>
          </table:table-cell>
          <table:table-cell office:value-type="string" table:style-name="ce4">
            <text:p>E06_B. The bullying and/or harassment has stopped (% yes)</text:p>
          </table:table-cell>
          <table:table-cell office:value-type="string" table:style-name="ce4">
            <text:p>Reporting of bullying and harassment</text:p>
          </table:table-cell>
          <table:table-cell office:value-type="string" table:style-name="ce4">
            <text:p>[note 2]</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38.192</text:p>
          </table:table-cell>
          <table:table-cell office:value-type="string" table:style-name="ce11">
            <text:p>39.066</text:p>
          </table:table-cell>
          <table:table-cell office:value-type="string" table:style-name="ce11">
            <text:p>42.143</text:p>
          </table:table-cell>
          <table:table-cell table:number-columns-repeated="16367"/>
        </table:table-row>
        <table:table-row table:style-name="ro3">
          <table:table-cell office:value-type="string" table:style-name="ce4">
            <text:p>E06_C_yes</text:p>
          </table:table-cell>
          <table:table-cell office:value-type="string" table:style-name="ce4">
            <text:p>E06_C. The culture in my area allows this kind of behaviour to continue (% yes)</text:p>
          </table:table-cell>
          <table:table-cell office:value-type="string" table:style-name="ce4">
            <text:p>Reporting of bullying and harassment</text:p>
          </table:table-cell>
          <table:table-cell office:value-type="string" table:style-name="ce4">
            <text:p>[note 2]</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55.489</text:p>
          </table:table-cell>
          <table:table-cell office:value-type="string" table:style-name="ce11">
            <text:p>61.589</text:p>
          </table:table-cell>
          <table:table-cell office:value-type="string" table:style-name="ce11">
            <text:p>59.266</text:p>
          </table:table-cell>
          <table:table-cell table:number-columns-repeated="16367"/>
        </table:table-row>
        <table:table-row table:style-name="ro3">
          <table:table-cell office:value-type="string" table:style-name="ce4">
            <text:p>E06_D_yes</text:p>
          </table:table-cell>
          <table:table-cell office:value-type="string" table:style-name="ce4">
            <text:p>E06_D. I felt like I was punished for reporting the incident (% yes)</text:p>
          </table:table-cell>
          <table:table-cell office:value-type="string" table:style-name="ce4">
            <text:p>Reporting of bullying and harassment</text:p>
          </table:table-cell>
          <table:table-cell office:value-type="string" table:style-name="ce4">
            <text:p>[note 2]</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18.849</text:p>
          </table:table-cell>
          <table:table-cell office:value-type="string" table:style-name="ce11">
            <text:p>34.921</text:p>
          </table:table-cell>
          <table:table-cell office:value-type="string" table:style-name="ce11">
            <text:p>34.898</text:p>
          </table:table-cell>
          <table:table-cell table:number-columns-repeated="16367"/>
        </table:table-row>
        <table:table-row table:style-name="ro3">
          <table:table-cell office:value-type="string" table:style-name="ce4">
            <text:p>E06_A_no</text:p>
          </table:table-cell>
          <table:table-cell office:value-type="string" table:style-name="ce4">
            <text:p>E06_A. Appropriate action was taken to address the behaviour I experienced (% no)</text:p>
          </table:table-cell>
          <table:table-cell office:value-type="string" table:style-name="ce4">
            <text:p>Reporting of bullying and harassment</text:p>
          </table:table-cell>
          <table:table-cell office:value-type="string" table:style-name="ce4">
            <text:p>[note 2]</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63.594</text:p>
          </table:table-cell>
          <table:table-cell office:value-type="string" table:style-name="ce11">
            <text:p>64.331</text:p>
          </table:table-cell>
          <table:table-cell office:value-type="string" table:style-name="ce11">
            <text:p>59.401</text:p>
          </table:table-cell>
          <table:table-cell table:number-columns-repeated="16367"/>
        </table:table-row>
        <table:table-row table:style-name="ro3">
          <table:table-cell office:value-type="string" table:style-name="ce4">
            <text:p>E06_B_no</text:p>
          </table:table-cell>
          <table:table-cell office:value-type="string" table:style-name="ce4">
            <text:p>E06_B. The bullying and/or harassment has stopped (% no)</text:p>
          </table:table-cell>
          <table:table-cell office:value-type="string" table:style-name="ce4">
            <text:p>Reporting of bullying and harassment</text:p>
          </table:table-cell>
          <table:table-cell office:value-type="string" table:style-name="ce4">
            <text:p>[note 2]</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37.693</text:p>
          </table:table-cell>
          <table:table-cell office:value-type="string" table:style-name="ce11">
            <text:p>33.349</text:p>
          </table:table-cell>
          <table:table-cell office:value-type="string" table:style-name="ce11">
            <text:p>31.217</text:p>
          </table:table-cell>
          <table:table-cell table:number-columns-repeated="16367"/>
        </table:table-row>
        <table:table-row table:style-name="ro3">
          <table:table-cell office:value-type="string" table:style-name="ce4">
            <text:p>E06_C_no</text:p>
          </table:table-cell>
          <table:table-cell office:value-type="string" table:style-name="ce4">
            <text:p>E06_C. The culture in my area allows this kind of behaviour to continue (% no)</text:p>
          </table:table-cell>
          <table:table-cell office:value-type="string" table:style-name="ce4">
            <text:p>Reporting of bullying and harassment</text:p>
          </table:table-cell>
          <table:table-cell office:value-type="string" table:style-name="ce4">
            <text:p>[note 2]</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25.24</text:p>
          </table:table-cell>
          <table:table-cell office:value-type="string" table:style-name="ce11">
            <text:p>20.534</text:p>
          </table:table-cell>
          <table:table-cell office:value-type="string" table:style-name="ce11">
            <text:p>22.087</text:p>
          </table:table-cell>
          <table:table-cell table:number-columns-repeated="16367"/>
        </table:table-row>
        <table:table-row table:style-name="ro3">
          <table:table-cell office:value-type="string" table:style-name="ce4">
            <text:p>E06_D_no</text:p>
          </table:table-cell>
          <table:table-cell office:value-type="string" table:style-name="ce4">
            <text:p>E06_D. I felt like I was punished for reporting the incident (% no)</text:p>
          </table:table-cell>
          <table:table-cell office:value-type="string" table:style-name="ce4">
            <text:p>Reporting of bullying and harassment</text:p>
          </table:table-cell>
          <table:table-cell office:value-type="string" table:style-name="ce4">
            <text:p>[note 2]</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52.823</text:p>
          </table:table-cell>
          <table:table-cell office:value-type="string" table:style-name="ce11">
            <text:p>50.7</text:p>
          </table:table-cell>
          <table:table-cell office:value-type="string" table:style-name="ce11">
            <text:p>51.335</text:p>
          </table:table-cell>
          <table:table-cell table:number-columns-repeated="16367"/>
        </table:table-row>
        <table:table-row table:style-name="ro12">
          <table:table-cell office:value-type="string" table:style-name="ce4">
            <text:p>E06_A_pnts</text:p>
          </table:table-cell>
          <table:table-cell office:value-type="string" table:style-name="ce4">
            <text:p>E06_A. Appropriate action was taken to address the behaviour I experienced (% prefer not to say)</text:p>
          </table:table-cell>
          <table:table-cell office:value-type="string" table:style-name="ce4">
            <text:p>Reporting of bullying and harassment</text:p>
          </table:table-cell>
          <table:table-cell office:value-type="string" table:style-name="ce4">
            <text:p>[note 2]</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20.792</text:p>
          </table:table-cell>
          <table:table-cell office:value-type="string" table:style-name="ce11">
            <text:p>21.291</text:p>
          </table:table-cell>
          <table:table-cell office:value-type="string" table:style-name="ce11">
            <text:p>12.927</text:p>
          </table:table-cell>
          <table:table-cell table:number-columns-repeated="16367"/>
        </table:table-row>
        <table:table-row table:style-name="ro3">
          <table:table-cell office:value-type="string" table:style-name="ce4">
            <text:p>E06_B_pnts</text:p>
          </table:table-cell>
          <table:table-cell office:value-type="string" table:style-name="ce4">
            <text:p>E06_B. The bullying and/or harassment has stopped (% prefer not to say)</text:p>
          </table:table-cell>
          <table:table-cell office:value-type="string" table:style-name="ce4">
            <text:p>Reporting of bullying and harassment</text:p>
          </table:table-cell>
          <table:table-cell office:value-type="string" table:style-name="ce4">
            <text:p>[note 2]</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24.115</text:p>
          </table:table-cell>
          <table:table-cell office:value-type="string" table:style-name="ce11">
            <text:p>27.585</text:p>
          </table:table-cell>
          <table:table-cell office:value-type="string" table:style-name="ce11">
            <text:p>26.64</text:p>
          </table:table-cell>
          <table:table-cell table:number-columns-repeated="16367"/>
        </table:table-row>
        <table:table-row table:style-name="ro3">
          <table:table-cell office:value-type="string" table:style-name="ce4">
            <text:p>E06_C_pnts</text:p>
          </table:table-cell>
          <table:table-cell office:value-type="string" table:style-name="ce4">
            <text:p>E06_C. The culture in my area allows this kind of behaviour to continue (% prefer not to say)</text:p>
          </table:table-cell>
          <table:table-cell office:value-type="string" table:style-name="ce4">
            <text:p>Reporting of bullying and harassment</text:p>
          </table:table-cell>
          <table:table-cell office:value-type="string" table:style-name="ce4">
            <text:p>[note 2]</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19.27</text:p>
          </table:table-cell>
          <table:table-cell office:value-type="string" table:style-name="ce11">
            <text:p>17.877</text:p>
          </table:table-cell>
          <table:table-cell office:value-type="string" table:style-name="ce11">
            <text:p>18.648</text:p>
          </table:table-cell>
          <table:table-cell table:number-columns-repeated="16367"/>
        </table:table-row>
        <table:table-row table:style-name="ro3">
          <table:table-cell office:value-type="string" table:style-name="ce4">
            <text:p>E06_D_pnts</text:p>
          </table:table-cell>
          <table:table-cell office:value-type="string" table:style-name="ce4">
            <text:p>E06_D. I felt like I was punished for reporting the incident (% prefer not to say)</text:p>
          </table:table-cell>
          <table:table-cell office:value-type="string" table:style-name="ce4">
            <text:p>Reporting of bullying and harassment</text:p>
          </table:table-cell>
          <table:table-cell office:value-type="string" table:style-name="ce4">
            <text:p>[note 2]</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28.328</text:p>
          </table:table-cell>
          <table:table-cell office:value-type="string" table:style-name="ce11">
            <text:p>14.379</text:p>
          </table:table-cell>
          <table:table-cell office:value-type="string" table:style-name="ce11">
            <text:p>13.767</text:p>
          </table:table-cell>
          <table:table-cell table:number-columns-repeated="16367"/>
        </table:table-row>
        <table:table-row table:style-name="ro12">
          <table:table-cell office:value-type="string" table:style-name="ce4">
            <text:p>W01</text:p>
          </table:table-cell>
          <table:table-cell office:value-type="string" table:style-name="ce4">
            <text:p>W01. Overall, how satisfied are you with your life nowadays? (% rating 7-10, where 10 is 'completely satisfied')</text:p>
          </table:table-cell>
          <table:table-cell office:value-type="string" table:style-name="ce4">
            <text:p>Wellbeing</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58.43</text:p>
          </table:table-cell>
          <table:table-cell office:value-type="string" table:style-name="ce11">
            <text:p>61.126</text:p>
          </table:table-cell>
          <table:table-cell office:value-type="string" table:style-name="ce11">
            <text:p>61.031</text:p>
          </table:table-cell>
          <table:table-cell office:value-type="string" table:style-name="ce11">
            <text:p>62.989</text:p>
          </table:table-cell>
          <table:table-cell office:value-type="string" table:style-name="ce11">
            <text:p>64.126</text:p>
          </table:table-cell>
          <table:table-cell office:value-type="string" table:style-name="ce11">
            <text:p>63.993</text:p>
          </table:table-cell>
          <table:table-cell office:value-type="string" table:style-name="ce11">
            <text:p>64.535</text:p>
          </table:table-cell>
          <table:table-cell office:value-type="string" table:style-name="ce11">
            <text:p>65.936</text:p>
          </table:table-cell>
          <table:table-cell office:value-type="string" table:style-name="ce11">
            <text:p>58.584</text:p>
          </table:table-cell>
          <table:table-cell office:value-type="string" table:style-name="ce11">
            <text:p>63.576</text:p>
          </table:table-cell>
          <table:table-cell table:number-columns-repeated="16367"/>
        </table:table-row>
        <table:table-row table:style-name="ro13">
          <table:table-cell office:value-type="string" table:style-name="ce4">
            <text:p>W02</text:p>
          </table:table-cell>
          <table:table-cell office:value-type="string" table:style-name="ce4">
            <text:p>W02. Overall, to what extent do you feel the things you do in your life are worthwhile? (% rating 7-10, where 10 is 'worthwhile')</text:p>
          </table:table-cell>
          <table:table-cell office:value-type="string" table:style-name="ce4">
            <text:p>Wellbeing</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65.304</text:p>
          </table:table-cell>
          <table:table-cell office:value-type="string" table:style-name="ce11">
            <text:p>68.463</text:p>
          </table:table-cell>
          <table:table-cell office:value-type="string" table:style-name="ce11">
            <text:p>67.982</text:p>
          </table:table-cell>
          <table:table-cell office:value-type="string" table:style-name="ce11">
            <text:p>69.415</text:p>
          </table:table-cell>
          <table:table-cell office:value-type="string" table:style-name="ce11">
            <text:p>70.115</text:p>
          </table:table-cell>
          <table:table-cell office:value-type="string" table:style-name="ce11">
            <text:p>69.427</text:p>
          </table:table-cell>
          <table:table-cell office:value-type="string" table:style-name="ce11">
            <text:p>69.903</text:p>
          </table:table-cell>
          <table:table-cell office:value-type="string" table:style-name="ce11">
            <text:p>70.531</text:p>
          </table:table-cell>
          <table:table-cell office:value-type="string" table:style-name="ce11">
            <text:p>66.302</text:p>
          </table:table-cell>
          <table:table-cell office:value-type="string" table:style-name="ce11">
            <text:p>69.01</text:p>
          </table:table-cell>
          <table:table-cell table:number-columns-repeated="16367"/>
        </table:table-row>
        <table:table-row table:style-name="ro12">
          <table:table-cell office:value-type="string" table:style-name="ce4">
            <text:p>W03</text:p>
          </table:table-cell>
          <table:table-cell office:value-type="string" table:style-name="ce4">
            <text:p>W03. Overall, how happy did you feel yesterday? (% rating 7-10, where 10 is 'completely happy')</text:p>
          </table:table-cell>
          <table:table-cell office:value-type="string" table:style-name="ce4">
            <text:p>Wellbeing</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56.614</text:p>
          </table:table-cell>
          <table:table-cell office:value-type="string" table:style-name="ce11">
            <text:p>58.266</text:p>
          </table:table-cell>
          <table:table-cell office:value-type="string" table:style-name="ce11">
            <text:p>58.881</text:p>
          </table:table-cell>
          <table:table-cell office:value-type="string" table:style-name="ce11">
            <text:p>60.693</text:p>
          </table:table-cell>
          <table:table-cell office:value-type="string" table:style-name="ce11">
            <text:p>62.275</text:p>
          </table:table-cell>
          <table:table-cell office:value-type="string" table:style-name="ce11">
            <text:p>61.366</text:p>
          </table:table-cell>
          <table:table-cell office:value-type="string" table:style-name="ce11">
            <text:p>61.643</text:p>
          </table:table-cell>
          <table:table-cell office:value-type="string" table:style-name="ce11">
            <text:p>61.508</text:p>
          </table:table-cell>
          <table:table-cell office:value-type="string" table:style-name="ce11">
            <text:p>56.656</text:p>
          </table:table-cell>
          <table:table-cell office:value-type="string" table:style-name="ce11">
            <text:p>60.217</text:p>
          </table:table-cell>
          <table:table-cell table:number-columns-repeated="16367"/>
        </table:table-row>
        <table:table-row table:style-name="ro12">
          <table:table-cell office:value-type="string" table:style-name="ce4">
            <text:p>W04</text:p>
          </table:table-cell>
          <table:table-cell office:value-type="string" table:style-name="ce4">
            <text:p>W04. Overall, how anxious did you feel yesterday? (% rating 6-10, where 10 is 'completely anxious')</text:p>
          </table:table-cell>
          <table:table-cell office:value-type="string" table:style-name="ce4">
            <text:p>Wellbeing</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29.12</text:p>
          </table:table-cell>
          <table:table-cell office:value-type="string" table:style-name="ce11">
            <text:p>30.133</text:p>
          </table:table-cell>
          <table:table-cell office:value-type="string" table:style-name="ce11">
            <text:p>29.943</text:p>
          </table:table-cell>
          <table:table-cell office:value-type="string" table:style-name="ce11">
            <text:p>30.434</text:p>
          </table:table-cell>
          <table:table-cell office:value-type="string" table:style-name="ce11">
            <text:p>30.164</text:p>
          </table:table-cell>
          <table:table-cell office:value-type="string" table:style-name="ce11">
            <text:p>31.283</text:p>
          </table:table-cell>
          <table:table-cell office:value-type="string" table:style-name="ce11">
            <text:p>32.084</text:p>
          </table:table-cell>
          <table:table-cell office:value-type="string" table:style-name="ce11">
            <text:p>32.329</text:p>
          </table:table-cell>
          <table:table-cell office:value-type="string" table:style-name="ce11">
            <text:p>35.101</text:p>
          </table:table-cell>
          <table:table-cell office:value-type="string" table:style-name="ce11">
            <text:p>34.744</text:p>
          </table:table-cell>
          <table:table-cell table:number-columns-repeated="16367"/>
        </table:table-row>
        <table:table-row table:style-name="ro12">
          <table:table-cell office:value-type="string" table:style-name="ce4">
            <text:p>J04B</text:p>
          </table:table-cell>
          <table:table-cell office:value-type="string" table:style-name="ce4">
            <text:p>J04B. In general, how would you rate your overall mental health now? (% excellent, very good or good)</text:p>
          </table:table-cell>
          <table:table-cell office:value-type="string" table:style-name="ce4">
            <text:p>Wellbeing</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74.101</text:p>
          </table:table-cell>
          <table:table-cell office:value-type="string" table:style-name="ce11">
            <text:p>68.6</text:p>
          </table:table-cell>
          <table:table-cell office:value-type="string" table:style-name="ce11">
            <text:p>69.694</text:p>
          </table:table-cell>
          <table:table-cell table:number-columns-repeated="16367"/>
        </table:table-row>
        <table:table-row table:style-name="ro12">
          <table:table-cell office:value-type="string" table:style-name="ce4">
            <text:p>W05</text:p>
          </table:table-cell>
          <table:table-cell office:value-type="string" table:style-name="ce4">
            <text:p>W05. In general, how would you rate your overall physical health now? (% excellent, very good or good)</text:p>
          </table:table-cell>
          <table:table-cell office:value-type="string" table:style-name="ce4">
            <text:p>Wellbeing</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69.839</text:p>
          </table:table-cell>
          <table:table-cell office:value-type="string" table:style-name="ce11">
            <text:p>70.273</text:p>
          </table:table-cell>
          <table:table-cell table:number-columns-repeated="16367"/>
        </table:table-row>
        <table:table-row table:style-name="ro9">
          <table:table-cell office:value-type="string" table:style-name="ce4">
            <text:p>W07</text:p>
          </table:table-cell>
          <table:table-cell office:value-type="string" table:style-name="ce4">
            <text:p>W07. How often do you feel lonely? (% 'often or always')</text:p>
          </table:table-cell>
          <table:table-cell office:value-type="string" table:style-name="ce4">
            <text:p>Wellbeing</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5.751</text:p>
          </table:table-cell>
          <table:table-cell office:value-type="string" table:style-name="ce11">
            <text:p>5.331</text:p>
          </table:table-cell>
          <table:table-cell table:number-columns-repeated="16367"/>
        </table:table-row>
        <table:table-row table:style-name="ro12">
          <table:table-cell office:value-type="string" table:style-name="ce4">
            <text:p>W08</text:p>
          </table:table-cell>
          <table:table-cell office:value-type="string" table:style-name="ce4">
            <text:p>W08. The people in my team genuinely care about my wellbeing (% strongly agree or agree)</text:p>
          </table:table-cell>
          <table:table-cell office:value-type="string" table:style-name="ce4">
            <text:p>Wellbeing</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75.83</text:p>
          </table:table-cell>
          <table:table-cell office:value-type="string" table:style-name="ce11">
            <text:p>75.53</text:p>
          </table:table-cell>
          <table:table-cell table:number-columns-repeated="16367"/>
        </table:table-row>
        <table:table-row table:style-name="ro9">
          <table:table-cell office:value-type="string" table:style-name="ce4">
            <text:p>HSE_index</text:p>
          </table:table-cell>
          <table:table-cell office:value-type="string" table:style-name="ce4">
            <text:p>Proxy Stress Index (high score means high stress)</text:p>
          </table:table-cell>
          <table:table-cell office:value-type="string" table:style-name="ce4">
            <text:p>Wellbeing</text:p>
          </table:table-cell>
          <table:table-cell table:style-name="ce4"/>
          <table:table-cell office:value-type="string" table:style-name="ce11">
            <text:p>34.655</text:p>
          </table:table-cell>
          <table:table-cell office:value-type="string" table:style-name="ce11">
            <text:p>34.753</text:p>
          </table:table-cell>
          <table:table-cell office:value-type="string" table:style-name="ce11">
            <text:p>34.68</text:p>
          </table:table-cell>
          <table:table-cell office:value-type="string" table:style-name="ce11">
            <text:p>34.01</text:p>
          </table:table-cell>
          <table:table-cell office:value-type="string" table:style-name="ce11">
            <text:p>32.353</text:p>
          </table:table-cell>
          <table:table-cell office:value-type="string" table:style-name="ce11">
            <text:p>32.517</text:p>
          </table:table-cell>
          <table:table-cell office:value-type="string" table:style-name="ce11">
            <text:p>32.025</text:p>
          </table:table-cell>
          <table:table-cell office:value-type="string" table:style-name="ce11">
            <text:p>31.362</text:p>
          </table:table-cell>
          <table:table-cell office:value-type="string" table:style-name="ce11">
            <text:p>30.679</text:p>
          </table:table-cell>
          <table:table-cell office:value-type="string" table:style-name="ce11">
            <text:p>30.677</text:p>
          </table:table-cell>
          <table:table-cell office:value-type="string" table:style-name="ce11">
            <text:p>29.965</text:p>
          </table:table-cell>
          <table:table-cell office:value-type="string" table:style-name="ce11">
            <text:p>28.004</text:p>
          </table:table-cell>
          <table:table-cell office:value-type="string" table:style-name="ce11">
            <text:p>27.998</text:p>
          </table:table-cell>
          <table:table-cell table:number-columns-repeated="16367"/>
        </table:table-row>
        <table:table-row table:style-name="ro9">
          <table:table-cell office:value-type="string" table:style-name="ce4">
            <text:p>PERMA_index</text:p>
          </table:table-cell>
          <table:table-cell office:value-type="string" table:style-name="ce4">
            <text:p>PERMA Index (high score means high flourishing)</text:p>
          </table:table-cell>
          <table:table-cell office:value-type="string" table:style-name="ce4">
            <text:p>Wellbeing</text:p>
          </table:table-cell>
          <table:table-cell table:style-name="ce4"/>
          <table:table-cell office:value-type="string" table:style-name="ce11">
            <text:p>[z]</text:p>
          </table:table-cell>
          <table:table-cell office:value-type="string" table:style-name="ce11">
            <text:p>[z]</text:p>
          </table:table-cell>
          <table:table-cell office:value-type="string" table:style-name="ce11">
            <text:p>[z]</text:p>
          </table:table-cell>
          <table:table-cell office:value-type="string" table:style-name="ce11">
            <text:p>69.424</text:p>
          </table:table-cell>
          <table:table-cell office:value-type="string" table:style-name="ce11">
            <text:p>71.27</text:p>
          </table:table-cell>
          <table:table-cell office:value-type="string" table:style-name="ce11">
            <text:p>71.301</text:p>
          </table:table-cell>
          <table:table-cell office:value-type="string" table:style-name="ce11">
            <text:p>71.928</text:p>
          </table:table-cell>
          <table:table-cell office:value-type="string" table:style-name="ce11">
            <text:p>72.364</text:p>
          </table:table-cell>
          <table:table-cell office:value-type="string" table:style-name="ce11">
            <text:p>72.588</text:p>
          </table:table-cell>
          <table:table-cell office:value-type="string" table:style-name="ce11">
            <text:p>72.611</text:p>
          </table:table-cell>
          <table:table-cell office:value-type="string" table:style-name="ce11">
            <text:p>72.996</text:p>
          </table:table-cell>
          <table:table-cell office:value-type="string" table:style-name="ce11">
            <text:p>73.313</text:p>
          </table:table-cell>
          <table:table-cell office:value-type="string" table:style-name="ce11">
            <text:p>73.584</text:p>
          </table:table-cell>
          <table:table-cell table:number-columns-repeated="16367"/>
        </table:table-row>
        <table:table-row table:number-rows-repeated="1048414" table:style-name="ro7">
          <table:table-cell table:number-columns-repeated="16384"/>
        </table:table-row>
      </table:table>
      <table:table table:name="Table_3" table:style-name="ta1">
        <table:table-column table:style-name="co3" table:default-cell-style-name="ce1"/>
        <table:table-column table:style-name="co4" table:number-columns-repeated="2" table:default-cell-style-name="ce1"/>
        <table:table-column table:style-name="co3" table:number-columns-repeated="4" table:default-cell-style-name="ce1"/>
        <table:table-column table:style-name="co4" table:number-columns-repeated="2" table:default-cell-style-name="ce1"/>
        <table:table-column table:style-name="co3" table:default-cell-style-name="ce1"/>
        <table:table-column table:style-name="co4" table:number-columns-repeated="120" table:default-cell-style-name="ce1"/>
        <table:table-column table:style-name="co2" table:number-columns-repeated="16254" table:default-cell-style-name="ce1"/>
        <table:table-row table:style-name="ro1">
          <table:table-cell office:value-type="string" table:style-name="ce6">
            <text:p>Table 3: Mean scores by organisation</text:p>
          </table:table-cell>
          <table:table-cell table:number-columns-repeated="16383" table:style-name="ce1"/>
        </table:table-row>
        <table:table-row table:style-name="ro6">
          <table:table-cell office:value-type="string" table:style-name="ce1">
            <text:p>This worksheet contains 1 table.</text:p>
          </table:table-cell>
          <table:table-cell table:number-columns-repeated="16383" table:style-name="ce1"/>
        </table:table-row>
        <table:table-row table:style-name="ro6">
          <table:table-cell office:value-type="string" table:style-name="ce1">
            <text:p>This table contains notes, which can be found in the Notes worksheet.</text:p>
          </table:table-cell>
          <table:table-cell table:number-columns-repeated="16383" table:style-name="ce1"/>
        </table:table-row>
        <table:table-row table:style-name="ro6">
          <table:table-cell office:value-type="string" table:style-name="ce1">
            <text:p>Source: Civil Service People Survey 2021.</text:p>
          </table:table-cell>
          <table:table-cell table:number-columns-repeated="16383" table:style-name="ce1"/>
        </table:table-row>
        <table:table-row table:style-name="ro15">
          <table:table-cell office:value-type="string" table:style-name="ce9">
            <text:p>Organisation</text:p>
          </table:table-cell>
          <table:table-cell office:value-type="string" table:style-name="ce9">
            <text:p>Organisation name</text:p>
          </table:table-cell>
          <table:table-cell office:value-type="string" table:style-name="ce9">
            <text:p>Department group</text:p>
          </table:table-cell>
          <table:table-cell office:value-type="string" table:style-name="ce9">
            <text:p>Notes</text:p>
          </table:table-cell>
          <table:table-cell office:value-type="string" table:style-name="ce10">
            <text:p>Response rate [note 9]</text:p>
          </table:table-cell>
          <table:table-cell office:value-type="string" table:style-name="ce10">
            <text:p>Employee engagement index (B47-B51)</text:p>
          </table:table-cell>
          <table:table-cell office:value-type="string" table:style-name="ce10">
            <text:p>mw_ts. My work theme score (% positive, B01-B05)</text:p>
          </table:table-cell>
          <table:table-cell office:value-type="string" table:style-name="ce10">
            <text:p>op_ts. Organisational objectives and purpose theme score (% positive, B06-B07)</text:p>
          </table:table-cell>
          <table:table-cell office:value-type="string" table:style-name="ce10">
            <text:p>lm_ts. My manager theme score (% positive, B08-B17)</text:p>
          </table:table-cell>
          <table:table-cell office:value-type="string" table:style-name="ce10">
            <text:p>mt_ts. My team theme score (% positive, B18-B20)</text:p>
          </table:table-cell>
          <table:table-cell office:value-type="string" table:style-name="ce10">
            <text:p>ld_ts. Learning and development theme score (% positive, B21-B24)</text:p>
          </table:table-cell>
          <table:table-cell office:value-type="string" table:style-name="ce10">
            <text:p>if_ts. Inclusion and fair treatment theme score (% positive, B25-B28)</text:p>
          </table:table-cell>
          <table:table-cell office:value-type="string" table:style-name="ce10">
            <text:p>rw_ts. Resources and workload theme score (% positive, B29-B34)</text:p>
          </table:table-cell>
          <table:table-cell office:value-type="string" table:style-name="ce10">
            <text:p>pb_ts. Pay and benefits theme score (% positive, B35-B37)</text:p>
          </table:table-cell>
          <table:table-cell office:value-type="string" table:style-name="ce10">
            <text:p>lc_ts. Leadership and managing change theme score (% positive, B38-B46)</text:p>
          </table:table-cell>
          <table:table-cell office:value-type="string" table:style-name="ce10">
            <text:p>B01. I am interested in my work (% strongly agree or agree)</text:p>
          </table:table-cell>
          <table:table-cell office:value-type="string" table:style-name="ce10">
            <text:p>B02. I am sufficiently challenged by my work (% strongly agree or agree)</text:p>
          </table:table-cell>
          <table:table-cell office:value-type="string" table:style-name="ce10">
            <text:p>B03. My work gives me a sense of personal accomplishment (% strongly agree or agree)</text:p>
          </table:table-cell>
          <table:table-cell office:value-type="string" table:style-name="ce10">
            <text:p>B04. I feel involved in the decisions that affect my work (% strongly agree or agree)</text:p>
          </table:table-cell>
          <table:table-cell office:value-type="string" table:style-name="ce10">
            <text:p>B05. I have a choice in deciding how I do my work (% strongly agree or agree)</text:p>
          </table:table-cell>
          <table:table-cell office:value-type="string" table:style-name="ce10">
            <text:p>B06. I have a clear understanding of [my organisation's] objectives (% strongly agree or agree)</text:p>
          </table:table-cell>
          <table:table-cell office:value-type="string" table:style-name="ce10">
            <text:p>B07. I understand how my work contributes to [my organisation's] objectives (% strongly agree or agree)</text:p>
          </table:table-cell>
          <table:table-cell office:value-type="string" table:style-name="ce10">
            <text:p>B08. My manager motivates me to be more effective in my job (% strongly agree or agree)</text:p>
          </table:table-cell>
          <table:table-cell office:value-type="string" table:style-name="ce10">
            <text:p>B09. My manager is considerate of my life outside work (% strongly agree or agree)</text:p>
          </table:table-cell>
          <table:table-cell office:value-type="string" table:style-name="ce10">
            <text:p>B10. My manager is open to my ideas (% strongly agree or agree)</text:p>
          </table:table-cell>
          <table:table-cell office:value-type="string" table:style-name="ce10">
            <text:p>B11. My manager helps me to understand how I contribute to [my organisation's] objectives (% strongly agree or agree)</text:p>
          </table:table-cell>
          <table:table-cell office:value-type="string" table:style-name="ce10">
            <text:p>B12. Overall, I have confidence in the decisions made by my manager (% strongly agree or agree)</text:p>
          </table:table-cell>
          <table:table-cell office:value-type="string" table:style-name="ce10">
            <text:p>B13. My manager recognises when I have done my job well (% strongly agree or agree)</text:p>
          </table:table-cell>
          <table:table-cell office:value-type="string" table:style-name="ce10">
            <text:p>B14. I receive regular feedback on my performance (% strongly agree or agree)</text:p>
          </table:table-cell>
          <table:table-cell office:value-type="string" table:style-name="ce10">
            <text:p>B15. The feedback I receive helps me to improve my performance (% strongly agree or agree)</text:p>
          </table:table-cell>
          <table:table-cell office:value-type="string" table:style-name="ce10">
            <text:p>B16. I think that my performance is evaluated fairly (% strongly agree or agree)</text:p>
          </table:table-cell>
          <table:table-cell office:value-type="string" table:style-name="ce10">
            <text:p>B17. Poor performance is dealt with effectively in my team (% strongly agree or agree)</text:p>
          </table:table-cell>
          <table:table-cell office:value-type="string" table:style-name="ce10">
            <text:p>B18. The people in my team can be relied upon to help when things get difficult in my job (% strongly agree or agree)</text:p>
          </table:table-cell>
          <table:table-cell office:value-type="string" table:style-name="ce10">
            <text:p>B19. The people in my team work together to find ways to improve the service we provide (% strongly agree or agree)</text:p>
          </table:table-cell>
          <table:table-cell office:value-type="string" table:style-name="ce10">
            <text:p>B20. The people in my team are encouraged to come up with new and better ways of doing things (% strongly agree or agree)</text:p>
          </table:table-cell>
          <table:table-cell office:value-type="string" table:style-name="ce10">
            <text:p>B21. I am able to access the right learning and development opportunities when I need to (% strongly agree or agree)</text:p>
          </table:table-cell>
          <table:table-cell office:value-type="string" table:style-name="ce10">
            <text:p>B22. Learning and development activities I have completed in the past 12 months have helped to improve my performance (% strongly agree or agree)</text:p>
          </table:table-cell>
          <table:table-cell office:value-type="string" table:style-name="ce10">
            <text:p>B23. There are opportunities for me to develop my career in [my organisation] (% strongly agree or agree)</text:p>
          </table:table-cell>
          <table:table-cell office:value-type="string" table:style-name="ce10">
            <text:p>B24. Learning and development activities I have completed while working for [my organisation] are helping me to develop my career (% strongly agree or agree)</text:p>
          </table:table-cell>
          <table:table-cell office:value-type="string" table:style-name="ce10">
            <text:p>B25. I am treated fairly at work (% strongly agree or agree)</text:p>
          </table:table-cell>
          <table:table-cell office:value-type="string" table:style-name="ce10">
            <text:p>B26. I am treated with respect by the people I work with (% strongly agree or agree)</text:p>
          </table:table-cell>
          <table:table-cell office:value-type="string" table:style-name="ce10">
            <text:p>B27. I feel valued for the work I do (% strongly agree or agree)</text:p>
          </table:table-cell>
          <table:table-cell office:value-type="string" table:style-name="ce10">
            <text:p>B28. I think that [my organisation] respects individual differences (e.g. cultures, working styles, backgrounds, ideas, etc.) (% strongly agree or agree)</text:p>
          </table:table-cell>
          <table:table-cell office:value-type="string" table:style-name="ce10">
            <text:p>B29. I get the information I need to do my job well (% strongly agree or agree)</text:p>
          </table:table-cell>
          <table:table-cell office:value-type="string" table:style-name="ce10">
            <text:p>B30. I have clear work objectives (% strongly agree or agree)</text:p>
          </table:table-cell>
          <table:table-cell office:value-type="string" table:style-name="ce10">
            <text:p>B31. I have the skills I need to do my job effectively (% strongly agree or agree)</text:p>
          </table:table-cell>
          <table:table-cell office:value-type="string" table:style-name="ce10">
            <text:p>B32. I have the tools I need to do my job effectively (% strongly agree or agree)</text:p>
          </table:table-cell>
          <table:table-cell office:value-type="string" table:style-name="ce10">
            <text:p>B33. I have an acceptable workload (% strongly agree or agree)</text:p>
          </table:table-cell>
          <table:table-cell office:value-type="string" table:style-name="ce10">
            <text:p>B34. I achieve a good balance between my work life and my private life (% strongly agree or agree)</text:p>
          </table:table-cell>
          <table:table-cell office:value-type="string" table:style-name="ce10">
            <text:p>B35. I feel that my pay adequately reflects my performance (% strongly agree or agree)</text:p>
          </table:table-cell>
          <table:table-cell office:value-type="string" table:style-name="ce10">
            <text:p>B36. I am satisfied with the total benefits package (% strongly agree or agree)</text:p>
          </table:table-cell>
          <table:table-cell office:value-type="string" table:style-name="ce10">
            <text:p>B37. Compared to people doing a similar job in other organisations I feel my pay is reasonable (% strongly agree or agree)</text:p>
          </table:table-cell>
          <table:table-cell office:value-type="string" table:style-name="ce10">
            <text:p>B38. [Senior managers] in [my organisation] are sufficiently visible (% strongly agree or agree)</text:p>
          </table:table-cell>
          <table:table-cell office:value-type="string" table:style-name="ce10">
            <text:p>B39. I believe the actions of [senior managers] are consistent with [my organisation's] values (% strongly agree or agree)</text:p>
          </table:table-cell>
          <table:table-cell office:value-type="string" table:style-name="ce10">
            <text:p>B40. I believe that [my organisation's] senior leaders have a clear vision for the future of [my organisation] (% strongly agree or agree)</text:p>
          </table:table-cell>
          <table:table-cell office:value-type="string" table:style-name="ce10">
            <text:p>B41. Overall, I have confidence in the decisions made by [my organisation's senior managers] (% strongly agree or agree)</text:p>
          </table:table-cell>
          <table:table-cell office:value-type="string" table:style-name="ce10">
            <text:p>B42. I feel that change is managed well in [my organisation] (% strongly agree or agree)</text:p>
          </table:table-cell>
          <table:table-cell office:value-type="string" table:style-name="ce10">
            <text:p>B43. When changes are made in [my organisation] they are usually for the better (% strongly agree or agree)</text:p>
          </table:table-cell>
          <table:table-cell office:value-type="string" table:style-name="ce10">
            <text:p>B44. [My organisation] keeps me informed about matters that affect me (% strongly agree or agree)</text:p>
          </table:table-cell>
          <table:table-cell office:value-type="string" table:style-name="ce10">
            <text:p>B45. I have the opportunity to contribute my views before decisions are made that affect me (% strongly agree or agree)</text:p>
          </table:table-cell>
          <table:table-cell office:value-type="string" table:style-name="ce10">
            <text:p>B46. I think it is safe to challenge the way things are done in [my organisation] (% strongly agree or agree)</text:p>
          </table:table-cell>
          <table:table-cell office:value-type="string" table:style-name="ce10">
            <text:p>B47. I am proud when I tell others I am part of [my organisation] (% strongly agree or agree)</text:p>
          </table:table-cell>
          <table:table-cell office:value-type="string" table:style-name="ce10">
            <text:p>B48. I would recommend [my organisation] as a great place to work (% strongly agree or agree)</text:p>
          </table:table-cell>
          <table:table-cell office:value-type="string" table:style-name="ce10">
            <text:p>B49. I feel a strong personal attachment to [my organisation] (% strongly agree or agree)</text:p>
          </table:table-cell>
          <table:table-cell office:value-type="string" table:style-name="ce10">
            <text:p>B50. [My organisation] inspires me to do the best in my job (% strongly agree or agree)</text:p>
          </table:table-cell>
          <table:table-cell office:value-type="string" table:style-name="ce10">
            <text:p>B51. [My organisation] motivates me to help it achieve its objectives (% strongly agree or agree)</text:p>
          </table:table-cell>
          <table:table-cell office:value-type="string" table:style-name="ce10">
            <text:p>B52. I believe that [senior managers] in [my organisation] will take action on the results from this survey (% strongly agree or agree)</text:p>
          </table:table-cell>
          <table:table-cell office:value-type="string" table:style-name="ce10">
            <text:p>B53. Where I work, I think effective action has been taken on the results of the last survey (% strongly agree or agree)</text:p>
          </table:table-cell>
          <table:table-cell office:value-type="string" table:style-name="ce10">
            <text:p>B54. I am trusted to carry out my job effectively (% strongly agree or agree)</text:p>
          </table:table-cell>
          <table:table-cell office:value-type="string" table:style-name="ce10">
            <text:p>B55. I believe I would be supported if I try a new idea, even if it may not work (% strongly agree or agree)</text:p>
          </table:table-cell>
          <table:table-cell office:value-type="string" table:style-name="ce10">
            <text:p>B56. In [my organisation], people are encouraged to speak up when they identify a serious policy or delivery risk (% strongly agree or agree)</text:p>
          </table:table-cell>
          <table:table-cell office:value-type="string" table:style-name="ce10">
            <text:p>B57. I feel able to challenge inappropriate behaviour in the workplace (% strongly agree or agree)</text:p>
          </table:table-cell>
          <table:table-cell office:value-type="string" table:style-name="ce10">
            <text:p>B58. My organisation is committed to creating a diverse and inclusive workplace (% strongly agree or agree)</text:p>
          </table:table-cell>
          <table:table-cell office:value-type="string" table:style-name="ce10">
            <text:p>B59. I am aware of the Civil Service vision for 'A Brilliant Civil Service' (% strongly agree or agree)</text:p>
          </table:table-cell>
          <table:table-cell office:value-type="string" table:style-name="ce10">
            <text:p>B60. Managers in my Area/Directorate/Division actively role model the behaviours set out in the Civil Service Leadership Statement (% always or most of the time)</text:p>
          </table:table-cell>
          <table:table-cell office:value-type="string" table:style-name="ce10">
            <text:p>C01_1. I want to leave [my organisation] as soon as possible</text:p>
          </table:table-cell>
          <table:table-cell office:value-type="string" table:style-name="ce10">
            <text:p>C01_2. I want to leave [my organisation] within the next 12 months</text:p>
          </table:table-cell>
          <table:table-cell office:value-type="string" table:style-name="ce10">
            <text:p>C01_3. I want to stay working for [my organisation] for at least the next year</text:p>
          </table:table-cell>
          <table:table-cell office:value-type="string" table:style-name="ce10">
            <text:p>C01_4. I want to stay working for [my organisation] for at least the next three years</text:p>
          </table:table-cell>
          <table:table-cell office:value-type="string" table:style-name="ce10">
            <text:p>D01. I understand the Civil Service Code and what it means for my conduct (% strongly agree or agree)</text:p>
          </table:table-cell>
          <table:table-cell office:value-type="string" table:style-name="ce10">
            <text:p>D02. Are you aware of how to raise a concern under the Civil Service Code? (% yes)</text:p>
          </table:table-cell>
          <table:table-cell office:value-type="string" table:style-name="ce10">
            <text:p>D03. Are you confident that if you raise a concern under the Civil Service Code in [your organisation] it would be investigated properly? (% yes)</text:p>
          </table:table-cell>
          <table:table-cell office:value-type="string" table:style-name="ce10">
            <text:p>E01. Have you been discriminated against at work, in the past 12 months? (% yes)</text:p>
          </table:table-cell>
          <table:table-cell office:value-type="string" table:style-name="ce10">
            <text:p>E01. Have you been discriminated against at work, in the past 12 months? (% no)</text:p>
          </table:table-cell>
          <table:table-cell office:value-type="string" table:style-name="ce10">
            <text:p>E01. Have you been discriminated against at work, in the past 12 months? (% prefer not to say)</text:p>
          </table:table-cell>
          <table:table-cell office:value-type="string" table:style-name="ce10">
            <text:p>E03. Have you been bullied or harassed at work, in the past 12 months? (% yes)</text:p>
          </table:table-cell>
          <table:table-cell office:value-type="string" table:style-name="ce10">
            <text:p>E03. Have you been bullied or harassed at work, in the past 12 months? (% no)</text:p>
          </table:table-cell>
          <table:table-cell office:value-type="string" table:style-name="ce10">
            <text:p>E03. Have you been bullied or harassed at work, in the past 12 months? (% prefer not to say)</text:p>
          </table:table-cell>
          <table:table-cell office:value-type="string" table:style-name="ce10">
            <text:p>E03A. Nature of bullying and/or harassment: Comments about my personal appearance (% of those ticking at least one E03A option) [note 2] [note 3]</text:p>
          </table:table-cell>
          <table:table-cell office:value-type="string" table:style-name="ce10">
            <text:p>E03A. Nature of bullying and/or harassment: Sexual harassment (e.g. sexual comments or jokes, unwelcome sexual advances, touching or assault) (% of those ticking at least one E03A option) [note 2] [note 3]</text:p>
          </table:table-cell>
          <table:table-cell office:value-type="string" table:style-name="ce10">
            <text:p>E03A. Nature of bullying and/or harassment: Spreading gossip or making false accusations about me (% of those ticking at least one E03A option) [note 2] [note 3]</text:p>
          </table:table-cell>
          <table:table-cell office:value-type="string" table:style-name="ce10">
            <text:p>E03A. Nature of bullying and/or harassment: Intimidation or verbal aggression (e.g. shouting, swearing, making threats) (% of those ticking at least one E03A option) [note 2] [note 3]</text:p>
          </table:table-cell>
          <table:table-cell office:value-type="string" table:style-name="ce10">
            <text:p>E03A. Nature of bullying and/or harassment: Physical assault (e.g. object thrown at me, pushed, hit): (% of those ticking at least one E03A option) [note 2] [note 3]</text:p>
          </table:table-cell>
          <table:table-cell office:value-type="string" table:style-name="ce10">
            <text:p>E03A. Nature of bullying and/or harassment: Humiliated in front of team or others (% of those ticking at least one E03A option) [note 2] [note 3]</text:p>
          </table:table-cell>
          <table:table-cell office:value-type="string" table:style-name="ce10">
            <text:p>E03A. Nature of bullying and/or harassment: Negative Micromanagement (e.g. excessive control; made to feel incompetent) (% of those ticking at least one E03A option) [note 2] [note 3]</text:p>
          </table:table-cell>
          <table:table-cell office:value-type="string" table:style-name="ce10">
            <text:p>E03A. Nature of bullying and/or harassment: Removal of job responsibilities, unconstructive criticism, or impossible/changing expectations (% of those ticking at least one E03A option) [note 2] [note 3]</text:p>
          </table:table-cell>
          <table:table-cell office:value-type="string" table:style-name="ce10">
            <text:p>E03A. Nature of bullying and/or harassment: Treated less favourably to others (% of those ticking at least one E03A option) [note 2] [note 3]</text:p>
          </table:table-cell>
          <table:table-cell office:value-type="string" table:style-name="ce10">
            <text:p>E03A. Nature of bullying and/or harassment: Ignored, excluded, marginalised (% of those ticking at least one E03A option) [note 2] [note 3]</text:p>
          </table:table-cell>
          <table:table-cell office:value-type="string" table:style-name="ce10">
            <text:p>E03A. Nature of bullying and/or harassment: Undermining or taking credit for my work (% of those ticking at least one E03A option) [note 2] [note 3]</text:p>
          </table:table-cell>
          <table:table-cell office:value-type="string" table:style-name="ce10">
            <text:p>E03A. Nature of bullying and/or harassment: Denied time off for personal ill health (% of those ticking at least one E03A option) [note 2] [note 3]</text:p>
          </table:table-cell>
          <table:table-cell office:value-type="string" table:style-name="ce10">
            <text:p>E03A. Nature of bullying and/or harassment: Denied time off for family or caring responsibilities (% of those ticking at least one E03A option) [note 2] [note 3]</text:p>
          </table:table-cell>
          <table:table-cell office:value-type="string" table:style-name="ce10">
            <text:p>E03A. Nature of bullying and/or harassment: Disclosure of personal/sensitive information to colleagues without my consent (% of those ticking at least one E03A option) [note 2] [note 3]</text:p>
          </table:table-cell>
          <table:table-cell office:value-type="string" table:style-name="ce10">
            <text:p>E03A. Nature of bullying and/or harassment: Unhelpful comments about my mental health or being off sick (% of those ticking at least one E03A option) [note 2] [note 3]</text:p>
          </table:table-cell>
          <table:table-cell office:value-type="string" table:style-name="ce10">
            <text:p>E03A. Nature of bullying and/or harassment: Something else not listed here (% of those ticking at least one E03A option) [note 2] [note 3]</text:p>
          </table:table-cell>
          <table:table-cell office:value-type="string" table:style-name="ce10">
            <text:p>E03A. Nature of bullying and/or harassment: Prefer not to say (% of those ticking at least one E03A option) [note 2] [note 3]</text:p>
          </table:table-cell>
          <table:table-cell office:value-type="string" table:style-name="ce10">
            <text:p>E05. Did you report your experience of bullying and/or harassment? (% yes) [note 2]</text:p>
          </table:table-cell>
          <table:table-cell office:value-type="string" table:style-name="ce10">
            <text:p>E05. Did you report your experience of bullying and/or harassment? (% no) [note 2]</text:p>
          </table:table-cell>
          <table:table-cell office:value-type="string" table:style-name="ce10">
            <text:p>E05. Did you report your experience of bullying and/or harassment? (% prefer not to say) [note 2]</text:p>
          </table:table-cell>
          <table:table-cell office:value-type="string" table:style-name="ce10">
            <text:p>E06_A. Appropriate action was taken to address the behaviour I experienced (% yes) [note 2]</text:p>
          </table:table-cell>
          <table:table-cell office:value-type="string" table:style-name="ce10">
            <text:p>E06_B. The bullying and/or harassment has stopped (% yes) [note 2]</text:p>
          </table:table-cell>
          <table:table-cell office:value-type="string" table:style-name="ce10">
            <text:p>E06_C. The culture in my area allows this kind of behaviour to continue (% yes) [note 2]</text:p>
          </table:table-cell>
          <table:table-cell office:value-type="string" table:style-name="ce10">
            <text:p>E06_D. I felt like I was punished for reporting the incident (% yes) [note 2]</text:p>
          </table:table-cell>
          <table:table-cell office:value-type="string" table:style-name="ce10">
            <text:p>E06_A. Appropriate action was taken to address the behaviour I experienced (% no) [note 2]</text:p>
          </table:table-cell>
          <table:table-cell office:value-type="string" table:style-name="ce10">
            <text:p>E06_B. The bullying and/or harassment has stopped (% no) [note 2]</text:p>
          </table:table-cell>
          <table:table-cell office:value-type="string" table:style-name="ce10">
            <text:p>E06_C. The culture in my area allows this kind of behaviour to continue (% no) [note 2]</text:p>
          </table:table-cell>
          <table:table-cell office:value-type="string" table:style-name="ce10">
            <text:p>E06_D. I felt like I was punished for reporting the incident (% no) [note 2]</text:p>
          </table:table-cell>
          <table:table-cell office:value-type="string" table:style-name="ce10">
            <text:p>E06_A. Appropriate action was taken to address the behaviour I experienced (% prefer not to say) [note 2]</text:p>
          </table:table-cell>
          <table:table-cell office:value-type="string" table:style-name="ce10">
            <text:p>E06_B. The bullying and/or harassment has stopped (% prefer not to say) [note 2]</text:p>
          </table:table-cell>
          <table:table-cell office:value-type="string" table:style-name="ce10">
            <text:p>E06_C. The culture in my area allows this kind of behaviour to continue (% prefer not to say) [note 2]</text:p>
          </table:table-cell>
          <table:table-cell office:value-type="string" table:style-name="ce10">
            <text:p>E06_D. I felt like I was punished for reporting the incident (% prefer not to say) [note 2]</text:p>
          </table:table-cell>
          <table:table-cell office:value-type="string" table:style-name="ce10">
            <text:p>W01. Overall, how satisfied are you with your life nowadays? (% rating 7-10, where 10 is 'completely satisfied')</text:p>
          </table:table-cell>
          <table:table-cell office:value-type="string" table:style-name="ce10">
            <text:p>W02. Overall, to what extent do you feel the things you do in your life are worthwhile? (% rating 7-10, where 10 is 'worthwhile')</text:p>
          </table:table-cell>
          <table:table-cell office:value-type="string" table:style-name="ce10">
            <text:p>W03. Overall, how happy did you feel yesterday? (% rating 7-10, where 10 is 'completely happy')</text:p>
          </table:table-cell>
          <table:table-cell office:value-type="string" table:style-name="ce10">
            <text:p>W04. Overall, how anxious did you feel yesterday? (% rating 6-10, where 10 is 'completely anxious')</text:p>
          </table:table-cell>
          <table:table-cell office:value-type="string" table:style-name="ce10">
            <text:p>J04B. In general, how would you rate your overall mental health now? (% excellent, very good or good)</text:p>
          </table:table-cell>
          <table:table-cell office:value-type="string" table:style-name="ce10">
            <text:p>W05. In general, how would you rate your overall physical health now? (% excellent, very good or good)</text:p>
          </table:table-cell>
          <table:table-cell office:value-type="string" table:style-name="ce10">
            <text:p>W07. How often do you feel lonely? (% 'often or always')</text:p>
          </table:table-cell>
          <table:table-cell office:value-type="string" table:style-name="ce10">
            <text:p>W08. The people in my team genuinely care about my wellbeing (% strongly agree or agree)</text:p>
          </table:table-cell>
          <table:table-cell office:value-type="string" table:style-name="ce10">
            <text:p>HSE_index. Proxy Stress Index (high score means high stress)</text:p>
          </table:table-cell>
          <table:table-cell office:value-type="string" table:style-name="ce10">
            <text:p>PERMA_index. PERMA Index (high score means high flourishing)</text:p>
          </table:table-cell>
          <table:table-cell table:number-columns-repeated="16254"/>
        </table:table-row>
        <table:table-row table:style-name="ro9">
          <table:table-cell office:value-type="string" table:style-name="ce4">
            <text:p>CS_MEDIAN</text:p>
          </table:table-cell>
          <table:table-cell office:value-type="string" table:style-name="ce4">
            <text:p>Civil Service Benchmark (median)</text:p>
          </table:table-cell>
          <table:table-cell office:value-type="string" table:style-name="ce4">
            <text:p>All Civil Servants</text:p>
          </table:table-cell>
          <table:table-cell table:style-name="ce4"/>
          <table:table-cell office:value-type="float" office:value="75.438999999999993" table:style-name="ce11">
            <text:p>75.439</text:p>
          </table:table-cell>
          <table:table-cell office:value-type="float" office:value="65.716999999999999" table:style-name="ce11">
            <text:p>65.717</text:p>
          </table:table-cell>
          <table:table-cell office:value-type="float" office:value="79.438999999999993" table:style-name="ce11">
            <text:p>79.439</text:p>
          </table:table-cell>
          <table:table-cell office:value-type="float" office:value="84.682000000000002" table:style-name="ce11">
            <text:p>84.682</text:p>
          </table:table-cell>
          <table:table-cell office:value-type="float" office:value="74.596000000000004" table:style-name="ce11">
            <text:p>74.596</text:p>
          </table:table-cell>
          <table:table-cell office:value-type="float" office:value="84.313999999999993" table:style-name="ce11">
            <text:p>84.314</text:p>
          </table:table-cell>
          <table:table-cell office:value-type="float" office:value="56.292000000000002" table:style-name="ce11">
            <text:p>56.292</text:p>
          </table:table-cell>
          <table:table-cell office:value-type="float" office:value="82.418999999999997" table:style-name="ce11">
            <text:p>82.419</text:p>
          </table:table-cell>
          <table:table-cell office:value-type="float" office:value="75.075999999999993" table:style-name="ce11">
            <text:p>75.076</text:p>
          </table:table-cell>
          <table:table-cell office:value-type="float" office:value="38.520000000000003" table:style-name="ce11">
            <text:p>38.52</text:p>
          </table:table-cell>
          <table:table-cell office:value-type="float" office:value="58.32" table:style-name="ce11">
            <text:p>58.32</text:p>
          </table:table-cell>
          <table:table-cell office:value-type="float" office:value="90.94" table:style-name="ce11">
            <text:p>90.94</text:p>
          </table:table-cell>
          <table:table-cell office:value-type="float" office:value="83.784000000000006" table:style-name="ce11">
            <text:p>83.784</text:p>
          </table:table-cell>
          <table:table-cell office:value-type="float" office:value="79.200999999999993" table:style-name="ce11">
            <text:p>79.201</text:p>
          </table:table-cell>
          <table:table-cell office:value-type="float" office:value="62.264000000000003" table:style-name="ce11">
            <text:p>62.264</text:p>
          </table:table-cell>
          <table:table-cell office:value-type="float" office:value="81.3" table:style-name="ce11">
            <text:p>81.3</text:p>
          </table:table-cell>
          <table:table-cell office:value-type="float" office:value="83.516000000000005" table:style-name="ce11">
            <text:p>83.516</text:p>
          </table:table-cell>
          <table:table-cell office:value-type="float" office:value="86.126999999999995" table:style-name="ce11">
            <text:p>86.127</text:p>
          </table:table-cell>
          <table:table-cell office:value-type="float" office:value="77.186000000000007" table:style-name="ce11">
            <text:p>77.186</text:p>
          </table:table-cell>
          <table:table-cell office:value-type="float" office:value="90" table:style-name="ce11">
            <text:p>90</text:p>
          </table:table-cell>
          <table:table-cell office:value-type="float" office:value="87.027000000000001" table:style-name="ce11">
            <text:p>87.027</text:p>
          </table:table-cell>
          <table:table-cell office:value-type="float" office:value="71.813999999999993" table:style-name="ce11">
            <text:p>71.814</text:p>
          </table:table-cell>
          <table:table-cell office:value-type="float" office:value="82.043000000000006" table:style-name="ce11">
            <text:p>82.043</text:p>
          </table:table-cell>
          <table:table-cell office:value-type="float" office:value="83.858000000000004" table:style-name="ce11">
            <text:p>83.858</text:p>
          </table:table-cell>
          <table:table-cell office:value-type="float" office:value="71.900999999999996" table:style-name="ce11">
            <text:p>71.901</text:p>
          </table:table-cell>
          <table:table-cell office:value-type="float" office:value="68.905000000000001" table:style-name="ce11">
            <text:p>68.905</text:p>
          </table:table-cell>
          <table:table-cell office:value-type="float" office:value="72.623999999999995" table:style-name="ce11">
            <text:p>72.624</text:p>
          </table:table-cell>
          <table:table-cell office:value-type="float" office:value="41.283999999999999" table:style-name="ce11">
            <text:p>41.284</text:p>
          </table:table-cell>
          <table:table-cell office:value-type="float" office:value="88.340999999999994" table:style-name="ce11">
            <text:p>88.341</text:p>
          </table:table-cell>
          <table:table-cell office:value-type="float" office:value="85.713999999999999" table:style-name="ce11">
            <text:p>85.714</text:p>
          </table:table-cell>
          <table:table-cell office:value-type="float" office:value="79.046999999999997" table:style-name="ce11">
            <text:p>79.047</text:p>
          </table:table-cell>
          <table:table-cell office:value-type="float" office:value="67.134" table:style-name="ce11">
            <text:p>67.134</text:p>
          </table:table-cell>
          <table:table-cell office:value-type="float" office:value="51.389000000000003" table:style-name="ce11">
            <text:p>51.389</text:p>
          </table:table-cell>
          <table:table-cell office:value-type="float" office:value="53.555" table:style-name="ce11">
            <text:p>53.555</text:p>
          </table:table-cell>
          <table:table-cell office:value-type="float" office:value="49.686999999999998" table:style-name="ce11">
            <text:p>49.687</text:p>
          </table:table-cell>
          <table:table-cell office:value-type="float" office:value="84.867000000000004" table:style-name="ce11">
            <text:p>84.867</text:p>
          </table:table-cell>
          <table:table-cell office:value-type="float" office:value="89.006" table:style-name="ce11">
            <text:p>89.006</text:p>
          </table:table-cell>
          <table:table-cell office:value-type="float" office:value="73.453999999999994" table:style-name="ce11">
            <text:p>73.454</text:p>
          </table:table-cell>
          <table:table-cell office:value-type="float" office:value="80.277000000000001" table:style-name="ce11">
            <text:p>80.277</text:p>
          </table:table-cell>
          <table:table-cell office:value-type="float" office:value="72.554000000000002" table:style-name="ce11">
            <text:p>72.554</text:p>
          </table:table-cell>
          <table:table-cell office:value-type="float" office:value="77.841999999999999" table:style-name="ce11">
            <text:p>77.842</text:p>
          </table:table-cell>
          <table:table-cell office:value-type="float" office:value="89.536000000000001" table:style-name="ce11">
            <text:p>89.536</text:p>
          </table:table-cell>
          <table:table-cell office:value-type="float" office:value="76.097999999999999" table:style-name="ce11">
            <text:p>76.098</text:p>
          </table:table-cell>
          <table:table-cell office:value-type="float" office:value="62.281999999999996" table:style-name="ce11">
            <text:p>62.282</text:p>
          </table:table-cell>
          <table:table-cell office:value-type="float" office:value="72.061000000000007" table:style-name="ce11">
            <text:p>72.061</text:p>
          </table:table-cell>
          <table:table-cell office:value-type="float" office:value="38.404000000000003" table:style-name="ce11">
            <text:p>38.404</text:p>
          </table:table-cell>
          <table:table-cell office:value-type="float" office:value="45.271999999999998" table:style-name="ce11">
            <text:p>45.272</text:p>
          </table:table-cell>
          <table:table-cell office:value-type="float" office:value="32.357999999999997" table:style-name="ce11">
            <text:p>32.358</text:p>
          </table:table-cell>
          <table:table-cell office:value-type="float" office:value="72.254000000000005" table:style-name="ce11">
            <text:p>72.254</text:p>
          </table:table-cell>
          <table:table-cell office:value-type="float" office:value="68" table:style-name="ce11">
            <text:p>68</text:p>
          </table:table-cell>
          <table:table-cell office:value-type="float" office:value="60.097999999999999" table:style-name="ce11">
            <text:p>60.098</text:p>
          </table:table-cell>
          <table:table-cell office:value-type="float" office:value="62.238" table:style-name="ce11">
            <text:p>62.238</text:p>
          </table:table-cell>
          <table:table-cell office:value-type="float" office:value="41.225000000000001" table:style-name="ce11">
            <text:p>41.225</text:p>
          </table:table-cell>
          <table:table-cell office:value-type="float" office:value="40.722999999999999" table:style-name="ce11">
            <text:p>40.723</text:p>
          </table:table-cell>
          <table:table-cell office:value-type="float" office:value="70.088999999999999" table:style-name="ce11">
            <text:p>70.089</text:p>
          </table:table-cell>
          <table:table-cell office:value-type="float" office:value="45.741999999999997" table:style-name="ce11">
            <text:p>45.742</text:p>
          </table:table-cell>
          <table:table-cell office:value-type="float" office:value="54.536000000000001" table:style-name="ce11">
            <text:p>54.536</text:p>
          </table:table-cell>
          <table:table-cell office:value-type="float" office:value="70.488" table:style-name="ce11">
            <text:p>70.488</text:p>
          </table:table-cell>
          <table:table-cell office:value-type="float" office:value="63.59" table:style-name="ce11">
            <text:p>63.59</text:p>
          </table:table-cell>
          <table:table-cell office:value-type="float" office:value="53.704000000000001" table:style-name="ce11">
            <text:p>53.704</text:p>
          </table:table-cell>
          <table:table-cell office:value-type="float" office:value="57.636000000000003" table:style-name="ce11">
            <text:p>57.636</text:p>
          </table:table-cell>
          <table:table-cell office:value-type="float" office:value="55.408999999999999" table:style-name="ce11">
            <text:p>55.409</text:p>
          </table:table-cell>
          <table:table-cell office:value-type="float" office:value="54.167000000000002" table:style-name="ce11">
            <text:p>54.167</text:p>
          </table:table-cell>
          <table:table-cell office:value-type="float" office:value="37.597000000000001" table:style-name="ce11">
            <text:p>37.597</text:p>
          </table:table-cell>
          <table:table-cell office:value-type="float" office:value="91.736000000000004" table:style-name="ce11">
            <text:p>91.736</text:p>
          </table:table-cell>
          <table:table-cell office:value-type="float" office:value="74.808999999999997" table:style-name="ce11">
            <text:p>74.809</text:p>
          </table:table-cell>
          <table:table-cell office:value-type="float" office:value="74.846000000000004" table:style-name="ce11">
            <text:p>74.846</text:p>
          </table:table-cell>
          <table:table-cell office:value-type="float" office:value="70" table:style-name="ce11">
            <text:p>70</text:p>
          </table:table-cell>
          <table:table-cell office:value-type="float" office:value="79.753" table:style-name="ce11">
            <text:p>79.753</text:p>
          </table:table-cell>
          <table:table-cell office:value-type="float" office:value="56.94" table:style-name="ce11">
            <text:p>56.94</text:p>
          </table:table-cell>
          <table:table-cell office:value-type="float" office:value="74.912000000000006" table:style-name="ce11">
            <text:p>74.912</text:p>
          </table:table-cell>
          <table:table-cell office:value-type="float" office:value="6.32" table:style-name="ce11">
            <text:p>6.32</text:p>
          </table:table-cell>
          <table:table-cell office:value-type="float" office:value="13.503" table:style-name="ce11">
            <text:p>13.503</text:p>
          </table:table-cell>
          <table:table-cell office:value-type="float" office:value="32.683" table:style-name="ce11">
            <text:p>32.683</text:p>
          </table:table-cell>
          <table:table-cell office:value-type="float" office:value="46.965000000000003" table:style-name="ce11">
            <text:p>46.965</text:p>
          </table:table-cell>
          <table:table-cell office:value-type="float" office:value="89.241" table:style-name="ce11">
            <text:p>89.241</text:p>
          </table:table-cell>
          <table:table-cell office:value-type="float" office:value="67.691999999999993" table:style-name="ce11">
            <text:p>67.692</text:p>
          </table:table-cell>
          <table:table-cell office:value-type="float" office:value="75.966999999999999" table:style-name="ce11">
            <text:p>75.967</text:p>
          </table:table-cell>
          <table:table-cell office:value-type="float" office:value="6.774" table:style-name="ce11">
            <text:p>6.774</text:p>
          </table:table-cell>
          <table:table-cell office:value-type="float" office:value="86.787999999999997" table:style-name="ce11">
            <text:p>86.788</text:p>
          </table:table-cell>
          <table:table-cell office:value-type="float" office:value="6.5910000000000002" table:style-name="ce11">
            <text:p>6.591</text:p>
          </table:table-cell>
          <table:table-cell office:value-type="float" office:value="7.125" table:style-name="ce11">
            <text:p>7.125</text:p>
          </table:table-cell>
          <table:table-cell office:value-type="float" office:value="87.653999999999996" table:style-name="ce11">
            <text:p>87.654</text:p>
          </table:table-cell>
          <table:table-cell office:value-type="float" office:value="5.51" table:style-name="ce11">
            <text:p>5.51</text:p>
          </table:table-cell>
          <table:table-cell office:value-type="float" office:value="7.1429999999999998" table:style-name="ce11">
            <text:p>7.143</text:p>
          </table:table-cell>
          <table:table-cell office:value-type="float" office:value="2.625" table:style-name="ce11">
            <text:p>2.625</text:p>
          </table:table-cell>
          <table:table-cell office:value-type="float" office:value="18.341000000000001" table:style-name="ce11">
            <text:p>18.341</text:p>
          </table:table-cell>
          <table:table-cell office:value-type="float" office:value="39.773000000000003" table:style-name="ce11">
            <text:p>39.773</text:p>
          </table:table-cell>
          <table:table-cell office:value-type="float" office:value="0" table:style-name="ce11">
            <text:p>0</text:p>
          </table:table-cell>
          <table:table-cell office:value-type="float" office:value="34.884" table:style-name="ce11">
            <text:p>34.884</text:p>
          </table:table-cell>
          <table:table-cell office:value-type="float" office:value="50" table:style-name="ce11">
            <text:p>50</text:p>
          </table:table-cell>
          <table:table-cell office:value-type="float" office:value="28.766999999999999" table:style-name="ce11">
            <text:p>28.767</text:p>
          </table:table-cell>
          <table:table-cell office:value-type="float" office:value="35.616" table:style-name="ce11">
            <text:p>35.616</text:p>
          </table:table-cell>
          <table:table-cell office:value-type="float" office:value="36.267000000000003" table:style-name="ce11">
            <text:p>36.267</text:p>
          </table:table-cell>
          <table:table-cell office:value-type="float" office:value="30.233000000000001" table:style-name="ce11">
            <text:p>30.233</text:p>
          </table:table-cell>
          <table:table-cell office:value-type="float" office:value="1.613" table:style-name="ce11">
            <text:p>1.613</text:p>
          </table:table-cell>
          <table:table-cell office:value-type="float" office:value="3.5710000000000002" table:style-name="ce11">
            <text:p>3.571</text:p>
          </table:table-cell>
          <table:table-cell office:value-type="float" office:value="7.6920000000000002" table:style-name="ce11">
            <text:p>7.692</text:p>
          </table:table-cell>
          <table:table-cell office:value-type="float" office:value="9.0909999999999993" table:style-name="ce11">
            <text:p>9.091</text:p>
          </table:table-cell>
          <table:table-cell office:value-type="float" office:value="7.7640000000000002" table:style-name="ce11">
            <text:p>7.764</text:p>
          </table:table-cell>
          <table:table-cell office:value-type="float" office:value="3.399" table:style-name="ce11">
            <text:p>3.399</text:p>
          </table:table-cell>
          <table:table-cell office:value-type="float" office:value="38.71" table:style-name="ce11">
            <text:p>38.71</text:p>
          </table:table-cell>
          <table:table-cell office:value-type="float" office:value="47.619" table:style-name="ce11">
            <text:p>47.619</text:p>
          </table:table-cell>
          <table:table-cell office:value-type="float" office:value="13.664999999999999" table:style-name="ce11">
            <text:p>13.665</text:p>
          </table:table-cell>
          <table:table-cell office:value-type="float" office:value="28.571000000000002" table:style-name="ce11">
            <text:p>28.571</text:p>
          </table:table-cell>
          <table:table-cell office:value-type="float" office:value="39.759" table:style-name="ce11">
            <text:p>39.759</text:p>
          </table:table-cell>
          <table:table-cell office:value-type="float" office:value="57.143000000000001" table:style-name="ce11">
            <text:p>57.143</text:p>
          </table:table-cell>
          <table:table-cell office:value-type="float" office:value="30" table:style-name="ce11">
            <text:p>30</text:p>
          </table:table-cell>
          <table:table-cell office:value-type="float" office:value="57.143000000000001" table:style-name="ce11">
            <text:p>57.143</text:p>
          </table:table-cell>
          <table:table-cell office:value-type="float" office:value="30.488" table:style-name="ce11">
            <text:p>30.488</text:p>
          </table:table-cell>
          <table:table-cell office:value-type="float" office:value="20.009" table:style-name="ce11">
            <text:p>20.009</text:p>
          </table:table-cell>
          <table:table-cell office:value-type="float" office:value="55.171999999999997" table:style-name="ce11">
            <text:p>55.172</text:p>
          </table:table-cell>
          <table:table-cell office:value-type="float" office:value="12.5" table:style-name="ce11">
            <text:p>12.5</text:p>
          </table:table-cell>
          <table:table-cell office:value-type="float" office:value="26.911000000000001" table:style-name="ce11">
            <text:p>26.911</text:p>
          </table:table-cell>
          <table:table-cell office:value-type="float" office:value="19.149000000000001" table:style-name="ce11">
            <text:p>19.149</text:p>
          </table:table-cell>
          <table:table-cell office:value-type="float" office:value="13.397" table:style-name="ce11">
            <text:p>13.397</text:p>
          </table:table-cell>
          <table:table-cell office:value-type="float" office:value="64.286000000000001" table:style-name="ce11">
            <text:p>64.286</text:p>
          </table:table-cell>
          <table:table-cell office:value-type="float" office:value="69.602999999999994" table:style-name="ce11">
            <text:p>69.603</text:p>
          </table:table-cell>
          <table:table-cell office:value-type="float" office:value="60.871000000000002" table:style-name="ce11">
            <text:p>60.871</text:p>
          </table:table-cell>
          <table:table-cell office:value-type="float" office:value="34.661000000000001" table:style-name="ce11">
            <text:p>34.661</text:p>
          </table:table-cell>
          <table:table-cell office:value-type="float" office:value="71.576999999999998" table:style-name="ce11">
            <text:p>71.577</text:p>
          </table:table-cell>
          <table:table-cell office:value-type="float" office:value="73.028999999999996" table:style-name="ce11">
            <text:p>73.029</text:p>
          </table:table-cell>
          <table:table-cell office:value-type="float" office:value="4.7240000000000002" table:style-name="ce11">
            <text:p>4.724</text:p>
          </table:table-cell>
          <table:table-cell office:value-type="float" office:value="76.954999999999998" table:style-name="ce11">
            <text:p>76.955</text:p>
          </table:table-cell>
          <table:table-cell office:value-type="float" office:value="25.587" table:style-name="ce11">
            <text:p>25.587</text:p>
          </table:table-cell>
          <table:table-cell office:value-type="float" office:value="74.322000000000003" table:style-name="ce11">
            <text:p>74.322</text:p>
          </table:table-cell>
          <table:table-cell table:number-columns-repeated="16254"/>
        </table:table-row>
        <table:table-row table:style-name="ro6">
          <table:table-cell office:value-type="string" table:style-name="ce4">
            <text:p>CS_MEAN</text:p>
          </table:table-cell>
          <table:table-cell office:value-type="string" table:style-name="ce4">
            <text:p>All civil servants (mean score)</text:p>
          </table:table-cell>
          <table:table-cell office:value-type="string" table:style-name="ce4">
            <text:p>All Civil Servants</text:p>
          </table:table-cell>
          <table:table-cell table:style-name="ce4"/>
          <table:table-cell office:value-type="float" office:value="62.055999999999997" table:style-name="ce11">
            <text:p>62.056</text:p>
          </table:table-cell>
          <table:table-cell office:value-type="float" office:value="62.656999999999996" table:style-name="ce11">
            <text:p>62.657</text:p>
          </table:table-cell>
          <table:table-cell office:value-type="float" office:value="75.766999999999996" table:style-name="ce11">
            <text:p>75.767</text:p>
          </table:table-cell>
          <table:table-cell office:value-type="float" office:value="81.456999999999994" table:style-name="ce11">
            <text:p>81.457</text:p>
          </table:table-cell>
          <table:table-cell office:value-type="float" office:value="72.248999999999995" table:style-name="ce11">
            <text:p>72.249</text:p>
          </table:table-cell>
          <table:table-cell office:value-type="float" office:value="82.370999999999995" table:style-name="ce11">
            <text:p>82.371</text:p>
          </table:table-cell>
          <table:table-cell office:value-type="float" office:value="57.073999999999998" table:style-name="ce11">
            <text:p>57.074</text:p>
          </table:table-cell>
          <table:table-cell office:value-type="float" office:value="79.570999999999998" table:style-name="ce11">
            <text:p>79.571</text:p>
          </table:table-cell>
          <table:table-cell office:value-type="float" office:value="72.819000000000003" table:style-name="ce11">
            <text:p>72.819</text:p>
          </table:table-cell>
          <table:table-cell office:value-type="float" office:value="37.558" table:style-name="ce11">
            <text:p>37.558</text:p>
          </table:table-cell>
          <table:table-cell office:value-type="float" office:value="51.235999999999997" table:style-name="ce11">
            <text:p>51.236</text:p>
          </table:table-cell>
          <table:table-cell office:value-type="float" office:value="88.936000000000007" table:style-name="ce11">
            <text:p>88.936</text:p>
          </table:table-cell>
          <table:table-cell office:value-type="float" office:value="82.700999999999993" table:style-name="ce11">
            <text:p>82.701</text:p>
          </table:table-cell>
          <table:table-cell office:value-type="float" office:value="77.132000000000005" table:style-name="ce11">
            <text:p>77.132</text:p>
          </table:table-cell>
          <table:table-cell office:value-type="float" office:value="57.171999999999997" table:style-name="ce11">
            <text:p>57.172</text:p>
          </table:table-cell>
          <table:table-cell office:value-type="float" office:value="72.869" table:style-name="ce11">
            <text:p>72.869</text:p>
          </table:table-cell>
          <table:table-cell office:value-type="float" office:value="79.765000000000001" table:style-name="ce11">
            <text:p>79.765</text:p>
          </table:table-cell>
          <table:table-cell office:value-type="float" office:value="83.152000000000001" table:style-name="ce11">
            <text:p>83.152</text:p>
          </table:table-cell>
          <table:table-cell office:value-type="float" office:value="74.763000000000005" table:style-name="ce11">
            <text:p>74.763</text:p>
          </table:table-cell>
          <table:table-cell office:value-type="float" office:value="85.864999999999995" table:style-name="ce11">
            <text:p>85.865</text:p>
          </table:table-cell>
          <table:table-cell office:value-type="float" office:value="82.837999999999994" table:style-name="ce11">
            <text:p>82.838</text:p>
          </table:table-cell>
          <table:table-cell office:value-type="float" office:value="68.569999999999993" table:style-name="ce11">
            <text:p>68.57</text:p>
          </table:table-cell>
          <table:table-cell office:value-type="float" office:value="78.671000000000006" table:style-name="ce11">
            <text:p>78.671</text:p>
          </table:table-cell>
          <table:table-cell office:value-type="float" office:value="81.882000000000005" table:style-name="ce11">
            <text:p>81.882</text:p>
          </table:table-cell>
          <table:table-cell office:value-type="float" office:value="70.287999999999997" table:style-name="ce11">
            <text:p>70.288</text:p>
          </table:table-cell>
          <table:table-cell office:value-type="float" office:value="66.331999999999994" table:style-name="ce11">
            <text:p>66.332</text:p>
          </table:table-cell>
          <table:table-cell office:value-type="float" office:value="70.418000000000006" table:style-name="ce11">
            <text:p>70.418</text:p>
          </table:table-cell>
          <table:table-cell office:value-type="float" office:value="42.838999999999999" table:style-name="ce11">
            <text:p>42.839</text:p>
          </table:table-cell>
          <table:table-cell office:value-type="float" office:value="87.382999999999996" table:style-name="ce11">
            <text:p>87.383</text:p>
          </table:table-cell>
          <table:table-cell office:value-type="float" office:value="84.05" table:style-name="ce11">
            <text:p>84.05</text:p>
          </table:table-cell>
          <table:table-cell office:value-type="float" office:value="75.683000000000007" table:style-name="ce11">
            <text:p>75.683</text:p>
          </table:table-cell>
          <table:table-cell office:value-type="float" office:value="66.671999999999997" table:style-name="ce11">
            <text:p>66.672</text:p>
          </table:table-cell>
          <table:table-cell office:value-type="float" office:value="51.975000000000001" table:style-name="ce11">
            <text:p>51.975</text:p>
          </table:table-cell>
          <table:table-cell office:value-type="float" office:value="59.186" table:style-name="ce11">
            <text:p>59.186</text:p>
          </table:table-cell>
          <table:table-cell office:value-type="float" office:value="50.436999999999998" table:style-name="ce11">
            <text:p>50.437</text:p>
          </table:table-cell>
          <table:table-cell office:value-type="float" office:value="82.44" table:style-name="ce11">
            <text:p>82.44</text:p>
          </table:table-cell>
          <table:table-cell office:value-type="float" office:value="87.763000000000005" table:style-name="ce11">
            <text:p>87.763</text:p>
          </table:table-cell>
          <table:table-cell office:value-type="float" office:value="70.033000000000001" table:style-name="ce11">
            <text:p>70.033</text:p>
          </table:table-cell>
          <table:table-cell office:value-type="float" office:value="78.040000000000006" table:style-name="ce11">
            <text:p>78.04</text:p>
          </table:table-cell>
          <table:table-cell office:value-type="float" office:value="68.391999999999996" table:style-name="ce11">
            <text:p>68.392</text:p>
          </table:table-cell>
          <table:table-cell office:value-type="float" office:value="76.790999999999997" table:style-name="ce11">
            <text:p>76.791</text:p>
          </table:table-cell>
          <table:table-cell office:value-type="float" office:value="86.674000000000007" table:style-name="ce11">
            <text:p>86.674</text:p>
          </table:table-cell>
          <table:table-cell office:value-type="float" office:value="71.382000000000005" table:style-name="ce11">
            <text:p>71.382</text:p>
          </table:table-cell>
          <table:table-cell office:value-type="float" office:value="62.621000000000002" table:style-name="ce11">
            <text:p>62.621</text:p>
          </table:table-cell>
          <table:table-cell office:value-type="float" office:value="71.087000000000003" table:style-name="ce11">
            <text:p>71.087</text:p>
          </table:table-cell>
          <table:table-cell office:value-type="float" office:value="37.377000000000002" table:style-name="ce11">
            <text:p>37.377</text:p>
          </table:table-cell>
          <table:table-cell office:value-type="float" office:value="43.143999999999998" table:style-name="ce11">
            <text:p>43.144</text:p>
          </table:table-cell>
          <table:table-cell office:value-type="float" office:value="32.14" table:style-name="ce11">
            <text:p>32.14</text:p>
          </table:table-cell>
          <table:table-cell office:value-type="float" office:value="66.974000000000004" table:style-name="ce11">
            <text:p>66.974</text:p>
          </table:table-cell>
          <table:table-cell office:value-type="float" office:value="62.52" table:style-name="ce11">
            <text:p>62.52</text:p>
          </table:table-cell>
          <table:table-cell office:value-type="float" office:value="53.677999999999997" table:style-name="ce11">
            <text:p>53.678</text:p>
          </table:table-cell>
          <table:table-cell office:value-type="float" office:value="54.238" table:style-name="ce11">
            <text:p>54.238</text:p>
          </table:table-cell>
          <table:table-cell office:value-type="float" office:value="37.04" table:style-name="ce11">
            <text:p>37.04</text:p>
          </table:table-cell>
          <table:table-cell office:value-type="float" office:value="34.929000000000002" table:style-name="ce11">
            <text:p>34.929</text:p>
          </table:table-cell>
          <table:table-cell office:value-type="float" office:value="63.326999999999998" table:style-name="ce11">
            <text:p>63.327</text:p>
          </table:table-cell>
          <table:table-cell office:value-type="float" office:value="39.170999999999999" table:style-name="ce11">
            <text:p>39.171</text:p>
          </table:table-cell>
          <table:table-cell office:value-type="float" office:value="49.173000000000002" table:style-name="ce11">
            <text:p>49.173</text:p>
          </table:table-cell>
          <table:table-cell office:value-type="float" office:value="62.616999999999997" table:style-name="ce11">
            <text:p>62.617</text:p>
          </table:table-cell>
          <table:table-cell office:value-type="float" office:value="59.286000000000001" table:style-name="ce11">
            <text:p>59.286</text:p>
          </table:table-cell>
          <table:table-cell office:value-type="float" office:value="51.722999999999999" table:style-name="ce11">
            <text:p>51.723</text:p>
          </table:table-cell>
          <table:table-cell office:value-type="float" office:value="53.527000000000001" table:style-name="ce11">
            <text:p>53.527</text:p>
          </table:table-cell>
          <table:table-cell office:value-type="float" office:value="50.871000000000002" table:style-name="ce11">
            <text:p>50.871</text:p>
          </table:table-cell>
          <table:table-cell office:value-type="float" office:value="48.350999999999999" table:style-name="ce11">
            <text:p>48.351</text:p>
          </table:table-cell>
          <table:table-cell office:value-type="float" office:value="35.058999999999997" table:style-name="ce11">
            <text:p>35.059</text:p>
          </table:table-cell>
          <table:table-cell office:value-type="float" office:value="89.736000000000004" table:style-name="ce11">
            <text:p>89.736</text:p>
          </table:table-cell>
          <table:table-cell office:value-type="float" office:value="70.355000000000004" table:style-name="ce11">
            <text:p>70.355</text:p>
          </table:table-cell>
          <table:table-cell office:value-type="float" office:value="71.316000000000003" table:style-name="ce11">
            <text:p>71.316</text:p>
          </table:table-cell>
          <table:table-cell office:value-type="float" office:value="70.724000000000004" table:style-name="ce11">
            <text:p>70.724</text:p>
          </table:table-cell>
          <table:table-cell office:value-type="float" office:value="79.429000000000002" table:style-name="ce11">
            <text:p>79.429</text:p>
          </table:table-cell>
          <table:table-cell office:value-type="float" office:value="58.543999999999997" table:style-name="ce11">
            <text:p>58.544</text:p>
          </table:table-cell>
          <table:table-cell office:value-type="float" office:value="69.308000000000007" table:style-name="ce11">
            <text:p>69.308</text:p>
          </table:table-cell>
          <table:table-cell office:value-type="float" office:value="7.2279999999999998" table:style-name="ce11">
            <text:p>7.228</text:p>
          </table:table-cell>
          <table:table-cell office:value-type="float" office:value="12.48" table:style-name="ce11">
            <text:p>12.48</text:p>
          </table:table-cell>
          <table:table-cell office:value-type="float" office:value="28.838999999999999" table:style-name="ce11">
            <text:p>28.839</text:p>
          </table:table-cell>
          <table:table-cell office:value-type="float" office:value="51.453000000000003" table:style-name="ce11">
            <text:p>51.453</text:p>
          </table:table-cell>
          <table:table-cell office:value-type="float" office:value="88.59" table:style-name="ce11">
            <text:p>88.59</text:p>
          </table:table-cell>
          <table:table-cell office:value-type="float" office:value="68.215999999999994" table:style-name="ce11">
            <text:p>68.216</text:p>
          </table:table-cell>
          <table:table-cell office:value-type="float" office:value="71.950999999999993" table:style-name="ce11">
            <text:p>71.951</text:p>
          </table:table-cell>
          <table:table-cell office:value-type="float" office:value="8.9130000000000003" table:style-name="ce11">
            <text:p>8.913</text:p>
          </table:table-cell>
          <table:table-cell office:value-type="float" office:value="83.366" table:style-name="ce11">
            <text:p>83.366</text:p>
          </table:table-cell>
          <table:table-cell office:value-type="float" office:value="7.7210000000000001" table:style-name="ce11">
            <text:p>7.721</text:p>
          </table:table-cell>
          <table:table-cell office:value-type="float" office:value="8.7189999999999994" table:style-name="ce11">
            <text:p>8.719</text:p>
          </table:table-cell>
          <table:table-cell office:value-type="float" office:value="85.153999999999996" table:style-name="ce11">
            <text:p>85.154</text:p>
          </table:table-cell>
          <table:table-cell office:value-type="float" office:value="6.1280000000000001" table:style-name="ce11">
            <text:p>6.128</text:p>
          </table:table-cell>
          <table:table-cell office:value-type="float" office:value="9.3559999999999999" table:style-name="ce11">
            <text:p>9.356</text:p>
          </table:table-cell>
          <table:table-cell office:value-type="float" office:value="4.3449999999999998" table:style-name="ce11">
            <text:p>4.345</text:p>
          </table:table-cell>
          <table:table-cell office:value-type="float" office:value="23.815000000000001" table:style-name="ce11">
            <text:p>23.815</text:p>
          </table:table-cell>
          <table:table-cell office:value-type="float" office:value="39.197000000000003" table:style-name="ce11">
            <text:p>39.197</text:p>
          </table:table-cell>
          <table:table-cell office:value-type="float" office:value="0.78600000000000003" table:style-name="ce11">
            <text:p>0.786</text:p>
          </table:table-cell>
          <table:table-cell office:value-type="float" office:value="37.636000000000003" table:style-name="ce11">
            <text:p>37.636</text:p>
          </table:table-cell>
          <table:table-cell office:value-type="float" office:value="48.737000000000002" table:style-name="ce11">
            <text:p>48.737</text:p>
          </table:table-cell>
          <table:table-cell office:value-type="float" office:value="27.434000000000001" table:style-name="ce11">
            <text:p>27.434</text:p>
          </table:table-cell>
          <table:table-cell office:value-type="float" office:value="38.679000000000002" table:style-name="ce11">
            <text:p>38.679</text:p>
          </table:table-cell>
          <table:table-cell office:value-type="float" office:value="37.058" table:style-name="ce11">
            <text:p>37.058</text:p>
          </table:table-cell>
          <table:table-cell office:value-type="float" office:value="28.388999999999999" table:style-name="ce11">
            <text:p>28.389</text:p>
          </table:table-cell>
          <table:table-cell office:value-type="float" office:value="3.63" table:style-name="ce11">
            <text:p>3.63</text:p>
          </table:table-cell>
          <table:table-cell office:value-type="float" office:value="5.3460000000000001" table:style-name="ce11">
            <text:p>5.346</text:p>
          </table:table-cell>
          <table:table-cell office:value-type="float" office:value="9.4060000000000006" table:style-name="ce11">
            <text:p>9.406</text:p>
          </table:table-cell>
          <table:table-cell office:value-type="float" office:value="12.288" table:style-name="ce11">
            <text:p>12.288</text:p>
          </table:table-cell>
          <table:table-cell office:value-type="float" office:value="8.3550000000000004" table:style-name="ce11">
            <text:p>8.355</text:p>
          </table:table-cell>
          <table:table-cell office:value-type="float" office:value="3.8450000000000002" table:style-name="ce11">
            <text:p>3.845</text:p>
          </table:table-cell>
          <table:table-cell office:value-type="float" office:value="38.939" table:style-name="ce11">
            <text:p>38.939</text:p>
          </table:table-cell>
          <table:table-cell office:value-type="float" office:value="47.84" table:style-name="ce11">
            <text:p>47.84</text:p>
          </table:table-cell>
          <table:table-cell office:value-type="float" office:value="13.221" table:style-name="ce11">
            <text:p>13.221</text:p>
          </table:table-cell>
          <table:table-cell office:value-type="float" office:value="27.672000000000001" table:style-name="ce11">
            <text:p>27.672</text:p>
          </table:table-cell>
          <table:table-cell office:value-type="float" office:value="42.143000000000001" table:style-name="ce11">
            <text:p>42.143</text:p>
          </table:table-cell>
          <table:table-cell office:value-type="float" office:value="59.265999999999998" table:style-name="ce11">
            <text:p>59.266</text:p>
          </table:table-cell>
          <table:table-cell office:value-type="float" office:value="34.898000000000003" table:style-name="ce11">
            <text:p>34.898</text:p>
          </table:table-cell>
          <table:table-cell office:value-type="float" office:value="59.401000000000003" table:style-name="ce11">
            <text:p>59.401</text:p>
          </table:table-cell>
          <table:table-cell office:value-type="float" office:value="31.216999999999999" table:style-name="ce11">
            <text:p>31.217</text:p>
          </table:table-cell>
          <table:table-cell office:value-type="float" office:value="22.087" table:style-name="ce11">
            <text:p>22.087</text:p>
          </table:table-cell>
          <table:table-cell office:value-type="float" office:value="51.335000000000001" table:style-name="ce11">
            <text:p>51.335</text:p>
          </table:table-cell>
          <table:table-cell office:value-type="float" office:value="12.927" table:style-name="ce11">
            <text:p>12.927</text:p>
          </table:table-cell>
          <table:table-cell office:value-type="float" office:value="26.64" table:style-name="ce11">
            <text:p>26.64</text:p>
          </table:table-cell>
          <table:table-cell office:value-type="float" office:value="18.648" table:style-name="ce11">
            <text:p>18.648</text:p>
          </table:table-cell>
          <table:table-cell office:value-type="float" office:value="13.766999999999999" table:style-name="ce11">
            <text:p>13.767</text:p>
          </table:table-cell>
          <table:table-cell office:value-type="float" office:value="63.576000000000001" table:style-name="ce11">
            <text:p>63.576</text:p>
          </table:table-cell>
          <table:table-cell office:value-type="float" office:value="69.010000000000005" table:style-name="ce11">
            <text:p>69.01</text:p>
          </table:table-cell>
          <table:table-cell office:value-type="float" office:value="60.216999999999999" table:style-name="ce11">
            <text:p>60.217</text:p>
          </table:table-cell>
          <table:table-cell office:value-type="float" office:value="34.744" table:style-name="ce11">
            <text:p>34.744</text:p>
          </table:table-cell>
          <table:table-cell office:value-type="float" office:value="69.694000000000003" table:style-name="ce11">
            <text:p>69.694</text:p>
          </table:table-cell>
          <table:table-cell office:value-type="float" office:value="70.272999999999996" table:style-name="ce11">
            <text:p>70.273</text:p>
          </table:table-cell>
          <table:table-cell office:value-type="float" office:value="5.3310000000000004" table:style-name="ce11">
            <text:p>5.331</text:p>
          </table:table-cell>
          <table:table-cell office:value-type="float" office:value="75.53" table:style-name="ce11">
            <text:p>75.53</text:p>
          </table:table-cell>
          <table:table-cell office:value-type="float" office:value="27.998000000000001" table:style-name="ce11">
            <text:p>27.998</text:p>
          </table:table-cell>
          <table:table-cell office:value-type="float" office:value="73.584000000000003" table:style-name="ce11">
            <text:p>73.584</text:p>
          </table:table-cell>
          <table:table-cell table:number-columns-repeated="16254"/>
        </table:table-row>
        <table:table-row table:style-name="ro9">
          <table:table-cell office:value-type="string" table:style-name="ce4">
            <text:p>ACAS</text:p>
          </table:table-cell>
          <table:table-cell office:value-type="string" table:style-name="ce4">
            <text:p>Acas</text:p>
          </table:table-cell>
          <table:table-cell office:value-type="string" table:style-name="ce4">
            <text:p>Business, Energy and Industrial Strategy</text:p>
          </table:table-cell>
          <table:table-cell table:style-name="ce4"/>
          <table:table-cell office:value-type="float" office:value="78.31" table:style-name="ce11">
            <text:p>78.31</text:p>
          </table:table-cell>
          <table:table-cell office:value-type="float" office:value="67.063999999999993" table:style-name="ce11">
            <text:p>67.064</text:p>
          </table:table-cell>
          <table:table-cell office:value-type="float" office:value="73.747" table:style-name="ce11">
            <text:p>73.747</text:p>
          </table:table-cell>
          <table:table-cell office:value-type="float" office:value="86.510999999999996" table:style-name="ce11">
            <text:p>86.511</text:p>
          </table:table-cell>
          <table:table-cell office:value-type="float" office:value="74.820999999999998" table:style-name="ce11">
            <text:p>74.821</text:p>
          </table:table-cell>
          <table:table-cell office:value-type="float" office:value="78.576999999999998" table:style-name="ce11">
            <text:p>78.577</text:p>
          </table:table-cell>
          <table:table-cell office:value-type="float" office:value="53.476999999999997" table:style-name="ce11">
            <text:p>53.477</text:p>
          </table:table-cell>
          <table:table-cell office:value-type="float" office:value="80.215999999999994" table:style-name="ce11">
            <text:p>80.216</text:p>
          </table:table-cell>
          <table:table-cell office:value-type="float" office:value="78.942999999999998" table:style-name="ce11">
            <text:p>78.943</text:p>
          </table:table-cell>
          <table:table-cell office:value-type="float" office:value="27.417999999999999" table:style-name="ce11">
            <text:p>27.418</text:p>
          </table:table-cell>
          <table:table-cell office:value-type="float" office:value="51.290999999999997" table:style-name="ce11">
            <text:p>51.291</text:p>
          </table:table-cell>
          <table:table-cell office:value-type="float" office:value="90.048000000000002" table:style-name="ce11">
            <text:p>90.048</text:p>
          </table:table-cell>
          <table:table-cell office:value-type="float" office:value="79.736000000000004" table:style-name="ce11">
            <text:p>79.736</text:p>
          </table:table-cell>
          <table:table-cell office:value-type="float" office:value="78.364999999999995" table:style-name="ce11">
            <text:p>78.365</text:p>
          </table:table-cell>
          <table:table-cell office:value-type="float" office:value="49.097000000000001" table:style-name="ce11">
            <text:p>49.097</text:p>
          </table:table-cell>
          <table:table-cell office:value-type="float" office:value="71.462999999999994" table:style-name="ce11">
            <text:p>71.463</text:p>
          </table:table-cell>
          <table:table-cell office:value-type="float" office:value="83.813000000000002" table:style-name="ce11">
            <text:p>83.813</text:p>
          </table:table-cell>
          <table:table-cell office:value-type="float" office:value="89.209000000000003" table:style-name="ce11">
            <text:p>89.209</text:p>
          </table:table-cell>
          <table:table-cell office:value-type="float" office:value="76.858999999999995" table:style-name="ce11">
            <text:p>76.859</text:p>
          </table:table-cell>
          <table:table-cell office:value-type="float" office:value="88.489000000000004" table:style-name="ce11">
            <text:p>88.489</text:p>
          </table:table-cell>
          <table:table-cell office:value-type="float" office:value="83.132999999999996" table:style-name="ce11">
            <text:p>83.133</text:p>
          </table:table-cell>
          <table:table-cell office:value-type="float" office:value="73.766999999999996" table:style-name="ce11">
            <text:p>73.767</text:p>
          </table:table-cell>
          <table:table-cell office:value-type="float" office:value="80.072000000000003" table:style-name="ce11">
            <text:p>80.072</text:p>
          </table:table-cell>
          <table:table-cell office:value-type="float" office:value="84.293000000000006" table:style-name="ce11">
            <text:p>84.293</text:p>
          </table:table-cell>
          <table:table-cell office:value-type="float" office:value="78.537000000000006" table:style-name="ce11">
            <text:p>78.537</text:p>
          </table:table-cell>
          <table:table-cell office:value-type="float" office:value="71.274000000000001" table:style-name="ce11">
            <text:p>71.274</text:p>
          </table:table-cell>
          <table:table-cell office:value-type="float" office:value="71.822999999999993" table:style-name="ce11">
            <text:p>71.823</text:p>
          </table:table-cell>
          <table:table-cell office:value-type="float" office:value="39.904000000000003" table:style-name="ce11">
            <text:p>39.904</text:p>
          </table:table-cell>
          <table:table-cell office:value-type="float" office:value="87.17" table:style-name="ce11">
            <text:p>87.17</text:p>
          </table:table-cell>
          <table:table-cell office:value-type="float" office:value="78.296999999999997" table:style-name="ce11">
            <text:p>78.297</text:p>
          </table:table-cell>
          <table:table-cell office:value-type="float" office:value="70.263999999999996" table:style-name="ce11">
            <text:p>70.264</text:p>
          </table:table-cell>
          <table:table-cell office:value-type="float" office:value="64.988" table:style-name="ce11">
            <text:p>64.988</text:p>
          </table:table-cell>
          <table:table-cell office:value-type="float" office:value="55.634999999999998" table:style-name="ce11">
            <text:p>55.635</text:p>
          </table:table-cell>
          <table:table-cell office:value-type="float" office:value="46.393999999999998" table:style-name="ce11">
            <text:p>46.394</text:p>
          </table:table-cell>
          <table:table-cell office:value-type="float" office:value="46.939" table:style-name="ce11">
            <text:p>46.939</text:p>
          </table:table-cell>
          <table:table-cell office:value-type="float" office:value="83.093999999999994" table:style-name="ce11">
            <text:p>83.094</text:p>
          </table:table-cell>
          <table:table-cell office:value-type="float" office:value="88.608999999999995" table:style-name="ce11">
            <text:p>88.609</text:p>
          </table:table-cell>
          <table:table-cell office:value-type="float" office:value="70.072000000000003" table:style-name="ce11">
            <text:p>70.072</text:p>
          </table:table-cell>
          <table:table-cell office:value-type="float" office:value="79.016999999999996" table:style-name="ce11">
            <text:p>79.017</text:p>
          </table:table-cell>
          <table:table-cell office:value-type="float" office:value="76.498999999999995" table:style-name="ce11">
            <text:p>76.499</text:p>
          </table:table-cell>
          <table:table-cell office:value-type="float" office:value="81.992999999999995" table:style-name="ce11">
            <text:p>81.993</text:p>
          </table:table-cell>
          <table:table-cell office:value-type="float" office:value="90.385000000000005" table:style-name="ce11">
            <text:p>90.385</text:p>
          </table:table-cell>
          <table:table-cell office:value-type="float" office:value="77.671000000000006" table:style-name="ce11">
            <text:p>77.671</text:p>
          </table:table-cell>
          <table:table-cell office:value-type="float" office:value="67.995000000000005" table:style-name="ce11">
            <text:p>67.995</text:p>
          </table:table-cell>
          <table:table-cell office:value-type="float" office:value="78.992000000000004" table:style-name="ce11">
            <text:p>78.992</text:p>
          </table:table-cell>
          <table:table-cell office:value-type="float" office:value="27.131" table:style-name="ce11">
            <text:p>27.131</text:p>
          </table:table-cell>
          <table:table-cell office:value-type="float" office:value="31.655000000000001" table:style-name="ce11">
            <text:p>31.655</text:p>
          </table:table-cell>
          <table:table-cell office:value-type="float" office:value="23.501000000000001" table:style-name="ce11">
            <text:p>23.501</text:p>
          </table:table-cell>
          <table:table-cell office:value-type="float" office:value="62.064999999999998" table:style-name="ce11">
            <text:p>62.065</text:p>
          </table:table-cell>
          <table:table-cell office:value-type="float" office:value="59.183999999999997" table:style-name="ce11">
            <text:p>59.184</text:p>
          </table:table-cell>
          <table:table-cell office:value-type="float" office:value="53.438000000000002" table:style-name="ce11">
            <text:p>53.438</text:p>
          </table:table-cell>
          <table:table-cell office:value-type="float" office:value="50.66" table:style-name="ce11">
            <text:p>50.66</text:p>
          </table:table-cell>
          <table:table-cell office:value-type="float" office:value="37.454999999999998" table:style-name="ce11">
            <text:p>37.455</text:p>
          </table:table-cell>
          <table:table-cell office:value-type="float" office:value="34.814" table:style-name="ce11">
            <text:p>34.814</text:p>
          </table:table-cell>
          <table:table-cell office:value-type="float" office:value="67.346999999999994" table:style-name="ce11">
            <text:p>67.347</text:p>
          </table:table-cell>
          <table:table-cell office:value-type="float" office:value="44.832000000000001" table:style-name="ce11">
            <text:p>44.832</text:p>
          </table:table-cell>
          <table:table-cell office:value-type="float" office:value="51.261000000000003" table:style-name="ce11">
            <text:p>51.261</text:p>
          </table:table-cell>
          <table:table-cell office:value-type="float" office:value="73.741" table:style-name="ce11">
            <text:p>73.741</text:p>
          </table:table-cell>
          <table:table-cell office:value-type="float" office:value="64.507999999999996" table:style-name="ce11">
            <text:p>64.508</text:p>
          </table:table-cell>
          <table:table-cell office:value-type="float" office:value="58.674999999999997" table:style-name="ce11">
            <text:p>58.675</text:p>
          </table:table-cell>
          <table:table-cell office:value-type="float" office:value="59.206000000000003" table:style-name="ce11">
            <text:p>59.206</text:p>
          </table:table-cell>
          <table:table-cell office:value-type="float" office:value="55.408999999999999" table:style-name="ce11">
            <text:p>55.409</text:p>
          </table:table-cell>
          <table:table-cell office:value-type="float" office:value="51.798999999999999" table:style-name="ce11">
            <text:p>51.799</text:p>
          </table:table-cell>
          <table:table-cell office:value-type="float" office:value="40.505000000000003" table:style-name="ce11">
            <text:p>40.505</text:p>
          </table:table-cell>
          <table:table-cell office:value-type="float" office:value="91.356999999999999" table:style-name="ce11">
            <text:p>91.357</text:p>
          </table:table-cell>
          <table:table-cell office:value-type="float" office:value="68.388999999999996" table:style-name="ce11">
            <text:p>68.389</text:p>
          </table:table-cell>
          <table:table-cell office:value-type="float" office:value="68.186999999999998" table:style-name="ce11">
            <text:p>68.187</text:p>
          </table:table-cell>
          <table:table-cell office:value-type="float" office:value="67.745999999999995" table:style-name="ce11">
            <text:p>67.746</text:p>
          </table:table-cell>
          <table:table-cell office:value-type="float" office:value="77.218000000000004" table:style-name="ce11">
            <text:p>77.218</text:p>
          </table:table-cell>
          <table:table-cell office:value-type="float" office:value="51.079000000000001" table:style-name="ce11">
            <text:p>51.079</text:p>
          </table:table-cell>
          <table:table-cell office:value-type="float" office:value="71.462999999999994" table:style-name="ce11">
            <text:p>71.463</text:p>
          </table:table-cell>
          <table:table-cell office:value-type="float" office:value="6.024" table:style-name="ce11">
            <text:p>6.024</text:p>
          </table:table-cell>
          <table:table-cell office:value-type="float" office:value="14.699" table:style-name="ce11">
            <text:p>14.699</text:p>
          </table:table-cell>
          <table:table-cell office:value-type="float" office:value="30.241" table:style-name="ce11">
            <text:p>30.241</text:p>
          </table:table-cell>
          <table:table-cell office:value-type="float" office:value="49.036000000000001" table:style-name="ce11">
            <text:p>49.036</text:p>
          </table:table-cell>
          <table:table-cell office:value-type="float" office:value="79.616" table:style-name="ce11">
            <text:p>79.616</text:p>
          </table:table-cell>
          <table:table-cell office:value-type="float" office:value="55.768999999999998" table:style-name="ce11">
            <text:p>55.769</text:p>
          </table:table-cell>
          <table:table-cell office:value-type="float" office:value="73.849999999999994" table:style-name="ce11">
            <text:p>73.85</text:p>
          </table:table-cell>
          <table:table-cell office:value-type="float" office:value="6.851" table:style-name="ce11">
            <text:p>6.851</text:p>
          </table:table-cell>
          <table:table-cell office:value-type="float" office:value="83.894000000000005" table:style-name="ce11">
            <text:p>83.894</text:p>
          </table:table-cell>
          <table:table-cell office:value-type="float" office:value="9.2550000000000008" table:style-name="ce11">
            <text:p>9.255</text:p>
          </table:table-cell>
          <table:table-cell office:value-type="float" office:value="6.01" table:style-name="ce11">
            <text:p>6.01</text:p>
          </table:table-cell>
          <table:table-cell office:value-type="float" office:value="87.138999999999996" table:style-name="ce11">
            <text:p>87.139</text:p>
          </table:table-cell>
          <table:table-cell office:value-type="float" office:value="6.851" table:style-name="ce11">
            <text:p>6.851</text:p>
          </table:table-cell>
          <table:table-cell office:value-type="float" office:value="6" table:style-name="ce11">
            <text:p>6</text:p>
          </table:table-cell>
          <table:table-cell office:value-type="float" office:value="6" table:style-name="ce11">
            <text:p>6</text:p>
          </table:table-cell>
          <table:table-cell office:value-type="float" office:value="16" table:style-name="ce11">
            <text:p>16</text:p>
          </table:table-cell>
          <table:table-cell office:value-type="float" office:value="38" table:style-name="ce11">
            <text:p>38</text:p>
          </table:table-cell>
          <table:table-cell office:value-type="float" office:value="4" table:style-name="ce11">
            <text:p>4</text:p>
          </table:table-cell>
          <table:table-cell office:value-type="float" office:value="34" table:style-name="ce11">
            <text:p>34</text:p>
          </table:table-cell>
          <table:table-cell office:value-type="float" office:value="52" table:style-name="ce11">
            <text:p>52</text:p>
          </table:table-cell>
          <table:table-cell office:value-type="float" office:value="22" table:style-name="ce11">
            <text:p>22</text:p>
          </table:table-cell>
          <table:table-cell office:value-type="float" office:value="38" table:style-name="ce11">
            <text:p>38</text:p>
          </table:table-cell>
          <table:table-cell office:value-type="float" office:value="32" table:style-name="ce11">
            <text:p>32</text:p>
          </table:table-cell>
          <table:table-cell office:value-type="float" office:value="32" table:style-name="ce11">
            <text:p>32</text:p>
          </table:table-cell>
          <table:table-cell office:value-type="float" office:value="4" table:style-name="ce11">
            <text:p>4</text:p>
          </table:table-cell>
          <table:table-cell office:value-type="float" office:value="6" table:style-name="ce11">
            <text:p>6</text:p>
          </table:table-cell>
          <table:table-cell office:value-type="float" office:value="12" table:style-name="ce11">
            <text:p>12</text:p>
          </table:table-cell>
          <table:table-cell office:value-type="float" office:value="14" table:style-name="ce11">
            <text:p>14</text:p>
          </table:table-cell>
          <table:table-cell office:value-type="float" office:value="6" table:style-name="ce11">
            <text:p>6</text:p>
          </table:table-cell>
          <table:table-cell office:value-type="float" office:value="6" table:style-name="ce11">
            <text:p>6</text:p>
          </table:table-cell>
          <table:table-cell office:value-type="float" office:value="28.571000000000002" table:style-name="ce11">
            <text:p>28.571</text:p>
          </table:table-cell>
          <table:table-cell office:value-type="float" office:value="48.98" table:style-name="ce11">
            <text:p>48.98</text:p>
          </table:table-cell>
          <table:table-cell office:value-type="float" office:value="22.449000000000002" table:style-name="ce11">
            <text:p>22.449</text:p>
          </table:table-cell>
          <table:table-cell office:value-type="float" office:value="21.428999999999998" table:style-name="ce11">
            <text:p>21.429</text:p>
          </table:table-cell>
          <table:table-cell office:value-type="float" office:value="20" table:style-name="ce11">
            <text:p>20</text:p>
          </table:table-cell>
          <table:table-cell office:value-type="float" office:value="60" table:style-name="ce11">
            <text:p>60</text:p>
          </table:table-cell>
          <table:table-cell office:value-type="float" office:value="28.571000000000002" table:style-name="ce11">
            <text:p>28.571</text:p>
          </table:table-cell>
          <table:table-cell office:value-type="float" office:value="57.143000000000001" table:style-name="ce11">
            <text:p>57.143</text:p>
          </table:table-cell>
          <table:table-cell office:value-type="float" office:value="34" table:style-name="ce11">
            <text:p>34</text:p>
          </table:table-cell>
          <table:table-cell office:value-type="float" office:value="18" table:style-name="ce11">
            <text:p>18</text:p>
          </table:table-cell>
          <table:table-cell office:value-type="float" office:value="64.286000000000001" table:style-name="ce11">
            <text:p>64.286</text:p>
          </table:table-cell>
          <table:table-cell office:value-type="float" office:value="21.428999999999998" table:style-name="ce11">
            <text:p>21.429</text:p>
          </table:table-cell>
          <table:table-cell office:value-type="float" office:value="46" table:style-name="ce11">
            <text:p>46</text:p>
          </table:table-cell>
          <table:table-cell office:value-type="float" office:value="22" table:style-name="ce11">
            <text:p>22</text:p>
          </table:table-cell>
          <table:table-cell office:value-type="float" office:value="7.1429999999999998" table:style-name="ce11">
            <text:p>7.143</text:p>
          </table:table-cell>
          <table:table-cell office:value-type="float" office:value="63.247999999999998" table:style-name="ce11">
            <text:p>63.248</text:p>
          </table:table-cell>
          <table:table-cell office:value-type="float" office:value="70.415999999999997" table:style-name="ce11">
            <text:p>70.416</text:p>
          </table:table-cell>
          <table:table-cell office:value-type="float" office:value="61.642000000000003" table:style-name="ce11">
            <text:p>61.642</text:p>
          </table:table-cell>
          <table:table-cell office:value-type="float" office:value="37.332000000000001" table:style-name="ce11">
            <text:p>37.332</text:p>
          </table:table-cell>
          <table:table-cell office:value-type="float" office:value="67.194999999999993" table:style-name="ce11">
            <text:p>67.195</text:p>
          </table:table-cell>
          <table:table-cell office:value-type="float" office:value="68.093000000000004" table:style-name="ce11">
            <text:p>68.093</text:p>
          </table:table-cell>
          <table:table-cell office:value-type="float" office:value="5.1470000000000002" table:style-name="ce11">
            <text:p>5.147</text:p>
          </table:table-cell>
          <table:table-cell office:value-type="float" office:value="72.927000000000007" table:style-name="ce11">
            <text:p>72.927</text:p>
          </table:table-cell>
          <table:table-cell office:value-type="float" office:value="25.587" table:style-name="ce11">
            <text:p>25.587</text:p>
          </table:table-cell>
          <table:table-cell office:value-type="float" office:value="73.995000000000005" table:style-name="ce11">
            <text:p>73.995</text:p>
          </table:table-cell>
          <table:table-cell table:number-columns-repeated="16254"/>
        </table:table-row>
        <table:table-row table:style-name="ro9">
          <table:table-cell office:value-type="string" table:style-name="ce4">
            <text:p>AGO</text:p>
          </table:table-cell>
          <table:table-cell office:value-type="string" table:style-name="ce4">
            <text:p>Attorney General's Office</text:p>
          </table:table-cell>
          <table:table-cell office:value-type="string" table:style-name="ce4">
            <text:p>Attorney General's Departments</text:p>
          </table:table-cell>
          <table:table-cell table:style-name="ce4"/>
          <table:table-cell office:value-type="float" office:value="83.332999999999998" table:style-name="ce11">
            <text:p>83.333</text:p>
          </table:table-cell>
          <table:table-cell office:value-type="float" office:value="70.385000000000005" table:style-name="ce11">
            <text:p>70.385</text:p>
          </table:table-cell>
          <table:table-cell office:value-type="float" office:value="86" table:style-name="ce11">
            <text:p>86</text:p>
          </table:table-cell>
          <table:table-cell office:value-type="float" office:value="81.25" table:style-name="ce11">
            <text:p>81.25</text:p>
          </table:table-cell>
          <table:table-cell office:value-type="float" office:value="76.5" table:style-name="ce11">
            <text:p>76.5</text:p>
          </table:table-cell>
          <table:table-cell office:value-type="float" office:value="87.5" table:style-name="ce11">
            <text:p>87.5</text:p>
          </table:table-cell>
          <table:table-cell office:value-type="float" office:value="51.923000000000002" table:style-name="ce11">
            <text:p>51.923</text:p>
          </table:table-cell>
          <table:table-cell office:value-type="float" office:value="75.625" table:style-name="ce11">
            <text:p>75.625</text:p>
          </table:table-cell>
          <table:table-cell office:value-type="float" office:value="68.802999999999997" table:style-name="ce11">
            <text:p>68.803</text:p>
          </table:table-cell>
          <table:table-cell office:value-type="float" office:value="30" table:style-name="ce11">
            <text:p>30</text:p>
          </table:table-cell>
          <table:table-cell office:value-type="float" office:value="65.527000000000001" table:style-name="ce11">
            <text:p>65.527</text:p>
          </table:table-cell>
          <table:table-cell office:value-type="float" office:value="97.5" table:style-name="ce11">
            <text:p>97.5</text:p>
          </table:table-cell>
          <table:table-cell office:value-type="float" office:value="92.5" table:style-name="ce11">
            <text:p>92.5</text:p>
          </table:table-cell>
          <table:table-cell office:value-type="float" office:value="87.5" table:style-name="ce11">
            <text:p>87.5</text:p>
          </table:table-cell>
          <table:table-cell office:value-type="float" office:value="72.5" table:style-name="ce11">
            <text:p>72.5</text:p>
          </table:table-cell>
          <table:table-cell office:value-type="float" office:value="80" table:style-name="ce11">
            <text:p>80</text:p>
          </table:table-cell>
          <table:table-cell office:value-type="float" office:value="75" table:style-name="ce11">
            <text:p>75</text:p>
          </table:table-cell>
          <table:table-cell office:value-type="float" office:value="87.5" table:style-name="ce11">
            <text:p>87.5</text:p>
          </table:table-cell>
          <table:table-cell office:value-type="float" office:value="85" table:style-name="ce11">
            <text:p>85</text:p>
          </table:table-cell>
          <table:table-cell office:value-type="float" office:value="90" table:style-name="ce11">
            <text:p>90</text:p>
          </table:table-cell>
          <table:table-cell office:value-type="float" office:value="90" table:style-name="ce11">
            <text:p>90</text:p>
          </table:table-cell>
          <table:table-cell office:value-type="float" office:value="80" table:style-name="ce11">
            <text:p>80</text:p>
          </table:table-cell>
          <table:table-cell office:value-type="float" office:value="85" table:style-name="ce11">
            <text:p>85</text:p>
          </table:table-cell>
          <table:table-cell office:value-type="float" office:value="85" table:style-name="ce11">
            <text:p>85</text:p>
          </table:table-cell>
          <table:table-cell office:value-type="float" office:value="62.5" table:style-name="ce11">
            <text:p>62.5</text:p>
          </table:table-cell>
          <table:table-cell office:value-type="float" office:value="75" table:style-name="ce11">
            <text:p>75</text:p>
          </table:table-cell>
          <table:table-cell office:value-type="float" office:value="72.5" table:style-name="ce11">
            <text:p>72.5</text:p>
          </table:table-cell>
          <table:table-cell office:value-type="float" office:value="40" table:style-name="ce11">
            <text:p>40</text:p>
          </table:table-cell>
          <table:table-cell office:value-type="float" office:value="87.5" table:style-name="ce11">
            <text:p>87.5</text:p>
          </table:table-cell>
          <table:table-cell office:value-type="float" office:value="90" table:style-name="ce11">
            <text:p>90</text:p>
          </table:table-cell>
          <table:table-cell office:value-type="float" office:value="85" table:style-name="ce11">
            <text:p>85</text:p>
          </table:table-cell>
          <table:table-cell office:value-type="float" office:value="66.667000000000002" table:style-name="ce11">
            <text:p>66.667</text:p>
          </table:table-cell>
          <table:table-cell office:value-type="float" office:value="51.281999999999996" table:style-name="ce11">
            <text:p>51.282</text:p>
          </table:table-cell>
          <table:table-cell office:value-type="float" office:value="46.154000000000003" table:style-name="ce11">
            <text:p>46.154</text:p>
          </table:table-cell>
          <table:table-cell office:value-type="float" office:value="43.59" table:style-name="ce11">
            <text:p>43.59</text:p>
          </table:table-cell>
          <table:table-cell office:value-type="float" office:value="75" table:style-name="ce11">
            <text:p>75</text:p>
          </table:table-cell>
          <table:table-cell office:value-type="float" office:value="82.5" table:style-name="ce11">
            <text:p>82.5</text:p>
          </table:table-cell>
          <table:table-cell office:value-type="float" office:value="65" table:style-name="ce11">
            <text:p>65</text:p>
          </table:table-cell>
          <table:table-cell office:value-type="float" office:value="80" table:style-name="ce11">
            <text:p>80</text:p>
          </table:table-cell>
          <table:table-cell office:value-type="float" office:value="69.230999999999995" table:style-name="ce11">
            <text:p>69.231</text:p>
          </table:table-cell>
          <table:table-cell office:value-type="float" office:value="69.230999999999995" table:style-name="ce11">
            <text:p>69.231</text:p>
          </table:table-cell>
          <table:table-cell office:value-type="float" office:value="94.872" table:style-name="ce11">
            <text:p>94.872</text:p>
          </table:table-cell>
          <table:table-cell office:value-type="float" office:value="69.230999999999995" table:style-name="ce11">
            <text:p>69.231</text:p>
          </table:table-cell>
          <table:table-cell office:value-type="float" office:value="53.845999999999997" table:style-name="ce11">
            <text:p>53.846</text:p>
          </table:table-cell>
          <table:table-cell office:value-type="float" office:value="56.41" table:style-name="ce11">
            <text:p>56.41</text:p>
          </table:table-cell>
          <table:table-cell office:value-type="float" office:value="30" table:style-name="ce11">
            <text:p>30</text:p>
          </table:table-cell>
          <table:table-cell office:value-type="float" office:value="32.5" table:style-name="ce11">
            <text:p>32.5</text:p>
          </table:table-cell>
          <table:table-cell office:value-type="float" office:value="27.5" table:style-name="ce11">
            <text:p>27.5</text:p>
          </table:table-cell>
          <table:table-cell office:value-type="float" office:value="82.051000000000002" table:style-name="ce11">
            <text:p>82.051</text:p>
          </table:table-cell>
          <table:table-cell office:value-type="float" office:value="69.230999999999995" table:style-name="ce11">
            <text:p>69.231</text:p>
          </table:table-cell>
          <table:table-cell office:value-type="float" office:value="53.845999999999997" table:style-name="ce11">
            <text:p>53.846</text:p>
          </table:table-cell>
          <table:table-cell office:value-type="float" office:value="69.230999999999995" table:style-name="ce11">
            <text:p>69.231</text:p>
          </table:table-cell>
          <table:table-cell office:value-type="float" office:value="51.281999999999996" table:style-name="ce11">
            <text:p>51.282</text:p>
          </table:table-cell>
          <table:table-cell office:value-type="float" office:value="48.718000000000004" table:style-name="ce11">
            <text:p>48.718</text:p>
          </table:table-cell>
          <table:table-cell office:value-type="float" office:value="76.923000000000002" table:style-name="ce11">
            <text:p>76.923</text:p>
          </table:table-cell>
          <table:table-cell office:value-type="float" office:value="71.795000000000002" table:style-name="ce11">
            <text:p>71.795</text:p>
          </table:table-cell>
          <table:table-cell office:value-type="float" office:value="66.667000000000002" table:style-name="ce11">
            <text:p>66.667</text:p>
          </table:table-cell>
          <table:table-cell office:value-type="float" office:value="87.179000000000002" table:style-name="ce11">
            <text:p>87.179</text:p>
          </table:table-cell>
          <table:table-cell office:value-type="float" office:value="74.358999999999995" table:style-name="ce11">
            <text:p>74.359</text:p>
          </table:table-cell>
          <table:table-cell office:value-type="float" office:value="48.718000000000004" table:style-name="ce11">
            <text:p>48.718</text:p>
          </table:table-cell>
          <table:table-cell office:value-type="float" office:value="61.537999999999997" table:style-name="ce11">
            <text:p>61.538</text:p>
          </table:table-cell>
          <table:table-cell office:value-type="float" office:value="56.41" table:style-name="ce11">
            <text:p>56.41</text:p>
          </table:table-cell>
          <table:table-cell office:value-type="float" office:value="71.795000000000002" table:style-name="ce11">
            <text:p>71.795</text:p>
          </table:table-cell>
          <table:table-cell office:value-type="float" office:value="41.026000000000003" table:style-name="ce11">
            <text:p>41.026</text:p>
          </table:table-cell>
          <table:table-cell office:value-type="float" office:value="94.872" table:style-name="ce11">
            <text:p>94.872</text:p>
          </table:table-cell>
          <table:table-cell office:value-type="float" office:value="89.744" table:style-name="ce11">
            <text:p>89.744</text:p>
          </table:table-cell>
          <table:table-cell office:value-type="float" office:value="82.051000000000002" table:style-name="ce11">
            <text:p>82.051</text:p>
          </table:table-cell>
          <table:table-cell office:value-type="float" office:value="64.102999999999994" table:style-name="ce11">
            <text:p>64.103</text:p>
          </table:table-cell>
          <table:table-cell office:value-type="float" office:value="76.923000000000002" table:style-name="ce11">
            <text:p>76.923</text:p>
          </table:table-cell>
          <table:table-cell office:value-type="float" office:value="55" table:style-name="ce11">
            <text:p>55</text:p>
          </table:table-cell>
          <table:table-cell office:value-type="float" office:value="79.486999999999995" table:style-name="ce11">
            <text:p>79.487</text:p>
          </table:table-cell>
          <table:table-cell office:value-type="float" office:value="10.256" table:style-name="ce11">
            <text:p>10.256</text:p>
          </table:table-cell>
          <table:table-cell office:value-type="float" office:value="35.896999999999998" table:style-name="ce11">
            <text:p>35.897</text:p>
          </table:table-cell>
          <table:table-cell office:value-type="float" office:value="43.59" table:style-name="ce11">
            <text:p>43.59</text:p>
          </table:table-cell>
          <table:table-cell office:value-type="float" office:value="10.256" table:style-name="ce11">
            <text:p>10.256</text:p>
          </table:table-cell>
          <table:table-cell office:value-type="float" office:value="100" table:style-name="ce11">
            <text:p>100</text:p>
          </table:table-cell>
          <table:table-cell office:value-type="float" office:value="64.102999999999994" table:style-name="ce11">
            <text:p>64.103</text:p>
          </table:table-cell>
          <table:table-cell office:value-type="float" office:value="69.230999999999995" table:style-name="ce11">
            <text:p>69.231</text:p>
          </table:table-cell>
          <table:table-cell office:value-type="float" office:value="2.5640000000000001" table:style-name="ce11">
            <text:p>2.564</text:p>
          </table:table-cell>
          <table:table-cell office:value-type="float" office:value="92.308000000000007" table:style-name="ce11">
            <text:p>92.308</text:p>
          </table:table-cell>
          <table:table-cell office:value-type="float" office:value="5.1280000000000001" table:style-name="ce11">
            <text:p>5.128</text:p>
          </table:table-cell>
          <table:table-cell office:value-type="float" office:value="2.5640000000000001" table:style-name="ce11">
            <text:p>2.564</text:p>
          </table:table-cell>
          <table:table-cell office:value-type="float" office:value="94.872" table:style-name="ce11">
            <text:p>94.872</text:p>
          </table:table-cell>
          <table:table-cell office:value-type="float" office:value="2.5640000000000001" table:style-name="ce11">
            <text:p>2.56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0" table:style-name="ce11">
            <text:p>100</text:p>
          </table:table-cell>
          <table:table-cell office:value-type="float" office:value="0" table:style-name="ce11">
            <text:p>0</text:p>
          </table:table-cell>
          <table:table-cell office:value-type="float" office:value="100" table:style-name="ce11">
            <text:p>100</text:p>
          </table:table-cell>
          <table:table-cell office:value-type="float" office:value="100" table:style-name="ce11">
            <text:p>100</text:p>
          </table:table-cell>
          <table:table-cell office:value-type="float" office:value="100" table:style-name="ce11">
            <text:p>10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0" table:style-name="ce11">
            <text:p>10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0" table:style-name="ce11">
            <text:p>100</text:p>
          </table:table-cell>
          <table:table-cell office:value-type="float" office:value="100" table:style-name="ce11">
            <text:p>100</text:p>
          </table:table-cell>
          <table:table-cell office:value-type="float" office:value="0" table:style-name="ce11">
            <text:p>0</text:p>
          </table:table-cell>
          <table:table-cell office:value-type="float" office:value="100" table:style-name="ce11">
            <text:p>100</text:p>
          </table:table-cell>
          <table:table-cell office:value-type="float" office:value="0" table:style-name="ce11">
            <text:p>0</text:p>
          </table:table-cell>
          <table:table-cell office:value-type="float" office:value="0" table:style-name="ce11">
            <text:p>0</text:p>
          </table:table-cell>
          <table:table-cell office:value-type="float" office:value="100" table:style-name="ce11">
            <text:p>100</text:p>
          </table:table-cell>
          <table:table-cell office:value-type="float" office:value="0" table:style-name="ce11">
            <text:p>0</text:p>
          </table:table-cell>
          <table:table-cell office:value-type="float" office:value="64.102999999999994" table:style-name="ce11">
            <text:p>64.103</text:p>
          </table:table-cell>
          <table:table-cell office:value-type="float" office:value="71.795000000000002" table:style-name="ce11">
            <text:p>71.795</text:p>
          </table:table-cell>
          <table:table-cell office:value-type="float" office:value="53.845999999999997" table:style-name="ce11">
            <text:p>53.846</text:p>
          </table:table-cell>
          <table:table-cell office:value-type="float" office:value="41.026000000000003" table:style-name="ce11">
            <text:p>41.026</text:p>
          </table:table-cell>
          <table:table-cell office:value-type="float" office:value="79.486999999999995" table:style-name="ce11">
            <text:p>79.487</text:p>
          </table:table-cell>
          <table:table-cell office:value-type="float" office:value="71.795000000000002" table:style-name="ce11">
            <text:p>71.795</text:p>
          </table:table-cell>
          <table:table-cell office:value-type="float" office:value="2.5640000000000001" table:style-name="ce11">
            <text:p>2.564</text:p>
          </table:table-cell>
          <table:table-cell office:value-type="float" office:value="82.051000000000002" table:style-name="ce11">
            <text:p>82.051</text:p>
          </table:table-cell>
          <table:table-cell office:value-type="float" office:value="24.518999999999998" table:style-name="ce11">
            <text:p>24.519</text:p>
          </table:table-cell>
          <table:table-cell office:value-type="float" office:value="77.051000000000002" table:style-name="ce11">
            <text:p>77.051</text:p>
          </table:table-cell>
          <table:table-cell table:number-columns-repeated="16254"/>
        </table:table-row>
        <table:table-row table:style-name="ro6">
          <table:table-cell office:value-type="string" table:style-name="ce4">
            <text:p>AIB</text:p>
          </table:table-cell>
          <table:table-cell office:value-type="string" table:style-name="ce4">
            <text:p>Accountant in Bankruptcy</text:p>
          </table:table-cell>
          <table:table-cell office:value-type="string" table:style-name="ce4">
            <text:p>Scottish Government</text:p>
          </table:table-cell>
          <table:table-cell table:style-name="ce4"/>
          <table:table-cell office:value-type="float" office:value="75.861999999999995" table:style-name="ce11">
            <text:p>75.862</text:p>
          </table:table-cell>
          <table:table-cell office:value-type="float" office:value="63.125" table:style-name="ce11">
            <text:p>63.125</text:p>
          </table:table-cell>
          <table:table-cell office:value-type="float" office:value="72.272999999999996" table:style-name="ce11">
            <text:p>72.273</text:p>
          </table:table-cell>
          <table:table-cell office:value-type="float" office:value="86.932000000000002" table:style-name="ce11">
            <text:p>86.932</text:p>
          </table:table-cell>
          <table:table-cell office:value-type="float" office:value="72.727000000000004" table:style-name="ce11">
            <text:p>72.727</text:p>
          </table:table-cell>
          <table:table-cell office:value-type="float" office:value="78.03" table:style-name="ce11">
            <text:p>78.03</text:p>
          </table:table-cell>
          <table:table-cell office:value-type="float" office:value="57.67" table:style-name="ce11">
            <text:p>57.67</text:p>
          </table:table-cell>
          <table:table-cell office:value-type="float" office:value="79.260999999999996" table:style-name="ce11">
            <text:p>79.261</text:p>
          </table:table-cell>
          <table:table-cell office:value-type="float" office:value="80.019000000000005" table:style-name="ce11">
            <text:p>80.019</text:p>
          </table:table-cell>
          <table:table-cell office:value-type="float" office:value="46.591000000000001" table:style-name="ce11">
            <text:p>46.591</text:p>
          </table:table-cell>
          <table:table-cell office:value-type="float" office:value="59.216999999999999" table:style-name="ce11">
            <text:p>59.217</text:p>
          </table:table-cell>
          <table:table-cell office:value-type="float" office:value="78.409000000000006" table:style-name="ce11">
            <text:p>78.409</text:p>
          </table:table-cell>
          <table:table-cell office:value-type="float" office:value="71.590999999999994" table:style-name="ce11">
            <text:p>71.591</text:p>
          </table:table-cell>
          <table:table-cell office:value-type="float" office:value="67.045000000000002" table:style-name="ce11">
            <text:p>67.045</text:p>
          </table:table-cell>
          <table:table-cell office:value-type="float" office:value="61.363999999999997" table:style-name="ce11">
            <text:p>61.364</text:p>
          </table:table-cell>
          <table:table-cell office:value-type="float" office:value="82.954999999999998" table:style-name="ce11">
            <text:p>82.955</text:p>
          </table:table-cell>
          <table:table-cell office:value-type="float" office:value="86.364000000000004" table:style-name="ce11">
            <text:p>86.364</text:p>
          </table:table-cell>
          <table:table-cell office:value-type="float" office:value="87.5" table:style-name="ce11">
            <text:p>87.5</text:p>
          </table:table-cell>
          <table:table-cell office:value-type="float" office:value="76.135999999999996" table:style-name="ce11">
            <text:p>76.136</text:p>
          </table:table-cell>
          <table:table-cell office:value-type="float" office:value="93.182000000000002" table:style-name="ce11">
            <text:p>93.182</text:p>
          </table:table-cell>
          <table:table-cell office:value-type="float" office:value="87.5" table:style-name="ce11">
            <text:p>87.5</text:p>
          </table:table-cell>
          <table:table-cell office:value-type="float" office:value="70.454999999999998" table:style-name="ce11">
            <text:p>70.455</text:p>
          </table:table-cell>
          <table:table-cell office:value-type="float" office:value="78.409000000000006" table:style-name="ce11">
            <text:p>78.409</text:p>
          </table:table-cell>
          <table:table-cell office:value-type="float" office:value="78.409000000000006" table:style-name="ce11">
            <text:p>78.409</text:p>
          </table:table-cell>
          <table:table-cell office:value-type="float" office:value="70.454999999999998" table:style-name="ce11">
            <text:p>70.455</text:p>
          </table:table-cell>
          <table:table-cell office:value-type="float" office:value="62.5" table:style-name="ce11">
            <text:p>62.5</text:p>
          </table:table-cell>
          <table:table-cell office:value-type="float" office:value="73.864000000000004" table:style-name="ce11">
            <text:p>73.864</text:p>
          </table:table-cell>
          <table:table-cell office:value-type="float" office:value="36.363999999999997" table:style-name="ce11">
            <text:p>36.364</text:p>
          </table:table-cell>
          <table:table-cell office:value-type="float" office:value="81.817999999999998" table:style-name="ce11">
            <text:p>81.818</text:p>
          </table:table-cell>
          <table:table-cell office:value-type="float" office:value="78.409000000000006" table:style-name="ce11">
            <text:p>78.409</text:p>
          </table:table-cell>
          <table:table-cell office:value-type="float" office:value="73.864000000000004" table:style-name="ce11">
            <text:p>73.864</text:p>
          </table:table-cell>
          <table:table-cell office:value-type="float" office:value="78.409000000000006" table:style-name="ce11">
            <text:p>78.409</text:p>
          </table:table-cell>
          <table:table-cell office:value-type="float" office:value="47.726999999999997" table:style-name="ce11">
            <text:p>47.727</text:p>
          </table:table-cell>
          <table:table-cell office:value-type="float" office:value="55.682000000000002" table:style-name="ce11">
            <text:p>55.682</text:p>
          </table:table-cell>
          <table:table-cell office:value-type="float" office:value="48.863999999999997" table:style-name="ce11">
            <text:p>48.864</text:p>
          </table:table-cell>
          <table:table-cell office:value-type="float" office:value="85.227000000000004" table:style-name="ce11">
            <text:p>85.227</text:p>
          </table:table-cell>
          <table:table-cell office:value-type="float" office:value="86.364000000000004" table:style-name="ce11">
            <text:p>86.364</text:p>
          </table:table-cell>
          <table:table-cell office:value-type="float" office:value="63.636000000000003" table:style-name="ce11">
            <text:p>63.636</text:p>
          </table:table-cell>
          <table:table-cell office:value-type="float" office:value="81.817999999999998" table:style-name="ce11">
            <text:p>81.818</text:p>
          </table:table-cell>
          <table:table-cell office:value-type="float" office:value="73.864000000000004" table:style-name="ce11">
            <text:p>73.864</text:p>
          </table:table-cell>
          <table:table-cell office:value-type="float" office:value="80.682000000000002" table:style-name="ce11">
            <text:p>80.682</text:p>
          </table:table-cell>
          <table:table-cell office:value-type="float" office:value="91.953999999999994" table:style-name="ce11">
            <text:p>91.954</text:p>
          </table:table-cell>
          <table:table-cell office:value-type="float" office:value="81.608999999999995" table:style-name="ce11">
            <text:p>81.609</text:p>
          </table:table-cell>
          <table:table-cell office:value-type="float" office:value="64.772999999999996" table:style-name="ce11">
            <text:p>64.773</text:p>
          </table:table-cell>
          <table:table-cell office:value-type="float" office:value="87.5" table:style-name="ce11">
            <text:p>87.5</text:p>
          </table:table-cell>
          <table:table-cell office:value-type="float" office:value="40.908999999999999" table:style-name="ce11">
            <text:p>40.909</text:p>
          </table:table-cell>
          <table:table-cell office:value-type="float" office:value="62.5" table:style-name="ce11">
            <text:p>62.5</text:p>
          </table:table-cell>
          <table:table-cell office:value-type="float" office:value="36.363999999999997" table:style-name="ce11">
            <text:p>36.364</text:p>
          </table:table-cell>
          <table:table-cell office:value-type="float" office:value="81.817999999999998" table:style-name="ce11">
            <text:p>81.818</text:p>
          </table:table-cell>
          <table:table-cell office:value-type="float" office:value="65.909000000000006" table:style-name="ce11">
            <text:p>65.909</text:p>
          </table:table-cell>
          <table:table-cell office:value-type="float" office:value="59.091000000000001" table:style-name="ce11">
            <text:p>59.091</text:p>
          </table:table-cell>
          <table:table-cell office:value-type="float" office:value="59.091000000000001" table:style-name="ce11">
            <text:p>59.091</text:p>
          </table:table-cell>
          <table:table-cell office:value-type="float" office:value="50" table:style-name="ce11">
            <text:p>50</text:p>
          </table:table-cell>
          <table:table-cell office:value-type="float" office:value="45.454999999999998" table:style-name="ce11">
            <text:p>45.455</text:p>
          </table:table-cell>
          <table:table-cell office:value-type="float" office:value="68.182000000000002" table:style-name="ce11">
            <text:p>68.182</text:p>
          </table:table-cell>
          <table:table-cell office:value-type="float" office:value="47.726999999999997" table:style-name="ce11">
            <text:p>47.727</text:p>
          </table:table-cell>
          <table:table-cell office:value-type="float" office:value="55.682000000000002" table:style-name="ce11">
            <text:p>55.682</text:p>
          </table:table-cell>
          <table:table-cell office:value-type="float" office:value="55.682000000000002" table:style-name="ce11">
            <text:p>55.682</text:p>
          </table:table-cell>
          <table:table-cell office:value-type="float" office:value="63.636000000000003" table:style-name="ce11">
            <text:p>63.636</text:p>
          </table:table-cell>
          <table:table-cell office:value-type="float" office:value="45.454999999999998" table:style-name="ce11">
            <text:p>45.455</text:p>
          </table:table-cell>
          <table:table-cell office:value-type="float" office:value="55.682000000000002" table:style-name="ce11">
            <text:p>55.682</text:p>
          </table:table-cell>
          <table:table-cell office:value-type="float" office:value="48.863999999999997" table:style-name="ce11">
            <text:p>48.864</text:p>
          </table:table-cell>
          <table:table-cell office:value-type="float" office:value="64.772999999999996" table:style-name="ce11">
            <text:p>64.773</text:p>
          </table:table-cell>
          <table:table-cell office:value-type="float" office:value="46.591000000000001" table:style-name="ce11">
            <text:p>46.591</text:p>
          </table:table-cell>
          <table:table-cell office:value-type="float" office:value="95.454999999999998" table:style-name="ce11">
            <text:p>95.455</text:p>
          </table:table-cell>
          <table:table-cell office:value-type="float" office:value="73.864000000000004" table:style-name="ce11">
            <text:p>73.864</text:p>
          </table:table-cell>
          <table:table-cell office:value-type="float" office:value="80.682000000000002" table:style-name="ce11">
            <text:p>80.682</text:p>
          </table:table-cell>
          <table:table-cell office:value-type="float" office:value="67.045000000000002" table:style-name="ce11">
            <text:p>67.045</text:p>
          </table:table-cell>
          <table:table-cell office:value-type="float" office:value="79.545000000000002" table:style-name="ce11">
            <text:p>79.545</text:p>
          </table:table-cell>
          <table:table-cell office:value-type="float" office:value="60.226999999999997" table:style-name="ce11">
            <text:p>60.227</text:p>
          </table:table-cell>
          <table:table-cell office:value-type="float" office:value="66.667000000000002" table:style-name="ce11">
            <text:p>66.667</text:p>
          </table:table-cell>
          <table:table-cell office:value-type="float" office:value="10.345000000000001" table:style-name="ce11">
            <text:p>10.345</text:p>
          </table:table-cell>
          <table:table-cell office:value-type="float" office:value="17.241" table:style-name="ce11">
            <text:p>17.241</text:p>
          </table:table-cell>
          <table:table-cell office:value-type="float" office:value="18.390999999999998" table:style-name="ce11">
            <text:p>18.391</text:p>
          </table:table-cell>
          <table:table-cell office:value-type="float" office:value="54.023000000000003" table:style-name="ce11">
            <text:p>54.023</text:p>
          </table:table-cell>
          <table:table-cell office:value-type="float" office:value="90.909000000000006" table:style-name="ce11">
            <text:p>90.909</text:p>
          </table:table-cell>
          <table:table-cell office:value-type="float" office:value="85.057000000000002" table:style-name="ce11">
            <text:p>85.057</text:p>
          </table:table-cell>
          <table:table-cell office:value-type="float" office:value="80" table:style-name="ce11">
            <text:p>80</text:p>
          </table:table-cell>
          <table:table-cell office:value-type="float" office:value="6.8179999999999996" table:style-name="ce11">
            <text:p>6.818</text:p>
          </table:table-cell>
          <table:table-cell office:value-type="float" office:value="84.090999999999994" table:style-name="ce11">
            <text:p>84.091</text:p>
          </table:table-cell>
          <table:table-cell office:value-type="float" office:value="9.0909999999999993" table:style-name="ce11">
            <text:p>9.091</text:p>
          </table:table-cell>
          <table:table-cell office:value-type="float" office:value="0" table:style-name="ce11">
            <text:p>0</text:p>
          </table:table-cell>
          <table:table-cell office:value-type="float" office:value="96.590999999999994" table:style-name="ce11">
            <text:p>96.591</text:p>
          </table:table-cell>
          <table:table-cell office:value-type="float" office:value="3.4089999999999998" table:style-name="ce11">
            <text:p>3.40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5.171999999999997" table:style-name="ce11">
            <text:p>55.172</text:p>
          </table:table-cell>
          <table:table-cell office:value-type="float" office:value="63.218000000000004" table:style-name="ce11">
            <text:p>63.218</text:p>
          </table:table-cell>
          <table:table-cell office:value-type="float" office:value="62.069000000000003" table:style-name="ce11">
            <text:p>62.069</text:p>
          </table:table-cell>
          <table:table-cell office:value-type="float" office:value="31.033999999999999" table:style-name="ce11">
            <text:p>31.034</text:p>
          </table:table-cell>
          <table:table-cell office:value-type="float" office:value="68.182000000000002" table:style-name="ce11">
            <text:p>68.182</text:p>
          </table:table-cell>
          <table:table-cell office:value-type="float" office:value="65.909000000000006" table:style-name="ce11">
            <text:p>65.909</text:p>
          </table:table-cell>
          <table:table-cell office:value-type="float" office:value="9.0909999999999993" table:style-name="ce11">
            <text:p>9.091</text:p>
          </table:table-cell>
          <table:table-cell office:value-type="float" office:value="73.864000000000004" table:style-name="ce11">
            <text:p>73.864</text:p>
          </table:table-cell>
          <table:table-cell office:value-type="float" office:value="25.71" table:style-name="ce11">
            <text:p>25.71</text:p>
          </table:table-cell>
          <table:table-cell office:value-type="float" office:value="68.965999999999994" table:style-name="ce11">
            <text:p>68.966</text:p>
          </table:table-cell>
          <table:table-cell table:number-columns-repeated="16254"/>
        </table:table-row>
        <table:table-row table:style-name="ro9">
          <table:table-cell office:value-type="string" table:style-name="ce4">
            <text:p>ALOB</text:p>
          </table:table-cell>
          <table:table-cell office:value-type="string" table:style-name="ce4">
            <text:p>Ministry of Justice Arm's Length and Other Bodies</text:p>
          </table:table-cell>
          <table:table-cell office:value-type="string" table:style-name="ce4">
            <text:p>Justice</text:p>
          </table:table-cell>
          <table:table-cell office:value-type="string" table:style-name="ce4">
            <text:p>[note 4]</text:p>
          </table:table-cell>
          <table:table-cell office:value-type="float" office:value="71.033000000000001" table:style-name="ce11">
            <text:p>71.033</text:p>
          </table:table-cell>
          <table:table-cell office:value-type="float" office:value="67.123999999999995" table:style-name="ce11">
            <text:p>67.124</text:p>
          </table:table-cell>
          <table:table-cell office:value-type="float" office:value="79.085999999999999" table:style-name="ce11">
            <text:p>79.086</text:p>
          </table:table-cell>
          <table:table-cell office:value-type="float" office:value="87.013000000000005" table:style-name="ce11">
            <text:p>87.013</text:p>
          </table:table-cell>
          <table:table-cell office:value-type="float" office:value="72.269000000000005" table:style-name="ce11">
            <text:p>72.269</text:p>
          </table:table-cell>
          <table:table-cell office:value-type="float" office:value="81.703000000000003" table:style-name="ce11">
            <text:p>81.703</text:p>
          </table:table-cell>
          <table:table-cell office:value-type="float" office:value="50.859000000000002" table:style-name="ce11">
            <text:p>50.859</text:p>
          </table:table-cell>
          <table:table-cell office:value-type="float" office:value="79.004000000000005" table:style-name="ce11">
            <text:p>79.004</text:p>
          </table:table-cell>
          <table:table-cell office:value-type="float" office:value="76.28" table:style-name="ce11">
            <text:p>76.28</text:p>
          </table:table-cell>
          <table:table-cell office:value-type="float" office:value="38.182000000000002" table:style-name="ce11">
            <text:p>38.182</text:p>
          </table:table-cell>
          <table:table-cell office:value-type="float" office:value="61.457000000000001" table:style-name="ce11">
            <text:p>61.457</text:p>
          </table:table-cell>
          <table:table-cell office:value-type="float" office:value="91.941000000000003" table:style-name="ce11">
            <text:p>91.941</text:p>
          </table:table-cell>
          <table:table-cell office:value-type="float" office:value="83.275999999999996" table:style-name="ce11">
            <text:p>83.276</text:p>
          </table:table-cell>
          <table:table-cell office:value-type="float" office:value="79.861000000000004" table:style-name="ce11">
            <text:p>79.861</text:p>
          </table:table-cell>
          <table:table-cell office:value-type="float" office:value="62.087000000000003" table:style-name="ce11">
            <text:p>62.087</text:p>
          </table:table-cell>
          <table:table-cell office:value-type="float" office:value="78.144000000000005" table:style-name="ce11">
            <text:p>78.144</text:p>
          </table:table-cell>
          <table:table-cell office:value-type="float" office:value="86.147000000000006" table:style-name="ce11">
            <text:p>86.147</text:p>
          </table:table-cell>
          <table:table-cell office:value-type="float" office:value="87.879000000000005" table:style-name="ce11">
            <text:p>87.879</text:p>
          </table:table-cell>
          <table:table-cell office:value-type="float" office:value="74.003" table:style-name="ce11">
            <text:p>74.003</text:p>
          </table:table-cell>
          <table:table-cell office:value-type="float" office:value="85.789000000000001" table:style-name="ce11">
            <text:p>85.789</text:p>
          </table:table-cell>
          <table:table-cell office:value-type="float" office:value="82.174000000000007" table:style-name="ce11">
            <text:p>82.174</text:p>
          </table:table-cell>
          <table:table-cell office:value-type="float" office:value="74.501000000000005" table:style-name="ce11">
            <text:p>74.501</text:p>
          </table:table-cell>
          <table:table-cell office:value-type="float" office:value="79.167000000000002" table:style-name="ce11">
            <text:p>79.167</text:p>
          </table:table-cell>
          <table:table-cell office:value-type="float" office:value="81.180000000000007" table:style-name="ce11">
            <text:p>81.18</text:p>
          </table:table-cell>
          <table:table-cell office:value-type="float" office:value="72.024000000000001" table:style-name="ce11">
            <text:p>72.024</text:p>
          </table:table-cell>
          <table:table-cell office:value-type="float" office:value="64.379000000000005" table:style-name="ce11">
            <text:p>64.379</text:p>
          </table:table-cell>
          <table:table-cell office:value-type="float" office:value="69.584000000000003" table:style-name="ce11">
            <text:p>69.584</text:p>
          </table:table-cell>
          <table:table-cell office:value-type="float" office:value="39.756999999999998" table:style-name="ce11">
            <text:p>39.757</text:p>
          </table:table-cell>
          <table:table-cell office:value-type="float" office:value="86.655000000000001" table:style-name="ce11">
            <text:p>86.655</text:p>
          </table:table-cell>
          <table:table-cell office:value-type="float" office:value="81.542000000000002" table:style-name="ce11">
            <text:p>81.542</text:p>
          </table:table-cell>
          <table:table-cell office:value-type="float" office:value="76.882999999999996" table:style-name="ce11">
            <text:p>76.883</text:p>
          </table:table-cell>
          <table:table-cell office:value-type="float" office:value="64.328999999999994" table:style-name="ce11">
            <text:p>64.329</text:p>
          </table:table-cell>
          <table:table-cell office:value-type="float" office:value="47.4" table:style-name="ce11">
            <text:p>47.4</text:p>
          </table:table-cell>
          <table:table-cell office:value-type="float" office:value="46.447000000000003" table:style-name="ce11">
            <text:p>46.447</text:p>
          </table:table-cell>
          <table:table-cell office:value-type="float" office:value="45.195" table:style-name="ce11">
            <text:p>45.195</text:p>
          </table:table-cell>
          <table:table-cell office:value-type="float" office:value="80.415999999999997" table:style-name="ce11">
            <text:p>80.416</text:p>
          </table:table-cell>
          <table:table-cell office:value-type="float" office:value="86.567999999999998" table:style-name="ce11">
            <text:p>86.568</text:p>
          </table:table-cell>
          <table:table-cell office:value-type="float" office:value="70.475999999999999" table:style-name="ce11">
            <text:p>70.476</text:p>
          </table:table-cell>
          <table:table-cell office:value-type="float" office:value="78.528000000000006" table:style-name="ce11">
            <text:p>78.528</text:p>
          </table:table-cell>
          <table:table-cell office:value-type="float" office:value="72.554000000000002" table:style-name="ce11">
            <text:p>72.554</text:p>
          </table:table-cell>
          <table:table-cell office:value-type="float" office:value="80.433000000000007" table:style-name="ce11">
            <text:p>80.433</text:p>
          </table:table-cell>
          <table:table-cell office:value-type="float" office:value="92.114000000000004" table:style-name="ce11">
            <text:p>92.114</text:p>
          </table:table-cell>
          <table:table-cell office:value-type="float" office:value="78.075999999999993" table:style-name="ce11">
            <text:p>78.076</text:p>
          </table:table-cell>
          <table:table-cell office:value-type="float" office:value="61.183999999999997" table:style-name="ce11">
            <text:p>61.184</text:p>
          </table:table-cell>
          <table:table-cell office:value-type="float" office:value="73.332999999999998" table:style-name="ce11">
            <text:p>73.333</text:p>
          </table:table-cell>
          <table:table-cell office:value-type="float" office:value="39.220999999999997" table:style-name="ce11">
            <text:p>39.221</text:p>
          </table:table-cell>
          <table:table-cell office:value-type="float" office:value="44.887" table:style-name="ce11">
            <text:p>44.887</text:p>
          </table:table-cell>
          <table:table-cell office:value-type="float" office:value="30.39" table:style-name="ce11">
            <text:p>30.39</text:p>
          </table:table-cell>
          <table:table-cell office:value-type="float" office:value="78.855999999999995" table:style-name="ce11">
            <text:p>78.856</text:p>
          </table:table-cell>
          <table:table-cell office:value-type="float" office:value="67.938000000000002" table:style-name="ce11">
            <text:p>67.938</text:p>
          </table:table-cell>
          <table:table-cell office:value-type="float" office:value="63.258000000000003" table:style-name="ce11">
            <text:p>63.258</text:p>
          </table:table-cell>
          <table:table-cell office:value-type="float" office:value="63.518000000000001" table:style-name="ce11">
            <text:p>63.518</text:p>
          </table:table-cell>
          <table:table-cell office:value-type="float" office:value="48.96" table:style-name="ce11">
            <text:p>48.96</text:p>
          </table:table-cell>
          <table:table-cell office:value-type="float" office:value="48.267000000000003" table:style-name="ce11">
            <text:p>48.267</text:p>
          </table:table-cell>
          <table:table-cell office:value-type="float" office:value="72.94" table:style-name="ce11">
            <text:p>72.94</text:p>
          </table:table-cell>
          <table:table-cell office:value-type="float" office:value="53.899000000000001" table:style-name="ce11">
            <text:p>53.899</text:p>
          </table:table-cell>
          <table:table-cell office:value-type="float" office:value="55.372999999999998" table:style-name="ce11">
            <text:p>55.373</text:p>
          </table:table-cell>
          <table:table-cell office:value-type="float" office:value="73.656999999999996" table:style-name="ce11">
            <text:p>73.657</text:p>
          </table:table-cell>
          <table:table-cell office:value-type="float" office:value="62.392000000000003" table:style-name="ce11">
            <text:p>62.392</text:p>
          </table:table-cell>
          <table:table-cell office:value-type="float" office:value="57.552" table:style-name="ce11">
            <text:p>57.552</text:p>
          </table:table-cell>
          <table:table-cell office:value-type="float" office:value="61.405000000000001" table:style-name="ce11">
            <text:p>61.405</text:p>
          </table:table-cell>
          <table:table-cell office:value-type="float" office:value="60.744999999999997" table:style-name="ce11">
            <text:p>60.745</text:p>
          </table:table-cell>
          <table:table-cell office:value-type="float" office:value="59.567" table:style-name="ce11">
            <text:p>59.567</text:p>
          </table:table-cell>
          <table:table-cell office:value-type="float" office:value="44.444000000000003" table:style-name="ce11">
            <text:p>44.444</text:p>
          </table:table-cell>
          <table:table-cell office:value-type="float" office:value="89.350999999999999" table:style-name="ce11">
            <text:p>89.351</text:p>
          </table:table-cell>
          <table:table-cell office:value-type="float" office:value="68.197999999999993" table:style-name="ce11">
            <text:p>68.198</text:p>
          </table:table-cell>
          <table:table-cell office:value-type="float" office:value="70.995999999999995" table:style-name="ce11">
            <text:p>70.996</text:p>
          </table:table-cell>
          <table:table-cell office:value-type="float" office:value="69.063999999999993" table:style-name="ce11">
            <text:p>69.064</text:p>
          </table:table-cell>
          <table:table-cell office:value-type="float" office:value="80.605999999999995" table:style-name="ce11">
            <text:p>80.606</text:p>
          </table:table-cell>
          <table:table-cell office:value-type="float" office:value="54.96" table:style-name="ce11">
            <text:p>54.96</text:p>
          </table:table-cell>
          <table:table-cell office:value-type="float" office:value="70.343999999999994" table:style-name="ce11">
            <text:p>70.344</text:p>
          </table:table-cell>
          <table:table-cell office:value-type="float" office:value="7.3719999999999999" table:style-name="ce11">
            <text:p>7.372</text:p>
          </table:table-cell>
          <table:table-cell office:value-type="float" office:value="19.861000000000001" table:style-name="ce11">
            <text:p>19.861</text:p>
          </table:table-cell>
          <table:table-cell office:value-type="float" office:value="41.457000000000001" table:style-name="ce11">
            <text:p>41.457</text:p>
          </table:table-cell>
          <table:table-cell office:value-type="float" office:value="31.31" table:style-name="ce11">
            <text:p>31.31</text:p>
          </table:table-cell>
          <table:table-cell office:value-type="float" office:value="79.825000000000003" table:style-name="ce11">
            <text:p>79.825</text:p>
          </table:table-cell>
          <table:table-cell office:value-type="float" office:value="57.067999999999998" table:style-name="ce11">
            <text:p>57.068</text:p>
          </table:table-cell>
          <table:table-cell office:value-type="float" office:value="72.927999999999997" table:style-name="ce11">
            <text:p>72.928</text:p>
          </table:table-cell>
          <table:table-cell office:value-type="float" office:value="7.1859999999999999" table:style-name="ce11">
            <text:p>7.186</text:p>
          </table:table-cell>
          <table:table-cell office:value-type="float" office:value="85.887" table:style-name="ce11">
            <text:p>85.887</text:p>
          </table:table-cell>
          <table:table-cell office:value-type="float" office:value="6.9260000000000002" table:style-name="ce11">
            <text:p>6.926</text:p>
          </table:table-cell>
          <table:table-cell office:value-type="float" office:value="7.1" table:style-name="ce11">
            <text:p>7.1</text:p>
          </table:table-cell>
          <table:table-cell office:value-type="float" office:value="87.013000000000005" table:style-name="ce11">
            <text:p>87.013</text:p>
          </table:table-cell>
          <table:table-cell office:value-type="float" office:value="5.8869999999999996" table:style-name="ce11">
            <text:p>5.887</text:p>
          </table:table-cell>
          <table:table-cell office:value-type="float" office:value="4.8780000000000001" table:style-name="ce11">
            <text:p>4.878</text:p>
          </table:table-cell>
          <table:table-cell office:value-type="float" office:value="3.6589999999999998" table:style-name="ce11">
            <text:p>3.659</text:p>
          </table:table-cell>
          <table:table-cell office:value-type="float" office:value="21.951000000000001" table:style-name="ce11">
            <text:p>21.951</text:p>
          </table:table-cell>
          <table:table-cell office:value-type="float" office:value="30.488" table:style-name="ce11">
            <text:p>30.488</text:p>
          </table:table-cell>
          <table:table-cell office:value-type="float" office:value="0" table:style-name="ce11">
            <text:p>0</text:p>
          </table:table-cell>
          <table:table-cell office:value-type="float" office:value="28.048999999999999" table:style-name="ce11">
            <text:p>28.049</text:p>
          </table:table-cell>
          <table:table-cell office:value-type="float" office:value="50" table:style-name="ce11">
            <text:p>50</text:p>
          </table:table-cell>
          <table:table-cell office:value-type="float" office:value="32.927" table:style-name="ce11">
            <text:p>32.927</text:p>
          </table:table-cell>
          <table:table-cell office:value-type="float" office:value="35.366" table:style-name="ce11">
            <text:p>35.366</text:p>
          </table:table-cell>
          <table:table-cell office:value-type="float" office:value="26.829000000000001" table:style-name="ce11">
            <text:p>26.829</text:p>
          </table:table-cell>
          <table:table-cell office:value-type="float" office:value="34.146000000000001" table:style-name="ce11">
            <text:p>34.146</text:p>
          </table:table-cell>
          <table:table-cell office:value-type="float" office:value="3.6589999999999998" table:style-name="ce11">
            <text:p>3.659</text:p>
          </table:table-cell>
          <table:table-cell office:value-type="float" office:value="4.8780000000000001" table:style-name="ce11">
            <text:p>4.878</text:p>
          </table:table-cell>
          <table:table-cell office:value-type="float" office:value="8.5370000000000008" table:style-name="ce11">
            <text:p>8.537</text:p>
          </table:table-cell>
          <table:table-cell office:value-type="float" office:value="10.976000000000001" table:style-name="ce11">
            <text:p>10.976</text:p>
          </table:table-cell>
          <table:table-cell office:value-type="float" office:value="4.8780000000000001" table:style-name="ce11">
            <text:p>4.878</text:p>
          </table:table-cell>
          <table:table-cell office:value-type="float" office:value="4.8780000000000001" table:style-name="ce11">
            <text:p>4.878</text:p>
          </table:table-cell>
          <table:table-cell office:value-type="float" office:value="24.39" table:style-name="ce11">
            <text:p>24.39</text:p>
          </table:table-cell>
          <table:table-cell office:value-type="float" office:value="62.195" table:style-name="ce11">
            <text:p>62.195</text:p>
          </table:table-cell>
          <table:table-cell office:value-type="float" office:value="13.414999999999999" table:style-name="ce11">
            <text:p>13.415</text:p>
          </table:table-cell>
          <table:table-cell office:value-type="float" office:value="35" table:style-name="ce11">
            <text:p>35</text:p>
          </table:table-cell>
          <table:table-cell office:value-type="float" office:value="40.244" table:style-name="ce11">
            <text:p>40.244</text:p>
          </table:table-cell>
          <table:table-cell office:value-type="float" office:value="53.658999999999999" table:style-name="ce11">
            <text:p>53.659</text:p>
          </table:table-cell>
          <table:table-cell office:value-type="float" office:value="35" table:style-name="ce11">
            <text:p>35</text:p>
          </table:table-cell>
          <table:table-cell office:value-type="float" office:value="50" table:style-name="ce11">
            <text:p>50</text:p>
          </table:table-cell>
          <table:table-cell office:value-type="float" office:value="31.707000000000001" table:style-name="ce11">
            <text:p>31.707</text:p>
          </table:table-cell>
          <table:table-cell office:value-type="float" office:value="19.512" table:style-name="ce11">
            <text:p>19.512</text:p>
          </table:table-cell>
          <table:table-cell office:value-type="float" office:value="55" table:style-name="ce11">
            <text:p>55</text:p>
          </table:table-cell>
          <table:table-cell office:value-type="float" office:value="15" table:style-name="ce11">
            <text:p>15</text:p>
          </table:table-cell>
          <table:table-cell office:value-type="float" office:value="28.048999999999999" table:style-name="ce11">
            <text:p>28.049</text:p>
          </table:table-cell>
          <table:table-cell office:value-type="float" office:value="26.829000000000001" table:style-name="ce11">
            <text:p>26.829</text:p>
          </table:table-cell>
          <table:table-cell office:value-type="float" office:value="10" table:style-name="ce11">
            <text:p>10</text:p>
          </table:table-cell>
          <table:table-cell office:value-type="float" office:value="67.58" table:style-name="ce11">
            <text:p>67.58</text:p>
          </table:table-cell>
          <table:table-cell office:value-type="float" office:value="72.84" table:style-name="ce11">
            <text:p>72.84</text:p>
          </table:table-cell>
          <table:table-cell office:value-type="float" office:value="62.786999999999999" table:style-name="ce11">
            <text:p>62.787</text:p>
          </table:table-cell>
          <table:table-cell office:value-type="float" office:value="37.335000000000001" table:style-name="ce11">
            <text:p>37.335</text:p>
          </table:table-cell>
          <table:table-cell office:value-type="float" office:value="71.891000000000005" table:style-name="ce11">
            <text:p>71.891</text:p>
          </table:table-cell>
          <table:table-cell office:value-type="float" office:value="71.978999999999999" table:style-name="ce11">
            <text:p>71.979</text:p>
          </table:table-cell>
          <table:table-cell office:value-type="float" office:value="5.6340000000000003" table:style-name="ce11">
            <text:p>5.634</text:p>
          </table:table-cell>
          <table:table-cell office:value-type="float" office:value="73.840999999999994" table:style-name="ce11">
            <text:p>73.841</text:p>
          </table:table-cell>
          <table:table-cell office:value-type="float" office:value="26.166" table:style-name="ce11">
            <text:p>26.166</text:p>
          </table:table-cell>
          <table:table-cell office:value-type="float" office:value="74.888999999999996" table:style-name="ce11">
            <text:p>74.889</text:p>
          </table:table-cell>
          <table:table-cell table:number-columns-repeated="16254"/>
        </table:table-row>
        <table:table-row table:style-name="ro9">
          <table:table-cell office:value-type="string" table:style-name="ce4">
            <text:p>APHA</text:p>
          </table:table-cell>
          <table:table-cell office:value-type="string" table:style-name="ce4">
            <text:p>Animal and Plant Health Agency</text:p>
          </table:table-cell>
          <table:table-cell office:value-type="string" table:style-name="ce4">
            <text:p>Environment, Food and Rural Affairs</text:p>
          </table:table-cell>
          <table:table-cell table:style-name="ce4"/>
          <table:table-cell office:value-type="float" office:value="55.957000000000001" table:style-name="ce11">
            <text:p>55.957</text:p>
          </table:table-cell>
          <table:table-cell office:value-type="float" office:value="57.823" table:style-name="ce11">
            <text:p>57.823</text:p>
          </table:table-cell>
          <table:table-cell office:value-type="float" office:value="72.983999999999995" table:style-name="ce11">
            <text:p>72.984</text:p>
          </table:table-cell>
          <table:table-cell office:value-type="float" office:value="82.069000000000003" table:style-name="ce11">
            <text:p>82.069</text:p>
          </table:table-cell>
          <table:table-cell office:value-type="float" office:value="67.364999999999995" table:style-name="ce11">
            <text:p>67.365</text:p>
          </table:table-cell>
          <table:table-cell office:value-type="float" office:value="77.046000000000006" table:style-name="ce11">
            <text:p>77.046</text:p>
          </table:table-cell>
          <table:table-cell office:value-type="float" office:value="50.104999999999997" table:style-name="ce11">
            <text:p>50.105</text:p>
          </table:table-cell>
          <table:table-cell office:value-type="float" office:value="74.69" table:style-name="ce11">
            <text:p>74.69</text:p>
          </table:table-cell>
          <table:table-cell office:value-type="float" office:value="68.001999999999995" table:style-name="ce11">
            <text:p>68.002</text:p>
          </table:table-cell>
          <table:table-cell office:value-type="float" office:value="25.715" table:style-name="ce11">
            <text:p>25.715</text:p>
          </table:table-cell>
          <table:table-cell office:value-type="float" office:value="42.168999999999997" table:style-name="ce11">
            <text:p>42.169</text:p>
          </table:table-cell>
          <table:table-cell office:value-type="float" office:value="89.022000000000006" table:style-name="ce11">
            <text:p>89.022</text:p>
          </table:table-cell>
          <table:table-cell office:value-type="float" office:value="80.626000000000005" table:style-name="ce11">
            <text:p>80.626</text:p>
          </table:table-cell>
          <table:table-cell office:value-type="float" office:value="72.647999999999996" table:style-name="ce11">
            <text:p>72.648</text:p>
          </table:table-cell>
          <table:table-cell office:value-type="float" office:value="48.234999999999999" table:style-name="ce11">
            <text:p>48.235</text:p>
          </table:table-cell>
          <table:table-cell office:value-type="float" office:value="74.385000000000005" table:style-name="ce11">
            <text:p>74.385</text:p>
          </table:table-cell>
          <table:table-cell office:value-type="float" office:value="80.438999999999993" table:style-name="ce11">
            <text:p>80.439</text:p>
          </table:table-cell>
          <table:table-cell office:value-type="float" office:value="83.688000000000002" table:style-name="ce11">
            <text:p>83.688</text:p>
          </table:table-cell>
          <table:table-cell office:value-type="float" office:value="65.734999999999999" table:style-name="ce11">
            <text:p>65.735</text:p>
          </table:table-cell>
          <table:table-cell office:value-type="float" office:value="84.733000000000004" table:style-name="ce11">
            <text:p>84.733</text:p>
          </table:table-cell>
          <table:table-cell office:value-type="float" office:value="80.332999999999998" table:style-name="ce11">
            <text:p>80.333</text:p>
          </table:table-cell>
          <table:table-cell office:value-type="float" office:value="64.108999999999995" table:style-name="ce11">
            <text:p>64.109</text:p>
          </table:table-cell>
          <table:table-cell office:value-type="float" office:value="73.186999999999998" table:style-name="ce11">
            <text:p>73.187</text:p>
          </table:table-cell>
          <table:table-cell office:value-type="float" office:value="77.83" table:style-name="ce11">
            <text:p>77.83</text:p>
          </table:table-cell>
          <table:table-cell office:value-type="float" office:value="67.001000000000005" table:style-name="ce11">
            <text:p>67.001</text:p>
          </table:table-cell>
          <table:table-cell office:value-type="float" office:value="58.677999999999997" table:style-name="ce11">
            <text:p>58.678</text:p>
          </table:table-cell>
          <table:table-cell office:value-type="float" office:value="66.710999999999999" table:style-name="ce11">
            <text:p>66.711</text:p>
          </table:table-cell>
          <table:table-cell office:value-type="float" office:value="35.267000000000003" table:style-name="ce11">
            <text:p>35.267</text:p>
          </table:table-cell>
          <table:table-cell office:value-type="float" office:value="82.69" table:style-name="ce11">
            <text:p>82.69</text:p>
          </table:table-cell>
          <table:table-cell office:value-type="float" office:value="78.376999999999995" table:style-name="ce11">
            <text:p>78.377</text:p>
          </table:table-cell>
          <table:table-cell office:value-type="float" office:value="70.040000000000006" table:style-name="ce11">
            <text:p>70.04</text:p>
          </table:table-cell>
          <table:table-cell office:value-type="float" office:value="59.521000000000001" table:style-name="ce11">
            <text:p>59.521</text:p>
          </table:table-cell>
          <table:table-cell office:value-type="float" office:value="45.243000000000002" table:style-name="ce11">
            <text:p>45.243</text:p>
          </table:table-cell>
          <table:table-cell office:value-type="float" office:value="51.198" table:style-name="ce11">
            <text:p>51.198</text:p>
          </table:table-cell>
          <table:table-cell office:value-type="float" office:value="44.511000000000003" table:style-name="ce11">
            <text:p>44.511</text:p>
          </table:table-cell>
          <table:table-cell office:value-type="float" office:value="78.709000000000003" table:style-name="ce11">
            <text:p>78.709</text:p>
          </table:table-cell>
          <table:table-cell office:value-type="float" office:value="84.097999999999999" table:style-name="ce11">
            <text:p>84.098</text:p>
          </table:table-cell>
          <table:table-cell office:value-type="float" office:value="61.6" table:style-name="ce11">
            <text:p>61.6</text:p>
          </table:table-cell>
          <table:table-cell office:value-type="float" office:value="74.332999999999998" table:style-name="ce11">
            <text:p>74.333</text:p>
          </table:table-cell>
          <table:table-cell office:value-type="float" office:value="62.674999999999997" table:style-name="ce11">
            <text:p>62.675</text:p>
          </table:table-cell>
          <table:table-cell office:value-type="float" office:value="73.852000000000004" table:style-name="ce11">
            <text:p>73.852</text:p>
          </table:table-cell>
          <table:table-cell office:value-type="float" office:value="85.39" table:style-name="ce11">
            <text:p>85.39</text:p>
          </table:table-cell>
          <table:table-cell office:value-type="float" office:value="66.266999999999996" table:style-name="ce11">
            <text:p>66.267</text:p>
          </table:table-cell>
          <table:table-cell office:value-type="float" office:value="53.728000000000002" table:style-name="ce11">
            <text:p>53.728</text:p>
          </table:table-cell>
          <table:table-cell office:value-type="float" office:value="66.067999999999998" table:style-name="ce11">
            <text:p>66.068</text:p>
          </table:table-cell>
          <table:table-cell office:value-type="float" office:value="24" table:style-name="ce11">
            <text:p>24</text:p>
          </table:table-cell>
          <table:table-cell office:value-type="float" office:value="33.799999999999997" table:style-name="ce11">
            <text:p>33.8</text:p>
          </table:table-cell>
          <table:table-cell office:value-type="float" office:value="19.108000000000001" table:style-name="ce11">
            <text:p>19.108</text:p>
          </table:table-cell>
          <table:table-cell office:value-type="float" office:value="56.658000000000001" table:style-name="ce11">
            <text:p>56.658</text:p>
          </table:table-cell>
          <table:table-cell office:value-type="float" office:value="55" table:style-name="ce11">
            <text:p>55</text:p>
          </table:table-cell>
          <table:table-cell office:value-type="float" office:value="42.572000000000003" table:style-name="ce11">
            <text:p>42.572</text:p>
          </table:table-cell>
          <table:table-cell office:value-type="float" office:value="44.732999999999997" table:style-name="ce11">
            <text:p>44.733</text:p>
          </table:table-cell>
          <table:table-cell office:value-type="float" office:value="25.899000000000001" table:style-name="ce11">
            <text:p>25.899</text:p>
          </table:table-cell>
          <table:table-cell office:value-type="float" office:value="25.667000000000002" table:style-name="ce11">
            <text:p>25.667</text:p>
          </table:table-cell>
          <table:table-cell office:value-type="float" office:value="54.231000000000002" table:style-name="ce11">
            <text:p>54.231</text:p>
          </table:table-cell>
          <table:table-cell office:value-type="float" office:value="31.178999999999998" table:style-name="ce11">
            <text:p>31.179</text:p>
          </table:table-cell>
          <table:table-cell office:value-type="float" office:value="43.570999999999998" table:style-name="ce11">
            <text:p>43.571</text:p>
          </table:table-cell>
          <table:table-cell office:value-type="float" office:value="54.290999999999997" table:style-name="ce11">
            <text:p>54.291</text:p>
          </table:table-cell>
          <table:table-cell office:value-type="float" office:value="48.57" table:style-name="ce11">
            <text:p>48.57</text:p>
          </table:table-cell>
          <table:table-cell office:value-type="float" office:value="44.533000000000001" table:style-name="ce11">
            <text:p>44.533</text:p>
          </table:table-cell>
          <table:table-cell office:value-type="float" office:value="45.308999999999997" table:style-name="ce11">
            <text:p>45.309</text:p>
          </table:table-cell>
          <table:table-cell office:value-type="float" office:value="41.545000000000002" table:style-name="ce11">
            <text:p>41.545</text:p>
          </table:table-cell>
          <table:table-cell office:value-type="float" office:value="35.243000000000002" table:style-name="ce11">
            <text:p>35.243</text:p>
          </table:table-cell>
          <table:table-cell office:value-type="float" office:value="20.494" table:style-name="ce11">
            <text:p>20.494</text:p>
          </table:table-cell>
          <table:table-cell office:value-type="float" office:value="91.483999999999995" table:style-name="ce11">
            <text:p>91.484</text:p>
          </table:table-cell>
          <table:table-cell office:value-type="float" office:value="67.066000000000003" table:style-name="ce11">
            <text:p>67.066</text:p>
          </table:table-cell>
          <table:table-cell office:value-type="float" office:value="68.242000000000004" table:style-name="ce11">
            <text:p>68.242</text:p>
          </table:table-cell>
          <table:table-cell office:value-type="float" office:value="63.738999999999997" table:style-name="ce11">
            <text:p>63.739</text:p>
          </table:table-cell>
          <table:table-cell office:value-type="float" office:value="72.084999999999994" table:style-name="ce11">
            <text:p>72.085</text:p>
          </table:table-cell>
          <table:table-cell office:value-type="float" office:value="54.993000000000002" table:style-name="ce11">
            <text:p>54.993</text:p>
          </table:table-cell>
          <table:table-cell office:value-type="float" office:value="60.779000000000003" table:style-name="ce11">
            <text:p>60.779</text:p>
          </table:table-cell>
          <table:table-cell office:value-type="float" office:value="9.4730000000000008" table:style-name="ce11">
            <text:p>9.473</text:p>
          </table:table-cell>
          <table:table-cell office:value-type="float" office:value="13.141999999999999" table:style-name="ce11">
            <text:p>13.142</text:p>
          </table:table-cell>
          <table:table-cell office:value-type="float" office:value="30.42" table:style-name="ce11">
            <text:p>30.42</text:p>
          </table:table-cell>
          <table:table-cell office:value-type="float" office:value="46.965000000000003" table:style-name="ce11">
            <text:p>46.965</text:p>
          </table:table-cell>
          <table:table-cell office:value-type="float" office:value="90.418999999999997" table:style-name="ce11">
            <text:p>90.419</text:p>
          </table:table-cell>
          <table:table-cell office:value-type="float" office:value="69.706999999999994" table:style-name="ce11">
            <text:p>69.707</text:p>
          </table:table-cell>
          <table:table-cell office:value-type="float" office:value="69.813000000000002" table:style-name="ce11">
            <text:p>69.813</text:p>
          </table:table-cell>
          <table:table-cell office:value-type="float" office:value="9.6470000000000002" table:style-name="ce11">
            <text:p>9.647</text:p>
          </table:table-cell>
          <table:table-cell office:value-type="float" office:value="81.171000000000006" table:style-name="ce11">
            <text:p>81.171</text:p>
          </table:table-cell>
          <table:table-cell office:value-type="float" office:value="9.1820000000000004" table:style-name="ce11">
            <text:p>9.182</text:p>
          </table:table-cell>
          <table:table-cell office:value-type="float" office:value="10.651999999999999" table:style-name="ce11">
            <text:p>10.652</text:p>
          </table:table-cell>
          <table:table-cell office:value-type="float" office:value="82.090999999999994" table:style-name="ce11">
            <text:p>82.091</text:p>
          </table:table-cell>
          <table:table-cell office:value-type="float" office:value="7.2569999999999997" table:style-name="ce11">
            <text:p>7.257</text:p>
          </table:table-cell>
          <table:table-cell office:value-type="float" office:value="9.375" table:style-name="ce11">
            <text:p>9.375</text:p>
          </table:table-cell>
          <table:table-cell office:value-type="float" office:value="3.75" table:style-name="ce11">
            <text:p>3.75</text:p>
          </table:table-cell>
          <table:table-cell office:value-type="float" office:value="25.625" table:style-name="ce11">
            <text:p>25.625</text:p>
          </table:table-cell>
          <table:table-cell office:value-type="float" office:value="38.75" table:style-name="ce11">
            <text:p>38.75</text:p>
          </table:table-cell>
          <table:table-cell office:value-type="float" office:value="0" table:style-name="ce11">
            <text:p>0</text:p>
          </table:table-cell>
          <table:table-cell office:value-type="float" office:value="30.625" table:style-name="ce11">
            <text:p>30.625</text:p>
          </table:table-cell>
          <table:table-cell office:value-type="float" office:value="45" table:style-name="ce11">
            <text:p>45</text:p>
          </table:table-cell>
          <table:table-cell office:value-type="float" office:value="27.5" table:style-name="ce11">
            <text:p>27.5</text:p>
          </table:table-cell>
          <table:table-cell office:value-type="float" office:value="35" table:style-name="ce11">
            <text:p>35</text:p>
          </table:table-cell>
          <table:table-cell office:value-type="float" office:value="32.5" table:style-name="ce11">
            <text:p>32.5</text:p>
          </table:table-cell>
          <table:table-cell office:value-type="float" office:value="33.75" table:style-name="ce11">
            <text:p>33.75</text:p>
          </table:table-cell>
          <table:table-cell office:value-type="float" office:value="1.25" table:style-name="ce11">
            <text:p>1.25</text:p>
          </table:table-cell>
          <table:table-cell office:value-type="float" office:value="3.125" table:style-name="ce11">
            <text:p>3.125</text:p>
          </table:table-cell>
          <table:table-cell office:value-type="float" office:value="5" table:style-name="ce11">
            <text:p>5</text:p>
          </table:table-cell>
          <table:table-cell office:value-type="float" office:value="8.75" table:style-name="ce11">
            <text:p>8.75</text:p>
          </table:table-cell>
          <table:table-cell office:value-type="float" office:value="8.75" table:style-name="ce11">
            <text:p>8.75</text:p>
          </table:table-cell>
          <table:table-cell office:value-type="float" office:value="8.75" table:style-name="ce11">
            <text:p>8.75</text:p>
          </table:table-cell>
          <table:table-cell office:value-type="float" office:value="41.875" table:style-name="ce11">
            <text:p>41.875</text:p>
          </table:table-cell>
          <table:table-cell office:value-type="float" office:value="41.875" table:style-name="ce11">
            <text:p>41.875</text:p>
          </table:table-cell>
          <table:table-cell office:value-type="float" office:value="16.25" table:style-name="ce11">
            <text:p>16.25</text:p>
          </table:table-cell>
          <table:table-cell office:value-type="float" office:value="22.727" table:style-name="ce11">
            <text:p>22.727</text:p>
          </table:table-cell>
          <table:table-cell office:value-type="float" office:value="38.125" table:style-name="ce11">
            <text:p>38.125</text:p>
          </table:table-cell>
          <table:table-cell office:value-type="float" office:value="56.875" table:style-name="ce11">
            <text:p>56.875</text:p>
          </table:table-cell>
          <table:table-cell office:value-type="float" office:value="28.358000000000001" table:style-name="ce11">
            <text:p>28.358</text:p>
          </table:table-cell>
          <table:table-cell office:value-type="float" office:value="62.121000000000002" table:style-name="ce11">
            <text:p>62.121</text:p>
          </table:table-cell>
          <table:table-cell office:value-type="float" office:value="32.5" table:style-name="ce11">
            <text:p>32.5</text:p>
          </table:table-cell>
          <table:table-cell office:value-type="float" office:value="20" table:style-name="ce11">
            <text:p>20</text:p>
          </table:table-cell>
          <table:table-cell office:value-type="float" office:value="56.716000000000001" table:style-name="ce11">
            <text:p>56.716</text:p>
          </table:table-cell>
          <table:table-cell office:value-type="float" office:value="15.151999999999999" table:style-name="ce11">
            <text:p>15.152</text:p>
          </table:table-cell>
          <table:table-cell office:value-type="float" office:value="29.375" table:style-name="ce11">
            <text:p>29.375</text:p>
          </table:table-cell>
          <table:table-cell office:value-type="float" office:value="23.125" table:style-name="ce11">
            <text:p>23.125</text:p>
          </table:table-cell>
          <table:table-cell office:value-type="float" office:value="14.925000000000001" table:style-name="ce11">
            <text:p>14.925</text:p>
          </table:table-cell>
          <table:table-cell office:value-type="float" office:value="57.508000000000003" table:style-name="ce11">
            <text:p>57.508</text:p>
          </table:table-cell>
          <table:table-cell office:value-type="float" office:value="63.594000000000001" table:style-name="ce11">
            <text:p>63.594</text:p>
          </table:table-cell>
          <table:table-cell office:value-type="float" office:value="56.198999999999998" table:style-name="ce11">
            <text:p>56.199</text:p>
          </table:table-cell>
          <table:table-cell office:value-type="float" office:value="35.286000000000001" table:style-name="ce11">
            <text:p>35.286</text:p>
          </table:table-cell>
          <table:table-cell office:value-type="float" office:value="65.929000000000002" table:style-name="ce11">
            <text:p>65.929</text:p>
          </table:table-cell>
          <table:table-cell office:value-type="float" office:value="70.268000000000001" table:style-name="ce11">
            <text:p>70.268</text:p>
          </table:table-cell>
          <table:table-cell office:value-type="float" office:value="6.04" table:style-name="ce11">
            <text:p>6.04</text:p>
          </table:table-cell>
          <table:table-cell office:value-type="float" office:value="69.343999999999994" table:style-name="ce11">
            <text:p>69.344</text:p>
          </table:table-cell>
          <table:table-cell office:value-type="float" office:value="31.248000000000001" table:style-name="ce11">
            <text:p>31.248</text:p>
          </table:table-cell>
          <table:table-cell office:value-type="float" office:value="71.045000000000002" table:style-name="ce11">
            <text:p>71.045</text:p>
          </table:table-cell>
          <table:table-cell table:number-columns-repeated="16254"/>
        </table:table-row>
        <table:table-row table:style-name="ro9">
          <table:table-cell office:value-type="string" table:style-name="ce4">
            <text:p>BEIS</text:p>
          </table:table-cell>
          <table:table-cell office:value-type="string" table:style-name="ce4">
            <text:p>Department for Business, Energy and Industrial Strategy</text:p>
          </table:table-cell>
          <table:table-cell office:value-type="string" table:style-name="ce4">
            <text:p>Business, Energy and Industrial Strategy</text:p>
          </table:table-cell>
          <table:table-cell table:style-name="ce4"/>
          <table:table-cell office:value-type="float" office:value="86.986999999999995" table:style-name="ce11">
            <text:p>86.987</text:p>
          </table:table-cell>
          <table:table-cell office:value-type="float" office:value="66.694999999999993" table:style-name="ce11">
            <text:p>66.695</text:p>
          </table:table-cell>
          <table:table-cell office:value-type="float" office:value="81.436999999999998" table:style-name="ce11">
            <text:p>81.437</text:p>
          </table:table-cell>
          <table:table-cell office:value-type="float" office:value="83.962000000000003" table:style-name="ce11">
            <text:p>83.962</text:p>
          </table:table-cell>
          <table:table-cell office:value-type="float" office:value="75.691000000000003" table:style-name="ce11">
            <text:p>75.691</text:p>
          </table:table-cell>
          <table:table-cell office:value-type="float" office:value="87.147000000000006" table:style-name="ce11">
            <text:p>87.147</text:p>
          </table:table-cell>
          <table:table-cell office:value-type="float" office:value="60.03" table:style-name="ce11">
            <text:p>60.03</text:p>
          </table:table-cell>
          <table:table-cell office:value-type="float" office:value="86.863" table:style-name="ce11">
            <text:p>86.863</text:p>
          </table:table-cell>
          <table:table-cell office:value-type="float" office:value="74.756" table:style-name="ce11">
            <text:p>74.756</text:p>
          </table:table-cell>
          <table:table-cell office:value-type="float" office:value="40.237000000000002" table:style-name="ce11">
            <text:p>40.237</text:p>
          </table:table-cell>
          <table:table-cell office:value-type="float" office:value="64.019000000000005" table:style-name="ce11">
            <text:p>64.019</text:p>
          </table:table-cell>
          <table:table-cell office:value-type="float" office:value="91.353999999999999" table:style-name="ce11">
            <text:p>91.354</text:p>
          </table:table-cell>
          <table:table-cell office:value-type="float" office:value="82.966999999999999" table:style-name="ce11">
            <text:p>82.967</text:p>
          </table:table-cell>
          <table:table-cell office:value-type="float" office:value="79.415000000000006" table:style-name="ce11">
            <text:p>79.415</text:p>
          </table:table-cell>
          <table:table-cell office:value-type="float" office:value="67.838999999999999" table:style-name="ce11">
            <text:p>67.839</text:p>
          </table:table-cell>
          <table:table-cell office:value-type="float" office:value="85.626999999999995" table:style-name="ce11">
            <text:p>85.627</text:p>
          </table:table-cell>
          <table:table-cell office:value-type="float" office:value="81.954999999999998" table:style-name="ce11">
            <text:p>81.955</text:p>
          </table:table-cell>
          <table:table-cell office:value-type="float" office:value="85.965000000000003" table:style-name="ce11">
            <text:p>85.965</text:p>
          </table:table-cell>
          <table:table-cell office:value-type="float" office:value="78.620999999999995" table:style-name="ce11">
            <text:p>78.621</text:p>
          </table:table-cell>
          <table:table-cell office:value-type="float" office:value="90.789000000000001" table:style-name="ce11">
            <text:p>90.789</text:p>
          </table:table-cell>
          <table:table-cell office:value-type="float" office:value="90.242999999999995" table:style-name="ce11">
            <text:p>90.243</text:p>
          </table:table-cell>
          <table:table-cell office:value-type="float" office:value="67.549000000000007" table:style-name="ce11">
            <text:p>67.549</text:p>
          </table:table-cell>
          <table:table-cell office:value-type="float" office:value="85.338999999999999" table:style-name="ce11">
            <text:p>85.339</text:p>
          </table:table-cell>
          <table:table-cell office:value-type="float" office:value="87.411000000000001" table:style-name="ce11">
            <text:p>87.411</text:p>
          </table:table-cell>
          <table:table-cell office:value-type="float" office:value="71.748000000000005" table:style-name="ce11">
            <text:p>71.748</text:p>
          </table:table-cell>
          <table:table-cell office:value-type="float" office:value="68.468000000000004" table:style-name="ce11">
            <text:p>68.468</text:p>
          </table:table-cell>
          <table:table-cell office:value-type="float" office:value="76.510000000000005" table:style-name="ce11">
            <text:p>76.51</text:p>
          </table:table-cell>
          <table:table-cell office:value-type="float" office:value="40.063000000000002" table:style-name="ce11">
            <text:p>40.063</text:p>
          </table:table-cell>
          <table:table-cell office:value-type="float" office:value="89.944999999999993" table:style-name="ce11">
            <text:p>89.945</text:p>
          </table:table-cell>
          <table:table-cell office:value-type="float" office:value="88.584000000000003" table:style-name="ce11">
            <text:p>88.584</text:p>
          </table:table-cell>
          <table:table-cell office:value-type="float" office:value="82.896000000000001" table:style-name="ce11">
            <text:p>82.896</text:p>
          </table:table-cell>
          <table:table-cell office:value-type="float" office:value="67.174000000000007" table:style-name="ce11">
            <text:p>67.174</text:p>
          </table:table-cell>
          <table:table-cell office:value-type="float" office:value="51.414999999999999" table:style-name="ce11">
            <text:p>51.415</text:p>
          </table:table-cell>
          <table:table-cell office:value-type="float" office:value="68.570999999999998" table:style-name="ce11">
            <text:p>68.571</text:p>
          </table:table-cell>
          <table:table-cell office:value-type="float" office:value="52.936999999999998" table:style-name="ce11">
            <text:p>52.937</text:p>
          </table:table-cell>
          <table:table-cell office:value-type="float" office:value="90.061000000000007" table:style-name="ce11">
            <text:p>90.061</text:p>
          </table:table-cell>
          <table:table-cell office:value-type="float" office:value="91.328000000000003" table:style-name="ce11">
            <text:p>91.328</text:p>
          </table:table-cell>
          <table:table-cell office:value-type="float" office:value="80.894000000000005" table:style-name="ce11">
            <text:p>80.894</text:p>
          </table:table-cell>
          <table:table-cell office:value-type="float" office:value="85.15" table:style-name="ce11">
            <text:p>85.15</text:p>
          </table:table-cell>
          <table:table-cell office:value-type="float" office:value="74.317999999999998" table:style-name="ce11">
            <text:p>74.318</text:p>
          </table:table-cell>
          <table:table-cell office:value-type="float" office:value="75.322000000000003" table:style-name="ce11">
            <text:p>75.322</text:p>
          </table:table-cell>
          <table:table-cell office:value-type="float" office:value="87.522000000000006" table:style-name="ce11">
            <text:p>87.522</text:p>
          </table:table-cell>
          <table:table-cell office:value-type="float" office:value="79.055000000000007" table:style-name="ce11">
            <text:p>79.055</text:p>
          </table:table-cell>
          <table:table-cell office:value-type="float" office:value="62.207999999999998" table:style-name="ce11">
            <text:p>62.208</text:p>
          </table:table-cell>
          <table:table-cell office:value-type="float" office:value="70.195999999999998" table:style-name="ce11">
            <text:p>70.196</text:p>
          </table:table-cell>
          <table:table-cell office:value-type="float" office:value="42.424999999999997" table:style-name="ce11">
            <text:p>42.425</text:p>
          </table:table-cell>
          <table:table-cell office:value-type="float" office:value="43.024000000000001" table:style-name="ce11">
            <text:p>43.024</text:p>
          </table:table-cell>
          <table:table-cell office:value-type="float" office:value="35.216000000000001" table:style-name="ce11">
            <text:p>35.216</text:p>
          </table:table-cell>
          <table:table-cell office:value-type="float" office:value="83.337000000000003" table:style-name="ce11">
            <text:p>83.337</text:p>
          </table:table-cell>
          <table:table-cell office:value-type="float" office:value="77.388999999999996" table:style-name="ce11">
            <text:p>77.389</text:p>
          </table:table-cell>
          <table:table-cell office:value-type="float" office:value="62.622999999999998" table:style-name="ce11">
            <text:p>62.623</text:p>
          </table:table-cell>
          <table:table-cell office:value-type="float" office:value="71.620999999999995" table:style-name="ce11">
            <text:p>71.621</text:p>
          </table:table-cell>
          <table:table-cell office:value-type="float" office:value="51.838000000000001" table:style-name="ce11">
            <text:p>51.838</text:p>
          </table:table-cell>
          <table:table-cell office:value-type="float" office:value="43.204999999999998" table:style-name="ce11">
            <text:p>43.205</text:p>
          </table:table-cell>
          <table:table-cell office:value-type="float" office:value="73.997" table:style-name="ce11">
            <text:p>73.997</text:p>
          </table:table-cell>
          <table:table-cell office:value-type="float" office:value="51.987000000000002" table:style-name="ce11">
            <text:p>51.987</text:p>
          </table:table-cell>
          <table:table-cell office:value-type="float" office:value="60.165999999999997" table:style-name="ce11">
            <text:p>60.166</text:p>
          </table:table-cell>
          <table:table-cell office:value-type="float" office:value="71.688000000000002" table:style-name="ce11">
            <text:p>71.688</text:p>
          </table:table-cell>
          <table:table-cell office:value-type="float" office:value="77.094999999999999" table:style-name="ce11">
            <text:p>77.095</text:p>
          </table:table-cell>
          <table:table-cell office:value-type="float" office:value="45.976999999999997" table:style-name="ce11">
            <text:p>45.977</text:p>
          </table:table-cell>
          <table:table-cell office:value-type="float" office:value="55.685000000000002" table:style-name="ce11">
            <text:p>55.685</text:p>
          </table:table-cell>
          <table:table-cell office:value-type="float" office:value="55.798999999999999" table:style-name="ce11">
            <text:p>55.799</text:p>
          </table:table-cell>
          <table:table-cell office:value-type="float" office:value="63.444000000000003" table:style-name="ce11">
            <text:p>63.444</text:p>
          </table:table-cell>
          <table:table-cell office:value-type="float" office:value="40.802" table:style-name="ce11">
            <text:p>40.802</text:p>
          </table:table-cell>
          <table:table-cell office:value-type="float" office:value="91.644999999999996" table:style-name="ce11">
            <text:p>91.645</text:p>
          </table:table-cell>
          <table:table-cell office:value-type="float" office:value="79.771000000000001" table:style-name="ce11">
            <text:p>79.771</text:p>
          </table:table-cell>
          <table:table-cell office:value-type="float" office:value="77.497" table:style-name="ce11">
            <text:p>77.497</text:p>
          </table:table-cell>
          <table:table-cell office:value-type="float" office:value="72.337000000000003" table:style-name="ce11">
            <text:p>72.337</text:p>
          </table:table-cell>
          <table:table-cell office:value-type="float" office:value="83.126000000000005" table:style-name="ce11">
            <text:p>83.126</text:p>
          </table:table-cell>
          <table:table-cell office:value-type="float" office:value="59.53" table:style-name="ce11">
            <text:p>59.53</text:p>
          </table:table-cell>
          <table:table-cell office:value-type="float" office:value="80.585999999999999" table:style-name="ce11">
            <text:p>80.586</text:p>
          </table:table-cell>
          <table:table-cell office:value-type="float" office:value="5.7640000000000002" table:style-name="ce11">
            <text:p>5.764</text:p>
          </table:table-cell>
          <table:table-cell office:value-type="float" office:value="18.895" table:style-name="ce11">
            <text:p>18.895</text:p>
          </table:table-cell>
          <table:table-cell office:value-type="float" office:value="51.04" table:style-name="ce11">
            <text:p>51.04</text:p>
          </table:table-cell>
          <table:table-cell office:value-type="float" office:value="24.302" table:style-name="ce11">
            <text:p>24.302</text:p>
          </table:table-cell>
          <table:table-cell office:value-type="float" office:value="91.605999999999995" table:style-name="ce11">
            <text:p>91.606</text:p>
          </table:table-cell>
          <table:table-cell office:value-type="float" office:value="60.323999999999998" table:style-name="ce11">
            <text:p>60.324</text:p>
          </table:table-cell>
          <table:table-cell office:value-type="float" office:value="77.525999999999996" table:style-name="ce11">
            <text:p>77.526</text:p>
          </table:table-cell>
          <table:table-cell office:value-type="float" office:value="6.82" table:style-name="ce11">
            <text:p>6.82</text:p>
          </table:table-cell>
          <table:table-cell office:value-type="float" office:value="88.376999999999995" table:style-name="ce11">
            <text:p>88.377</text:p>
          </table:table-cell>
          <table:table-cell office:value-type="float" office:value="4.8029999999999999" table:style-name="ce11">
            <text:p>4.803</text:p>
          </table:table-cell>
          <table:table-cell office:value-type="float" office:value="6.5380000000000003" table:style-name="ce11">
            <text:p>6.538</text:p>
          </table:table-cell>
          <table:table-cell office:value-type="float" office:value="89.71" table:style-name="ce11">
            <text:p>89.71</text:p>
          </table:table-cell>
          <table:table-cell office:value-type="float" office:value="3.7530000000000001" table:style-name="ce11">
            <text:p>3.753</text:p>
          </table:table-cell>
          <table:table-cell office:value-type="float" office:value="7.2510000000000003" table:style-name="ce11">
            <text:p>7.251</text:p>
          </table:table-cell>
          <table:table-cell office:value-type="float" office:value="3.927" table:style-name="ce11">
            <text:p>3.927</text:p>
          </table:table-cell>
          <table:table-cell office:value-type="float" office:value="17.221" table:style-name="ce11">
            <text:p>17.221</text:p>
          </table:table-cell>
          <table:table-cell office:value-type="float" office:value="45.015000000000001" table:style-name="ce11">
            <text:p>45.015</text:p>
          </table:table-cell>
          <table:table-cell office:value-type="float" office:value="0" table:style-name="ce11">
            <text:p>0</text:p>
          </table:table-cell>
          <table:table-cell office:value-type="float" office:value="35.347000000000001" table:style-name="ce11">
            <text:p>35.347</text:p>
          </table:table-cell>
          <table:table-cell office:value-type="float" office:value="54.984999999999999" table:style-name="ce11">
            <text:p>54.985</text:p>
          </table:table-cell>
          <table:table-cell office:value-type="float" office:value="36.857999999999997" table:style-name="ce11">
            <text:p>36.858</text:p>
          </table:table-cell>
          <table:table-cell office:value-type="float" office:value="31.722000000000001" table:style-name="ce11">
            <text:p>31.722</text:p>
          </table:table-cell>
          <table:table-cell office:value-type="float" office:value="34.139000000000003" table:style-name="ce11">
            <text:p>34.139</text:p>
          </table:table-cell>
          <table:table-cell office:value-type="float" office:value="29.606999999999999" table:style-name="ce11">
            <text:p>29.607</text:p>
          </table:table-cell>
          <table:table-cell office:value-type="float" office:value="1.5109999999999999" table:style-name="ce11">
            <text:p>1.511</text:p>
          </table:table-cell>
          <table:table-cell office:value-type="float" office:value="2.7189999999999999" table:style-name="ce11">
            <text:p>2.719</text:p>
          </table:table-cell>
          <table:table-cell office:value-type="float" office:value="6.3440000000000003" table:style-name="ce11">
            <text:p>6.344</text:p>
          </table:table-cell>
          <table:table-cell office:value-type="float" office:value="6.6470000000000002" table:style-name="ce11">
            <text:p>6.647</text:p>
          </table:table-cell>
          <table:table-cell office:value-type="float" office:value="9.6679999999999993" table:style-name="ce11">
            <text:p>9.668</text:p>
          </table:table-cell>
          <table:table-cell office:value-type="float" office:value="2.7189999999999999" table:style-name="ce11">
            <text:p>2.719</text:p>
          </table:table-cell>
          <table:table-cell office:value-type="float" office:value="38.182000000000002" table:style-name="ce11">
            <text:p>38.182</text:p>
          </table:table-cell>
          <table:table-cell office:value-type="float" office:value="51.817999999999998" table:style-name="ce11">
            <text:p>51.818</text:p>
          </table:table-cell>
          <table:table-cell office:value-type="float" office:value="10" table:style-name="ce11">
            <text:p>10</text:p>
          </table:table-cell>
          <table:table-cell office:value-type="float" office:value="34.127000000000002" table:style-name="ce11">
            <text:p>34.127</text:p>
          </table:table-cell>
          <table:table-cell office:value-type="float" office:value="53.353999999999999" table:style-name="ce11">
            <text:p>53.354</text:p>
          </table:table-cell>
          <table:table-cell office:value-type="float" office:value="47.866" table:style-name="ce11">
            <text:p>47.866</text:p>
          </table:table-cell>
          <table:table-cell office:value-type="float" office:value="27.777999999999999" table:style-name="ce11">
            <text:p>27.778</text:p>
          </table:table-cell>
          <table:table-cell office:value-type="float" office:value="51.587000000000003" table:style-name="ce11">
            <text:p>51.587</text:p>
          </table:table-cell>
          <table:table-cell office:value-type="float" office:value="19.817" table:style-name="ce11">
            <text:p>19.817</text:p>
          </table:table-cell>
          <table:table-cell office:value-type="float" office:value="31.707000000000001" table:style-name="ce11">
            <text:p>31.707</text:p>
          </table:table-cell>
          <table:table-cell office:value-type="float" office:value="58.73" table:style-name="ce11">
            <text:p>58.73</text:p>
          </table:table-cell>
          <table:table-cell office:value-type="float" office:value="14.286" table:style-name="ce11">
            <text:p>14.286</text:p>
          </table:table-cell>
          <table:table-cell office:value-type="float" office:value="26.829000000000001" table:style-name="ce11">
            <text:p>26.829</text:p>
          </table:table-cell>
          <table:table-cell office:value-type="float" office:value="20.427" table:style-name="ce11">
            <text:p>20.427</text:p>
          </table:table-cell>
          <table:table-cell office:value-type="float" office:value="13.492000000000001" table:style-name="ce11">
            <text:p>13.492</text:p>
          </table:table-cell>
          <table:table-cell office:value-type="float" office:value="64.430999999999997" table:style-name="ce11">
            <text:p>64.431</text:p>
          </table:table-cell>
          <table:table-cell office:value-type="float" office:value="69.742999999999995" table:style-name="ce11">
            <text:p>69.743</text:p>
          </table:table-cell>
          <table:table-cell office:value-type="float" office:value="61.161000000000001" table:style-name="ce11">
            <text:p>61.161</text:p>
          </table:table-cell>
          <table:table-cell office:value-type="float" office:value="36.404000000000003" table:style-name="ce11">
            <text:p>36.404</text:p>
          </table:table-cell>
          <table:table-cell office:value-type="float" office:value="71.661000000000001" table:style-name="ce11">
            <text:p>71.661</text:p>
          </table:table-cell>
          <table:table-cell office:value-type="float" office:value="75.585999999999999" table:style-name="ce11">
            <text:p>75.586</text:p>
          </table:table-cell>
          <table:table-cell office:value-type="float" office:value="4.7450000000000001" table:style-name="ce11">
            <text:p>4.745</text:p>
          </table:table-cell>
          <table:table-cell office:value-type="float" office:value="80.465000000000003" table:style-name="ce11">
            <text:p>80.465</text:p>
          </table:table-cell>
          <table:table-cell office:value-type="float" office:value="24.25" table:style-name="ce11">
            <text:p>24.25</text:p>
          </table:table-cell>
          <table:table-cell office:value-type="float" office:value="74.725999999999999" table:style-name="ce11">
            <text:p>74.726</text:p>
          </table:table-cell>
          <table:table-cell table:number-columns-repeated="16254"/>
        </table:table-row>
        <table:table-row table:style-name="ro6">
          <table:table-cell office:value-type="string" table:style-name="ce4">
            <text:p>CC</text:p>
          </table:table-cell>
          <table:table-cell office:value-type="string" table:style-name="ce4">
            <text:p>Charity Commission</text:p>
          </table:table-cell>
          <table:table-cell office:value-type="string" table:style-name="ce4">
            <text:p>Charity Commission</text:p>
          </table:table-cell>
          <table:table-cell table:style-name="ce4"/>
          <table:table-cell office:value-type="float" office:value="85.012" table:style-name="ce11">
            <text:p>85.012</text:p>
          </table:table-cell>
          <table:table-cell office:value-type="float" office:value="65.947000000000003" table:style-name="ce11">
            <text:p>65.947</text:p>
          </table:table-cell>
          <table:table-cell office:value-type="float" office:value="82.313999999999993" table:style-name="ce11">
            <text:p>82.314</text:p>
          </table:table-cell>
          <table:table-cell office:value-type="float" office:value="84.847999999999999" table:style-name="ce11">
            <text:p>84.848</text:p>
          </table:table-cell>
          <table:table-cell office:value-type="float" office:value="76.207999999999998" table:style-name="ce11">
            <text:p>76.208</text:p>
          </table:table-cell>
          <table:table-cell office:value-type="float" office:value="87.42" table:style-name="ce11">
            <text:p>87.42</text:p>
          </table:table-cell>
          <table:table-cell office:value-type="float" office:value="56.956000000000003" table:style-name="ce11">
            <text:p>56.956</text:p>
          </table:table-cell>
          <table:table-cell office:value-type="float" office:value="82.92" table:style-name="ce11">
            <text:p>82.92</text:p>
          </table:table-cell>
          <table:table-cell office:value-type="float" office:value="72.102999999999994" table:style-name="ce11">
            <text:p>72.103</text:p>
          </table:table-cell>
          <table:table-cell office:value-type="float" office:value="30.486999999999998" table:style-name="ce11">
            <text:p>30.487</text:p>
          </table:table-cell>
          <table:table-cell office:value-type="float" office:value="55.747" table:style-name="ce11">
            <text:p>55.747</text:p>
          </table:table-cell>
          <table:table-cell office:value-type="float" office:value="93.113" table:style-name="ce11">
            <text:p>93.113</text:p>
          </table:table-cell>
          <table:table-cell office:value-type="float" office:value="87.844999999999999" table:style-name="ce11">
            <text:p>87.845</text:p>
          </table:table-cell>
          <table:table-cell office:value-type="float" office:value="81.492000000000004" table:style-name="ce11">
            <text:p>81.492</text:p>
          </table:table-cell>
          <table:table-cell office:value-type="float" office:value="66.667000000000002" table:style-name="ce11">
            <text:p>66.667</text:p>
          </table:table-cell>
          <table:table-cell office:value-type="float" office:value="82.369" table:style-name="ce11">
            <text:p>82.369</text:p>
          </table:table-cell>
          <table:table-cell office:value-type="float" office:value="84.298000000000002" table:style-name="ce11">
            <text:p>84.298</text:p>
          </table:table-cell>
          <table:table-cell office:value-type="float" office:value="85.399000000000001" table:style-name="ce11">
            <text:p>85.399</text:p>
          </table:table-cell>
          <table:table-cell office:value-type="float" office:value="81.543000000000006" table:style-name="ce11">
            <text:p>81.543</text:p>
          </table:table-cell>
          <table:table-cell office:value-type="float" office:value="92.837000000000003" table:style-name="ce11">
            <text:p>92.837</text:p>
          </table:table-cell>
          <table:table-cell office:value-type="float" office:value="87.293000000000006" table:style-name="ce11">
            <text:p>87.293</text:p>
          </table:table-cell>
          <table:table-cell office:value-type="float" office:value="74.38" table:style-name="ce11">
            <text:p>74.38</text:p>
          </table:table-cell>
          <table:table-cell office:value-type="float" office:value="83.195999999999998" table:style-name="ce11">
            <text:p>83.196</text:p>
          </table:table-cell>
          <table:table-cell office:value-type="float" office:value="85.123999999999995" table:style-name="ce11">
            <text:p>85.124</text:p>
          </table:table-cell>
          <table:table-cell office:value-type="float" office:value="72.727000000000004" table:style-name="ce11">
            <text:p>72.727</text:p>
          </table:table-cell>
          <table:table-cell office:value-type="float" office:value="69.805999999999997" table:style-name="ce11">
            <text:p>69.806</text:p>
          </table:table-cell>
          <table:table-cell office:value-type="float" office:value="71.271000000000001" table:style-name="ce11">
            <text:p>71.271</text:p>
          </table:table-cell>
          <table:table-cell office:value-type="float" office:value="44.076999999999998" table:style-name="ce11">
            <text:p>44.077</text:p>
          </table:table-cell>
          <table:table-cell office:value-type="float" office:value="90.358000000000004" table:style-name="ce11">
            <text:p>90.358</text:p>
          </table:table-cell>
          <table:table-cell office:value-type="float" office:value="88.153999999999996" table:style-name="ce11">
            <text:p>88.154</text:p>
          </table:table-cell>
          <table:table-cell office:value-type="float" office:value="83.747" table:style-name="ce11">
            <text:p>83.747</text:p>
          </table:table-cell>
          <table:table-cell office:value-type="float" office:value="69.146000000000001" table:style-name="ce11">
            <text:p>69.146</text:p>
          </table:table-cell>
          <table:table-cell office:value-type="float" office:value="62.533999999999999" table:style-name="ce11">
            <text:p>62.534</text:p>
          </table:table-cell>
          <table:table-cell office:value-type="float" office:value="46.555999999999997" table:style-name="ce11">
            <text:p>46.556</text:p>
          </table:table-cell>
          <table:table-cell office:value-type="float" office:value="49.587000000000003" table:style-name="ce11">
            <text:p>49.587</text:p>
          </table:table-cell>
          <table:table-cell office:value-type="float" office:value="87.016999999999996" table:style-name="ce11">
            <text:p>87.017</text:p>
          </table:table-cell>
          <table:table-cell office:value-type="float" office:value="93.075000000000003" table:style-name="ce11">
            <text:p>93.075</text:p>
          </table:table-cell>
          <table:table-cell office:value-type="float" office:value="75.206999999999994" table:style-name="ce11">
            <text:p>75.207</text:p>
          </table:table-cell>
          <table:table-cell office:value-type="float" office:value="77.135000000000005" table:style-name="ce11">
            <text:p>77.135</text:p>
          </table:table-cell>
          <table:table-cell office:value-type="float" office:value="66.667000000000002" table:style-name="ce11">
            <text:p>66.667</text:p>
          </table:table-cell>
          <table:table-cell office:value-type="float" office:value="76.308999999999997" table:style-name="ce11">
            <text:p>76.309</text:p>
          </table:table-cell>
          <table:table-cell office:value-type="float" office:value="88.088999999999999" table:style-name="ce11">
            <text:p>88.089</text:p>
          </table:table-cell>
          <table:table-cell office:value-type="float" office:value="65.745999999999995" table:style-name="ce11">
            <text:p>65.746</text:p>
          </table:table-cell>
          <table:table-cell office:value-type="float" office:value="61.326000000000001" table:style-name="ce11">
            <text:p>61.326</text:p>
          </table:table-cell>
          <table:table-cell office:value-type="float" office:value="74.656000000000006" table:style-name="ce11">
            <text:p>74.656</text:p>
          </table:table-cell>
          <table:table-cell office:value-type="float" office:value="31.956" table:style-name="ce11">
            <text:p>31.956</text:p>
          </table:table-cell>
          <table:table-cell office:value-type="float" office:value="36.363999999999997" table:style-name="ce11">
            <text:p>36.364</text:p>
          </table:table-cell>
          <table:table-cell office:value-type="float" office:value="23.14" table:style-name="ce11">
            <text:p>23.14</text:p>
          </table:table-cell>
          <table:table-cell office:value-type="float" office:value="75.900000000000006" table:style-name="ce11">
            <text:p>75.9</text:p>
          </table:table-cell>
          <table:table-cell office:value-type="float" office:value="71.271000000000001" table:style-name="ce11">
            <text:p>71.271</text:p>
          </table:table-cell>
          <table:table-cell office:value-type="float" office:value="60.832999999999998" table:style-name="ce11">
            <text:p>60.833</text:p>
          </table:table-cell>
          <table:table-cell office:value-type="float" office:value="64.462999999999994" table:style-name="ce11">
            <text:p>64.463</text:p>
          </table:table-cell>
          <table:table-cell office:value-type="float" office:value="32.231000000000002" table:style-name="ce11">
            <text:p>32.231</text:p>
          </table:table-cell>
          <table:table-cell office:value-type="float" office:value="35.359000000000002" table:style-name="ce11">
            <text:p>35.359</text:p>
          </table:table-cell>
          <table:table-cell office:value-type="float" office:value="66.941999999999993" table:style-name="ce11">
            <text:p>66.942</text:p>
          </table:table-cell>
          <table:table-cell office:value-type="float" office:value="43.923000000000002" table:style-name="ce11">
            <text:p>43.923</text:p>
          </table:table-cell>
          <table:table-cell office:value-type="float" office:value="51.515000000000001" table:style-name="ce11">
            <text:p>51.515</text:p>
          </table:table-cell>
          <table:table-cell office:value-type="float" office:value="68.507999999999996" table:style-name="ce11">
            <text:p>68.508</text:p>
          </table:table-cell>
          <table:table-cell office:value-type="float" office:value="61.601999999999997" table:style-name="ce11">
            <text:p>61.602</text:p>
          </table:table-cell>
          <table:table-cell office:value-type="float" office:value="53.186" table:style-name="ce11">
            <text:p>53.186</text:p>
          </table:table-cell>
          <table:table-cell office:value-type="float" office:value="56.667000000000002" table:style-name="ce11">
            <text:p>56.667</text:p>
          </table:table-cell>
          <table:table-cell office:value-type="float" office:value="55.125" table:style-name="ce11">
            <text:p>55.125</text:p>
          </table:table-cell>
          <table:table-cell office:value-type="float" office:value="54.820999999999998" table:style-name="ce11">
            <text:p>54.821</text:p>
          </table:table-cell>
          <table:table-cell office:value-type="float" office:value="40.555999999999997" table:style-name="ce11">
            <text:p>40.556</text:p>
          </table:table-cell>
          <table:table-cell office:value-type="float" office:value="91.736000000000004" table:style-name="ce11">
            <text:p>91.736</text:p>
          </table:table-cell>
          <table:table-cell office:value-type="float" office:value="75.414000000000001" table:style-name="ce11">
            <text:p>75.414</text:p>
          </table:table-cell>
          <table:table-cell office:value-type="float" office:value="67.867000000000004" table:style-name="ce11">
            <text:p>67.867</text:p>
          </table:table-cell>
          <table:table-cell office:value-type="float" office:value="66.022000000000006" table:style-name="ce11">
            <text:p>66.022</text:p>
          </table:table-cell>
          <table:table-cell office:value-type="float" office:value="76.177000000000007" table:style-name="ce11">
            <text:p>76.177</text:p>
          </table:table-cell>
          <table:table-cell office:value-type="float" office:value="65.84" table:style-name="ce11">
            <text:p>65.84</text:p>
          </table:table-cell>
          <table:table-cell office:value-type="float" office:value="77.561999999999998" table:style-name="ce11">
            <text:p>77.562</text:p>
          </table:table-cell>
          <table:table-cell office:value-type="float" office:value="5.2489999999999997" table:style-name="ce11">
            <text:p>5.249</text:p>
          </table:table-cell>
          <table:table-cell office:value-type="float" office:value="12.154999999999999" table:style-name="ce11">
            <text:p>12.155</text:p>
          </table:table-cell>
          <table:table-cell office:value-type="float" office:value="37.844999999999999" table:style-name="ce11">
            <text:p>37.845</text:p>
          </table:table-cell>
          <table:table-cell office:value-type="float" office:value="44.750999999999998" table:style-name="ce11">
            <text:p>44.751</text:p>
          </table:table-cell>
          <table:table-cell office:value-type="float" office:value="87.293000000000006" table:style-name="ce11">
            <text:p>87.293</text:p>
          </table:table-cell>
          <table:table-cell office:value-type="float" office:value="66.850999999999999" table:style-name="ce11">
            <text:p>66.851</text:p>
          </table:table-cell>
          <table:table-cell office:value-type="float" office:value="75.966999999999999" table:style-name="ce11">
            <text:p>75.967</text:p>
          </table:table-cell>
          <table:table-cell office:value-type="float" office:value="5.5250000000000004" table:style-name="ce11">
            <text:p>5.525</text:p>
          </table:table-cell>
          <table:table-cell office:value-type="float" office:value="85.635000000000005" table:style-name="ce11">
            <text:p>85.635</text:p>
          </table:table-cell>
          <table:table-cell office:value-type="float" office:value="8.84" table:style-name="ce11">
            <text:p>8.84</text:p>
          </table:table-cell>
          <table:table-cell office:value-type="float" office:value="7.1630000000000003" table:style-name="ce11">
            <text:p>7.163</text:p>
          </table:table-cell>
          <table:table-cell office:value-type="float" office:value="87.328000000000003" table:style-name="ce11">
            <text:p>87.328</text:p>
          </table:table-cell>
          <table:table-cell office:value-type="float" office:value="5.51" table:style-name="ce11">
            <text:p>5.51</text:p>
          </table:table-cell>
          <table:table-cell office:value-type="float" office:value="3.8460000000000001" table:style-name="ce11">
            <text:p>3.846</text:p>
          </table:table-cell>
          <table:table-cell office:value-type="float" office:value="0" table:style-name="ce11">
            <text:p>0</text:p>
          </table:table-cell>
          <table:table-cell office:value-type="float" office:value="7.6920000000000002" table:style-name="ce11">
            <text:p>7.692</text:p>
          </table:table-cell>
          <table:table-cell office:value-type="float" office:value="50" table:style-name="ce11">
            <text:p>50</text:p>
          </table:table-cell>
          <table:table-cell office:value-type="float" office:value="0" table:style-name="ce11">
            <text:p>0</text:p>
          </table:table-cell>
          <table:table-cell office:value-type="float" office:value="34.615000000000002" table:style-name="ce11">
            <text:p>34.615</text:p>
          </table:table-cell>
          <table:table-cell office:value-type="float" office:value="69.230999999999995" table:style-name="ce11">
            <text:p>69.231</text:p>
          </table:table-cell>
          <table:table-cell office:value-type="float" office:value="30.768999999999998" table:style-name="ce11">
            <text:p>30.769</text:p>
          </table:table-cell>
          <table:table-cell office:value-type="float" office:value="38.462000000000003" table:style-name="ce11">
            <text:p>38.462</text:p>
          </table:table-cell>
          <table:table-cell office:value-type="float" office:value="34.615000000000002" table:style-name="ce11">
            <text:p>34.615</text:p>
          </table:table-cell>
          <table:table-cell office:value-type="float" office:value="42.308" table:style-name="ce11">
            <text:p>42.308</text:p>
          </table:table-cell>
          <table:table-cell office:value-type="float" office:value="3.8460000000000001" table:style-name="ce11">
            <text:p>3.846</text:p>
          </table:table-cell>
          <table:table-cell office:value-type="float" office:value="7.6920000000000002" table:style-name="ce11">
            <text:p>7.692</text:p>
          </table:table-cell>
          <table:table-cell office:value-type="float" office:value="7.6920000000000002" table:style-name="ce11">
            <text:p>7.692</text:p>
          </table:table-cell>
          <table:table-cell office:value-type="float" office:value="11.538" table:style-name="ce11">
            <text:p>11.538</text:p>
          </table:table-cell>
          <table:table-cell office:value-type="float" office:value="11.538" table:style-name="ce11">
            <text:p>11.538</text:p>
          </table:table-cell>
          <table:table-cell office:value-type="float" office:value="3.8460000000000001" table:style-name="ce11">
            <text:p>3.846</text:p>
          </table:table-cell>
          <table:table-cell office:value-type="float" office:value="26.922999999999998" table:style-name="ce11">
            <text:p>26.923</text:p>
          </table:table-cell>
          <table:table-cell office:value-type="float" office:value="61.537999999999997" table:style-name="ce11">
            <text:p>61.538</text:p>
          </table:table-cell>
          <table:table-cell office:value-type="float" office:value="11.538" table:style-name="ce11">
            <text:p>11.538</text:p>
          </table:table-cell>
          <table:table-cell office:value-type="float" office:value="42.856999999999999" table:style-name="ce11">
            <text:p>42.857</text:p>
          </table:table-cell>
          <table:table-cell office:value-type="float" office:value="50" table:style-name="ce11">
            <text:p>50</text:p>
          </table:table-cell>
          <table:table-cell office:value-type="float" office:value="50" table:style-name="ce11">
            <text:p>50</text:p>
          </table:table-cell>
          <table:table-cell office:value-type="float" office:value="14.286" table:style-name="ce11">
            <text:p>14.286</text:p>
          </table:table-cell>
          <table:table-cell office:value-type="float" office:value="57.143000000000001" table:style-name="ce11">
            <text:p>57.143</text:p>
          </table:table-cell>
          <table:table-cell office:value-type="float" office:value="23.077000000000002" table:style-name="ce11">
            <text:p>23.077</text:p>
          </table:table-cell>
          <table:table-cell office:value-type="float" office:value="19.231000000000002" table:style-name="ce11">
            <text:p>19.231</text:p>
          </table:table-cell>
          <table:table-cell office:value-type="float" office:value="57.143000000000001" table:style-name="ce11">
            <text:p>57.143</text:p>
          </table:table-cell>
          <table:table-cell office:value-type="float" office:value="0" table:style-name="ce11">
            <text:p>0</text:p>
          </table:table-cell>
          <table:table-cell office:value-type="float" office:value="26.922999999999998" table:style-name="ce11">
            <text:p>26.923</text:p>
          </table:table-cell>
          <table:table-cell office:value-type="float" office:value="30.768999999999998" table:style-name="ce11">
            <text:p>30.769</text:p>
          </table:table-cell>
          <table:table-cell office:value-type="float" office:value="28.571000000000002" table:style-name="ce11">
            <text:p>28.571</text:p>
          </table:table-cell>
          <table:table-cell office:value-type="float" office:value="63.817999999999998" table:style-name="ce11">
            <text:p>63.818</text:p>
          </table:table-cell>
          <table:table-cell office:value-type="float" office:value="72.08" table:style-name="ce11">
            <text:p>72.08</text:p>
          </table:table-cell>
          <table:table-cell office:value-type="float" office:value="62.783999999999999" table:style-name="ce11">
            <text:p>62.784</text:p>
          </table:table-cell>
          <table:table-cell office:value-type="float" office:value="38.067999999999998" table:style-name="ce11">
            <text:p>38.068</text:p>
          </table:table-cell>
          <table:table-cell office:value-type="float" office:value="68.539000000000001" table:style-name="ce11">
            <text:p>68.539</text:p>
          </table:table-cell>
          <table:table-cell office:value-type="float" office:value="73.802999999999997" table:style-name="ce11">
            <text:p>73.803</text:p>
          </table:table-cell>
          <table:table-cell office:value-type="float" office:value="3.09" table:style-name="ce11">
            <text:p>3.09</text:p>
          </table:table-cell>
          <table:table-cell office:value-type="float" office:value="79.831999999999994" table:style-name="ce11">
            <text:p>79.832</text:p>
          </table:table-cell>
          <table:table-cell office:value-type="float" office:value="24.635000000000002" table:style-name="ce11">
            <text:p>24.635</text:p>
          </table:table-cell>
          <table:table-cell office:value-type="float" office:value="75.673000000000002" table:style-name="ce11">
            <text:p>75.673</text:p>
          </table:table-cell>
          <table:table-cell table:number-columns-repeated="16254"/>
        </table:table-row>
        <table:table-row table:style-name="ro6">
          <table:table-cell office:value-type="string" table:style-name="ce4">
            <text:p>CCS</text:p>
          </table:table-cell>
          <table:table-cell office:value-type="string" table:style-name="ce4">
            <text:p>Crown Commercial Service</text:p>
          </table:table-cell>
          <table:table-cell office:value-type="string" table:style-name="ce4">
            <text:p>Cabinet Office</text:p>
          </table:table-cell>
          <table:table-cell table:style-name="ce4"/>
          <table:table-cell office:value-type="float" office:value="93.968000000000004" table:style-name="ce11">
            <text:p>93.968</text:p>
          </table:table-cell>
          <table:table-cell office:value-type="float" office:value="71.37" table:style-name="ce11">
            <text:p>71.37</text:p>
          </table:table-cell>
          <table:table-cell office:value-type="float" office:value="84.481999999999999" table:style-name="ce11">
            <text:p>84.482</text:p>
          </table:table-cell>
          <table:table-cell office:value-type="float" office:value="87.331000000000003" table:style-name="ce11">
            <text:p>87.331</text:p>
          </table:table-cell>
          <table:table-cell office:value-type="float" office:value="81.582999999999998" table:style-name="ce11">
            <text:p>81.583</text:p>
          </table:table-cell>
          <table:table-cell office:value-type="float" office:value="91.385000000000005" table:style-name="ce11">
            <text:p>91.385</text:p>
          </table:table-cell>
          <table:table-cell office:value-type="float" office:value="69.641999999999996" table:style-name="ce11">
            <text:p>69.642</text:p>
          </table:table-cell>
          <table:table-cell office:value-type="float" office:value="87.05" table:style-name="ce11">
            <text:p>87.05</text:p>
          </table:table-cell>
          <table:table-cell office:value-type="float" office:value="80.518000000000001" table:style-name="ce11">
            <text:p>80.518</text:p>
          </table:table-cell>
          <table:table-cell office:value-type="float" office:value="50.863999999999997" table:style-name="ce11">
            <text:p>50.864</text:p>
          </table:table-cell>
          <table:table-cell office:value-type="float" office:value="63.58" table:style-name="ce11">
            <text:p>63.58</text:p>
          </table:table-cell>
          <table:table-cell office:value-type="float" office:value="91.667000000000002" table:style-name="ce11">
            <text:p>91.667</text:p>
          </table:table-cell>
          <table:table-cell office:value-type="float" office:value="88.501000000000005" table:style-name="ce11">
            <text:p>88.501</text:p>
          </table:table-cell>
          <table:table-cell office:value-type="float" office:value="83.878" table:style-name="ce11">
            <text:p>83.878</text:p>
          </table:table-cell>
          <table:table-cell office:value-type="float" office:value="70.721000000000004" table:style-name="ce11">
            <text:p>70.721</text:p>
          </table:table-cell>
          <table:table-cell office:value-type="float" office:value="87.613" table:style-name="ce11">
            <text:p>87.613</text:p>
          </table:table-cell>
          <table:table-cell office:value-type="float" office:value="86.260999999999996" table:style-name="ce11">
            <text:p>86.261</text:p>
          </table:table-cell>
          <table:table-cell office:value-type="float" office:value="88.388000000000005" table:style-name="ce11">
            <text:p>88.388</text:p>
          </table:table-cell>
          <table:table-cell office:value-type="float" office:value="85.135000000000005" table:style-name="ce11">
            <text:p>85.135</text:p>
          </table:table-cell>
          <table:table-cell office:value-type="float" office:value="93.001999999999995" table:style-name="ce11">
            <text:p>93.002</text:p>
          </table:table-cell>
          <table:table-cell office:value-type="float" office:value="91.647999999999996" table:style-name="ce11">
            <text:p>91.648</text:p>
          </table:table-cell>
          <table:table-cell office:value-type="float" office:value="82.882999999999996" table:style-name="ce11">
            <text:p>82.883</text:p>
          </table:table-cell>
          <table:table-cell office:value-type="float" office:value="87.724999999999994" table:style-name="ce11">
            <text:p>87.725</text:p>
          </table:table-cell>
          <table:table-cell office:value-type="float" office:value="89.751999999999995" table:style-name="ce11">
            <text:p>89.752</text:p>
          </table:table-cell>
          <table:table-cell office:value-type="float" office:value="80.248000000000005" table:style-name="ce11">
            <text:p>80.248</text:p>
          </table:table-cell>
          <table:table-cell office:value-type="float" office:value="77.027000000000001" table:style-name="ce11">
            <text:p>77.027</text:p>
          </table:table-cell>
          <table:table-cell office:value-type="float" office:value="74.662000000000006" table:style-name="ce11">
            <text:p>74.662</text:p>
          </table:table-cell>
          <table:table-cell office:value-type="float" office:value="53.612000000000002" table:style-name="ce11">
            <text:p>53.612</text:p>
          </table:table-cell>
          <table:table-cell office:value-type="float" office:value="92.888999999999996" table:style-name="ce11">
            <text:p>92.889</text:p>
          </table:table-cell>
          <table:table-cell office:value-type="float" office:value="92.212000000000003" table:style-name="ce11">
            <text:p>92.212</text:p>
          </table:table-cell>
          <table:table-cell office:value-type="float" office:value="89.063999999999993" table:style-name="ce11">
            <text:p>89.064</text:p>
          </table:table-cell>
          <table:table-cell office:value-type="float" office:value="77.540000000000006" table:style-name="ce11">
            <text:p>77.54</text:p>
          </table:table-cell>
          <table:table-cell office:value-type="float" office:value="65.84" table:style-name="ce11">
            <text:p>65.84</text:p>
          </table:table-cell>
          <table:table-cell office:value-type="float" office:value="70.462000000000003" table:style-name="ce11">
            <text:p>70.462</text:p>
          </table:table-cell>
          <table:table-cell office:value-type="float" office:value="65.051000000000002" table:style-name="ce11">
            <text:p>65.051</text:p>
          </table:table-cell>
          <table:table-cell office:value-type="float" office:value="89.302000000000007" table:style-name="ce11">
            <text:p>89.302</text:p>
          </table:table-cell>
          <table:table-cell office:value-type="float" office:value="90.53" table:style-name="ce11">
            <text:p>90.53</text:p>
          </table:table-cell>
          <table:table-cell office:value-type="float" office:value="79.819999999999993" table:style-name="ce11">
            <text:p>79.82</text:p>
          </table:table-cell>
          <table:table-cell office:value-type="float" office:value="88.626000000000005" table:style-name="ce11">
            <text:p>88.626</text:p>
          </table:table-cell>
          <table:table-cell office:value-type="float" office:value="77.790000000000006" table:style-name="ce11">
            <text:p>77.79</text:p>
          </table:table-cell>
          <table:table-cell office:value-type="float" office:value="78.418000000000006" table:style-name="ce11">
            <text:p>78.418</text:p>
          </table:table-cell>
          <table:table-cell office:value-type="float" office:value="93.01" table:style-name="ce11">
            <text:p>93.01</text:p>
          </table:table-cell>
          <table:table-cell office:value-type="float" office:value="82.432000000000002" table:style-name="ce11">
            <text:p>82.432</text:p>
          </table:table-cell>
          <table:table-cell office:value-type="float" office:value="70.721000000000004" table:style-name="ce11">
            <text:p>70.721</text:p>
          </table:table-cell>
          <table:table-cell office:value-type="float" office:value="80.742999999999995" table:style-name="ce11">
            <text:p>80.743</text:p>
          </table:table-cell>
          <table:table-cell office:value-type="float" office:value="51.805999999999997" table:style-name="ce11">
            <text:p>51.806</text:p>
          </table:table-cell>
          <table:table-cell office:value-type="float" office:value="58.192" table:style-name="ce11">
            <text:p>58.192</text:p>
          </table:table-cell>
          <table:table-cell office:value-type="float" office:value="42.728000000000002" table:style-name="ce11">
            <text:p>42.728</text:p>
          </table:table-cell>
          <table:table-cell office:value-type="float" office:value="75.959000000000003" table:style-name="ce11">
            <text:p>75.959</text:p>
          </table:table-cell>
          <table:table-cell office:value-type="float" office:value="72.009" table:style-name="ce11">
            <text:p>72.009</text:p>
          </table:table-cell>
          <table:table-cell office:value-type="float" office:value="70.158000000000001" table:style-name="ce11">
            <text:p>70.158</text:p>
          </table:table-cell>
          <table:table-cell office:value-type="float" office:value="70.429000000000002" table:style-name="ce11">
            <text:p>70.429</text:p>
          </table:table-cell>
          <table:table-cell office:value-type="float" office:value="44.645000000000003" table:style-name="ce11">
            <text:p>44.645</text:p>
          </table:table-cell>
          <table:table-cell office:value-type="float" office:value="50.506999999999998" table:style-name="ce11">
            <text:p>50.507</text:p>
          </table:table-cell>
          <table:table-cell office:value-type="float" office:value="73.619" table:style-name="ce11">
            <text:p>73.619</text:p>
          </table:table-cell>
          <table:table-cell office:value-type="float" office:value="52.595999999999997" table:style-name="ce11">
            <text:p>52.596</text:p>
          </table:table-cell>
          <table:table-cell office:value-type="float" office:value="62.344999999999999" table:style-name="ce11">
            <text:p>62.345</text:p>
          </table:table-cell>
          <table:table-cell office:value-type="float" office:value="75.647999999999996" table:style-name="ce11">
            <text:p>75.648</text:p>
          </table:table-cell>
          <table:table-cell office:value-type="float" office:value="77.114000000000004" table:style-name="ce11">
            <text:p>77.114</text:p>
          </table:table-cell>
          <table:table-cell office:value-type="float" office:value="59.234000000000002" table:style-name="ce11">
            <text:p>59.234</text:p>
          </table:table-cell>
          <table:table-cell office:value-type="float" office:value="69.031999999999996" table:style-name="ce11">
            <text:p>69.032</text:p>
          </table:table-cell>
          <table:table-cell office:value-type="float" office:value="66.667000000000002" table:style-name="ce11">
            <text:p>66.667</text:p>
          </table:table-cell>
          <table:table-cell office:value-type="float" office:value="69.108999999999995" table:style-name="ce11">
            <text:p>69.109</text:p>
          </table:table-cell>
          <table:table-cell office:value-type="float" office:value="55.643000000000001" table:style-name="ce11">
            <text:p>55.643</text:p>
          </table:table-cell>
          <table:table-cell office:value-type="float" office:value="95.721000000000004" table:style-name="ce11">
            <text:p>95.721</text:p>
          </table:table-cell>
          <table:table-cell office:value-type="float" office:value="84.555000000000007" table:style-name="ce11">
            <text:p>84.555</text:p>
          </table:table-cell>
          <table:table-cell office:value-type="float" office:value="80.316999999999993" table:style-name="ce11">
            <text:p>80.317</text:p>
          </table:table-cell>
          <table:table-cell office:value-type="float" office:value="76.436999999999998" table:style-name="ce11">
            <text:p>76.437</text:p>
          </table:table-cell>
          <table:table-cell office:value-type="float" office:value="88.838999999999999" table:style-name="ce11">
            <text:p>88.839</text:p>
          </table:table-cell>
          <table:table-cell office:value-type="float" office:value="76.55" table:style-name="ce11">
            <text:p>76.55</text:p>
          </table:table-cell>
          <table:table-cell office:value-type="float" office:value="80.769000000000005" table:style-name="ce11">
            <text:p>80.769</text:p>
          </table:table-cell>
          <table:table-cell office:value-type="float" office:value="4.9829999999999997" table:style-name="ce11">
            <text:p>4.983</text:p>
          </table:table-cell>
          <table:table-cell office:value-type="float" office:value="10.079000000000001" table:style-name="ce11">
            <text:p>10.079</text:p>
          </table:table-cell>
          <table:table-cell office:value-type="float" office:value="31.937000000000001" table:style-name="ce11">
            <text:p>31.937</text:p>
          </table:table-cell>
          <table:table-cell office:value-type="float" office:value="53.000999999999998" table:style-name="ce11">
            <text:p>53.001</text:p>
          </table:table-cell>
          <table:table-cell office:value-type="float" office:value="91.656999999999996" table:style-name="ce11">
            <text:p>91.657</text:p>
          </table:table-cell>
          <table:table-cell office:value-type="float" office:value="73.869" table:style-name="ce11">
            <text:p>73.869</text:p>
          </table:table-cell>
          <table:table-cell office:value-type="float" office:value="81.135999999999996" table:style-name="ce11">
            <text:p>81.136</text:p>
          </table:table-cell>
          <table:table-cell office:value-type="float" office:value="6.4260000000000002" table:style-name="ce11">
            <text:p>6.426</text:p>
          </table:table-cell>
          <table:table-cell office:value-type="float" office:value="89.063999999999993" table:style-name="ce11">
            <text:p>89.064</text:p>
          </table:table-cell>
          <table:table-cell office:value-type="float" office:value="4.51" table:style-name="ce11">
            <text:p>4.51</text:p>
          </table:table-cell>
          <table:table-cell office:value-type="float" office:value="7.8920000000000003" table:style-name="ce11">
            <text:p>7.892</text:p>
          </table:table-cell>
          <table:table-cell office:value-type="float" office:value="87.936999999999998" table:style-name="ce11">
            <text:p>87.937</text:p>
          </table:table-cell>
          <table:table-cell office:value-type="float" office:value="4.1710000000000003" table:style-name="ce11">
            <text:p>4.171</text:p>
          </table:table-cell>
          <table:table-cell office:value-type="float" office:value="7.2460000000000004" table:style-name="ce11">
            <text:p>7.246</text:p>
          </table:table-cell>
          <table:table-cell office:value-type="float" office:value="2.899" table:style-name="ce11">
            <text:p>2.899</text:p>
          </table:table-cell>
          <table:table-cell office:value-type="float" office:value="11.593999999999999" table:style-name="ce11">
            <text:p>11.594</text:p>
          </table:table-cell>
          <table:table-cell office:value-type="float" office:value="46.377000000000002" table:style-name="ce11">
            <text:p>46.377</text:p>
          </table:table-cell>
          <table:table-cell office:value-type="float" office:value="0" table:style-name="ce11">
            <text:p>0</text:p>
          </table:table-cell>
          <table:table-cell office:value-type="float" office:value="50.725000000000001" table:style-name="ce11">
            <text:p>50.725</text:p>
          </table:table-cell>
          <table:table-cell office:value-type="float" office:value="46.377000000000002" table:style-name="ce11">
            <text:p>46.377</text:p>
          </table:table-cell>
          <table:table-cell office:value-type="float" office:value="26.087" table:style-name="ce11">
            <text:p>26.087</text:p>
          </table:table-cell>
          <table:table-cell office:value-type="float" office:value="33.332999999999998" table:style-name="ce11">
            <text:p>33.333</text:p>
          </table:table-cell>
          <table:table-cell office:value-type="float" office:value="37.680999999999997" table:style-name="ce11">
            <text:p>37.681</text:p>
          </table:table-cell>
          <table:table-cell office:value-type="float" office:value="33.332999999999998" table:style-name="ce11">
            <text:p>33.333</text:p>
          </table:table-cell>
          <table:table-cell office:value-type="float" office:value="0" table:style-name="ce11">
            <text:p>0</text:p>
          </table:table-cell>
          <table:table-cell office:value-type="float" office:value="2.899" table:style-name="ce11">
            <text:p>2.899</text:p>
          </table:table-cell>
          <table:table-cell office:value-type="float" office:value="4.3479999999999999" table:style-name="ce11">
            <text:p>4.348</text:p>
          </table:table-cell>
          <table:table-cell office:value-type="float" office:value="2.899" table:style-name="ce11">
            <text:p>2.899</text:p>
          </table:table-cell>
          <table:table-cell office:value-type="float" office:value="7.2460000000000004" table:style-name="ce11">
            <text:p>7.246</text:p>
          </table:table-cell>
          <table:table-cell office:value-type="float" office:value="1.4490000000000001" table:style-name="ce11">
            <text:p>1.449</text:p>
          </table:table-cell>
          <table:table-cell office:value-type="float" office:value="34.783000000000001" table:style-name="ce11">
            <text:p>34.783</text:p>
          </table:table-cell>
          <table:table-cell office:value-type="float" office:value="49.274999999999999" table:style-name="ce11">
            <text:p>49.275</text:p>
          </table:table-cell>
          <table:table-cell office:value-type="float" office:value="15.942" table:style-name="ce11">
            <text:p>15.942</text:p>
          </table:table-cell>
          <table:table-cell office:value-type="float" office:value="54.167000000000002" table:style-name="ce11">
            <text:p>54.167</text:p>
          </table:table-cell>
          <table:table-cell office:value-type="float" office:value="42.646999999999998" table:style-name="ce11">
            <text:p>42.647</text:p>
          </table:table-cell>
          <table:table-cell office:value-type="float" office:value="52.941000000000003" table:style-name="ce11">
            <text:p>52.941</text:p>
          </table:table-cell>
          <table:table-cell office:value-type="float" office:value="20.832999999999998" table:style-name="ce11">
            <text:p>20.833</text:p>
          </table:table-cell>
          <table:table-cell office:value-type="float" office:value="33.332999999999998" table:style-name="ce11">
            <text:p>33.333</text:p>
          </table:table-cell>
          <table:table-cell office:value-type="float" office:value="29.411999999999999" table:style-name="ce11">
            <text:p>29.412</text:p>
          </table:table-cell>
          <table:table-cell office:value-type="float" office:value="30.882000000000001" table:style-name="ce11">
            <text:p>30.882</text:p>
          </table:table-cell>
          <table:table-cell office:value-type="float" office:value="79.167000000000002" table:style-name="ce11">
            <text:p>79.167</text:p>
          </table:table-cell>
          <table:table-cell office:value-type="float" office:value="12.5" table:style-name="ce11">
            <text:p>12.5</text:p>
          </table:table-cell>
          <table:table-cell office:value-type="float" office:value="27.940999999999999" table:style-name="ce11">
            <text:p>27.941</text:p>
          </table:table-cell>
          <table:table-cell office:value-type="float" office:value="16.175999999999998" table:style-name="ce11">
            <text:p>16.176</text:p>
          </table:table-cell>
          <table:table-cell office:value-type="float" office:value="0" table:style-name="ce11">
            <text:p>0</text:p>
          </table:table-cell>
          <table:table-cell office:value-type="float" office:value="76.590999999999994" table:style-name="ce11">
            <text:p>76.591</text:p>
          </table:table-cell>
          <table:table-cell office:value-type="float" office:value="79.204999999999998" table:style-name="ce11">
            <text:p>79.205</text:p>
          </table:table-cell>
          <table:table-cell office:value-type="float" office:value="70.488" table:style-name="ce11">
            <text:p>70.488</text:p>
          </table:table-cell>
          <table:table-cell office:value-type="float" office:value="30.306000000000001" table:style-name="ce11">
            <text:p>30.306</text:p>
          </table:table-cell>
          <table:table-cell office:value-type="float" office:value="79.251999999999995" table:style-name="ce11">
            <text:p>79.252</text:p>
          </table:table-cell>
          <table:table-cell office:value-type="float" office:value="77.236999999999995" table:style-name="ce11">
            <text:p>77.237</text:p>
          </table:table-cell>
          <table:table-cell office:value-type="float" office:value="2.831" table:style-name="ce11">
            <text:p>2.831</text:p>
          </table:table-cell>
          <table:table-cell office:value-type="float" office:value="83.503" table:style-name="ce11">
            <text:p>83.503</text:p>
          </table:table-cell>
          <table:table-cell office:value-type="float" office:value="21.783000000000001" table:style-name="ce11">
            <text:p>21.783</text:p>
          </table:table-cell>
          <table:table-cell office:value-type="float" office:value="78.272999999999996" table:style-name="ce11">
            <text:p>78.273</text:p>
          </table:table-cell>
          <table:table-cell table:number-columns-repeated="16254"/>
        </table:table-row>
        <table:table-row table:style-name="ro3">
          <table:table-cell office:value-type="string" table:style-name="ce4">
            <text:p>CEFAS</text:p>
          </table:table-cell>
          <table:table-cell office:value-type="string" table:style-name="ce4">
            <text:p>Centre for Environment, Fisheries and Aquaculture Science</text:p>
          </table:table-cell>
          <table:table-cell office:value-type="string" table:style-name="ce4">
            <text:p>Environment, Food and Rural Affairs</text:p>
          </table:table-cell>
          <table:table-cell table:style-name="ce4"/>
          <table:table-cell office:value-type="float" office:value="88.513999999999996" table:style-name="ce11">
            <text:p>88.514</text:p>
          </table:table-cell>
          <table:table-cell office:value-type="float" office:value="62.936999999999998" table:style-name="ce11">
            <text:p>62.937</text:p>
          </table:table-cell>
          <table:table-cell office:value-type="float" office:value="81.555000000000007" table:style-name="ce11">
            <text:p>81.555</text:p>
          </table:table-cell>
          <table:table-cell office:value-type="float" office:value="77.055000000000007" table:style-name="ce11">
            <text:p>77.055</text:p>
          </table:table-cell>
          <table:table-cell office:value-type="float" office:value="71.483000000000004" table:style-name="ce11">
            <text:p>71.483</text:p>
          </table:table-cell>
          <table:table-cell office:value-type="float" office:value="83.332999999999998" table:style-name="ce11">
            <text:p>83.333</text:p>
          </table:table-cell>
          <table:table-cell office:value-type="float" office:value="53.100999999999999" table:style-name="ce11">
            <text:p>53.101</text:p>
          </table:table-cell>
          <table:table-cell office:value-type="float" office:value="77.099000000000004" table:style-name="ce11">
            <text:p>77.099</text:p>
          </table:table-cell>
          <table:table-cell office:value-type="float" office:value="74.414000000000001" table:style-name="ce11">
            <text:p>74.414</text:p>
          </table:table-cell>
          <table:table-cell office:value-type="float" office:value="27.533000000000001" table:style-name="ce11">
            <text:p>27.533</text:p>
          </table:table-cell>
          <table:table-cell office:value-type="float" office:value="49.71" table:style-name="ce11">
            <text:p>49.71</text:p>
          </table:table-cell>
          <table:table-cell office:value-type="float" office:value="90.075999999999993" table:style-name="ce11">
            <text:p>90.076</text:p>
          </table:table-cell>
          <table:table-cell office:value-type="float" office:value="85.305000000000007" table:style-name="ce11">
            <text:p>85.305</text:p>
          </table:table-cell>
          <table:table-cell office:value-type="float" office:value="76.908000000000001" table:style-name="ce11">
            <text:p>76.908</text:p>
          </table:table-cell>
          <table:table-cell office:value-type="float" office:value="65.965999999999994" table:style-name="ce11">
            <text:p>65.966</text:p>
          </table:table-cell>
          <table:table-cell office:value-type="float" office:value="89.504000000000005" table:style-name="ce11">
            <text:p>89.504</text:p>
          </table:table-cell>
          <table:table-cell office:value-type="float" office:value="75.334999999999994" table:style-name="ce11">
            <text:p>75.335</text:p>
          </table:table-cell>
          <table:table-cell office:value-type="float" office:value="78.775999999999996" table:style-name="ce11">
            <text:p>78.776</text:p>
          </table:table-cell>
          <table:table-cell office:value-type="float" office:value="71.893000000000001" table:style-name="ce11">
            <text:p>71.893</text:p>
          </table:table-cell>
          <table:table-cell office:value-type="float" office:value="88.313999999999993" table:style-name="ce11">
            <text:p>88.314</text:p>
          </table:table-cell>
          <table:table-cell office:value-type="float" office:value="85.468000000000004" table:style-name="ce11">
            <text:p>85.468</text:p>
          </table:table-cell>
          <table:table-cell office:value-type="float" office:value="65.900000000000006" table:style-name="ce11">
            <text:p>65.9</text:p>
          </table:table-cell>
          <table:table-cell office:value-type="float" office:value="79.007999999999996" table:style-name="ce11">
            <text:p>79.008</text:p>
          </table:table-cell>
          <table:table-cell office:value-type="float" office:value="80.724999999999994" table:style-name="ce11">
            <text:p>80.725</text:p>
          </table:table-cell>
          <table:table-cell office:value-type="float" office:value="68.007999999999996" table:style-name="ce11">
            <text:p>68.008</text:p>
          </table:table-cell>
          <table:table-cell office:value-type="float" office:value="63.167999999999999" table:style-name="ce11">
            <text:p>63.168</text:p>
          </table:table-cell>
          <table:table-cell office:value-type="float" office:value="69.025000000000006" table:style-name="ce11">
            <text:p>69.025</text:p>
          </table:table-cell>
          <table:table-cell office:value-type="float" office:value="43.402999999999999" table:style-name="ce11">
            <text:p>43.403</text:p>
          </table:table-cell>
          <table:table-cell office:value-type="float" office:value="84.733000000000004" table:style-name="ce11">
            <text:p>84.733</text:p>
          </table:table-cell>
          <table:table-cell office:value-type="float" office:value="84.542000000000002" table:style-name="ce11">
            <text:p>84.542</text:p>
          </table:table-cell>
          <table:table-cell office:value-type="float" office:value="80.724999999999994" table:style-name="ce11">
            <text:p>80.725</text:p>
          </table:table-cell>
          <table:table-cell office:value-type="float" office:value="62.023000000000003" table:style-name="ce11">
            <text:p>62.023</text:p>
          </table:table-cell>
          <table:table-cell office:value-type="float" office:value="46.271999999999998" table:style-name="ce11">
            <text:p>46.272</text:p>
          </table:table-cell>
          <table:table-cell office:value-type="float" office:value="51.052" table:style-name="ce11">
            <text:p>51.052</text:p>
          </table:table-cell>
          <table:table-cell office:value-type="float" office:value="52.771999999999998" table:style-name="ce11">
            <text:p>52.772</text:p>
          </table:table-cell>
          <table:table-cell office:value-type="float" office:value="77.863" table:style-name="ce11">
            <text:p>77.863</text:p>
          </table:table-cell>
          <table:table-cell office:value-type="float" office:value="86.042000000000002" table:style-name="ce11">
            <text:p>86.042</text:p>
          </table:table-cell>
          <table:table-cell office:value-type="float" office:value="68.007999999999996" table:style-name="ce11">
            <text:p>68.008</text:p>
          </table:table-cell>
          <table:table-cell office:value-type="float" office:value="76.245000000000005" table:style-name="ce11">
            <text:p>76.245</text:p>
          </table:table-cell>
          <table:table-cell office:value-type="float" office:value="74.951999999999998" table:style-name="ce11">
            <text:p>74.952</text:p>
          </table:table-cell>
          <table:table-cell office:value-type="float" office:value="78.887" table:style-name="ce11">
            <text:p>78.887</text:p>
          </table:table-cell>
          <table:table-cell office:value-type="float" office:value="88.313999999999993" table:style-name="ce11">
            <text:p>88.314</text:p>
          </table:table-cell>
          <table:table-cell office:value-type="float" office:value="76.436999999999998" table:style-name="ce11">
            <text:p>76.437</text:p>
          </table:table-cell>
          <table:table-cell office:value-type="float" office:value="59.465000000000003" table:style-name="ce11">
            <text:p>59.465</text:p>
          </table:table-cell>
          <table:table-cell office:value-type="float" office:value="68.641999999999996" table:style-name="ce11">
            <text:p>68.642</text:p>
          </table:table-cell>
          <table:table-cell office:value-type="float" office:value="25.43" table:style-name="ce11">
            <text:p>25.43</text:p>
          </table:table-cell>
          <table:table-cell office:value-type="float" office:value="39.579000000000001" table:style-name="ce11">
            <text:p>39.579</text:p>
          </table:table-cell>
          <table:table-cell office:value-type="float" office:value="17.625" table:style-name="ce11">
            <text:p>17.625</text:p>
          </table:table-cell>
          <table:table-cell office:value-type="float" office:value="58.969000000000001" table:style-name="ce11">
            <text:p>58.969</text:p>
          </table:table-cell>
          <table:table-cell office:value-type="float" office:value="56.045999999999999" table:style-name="ce11">
            <text:p>56.046</text:p>
          </table:table-cell>
          <table:table-cell office:value-type="float" office:value="50.286999999999999" table:style-name="ce11">
            <text:p>50.287</text:p>
          </table:table-cell>
          <table:table-cell office:value-type="float" office:value="48.948" table:style-name="ce11">
            <text:p>48.948</text:p>
          </table:table-cell>
          <table:table-cell office:value-type="float" office:value="37.094000000000001" table:style-name="ce11">
            <text:p>37.094</text:p>
          </table:table-cell>
          <table:table-cell office:value-type="float" office:value="35.057000000000002" table:style-name="ce11">
            <text:p>35.057</text:p>
          </table:table-cell>
          <table:table-cell office:value-type="float" office:value="66.412000000000006" table:style-name="ce11">
            <text:p>66.412</text:p>
          </table:table-cell>
          <table:table-cell office:value-type="float" office:value="44.741999999999997" table:style-name="ce11">
            <text:p>44.742</text:p>
          </table:table-cell>
          <table:table-cell office:value-type="float" office:value="49.14" table:style-name="ce11">
            <text:p>49.14</text:p>
          </table:table-cell>
          <table:table-cell office:value-type="float" office:value="69.790000000000006" table:style-name="ce11">
            <text:p>69.79</text:p>
          </table:table-cell>
          <table:table-cell office:value-type="float" office:value="57.662999999999997" table:style-name="ce11">
            <text:p>57.663</text:p>
          </table:table-cell>
          <table:table-cell office:value-type="float" office:value="55.939" table:style-name="ce11">
            <text:p>55.939</text:p>
          </table:table-cell>
          <table:table-cell office:value-type="float" office:value="49.52" table:style-name="ce11">
            <text:p>49.52</text:p>
          </table:table-cell>
          <table:table-cell office:value-type="float" office:value="49.042000000000002" table:style-name="ce11">
            <text:p>49.042</text:p>
          </table:table-cell>
          <table:table-cell office:value-type="float" office:value="49.616999999999997" table:style-name="ce11">
            <text:p>49.617</text:p>
          </table:table-cell>
          <table:table-cell office:value-type="float" office:value="29.501999999999999" table:style-name="ce11">
            <text:p>29.502</text:p>
          </table:table-cell>
          <table:table-cell office:value-type="float" office:value="93.701999999999998" table:style-name="ce11">
            <text:p>93.702</text:p>
          </table:table-cell>
          <table:table-cell office:value-type="float" office:value="79.007999999999996" table:style-name="ce11">
            <text:p>79.008</text:p>
          </table:table-cell>
          <table:table-cell office:value-type="float" office:value="78.775999999999996" table:style-name="ce11">
            <text:p>78.776</text:p>
          </table:table-cell>
          <table:table-cell office:value-type="float" office:value="68.713999999999999" table:style-name="ce11">
            <text:p>68.714</text:p>
          </table:table-cell>
          <table:table-cell office:value-type="float" office:value="78.394000000000005" table:style-name="ce11">
            <text:p>78.394</text:p>
          </table:table-cell>
          <table:table-cell office:value-type="float" office:value="54.302" table:style-name="ce11">
            <text:p>54.302</text:p>
          </table:table-cell>
          <table:table-cell office:value-type="float" office:value="71.456000000000003" table:style-name="ce11">
            <text:p>71.456</text:p>
          </table:table-cell>
          <table:table-cell office:value-type="float" office:value="6.3579999999999997" table:style-name="ce11">
            <text:p>6.358</text:p>
          </table:table-cell>
          <table:table-cell office:value-type="float" office:value="14.257999999999999" table:style-name="ce11">
            <text:p>14.258</text:p>
          </table:table-cell>
          <table:table-cell office:value-type="float" office:value="30.058" table:style-name="ce11">
            <text:p>30.058</text:p>
          </table:table-cell>
          <table:table-cell office:value-type="float" office:value="49.326000000000001" table:style-name="ce11">
            <text:p>49.326</text:p>
          </table:table-cell>
          <table:table-cell office:value-type="float" office:value="86.616" table:style-name="ce11">
            <text:p>86.616</text:p>
          </table:table-cell>
          <table:table-cell office:value-type="float" office:value="64.626999999999995" table:style-name="ce11">
            <text:p>64.627</text:p>
          </table:table-cell>
          <table:table-cell office:value-type="float" office:value="73.563000000000002" table:style-name="ce11">
            <text:p>73.563</text:p>
          </table:table-cell>
          <table:table-cell office:value-type="float" office:value="9.1950000000000003" table:style-name="ce11">
            <text:p>9.195</text:p>
          </table:table-cell>
          <table:table-cell office:value-type="float" office:value="82.566999999999993" table:style-name="ce11">
            <text:p>82.567</text:p>
          </table:table-cell>
          <table:table-cell office:value-type="float" office:value="8.2379999999999995" table:style-name="ce11">
            <text:p>8.238</text:p>
          </table:table-cell>
          <table:table-cell office:value-type="float" office:value="8.9689999999999994" table:style-name="ce11">
            <text:p>8.969</text:p>
          </table:table-cell>
          <table:table-cell office:value-type="float" office:value="84.733000000000004" table:style-name="ce11">
            <text:p>84.733</text:p>
          </table:table-cell>
          <table:table-cell office:value-type="float" office:value="6.298" table:style-name="ce11">
            <text:p>6.298</text:p>
          </table:table-cell>
          <table:table-cell office:value-type="float" office:value="0" table:style-name="ce11">
            <text:p>0</text:p>
          </table:table-cell>
          <table:table-cell office:value-type="float" office:value="2.1280000000000001" table:style-name="ce11">
            <text:p>2.128</text:p>
          </table:table-cell>
          <table:table-cell office:value-type="float" office:value="21.277000000000001" table:style-name="ce11">
            <text:p>21.277</text:p>
          </table:table-cell>
          <table:table-cell office:value-type="float" office:value="38.298000000000002" table:style-name="ce11">
            <text:p>38.298</text:p>
          </table:table-cell>
          <table:table-cell office:value-type="float" office:value="0" table:style-name="ce11">
            <text:p>0</text:p>
          </table:table-cell>
          <table:table-cell office:value-type="float" office:value="29.786999999999999" table:style-name="ce11">
            <text:p>29.787</text:p>
          </table:table-cell>
          <table:table-cell office:value-type="float" office:value="42.552999999999997" table:style-name="ce11">
            <text:p>42.553</text:p>
          </table:table-cell>
          <table:table-cell office:value-type="float" office:value="29.786999999999999" table:style-name="ce11">
            <text:p>29.787</text:p>
          </table:table-cell>
          <table:table-cell office:value-type="float" office:value="25.532" table:style-name="ce11">
            <text:p>25.532</text:p>
          </table:table-cell>
          <table:table-cell office:value-type="float" office:value="40.426000000000002" table:style-name="ce11">
            <text:p>40.426</text:p>
          </table:table-cell>
          <table:table-cell office:value-type="float" office:value="36.17" table:style-name="ce11">
            <text:p>36.17</text:p>
          </table:table-cell>
          <table:table-cell office:value-type="float" office:value="2.1280000000000001" table:style-name="ce11">
            <text:p>2.128</text:p>
          </table:table-cell>
          <table:table-cell office:value-type="float" office:value="4.2549999999999999" table:style-name="ce11">
            <text:p>4.255</text:p>
          </table:table-cell>
          <table:table-cell office:value-type="float" office:value="4.2549999999999999" table:style-name="ce11">
            <text:p>4.255</text:p>
          </table:table-cell>
          <table:table-cell office:value-type="float" office:value="8.5109999999999992" table:style-name="ce11">
            <text:p>8.511</text:p>
          </table:table-cell>
          <table:table-cell office:value-type="float" office:value="2.1280000000000001" table:style-name="ce11">
            <text:p>2.128</text:p>
          </table:table-cell>
          <table:table-cell office:value-type="float" office:value="4.2549999999999999" table:style-name="ce11">
            <text:p>4.255</text:p>
          </table:table-cell>
          <table:table-cell office:value-type="float" office:value="36.17" table:style-name="ce11">
            <text:p>36.17</text:p>
          </table:table-cell>
          <table:table-cell office:value-type="float" office:value="48.936" table:style-name="ce11">
            <text:p>48.936</text:p>
          </table:table-cell>
          <table:table-cell office:value-type="float" office:value="14.894" table:style-name="ce11">
            <text:p>14.894</text:p>
          </table:table-cell>
          <table:table-cell office:value-type="float" office:value="29.411999999999999" table:style-name="ce11">
            <text:p>29.412</text:p>
          </table:table-cell>
          <table:table-cell office:value-type="float" office:value="27.66" table:style-name="ce11">
            <text:p>27.66</text:p>
          </table:table-cell>
          <table:table-cell office:value-type="float" office:value="65.956999999999994" table:style-name="ce11">
            <text:p>65.957</text:p>
          </table:table-cell>
          <table:table-cell office:value-type="float" office:value="23.529" table:style-name="ce11">
            <text:p>23.529</text:p>
          </table:table-cell>
          <table:table-cell office:value-type="float" office:value="41.176000000000002" table:style-name="ce11">
            <text:p>41.176</text:p>
          </table:table-cell>
          <table:table-cell office:value-type="float" office:value="29.786999999999999" table:style-name="ce11">
            <text:p>29.787</text:p>
          </table:table-cell>
          <table:table-cell office:value-type="float" office:value="12.766" table:style-name="ce11">
            <text:p>12.766</text:p>
          </table:table-cell>
          <table:table-cell office:value-type="float" office:value="76.471000000000004" table:style-name="ce11">
            <text:p>76.471</text:p>
          </table:table-cell>
          <table:table-cell office:value-type="float" office:value="29.411999999999999" table:style-name="ce11">
            <text:p>29.412</text:p>
          </table:table-cell>
          <table:table-cell office:value-type="float" office:value="42.552999999999997" table:style-name="ce11">
            <text:p>42.553</text:p>
          </table:table-cell>
          <table:table-cell office:value-type="float" office:value="21.277000000000001" table:style-name="ce11">
            <text:p>21.277</text:p>
          </table:table-cell>
          <table:table-cell office:value-type="float" office:value="0" table:style-name="ce11">
            <text:p>0</text:p>
          </table:table-cell>
          <table:table-cell office:value-type="float" office:value="61.079000000000001" table:style-name="ce11">
            <text:p>61.079</text:p>
          </table:table-cell>
          <table:table-cell office:value-type="float" office:value="66.858999999999995" table:style-name="ce11">
            <text:p>66.859</text:p>
          </table:table-cell>
          <table:table-cell office:value-type="float" office:value="58.189" table:style-name="ce11">
            <text:p>58.189</text:p>
          </table:table-cell>
          <table:table-cell office:value-type="float" office:value="35.645000000000003" table:style-name="ce11">
            <text:p>35.645</text:p>
          </table:table-cell>
          <table:table-cell office:value-type="float" office:value="68.33" table:style-name="ce11">
            <text:p>68.33</text:p>
          </table:table-cell>
          <table:table-cell office:value-type="float" office:value="71.784999999999997" table:style-name="ce11">
            <text:p>71.785</text:p>
          </table:table-cell>
          <table:table-cell office:value-type="float" office:value="5.1820000000000004" table:style-name="ce11">
            <text:p>5.182</text:p>
          </table:table-cell>
          <table:table-cell office:value-type="float" office:value="76.775000000000006" table:style-name="ce11">
            <text:p>76.775</text:p>
          </table:table-cell>
          <table:table-cell office:value-type="float" office:value="27.338000000000001" table:style-name="ce11">
            <text:p>27.338</text:p>
          </table:table-cell>
          <table:table-cell office:value-type="float" office:value="72.841999999999999" table:style-name="ce11">
            <text:p>72.842</text:p>
          </table:table-cell>
          <table:table-cell table:number-columns-repeated="16254"/>
        </table:table-row>
        <table:table-row table:style-name="ro9">
          <table:table-cell office:value-type="string" table:style-name="ce4">
            <text:p>CH</text:p>
          </table:table-cell>
          <table:table-cell office:value-type="string" table:style-name="ce4">
            <text:p>Companies House</text:p>
          </table:table-cell>
          <table:table-cell office:value-type="string" table:style-name="ce4">
            <text:p>Business, Energy and Industrial Strategy</text:p>
          </table:table-cell>
          <table:table-cell table:style-name="ce4"/>
          <table:table-cell office:value-type="float" office:value="93.29" table:style-name="ce11">
            <text:p>93.29</text:p>
          </table:table-cell>
          <table:table-cell office:value-type="float" office:value="71.007999999999996" table:style-name="ce11">
            <text:p>71.008</text:p>
          </table:table-cell>
          <table:table-cell office:value-type="float" office:value="80.010000000000005" table:style-name="ce11">
            <text:p>80.01</text:p>
          </table:table-cell>
          <table:table-cell office:value-type="float" office:value="89.54" table:style-name="ce11">
            <text:p>89.54</text:p>
          </table:table-cell>
          <table:table-cell office:value-type="float" office:value="75.861000000000004" table:style-name="ce11">
            <text:p>75.861</text:p>
          </table:table-cell>
          <table:table-cell office:value-type="float" office:value="87.387" table:style-name="ce11">
            <text:p>87.387</text:p>
          </table:table-cell>
          <table:table-cell office:value-type="float" office:value="60.601999999999997" table:style-name="ce11">
            <text:p>60.602</text:p>
          </table:table-cell>
          <table:table-cell office:value-type="float" office:value="85.325000000000003" table:style-name="ce11">
            <text:p>85.325</text:p>
          </table:table-cell>
          <table:table-cell office:value-type="float" office:value="81.849000000000004" table:style-name="ce11">
            <text:p>81.849</text:p>
          </table:table-cell>
          <table:table-cell office:value-type="float" office:value="34.598999999999997" table:style-name="ce11">
            <text:p>34.599</text:p>
          </table:table-cell>
          <table:table-cell office:value-type="float" office:value="63.384" table:style-name="ce11">
            <text:p>63.384</text:p>
          </table:table-cell>
          <table:table-cell office:value-type="float" office:value="89.3" table:style-name="ce11">
            <text:p>89.3</text:p>
          </table:table-cell>
          <table:table-cell office:value-type="float" office:value="84.384" table:style-name="ce11">
            <text:p>84.384</text:p>
          </table:table-cell>
          <table:table-cell office:value-type="float" office:value="81.043000000000006" table:style-name="ce11">
            <text:p>81.043</text:p>
          </table:table-cell>
          <table:table-cell office:value-type="float" office:value="63.854999999999997" table:style-name="ce11">
            <text:p>63.855</text:p>
          </table:table-cell>
          <table:table-cell office:value-type="float" office:value="81.3" table:style-name="ce11">
            <text:p>81.3</text:p>
          </table:table-cell>
          <table:table-cell office:value-type="float" office:value="87.876000000000005" table:style-name="ce11">
            <text:p>87.876</text:p>
          </table:table-cell>
          <table:table-cell office:value-type="float" office:value="91.191000000000003" table:style-name="ce11">
            <text:p>91.191</text:p>
          </table:table-cell>
          <table:table-cell office:value-type="float" office:value="76.876999999999995" table:style-name="ce11">
            <text:p>76.877</text:p>
          </table:table-cell>
          <table:table-cell office:value-type="float" office:value="89.79" table:style-name="ce11">
            <text:p>89.79</text:p>
          </table:table-cell>
          <table:table-cell office:value-type="float" office:value="85.742999999999995" table:style-name="ce11">
            <text:p>85.743</text:p>
          </table:table-cell>
          <table:table-cell office:value-type="float" office:value="75.376999999999995" table:style-name="ce11">
            <text:p>75.377</text:p>
          </table:table-cell>
          <table:table-cell office:value-type="float" office:value="80.3" table:style-name="ce11">
            <text:p>80.3</text:p>
          </table:table-cell>
          <table:table-cell office:value-type="float" office:value="82.382000000000005" table:style-name="ce11">
            <text:p>82.382</text:p>
          </table:table-cell>
          <table:table-cell office:value-type="float" office:value="75.474999999999994" table:style-name="ce11">
            <text:p>75.475</text:p>
          </table:table-cell>
          <table:table-cell office:value-type="float" office:value="71.486000000000004" table:style-name="ce11">
            <text:p>71.486</text:p>
          </table:table-cell>
          <table:table-cell office:value-type="float" office:value="73.747" table:style-name="ce11">
            <text:p>73.747</text:p>
          </table:table-cell>
          <table:table-cell office:value-type="float" office:value="47.241999999999997" table:style-name="ce11">
            <text:p>47.242</text:p>
          </table:table-cell>
          <table:table-cell office:value-type="float" office:value="90.590999999999994" table:style-name="ce11">
            <text:p>90.591</text:p>
          </table:table-cell>
          <table:table-cell office:value-type="float" office:value="88.465000000000003" table:style-name="ce11">
            <text:p>88.465</text:p>
          </table:table-cell>
          <table:table-cell office:value-type="float" office:value="83.066000000000003" table:style-name="ce11">
            <text:p>83.066</text:p>
          </table:table-cell>
          <table:table-cell office:value-type="float" office:value="76.275999999999996" table:style-name="ce11">
            <text:p>76.276</text:p>
          </table:table-cell>
          <table:table-cell office:value-type="float" office:value="55.176000000000002" table:style-name="ce11">
            <text:p>55.176</text:p>
          </table:table-cell>
          <table:table-cell office:value-type="float" office:value="59.319000000000003" table:style-name="ce11">
            <text:p>59.319</text:p>
          </table:table-cell>
          <table:table-cell office:value-type="float" office:value="51.353999999999999" table:style-name="ce11">
            <text:p>51.354</text:p>
          </table:table-cell>
          <table:table-cell office:value-type="float" office:value="85.858000000000004" table:style-name="ce11">
            <text:p>85.858</text:p>
          </table:table-cell>
          <table:table-cell office:value-type="float" office:value="90.991" table:style-name="ce11">
            <text:p>90.991</text:p>
          </table:table-cell>
          <table:table-cell office:value-type="float" office:value="74.222999999999999" table:style-name="ce11">
            <text:p>74.223</text:p>
          </table:table-cell>
          <table:table-cell office:value-type="float" office:value="90.08" table:style-name="ce11">
            <text:p>90.08</text:p>
          </table:table-cell>
          <table:table-cell office:value-type="float" office:value="79.478999999999999" table:style-name="ce11">
            <text:p>79.479</text:p>
          </table:table-cell>
          <table:table-cell office:value-type="float" office:value="82.665000000000006" table:style-name="ce11">
            <text:p>82.665</text:p>
          </table:table-cell>
          <table:table-cell office:value-type="float" office:value="91.566000000000003" table:style-name="ce11">
            <text:p>91.566</text:p>
          </table:table-cell>
          <table:table-cell office:value-type="float" office:value="82.932000000000002" table:style-name="ce11">
            <text:p>82.932</text:p>
          </table:table-cell>
          <table:table-cell office:value-type="float" office:value="72.260999999999996" table:style-name="ce11">
            <text:p>72.261</text:p>
          </table:table-cell>
          <table:table-cell office:value-type="float" office:value="81.963999999999999" table:style-name="ce11">
            <text:p>81.964</text:p>
          </table:table-cell>
          <table:table-cell office:value-type="float" office:value="30.768999999999998" table:style-name="ce11">
            <text:p>30.769</text:p>
          </table:table-cell>
          <table:table-cell office:value-type="float" office:value="49.65" table:style-name="ce11">
            <text:p>49.65</text:p>
          </table:table-cell>
          <table:table-cell office:value-type="float" office:value="23.5" table:style-name="ce11">
            <text:p>23.5</text:p>
          </table:table-cell>
          <table:table-cell office:value-type="float" office:value="74.274000000000001" table:style-name="ce11">
            <text:p>74.274</text:p>
          </table:table-cell>
          <table:table-cell office:value-type="float" office:value="69.84" table:style-name="ce11">
            <text:p>69.84</text:p>
          </table:table-cell>
          <table:table-cell office:value-type="float" office:value="70.552999999999997" table:style-name="ce11">
            <text:p>70.553</text:p>
          </table:table-cell>
          <table:table-cell office:value-type="float" office:value="65.03" table:style-name="ce11">
            <text:p>65.03</text:p>
          </table:table-cell>
          <table:table-cell office:value-type="float" office:value="52.204000000000001" table:style-name="ce11">
            <text:p>52.204</text:p>
          </table:table-cell>
          <table:table-cell office:value-type="float" office:value="53.307000000000002" table:style-name="ce11">
            <text:p>53.307</text:p>
          </table:table-cell>
          <table:table-cell office:value-type="float" office:value="71.742999999999995" table:style-name="ce11">
            <text:p>71.743</text:p>
          </table:table-cell>
          <table:table-cell office:value-type="float" office:value="51.558" table:style-name="ce11">
            <text:p>51.558</text:p>
          </table:table-cell>
          <table:table-cell office:value-type="float" office:value="61.886000000000003" table:style-name="ce11">
            <text:p>61.886</text:p>
          </table:table-cell>
          <table:table-cell office:value-type="float" office:value="70.712000000000003" table:style-name="ce11">
            <text:p>70.712</text:p>
          </table:table-cell>
          <table:table-cell office:value-type="float" office:value="75.951999999999998" table:style-name="ce11">
            <text:p>75.952</text:p>
          </table:table-cell>
          <table:table-cell office:value-type="float" office:value="61.847000000000001" table:style-name="ce11">
            <text:p>61.847</text:p>
          </table:table-cell>
          <table:table-cell office:value-type="float" office:value="67.135999999999996" table:style-name="ce11">
            <text:p>67.136</text:p>
          </table:table-cell>
          <table:table-cell office:value-type="float" office:value="64.728999999999999" table:style-name="ce11">
            <text:p>64.729</text:p>
          </table:table-cell>
          <table:table-cell office:value-type="float" office:value="61.323" table:style-name="ce11">
            <text:p>61.323</text:p>
          </table:table-cell>
          <table:table-cell office:value-type="float" office:value="46.386000000000003" table:style-name="ce11">
            <text:p>46.386</text:p>
          </table:table-cell>
          <table:table-cell office:value-type="float" office:value="94.283000000000001" table:style-name="ce11">
            <text:p>94.283</text:p>
          </table:table-cell>
          <table:table-cell office:value-type="float" office:value="80.241" table:style-name="ce11">
            <text:p>80.241</text:p>
          </table:table-cell>
          <table:table-cell office:value-type="float" office:value="82.046000000000006" table:style-name="ce11">
            <text:p>82.046</text:p>
          </table:table-cell>
          <table:table-cell office:value-type="float" office:value="73.97" table:style-name="ce11">
            <text:p>73.97</text:p>
          </table:table-cell>
          <table:table-cell office:value-type="float" office:value="89.367999999999995" table:style-name="ce11">
            <text:p>89.368</text:p>
          </table:table-cell>
          <table:table-cell office:value-type="float" office:value="62.850999999999999" table:style-name="ce11">
            <text:p>62.851</text:p>
          </table:table-cell>
          <table:table-cell office:value-type="float" office:value="77.766999999999996" table:style-name="ce11">
            <text:p>77.767</text:p>
          </table:table-cell>
          <table:table-cell office:value-type="float" office:value="4.2130000000000001" table:style-name="ce11">
            <text:p>4.213</text:p>
          </table:table-cell>
          <table:table-cell office:value-type="float" office:value="9.7289999999999992" table:style-name="ce11">
            <text:p>9.729</text:p>
          </table:table-cell>
          <table:table-cell office:value-type="float" office:value="27.282" table:style-name="ce11">
            <text:p>27.282</text:p>
          </table:table-cell>
          <table:table-cell office:value-type="float" office:value="58.776000000000003" table:style-name="ce11">
            <text:p>58.776</text:p>
          </table:table-cell>
          <table:table-cell office:value-type="float" office:value="86.587000000000003" table:style-name="ce11">
            <text:p>86.587</text:p>
          </table:table-cell>
          <table:table-cell office:value-type="float" office:value="71.872" table:style-name="ce11">
            <text:p>71.872</text:p>
          </table:table-cell>
          <table:table-cell office:value-type="float" office:value="83.198999999999998" table:style-name="ce11">
            <text:p>83.199</text:p>
          </table:table-cell>
          <table:table-cell office:value-type="float" office:value="4.2130000000000001" table:style-name="ce11">
            <text:p>4.213</text:p>
          </table:table-cell>
          <table:table-cell office:value-type="float" office:value="88.265000000000001" table:style-name="ce11">
            <text:p>88.265</text:p>
          </table:table-cell>
          <table:table-cell office:value-type="float" office:value="7.5229999999999997" table:style-name="ce11">
            <text:p>7.523</text:p>
          </table:table-cell>
          <table:table-cell office:value-type="float" office:value="3.7040000000000002" table:style-name="ce11">
            <text:p>3.704</text:p>
          </table:table-cell>
          <table:table-cell office:value-type="float" office:value="90.590999999999994" table:style-name="ce11">
            <text:p>90.591</text:p>
          </table:table-cell>
          <table:table-cell office:value-type="float" office:value="5.7060000000000004" table:style-name="ce11">
            <text:p>5.706</text:p>
          </table:table-cell>
          <table:table-cell office:value-type="float" office:value="8.1080000000000005" table:style-name="ce11">
            <text:p>8.108</text:p>
          </table:table-cell>
          <table:table-cell office:value-type="float" office:value="2.7029999999999998" table:style-name="ce11">
            <text:p>2.703</text:p>
          </table:table-cell>
          <table:table-cell office:value-type="float" office:value="24.324000000000002" table:style-name="ce11">
            <text:p>24.324</text:p>
          </table:table-cell>
          <table:table-cell office:value-type="float" office:value="32.432000000000002" table:style-name="ce11">
            <text:p>32.432</text:p>
          </table:table-cell>
          <table:table-cell office:value-type="float" office:value="0" table:style-name="ce11">
            <text:p>0</text:p>
          </table:table-cell>
          <table:table-cell office:value-type="float" office:value="32.432000000000002" table:style-name="ce11">
            <text:p>32.432</text:p>
          </table:table-cell>
          <table:table-cell office:value-type="float" office:value="51.350999999999999" table:style-name="ce11">
            <text:p>51.351</text:p>
          </table:table-cell>
          <table:table-cell office:value-type="float" office:value="32.432000000000002" table:style-name="ce11">
            <text:p>32.432</text:p>
          </table:table-cell>
          <table:table-cell office:value-type="float" office:value="32.432000000000002" table:style-name="ce11">
            <text:p>32.432</text:p>
          </table:table-cell>
          <table:table-cell office:value-type="float" office:value="24.324000000000002" table:style-name="ce11">
            <text:p>24.324</text:p>
          </table:table-cell>
          <table:table-cell office:value-type="float" office:value="29.73" table:style-name="ce11">
            <text:p>29.73</text:p>
          </table:table-cell>
          <table:table-cell office:value-type="float" office:value="2.7029999999999998" table:style-name="ce11">
            <text:p>2.703</text:p>
          </table:table-cell>
          <table:table-cell office:value-type="float" office:value="0" table:style-name="ce11">
            <text:p>0</text:p>
          </table:table-cell>
          <table:table-cell office:value-type="float" office:value="8.1080000000000005" table:style-name="ce11">
            <text:p>8.108</text:p>
          </table:table-cell>
          <table:table-cell office:value-type="float" office:value="8.1080000000000005" table:style-name="ce11">
            <text:p>8.108</text:p>
          </table:table-cell>
          <table:table-cell office:value-type="float" office:value="10.811" table:style-name="ce11">
            <text:p>10.811</text:p>
          </table:table-cell>
          <table:table-cell office:value-type="float" office:value="8.1080000000000005" table:style-name="ce11">
            <text:p>8.108</text:p>
          </table:table-cell>
          <table:table-cell office:value-type="float" office:value="33.332999999999998" table:style-name="ce11">
            <text:p>33.333</text:p>
          </table:table-cell>
          <table:table-cell office:value-type="float" office:value="47.222000000000001" table:style-name="ce11">
            <text:p>47.222</text:p>
          </table:table-cell>
          <table:table-cell office:value-type="float" office:value="19.443999999999999" table:style-name="ce11">
            <text:p>19.444</text:p>
          </table:table-cell>
          <table:table-cell office:value-type="float" office:value="50" table:style-name="ce11">
            <text:p>50</text:p>
          </table:table-cell>
          <table:table-cell office:value-type="float" office:value="43.243000000000002" table:style-name="ce11">
            <text:p>43.243</text:p>
          </table:table-cell>
          <table:table-cell office:value-type="float" office:value="37.838000000000001" table:style-name="ce11">
            <text:p>37.838</text:p>
          </table:table-cell>
          <table:table-cell office:value-type="float" office:value="25" table:style-name="ce11">
            <text:p>25</text:p>
          </table:table-cell>
          <table:table-cell office:value-type="float" office:value="41.667000000000002" table:style-name="ce11">
            <text:p>41.667</text:p>
          </table:table-cell>
          <table:table-cell office:value-type="float" office:value="27.027000000000001" table:style-name="ce11">
            <text:p>27.027</text:p>
          </table:table-cell>
          <table:table-cell office:value-type="float" office:value="40.540999999999997" table:style-name="ce11">
            <text:p>40.541</text:p>
          </table:table-cell>
          <table:table-cell office:value-type="float" office:value="58.332999999999998" table:style-name="ce11">
            <text:p>58.333</text:p>
          </table:table-cell>
          <table:table-cell office:value-type="float" office:value="8.3330000000000002" table:style-name="ce11">
            <text:p>8.333</text:p>
          </table:table-cell>
          <table:table-cell office:value-type="float" office:value="29.73" table:style-name="ce11">
            <text:p>29.73</text:p>
          </table:table-cell>
          <table:table-cell office:value-type="float" office:value="21.622" table:style-name="ce11">
            <text:p>21.622</text:p>
          </table:table-cell>
          <table:table-cell office:value-type="float" office:value="16.667000000000002" table:style-name="ce11">
            <text:p>16.667</text:p>
          </table:table-cell>
          <table:table-cell office:value-type="float" office:value="68.965999999999994" table:style-name="ce11">
            <text:p>68.966</text:p>
          </table:table-cell>
          <table:table-cell office:value-type="float" office:value="73.245000000000005" table:style-name="ce11">
            <text:p>73.245</text:p>
          </table:table-cell>
          <table:table-cell office:value-type="float" office:value="64.807000000000002" table:style-name="ce11">
            <text:p>64.807</text:p>
          </table:table-cell>
          <table:table-cell office:value-type="float" office:value="30.527000000000001" table:style-name="ce11">
            <text:p>30.527</text:p>
          </table:table-cell>
          <table:table-cell office:value-type="float" office:value="73.058000000000007" table:style-name="ce11">
            <text:p>73.058</text:p>
          </table:table-cell>
          <table:table-cell office:value-type="float" office:value="74.369" table:style-name="ce11">
            <text:p>74.369</text:p>
          </table:table-cell>
          <table:table-cell office:value-type="float" office:value="6.0609999999999999" table:style-name="ce11">
            <text:p>6.061</text:p>
          </table:table-cell>
          <table:table-cell office:value-type="float" office:value="79.275999999999996" table:style-name="ce11">
            <text:p>79.276</text:p>
          </table:table-cell>
          <table:table-cell office:value-type="float" office:value="23.149000000000001" table:style-name="ce11">
            <text:p>23.149</text:p>
          </table:table-cell>
          <table:table-cell office:value-type="float" office:value="75.465999999999994" table:style-name="ce11">
            <text:p>75.466</text:p>
          </table:table-cell>
          <table:table-cell table:number-columns-repeated="16254"/>
        </table:table-row>
        <table:table-row table:style-name="ro9">
          <table:table-cell office:value-type="string" table:style-name="ce4">
            <text:p>CICA</text:p>
          </table:table-cell>
          <table:table-cell office:value-type="string" table:style-name="ce4">
            <text:p>Criminal Injuries Compensation Authority</text:p>
          </table:table-cell>
          <table:table-cell office:value-type="string" table:style-name="ce4">
            <text:p>Justice</text:p>
          </table:table-cell>
          <table:table-cell office:value-type="string" table:style-name="ce4">
            <text:p>[note 4]</text:p>
          </table:table-cell>
          <table:table-cell office:value-type="float" office:value="65.216999999999999" table:style-name="ce11">
            <text:p>65.217</text:p>
          </table:table-cell>
          <table:table-cell office:value-type="float" office:value="68.072999999999993" table:style-name="ce11">
            <text:p>68.073</text:p>
          </table:table-cell>
          <table:table-cell office:value-type="float" office:value="76.204999999999998" table:style-name="ce11">
            <text:p>76.205</text:p>
          </table:table-cell>
          <table:table-cell office:value-type="float" office:value="84.614999999999995" table:style-name="ce11">
            <text:p>84.615</text:p>
          </table:table-cell>
          <table:table-cell office:value-type="float" office:value="78.471999999999994" table:style-name="ce11">
            <text:p>78.472</text:p>
          </table:table-cell>
          <table:table-cell office:value-type="float" office:value="83.248000000000005" table:style-name="ce11">
            <text:p>83.248</text:p>
          </table:table-cell>
          <table:table-cell office:value-type="float" office:value="57.222000000000001" table:style-name="ce11">
            <text:p>57.222</text:p>
          </table:table-cell>
          <table:table-cell office:value-type="float" office:value="82.051000000000002" table:style-name="ce11">
            <text:p>82.051</text:p>
          </table:table-cell>
          <table:table-cell office:value-type="float" office:value="80.581000000000003" table:style-name="ce11">
            <text:p>80.581</text:p>
          </table:table-cell>
          <table:table-cell office:value-type="float" office:value="33.845999999999997" table:style-name="ce11">
            <text:p>33.846</text:p>
          </table:table-cell>
          <table:table-cell office:value-type="float" office:value="59.316000000000003" table:style-name="ce11">
            <text:p>59.316</text:p>
          </table:table-cell>
          <table:table-cell office:value-type="float" office:value="95.897000000000006" table:style-name="ce11">
            <text:p>95.897</text:p>
          </table:table-cell>
          <table:table-cell office:value-type="float" office:value="83.59" table:style-name="ce11">
            <text:p>83.59</text:p>
          </table:table-cell>
          <table:table-cell office:value-type="float" office:value="82.563999999999993" table:style-name="ce11">
            <text:p>82.564</text:p>
          </table:table-cell>
          <table:table-cell office:value-type="float" office:value="54.872" table:style-name="ce11">
            <text:p>54.872</text:p>
          </table:table-cell>
          <table:table-cell office:value-type="float" office:value="64.102999999999994" table:style-name="ce11">
            <text:p>64.103</text:p>
          </table:table-cell>
          <table:table-cell office:value-type="float" office:value="84.614999999999995" table:style-name="ce11">
            <text:p>84.615</text:p>
          </table:table-cell>
          <table:table-cell office:value-type="float" office:value="84.614999999999995" table:style-name="ce11">
            <text:p>84.615</text:p>
          </table:table-cell>
          <table:table-cell office:value-type="float" office:value="81.442999999999998" table:style-name="ce11">
            <text:p>81.443</text:p>
          </table:table-cell>
          <table:table-cell office:value-type="float" office:value="90.206000000000003" table:style-name="ce11">
            <text:p>90.206</text:p>
          </table:table-cell>
          <table:table-cell office:value-type="float" office:value="86.153999999999996" table:style-name="ce11">
            <text:p>86.154</text:p>
          </table:table-cell>
          <table:table-cell office:value-type="float" office:value="85.052000000000007" table:style-name="ce11">
            <text:p>85.052</text:p>
          </table:table-cell>
          <table:table-cell office:value-type="float" office:value="85.052000000000007" table:style-name="ce11">
            <text:p>85.052</text:p>
          </table:table-cell>
          <table:table-cell office:value-type="float" office:value="82.051000000000002" table:style-name="ce11">
            <text:p>82.051</text:p>
          </table:table-cell>
          <table:table-cell office:value-type="float" office:value="77.948999999999998" table:style-name="ce11">
            <text:p>77.949</text:p>
          </table:table-cell>
          <table:table-cell office:value-type="float" office:value="74.611000000000004" table:style-name="ce11">
            <text:p>74.611</text:p>
          </table:table-cell>
          <table:table-cell office:value-type="float" office:value="75.257999999999996" table:style-name="ce11">
            <text:p>75.258</text:p>
          </table:table-cell>
          <table:table-cell office:value-type="float" office:value="46.667000000000002" table:style-name="ce11">
            <text:p>46.667</text:p>
          </table:table-cell>
          <table:table-cell office:value-type="float" office:value="89.744" table:style-name="ce11">
            <text:p>89.744</text:p>
          </table:table-cell>
          <table:table-cell office:value-type="float" office:value="84.102999999999994" table:style-name="ce11">
            <text:p>84.103</text:p>
          </table:table-cell>
          <table:table-cell office:value-type="float" office:value="75.897000000000006" table:style-name="ce11">
            <text:p>75.897</text:p>
          </table:table-cell>
          <table:table-cell office:value-type="float" office:value="71.649000000000001" table:style-name="ce11">
            <text:p>71.649</text:p>
          </table:table-cell>
          <table:table-cell office:value-type="float" office:value="54.124000000000002" table:style-name="ce11">
            <text:p>54.124</text:p>
          </table:table-cell>
          <table:table-cell office:value-type="float" office:value="54.639000000000003" table:style-name="ce11">
            <text:p>54.639</text:p>
          </table:table-cell>
          <table:table-cell office:value-type="float" office:value="48.718000000000004" table:style-name="ce11">
            <text:p>48.718</text:p>
          </table:table-cell>
          <table:table-cell office:value-type="float" office:value="87.179000000000002" table:style-name="ce11">
            <text:p>87.179</text:p>
          </table:table-cell>
          <table:table-cell office:value-type="float" office:value="87.691999999999993" table:style-name="ce11">
            <text:p>87.692</text:p>
          </table:table-cell>
          <table:table-cell office:value-type="float" office:value="72.021000000000001" table:style-name="ce11">
            <text:p>72.021</text:p>
          </table:table-cell>
          <table:table-cell office:value-type="float" office:value="81.025999999999996" table:style-name="ce11">
            <text:p>81.026</text:p>
          </table:table-cell>
          <table:table-cell office:value-type="float" office:value="78.462000000000003" table:style-name="ce11">
            <text:p>78.462</text:p>
          </table:table-cell>
          <table:table-cell office:value-type="float" office:value="79.381" table:style-name="ce11">
            <text:p>79.381</text:p>
          </table:table-cell>
          <table:table-cell office:value-type="float" office:value="92.188000000000002" table:style-name="ce11">
            <text:p>92.188</text:p>
          </table:table-cell>
          <table:table-cell office:value-type="float" office:value="82.474000000000004" table:style-name="ce11">
            <text:p>82.474</text:p>
          </table:table-cell>
          <table:table-cell office:value-type="float" office:value="74.478999999999999" table:style-name="ce11">
            <text:p>74.479</text:p>
          </table:table-cell>
          <table:table-cell office:value-type="float" office:value="76.41" table:style-name="ce11">
            <text:p>76.41</text:p>
          </table:table-cell>
          <table:table-cell office:value-type="float" office:value="32.820999999999998" table:style-name="ce11">
            <text:p>32.821</text:p>
          </table:table-cell>
          <table:table-cell office:value-type="float" office:value="46.906999999999996" table:style-name="ce11">
            <text:p>46.907</text:p>
          </table:table-cell>
          <table:table-cell office:value-type="float" office:value="22.050999999999998" table:style-name="ce11">
            <text:p>22.051</text:p>
          </table:table-cell>
          <table:table-cell office:value-type="float" office:value="71.281999999999996" table:style-name="ce11">
            <text:p>71.282</text:p>
          </table:table-cell>
          <table:table-cell office:value-type="float" office:value="68.718000000000004" table:style-name="ce11">
            <text:p>68.718</text:p>
          </table:table-cell>
          <table:table-cell office:value-type="float" office:value="62.564" table:style-name="ce11">
            <text:p>62.564</text:p>
          </table:table-cell>
          <table:table-cell office:value-type="float" office:value="64.947999999999993" table:style-name="ce11">
            <text:p>64.948</text:p>
          </table:table-cell>
          <table:table-cell office:value-type="float" office:value="47.692" table:style-name="ce11">
            <text:p>47.692</text:p>
          </table:table-cell>
          <table:table-cell office:value-type="float" office:value="49.231000000000002" table:style-name="ce11">
            <text:p>49.231</text:p>
          </table:table-cell>
          <table:table-cell office:value-type="float" office:value="70.769000000000005" table:style-name="ce11">
            <text:p>70.769</text:p>
          </table:table-cell>
          <table:table-cell office:value-type="float" office:value="44.103000000000002" table:style-name="ce11">
            <text:p>44.103</text:p>
          </table:table-cell>
          <table:table-cell office:value-type="float" office:value="54.872" table:style-name="ce11">
            <text:p>54.872</text:p>
          </table:table-cell>
          <table:table-cell office:value-type="float" office:value="75.385000000000005" table:style-name="ce11">
            <text:p>75.385</text:p>
          </table:table-cell>
          <table:table-cell office:value-type="float" office:value="65.463999999999999" table:style-name="ce11">
            <text:p>65.464</text:p>
          </table:table-cell>
          <table:table-cell office:value-type="float" office:value="66.495000000000005" table:style-name="ce11">
            <text:p>66.495</text:p>
          </table:table-cell>
          <table:table-cell office:value-type="float" office:value="68.040999999999997" table:style-name="ce11">
            <text:p>68.041</text:p>
          </table:table-cell>
          <table:table-cell office:value-type="float" office:value="64.102999999999994" table:style-name="ce11">
            <text:p>64.103</text:p>
          </table:table-cell>
          <table:table-cell office:value-type="float" office:value="58.973999999999997" table:style-name="ce11">
            <text:p>58.974</text:p>
          </table:table-cell>
          <table:table-cell office:value-type="float" office:value="42.564" table:style-name="ce11">
            <text:p>42.564</text:p>
          </table:table-cell>
          <table:table-cell office:value-type="float" office:value="88.66" table:style-name="ce11">
            <text:p>88.66</text:p>
          </table:table-cell>
          <table:table-cell office:value-type="float" office:value="68.204999999999998" table:style-name="ce11">
            <text:p>68.205</text:p>
          </table:table-cell>
          <table:table-cell office:value-type="float" office:value="75.257999999999996" table:style-name="ce11">
            <text:p>75.258</text:p>
          </table:table-cell>
          <table:table-cell office:value-type="float" office:value="78.462000000000003" table:style-name="ce11">
            <text:p>78.462</text:p>
          </table:table-cell>
          <table:table-cell office:value-type="float" office:value="81.537999999999997" table:style-name="ce11">
            <text:p>81.538</text:p>
          </table:table-cell>
          <table:table-cell office:value-type="float" office:value="67.179000000000002" table:style-name="ce11">
            <text:p>67.179</text:p>
          </table:table-cell>
          <table:table-cell office:value-type="float" office:value="75.772999999999996" table:style-name="ce11">
            <text:p>75.773</text:p>
          </table:table-cell>
          <table:table-cell office:value-type="float" office:value="7.1790000000000003" table:style-name="ce11">
            <text:p>7.179</text:p>
          </table:table-cell>
          <table:table-cell office:value-type="float" office:value="14.872" table:style-name="ce11">
            <text:p>14.872</text:p>
          </table:table-cell>
          <table:table-cell office:value-type="float" office:value="28.718" table:style-name="ce11">
            <text:p>28.718</text:p>
          </table:table-cell>
          <table:table-cell office:value-type="float" office:value="49.231000000000002" table:style-name="ce11">
            <text:p>49.231</text:p>
          </table:table-cell>
          <table:table-cell office:value-type="float" office:value="88.204999999999998" table:style-name="ce11">
            <text:p>88.205</text:p>
          </table:table-cell>
          <table:table-cell office:value-type="float" office:value="67.691999999999993" table:style-name="ce11">
            <text:p>67.692</text:p>
          </table:table-cell>
          <table:table-cell office:value-type="float" office:value="79.897000000000006" table:style-name="ce11">
            <text:p>79.897</text:p>
          </table:table-cell>
          <table:table-cell office:value-type="float" office:value="8.718" table:style-name="ce11">
            <text:p>8.718</text:p>
          </table:table-cell>
          <table:table-cell office:value-type="float" office:value="87.691999999999993" table:style-name="ce11">
            <text:p>87.692</text:p>
          </table:table-cell>
          <table:table-cell office:value-type="float" office:value="3.59" table:style-name="ce11">
            <text:p>3.59</text:p>
          </table:table-cell>
          <table:table-cell office:value-type="float" office:value="6.1539999999999999" table:style-name="ce11">
            <text:p>6.154</text:p>
          </table:table-cell>
          <table:table-cell office:value-type="float" office:value="91.795000000000002" table:style-name="ce11">
            <text:p>91.795</text:p>
          </table:table-cell>
          <table:table-cell office:value-type="float" office:value="2.0510000000000002" table:style-name="ce11">
            <text:p>2.051</text:p>
          </table:table-cell>
          <table:table-cell office:value-type="float" office:value="16.667000000000002" table:style-name="ce11">
            <text:p>16.667</text:p>
          </table:table-cell>
          <table:table-cell office:value-type="float" office:value="0" table:style-name="ce11">
            <text:p>0</text:p>
          </table:table-cell>
          <table:table-cell office:value-type="float" office:value="0" table:style-name="ce11">
            <text:p>0</text:p>
          </table:table-cell>
          <table:table-cell office:value-type="float" office:value="75" table:style-name="ce11">
            <text:p>75</text:p>
          </table:table-cell>
          <table:table-cell office:value-type="float" office:value="0" table:style-name="ce11">
            <text:p>0</text:p>
          </table:table-cell>
          <table:table-cell office:value-type="float" office:value="66.667000000000002" table:style-name="ce11">
            <text:p>66.667</text:p>
          </table:table-cell>
          <table:table-cell office:value-type="float" office:value="66.667000000000002" table:style-name="ce11">
            <text:p>66.667</text:p>
          </table:table-cell>
          <table:table-cell office:value-type="float" office:value="50" table:style-name="ce11">
            <text:p>50</text:p>
          </table:table-cell>
          <table:table-cell office:value-type="float" office:value="66.667000000000002" table:style-name="ce11">
            <text:p>66.667</text:p>
          </table:table-cell>
          <table:table-cell office:value-type="float" office:value="66.667000000000002" table:style-name="ce11">
            <text:p>66.667</text:p>
          </table:table-cell>
          <table:table-cell office:value-type="float" office:value="16.667000000000002" table:style-name="ce11">
            <text:p>16.667</text:p>
          </table:table-cell>
          <table:table-cell office:value-type="float" office:value="8.3330000000000002" table:style-name="ce11">
            <text:p>8.333</text:p>
          </table:table-cell>
          <table:table-cell office:value-type="float" office:value="0" table:style-name="ce11">
            <text:p>0</text:p>
          </table:table-cell>
          <table:table-cell office:value-type="float" office:value="25" table:style-name="ce11">
            <text:p>25</text:p>
          </table:table-cell>
          <table:table-cell office:value-type="float" office:value="16.667000000000002" table:style-name="ce11">
            <text:p>16.667</text:p>
          </table:table-cell>
          <table:table-cell office:value-type="float" office:value="0" table:style-name="ce11">
            <text:p>0</text:p>
          </table:table-cell>
          <table:table-cell office:value-type="float" office:value="0" table:style-name="ce11">
            <text:p>0</text:p>
          </table:table-cell>
          <table:table-cell office:value-type="float" office:value="50" table:style-name="ce11">
            <text:p>50</text:p>
          </table:table-cell>
          <table:table-cell office:value-type="float" office:value="50" table:style-name="ce11">
            <text:p>50</text:p>
          </table:table-cell>
          <table:table-cell office:value-type="float" office:value="0" table:style-name="ce11">
            <text:p>0</text:p>
          </table:table-cell>
          <table:table-cell office:value-type="float" office:value="20" table:style-name="ce11">
            <text:p>20</text:p>
          </table:table-cell>
          <table:table-cell office:value-type="float" office:value="16.667000000000002" table:style-name="ce11">
            <text:p>16.667</text:p>
          </table:table-cell>
          <table:table-cell office:value-type="float" office:value="75" table:style-name="ce11">
            <text:p>75</text:p>
          </table:table-cell>
          <table:table-cell office:value-type="float" office:value="66.667000000000002" table:style-name="ce11">
            <text:p>66.667</text:p>
          </table:table-cell>
          <table:table-cell office:value-type="float" office:value="80" table:style-name="ce11">
            <text:p>80</text:p>
          </table:table-cell>
          <table:table-cell office:value-type="float" office:value="58.332999999999998" table:style-name="ce11">
            <text:p>58.333</text:p>
          </table:table-cell>
          <table:table-cell office:value-type="float" office:value="0" table:style-name="ce11">
            <text:p>0</text:p>
          </table:table-cell>
          <table:table-cell office:value-type="float" office:value="16.667000000000002" table:style-name="ce11">
            <text:p>16.667</text:p>
          </table:table-cell>
          <table:table-cell office:value-type="float" office:value="0" table:style-name="ce11">
            <text:p>0</text:p>
          </table:table-cell>
          <table:table-cell office:value-type="float" office:value="25" table:style-name="ce11">
            <text:p>25</text:p>
          </table:table-cell>
          <table:table-cell office:value-type="float" office:value="25" table:style-name="ce11">
            <text:p>25</text:p>
          </table:table-cell>
          <table:table-cell office:value-type="float" office:value="16.667000000000002" table:style-name="ce11">
            <text:p>16.667</text:p>
          </table:table-cell>
          <table:table-cell office:value-type="float" office:value="66.146000000000001" table:style-name="ce11">
            <text:p>66.146</text:p>
          </table:table-cell>
          <table:table-cell office:value-type="float" office:value="76.289000000000001" table:style-name="ce11">
            <text:p>76.289</text:p>
          </table:table-cell>
          <table:table-cell office:value-type="float" office:value="63.731000000000002" table:style-name="ce11">
            <text:p>63.731</text:p>
          </table:table-cell>
          <table:table-cell office:value-type="float" office:value="35.750999999999998" table:style-name="ce11">
            <text:p>35.751</text:p>
          </table:table-cell>
          <table:table-cell office:value-type="float" office:value="67.188000000000002" table:style-name="ce11">
            <text:p>67.188</text:p>
          </table:table-cell>
          <table:table-cell office:value-type="float" office:value="65.802999999999997" table:style-name="ce11">
            <text:p>65.803</text:p>
          </table:table-cell>
          <table:table-cell office:value-type="float" office:value="7.7720000000000002" table:style-name="ce11">
            <text:p>7.772</text:p>
          </table:table-cell>
          <table:table-cell office:value-type="float" office:value="76.923000000000002" table:style-name="ce11">
            <text:p>76.923</text:p>
          </table:table-cell>
          <table:table-cell office:value-type="float" office:value="25.965" table:style-name="ce11">
            <text:p>25.965</text:p>
          </table:table-cell>
          <table:table-cell office:value-type="float" office:value="77.082999999999998" table:style-name="ce11">
            <text:p>77.083</text:p>
          </table:table-cell>
          <table:table-cell table:number-columns-repeated="16254"/>
        </table:table-row>
        <table:table-row table:style-name="ro9">
          <table:table-cell office:value-type="string" table:style-name="ce4">
            <text:p>CMA</text:p>
          </table:table-cell>
          <table:table-cell office:value-type="string" table:style-name="ce4">
            <text:p>Competition and Markets Authority</text:p>
          </table:table-cell>
          <table:table-cell office:value-type="string" table:style-name="ce4">
            <text:p>Business, Energy and Industrial Strategy</text:p>
          </table:table-cell>
          <table:table-cell table:style-name="ce4"/>
          <table:table-cell office:value-type="float" office:value="72.793000000000006" table:style-name="ce11">
            <text:p>72.793</text:p>
          </table:table-cell>
          <table:table-cell office:value-type="float" office:value="65.424000000000007" table:style-name="ce11">
            <text:p>65.424</text:p>
          </table:table-cell>
          <table:table-cell office:value-type="float" office:value="78.861999999999995" table:style-name="ce11">
            <text:p>78.862</text:p>
          </table:table-cell>
          <table:table-cell office:value-type="float" office:value="91.444999999999993" table:style-name="ce11">
            <text:p>91.445</text:p>
          </table:table-cell>
          <table:table-cell office:value-type="float" office:value="72.911000000000001" table:style-name="ce11">
            <text:p>72.911</text:p>
          </table:table-cell>
          <table:table-cell office:value-type="float" office:value="84.495999999999995" table:style-name="ce11">
            <text:p>84.496</text:p>
          </table:table-cell>
          <table:table-cell office:value-type="float" office:value="59.551000000000002" table:style-name="ce11">
            <text:p>59.551</text:p>
          </table:table-cell>
          <table:table-cell office:value-type="float" office:value="79.900000000000006" table:style-name="ce11">
            <text:p>79.9</text:p>
          </table:table-cell>
          <table:table-cell office:value-type="float" office:value="75.858000000000004" table:style-name="ce11">
            <text:p>75.858</text:p>
          </table:table-cell>
          <table:table-cell office:value-type="float" office:value="32.337000000000003" table:style-name="ce11">
            <text:p>32.337</text:p>
          </table:table-cell>
          <table:table-cell office:value-type="float" office:value="63.207999999999998" table:style-name="ce11">
            <text:p>63.208</text:p>
          </table:table-cell>
          <table:table-cell office:value-type="float" office:value="92.027000000000001" table:style-name="ce11">
            <text:p>92.027</text:p>
          </table:table-cell>
          <table:table-cell office:value-type="float" office:value="81.031999999999996" table:style-name="ce11">
            <text:p>81.032</text:p>
          </table:table-cell>
          <table:table-cell office:value-type="float" office:value="79.200999999999993" table:style-name="ce11">
            <text:p>79.201</text:p>
          </table:table-cell>
          <table:table-cell office:value-type="float" office:value="64.12" table:style-name="ce11">
            <text:p>64.12</text:p>
          </table:table-cell>
          <table:table-cell office:value-type="float" office:value="78.072999999999993" table:style-name="ce11">
            <text:p>78.073</text:p>
          </table:table-cell>
          <table:table-cell office:value-type="float" office:value="91.694000000000003" table:style-name="ce11">
            <text:p>91.694</text:p>
          </table:table-cell>
          <table:table-cell office:value-type="float" office:value="91.195999999999998" table:style-name="ce11">
            <text:p>91.196</text:p>
          </table:table-cell>
          <table:table-cell office:value-type="float" office:value="75.914000000000001" table:style-name="ce11">
            <text:p>75.914</text:p>
          </table:table-cell>
          <table:table-cell office:value-type="float" office:value="87.707999999999998" table:style-name="ce11">
            <text:p>87.708</text:p>
          </table:table-cell>
          <table:table-cell office:value-type="float" office:value="88.537999999999997" table:style-name="ce11">
            <text:p>88.538</text:p>
          </table:table-cell>
          <table:table-cell office:value-type="float" office:value="67.608000000000004" table:style-name="ce11">
            <text:p>67.608</text:p>
          </table:table-cell>
          <table:table-cell office:value-type="float" office:value="82.724000000000004" table:style-name="ce11">
            <text:p>82.724</text:p>
          </table:table-cell>
          <table:table-cell office:value-type="float" office:value="84.884" table:style-name="ce11">
            <text:p>84.884</text:p>
          </table:table-cell>
          <table:table-cell office:value-type="float" office:value="67.887" table:style-name="ce11">
            <text:p>67.887</text:p>
          </table:table-cell>
          <table:table-cell office:value-type="float" office:value="69.551000000000002" table:style-name="ce11">
            <text:p>69.551</text:p>
          </table:table-cell>
          <table:table-cell office:value-type="float" office:value="66.611000000000004" table:style-name="ce11">
            <text:p>66.611</text:p>
          </table:table-cell>
          <table:table-cell office:value-type="float" office:value="37.290999999999997" table:style-name="ce11">
            <text:p>37.291</text:p>
          </table:table-cell>
          <table:table-cell office:value-type="float" office:value="88.04" table:style-name="ce11">
            <text:p>88.04</text:p>
          </table:table-cell>
          <table:table-cell office:value-type="float" office:value="86.688999999999993" table:style-name="ce11">
            <text:p>86.689</text:p>
          </table:table-cell>
          <table:table-cell office:value-type="float" office:value="78.738" table:style-name="ce11">
            <text:p>78.738</text:p>
          </table:table-cell>
          <table:table-cell office:value-type="float" office:value="72.424999999999997" table:style-name="ce11">
            <text:p>72.425</text:p>
          </table:table-cell>
          <table:table-cell office:value-type="float" office:value="57.475000000000001" table:style-name="ce11">
            <text:p>57.475</text:p>
          </table:table-cell>
          <table:table-cell office:value-type="float" office:value="51.826999999999998" table:style-name="ce11">
            <text:p>51.827</text:p>
          </table:table-cell>
          <table:table-cell office:value-type="float" office:value="56.405999999999999" table:style-name="ce11">
            <text:p>56.406</text:p>
          </table:table-cell>
          <table:table-cell office:value-type="float" office:value="82.558000000000007" table:style-name="ce11">
            <text:p>82.558</text:p>
          </table:table-cell>
          <table:table-cell office:value-type="float" office:value="87.375" table:style-name="ce11">
            <text:p>87.375</text:p>
          </table:table-cell>
          <table:table-cell office:value-type="float" office:value="73.09" table:style-name="ce11">
            <text:p>73.09</text:p>
          </table:table-cell>
          <table:table-cell office:value-type="float" office:value="76.578000000000003" table:style-name="ce11">
            <text:p>76.578</text:p>
          </table:table-cell>
          <table:table-cell office:value-type="float" office:value="80.066000000000003" table:style-name="ce11">
            <text:p>80.066</text:p>
          </table:table-cell>
          <table:table-cell office:value-type="float" office:value="78.903999999999996" table:style-name="ce11">
            <text:p>78.904</text:p>
          </table:table-cell>
          <table:table-cell office:value-type="float" office:value="90.682000000000002" table:style-name="ce11">
            <text:p>90.682</text:p>
          </table:table-cell>
          <table:table-cell office:value-type="float" office:value="85.332999999999998" table:style-name="ce11">
            <text:p>85.333</text:p>
          </table:table-cell>
          <table:table-cell office:value-type="float" office:value="57.570999999999998" table:style-name="ce11">
            <text:p>57.571</text:p>
          </table:table-cell>
          <table:table-cell office:value-type="float" office:value="62.790999999999997" table:style-name="ce11">
            <text:p>62.791</text:p>
          </table:table-cell>
          <table:table-cell office:value-type="float" office:value="33.222999999999999" table:style-name="ce11">
            <text:p>33.223</text:p>
          </table:table-cell>
          <table:table-cell office:value-type="float" office:value="36.378999999999998" table:style-name="ce11">
            <text:p>36.379</text:p>
          </table:table-cell>
          <table:table-cell office:value-type="float" office:value="27.408999999999999" table:style-name="ce11">
            <text:p>27.409</text:p>
          </table:table-cell>
          <table:table-cell office:value-type="float" office:value="75" table:style-name="ce11">
            <text:p>75</text:p>
          </table:table-cell>
          <table:table-cell office:value-type="float" office:value="67.554000000000002" table:style-name="ce11">
            <text:p>67.554</text:p>
          </table:table-cell>
          <table:table-cell office:value-type="float" office:value="67.72" table:style-name="ce11">
            <text:p>67.72</text:p>
          </table:table-cell>
          <table:table-cell office:value-type="float" office:value="69.102999999999994" table:style-name="ce11">
            <text:p>69.103</text:p>
          </table:table-cell>
          <table:table-cell office:value-type="float" office:value="56.976999999999997" table:style-name="ce11">
            <text:p>56.977</text:p>
          </table:table-cell>
          <table:table-cell office:value-type="float" office:value="45.348999999999997" table:style-name="ce11">
            <text:p>45.349</text:p>
          </table:table-cell>
          <table:table-cell office:value-type="float" office:value="78.869" table:style-name="ce11">
            <text:p>78.869</text:p>
          </table:table-cell>
          <table:table-cell office:value-type="float" office:value="56.976999999999997" table:style-name="ce11">
            <text:p>56.977</text:p>
          </table:table-cell>
          <table:table-cell office:value-type="float" office:value="51.494999999999997" table:style-name="ce11">
            <text:p>51.495</text:p>
          </table:table-cell>
          <table:table-cell office:value-type="float" office:value="76.245999999999995" table:style-name="ce11">
            <text:p>76.246</text:p>
          </table:table-cell>
          <table:table-cell office:value-type="float" office:value="69.269000000000005" table:style-name="ce11">
            <text:p>69.269</text:p>
          </table:table-cell>
          <table:table-cell office:value-type="float" office:value="50" table:style-name="ce11">
            <text:p>50</text:p>
          </table:table-cell>
          <table:table-cell office:value-type="float" office:value="58.902000000000001" table:style-name="ce11">
            <text:p>58.902</text:p>
          </table:table-cell>
          <table:table-cell office:value-type="float" office:value="58.14" table:style-name="ce11">
            <text:p>58.14</text:p>
          </table:table-cell>
          <table:table-cell office:value-type="float" office:value="54.484999999999999" table:style-name="ce11">
            <text:p>54.485</text:p>
          </table:table-cell>
          <table:table-cell office:value-type="float" office:value="43.688000000000002" table:style-name="ce11">
            <text:p>43.688</text:p>
          </table:table-cell>
          <table:table-cell office:value-type="float" office:value="86.212999999999994" table:style-name="ce11">
            <text:p>86.213</text:p>
          </table:table-cell>
          <table:table-cell office:value-type="float" office:value="69.384" table:style-name="ce11">
            <text:p>69.384</text:p>
          </table:table-cell>
          <table:table-cell office:value-type="float" office:value="75.332999999999998" table:style-name="ce11">
            <text:p>75.333</text:p>
          </table:table-cell>
          <table:table-cell office:value-type="float" office:value="69.884" table:style-name="ce11">
            <text:p>69.884</text:p>
          </table:table-cell>
          <table:table-cell office:value-type="float" office:value="75.042000000000002" table:style-name="ce11">
            <text:p>75.042</text:p>
          </table:table-cell>
          <table:table-cell office:value-type="float" office:value="50.749000000000002" table:style-name="ce11">
            <text:p>50.749</text:p>
          </table:table-cell>
          <table:table-cell office:value-type="float" office:value="75.292000000000002" table:style-name="ce11">
            <text:p>75.292</text:p>
          </table:table-cell>
          <table:table-cell office:value-type="float" office:value="7.82" table:style-name="ce11">
            <text:p>7.82</text:p>
          </table:table-cell>
          <table:table-cell office:value-type="float" office:value="19.300999999999998" table:style-name="ce11">
            <text:p>19.301</text:p>
          </table:table-cell>
          <table:table-cell office:value-type="float" office:value="48.752000000000002" table:style-name="ce11">
            <text:p>48.752</text:p>
          </table:table-cell>
          <table:table-cell office:value-type="float" office:value="24.126000000000001" table:style-name="ce11">
            <text:p>24.126</text:p>
          </table:table-cell>
          <table:table-cell office:value-type="float" office:value="84.691999999999993" table:style-name="ce11">
            <text:p>84.692</text:p>
          </table:table-cell>
          <table:table-cell office:value-type="float" office:value="61.101999999999997" table:style-name="ce11">
            <text:p>61.102</text:p>
          </table:table-cell>
          <table:table-cell office:value-type="float" office:value="74.664000000000001" table:style-name="ce11">
            <text:p>74.664</text:p>
          </table:table-cell>
          <table:table-cell office:value-type="float" office:value="7.3209999999999997" table:style-name="ce11">
            <text:p>7.321</text:p>
          </table:table-cell>
          <table:table-cell office:value-type="float" office:value="85.856999999999999" table:style-name="ce11">
            <text:p>85.857</text:p>
          </table:table-cell>
          <table:table-cell office:value-type="float" office:value="6.8220000000000001" table:style-name="ce11">
            <text:p>6.822</text:p>
          </table:table-cell>
          <table:table-cell office:value-type="float" office:value="7.5" table:style-name="ce11">
            <text:p>7.5</text:p>
          </table:table-cell>
          <table:table-cell office:value-type="float" office:value="86.832999999999998" table:style-name="ce11">
            <text:p>86.833</text:p>
          </table:table-cell>
          <table:table-cell office:value-type="float" office:value="5.6669999999999998" table:style-name="ce11">
            <text:p>5.667</text:p>
          </table:table-cell>
          <table:table-cell office:value-type="float" office:value="6.6669999999999998" table:style-name="ce11">
            <text:p>6.667</text:p>
          </table:table-cell>
          <table:table-cell office:value-type="float" office:value="0" table:style-name="ce11">
            <text:p>0</text:p>
          </table:table-cell>
          <table:table-cell office:value-type="float" office:value="15.555999999999999" table:style-name="ce11">
            <text:p>15.556</text:p>
          </table:table-cell>
          <table:table-cell office:value-type="float" office:value="33.332999999999998" table:style-name="ce11">
            <text:p>33.333</text:p>
          </table:table-cell>
          <table:table-cell office:value-type="float" office:value="0" table:style-name="ce11">
            <text:p>0</text:p>
          </table:table-cell>
          <table:table-cell office:value-type="float" office:value="28.888999999999999" table:style-name="ce11">
            <text:p>28.889</text:p>
          </table:table-cell>
          <table:table-cell office:value-type="float" office:value="62.222000000000001" table:style-name="ce11">
            <text:p>62.222</text:p>
          </table:table-cell>
          <table:table-cell office:value-type="float" office:value="33.332999999999998" table:style-name="ce11">
            <text:p>33.333</text:p>
          </table:table-cell>
          <table:table-cell office:value-type="float" office:value="37.777999999999999" table:style-name="ce11">
            <text:p>37.778</text:p>
          </table:table-cell>
          <table:table-cell office:value-type="float" office:value="40" table:style-name="ce11">
            <text:p>40</text:p>
          </table:table-cell>
          <table:table-cell office:value-type="float" office:value="28.888999999999999" table:style-name="ce11">
            <text:p>28.889</text:p>
          </table:table-cell>
          <table:table-cell office:value-type="float" office:value="0" table:style-name="ce11">
            <text:p>0</text:p>
          </table:table-cell>
          <table:table-cell office:value-type="float" office:value="4.444" table:style-name="ce11">
            <text:p>4.444</text:p>
          </table:table-cell>
          <table:table-cell office:value-type="float" office:value="4.444" table:style-name="ce11">
            <text:p>4.444</text:p>
          </table:table-cell>
          <table:table-cell office:value-type="float" office:value="6.6669999999999998" table:style-name="ce11">
            <text:p>6.667</text:p>
          </table:table-cell>
          <table:table-cell office:value-type="float" office:value="6.6669999999999998" table:style-name="ce11">
            <text:p>6.667</text:p>
          </table:table-cell>
          <table:table-cell office:value-type="float" office:value="4.444" table:style-name="ce11">
            <text:p>4.444</text:p>
          </table:table-cell>
          <table:table-cell office:value-type="float" office:value="33.332999999999998" table:style-name="ce11">
            <text:p>33.333</text:p>
          </table:table-cell>
          <table:table-cell office:value-type="float" office:value="46.667000000000002" table:style-name="ce11">
            <text:p>46.667</text:p>
          </table:table-cell>
          <table:table-cell office:value-type="float" office:value="20" table:style-name="ce11">
            <text:p>20</text:p>
          </table:table-cell>
          <table:table-cell office:value-type="float" office:value="13.333" table:style-name="ce11">
            <text:p>13.333</text:p>
          </table:table-cell>
          <table:table-cell office:value-type="float" office:value="35.555999999999997" table:style-name="ce11">
            <text:p>35.556</text:p>
          </table:table-cell>
          <table:table-cell office:value-type="float" office:value="75.555999999999997" table:style-name="ce11">
            <text:p>75.556</text:p>
          </table:table-cell>
          <table:table-cell office:value-type="float" office:value="20" table:style-name="ce11">
            <text:p>20</text:p>
          </table:table-cell>
          <table:table-cell office:value-type="float" office:value="80" table:style-name="ce11">
            <text:p>80</text:p>
          </table:table-cell>
          <table:table-cell office:value-type="float" office:value="42.222000000000001" table:style-name="ce11">
            <text:p>42.222</text:p>
          </table:table-cell>
          <table:table-cell office:value-type="float" office:value="17.777999999999999" table:style-name="ce11">
            <text:p>17.778</text:p>
          </table:table-cell>
          <table:table-cell office:value-type="float" office:value="66.667000000000002" table:style-name="ce11">
            <text:p>66.667</text:p>
          </table:table-cell>
          <table:table-cell office:value-type="float" office:value="6.6669999999999998" table:style-name="ce11">
            <text:p>6.667</text:p>
          </table:table-cell>
          <table:table-cell office:value-type="float" office:value="22.222000000000001" table:style-name="ce11">
            <text:p>22.222</text:p>
          </table:table-cell>
          <table:table-cell office:value-type="float" office:value="6.6669999999999998" table:style-name="ce11">
            <text:p>6.667</text:p>
          </table:table-cell>
          <table:table-cell office:value-type="float" office:value="13.333" table:style-name="ce11">
            <text:p>13.333</text:p>
          </table:table-cell>
          <table:table-cell office:value-type="float" office:value="65.534999999999997" table:style-name="ce11">
            <text:p>65.535</text:p>
          </table:table-cell>
          <table:table-cell office:value-type="float" office:value="68.421000000000006" table:style-name="ce11">
            <text:p>68.421</text:p>
          </table:table-cell>
          <table:table-cell office:value-type="float" office:value="59.524000000000001" table:style-name="ce11">
            <text:p>59.524</text:p>
          </table:table-cell>
          <table:table-cell office:value-type="float" office:value="39.456000000000003" table:style-name="ce11">
            <text:p>39.456</text:p>
          </table:table-cell>
          <table:table-cell office:value-type="float" office:value="71.284000000000006" table:style-name="ce11">
            <text:p>71.284</text:p>
          </table:table-cell>
          <table:table-cell office:value-type="float" office:value="73.649000000000001" table:style-name="ce11">
            <text:p>73.649</text:p>
          </table:table-cell>
          <table:table-cell office:value-type="float" office:value="3.9119999999999999" table:style-name="ce11">
            <text:p>3.912</text:p>
          </table:table-cell>
          <table:table-cell office:value-type="float" office:value="75.635000000000005" table:style-name="ce11">
            <text:p>75.635</text:p>
          </table:table-cell>
          <table:table-cell office:value-type="float" office:value="27.722999999999999" table:style-name="ce11">
            <text:p>27.723</text:p>
          </table:table-cell>
          <table:table-cell office:value-type="float" office:value="73.373000000000005" table:style-name="ce11">
            <text:p>73.373</text:p>
          </table:table-cell>
          <table:table-cell table:number-columns-repeated="16254"/>
        </table:table-row>
        <table:table-row table:style-name="ro6">
          <table:table-cell office:value-type="string" table:style-name="ce4">
            <text:p>CO</text:p>
          </table:table-cell>
          <table:table-cell office:value-type="string" table:style-name="ce4">
            <text:p>Cabinet Office</text:p>
          </table:table-cell>
          <table:table-cell office:value-type="string" table:style-name="ce4">
            <text:p>Cabinet Office</text:p>
          </table:table-cell>
          <table:table-cell table:style-name="ce4"/>
          <table:table-cell office:value-type="float" office:value="75.635000000000005" table:style-name="ce11">
            <text:p>75.635</text:p>
          </table:table-cell>
          <table:table-cell office:value-type="float" office:value="62.335999999999999" table:style-name="ce11">
            <text:p>62.336</text:p>
          </table:table-cell>
          <table:table-cell office:value-type="float" office:value="77.917000000000002" table:style-name="ce11">
            <text:p>77.917</text:p>
          </table:table-cell>
          <table:table-cell office:value-type="float" office:value="70.656999999999996" table:style-name="ce11">
            <text:p>70.657</text:p>
          </table:table-cell>
          <table:table-cell office:value-type="float" office:value="72.921999999999997" table:style-name="ce11">
            <text:p>72.922</text:p>
          </table:table-cell>
          <table:table-cell office:value-type="float" office:value="85.367999999999995" table:style-name="ce11">
            <text:p>85.368</text:p>
          </table:table-cell>
          <table:table-cell office:value-type="float" office:value="52.002000000000002" table:style-name="ce11">
            <text:p>52.002</text:p>
          </table:table-cell>
          <table:table-cell office:value-type="float" office:value="79.753" table:style-name="ce11">
            <text:p>79.753</text:p>
          </table:table-cell>
          <table:table-cell office:value-type="float" office:value="72.037999999999997" table:style-name="ce11">
            <text:p>72.038</text:p>
          </table:table-cell>
          <table:table-cell office:value-type="float" office:value="37.6" table:style-name="ce11">
            <text:p>37.6</text:p>
          </table:table-cell>
          <table:table-cell office:value-type="float" office:value="49.33" table:style-name="ce11">
            <text:p>49.33</text:p>
          </table:table-cell>
          <table:table-cell office:value-type="float" office:value="90.683000000000007" table:style-name="ce11">
            <text:p>90.683</text:p>
          </table:table-cell>
          <table:table-cell office:value-type="float" office:value="80.936000000000007" table:style-name="ce11">
            <text:p>80.936</text:p>
          </table:table-cell>
          <table:table-cell office:value-type="float" office:value="77.37" table:style-name="ce11">
            <text:p>77.37</text:p>
          </table:table-cell>
          <table:table-cell office:value-type="float" office:value="59.970999999999997" table:style-name="ce11">
            <text:p>59.971</text:p>
          </table:table-cell>
          <table:table-cell office:value-type="float" office:value="80.61" table:style-name="ce11">
            <text:p>80.61</text:p>
          </table:table-cell>
          <table:table-cell office:value-type="float" office:value="68.183000000000007" table:style-name="ce11">
            <text:p>68.183</text:p>
          </table:table-cell>
          <table:table-cell office:value-type="float" office:value="73.131" table:style-name="ce11">
            <text:p>73.131</text:p>
          </table:table-cell>
          <table:table-cell office:value-type="float" office:value="77.323999999999998" table:style-name="ce11">
            <text:p>77.324</text:p>
          </table:table-cell>
          <table:table-cell office:value-type="float" office:value="87.667000000000002" table:style-name="ce11">
            <text:p>87.667</text:p>
          </table:table-cell>
          <table:table-cell office:value-type="float" office:value="87.027000000000001" table:style-name="ce11">
            <text:p>87.027</text:p>
          </table:table-cell>
          <table:table-cell office:value-type="float" office:value="60.335999999999999" table:style-name="ce11">
            <text:p>60.336</text:p>
          </table:table-cell>
          <table:table-cell office:value-type="float" office:value="81.349999999999994" table:style-name="ce11">
            <text:p>81.35</text:p>
          </table:table-cell>
          <table:table-cell office:value-type="float" office:value="84.179000000000002" table:style-name="ce11">
            <text:p>84.179</text:p>
          </table:table-cell>
          <table:table-cell office:value-type="float" office:value="70.863" table:style-name="ce11">
            <text:p>70.863</text:p>
          </table:table-cell>
          <table:table-cell office:value-type="float" office:value="68.192999999999998" table:style-name="ce11">
            <text:p>68.193</text:p>
          </table:table-cell>
          <table:table-cell office:value-type="float" office:value="71.727000000000004" table:style-name="ce11">
            <text:p>71.727</text:p>
          </table:table-cell>
          <table:table-cell office:value-type="float" office:value="40.159999999999997" table:style-name="ce11">
            <text:p>40.16</text:p>
          </table:table-cell>
          <table:table-cell office:value-type="float" office:value="88.581999999999994" table:style-name="ce11">
            <text:p>88.582</text:p>
          </table:table-cell>
          <table:table-cell office:value-type="float" office:value="86.287000000000006" table:style-name="ce11">
            <text:p>86.287</text:p>
          </table:table-cell>
          <table:table-cell office:value-type="float" office:value="81.216999999999999" table:style-name="ce11">
            <text:p>81.217</text:p>
          </table:table-cell>
          <table:table-cell office:value-type="float" office:value="61.996000000000002" table:style-name="ce11">
            <text:p>61.996</text:p>
          </table:table-cell>
          <table:table-cell office:value-type="float" office:value="47.554000000000002" table:style-name="ce11">
            <text:p>47.554</text:p>
          </table:table-cell>
          <table:table-cell office:value-type="float" office:value="52.97" table:style-name="ce11">
            <text:p>52.97</text:p>
          </table:table-cell>
          <table:table-cell office:value-type="float" office:value="45.417999999999999" table:style-name="ce11">
            <text:p>45.418</text:p>
          </table:table-cell>
          <table:table-cell office:value-type="float" office:value="84.224999999999994" table:style-name="ce11">
            <text:p>84.225</text:p>
          </table:table-cell>
          <table:table-cell office:value-type="float" office:value="87.66" table:style-name="ce11">
            <text:p>87.66</text:p>
          </table:table-cell>
          <table:table-cell office:value-type="float" office:value="73.453999999999994" table:style-name="ce11">
            <text:p>73.454</text:p>
          </table:table-cell>
          <table:table-cell office:value-type="float" office:value="73.638999999999996" table:style-name="ce11">
            <text:p>73.639</text:p>
          </table:table-cell>
          <table:table-cell office:value-type="float" office:value="68.707999999999998" table:style-name="ce11">
            <text:p>68.708</text:p>
          </table:table-cell>
          <table:table-cell office:value-type="float" office:value="73.462000000000003" table:style-name="ce11">
            <text:p>73.462</text:p>
          </table:table-cell>
          <table:table-cell office:value-type="float" office:value="89.176000000000002" table:style-name="ce11">
            <text:p>89.176</text:p>
          </table:table-cell>
          <table:table-cell office:value-type="float" office:value="72.808000000000007" table:style-name="ce11">
            <text:p>72.808</text:p>
          </table:table-cell>
          <table:table-cell office:value-type="float" office:value="60.706000000000003" table:style-name="ce11">
            <text:p>60.706</text:p>
          </table:table-cell>
          <table:table-cell office:value-type="float" office:value="67.430999999999997" table:style-name="ce11">
            <text:p>67.431</text:p>
          </table:table-cell>
          <table:table-cell office:value-type="float" office:value="39.57" table:style-name="ce11">
            <text:p>39.57</text:p>
          </table:table-cell>
          <table:table-cell office:value-type="float" office:value="41.612000000000002" table:style-name="ce11">
            <text:p>41.612</text:p>
          </table:table-cell>
          <table:table-cell office:value-type="float" office:value="31.623000000000001" table:style-name="ce11">
            <text:p>31.623</text:p>
          </table:table-cell>
          <table:table-cell office:value-type="float" office:value="71.234999999999999" table:style-name="ce11">
            <text:p>71.235</text:p>
          </table:table-cell>
          <table:table-cell office:value-type="float" office:value="63.128999999999998" table:style-name="ce11">
            <text:p>63.129</text:p>
          </table:table-cell>
          <table:table-cell office:value-type="float" office:value="48.722999999999999" table:style-name="ce11">
            <text:p>48.723</text:p>
          </table:table-cell>
          <table:table-cell office:value-type="float" office:value="55.497" table:style-name="ce11">
            <text:p>55.497</text:p>
          </table:table-cell>
          <table:table-cell office:value-type="float" office:value="31.161000000000001" table:style-name="ce11">
            <text:p>31.161</text:p>
          </table:table-cell>
          <table:table-cell office:value-type="float" office:value="28.922000000000001" table:style-name="ce11">
            <text:p>28.922</text:p>
          </table:table-cell>
          <table:table-cell office:value-type="float" office:value="59.387" table:style-name="ce11">
            <text:p>59.387</text:p>
          </table:table-cell>
          <table:table-cell office:value-type="float" office:value="37.094000000000001" table:style-name="ce11">
            <text:p>37.094</text:p>
          </table:table-cell>
          <table:table-cell office:value-type="float" office:value="48.595999999999997" table:style-name="ce11">
            <text:p>48.596</text:p>
          </table:table-cell>
          <table:table-cell office:value-type="float" office:value="72.784999999999997" table:style-name="ce11">
            <text:p>72.785</text:p>
          </table:table-cell>
          <table:table-cell office:value-type="float" office:value="61.173000000000002" table:style-name="ce11">
            <text:p>61.173</text:p>
          </table:table-cell>
          <table:table-cell office:value-type="float" office:value="40.228000000000002" table:style-name="ce11">
            <text:p>40.228</text:p>
          </table:table-cell>
          <table:table-cell office:value-type="float" office:value="51.106999999999999" table:style-name="ce11">
            <text:p>51.107</text:p>
          </table:table-cell>
          <table:table-cell office:value-type="float" office:value="46.311" table:style-name="ce11">
            <text:p>46.311</text:p>
          </table:table-cell>
          <table:table-cell office:value-type="float" office:value="53.701000000000001" table:style-name="ce11">
            <text:p>53.701</text:p>
          </table:table-cell>
          <table:table-cell office:value-type="float" office:value="37.906999999999996" table:style-name="ce11">
            <text:p>37.907</text:p>
          </table:table-cell>
          <table:table-cell office:value-type="float" office:value="90.254999999999995" table:style-name="ce11">
            <text:p>90.255</text:p>
          </table:table-cell>
          <table:table-cell office:value-type="float" office:value="78.712000000000003" table:style-name="ce11">
            <text:p>78.712</text:p>
          </table:table-cell>
          <table:table-cell office:value-type="float" office:value="71.697999999999993" table:style-name="ce11">
            <text:p>71.698</text:p>
          </table:table-cell>
          <table:table-cell office:value-type="float" office:value="70.033000000000001" table:style-name="ce11">
            <text:p>70.033</text:p>
          </table:table-cell>
          <table:table-cell office:value-type="float" office:value="72.762" table:style-name="ce11">
            <text:p>72.762</text:p>
          </table:table-cell>
          <table:table-cell office:value-type="float" office:value="69.135999999999996" table:style-name="ce11">
            <text:p>69.136</text:p>
          </table:table-cell>
          <table:table-cell office:value-type="float" office:value="74.358999999999995" table:style-name="ce11">
            <text:p>74.359</text:p>
          </table:table-cell>
          <table:table-cell office:value-type="float" office:value="9.9109999999999996" table:style-name="ce11">
            <text:p>9.911</text:p>
          </table:table-cell>
          <table:table-cell office:value-type="float" office:value="24.033000000000001" table:style-name="ce11">
            <text:p>24.033</text:p>
          </table:table-cell>
          <table:table-cell office:value-type="float" office:value="43.438000000000002" table:style-name="ce11">
            <text:p>43.438</text:p>
          </table:table-cell>
          <table:table-cell office:value-type="float" office:value="22.617999999999999" table:style-name="ce11">
            <text:p>22.618</text:p>
          </table:table-cell>
          <table:table-cell office:value-type="float" office:value="91.828999999999994" table:style-name="ce11">
            <text:p>91.829</text:p>
          </table:table-cell>
          <table:table-cell office:value-type="float" office:value="63.35" table:style-name="ce11">
            <text:p>63.35</text:p>
          </table:table-cell>
          <table:table-cell office:value-type="float" office:value="70.414000000000001" table:style-name="ce11">
            <text:p>70.414</text:p>
          </table:table-cell>
          <table:table-cell office:value-type="float" office:value="10.629" table:style-name="ce11">
            <text:p>10.629</text:p>
          </table:table-cell>
          <table:table-cell office:value-type="float" office:value="83.332999999999998" table:style-name="ce11">
            <text:p>83.333</text:p>
          </table:table-cell>
          <table:table-cell office:value-type="float" office:value="6.0380000000000003" table:style-name="ce11">
            <text:p>6.038</text:p>
          </table:table-cell>
          <table:table-cell office:value-type="float" office:value="11.083" table:style-name="ce11">
            <text:p>11.083</text:p>
          </table:table-cell>
          <table:table-cell office:value-type="float" office:value="84.450999999999993" table:style-name="ce11">
            <text:p>84.451</text:p>
          </table:table-cell>
          <table:table-cell office:value-type="float" office:value="4.4660000000000002" table:style-name="ce11">
            <text:p>4.466</text:p>
          </table:table-cell>
          <table:table-cell office:value-type="float" office:value="6.0359999999999996" table:style-name="ce11">
            <text:p>6.036</text:p>
          </table:table-cell>
          <table:table-cell office:value-type="float" office:value="4.0780000000000003" table:style-name="ce11">
            <text:p>4.078</text:p>
          </table:table-cell>
          <table:table-cell office:value-type="float" office:value="18.108000000000001" table:style-name="ce11">
            <text:p>18.108</text:p>
          </table:table-cell>
          <table:table-cell office:value-type="float" office:value="40.783000000000001" table:style-name="ce11">
            <text:p>40.783</text:p>
          </table:table-cell>
          <table:table-cell office:value-type="float" office:value="0" table:style-name="ce11">
            <text:p>0</text:p>
          </table:table-cell>
          <table:table-cell office:value-type="float" office:value="39.152000000000001" table:style-name="ce11">
            <text:p>39.152</text:p>
          </table:table-cell>
          <table:table-cell office:value-type="float" office:value="56.280999999999999" table:style-name="ce11">
            <text:p>56.281</text:p>
          </table:table-cell>
          <table:table-cell office:value-type="float" office:value="41.598999999999997" table:style-name="ce11">
            <text:p>41.599</text:p>
          </table:table-cell>
          <table:table-cell office:value-type="float" office:value="40.131" table:style-name="ce11">
            <text:p>40.131</text:p>
          </table:table-cell>
          <table:table-cell office:value-type="float" office:value="41.924999999999997" table:style-name="ce11">
            <text:p>41.925</text:p>
          </table:table-cell>
          <table:table-cell office:value-type="float" office:value="36.868000000000002" table:style-name="ce11">
            <text:p>36.868</text:p>
          </table:table-cell>
          <table:table-cell office:value-type="float" office:value="2.9359999999999999" table:style-name="ce11">
            <text:p>2.936</text:p>
          </table:table-cell>
          <table:table-cell office:value-type="float" office:value="1.958" table:style-name="ce11">
            <text:p>1.958</text:p>
          </table:table-cell>
          <table:table-cell office:value-type="float" office:value="7.83" table:style-name="ce11">
            <text:p>7.83</text:p>
          </table:table-cell>
          <table:table-cell office:value-type="float" office:value="8.9719999999999995" table:style-name="ce11">
            <text:p>8.972</text:p>
          </table:table-cell>
          <table:table-cell office:value-type="float" office:value="6.5250000000000004" table:style-name="ce11">
            <text:p>6.525</text:p>
          </table:table-cell>
          <table:table-cell office:value-type="float" office:value="2.9359999999999999" table:style-name="ce11">
            <text:p>2.936</text:p>
          </table:table-cell>
          <table:table-cell office:value-type="float" office:value="36.841999999999999" table:style-name="ce11">
            <text:p>36.842</text:p>
          </table:table-cell>
          <table:table-cell office:value-type="float" office:value="50.822000000000003" table:style-name="ce11">
            <text:p>50.822</text:p>
          </table:table-cell>
          <table:table-cell office:value-type="float" office:value="12.336" table:style-name="ce11">
            <text:p>12.336</text:p>
          </table:table-cell>
          <table:table-cell office:value-type="float" office:value="25.675999999999998" table:style-name="ce11">
            <text:p>25.676</text:p>
          </table:table-cell>
          <table:table-cell office:value-type="float" office:value="43.564" table:style-name="ce11">
            <text:p>43.564</text:p>
          </table:table-cell>
          <table:table-cell office:value-type="float" office:value="59.113" table:style-name="ce11">
            <text:p>59.113</text:p>
          </table:table-cell>
          <table:table-cell office:value-type="float" office:value="39.909999999999997" table:style-name="ce11">
            <text:p>39.91</text:p>
          </table:table-cell>
          <table:table-cell office:value-type="float" office:value="63.963999999999999" table:style-name="ce11">
            <text:p>63.964</text:p>
          </table:table-cell>
          <table:table-cell office:value-type="float" office:value="29.373000000000001" table:style-name="ce11">
            <text:p>29.373</text:p>
          </table:table-cell>
          <table:table-cell office:value-type="float" office:value="22.824000000000002" table:style-name="ce11">
            <text:p>22.824</text:p>
          </table:table-cell>
          <table:table-cell office:value-type="float" office:value="51.121000000000002" table:style-name="ce11">
            <text:p>51.121</text:p>
          </table:table-cell>
          <table:table-cell office:value-type="float" office:value="10.36" table:style-name="ce11">
            <text:p>10.36</text:p>
          </table:table-cell>
          <table:table-cell office:value-type="float" office:value="27.062999999999999" table:style-name="ce11">
            <text:p>27.063</text:p>
          </table:table-cell>
          <table:table-cell office:value-type="float" office:value="18.062000000000001" table:style-name="ce11">
            <text:p>18.062</text:p>
          </table:table-cell>
          <table:table-cell office:value-type="float" office:value="8.9689999999999994" table:style-name="ce11">
            <text:p>8.969</text:p>
          </table:table-cell>
          <table:table-cell office:value-type="float" office:value="63.954999999999998" table:style-name="ce11">
            <text:p>63.955</text:p>
          </table:table-cell>
          <table:table-cell office:value-type="float" office:value="69.263000000000005" table:style-name="ce11">
            <text:p>69.263</text:p>
          </table:table-cell>
          <table:table-cell office:value-type="float" office:value="59.695999999999998" table:style-name="ce11">
            <text:p>59.696</text:p>
          </table:table-cell>
          <table:table-cell office:value-type="float" office:value="37.15" table:style-name="ce11">
            <text:p>37.15</text:p>
          </table:table-cell>
          <table:table-cell office:value-type="float" office:value="71.597999999999999" table:style-name="ce11">
            <text:p>71.598</text:p>
          </table:table-cell>
          <table:table-cell office:value-type="float" office:value="73.837999999999994" table:style-name="ce11">
            <text:p>73.838</text:p>
          </table:table-cell>
          <table:table-cell office:value-type="float" office:value="5.4610000000000003" table:style-name="ce11">
            <text:p>5.461</text:p>
          </table:table-cell>
          <table:table-cell office:value-type="float" office:value="78.698999999999998" table:style-name="ce11">
            <text:p>78.699</text:p>
          </table:table-cell>
          <table:table-cell office:value-type="float" office:value="27.401" table:style-name="ce11">
            <text:p>27.401</text:p>
          </table:table-cell>
          <table:table-cell office:value-type="float" office:value="74.311999999999998" table:style-name="ce11">
            <text:p>74.312</text:p>
          </table:table-cell>
          <table:table-cell table:number-columns-repeated="16254"/>
        </table:table-row>
        <table:table-row table:style-name="ro9">
          <table:table-cell office:value-type="string" table:style-name="ce4">
            <text:p>COPFS</text:p>
          </table:table-cell>
          <table:table-cell office:value-type="string" table:style-name="ce4">
            <text:p>Crown Office and Procurator Fiscal Service</text:p>
          </table:table-cell>
          <table:table-cell office:value-type="string" table:style-name="ce4">
            <text:p>Scottish Government</text:p>
          </table:table-cell>
          <table:table-cell table:style-name="ce4"/>
          <table:table-cell office:value-type="float" office:value="58.395000000000003" table:style-name="ce11">
            <text:p>58.395</text:p>
          </table:table-cell>
          <table:table-cell office:value-type="float" office:value="65.703000000000003" table:style-name="ce11">
            <text:p>65.703</text:p>
          </table:table-cell>
          <table:table-cell office:value-type="float" office:value="79.543000000000006" table:style-name="ce11">
            <text:p>79.543</text:p>
          </table:table-cell>
          <table:table-cell office:value-type="float" office:value="89.296999999999997" table:style-name="ce11">
            <text:p>89.297</text:p>
          </table:table-cell>
          <table:table-cell office:value-type="float" office:value="69.123000000000005" table:style-name="ce11">
            <text:p>69.123</text:p>
          </table:table-cell>
          <table:table-cell office:value-type="float" office:value="77.448999999999998" table:style-name="ce11">
            <text:p>77.449</text:p>
          </table:table-cell>
          <table:table-cell office:value-type="float" office:value="51.546999999999997" table:style-name="ce11">
            <text:p>51.547</text:p>
          </table:table-cell>
          <table:table-cell office:value-type="float" office:value="78.37" table:style-name="ce11">
            <text:p>78.37</text:p>
          </table:table-cell>
          <table:table-cell office:value-type="float" office:value="70.793000000000006" table:style-name="ce11">
            <text:p>70.793</text:p>
          </table:table-cell>
          <table:table-cell office:value-type="float" office:value="40.231999999999999" table:style-name="ce11">
            <text:p>40.232</text:p>
          </table:table-cell>
          <table:table-cell office:value-type="float" office:value="47.362000000000002" table:style-name="ce11">
            <text:p>47.362</text:p>
          </table:table-cell>
          <table:table-cell office:value-type="float" office:value="94.55" table:style-name="ce11">
            <text:p>94.55</text:p>
          </table:table-cell>
          <table:table-cell office:value-type="float" office:value="89.231999999999999" table:style-name="ce11">
            <text:p>89.232</text:p>
          </table:table-cell>
          <table:table-cell office:value-type="float" office:value="83.942999999999998" table:style-name="ce11">
            <text:p>83.943</text:p>
          </table:table-cell>
          <table:table-cell office:value-type="float" office:value="54.98" table:style-name="ce11">
            <text:p>54.98</text:p>
          </table:table-cell>
          <table:table-cell office:value-type="float" office:value="74.861999999999995" table:style-name="ce11">
            <text:p>74.862</text:p>
          </table:table-cell>
          <table:table-cell office:value-type="float" office:value="88.784000000000006" table:style-name="ce11">
            <text:p>88.784</text:p>
          </table:table-cell>
          <table:table-cell office:value-type="float" office:value="89.81" table:style-name="ce11">
            <text:p>89.81</text:p>
          </table:table-cell>
          <table:table-cell office:value-type="float" office:value="71.959000000000003" table:style-name="ce11">
            <text:p>71.959</text:p>
          </table:table-cell>
          <table:table-cell office:value-type="float" office:value="84.165000000000006" table:style-name="ce11">
            <text:p>84.165</text:p>
          </table:table-cell>
          <table:table-cell office:value-type="float" office:value="79.745000000000005" table:style-name="ce11">
            <text:p>79.745</text:p>
          </table:table-cell>
          <table:table-cell office:value-type="float" office:value="64.971999999999994" table:style-name="ce11">
            <text:p>64.972</text:p>
          </table:table-cell>
          <table:table-cell office:value-type="float" office:value="77.882999999999996" table:style-name="ce11">
            <text:p>77.883</text:p>
          </table:table-cell>
          <table:table-cell office:value-type="float" office:value="79.7" table:style-name="ce11">
            <text:p>79.7</text:p>
          </table:table-cell>
          <table:table-cell office:value-type="float" office:value="67.141999999999996" table:style-name="ce11">
            <text:p>67.142</text:p>
          </table:table-cell>
          <table:table-cell office:value-type="float" office:value="62.252000000000002" table:style-name="ce11">
            <text:p>62.252</text:p>
          </table:table-cell>
          <table:table-cell office:value-type="float" office:value="70.016000000000005" table:style-name="ce11">
            <text:p>70.016</text:p>
          </table:table-cell>
          <table:table-cell office:value-type="float" office:value="33.703000000000003" table:style-name="ce11">
            <text:p>33.703</text:p>
          </table:table-cell>
          <table:table-cell office:value-type="float" office:value="84.742999999999995" table:style-name="ce11">
            <text:p>84.743</text:p>
          </table:table-cell>
          <table:table-cell office:value-type="float" office:value="79.588999999999999" table:style-name="ce11">
            <text:p>79.589</text:p>
          </table:table-cell>
          <table:table-cell office:value-type="float" office:value="68.009" table:style-name="ce11">
            <text:p>68.009</text:p>
          </table:table-cell>
          <table:table-cell office:value-type="float" office:value="61.441000000000003" table:style-name="ce11">
            <text:p>61.441</text:p>
          </table:table-cell>
          <table:table-cell office:value-type="float" office:value="40.634999999999998" table:style-name="ce11">
            <text:p>40.635</text:p>
          </table:table-cell>
          <table:table-cell office:value-type="float" office:value="59.92" table:style-name="ce11">
            <text:p>59.92</text:p>
          </table:table-cell>
          <table:table-cell office:value-type="float" office:value="44.427" table:style-name="ce11">
            <text:p>44.427</text:p>
          </table:table-cell>
          <table:table-cell office:value-type="float" office:value="81.832999999999998" table:style-name="ce11">
            <text:p>81.833</text:p>
          </table:table-cell>
          <table:table-cell office:value-type="float" office:value="86.778000000000006" table:style-name="ce11">
            <text:p>86.778</text:p>
          </table:table-cell>
          <table:table-cell office:value-type="float" office:value="66.322999999999993" table:style-name="ce11">
            <text:p>66.323</text:p>
          </table:table-cell>
          <table:table-cell office:value-type="float" office:value="78.418999999999997" table:style-name="ce11">
            <text:p>78.419</text:p>
          </table:table-cell>
          <table:table-cell office:value-type="float" office:value="68.488" table:style-name="ce11">
            <text:p>68.488</text:p>
          </table:table-cell>
          <table:table-cell office:value-type="float" office:value="82.292000000000002" table:style-name="ce11">
            <text:p>82.292</text:p>
          </table:table-cell>
          <table:table-cell office:value-type="float" office:value="89.021000000000001" table:style-name="ce11">
            <text:p>89.021</text:p>
          </table:table-cell>
          <table:table-cell office:value-type="float" office:value="71.983999999999995" table:style-name="ce11">
            <text:p>71.984</text:p>
          </table:table-cell>
          <table:table-cell office:value-type="float" office:value="51.110999999999997" table:style-name="ce11">
            <text:p>51.111</text:p>
          </table:table-cell>
          <table:table-cell office:value-type="float" office:value="62.183999999999997" table:style-name="ce11">
            <text:p>62.184</text:p>
          </table:table-cell>
          <table:table-cell office:value-type="float" office:value="38.704999999999998" table:style-name="ce11">
            <text:p>38.705</text:p>
          </table:table-cell>
          <table:table-cell office:value-type="float" office:value="48.613999999999997" table:style-name="ce11">
            <text:p>48.614</text:p>
          </table:table-cell>
          <table:table-cell office:value-type="float" office:value="33.491" table:style-name="ce11">
            <text:p>33.491</text:p>
          </table:table-cell>
          <table:table-cell office:value-type="float" office:value="53.244" table:style-name="ce11">
            <text:p>53.244</text:p>
          </table:table-cell>
          <table:table-cell office:value-type="float" office:value="58.040999999999997" table:style-name="ce11">
            <text:p>58.041</text:p>
          </table:table-cell>
          <table:table-cell office:value-type="float" office:value="48.445999999999998" table:style-name="ce11">
            <text:p>48.446</text:p>
          </table:table-cell>
          <table:table-cell office:value-type="float" office:value="52.146000000000001" table:style-name="ce11">
            <text:p>52.146</text:p>
          </table:table-cell>
          <table:table-cell office:value-type="float" office:value="37.045999999999999" table:style-name="ce11">
            <text:p>37.046</text:p>
          </table:table-cell>
          <table:table-cell office:value-type="float" office:value="36.363999999999997" table:style-name="ce11">
            <text:p>36.364</text:p>
          </table:table-cell>
          <table:table-cell office:value-type="float" office:value="60.316000000000003" table:style-name="ce11">
            <text:p>60.316</text:p>
          </table:table-cell>
          <table:table-cell office:value-type="float" office:value="36.984000000000002" table:style-name="ce11">
            <text:p>36.984</text:p>
          </table:table-cell>
          <table:table-cell office:value-type="float" office:value="43.997" table:style-name="ce11">
            <text:p>43.997</text:p>
          </table:table-cell>
          <table:table-cell office:value-type="float" office:value="66.956999999999994" table:style-name="ce11">
            <text:p>66.957</text:p>
          </table:table-cell>
          <table:table-cell office:value-type="float" office:value="57.640999999999998" table:style-name="ce11">
            <text:p>57.641</text:p>
          </table:table-cell>
          <table:table-cell office:value-type="float" office:value="61.063000000000002" table:style-name="ce11">
            <text:p>61.063</text:p>
          </table:table-cell>
          <table:table-cell office:value-type="float" office:value="57.994999999999997" table:style-name="ce11">
            <text:p>57.995</text:p>
          </table:table-cell>
          <table:table-cell office:value-type="float" office:value="52.569000000000003" table:style-name="ce11">
            <text:p>52.569</text:p>
          </table:table-cell>
          <table:table-cell office:value-type="float" office:value="39.209000000000003" table:style-name="ce11">
            <text:p>39.209</text:p>
          </table:table-cell>
          <table:table-cell office:value-type="float" office:value="23.100999999999999" table:style-name="ce11">
            <text:p>23.101</text:p>
          </table:table-cell>
          <table:table-cell office:value-type="float" office:value="92.405000000000001" table:style-name="ce11">
            <text:p>92.405</text:p>
          </table:table-cell>
          <table:table-cell office:value-type="float" office:value="66.19" table:style-name="ce11">
            <text:p>66.19</text:p>
          </table:table-cell>
          <table:table-cell office:value-type="float" office:value="63.154000000000003" table:style-name="ce11">
            <text:p>63.154</text:p>
          </table:table-cell>
          <table:table-cell office:value-type="float" office:value="64.421999999999997" table:style-name="ce11">
            <text:p>64.422</text:p>
          </table:table-cell>
          <table:table-cell office:value-type="float" office:value="79.430000000000007" table:style-name="ce11">
            <text:p>79.43</text:p>
          </table:table-cell>
          <table:table-cell office:value-type="float" office:value="43.195999999999998" table:style-name="ce11">
            <text:p>43.196</text:p>
          </table:table-cell>
          <table:table-cell office:value-type="float" office:value="65.063999999999993" table:style-name="ce11">
            <text:p>65.064</text:p>
          </table:table-cell>
          <table:table-cell office:value-type="float" office:value="4.048" table:style-name="ce11">
            <text:p>4.048</text:p>
          </table:table-cell>
          <table:table-cell office:value-type="float" office:value="6.984" table:style-name="ce11">
            <text:p>6.984</text:p>
          </table:table-cell>
          <table:table-cell office:value-type="float" office:value="23.968" table:style-name="ce11">
            <text:p>23.968</text:p>
          </table:table-cell>
          <table:table-cell office:value-type="float" office:value="65" table:style-name="ce11">
            <text:p>65</text:p>
          </table:table-cell>
          <table:table-cell office:value-type="float" office:value="89.399000000000001" table:style-name="ce11">
            <text:p>89.399</text:p>
          </table:table-cell>
          <table:table-cell office:value-type="float" office:value="62.033000000000001" table:style-name="ce11">
            <text:p>62.033</text:p>
          </table:table-cell>
          <table:table-cell office:value-type="float" office:value="71.632999999999996" table:style-name="ce11">
            <text:p>71.633</text:p>
          </table:table-cell>
          <table:table-cell office:value-type="float" office:value="8.2409999999999997" table:style-name="ce11">
            <text:p>8.241</text:p>
          </table:table-cell>
          <table:table-cell office:value-type="float" office:value="85.102999999999994" table:style-name="ce11">
            <text:p>85.103</text:p>
          </table:table-cell>
          <table:table-cell office:value-type="float" office:value="6.6559999999999997" table:style-name="ce11">
            <text:p>6.656</text:p>
          </table:table-cell>
          <table:table-cell office:value-type="float" office:value="7.4429999999999996" table:style-name="ce11">
            <text:p>7.443</text:p>
          </table:table-cell>
          <table:table-cell office:value-type="float" office:value="86.064999999999998" table:style-name="ce11">
            <text:p>86.065</text:p>
          </table:table-cell>
          <table:table-cell office:value-type="float" office:value="6.492" table:style-name="ce11">
            <text:p>6.492</text:p>
          </table:table-cell>
          <table:table-cell office:value-type="float" office:value="3.226" table:style-name="ce11">
            <text:p>3.226</text:p>
          </table:table-cell>
          <table:table-cell office:value-type="float" office:value="4.3010000000000002" table:style-name="ce11">
            <text:p>4.301</text:p>
          </table:table-cell>
          <table:table-cell office:value-type="float" office:value="18.28" table:style-name="ce11">
            <text:p>18.28</text:p>
          </table:table-cell>
          <table:table-cell office:value-type="float" office:value="45.161000000000001" table:style-name="ce11">
            <text:p>45.161</text:p>
          </table:table-cell>
          <table:table-cell office:value-type="float" office:value="0" table:style-name="ce11">
            <text:p>0</text:p>
          </table:table-cell>
          <table:table-cell office:value-type="float" office:value="30.108000000000001" table:style-name="ce11">
            <text:p>30.108</text:p>
          </table:table-cell>
          <table:table-cell office:value-type="float" office:value="43.011000000000003" table:style-name="ce11">
            <text:p>43.011</text:p>
          </table:table-cell>
          <table:table-cell office:value-type="float" office:value="21.504999999999999" table:style-name="ce11">
            <text:p>21.505</text:p>
          </table:table-cell>
          <table:table-cell office:value-type="float" office:value="46.237000000000002" table:style-name="ce11">
            <text:p>46.237</text:p>
          </table:table-cell>
          <table:table-cell office:value-type="float" office:value="36.558999999999997" table:style-name="ce11">
            <text:p>36.559</text:p>
          </table:table-cell>
          <table:table-cell office:value-type="float" office:value="27.957000000000001" table:style-name="ce11">
            <text:p>27.957</text:p>
          </table:table-cell>
          <table:table-cell office:value-type="float" office:value="3.226" table:style-name="ce11">
            <text:p>3.226</text:p>
          </table:table-cell>
          <table:table-cell office:value-type="float" office:value="12.903" table:style-name="ce11">
            <text:p>12.903</text:p>
          </table:table-cell>
          <table:table-cell office:value-type="float" office:value="9.6769999999999996" table:style-name="ce11">
            <text:p>9.677</text:p>
          </table:table-cell>
          <table:table-cell office:value-type="float" office:value="13.978" table:style-name="ce11">
            <text:p>13.978</text:p>
          </table:table-cell>
          <table:table-cell office:value-type="float" office:value="6.452" table:style-name="ce11">
            <text:p>6.452</text:p>
          </table:table-cell>
          <table:table-cell office:value-type="float" office:value="3.226" table:style-name="ce11">
            <text:p>3.226</text:p>
          </table:table-cell>
          <table:table-cell office:value-type="float" office:value="38.71" table:style-name="ce11">
            <text:p>38.71</text:p>
          </table:table-cell>
          <table:table-cell office:value-type="float" office:value="44.085999999999999" table:style-name="ce11">
            <text:p>44.086</text:p>
          </table:table-cell>
          <table:table-cell office:value-type="float" office:value="17.204000000000001" table:style-name="ce11">
            <text:p>17.204</text:p>
          </table:table-cell>
          <table:table-cell office:value-type="float" office:value="36.110999999999997" table:style-name="ce11">
            <text:p>36.111</text:p>
          </table:table-cell>
          <table:table-cell office:value-type="float" office:value="47.826000000000001" table:style-name="ce11">
            <text:p>47.826</text:p>
          </table:table-cell>
          <table:table-cell office:value-type="float" office:value="56.383000000000003" table:style-name="ce11">
            <text:p>56.383</text:p>
          </table:table-cell>
          <table:table-cell office:value-type="float" office:value="36.110999999999997" table:style-name="ce11">
            <text:p>36.111</text:p>
          </table:table-cell>
          <table:table-cell office:value-type="float" office:value="52.777999999999999" table:style-name="ce11">
            <text:p>52.778</text:p>
          </table:table-cell>
          <table:table-cell office:value-type="float" office:value="31.521999999999998" table:style-name="ce11">
            <text:p>31.522</text:p>
          </table:table-cell>
          <table:table-cell office:value-type="float" office:value="24.468" table:style-name="ce11">
            <text:p>24.468</text:p>
          </table:table-cell>
          <table:table-cell office:value-type="float" office:value="52.777999999999999" table:style-name="ce11">
            <text:p>52.778</text:p>
          </table:table-cell>
          <table:table-cell office:value-type="float" office:value="11.111000000000001" table:style-name="ce11">
            <text:p>11.111</text:p>
          </table:table-cell>
          <table:table-cell office:value-type="float" office:value="20.652000000000001" table:style-name="ce11">
            <text:p>20.652</text:p>
          </table:table-cell>
          <table:table-cell office:value-type="float" office:value="19.149000000000001" table:style-name="ce11">
            <text:p>19.149</text:p>
          </table:table-cell>
          <table:table-cell office:value-type="float" office:value="11.111000000000001" table:style-name="ce11">
            <text:p>11.111</text:p>
          </table:table-cell>
          <table:table-cell office:value-type="float" office:value="63.368000000000002" table:style-name="ce11">
            <text:p>63.368</text:p>
          </table:table-cell>
          <table:table-cell office:value-type="float" office:value="70.72" table:style-name="ce11">
            <text:p>70.72</text:p>
          </table:table-cell>
          <table:table-cell office:value-type="float" office:value="59.104999999999997" table:style-name="ce11">
            <text:p>59.105</text:p>
          </table:table-cell>
          <table:table-cell office:value-type="float" office:value="39.823999999999998" table:style-name="ce11">
            <text:p>39.824</text:p>
          </table:table-cell>
          <table:table-cell office:value-type="float" office:value="67.144000000000005" table:style-name="ce11">
            <text:p>67.144</text:p>
          </table:table-cell>
          <table:table-cell office:value-type="float" office:value="70.302999999999997" table:style-name="ce11">
            <text:p>70.303</text:p>
          </table:table-cell>
          <table:table-cell office:value-type="float" office:value="4.226" table:style-name="ce11">
            <text:p>4.226</text:p>
          </table:table-cell>
          <table:table-cell office:value-type="float" office:value="73.968000000000004" table:style-name="ce11">
            <text:p>73.968</text:p>
          </table:table-cell>
          <table:table-cell office:value-type="float" office:value="28.832000000000001" table:style-name="ce11">
            <text:p>28.832</text:p>
          </table:table-cell>
          <table:table-cell office:value-type="float" office:value="75.611999999999995" table:style-name="ce11">
            <text:p>75.612</text:p>
          </table:table-cell>
          <table:table-cell table:number-columns-repeated="16254"/>
        </table:table-row>
        <table:table-row table:style-name="ro9">
          <table:table-cell office:value-type="string" table:style-name="ce4">
            <text:p>CPS</text:p>
          </table:table-cell>
          <table:table-cell office:value-type="string" table:style-name="ce4">
            <text:p>Crown Prosecution Service</text:p>
          </table:table-cell>
          <table:table-cell office:value-type="string" table:style-name="ce4">
            <text:p>Attorney General's Departments</text:p>
          </table:table-cell>
          <table:table-cell table:style-name="ce4"/>
          <table:table-cell office:value-type="float" office:value="68.652000000000001" table:style-name="ce11">
            <text:p>68.652</text:p>
          </table:table-cell>
          <table:table-cell office:value-type="float" office:value="69.131" table:style-name="ce11">
            <text:p>69.131</text:p>
          </table:table-cell>
          <table:table-cell office:value-type="float" office:value="79.162999999999997" table:style-name="ce11">
            <text:p>79.163</text:p>
          </table:table-cell>
          <table:table-cell office:value-type="float" office:value="90.084999999999994" table:style-name="ce11">
            <text:p>90.085</text:p>
          </table:table-cell>
          <table:table-cell office:value-type="float" office:value="74.596000000000004" table:style-name="ce11">
            <text:p>74.596</text:p>
          </table:table-cell>
          <table:table-cell office:value-type="float" office:value="78.534999999999997" table:style-name="ce11">
            <text:p>78.535</text:p>
          </table:table-cell>
          <table:table-cell office:value-type="float" office:value="65.507999999999996" table:style-name="ce11">
            <text:p>65.508</text:p>
          </table:table-cell>
          <table:table-cell office:value-type="float" office:value="80.716999999999999" table:style-name="ce11">
            <text:p>80.717</text:p>
          </table:table-cell>
          <table:table-cell office:value-type="float" office:value="73.042000000000002" table:style-name="ce11">
            <text:p>73.042</text:p>
          </table:table-cell>
          <table:table-cell office:value-type="float" office:value="41.274000000000001" table:style-name="ce11">
            <text:p>41.274</text:p>
          </table:table-cell>
          <table:table-cell office:value-type="float" office:value="55.777000000000001" table:style-name="ce11">
            <text:p>55.777</text:p>
          </table:table-cell>
          <table:table-cell office:value-type="float" office:value="93.882999999999996" table:style-name="ce11">
            <text:p>93.883</text:p>
          </table:table-cell>
          <table:table-cell office:value-type="float" office:value="88.337999999999994" table:style-name="ce11">
            <text:p>88.338</text:p>
          </table:table-cell>
          <table:table-cell office:value-type="float" office:value="85.403999999999996" table:style-name="ce11">
            <text:p>85.404</text:p>
          </table:table-cell>
          <table:table-cell office:value-type="float" office:value="57.652000000000001" table:style-name="ce11">
            <text:p>57.652</text:p>
          </table:table-cell>
          <table:table-cell office:value-type="float" office:value="70.495000000000005" table:style-name="ce11">
            <text:p>70.495</text:p>
          </table:table-cell>
          <table:table-cell office:value-type="float" office:value="89.429000000000002" table:style-name="ce11">
            <text:p>89.429</text:p>
          </table:table-cell>
          <table:table-cell office:value-type="float" office:value="90.736000000000004" table:style-name="ce11">
            <text:p>90.736</text:p>
          </table:table-cell>
          <table:table-cell office:value-type="float" office:value="77.186999999999998" table:style-name="ce11">
            <text:p>77.187</text:p>
          </table:table-cell>
          <table:table-cell office:value-type="float" office:value="86.245000000000005" table:style-name="ce11">
            <text:p>86.245</text:p>
          </table:table-cell>
          <table:table-cell office:value-type="float" office:value="81.132999999999996" table:style-name="ce11">
            <text:p>81.133</text:p>
          </table:table-cell>
          <table:table-cell office:value-type="float" office:value="74.070999999999998" table:style-name="ce11">
            <text:p>74.071</text:p>
          </table:table-cell>
          <table:table-cell office:value-type="float" office:value="80.899000000000001" table:style-name="ce11">
            <text:p>80.899</text:p>
          </table:table-cell>
          <table:table-cell office:value-type="float" office:value="83.858000000000004" table:style-name="ce11">
            <text:p>83.858</text:p>
          </table:table-cell>
          <table:table-cell office:value-type="float" office:value="74.733999999999995" table:style-name="ce11">
            <text:p>74.734</text:p>
          </table:table-cell>
          <table:table-cell office:value-type="float" office:value="71.052999999999997" table:style-name="ce11">
            <text:p>71.053</text:p>
          </table:table-cell>
          <table:table-cell office:value-type="float" office:value="75.528000000000006" table:style-name="ce11">
            <text:p>75.528</text:p>
          </table:table-cell>
          <table:table-cell office:value-type="float" office:value="41.274000000000001" table:style-name="ce11">
            <text:p>41.274</text:p>
          </table:table-cell>
          <table:table-cell office:value-type="float" office:value="87.046999999999997" table:style-name="ce11">
            <text:p>87.047</text:p>
          </table:table-cell>
          <table:table-cell office:value-type="float" office:value="81.182000000000002" table:style-name="ce11">
            <text:p>81.182</text:p>
          </table:table-cell>
          <table:table-cell office:value-type="float" office:value="67.332999999999998" table:style-name="ce11">
            <text:p>67.333</text:p>
          </table:table-cell>
          <table:table-cell office:value-type="float" office:value="77.364999999999995" table:style-name="ce11">
            <text:p>77.365</text:p>
          </table:table-cell>
          <table:table-cell office:value-type="float" office:value="63.298999999999999" table:style-name="ce11">
            <text:p>63.299</text:p>
          </table:table-cell>
          <table:table-cell office:value-type="float" office:value="65.137" table:style-name="ce11">
            <text:p>65.137</text:p>
          </table:table-cell>
          <table:table-cell office:value-type="float" office:value="56.2" table:style-name="ce11">
            <text:p>56.2</text:p>
          </table:table-cell>
          <table:table-cell office:value-type="float" office:value="82.483000000000004" table:style-name="ce11">
            <text:p>82.483</text:p>
          </table:table-cell>
          <table:table-cell office:value-type="float" office:value="87.534999999999997" table:style-name="ce11">
            <text:p>87.535</text:p>
          </table:table-cell>
          <table:table-cell office:value-type="float" office:value="70.474000000000004" table:style-name="ce11">
            <text:p>70.474</text:p>
          </table:table-cell>
          <table:table-cell office:value-type="float" office:value="82.418000000000006" table:style-name="ce11">
            <text:p>82.418</text:p>
          </table:table-cell>
          <table:table-cell office:value-type="float" office:value="73.41" table:style-name="ce11">
            <text:p>73.41</text:p>
          </table:table-cell>
          <table:table-cell office:value-type="float" office:value="85.146000000000001" table:style-name="ce11">
            <text:p>85.146</text:p>
          </table:table-cell>
          <table:table-cell office:value-type="float" office:value="91.102999999999994" table:style-name="ce11">
            <text:p>91.103</text:p>
          </table:table-cell>
          <table:table-cell office:value-type="float" office:value="73.986999999999995" table:style-name="ce11">
            <text:p>73.987</text:p>
          </table:table-cell>
          <table:table-cell office:value-type="float" office:value="52.186" table:style-name="ce11">
            <text:p>52.186</text:p>
          </table:table-cell>
          <table:table-cell office:value-type="float" office:value="62.475999999999999" table:style-name="ce11">
            <text:p>62.476</text:p>
          </table:table-cell>
          <table:table-cell office:value-type="float" office:value="37.359000000000002" table:style-name="ce11">
            <text:p>37.359</text:p>
          </table:table-cell>
          <table:table-cell office:value-type="float" office:value="48.347999999999999" table:style-name="ce11">
            <text:p>48.348</text:p>
          </table:table-cell>
          <table:table-cell office:value-type="float" office:value="38.161999999999999" table:style-name="ce11">
            <text:p>38.162</text:p>
          </table:table-cell>
          <table:table-cell office:value-type="float" office:value="71.878" table:style-name="ce11">
            <text:p>71.878</text:p>
          </table:table-cell>
          <table:table-cell office:value-type="float" office:value="68" table:style-name="ce11">
            <text:p>68</text:p>
          </table:table-cell>
          <table:table-cell office:value-type="float" office:value="62.484000000000002" table:style-name="ce11">
            <text:p>62.484</text:p>
          </table:table-cell>
          <table:table-cell office:value-type="float" office:value="61.125999999999998" table:style-name="ce11">
            <text:p>61.126</text:p>
          </table:table-cell>
          <table:table-cell office:value-type="float" office:value="43.213999999999999" table:style-name="ce11">
            <text:p>43.214</text:p>
          </table:table-cell>
          <table:table-cell office:value-type="float" office:value="37.94" table:style-name="ce11">
            <text:p>37.94</text:p>
          </table:table-cell>
          <table:table-cell office:value-type="float" office:value="66.477999999999994" table:style-name="ce11">
            <text:p>66.478</text:p>
          </table:table-cell>
          <table:table-cell office:value-type="float" office:value="42.084000000000003" table:style-name="ce11">
            <text:p>42.084</text:p>
          </table:table-cell>
          <table:table-cell office:value-type="float" office:value="48.773000000000003" table:style-name="ce11">
            <text:p>48.773</text:p>
          </table:table-cell>
          <table:table-cell office:value-type="float" office:value="71.915999999999997" table:style-name="ce11">
            <text:p>71.916</text:p>
          </table:table-cell>
          <table:table-cell office:value-type="float" office:value="65.507000000000005" table:style-name="ce11">
            <text:p>65.507</text:p>
          </table:table-cell>
          <table:table-cell office:value-type="float" office:value="66.268000000000001" table:style-name="ce11">
            <text:p>66.268</text:p>
          </table:table-cell>
          <table:table-cell office:value-type="float" office:value="64.120999999999995" table:style-name="ce11">
            <text:p>64.121</text:p>
          </table:table-cell>
          <table:table-cell office:value-type="float" office:value="60.604999999999997" table:style-name="ce11">
            <text:p>60.605</text:p>
          </table:table-cell>
          <table:table-cell office:value-type="float" office:value="54.99" table:style-name="ce11">
            <text:p>54.99</text:p>
          </table:table-cell>
          <table:table-cell office:value-type="float" office:value="41.345999999999997" table:style-name="ce11">
            <text:p>41.346</text:p>
          </table:table-cell>
          <table:table-cell office:value-type="float" office:value="89.691999999999993" table:style-name="ce11">
            <text:p>89.692</text:p>
          </table:table-cell>
          <table:table-cell office:value-type="float" office:value="61.692" table:style-name="ce11">
            <text:p>61.692</text:p>
          </table:table-cell>
          <table:table-cell office:value-type="float" office:value="72.906999999999996" table:style-name="ce11">
            <text:p>72.907</text:p>
          </table:table-cell>
          <table:table-cell office:value-type="float" office:value="69.138999999999996" table:style-name="ce11">
            <text:p>69.139</text:p>
          </table:table-cell>
          <table:table-cell office:value-type="float" office:value="83.905000000000001" table:style-name="ce11">
            <text:p>83.905</text:p>
          </table:table-cell>
          <table:table-cell office:value-type="float" office:value="51.034999999999997" table:style-name="ce11">
            <text:p>51.035</text:p>
          </table:table-cell>
          <table:table-cell office:value-type="float" office:value="73.042000000000002" table:style-name="ce11">
            <text:p>73.042</text:p>
          </table:table-cell>
          <table:table-cell office:value-type="float" office:value="5.1609999999999996" table:style-name="ce11">
            <text:p>5.161</text:p>
          </table:table-cell>
          <table:table-cell office:value-type="float" office:value="8.1660000000000004" table:style-name="ce11">
            <text:p>8.166</text:p>
          </table:table-cell>
          <table:table-cell office:value-type="float" office:value="23.323" table:style-name="ce11">
            <text:p>23.323</text:p>
          </table:table-cell>
          <table:table-cell office:value-type="float" office:value="63.348999999999997" table:style-name="ce11">
            <text:p>63.349</text:p>
          </table:table-cell>
          <table:table-cell office:value-type="float" office:value="86.721999999999994" table:style-name="ce11">
            <text:p>86.722</text:p>
          </table:table-cell>
          <table:table-cell office:value-type="float" office:value="65.174999999999997" table:style-name="ce11">
            <text:p>65.175</text:p>
          </table:table-cell>
          <table:table-cell office:value-type="float" office:value="74.55" table:style-name="ce11">
            <text:p>74.55</text:p>
          </table:table-cell>
          <table:table-cell office:value-type="float" office:value="7.2590000000000003" table:style-name="ce11">
            <text:p>7.259</text:p>
          </table:table-cell>
          <table:table-cell office:value-type="float" office:value="84.569000000000003" table:style-name="ce11">
            <text:p>84.569</text:p>
          </table:table-cell>
          <table:table-cell office:value-type="float" office:value="8.1720000000000006" table:style-name="ce11">
            <text:p>8.172</text:p>
          </table:table-cell>
          <table:table-cell office:value-type="float" office:value="7.8609999999999998" table:style-name="ce11">
            <text:p>7.861</text:p>
          </table:table-cell>
          <table:table-cell office:value-type="float" office:value="85.885000000000005" table:style-name="ce11">
            <text:p>85.885</text:p>
          </table:table-cell>
          <table:table-cell office:value-type="float" office:value="6.2539999999999996" table:style-name="ce11">
            <text:p>6.254</text:p>
          </table:table-cell>
          <table:table-cell office:value-type="float" office:value="6.407" table:style-name="ce11">
            <text:p>6.407</text:p>
          </table:table-cell>
          <table:table-cell office:value-type="float" office:value="2.5070000000000001" table:style-name="ce11">
            <text:p>2.507</text:p>
          </table:table-cell>
          <table:table-cell office:value-type="float" office:value="15.877000000000001" table:style-name="ce11">
            <text:p>15.877</text:p>
          </table:table-cell>
          <table:table-cell office:value-type="float" office:value="34.819000000000003" table:style-name="ce11">
            <text:p>34.819</text:p>
          </table:table-cell>
          <table:table-cell office:value-type="float" office:value="0.27900000000000003" table:style-name="ce11">
            <text:p>0.279</text:p>
          </table:table-cell>
          <table:table-cell office:value-type="float" office:value="28.134" table:style-name="ce11">
            <text:p>28.134</text:p>
          </table:table-cell>
          <table:table-cell office:value-type="float" office:value="50.417999999999999" table:style-name="ce11">
            <text:p>50.418</text:p>
          </table:table-cell>
          <table:table-cell office:value-type="float" office:value="23.398" table:style-name="ce11">
            <text:p>23.398</text:p>
          </table:table-cell>
          <table:table-cell office:value-type="float" office:value="34.262" table:style-name="ce11">
            <text:p>34.262</text:p>
          </table:table-cell>
          <table:table-cell office:value-type="float" office:value="31.475999999999999" table:style-name="ce11">
            <text:p>31.476</text:p>
          </table:table-cell>
          <table:table-cell office:value-type="float" office:value="22.562999999999999" table:style-name="ce11">
            <text:p>22.563</text:p>
          </table:table-cell>
          <table:table-cell office:value-type="float" office:value="1.671" table:style-name="ce11">
            <text:p>1.671</text:p>
          </table:table-cell>
          <table:table-cell office:value-type="float" office:value="5.0140000000000002" table:style-name="ce11">
            <text:p>5.014</text:p>
          </table:table-cell>
          <table:table-cell office:value-type="float" office:value="8.9139999999999997" table:style-name="ce11">
            <text:p>8.914</text:p>
          </table:table-cell>
          <table:table-cell office:value-type="float" office:value="7.5209999999999999" table:style-name="ce11">
            <text:p>7.521</text:p>
          </table:table-cell>
          <table:table-cell office:value-type="float" office:value="10.028" table:style-name="ce11">
            <text:p>10.028</text:p>
          </table:table-cell>
          <table:table-cell office:value-type="float" office:value="4.1779999999999999" table:style-name="ce11">
            <text:p>4.178</text:p>
          </table:table-cell>
          <table:table-cell office:value-type="float" office:value="38.780999999999999" table:style-name="ce11">
            <text:p>38.781</text:p>
          </table:table-cell>
          <table:table-cell office:value-type="float" office:value="47.091000000000001" table:style-name="ce11">
            <text:p>47.091</text:p>
          </table:table-cell>
          <table:table-cell office:value-type="float" office:value="14.127000000000001" table:style-name="ce11">
            <text:p>14.127</text:p>
          </table:table-cell>
          <table:table-cell office:value-type="float" office:value="32.856999999999999" table:style-name="ce11">
            <text:p>32.857</text:p>
          </table:table-cell>
          <table:table-cell office:value-type="float" office:value="41.503999999999998" table:style-name="ce11">
            <text:p>41.504</text:p>
          </table:table-cell>
          <table:table-cell office:value-type="float" office:value="60.387999999999998" table:style-name="ce11">
            <text:p>60.388</text:p>
          </table:table-cell>
          <table:table-cell office:value-type="float" office:value="25.713999999999999" table:style-name="ce11">
            <text:p>25.714</text:p>
          </table:table-cell>
          <table:table-cell office:value-type="float" office:value="51.429000000000002" table:style-name="ce11">
            <text:p>51.429</text:p>
          </table:table-cell>
          <table:table-cell office:value-type="float" office:value="30.919" table:style-name="ce11">
            <text:p>30.919</text:p>
          </table:table-cell>
          <table:table-cell office:value-type="float" office:value="22.992000000000001" table:style-name="ce11">
            <text:p>22.992</text:p>
          </table:table-cell>
          <table:table-cell office:value-type="float" office:value="59.286000000000001" table:style-name="ce11">
            <text:p>59.286</text:p>
          </table:table-cell>
          <table:table-cell office:value-type="float" office:value="15.714" table:style-name="ce11">
            <text:p>15.714</text:p>
          </table:table-cell>
          <table:table-cell office:value-type="float" office:value="27.577000000000002" table:style-name="ce11">
            <text:p>27.577</text:p>
          </table:table-cell>
          <table:table-cell office:value-type="float" office:value="16.62" table:style-name="ce11">
            <text:p>16.62</text:p>
          </table:table-cell>
          <table:table-cell office:value-type="float" office:value="15" table:style-name="ce11">
            <text:p>15</text:p>
          </table:table-cell>
          <table:table-cell office:value-type="float" office:value="64.61" table:style-name="ce11">
            <text:p>64.61</text:p>
          </table:table-cell>
          <table:table-cell office:value-type="float" office:value="71.951999999999998" table:style-name="ce11">
            <text:p>71.952</text:p>
          </table:table-cell>
          <table:table-cell office:value-type="float" office:value="60.871000000000002" table:style-name="ce11">
            <text:p>60.871</text:p>
          </table:table-cell>
          <table:table-cell office:value-type="float" office:value="38.082999999999998" table:style-name="ce11">
            <text:p>38.083</text:p>
          </table:table-cell>
          <table:table-cell office:value-type="float" office:value="69.725999999999999" table:style-name="ce11">
            <text:p>69.726</text:p>
          </table:table-cell>
          <table:table-cell office:value-type="float" office:value="71.007999999999996" table:style-name="ce11">
            <text:p>71.008</text:p>
          </table:table-cell>
          <table:table-cell office:value-type="float" office:value="4.8710000000000004" table:style-name="ce11">
            <text:p>4.871</text:p>
          </table:table-cell>
          <table:table-cell office:value-type="float" office:value="72.856999999999999" table:style-name="ce11">
            <text:p>72.857</text:p>
          </table:table-cell>
          <table:table-cell office:value-type="float" office:value="27.890999999999998" table:style-name="ce11">
            <text:p>27.891</text:p>
          </table:table-cell>
          <table:table-cell office:value-type="float" office:value="76.168000000000006" table:style-name="ce11">
            <text:p>76.168</text:p>
          </table:table-cell>
          <table:table-cell table:number-columns-repeated="16254"/>
        </table:table-row>
        <table:table-row table:style-name="ro9">
          <table:table-cell office:value-type="string" table:style-name="ce4">
            <text:p>DCMS</text:p>
          </table:table-cell>
          <table:table-cell office:value-type="string" table:style-name="ce4">
            <text:p>Department for Digital, Culture, Media and Sport</text:p>
          </table:table-cell>
          <table:table-cell office:value-type="string" table:style-name="ce4">
            <text:p>Digital, Culture, Media and Sport</text:p>
          </table:table-cell>
          <table:table-cell table:style-name="ce4"/>
          <table:table-cell office:value-type="float" office:value="93.117999999999995" table:style-name="ce11">
            <text:p>93.118</text:p>
          </table:table-cell>
          <table:table-cell office:value-type="float" office:value="69.813999999999993" table:style-name="ce11">
            <text:p>69.814</text:p>
          </table:table-cell>
          <table:table-cell office:value-type="float" office:value="82.278000000000006" table:style-name="ce11">
            <text:p>82.278</text:p>
          </table:table-cell>
          <table:table-cell office:value-type="float" office:value="79.84" table:style-name="ce11">
            <text:p>79.84</text:p>
          </table:table-cell>
          <table:table-cell office:value-type="float" office:value="76.197000000000003" table:style-name="ce11">
            <text:p>76.197</text:p>
          </table:table-cell>
          <table:table-cell office:value-type="float" office:value="87.772999999999996" table:style-name="ce11">
            <text:p>87.773</text:p>
          </table:table-cell>
          <table:table-cell office:value-type="float" office:value="58.32" table:style-name="ce11">
            <text:p>58.32</text:p>
          </table:table-cell>
          <table:table-cell office:value-type="float" office:value="86.334999999999994" table:style-name="ce11">
            <text:p>86.335</text:p>
          </table:table-cell>
          <table:table-cell office:value-type="float" office:value="74.650999999999996" table:style-name="ce11">
            <text:p>74.651</text:p>
          </table:table-cell>
          <table:table-cell office:value-type="float" office:value="38.966000000000001" table:style-name="ce11">
            <text:p>38.966</text:p>
          </table:table-cell>
          <table:table-cell office:value-type="float" office:value="64.05" table:style-name="ce11">
            <text:p>64.05</text:p>
          </table:table-cell>
          <table:table-cell office:value-type="float" office:value="91.616" table:style-name="ce11">
            <text:p>91.616</text:p>
          </table:table-cell>
          <table:table-cell office:value-type="float" office:value="84.853999999999999" table:style-name="ce11">
            <text:p>84.854</text:p>
          </table:table-cell>
          <table:table-cell office:value-type="float" office:value="79.227000000000004" table:style-name="ce11">
            <text:p>79.227</text:p>
          </table:table-cell>
          <table:table-cell office:value-type="float" office:value="69.043999999999997" table:style-name="ce11">
            <text:p>69.044</text:p>
          </table:table-cell>
          <table:table-cell office:value-type="float" office:value="86.588999999999999" table:style-name="ce11">
            <text:p>86.589</text:p>
          </table:table-cell>
          <table:table-cell office:value-type="float" office:value="78.102999999999994" table:style-name="ce11">
            <text:p>78.103</text:p>
          </table:table-cell>
          <table:table-cell office:value-type="float" office:value="81.576999999999998" table:style-name="ce11">
            <text:p>81.577</text:p>
          </table:table-cell>
          <table:table-cell office:value-type="float" office:value="80.254000000000005" table:style-name="ce11">
            <text:p>80.254</text:p>
          </table:table-cell>
          <table:table-cell office:value-type="float" office:value="89.459000000000003" table:style-name="ce11">
            <text:p>89.459</text:p>
          </table:table-cell>
          <table:table-cell office:value-type="float" office:value="90.784000000000006" table:style-name="ce11">
            <text:p>90.784</text:p>
          </table:table-cell>
          <table:table-cell office:value-type="float" office:value="66.906000000000006" table:style-name="ce11">
            <text:p>66.906</text:p>
          </table:table-cell>
          <table:table-cell office:value-type="float" office:value="85.272999999999996" table:style-name="ce11">
            <text:p>85.273</text:p>
          </table:table-cell>
          <table:table-cell office:value-type="float" office:value="86.588999999999999" table:style-name="ce11">
            <text:p>86.589</text:p>
          </table:table-cell>
          <table:table-cell office:value-type="float" office:value="75.981999999999999" table:style-name="ce11">
            <text:p>75.982</text:p>
          </table:table-cell>
          <table:table-cell office:value-type="float" office:value="71.239000000000004" table:style-name="ce11">
            <text:p>71.239</text:p>
          </table:table-cell>
          <table:table-cell office:value-type="float" office:value="75.387" table:style-name="ce11">
            <text:p>75.387</text:p>
          </table:table-cell>
          <table:table-cell office:value-type="float" office:value="39.768000000000001" table:style-name="ce11">
            <text:p>39.768</text:p>
          </table:table-cell>
          <table:table-cell office:value-type="float" office:value="90.387" table:style-name="ce11">
            <text:p>90.387</text:p>
          </table:table-cell>
          <table:table-cell office:value-type="float" office:value="88.802999999999997" table:style-name="ce11">
            <text:p>88.803</text:p>
          </table:table-cell>
          <table:table-cell office:value-type="float" office:value="84.105999999999995" table:style-name="ce11">
            <text:p>84.106</text:p>
          </table:table-cell>
          <table:table-cell office:value-type="float" office:value="63.851999999999997" table:style-name="ce11">
            <text:p>63.852</text:p>
          </table:table-cell>
          <table:table-cell office:value-type="float" office:value="53.484999999999999" table:style-name="ce11">
            <text:p>53.485</text:p>
          </table:table-cell>
          <table:table-cell office:value-type="float" office:value="63.26" table:style-name="ce11">
            <text:p>63.26</text:p>
          </table:table-cell>
          <table:table-cell office:value-type="float" office:value="52.680999999999997" table:style-name="ce11">
            <text:p>52.681</text:p>
          </table:table-cell>
          <table:table-cell office:value-type="float" office:value="89.403999999999996" table:style-name="ce11">
            <text:p>89.404</text:p>
          </table:table-cell>
          <table:table-cell office:value-type="float" office:value="91.284999999999997" table:style-name="ce11">
            <text:p>91.285</text:p>
          </table:table-cell>
          <table:table-cell office:value-type="float" office:value="80.475999999999999" table:style-name="ce11">
            <text:p>80.476</text:p>
          </table:table-cell>
          <table:table-cell office:value-type="float" office:value="84.105999999999995" table:style-name="ce11">
            <text:p>84.106</text:p>
          </table:table-cell>
          <table:table-cell office:value-type="float" office:value="74.503" table:style-name="ce11">
            <text:p>74.503</text:p>
          </table:table-cell>
          <table:table-cell office:value-type="float" office:value="76.450999999999993" table:style-name="ce11">
            <text:p>76.451</text:p>
          </table:table-cell>
          <table:table-cell office:value-type="float" office:value="89.728999999999999" table:style-name="ce11">
            <text:p>89.729</text:p>
          </table:table-cell>
          <table:table-cell office:value-type="float" office:value="76.421999999999997" table:style-name="ce11">
            <text:p>76.422</text:p>
          </table:table-cell>
          <table:table-cell office:value-type="float" office:value="61.271000000000001" table:style-name="ce11">
            <text:p>61.271</text:p>
          </table:table-cell>
          <table:table-cell office:value-type="float" office:value="69.480999999999995" table:style-name="ce11">
            <text:p>69.481</text:p>
          </table:table-cell>
          <table:table-cell office:value-type="float" office:value="40.805999999999997" table:style-name="ce11">
            <text:p>40.806</text:p>
          </table:table-cell>
          <table:table-cell office:value-type="float" office:value="43.670999999999999" table:style-name="ce11">
            <text:p>43.671</text:p>
          </table:table-cell>
          <table:table-cell office:value-type="float" office:value="32.357999999999997" table:style-name="ce11">
            <text:p>32.358</text:p>
          </table:table-cell>
          <table:table-cell office:value-type="float" office:value="83.948999999999998" table:style-name="ce11">
            <text:p>83.949</text:p>
          </table:table-cell>
          <table:table-cell office:value-type="float" office:value="75.510999999999996" table:style-name="ce11">
            <text:p>75.511</text:p>
          </table:table-cell>
          <table:table-cell office:value-type="float" office:value="61.317" table:style-name="ce11">
            <text:p>61.317</text:p>
          </table:table-cell>
          <table:table-cell office:value-type="float" office:value="71.254999999999995" table:style-name="ce11">
            <text:p>71.255</text:p>
          </table:table-cell>
          <table:table-cell office:value-type="float" office:value="46.515000000000001" table:style-name="ce11">
            <text:p>46.515</text:p>
          </table:table-cell>
          <table:table-cell office:value-type="float" office:value="45.127000000000002" table:style-name="ce11">
            <text:p>45.127</text:p>
          </table:table-cell>
          <table:table-cell office:value-type="float" office:value="75.691000000000003" table:style-name="ce11">
            <text:p>75.691</text:p>
          </table:table-cell>
          <table:table-cell office:value-type="float" office:value="53.015999999999998" table:style-name="ce11">
            <text:p>53.016</text:p>
          </table:table-cell>
          <table:table-cell office:value-type="float" office:value="63.606000000000002" table:style-name="ce11">
            <text:p>63.606</text:p>
          </table:table-cell>
          <table:table-cell office:value-type="float" office:value="79.757000000000005" table:style-name="ce11">
            <text:p>79.757</text:p>
          </table:table-cell>
          <table:table-cell office:value-type="float" office:value="80.463999999999999" table:style-name="ce11">
            <text:p>80.464</text:p>
          </table:table-cell>
          <table:table-cell office:value-type="float" office:value="54.947000000000003" table:style-name="ce11">
            <text:p>54.947</text:p>
          </table:table-cell>
          <table:table-cell office:value-type="float" office:value="61.581000000000003" table:style-name="ce11">
            <text:p>61.581</text:p>
          </table:table-cell>
          <table:table-cell office:value-type="float" office:value="58.508000000000003" table:style-name="ce11">
            <text:p>58.508</text:p>
          </table:table-cell>
          <table:table-cell office:value-type="float" office:value="66.150999999999996" table:style-name="ce11">
            <text:p>66.151</text:p>
          </table:table-cell>
          <table:table-cell office:value-type="float" office:value="41.430999999999997" table:style-name="ce11">
            <text:p>41.431</text:p>
          </table:table-cell>
          <table:table-cell office:value-type="float" office:value="92.932000000000002" table:style-name="ce11">
            <text:p>92.932</text:p>
          </table:table-cell>
          <table:table-cell office:value-type="float" office:value="82.826999999999998" table:style-name="ce11">
            <text:p>82.827</text:p>
          </table:table-cell>
          <table:table-cell office:value-type="float" office:value="79.855999999999995" table:style-name="ce11">
            <text:p>79.856</text:p>
          </table:table-cell>
          <table:table-cell office:value-type="float" office:value="75.165999999999997" table:style-name="ce11">
            <text:p>75.166</text:p>
          </table:table-cell>
          <table:table-cell office:value-type="float" office:value="82.947000000000003" table:style-name="ce11">
            <text:p>82.947</text:p>
          </table:table-cell>
          <table:table-cell office:value-type="float" office:value="56.212000000000003" table:style-name="ce11">
            <text:p>56.212</text:p>
          </table:table-cell>
          <table:table-cell office:value-type="float" office:value="80.043999999999997" table:style-name="ce11">
            <text:p>80.044</text:p>
          </table:table-cell>
          <table:table-cell office:value-type="float" office:value="5.8730000000000002" table:style-name="ce11">
            <text:p>5.873</text:p>
          </table:table-cell>
          <table:table-cell office:value-type="float" office:value="20.222000000000001" table:style-name="ce11">
            <text:p>20.222</text:p>
          </table:table-cell>
          <table:table-cell office:value-type="float" office:value="50.582000000000001" table:style-name="ce11">
            <text:p>50.582</text:p>
          </table:table-cell>
          <table:table-cell office:value-type="float" office:value="23.324000000000002" table:style-name="ce11">
            <text:p>23.324</text:p>
          </table:table-cell>
          <table:table-cell office:value-type="float" office:value="89.57" table:style-name="ce11">
            <text:p>89.57</text:p>
          </table:table-cell>
          <table:table-cell office:value-type="float" office:value="57.182000000000002" table:style-name="ce11">
            <text:p>57.182</text:p>
          </table:table-cell>
          <table:table-cell office:value-type="float" office:value="78.03" table:style-name="ce11">
            <text:p>78.03</text:p>
          </table:table-cell>
          <table:table-cell office:value-type="float" office:value="6.681" table:style-name="ce11">
            <text:p>6.681</text:p>
          </table:table-cell>
          <table:table-cell office:value-type="float" office:value="89.287999999999997" table:style-name="ce11">
            <text:p>89.288</text:p>
          </table:table-cell>
          <table:table-cell office:value-type="float" office:value="4.0309999999999997" table:style-name="ce11">
            <text:p>4.031</text:p>
          </table:table-cell>
          <table:table-cell office:value-type="float" office:value="8.2409999999999997" table:style-name="ce11">
            <text:p>8.241</text:p>
          </table:table-cell>
          <table:table-cell office:value-type="float" office:value="89.215000000000003" table:style-name="ce11">
            <text:p>89.215</text:p>
          </table:table-cell>
          <table:table-cell office:value-type="float" office:value="2.544" table:style-name="ce11">
            <text:p>2.544</text:p>
          </table:table-cell>
          <table:table-cell office:value-type="float" office:value="8.1080000000000005" table:style-name="ce11">
            <text:p>8.108</text:p>
          </table:table-cell>
          <table:table-cell office:value-type="float" office:value="4.0540000000000003" table:style-name="ce11">
            <text:p>4.054</text:p>
          </table:table-cell>
          <table:table-cell office:value-type="float" office:value="20.27" table:style-name="ce11">
            <text:p>20.27</text:p>
          </table:table-cell>
          <table:table-cell office:value-type="float" office:value="44.594999999999999" table:style-name="ce11">
            <text:p>44.595</text:p>
          </table:table-cell>
          <table:table-cell office:value-type="float" office:value="0" table:style-name="ce11">
            <text:p>0</text:p>
          </table:table-cell>
          <table:table-cell office:value-type="float" office:value="46.622" table:style-name="ce11">
            <text:p>46.622</text:p>
          </table:table-cell>
          <table:table-cell office:value-type="float" office:value="60.811" table:style-name="ce11">
            <text:p>60.811</text:p>
          </table:table-cell>
          <table:table-cell office:value-type="float" office:value="37.838000000000001" table:style-name="ce11">
            <text:p>37.838</text:p>
          </table:table-cell>
          <table:table-cell office:value-type="float" office:value="30.405000000000001" table:style-name="ce11">
            <text:p>30.405</text:p>
          </table:table-cell>
          <table:table-cell office:value-type="float" office:value="30.405000000000001" table:style-name="ce11">
            <text:p>30.405</text:p>
          </table:table-cell>
          <table:table-cell office:value-type="float" office:value="31.757000000000001" table:style-name="ce11">
            <text:p>31.757</text:p>
          </table:table-cell>
          <table:table-cell office:value-type="float" office:value="0" table:style-name="ce11">
            <text:p>0</text:p>
          </table:table-cell>
          <table:table-cell office:value-type="float" office:value="1.351" table:style-name="ce11">
            <text:p>1.351</text:p>
          </table:table-cell>
          <table:table-cell office:value-type="float" office:value="6.0810000000000004" table:style-name="ce11">
            <text:p>6.081</text:p>
          </table:table-cell>
          <table:table-cell office:value-type="float" office:value="6.0810000000000004" table:style-name="ce11">
            <text:p>6.081</text:p>
          </table:table-cell>
          <table:table-cell office:value-type="float" office:value="9.4589999999999996" table:style-name="ce11">
            <text:p>9.459</text:p>
          </table:table-cell>
          <table:table-cell office:value-type="float" office:value="2.0270000000000001" table:style-name="ce11">
            <text:p>2.027</text:p>
          </table:table-cell>
          <table:table-cell office:value-type="float" office:value="48.322000000000003" table:style-name="ce11">
            <text:p>48.322</text:p>
          </table:table-cell>
          <table:table-cell office:value-type="float" office:value="44.295000000000002" table:style-name="ce11">
            <text:p>44.295</text:p>
          </table:table-cell>
          <table:table-cell office:value-type="float" office:value="7.383" table:style-name="ce11">
            <text:p>7.383</text:p>
          </table:table-cell>
          <table:table-cell office:value-type="float" office:value="33.332999999999998" table:style-name="ce11">
            <text:p>33.333</text:p>
          </table:table-cell>
          <table:table-cell office:value-type="float" office:value="47.296999999999997" table:style-name="ce11">
            <text:p>47.297</text:p>
          </table:table-cell>
          <table:table-cell office:value-type="float" office:value="54.362000000000002" table:style-name="ce11">
            <text:p>54.362</text:p>
          </table:table-cell>
          <table:table-cell office:value-type="float" office:value="22.222000000000001" table:style-name="ce11">
            <text:p>22.222</text:p>
          </table:table-cell>
          <table:table-cell office:value-type="float" office:value="51.389000000000003" table:style-name="ce11">
            <text:p>51.389</text:p>
          </table:table-cell>
          <table:table-cell office:value-type="float" office:value="22.972999999999999" table:style-name="ce11">
            <text:p>22.973</text:p>
          </table:table-cell>
          <table:table-cell office:value-type="float" office:value="32.215000000000003" table:style-name="ce11">
            <text:p>32.215</text:p>
          </table:table-cell>
          <table:table-cell office:value-type="float" office:value="68.055999999999997" table:style-name="ce11">
            <text:p>68.056</text:p>
          </table:table-cell>
          <table:table-cell office:value-type="float" office:value="15.278" table:style-name="ce11">
            <text:p>15.278</text:p>
          </table:table-cell>
          <table:table-cell office:value-type="float" office:value="29.73" table:style-name="ce11">
            <text:p>29.73</text:p>
          </table:table-cell>
          <table:table-cell office:value-type="float" office:value="13.423" table:style-name="ce11">
            <text:p>13.423</text:p>
          </table:table-cell>
          <table:table-cell office:value-type="float" office:value="9.7219999999999995" table:style-name="ce11">
            <text:p>9.722</text:p>
          </table:table-cell>
          <table:table-cell office:value-type="float" office:value="65.554000000000002" table:style-name="ce11">
            <text:p>65.554</text:p>
          </table:table-cell>
          <table:table-cell office:value-type="float" office:value="70.584999999999994" table:style-name="ce11">
            <text:p>70.585</text:p>
          </table:table-cell>
          <table:table-cell office:value-type="float" office:value="61.65" table:style-name="ce11">
            <text:p>61.65</text:p>
          </table:table-cell>
          <table:table-cell office:value-type="float" office:value="37.319000000000003" table:style-name="ce11">
            <text:p>37.319</text:p>
          </table:table-cell>
          <table:table-cell office:value-type="float" office:value="72.221999999999994" table:style-name="ce11">
            <text:p>72.222</text:p>
          </table:table-cell>
          <table:table-cell office:value-type="float" office:value="75.778000000000006" table:style-name="ce11">
            <text:p>75.778</text:p>
          </table:table-cell>
          <table:table-cell office:value-type="float" office:value="5.0579999999999998" table:style-name="ce11">
            <text:p>5.058</text:p>
          </table:table-cell>
          <table:table-cell office:value-type="float" office:value="82.575000000000003" table:style-name="ce11">
            <text:p>82.575</text:p>
          </table:table-cell>
          <table:table-cell office:value-type="float" office:value="23.873000000000001" table:style-name="ce11">
            <text:p>23.873</text:p>
          </table:table-cell>
          <table:table-cell office:value-type="float" office:value="75.241" table:style-name="ce11">
            <text:p>75.241</text:p>
          </table:table-cell>
          <table:table-cell table:number-columns-repeated="16254"/>
        </table:table-row>
        <table:table-row table:style-name="ro9">
          <table:table-cell office:value-type="string" table:style-name="ce4">
            <text:p>DECA</text:p>
          </table:table-cell>
          <table:table-cell office:value-type="string" table:style-name="ce4">
            <text:p>Defence Electronics and Components Agency</text:p>
          </table:table-cell>
          <table:table-cell office:value-type="string" table:style-name="ce4">
            <text:p>Defence</text:p>
          </table:table-cell>
          <table:table-cell table:style-name="ce4"/>
          <table:table-cell office:value-type="float" office:value="44.789000000000001" table:style-name="ce11">
            <text:p>44.789</text:p>
          </table:table-cell>
          <table:table-cell office:value-type="float" office:value="52.064999999999998" table:style-name="ce11">
            <text:p>52.065</text:p>
          </table:table-cell>
          <table:table-cell office:value-type="float" office:value="73.837000000000003" table:style-name="ce11">
            <text:p>73.837</text:p>
          </table:table-cell>
          <table:table-cell office:value-type="float" office:value="60.396000000000001" table:style-name="ce11">
            <text:p>60.396</text:p>
          </table:table-cell>
          <table:table-cell office:value-type="float" office:value="56.139000000000003" table:style-name="ce11">
            <text:p>56.139</text:p>
          </table:table-cell>
          <table:table-cell office:value-type="float" office:value="75.578000000000003" table:style-name="ce11">
            <text:p>75.578</text:p>
          </table:table-cell>
          <table:table-cell office:value-type="float" office:value="37.375999999999998" table:style-name="ce11">
            <text:p>37.376</text:p>
          </table:table-cell>
          <table:table-cell office:value-type="float" office:value="61.386000000000003" table:style-name="ce11">
            <text:p>61.386</text:p>
          </table:table-cell>
          <table:table-cell office:value-type="float" office:value="64.933999999999997" table:style-name="ce11">
            <text:p>64.934</text:p>
          </table:table-cell>
          <table:table-cell office:value-type="float" office:value="19.224" table:style-name="ce11">
            <text:p>19.224</text:p>
          </table:table-cell>
          <table:table-cell office:value-type="float" office:value="33.332999999999998" table:style-name="ce11">
            <text:p>33.333</text:p>
          </table:table-cell>
          <table:table-cell office:value-type="float" office:value="86.634" table:style-name="ce11">
            <text:p>86.634</text:p>
          </table:table-cell>
          <table:table-cell office:value-type="float" office:value="81.591999999999999" table:style-name="ce11">
            <text:p>81.592</text:p>
          </table:table-cell>
          <table:table-cell office:value-type="float" office:value="73.762" table:style-name="ce11">
            <text:p>73.762</text:p>
          </table:table-cell>
          <table:table-cell office:value-type="float" office:value="50.249000000000002" table:style-name="ce11">
            <text:p>50.249</text:p>
          </table:table-cell>
          <table:table-cell office:value-type="float" office:value="76.733000000000004" table:style-name="ce11">
            <text:p>76.733</text:p>
          </table:table-cell>
          <table:table-cell office:value-type="float" office:value="56.436" table:style-name="ce11">
            <text:p>56.436</text:p>
          </table:table-cell>
          <table:table-cell office:value-type="float" office:value="64.355999999999995" table:style-name="ce11">
            <text:p>64.356</text:p>
          </table:table-cell>
          <table:table-cell office:value-type="float" office:value="59.405999999999999" table:style-name="ce11">
            <text:p>59.406</text:p>
          </table:table-cell>
          <table:table-cell office:value-type="float" office:value="77.227999999999994" table:style-name="ce11">
            <text:p>77.228</text:p>
          </table:table-cell>
          <table:table-cell office:value-type="float" office:value="74.129000000000005" table:style-name="ce11">
            <text:p>74.129</text:p>
          </table:table-cell>
          <table:table-cell office:value-type="float" office:value="48.515000000000001" table:style-name="ce11">
            <text:p>48.515</text:p>
          </table:table-cell>
          <table:table-cell office:value-type="float" office:value="61.386000000000003" table:style-name="ce11">
            <text:p>61.386</text:p>
          </table:table-cell>
          <table:table-cell office:value-type="float" office:value="66.831999999999994" table:style-name="ce11">
            <text:p>66.832</text:p>
          </table:table-cell>
          <table:table-cell office:value-type="float" office:value="47.03" table:style-name="ce11">
            <text:p>47.03</text:p>
          </table:table-cell>
          <table:table-cell office:value-type="float" office:value="44.279000000000003" table:style-name="ce11">
            <text:p>44.279</text:p>
          </table:table-cell>
          <table:table-cell office:value-type="float" office:value="47.524999999999999" table:style-name="ce11">
            <text:p>47.525</text:p>
          </table:table-cell>
          <table:table-cell office:value-type="float" office:value="34.652999999999999" table:style-name="ce11">
            <text:p>34.653</text:p>
          </table:table-cell>
          <table:table-cell office:value-type="float" office:value="80.692999999999998" table:style-name="ce11">
            <text:p>80.693</text:p>
          </table:table-cell>
          <table:table-cell office:value-type="float" office:value="78.218000000000004" table:style-name="ce11">
            <text:p>78.218</text:p>
          </table:table-cell>
          <table:table-cell office:value-type="float" office:value="67.822000000000003" table:style-name="ce11">
            <text:p>67.822</text:p>
          </table:table-cell>
          <table:table-cell office:value-type="float" office:value="49.505000000000003" table:style-name="ce11">
            <text:p>49.505</text:p>
          </table:table-cell>
          <table:table-cell office:value-type="float" office:value="35.643999999999998" table:style-name="ce11">
            <text:p>35.644</text:p>
          </table:table-cell>
          <table:table-cell office:value-type="float" office:value="28.713000000000001" table:style-name="ce11">
            <text:p>28.713</text:p>
          </table:table-cell>
          <table:table-cell office:value-type="float" office:value="35.643999999999998" table:style-name="ce11">
            <text:p>35.644</text:p>
          </table:table-cell>
          <table:table-cell office:value-type="float" office:value="62.871000000000002" table:style-name="ce11">
            <text:p>62.871</text:p>
          </table:table-cell>
          <table:table-cell office:value-type="float" office:value="80.197999999999993" table:style-name="ce11">
            <text:p>80.198</text:p>
          </table:table-cell>
          <table:table-cell office:value-type="float" office:value="49.253999999999998" table:style-name="ce11">
            <text:p>49.254</text:p>
          </table:table-cell>
          <table:table-cell office:value-type="float" office:value="53.465000000000003" table:style-name="ce11">
            <text:p>53.465</text:p>
          </table:table-cell>
          <table:table-cell office:value-type="float" office:value="54.95" table:style-name="ce11">
            <text:p>54.95</text:p>
          </table:table-cell>
          <table:table-cell office:value-type="float" office:value="67.822000000000003" table:style-name="ce11">
            <text:p>67.822</text:p>
          </table:table-cell>
          <table:table-cell office:value-type="float" office:value="83.662999999999997" table:style-name="ce11">
            <text:p>83.663</text:p>
          </table:table-cell>
          <table:table-cell office:value-type="float" office:value="63.183999999999997" table:style-name="ce11">
            <text:p>63.184</text:p>
          </table:table-cell>
          <table:table-cell office:value-type="float" office:value="53.465000000000003" table:style-name="ce11">
            <text:p>53.465</text:p>
          </table:table-cell>
          <table:table-cell office:value-type="float" office:value="66.337000000000003" table:style-name="ce11">
            <text:p>66.337</text:p>
          </table:table-cell>
          <table:table-cell office:value-type="float" office:value="14.851000000000001" table:style-name="ce11">
            <text:p>14.851</text:p>
          </table:table-cell>
          <table:table-cell office:value-type="float" office:value="29.850999999999999" table:style-name="ce11">
            <text:p>29.851</text:p>
          </table:table-cell>
          <table:table-cell office:value-type="float" office:value="12.871" table:style-name="ce11">
            <text:p>12.871</text:p>
          </table:table-cell>
          <table:table-cell office:value-type="float" office:value="33.167999999999999" table:style-name="ce11">
            <text:p>33.168</text:p>
          </table:table-cell>
          <table:table-cell office:value-type="float" office:value="34.158000000000001" table:style-name="ce11">
            <text:p>34.158</text:p>
          </table:table-cell>
          <table:table-cell office:value-type="float" office:value="36.139000000000003" table:style-name="ce11">
            <text:p>36.139</text:p>
          </table:table-cell>
          <table:table-cell office:value-type="float" office:value="31.683" table:style-name="ce11">
            <text:p>31.683</text:p>
          </table:table-cell>
          <table:table-cell office:value-type="float" office:value="22.771999999999998" table:style-name="ce11">
            <text:p>22.772</text:p>
          </table:table-cell>
          <table:table-cell office:value-type="float" office:value="28.218" table:style-name="ce11">
            <text:p>28.218</text:p>
          </table:table-cell>
          <table:table-cell office:value-type="float" office:value="41.088999999999999" table:style-name="ce11">
            <text:p>41.089</text:p>
          </table:table-cell>
          <table:table-cell office:value-type="float" office:value="33.662999999999997" table:style-name="ce11">
            <text:p>33.663</text:p>
          </table:table-cell>
          <table:table-cell office:value-type="float" office:value="39.109000000000002" table:style-name="ce11">
            <text:p>39.109</text:p>
          </table:table-cell>
          <table:table-cell office:value-type="float" office:value="49.01" table:style-name="ce11">
            <text:p>49.01</text:p>
          </table:table-cell>
          <table:table-cell office:value-type="float" office:value="33.662999999999997" table:style-name="ce11">
            <text:p>33.663</text:p>
          </table:table-cell>
          <table:table-cell office:value-type="float" office:value="44.058999999999997" table:style-name="ce11">
            <text:p>44.059</text:p>
          </table:table-cell>
          <table:table-cell office:value-type="float" office:value="33.332999999999998" table:style-name="ce11">
            <text:p>33.333</text:p>
          </table:table-cell>
          <table:table-cell office:value-type="float" office:value="30.198" table:style-name="ce11">
            <text:p>30.198</text:p>
          </table:table-cell>
          <table:table-cell office:value-type="float" office:value="24.751999999999999" table:style-name="ce11">
            <text:p>24.752</text:p>
          </table:table-cell>
          <table:table-cell office:value-type="float" office:value="16.337" table:style-name="ce11">
            <text:p>16.337</text:p>
          </table:table-cell>
          <table:table-cell office:value-type="float" office:value="89.603999999999999" table:style-name="ce11">
            <text:p>89.604</text:p>
          </table:table-cell>
          <table:table-cell office:value-type="float" office:value="62.375999999999998" table:style-name="ce11">
            <text:p>62.376</text:p>
          </table:table-cell>
          <table:table-cell office:value-type="float" office:value="58.911000000000001" table:style-name="ce11">
            <text:p>58.911</text:p>
          </table:table-cell>
          <table:table-cell office:value-type="float" office:value="59.901000000000003" table:style-name="ce11">
            <text:p>59.901</text:p>
          </table:table-cell>
          <table:table-cell office:value-type="float" office:value="57.426000000000002" table:style-name="ce11">
            <text:p>57.426</text:p>
          </table:table-cell>
          <table:table-cell office:value-type="float" office:value="44.058999999999997" table:style-name="ce11">
            <text:p>44.059</text:p>
          </table:table-cell>
          <table:table-cell office:value-type="float" office:value="36.223999999999997" table:style-name="ce11">
            <text:p>36.224</text:p>
          </table:table-cell>
          <table:table-cell office:value-type="float" office:value="11" table:style-name="ce11">
            <text:p>11</text:p>
          </table:table-cell>
          <table:table-cell office:value-type="float" office:value="14.5" table:style-name="ce11">
            <text:p>14.5</text:p>
          </table:table-cell>
          <table:table-cell office:value-type="float" office:value="21" table:style-name="ce11">
            <text:p>21</text:p>
          </table:table-cell>
          <table:table-cell office:value-type="float" office:value="53.5" table:style-name="ce11">
            <text:p>53.5</text:p>
          </table:table-cell>
          <table:table-cell office:value-type="float" office:value="66.337000000000003" table:style-name="ce11">
            <text:p>66.337</text:p>
          </table:table-cell>
          <table:table-cell office:value-type="float" office:value="54.454999999999998" table:style-name="ce11">
            <text:p>54.455</text:p>
          </table:table-cell>
          <table:table-cell office:value-type="float" office:value="47.761000000000003" table:style-name="ce11">
            <text:p>47.761</text:p>
          </table:table-cell>
          <table:table-cell office:value-type="float" office:value="17.91" table:style-name="ce11">
            <text:p>17.91</text:p>
          </table:table-cell>
          <table:table-cell office:value-type="float" office:value="70.647000000000006" table:style-name="ce11">
            <text:p>70.647</text:p>
          </table:table-cell>
          <table:table-cell office:value-type="float" office:value="11.443" table:style-name="ce11">
            <text:p>11.443</text:p>
          </table:table-cell>
          <table:table-cell office:value-type="float" office:value="10.396000000000001" table:style-name="ce11">
            <text:p>10.396</text:p>
          </table:table-cell>
          <table:table-cell office:value-type="float" office:value="81.188000000000002" table:style-name="ce11">
            <text:p>81.188</text:p>
          </table:table-cell>
          <table:table-cell office:value-type="float" office:value="8.4160000000000004" table:style-name="ce11">
            <text:p>8.416</text:p>
          </table:table-cell>
          <table:table-cell office:value-type="float" office:value="10" table:style-name="ce11">
            <text:p>10</text:p>
          </table:table-cell>
          <table:table-cell office:value-type="float" office:value="0" table:style-name="ce11">
            <text:p>0</text:p>
          </table:table-cell>
          <table:table-cell office:value-type="float" office:value="40" table:style-name="ce11">
            <text:p>40</text:p>
          </table:table-cell>
          <table:table-cell office:value-type="float" office:value="30" table:style-name="ce11">
            <text:p>30</text:p>
          </table:table-cell>
          <table:table-cell office:value-type="float" office:value="5" table:style-name="ce11">
            <text:p>5</text:p>
          </table:table-cell>
          <table:table-cell office:value-type="float" office:value="30" table:style-name="ce11">
            <text:p>30</text:p>
          </table:table-cell>
          <table:table-cell office:value-type="float" office:value="55" table:style-name="ce11">
            <text:p>55</text:p>
          </table:table-cell>
          <table:table-cell office:value-type="float" office:value="20" table:style-name="ce11">
            <text:p>20</text:p>
          </table:table-cell>
          <table:table-cell office:value-type="float" office:value="45" table:style-name="ce11">
            <text:p>45</text:p>
          </table:table-cell>
          <table:table-cell office:value-type="float" office:value="45" table:style-name="ce11">
            <text:p>45</text:p>
          </table:table-cell>
          <table:table-cell office:value-type="float" office:value="20" table:style-name="ce11">
            <text:p>20</text:p>
          </table:table-cell>
          <table:table-cell office:value-type="float" office:value="0" table:style-name="ce11">
            <text:p>0</text:p>
          </table:table-cell>
          <table:table-cell office:value-type="float" office:value="0" table:style-name="ce11">
            <text:p>0</text:p>
          </table:table-cell>
          <table:table-cell office:value-type="float" office:value="25" table:style-name="ce11">
            <text:p>25</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33.332999999999998" table:style-name="ce11">
            <text:p>33.333</text:p>
          </table:table-cell>
          <table:table-cell office:value-type="float" office:value="52.381" table:style-name="ce11">
            <text:p>52.381</text:p>
          </table:table-cell>
          <table:table-cell office:value-type="float" office:value="14.286" table:style-name="ce11">
            <text:p>14.286</text:p>
          </table:table-cell>
          <table:table-cell office:value-type="float" office:value="14.286" table:style-name="ce11">
            <text:p>14.286</text:p>
          </table:table-cell>
          <table:table-cell office:value-type="float" office:value="23.81" table:style-name="ce11">
            <text:p>23.81</text:p>
          </table:table-cell>
          <table:table-cell office:value-type="float" office:value="76.19" table:style-name="ce11">
            <text:p>76.19</text:p>
          </table:table-cell>
          <table:table-cell office:value-type="float" office:value="14.286" table:style-name="ce11">
            <text:p>14.286</text:p>
          </table:table-cell>
          <table:table-cell office:value-type="float" office:value="71.429000000000002" table:style-name="ce11">
            <text:p>71.429</text:p>
          </table:table-cell>
          <table:table-cell office:value-type="float" office:value="42.856999999999999" table:style-name="ce11">
            <text:p>42.857</text:p>
          </table:table-cell>
          <table:table-cell office:value-type="float" office:value="9.5239999999999991" table:style-name="ce11">
            <text:p>9.524</text:p>
          </table:table-cell>
          <table:table-cell office:value-type="float" office:value="85.713999999999999" table:style-name="ce11">
            <text:p>85.714</text:p>
          </table:table-cell>
          <table:table-cell office:value-type="float" office:value="14.286" table:style-name="ce11">
            <text:p>14.286</text:p>
          </table:table-cell>
          <table:table-cell office:value-type="float" office:value="33.332999999999998" table:style-name="ce11">
            <text:p>33.333</text:p>
          </table:table-cell>
          <table:table-cell office:value-type="float" office:value="14.286" table:style-name="ce11">
            <text:p>14.286</text:p>
          </table:table-cell>
          <table:table-cell office:value-type="float" office:value="0" table:style-name="ce11">
            <text:p>0</text:p>
          </table:table-cell>
          <table:table-cell office:value-type="float" office:value="56.853000000000002" table:style-name="ce11">
            <text:p>56.853</text:p>
          </table:table-cell>
          <table:table-cell office:value-type="float" office:value="61.808999999999997" table:style-name="ce11">
            <text:p>61.809</text:p>
          </table:table-cell>
          <table:table-cell office:value-type="float" office:value="57.576000000000001" table:style-name="ce11">
            <text:p>57.576</text:p>
          </table:table-cell>
          <table:table-cell office:value-type="float" office:value="27.273" table:style-name="ce11">
            <text:p>27.273</text:p>
          </table:table-cell>
          <table:table-cell office:value-type="float" office:value="67.5" table:style-name="ce11">
            <text:p>67.5</text:p>
          </table:table-cell>
          <table:table-cell office:value-type="float" office:value="67" table:style-name="ce11">
            <text:p>67</text:p>
          </table:table-cell>
          <table:table-cell office:value-type="float" office:value="6.5" table:style-name="ce11">
            <text:p>6.5</text:p>
          </table:table-cell>
          <table:table-cell office:value-type="float" office:value="68" table:style-name="ce11">
            <text:p>68</text:p>
          </table:table-cell>
          <table:table-cell office:value-type="float" office:value="32.627000000000002" table:style-name="ce11">
            <text:p>32.627</text:p>
          </table:table-cell>
          <table:table-cell office:value-type="float" office:value="70.305000000000007" table:style-name="ce11">
            <text:p>70.305</text:p>
          </table:table-cell>
          <table:table-cell table:number-columns-repeated="16254"/>
        </table:table-row>
        <table:table-row table:style-name="ro9">
          <table:table-cell office:value-type="string" table:style-name="ce4">
            <text:p>DEFRA</text:p>
          </table:table-cell>
          <table:table-cell office:value-type="string" table:style-name="ce4">
            <text:p>Department for Environment, Food and Rural Affairs</text:p>
          </table:table-cell>
          <table:table-cell office:value-type="string" table:style-name="ce4">
            <text:p>Environment, Food and Rural Affairs</text:p>
          </table:table-cell>
          <table:table-cell table:style-name="ce4"/>
          <table:table-cell office:value-type="float" office:value="76.233000000000004" table:style-name="ce11">
            <text:p>76.233</text:p>
          </table:table-cell>
          <table:table-cell office:value-type="float" office:value="66.518000000000001" table:style-name="ce11">
            <text:p>66.518</text:p>
          </table:table-cell>
          <table:table-cell office:value-type="float" office:value="80.256" table:style-name="ce11">
            <text:p>80.256</text:p>
          </table:table-cell>
          <table:table-cell office:value-type="float" office:value="81.096000000000004" table:style-name="ce11">
            <text:p>81.096</text:p>
          </table:table-cell>
          <table:table-cell office:value-type="float" office:value="74.099999999999994" table:style-name="ce11">
            <text:p>74.1</text:p>
          </table:table-cell>
          <table:table-cell office:value-type="float" office:value="86.718999999999994" table:style-name="ce11">
            <text:p>86.719</text:p>
          </table:table-cell>
          <table:table-cell office:value-type="float" office:value="56.335999999999999" table:style-name="ce11">
            <text:p>56.336</text:p>
          </table:table-cell>
          <table:table-cell office:value-type="float" office:value="85.534999999999997" table:style-name="ce11">
            <text:p>85.535</text:p>
          </table:table-cell>
          <table:table-cell office:value-type="float" office:value="71.703999999999994" table:style-name="ce11">
            <text:p>71.704</text:p>
          </table:table-cell>
          <table:table-cell office:value-type="float" office:value="37.305999999999997" table:style-name="ce11">
            <text:p>37.306</text:p>
          </table:table-cell>
          <table:table-cell office:value-type="float" office:value="58.914000000000001" table:style-name="ce11">
            <text:p>58.914</text:p>
          </table:table-cell>
          <table:table-cell office:value-type="float" office:value="90.625" table:style-name="ce11">
            <text:p>90.625</text:p>
          </table:table-cell>
          <table:table-cell office:value-type="float" office:value="83.52" table:style-name="ce11">
            <text:p>83.52</text:p>
          </table:table-cell>
          <table:table-cell office:value-type="float" office:value="76.875" table:style-name="ce11">
            <text:p>76.875</text:p>
          </table:table-cell>
          <table:table-cell office:value-type="float" office:value="64.968000000000004" table:style-name="ce11">
            <text:p>64.968</text:p>
          </table:table-cell>
          <table:table-cell office:value-type="float" office:value="85.212999999999994" table:style-name="ce11">
            <text:p>85.213</text:p>
          </table:table-cell>
          <table:table-cell office:value-type="float" office:value="79.305999999999997" table:style-name="ce11">
            <text:p>79.306</text:p>
          </table:table-cell>
          <table:table-cell office:value-type="float" office:value="82.909000000000006" table:style-name="ce11">
            <text:p>82.909</text:p>
          </table:table-cell>
          <table:table-cell office:value-type="float" office:value="77.239000000000004" table:style-name="ce11">
            <text:p>77.239</text:p>
          </table:table-cell>
          <table:table-cell office:value-type="float" office:value="91.7" table:style-name="ce11">
            <text:p>91.7</text:p>
          </table:table-cell>
          <table:table-cell office:value-type="float" office:value="89.784999999999997" table:style-name="ce11">
            <text:p>89.785</text:p>
          </table:table-cell>
          <table:table-cell office:value-type="float" office:value="68.042000000000002" table:style-name="ce11">
            <text:p>68.042</text:p>
          </table:table-cell>
          <table:table-cell office:value-type="float" office:value="83.513999999999996" table:style-name="ce11">
            <text:p>83.514</text:p>
          </table:table-cell>
          <table:table-cell office:value-type="float" office:value="85.792000000000002" table:style-name="ce11">
            <text:p>85.792</text:p>
          </table:table-cell>
          <table:table-cell office:value-type="float" office:value="68.171000000000006" table:style-name="ce11">
            <text:p>68.171</text:p>
          </table:table-cell>
          <table:table-cell office:value-type="float" office:value="66.272000000000006" table:style-name="ce11">
            <text:p>66.272</text:p>
          </table:table-cell>
          <table:table-cell office:value-type="float" office:value="72.912999999999997" table:style-name="ce11">
            <text:p>72.913</text:p>
          </table:table-cell>
          <table:table-cell office:value-type="float" office:value="37.640999999999998" table:style-name="ce11">
            <text:p>37.641</text:p>
          </table:table-cell>
          <table:table-cell office:value-type="float" office:value="89.516999999999996" table:style-name="ce11">
            <text:p>89.517</text:p>
          </table:table-cell>
          <table:table-cell office:value-type="float" office:value="87.885999999999996" table:style-name="ce11">
            <text:p>87.886</text:p>
          </table:table-cell>
          <table:table-cell office:value-type="float" office:value="82.742000000000004" table:style-name="ce11">
            <text:p>82.742</text:p>
          </table:table-cell>
          <table:table-cell office:value-type="float" office:value="64.147999999999996" table:style-name="ce11">
            <text:p>64.148</text:p>
          </table:table-cell>
          <table:table-cell office:value-type="float" office:value="48.966000000000001" table:style-name="ce11">
            <text:p>48.966</text:p>
          </table:table-cell>
          <table:table-cell office:value-type="float" office:value="63.33" table:style-name="ce11">
            <text:p>63.33</text:p>
          </table:table-cell>
          <table:table-cell office:value-type="float" office:value="48.795000000000002" table:style-name="ce11">
            <text:p>48.795</text:p>
          </table:table-cell>
          <table:table-cell office:value-type="float" office:value="88.962000000000003" table:style-name="ce11">
            <text:p>88.962</text:p>
          </table:table-cell>
          <table:table-cell office:value-type="float" office:value="91.787000000000006" table:style-name="ce11">
            <text:p>91.787</text:p>
          </table:table-cell>
          <table:table-cell office:value-type="float" office:value="77.114000000000004" table:style-name="ce11">
            <text:p>77.114</text:p>
          </table:table-cell>
          <table:table-cell office:value-type="float" office:value="84.284999999999997" table:style-name="ce11">
            <text:p>84.285</text:p>
          </table:table-cell>
          <table:table-cell office:value-type="float" office:value="68.831000000000003" table:style-name="ce11">
            <text:p>68.831</text:p>
          </table:table-cell>
          <table:table-cell office:value-type="float" office:value="72.686999999999998" table:style-name="ce11">
            <text:p>72.687</text:p>
          </table:table-cell>
          <table:table-cell office:value-type="float" office:value="85.957999999999998" table:style-name="ce11">
            <text:p>85.958</text:p>
          </table:table-cell>
          <table:table-cell office:value-type="float" office:value="73.304000000000002" table:style-name="ce11">
            <text:p>73.304</text:p>
          </table:table-cell>
          <table:table-cell office:value-type="float" office:value="58.186" table:style-name="ce11">
            <text:p>58.186</text:p>
          </table:table-cell>
          <table:table-cell office:value-type="float" office:value="71.174000000000007" table:style-name="ce11">
            <text:p>71.174</text:p>
          </table:table-cell>
          <table:table-cell office:value-type="float" office:value="38.817999999999998" table:style-name="ce11">
            <text:p>38.818</text:p>
          </table:table-cell>
          <table:table-cell office:value-type="float" office:value="42.734000000000002" table:style-name="ce11">
            <text:p>42.734</text:p>
          </table:table-cell>
          <table:table-cell office:value-type="float" office:value="30.298999999999999" table:style-name="ce11">
            <text:p>30.299</text:p>
          </table:table-cell>
          <table:table-cell office:value-type="float" office:value="78.180999999999997" table:style-name="ce11">
            <text:p>78.181</text:p>
          </table:table-cell>
          <table:table-cell office:value-type="float" office:value="72.900999999999996" table:style-name="ce11">
            <text:p>72.901</text:p>
          </table:table-cell>
          <table:table-cell office:value-type="float" office:value="58.372999999999998" table:style-name="ce11">
            <text:p>58.373</text:p>
          </table:table-cell>
          <table:table-cell office:value-type="float" office:value="65.709999999999994" table:style-name="ce11">
            <text:p>65.71</text:p>
          </table:table-cell>
          <table:table-cell office:value-type="float" office:value="39.393999999999998" table:style-name="ce11">
            <text:p>39.394</text:p>
          </table:table-cell>
          <table:table-cell office:value-type="float" office:value="37.826000000000001" table:style-name="ce11">
            <text:p>37.826</text:p>
          </table:table-cell>
          <table:table-cell office:value-type="float" office:value="72.061999999999998" table:style-name="ce11">
            <text:p>72.062</text:p>
          </table:table-cell>
          <table:table-cell office:value-type="float" office:value="46.469000000000001" table:style-name="ce11">
            <text:p>46.469</text:p>
          </table:table-cell>
          <table:table-cell office:value-type="float" office:value="59.017000000000003" table:style-name="ce11">
            <text:p>59.017</text:p>
          </table:table-cell>
          <table:table-cell office:value-type="float" office:value="72.099000000000004" table:style-name="ce11">
            <text:p>72.099</text:p>
          </table:table-cell>
          <table:table-cell office:value-type="float" office:value="72.119" table:style-name="ce11">
            <text:p>72.119</text:p>
          </table:table-cell>
          <table:table-cell office:value-type="float" office:value="52.354999999999997" table:style-name="ce11">
            <text:p>52.355</text:p>
          </table:table-cell>
          <table:table-cell office:value-type="float" office:value="57.057000000000002" table:style-name="ce11">
            <text:p>57.057</text:p>
          </table:table-cell>
          <table:table-cell office:value-type="float" office:value="54.220999999999997" table:style-name="ce11">
            <text:p>54.221</text:p>
          </table:table-cell>
          <table:table-cell office:value-type="float" office:value="56.323999999999998" table:style-name="ce11">
            <text:p>56.324</text:p>
          </table:table-cell>
          <table:table-cell office:value-type="float" office:value="32.381" table:style-name="ce11">
            <text:p>32.381</text:p>
          </table:table-cell>
          <table:table-cell office:value-type="float" office:value="92.043999999999997" table:style-name="ce11">
            <text:p>92.044</text:p>
          </table:table-cell>
          <table:table-cell office:value-type="float" office:value="80.031999999999996" table:style-name="ce11">
            <text:p>80.032</text:p>
          </table:table-cell>
          <table:table-cell office:value-type="float" office:value="75.572000000000003" table:style-name="ce11">
            <text:p>75.572</text:p>
          </table:table-cell>
          <table:table-cell office:value-type="float" office:value="74.688999999999993" table:style-name="ce11">
            <text:p>74.689</text:p>
          </table:table-cell>
          <table:table-cell office:value-type="float" office:value="84.081999999999994" table:style-name="ce11">
            <text:p>84.082</text:p>
          </table:table-cell>
          <table:table-cell office:value-type="float" office:value="65.891999999999996" table:style-name="ce11">
            <text:p>65.892</text:p>
          </table:table-cell>
          <table:table-cell office:value-type="float" office:value="77.980999999999995" table:style-name="ce11">
            <text:p>77.981</text:p>
          </table:table-cell>
          <table:table-cell office:value-type="float" office:value="4.7869999999999999" table:style-name="ce11">
            <text:p>4.787</text:p>
          </table:table-cell>
          <table:table-cell office:value-type="float" office:value="14.019" table:style-name="ce11">
            <text:p>14.019</text:p>
          </table:table-cell>
          <table:table-cell office:value-type="float" office:value="41.09" table:style-name="ce11">
            <text:p>41.09</text:p>
          </table:table-cell>
          <table:table-cell office:value-type="float" office:value="40.104999999999997" table:style-name="ce11">
            <text:p>40.105</text:p>
          </table:table-cell>
          <table:table-cell office:value-type="float" office:value="91.263000000000005" table:style-name="ce11">
            <text:p>91.263</text:p>
          </table:table-cell>
          <table:table-cell office:value-type="float" office:value="65.034000000000006" table:style-name="ce11">
            <text:p>65.034</text:p>
          </table:table-cell>
          <table:table-cell office:value-type="float" office:value="77.816000000000003" table:style-name="ce11">
            <text:p>77.816</text:p>
          </table:table-cell>
          <table:table-cell office:value-type="float" office:value="6.774" table:style-name="ce11">
            <text:p>6.774</text:p>
          </table:table-cell>
          <table:table-cell office:value-type="float" office:value="87.956000000000003" table:style-name="ce11">
            <text:p>87.956</text:p>
          </table:table-cell>
          <table:table-cell office:value-type="float" office:value="5.2709999999999999" table:style-name="ce11">
            <text:p>5.271</text:p>
          </table:table-cell>
          <table:table-cell office:value-type="float" office:value="7.8570000000000002" table:style-name="ce11">
            <text:p>7.857</text:p>
          </table:table-cell>
          <table:table-cell office:value-type="float" office:value="87.733000000000004" table:style-name="ce11">
            <text:p>87.733</text:p>
          </table:table-cell>
          <table:table-cell office:value-type="float" office:value="4.41" table:style-name="ce11">
            <text:p>4.41</text:p>
          </table:table-cell>
          <table:table-cell office:value-type="float" office:value="6.9409999999999998" table:style-name="ce11">
            <text:p>6.941</text:p>
          </table:table-cell>
          <table:table-cell office:value-type="float" office:value="3.3420000000000001" table:style-name="ce11">
            <text:p>3.342</text:p>
          </table:table-cell>
          <table:table-cell office:value-type="float" office:value="17.995000000000001" table:style-name="ce11">
            <text:p>17.995</text:p>
          </table:table-cell>
          <table:table-cell office:value-type="float" office:value="41.645000000000003" table:style-name="ce11">
            <text:p>41.645</text:p>
          </table:table-cell>
          <table:table-cell office:value-type="float" office:value="0.25700000000000001" table:style-name="ce11">
            <text:p>0.257</text:p>
          </table:table-cell>
          <table:table-cell office:value-type="float" office:value="36.247" table:style-name="ce11">
            <text:p>36.247</text:p>
          </table:table-cell>
          <table:table-cell office:value-type="float" office:value="49.1" table:style-name="ce11">
            <text:p>49.1</text:p>
          </table:table-cell>
          <table:table-cell office:value-type="float" office:value="35.475999999999999" table:style-name="ce11">
            <text:p>35.476</text:p>
          </table:table-cell>
          <table:table-cell office:value-type="float" office:value="28.792000000000002" table:style-name="ce11">
            <text:p>28.792</text:p>
          </table:table-cell>
          <table:table-cell office:value-type="float" office:value="33.161999999999999" table:style-name="ce11">
            <text:p>33.162</text:p>
          </table:table-cell>
          <table:table-cell office:value-type="float" office:value="40.874000000000002" table:style-name="ce11">
            <text:p>40.874</text:p>
          </table:table-cell>
          <table:table-cell office:value-type="float" office:value="2.0569999999999999" table:style-name="ce11">
            <text:p>2.057</text:p>
          </table:table-cell>
          <table:table-cell office:value-type="float" office:value="4.1130000000000004" table:style-name="ce11">
            <text:p>4.113</text:p>
          </table:table-cell>
          <table:table-cell office:value-type="float" office:value="5.3979999999999997" table:style-name="ce11">
            <text:p>5.398</text:p>
          </table:table-cell>
          <table:table-cell office:value-type="float" office:value="8.4830000000000005" table:style-name="ce11">
            <text:p>8.483</text:p>
          </table:table-cell>
          <table:table-cell office:value-type="float" office:value="8.9969999999999999" table:style-name="ce11">
            <text:p>8.997</text:p>
          </table:table-cell>
          <table:table-cell office:value-type="float" office:value="2.5710000000000002" table:style-name="ce11">
            <text:p>2.571</text:p>
          </table:table-cell>
          <table:table-cell office:value-type="float" office:value="43.622" table:style-name="ce11">
            <text:p>43.622</text:p>
          </table:table-cell>
          <table:table-cell office:value-type="float" office:value="45.408000000000001" table:style-name="ce11">
            <text:p>45.408</text:p>
          </table:table-cell>
          <table:table-cell office:value-type="float" office:value="10.968999999999999" table:style-name="ce11">
            <text:p>10.969</text:p>
          </table:table-cell>
          <table:table-cell office:value-type="float" office:value="39.765999999999998" table:style-name="ce11">
            <text:p>39.766</text:p>
          </table:table-cell>
          <table:table-cell office:value-type="float" office:value="52.43" table:style-name="ce11">
            <text:p>52.43</text:p>
          </table:table-cell>
          <table:table-cell office:value-type="float" office:value="49.487000000000002" table:style-name="ce11">
            <text:p>49.487</text:p>
          </table:table-cell>
          <table:table-cell office:value-type="float" office:value="22.806999999999999" table:style-name="ce11">
            <text:p>22.807</text:p>
          </table:table-cell>
          <table:table-cell office:value-type="float" office:value="49.707999999999998" table:style-name="ce11">
            <text:p>49.708</text:p>
          </table:table-cell>
          <table:table-cell office:value-type="float" office:value="23.274000000000001" table:style-name="ce11">
            <text:p>23.274</text:p>
          </table:table-cell>
          <table:table-cell office:value-type="float" office:value="31.282" table:style-name="ce11">
            <text:p>31.282</text:p>
          </table:table-cell>
          <table:table-cell office:value-type="float" office:value="68.421000000000006" table:style-name="ce11">
            <text:p>68.421</text:p>
          </table:table-cell>
          <table:table-cell office:value-type="float" office:value="10.526" table:style-name="ce11">
            <text:p>10.526</text:p>
          </table:table-cell>
          <table:table-cell office:value-type="float" office:value="24.297000000000001" table:style-name="ce11">
            <text:p>24.297</text:p>
          </table:table-cell>
          <table:table-cell office:value-type="float" office:value="19.231000000000002" table:style-name="ce11">
            <text:p>19.231</text:p>
          </table:table-cell>
          <table:table-cell office:value-type="float" office:value="8.7720000000000002" table:style-name="ce11">
            <text:p>8.772</text:p>
          </table:table-cell>
          <table:table-cell office:value-type="float" office:value="63.345999999999997" table:style-name="ce11">
            <text:p>63.346</text:p>
          </table:table-cell>
          <table:table-cell office:value-type="float" office:value="68.741" table:style-name="ce11">
            <text:p>68.741</text:p>
          </table:table-cell>
          <table:table-cell office:value-type="float" office:value="58.573" table:style-name="ce11">
            <text:p>58.573</text:p>
          </table:table-cell>
          <table:table-cell office:value-type="float" office:value="38" table:style-name="ce11">
            <text:p>38</text:p>
          </table:table-cell>
          <table:table-cell office:value-type="float" office:value="69.613" table:style-name="ce11">
            <text:p>69.613</text:p>
          </table:table-cell>
          <table:table-cell office:value-type="float" office:value="73.509" table:style-name="ce11">
            <text:p>73.509</text:p>
          </table:table-cell>
          <table:table-cell office:value-type="float" office:value="4.9009999999999998" table:style-name="ce11">
            <text:p>4.901</text:p>
          </table:table-cell>
          <table:table-cell office:value-type="float" office:value="82.296999999999997" table:style-name="ce11">
            <text:p>82.297</text:p>
          </table:table-cell>
          <table:table-cell office:value-type="float" office:value="25.63" table:style-name="ce11">
            <text:p>25.63</text:p>
          </table:table-cell>
          <table:table-cell office:value-type="float" office:value="73.882000000000005" table:style-name="ce11">
            <text:p>73.882</text:p>
          </table:table-cell>
          <table:table-cell table:number-columns-repeated="16254"/>
        </table:table-row>
        <table:table-row table:style-name="ro9">
          <table:table-cell office:value-type="string" table:style-name="ce4">
            <text:p>DES</text:p>
          </table:table-cell>
          <table:table-cell office:value-type="string" table:style-name="ce4">
            <text:p>Defence Equipment and Support</text:p>
          </table:table-cell>
          <table:table-cell office:value-type="string" table:style-name="ce4">
            <text:p>Defence</text:p>
          </table:table-cell>
          <table:table-cell table:style-name="ce4"/>
          <table:table-cell office:value-type="float" office:value="73.802000000000007" table:style-name="ce11">
            <text:p>73.802</text:p>
          </table:table-cell>
          <table:table-cell office:value-type="float" office:value="58.575000000000003" table:style-name="ce11">
            <text:p>58.575</text:p>
          </table:table-cell>
          <table:table-cell office:value-type="float" office:value="80.028000000000006" table:style-name="ce11">
            <text:p>80.028</text:p>
          </table:table-cell>
          <table:table-cell office:value-type="float" office:value="78.325000000000003" table:style-name="ce11">
            <text:p>78.325</text:p>
          </table:table-cell>
          <table:table-cell office:value-type="float" office:value="73.05" table:style-name="ce11">
            <text:p>73.05</text:p>
          </table:table-cell>
          <table:table-cell office:value-type="float" office:value="81.111999999999995" table:style-name="ce11">
            <text:p>81.112</text:p>
          </table:table-cell>
          <table:table-cell office:value-type="float" office:value="59.402999999999999" table:style-name="ce11">
            <text:p>59.403</text:p>
          </table:table-cell>
          <table:table-cell office:value-type="float" office:value="82.418999999999997" table:style-name="ce11">
            <text:p>82.419</text:p>
          </table:table-cell>
          <table:table-cell office:value-type="float" office:value="71.552000000000007" table:style-name="ce11">
            <text:p>71.552</text:p>
          </table:table-cell>
          <table:table-cell office:value-type="float" office:value="30.722000000000001" table:style-name="ce11">
            <text:p>30.722</text:p>
          </table:table-cell>
          <table:table-cell office:value-type="float" office:value="50.43" table:style-name="ce11">
            <text:p>50.43</text:p>
          </table:table-cell>
          <table:table-cell office:value-type="float" office:value="88.84" table:style-name="ce11">
            <text:p>88.84</text:p>
          </table:table-cell>
          <table:table-cell office:value-type="float" office:value="83.784000000000006" table:style-name="ce11">
            <text:p>83.784</text:p>
          </table:table-cell>
          <table:table-cell office:value-type="float" office:value="75.977999999999994" table:style-name="ce11">
            <text:p>75.978</text:p>
          </table:table-cell>
          <table:table-cell office:value-type="float" office:value="66.162000000000006" table:style-name="ce11">
            <text:p>66.162</text:p>
          </table:table-cell>
          <table:table-cell office:value-type="float" office:value="85.369" table:style-name="ce11">
            <text:p>85.369</text:p>
          </table:table-cell>
          <table:table-cell office:value-type="float" office:value="77.155000000000001" table:style-name="ce11">
            <text:p>77.155</text:p>
          </table:table-cell>
          <table:table-cell office:value-type="float" office:value="79.537000000000006" table:style-name="ce11">
            <text:p>79.537</text:p>
          </table:table-cell>
          <table:table-cell office:value-type="float" office:value="75.966999999999999" table:style-name="ce11">
            <text:p>75.967</text:p>
          </table:table-cell>
          <table:table-cell office:value-type="float" office:value="89.322999999999993" table:style-name="ce11">
            <text:p>89.323</text:p>
          </table:table-cell>
          <table:table-cell office:value-type="float" office:value="86.912000000000006" table:style-name="ce11">
            <text:p>86.912</text:p>
          </table:table-cell>
          <table:table-cell office:value-type="float" office:value="66.459999999999994" table:style-name="ce11">
            <text:p>66.46</text:p>
          </table:table-cell>
          <table:table-cell office:value-type="float" office:value="82.436999999999998" table:style-name="ce11">
            <text:p>82.437</text:p>
          </table:table-cell>
          <table:table-cell office:value-type="float" office:value="82.960999999999999" table:style-name="ce11">
            <text:p>82.961</text:p>
          </table:table-cell>
          <table:table-cell office:value-type="float" office:value="69.643000000000001" table:style-name="ce11">
            <text:p>69.643</text:p>
          </table:table-cell>
          <table:table-cell office:value-type="float" office:value="66.918999999999997" table:style-name="ce11">
            <text:p>66.919</text:p>
          </table:table-cell>
          <table:table-cell office:value-type="float" office:value="70.317999999999998" table:style-name="ce11">
            <text:p>70.318</text:p>
          </table:table-cell>
          <table:table-cell office:value-type="float" office:value="39.700000000000003" table:style-name="ce11">
            <text:p>39.7</text:p>
          </table:table-cell>
          <table:table-cell office:value-type="float" office:value="84.76" table:style-name="ce11">
            <text:p>84.76</text:p>
          </table:table-cell>
          <table:table-cell office:value-type="float" office:value="82.53" table:style-name="ce11">
            <text:p>82.53</text:p>
          </table:table-cell>
          <table:table-cell office:value-type="float" office:value="76.052000000000007" table:style-name="ce11">
            <text:p>76.052</text:p>
          </table:table-cell>
          <table:table-cell office:value-type="float" office:value="66.528000000000006" table:style-name="ce11">
            <text:p>66.528</text:p>
          </table:table-cell>
          <table:table-cell office:value-type="float" office:value="51.874000000000002" table:style-name="ce11">
            <text:p>51.874</text:p>
          </table:table-cell>
          <table:table-cell office:value-type="float" office:value="62.134" table:style-name="ce11">
            <text:p>62.134</text:p>
          </table:table-cell>
          <table:table-cell office:value-type="float" office:value="57.024000000000001" table:style-name="ce11">
            <text:p>57.024</text:p>
          </table:table-cell>
          <table:table-cell office:value-type="float" office:value="86.498999999999995" table:style-name="ce11">
            <text:p>86.499</text:p>
          </table:table-cell>
          <table:table-cell office:value-type="float" office:value="89.665999999999997" table:style-name="ce11">
            <text:p>89.666</text:p>
          </table:table-cell>
          <table:table-cell office:value-type="float" office:value="72.299000000000007" table:style-name="ce11">
            <text:p>72.299</text:p>
          </table:table-cell>
          <table:table-cell office:value-type="float" office:value="81.233999999999995" table:style-name="ce11">
            <text:p>81.234</text:p>
          </table:table-cell>
          <table:table-cell office:value-type="float" office:value="64.703999999999994" table:style-name="ce11">
            <text:p>64.704</text:p>
          </table:table-cell>
          <table:table-cell office:value-type="float" office:value="77.738" table:style-name="ce11">
            <text:p>77.738</text:p>
          </table:table-cell>
          <table:table-cell office:value-type="float" office:value="87.471999999999994" table:style-name="ce11">
            <text:p>87.472</text:p>
          </table:table-cell>
          <table:table-cell office:value-type="float" office:value="66.067999999999998" table:style-name="ce11">
            <text:p>66.068</text:p>
          </table:table-cell>
          <table:table-cell office:value-type="float" office:value="59.646999999999998" table:style-name="ce11">
            <text:p>59.647</text:p>
          </table:table-cell>
          <table:table-cell office:value-type="float" office:value="73.694000000000003" table:style-name="ce11">
            <text:p>73.694</text:p>
          </table:table-cell>
          <table:table-cell office:value-type="float" office:value="30.565000000000001" table:style-name="ce11">
            <text:p>30.565</text:p>
          </table:table-cell>
          <table:table-cell office:value-type="float" office:value="40.289000000000001" table:style-name="ce11">
            <text:p>40.289</text:p>
          </table:table-cell>
          <table:table-cell office:value-type="float" office:value="21.32" table:style-name="ce11">
            <text:p>21.32</text:p>
          </table:table-cell>
          <table:table-cell office:value-type="float" office:value="66.61" table:style-name="ce11">
            <text:p>66.61</text:p>
          </table:table-cell>
          <table:table-cell office:value-type="float" office:value="63.817" table:style-name="ce11">
            <text:p>63.817</text:p>
          </table:table-cell>
          <table:table-cell office:value-type="float" office:value="53.762999999999998" table:style-name="ce11">
            <text:p>53.763</text:p>
          </table:table-cell>
          <table:table-cell office:value-type="float" office:value="55.701999999999998" table:style-name="ce11">
            <text:p>55.702</text:p>
          </table:table-cell>
          <table:table-cell office:value-type="float" office:value="28.077999999999999" table:style-name="ce11">
            <text:p>28.078</text:p>
          </table:table-cell>
          <table:table-cell office:value-type="float" office:value="29.725999999999999" table:style-name="ce11">
            <text:p>29.726</text:p>
          </table:table-cell>
          <table:table-cell office:value-type="float" office:value="63.686999999999998" table:style-name="ce11">
            <text:p>63.687</text:p>
          </table:table-cell>
          <table:table-cell office:value-type="float" office:value="36.366999999999997" table:style-name="ce11">
            <text:p>36.367</text:p>
          </table:table-cell>
          <table:table-cell office:value-type="float" office:value="56.268999999999998" table:style-name="ce11">
            <text:p>56.269</text:p>
          </table:table-cell>
          <table:table-cell office:value-type="float" office:value="55.710999999999999" table:style-name="ce11">
            <text:p>55.711</text:p>
          </table:table-cell>
          <table:table-cell office:value-type="float" office:value="55.113999999999997" table:style-name="ce11">
            <text:p>55.114</text:p>
          </table:table-cell>
          <table:table-cell office:value-type="float" office:value="40.380000000000003" table:style-name="ce11">
            <text:p>40.38</text:p>
          </table:table-cell>
          <table:table-cell office:value-type="float" office:value="44.023000000000003" table:style-name="ce11">
            <text:p>44.023</text:p>
          </table:table-cell>
          <table:table-cell office:value-type="float" office:value="42.534999999999997" table:style-name="ce11">
            <text:p>42.535</text:p>
          </table:table-cell>
          <table:table-cell office:value-type="float" office:value="50.536000000000001" table:style-name="ce11">
            <text:p>50.536</text:p>
          </table:table-cell>
          <table:table-cell office:value-type="float" office:value="36.04" table:style-name="ce11">
            <text:p>36.04</text:p>
          </table:table-cell>
          <table:table-cell office:value-type="float" office:value="92.352000000000004" table:style-name="ce11">
            <text:p>92.352</text:p>
          </table:table-cell>
          <table:table-cell office:value-type="float" office:value="76.117000000000004" table:style-name="ce11">
            <text:p>76.117</text:p>
          </table:table-cell>
          <table:table-cell office:value-type="float" office:value="77.606999999999999" table:style-name="ce11">
            <text:p>77.607</text:p>
          </table:table-cell>
          <table:table-cell office:value-type="float" office:value="77.650000000000006" table:style-name="ce11">
            <text:p>77.65</text:p>
          </table:table-cell>
          <table:table-cell office:value-type="float" office:value="82.938000000000002" table:style-name="ce11">
            <text:p>82.938</text:p>
          </table:table-cell>
          <table:table-cell office:value-type="float" office:value="51.484000000000002" table:style-name="ce11">
            <text:p>51.484</text:p>
          </table:table-cell>
          <table:table-cell office:value-type="float" office:value="73.004999999999995" table:style-name="ce11">
            <text:p>73.005</text:p>
          </table:table-cell>
          <table:table-cell office:value-type="float" office:value="7.0449999999999999" table:style-name="ce11">
            <text:p>7.045</text:p>
          </table:table-cell>
          <table:table-cell office:value-type="float" office:value="13.129" table:style-name="ce11">
            <text:p>13.129</text:p>
          </table:table-cell>
          <table:table-cell office:value-type="float" office:value="32.082000000000001" table:style-name="ce11">
            <text:p>32.082</text:p>
          </table:table-cell>
          <table:table-cell office:value-type="float" office:value="47.744" table:style-name="ce11">
            <text:p>47.744</text:p>
          </table:table-cell>
          <table:table-cell office:value-type="float" office:value="85.347999999999999" table:style-name="ce11">
            <text:p>85.348</text:p>
          </table:table-cell>
          <table:table-cell office:value-type="float" office:value="63.03" table:style-name="ce11">
            <text:p>63.03</text:p>
          </table:table-cell>
          <table:table-cell office:value-type="float" office:value="73.495999999999995" table:style-name="ce11">
            <text:p>73.496</text:p>
          </table:table-cell>
          <table:table-cell office:value-type="float" office:value="6.7469999999999999" table:style-name="ce11">
            <text:p>6.747</text:p>
          </table:table-cell>
          <table:table-cell office:value-type="float" office:value="87.498999999999995" table:style-name="ce11">
            <text:p>87.499</text:p>
          </table:table-cell>
          <table:table-cell office:value-type="float" office:value="5.7539999999999996" table:style-name="ce11">
            <text:p>5.754</text:p>
          </table:table-cell>
          <table:table-cell office:value-type="float" office:value="6.5469999999999997" table:style-name="ce11">
            <text:p>6.547</text:p>
          </table:table-cell>
          <table:table-cell office:value-type="float" office:value="88.587999999999994" table:style-name="ce11">
            <text:p>88.588</text:p>
          </table:table-cell>
          <table:table-cell office:value-type="float" office:value="4.8650000000000002" table:style-name="ce11">
            <text:p>4.865</text:p>
          </table:table-cell>
          <table:table-cell office:value-type="float" office:value="5.8929999999999998" table:style-name="ce11">
            <text:p>5.893</text:p>
          </table:table-cell>
          <table:table-cell office:value-type="float" office:value="3.12" table:style-name="ce11">
            <text:p>3.12</text:p>
          </table:table-cell>
          <table:table-cell office:value-type="float" office:value="18.198" table:style-name="ce11">
            <text:p>18.198</text:p>
          </table:table-cell>
          <table:table-cell office:value-type="float" office:value="45.406999999999996" table:style-name="ce11">
            <text:p>45.407</text:p>
          </table:table-cell>
          <table:table-cell office:value-type="float" office:value="0.86699999999999999" table:style-name="ce11">
            <text:p>0.867</text:p>
          </table:table-cell>
          <table:table-cell office:value-type="float" office:value="36.741999999999997" table:style-name="ce11">
            <text:p>36.742</text:p>
          </table:table-cell>
          <table:table-cell office:value-type="float" office:value="49.22" table:style-name="ce11">
            <text:p>49.22</text:p>
          </table:table-cell>
          <table:table-cell office:value-type="float" office:value="29.983000000000001" table:style-name="ce11">
            <text:p>29.983</text:p>
          </table:table-cell>
          <table:table-cell office:value-type="float" office:value="34.314999999999998" table:style-name="ce11">
            <text:p>34.315</text:p>
          </table:table-cell>
          <table:table-cell office:value-type="float" office:value="34.661999999999999" table:style-name="ce11">
            <text:p>34.662</text:p>
          </table:table-cell>
          <table:table-cell office:value-type="float" office:value="29.983000000000001" table:style-name="ce11">
            <text:p>29.983</text:p>
          </table:table-cell>
          <table:table-cell office:value-type="float" office:value="3.4660000000000002" table:style-name="ce11">
            <text:p>3.466</text:p>
          </table:table-cell>
          <table:table-cell office:value-type="float" office:value="3.12" table:style-name="ce11">
            <text:p>3.12</text:p>
          </table:table-cell>
          <table:table-cell office:value-type="float" office:value="5.8929999999999998" table:style-name="ce11">
            <text:p>5.893</text:p>
          </table:table-cell>
          <table:table-cell office:value-type="float" office:value="10.571999999999999" table:style-name="ce11">
            <text:p>10.572</text:p>
          </table:table-cell>
          <table:table-cell office:value-type="float" office:value="8.3190000000000008" table:style-name="ce11">
            <text:p>8.319</text:p>
          </table:table-cell>
          <table:table-cell office:value-type="float" office:value="4.1589999999999998" table:style-name="ce11">
            <text:p>4.159</text:p>
          </table:table-cell>
          <table:table-cell office:value-type="float" office:value="38.061999999999998" table:style-name="ce11">
            <text:p>38.062</text:p>
          </table:table-cell>
          <table:table-cell office:value-type="float" office:value="50.865000000000002" table:style-name="ce11">
            <text:p>50.865</text:p>
          </table:table-cell>
          <table:table-cell office:value-type="float" office:value="11.073" table:style-name="ce11">
            <text:p>11.073</text:p>
          </table:table-cell>
          <table:table-cell office:value-type="float" office:value="31.335999999999999" table:style-name="ce11">
            <text:p>31.336</text:p>
          </table:table-cell>
          <table:table-cell office:value-type="float" office:value="44" table:style-name="ce11">
            <text:p>44</text:p>
          </table:table-cell>
          <table:table-cell office:value-type="float" office:value="54.765999999999998" table:style-name="ce11">
            <text:p>54.766</text:p>
          </table:table-cell>
          <table:table-cell office:value-type="float" office:value="32.406999999999996" table:style-name="ce11">
            <text:p>32.407</text:p>
          </table:table-cell>
          <table:table-cell office:value-type="float" office:value="56.220999999999997" table:style-name="ce11">
            <text:p>56.221</text:p>
          </table:table-cell>
          <table:table-cell office:value-type="float" office:value="26.957000000000001" table:style-name="ce11">
            <text:p>26.957</text:p>
          </table:table-cell>
          <table:table-cell office:value-type="float" office:value="26.17" table:style-name="ce11">
            <text:p>26.17</text:p>
          </table:table-cell>
          <table:table-cell office:value-type="float" office:value="52.777999999999999" table:style-name="ce11">
            <text:p>52.778</text:p>
          </table:table-cell>
          <table:table-cell office:value-type="float" office:value="12.442" table:style-name="ce11">
            <text:p>12.442</text:p>
          </table:table-cell>
          <table:table-cell office:value-type="float" office:value="29.042999999999999" table:style-name="ce11">
            <text:p>29.043</text:p>
          </table:table-cell>
          <table:table-cell office:value-type="float" office:value="19.064" table:style-name="ce11">
            <text:p>19.064</text:p>
          </table:table-cell>
          <table:table-cell office:value-type="float" office:value="14.815" table:style-name="ce11">
            <text:p>14.815</text:p>
          </table:table-cell>
          <table:table-cell office:value-type="float" office:value="63.619" table:style-name="ce11">
            <text:p>63.619</text:p>
          </table:table-cell>
          <table:table-cell office:value-type="float" office:value="67.7" table:style-name="ce11">
            <text:p>67.7</text:p>
          </table:table-cell>
          <table:table-cell office:value-type="float" office:value="60.418999999999997" table:style-name="ce11">
            <text:p>60.419</text:p>
          </table:table-cell>
          <table:table-cell office:value-type="float" office:value="31.466000000000001" table:style-name="ce11">
            <text:p>31.466</text:p>
          </table:table-cell>
          <table:table-cell office:value-type="float" office:value="72.028000000000006" table:style-name="ce11">
            <text:p>72.028</text:p>
          </table:table-cell>
          <table:table-cell office:value-type="float" office:value="73.789000000000001" table:style-name="ce11">
            <text:p>73.789</text:p>
          </table:table-cell>
          <table:table-cell office:value-type="float" office:value="4.8220000000000001" table:style-name="ce11">
            <text:p>4.822</text:p>
          </table:table-cell>
          <table:table-cell office:value-type="float" office:value="74.197999999999993" table:style-name="ce11">
            <text:p>74.198</text:p>
          </table:table-cell>
          <table:table-cell office:value-type="float" office:value="27.295000000000002" table:style-name="ce11">
            <text:p>27.295</text:p>
          </table:table-cell>
          <table:table-cell office:value-type="float" office:value="72.238" table:style-name="ce11">
            <text:p>72.238</text:p>
          </table:table-cell>
          <table:table-cell table:number-columns-repeated="16254"/>
        </table:table-row>
        <table:table-row table:style-name="ro6">
          <table:table-cell office:value-type="string" table:style-name="ce4">
            <text:p>DFE</text:p>
          </table:table-cell>
          <table:table-cell office:value-type="string" table:style-name="ce4">
            <text:p>Department for Education</text:p>
          </table:table-cell>
          <table:table-cell office:value-type="string" table:style-name="ce4">
            <text:p>Education</text:p>
          </table:table-cell>
          <table:table-cell office:value-type="string" table:style-name="ce4">
            <text:p>[note 5]</text:p>
          </table:table-cell>
          <table:table-cell office:value-type="float" office:value="89.811000000000007" table:style-name="ce11">
            <text:p>89.811</text:p>
          </table:table-cell>
          <table:table-cell office:value-type="float" office:value="69.281999999999996" table:style-name="ce11">
            <text:p>69.282</text:p>
          </table:table-cell>
          <table:table-cell office:value-type="float" office:value="81.683999999999997" table:style-name="ce11">
            <text:p>81.684</text:p>
          </table:table-cell>
          <table:table-cell office:value-type="float" office:value="84.212999999999994" table:style-name="ce11">
            <text:p>84.213</text:p>
          </table:table-cell>
          <table:table-cell office:value-type="float" office:value="78.244" table:style-name="ce11">
            <text:p>78.244</text:p>
          </table:table-cell>
          <table:table-cell office:value-type="float" office:value="88.872" table:style-name="ce11">
            <text:p>88.872</text:p>
          </table:table-cell>
          <table:table-cell office:value-type="float" office:value="63.137" table:style-name="ce11">
            <text:p>63.137</text:p>
          </table:table-cell>
          <table:table-cell office:value-type="float" office:value="86.576999999999998" table:style-name="ce11">
            <text:p>86.577</text:p>
          </table:table-cell>
          <table:table-cell office:value-type="float" office:value="77.191999999999993" table:style-name="ce11">
            <text:p>77.192</text:p>
          </table:table-cell>
          <table:table-cell office:value-type="float" office:value="46.45" table:style-name="ce11">
            <text:p>46.45</text:p>
          </table:table-cell>
          <table:table-cell office:value-type="float" office:value="64.369" table:style-name="ce11">
            <text:p>64.369</text:p>
          </table:table-cell>
          <table:table-cell office:value-type="float" office:value="90.456000000000003" table:style-name="ce11">
            <text:p>90.456</text:p>
          </table:table-cell>
          <table:table-cell office:value-type="float" office:value="83.95" table:style-name="ce11">
            <text:p>83.95</text:p>
          </table:table-cell>
          <table:table-cell office:value-type="float" office:value="79.867000000000004" table:style-name="ce11">
            <text:p>79.867</text:p>
          </table:table-cell>
          <table:table-cell office:value-type="float" office:value="68.47" table:style-name="ce11">
            <text:p>68.47</text:p>
          </table:table-cell>
          <table:table-cell office:value-type="float" office:value="85.688000000000002" table:style-name="ce11">
            <text:p>85.688</text:p>
          </table:table-cell>
          <table:table-cell office:value-type="float" office:value="82.596999999999994" table:style-name="ce11">
            <text:p>82.597</text:p>
          </table:table-cell>
          <table:table-cell office:value-type="float" office:value="85.828999999999994" table:style-name="ce11">
            <text:p>85.829</text:p>
          </table:table-cell>
          <table:table-cell office:value-type="float" office:value="80.915000000000006" table:style-name="ce11">
            <text:p>80.915</text:p>
          </table:table-cell>
          <table:table-cell office:value-type="float" office:value="91.983999999999995" table:style-name="ce11">
            <text:p>91.984</text:p>
          </table:table-cell>
          <table:table-cell office:value-type="float" office:value="90.016999999999996" table:style-name="ce11">
            <text:p>90.017</text:p>
          </table:table-cell>
          <table:table-cell office:value-type="float" office:value="70.406000000000006" table:style-name="ce11">
            <text:p>70.406</text:p>
          </table:table-cell>
          <table:table-cell office:value-type="float" office:value="85.099000000000004" table:style-name="ce11">
            <text:p>85.099</text:p>
          </table:table-cell>
          <table:table-cell office:value-type="float" office:value="87.478999999999999" table:style-name="ce11">
            <text:p>87.479</text:p>
          </table:table-cell>
          <table:table-cell office:value-type="float" office:value="80.641000000000005" table:style-name="ce11">
            <text:p>80.641</text:p>
          </table:table-cell>
          <table:table-cell office:value-type="float" office:value="72.195999999999998" table:style-name="ce11">
            <text:p>72.196</text:p>
          </table:table-cell>
          <table:table-cell office:value-type="float" office:value="78.852000000000004" table:style-name="ce11">
            <text:p>78.852</text:p>
          </table:table-cell>
          <table:table-cell office:value-type="float" office:value="44.774000000000001" table:style-name="ce11">
            <text:p>44.774</text:p>
          </table:table-cell>
          <table:table-cell office:value-type="float" office:value="90.488" table:style-name="ce11">
            <text:p>90.488</text:p>
          </table:table-cell>
          <table:table-cell office:value-type="float" office:value="90.084999999999994" table:style-name="ce11">
            <text:p>90.085</text:p>
          </table:table-cell>
          <table:table-cell office:value-type="float" office:value="86.040999999999997" table:style-name="ce11">
            <text:p>86.041</text:p>
          </table:table-cell>
          <table:table-cell office:value-type="float" office:value="70.866" table:style-name="ce11">
            <text:p>70.866</text:p>
          </table:table-cell>
          <table:table-cell office:value-type="float" office:value="59.511000000000003" table:style-name="ce11">
            <text:p>59.511</text:p>
          </table:table-cell>
          <table:table-cell office:value-type="float" office:value="66.248000000000005" table:style-name="ce11">
            <text:p>66.248</text:p>
          </table:table-cell>
          <table:table-cell office:value-type="float" office:value="55.904000000000003" table:style-name="ce11">
            <text:p>55.904</text:p>
          </table:table-cell>
          <table:table-cell office:value-type="float" office:value="88.462000000000003" table:style-name="ce11">
            <text:p>88.462</text:p>
          </table:table-cell>
          <table:table-cell office:value-type="float" office:value="92.066000000000003" table:style-name="ce11">
            <text:p>92.066</text:p>
          </table:table-cell>
          <table:table-cell office:value-type="float" office:value="80.177999999999997" table:style-name="ce11">
            <text:p>80.178</text:p>
          </table:table-cell>
          <table:table-cell office:value-type="float" office:value="85.620999999999995" table:style-name="ce11">
            <text:p>85.621</text:p>
          </table:table-cell>
          <table:table-cell office:value-type="float" office:value="76.400999999999996" table:style-name="ce11">
            <text:p>76.401</text:p>
          </table:table-cell>
          <table:table-cell office:value-type="float" office:value="76.007000000000005" table:style-name="ce11">
            <text:p>76.007</text:p>
          </table:table-cell>
          <table:table-cell office:value-type="float" office:value="89.536000000000001" table:style-name="ce11">
            <text:p>89.536</text:p>
          </table:table-cell>
          <table:table-cell office:value-type="float" office:value="81.902000000000001" table:style-name="ce11">
            <text:p>81.902</text:p>
          </table:table-cell>
          <table:table-cell office:value-type="float" office:value="64.959000000000003" table:style-name="ce11">
            <text:p>64.959</text:p>
          </table:table-cell>
          <table:table-cell office:value-type="float" office:value="74.337000000000003" table:style-name="ce11">
            <text:p>74.337</text:p>
          </table:table-cell>
          <table:table-cell office:value-type="float" office:value="47.331000000000003" table:style-name="ce11">
            <text:p>47.331</text:p>
          </table:table-cell>
          <table:table-cell office:value-type="float" office:value="50.966999999999999" table:style-name="ce11">
            <text:p>50.967</text:p>
          </table:table-cell>
          <table:table-cell office:value-type="float" office:value="41.054000000000002" table:style-name="ce11">
            <text:p>41.054</text:p>
          </table:table-cell>
          <table:table-cell office:value-type="float" office:value="85.884" table:style-name="ce11">
            <text:p>85.884</text:p>
          </table:table-cell>
          <table:table-cell office:value-type="float" office:value="77.096999999999994" table:style-name="ce11">
            <text:p>77.097</text:p>
          </table:table-cell>
          <table:table-cell office:value-type="float" office:value="66.760999999999996" table:style-name="ce11">
            <text:p>66.761</text:p>
          </table:table-cell>
          <table:table-cell office:value-type="float" office:value="70.525999999999996" table:style-name="ce11">
            <text:p>70.526</text:p>
          </table:table-cell>
          <table:table-cell office:value-type="float" office:value="49.103000000000002" table:style-name="ce11">
            <text:p>49.103</text:p>
          </table:table-cell>
          <table:table-cell office:value-type="float" office:value="43.124000000000002" table:style-name="ce11">
            <text:p>43.124</text:p>
          </table:table-cell>
          <table:table-cell office:value-type="float" office:value="76.17" table:style-name="ce11">
            <text:p>76.17</text:p>
          </table:table-cell>
          <table:table-cell office:value-type="float" office:value="51.533999999999999" table:style-name="ce11">
            <text:p>51.534</text:p>
          </table:table-cell>
          <table:table-cell office:value-type="float" office:value="59.058999999999997" table:style-name="ce11">
            <text:p>59.059</text:p>
          </table:table-cell>
          <table:table-cell office:value-type="float" office:value="71.918999999999997" table:style-name="ce11">
            <text:p>71.919</text:p>
          </table:table-cell>
          <table:table-cell office:value-type="float" office:value="78.11" table:style-name="ce11">
            <text:p>78.11</text:p>
          </table:table-cell>
          <table:table-cell office:value-type="float" office:value="58.258000000000003" table:style-name="ce11">
            <text:p>58.258</text:p>
          </table:table-cell>
          <table:table-cell office:value-type="float" office:value="64.89" table:style-name="ce11">
            <text:p>64.89</text:p>
          </table:table-cell>
          <table:table-cell office:value-type="float" office:value="62.133000000000003" table:style-name="ce11">
            <text:p>62.133</text:p>
          </table:table-cell>
          <table:table-cell office:value-type="float" office:value="64.674999999999997" table:style-name="ce11">
            <text:p>64.675</text:p>
          </table:table-cell>
          <table:table-cell office:value-type="float" office:value="46.722999999999999" table:style-name="ce11">
            <text:p>46.723</text:p>
          </table:table-cell>
          <table:table-cell office:value-type="float" office:value="92.459000000000003" table:style-name="ce11">
            <text:p>92.459</text:p>
          </table:table-cell>
          <table:table-cell office:value-type="float" office:value="80.497" table:style-name="ce11">
            <text:p>80.497</text:p>
          </table:table-cell>
          <table:table-cell office:value-type="float" office:value="78.798000000000002" table:style-name="ce11">
            <text:p>78.798</text:p>
          </table:table-cell>
          <table:table-cell office:value-type="float" office:value="74.399000000000001" table:style-name="ce11">
            <text:p>74.399</text:p>
          </table:table-cell>
          <table:table-cell office:value-type="float" office:value="86.263000000000005" table:style-name="ce11">
            <text:p>86.263</text:p>
          </table:table-cell>
          <table:table-cell office:value-type="float" office:value="63.945" table:style-name="ce11">
            <text:p>63.945</text:p>
          </table:table-cell>
          <table:table-cell office:value-type="float" office:value="82.63" table:style-name="ce11">
            <text:p>82.63</text:p>
          </table:table-cell>
          <table:table-cell office:value-type="float" office:value="3.9670000000000001" table:style-name="ce11">
            <text:p>3.967</text:p>
          </table:table-cell>
          <table:table-cell office:value-type="float" office:value="11.576000000000001" table:style-name="ce11">
            <text:p>11.576</text:p>
          </table:table-cell>
          <table:table-cell office:value-type="float" office:value="37.39" table:style-name="ce11">
            <text:p>37.39</text:p>
          </table:table-cell>
          <table:table-cell office:value-type="float" office:value="47.067" table:style-name="ce11">
            <text:p>47.067</text:p>
          </table:table-cell>
          <table:table-cell office:value-type="float" office:value="91.847999999999999" table:style-name="ce11">
            <text:p>91.848</text:p>
          </table:table-cell>
          <table:table-cell office:value-type="float" office:value="65.287000000000006" table:style-name="ce11">
            <text:p>65.287</text:p>
          </table:table-cell>
          <table:table-cell office:value-type="float" office:value="78.445999999999998" table:style-name="ce11">
            <text:p>78.446</text:p>
          </table:table-cell>
          <table:table-cell office:value-type="float" office:value="7.5170000000000003" table:style-name="ce11">
            <text:p>7.517</text:p>
          </table:table-cell>
          <table:table-cell office:value-type="float" office:value="86.787999999999997" table:style-name="ce11">
            <text:p>86.788</text:p>
          </table:table-cell>
          <table:table-cell office:value-type="float" office:value="5.6950000000000003" table:style-name="ce11">
            <text:p>5.695</text:p>
          </table:table-cell>
          <table:table-cell office:value-type="float" office:value="7.1210000000000004" table:style-name="ce11">
            <text:p>7.121</text:p>
          </table:table-cell>
          <table:table-cell office:value-type="float" office:value="88.838999999999999" table:style-name="ce11">
            <text:p>88.839</text:p>
          </table:table-cell>
          <table:table-cell office:value-type="float" office:value="4.0410000000000004" table:style-name="ce11">
            <text:p>4.041</text:p>
          </table:table-cell>
          <table:table-cell office:value-type="float" office:value="6.1630000000000003" table:style-name="ce11">
            <text:p>6.163</text:p>
          </table:table-cell>
          <table:table-cell office:value-type="float" office:value="1.7889999999999999" table:style-name="ce11">
            <text:p>1.789</text:p>
          </table:table-cell>
          <table:table-cell office:value-type="float" office:value="12.724" table:style-name="ce11">
            <text:p>12.724</text:p>
          </table:table-cell>
          <table:table-cell office:value-type="float" office:value="39.563000000000002" table:style-name="ce11">
            <text:p>39.563</text:p>
          </table:table-cell>
          <table:table-cell office:value-type="float" office:value="0" table:style-name="ce11">
            <text:p>0</text:p>
          </table:table-cell>
          <table:table-cell office:value-type="float" office:value="32.802999999999997" table:style-name="ce11">
            <text:p>32.803</text:p>
          </table:table-cell>
          <table:table-cell office:value-type="float" office:value="51.889000000000003" table:style-name="ce11">
            <text:p>51.889</text:p>
          </table:table-cell>
          <table:table-cell office:value-type="float" office:value="30.219000000000001" table:style-name="ce11">
            <text:p>30.219</text:p>
          </table:table-cell>
          <table:table-cell office:value-type="float" office:value="37.773000000000003" table:style-name="ce11">
            <text:p>37.773</text:p>
          </table:table-cell>
          <table:table-cell office:value-type="float" office:value="36.381999999999998" table:style-name="ce11">
            <text:p>36.382</text:p>
          </table:table-cell>
          <table:table-cell office:value-type="float" office:value="33.796999999999997" table:style-name="ce11">
            <text:p>33.797</text:p>
          </table:table-cell>
          <table:table-cell office:value-type="float" office:value="2.1869999999999998" table:style-name="ce11">
            <text:p>2.187</text:p>
          </table:table-cell>
          <table:table-cell office:value-type="float" office:value="2.9820000000000002" table:style-name="ce11">
            <text:p>2.982</text:p>
          </table:table-cell>
          <table:table-cell office:value-type="float" office:value="4.1749999999999998" table:style-name="ce11">
            <text:p>4.175</text:p>
          </table:table-cell>
          <table:table-cell office:value-type="float" office:value="7.952" table:style-name="ce11">
            <text:p>7.952</text:p>
          </table:table-cell>
          <table:table-cell office:value-type="float" office:value="8.9459999999999997" table:style-name="ce11">
            <text:p>8.946</text:p>
          </table:table-cell>
          <table:table-cell office:value-type="float" office:value="4.5730000000000004" table:style-name="ce11">
            <text:p>4.573</text:p>
          </table:table-cell>
          <table:table-cell office:value-type="float" office:value="34.722000000000001" table:style-name="ce11">
            <text:p>34.722</text:p>
          </table:table-cell>
          <table:table-cell office:value-type="float" office:value="51.19" table:style-name="ce11">
            <text:p>51.19</text:p>
          </table:table-cell>
          <table:table-cell office:value-type="float" office:value="14.087" table:style-name="ce11">
            <text:p>14.087</text:p>
          </table:table-cell>
          <table:table-cell office:value-type="float" office:value="36" table:style-name="ce11">
            <text:p>36</text:p>
          </table:table-cell>
          <table:table-cell office:value-type="float" office:value="52.893999999999998" table:style-name="ce11">
            <text:p>52.894</text:p>
          </table:table-cell>
          <table:table-cell office:value-type="float" office:value="47.305" table:style-name="ce11">
            <text:p>47.305</text:p>
          </table:table-cell>
          <table:table-cell office:value-type="float" office:value="25.286999999999999" table:style-name="ce11">
            <text:p>25.287</text:p>
          </table:table-cell>
          <table:table-cell office:value-type="float" office:value="50.856999999999999" table:style-name="ce11">
            <text:p>50.857</text:p>
          </table:table-cell>
          <table:table-cell office:value-type="float" office:value="23.353000000000002" table:style-name="ce11">
            <text:p>23.353</text:p>
          </table:table-cell>
          <table:table-cell office:value-type="float" office:value="31.536999999999999" table:style-name="ce11">
            <text:p>31.537</text:p>
          </table:table-cell>
          <table:table-cell office:value-type="float" office:value="66.091999999999999" table:style-name="ce11">
            <text:p>66.092</text:p>
          </table:table-cell>
          <table:table-cell office:value-type="float" office:value="13.143000000000001" table:style-name="ce11">
            <text:p>13.143</text:p>
          </table:table-cell>
          <table:table-cell office:value-type="float" office:value="23.751999999999999" table:style-name="ce11">
            <text:p>23.752</text:p>
          </table:table-cell>
          <table:table-cell office:value-type="float" office:value="21.158000000000001" table:style-name="ce11">
            <text:p>21.158</text:p>
          </table:table-cell>
          <table:table-cell office:value-type="float" office:value="8.6210000000000004" table:style-name="ce11">
            <text:p>8.621</text:p>
          </table:table-cell>
          <table:table-cell office:value-type="float" office:value="66.102000000000004" table:style-name="ce11">
            <text:p>66.102</text:p>
          </table:table-cell>
          <table:table-cell office:value-type="float" office:value="70.867999999999995" table:style-name="ce11">
            <text:p>70.868</text:p>
          </table:table-cell>
          <table:table-cell office:value-type="float" office:value="60.228000000000002" table:style-name="ce11">
            <text:p>60.228</text:p>
          </table:table-cell>
          <table:table-cell office:value-type="float" office:value="35.375" table:style-name="ce11">
            <text:p>35.375</text:p>
          </table:table-cell>
          <table:table-cell office:value-type="float" office:value="70.075000000000003" table:style-name="ce11">
            <text:p>70.075</text:p>
          </table:table-cell>
          <table:table-cell office:value-type="float" office:value="70.673000000000002" table:style-name="ce11">
            <text:p>70.673</text:p>
          </table:table-cell>
          <table:table-cell office:value-type="float" office:value="4.7560000000000002" table:style-name="ce11">
            <text:p>4.756</text:p>
          </table:table-cell>
          <table:table-cell office:value-type="float" office:value="82.495999999999995" table:style-name="ce11">
            <text:p>82.496</text:p>
          </table:table-cell>
          <table:table-cell office:value-type="float" office:value="24.041" table:style-name="ce11">
            <text:p>24.041</text:p>
          </table:table-cell>
          <table:table-cell office:value-type="float" office:value="74.864999999999995" table:style-name="ce11">
            <text:p>74.865</text:p>
          </table:table-cell>
          <table:table-cell table:number-columns-repeated="16254"/>
        </table:table-row>
        <table:table-row table:style-name="ro6">
          <table:table-cell office:value-type="string" table:style-name="ce4">
            <text:p>DFT</text:p>
          </table:table-cell>
          <table:table-cell office:value-type="string" table:style-name="ce4">
            <text:p>Department for Transport</text:p>
          </table:table-cell>
          <table:table-cell office:value-type="string" table:style-name="ce4">
            <text:p>Transport</text:p>
          </table:table-cell>
          <table:table-cell table:style-name="ce4"/>
          <table:table-cell office:value-type="float" office:value="85.137" table:style-name="ce11">
            <text:p>85.137</text:p>
          </table:table-cell>
          <table:table-cell office:value-type="float" office:value="67.787000000000006" table:style-name="ce11">
            <text:p>67.787</text:p>
          </table:table-cell>
          <table:table-cell office:value-type="float" office:value="80.742000000000004" table:style-name="ce11">
            <text:p>80.742</text:p>
          </table:table-cell>
          <table:table-cell office:value-type="float" office:value="82.438000000000002" table:style-name="ce11">
            <text:p>82.438</text:p>
          </table:table-cell>
          <table:table-cell office:value-type="float" office:value="76.385000000000005" table:style-name="ce11">
            <text:p>76.385</text:p>
          </table:table-cell>
          <table:table-cell office:value-type="float" office:value="85.884" table:style-name="ce11">
            <text:p>85.884</text:p>
          </table:table-cell>
          <table:table-cell office:value-type="float" office:value="62.25" table:style-name="ce11">
            <text:p>62.25</text:p>
          </table:table-cell>
          <table:table-cell office:value-type="float" office:value="85.915000000000006" table:style-name="ce11">
            <text:p>85.915</text:p>
          </table:table-cell>
          <table:table-cell office:value-type="float" office:value="76.159000000000006" table:style-name="ce11">
            <text:p>76.159</text:p>
          </table:table-cell>
          <table:table-cell office:value-type="float" office:value="39.633000000000003" table:style-name="ce11">
            <text:p>39.633</text:p>
          </table:table-cell>
          <table:table-cell office:value-type="float" office:value="66.165000000000006" table:style-name="ce11">
            <text:p>66.165</text:p>
          </table:table-cell>
          <table:table-cell office:value-type="float" office:value="89.838999999999999" table:style-name="ce11">
            <text:p>89.839</text:p>
          </table:table-cell>
          <table:table-cell office:value-type="float" office:value="83" table:style-name="ce11">
            <text:p>83</text:p>
          </table:table-cell>
          <table:table-cell office:value-type="float" office:value="78.418999999999997" table:style-name="ce11">
            <text:p>78.419</text:p>
          </table:table-cell>
          <table:table-cell office:value-type="float" office:value="66.066000000000003" table:style-name="ce11">
            <text:p>66.066</text:p>
          </table:table-cell>
          <table:table-cell office:value-type="float" office:value="86.393000000000001" table:style-name="ce11">
            <text:p>86.393</text:p>
          </table:table-cell>
          <table:table-cell office:value-type="float" office:value="80.825999999999993" table:style-name="ce11">
            <text:p>80.826</text:p>
          </table:table-cell>
          <table:table-cell office:value-type="float" office:value="84.037999999999997" table:style-name="ce11">
            <text:p>84.038</text:p>
          </table:table-cell>
          <table:table-cell office:value-type="float" office:value="78.546000000000006" table:style-name="ce11">
            <text:p>78.546</text:p>
          </table:table-cell>
          <table:table-cell office:value-type="float" office:value="91.019000000000005" table:style-name="ce11">
            <text:p>91.019</text:p>
          </table:table-cell>
          <table:table-cell office:value-type="float" office:value="89.165999999999997" table:style-name="ce11">
            <text:p>89.166</text:p>
          </table:table-cell>
          <table:table-cell office:value-type="float" office:value="67.977999999999994" table:style-name="ce11">
            <text:p>67.978</text:p>
          </table:table-cell>
          <table:table-cell office:value-type="float" office:value="83.388000000000005" table:style-name="ce11">
            <text:p>83.388</text:p>
          </table:table-cell>
          <table:table-cell office:value-type="float" office:value="86.988" table:style-name="ce11">
            <text:p>86.988</text:p>
          </table:table-cell>
          <table:table-cell office:value-type="float" office:value="76.322000000000003" table:style-name="ce11">
            <text:p>76.322</text:p>
          </table:table-cell>
          <table:table-cell office:value-type="float" office:value="70.988" table:style-name="ce11">
            <text:p>70.988</text:p>
          </table:table-cell>
          <table:table-cell office:value-type="float" office:value="76.91" table:style-name="ce11">
            <text:p>76.91</text:p>
          </table:table-cell>
          <table:table-cell office:value-type="float" office:value="42.387" table:style-name="ce11">
            <text:p>42.387</text:p>
          </table:table-cell>
          <table:table-cell office:value-type="float" office:value="89.41" table:style-name="ce11">
            <text:p>89.41</text:p>
          </table:table-cell>
          <table:table-cell office:value-type="float" office:value="86.971000000000004" table:style-name="ce11">
            <text:p>86.971</text:p>
          </table:table-cell>
          <table:table-cell office:value-type="float" office:value="81.305000000000007" table:style-name="ce11">
            <text:p>81.305</text:p>
          </table:table-cell>
          <table:table-cell office:value-type="float" office:value="72.055999999999997" table:style-name="ce11">
            <text:p>72.056</text:p>
          </table:table-cell>
          <table:table-cell office:value-type="float" office:value="53.927" table:style-name="ce11">
            <text:p>53.927</text:p>
          </table:table-cell>
          <table:table-cell office:value-type="float" office:value="66.349000000000004" table:style-name="ce11">
            <text:p>66.349</text:p>
          </table:table-cell>
          <table:table-cell office:value-type="float" office:value="56.594000000000001" table:style-name="ce11">
            <text:p>56.594</text:p>
          </table:table-cell>
          <table:table-cell office:value-type="float" office:value="88.335999999999999" table:style-name="ce11">
            <text:p>88.336</text:p>
          </table:table-cell>
          <table:table-cell office:value-type="float" office:value="90.295000000000002" table:style-name="ce11">
            <text:p>90.295</text:p>
          </table:table-cell>
          <table:table-cell office:value-type="float" office:value="80" table:style-name="ce11">
            <text:p>80</text:p>
          </table:table-cell>
          <table:table-cell office:value-type="float" office:value="85.049000000000007" table:style-name="ce11">
            <text:p>85.049</text:p>
          </table:table-cell>
          <table:table-cell office:value-type="float" office:value="77.058999999999997" table:style-name="ce11">
            <text:p>77.059</text:p>
          </table:table-cell>
          <table:table-cell office:value-type="float" office:value="76.460999999999999" table:style-name="ce11">
            <text:p>76.461</text:p>
          </table:table-cell>
          <table:table-cell office:value-type="float" office:value="88.921999999999997" table:style-name="ce11">
            <text:p>88.922</text:p>
          </table:table-cell>
          <table:table-cell office:value-type="float" office:value="81.975999999999999" table:style-name="ce11">
            <text:p>81.976</text:p>
          </table:table-cell>
          <table:table-cell office:value-type="float" office:value="61.753" table:style-name="ce11">
            <text:p>61.753</text:p>
          </table:table-cell>
          <table:table-cell office:value-type="float" office:value="70.918000000000006" table:style-name="ce11">
            <text:p>70.918</text:p>
          </table:table-cell>
          <table:table-cell office:value-type="float" office:value="40.695" table:style-name="ce11">
            <text:p>40.695</text:p>
          </table:table-cell>
          <table:table-cell office:value-type="float" office:value="43.087000000000003" table:style-name="ce11">
            <text:p>43.087</text:p>
          </table:table-cell>
          <table:table-cell office:value-type="float" office:value="35.061" table:style-name="ce11">
            <text:p>35.061</text:p>
          </table:table-cell>
          <table:table-cell office:value-type="float" office:value="85.156000000000006" table:style-name="ce11">
            <text:p>85.156</text:p>
          </table:table-cell>
          <table:table-cell office:value-type="float" office:value="77.561999999999998" table:style-name="ce11">
            <text:p>77.562</text:p>
          </table:table-cell>
          <table:table-cell office:value-type="float" office:value="67.061999999999998" table:style-name="ce11">
            <text:p>67.062</text:p>
          </table:table-cell>
          <table:table-cell office:value-type="float" office:value="73.441000000000003" table:style-name="ce11">
            <text:p>73.441</text:p>
          </table:table-cell>
          <table:table-cell office:value-type="float" office:value="53.53" table:style-name="ce11">
            <text:p>53.53</text:p>
          </table:table-cell>
          <table:table-cell office:value-type="float" office:value="48.323" table:style-name="ce11">
            <text:p>48.323</text:p>
          </table:table-cell>
          <table:table-cell office:value-type="float" office:value="76.158000000000001" table:style-name="ce11">
            <text:p>76.158</text:p>
          </table:table-cell>
          <table:table-cell office:value-type="float" office:value="52.101999999999997" table:style-name="ce11">
            <text:p>52.102</text:p>
          </table:table-cell>
          <table:table-cell office:value-type="float" office:value="62.454999999999998" table:style-name="ce11">
            <text:p>62.455</text:p>
          </table:table-cell>
          <table:table-cell office:value-type="float" office:value="71.474999999999994" table:style-name="ce11">
            <text:p>71.475</text:p>
          </table:table-cell>
          <table:table-cell office:value-type="float" office:value="78.739999999999995" table:style-name="ce11">
            <text:p>78.74</text:p>
          </table:table-cell>
          <table:table-cell office:value-type="float" office:value="51.165999999999997" table:style-name="ce11">
            <text:p>51.166</text:p>
          </table:table-cell>
          <table:table-cell office:value-type="float" office:value="60.92" table:style-name="ce11">
            <text:p>60.92</text:p>
          </table:table-cell>
          <table:table-cell office:value-type="float" office:value="58.325000000000003" table:style-name="ce11">
            <text:p>58.325</text:p>
          </table:table-cell>
          <table:table-cell office:value-type="float" office:value="63.517000000000003" table:style-name="ce11">
            <text:p>63.517</text:p>
          </table:table-cell>
          <table:table-cell office:value-type="float" office:value="43.036000000000001" table:style-name="ce11">
            <text:p>43.036</text:p>
          </table:table-cell>
          <table:table-cell office:value-type="float" office:value="91.704999999999998" table:style-name="ce11">
            <text:p>91.705</text:p>
          </table:table-cell>
          <table:table-cell office:value-type="float" office:value="79.180000000000007" table:style-name="ce11">
            <text:p>79.18</text:p>
          </table:table-cell>
          <table:table-cell office:value-type="float" office:value="76.025999999999996" table:style-name="ce11">
            <text:p>76.026</text:p>
          </table:table-cell>
          <table:table-cell office:value-type="float" office:value="73.341999999999999" table:style-name="ce11">
            <text:p>73.342</text:p>
          </table:table-cell>
          <table:table-cell office:value-type="float" office:value="84.448999999999998" table:style-name="ce11">
            <text:p>84.449</text:p>
          </table:table-cell>
          <table:table-cell office:value-type="float" office:value="63.878" table:style-name="ce11">
            <text:p>63.878</text:p>
          </table:table-cell>
          <table:table-cell office:value-type="float" office:value="80.427999999999997" table:style-name="ce11">
            <text:p>80.428</text:p>
          </table:table-cell>
          <table:table-cell office:value-type="float" office:value="6.4249999999999998" table:style-name="ce11">
            <text:p>6.425</text:p>
          </table:table-cell>
          <table:table-cell office:value-type="float" office:value="17.265000000000001" table:style-name="ce11">
            <text:p>17.265</text:p>
          </table:table-cell>
          <table:table-cell office:value-type="float" office:value="45.502000000000002" table:style-name="ce11">
            <text:p>45.502</text:p>
          </table:table-cell>
          <table:table-cell office:value-type="float" office:value="30.806999999999999" table:style-name="ce11">
            <text:p>30.807</text:p>
          </table:table-cell>
          <table:table-cell office:value-type="float" office:value="92.415999999999997" table:style-name="ce11">
            <text:p>92.416</text:p>
          </table:table-cell>
          <table:table-cell office:value-type="float" office:value="64.631" table:style-name="ce11">
            <text:p>64.631</text:p>
          </table:table-cell>
          <table:table-cell office:value-type="float" office:value="76.856999999999999" table:style-name="ce11">
            <text:p>76.857</text:p>
          </table:table-cell>
          <table:table-cell office:value-type="float" office:value="7.1189999999999998" table:style-name="ce11">
            <text:p>7.119</text:p>
          </table:table-cell>
          <table:table-cell office:value-type="float" office:value="86.614000000000004" table:style-name="ce11">
            <text:p>86.614</text:p>
          </table:table-cell>
          <table:table-cell office:value-type="float" office:value="6.266" table:style-name="ce11">
            <text:p>6.266</text:p>
          </table:table-cell>
          <table:table-cell office:value-type="float" office:value="7.97" table:style-name="ce11">
            <text:p>7.97</text:p>
          </table:table-cell>
          <table:table-cell office:value-type="float" office:value="87.700999999999993" table:style-name="ce11">
            <text:p>87.701</text:p>
          </table:table-cell>
          <table:table-cell office:value-type="float" office:value="4.3289999999999997" table:style-name="ce11">
            <text:p>4.329</text:p>
          </table:table-cell>
          <table:table-cell office:value-type="float" office:value="11.111000000000001" table:style-name="ce11">
            <text:p>11.111</text:p>
          </table:table-cell>
          <table:table-cell office:value-type="float" office:value="2.0579999999999998" table:style-name="ce11">
            <text:p>2.058</text:p>
          </table:table-cell>
          <table:table-cell office:value-type="float" office:value="18.93" table:style-name="ce11">
            <text:p>18.93</text:p>
          </table:table-cell>
          <table:table-cell office:value-type="float" office:value="35.802" table:style-name="ce11">
            <text:p>35.802</text:p>
          </table:table-cell>
          <table:table-cell office:value-type="float" office:value="0" table:style-name="ce11">
            <text:p>0</text:p>
          </table:table-cell>
          <table:table-cell office:value-type="float" office:value="40.741" table:style-name="ce11">
            <text:p>40.741</text:p>
          </table:table-cell>
          <table:table-cell office:value-type="float" office:value="54.320999999999998" table:style-name="ce11">
            <text:p>54.321</text:p>
          </table:table-cell>
          <table:table-cell office:value-type="float" office:value="33.332999999999998" table:style-name="ce11">
            <text:p>33.333</text:p>
          </table:table-cell>
          <table:table-cell office:value-type="float" office:value="35.802" table:style-name="ce11">
            <text:p>35.802</text:p>
          </table:table-cell>
          <table:table-cell office:value-type="float" office:value="39.094999999999999" table:style-name="ce11">
            <text:p>39.095</text:p>
          </table:table-cell>
          <table:table-cell office:value-type="float" office:value="33.744999999999997" table:style-name="ce11">
            <text:p>33.745</text:p>
          </table:table-cell>
          <table:table-cell office:value-type="float" office:value="2.0579999999999998" table:style-name="ce11">
            <text:p>2.058</text:p>
          </table:table-cell>
          <table:table-cell office:value-type="float" office:value="4.5270000000000001" table:style-name="ce11">
            <text:p>4.527</text:p>
          </table:table-cell>
          <table:table-cell office:value-type="float" office:value="8.23" table:style-name="ce11">
            <text:p>8.23</text:p>
          </table:table-cell>
          <table:table-cell office:value-type="float" office:value="5.7610000000000001" table:style-name="ce11">
            <text:p>5.761</text:p>
          </table:table-cell>
          <table:table-cell office:value-type="float" office:value="6.173" table:style-name="ce11">
            <text:p>6.173</text:p>
          </table:table-cell>
          <table:table-cell office:value-type="float" office:value="2.8809999999999998" table:style-name="ce11">
            <text:p>2.881</text:p>
          </table:table-cell>
          <table:table-cell office:value-type="float" office:value="36.777000000000001" table:style-name="ce11">
            <text:p>36.777</text:p>
          </table:table-cell>
          <table:table-cell office:value-type="float" office:value="49.173999999999999" table:style-name="ce11">
            <text:p>49.174</text:p>
          </table:table-cell>
          <table:table-cell office:value-type="float" office:value="14.05" table:style-name="ce11">
            <text:p>14.05</text:p>
          </table:table-cell>
          <table:table-cell office:value-type="float" office:value="28.09" table:style-name="ce11">
            <text:p>28.09</text:p>
          </table:table-cell>
          <table:table-cell office:value-type="float" office:value="47.106999999999999" table:style-name="ce11">
            <text:p>47.107</text:p>
          </table:table-cell>
          <table:table-cell office:value-type="float" office:value="50.417000000000002" table:style-name="ce11">
            <text:p>50.417</text:p>
          </table:table-cell>
          <table:table-cell office:value-type="float" office:value="32.954999999999998" table:style-name="ce11">
            <text:p>32.955</text:p>
          </table:table-cell>
          <table:table-cell office:value-type="float" office:value="57.302999999999997" table:style-name="ce11">
            <text:p>57.303</text:p>
          </table:table-cell>
          <table:table-cell office:value-type="float" office:value="26.86" table:style-name="ce11">
            <text:p>26.86</text:p>
          </table:table-cell>
          <table:table-cell office:value-type="float" office:value="25.832999999999998" table:style-name="ce11">
            <text:p>25.833</text:p>
          </table:table-cell>
          <table:table-cell office:value-type="float" office:value="52.273000000000003" table:style-name="ce11">
            <text:p>52.273</text:p>
          </table:table-cell>
          <table:table-cell office:value-type="float" office:value="14.606999999999999" table:style-name="ce11">
            <text:p>14.607</text:p>
          </table:table-cell>
          <table:table-cell office:value-type="float" office:value="26.033000000000001" table:style-name="ce11">
            <text:p>26.033</text:p>
          </table:table-cell>
          <table:table-cell office:value-type="float" office:value="23.75" table:style-name="ce11">
            <text:p>23.75</text:p>
          </table:table-cell>
          <table:table-cell office:value-type="float" office:value="14.773" table:style-name="ce11">
            <text:p>14.773</text:p>
          </table:table-cell>
          <table:table-cell office:value-type="float" office:value="63.173999999999999" table:style-name="ce11">
            <text:p>63.174</text:p>
          </table:table-cell>
          <table:table-cell office:value-type="float" office:value="67.912999999999997" table:style-name="ce11">
            <text:p>67.913</text:p>
          </table:table-cell>
          <table:table-cell office:value-type="float" office:value="59.119" table:style-name="ce11">
            <text:p>59.119</text:p>
          </table:table-cell>
          <table:table-cell office:value-type="float" office:value="36.718000000000004" table:style-name="ce11">
            <text:p>36.718</text:p>
          </table:table-cell>
          <table:table-cell office:value-type="float" office:value="71.069999999999993" table:style-name="ce11">
            <text:p>71.07</text:p>
          </table:table-cell>
          <table:table-cell office:value-type="float" office:value="72.769000000000005" table:style-name="ce11">
            <text:p>72.769</text:p>
          </table:table-cell>
          <table:table-cell office:value-type="float" office:value="4.7290000000000001" table:style-name="ce11">
            <text:p>4.729</text:p>
          </table:table-cell>
          <table:table-cell office:value-type="float" office:value="81.221000000000004" table:style-name="ce11">
            <text:p>81.221</text:p>
          </table:table-cell>
          <table:table-cell office:value-type="float" office:value="24.596" table:style-name="ce11">
            <text:p>24.596</text:p>
          </table:table-cell>
          <table:table-cell office:value-type="float" office:value="73.802000000000007" table:style-name="ce11">
            <text:p>73.802</text:p>
          </table:table-cell>
          <table:table-cell table:number-columns-repeated="16254"/>
        </table:table-row>
        <table:table-row table:style-name="ro9">
          <table:table-cell office:value-type="string" table:style-name="ce4">
            <text:p>DHSC</text:p>
          </table:table-cell>
          <table:table-cell office:value-type="string" table:style-name="ce4">
            <text:p>Department of Health and Social Care</text:p>
          </table:table-cell>
          <table:table-cell office:value-type="string" table:style-name="ce4">
            <text:p>Health and Social Care</text:p>
          </table:table-cell>
          <table:table-cell table:style-name="ce4"/>
          <table:table-cell office:value-type="float" office:value="72.045000000000002" table:style-name="ce11">
            <text:p>72.045</text:p>
          </table:table-cell>
          <table:table-cell office:value-type="float" office:value="64.94" table:style-name="ce11">
            <text:p>64.94</text:p>
          </table:table-cell>
          <table:table-cell office:value-type="float" office:value="79.69" table:style-name="ce11">
            <text:p>79.69</text:p>
          </table:table-cell>
          <table:table-cell office:value-type="float" office:value="72.650999999999996" table:style-name="ce11">
            <text:p>72.651</text:p>
          </table:table-cell>
          <table:table-cell office:value-type="float" office:value="74.927000000000007" table:style-name="ce11">
            <text:p>74.927</text:p>
          </table:table-cell>
          <table:table-cell office:value-type="float" office:value="87.817999999999998" table:style-name="ce11">
            <text:p>87.818</text:p>
          </table:table-cell>
          <table:table-cell office:value-type="float" office:value="53.813000000000002" table:style-name="ce11">
            <text:p>53.813</text:p>
          </table:table-cell>
          <table:table-cell office:value-type="float" office:value="83.478999999999999" table:style-name="ce11">
            <text:p>83.479</text:p>
          </table:table-cell>
          <table:table-cell office:value-type="float" office:value="72.225999999999999" table:style-name="ce11">
            <text:p>72.226</text:p>
          </table:table-cell>
          <table:table-cell office:value-type="float" office:value="43.468000000000004" table:style-name="ce11">
            <text:p>43.468</text:p>
          </table:table-cell>
          <table:table-cell office:value-type="float" office:value="55.649000000000001" table:style-name="ce11">
            <text:p>55.649</text:p>
          </table:table-cell>
          <table:table-cell office:value-type="float" office:value="91.688999999999993" table:style-name="ce11">
            <text:p>91.689</text:p>
          </table:table-cell>
          <table:table-cell office:value-type="float" office:value="81.192999999999998" table:style-name="ce11">
            <text:p>81.193</text:p>
          </table:table-cell>
          <table:table-cell office:value-type="float" office:value="78.870999999999995" table:style-name="ce11">
            <text:p>78.871</text:p>
          </table:table-cell>
          <table:table-cell office:value-type="float" office:value="63.825000000000003" table:style-name="ce11">
            <text:p>63.825</text:p>
          </table:table-cell>
          <table:table-cell office:value-type="float" office:value="82.902000000000001" table:style-name="ce11">
            <text:p>82.902</text:p>
          </table:table-cell>
          <table:table-cell office:value-type="float" office:value="70.753" table:style-name="ce11">
            <text:p>70.753</text:p>
          </table:table-cell>
          <table:table-cell office:value-type="float" office:value="74.548000000000002" table:style-name="ce11">
            <text:p>74.548</text:p>
          </table:table-cell>
          <table:table-cell office:value-type="float" office:value="78.578000000000003" table:style-name="ce11">
            <text:p>78.578</text:p>
          </table:table-cell>
          <table:table-cell office:value-type="float" office:value="90.506" table:style-name="ce11">
            <text:p>90.506</text:p>
          </table:table-cell>
          <table:table-cell office:value-type="float" office:value="89.338999999999999" table:style-name="ce11">
            <text:p>89.339</text:p>
          </table:table-cell>
          <table:table-cell office:value-type="float" office:value="62.594000000000001" table:style-name="ce11">
            <text:p>62.594</text:p>
          </table:table-cell>
          <table:table-cell office:value-type="float" office:value="83.644999999999996" table:style-name="ce11">
            <text:p>83.645</text:p>
          </table:table-cell>
          <table:table-cell office:value-type="float" office:value="86.957999999999998" table:style-name="ce11">
            <text:p>86.958</text:p>
          </table:table-cell>
          <table:table-cell office:value-type="float" office:value="73.456000000000003" table:style-name="ce11">
            <text:p>73.456</text:p>
          </table:table-cell>
          <table:table-cell office:value-type="float" office:value="68.488" table:style-name="ce11">
            <text:p>68.488</text:p>
          </table:table-cell>
          <table:table-cell office:value-type="float" office:value="75.075000000000003" table:style-name="ce11">
            <text:p>75.075</text:p>
          </table:table-cell>
          <table:table-cell office:value-type="float" office:value="40.429000000000002" table:style-name="ce11">
            <text:p>40.429</text:p>
          </table:table-cell>
          <table:table-cell office:value-type="float" office:value="90.024000000000001" table:style-name="ce11">
            <text:p>90.024</text:p>
          </table:table-cell>
          <table:table-cell office:value-type="float" office:value="89.213999999999999" table:style-name="ce11">
            <text:p>89.214</text:p>
          </table:table-cell>
          <table:table-cell office:value-type="float" office:value="84.206999999999994" table:style-name="ce11">
            <text:p>84.207</text:p>
          </table:table-cell>
          <table:table-cell office:value-type="float" office:value="62.756" table:style-name="ce11">
            <text:p>62.756</text:p>
          </table:table-cell>
          <table:table-cell office:value-type="float" office:value="49.728000000000002" table:style-name="ce11">
            <text:p>49.728</text:p>
          </table:table-cell>
          <table:table-cell office:value-type="float" office:value="57.682000000000002" table:style-name="ce11">
            <text:p>57.682</text:p>
          </table:table-cell>
          <table:table-cell office:value-type="float" office:value="45.133000000000003" table:style-name="ce11">
            <text:p>45.133</text:p>
          </table:table-cell>
          <table:table-cell office:value-type="float" office:value="87.522999999999996" table:style-name="ce11">
            <text:p>87.523</text:p>
          </table:table-cell>
          <table:table-cell office:value-type="float" office:value="90.808000000000007" table:style-name="ce11">
            <text:p>90.808</text:p>
          </table:table-cell>
          <table:table-cell office:value-type="float" office:value="78.233000000000004" table:style-name="ce11">
            <text:p>78.233</text:p>
          </table:table-cell>
          <table:table-cell office:value-type="float" office:value="77.328999999999994" table:style-name="ce11">
            <text:p>77.329</text:p>
          </table:table-cell>
          <table:table-cell office:value-type="float" office:value="71.015000000000001" table:style-name="ce11">
            <text:p>71.015</text:p>
          </table:table-cell>
          <table:table-cell office:value-type="float" office:value="68.826999999999998" table:style-name="ce11">
            <text:p>68.827</text:p>
          </table:table-cell>
          <table:table-cell office:value-type="float" office:value="89.251000000000005" table:style-name="ce11">
            <text:p>89.251</text:p>
          </table:table-cell>
          <table:table-cell office:value-type="float" office:value="77.207999999999998" table:style-name="ce11">
            <text:p>77.208</text:p>
          </table:table-cell>
          <table:table-cell office:value-type="float" office:value="60.078000000000003" table:style-name="ce11">
            <text:p>60.078</text:p>
          </table:table-cell>
          <table:table-cell office:value-type="float" office:value="67.159000000000006" table:style-name="ce11">
            <text:p>67.159</text:p>
          </table:table-cell>
          <table:table-cell office:value-type="float" office:value="46.07" table:style-name="ce11">
            <text:p>46.07</text:p>
          </table:table-cell>
          <table:table-cell office:value-type="float" office:value="45.764000000000003" table:style-name="ce11">
            <text:p>45.764</text:p>
          </table:table-cell>
          <table:table-cell office:value-type="float" office:value="38.554000000000002" table:style-name="ce11">
            <text:p>38.554</text:p>
          </table:table-cell>
          <table:table-cell office:value-type="float" office:value="78.468000000000004" table:style-name="ce11">
            <text:p>78.468</text:p>
          </table:table-cell>
          <table:table-cell office:value-type="float" office:value="70.281000000000006" table:style-name="ce11">
            <text:p>70.281</text:p>
          </table:table-cell>
          <table:table-cell office:value-type="float" office:value="53.259" table:style-name="ce11">
            <text:p>53.259</text:p>
          </table:table-cell>
          <table:table-cell office:value-type="float" office:value="64.516000000000005" table:style-name="ce11">
            <text:p>64.516</text:p>
          </table:table-cell>
          <table:table-cell office:value-type="float" office:value="38.19" table:style-name="ce11">
            <text:p>38.19</text:p>
          </table:table-cell>
          <table:table-cell office:value-type="float" office:value="33.052" table:style-name="ce11">
            <text:p>33.052</text:p>
          </table:table-cell>
          <table:table-cell office:value-type="float" office:value="64.433999999999997" table:style-name="ce11">
            <text:p>64.434</text:p>
          </table:table-cell>
          <table:table-cell office:value-type="float" office:value="47.164999999999999" table:style-name="ce11">
            <text:p>47.165</text:p>
          </table:table-cell>
          <table:table-cell office:value-type="float" office:value="51.506999999999998" table:style-name="ce11">
            <text:p>51.507</text:p>
          </table:table-cell>
          <table:table-cell office:value-type="float" office:value="70.150999999999996" table:style-name="ce11">
            <text:p>70.151</text:p>
          </table:table-cell>
          <table:table-cell office:value-type="float" office:value="63.59" table:style-name="ce11">
            <text:p>63.59</text:p>
          </table:table-cell>
          <table:table-cell office:value-type="float" office:value="45.005000000000003" table:style-name="ce11">
            <text:p>45.005</text:p>
          </table:table-cell>
          <table:table-cell office:value-type="float" office:value="55.643000000000001" table:style-name="ce11">
            <text:p>55.643</text:p>
          </table:table-cell>
          <table:table-cell office:value-type="float" office:value="52.305999999999997" table:style-name="ce11">
            <text:p>52.306</text:p>
          </table:table-cell>
          <table:table-cell office:value-type="float" office:value="56.122" table:style-name="ce11">
            <text:p>56.122</text:p>
          </table:table-cell>
          <table:table-cell office:value-type="float" office:value="32.091999999999999" table:style-name="ce11">
            <text:p>32.092</text:p>
          </table:table-cell>
          <table:table-cell office:value-type="float" office:value="91.644000000000005" table:style-name="ce11">
            <text:p>91.644</text:p>
          </table:table-cell>
          <table:table-cell office:value-type="float" office:value="78.864999999999995" table:style-name="ce11">
            <text:p>78.865</text:p>
          </table:table-cell>
          <table:table-cell office:value-type="float" office:value="70.38" table:style-name="ce11">
            <text:p>70.38</text:p>
          </table:table-cell>
          <table:table-cell office:value-type="float" office:value="67.965000000000003" table:style-name="ce11">
            <text:p>67.965</text:p>
          </table:table-cell>
          <table:table-cell office:value-type="float" office:value="74.947000000000003" table:style-name="ce11">
            <text:p>74.947</text:p>
          </table:table-cell>
          <table:table-cell office:value-type="float" office:value="58.896000000000001" table:style-name="ce11">
            <text:p>58.896</text:p>
          </table:table-cell>
          <table:table-cell office:value-type="float" office:value="79.215999999999994" table:style-name="ce11">
            <text:p>79.216</text:p>
          </table:table-cell>
          <table:table-cell office:value-type="float" office:value="5.984" table:style-name="ce11">
            <text:p>5.984</text:p>
          </table:table-cell>
          <table:table-cell office:value-type="float" office:value="18.53" table:style-name="ce11">
            <text:p>18.53</text:p>
          </table:table-cell>
          <table:table-cell office:value-type="float" office:value="46.112000000000002" table:style-name="ce11">
            <text:p>46.112</text:p>
          </table:table-cell>
          <table:table-cell office:value-type="float" office:value="29.373999999999999" table:style-name="ce11">
            <text:p>29.374</text:p>
          </table:table-cell>
          <table:table-cell office:value-type="float" office:value="89.465999999999994" table:style-name="ce11">
            <text:p>89.466</text:p>
          </table:table-cell>
          <table:table-cell office:value-type="float" office:value="58.484000000000002" table:style-name="ce11">
            <text:p>58.484</text:p>
          </table:table-cell>
          <table:table-cell office:value-type="float" office:value="74.787000000000006" table:style-name="ce11">
            <text:p>74.787</text:p>
          </table:table-cell>
          <table:table-cell office:value-type="float" office:value="7.117" table:style-name="ce11">
            <text:p>7.117</text:p>
          </table:table-cell>
          <table:table-cell office:value-type="float" office:value="87.183000000000007" table:style-name="ce11">
            <text:p>87.183</text:p>
          </table:table-cell>
          <table:table-cell office:value-type="float" office:value="5.7" table:style-name="ce11">
            <text:p>5.7</text:p>
          </table:table-cell>
          <table:table-cell office:value-type="float" office:value="8.0220000000000002" table:style-name="ce11">
            <text:p>8.022</text:p>
          </table:table-cell>
          <table:table-cell office:value-type="float" office:value="87.213999999999999" table:style-name="ce11">
            <text:p>87.214</text:p>
          </table:table-cell>
          <table:table-cell office:value-type="float" office:value="4.7649999999999997" table:style-name="ce11">
            <text:p>4.765</text:p>
          </table:table-cell>
          <table:table-cell office:value-type="float" office:value="7.1429999999999998" table:style-name="ce11">
            <text:p>7.143</text:p>
          </table:table-cell>
          <table:table-cell office:value-type="float" office:value="1.1279999999999999" table:style-name="ce11">
            <text:p>1.128</text:p>
          </table:table-cell>
          <table:table-cell office:value-type="float" office:value="16.541" table:style-name="ce11">
            <text:p>16.541</text:p>
          </table:table-cell>
          <table:table-cell office:value-type="float" office:value="46.241" table:style-name="ce11">
            <text:p>46.241</text:p>
          </table:table-cell>
          <table:table-cell office:value-type="float" office:value="0" table:style-name="ce11">
            <text:p>0</text:p>
          </table:table-cell>
          <table:table-cell office:value-type="float" office:value="45.865000000000002" table:style-name="ce11">
            <text:p>45.865</text:p>
          </table:table-cell>
          <table:table-cell office:value-type="float" office:value="51.88" table:style-name="ce11">
            <text:p>51.88</text:p>
          </table:table-cell>
          <table:table-cell office:value-type="float" office:value="38.722000000000001" table:style-name="ce11">
            <text:p>38.722</text:p>
          </table:table-cell>
          <table:table-cell office:value-type="float" office:value="37.594000000000001" table:style-name="ce11">
            <text:p>37.594</text:p>
          </table:table-cell>
          <table:table-cell office:value-type="float" office:value="40.601999999999997" table:style-name="ce11">
            <text:p>40.602</text:p>
          </table:table-cell>
          <table:table-cell office:value-type="float" office:value="37.97" table:style-name="ce11">
            <text:p>37.97</text:p>
          </table:table-cell>
          <table:table-cell office:value-type="float" office:value="1.504" table:style-name="ce11">
            <text:p>1.504</text:p>
          </table:table-cell>
          <table:table-cell office:value-type="float" office:value="2.2559999999999998" table:style-name="ce11">
            <text:p>2.256</text:p>
          </table:table-cell>
          <table:table-cell office:value-type="float" office:value="7.8949999999999996" table:style-name="ce11">
            <text:p>7.895</text:p>
          </table:table-cell>
          <table:table-cell office:value-type="float" office:value="9.7739999999999991" table:style-name="ce11">
            <text:p>9.774</text:p>
          </table:table-cell>
          <table:table-cell office:value-type="float" office:value="8.2710000000000008" table:style-name="ce11">
            <text:p>8.271</text:p>
          </table:table-cell>
          <table:table-cell office:value-type="float" office:value="1.88" table:style-name="ce11">
            <text:p>1.88</text:p>
          </table:table-cell>
          <table:table-cell office:value-type="float" office:value="43.561" table:style-name="ce11">
            <text:p>43.561</text:p>
          </table:table-cell>
          <table:table-cell office:value-type="float" office:value="43.182000000000002" table:style-name="ce11">
            <text:p>43.182</text:p>
          </table:table-cell>
          <table:table-cell office:value-type="float" office:value="13.257999999999999" table:style-name="ce11">
            <text:p>13.258</text:p>
          </table:table-cell>
          <table:table-cell office:value-type="float" office:value="34.783000000000001" table:style-name="ce11">
            <text:p>34.783</text:p>
          </table:table-cell>
          <table:table-cell office:value-type="float" office:value="55.725000000000001" table:style-name="ce11">
            <text:p>55.725</text:p>
          </table:table-cell>
          <table:table-cell office:value-type="float" office:value="48.863999999999997" table:style-name="ce11">
            <text:p>48.864</text:p>
          </table:table-cell>
          <table:table-cell office:value-type="float" office:value="22.609000000000002" table:style-name="ce11">
            <text:p>22.609</text:p>
          </table:table-cell>
          <table:table-cell office:value-type="float" office:value="53.912999999999997" table:style-name="ce11">
            <text:p>53.913</text:p>
          </table:table-cell>
          <table:table-cell office:value-type="float" office:value="22.901" table:style-name="ce11">
            <text:p>22.901</text:p>
          </table:table-cell>
          <table:table-cell office:value-type="float" office:value="32.576000000000001" table:style-name="ce11">
            <text:p>32.576</text:p>
          </table:table-cell>
          <table:table-cell office:value-type="float" office:value="66.956999999999994" table:style-name="ce11">
            <text:p>66.957</text:p>
          </table:table-cell>
          <table:table-cell office:value-type="float" office:value="11.304" table:style-name="ce11">
            <text:p>11.304</text:p>
          </table:table-cell>
          <table:table-cell office:value-type="float" office:value="21.373999999999999" table:style-name="ce11">
            <text:p>21.374</text:p>
          </table:table-cell>
          <table:table-cell office:value-type="float" office:value="18.561" table:style-name="ce11">
            <text:p>18.561</text:p>
          </table:table-cell>
          <table:table-cell office:value-type="float" office:value="10.435" table:style-name="ce11">
            <text:p>10.435</text:p>
          </table:table-cell>
          <table:table-cell office:value-type="float" office:value="63.771999999999998" table:style-name="ce11">
            <text:p>63.772</text:p>
          </table:table-cell>
          <table:table-cell office:value-type="float" office:value="71.02" table:style-name="ce11">
            <text:p>71.02</text:p>
          </table:table-cell>
          <table:table-cell office:value-type="float" office:value="60.875999999999998" table:style-name="ce11">
            <text:p>60.876</text:p>
          </table:table-cell>
          <table:table-cell office:value-type="float" office:value="35.988" table:style-name="ce11">
            <text:p>35.988</text:p>
          </table:table-cell>
          <table:table-cell office:value-type="float" office:value="70.748999999999995" table:style-name="ce11">
            <text:p>70.749</text:p>
          </table:table-cell>
          <table:table-cell office:value-type="float" office:value="73.432000000000002" table:style-name="ce11">
            <text:p>73.432</text:p>
          </table:table-cell>
          <table:table-cell office:value-type="float" office:value="5.3730000000000002" table:style-name="ce11">
            <text:p>5.373</text:p>
          </table:table-cell>
          <table:table-cell office:value-type="float" office:value="82.650999999999996" table:style-name="ce11">
            <text:p>82.651</text:p>
          </table:table-cell>
          <table:table-cell office:value-type="float" office:value="25.564" table:style-name="ce11">
            <text:p>25.564</text:p>
          </table:table-cell>
          <table:table-cell office:value-type="float" office:value="74.914000000000001" table:style-name="ce11">
            <text:p>74.914</text:p>
          </table:table-cell>
          <table:table-cell table:number-columns-repeated="16254"/>
        </table:table-row>
        <table:table-row table:style-name="ro9">
          <table:table-cell office:value-type="string" table:style-name="ce4">
            <text:p>DIT</text:p>
          </table:table-cell>
          <table:table-cell office:value-type="string" table:style-name="ce4">
            <text:p>Department for International Trade</text:p>
          </table:table-cell>
          <table:table-cell office:value-type="string" table:style-name="ce4">
            <text:p>International Trade</text:p>
          </table:table-cell>
          <table:table-cell table:style-name="ce4"/>
          <table:table-cell office:value-type="float" office:value="88.736999999999995" table:style-name="ce11">
            <text:p>88.737</text:p>
          </table:table-cell>
          <table:table-cell office:value-type="float" office:value="66.575999999999993" table:style-name="ce11">
            <text:p>66.576</text:p>
          </table:table-cell>
          <table:table-cell office:value-type="float" office:value="78.903999999999996" table:style-name="ce11">
            <text:p>78.904</text:p>
          </table:table-cell>
          <table:table-cell office:value-type="float" office:value="86.021000000000001" table:style-name="ce11">
            <text:p>86.021</text:p>
          </table:table-cell>
          <table:table-cell office:value-type="float" office:value="74.081999999999994" table:style-name="ce11">
            <text:p>74.082</text:p>
          </table:table-cell>
          <table:table-cell office:value-type="float" office:value="83.727000000000004" table:style-name="ce11">
            <text:p>83.727</text:p>
          </table:table-cell>
          <table:table-cell office:value-type="float" office:value="58.707999999999998" table:style-name="ce11">
            <text:p>58.708</text:p>
          </table:table-cell>
          <table:table-cell office:value-type="float" office:value="81.149000000000001" table:style-name="ce11">
            <text:p>81.149</text:p>
          </table:table-cell>
          <table:table-cell office:value-type="float" office:value="72.004999999999995" table:style-name="ce11">
            <text:p>72.005</text:p>
          </table:table-cell>
          <table:table-cell office:value-type="float" office:value="28.193000000000001" table:style-name="ce11">
            <text:p>28.193</text:p>
          </table:table-cell>
          <table:table-cell office:value-type="float" office:value="56.472000000000001" table:style-name="ce11">
            <text:p>56.472</text:p>
          </table:table-cell>
          <table:table-cell office:value-type="float" office:value="90.471999999999994" table:style-name="ce11">
            <text:p>90.472</text:p>
          </table:table-cell>
          <table:table-cell office:value-type="float" office:value="83.201999999999998" table:style-name="ce11">
            <text:p>83.202</text:p>
          </table:table-cell>
          <table:table-cell office:value-type="float" office:value="77.753" table:style-name="ce11">
            <text:p>77.753</text:p>
          </table:table-cell>
          <table:table-cell office:value-type="float" office:value="61.418999999999997" table:style-name="ce11">
            <text:p>61.419</text:p>
          </table:table-cell>
          <table:table-cell office:value-type="float" office:value="81.712999999999994" table:style-name="ce11">
            <text:p>81.713</text:p>
          </table:table-cell>
          <table:table-cell office:value-type="float" office:value="84.462000000000003" table:style-name="ce11">
            <text:p>84.462</text:p>
          </table:table-cell>
          <table:table-cell office:value-type="float" office:value="87.581000000000003" table:style-name="ce11">
            <text:p>87.581</text:p>
          </table:table-cell>
          <table:table-cell office:value-type="float" office:value="77.177999999999997" table:style-name="ce11">
            <text:p>77.178</text:p>
          </table:table-cell>
          <table:table-cell office:value-type="float" office:value="86.983000000000004" table:style-name="ce11">
            <text:p>86.983</text:p>
          </table:table-cell>
          <table:table-cell office:value-type="float" office:value="87.105999999999995" table:style-name="ce11">
            <text:p>87.106</text:p>
          </table:table-cell>
          <table:table-cell office:value-type="float" office:value="72.453999999999994" table:style-name="ce11">
            <text:p>72.454</text:p>
          </table:table-cell>
          <table:table-cell office:value-type="float" office:value="79.629000000000005" table:style-name="ce11">
            <text:p>79.629</text:p>
          </table:table-cell>
          <table:table-cell office:value-type="float" office:value="84.944000000000003" table:style-name="ce11">
            <text:p>84.944</text:p>
          </table:table-cell>
          <table:table-cell office:value-type="float" office:value="70.846000000000004" table:style-name="ce11">
            <text:p>70.846</text:p>
          </table:table-cell>
          <table:table-cell office:value-type="float" office:value="69.488" table:style-name="ce11">
            <text:p>69.488</text:p>
          </table:table-cell>
          <table:table-cell office:value-type="float" office:value="68.433000000000007" table:style-name="ce11">
            <text:p>68.433</text:p>
          </table:table-cell>
          <table:table-cell office:value-type="float" office:value="43.652999999999999" table:style-name="ce11">
            <text:p>43.653</text:p>
          </table:table-cell>
          <table:table-cell office:value-type="float" office:value="85.894999999999996" table:style-name="ce11">
            <text:p>85.895</text:p>
          </table:table-cell>
          <table:table-cell office:value-type="float" office:value="84.328000000000003" table:style-name="ce11">
            <text:p>84.328</text:p>
          </table:table-cell>
          <table:table-cell office:value-type="float" office:value="80.966999999999999" table:style-name="ce11">
            <text:p>80.967</text:p>
          </table:table-cell>
          <table:table-cell office:value-type="float" office:value="69.626000000000005" table:style-name="ce11">
            <text:p>69.626</text:p>
          </table:table-cell>
          <table:table-cell office:value-type="float" office:value="55.54" table:style-name="ce11">
            <text:p>55.54</text:p>
          </table:table-cell>
          <table:table-cell office:value-type="float" office:value="56.161999999999999" table:style-name="ce11">
            <text:p>56.162</text:p>
          </table:table-cell>
          <table:table-cell office:value-type="float" office:value="53.430999999999997" table:style-name="ce11">
            <text:p>53.431</text:p>
          </table:table-cell>
          <table:table-cell office:value-type="float" office:value="83.370999999999995" table:style-name="ce11">
            <text:p>83.371</text:p>
          </table:table-cell>
          <table:table-cell office:value-type="float" office:value="87.549000000000007" table:style-name="ce11">
            <text:p>87.549</text:p>
          </table:table-cell>
          <table:table-cell office:value-type="float" office:value="74.001999999999995" table:style-name="ce11">
            <text:p>74.002</text:p>
          </table:table-cell>
          <table:table-cell office:value-type="float" office:value="79.656999999999996" table:style-name="ce11">
            <text:p>79.657</text:p>
          </table:table-cell>
          <table:table-cell office:value-type="float" office:value="67.557000000000002" table:style-name="ce11">
            <text:p>67.557</text:p>
          </table:table-cell>
          <table:table-cell office:value-type="float" office:value="76.891000000000005" table:style-name="ce11">
            <text:p>76.891</text:p>
          </table:table-cell>
          <table:table-cell office:value-type="float" office:value="89.588999999999999" table:style-name="ce11">
            <text:p>89.589</text:p>
          </table:table-cell>
          <table:table-cell office:value-type="float" office:value="72.763000000000005" table:style-name="ce11">
            <text:p>72.763</text:p>
          </table:table-cell>
          <table:table-cell office:value-type="float" office:value="58.991999999999997" table:style-name="ce11">
            <text:p>58.992</text:p>
          </table:table-cell>
          <table:table-cell office:value-type="float" office:value="66.216999999999999" table:style-name="ce11">
            <text:p>66.217</text:p>
          </table:table-cell>
          <table:table-cell office:value-type="float" office:value="29.417999999999999" table:style-name="ce11">
            <text:p>29.418</text:p>
          </table:table-cell>
          <table:table-cell office:value-type="float" office:value="32.612000000000002" table:style-name="ce11">
            <text:p>32.612</text:p>
          </table:table-cell>
          <table:table-cell office:value-type="float" office:value="22.491" table:style-name="ce11">
            <text:p>22.491</text:p>
          </table:table-cell>
          <table:table-cell office:value-type="float" office:value="77.878" table:style-name="ce11">
            <text:p>77.878</text:p>
          </table:table-cell>
          <table:table-cell office:value-type="float" office:value="71.260000000000005" table:style-name="ce11">
            <text:p>71.26</text:p>
          </table:table-cell>
          <table:table-cell office:value-type="float" office:value="56.185000000000002" table:style-name="ce11">
            <text:p>56.185</text:p>
          </table:table-cell>
          <table:table-cell office:value-type="float" office:value="62.411999999999999" table:style-name="ce11">
            <text:p>62.412</text:p>
          </table:table-cell>
          <table:table-cell office:value-type="float" office:value="42.15" table:style-name="ce11">
            <text:p>42.15</text:p>
          </table:table-cell>
          <table:table-cell office:value-type="float" office:value="36.090000000000003" table:style-name="ce11">
            <text:p>36.09</text:p>
          </table:table-cell>
          <table:table-cell office:value-type="float" office:value="65.953999999999994" table:style-name="ce11">
            <text:p>65.954</text:p>
          </table:table-cell>
          <table:table-cell office:value-type="float" office:value="43.203000000000003" table:style-name="ce11">
            <text:p>43.203</text:p>
          </table:table-cell>
          <table:table-cell office:value-type="float" office:value="53.405000000000001" table:style-name="ce11">
            <text:p>53.405</text:p>
          </table:table-cell>
          <table:table-cell office:value-type="float" office:value="74.248000000000005" table:style-name="ce11">
            <text:p>74.248</text:p>
          </table:table-cell>
          <table:table-cell office:value-type="float" office:value="67.754000000000005" table:style-name="ce11">
            <text:p>67.754</text:p>
          </table:table-cell>
          <table:table-cell office:value-type="float" office:value="51.042000000000002" table:style-name="ce11">
            <text:p>51.042</text:p>
          </table:table-cell>
          <table:table-cell office:value-type="float" office:value="58.317" table:style-name="ce11">
            <text:p>58.317</text:p>
          </table:table-cell>
          <table:table-cell office:value-type="float" office:value="57.026000000000003" table:style-name="ce11">
            <text:p>57.026</text:p>
          </table:table-cell>
          <table:table-cell office:value-type="float" office:value="54.615000000000002" table:style-name="ce11">
            <text:p>54.615</text:p>
          </table:table-cell>
          <table:table-cell office:value-type="float" office:value="38.478999999999999" table:style-name="ce11">
            <text:p>38.479</text:p>
          </table:table-cell>
          <table:table-cell office:value-type="float" office:value="89.844999999999999" table:style-name="ce11">
            <text:p>89.845</text:p>
          </table:table-cell>
          <table:table-cell office:value-type="float" office:value="76.83" table:style-name="ce11">
            <text:p>76.83</text:p>
          </table:table-cell>
          <table:table-cell office:value-type="float" office:value="71.894999999999996" table:style-name="ce11">
            <text:p>71.895</text:p>
          </table:table-cell>
          <table:table-cell office:value-type="float" office:value="69.037999999999997" table:style-name="ce11">
            <text:p>69.038</text:p>
          </table:table-cell>
          <table:table-cell office:value-type="float" office:value="79.088999999999999" table:style-name="ce11">
            <text:p>79.089</text:p>
          </table:table-cell>
          <table:table-cell office:value-type="float" office:value="57.618000000000002" table:style-name="ce11">
            <text:p>57.618</text:p>
          </table:table-cell>
          <table:table-cell office:value-type="float" office:value="75.790000000000006" table:style-name="ce11">
            <text:p>75.79</text:p>
          </table:table-cell>
          <table:table-cell office:value-type="float" office:value="6.9370000000000003" table:style-name="ce11">
            <text:p>6.937</text:p>
          </table:table-cell>
          <table:table-cell office:value-type="float" office:value="19.628" table:style-name="ce11">
            <text:p>19.628</text:p>
          </table:table-cell>
          <table:table-cell office:value-type="float" office:value="45.402999999999999" table:style-name="ce11">
            <text:p>45.403</text:p>
          </table:table-cell>
          <table:table-cell office:value-type="float" office:value="28.032" table:style-name="ce11">
            <text:p>28.032</text:p>
          </table:table-cell>
          <table:table-cell office:value-type="float" office:value="86.891999999999996" table:style-name="ce11">
            <text:p>86.892</text:p>
          </table:table-cell>
          <table:table-cell office:value-type="float" office:value="61.945999999999998" table:style-name="ce11">
            <text:p>61.946</text:p>
          </table:table-cell>
          <table:table-cell office:value-type="float" office:value="72.119" table:style-name="ce11">
            <text:p>72.119</text:p>
          </table:table-cell>
          <table:table-cell office:value-type="float" office:value="9.8249999999999993" table:style-name="ce11">
            <text:p>9.825</text:p>
          </table:table-cell>
          <table:table-cell office:value-type="float" office:value="82.855000000000004" table:style-name="ce11">
            <text:p>82.855</text:p>
          </table:table-cell>
          <table:table-cell office:value-type="float" office:value="7.32" table:style-name="ce11">
            <text:p>7.32</text:p>
          </table:table-cell>
          <table:table-cell office:value-type="float" office:value="9.4209999999999994" table:style-name="ce11">
            <text:p>9.421</text:p>
          </table:table-cell>
          <table:table-cell office:value-type="float" office:value="84.927000000000007" table:style-name="ce11">
            <text:p>84.927</text:p>
          </table:table-cell>
          <table:table-cell office:value-type="float" office:value="5.6520000000000001" table:style-name="ce11">
            <text:p>5.652</text:p>
          </table:table-cell>
          <table:table-cell office:value-type="float" office:value="9.5809999999999995" table:style-name="ce11">
            <text:p>9.581</text:p>
          </table:table-cell>
          <table:table-cell office:value-type="float" office:value="5.09" table:style-name="ce11">
            <text:p>5.09</text:p>
          </table:table-cell>
          <table:table-cell office:value-type="float" office:value="25.748999999999999" table:style-name="ce11">
            <text:p>25.749</text:p>
          </table:table-cell>
          <table:table-cell office:value-type="float" office:value="43.412999999999997" table:style-name="ce11">
            <text:p>43.413</text:p>
          </table:table-cell>
          <table:table-cell office:value-type="float" office:value="0.29899999999999999" table:style-name="ce11">
            <text:p>0.299</text:p>
          </table:table-cell>
          <table:table-cell office:value-type="float" office:value="29.042000000000002" table:style-name="ce11">
            <text:p>29.042</text:p>
          </table:table-cell>
          <table:table-cell office:value-type="float" office:value="53.292999999999999" table:style-name="ce11">
            <text:p>53.293</text:p>
          </table:table-cell>
          <table:table-cell office:value-type="float" office:value="31.437000000000001" table:style-name="ce11">
            <text:p>31.437</text:p>
          </table:table-cell>
          <table:table-cell office:value-type="float" office:value="36.826000000000001" table:style-name="ce11">
            <text:p>36.826</text:p>
          </table:table-cell>
          <table:table-cell office:value-type="float" office:value="31.437000000000001" table:style-name="ce11">
            <text:p>31.437</text:p>
          </table:table-cell>
          <table:table-cell office:value-type="float" office:value="33.832000000000001" table:style-name="ce11">
            <text:p>33.832</text:p>
          </table:table-cell>
          <table:table-cell office:value-type="float" office:value="3.8919999999999999" table:style-name="ce11">
            <text:p>3.892</text:p>
          </table:table-cell>
          <table:table-cell office:value-type="float" office:value="1.4970000000000001" table:style-name="ce11">
            <text:p>1.497</text:p>
          </table:table-cell>
          <table:table-cell office:value-type="float" office:value="7.4850000000000003" table:style-name="ce11">
            <text:p>7.485</text:p>
          </table:table-cell>
          <table:table-cell office:value-type="float" office:value="7.1859999999999999" table:style-name="ce11">
            <text:p>7.186</text:p>
          </table:table-cell>
          <table:table-cell office:value-type="float" office:value="8.9819999999999993" table:style-name="ce11">
            <text:p>8.982</text:p>
          </table:table-cell>
          <table:table-cell office:value-type="float" office:value="2.9940000000000002" table:style-name="ce11">
            <text:p>2.994</text:p>
          </table:table-cell>
          <table:table-cell office:value-type="float" office:value="39.338999999999999" table:style-name="ce11">
            <text:p>39.339</text:p>
          </table:table-cell>
          <table:table-cell office:value-type="float" office:value="46.546999999999997" table:style-name="ce11">
            <text:p>46.547</text:p>
          </table:table-cell>
          <table:table-cell office:value-type="float" office:value="14.114000000000001" table:style-name="ce11">
            <text:p>14.114</text:p>
          </table:table-cell>
          <table:table-cell office:value-type="float" office:value="32.061" table:style-name="ce11">
            <text:p>32.061</text:p>
          </table:table-cell>
          <table:table-cell office:value-type="float" office:value="39.759" table:style-name="ce11">
            <text:p>39.759</text:p>
          </table:table-cell>
          <table:table-cell office:value-type="float" office:value="50.750999999999998" table:style-name="ce11">
            <text:p>50.751</text:p>
          </table:table-cell>
          <table:table-cell office:value-type="float" office:value="31.297999999999998" table:style-name="ce11">
            <text:p>31.298</text:p>
          </table:table-cell>
          <table:table-cell office:value-type="float" office:value="46.564999999999998" table:style-name="ce11">
            <text:p>46.565</text:p>
          </table:table-cell>
          <table:table-cell office:value-type="float" office:value="33.734999999999999" table:style-name="ce11">
            <text:p>33.735</text:p>
          </table:table-cell>
          <table:table-cell office:value-type="float" office:value="28.228000000000002" table:style-name="ce11">
            <text:p>28.228</text:p>
          </table:table-cell>
          <table:table-cell office:value-type="float" office:value="56.488999999999997" table:style-name="ce11">
            <text:p>56.489</text:p>
          </table:table-cell>
          <table:table-cell office:value-type="float" office:value="21.373999999999999" table:style-name="ce11">
            <text:p>21.374</text:p>
          </table:table-cell>
          <table:table-cell office:value-type="float" office:value="26.506" table:style-name="ce11">
            <text:p>26.506</text:p>
          </table:table-cell>
          <table:table-cell office:value-type="float" office:value="21.021000000000001" table:style-name="ce11">
            <text:p>21.021</text:p>
          </table:table-cell>
          <table:table-cell office:value-type="float" office:value="12.214" table:style-name="ce11">
            <text:p>12.214</text:p>
          </table:table-cell>
          <table:table-cell office:value-type="float" office:value="65.040000000000006" table:style-name="ce11">
            <text:p>65.04</text:p>
          </table:table-cell>
          <table:table-cell office:value-type="float" office:value="69.432000000000002" table:style-name="ce11">
            <text:p>69.432</text:p>
          </table:table-cell>
          <table:table-cell office:value-type="float" office:value="62.012999999999998" table:style-name="ce11">
            <text:p>62.013</text:p>
          </table:table-cell>
          <table:table-cell office:value-type="float" office:value="37.570999999999998" table:style-name="ce11">
            <text:p>37.571</text:p>
          </table:table-cell>
          <table:table-cell office:value-type="float" office:value="74.504999999999995" table:style-name="ce11">
            <text:p>74.505</text:p>
          </table:table-cell>
          <table:table-cell office:value-type="float" office:value="75.466999999999999" table:style-name="ce11">
            <text:p>75.467</text:p>
          </table:table-cell>
          <table:table-cell office:value-type="float" office:value="4.62" table:style-name="ce11">
            <text:p>4.62</text:p>
          </table:table-cell>
          <table:table-cell office:value-type="float" office:value="76.513999999999996" table:style-name="ce11">
            <text:p>76.514</text:p>
          </table:table-cell>
          <table:table-cell office:value-type="float" office:value="26.861999999999998" table:style-name="ce11">
            <text:p>26.862</text:p>
          </table:table-cell>
          <table:table-cell office:value-type="float" office:value="73.754000000000005" table:style-name="ce11">
            <text:p>73.754</text:p>
          </table:table-cell>
          <table:table-cell table:number-columns-repeated="16254"/>
        </table:table-row>
        <table:table-row table:style-name="ro6">
          <table:table-cell office:value-type="string" table:style-name="ce4">
            <text:p>DMO</text:p>
          </table:table-cell>
          <table:table-cell office:value-type="string" table:style-name="ce4">
            <text:p>UK Debt Management Office</text:p>
          </table:table-cell>
          <table:table-cell office:value-type="string" table:style-name="ce4">
            <text:p>HM Treasury Group</text:p>
          </table:table-cell>
          <table:table-cell table:style-name="ce4"/>
          <table:table-cell office:value-type="float" office:value="59.015999999999998" table:style-name="ce11">
            <text:p>59.016</text:p>
          </table:table-cell>
          <table:table-cell office:value-type="float" office:value="74.789000000000001" table:style-name="ce11">
            <text:p>74.789</text:p>
          </table:table-cell>
          <table:table-cell office:value-type="float" office:value="85" table:style-name="ce11">
            <text:p>85</text:p>
          </table:table-cell>
          <table:table-cell office:value-type="float" office:value="93.75" table:style-name="ce11">
            <text:p>93.75</text:p>
          </table:table-cell>
          <table:table-cell office:value-type="float" office:value="77.5" table:style-name="ce11">
            <text:p>77.5</text:p>
          </table:table-cell>
          <table:table-cell office:value-type="float" office:value="88.888999999999996" table:style-name="ce11">
            <text:p>88.889</text:p>
          </table:table-cell>
          <table:table-cell office:value-type="float" office:value="55.555999999999997" table:style-name="ce11">
            <text:p>55.556</text:p>
          </table:table-cell>
          <table:table-cell office:value-type="float" office:value="83.332999999999998" table:style-name="ce11">
            <text:p>83.333</text:p>
          </table:table-cell>
          <table:table-cell office:value-type="float" office:value="86.111000000000004" table:style-name="ce11">
            <text:p>86.111</text:p>
          </table:table-cell>
          <table:table-cell office:value-type="float" office:value="30.556000000000001" table:style-name="ce11">
            <text:p>30.556</text:p>
          </table:table-cell>
          <table:table-cell office:value-type="float" office:value="69.290000000000006" table:style-name="ce11">
            <text:p>69.29</text:p>
          </table:table-cell>
          <table:table-cell office:value-type="float" office:value="94.444000000000003" table:style-name="ce11">
            <text:p>94.444</text:p>
          </table:table-cell>
          <table:table-cell office:value-type="float" office:value="80.555999999999997" table:style-name="ce11">
            <text:p>80.556</text:p>
          </table:table-cell>
          <table:table-cell office:value-type="float" office:value="93.055999999999997" table:style-name="ce11">
            <text:p>93.056</text:p>
          </table:table-cell>
          <table:table-cell office:value-type="float" office:value="76.388999999999996" table:style-name="ce11">
            <text:p>76.389</text:p>
          </table:table-cell>
          <table:table-cell office:value-type="float" office:value="80.555999999999997" table:style-name="ce11">
            <text:p>80.556</text:p>
          </table:table-cell>
          <table:table-cell office:value-type="float" office:value="91.667000000000002" table:style-name="ce11">
            <text:p>91.667</text:p>
          </table:table-cell>
          <table:table-cell office:value-type="float" office:value="95.832999999999998" table:style-name="ce11">
            <text:p>95.833</text:p>
          </table:table-cell>
          <table:table-cell office:value-type="float" office:value="75" table:style-name="ce11">
            <text:p>75</text:p>
          </table:table-cell>
          <table:table-cell office:value-type="float" office:value="83.332999999999998" table:style-name="ce11">
            <text:p>83.333</text:p>
          </table:table-cell>
          <table:table-cell office:value-type="float" office:value="87.5" table:style-name="ce11">
            <text:p>87.5</text:p>
          </table:table-cell>
          <table:table-cell office:value-type="float" office:value="79.167000000000002" table:style-name="ce11">
            <text:p>79.167</text:p>
          </table:table-cell>
          <table:table-cell office:value-type="float" office:value="80.555999999999997" table:style-name="ce11">
            <text:p>80.556</text:p>
          </table:table-cell>
          <table:table-cell office:value-type="float" office:value="87.5" table:style-name="ce11">
            <text:p>87.5</text:p>
          </table:table-cell>
          <table:table-cell office:value-type="float" office:value="76.388999999999996" table:style-name="ce11">
            <text:p>76.389</text:p>
          </table:table-cell>
          <table:table-cell office:value-type="float" office:value="73.611000000000004" table:style-name="ce11">
            <text:p>73.611</text:p>
          </table:table-cell>
          <table:table-cell office:value-type="float" office:value="79.167000000000002" table:style-name="ce11">
            <text:p>79.167</text:p>
          </table:table-cell>
          <table:table-cell office:value-type="float" office:value="52.777999999999999" table:style-name="ce11">
            <text:p>52.778</text:p>
          </table:table-cell>
          <table:table-cell office:value-type="float" office:value="93.055999999999997" table:style-name="ce11">
            <text:p>93.056</text:p>
          </table:table-cell>
          <table:table-cell office:value-type="float" office:value="88.888999999999996" table:style-name="ce11">
            <text:p>88.889</text:p>
          </table:table-cell>
          <table:table-cell office:value-type="float" office:value="84.721999999999994" table:style-name="ce11">
            <text:p>84.722</text:p>
          </table:table-cell>
          <table:table-cell office:value-type="float" office:value="69.444000000000003" table:style-name="ce11">
            <text:p>69.444</text:p>
          </table:table-cell>
          <table:table-cell office:value-type="float" office:value="50" table:style-name="ce11">
            <text:p>50</text:p>
          </table:table-cell>
          <table:table-cell office:value-type="float" office:value="40.844999999999999" table:style-name="ce11">
            <text:p>40.845</text:p>
          </table:table-cell>
          <table:table-cell office:value-type="float" office:value="61.110999999999997" table:style-name="ce11">
            <text:p>61.111</text:p>
          </table:table-cell>
          <table:table-cell office:value-type="float" office:value="86.111000000000004" table:style-name="ce11">
            <text:p>86.111</text:p>
          </table:table-cell>
          <table:table-cell office:value-type="float" office:value="91.667000000000002" table:style-name="ce11">
            <text:p>91.667</text:p>
          </table:table-cell>
          <table:table-cell office:value-type="float" office:value="73.611000000000004" table:style-name="ce11">
            <text:p>73.611</text:p>
          </table:table-cell>
          <table:table-cell office:value-type="float" office:value="81.944000000000003" table:style-name="ce11">
            <text:p>81.944</text:p>
          </table:table-cell>
          <table:table-cell office:value-type="float" office:value="79.167000000000002" table:style-name="ce11">
            <text:p>79.167</text:p>
          </table:table-cell>
          <table:table-cell office:value-type="float" office:value="84.721999999999994" table:style-name="ce11">
            <text:p>84.722</text:p>
          </table:table-cell>
          <table:table-cell office:value-type="float" office:value="98.611000000000004" table:style-name="ce11">
            <text:p>98.611</text:p>
          </table:table-cell>
          <table:table-cell office:value-type="float" office:value="88.888999999999996" table:style-name="ce11">
            <text:p>88.889</text:p>
          </table:table-cell>
          <table:table-cell office:value-type="float" office:value="80.281999999999996" table:style-name="ce11">
            <text:p>80.282</text:p>
          </table:table-cell>
          <table:table-cell office:value-type="float" office:value="84.721999999999994" table:style-name="ce11">
            <text:p>84.722</text:p>
          </table:table-cell>
          <table:table-cell office:value-type="float" office:value="31.943999999999999" table:style-name="ce11">
            <text:p>31.944</text:p>
          </table:table-cell>
          <table:table-cell office:value-type="float" office:value="34.722000000000001" table:style-name="ce11">
            <text:p>34.722</text:p>
          </table:table-cell>
          <table:table-cell office:value-type="float" office:value="25" table:style-name="ce11">
            <text:p>25</text:p>
          </table:table-cell>
          <table:table-cell office:value-type="float" office:value="88.888999999999996" table:style-name="ce11">
            <text:p>88.889</text:p>
          </table:table-cell>
          <table:table-cell office:value-type="float" office:value="77.778000000000006" table:style-name="ce11">
            <text:p>77.778</text:p>
          </table:table-cell>
          <table:table-cell office:value-type="float" office:value="65.278000000000006" table:style-name="ce11">
            <text:p>65.278</text:p>
          </table:table-cell>
          <table:table-cell office:value-type="float" office:value="73.611000000000004" table:style-name="ce11">
            <text:p>73.611</text:p>
          </table:table-cell>
          <table:table-cell office:value-type="float" office:value="54.167000000000002" table:style-name="ce11">
            <text:p>54.167</text:p>
          </table:table-cell>
          <table:table-cell office:value-type="float" office:value="70.832999999999998" table:style-name="ce11">
            <text:p>70.833</text:p>
          </table:table-cell>
          <table:table-cell office:value-type="float" office:value="76.388999999999996" table:style-name="ce11">
            <text:p>76.389</text:p>
          </table:table-cell>
          <table:table-cell office:value-type="float" office:value="63.889000000000003" table:style-name="ce11">
            <text:p>63.889</text:p>
          </table:table-cell>
          <table:table-cell office:value-type="float" office:value="52.777999999999999" table:style-name="ce11">
            <text:p>52.778</text:p>
          </table:table-cell>
          <table:table-cell office:value-type="float" office:value="83.099000000000004" table:style-name="ce11">
            <text:p>83.099</text:p>
          </table:table-cell>
          <table:table-cell office:value-type="float" office:value="72.221999999999994" table:style-name="ce11">
            <text:p>72.222</text:p>
          </table:table-cell>
          <table:table-cell office:value-type="float" office:value="77.778000000000006" table:style-name="ce11">
            <text:p>77.778</text:p>
          </table:table-cell>
          <table:table-cell office:value-type="float" office:value="72.221999999999994" table:style-name="ce11">
            <text:p>72.222</text:p>
          </table:table-cell>
          <table:table-cell office:value-type="float" office:value="75" table:style-name="ce11">
            <text:p>75</text:p>
          </table:table-cell>
          <table:table-cell office:value-type="float" office:value="50" table:style-name="ce11">
            <text:p>50</text:p>
          </table:table-cell>
          <table:table-cell office:value-type="float" office:value="37.5" table:style-name="ce11">
            <text:p>37.5</text:p>
          </table:table-cell>
          <table:table-cell office:value-type="float" office:value="93.055999999999997" table:style-name="ce11">
            <text:p>93.056</text:p>
          </table:table-cell>
          <table:table-cell office:value-type="float" office:value="65.278000000000006" table:style-name="ce11">
            <text:p>65.278</text:p>
          </table:table-cell>
          <table:table-cell office:value-type="float" office:value="76.388999999999996" table:style-name="ce11">
            <text:p>76.389</text:p>
          </table:table-cell>
          <table:table-cell office:value-type="float" office:value="81.944000000000003" table:style-name="ce11">
            <text:p>81.944</text:p>
          </table:table-cell>
          <table:table-cell office:value-type="float" office:value="83.332999999999998" table:style-name="ce11">
            <text:p>83.333</text:p>
          </table:table-cell>
          <table:table-cell office:value-type="float" office:value="69.444000000000003" table:style-name="ce11">
            <text:p>69.444</text:p>
          </table:table-cell>
          <table:table-cell office:value-type="float" office:value="73.611000000000004" table:style-name="ce11">
            <text:p>73.611</text:p>
          </table:table-cell>
          <table:table-cell office:value-type="float" office:value="5.6340000000000003" table:style-name="ce11">
            <text:p>5.634</text:p>
          </table:table-cell>
          <table:table-cell office:value-type="float" office:value="9.859" table:style-name="ce11">
            <text:p>9.859</text:p>
          </table:table-cell>
          <table:table-cell office:value-type="float" office:value="45.07" table:style-name="ce11">
            <text:p>45.07</text:p>
          </table:table-cell>
          <table:table-cell office:value-type="float" office:value="39.436999999999998" table:style-name="ce11">
            <text:p>39.437</text:p>
          </table:table-cell>
          <table:table-cell office:value-type="float" office:value="85.915000000000006" table:style-name="ce11">
            <text:p>85.915</text:p>
          </table:table-cell>
          <table:table-cell office:value-type="float" office:value="78.570999999999998" table:style-name="ce11">
            <text:p>78.571</text:p>
          </table:table-cell>
          <table:table-cell office:value-type="float" office:value="83.099000000000004" table:style-name="ce11">
            <text:p>83.099</text:p>
          </table:table-cell>
          <table:table-cell office:value-type="float" office:value="2.778" table:style-name="ce11">
            <text:p>2.778</text:p>
          </table:table-cell>
          <table:table-cell office:value-type="float" office:value="91.667000000000002" table:style-name="ce11">
            <text:p>91.667</text:p>
          </table:table-cell>
          <table:table-cell office:value-type="float" office:value="5.556" table:style-name="ce11">
            <text:p>5.556</text:p>
          </table:table-cell>
          <table:table-cell office:value-type="float" office:value="1.389" table:style-name="ce11">
            <text:p>1.389</text:p>
          </table:table-cell>
          <table:table-cell office:value-type="float" office:value="93.055999999999997" table:style-name="ce11">
            <text:p>93.056</text:p>
          </table:table-cell>
          <table:table-cell office:value-type="float" office:value="5.556" table:style-name="ce11">
            <text:p>5.55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0" table:style-name="ce11">
            <text:p>100</text:p>
          </table:table-cell>
          <table:table-cell office:value-type="float" office:value="0" table:style-name="ce11">
            <text:p>0</text:p>
          </table:table-cell>
          <table:table-cell office:value-type="float" office:value="0" table:style-name="ce11">
            <text:p>0</text:p>
          </table:table-cell>
          <table:table-cell office:value-type="float" office:value="100" table:style-name="ce11">
            <text:p>10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0" table:style-name="ce11">
            <text:p>10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0" table:style-name="ce11">
            <text:p>100</text:p>
          </table:table-cell>
          <table:table-cell office:value-type="float" office:value="0" table:style-name="ce11">
            <text:p>0</text:p>
          </table:table-cell>
          <table:table-cell office:value-type="float" office:value="71.013999999999996" table:style-name="ce11">
            <text:p>71.014</text:p>
          </table:table-cell>
          <table:table-cell office:value-type="float" office:value="75.361999999999995" table:style-name="ce11">
            <text:p>75.362</text:p>
          </table:table-cell>
          <table:table-cell office:value-type="float" office:value="68.116" table:style-name="ce11">
            <text:p>68.116</text:p>
          </table:table-cell>
          <table:table-cell office:value-type="float" office:value="20.29" table:style-name="ce11">
            <text:p>20.29</text:p>
          </table:table-cell>
          <table:table-cell office:value-type="float" office:value="90.141000000000005" table:style-name="ce11">
            <text:p>90.141</text:p>
          </table:table-cell>
          <table:table-cell office:value-type="float" office:value="87.323999999999998" table:style-name="ce11">
            <text:p>87.324</text:p>
          </table:table-cell>
          <table:table-cell office:value-type="float" office:value="2.8570000000000002" table:style-name="ce11">
            <text:p>2.857</text:p>
          </table:table-cell>
          <table:table-cell office:value-type="float" office:value="76.388999999999996" table:style-name="ce11">
            <text:p>76.389</text:p>
          </table:table-cell>
          <table:table-cell office:value-type="float" office:value="21.390999999999998" table:style-name="ce11">
            <text:p>21.391</text:p>
          </table:table-cell>
          <table:table-cell office:value-type="float" office:value="77.608999999999995" table:style-name="ce11">
            <text:p>77.609</text:p>
          </table:table-cell>
          <table:table-cell table:number-columns-repeated="16254"/>
        </table:table-row>
        <table:table-row table:style-name="ro6">
          <table:table-cell office:value-type="string" table:style-name="ce4">
            <text:p>DS</text:p>
          </table:table-cell>
          <table:table-cell office:value-type="string" table:style-name="ce4">
            <text:p>Disclosure Scotland</text:p>
          </table:table-cell>
          <table:table-cell office:value-type="string" table:style-name="ce4">
            <text:p>Scottish Government</text:p>
          </table:table-cell>
          <table:table-cell table:style-name="ce4"/>
          <table:table-cell office:value-type="float" office:value="79.697000000000003" table:style-name="ce11">
            <text:p>79.697</text:p>
          </table:table-cell>
          <table:table-cell office:value-type="float" office:value="65.608000000000004" table:style-name="ce11">
            <text:p>65.608</text:p>
          </table:table-cell>
          <table:table-cell office:value-type="float" office:value="70.19" table:style-name="ce11">
            <text:p>70.19</text:p>
          </table:table-cell>
          <table:table-cell office:value-type="float" office:value="87.832999999999998" table:style-name="ce11">
            <text:p>87.833</text:p>
          </table:table-cell>
          <table:table-cell office:value-type="float" office:value="74.52" table:style-name="ce11">
            <text:p>74.52</text:p>
          </table:table-cell>
          <table:table-cell office:value-type="float" office:value="74.046000000000006" table:style-name="ce11">
            <text:p>74.046</text:p>
          </table:table-cell>
          <table:table-cell office:value-type="float" office:value="51.901000000000003" table:style-name="ce11">
            <text:p>51.901</text:p>
          </table:table-cell>
          <table:table-cell office:value-type="float" office:value="80.798000000000002" table:style-name="ce11">
            <text:p>80.798</text:p>
          </table:table-cell>
          <table:table-cell office:value-type="float" office:value="78.263999999999996" table:style-name="ce11">
            <text:p>78.264</text:p>
          </table:table-cell>
          <table:table-cell office:value-type="float" office:value="45.627000000000002" table:style-name="ce11">
            <text:p>45.627</text:p>
          </table:table-cell>
          <table:table-cell office:value-type="float" office:value="49.558" table:style-name="ce11">
            <text:p>49.558</text:p>
          </table:table-cell>
          <table:table-cell office:value-type="float" office:value="86.691999999999993" table:style-name="ce11">
            <text:p>86.692</text:p>
          </table:table-cell>
          <table:table-cell office:value-type="float" office:value="77.566999999999993" table:style-name="ce11">
            <text:p>77.567</text:p>
          </table:table-cell>
          <table:table-cell office:value-type="float" office:value="74.525000000000006" table:style-name="ce11">
            <text:p>74.525</text:p>
          </table:table-cell>
          <table:table-cell office:value-type="float" office:value="46.387999999999998" table:style-name="ce11">
            <text:p>46.388</text:p>
          </table:table-cell>
          <table:table-cell office:value-type="float" office:value="65.778999999999996" table:style-name="ce11">
            <text:p>65.779</text:p>
          </table:table-cell>
          <table:table-cell office:value-type="float" office:value="83.27" table:style-name="ce11">
            <text:p>83.27</text:p>
          </table:table-cell>
          <table:table-cell office:value-type="float" office:value="92.394999999999996" table:style-name="ce11">
            <text:p>92.395</text:p>
          </table:table-cell>
          <table:table-cell office:value-type="float" office:value="77.186000000000007" table:style-name="ce11">
            <text:p>77.186</text:p>
          </table:table-cell>
          <table:table-cell office:value-type="float" office:value="90.114000000000004" table:style-name="ce11">
            <text:p>90.114</text:p>
          </table:table-cell>
          <table:table-cell office:value-type="float" office:value="80.153000000000006" table:style-name="ce11">
            <text:p>80.153</text:p>
          </table:table-cell>
          <table:table-cell office:value-type="float" office:value="74.144000000000005" table:style-name="ce11">
            <text:p>74.144</text:p>
          </table:table-cell>
          <table:table-cell office:value-type="float" office:value="82.129000000000005" table:style-name="ce11">
            <text:p>82.129</text:p>
          </table:table-cell>
          <table:table-cell office:value-type="float" office:value="83.27" table:style-name="ce11">
            <text:p>83.27</text:p>
          </table:table-cell>
          <table:table-cell office:value-type="float" office:value="69.581999999999994" table:style-name="ce11">
            <text:p>69.582</text:p>
          </table:table-cell>
          <table:table-cell office:value-type="float" office:value="71.483000000000004" table:style-name="ce11">
            <text:p>71.483</text:p>
          </table:table-cell>
          <table:table-cell office:value-type="float" office:value="72.623999999999995" table:style-name="ce11">
            <text:p>72.624</text:p>
          </table:table-cell>
          <table:table-cell office:value-type="float" office:value="44.487000000000002" table:style-name="ce11">
            <text:p>44.487</text:p>
          </table:table-cell>
          <table:table-cell office:value-type="float" office:value="82.061000000000007" table:style-name="ce11">
            <text:p>82.061</text:p>
          </table:table-cell>
          <table:table-cell office:value-type="float" office:value="74.046000000000006" table:style-name="ce11">
            <text:p>74.046</text:p>
          </table:table-cell>
          <table:table-cell office:value-type="float" office:value="65.900000000000006" table:style-name="ce11">
            <text:p>65.9</text:p>
          </table:table-cell>
          <table:table-cell office:value-type="float" office:value="65.019000000000005" table:style-name="ce11">
            <text:p>65.019</text:p>
          </table:table-cell>
          <table:table-cell office:value-type="float" office:value="50.951000000000001" table:style-name="ce11">
            <text:p>50.951</text:p>
          </table:table-cell>
          <table:table-cell office:value-type="float" office:value="49.81" table:style-name="ce11">
            <text:p>49.81</text:p>
          </table:table-cell>
          <table:table-cell office:value-type="float" office:value="41.825000000000003" table:style-name="ce11">
            <text:p>41.825</text:p>
          </table:table-cell>
          <table:table-cell office:value-type="float" office:value="84.411000000000001" table:style-name="ce11">
            <text:p>84.411</text:p>
          </table:table-cell>
          <table:table-cell office:value-type="float" office:value="88.972999999999999" table:style-name="ce11">
            <text:p>88.973</text:p>
          </table:table-cell>
          <table:table-cell office:value-type="float" office:value="71.102999999999994" table:style-name="ce11">
            <text:p>71.103</text:p>
          </table:table-cell>
          <table:table-cell office:value-type="float" office:value="78.706999999999994" table:style-name="ce11">
            <text:p>78.707</text:p>
          </table:table-cell>
          <table:table-cell office:value-type="float" office:value="75.284999999999997" table:style-name="ce11">
            <text:p>75.285</text:p>
          </table:table-cell>
          <table:table-cell office:value-type="float" office:value="77.186000000000007" table:style-name="ce11">
            <text:p>77.186</text:p>
          </table:table-cell>
          <table:table-cell office:value-type="float" office:value="89.733999999999995" table:style-name="ce11">
            <text:p>89.734</text:p>
          </table:table-cell>
          <table:table-cell office:value-type="float" office:value="73.281999999999996" table:style-name="ce11">
            <text:p>73.282</text:p>
          </table:table-cell>
          <table:table-cell office:value-type="float" office:value="73.384" table:style-name="ce11">
            <text:p>73.384</text:p>
          </table:table-cell>
          <table:table-cell office:value-type="float" office:value="80.608000000000004" table:style-name="ce11">
            <text:p>80.608</text:p>
          </table:table-cell>
          <table:table-cell office:value-type="float" office:value="47.908999999999999" table:style-name="ce11">
            <text:p>47.909</text:p>
          </table:table-cell>
          <table:table-cell office:value-type="float" office:value="48.668999999999997" table:style-name="ce11">
            <text:p>48.669</text:p>
          </table:table-cell>
          <table:table-cell office:value-type="float" office:value="40.304000000000002" table:style-name="ce11">
            <text:p>40.304</text:p>
          </table:table-cell>
          <table:table-cell office:value-type="float" office:value="56.274000000000001" table:style-name="ce11">
            <text:p>56.274</text:p>
          </table:table-cell>
          <table:table-cell office:value-type="float" office:value="59.542000000000002" table:style-name="ce11">
            <text:p>59.542</text:p>
          </table:table-cell>
          <table:table-cell office:value-type="float" office:value="56.106999999999999" table:style-name="ce11">
            <text:p>56.107</text:p>
          </table:table-cell>
          <table:table-cell office:value-type="float" office:value="52.851999999999997" table:style-name="ce11">
            <text:p>52.852</text:p>
          </table:table-cell>
          <table:table-cell office:value-type="float" office:value="38.783000000000001" table:style-name="ce11">
            <text:p>38.783</text:p>
          </table:table-cell>
          <table:table-cell office:value-type="float" office:value="39.923999999999999" table:style-name="ce11">
            <text:p>39.924</text:p>
          </table:table-cell>
          <table:table-cell office:value-type="float" office:value="64.504000000000005" table:style-name="ce11">
            <text:p>64.504</text:p>
          </table:table-cell>
          <table:table-cell office:value-type="float" office:value="36.122" table:style-name="ce11">
            <text:p>36.122</text:p>
          </table:table-cell>
          <table:table-cell office:value-type="float" office:value="42.204999999999998" table:style-name="ce11">
            <text:p>42.205</text:p>
          </table:table-cell>
          <table:table-cell office:value-type="float" office:value="65.778999999999996" table:style-name="ce11">
            <text:p>65.779</text:p>
          </table:table-cell>
          <table:table-cell office:value-type="float" office:value="55.133000000000003" table:style-name="ce11">
            <text:p>55.133</text:p>
          </table:table-cell>
          <table:table-cell office:value-type="float" office:value="54.753" table:style-name="ce11">
            <text:p>54.753</text:p>
          </table:table-cell>
          <table:table-cell office:value-type="float" office:value="60.076000000000001" table:style-name="ce11">
            <text:p>60.076</text:p>
          </table:table-cell>
          <table:table-cell office:value-type="float" office:value="59.695999999999998" table:style-name="ce11">
            <text:p>59.696</text:p>
          </table:table-cell>
          <table:table-cell office:value-type="float" office:value="45.247" table:style-name="ce11">
            <text:p>45.247</text:p>
          </table:table-cell>
          <table:table-cell office:value-type="float" office:value="28.896999999999998" table:style-name="ce11">
            <text:p>28.897</text:p>
          </table:table-cell>
          <table:table-cell office:value-type="float" office:value="93.156000000000006" table:style-name="ce11">
            <text:p>93.156</text:p>
          </table:table-cell>
          <table:table-cell office:value-type="float" office:value="64.638999999999996" table:style-name="ce11">
            <text:p>64.639</text:p>
          </table:table-cell>
          <table:table-cell office:value-type="float" office:value="73.763999999999996" table:style-name="ce11">
            <text:p>73.764</text:p>
          </table:table-cell>
          <table:table-cell office:value-type="float" office:value="71.863" table:style-name="ce11">
            <text:p>71.863</text:p>
          </table:table-cell>
          <table:table-cell office:value-type="float" office:value="82.89" table:style-name="ce11">
            <text:p>82.89</text:p>
          </table:table-cell>
          <table:table-cell office:value-type="float" office:value="55.893999999999998" table:style-name="ce11">
            <text:p>55.894</text:p>
          </table:table-cell>
          <table:table-cell office:value-type="float" office:value="70.611000000000004" table:style-name="ce11">
            <text:p>70.611</text:p>
          </table:table-cell>
          <table:table-cell office:value-type="float" office:value="6.13" table:style-name="ce11">
            <text:p>6.13</text:p>
          </table:table-cell>
          <table:table-cell office:value-type="float" office:value="19.54" table:style-name="ce11">
            <text:p>19.54</text:p>
          </table:table-cell>
          <table:table-cell office:value-type="float" office:value="30.268000000000001" table:style-name="ce11">
            <text:p>30.268</text:p>
          </table:table-cell>
          <table:table-cell office:value-type="float" office:value="44.061" table:style-name="ce11">
            <text:p>44.061</text:p>
          </table:table-cell>
          <table:table-cell office:value-type="float" office:value="91.635000000000005" table:style-name="ce11">
            <text:p>91.635</text:p>
          </table:table-cell>
          <table:table-cell office:value-type="float" office:value="73.004000000000005" table:style-name="ce11">
            <text:p>73.004</text:p>
          </table:table-cell>
          <table:table-cell office:value-type="float" office:value="78.927000000000007" table:style-name="ce11">
            <text:p>78.927</text:p>
          </table:table-cell>
          <table:table-cell office:value-type="float" office:value="3.0529999999999999" table:style-name="ce11">
            <text:p>3.053</text:p>
          </table:table-cell>
          <table:table-cell office:value-type="float" office:value="88.930999999999997" table:style-name="ce11">
            <text:p>88.931</text:p>
          </table:table-cell>
          <table:table-cell office:value-type="float" office:value="8.0150000000000006" table:style-name="ce11">
            <text:p>8.015</text:p>
          </table:table-cell>
          <table:table-cell office:value-type="float" office:value="3.8170000000000002" table:style-name="ce11">
            <text:p>3.817</text:p>
          </table:table-cell>
          <table:table-cell office:value-type="float" office:value="89.694999999999993" table:style-name="ce11">
            <text:p>89.695</text:p>
          </table:table-cell>
          <table:table-cell office:value-type="float" office:value="6.4889999999999999" table:style-name="ce11">
            <text:p>6.489</text:p>
          </table:table-cell>
          <table:table-cell office:value-type="float" office:value="20" table:style-name="ce11">
            <text:p>20</text:p>
          </table:table-cell>
          <table:table-cell office:value-type="float" office:value="20" table:style-name="ce11">
            <text:p>20</text:p>
          </table:table-cell>
          <table:table-cell office:value-type="float" office:value="10" table:style-name="ce11">
            <text:p>10</text:p>
          </table:table-cell>
          <table:table-cell office:value-type="float" office:value="40" table:style-name="ce11">
            <text:p>40</text:p>
          </table:table-cell>
          <table:table-cell office:value-type="float" office:value="0" table:style-name="ce11">
            <text:p>0</text:p>
          </table:table-cell>
          <table:table-cell office:value-type="float" office:value="30" table:style-name="ce11">
            <text:p>30</text:p>
          </table:table-cell>
          <table:table-cell office:value-type="float" office:value="50" table:style-name="ce11">
            <text:p>50</text:p>
          </table:table-cell>
          <table:table-cell office:value-type="float" office:value="60" table:style-name="ce11">
            <text:p>60</text:p>
          </table:table-cell>
          <table:table-cell office:value-type="float" office:value="30" table:style-name="ce11">
            <text:p>30</text:p>
          </table:table-cell>
          <table:table-cell office:value-type="float" office:value="40" table:style-name="ce11">
            <text:p>40</text:p>
          </table:table-cell>
          <table:table-cell office:value-type="float" office:value="30" table:style-name="ce11">
            <text:p>3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10" table:style-name="ce11">
            <text:p>10</text:p>
          </table:table-cell>
          <table:table-cell office:value-type="float" office:value="20" table:style-name="ce11">
            <text:p>20</text:p>
          </table:table-cell>
          <table:table-cell office:value-type="float" office:value="30" table:style-name="ce11">
            <text:p>30</text:p>
          </table:table-cell>
          <table:table-cell office:value-type="float" office:value="70" table:style-name="ce11">
            <text:p>70</text:p>
          </table:table-cell>
          <table:table-cell office:value-type="float" office:value="0" table:style-name="ce11">
            <text:p>0</text:p>
          </table:table-cell>
          <table:table-cell office:value-type="float" office:value="0" table:style-name="ce11">
            <text:p>0</text:p>
          </table:table-cell>
          <table:table-cell office:value-type="float" office:value="60" table:style-name="ce11">
            <text:p>60</text:p>
          </table:table-cell>
          <table:table-cell office:value-type="float" office:value="50" table:style-name="ce11">
            <text:p>50</text:p>
          </table:table-cell>
          <table:table-cell office:value-type="float" office:value="66.667000000000002" table:style-name="ce11">
            <text:p>66.667</text:p>
          </table:table-cell>
          <table:table-cell office:value-type="float" office:value="100" table:style-name="ce11">
            <text:p>10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0" table:style-name="ce11">
            <text:p>30</text:p>
          </table:table-cell>
          <table:table-cell office:value-type="float" office:value="50" table:style-name="ce11">
            <text:p>50</text:p>
          </table:table-cell>
          <table:table-cell office:value-type="float" office:value="33.332999999999998" table:style-name="ce11">
            <text:p>33.333</text:p>
          </table:table-cell>
          <table:table-cell office:value-type="float" office:value="64.230999999999995" table:style-name="ce11">
            <text:p>64.231</text:p>
          </table:table-cell>
          <table:table-cell office:value-type="float" office:value="64.614999999999995" table:style-name="ce11">
            <text:p>64.615</text:p>
          </table:table-cell>
          <table:table-cell office:value-type="float" office:value="59.231000000000002" table:style-name="ce11">
            <text:p>59.231</text:p>
          </table:table-cell>
          <table:table-cell office:value-type="float" office:value="31.538" table:style-name="ce11">
            <text:p>31.538</text:p>
          </table:table-cell>
          <table:table-cell office:value-type="float" office:value="70" table:style-name="ce11">
            <text:p>70</text:p>
          </table:table-cell>
          <table:table-cell office:value-type="float" office:value="65.769000000000005" table:style-name="ce11">
            <text:p>65.769</text:p>
          </table:table-cell>
          <table:table-cell office:value-type="float" office:value="6.5640000000000001" table:style-name="ce11">
            <text:p>6.564</text:p>
          </table:table-cell>
          <table:table-cell office:value-type="float" office:value="68.076999999999998" table:style-name="ce11">
            <text:p>68.077</text:p>
          </table:table-cell>
          <table:table-cell office:value-type="float" office:value="26.832000000000001" table:style-name="ce11">
            <text:p>26.832</text:p>
          </table:table-cell>
          <table:table-cell office:value-type="float" office:value="72.259" table:style-name="ce11">
            <text:p>72.259</text:p>
          </table:table-cell>
          <table:table-cell table:number-columns-repeated="16254"/>
        </table:table-row>
        <table:table-row table:style-name="ro6">
          <table:table-cell office:value-type="string" table:style-name="ce4">
            <text:p>DSTL</text:p>
          </table:table-cell>
          <table:table-cell office:value-type="string" table:style-name="ce4">
            <text:p>Dstl</text:p>
          </table:table-cell>
          <table:table-cell office:value-type="string" table:style-name="ce4">
            <text:p>Defence</text:p>
          </table:table-cell>
          <table:table-cell table:style-name="ce4"/>
          <table:table-cell office:value-type="float" office:value="75.326999999999998" table:style-name="ce11">
            <text:p>75.327</text:p>
          </table:table-cell>
          <table:table-cell office:value-type="float" office:value="60.17" table:style-name="ce11">
            <text:p>60.17</text:p>
          </table:table-cell>
          <table:table-cell office:value-type="float" office:value="80.265000000000001" table:style-name="ce11">
            <text:p>80.265</text:p>
          </table:table-cell>
          <table:table-cell office:value-type="float" office:value="74.75" table:style-name="ce11">
            <text:p>74.75</text:p>
          </table:table-cell>
          <table:table-cell office:value-type="float" office:value="67.103999999999999" table:style-name="ce11">
            <text:p>67.104</text:p>
          </table:table-cell>
          <table:table-cell office:value-type="float" office:value="78.141000000000005" table:style-name="ce11">
            <text:p>78.141</text:p>
          </table:table-cell>
          <table:table-cell office:value-type="float" office:value="57.802999999999997" table:style-name="ce11">
            <text:p>57.803</text:p>
          </table:table-cell>
          <table:table-cell office:value-type="float" office:value="78.742000000000004" table:style-name="ce11">
            <text:p>78.742</text:p>
          </table:table-cell>
          <table:table-cell office:value-type="float" office:value="66.638999999999996" table:style-name="ce11">
            <text:p>66.639</text:p>
          </table:table-cell>
          <table:table-cell office:value-type="float" office:value="26.173999999999999" table:style-name="ce11">
            <text:p>26.174</text:p>
          </table:table-cell>
          <table:table-cell office:value-type="float" office:value="45.454000000000001" table:style-name="ce11">
            <text:p>45.454</text:p>
          </table:table-cell>
          <table:table-cell office:value-type="float" office:value="91.007999999999996" table:style-name="ce11">
            <text:p>91.008</text:p>
          </table:table-cell>
          <table:table-cell office:value-type="float" office:value="84.284000000000006" table:style-name="ce11">
            <text:p>84.284</text:p>
          </table:table-cell>
          <table:table-cell office:value-type="float" office:value="79.244" table:style-name="ce11">
            <text:p>79.244</text:p>
          </table:table-cell>
          <table:table-cell office:value-type="float" office:value="61.273000000000003" table:style-name="ce11">
            <text:p>61.273</text:p>
          </table:table-cell>
          <table:table-cell office:value-type="float" office:value="85.5" table:style-name="ce11">
            <text:p>85.5</text:p>
          </table:table-cell>
          <table:table-cell office:value-type="float" office:value="73.394000000000005" table:style-name="ce11">
            <text:p>73.394</text:p>
          </table:table-cell>
          <table:table-cell office:value-type="float" office:value="76.126999999999995" table:style-name="ce11">
            <text:p>76.127</text:p>
          </table:table-cell>
          <table:table-cell office:value-type="float" office:value="67.305000000000007" table:style-name="ce11">
            <text:p>67.305</text:p>
          </table:table-cell>
          <table:table-cell office:value-type="float" office:value="90.242000000000004" table:style-name="ce11">
            <text:p>90.242</text:p>
          </table:table-cell>
          <table:table-cell office:value-type="float" office:value="84.933999999999997" table:style-name="ce11">
            <text:p>84.934</text:p>
          </table:table-cell>
          <table:table-cell office:value-type="float" office:value="55.926000000000002" table:style-name="ce11">
            <text:p>55.926</text:p>
          </table:table-cell>
          <table:table-cell office:value-type="float" office:value="75.626000000000005" table:style-name="ce11">
            <text:p>75.626</text:p>
          </table:table-cell>
          <table:table-cell office:value-type="float" office:value="78.456000000000003" table:style-name="ce11">
            <text:p>78.456</text:p>
          </table:table-cell>
          <table:table-cell office:value-type="float" office:value="62.470999999999997" table:style-name="ce11">
            <text:p>62.471</text:p>
          </table:table-cell>
          <table:table-cell office:value-type="float" office:value="56.792999999999999" table:style-name="ce11">
            <text:p>56.793</text:p>
          </table:table-cell>
          <table:table-cell office:value-type="float" office:value="67.001000000000005" table:style-name="ce11">
            <text:p>67.001</text:p>
          </table:table-cell>
          <table:table-cell office:value-type="float" office:value="32.168999999999997" table:style-name="ce11">
            <text:p>32.169</text:p>
          </table:table-cell>
          <table:table-cell office:value-type="float" office:value="82.754000000000005" table:style-name="ce11">
            <text:p>82.754</text:p>
          </table:table-cell>
          <table:table-cell office:value-type="float" office:value="77.87" table:style-name="ce11">
            <text:p>77.87</text:p>
          </table:table-cell>
          <table:table-cell office:value-type="float" office:value="73.754000000000005" table:style-name="ce11">
            <text:p>73.754</text:p>
          </table:table-cell>
          <table:table-cell office:value-type="float" office:value="66.018000000000001" table:style-name="ce11">
            <text:p>66.018</text:p>
          </table:table-cell>
          <table:table-cell office:value-type="float" office:value="47.359000000000002" table:style-name="ce11">
            <text:p>47.359</text:p>
          </table:table-cell>
          <table:table-cell office:value-type="float" office:value="61.228000000000002" table:style-name="ce11">
            <text:p>61.228</text:p>
          </table:table-cell>
          <table:table-cell office:value-type="float" office:value="56.662999999999997" table:style-name="ce11">
            <text:p>56.663</text:p>
          </table:table-cell>
          <table:table-cell office:value-type="float" office:value="81.727000000000004" table:style-name="ce11">
            <text:p>81.727</text:p>
          </table:table-cell>
          <table:table-cell office:value-type="float" office:value="86.644999999999996" table:style-name="ce11">
            <text:p>86.645</text:p>
          </table:table-cell>
          <table:table-cell office:value-type="float" office:value="66.784999999999997" table:style-name="ce11">
            <text:p>66.785</text:p>
          </table:table-cell>
          <table:table-cell office:value-type="float" office:value="79.793999999999997" table:style-name="ce11">
            <text:p>79.794</text:p>
          </table:table-cell>
          <table:table-cell office:value-type="float" office:value="63.137999999999998" table:style-name="ce11">
            <text:p>63.138</text:p>
          </table:table-cell>
          <table:table-cell office:value-type="float" office:value="69.646000000000001" table:style-name="ce11">
            <text:p>69.646</text:p>
          </table:table-cell>
          <table:table-cell office:value-type="float" office:value="84.786000000000001" table:style-name="ce11">
            <text:p>84.786</text:p>
          </table:table-cell>
          <table:table-cell office:value-type="float" office:value="55.155000000000001" table:style-name="ce11">
            <text:p>55.155</text:p>
          </table:table-cell>
          <table:table-cell office:value-type="float" office:value="56.316000000000003" table:style-name="ce11">
            <text:p>56.316</text:p>
          </table:table-cell>
          <table:table-cell office:value-type="float" office:value="70.852000000000004" table:style-name="ce11">
            <text:p>70.852</text:p>
          </table:table-cell>
          <table:table-cell office:value-type="float" office:value="25.515999999999998" table:style-name="ce11">
            <text:p>25.516</text:p>
          </table:table-cell>
          <table:table-cell office:value-type="float" office:value="35.828000000000003" table:style-name="ce11">
            <text:p>35.828</text:p>
          </table:table-cell>
          <table:table-cell office:value-type="float" office:value="17.181999999999999" table:style-name="ce11">
            <text:p>17.182</text:p>
          </table:table-cell>
          <table:table-cell office:value-type="float" office:value="54.097999999999999" table:style-name="ce11">
            <text:p>54.098</text:p>
          </table:table-cell>
          <table:table-cell office:value-type="float" office:value="56.518000000000001" table:style-name="ce11">
            <text:p>56.518</text:p>
          </table:table-cell>
          <table:table-cell office:value-type="float" office:value="46.279000000000003" table:style-name="ce11">
            <text:p>46.279</text:p>
          </table:table-cell>
          <table:table-cell office:value-type="float" office:value="47.034999999999997" table:style-name="ce11">
            <text:p>47.035</text:p>
          </table:table-cell>
          <table:table-cell office:value-type="float" office:value="26.437000000000001" table:style-name="ce11">
            <text:p>26.437</text:p>
          </table:table-cell>
          <table:table-cell office:value-type="float" office:value="28.466000000000001" table:style-name="ce11">
            <text:p>28.466</text:p>
          </table:table-cell>
          <table:table-cell office:value-type="float" office:value="60.667000000000002" table:style-name="ce11">
            <text:p>60.667</text:p>
          </table:table-cell>
          <table:table-cell office:value-type="float" office:value="34.091000000000001" table:style-name="ce11">
            <text:p>34.091</text:p>
          </table:table-cell>
          <table:table-cell office:value-type="float" office:value="55.441000000000003" table:style-name="ce11">
            <text:p>55.441</text:p>
          </table:table-cell>
          <table:table-cell office:value-type="float" office:value="64.543000000000006" table:style-name="ce11">
            <text:p>64.543</text:p>
          </table:table-cell>
          <table:table-cell office:value-type="float" office:value="58.241999999999997" table:style-name="ce11">
            <text:p>58.242</text:p>
          </table:table-cell>
          <table:table-cell office:value-type="float" office:value="50.975999999999999" table:style-name="ce11">
            <text:p>50.976</text:p>
          </table:table-cell>
          <table:table-cell office:value-type="float" office:value="48.142000000000003" table:style-name="ce11">
            <text:p>48.142</text:p>
          </table:table-cell>
          <table:table-cell office:value-type="float" office:value="41.981000000000002" table:style-name="ce11">
            <text:p>41.981</text:p>
          </table:table-cell>
          <table:table-cell office:value-type="float" office:value="43.277999999999999" table:style-name="ce11">
            <text:p>43.278</text:p>
          </table:table-cell>
          <table:table-cell office:value-type="float" office:value="27.651" table:style-name="ce11">
            <text:p>27.651</text:p>
          </table:table-cell>
          <table:table-cell office:value-type="float" office:value="91.540999999999997" table:style-name="ce11">
            <text:p>91.541</text:p>
          </table:table-cell>
          <table:table-cell office:value-type="float" office:value="79.682000000000002" table:style-name="ce11">
            <text:p>79.682</text:p>
          </table:table-cell>
          <table:table-cell office:value-type="float" office:value="76.837000000000003" table:style-name="ce11">
            <text:p>76.837</text:p>
          </table:table-cell>
          <table:table-cell office:value-type="float" office:value="72.352000000000004" table:style-name="ce11">
            <text:p>72.352</text:p>
          </table:table-cell>
          <table:table-cell office:value-type="float" office:value="78.453000000000003" table:style-name="ce11">
            <text:p>78.453</text:p>
          </table:table-cell>
          <table:table-cell office:value-type="float" office:value="51.639000000000003" table:style-name="ce11">
            <text:p>51.639</text:p>
          </table:table-cell>
          <table:table-cell office:value-type="float" office:value="66.626999999999995" table:style-name="ce11">
            <text:p>66.627</text:p>
          </table:table-cell>
          <table:table-cell office:value-type="float" office:value="7.8129999999999997" table:style-name="ce11">
            <text:p>7.813</text:p>
          </table:table-cell>
          <table:table-cell office:value-type="float" office:value="12.853999999999999" table:style-name="ce11">
            <text:p>12.854</text:p>
          </table:table-cell>
          <table:table-cell office:value-type="float" office:value="34.758000000000003" table:style-name="ce11">
            <text:p>34.758</text:p>
          </table:table-cell>
          <table:table-cell office:value-type="float" office:value="44.575000000000003" table:style-name="ce11">
            <text:p>44.575</text:p>
          </table:table-cell>
          <table:table-cell office:value-type="float" office:value="87.116" table:style-name="ce11">
            <text:p>87.116</text:p>
          </table:table-cell>
          <table:table-cell office:value-type="float" office:value="63.74" table:style-name="ce11">
            <text:p>63.74</text:p>
          </table:table-cell>
          <table:table-cell office:value-type="float" office:value="74.153000000000006" table:style-name="ce11">
            <text:p>74.153</text:p>
          </table:table-cell>
          <table:table-cell office:value-type="float" office:value="9.6460000000000008" table:style-name="ce11">
            <text:p>9.646</text:p>
          </table:table-cell>
          <table:table-cell office:value-type="float" office:value="83.245000000000005" table:style-name="ce11">
            <text:p>83.245</text:p>
          </table:table-cell>
          <table:table-cell office:value-type="float" office:value="7.109" table:style-name="ce11">
            <text:p>7.109</text:p>
          </table:table-cell>
          <table:table-cell office:value-type="float" office:value="9.5039999999999996" table:style-name="ce11">
            <text:p>9.504</text:p>
          </table:table-cell>
          <table:table-cell office:value-type="float" office:value="85.242000000000004" table:style-name="ce11">
            <text:p>85.242</text:p>
          </table:table-cell>
          <table:table-cell office:value-type="float" office:value="5.2539999999999996" table:style-name="ce11">
            <text:p>5.254</text:p>
          </table:table-cell>
          <table:table-cell office:value-type="float" office:value="5.9009999999999998" table:style-name="ce11">
            <text:p>5.901</text:p>
          </table:table-cell>
          <table:table-cell office:value-type="float" office:value="4.9690000000000003" table:style-name="ce11">
            <text:p>4.969</text:p>
          </table:table-cell>
          <table:table-cell office:value-type="float" office:value="22.36" table:style-name="ce11">
            <text:p>22.36</text:p>
          </table:table-cell>
          <table:table-cell office:value-type="float" office:value="37.578000000000003" table:style-name="ce11">
            <text:p>37.578</text:p>
          </table:table-cell>
          <table:table-cell office:value-type="float" office:value="0.311" table:style-name="ce11">
            <text:p>0.311</text:p>
          </table:table-cell>
          <table:table-cell office:value-type="float" office:value="32.918999999999997" table:style-name="ce11">
            <text:p>32.919</text:p>
          </table:table-cell>
          <table:table-cell office:value-type="float" office:value="49.378999999999998" table:style-name="ce11">
            <text:p>49.379</text:p>
          </table:table-cell>
          <table:table-cell office:value-type="float" office:value="32.298000000000002" table:style-name="ce11">
            <text:p>32.298</text:p>
          </table:table-cell>
          <table:table-cell office:value-type="float" office:value="35.093000000000004" table:style-name="ce11">
            <text:p>35.093</text:p>
          </table:table-cell>
          <table:table-cell office:value-type="float" office:value="45.963000000000001" table:style-name="ce11">
            <text:p>45.963</text:p>
          </table:table-cell>
          <table:table-cell office:value-type="float" office:value="36.646000000000001" table:style-name="ce11">
            <text:p>36.646</text:p>
          </table:table-cell>
          <table:table-cell office:value-type="float" office:value="0.93200000000000005" table:style-name="ce11">
            <text:p>0.932</text:p>
          </table:table-cell>
          <table:table-cell office:value-type="float" office:value="2.1739999999999999" table:style-name="ce11">
            <text:p>2.174</text:p>
          </table:table-cell>
          <table:table-cell office:value-type="float" office:value="7.7640000000000002" table:style-name="ce11">
            <text:p>7.764</text:p>
          </table:table-cell>
          <table:table-cell office:value-type="float" office:value="11.801" table:style-name="ce11">
            <text:p>11.801</text:p>
          </table:table-cell>
          <table:table-cell office:value-type="float" office:value="7.7640000000000002" table:style-name="ce11">
            <text:p>7.764</text:p>
          </table:table-cell>
          <table:table-cell office:value-type="float" office:value="3.7269999999999999" table:style-name="ce11">
            <text:p>3.727</text:p>
          </table:table-cell>
          <table:table-cell office:value-type="float" office:value="41.615000000000002" table:style-name="ce11">
            <text:p>41.615</text:p>
          </table:table-cell>
          <table:table-cell office:value-type="float" office:value="44.72" table:style-name="ce11">
            <text:p>44.72</text:p>
          </table:table-cell>
          <table:table-cell office:value-type="float" office:value="13.664999999999999" table:style-name="ce11">
            <text:p>13.665</text:p>
          </table:table-cell>
          <table:table-cell office:value-type="float" office:value="29.103999999999999" table:style-name="ce11">
            <text:p>29.104</text:p>
          </table:table-cell>
          <table:table-cell office:value-type="float" office:value="32.704000000000001" table:style-name="ce11">
            <text:p>32.704</text:p>
          </table:table-cell>
          <table:table-cell office:value-type="float" office:value="72.274000000000001" table:style-name="ce11">
            <text:p>72.274</text:p>
          </table:table-cell>
          <table:table-cell office:value-type="float" office:value="32.090000000000003" table:style-name="ce11">
            <text:p>32.09</text:p>
          </table:table-cell>
          <table:table-cell office:value-type="float" office:value="61.94" table:style-name="ce11">
            <text:p>61.94</text:p>
          </table:table-cell>
          <table:table-cell office:value-type="float" office:value="42.137999999999998" table:style-name="ce11">
            <text:p>42.138</text:p>
          </table:table-cell>
          <table:table-cell office:value-type="float" office:value="15.576000000000001" table:style-name="ce11">
            <text:p>15.576</text:p>
          </table:table-cell>
          <table:table-cell office:value-type="float" office:value="59.701000000000001" table:style-name="ce11">
            <text:p>59.701</text:p>
          </table:table-cell>
          <table:table-cell office:value-type="float" office:value="8.9550000000000001" table:style-name="ce11">
            <text:p>8.955</text:p>
          </table:table-cell>
          <table:table-cell office:value-type="float" office:value="25.157" table:style-name="ce11">
            <text:p>25.157</text:p>
          </table:table-cell>
          <table:table-cell office:value-type="float" office:value="12.15" table:style-name="ce11">
            <text:p>12.15</text:p>
          </table:table-cell>
          <table:table-cell office:value-type="float" office:value="8.2089999999999996" table:style-name="ce11">
            <text:p>8.209</text:p>
          </table:table-cell>
          <table:table-cell office:value-type="float" office:value="57.631999999999998" table:style-name="ce11">
            <text:p>57.632</text:p>
          </table:table-cell>
          <table:table-cell office:value-type="float" office:value="62.722999999999999" table:style-name="ce11">
            <text:p>62.723</text:p>
          </table:table-cell>
          <table:table-cell office:value-type="float" office:value="53.930999999999997" table:style-name="ce11">
            <text:p>53.931</text:p>
          </table:table-cell>
          <table:table-cell office:value-type="float" office:value="36.51" table:style-name="ce11">
            <text:p>36.51</text:p>
          </table:table-cell>
          <table:table-cell office:value-type="float" office:value="67.409000000000006" table:style-name="ce11">
            <text:p>67.409</text:p>
          </table:table-cell>
          <table:table-cell office:value-type="float" office:value="71.081000000000003" table:style-name="ce11">
            <text:p>71.081</text:p>
          </table:table-cell>
          <table:table-cell office:value-type="float" office:value="7.88" table:style-name="ce11">
            <text:p>7.88</text:p>
          </table:table-cell>
          <table:table-cell office:value-type="float" office:value="73.822000000000003" table:style-name="ce11">
            <text:p>73.822</text:p>
          </table:table-cell>
          <table:table-cell office:value-type="float" office:value="29.818000000000001" table:style-name="ce11">
            <text:p>29.818</text:p>
          </table:table-cell>
          <table:table-cell office:value-type="float" office:value="72.159000000000006" table:style-name="ce11">
            <text:p>72.159</text:p>
          </table:table-cell>
          <table:table-cell table:number-columns-repeated="16254"/>
        </table:table-row>
        <table:table-row table:style-name="ro9">
          <table:table-cell office:value-type="string" table:style-name="ce4">
            <text:p>DVLA</text:p>
          </table:table-cell>
          <table:table-cell office:value-type="string" table:style-name="ce4">
            <text:p>Driver and Vehicle Licensing Agency</text:p>
          </table:table-cell>
          <table:table-cell office:value-type="string" table:style-name="ce4">
            <text:p>Transport</text:p>
          </table:table-cell>
          <table:table-cell table:style-name="ce4"/>
          <table:table-cell office:value-type="float" office:value="52.399000000000001" table:style-name="ce11">
            <text:p>52.399</text:p>
          </table:table-cell>
          <table:table-cell office:value-type="float" office:value="53.213000000000001" table:style-name="ce11">
            <text:p>53.213</text:p>
          </table:table-cell>
          <table:table-cell office:value-type="float" office:value="64.816999999999993" table:style-name="ce11">
            <text:p>64.817</text:p>
          </table:table-cell>
          <table:table-cell office:value-type="float" office:value="74.117999999999995" table:style-name="ce11">
            <text:p>74.118</text:p>
          </table:table-cell>
          <table:table-cell office:value-type="float" office:value="74.391999999999996" table:style-name="ce11">
            <text:p>74.392</text:p>
          </table:table-cell>
          <table:table-cell office:value-type="float" office:value="79.03" table:style-name="ce11">
            <text:p>79.03</text:p>
          </table:table-cell>
          <table:table-cell office:value-type="float" office:value="49.402000000000001" table:style-name="ce11">
            <text:p>49.402</text:p>
          </table:table-cell>
          <table:table-cell office:value-type="float" office:value="73.486000000000004" table:style-name="ce11">
            <text:p>73.486</text:p>
          </table:table-cell>
          <table:table-cell office:value-type="float" office:value="73.013000000000005" table:style-name="ce11">
            <text:p>73.013</text:p>
          </table:table-cell>
          <table:table-cell office:value-type="float" office:value="31.347999999999999" table:style-name="ce11">
            <text:p>31.348</text:p>
          </table:table-cell>
          <table:table-cell office:value-type="float" office:value="40.743000000000002" table:style-name="ce11">
            <text:p>40.743</text:p>
          </table:table-cell>
          <table:table-cell office:value-type="float" office:value="79.355999999999995" table:style-name="ce11">
            <text:p>79.356</text:p>
          </table:table-cell>
          <table:table-cell office:value-type="float" office:value="73.908000000000001" table:style-name="ce11">
            <text:p>73.908</text:p>
          </table:table-cell>
          <table:table-cell office:value-type="float" office:value="65.850999999999999" table:style-name="ce11">
            <text:p>65.851</text:p>
          </table:table-cell>
          <table:table-cell office:value-type="float" office:value="45.618000000000002" table:style-name="ce11">
            <text:p>45.618</text:p>
          </table:table-cell>
          <table:table-cell office:value-type="float" office:value="59.362000000000002" table:style-name="ce11">
            <text:p>59.362</text:p>
          </table:table-cell>
          <table:table-cell office:value-type="float" office:value="70.248000000000005" table:style-name="ce11">
            <text:p>70.248</text:p>
          </table:table-cell>
          <table:table-cell office:value-type="float" office:value="77.97" table:style-name="ce11">
            <text:p>77.97</text:p>
          </table:table-cell>
          <table:table-cell office:value-type="float" office:value="75.162999999999997" table:style-name="ce11">
            <text:p>75.163</text:p>
          </table:table-cell>
          <table:table-cell office:value-type="float" office:value="86.935000000000002" table:style-name="ce11">
            <text:p>86.935</text:p>
          </table:table-cell>
          <table:table-cell office:value-type="float" office:value="81.742000000000004" table:style-name="ce11">
            <text:p>81.742</text:p>
          </table:table-cell>
          <table:table-cell office:value-type="float" office:value="69.566999999999993" table:style-name="ce11">
            <text:p>69.567</text:p>
          </table:table-cell>
          <table:table-cell office:value-type="float" office:value="78.156000000000006" table:style-name="ce11">
            <text:p>78.156</text:p>
          </table:table-cell>
          <table:table-cell office:value-type="float" office:value="83.075000000000003" table:style-name="ce11">
            <text:p>83.075</text:p>
          </table:table-cell>
          <table:table-cell office:value-type="float" office:value="77.685000000000002" table:style-name="ce11">
            <text:p>77.685</text:p>
          </table:table-cell>
          <table:table-cell office:value-type="float" office:value="69.082999999999998" table:style-name="ce11">
            <text:p>69.083</text:p>
          </table:table-cell>
          <table:table-cell office:value-type="float" office:value="72.031000000000006" table:style-name="ce11">
            <text:p>72.031</text:p>
          </table:table-cell>
          <table:table-cell office:value-type="float" office:value="50.557000000000002" table:style-name="ce11">
            <text:p>50.557</text:p>
          </table:table-cell>
          <table:table-cell office:value-type="float" office:value="85.697000000000003" table:style-name="ce11">
            <text:p>85.697</text:p>
          </table:table-cell>
          <table:table-cell office:value-type="float" office:value="79.659000000000006" table:style-name="ce11">
            <text:p>79.659</text:p>
          </table:table-cell>
          <table:table-cell office:value-type="float" office:value="71.733999999999995" table:style-name="ce11">
            <text:p>71.734</text:p>
          </table:table-cell>
          <table:table-cell office:value-type="float" office:value="63.540999999999997" table:style-name="ce11">
            <text:p>63.541</text:p>
          </table:table-cell>
          <table:table-cell office:value-type="float" office:value="41.506999999999998" table:style-name="ce11">
            <text:p>41.507</text:p>
          </table:table-cell>
          <table:table-cell office:value-type="float" office:value="49.783000000000001" table:style-name="ce11">
            <text:p>49.783</text:p>
          </table:table-cell>
          <table:table-cell office:value-type="float" office:value="42.768999999999998" table:style-name="ce11">
            <text:p>42.769</text:p>
          </table:table-cell>
          <table:table-cell office:value-type="float" office:value="75.549000000000007" table:style-name="ce11">
            <text:p>75.549</text:p>
          </table:table-cell>
          <table:table-cell office:value-type="float" office:value="85.334000000000003" table:style-name="ce11">
            <text:p>85.334</text:p>
          </table:table-cell>
          <table:table-cell office:value-type="float" office:value="60.719000000000001" table:style-name="ce11">
            <text:p>60.719</text:p>
          </table:table-cell>
          <table:table-cell office:value-type="float" office:value="72.308000000000007" table:style-name="ce11">
            <text:p>72.308</text:p>
          </table:table-cell>
          <table:table-cell office:value-type="float" office:value="70.040000000000006" table:style-name="ce11">
            <text:p>70.04</text:p>
          </table:table-cell>
          <table:table-cell office:value-type="float" office:value="74.102000000000004" table:style-name="ce11">
            <text:p>74.102</text:p>
          </table:table-cell>
          <table:table-cell office:value-type="float" office:value="87.085999999999999" table:style-name="ce11">
            <text:p>87.086</text:p>
          </table:table-cell>
          <table:table-cell office:value-type="float" office:value="71.95" table:style-name="ce11">
            <text:p>71.95</text:p>
          </table:table-cell>
          <table:table-cell office:value-type="float" office:value="64.444999999999993" table:style-name="ce11">
            <text:p>64.445</text:p>
          </table:table-cell>
          <table:table-cell office:value-type="float" office:value="70.474000000000004" table:style-name="ce11">
            <text:p>70.474</text:p>
          </table:table-cell>
          <table:table-cell office:value-type="float" office:value="30" table:style-name="ce11">
            <text:p>30</text:p>
          </table:table-cell>
          <table:table-cell office:value-type="float" office:value="36.819000000000003" table:style-name="ce11">
            <text:p>36.819</text:p>
          </table:table-cell>
          <table:table-cell office:value-type="float" office:value="27.245000000000001" table:style-name="ce11">
            <text:p>27.245</text:p>
          </table:table-cell>
          <table:table-cell office:value-type="float" office:value="48.420999999999999" table:style-name="ce11">
            <text:p>48.421</text:p>
          </table:table-cell>
          <table:table-cell office:value-type="float" office:value="48.680999999999997" table:style-name="ce11">
            <text:p>48.681</text:p>
          </table:table-cell>
          <table:table-cell office:value-type="float" office:value="37.585000000000001" table:style-name="ce11">
            <text:p>37.585</text:p>
          </table:table-cell>
          <table:table-cell office:value-type="float" office:value="40.155000000000001" table:style-name="ce11">
            <text:p>40.155</text:p>
          </table:table-cell>
          <table:table-cell office:value-type="float" office:value="31.084" table:style-name="ce11">
            <text:p>31.084</text:p>
          </table:table-cell>
          <table:table-cell office:value-type="float" office:value="34.118000000000002" table:style-name="ce11">
            <text:p>34.118</text:p>
          </table:table-cell>
          <table:table-cell office:value-type="float" office:value="53.500999999999998" table:style-name="ce11">
            <text:p>53.501</text:p>
          </table:table-cell>
          <table:table-cell office:value-type="float" office:value="32.713999999999999" table:style-name="ce11">
            <text:p>32.714</text:p>
          </table:table-cell>
          <table:table-cell office:value-type="float" office:value="40.526000000000003" table:style-name="ce11">
            <text:p>40.526</text:p>
          </table:table-cell>
          <table:table-cell office:value-type="float" office:value="40.253999999999998" table:style-name="ce11">
            <text:p>40.254</text:p>
          </table:table-cell>
          <table:table-cell office:value-type="float" office:value="49.366" table:style-name="ce11">
            <text:p>49.366</text:p>
          </table:table-cell>
          <table:table-cell office:value-type="float" office:value="41.454999999999998" table:style-name="ce11">
            <text:p>41.455</text:p>
          </table:table-cell>
          <table:table-cell office:value-type="float" office:value="42.33" table:style-name="ce11">
            <text:p>42.33</text:p>
          </table:table-cell>
          <table:table-cell office:value-type="float" office:value="40.680999999999997" table:style-name="ce11">
            <text:p>40.681</text:p>
          </table:table-cell>
          <table:table-cell office:value-type="float" office:value="34.622999999999998" table:style-name="ce11">
            <text:p>34.623</text:p>
          </table:table-cell>
          <table:table-cell office:value-type="float" office:value="27.152000000000001" table:style-name="ce11">
            <text:p>27.152</text:p>
          </table:table-cell>
          <table:table-cell office:value-type="float" office:value="85.912999999999997" table:style-name="ce11">
            <text:p>85.913</text:p>
          </table:table-cell>
          <table:table-cell office:value-type="float" office:value="63.920999999999999" table:style-name="ce11">
            <text:p>63.921</text:p>
          </table:table-cell>
          <table:table-cell office:value-type="float" office:value="68.102999999999994" table:style-name="ce11">
            <text:p>68.103</text:p>
          </table:table-cell>
          <table:table-cell office:value-type="float" office:value="63.023000000000003" table:style-name="ce11">
            <text:p>63.023</text:p>
          </table:table-cell>
          <table:table-cell office:value-type="float" office:value="72.290999999999997" table:style-name="ce11">
            <text:p>72.291</text:p>
          </table:table-cell>
          <table:table-cell office:value-type="float" office:value="56.793999999999997" table:style-name="ce11">
            <text:p>56.794</text:p>
          </table:table-cell>
          <table:table-cell office:value-type="float" office:value="62.932000000000002" table:style-name="ce11">
            <text:p>62.932</text:p>
          </table:table-cell>
          <table:table-cell office:value-type="float" office:value="10.260999999999999" table:style-name="ce11">
            <text:p>10.261</text:p>
          </table:table-cell>
          <table:table-cell office:value-type="float" office:value="12.250999999999999" table:style-name="ce11">
            <text:p>12.251</text:p>
          </table:table-cell>
          <table:table-cell office:value-type="float" office:value="24.004999999999999" table:style-name="ce11">
            <text:p>24.005</text:p>
          </table:table-cell>
          <table:table-cell office:value-type="float" office:value="53.482999999999997" table:style-name="ce11">
            <text:p>53.483</text:p>
          </table:table-cell>
          <table:table-cell office:value-type="float" office:value="84.081999999999994" table:style-name="ce11">
            <text:p>84.082</text:p>
          </table:table-cell>
          <table:table-cell office:value-type="float" office:value="67.709999999999994" table:style-name="ce11">
            <text:p>67.71</text:p>
          </table:table-cell>
          <table:table-cell office:value-type="float" office:value="65.856999999999999" table:style-name="ce11">
            <text:p>65.857</text:p>
          </table:table-cell>
          <table:table-cell office:value-type="float" office:value="8.5169999999999995" table:style-name="ce11">
            <text:p>8.517</text:p>
          </table:table-cell>
          <table:table-cell office:value-type="float" office:value="81.48" table:style-name="ce11">
            <text:p>81.48</text:p>
          </table:table-cell>
          <table:table-cell office:value-type="float" office:value="10.003" table:style-name="ce11">
            <text:p>10.003</text:p>
          </table:table-cell>
          <table:table-cell office:value-type="float" office:value="6.7469999999999999" table:style-name="ce11">
            <text:p>6.747</text:p>
          </table:table-cell>
          <table:table-cell office:value-type="float" office:value="85.98" table:style-name="ce11">
            <text:p>85.98</text:p>
          </table:table-cell>
          <table:table-cell office:value-type="float" office:value="7.2729999999999997" table:style-name="ce11">
            <text:p>7.273</text:p>
          </table:table-cell>
          <table:table-cell office:value-type="float" office:value="5.5810000000000004" table:style-name="ce11">
            <text:p>5.581</text:p>
          </table:table-cell>
          <table:table-cell office:value-type="float" office:value="3.2559999999999998" table:style-name="ce11">
            <text:p>3.256</text:p>
          </table:table-cell>
          <table:table-cell office:value-type="float" office:value="27.442" table:style-name="ce11">
            <text:p>27.442</text:p>
          </table:table-cell>
          <table:table-cell office:value-type="float" office:value="33.953000000000003" table:style-name="ce11">
            <text:p>33.953</text:p>
          </table:table-cell>
          <table:table-cell office:value-type="float" office:value="0.46500000000000002" table:style-name="ce11">
            <text:p>0.465</text:p>
          </table:table-cell>
          <table:table-cell office:value-type="float" office:value="38.604999999999997" table:style-name="ce11">
            <text:p>38.605</text:p>
          </table:table-cell>
          <table:table-cell office:value-type="float" office:value="39.534999999999997" table:style-name="ce11">
            <text:p>39.535</text:p>
          </table:table-cell>
          <table:table-cell office:value-type="float" office:value="16.744" table:style-name="ce11">
            <text:p>16.744</text:p>
          </table:table-cell>
          <table:table-cell office:value-type="float" office:value="45.116" table:style-name="ce11">
            <text:p>45.116</text:p>
          </table:table-cell>
          <table:table-cell office:value-type="float" office:value="43.256" table:style-name="ce11">
            <text:p>43.256</text:p>
          </table:table-cell>
          <table:table-cell office:value-type="float" office:value="18.14" table:style-name="ce11">
            <text:p>18.14</text:p>
          </table:table-cell>
          <table:table-cell office:value-type="float" office:value="6.5119999999999996" table:style-name="ce11">
            <text:p>6.512</text:p>
          </table:table-cell>
          <table:table-cell office:value-type="float" office:value="7.907" table:style-name="ce11">
            <text:p>7.907</text:p>
          </table:table-cell>
          <table:table-cell office:value-type="float" office:value="10.698" table:style-name="ce11">
            <text:p>10.698</text:p>
          </table:table-cell>
          <table:table-cell office:value-type="float" office:value="18.605" table:style-name="ce11">
            <text:p>18.605</text:p>
          </table:table-cell>
          <table:table-cell office:value-type="float" office:value="7.4420000000000002" table:style-name="ce11">
            <text:p>7.442</text:p>
          </table:table-cell>
          <table:table-cell office:value-type="float" office:value="4.6509999999999998" table:style-name="ce11">
            <text:p>4.651</text:p>
          </table:table-cell>
          <table:table-cell office:value-type="float" office:value="37.326999999999998" table:style-name="ce11">
            <text:p>37.327</text:p>
          </table:table-cell>
          <table:table-cell office:value-type="float" office:value="42.856999999999999" table:style-name="ce11">
            <text:p>42.857</text:p>
          </table:table-cell>
          <table:table-cell office:value-type="float" office:value="19.815999999999999" table:style-name="ce11">
            <text:p>19.816</text:p>
          </table:table-cell>
          <table:table-cell office:value-type="float" office:value="30.864000000000001" table:style-name="ce11">
            <text:p>30.864</text:p>
          </table:table-cell>
          <table:table-cell office:value-type="float" office:value="43.779000000000003" table:style-name="ce11">
            <text:p>43.779</text:p>
          </table:table-cell>
          <table:table-cell office:value-type="float" office:value="63.761000000000003" table:style-name="ce11">
            <text:p>63.761</text:p>
          </table:table-cell>
          <table:table-cell office:value-type="float" office:value="33.332999999999998" table:style-name="ce11">
            <text:p>33.333</text:p>
          </table:table-cell>
          <table:table-cell office:value-type="float" office:value="55.555999999999997" table:style-name="ce11">
            <text:p>55.556</text:p>
          </table:table-cell>
          <table:table-cell office:value-type="float" office:value="26.266999999999999" table:style-name="ce11">
            <text:p>26.267</text:p>
          </table:table-cell>
          <table:table-cell office:value-type="float" office:value="17.89" table:style-name="ce11">
            <text:p>17.89</text:p>
          </table:table-cell>
          <table:table-cell office:value-type="float" office:value="45.679000000000002" table:style-name="ce11">
            <text:p>45.679</text:p>
          </table:table-cell>
          <table:table-cell office:value-type="float" office:value="13.58" table:style-name="ce11">
            <text:p>13.58</text:p>
          </table:table-cell>
          <table:table-cell office:value-type="float" office:value="29.954000000000001" table:style-name="ce11">
            <text:p>29.954</text:p>
          </table:table-cell>
          <table:table-cell office:value-type="float" office:value="18.349" table:style-name="ce11">
            <text:p>18.349</text:p>
          </table:table-cell>
          <table:table-cell office:value-type="float" office:value="20.988" table:style-name="ce11">
            <text:p>20.988</text:p>
          </table:table-cell>
          <table:table-cell office:value-type="float" office:value="58.557000000000002" table:style-name="ce11">
            <text:p>58.557</text:p>
          </table:table-cell>
          <table:table-cell office:value-type="float" office:value="63.079000000000001" table:style-name="ce11">
            <text:p>63.079</text:p>
          </table:table-cell>
          <table:table-cell office:value-type="float" office:value="55.878999999999998" table:style-name="ce11">
            <text:p>55.879</text:p>
          </table:table-cell>
          <table:table-cell office:value-type="float" office:value="35.716999999999999" table:style-name="ce11">
            <text:p>35.717</text:p>
          </table:table-cell>
          <table:table-cell office:value-type="float" office:value="63.222999999999999" table:style-name="ce11">
            <text:p>63.223</text:p>
          </table:table-cell>
          <table:table-cell office:value-type="float" office:value="66.552000000000007" table:style-name="ce11">
            <text:p>66.552</text:p>
          </table:table-cell>
          <table:table-cell office:value-type="float" office:value="7.3570000000000002" table:style-name="ce11">
            <text:p>7.357</text:p>
          </table:table-cell>
          <table:table-cell office:value-type="float" office:value="72.286000000000001" table:style-name="ce11">
            <text:p>72.286</text:p>
          </table:table-cell>
          <table:table-cell office:value-type="float" office:value="30.088999999999999" table:style-name="ce11">
            <text:p>30.089</text:p>
          </table:table-cell>
          <table:table-cell office:value-type="float" office:value="69.611999999999995" table:style-name="ce11">
            <text:p>69.612</text:p>
          </table:table-cell>
          <table:table-cell table:number-columns-repeated="16254"/>
        </table:table-row>
        <table:table-row table:style-name="ro9">
          <table:table-cell office:value-type="string" table:style-name="ce4">
            <text:p>DVSA</text:p>
          </table:table-cell>
          <table:table-cell office:value-type="string" table:style-name="ce4">
            <text:p>Driver and Vehicle Standards Agency</text:p>
          </table:table-cell>
          <table:table-cell office:value-type="string" table:style-name="ce4">
            <text:p>Transport</text:p>
          </table:table-cell>
          <table:table-cell table:style-name="ce4"/>
          <table:table-cell office:value-type="float" office:value="76.245000000000005" table:style-name="ce11">
            <text:p>76.245</text:p>
          </table:table-cell>
          <table:table-cell office:value-type="float" office:value="53.325000000000003" table:style-name="ce11">
            <text:p>53.325</text:p>
          </table:table-cell>
          <table:table-cell office:value-type="float" office:value="67.016000000000005" table:style-name="ce11">
            <text:p>67.016</text:p>
          </table:table-cell>
          <table:table-cell office:value-type="float" office:value="69.578999999999994" table:style-name="ce11">
            <text:p>69.579</text:p>
          </table:table-cell>
          <table:table-cell office:value-type="float" office:value="72.084999999999994" table:style-name="ce11">
            <text:p>72.085</text:p>
          </table:table-cell>
          <table:table-cell office:value-type="float" office:value="77.47" table:style-name="ce11">
            <text:p>77.47</text:p>
          </table:table-cell>
          <table:table-cell office:value-type="float" office:value="46.396000000000001" table:style-name="ce11">
            <text:p>46.396</text:p>
          </table:table-cell>
          <table:table-cell office:value-type="float" office:value="71.400000000000006" table:style-name="ce11">
            <text:p>71.4</text:p>
          </table:table-cell>
          <table:table-cell office:value-type="float" office:value="69.424999999999997" table:style-name="ce11">
            <text:p>69.425</text:p>
          </table:table-cell>
          <table:table-cell office:value-type="float" office:value="19.568000000000001" table:style-name="ce11">
            <text:p>19.568</text:p>
          </table:table-cell>
          <table:table-cell office:value-type="float" office:value="38.255000000000003" table:style-name="ce11">
            <text:p>38.255</text:p>
          </table:table-cell>
          <table:table-cell office:value-type="float" office:value="84.769000000000005" table:style-name="ce11">
            <text:p>84.769</text:p>
          </table:table-cell>
          <table:table-cell office:value-type="float" office:value="79.212999999999994" table:style-name="ce11">
            <text:p>79.213</text:p>
          </table:table-cell>
          <table:table-cell office:value-type="float" office:value="71.677999999999997" table:style-name="ce11">
            <text:p>71.678</text:p>
          </table:table-cell>
          <table:table-cell office:value-type="float" office:value="44.395000000000003" table:style-name="ce11">
            <text:p>44.395</text:p>
          </table:table-cell>
          <table:table-cell office:value-type="float" office:value="55.042000000000002" table:style-name="ce11">
            <text:p>55.042</text:p>
          </table:table-cell>
          <table:table-cell office:value-type="float" office:value="65.605000000000004" table:style-name="ce11">
            <text:p>65.605</text:p>
          </table:table-cell>
          <table:table-cell office:value-type="float" office:value="73.546000000000006" table:style-name="ce11">
            <text:p>73.546</text:p>
          </table:table-cell>
          <table:table-cell office:value-type="float" office:value="73.245999999999995" table:style-name="ce11">
            <text:p>73.246</text:p>
          </table:table-cell>
          <table:table-cell office:value-type="float" office:value="82.778999999999996" table:style-name="ce11">
            <text:p>82.779</text:p>
          </table:table-cell>
          <table:table-cell office:value-type="float" office:value="78.031000000000006" table:style-name="ce11">
            <text:p>78.031</text:p>
          </table:table-cell>
          <table:table-cell office:value-type="float" office:value="68.162999999999997" table:style-name="ce11">
            <text:p>68.163</text:p>
          </table:table-cell>
          <table:table-cell office:value-type="float" office:value="75.159000000000006" table:style-name="ce11">
            <text:p>75.159</text:p>
          </table:table-cell>
          <table:table-cell office:value-type="float" office:value="79.838999999999999" table:style-name="ce11">
            <text:p>79.839</text:p>
          </table:table-cell>
          <table:table-cell office:value-type="float" office:value="77.466999999999999" table:style-name="ce11">
            <text:p>77.467</text:p>
          </table:table-cell>
          <table:table-cell office:value-type="float" office:value="66.832999999999998" table:style-name="ce11">
            <text:p>66.833</text:p>
          </table:table-cell>
          <table:table-cell office:value-type="float" office:value="71.781000000000006" table:style-name="ce11">
            <text:p>71.781</text:p>
          </table:table-cell>
          <table:table-cell office:value-type="float" office:value="47.517000000000003" table:style-name="ce11">
            <text:p>47.517</text:p>
          </table:table-cell>
          <table:table-cell office:value-type="float" office:value="86.156999999999996" table:style-name="ce11">
            <text:p>86.157</text:p>
          </table:table-cell>
          <table:table-cell office:value-type="float" office:value="79.513000000000005" table:style-name="ce11">
            <text:p>79.513</text:p>
          </table:table-cell>
          <table:table-cell office:value-type="float" office:value="66.730999999999995" table:style-name="ce11">
            <text:p>66.731</text:p>
          </table:table-cell>
          <table:table-cell office:value-type="float" office:value="57.42" table:style-name="ce11">
            <text:p>57.42</text:p>
          </table:table-cell>
          <table:table-cell office:value-type="float" office:value="41.661999999999999" table:style-name="ce11">
            <text:p>41.662</text:p>
          </table:table-cell>
          <table:table-cell office:value-type="float" office:value="44.668999999999997" table:style-name="ce11">
            <text:p>44.669</text:p>
          </table:table-cell>
          <table:table-cell office:value-type="float" office:value="41.783999999999999" table:style-name="ce11">
            <text:p>41.784</text:p>
          </table:table-cell>
          <table:table-cell office:value-type="float" office:value="75.042000000000002" table:style-name="ce11">
            <text:p>75.042</text:p>
          </table:table-cell>
          <table:table-cell office:value-type="float" office:value="85.947999999999993" table:style-name="ce11">
            <text:p>85.948</text:p>
          </table:table-cell>
          <table:table-cell office:value-type="float" office:value="57.871000000000002" table:style-name="ce11">
            <text:p>57.871</text:p>
          </table:table-cell>
          <table:table-cell office:value-type="float" office:value="66.832999999999998" table:style-name="ce11">
            <text:p>66.833</text:p>
          </table:table-cell>
          <table:table-cell office:value-type="float" office:value="62.926000000000002" table:style-name="ce11">
            <text:p>62.926</text:p>
          </table:table-cell>
          <table:table-cell office:value-type="float" office:value="76.138000000000005" table:style-name="ce11">
            <text:p>76.138</text:p>
          </table:table-cell>
          <table:table-cell office:value-type="float" office:value="85.108000000000004" table:style-name="ce11">
            <text:p>85.108</text:p>
          </table:table-cell>
          <table:table-cell office:value-type="float" office:value="72.185000000000002" table:style-name="ce11">
            <text:p>72.185</text:p>
          </table:table-cell>
          <table:table-cell office:value-type="float" office:value="55.253999999999998" table:style-name="ce11">
            <text:p>55.254</text:p>
          </table:table-cell>
          <table:table-cell office:value-type="float" office:value="65.006" table:style-name="ce11">
            <text:p>65.006</text:p>
          </table:table-cell>
          <table:table-cell office:value-type="float" office:value="16.338999999999999" table:style-name="ce11">
            <text:p>16.339</text:p>
          </table:table-cell>
          <table:table-cell office:value-type="float" office:value="26.794" table:style-name="ce11">
            <text:p>26.794</text:p>
          </table:table-cell>
          <table:table-cell office:value-type="float" office:value="15.564" table:style-name="ce11">
            <text:p>15.564</text:p>
          </table:table-cell>
          <table:table-cell office:value-type="float" office:value="53.658999999999999" table:style-name="ce11">
            <text:p>53.659</text:p>
          </table:table-cell>
          <table:table-cell office:value-type="float" office:value="43.744999999999997" table:style-name="ce11">
            <text:p>43.745</text:p>
          </table:table-cell>
          <table:table-cell office:value-type="float" office:value="39.006999999999998" table:style-name="ce11">
            <text:p>39.007</text:p>
          </table:table-cell>
          <table:table-cell office:value-type="float" office:value="36.113999999999997" table:style-name="ce11">
            <text:p>36.114</text:p>
          </table:table-cell>
          <table:table-cell office:value-type="float" office:value="26.253" table:style-name="ce11">
            <text:p>26.253</text:p>
          </table:table-cell>
          <table:table-cell office:value-type="float" office:value="27.202000000000002" table:style-name="ce11">
            <text:p>27.202</text:p>
          </table:table-cell>
          <table:table-cell office:value-type="float" office:value="51.634999999999998" table:style-name="ce11">
            <text:p>51.635</text:p>
          </table:table-cell>
          <table:table-cell office:value-type="float" office:value="29.997" table:style-name="ce11">
            <text:p>29.997</text:p>
          </table:table-cell>
          <table:table-cell office:value-type="float" office:value="36.796999999999997" table:style-name="ce11">
            <text:p>36.797</text:p>
          </table:table-cell>
          <table:table-cell office:value-type="float" office:value="49.612000000000002" table:style-name="ce11">
            <text:p>49.612</text:p>
          </table:table-cell>
          <table:table-cell office:value-type="float" office:value="43.735999999999997" table:style-name="ce11">
            <text:p>43.736</text:p>
          </table:table-cell>
          <table:table-cell office:value-type="float" office:value="43.15" table:style-name="ce11">
            <text:p>43.15</text:p>
          </table:table-cell>
          <table:table-cell office:value-type="float" office:value="41.087000000000003" table:style-name="ce11">
            <text:p>41.087</text:p>
          </table:table-cell>
          <table:table-cell office:value-type="float" office:value="37.933" table:style-name="ce11">
            <text:p>37.933</text:p>
          </table:table-cell>
          <table:table-cell office:value-type="float" office:value="32.012999999999998" table:style-name="ce11">
            <text:p>32.013</text:p>
          </table:table-cell>
          <table:table-cell office:value-type="float" office:value="26.081" table:style-name="ce11">
            <text:p>26.081</text:p>
          </table:table-cell>
          <table:table-cell office:value-type="float" office:value="84.662000000000006" table:style-name="ce11">
            <text:p>84.662</text:p>
          </table:table-cell>
          <table:table-cell office:value-type="float" office:value="58.747" table:style-name="ce11">
            <text:p>58.747</text:p>
          </table:table-cell>
          <table:table-cell office:value-type="float" office:value="60.094000000000001" table:style-name="ce11">
            <text:p>60.094</text:p>
          </table:table-cell>
          <table:table-cell office:value-type="float" office:value="69.263000000000005" table:style-name="ce11">
            <text:p>69.263</text:p>
          </table:table-cell>
          <table:table-cell office:value-type="float" office:value="71.884" table:style-name="ce11">
            <text:p>71.884</text:p>
          </table:table-cell>
          <table:table-cell office:value-type="float" office:value="49.777999999999999" table:style-name="ce11">
            <text:p>49.778</text:p>
          </table:table-cell>
          <table:table-cell office:value-type="float" office:value="61.604999999999997" table:style-name="ce11">
            <text:p>61.605</text:p>
          </table:table-cell>
          <table:table-cell office:value-type="float" office:value="13.106999999999999" table:style-name="ce11">
            <text:p>13.107</text:p>
          </table:table-cell>
          <table:table-cell office:value-type="float" office:value="14.752000000000001" table:style-name="ce11">
            <text:p>14.752</text:p>
          </table:table-cell>
          <table:table-cell office:value-type="float" office:value="24.93" table:style-name="ce11">
            <text:p>24.93</text:p>
          </table:table-cell>
          <table:table-cell office:value-type="float" office:value="47.210999999999999" table:style-name="ce11">
            <text:p>47.211</text:p>
          </table:table-cell>
          <table:table-cell office:value-type="float" office:value="86.811000000000007" table:style-name="ce11">
            <text:p>86.811</text:p>
          </table:table-cell>
          <table:table-cell office:value-type="float" office:value="71.578999999999994" table:style-name="ce11">
            <text:p>71.579</text:p>
          </table:table-cell>
          <table:table-cell office:value-type="float" office:value="62.604999999999997" table:style-name="ce11">
            <text:p>62.605</text:p>
          </table:table-cell>
          <table:table-cell office:value-type="float" office:value="9.3460000000000001" table:style-name="ce11">
            <text:p>9.346</text:p>
          </table:table-cell>
          <table:table-cell office:value-type="float" office:value="79.09" table:style-name="ce11">
            <text:p>79.09</text:p>
          </table:table-cell>
          <table:table-cell office:value-type="float" office:value="11.564" table:style-name="ce11">
            <text:p>11.564</text:p>
          </table:table-cell>
          <table:table-cell office:value-type="float" office:value="11.567" table:style-name="ce11">
            <text:p>11.567</text:p>
          </table:table-cell>
          <table:table-cell office:value-type="float" office:value="78.141000000000005" table:style-name="ce11">
            <text:p>78.141</text:p>
          </table:table-cell>
          <table:table-cell office:value-type="float" office:value="10.291" table:style-name="ce11">
            <text:p>10.291</text:p>
          </table:table-cell>
          <table:table-cell office:value-type="float" office:value="15.144" table:style-name="ce11">
            <text:p>15.144</text:p>
          </table:table-cell>
          <table:table-cell office:value-type="float" office:value="9.1349999999999998" table:style-name="ce11">
            <text:p>9.135</text:p>
          </table:table-cell>
          <table:table-cell office:value-type="float" office:value="27.885000000000002" table:style-name="ce11">
            <text:p>27.885</text:p>
          </table:table-cell>
          <table:table-cell office:value-type="float" office:value="45.192" table:style-name="ce11">
            <text:p>45.192</text:p>
          </table:table-cell>
          <table:table-cell office:value-type="float" office:value="6.9710000000000001" table:style-name="ce11">
            <text:p>6.971</text:p>
          </table:table-cell>
          <table:table-cell office:value-type="float" office:value="32.212000000000003" table:style-name="ce11">
            <text:p>32.212</text:p>
          </table:table-cell>
          <table:table-cell office:value-type="float" office:value="38.462000000000003" table:style-name="ce11">
            <text:p>38.462</text:p>
          </table:table-cell>
          <table:table-cell office:value-type="float" office:value="18.510000000000002" table:style-name="ce11">
            <text:p>18.51</text:p>
          </table:table-cell>
          <table:table-cell office:value-type="float" office:value="36.298000000000002" table:style-name="ce11">
            <text:p>36.298</text:p>
          </table:table-cell>
          <table:table-cell office:value-type="float" office:value="35.095999999999997" table:style-name="ce11">
            <text:p>35.096</text:p>
          </table:table-cell>
          <table:table-cell office:value-type="float" office:value="21.154" table:style-name="ce11">
            <text:p>21.154</text:p>
          </table:table-cell>
          <table:table-cell office:value-type="float" office:value="9.375" table:style-name="ce11">
            <text:p>9.375</text:p>
          </table:table-cell>
          <table:table-cell office:value-type="float" office:value="12.019" table:style-name="ce11">
            <text:p>12.019</text:p>
          </table:table-cell>
          <table:table-cell office:value-type="float" office:value="15.144" table:style-name="ce11">
            <text:p>15.144</text:p>
          </table:table-cell>
          <table:table-cell office:value-type="float" office:value="14.663" table:style-name="ce11">
            <text:p>14.663</text:p>
          </table:table-cell>
          <table:table-cell office:value-type="float" office:value="12.26" table:style-name="ce11">
            <text:p>12.26</text:p>
          </table:table-cell>
          <table:table-cell office:value-type="float" office:value="7.9329999999999998" table:style-name="ce11">
            <text:p>7.933</text:p>
          </table:table-cell>
          <table:table-cell office:value-type="float" office:value="40.338000000000001" table:style-name="ce11">
            <text:p>40.338</text:p>
          </table:table-cell>
          <table:table-cell office:value-type="float" office:value="44.203000000000003" table:style-name="ce11">
            <text:p>44.203</text:p>
          </table:table-cell>
          <table:table-cell office:value-type="float" office:value="15.459" table:style-name="ce11">
            <text:p>15.459</text:p>
          </table:table-cell>
          <table:table-cell office:value-type="float" office:value="24.096" table:style-name="ce11">
            <text:p>24.096</text:p>
          </table:table-cell>
          <table:table-cell office:value-type="float" office:value="30.582999999999998" table:style-name="ce11">
            <text:p>30.583</text:p>
          </table:table-cell>
          <table:table-cell office:value-type="float" office:value="60.241" table:style-name="ce11">
            <text:p>60.241</text:p>
          </table:table-cell>
          <table:table-cell office:value-type="float" office:value="42.683" table:style-name="ce11">
            <text:p>42.683</text:p>
          </table:table-cell>
          <table:table-cell office:value-type="float" office:value="62.048000000000002" table:style-name="ce11">
            <text:p>62.048</text:p>
          </table:table-cell>
          <table:table-cell office:value-type="float" office:value="40.533999999999999" table:style-name="ce11">
            <text:p>40.534</text:p>
          </table:table-cell>
          <table:table-cell office:value-type="float" office:value="19.036000000000001" table:style-name="ce11">
            <text:p>19.036</text:p>
          </table:table-cell>
          <table:table-cell office:value-type="float" office:value="43.292999999999999" table:style-name="ce11">
            <text:p>43.293</text:p>
          </table:table-cell>
          <table:table-cell office:value-type="float" office:value="13.855" table:style-name="ce11">
            <text:p>13.855</text:p>
          </table:table-cell>
          <table:table-cell office:value-type="float" office:value="28.882999999999999" table:style-name="ce11">
            <text:p>28.883</text:p>
          </table:table-cell>
          <table:table-cell office:value-type="float" office:value="20.722999999999999" table:style-name="ce11">
            <text:p>20.723</text:p>
          </table:table-cell>
          <table:table-cell office:value-type="float" office:value="14.023999999999999" table:style-name="ce11">
            <text:p>14.024</text:p>
          </table:table-cell>
          <table:table-cell office:value-type="float" office:value="60.341999999999999" table:style-name="ce11">
            <text:p>60.342</text:p>
          </table:table-cell>
          <table:table-cell office:value-type="float" office:value="66.543000000000006" table:style-name="ce11">
            <text:p>66.543</text:p>
          </table:table-cell>
          <table:table-cell office:value-type="float" office:value="59.345999999999997" table:style-name="ce11">
            <text:p>59.346</text:p>
          </table:table-cell>
          <table:table-cell office:value-type="float" office:value="34.661000000000001" table:style-name="ce11">
            <text:p>34.661</text:p>
          </table:table-cell>
          <table:table-cell office:value-type="float" office:value="66.667000000000002" table:style-name="ce11">
            <text:p>66.667</text:p>
          </table:table-cell>
          <table:table-cell office:value-type="float" office:value="67.212000000000003" table:style-name="ce11">
            <text:p>67.212</text:p>
          </table:table-cell>
          <table:table-cell office:value-type="float" office:value="6.7569999999999997" table:style-name="ce11">
            <text:p>6.757</text:p>
          </table:table-cell>
          <table:table-cell office:value-type="float" office:value="73.003" table:style-name="ce11">
            <text:p>73.003</text:p>
          </table:table-cell>
          <table:table-cell office:value-type="float" office:value="31.97" table:style-name="ce11">
            <text:p>31.97</text:p>
          </table:table-cell>
          <table:table-cell office:value-type="float" office:value="72.22" table:style-name="ce11">
            <text:p>72.22</text:p>
          </table:table-cell>
          <table:table-cell table:number-columns-repeated="16254"/>
        </table:table-row>
        <table:table-row table:style-name="ro9">
          <table:table-cell office:value-type="string" table:style-name="ce4">
            <text:p>DWP</text:p>
          </table:table-cell>
          <table:table-cell office:value-type="string" table:style-name="ce4">
            <text:p>Department for Work and Pensions</text:p>
          </table:table-cell>
          <table:table-cell office:value-type="string" table:style-name="ce4">
            <text:p>Work and Pensions</text:p>
          </table:table-cell>
          <table:table-cell table:style-name="ce4"/>
          <table:table-cell office:value-type="float" office:value="62.238999999999997" table:style-name="ce11">
            <text:p>62.239</text:p>
          </table:table-cell>
          <table:table-cell office:value-type="float" office:value="62.216000000000001" table:style-name="ce11">
            <text:p>62.216</text:p>
          </table:table-cell>
          <table:table-cell office:value-type="float" office:value="72.230999999999995" table:style-name="ce11">
            <text:p>72.231</text:p>
          </table:table-cell>
          <table:table-cell office:value-type="float" office:value="84.981999999999999" table:style-name="ce11">
            <text:p>84.982</text:p>
          </table:table-cell>
          <table:table-cell office:value-type="float" office:value="71.988" table:style-name="ce11">
            <text:p>71.988</text:p>
          </table:table-cell>
          <table:table-cell office:value-type="float" office:value="82.995000000000005" table:style-name="ce11">
            <text:p>82.995</text:p>
          </table:table-cell>
          <table:table-cell office:value-type="float" office:value="61.262999999999998" table:style-name="ce11">
            <text:p>61.263</text:p>
          </table:table-cell>
          <table:table-cell office:value-type="float" office:value="79.225999999999999" table:style-name="ce11">
            <text:p>79.226</text:p>
          </table:table-cell>
          <table:table-cell office:value-type="float" office:value="74.41" table:style-name="ce11">
            <text:p>74.41</text:p>
          </table:table-cell>
          <table:table-cell office:value-type="float" office:value="38.305" table:style-name="ce11">
            <text:p>38.305</text:p>
          </table:table-cell>
          <table:table-cell office:value-type="float" office:value="50.786999999999999" table:style-name="ce11">
            <text:p>50.787</text:p>
          </table:table-cell>
          <table:table-cell office:value-type="float" office:value="88.114999999999995" table:style-name="ce11">
            <text:p>88.115</text:p>
          </table:table-cell>
          <table:table-cell office:value-type="float" office:value="83.781000000000006" table:style-name="ce11">
            <text:p>83.781</text:p>
          </table:table-cell>
          <table:table-cell office:value-type="float" office:value="78.608000000000004" table:style-name="ce11">
            <text:p>78.608</text:p>
          </table:table-cell>
          <table:table-cell office:value-type="float" office:value="50.259" table:style-name="ce11">
            <text:p>50.259</text:p>
          </table:table-cell>
          <table:table-cell office:value-type="float" office:value="60.329000000000001" table:style-name="ce11">
            <text:p>60.329</text:p>
          </table:table-cell>
          <table:table-cell office:value-type="float" office:value="83.813000000000002" table:style-name="ce11">
            <text:p>83.813</text:p>
          </table:table-cell>
          <table:table-cell office:value-type="float" office:value="86.149000000000001" table:style-name="ce11">
            <text:p>86.149</text:p>
          </table:table-cell>
          <table:table-cell office:value-type="float" office:value="75.138000000000005" table:style-name="ce11">
            <text:p>75.138</text:p>
          </table:table-cell>
          <table:table-cell office:value-type="float" office:value="83.935000000000002" table:style-name="ce11">
            <text:p>83.935</text:p>
          </table:table-cell>
          <table:table-cell office:value-type="float" office:value="78.885999999999996" table:style-name="ce11">
            <text:p>78.886</text:p>
          </table:table-cell>
          <table:table-cell office:value-type="float" office:value="72.394000000000005" table:style-name="ce11">
            <text:p>72.394</text:p>
          </table:table-cell>
          <table:table-cell office:value-type="float" office:value="76.534000000000006" table:style-name="ce11">
            <text:p>76.534</text:p>
          </table:table-cell>
          <table:table-cell office:value-type="float" office:value="80.897999999999996" table:style-name="ce11">
            <text:p>80.898</text:p>
          </table:table-cell>
          <table:table-cell office:value-type="float" office:value="69.778999999999996" table:style-name="ce11">
            <text:p>69.779</text:p>
          </table:table-cell>
          <table:table-cell office:value-type="float" office:value="66.73" table:style-name="ce11">
            <text:p>66.73</text:p>
          </table:table-cell>
          <table:table-cell office:value-type="float" office:value="68.066000000000003" table:style-name="ce11">
            <text:p>68.066</text:p>
          </table:table-cell>
          <table:table-cell office:value-type="float" office:value="47.447000000000003" table:style-name="ce11">
            <text:p>47.447</text:p>
          </table:table-cell>
          <table:table-cell office:value-type="float" office:value="90.021000000000001" table:style-name="ce11">
            <text:p>90.021</text:p>
          </table:table-cell>
          <table:table-cell office:value-type="float" office:value="86.085999999999999" table:style-name="ce11">
            <text:p>86.086</text:p>
          </table:table-cell>
          <table:table-cell office:value-type="float" office:value="72.881" table:style-name="ce11">
            <text:p>72.881</text:p>
          </table:table-cell>
          <table:table-cell office:value-type="float" office:value="71.950999999999993" table:style-name="ce11">
            <text:p>71.951</text:p>
          </table:table-cell>
          <table:table-cell office:value-type="float" office:value="57.018999999999998" table:style-name="ce11">
            <text:p>57.019</text:p>
          </table:table-cell>
          <table:table-cell office:value-type="float" office:value="64.798000000000002" table:style-name="ce11">
            <text:p>64.798</text:p>
          </table:table-cell>
          <table:table-cell office:value-type="float" office:value="51.252000000000002" table:style-name="ce11">
            <text:p>51.252</text:p>
          </table:table-cell>
          <table:table-cell office:value-type="float" office:value="80.918000000000006" table:style-name="ce11">
            <text:p>80.918</text:p>
          </table:table-cell>
          <table:table-cell office:value-type="float" office:value="88.14" table:style-name="ce11">
            <text:p>88.14</text:p>
          </table:table-cell>
          <table:table-cell office:value-type="float" office:value="68.709000000000003" table:style-name="ce11">
            <text:p>68.709</text:p>
          </table:table-cell>
          <table:table-cell office:value-type="float" office:value="79.090999999999994" table:style-name="ce11">
            <text:p>79.091</text:p>
          </table:table-cell>
          <table:table-cell office:value-type="float" office:value="68.888999999999996" table:style-name="ce11">
            <text:p>68.889</text:p>
          </table:table-cell>
          <table:table-cell office:value-type="float" office:value="77.197000000000003" table:style-name="ce11">
            <text:p>77.197</text:p>
          </table:table-cell>
          <table:table-cell office:value-type="float" office:value="85.427000000000007" table:style-name="ce11">
            <text:p>85.427</text:p>
          </table:table-cell>
          <table:table-cell office:value-type="float" office:value="73.376999999999995" table:style-name="ce11">
            <text:p>73.377</text:p>
          </table:table-cell>
          <table:table-cell office:value-type="float" office:value="67.138999999999996" table:style-name="ce11">
            <text:p>67.139</text:p>
          </table:table-cell>
          <table:table-cell office:value-type="float" office:value="74.41" table:style-name="ce11">
            <text:p>74.41</text:p>
          </table:table-cell>
          <table:table-cell office:value-type="float" office:value="35.685000000000002" table:style-name="ce11">
            <text:p>35.685</text:p>
          </table:table-cell>
          <table:table-cell office:value-type="float" office:value="45.719000000000001" table:style-name="ce11">
            <text:p>45.719</text:p>
          </table:table-cell>
          <table:table-cell office:value-type="float" office:value="33.481000000000002" table:style-name="ce11">
            <text:p>33.481</text:p>
          </table:table-cell>
          <table:table-cell office:value-type="float" office:value="64.326999999999998" table:style-name="ce11">
            <text:p>64.327</text:p>
          </table:table-cell>
          <table:table-cell office:value-type="float" office:value="59.359000000000002" table:style-name="ce11">
            <text:p>59.359</text:p>
          </table:table-cell>
          <table:table-cell office:value-type="float" office:value="53.481000000000002" table:style-name="ce11">
            <text:p>53.481</text:p>
          </table:table-cell>
          <table:table-cell office:value-type="float" office:value="50.152999999999999" table:style-name="ce11">
            <text:p>50.153</text:p>
          </table:table-cell>
          <table:table-cell office:value-type="float" office:value="40.898000000000003" table:style-name="ce11">
            <text:p>40.898</text:p>
          </table:table-cell>
          <table:table-cell office:value-type="float" office:value="38.465000000000003" table:style-name="ce11">
            <text:p>38.465</text:p>
          </table:table-cell>
          <table:table-cell office:value-type="float" office:value="65.510999999999996" table:style-name="ce11">
            <text:p>65.511</text:p>
          </table:table-cell>
          <table:table-cell office:value-type="float" office:value="36.954999999999998" table:style-name="ce11">
            <text:p>36.955</text:p>
          </table:table-cell>
          <table:table-cell office:value-type="float" office:value="47.533999999999999" table:style-name="ce11">
            <text:p>47.534</text:p>
          </table:table-cell>
          <table:table-cell office:value-type="float" office:value="56.618000000000002" table:style-name="ce11">
            <text:p>56.618</text:p>
          </table:table-cell>
          <table:table-cell office:value-type="float" office:value="58.438000000000002" table:style-name="ce11">
            <text:p>58.438</text:p>
          </table:table-cell>
          <table:table-cell office:value-type="float" office:value="53.027999999999999" table:style-name="ce11">
            <text:p>53.028</text:p>
          </table:table-cell>
          <table:table-cell office:value-type="float" office:value="55.972999999999999" table:style-name="ce11">
            <text:p>55.973</text:p>
          </table:table-cell>
          <table:table-cell office:value-type="float" office:value="53.857999999999997" table:style-name="ce11">
            <text:p>53.858</text:p>
          </table:table-cell>
          <table:table-cell office:value-type="float" office:value="46.81" table:style-name="ce11">
            <text:p>46.81</text:p>
          </table:table-cell>
          <table:table-cell office:value-type="float" office:value="37.386000000000003" table:style-name="ce11">
            <text:p>37.386</text:p>
          </table:table-cell>
          <table:table-cell office:value-type="float" office:value="86.326999999999998" table:style-name="ce11">
            <text:p>86.327</text:p>
          </table:table-cell>
          <table:table-cell office:value-type="float" office:value="64.465000000000003" table:style-name="ce11">
            <text:p>64.465</text:p>
          </table:table-cell>
          <table:table-cell office:value-type="float" office:value="70.134" table:style-name="ce11">
            <text:p>70.134</text:p>
          </table:table-cell>
          <table:table-cell office:value-type="float" office:value="69.802999999999997" table:style-name="ce11">
            <text:p>69.803</text:p>
          </table:table-cell>
          <table:table-cell office:value-type="float" office:value="81.576999999999998" table:style-name="ce11">
            <text:p>81.577</text:p>
          </table:table-cell>
          <table:table-cell office:value-type="float" office:value="66.468000000000004" table:style-name="ce11">
            <text:p>66.468</text:p>
          </table:table-cell>
          <table:table-cell office:value-type="float" office:value="65.968999999999994" table:style-name="ce11">
            <text:p>65.969</text:p>
          </table:table-cell>
          <table:table-cell office:value-type="float" office:value="8.3409999999999993" table:style-name="ce11">
            <text:p>8.341</text:p>
          </table:table-cell>
          <table:table-cell office:value-type="float" office:value="11.926" table:style-name="ce11">
            <text:p>11.926</text:p>
          </table:table-cell>
          <table:table-cell office:value-type="float" office:value="21.818999999999999" table:style-name="ce11">
            <text:p>21.819</text:p>
          </table:table-cell>
          <table:table-cell office:value-type="float" office:value="57.912999999999997" table:style-name="ce11">
            <text:p>57.913</text:p>
          </table:table-cell>
          <table:table-cell office:value-type="float" office:value="92.453999999999994" table:style-name="ce11">
            <text:p>92.454</text:p>
          </table:table-cell>
          <table:table-cell office:value-type="float" office:value="74.774000000000001" table:style-name="ce11">
            <text:p>74.774</text:p>
          </table:table-cell>
          <table:table-cell office:value-type="float" office:value="72.942999999999998" table:style-name="ce11">
            <text:p>72.943</text:p>
          </table:table-cell>
          <table:table-cell office:value-type="float" office:value="9.9410000000000007" table:style-name="ce11">
            <text:p>9.941</text:p>
          </table:table-cell>
          <table:table-cell office:value-type="float" office:value="81.206000000000003" table:style-name="ce11">
            <text:p>81.206</text:p>
          </table:table-cell>
          <table:table-cell office:value-type="float" office:value="8.8529999999999998" table:style-name="ce11">
            <text:p>8.853</text:p>
          </table:table-cell>
          <table:table-cell office:value-type="float" office:value="9.5150000000000006" table:style-name="ce11">
            <text:p>9.515</text:p>
          </table:table-cell>
          <table:table-cell office:value-type="float" office:value="83.361000000000004" table:style-name="ce11">
            <text:p>83.361</text:p>
          </table:table-cell>
          <table:table-cell office:value-type="float" office:value="7.1239999999999997" table:style-name="ce11">
            <text:p>7.124</text:p>
          </table:table-cell>
          <table:table-cell office:value-type="float" office:value="9.5109999999999992" table:style-name="ce11">
            <text:p>9.511</text:p>
          </table:table-cell>
          <table:table-cell office:value-type="float" office:value="4.6929999999999996" table:style-name="ce11">
            <text:p>4.693</text:p>
          </table:table-cell>
          <table:table-cell office:value-type="float" office:value="22.364000000000001" table:style-name="ce11">
            <text:p>22.364</text:p>
          </table:table-cell>
          <table:table-cell office:value-type="float" office:value="34.542000000000002" table:style-name="ce11">
            <text:p>34.542</text:p>
          </table:table-cell>
          <table:table-cell office:value-type="float" office:value="0.622" table:style-name="ce11">
            <text:p>0.622</text:p>
          </table:table-cell>
          <table:table-cell office:value-type="float" office:value="38.613" table:style-name="ce11">
            <text:p>38.613</text:p>
          </table:table-cell>
          <table:table-cell office:value-type="float" office:value="49.670999999999999" table:style-name="ce11">
            <text:p>49.671</text:p>
          </table:table-cell>
          <table:table-cell office:value-type="float" office:value="23.501999999999999" table:style-name="ce11">
            <text:p>23.502</text:p>
          </table:table-cell>
          <table:table-cell office:value-type="float" office:value="39.804000000000002" table:style-name="ce11">
            <text:p>39.804</text:p>
          </table:table-cell>
          <table:table-cell office:value-type="float" office:value="36.267000000000003" table:style-name="ce11">
            <text:p>36.267</text:p>
          </table:table-cell>
          <table:table-cell office:value-type="float" office:value="21.6" table:style-name="ce11">
            <text:p>21.6</text:p>
          </table:table-cell>
          <table:table-cell office:value-type="float" office:value="5.2439999999999998" table:style-name="ce11">
            <text:p>5.244</text:p>
          </table:table-cell>
          <table:table-cell office:value-type="float" office:value="6.9509999999999996" table:style-name="ce11">
            <text:p>6.951</text:p>
          </table:table-cell>
          <table:table-cell office:value-type="float" office:value="9.76" table:style-name="ce11">
            <text:p>9.76</text:p>
          </table:table-cell>
          <table:table-cell office:value-type="float" office:value="15.182" table:style-name="ce11">
            <text:p>15.182</text:p>
          </table:table-cell>
          <table:table-cell office:value-type="float" office:value="7.9290000000000003" table:style-name="ce11">
            <text:p>7.929</text:p>
          </table:table-cell>
          <table:table-cell office:value-type="float" office:value="5.0670000000000002" table:style-name="ce11">
            <text:p>5.067</text:p>
          </table:table-cell>
          <table:table-cell office:value-type="float" office:value="35.985999999999997" table:style-name="ce11">
            <text:p>35.986</text:p>
          </table:table-cell>
          <table:table-cell office:value-type="float" office:value="49.127000000000002" table:style-name="ce11">
            <text:p>49.127</text:p>
          </table:table-cell>
          <table:table-cell office:value-type="float" office:value="14.885999999999999" table:style-name="ce11">
            <text:p>14.886</text:p>
          </table:table-cell>
          <table:table-cell office:value-type="float" office:value="27.321999999999999" table:style-name="ce11">
            <text:p>27.322</text:p>
          </table:table-cell>
          <table:table-cell office:value-type="float" office:value="41.966999999999999" table:style-name="ce11">
            <text:p>41.967</text:p>
          </table:table-cell>
          <table:table-cell office:value-type="float" office:value="62.412999999999997" table:style-name="ce11">
            <text:p>62.413</text:p>
          </table:table-cell>
          <table:table-cell office:value-type="float" office:value="38.267000000000003" table:style-name="ce11">
            <text:p>38.267</text:p>
          </table:table-cell>
          <table:table-cell office:value-type="float" office:value="60.01" table:style-name="ce11">
            <text:p>60.01</text:p>
          </table:table-cell>
          <table:table-cell office:value-type="float" office:value="30.405999999999999" table:style-name="ce11">
            <text:p>30.406</text:p>
          </table:table-cell>
          <table:table-cell office:value-type="float" office:value="18.731000000000002" table:style-name="ce11">
            <text:p>18.731</text:p>
          </table:table-cell>
          <table:table-cell office:value-type="float" office:value="46.484999999999999" table:style-name="ce11">
            <text:p>46.485</text:p>
          </table:table-cell>
          <table:table-cell office:value-type="float" office:value="12.667999999999999" table:style-name="ce11">
            <text:p>12.668</text:p>
          </table:table-cell>
          <table:table-cell office:value-type="float" office:value="27.626999999999999" table:style-name="ce11">
            <text:p>27.627</text:p>
          </table:table-cell>
          <table:table-cell office:value-type="float" office:value="18.856000000000002" table:style-name="ce11">
            <text:p>18.856</text:p>
          </table:table-cell>
          <table:table-cell office:value-type="float" office:value="15.247999999999999" table:style-name="ce11">
            <text:p>15.248</text:p>
          </table:table-cell>
          <table:table-cell office:value-type="float" office:value="63.887999999999998" table:style-name="ce11">
            <text:p>63.888</text:p>
          </table:table-cell>
          <table:table-cell office:value-type="float" office:value="70.069999999999993" table:style-name="ce11">
            <text:p>70.07</text:p>
          </table:table-cell>
          <table:table-cell office:value-type="float" office:value="60.566000000000003" table:style-name="ce11">
            <text:p>60.566</text:p>
          </table:table-cell>
          <table:table-cell office:value-type="float" office:value="34.957999999999998" table:style-name="ce11">
            <text:p>34.958</text:p>
          </table:table-cell>
          <table:table-cell office:value-type="float" office:value="66.706999999999994" table:style-name="ce11">
            <text:p>66.707</text:p>
          </table:table-cell>
          <table:table-cell office:value-type="float" office:value="65.144999999999996" table:style-name="ce11">
            <text:p>65.145</text:p>
          </table:table-cell>
          <table:table-cell office:value-type="float" office:value="6.0460000000000003" table:style-name="ce11">
            <text:p>6.046</text:p>
          </table:table-cell>
          <table:table-cell office:value-type="float" office:value="77.555999999999997" table:style-name="ce11">
            <text:p>77.556</text:p>
          </table:table-cell>
          <table:table-cell office:value-type="float" office:value="29.047999999999998" table:style-name="ce11">
            <text:p>29.048</text:p>
          </table:table-cell>
          <table:table-cell office:value-type="float" office:value="74.369" table:style-name="ce11">
            <text:p>74.369</text:p>
          </table:table-cell>
          <table:table-cell table:number-columns-repeated="16254"/>
        </table:table-row>
        <table:table-row table:style-name="ro6">
          <table:table-cell office:value-type="string" table:style-name="ce4">
            <text:p>ES</text:p>
          </table:table-cell>
          <table:table-cell office:value-type="string" table:style-name="ce4">
            <text:p>Education Scotland</text:p>
          </table:table-cell>
          <table:table-cell office:value-type="string" table:style-name="ce4">
            <text:p>Scottish Government</text:p>
          </table:table-cell>
          <table:table-cell table:style-name="ce4"/>
          <table:table-cell office:value-type="float" office:value="60.957000000000001" table:style-name="ce11">
            <text:p>60.957</text:p>
          </table:table-cell>
          <table:table-cell office:value-type="float" office:value="54.5" table:style-name="ce11">
            <text:p>54.5</text:p>
          </table:table-cell>
          <table:table-cell office:value-type="float" office:value="75.372" table:style-name="ce11">
            <text:p>75.372</text:p>
          </table:table-cell>
          <table:table-cell office:value-type="float" office:value="70.539000000000001" table:style-name="ce11">
            <text:p>70.539</text:p>
          </table:table-cell>
          <table:table-cell office:value-type="float" office:value="69.41" table:style-name="ce11">
            <text:p>69.41</text:p>
          </table:table-cell>
          <table:table-cell office:value-type="float" office:value="81.680000000000007" table:style-name="ce11">
            <text:p>81.68</text:p>
          </table:table-cell>
          <table:table-cell office:value-type="float" office:value="52.134999999999998" table:style-name="ce11">
            <text:p>52.135</text:p>
          </table:table-cell>
          <table:table-cell office:value-type="float" office:value="69.317999999999998" table:style-name="ce11">
            <text:p>69.318</text:p>
          </table:table-cell>
          <table:table-cell office:value-type="float" office:value="68.402000000000001" table:style-name="ce11">
            <text:p>68.402</text:p>
          </table:table-cell>
          <table:table-cell office:value-type="float" office:value="53.305999999999997" table:style-name="ce11">
            <text:p>53.306</text:p>
          </table:table-cell>
          <table:table-cell office:value-type="float" office:value="45.96" table:style-name="ce11">
            <text:p>45.96</text:p>
          </table:table-cell>
          <table:table-cell office:value-type="float" office:value="89.256" table:style-name="ce11">
            <text:p>89.256</text:p>
          </table:table-cell>
          <table:table-cell office:value-type="float" office:value="84.231999999999999" table:style-name="ce11">
            <text:p>84.232</text:p>
          </table:table-cell>
          <table:table-cell office:value-type="float" office:value="76.445999999999998" table:style-name="ce11">
            <text:p>76.446</text:p>
          </table:table-cell>
          <table:table-cell office:value-type="float" office:value="53.719000000000001" table:style-name="ce11">
            <text:p>53.719</text:p>
          </table:table-cell>
          <table:table-cell office:value-type="float" office:value="73.14" table:style-name="ce11">
            <text:p>73.14</text:p>
          </table:table-cell>
          <table:table-cell office:value-type="float" office:value="71.784000000000006" table:style-name="ce11">
            <text:p>71.784</text:p>
          </table:table-cell>
          <table:table-cell office:value-type="float" office:value="69.295000000000002" table:style-name="ce11">
            <text:p>69.295</text:p>
          </table:table-cell>
          <table:table-cell office:value-type="float" office:value="75.519000000000005" table:style-name="ce11">
            <text:p>75.519</text:p>
          </table:table-cell>
          <table:table-cell office:value-type="float" office:value="87.966999999999999" table:style-name="ce11">
            <text:p>87.967</text:p>
          </table:table-cell>
          <table:table-cell office:value-type="float" office:value="82.158000000000001" table:style-name="ce11">
            <text:p>82.158</text:p>
          </table:table-cell>
          <table:table-cell office:value-type="float" office:value="63.75" table:style-name="ce11">
            <text:p>63.75</text:p>
          </table:table-cell>
          <table:table-cell office:value-type="float" office:value="75.206999999999994" table:style-name="ce11">
            <text:p>75.207</text:p>
          </table:table-cell>
          <table:table-cell office:value-type="float" office:value="80.578999999999994" table:style-name="ce11">
            <text:p>80.579</text:p>
          </table:table-cell>
          <table:table-cell office:value-type="float" office:value="71.900999999999996" table:style-name="ce11">
            <text:p>71.901</text:p>
          </table:table-cell>
          <table:table-cell office:value-type="float" office:value="61.826000000000001" table:style-name="ce11">
            <text:p>61.826</text:p>
          </table:table-cell>
          <table:table-cell office:value-type="float" office:value="65.56" table:style-name="ce11">
            <text:p>65.56</text:p>
          </table:table-cell>
          <table:table-cell office:value-type="float" office:value="30.992000000000001" table:style-name="ce11">
            <text:p>30.992</text:p>
          </table:table-cell>
          <table:table-cell office:value-type="float" office:value="87.552000000000007" table:style-name="ce11">
            <text:p>87.552</text:p>
          </table:table-cell>
          <table:table-cell office:value-type="float" office:value="84.647000000000006" table:style-name="ce11">
            <text:p>84.647</text:p>
          </table:table-cell>
          <table:table-cell office:value-type="float" office:value="73.554000000000002" table:style-name="ce11">
            <text:p>73.554</text:p>
          </table:table-cell>
          <table:table-cell office:value-type="float" office:value="64.876000000000005" table:style-name="ce11">
            <text:p>64.876</text:p>
          </table:table-cell>
          <table:table-cell office:value-type="float" office:value="58.264000000000003" table:style-name="ce11">
            <text:p>58.264</text:p>
          </table:table-cell>
          <table:table-cell office:value-type="float" office:value="42.149000000000001" table:style-name="ce11">
            <text:p>42.149</text:p>
          </table:table-cell>
          <table:table-cell office:value-type="float" office:value="43.154000000000003" table:style-name="ce11">
            <text:p>43.154</text:p>
          </table:table-cell>
          <table:table-cell office:value-type="float" office:value="73.14" table:style-name="ce11">
            <text:p>73.14</text:p>
          </table:table-cell>
          <table:table-cell office:value-type="float" office:value="79.167000000000002" table:style-name="ce11">
            <text:p>79.167</text:p>
          </table:table-cell>
          <table:table-cell office:value-type="float" office:value="62.396999999999998" table:style-name="ce11">
            <text:p>62.397</text:p>
          </table:table-cell>
          <table:table-cell office:value-type="float" office:value="63.484999999999999" table:style-name="ce11">
            <text:p>63.485</text:p>
          </table:table-cell>
          <table:table-cell office:value-type="float" office:value="56.845999999999997" table:style-name="ce11">
            <text:p>56.846</text:p>
          </table:table-cell>
          <table:table-cell office:value-type="float" office:value="67.22" table:style-name="ce11">
            <text:p>67.22</text:p>
          </table:table-cell>
          <table:table-cell office:value-type="float" office:value="92.974999999999994" table:style-name="ce11">
            <text:p>92.975</text:p>
          </table:table-cell>
          <table:table-cell office:value-type="float" office:value="73.444000000000003" table:style-name="ce11">
            <text:p>73.444</text:p>
          </table:table-cell>
          <table:table-cell office:value-type="float" office:value="55.784999999999997" table:style-name="ce11">
            <text:p>55.785</text:p>
          </table:table-cell>
          <table:table-cell office:value-type="float" office:value="64.462999999999994" table:style-name="ce11">
            <text:p>64.463</text:p>
          </table:table-cell>
          <table:table-cell office:value-type="float" office:value="56.612000000000002" table:style-name="ce11">
            <text:p>56.612</text:p>
          </table:table-cell>
          <table:table-cell office:value-type="float" office:value="53.719000000000001" table:style-name="ce11">
            <text:p>53.719</text:p>
          </table:table-cell>
          <table:table-cell office:value-type="float" office:value="49.587000000000003" table:style-name="ce11">
            <text:p>49.587</text:p>
          </table:table-cell>
          <table:table-cell office:value-type="float" office:value="63.070999999999998" table:style-name="ce11">
            <text:p>63.071</text:p>
          </table:table-cell>
          <table:table-cell office:value-type="float" office:value="54.167000000000002" table:style-name="ce11">
            <text:p>54.167</text:p>
          </table:table-cell>
          <table:table-cell office:value-type="float" office:value="41.322000000000003" table:style-name="ce11">
            <text:p>41.322</text:p>
          </table:table-cell>
          <table:table-cell office:value-type="float" office:value="47.917000000000002" table:style-name="ce11">
            <text:p>47.917</text:p>
          </table:table-cell>
          <table:table-cell office:value-type="float" office:value="35.124000000000002" table:style-name="ce11">
            <text:p>35.124</text:p>
          </table:table-cell>
          <table:table-cell office:value-type="float" office:value="23.553999999999998" table:style-name="ce11">
            <text:p>23.554</text:p>
          </table:table-cell>
          <table:table-cell office:value-type="float" office:value="63.636000000000003" table:style-name="ce11">
            <text:p>63.636</text:p>
          </table:table-cell>
          <table:table-cell office:value-type="float" office:value="53.942" table:style-name="ce11">
            <text:p>53.942</text:p>
          </table:table-cell>
          <table:table-cell office:value-type="float" office:value="31.818000000000001" table:style-name="ce11">
            <text:p>31.818</text:p>
          </table:table-cell>
          <table:table-cell office:value-type="float" office:value="47.917000000000002" table:style-name="ce11">
            <text:p>47.917</text:p>
          </table:table-cell>
          <table:table-cell office:value-type="float" office:value="44.167000000000002" table:style-name="ce11">
            <text:p>44.167</text:p>
          </table:table-cell>
          <table:table-cell office:value-type="float" office:value="39.167000000000002" table:style-name="ce11">
            <text:p>39.167</text:p>
          </table:table-cell>
          <table:table-cell office:value-type="float" office:value="42.917000000000002" table:style-name="ce11">
            <text:p>42.917</text:p>
          </table:table-cell>
          <table:table-cell office:value-type="float" office:value="41.25" table:style-name="ce11">
            <text:p>41.25</text:p>
          </table:table-cell>
          <table:table-cell office:value-type="float" office:value="53.305999999999997" table:style-name="ce11">
            <text:p>53.306</text:p>
          </table:table-cell>
          <table:table-cell office:value-type="float" office:value="44.215000000000003" table:style-name="ce11">
            <text:p>44.215</text:p>
          </table:table-cell>
          <table:table-cell office:value-type="float" office:value="82.572999999999993" table:style-name="ce11">
            <text:p>82.573</text:p>
          </table:table-cell>
          <table:table-cell office:value-type="float" office:value="60.744" table:style-name="ce11">
            <text:p>60.744</text:p>
          </table:table-cell>
          <table:table-cell office:value-type="float" office:value="53.555999999999997" table:style-name="ce11">
            <text:p>53.556</text:p>
          </table:table-cell>
          <table:table-cell office:value-type="float" office:value="46.694000000000003" table:style-name="ce11">
            <text:p>46.694</text:p>
          </table:table-cell>
          <table:table-cell office:value-type="float" office:value="63.332999999999998" table:style-name="ce11">
            <text:p>63.333</text:p>
          </table:table-cell>
          <table:table-cell office:value-type="float" office:value="61.57" table:style-name="ce11">
            <text:p>61.57</text:p>
          </table:table-cell>
          <table:table-cell office:value-type="float" office:value="60.581000000000003" table:style-name="ce11">
            <text:p>60.581</text:p>
          </table:table-cell>
          <table:table-cell office:value-type="float" office:value="11.25" table:style-name="ce11">
            <text:p>11.25</text:p>
          </table:table-cell>
          <table:table-cell office:value-type="float" office:value="12.917" table:style-name="ce11">
            <text:p>12.917</text:p>
          </table:table-cell>
          <table:table-cell office:value-type="float" office:value="31.667000000000002" table:style-name="ce11">
            <text:p>31.667</text:p>
          </table:table-cell>
          <table:table-cell office:value-type="float" office:value="44.167000000000002" table:style-name="ce11">
            <text:p>44.167</text:p>
          </table:table-cell>
          <table:table-cell office:value-type="float" office:value="94.191000000000003" table:style-name="ce11">
            <text:p>94.191</text:p>
          </table:table-cell>
          <table:table-cell office:value-type="float" office:value="79.338999999999999" table:style-name="ce11">
            <text:p>79.339</text:p>
          </table:table-cell>
          <table:table-cell office:value-type="float" office:value="72.198999999999998" table:style-name="ce11">
            <text:p>72.199</text:p>
          </table:table-cell>
          <table:table-cell office:value-type="float" office:value="7.8840000000000003" table:style-name="ce11">
            <text:p>7.884</text:p>
          </table:table-cell>
          <table:table-cell office:value-type="float" office:value="80.912999999999997" table:style-name="ce11">
            <text:p>80.913</text:p>
          </table:table-cell>
          <table:table-cell office:value-type="float" office:value="11.202999999999999" table:style-name="ce11">
            <text:p>11.203</text:p>
          </table:table-cell>
          <table:table-cell office:value-type="float" office:value="14.462999999999999" table:style-name="ce11">
            <text:p>14.463</text:p>
          </table:table-cell>
          <table:table-cell office:value-type="float" office:value="76.86" table:style-name="ce11">
            <text:p>76.86</text:p>
          </table:table-cell>
          <table:table-cell office:value-type="float" office:value="8.6780000000000008" table:style-name="ce11">
            <text:p>8.678</text:p>
          </table:table-cell>
          <table:table-cell office:value-type="float" office:value="2.8570000000000002" table:style-name="ce11">
            <text:p>2.857</text:p>
          </table:table-cell>
          <table:table-cell office:value-type="float" office:value="0" table:style-name="ce11">
            <text:p>0</text:p>
          </table:table-cell>
          <table:table-cell office:value-type="float" office:value="14.286" table:style-name="ce11">
            <text:p>14.286</text:p>
          </table:table-cell>
          <table:table-cell office:value-type="float" office:value="42.856999999999999" table:style-name="ce11">
            <text:p>42.857</text:p>
          </table:table-cell>
          <table:table-cell office:value-type="float" office:value="0" table:style-name="ce11">
            <text:p>0</text:p>
          </table:table-cell>
          <table:table-cell office:value-type="float" office:value="45.713999999999999" table:style-name="ce11">
            <text:p>45.714</text:p>
          </table:table-cell>
          <table:table-cell office:value-type="float" office:value="51.429000000000002" table:style-name="ce11">
            <text:p>51.429</text:p>
          </table:table-cell>
          <table:table-cell office:value-type="float" office:value="25.713999999999999" table:style-name="ce11">
            <text:p>25.714</text:p>
          </table:table-cell>
          <table:table-cell office:value-type="float" office:value="28.571000000000002" table:style-name="ce11">
            <text:p>28.571</text:p>
          </table:table-cell>
          <table:table-cell office:value-type="float" office:value="31.428999999999998" table:style-name="ce11">
            <text:p>31.429</text:p>
          </table:table-cell>
          <table:table-cell office:value-type="float" office:value="31.428999999999998" table:style-name="ce11">
            <text:p>31.429</text:p>
          </table:table-cell>
          <table:table-cell office:value-type="float" office:value="0" table:style-name="ce11">
            <text:p>0</text:p>
          </table:table-cell>
          <table:table-cell office:value-type="float" office:value="0" table:style-name="ce11">
            <text:p>0</text:p>
          </table:table-cell>
          <table:table-cell office:value-type="float" office:value="11.429" table:style-name="ce11">
            <text:p>11.429</text:p>
          </table:table-cell>
          <table:table-cell office:value-type="float" office:value="2.8570000000000002" table:style-name="ce11">
            <text:p>2.857</text:p>
          </table:table-cell>
          <table:table-cell office:value-type="float" office:value="5.7140000000000004" table:style-name="ce11">
            <text:p>5.714</text:p>
          </table:table-cell>
          <table:table-cell office:value-type="float" office:value="5.7140000000000004" table:style-name="ce11">
            <text:p>5.714</text:p>
          </table:table-cell>
          <table:table-cell office:value-type="float" office:value="39.393999999999998" table:style-name="ce11">
            <text:p>39.394</text:p>
          </table:table-cell>
          <table:table-cell office:value-type="float" office:value="51.515000000000001" table:style-name="ce11">
            <text:p>51.515</text:p>
          </table:table-cell>
          <table:table-cell office:value-type="float" office:value="9.0909999999999993" table:style-name="ce11">
            <text:p>9.091</text:p>
          </table:table-cell>
          <table:table-cell office:value-type="float" office:value="46.154000000000003" table:style-name="ce11">
            <text:p>46.154</text:p>
          </table:table-cell>
          <table:table-cell office:value-type="float" office:value="24.242000000000001" table:style-name="ce11">
            <text:p>24.242</text:p>
          </table:table-cell>
          <table:table-cell office:value-type="float" office:value="80" table:style-name="ce11">
            <text:p>80</text:p>
          </table:table-cell>
          <table:table-cell office:value-type="float" office:value="15.385" table:style-name="ce11">
            <text:p>15.385</text:p>
          </table:table-cell>
          <table:table-cell office:value-type="float" office:value="46.154000000000003" table:style-name="ce11">
            <text:p>46.154</text:p>
          </table:table-cell>
          <table:table-cell office:value-type="float" office:value="33.332999999999998" table:style-name="ce11">
            <text:p>33.333</text:p>
          </table:table-cell>
          <table:table-cell office:value-type="float" office:value="14.286" table:style-name="ce11">
            <text:p>14.286</text:p>
          </table:table-cell>
          <table:table-cell office:value-type="float" office:value="69.230999999999995" table:style-name="ce11">
            <text:p>69.231</text:p>
          </table:table-cell>
          <table:table-cell office:value-type="float" office:value="7.6920000000000002" table:style-name="ce11">
            <text:p>7.692</text:p>
          </table:table-cell>
          <table:table-cell office:value-type="float" office:value="42.423999999999999" table:style-name="ce11">
            <text:p>42.424</text:p>
          </table:table-cell>
          <table:table-cell office:value-type="float" office:value="5.7140000000000004" table:style-name="ce11">
            <text:p>5.714</text:p>
          </table:table-cell>
          <table:table-cell office:value-type="float" office:value="15.385" table:style-name="ce11">
            <text:p>15.385</text:p>
          </table:table-cell>
          <table:table-cell office:value-type="float" office:value="71.489000000000004" table:style-name="ce11">
            <text:p>71.489</text:p>
          </table:table-cell>
          <table:table-cell office:value-type="float" office:value="76.17" table:style-name="ce11">
            <text:p>76.17</text:p>
          </table:table-cell>
          <table:table-cell office:value-type="float" office:value="68.510999999999996" table:style-name="ce11">
            <text:p>68.511</text:p>
          </table:table-cell>
          <table:table-cell office:value-type="float" office:value="35.744999999999997" table:style-name="ce11">
            <text:p>35.745</text:p>
          </table:table-cell>
          <table:table-cell office:value-type="float" office:value="74.153000000000006" table:style-name="ce11">
            <text:p>74.153</text:p>
          </table:table-cell>
          <table:table-cell office:value-type="float" office:value="75.745000000000005" table:style-name="ce11">
            <text:p>75.745</text:p>
          </table:table-cell>
          <table:table-cell office:value-type="float" office:value="3.8140000000000001" table:style-name="ce11">
            <text:p>3.814</text:p>
          </table:table-cell>
          <table:table-cell office:value-type="float" office:value="78.242999999999995" table:style-name="ce11">
            <text:p>78.243</text:p>
          </table:table-cell>
          <table:table-cell office:value-type="float" office:value="28.795000000000002" table:style-name="ce11">
            <text:p>28.795</text:p>
          </table:table-cell>
          <table:table-cell office:value-type="float" office:value="76.025999999999996" table:style-name="ce11">
            <text:p>76.026</text:p>
          </table:table-cell>
          <table:table-cell table:number-columns-repeated="16254"/>
        </table:table-row>
        <table:table-row table:style-name="ro6">
          <table:table-cell office:value-type="string" table:style-name="ce4">
            <text:p>ESTYN</text:p>
          </table:table-cell>
          <table:table-cell office:value-type="string" table:style-name="ce4">
            <text:p>Estyn</text:p>
          </table:table-cell>
          <table:table-cell office:value-type="string" table:style-name="ce4">
            <text:p>Estyn</text:p>
          </table:table-cell>
          <table:table-cell table:style-name="ce4"/>
          <table:table-cell office:value-type="float" office:value="90.677999999999997" table:style-name="ce11">
            <text:p>90.678</text:p>
          </table:table-cell>
          <table:table-cell office:value-type="float" office:value="72.709999999999994" table:style-name="ce11">
            <text:p>72.71</text:p>
          </table:table-cell>
          <table:table-cell office:value-type="float" office:value="82.617000000000004" table:style-name="ce11">
            <text:p>82.617</text:p>
          </table:table-cell>
          <table:table-cell office:value-type="float" office:value="88.784999999999997" table:style-name="ce11">
            <text:p>88.785</text:p>
          </table:table-cell>
          <table:table-cell office:value-type="float" office:value="76.635999999999996" table:style-name="ce11">
            <text:p>76.636</text:p>
          </table:table-cell>
          <table:table-cell office:value-type="float" office:value="83.177999999999997" table:style-name="ce11">
            <text:p>83.178</text:p>
          </table:table-cell>
          <table:table-cell office:value-type="float" office:value="53.738" table:style-name="ce11">
            <text:p>53.738</text:p>
          </table:table-cell>
          <table:table-cell office:value-type="float" office:value="84.111999999999995" table:style-name="ce11">
            <text:p>84.112</text:p>
          </table:table-cell>
          <table:table-cell office:value-type="float" office:value="82.96" table:style-name="ce11">
            <text:p>82.96</text:p>
          </table:table-cell>
          <table:table-cell office:value-type="float" office:value="60.436" table:style-name="ce11">
            <text:p>60.436</text:p>
          </table:table-cell>
          <table:table-cell office:value-type="float" office:value="62.162999999999997" table:style-name="ce11">
            <text:p>62.163</text:p>
          </table:table-cell>
          <table:table-cell office:value-type="float" office:value="95.326999999999998" table:style-name="ce11">
            <text:p>95.327</text:p>
          </table:table-cell>
          <table:table-cell office:value-type="float" office:value="88.784999999999997" table:style-name="ce11">
            <text:p>88.785</text:p>
          </table:table-cell>
          <table:table-cell office:value-type="float" office:value="83.177999999999997" table:style-name="ce11">
            <text:p>83.178</text:p>
          </table:table-cell>
          <table:table-cell office:value-type="float" office:value="62.264000000000003" table:style-name="ce11">
            <text:p>62.264</text:p>
          </table:table-cell>
          <table:table-cell office:value-type="float" office:value="83.177999999999997" table:style-name="ce11">
            <text:p>83.178</text:p>
          </table:table-cell>
          <table:table-cell office:value-type="float" office:value="87.85" table:style-name="ce11">
            <text:p>87.85</text:p>
          </table:table-cell>
          <table:table-cell office:value-type="float" office:value="89.72" table:style-name="ce11">
            <text:p>89.72</text:p>
          </table:table-cell>
          <table:table-cell office:value-type="float" office:value="77.569999999999993" table:style-name="ce11">
            <text:p>77.57</text:p>
          </table:table-cell>
          <table:table-cell office:value-type="float" office:value="93.457999999999998" table:style-name="ce11">
            <text:p>93.458</text:p>
          </table:table-cell>
          <table:table-cell office:value-type="float" office:value="88.784999999999997" table:style-name="ce11">
            <text:p>88.785</text:p>
          </table:table-cell>
          <table:table-cell office:value-type="float" office:value="77.569999999999993" table:style-name="ce11">
            <text:p>77.57</text:p>
          </table:table-cell>
          <table:table-cell office:value-type="float" office:value="76.635999999999996" table:style-name="ce11">
            <text:p>76.636</text:p>
          </table:table-cell>
          <table:table-cell office:value-type="float" office:value="86.915999999999997" table:style-name="ce11">
            <text:p>86.916</text:p>
          </table:table-cell>
          <table:table-cell office:value-type="float" office:value="77.569999999999993" table:style-name="ce11">
            <text:p>77.57</text:p>
          </table:table-cell>
          <table:table-cell office:value-type="float" office:value="68.224000000000004" table:style-name="ce11">
            <text:p>68.224</text:p>
          </table:table-cell>
          <table:table-cell office:value-type="float" office:value="76.635999999999996" table:style-name="ce11">
            <text:p>76.636</text:p>
          </table:table-cell>
          <table:table-cell office:value-type="float" office:value="42.453000000000003" table:style-name="ce11">
            <text:p>42.453</text:p>
          </table:table-cell>
          <table:table-cell office:value-type="float" office:value="85.980999999999995" table:style-name="ce11">
            <text:p>85.981</text:p>
          </table:table-cell>
          <table:table-cell office:value-type="float" office:value="83.177999999999997" table:style-name="ce11">
            <text:p>83.178</text:p>
          </table:table-cell>
          <table:table-cell office:value-type="float" office:value="80.373999999999995" table:style-name="ce11">
            <text:p>80.374</text:p>
          </table:table-cell>
          <table:table-cell office:value-type="float" office:value="66.355000000000004" table:style-name="ce11">
            <text:p>66.355</text:p>
          </table:table-cell>
          <table:table-cell office:value-type="float" office:value="58.878999999999998" table:style-name="ce11">
            <text:p>58.879</text:p>
          </table:table-cell>
          <table:table-cell office:value-type="float" office:value="41.121000000000002" table:style-name="ce11">
            <text:p>41.121</text:p>
          </table:table-cell>
          <table:table-cell office:value-type="float" office:value="48.597999999999999" table:style-name="ce11">
            <text:p>48.598</text:p>
          </table:table-cell>
          <table:table-cell office:value-type="float" office:value="83.177999999999997" table:style-name="ce11">
            <text:p>83.178</text:p>
          </table:table-cell>
          <table:table-cell office:value-type="float" office:value="87.736000000000004" table:style-name="ce11">
            <text:p>87.736</text:p>
          </table:table-cell>
          <table:table-cell office:value-type="float" office:value="83.177999999999997" table:style-name="ce11">
            <text:p>83.178</text:p>
          </table:table-cell>
          <table:table-cell office:value-type="float" office:value="82.242999999999995" table:style-name="ce11">
            <text:p>82.243</text:p>
          </table:table-cell>
          <table:table-cell office:value-type="float" office:value="77.569999999999993" table:style-name="ce11">
            <text:p>77.57</text:p>
          </table:table-cell>
          <table:table-cell office:value-type="float" office:value="87.85" table:style-name="ce11">
            <text:p>87.85</text:p>
          </table:table-cell>
          <table:table-cell office:value-type="float" office:value="97.17" table:style-name="ce11">
            <text:p>97.17</text:p>
          </table:table-cell>
          <table:table-cell office:value-type="float" office:value="89.72" table:style-name="ce11">
            <text:p>89.72</text:p>
          </table:table-cell>
          <table:table-cell office:value-type="float" office:value="66.355000000000004" table:style-name="ce11">
            <text:p>66.355</text:p>
          </table:table-cell>
          <table:table-cell office:value-type="float" office:value="79.438999999999993" table:style-name="ce11">
            <text:p>79.439</text:p>
          </table:table-cell>
          <table:table-cell office:value-type="float" office:value="58.878999999999998" table:style-name="ce11">
            <text:p>58.879</text:p>
          </table:table-cell>
          <table:table-cell office:value-type="float" office:value="67.290000000000006" table:style-name="ce11">
            <text:p>67.29</text:p>
          </table:table-cell>
          <table:table-cell office:value-type="float" office:value="55.14" table:style-name="ce11">
            <text:p>55.14</text:p>
          </table:table-cell>
          <table:table-cell office:value-type="float" office:value="69.159000000000006" table:style-name="ce11">
            <text:p>69.159</text:p>
          </table:table-cell>
          <table:table-cell office:value-type="float" office:value="71.962999999999994" table:style-name="ce11">
            <text:p>71.963</text:p>
          </table:table-cell>
          <table:table-cell office:value-type="float" office:value="58.878999999999998" table:style-name="ce11">
            <text:p>58.879</text:p>
          </table:table-cell>
          <table:table-cell office:value-type="float" office:value="64.150999999999996" table:style-name="ce11">
            <text:p>64.151</text:p>
          </table:table-cell>
          <table:table-cell office:value-type="float" office:value="48.597999999999999" table:style-name="ce11">
            <text:p>48.598</text:p>
          </table:table-cell>
          <table:table-cell office:value-type="float" office:value="56.075000000000003" table:style-name="ce11">
            <text:p>56.075</text:p>
          </table:table-cell>
          <table:table-cell office:value-type="float" office:value="73.831999999999994" table:style-name="ce11">
            <text:p>73.832</text:p>
          </table:table-cell>
          <table:table-cell office:value-type="float" office:value="57.944000000000003" table:style-name="ce11">
            <text:p>57.944</text:p>
          </table:table-cell>
          <table:table-cell office:value-type="float" office:value="58.878999999999998" table:style-name="ce11">
            <text:p>58.879</text:p>
          </table:table-cell>
          <table:table-cell office:value-type="float" office:value="78.504999999999995" table:style-name="ce11">
            <text:p>78.505</text:p>
          </table:table-cell>
          <table:table-cell office:value-type="float" office:value="75.700999999999993" table:style-name="ce11">
            <text:p>75.701</text:p>
          </table:table-cell>
          <table:table-cell office:value-type="float" office:value="65.421000000000006" table:style-name="ce11">
            <text:p>65.421</text:p>
          </table:table-cell>
          <table:table-cell office:value-type="float" office:value="71.028000000000006" table:style-name="ce11">
            <text:p>71.028</text:p>
          </table:table-cell>
          <table:table-cell office:value-type="float" office:value="63.551000000000002" table:style-name="ce11">
            <text:p>63.551</text:p>
          </table:table-cell>
          <table:table-cell office:value-type="float" office:value="65.421000000000006" table:style-name="ce11">
            <text:p>65.421</text:p>
          </table:table-cell>
          <table:table-cell office:value-type="float" office:value="37.383000000000003" table:style-name="ce11">
            <text:p>37.383</text:p>
          </table:table-cell>
          <table:table-cell office:value-type="float" office:value="92.522999999999996" table:style-name="ce11">
            <text:p>92.523</text:p>
          </table:table-cell>
          <table:table-cell office:value-type="float" office:value="76.635999999999996" table:style-name="ce11">
            <text:p>76.636</text:p>
          </table:table-cell>
          <table:table-cell office:value-type="float" office:value="80.188999999999993" table:style-name="ce11">
            <text:p>80.189</text:p>
          </table:table-cell>
          <table:table-cell office:value-type="float" office:value="64.150999999999996" table:style-name="ce11">
            <text:p>64.151</text:p>
          </table:table-cell>
          <table:table-cell office:value-type="float" office:value="75.700999999999993" table:style-name="ce11">
            <text:p>75.701</text:p>
          </table:table-cell>
          <table:table-cell office:value-type="float" office:value="72.897000000000006" table:style-name="ce11">
            <text:p>72.897</text:p>
          </table:table-cell>
          <table:table-cell office:value-type="float" office:value="76.415000000000006" table:style-name="ce11">
            <text:p>76.415</text:p>
          </table:table-cell>
          <table:table-cell office:value-type="float" office:value="4.673" table:style-name="ce11">
            <text:p>4.673</text:p>
          </table:table-cell>
          <table:table-cell office:value-type="float" office:value="13.084" table:style-name="ce11">
            <text:p>13.084</text:p>
          </table:table-cell>
          <table:table-cell office:value-type="float" office:value="31.776" table:style-name="ce11">
            <text:p>31.776</text:p>
          </table:table-cell>
          <table:table-cell office:value-type="float" office:value="50.466999999999999" table:style-name="ce11">
            <text:p>50.467</text:p>
          </table:table-cell>
          <table:table-cell office:value-type="float" office:value="96.262" table:style-name="ce11">
            <text:p>96.262</text:p>
          </table:table-cell>
          <table:table-cell office:value-type="float" office:value="79.438999999999993" table:style-name="ce11">
            <text:p>79.439</text:p>
          </table:table-cell>
          <table:table-cell office:value-type="float" office:value="81.132000000000005" table:style-name="ce11">
            <text:p>81.132</text:p>
          </table:table-cell>
          <table:table-cell office:value-type="float" office:value="6.5419999999999998" table:style-name="ce11">
            <text:p>6.542</text:p>
          </table:table-cell>
          <table:table-cell office:value-type="float" office:value="85.980999999999995" table:style-name="ce11">
            <text:p>85.981</text:p>
          </table:table-cell>
          <table:table-cell office:value-type="float" office:value="7.4770000000000003" table:style-name="ce11">
            <text:p>7.477</text:p>
          </table:table-cell>
          <table:table-cell office:value-type="float" office:value="13.084" table:style-name="ce11">
            <text:p>13.084</text:p>
          </table:table-cell>
          <table:table-cell office:value-type="float" office:value="83.177999999999997" table:style-name="ce11">
            <text:p>83.178</text:p>
          </table:table-cell>
          <table:table-cell office:value-type="float" office:value="3.738" table:style-name="ce11">
            <text:p>3.738</text:p>
          </table:table-cell>
          <table:table-cell office:value-type="float" office:value="14.286" table:style-name="ce11">
            <text:p>14.286</text:p>
          </table:table-cell>
          <table:table-cell office:value-type="float" office:value="7.1429999999999998" table:style-name="ce11">
            <text:p>7.143</text:p>
          </table:table-cell>
          <table:table-cell office:value-type="float" office:value="21.428999999999998" table:style-name="ce11">
            <text:p>21.429</text:p>
          </table:table-cell>
          <table:table-cell office:value-type="float" office:value="14.286" table:style-name="ce11">
            <text:p>14.286</text:p>
          </table:table-cell>
          <table:table-cell office:value-type="float" office:value="0" table:style-name="ce11">
            <text:p>0</text:p>
          </table:table-cell>
          <table:table-cell office:value-type="float" office:value="42.856999999999999" table:style-name="ce11">
            <text:p>42.857</text:p>
          </table:table-cell>
          <table:table-cell office:value-type="float" office:value="50" table:style-name="ce11">
            <text:p>50</text:p>
          </table:table-cell>
          <table:table-cell office:value-type="float" office:value="42.856999999999999" table:style-name="ce11">
            <text:p>42.857</text:p>
          </table:table-cell>
          <table:table-cell office:value-type="float" office:value="50" table:style-name="ce11">
            <text:p>50</text:p>
          </table:table-cell>
          <table:table-cell office:value-type="float" office:value="35.713999999999999" table:style-name="ce11">
            <text:p>35.714</text:p>
          </table:table-cell>
          <table:table-cell office:value-type="float" office:value="21.428999999999998" table:style-name="ce11">
            <text:p>21.429</text:p>
          </table:table-cell>
          <table:table-cell office:value-type="float" office:value="0" table:style-name="ce11">
            <text:p>0</text:p>
          </table:table-cell>
          <table:table-cell office:value-type="float" office:value="0" table:style-name="ce11">
            <text:p>0</text:p>
          </table:table-cell>
          <table:table-cell office:value-type="float" office:value="7.1429999999999998" table:style-name="ce11">
            <text:p>7.143</text:p>
          </table:table-cell>
          <table:table-cell office:value-type="float" office:value="7.1429999999999998" table:style-name="ce11">
            <text:p>7.143</text:p>
          </table:table-cell>
          <table:table-cell office:value-type="float" office:value="7.1429999999999998" table:style-name="ce11">
            <text:p>7.143</text:p>
          </table:table-cell>
          <table:table-cell office:value-type="float" office:value="0" table:style-name="ce11">
            <text:p>0</text:p>
          </table:table-cell>
          <table:table-cell office:value-type="float" office:value="50" table:style-name="ce11">
            <text:p>50</text:p>
          </table:table-cell>
          <table:table-cell office:value-type="float" office:value="35.713999999999999" table:style-name="ce11">
            <text:p>35.714</text:p>
          </table:table-cell>
          <table:table-cell office:value-type="float" office:value="14.286" table:style-name="ce11">
            <text:p>14.286</text:p>
          </table:table-cell>
          <table:table-cell office:value-type="float" office:value="0" table:style-name="ce11">
            <text:p>0</text:p>
          </table:table-cell>
          <table:table-cell office:value-type="float" office:value="14.286" table:style-name="ce11">
            <text:p>14.286</text:p>
          </table:table-cell>
          <table:table-cell office:value-type="float" office:value="71.429000000000002" table:style-name="ce11">
            <text:p>71.429</text:p>
          </table:table-cell>
          <table:table-cell office:value-type="float" office:value="42.856999999999999" table:style-name="ce11">
            <text:p>42.857</text:p>
          </table:table-cell>
          <table:table-cell office:value-type="float" office:value="42.856999999999999" table:style-name="ce11">
            <text:p>42.857</text:p>
          </table:table-cell>
          <table:table-cell office:value-type="float" office:value="35.713999999999999" table:style-name="ce11">
            <text:p>35.714</text:p>
          </table:table-cell>
          <table:table-cell office:value-type="float" office:value="7.1429999999999998" table:style-name="ce11">
            <text:p>7.143</text:p>
          </table:table-cell>
          <table:table-cell office:value-type="float" office:value="28.571000000000002" table:style-name="ce11">
            <text:p>28.571</text:p>
          </table:table-cell>
          <table:table-cell office:value-type="float" office:value="57.143000000000001" table:style-name="ce11">
            <text:p>57.143</text:p>
          </table:table-cell>
          <table:table-cell office:value-type="float" office:value="50" table:style-name="ce11">
            <text:p>50</text:p>
          </table:table-cell>
          <table:table-cell office:value-type="float" office:value="21.428999999999998" table:style-name="ce11">
            <text:p>21.429</text:p>
          </table:table-cell>
          <table:table-cell office:value-type="float" office:value="28.571000000000002" table:style-name="ce11">
            <text:p>28.571</text:p>
          </table:table-cell>
          <table:table-cell office:value-type="float" office:value="81.132000000000005" table:style-name="ce11">
            <text:p>81.132</text:p>
          </table:table-cell>
          <table:table-cell office:value-type="float" office:value="82.075000000000003" table:style-name="ce11">
            <text:p>82.075</text:p>
          </table:table-cell>
          <table:table-cell office:value-type="float" office:value="68.867999999999995" table:style-name="ce11">
            <text:p>68.868</text:p>
          </table:table-cell>
          <table:table-cell office:value-type="float" office:value="31.132000000000001" table:style-name="ce11">
            <text:p>31.132</text:p>
          </table:table-cell>
          <table:table-cell office:value-type="float" office:value="77.569999999999993" table:style-name="ce11">
            <text:p>77.57</text:p>
          </table:table-cell>
          <table:table-cell office:value-type="float" office:value="77.569999999999993" table:style-name="ce11">
            <text:p>77.57</text:p>
          </table:table-cell>
          <table:table-cell office:value-type="float" office:value="2.8039999999999998" table:style-name="ce11">
            <text:p>2.804</text:p>
          </table:table-cell>
          <table:table-cell office:value-type="float" office:value="82.242999999999995" table:style-name="ce11">
            <text:p>82.243</text:p>
          </table:table-cell>
          <table:table-cell office:value-type="float" office:value="24.321999999999999" table:style-name="ce11">
            <text:p>24.322</text:p>
          </table:table-cell>
          <table:table-cell office:value-type="float" office:value="78.491" table:style-name="ce11">
            <text:p>78.491</text:p>
          </table:table-cell>
          <table:table-cell table:number-columns-repeated="16254"/>
        </table:table-row>
        <table:table-row table:style-name="ro9">
          <table:table-cell office:value-type="string" table:style-name="ce4">
            <text:p>FCDO</text:p>
          </table:table-cell>
          <table:table-cell office:value-type="string" table:style-name="ce4">
            <text:p>Foreign, Commonwealth and Development Office</text:p>
          </table:table-cell>
          <table:table-cell office:value-type="string" table:style-name="ce4">
            <text:p>Foreign, Commonwealth and Development Office</text:p>
          </table:table-cell>
          <table:table-cell table:style-name="ce4"/>
          <table:table-cell office:value-type="float" office:value="66.218000000000004" table:style-name="ce11">
            <text:p>66.218</text:p>
          </table:table-cell>
          <table:table-cell office:value-type="float" office:value="63.360999999999997" table:style-name="ce11">
            <text:p>63.361</text:p>
          </table:table-cell>
          <table:table-cell office:value-type="float" office:value="77.239999999999995" table:style-name="ce11">
            <text:p>77.24</text:p>
          </table:table-cell>
          <table:table-cell office:value-type="float" office:value="72.935000000000002" table:style-name="ce11">
            <text:p>72.935</text:p>
          </table:table-cell>
          <table:table-cell office:value-type="float" office:value="72.218000000000004" table:style-name="ce11">
            <text:p>72.218</text:p>
          </table:table-cell>
          <table:table-cell office:value-type="float" office:value="81.978999999999999" table:style-name="ce11">
            <text:p>81.979</text:p>
          </table:table-cell>
          <table:table-cell office:value-type="float" office:value="53.546999999999997" table:style-name="ce11">
            <text:p>53.547</text:p>
          </table:table-cell>
          <table:table-cell office:value-type="float" office:value="75.227000000000004" table:style-name="ce11">
            <text:p>75.227</text:p>
          </table:table-cell>
          <table:table-cell office:value-type="float" office:value="72.260000000000005" table:style-name="ce11">
            <text:p>72.26</text:p>
          </table:table-cell>
          <table:table-cell office:value-type="float" office:value="29.076000000000001" table:style-name="ce11">
            <text:p>29.076</text:p>
          </table:table-cell>
          <table:table-cell office:value-type="float" office:value="45.924999999999997" table:style-name="ce11">
            <text:p>45.925</text:p>
          </table:table-cell>
          <table:table-cell office:value-type="float" office:value="90.94" table:style-name="ce11">
            <text:p>90.94</text:p>
          </table:table-cell>
          <table:table-cell office:value-type="float" office:value="82.147999999999996" table:style-name="ce11">
            <text:p>82.148</text:p>
          </table:table-cell>
          <table:table-cell office:value-type="float" office:value="77.814999999999998" table:style-name="ce11">
            <text:p>77.815</text:p>
          </table:table-cell>
          <table:table-cell office:value-type="float" office:value="57.88" table:style-name="ce11">
            <text:p>57.88</text:p>
          </table:table-cell>
          <table:table-cell office:value-type="float" office:value="77.242999999999995" table:style-name="ce11">
            <text:p>77.243</text:p>
          </table:table-cell>
          <table:table-cell office:value-type="float" office:value="68.438999999999993" table:style-name="ce11">
            <text:p>68.439</text:p>
          </table:table-cell>
          <table:table-cell office:value-type="float" office:value="77.427999999999997" table:style-name="ce11">
            <text:p>77.428</text:p>
          </table:table-cell>
          <table:table-cell office:value-type="float" office:value="74.456000000000003" table:style-name="ce11">
            <text:p>74.456</text:p>
          </table:table-cell>
          <table:table-cell office:value-type="float" office:value="82.197999999999993" table:style-name="ce11">
            <text:p>82.198</text:p>
          </table:table-cell>
          <table:table-cell office:value-type="float" office:value="83.7" table:style-name="ce11">
            <text:p>83.7</text:p>
          </table:table-cell>
          <table:table-cell office:value-type="float" office:value="65.347999999999999" table:style-name="ce11">
            <text:p>65.348</text:p>
          </table:table-cell>
          <table:table-cell office:value-type="float" office:value="75.352000000000004" table:style-name="ce11">
            <text:p>75.352</text:p>
          </table:table-cell>
          <table:table-cell office:value-type="float" office:value="82.671999999999997" table:style-name="ce11">
            <text:p>82.672</text:p>
          </table:table-cell>
          <table:table-cell office:value-type="float" office:value="70.447000000000003" table:style-name="ce11">
            <text:p>70.447</text:p>
          </table:table-cell>
          <table:table-cell office:value-type="float" office:value="69.822999999999993" table:style-name="ce11">
            <text:p>69.823</text:p>
          </table:table-cell>
          <table:table-cell office:value-type="float" office:value="69.48" table:style-name="ce11">
            <text:p>69.48</text:p>
          </table:table-cell>
          <table:table-cell office:value-type="float" office:value="48.646000000000001" table:style-name="ce11">
            <text:p>48.646</text:p>
          </table:table-cell>
          <table:table-cell office:value-type="float" office:value="84.953999999999994" table:style-name="ce11">
            <text:p>84.954</text:p>
          </table:table-cell>
          <table:table-cell office:value-type="float" office:value="83.137" table:style-name="ce11">
            <text:p>83.137</text:p>
          </table:table-cell>
          <table:table-cell office:value-type="float" office:value="77.804000000000002" table:style-name="ce11">
            <text:p>77.804</text:p>
          </table:table-cell>
          <table:table-cell office:value-type="float" office:value="61.338999999999999" table:style-name="ce11">
            <text:p>61.339</text:p>
          </table:table-cell>
          <table:table-cell office:value-type="float" office:value="53.317" table:style-name="ce11">
            <text:p>53.317</text:p>
          </table:table-cell>
          <table:table-cell office:value-type="float" office:value="45.280999999999999" table:style-name="ce11">
            <text:p>45.281</text:p>
          </table:table-cell>
          <table:table-cell office:value-type="float" office:value="54.070999999999998" table:style-name="ce11">
            <text:p>54.071</text:p>
          </table:table-cell>
          <table:table-cell office:value-type="float" office:value="77.352000000000004" table:style-name="ce11">
            <text:p>77.352</text:p>
          </table:table-cell>
          <table:table-cell office:value-type="float" office:value="84.319000000000003" table:style-name="ce11">
            <text:p>84.319</text:p>
          </table:table-cell>
          <table:table-cell office:value-type="float" office:value="70.072999999999993" table:style-name="ce11">
            <text:p>70.073</text:p>
          </table:table-cell>
          <table:table-cell office:value-type="float" office:value="69.117999999999995" table:style-name="ce11">
            <text:p>69.118</text:p>
          </table:table-cell>
          <table:table-cell office:value-type="float" office:value="69.804000000000002" table:style-name="ce11">
            <text:p>69.804</text:p>
          </table:table-cell>
          <table:table-cell office:value-type="float" office:value="77.712000000000003" table:style-name="ce11">
            <text:p>77.712</text:p>
          </table:table-cell>
          <table:table-cell office:value-type="float" office:value="90.923000000000002" table:style-name="ce11">
            <text:p>90.923</text:p>
          </table:table-cell>
          <table:table-cell office:value-type="float" office:value="71.994" table:style-name="ce11">
            <text:p>71.994</text:p>
          </table:table-cell>
          <table:table-cell office:value-type="float" office:value="58.622999999999998" table:style-name="ce11">
            <text:p>58.623</text:p>
          </table:table-cell>
          <table:table-cell office:value-type="float" office:value="64.382999999999996" table:style-name="ce11">
            <text:p>64.383</text:p>
          </table:table-cell>
          <table:table-cell office:value-type="float" office:value="29.789000000000001" table:style-name="ce11">
            <text:p>29.789</text:p>
          </table:table-cell>
          <table:table-cell office:value-type="float" office:value="33.326999999999998" table:style-name="ce11">
            <text:p>33.327</text:p>
          </table:table-cell>
          <table:table-cell office:value-type="float" office:value="23.998999999999999" table:style-name="ce11">
            <text:p>23.999</text:p>
          </table:table-cell>
          <table:table-cell office:value-type="float" office:value="69.126000000000005" table:style-name="ce11">
            <text:p>69.126</text:p>
          </table:table-cell>
          <table:table-cell office:value-type="float" office:value="61.603999999999999" table:style-name="ce11">
            <text:p>61.604</text:p>
          </table:table-cell>
          <table:table-cell office:value-type="float" office:value="44.113" table:style-name="ce11">
            <text:p>44.113</text:p>
          </table:table-cell>
          <table:table-cell office:value-type="float" office:value="50.651000000000003" table:style-name="ce11">
            <text:p>50.651</text:p>
          </table:table-cell>
          <table:table-cell office:value-type="float" office:value="31.308" table:style-name="ce11">
            <text:p>31.308</text:p>
          </table:table-cell>
          <table:table-cell office:value-type="float" office:value="26.992999999999999" table:style-name="ce11">
            <text:p>26.993</text:p>
          </table:table-cell>
          <table:table-cell office:value-type="float" office:value="52.088999999999999" table:style-name="ce11">
            <text:p>52.089</text:p>
          </table:table-cell>
          <table:table-cell office:value-type="float" office:value="34.941000000000003" table:style-name="ce11">
            <text:p>34.941</text:p>
          </table:table-cell>
          <table:table-cell office:value-type="float" office:value="42.137" table:style-name="ce11">
            <text:p>42.137</text:p>
          </table:table-cell>
          <table:table-cell office:value-type="float" office:value="70.537999999999997" table:style-name="ce11">
            <text:p>70.538</text:p>
          </table:table-cell>
          <table:table-cell office:value-type="float" office:value="54.722000000000001" table:style-name="ce11">
            <text:p>54.722</text:p>
          </table:table-cell>
          <table:table-cell office:value-type="float" office:value="56.113" table:style-name="ce11">
            <text:p>56.113</text:p>
          </table:table-cell>
          <table:table-cell office:value-type="float" office:value="53.430999999999997" table:style-name="ce11">
            <text:p>53.431</text:p>
          </table:table-cell>
          <table:table-cell office:value-type="float" office:value="48.631" table:style-name="ce11">
            <text:p>48.631</text:p>
          </table:table-cell>
          <table:table-cell office:value-type="float" office:value="47.845999999999997" table:style-name="ce11">
            <text:p>47.846</text:p>
          </table:table-cell>
          <table:table-cell office:value-type="float" office:value="39.292999999999999" table:style-name="ce11">
            <text:p>39.293</text:p>
          </table:table-cell>
          <table:table-cell office:value-type="float" office:value="88.265000000000001" table:style-name="ce11">
            <text:p>88.265</text:p>
          </table:table-cell>
          <table:table-cell office:value-type="float" office:value="69.745000000000005" table:style-name="ce11">
            <text:p>69.745</text:p>
          </table:table-cell>
          <table:table-cell office:value-type="float" office:value="67.134" table:style-name="ce11">
            <text:p>67.134</text:p>
          </table:table-cell>
          <table:table-cell office:value-type="float" office:value="64.343000000000004" table:style-name="ce11">
            <text:p>64.343</text:p>
          </table:table-cell>
          <table:table-cell office:value-type="float" office:value="68.212000000000003" table:style-name="ce11">
            <text:p>68.212</text:p>
          </table:table-cell>
          <table:table-cell office:value-type="float" office:value="47.811999999999998" table:style-name="ce11">
            <text:p>47.812</text:p>
          </table:table-cell>
          <table:table-cell office:value-type="float" office:value="63.837000000000003" table:style-name="ce11">
            <text:p>63.837</text:p>
          </table:table-cell>
          <table:table-cell office:value-type="float" office:value="7.68" table:style-name="ce11">
            <text:p>7.68</text:p>
          </table:table-cell>
          <table:table-cell office:value-type="float" office:value="13.503" table:style-name="ce11">
            <text:p>13.503</text:p>
          </table:table-cell>
          <table:table-cell office:value-type="float" office:value="29.114000000000001" table:style-name="ce11">
            <text:p>29.114</text:p>
          </table:table-cell>
          <table:table-cell office:value-type="float" office:value="49.703000000000003" table:style-name="ce11">
            <text:p>49.703</text:p>
          </table:table-cell>
          <table:table-cell office:value-type="float" office:value="81.394999999999996" table:style-name="ce11">
            <text:p>81.395</text:p>
          </table:table-cell>
          <table:table-cell office:value-type="float" office:value="66.412000000000006" table:style-name="ce11">
            <text:p>66.412</text:p>
          </table:table-cell>
          <table:table-cell office:value-type="float" office:value="66.040000000000006" table:style-name="ce11">
            <text:p>66.04</text:p>
          </table:table-cell>
          <table:table-cell office:value-type="float" office:value="11.840999999999999" table:style-name="ce11">
            <text:p>11.841</text:p>
          </table:table-cell>
          <table:table-cell office:value-type="float" office:value="78.066000000000003" table:style-name="ce11">
            <text:p>78.066</text:p>
          </table:table-cell>
          <table:table-cell office:value-type="float" office:value="10.093" table:style-name="ce11">
            <text:p>10.093</text:p>
          </table:table-cell>
          <table:table-cell office:value-type="float" office:value="10.661" table:style-name="ce11">
            <text:p>10.661</text:p>
          </table:table-cell>
          <table:table-cell office:value-type="float" office:value="81.031000000000006" table:style-name="ce11">
            <text:p>81.031</text:p>
          </table:table-cell>
          <table:table-cell office:value-type="float" office:value="8.3079999999999998" table:style-name="ce11">
            <text:p>8.308</text:p>
          </table:table-cell>
          <table:table-cell office:value-type="float" office:value="10.148999999999999" table:style-name="ce11">
            <text:p>10.149</text:p>
          </table:table-cell>
          <table:table-cell office:value-type="float" office:value="2.625" table:style-name="ce11">
            <text:p>2.625</text:p>
          </table:table-cell>
          <table:table-cell office:value-type="float" office:value="25.196999999999999" table:style-name="ce11">
            <text:p>25.197</text:p>
          </table:table-cell>
          <table:table-cell office:value-type="float" office:value="44.094000000000001" table:style-name="ce11">
            <text:p>44.094</text:p>
          </table:table-cell>
          <table:table-cell office:value-type="float" office:value="1.05" table:style-name="ce11">
            <text:p>1.05</text:p>
          </table:table-cell>
          <table:table-cell office:value-type="float" office:value="33.246000000000002" table:style-name="ce11">
            <text:p>33.246</text:p>
          </table:table-cell>
          <table:table-cell office:value-type="float" office:value="52.581000000000003" table:style-name="ce11">
            <text:p>52.581</text:p>
          </table:table-cell>
          <table:table-cell office:value-type="float" office:value="31.670999999999999" table:style-name="ce11">
            <text:p>31.671</text:p>
          </table:table-cell>
          <table:table-cell office:value-type="float" office:value="36.133000000000003" table:style-name="ce11">
            <text:p>36.133</text:p>
          </table:table-cell>
          <table:table-cell office:value-type="float" office:value="36.57" table:style-name="ce11">
            <text:p>36.57</text:p>
          </table:table-cell>
          <table:table-cell office:value-type="float" office:value="34.908000000000001" table:style-name="ce11">
            <text:p>34.908</text:p>
          </table:table-cell>
          <table:table-cell office:value-type="float" office:value="2.5369999999999999" table:style-name="ce11">
            <text:p>2.537</text:p>
          </table:table-cell>
          <table:table-cell office:value-type="float" office:value="4.2869999999999999" table:style-name="ce11">
            <text:p>4.287</text:p>
          </table:table-cell>
          <table:table-cell office:value-type="float" office:value="8.0489999999999995" table:style-name="ce11">
            <text:p>8.049</text:p>
          </table:table-cell>
          <table:table-cell office:value-type="float" office:value="8.2240000000000002" table:style-name="ce11">
            <text:p>8.224</text:p>
          </table:table-cell>
          <table:table-cell office:value-type="float" office:value="7.4370000000000003" table:style-name="ce11">
            <text:p>7.437</text:p>
          </table:table-cell>
          <table:table-cell office:value-type="float" office:value="2.5369999999999999" table:style-name="ce11">
            <text:p>2.537</text:p>
          </table:table-cell>
          <table:table-cell office:value-type="float" office:value="36.878999999999998" table:style-name="ce11">
            <text:p>36.879</text:p>
          </table:table-cell>
          <table:table-cell office:value-type="float" office:value="49.433" table:style-name="ce11">
            <text:p>49.433</text:p>
          </table:table-cell>
          <table:table-cell office:value-type="float" office:value="13.688000000000001" table:style-name="ce11">
            <text:p>13.688</text:p>
          </table:table-cell>
          <table:table-cell office:value-type="float" office:value="27.189" table:style-name="ce11">
            <text:p>27.189</text:p>
          </table:table-cell>
          <table:table-cell office:value-type="float" office:value="33.914999999999999" table:style-name="ce11">
            <text:p>33.915</text:p>
          </table:table-cell>
          <table:table-cell office:value-type="float" office:value="56.905999999999999" table:style-name="ce11">
            <text:p>56.906</text:p>
          </table:table-cell>
          <table:table-cell office:value-type="float" office:value="31.678000000000001" table:style-name="ce11">
            <text:p>31.678</text:p>
          </table:table-cell>
          <table:table-cell office:value-type="float" office:value="61.521000000000001" table:style-name="ce11">
            <text:p>61.521</text:p>
          </table:table-cell>
          <table:table-cell office:value-type="float" office:value="39.843000000000004" table:style-name="ce11">
            <text:p>39.843</text:p>
          </table:table-cell>
          <table:table-cell office:value-type="float" office:value="25.087" table:style-name="ce11">
            <text:p>25.087</text:p>
          </table:table-cell>
          <table:table-cell office:value-type="float" office:value="53.901000000000003" table:style-name="ce11">
            <text:p>53.901</text:p>
          </table:table-cell>
          <table:table-cell office:value-type="float" office:value="11.29" table:style-name="ce11">
            <text:p>11.29</text:p>
          </table:table-cell>
          <table:table-cell office:value-type="float" office:value="26.242000000000001" table:style-name="ce11">
            <text:p>26.242</text:p>
          </table:table-cell>
          <table:table-cell office:value-type="float" office:value="18.007000000000001" table:style-name="ce11">
            <text:p>18.007</text:p>
          </table:table-cell>
          <table:table-cell office:value-type="float" office:value="14.420999999999999" table:style-name="ce11">
            <text:p>14.421</text:p>
          </table:table-cell>
          <table:table-cell office:value-type="float" office:value="60.064999999999998" table:style-name="ce11">
            <text:p>60.065</text:p>
          </table:table-cell>
          <table:table-cell office:value-type="float" office:value="66.805999999999997" table:style-name="ce11">
            <text:p>66.806</text:p>
          </table:table-cell>
          <table:table-cell office:value-type="float" office:value="59.493000000000002" table:style-name="ce11">
            <text:p>59.493</text:p>
          </table:table-cell>
          <table:table-cell office:value-type="float" office:value="36.984999999999999" table:style-name="ce11">
            <text:p>36.985</text:p>
          </table:table-cell>
          <table:table-cell office:value-type="float" office:value="76.680000000000007" table:style-name="ce11">
            <text:p>76.68</text:p>
          </table:table-cell>
          <table:table-cell office:value-type="float" office:value="78.528000000000006" table:style-name="ce11">
            <text:p>78.528</text:p>
          </table:table-cell>
          <table:table-cell office:value-type="float" office:value="4.6859999999999999" table:style-name="ce11">
            <text:p>4.686</text:p>
          </table:table-cell>
          <table:table-cell office:value-type="float" office:value="73.846000000000004" table:style-name="ce11">
            <text:p>73.846</text:p>
          </table:table-cell>
          <table:table-cell office:value-type="float" office:value="29.300999999999998" table:style-name="ce11">
            <text:p>29.301</text:p>
          </table:table-cell>
          <table:table-cell office:value-type="float" office:value="73.521000000000001" table:style-name="ce11">
            <text:p>73.521</text:p>
          </table:table-cell>
          <table:table-cell table:number-columns-repeated="16254"/>
        </table:table-row>
        <table:table-row table:style-name="ro9">
          <table:table-cell office:value-type="string" table:style-name="ce4">
            <text:p>FCDOS</text:p>
          </table:table-cell>
          <table:table-cell office:value-type="string" table:style-name="ce4">
            <text:p>FCDO Services</text:p>
          </table:table-cell>
          <table:table-cell office:value-type="string" table:style-name="ce4">
            <text:p>Foreign, Commonwealth and Development Office</text:p>
          </table:table-cell>
          <table:table-cell table:style-name="ce4"/>
          <table:table-cell office:value-type="float" office:value="70.878" table:style-name="ce11">
            <text:p>70.878</text:p>
          </table:table-cell>
          <table:table-cell office:value-type="float" office:value="60.997" table:style-name="ce11">
            <text:p>60.997</text:p>
          </table:table-cell>
          <table:table-cell office:value-type="float" office:value="76.866" table:style-name="ce11">
            <text:p>76.866</text:p>
          </table:table-cell>
          <table:table-cell office:value-type="float" office:value="68.308000000000007" table:style-name="ce11">
            <text:p>68.308</text:p>
          </table:table-cell>
          <table:table-cell office:value-type="float" office:value="71.747" table:style-name="ce11">
            <text:p>71.747</text:p>
          </table:table-cell>
          <table:table-cell office:value-type="float" office:value="81.305999999999997" table:style-name="ce11">
            <text:p>81.306</text:p>
          </table:table-cell>
          <table:table-cell office:value-type="float" office:value="51.216999999999999" table:style-name="ce11">
            <text:p>51.217</text:p>
          </table:table-cell>
          <table:table-cell office:value-type="float" office:value="76.013999999999996" table:style-name="ce11">
            <text:p>76.014</text:p>
          </table:table-cell>
          <table:table-cell office:value-type="float" office:value="70.37" table:style-name="ce11">
            <text:p>70.37</text:p>
          </table:table-cell>
          <table:table-cell office:value-type="float" office:value="27.507999999999999" table:style-name="ce11">
            <text:p>27.508</text:p>
          </table:table-cell>
          <table:table-cell office:value-type="float" office:value="41.631" table:style-name="ce11">
            <text:p>41.631</text:p>
          </table:table-cell>
          <table:table-cell office:value-type="float" office:value="90.614000000000004" table:style-name="ce11">
            <text:p>90.614</text:p>
          </table:table-cell>
          <table:table-cell office:value-type="float" office:value="81.606999999999999" table:style-name="ce11">
            <text:p>81.607</text:p>
          </table:table-cell>
          <table:table-cell office:value-type="float" office:value="77.661000000000001" table:style-name="ce11">
            <text:p>77.661</text:p>
          </table:table-cell>
          <table:table-cell office:value-type="float" office:value="56.148000000000003" table:style-name="ce11">
            <text:p>56.148</text:p>
          </table:table-cell>
          <table:table-cell office:value-type="float" office:value="78.215999999999994" table:style-name="ce11">
            <text:p>78.216</text:p>
          </table:table-cell>
          <table:table-cell office:value-type="float" office:value="63.963000000000001" table:style-name="ce11">
            <text:p>63.963</text:p>
          </table:table-cell>
          <table:table-cell office:value-type="float" office:value="72.653999999999996" table:style-name="ce11">
            <text:p>72.654</text:p>
          </table:table-cell>
          <table:table-cell office:value-type="float" office:value="74.884" table:style-name="ce11">
            <text:p>74.884</text:p>
          </table:table-cell>
          <table:table-cell office:value-type="float" office:value="87.355000000000004" table:style-name="ce11">
            <text:p>87.355</text:p>
          </table:table-cell>
          <table:table-cell office:value-type="float" office:value="83.991" table:style-name="ce11">
            <text:p>83.991</text:p>
          </table:table-cell>
          <table:table-cell office:value-type="float" office:value="65.661000000000001" table:style-name="ce11">
            <text:p>65.661</text:p>
          </table:table-cell>
          <table:table-cell office:value-type="float" office:value="76.102000000000004" table:style-name="ce11">
            <text:p>76.102</text:p>
          </table:table-cell>
          <table:table-cell office:value-type="float" office:value="81.438999999999993" table:style-name="ce11">
            <text:p>81.439</text:p>
          </table:table-cell>
          <table:table-cell office:value-type="float" office:value="67.980999999999995" table:style-name="ce11">
            <text:p>67.981</text:p>
          </table:table-cell>
          <table:table-cell office:value-type="float" office:value="65.227999999999994" table:style-name="ce11">
            <text:p>65.228</text:p>
          </table:table-cell>
          <table:table-cell office:value-type="float" office:value="70.418000000000006" table:style-name="ce11">
            <text:p>70.418</text:p>
          </table:table-cell>
          <table:table-cell office:value-type="float" office:value="44.264000000000003" table:style-name="ce11">
            <text:p>44.264</text:p>
          </table:table-cell>
          <table:table-cell office:value-type="float" office:value="86.775000000000006" table:style-name="ce11">
            <text:p>86.775</text:p>
          </table:table-cell>
          <table:table-cell office:value-type="float" office:value="82.599000000000004" table:style-name="ce11">
            <text:p>82.599</text:p>
          </table:table-cell>
          <table:table-cell office:value-type="float" office:value="74.507999999999996" table:style-name="ce11">
            <text:p>74.508</text:p>
          </table:table-cell>
          <table:table-cell office:value-type="float" office:value="62.993000000000002" table:style-name="ce11">
            <text:p>62.993</text:p>
          </table:table-cell>
          <table:table-cell office:value-type="float" office:value="50.93" table:style-name="ce11">
            <text:p>50.93</text:p>
          </table:table-cell>
          <table:table-cell office:value-type="float" office:value="43.503" table:style-name="ce11">
            <text:p>43.503</text:p>
          </table:table-cell>
          <table:table-cell office:value-type="float" office:value="47.795999999999999" table:style-name="ce11">
            <text:p>47.796</text:p>
          </table:table-cell>
          <table:table-cell office:value-type="float" office:value="78.114000000000004" table:style-name="ce11">
            <text:p>78.114</text:p>
          </table:table-cell>
          <table:table-cell office:value-type="float" office:value="85.614999999999995" table:style-name="ce11">
            <text:p>85.615</text:p>
          </table:table-cell>
          <table:table-cell office:value-type="float" office:value="65.388999999999996" table:style-name="ce11">
            <text:p>65.389</text:p>
          </table:table-cell>
          <table:table-cell office:value-type="float" office:value="74.739000000000004" table:style-name="ce11">
            <text:p>74.739</text:p>
          </table:table-cell>
          <table:table-cell office:value-type="float" office:value="61.761000000000003" table:style-name="ce11">
            <text:p>61.761</text:p>
          </table:table-cell>
          <table:table-cell office:value-type="float" office:value="72.337999999999994" table:style-name="ce11">
            <text:p>72.338</text:p>
          </table:table-cell>
          <table:table-cell office:value-type="float" office:value="89.198999999999998" table:style-name="ce11">
            <text:p>89.199</text:p>
          </table:table-cell>
          <table:table-cell office:value-type="float" office:value="63.773000000000003" table:style-name="ce11">
            <text:p>63.773</text:p>
          </table:table-cell>
          <table:table-cell office:value-type="float" office:value="62.341000000000001" table:style-name="ce11">
            <text:p>62.341</text:p>
          </table:table-cell>
          <table:table-cell office:value-type="float" office:value="72.685000000000002" table:style-name="ce11">
            <text:p>72.685</text:p>
          </table:table-cell>
          <table:table-cell office:value-type="float" office:value="28.736999999999998" table:style-name="ce11">
            <text:p>28.737</text:p>
          </table:table-cell>
          <table:table-cell office:value-type="float" office:value="33.372" table:style-name="ce11">
            <text:p>33.372</text:p>
          </table:table-cell>
          <table:table-cell office:value-type="float" office:value="20.486000000000001" table:style-name="ce11">
            <text:p>20.486</text:p>
          </table:table-cell>
          <table:table-cell office:value-type="float" office:value="57.985999999999997" table:style-name="ce11">
            <text:p>57.986</text:p>
          </table:table-cell>
          <table:table-cell office:value-type="float" office:value="53.997999999999998" table:style-name="ce11">
            <text:p>53.998</text:p>
          </table:table-cell>
          <table:table-cell office:value-type="float" office:value="41.646999999999998" table:style-name="ce11">
            <text:p>41.647</text:p>
          </table:table-cell>
          <table:table-cell office:value-type="float" office:value="46.118000000000002" table:style-name="ce11">
            <text:p>46.118</text:p>
          </table:table-cell>
          <table:table-cell office:value-type="float" office:value="22.222000000000001" table:style-name="ce11">
            <text:p>22.222</text:p>
          </table:table-cell>
          <table:table-cell office:value-type="float" office:value="23.38" table:style-name="ce11">
            <text:p>23.38</text:p>
          </table:table-cell>
          <table:table-cell office:value-type="float" office:value="49.71" table:style-name="ce11">
            <text:p>49.71</text:p>
          </table:table-cell>
          <table:table-cell office:value-type="float" office:value="32.869" table:style-name="ce11">
            <text:p>32.869</text:p>
          </table:table-cell>
          <table:table-cell office:value-type="float" office:value="46.643999999999998" table:style-name="ce11">
            <text:p>46.644</text:p>
          </table:table-cell>
          <table:table-cell office:value-type="float" office:value="61.414000000000001" table:style-name="ce11">
            <text:p>61.414</text:p>
          </table:table-cell>
          <table:table-cell office:value-type="float" office:value="56.031999999999996" table:style-name="ce11">
            <text:p>56.032</text:p>
          </table:table-cell>
          <table:table-cell office:value-type="float" office:value="52.783999999999999" table:style-name="ce11">
            <text:p>52.784</text:p>
          </table:table-cell>
          <table:table-cell office:value-type="float" office:value="51.564" table:style-name="ce11">
            <text:p>51.564</text:p>
          </table:table-cell>
          <table:table-cell office:value-type="float" office:value="46.582000000000001" table:style-name="ce11">
            <text:p>46.582</text:p>
          </table:table-cell>
          <table:table-cell office:value-type="float" office:value="44.031999999999996" table:style-name="ce11">
            <text:p>44.032</text:p>
          </table:table-cell>
          <table:table-cell office:value-type="float" office:value="39.512999999999998" table:style-name="ce11">
            <text:p>39.513</text:p>
          </table:table-cell>
          <table:table-cell office:value-type="float" office:value="87.688999999999993" table:style-name="ce11">
            <text:p>87.689</text:p>
          </table:table-cell>
          <table:table-cell office:value-type="float" office:value="68.989999999999995" table:style-name="ce11">
            <text:p>68.99</text:p>
          </table:table-cell>
          <table:table-cell office:value-type="float" office:value="65.813999999999993" table:style-name="ce11">
            <text:p>65.814</text:p>
          </table:table-cell>
          <table:table-cell office:value-type="float" office:value="68.366" table:style-name="ce11">
            <text:p>68.366</text:p>
          </table:table-cell>
          <table:table-cell office:value-type="float" office:value="75.897999999999996" table:style-name="ce11">
            <text:p>75.898</text:p>
          </table:table-cell>
          <table:table-cell office:value-type="float" office:value="51.448" table:style-name="ce11">
            <text:p>51.448</text:p>
          </table:table-cell>
          <table:table-cell office:value-type="float" office:value="65.774000000000001" table:style-name="ce11">
            <text:p>65.774</text:p>
          </table:table-cell>
          <table:table-cell office:value-type="float" office:value="7.093" table:style-name="ce11">
            <text:p>7.093</text:p>
          </table:table-cell>
          <table:table-cell office:value-type="float" office:value="12.791" table:style-name="ce11">
            <text:p>12.791</text:p>
          </table:table-cell>
          <table:table-cell office:value-type="float" office:value="26.395" table:style-name="ce11">
            <text:p>26.395</text:p>
          </table:table-cell>
          <table:table-cell office:value-type="float" office:value="53.720999999999997" table:style-name="ce11">
            <text:p>53.721</text:p>
          </table:table-cell>
          <table:table-cell office:value-type="float" office:value="84.918999999999997" table:style-name="ce11">
            <text:p>84.919</text:p>
          </table:table-cell>
          <table:table-cell office:value-type="float" office:value="70.567999999999998" table:style-name="ce11">
            <text:p>70.568</text:p>
          </table:table-cell>
          <table:table-cell office:value-type="float" office:value="68.917000000000002" table:style-name="ce11">
            <text:p>68.917</text:p>
          </table:table-cell>
          <table:table-cell office:value-type="float" office:value="9.2590000000000003" table:style-name="ce11">
            <text:p>9.259</text:p>
          </table:table-cell>
          <table:table-cell office:value-type="float" office:value="81.019000000000005" table:style-name="ce11">
            <text:p>81.019</text:p>
          </table:table-cell>
          <table:table-cell office:value-type="float" office:value="9.7219999999999995" table:style-name="ce11">
            <text:p>9.722</text:p>
          </table:table-cell>
          <table:table-cell office:value-type="float" office:value="12.065" table:style-name="ce11">
            <text:p>12.065</text:p>
          </table:table-cell>
          <table:table-cell office:value-type="float" office:value="78.19" table:style-name="ce11">
            <text:p>78.19</text:p>
          </table:table-cell>
          <table:table-cell office:value-type="float" office:value="9.7449999999999992" table:style-name="ce11">
            <text:p>9.745</text:p>
          </table:table-cell>
          <table:table-cell office:value-type="float" office:value="5.7690000000000001" table:style-name="ce11">
            <text:p>5.769</text:p>
          </table:table-cell>
          <table:table-cell office:value-type="float" office:value="0.96199999999999997" table:style-name="ce11">
            <text:p>0.962</text:p>
          </table:table-cell>
          <table:table-cell office:value-type="float" office:value="25.962" table:style-name="ce11">
            <text:p>25.962</text:p>
          </table:table-cell>
          <table:table-cell office:value-type="float" office:value="54.808" table:style-name="ce11">
            <text:p>54.808</text:p>
          </table:table-cell>
          <table:table-cell office:value-type="float" office:value="0.96199999999999997" table:style-name="ce11">
            <text:p>0.962</text:p>
          </table:table-cell>
          <table:table-cell office:value-type="float" office:value="37.5" table:style-name="ce11">
            <text:p>37.5</text:p>
          </table:table-cell>
          <table:table-cell office:value-type="float" office:value="47.115000000000002" table:style-name="ce11">
            <text:p>47.115</text:p>
          </table:table-cell>
          <table:table-cell office:value-type="float" office:value="16.346" table:style-name="ce11">
            <text:p>16.346</text:p>
          </table:table-cell>
          <table:table-cell office:value-type="float" office:value="27.885000000000002" table:style-name="ce11">
            <text:p>27.885</text:p>
          </table:table-cell>
          <table:table-cell office:value-type="float" office:value="29.808" table:style-name="ce11">
            <text:p>29.808</text:p>
          </table:table-cell>
          <table:table-cell office:value-type="float" office:value="22.114999999999998" table:style-name="ce11">
            <text:p>22.115</text:p>
          </table:table-cell>
          <table:table-cell office:value-type="float" office:value="1.923" table:style-name="ce11">
            <text:p>1.923</text:p>
          </table:table-cell>
          <table:table-cell office:value-type="float" office:value="1.923" table:style-name="ce11">
            <text:p>1.923</text:p>
          </table:table-cell>
          <table:table-cell office:value-type="float" office:value="4.8079999999999998" table:style-name="ce11">
            <text:p>4.808</text:p>
          </table:table-cell>
          <table:table-cell office:value-type="float" office:value="7.6920000000000002" table:style-name="ce11">
            <text:p>7.692</text:p>
          </table:table-cell>
          <table:table-cell office:value-type="float" office:value="7.6920000000000002" table:style-name="ce11">
            <text:p>7.692</text:p>
          </table:table-cell>
          <table:table-cell office:value-type="float" office:value="5.7690000000000001" table:style-name="ce11">
            <text:p>5.769</text:p>
          </table:table-cell>
          <table:table-cell office:value-type="float" office:value="36.537999999999997" table:style-name="ce11">
            <text:p>36.538</text:p>
          </table:table-cell>
          <table:table-cell office:value-type="float" office:value="54.808" table:style-name="ce11">
            <text:p>54.808</text:p>
          </table:table-cell>
          <table:table-cell office:value-type="float" office:value="8.6539999999999999" table:style-name="ce11">
            <text:p>8.654</text:p>
          </table:table-cell>
          <table:table-cell office:value-type="float" office:value="13.157999999999999" table:style-name="ce11">
            <text:p>13.158</text:p>
          </table:table-cell>
          <table:table-cell office:value-type="float" office:value="34.615000000000002" table:style-name="ce11">
            <text:p>34.615</text:p>
          </table:table-cell>
          <table:table-cell office:value-type="float" office:value="62.5" table:style-name="ce11">
            <text:p>62.5</text:p>
          </table:table-cell>
          <table:table-cell office:value-type="float" office:value="26.315999999999999" table:style-name="ce11">
            <text:p>26.316</text:p>
          </table:table-cell>
          <table:table-cell office:value-type="float" office:value="65.789000000000001" table:style-name="ce11">
            <text:p>65.789</text:p>
          </table:table-cell>
          <table:table-cell office:value-type="float" office:value="35.576999999999998" table:style-name="ce11">
            <text:p>35.577</text:p>
          </table:table-cell>
          <table:table-cell office:value-type="float" office:value="23.077000000000002" table:style-name="ce11">
            <text:p>23.077</text:p>
          </table:table-cell>
          <table:table-cell office:value-type="float" office:value="52.631999999999998" table:style-name="ce11">
            <text:p>52.632</text:p>
          </table:table-cell>
          <table:table-cell office:value-type="float" office:value="21.053000000000001" table:style-name="ce11">
            <text:p>21.053</text:p>
          </table:table-cell>
          <table:table-cell office:value-type="float" office:value="29.808" table:style-name="ce11">
            <text:p>29.808</text:p>
          </table:table-cell>
          <table:table-cell office:value-type="float" office:value="14.423" table:style-name="ce11">
            <text:p>14.423</text:p>
          </table:table-cell>
          <table:table-cell office:value-type="float" office:value="21.053000000000001" table:style-name="ce11">
            <text:p>21.053</text:p>
          </table:table-cell>
          <table:table-cell office:value-type="float" office:value="64.608000000000004" table:style-name="ce11">
            <text:p>64.608</text:p>
          </table:table-cell>
          <table:table-cell office:value-type="float" office:value="68.921000000000006" table:style-name="ce11">
            <text:p>68.921</text:p>
          </table:table-cell>
          <table:table-cell office:value-type="float" office:value="60.832999999999998" table:style-name="ce11">
            <text:p>60.833</text:p>
          </table:table-cell>
          <table:table-cell office:value-type="float" office:value="32.460999999999999" table:style-name="ce11">
            <text:p>32.461</text:p>
          </table:table-cell>
          <table:table-cell office:value-type="float" office:value="73.373000000000005" table:style-name="ce11">
            <text:p>73.373</text:p>
          </table:table-cell>
          <table:table-cell office:value-type="float" office:value="74.793000000000006" table:style-name="ce11">
            <text:p>74.793</text:p>
          </table:table-cell>
          <table:table-cell office:value-type="float" office:value="4.3890000000000002" table:style-name="ce11">
            <text:p>4.389</text:p>
          </table:table-cell>
          <table:table-cell office:value-type="float" office:value="74.882999999999996" table:style-name="ce11">
            <text:p>74.883</text:p>
          </table:table-cell>
          <table:table-cell office:value-type="float" office:value="29.189" table:style-name="ce11">
            <text:p>29.189</text:p>
          </table:table-cell>
          <table:table-cell office:value-type="float" office:value="73.543999999999997" table:style-name="ce11">
            <text:p>73.544</text:p>
          </table:table-cell>
          <table:table-cell table:number-columns-repeated="16254"/>
        </table:table-row>
        <table:table-row table:style-name="ro6">
          <table:table-cell office:value-type="string" table:style-name="ce4">
            <text:p>FLS</text:p>
          </table:table-cell>
          <table:table-cell office:value-type="string" table:style-name="ce4">
            <text:p>Forestry and Land Scotland</text:p>
          </table:table-cell>
          <table:table-cell office:value-type="string" table:style-name="ce4">
            <text:p>Scottish Government</text:p>
          </table:table-cell>
          <table:table-cell table:style-name="ce4"/>
          <table:table-cell office:value-type="float" office:value="68.054000000000002" table:style-name="ce11">
            <text:p>68.054</text:p>
          </table:table-cell>
          <table:table-cell office:value-type="float" office:value="61.493000000000002" table:style-name="ce11">
            <text:p>61.493</text:p>
          </table:table-cell>
          <table:table-cell office:value-type="float" office:value="79.203000000000003" table:style-name="ce11">
            <text:p>79.203</text:p>
          </table:table-cell>
          <table:table-cell office:value-type="float" office:value="76.599999999999994" table:style-name="ce11">
            <text:p>76.6</text:p>
          </table:table-cell>
          <table:table-cell office:value-type="float" office:value="68.933000000000007" table:style-name="ce11">
            <text:p>68.933</text:p>
          </table:table-cell>
          <table:table-cell office:value-type="float" office:value="76.007999999999996" table:style-name="ce11">
            <text:p>76.008</text:p>
          </table:table-cell>
          <table:table-cell office:value-type="float" office:value="39.082999999999998" table:style-name="ce11">
            <text:p>39.083</text:p>
          </table:table-cell>
          <table:table-cell office:value-type="float" office:value="74.323999999999998" table:style-name="ce11">
            <text:p>74.324</text:p>
          </table:table-cell>
          <table:table-cell office:value-type="float" office:value="67.093000000000004" table:style-name="ce11">
            <text:p>67.093</text:p>
          </table:table-cell>
          <table:table-cell office:value-type="float" office:value="40.037999999999997" table:style-name="ce11">
            <text:p>40.038</text:p>
          </table:table-cell>
          <table:table-cell office:value-type="float" office:value="41.783999999999999" table:style-name="ce11">
            <text:p>41.784</text:p>
          </table:table-cell>
          <table:table-cell office:value-type="float" office:value="93.447000000000003" table:style-name="ce11">
            <text:p>93.447</text:p>
          </table:table-cell>
          <table:table-cell office:value-type="float" office:value="80.626999999999995" table:style-name="ce11">
            <text:p>80.627</text:p>
          </table:table-cell>
          <table:table-cell office:value-type="float" office:value="74.893000000000001" table:style-name="ce11">
            <text:p>74.893</text:p>
          </table:table-cell>
          <table:table-cell office:value-type="float" office:value="62.963000000000001" table:style-name="ce11">
            <text:p>62.963</text:p>
          </table:table-cell>
          <table:table-cell office:value-type="float" office:value="83.903000000000006" table:style-name="ce11">
            <text:p>83.903</text:p>
          </table:table-cell>
          <table:table-cell office:value-type="float" office:value="71.692999999999998" table:style-name="ce11">
            <text:p>71.693</text:p>
          </table:table-cell>
          <table:table-cell office:value-type="float" office:value="81.623999999999995" table:style-name="ce11">
            <text:p>81.624</text:p>
          </table:table-cell>
          <table:table-cell office:value-type="float" office:value="70.697000000000003" table:style-name="ce11">
            <text:p>70.697</text:p>
          </table:table-cell>
          <table:table-cell office:value-type="float" office:value="85.632999999999996" table:style-name="ce11">
            <text:p>85.633</text:p>
          </table:table-cell>
          <table:table-cell office:value-type="float" office:value="81.909000000000006" table:style-name="ce11">
            <text:p>81.909</text:p>
          </table:table-cell>
          <table:table-cell office:value-type="float" office:value="66.003" table:style-name="ce11">
            <text:p>66.003</text:p>
          </table:table-cell>
          <table:table-cell office:value-type="float" office:value="73.683999999999997" table:style-name="ce11">
            <text:p>73.684</text:p>
          </table:table-cell>
          <table:table-cell office:value-type="float" office:value="79.801000000000002" table:style-name="ce11">
            <text:p>79.801</text:p>
          </table:table-cell>
          <table:table-cell office:value-type="float" office:value="66.572000000000003" table:style-name="ce11">
            <text:p>66.572</text:p>
          </table:table-cell>
          <table:table-cell office:value-type="float" office:value="62" table:style-name="ce11">
            <text:p>62</text:p>
          </table:table-cell>
          <table:table-cell office:value-type="float" office:value="69.516000000000005" table:style-name="ce11">
            <text:p>69.516</text:p>
          </table:table-cell>
          <table:table-cell office:value-type="float" office:value="33.381" table:style-name="ce11">
            <text:p>33.381</text:p>
          </table:table-cell>
          <table:table-cell office:value-type="float" office:value="80.626999999999995" table:style-name="ce11">
            <text:p>80.627</text:p>
          </table:table-cell>
          <table:table-cell office:value-type="float" office:value="74.963999999999999" table:style-name="ce11">
            <text:p>74.964</text:p>
          </table:table-cell>
          <table:table-cell office:value-type="float" office:value="72.507000000000005" table:style-name="ce11">
            <text:p>72.507</text:p>
          </table:table-cell>
          <table:table-cell office:value-type="float" office:value="42.673999999999999" table:style-name="ce11">
            <text:p>42.674</text:p>
          </table:table-cell>
          <table:table-cell office:value-type="float" office:value="34.993000000000002" table:style-name="ce11">
            <text:p>34.993</text:p>
          </table:table-cell>
          <table:table-cell office:value-type="float" office:value="42.247999999999998" table:style-name="ce11">
            <text:p>42.248</text:p>
          </table:table-cell>
          <table:table-cell office:value-type="float" office:value="36.414999999999999" table:style-name="ce11">
            <text:p>36.415</text:p>
          </table:table-cell>
          <table:table-cell office:value-type="float" office:value="81.081000000000003" table:style-name="ce11">
            <text:p>81.081</text:p>
          </table:table-cell>
          <table:table-cell office:value-type="float" office:value="81.935000000000002" table:style-name="ce11">
            <text:p>81.935</text:p>
          </table:table-cell>
          <table:table-cell office:value-type="float" office:value="65.861000000000004" table:style-name="ce11">
            <text:p>65.861</text:p>
          </table:table-cell>
          <table:table-cell office:value-type="float" office:value="68.421000000000006" table:style-name="ce11">
            <text:p>68.421</text:p>
          </table:table-cell>
          <table:table-cell office:value-type="float" office:value="59.543999999999997" table:style-name="ce11">
            <text:p>59.544</text:p>
          </table:table-cell>
          <table:table-cell office:value-type="float" office:value="73.504000000000005" table:style-name="ce11">
            <text:p>73.504</text:p>
          </table:table-cell>
          <table:table-cell office:value-type="float" office:value="85.164000000000001" table:style-name="ce11">
            <text:p>85.164</text:p>
          </table:table-cell>
          <table:table-cell office:value-type="float" office:value="63.052999999999997" table:style-name="ce11">
            <text:p>63.053</text:p>
          </table:table-cell>
          <table:table-cell office:value-type="float" office:value="56.125" table:style-name="ce11">
            <text:p>56.125</text:p>
          </table:table-cell>
          <table:table-cell office:value-type="float" office:value="64.956999999999994" table:style-name="ce11">
            <text:p>64.957</text:p>
          </table:table-cell>
          <table:table-cell office:value-type="float" office:value="40.371000000000002" table:style-name="ce11">
            <text:p>40.371</text:p>
          </table:table-cell>
          <table:table-cell office:value-type="float" office:value="46.648000000000003" table:style-name="ce11">
            <text:p>46.648</text:p>
          </table:table-cell>
          <table:table-cell office:value-type="float" office:value="33.095999999999997" table:style-name="ce11">
            <text:p>33.096</text:p>
          </table:table-cell>
          <table:table-cell office:value-type="float" office:value="50.781999999999996" table:style-name="ce11">
            <text:p>50.782</text:p>
          </table:table-cell>
          <table:table-cell office:value-type="float" office:value="54.054000000000002" table:style-name="ce11">
            <text:p>54.054</text:p>
          </table:table-cell>
          <table:table-cell office:value-type="float" office:value="36.570999999999998" table:style-name="ce11">
            <text:p>36.571</text:p>
          </table:table-cell>
          <table:table-cell office:value-type="float" office:value="43.731999999999999" table:style-name="ce11">
            <text:p>43.732</text:p>
          </table:table-cell>
          <table:table-cell office:value-type="float" office:value="21.053000000000001" table:style-name="ce11">
            <text:p>21.053</text:p>
          </table:table-cell>
          <table:table-cell office:value-type="float" office:value="19.771999999999998" table:style-name="ce11">
            <text:p>19.772</text:p>
          </table:table-cell>
          <table:table-cell office:value-type="float" office:value="59.201000000000001" table:style-name="ce11">
            <text:p>59.201</text:p>
          </table:table-cell>
          <table:table-cell office:value-type="float" office:value="41.393999999999998" table:style-name="ce11">
            <text:p>41.394</text:p>
          </table:table-cell>
          <table:table-cell office:value-type="float" office:value="49.500999999999998" table:style-name="ce11">
            <text:p>49.501</text:p>
          </table:table-cell>
          <table:table-cell office:value-type="float" office:value="62.820999999999998" table:style-name="ce11">
            <text:p>62.821</text:p>
          </table:table-cell>
          <table:table-cell office:value-type="float" office:value="54.636000000000003" table:style-name="ce11">
            <text:p>54.636</text:p>
          </table:table-cell>
          <table:table-cell office:value-type="float" office:value="53.704000000000001" table:style-name="ce11">
            <text:p>53.704</text:p>
          </table:table-cell>
          <table:table-cell office:value-type="float" office:value="45.286000000000001" table:style-name="ce11">
            <text:p>45.286</text:p>
          </table:table-cell>
          <table:table-cell office:value-type="float" office:value="42.713999999999999" table:style-name="ce11">
            <text:p>42.714</text:p>
          </table:table-cell>
          <table:table-cell office:value-type="float" office:value="34.188000000000002" table:style-name="ce11">
            <text:p>34.188</text:p>
          </table:table-cell>
          <table:table-cell office:value-type="float" office:value="20.600999999999999" table:style-name="ce11">
            <text:p>20.601</text:p>
          </table:table-cell>
          <table:table-cell office:value-type="float" office:value="90.185000000000002" table:style-name="ce11">
            <text:p>90.185</text:p>
          </table:table-cell>
          <table:table-cell office:value-type="float" office:value="68.802999999999997" table:style-name="ce11">
            <text:p>68.803</text:p>
          </table:table-cell>
          <table:table-cell office:value-type="float" office:value="66.998999999999995" table:style-name="ce11">
            <text:p>66.999</text:p>
          </table:table-cell>
          <table:table-cell office:value-type="float" office:value="67.903000000000006" table:style-name="ce11">
            <text:p>67.903</text:p>
          </table:table-cell>
          <table:table-cell office:value-type="float" office:value="66.855999999999995" table:style-name="ce11">
            <text:p>66.856</text:p>
          </table:table-cell>
          <table:table-cell office:value-type="float" office:value="37.945999999999998" table:style-name="ce11">
            <text:p>37.946</text:p>
          </table:table-cell>
          <table:table-cell office:value-type="float" office:value="60.143999999999998" table:style-name="ce11">
            <text:p>60.144</text:p>
          </table:table-cell>
          <table:table-cell office:value-type="float" office:value="5.8819999999999997" table:style-name="ce11">
            <text:p>5.882</text:p>
          </table:table-cell>
          <table:table-cell office:value-type="float" office:value="11.478" table:style-name="ce11">
            <text:p>11.478</text:p>
          </table:table-cell>
          <table:table-cell office:value-type="float" office:value="29.986000000000001" table:style-name="ce11">
            <text:p>29.986</text:p>
          </table:table-cell>
          <table:table-cell office:value-type="float" office:value="52.654000000000003" table:style-name="ce11">
            <text:p>52.654</text:p>
          </table:table-cell>
          <table:table-cell office:value-type="float" office:value="79.516000000000005" table:style-name="ce11">
            <text:p>79.516</text:p>
          </table:table-cell>
          <table:table-cell office:value-type="float" office:value="52.488999999999997" table:style-name="ce11">
            <text:p>52.489</text:p>
          </table:table-cell>
          <table:table-cell office:value-type="float" office:value="62.643999999999998" table:style-name="ce11">
            <text:p>62.644</text:p>
          </table:table-cell>
          <table:table-cell office:value-type="float" office:value="7.6920000000000002" table:style-name="ce11">
            <text:p>7.692</text:p>
          </table:table-cell>
          <table:table-cell office:value-type="float" office:value="84.9" table:style-name="ce11">
            <text:p>84.9</text:p>
          </table:table-cell>
          <table:table-cell office:value-type="float" office:value="7.407" table:style-name="ce11">
            <text:p>7.407</text:p>
          </table:table-cell>
          <table:table-cell office:value-type="float" office:value="8.5470000000000006" table:style-name="ce11">
            <text:p>8.547</text:p>
          </table:table-cell>
          <table:table-cell office:value-type="float" office:value="84.757999999999996" table:style-name="ce11">
            <text:p>84.758</text:p>
          </table:table-cell>
          <table:table-cell office:value-type="float" office:value="6.6950000000000003" table:style-name="ce11">
            <text:p>6.695</text:p>
          </table:table-cell>
          <table:table-cell office:value-type="float" office:value="8.3330000000000002" table:style-name="ce11">
            <text:p>8.333</text:p>
          </table:table-cell>
          <table:table-cell office:value-type="float" office:value="3.3330000000000002" table:style-name="ce11">
            <text:p>3.333</text:p>
          </table:table-cell>
          <table:table-cell office:value-type="float" office:value="38.332999999999998" table:style-name="ce11">
            <text:p>38.333</text:p>
          </table:table-cell>
          <table:table-cell office:value-type="float" office:value="51.667000000000002" table:style-name="ce11">
            <text:p>51.667</text:p>
          </table:table-cell>
          <table:table-cell office:value-type="float" office:value="1.667" table:style-name="ce11">
            <text:p>1.667</text:p>
          </table:table-cell>
          <table:table-cell office:value-type="float" office:value="35" table:style-name="ce11">
            <text:p>35</text:p>
          </table:table-cell>
          <table:table-cell office:value-type="float" office:value="36.667000000000002" table:style-name="ce11">
            <text:p>36.667</text:p>
          </table:table-cell>
          <table:table-cell office:value-type="float" office:value="31.667000000000002" table:style-name="ce11">
            <text:p>31.667</text:p>
          </table:table-cell>
          <table:table-cell office:value-type="float" office:value="41.667000000000002" table:style-name="ce11">
            <text:p>41.667</text:p>
          </table:table-cell>
          <table:table-cell office:value-type="float" office:value="51.667000000000002" table:style-name="ce11">
            <text:p>51.667</text:p>
          </table:table-cell>
          <table:table-cell office:value-type="float" office:value="30" table:style-name="ce11">
            <text:p>30</text:p>
          </table:table-cell>
          <table:table-cell office:value-type="float" office:value="0" table:style-name="ce11">
            <text:p>0</text:p>
          </table:table-cell>
          <table:table-cell office:value-type="float" office:value="8.3330000000000002" table:style-name="ce11">
            <text:p>8.333</text:p>
          </table:table-cell>
          <table:table-cell office:value-type="float" office:value="8.3330000000000002" table:style-name="ce11">
            <text:p>8.333</text:p>
          </table:table-cell>
          <table:table-cell office:value-type="float" office:value="13.333" table:style-name="ce11">
            <text:p>13.333</text:p>
          </table:table-cell>
          <table:table-cell office:value-type="float" office:value="1.667" table:style-name="ce11">
            <text:p>1.667</text:p>
          </table:table-cell>
          <table:table-cell office:value-type="float" office:value="3.3330000000000002" table:style-name="ce11">
            <text:p>3.333</text:p>
          </table:table-cell>
          <table:table-cell office:value-type="float" office:value="48.332999999999998" table:style-name="ce11">
            <text:p>48.333</text:p>
          </table:table-cell>
          <table:table-cell office:value-type="float" office:value="28.332999999999998" table:style-name="ce11">
            <text:p>28.333</text:p>
          </table:table-cell>
          <table:table-cell office:value-type="float" office:value="23.332999999999998" table:style-name="ce11">
            <text:p>23.333</text:p>
          </table:table-cell>
          <table:table-cell office:value-type="float" office:value="20.69" table:style-name="ce11">
            <text:p>20.69</text:p>
          </table:table-cell>
          <table:table-cell office:value-type="float" office:value="32.203000000000003" table:style-name="ce11">
            <text:p>32.203</text:p>
          </table:table-cell>
          <table:table-cell office:value-type="float" office:value="58.332999999999998" table:style-name="ce11">
            <text:p>58.333</text:p>
          </table:table-cell>
          <table:table-cell office:value-type="float" office:value="41.378999999999998" table:style-name="ce11">
            <text:p>41.379</text:p>
          </table:table-cell>
          <table:table-cell office:value-type="float" office:value="68.965999999999994" table:style-name="ce11">
            <text:p>68.966</text:p>
          </table:table-cell>
          <table:table-cell office:value-type="float" office:value="44.067999999999998" table:style-name="ce11">
            <text:p>44.068</text:p>
          </table:table-cell>
          <table:table-cell office:value-type="float" office:value="15" table:style-name="ce11">
            <text:p>15</text:p>
          </table:table-cell>
          <table:table-cell office:value-type="float" office:value="44.828000000000003" table:style-name="ce11">
            <text:p>44.828</text:p>
          </table:table-cell>
          <table:table-cell office:value-type="float" office:value="10.345000000000001" table:style-name="ce11">
            <text:p>10.345</text:p>
          </table:table-cell>
          <table:table-cell office:value-type="float" office:value="23.728999999999999" table:style-name="ce11">
            <text:p>23.729</text:p>
          </table:table-cell>
          <table:table-cell office:value-type="float" office:value="26.667000000000002" table:style-name="ce11">
            <text:p>26.667</text:p>
          </table:table-cell>
          <table:table-cell office:value-type="float" office:value="13.792999999999999" table:style-name="ce11">
            <text:p>13.793</text:p>
          </table:table-cell>
          <table:table-cell office:value-type="float" office:value="59.393000000000001" table:style-name="ce11">
            <text:p>59.393</text:p>
          </table:table-cell>
          <table:table-cell office:value-type="float" office:value="66.183000000000007" table:style-name="ce11">
            <text:p>66.183</text:p>
          </table:table-cell>
          <table:table-cell office:value-type="float" office:value="58.091999999999999" table:style-name="ce11">
            <text:p>58.092</text:p>
          </table:table-cell>
          <table:table-cell office:value-type="float" office:value="32.753999999999998" table:style-name="ce11">
            <text:p>32.754</text:p>
          </table:table-cell>
          <table:table-cell office:value-type="float" office:value="68.58" table:style-name="ce11">
            <text:p>68.58</text:p>
          </table:table-cell>
          <table:table-cell office:value-type="float" office:value="74.031999999999996" table:style-name="ce11">
            <text:p>74.032</text:p>
          </table:table-cell>
          <table:table-cell office:value-type="float" office:value="5.6120000000000001" table:style-name="ce11">
            <text:p>5.612</text:p>
          </table:table-cell>
          <table:table-cell office:value-type="float" office:value="70.215999999999994" table:style-name="ce11">
            <text:p>70.216</text:p>
          </table:table-cell>
          <table:table-cell office:value-type="float" office:value="29.404" table:style-name="ce11">
            <text:p>29.404</text:p>
          </table:table-cell>
          <table:table-cell office:value-type="float" office:value="72.179000000000002" table:style-name="ce11">
            <text:p>72.179</text:p>
          </table:table-cell>
          <table:table-cell table:number-columns-repeated="16254"/>
        </table:table-row>
        <table:table-row table:style-name="ro6">
          <table:table-cell office:value-type="string" table:style-name="ce4">
            <text:p>FSA</text:p>
          </table:table-cell>
          <table:table-cell office:value-type="string" table:style-name="ce4">
            <text:p>Food Standards Agency</text:p>
          </table:table-cell>
          <table:table-cell office:value-type="string" table:style-name="ce4">
            <text:p>Food Standards Agency</text:p>
          </table:table-cell>
          <table:table-cell table:style-name="ce4"/>
          <table:table-cell office:value-type="float" office:value="76.777000000000001" table:style-name="ce11">
            <text:p>76.777</text:p>
          </table:table-cell>
          <table:table-cell office:value-type="float" office:value="68.36" table:style-name="ce11">
            <text:p>68.36</text:p>
          </table:table-cell>
          <table:table-cell office:value-type="float" office:value="80.233999999999995" table:style-name="ce11">
            <text:p>80.234</text:p>
          </table:table-cell>
          <table:table-cell office:value-type="float" office:value="84.924000000000007" table:style-name="ce11">
            <text:p>84.924</text:p>
          </table:table-cell>
          <table:table-cell office:value-type="float" office:value="76.652000000000001" table:style-name="ce11">
            <text:p>76.652</text:p>
          </table:table-cell>
          <table:table-cell office:value-type="float" office:value="83.650999999999996" table:style-name="ce11">
            <text:p>83.651</text:p>
          </table:table-cell>
          <table:table-cell office:value-type="float" office:value="61.427" table:style-name="ce11">
            <text:p>61.427</text:p>
          </table:table-cell>
          <table:table-cell office:value-type="float" office:value="80.988" table:style-name="ce11">
            <text:p>80.988</text:p>
          </table:table-cell>
          <table:table-cell office:value-type="float" office:value="77.613" table:style-name="ce11">
            <text:p>77.613</text:p>
          </table:table-cell>
          <table:table-cell office:value-type="float" office:value="39.758000000000003" table:style-name="ce11">
            <text:p>39.758</text:p>
          </table:table-cell>
          <table:table-cell office:value-type="float" office:value="62.335000000000001" table:style-name="ce11">
            <text:p>62.335</text:p>
          </table:table-cell>
          <table:table-cell office:value-type="float" office:value="91.5" table:style-name="ce11">
            <text:p>91.5</text:p>
          </table:table-cell>
          <table:table-cell office:value-type="float" office:value="83.938999999999993" table:style-name="ce11">
            <text:p>83.939</text:p>
          </table:table-cell>
          <table:table-cell office:value-type="float" office:value="79.731999999999999" table:style-name="ce11">
            <text:p>79.732</text:p>
          </table:table-cell>
          <table:table-cell office:value-type="float" office:value="66.89" table:style-name="ce11">
            <text:p>66.89</text:p>
          </table:table-cell>
          <table:table-cell office:value-type="float" office:value="79.102999999999994" table:style-name="ce11">
            <text:p>79.103</text:p>
          </table:table-cell>
          <table:table-cell office:value-type="float" office:value="83.397000000000006" table:style-name="ce11">
            <text:p>83.397</text:p>
          </table:table-cell>
          <table:table-cell office:value-type="float" office:value="86.45" table:style-name="ce11">
            <text:p>86.45</text:p>
          </table:table-cell>
          <table:table-cell office:value-type="float" office:value="79.274000000000001" table:style-name="ce11">
            <text:p>79.274</text:p>
          </table:table-cell>
          <table:table-cell office:value-type="float" office:value="89.980999999999995" table:style-name="ce11">
            <text:p>89.981</text:p>
          </table:table-cell>
          <table:table-cell office:value-type="float" office:value="87.644000000000005" table:style-name="ce11">
            <text:p>87.644</text:p>
          </table:table-cell>
          <table:table-cell office:value-type="float" office:value="76.481999999999999" table:style-name="ce11">
            <text:p>76.482</text:p>
          </table:table-cell>
          <table:table-cell office:value-type="float" office:value="82.061000000000007" table:style-name="ce11">
            <text:p>82.061</text:p>
          </table:table-cell>
          <table:table-cell office:value-type="float" office:value="84.637" table:style-name="ce11">
            <text:p>84.637</text:p>
          </table:table-cell>
          <table:table-cell office:value-type="float" office:value="77.033000000000001" table:style-name="ce11">
            <text:p>77.033</text:p>
          </table:table-cell>
          <table:table-cell office:value-type="float" office:value="70.622" table:style-name="ce11">
            <text:p>70.622</text:p>
          </table:table-cell>
          <table:table-cell office:value-type="float" office:value="76.004000000000005" table:style-name="ce11">
            <text:p>76.004</text:p>
          </table:table-cell>
          <table:table-cell office:value-type="float" office:value="42.83" table:style-name="ce11">
            <text:p>42.83</text:p>
          </table:table-cell>
          <table:table-cell office:value-type="float" office:value="87.308999999999997" table:style-name="ce11">
            <text:p>87.309</text:p>
          </table:table-cell>
          <table:table-cell office:value-type="float" office:value="84.05" table:style-name="ce11">
            <text:p>84.05</text:p>
          </table:table-cell>
          <table:table-cell office:value-type="float" office:value="79.58" table:style-name="ce11">
            <text:p>79.58</text:p>
          </table:table-cell>
          <table:table-cell office:value-type="float" office:value="73.186999999999998" table:style-name="ce11">
            <text:p>73.187</text:p>
          </table:table-cell>
          <table:table-cell office:value-type="float" office:value="56.393000000000001" table:style-name="ce11">
            <text:p>56.393</text:p>
          </table:table-cell>
          <table:table-cell office:value-type="float" office:value="59.828000000000003" table:style-name="ce11">
            <text:p>59.828</text:p>
          </table:table-cell>
          <table:table-cell office:value-type="float" office:value="56.298000000000002" table:style-name="ce11">
            <text:p>56.298</text:p>
          </table:table-cell>
          <table:table-cell office:value-type="float" office:value="83.492000000000004" table:style-name="ce11">
            <text:p>83.492</text:p>
          </table:table-cell>
          <table:table-cell office:value-type="float" office:value="87.272999999999996" table:style-name="ce11">
            <text:p>87.273</text:p>
          </table:table-cell>
          <table:table-cell office:value-type="float" office:value="72.290999999999997" table:style-name="ce11">
            <text:p>72.291</text:p>
          </table:table-cell>
          <table:table-cell office:value-type="float" office:value="81.375" table:style-name="ce11">
            <text:p>81.375</text:p>
          </table:table-cell>
          <table:table-cell office:value-type="float" office:value="77.671999999999997" table:style-name="ce11">
            <text:p>77.672</text:p>
          </table:table-cell>
          <table:table-cell office:value-type="float" office:value="77.671999999999997" table:style-name="ce11">
            <text:p>77.672</text:p>
          </table:table-cell>
          <table:table-cell office:value-type="float" office:value="90.534999999999997" table:style-name="ce11">
            <text:p>90.535</text:p>
          </table:table-cell>
          <table:table-cell office:value-type="float" office:value="84.18" table:style-name="ce11">
            <text:p>84.18</text:p>
          </table:table-cell>
          <table:table-cell office:value-type="float" office:value="63.470999999999997" table:style-name="ce11">
            <text:p>63.471</text:p>
          </table:table-cell>
          <table:table-cell office:value-type="float" office:value="72.328000000000003" table:style-name="ce11">
            <text:p>72.328</text:p>
          </table:table-cell>
          <table:table-cell office:value-type="float" office:value="37.213999999999999" table:style-name="ce11">
            <text:p>37.214</text:p>
          </table:table-cell>
          <table:table-cell office:value-type="float" office:value="47.850999999999999" table:style-name="ce11">
            <text:p>47.851</text:p>
          </table:table-cell>
          <table:table-cell office:value-type="float" office:value="34.192999999999998" table:style-name="ce11">
            <text:p>34.193</text:p>
          </table:table-cell>
          <table:table-cell office:value-type="float" office:value="73.760000000000005" table:style-name="ce11">
            <text:p>73.76</text:p>
          </table:table-cell>
          <table:table-cell office:value-type="float" office:value="70.010000000000005" table:style-name="ce11">
            <text:p>70.01</text:p>
          </table:table-cell>
          <table:table-cell office:value-type="float" office:value="64.087999999999994" table:style-name="ce11">
            <text:p>64.088</text:p>
          </table:table-cell>
          <table:table-cell office:value-type="float" office:value="64.373999999999995" table:style-name="ce11">
            <text:p>64.374</text:p>
          </table:table-cell>
          <table:table-cell office:value-type="float" office:value="50.526000000000003" table:style-name="ce11">
            <text:p>50.526</text:p>
          </table:table-cell>
          <table:table-cell office:value-type="float" office:value="50" table:style-name="ce11">
            <text:p>50</text:p>
          </table:table-cell>
          <table:table-cell office:value-type="float" office:value="75.644999999999996" table:style-name="ce11">
            <text:p>75.645</text:p>
          </table:table-cell>
          <table:table-cell office:value-type="float" office:value="56.201999999999998" table:style-name="ce11">
            <text:p>56.202</text:p>
          </table:table-cell>
          <table:table-cell office:value-type="float" office:value="56.298000000000002" table:style-name="ce11">
            <text:p>56.298</text:p>
          </table:table-cell>
          <table:table-cell office:value-type="float" office:value="75.835999999999999" table:style-name="ce11">
            <text:p>75.836</text:p>
          </table:table-cell>
          <table:table-cell office:value-type="float" office:value="71.989000000000004" table:style-name="ce11">
            <text:p>71.989</text:p>
          </table:table-cell>
          <table:table-cell office:value-type="float" office:value="56.637999999999998" table:style-name="ce11">
            <text:p>56.638</text:p>
          </table:table-cell>
          <table:table-cell office:value-type="float" office:value="64.149000000000001" table:style-name="ce11">
            <text:p>64.149</text:p>
          </table:table-cell>
          <table:table-cell office:value-type="float" office:value="62.691000000000003" table:style-name="ce11">
            <text:p>62.691</text:p>
          </table:table-cell>
          <table:table-cell office:value-type="float" office:value="61.354999999999997" table:style-name="ce11">
            <text:p>61.355</text:p>
          </table:table-cell>
          <table:table-cell office:value-type="float" office:value="45.792999999999999" table:style-name="ce11">
            <text:p>45.793</text:p>
          </table:table-cell>
          <table:table-cell office:value-type="float" office:value="92.653000000000006" table:style-name="ce11">
            <text:p>92.653</text:p>
          </table:table-cell>
          <table:table-cell office:value-type="float" office:value="74.808999999999997" table:style-name="ce11">
            <text:p>74.809</text:p>
          </table:table-cell>
          <table:table-cell office:value-type="float" office:value="74.641000000000005" table:style-name="ce11">
            <text:p>74.641</text:p>
          </table:table-cell>
          <table:table-cell office:value-type="float" office:value="69.311999999999998" table:style-name="ce11">
            <text:p>69.312</text:p>
          </table:table-cell>
          <table:table-cell office:value-type="float" office:value="84.144999999999996" table:style-name="ce11">
            <text:p>84.145</text:p>
          </table:table-cell>
          <table:table-cell office:value-type="float" office:value="65.043000000000006" table:style-name="ce11">
            <text:p>65.043</text:p>
          </table:table-cell>
          <table:table-cell office:value-type="float" office:value="76.436999999999998" table:style-name="ce11">
            <text:p>76.437</text:p>
          </table:table-cell>
          <table:table-cell office:value-type="float" office:value="6.52" table:style-name="ce11">
            <text:p>6.52</text:p>
          </table:table-cell>
          <table:table-cell office:value-type="float" office:value="11.696999999999999" table:style-name="ce11">
            <text:p>11.697</text:p>
          </table:table-cell>
          <table:table-cell office:value-type="float" office:value="31.256" table:style-name="ce11">
            <text:p>31.256</text:p>
          </table:table-cell>
          <table:table-cell office:value-type="float" office:value="50.527000000000001" table:style-name="ce11">
            <text:p>50.527</text:p>
          </table:table-cell>
          <table:table-cell office:value-type="float" office:value="90.744" table:style-name="ce11">
            <text:p>90.744</text:p>
          </table:table-cell>
          <table:table-cell office:value-type="float" office:value="74.498999999999995" table:style-name="ce11">
            <text:p>74.499</text:p>
          </table:table-cell>
          <table:table-cell office:value-type="float" office:value="75.891999999999996" table:style-name="ce11">
            <text:p>75.892</text:p>
          </table:table-cell>
          <table:table-cell office:value-type="float" office:value="9.2560000000000002" table:style-name="ce11">
            <text:p>9.256</text:p>
          </table:table-cell>
          <table:table-cell office:value-type="float" office:value="81.679000000000002" table:style-name="ce11">
            <text:p>81.679</text:p>
          </table:table-cell>
          <table:table-cell office:value-type="float" office:value="9.0649999999999995" table:style-name="ce11">
            <text:p>9.065</text:p>
          </table:table-cell>
          <table:table-cell office:value-type="float" office:value="9.8279999999999994" table:style-name="ce11">
            <text:p>9.828</text:p>
          </table:table-cell>
          <table:table-cell office:value-type="float" office:value="83.111000000000004" table:style-name="ce11">
            <text:p>83.111</text:p>
          </table:table-cell>
          <table:table-cell office:value-type="float" office:value="7.0609999999999999" table:style-name="ce11">
            <text:p>7.061</text:p>
          </table:table-cell>
          <table:table-cell office:value-type="float" office:value="5.8819999999999997" table:style-name="ce11">
            <text:p>5.882</text:p>
          </table:table-cell>
          <table:table-cell office:value-type="float" office:value="3.9220000000000002" table:style-name="ce11">
            <text:p>3.922</text:p>
          </table:table-cell>
          <table:table-cell office:value-type="float" office:value="17.646999999999998" table:style-name="ce11">
            <text:p>17.647</text:p>
          </table:table-cell>
          <table:table-cell office:value-type="float" office:value="51.960999999999999" table:style-name="ce11">
            <text:p>51.961</text:p>
          </table:table-cell>
          <table:table-cell office:value-type="float" office:value="0.98" table:style-name="ce11">
            <text:p>0.98</text:p>
          </table:table-cell>
          <table:table-cell office:value-type="float" office:value="25.49" table:style-name="ce11">
            <text:p>25.49</text:p>
          </table:table-cell>
          <table:table-cell office:value-type="float" office:value="34.314" table:style-name="ce11">
            <text:p>34.314</text:p>
          </table:table-cell>
          <table:table-cell office:value-type="float" office:value="19.608000000000001" table:style-name="ce11">
            <text:p>19.608</text:p>
          </table:table-cell>
          <table:table-cell office:value-type="float" office:value="33.332999999999998" table:style-name="ce11">
            <text:p>33.333</text:p>
          </table:table-cell>
          <table:table-cell office:value-type="float" office:value="27.451000000000001" table:style-name="ce11">
            <text:p>27.451</text:p>
          </table:table-cell>
          <table:table-cell office:value-type="float" office:value="21.568999999999999" table:style-name="ce11">
            <text:p>21.569</text:p>
          </table:table-cell>
          <table:table-cell office:value-type="float" office:value="3.9220000000000002" table:style-name="ce11">
            <text:p>3.922</text:p>
          </table:table-cell>
          <table:table-cell office:value-type="float" office:value="3.9220000000000002" table:style-name="ce11">
            <text:p>3.922</text:p>
          </table:table-cell>
          <table:table-cell office:value-type="float" office:value="5.8819999999999997" table:style-name="ce11">
            <text:p>5.882</text:p>
          </table:table-cell>
          <table:table-cell office:value-type="float" office:value="9.8040000000000003" table:style-name="ce11">
            <text:p>9.804</text:p>
          </table:table-cell>
          <table:table-cell office:value-type="float" office:value="9.8040000000000003" table:style-name="ce11">
            <text:p>9.804</text:p>
          </table:table-cell>
          <table:table-cell office:value-type="float" office:value="3.9220000000000002" table:style-name="ce11">
            <text:p>3.922</text:p>
          </table:table-cell>
          <table:table-cell office:value-type="float" office:value="36.893000000000001" table:style-name="ce11">
            <text:p>36.893</text:p>
          </table:table-cell>
          <table:table-cell office:value-type="float" office:value="48.543999999999997" table:style-name="ce11">
            <text:p>48.544</text:p>
          </table:table-cell>
          <table:table-cell office:value-type="float" office:value="14.563000000000001" table:style-name="ce11">
            <text:p>14.563</text:p>
          </table:table-cell>
          <table:table-cell office:value-type="float" office:value="31.579000000000001" table:style-name="ce11">
            <text:p>31.579</text:p>
          </table:table-cell>
          <table:table-cell office:value-type="float" office:value="35.643999999999998" table:style-name="ce11">
            <text:p>35.644</text:p>
          </table:table-cell>
          <table:table-cell office:value-type="float" office:value="56.311" table:style-name="ce11">
            <text:p>56.311</text:p>
          </table:table-cell>
          <table:table-cell office:value-type="float" office:value="36.841999999999999" table:style-name="ce11">
            <text:p>36.842</text:p>
          </table:table-cell>
          <table:table-cell office:value-type="float" office:value="57.895000000000003" table:style-name="ce11">
            <text:p>57.895</text:p>
          </table:table-cell>
          <table:table-cell office:value-type="float" office:value="37.624000000000002" table:style-name="ce11">
            <text:p>37.624</text:p>
          </table:table-cell>
          <table:table-cell office:value-type="float" office:value="22.33" table:style-name="ce11">
            <text:p>22.33</text:p>
          </table:table-cell>
          <table:table-cell office:value-type="float" office:value="52.631999999999998" table:style-name="ce11">
            <text:p>52.632</text:p>
          </table:table-cell>
          <table:table-cell office:value-type="float" office:value="10.526" table:style-name="ce11">
            <text:p>10.526</text:p>
          </table:table-cell>
          <table:table-cell office:value-type="float" office:value="26.733000000000001" table:style-name="ce11">
            <text:p>26.733</text:p>
          </table:table-cell>
          <table:table-cell office:value-type="float" office:value="21.359000000000002" table:style-name="ce11">
            <text:p>21.359</text:p>
          </table:table-cell>
          <table:table-cell office:value-type="float" office:value="10.526" table:style-name="ce11">
            <text:p>10.526</text:p>
          </table:table-cell>
          <table:table-cell office:value-type="float" office:value="65.153999999999996" table:style-name="ce11">
            <text:p>65.154</text:p>
          </table:table-cell>
          <table:table-cell office:value-type="float" office:value="69.602999999999994" table:style-name="ce11">
            <text:p>69.603</text:p>
          </table:table-cell>
          <table:table-cell office:value-type="float" office:value="61.180999999999997" table:style-name="ce11">
            <text:p>61.181</text:p>
          </table:table-cell>
          <table:table-cell office:value-type="float" office:value="34.203000000000003" table:style-name="ce11">
            <text:p>34.203</text:p>
          </table:table-cell>
          <table:table-cell office:value-type="float" office:value="70.644999999999996" table:style-name="ce11">
            <text:p>70.645</text:p>
          </table:table-cell>
          <table:table-cell office:value-type="float" office:value="72.254000000000005" table:style-name="ce11">
            <text:p>72.254</text:p>
          </table:table-cell>
          <table:table-cell office:value-type="float" office:value="4.2430000000000003" table:style-name="ce11">
            <text:p>4.243</text:p>
          </table:table-cell>
          <table:table-cell office:value-type="float" office:value="74.783000000000001" table:style-name="ce11">
            <text:p>74.783</text:p>
          </table:table-cell>
          <table:table-cell office:value-type="float" office:value="25.4" table:style-name="ce11">
            <text:p>25.4</text:p>
          </table:table-cell>
          <table:table-cell office:value-type="float" office:value="74.849999999999994" table:style-name="ce11">
            <text:p>74.85</text:p>
          </table:table-cell>
          <table:table-cell table:number-columns-repeated="16254"/>
        </table:table-row>
        <table:table-row table:style-name="ro6">
          <table:table-cell office:value-type="string" table:style-name="ce4">
            <text:p>FSS</text:p>
          </table:table-cell>
          <table:table-cell office:value-type="string" table:style-name="ce4">
            <text:p>Food Standards Scotland</text:p>
          </table:table-cell>
          <table:table-cell office:value-type="string" table:style-name="ce4">
            <text:p>Scottish Government</text:p>
          </table:table-cell>
          <table:table-cell table:style-name="ce4"/>
          <table:table-cell office:value-type="float" office:value="79.153000000000006" table:style-name="ce11">
            <text:p>79.153</text:p>
          </table:table-cell>
          <table:table-cell office:value-type="float" office:value="72.757000000000005" table:style-name="ce11">
            <text:p>72.757</text:p>
          </table:table-cell>
          <table:table-cell office:value-type="float" office:value="82.448999999999998" table:style-name="ce11">
            <text:p>82.449</text:p>
          </table:table-cell>
          <table:table-cell office:value-type="float" office:value="92.180999999999997" table:style-name="ce11">
            <text:p>92.181</text:p>
          </table:table-cell>
          <table:table-cell office:value-type="float" office:value="76.328000000000003" table:style-name="ce11">
            <text:p>76.328</text:p>
          </table:table-cell>
          <table:table-cell office:value-type="float" office:value="86.283000000000001" table:style-name="ce11">
            <text:p>86.283</text:p>
          </table:table-cell>
          <table:table-cell office:value-type="float" office:value="70.472999999999999" table:style-name="ce11">
            <text:p>70.473</text:p>
          </table:table-cell>
          <table:table-cell office:value-type="float" office:value="83.162000000000006" table:style-name="ce11">
            <text:p>83.162</text:p>
          </table:table-cell>
          <table:table-cell office:value-type="float" office:value="84.417000000000002" table:style-name="ce11">
            <text:p>84.417</text:p>
          </table:table-cell>
          <table:table-cell office:value-type="float" office:value="51.988999999999997" table:style-name="ce11">
            <text:p>51.989</text:p>
          </table:table-cell>
          <table:table-cell office:value-type="float" office:value="67.894000000000005" table:style-name="ce11">
            <text:p>67.894</text:p>
          </table:table-cell>
          <table:table-cell office:value-type="float" office:value="95.061999999999998" table:style-name="ce11">
            <text:p>95.062</text:p>
          </table:table-cell>
          <table:table-cell office:value-type="float" office:value="88.888999999999996" table:style-name="ce11">
            <text:p>88.889</text:p>
          </table:table-cell>
          <table:table-cell office:value-type="float" office:value="83.884" table:style-name="ce11">
            <text:p>83.884</text:p>
          </table:table-cell>
          <table:table-cell office:value-type="float" office:value="67.489999999999995" table:style-name="ce11">
            <text:p>67.49</text:p>
          </table:table-cell>
          <table:table-cell office:value-type="float" office:value="76.954999999999998" table:style-name="ce11">
            <text:p>76.955</text:p>
          </table:table-cell>
          <table:table-cell office:value-type="float" office:value="91.358000000000004" table:style-name="ce11">
            <text:p>91.358</text:p>
          </table:table-cell>
          <table:table-cell office:value-type="float" office:value="93.004000000000005" table:style-name="ce11">
            <text:p>93.004</text:p>
          </table:table-cell>
          <table:table-cell office:value-type="float" office:value="79.424000000000007" table:style-name="ce11">
            <text:p>79.424</text:p>
          </table:table-cell>
          <table:table-cell office:value-type="float" office:value="81.893000000000001" table:style-name="ce11">
            <text:p>81.893</text:p>
          </table:table-cell>
          <table:table-cell office:value-type="float" office:value="84.298000000000002" table:style-name="ce11">
            <text:p>84.298</text:p>
          </table:table-cell>
          <table:table-cell office:value-type="float" office:value="81.480999999999995" table:style-name="ce11">
            <text:p>81.481</text:p>
          </table:table-cell>
          <table:table-cell office:value-type="float" office:value="83.128" table:style-name="ce11">
            <text:p>83.128</text:p>
          </table:table-cell>
          <table:table-cell office:value-type="float" office:value="83.539000000000001" table:style-name="ce11">
            <text:p>83.539</text:p>
          </table:table-cell>
          <table:table-cell office:value-type="float" office:value="74.897000000000006" table:style-name="ce11">
            <text:p>74.897</text:p>
          </table:table-cell>
          <table:table-cell office:value-type="float" office:value="71.605000000000004" table:style-name="ce11">
            <text:p>71.605</text:p>
          </table:table-cell>
          <table:table-cell office:value-type="float" office:value="78.600999999999999" table:style-name="ce11">
            <text:p>78.601</text:p>
          </table:table-cell>
          <table:table-cell office:value-type="float" office:value="44.444000000000003" table:style-name="ce11">
            <text:p>44.444</text:p>
          </table:table-cell>
          <table:table-cell office:value-type="float" office:value="88.888999999999996" table:style-name="ce11">
            <text:p>88.889</text:p>
          </table:table-cell>
          <table:table-cell office:value-type="float" office:value="86.42" table:style-name="ce11">
            <text:p>86.42</text:p>
          </table:table-cell>
          <table:table-cell office:value-type="float" office:value="83.539000000000001" table:style-name="ce11">
            <text:p>83.539</text:p>
          </table:table-cell>
          <table:table-cell office:value-type="float" office:value="83.539000000000001" table:style-name="ce11">
            <text:p>83.539</text:p>
          </table:table-cell>
          <table:table-cell office:value-type="float" office:value="67.078000000000003" table:style-name="ce11">
            <text:p>67.078</text:p>
          </table:table-cell>
          <table:table-cell office:value-type="float" office:value="67.489999999999995" table:style-name="ce11">
            <text:p>67.49</text:p>
          </table:table-cell>
          <table:table-cell office:value-type="float" office:value="63.786000000000001" table:style-name="ce11">
            <text:p>63.786</text:p>
          </table:table-cell>
          <table:table-cell office:value-type="float" office:value="83.539000000000001" table:style-name="ce11">
            <text:p>83.539</text:p>
          </table:table-cell>
          <table:table-cell office:value-type="float" office:value="88.888999999999996" table:style-name="ce11">
            <text:p>88.889</text:p>
          </table:table-cell>
          <table:table-cell office:value-type="float" office:value="76.763000000000005" table:style-name="ce11">
            <text:p>76.763</text:p>
          </table:table-cell>
          <table:table-cell office:value-type="float" office:value="83.539000000000001" table:style-name="ce11">
            <text:p>83.539</text:p>
          </table:table-cell>
          <table:table-cell office:value-type="float" office:value="82.715999999999994" table:style-name="ce11">
            <text:p>82.716</text:p>
          </table:table-cell>
          <table:table-cell office:value-type="float" office:value="87.602999999999994" table:style-name="ce11">
            <text:p>87.603</text:p>
          </table:table-cell>
          <table:table-cell office:value-type="float" office:value="95.867999999999995" table:style-name="ce11">
            <text:p>95.868</text:p>
          </table:table-cell>
          <table:table-cell office:value-type="float" office:value="90.947000000000003" table:style-name="ce11">
            <text:p>90.947</text:p>
          </table:table-cell>
          <table:table-cell office:value-type="float" office:value="74.274000000000001" table:style-name="ce11">
            <text:p>74.274</text:p>
          </table:table-cell>
          <table:table-cell office:value-type="float" office:value="74.897000000000006" table:style-name="ce11">
            <text:p>74.897</text:p>
          </table:table-cell>
          <table:table-cell office:value-type="float" office:value="52.262999999999998" table:style-name="ce11">
            <text:p>52.263</text:p>
          </table:table-cell>
          <table:table-cell office:value-type="float" office:value="63.374000000000002" table:style-name="ce11">
            <text:p>63.374</text:p>
          </table:table-cell>
          <table:table-cell office:value-type="float" office:value="40.329000000000001" table:style-name="ce11">
            <text:p>40.329</text:p>
          </table:table-cell>
          <table:table-cell office:value-type="float" office:value="76.132000000000005" table:style-name="ce11">
            <text:p>76.132</text:p>
          </table:table-cell>
          <table:table-cell office:value-type="float" office:value="76.954999999999998" table:style-name="ce11">
            <text:p>76.955</text:p>
          </table:table-cell>
          <table:table-cell office:value-type="float" office:value="71.073999999999998" table:style-name="ce11">
            <text:p>71.074</text:p>
          </table:table-cell>
          <table:table-cell office:value-type="float" office:value="72.427999999999997" table:style-name="ce11">
            <text:p>72.428</text:p>
          </table:table-cell>
          <table:table-cell office:value-type="float" office:value="60.744" table:style-name="ce11">
            <text:p>60.744</text:p>
          </table:table-cell>
          <table:table-cell office:value-type="float" office:value="53.305999999999997" table:style-name="ce11">
            <text:p>53.306</text:p>
          </table:table-cell>
          <table:table-cell office:value-type="float" office:value="81.893000000000001" table:style-name="ce11">
            <text:p>81.893</text:p>
          </table:table-cell>
          <table:table-cell office:value-type="float" office:value="61.982999999999997" table:style-name="ce11">
            <text:p>61.983</text:p>
          </table:table-cell>
          <table:table-cell office:value-type="float" office:value="57.024999999999999" table:style-name="ce11">
            <text:p>57.025</text:p>
          </table:table-cell>
          <table:table-cell office:value-type="float" office:value="79.834999999999994" table:style-name="ce11">
            <text:p>79.835</text:p>
          </table:table-cell>
          <table:table-cell office:value-type="float" office:value="76.543000000000006" table:style-name="ce11">
            <text:p>76.543</text:p>
          </table:table-cell>
          <table:table-cell office:value-type="float" office:value="58.436" table:style-name="ce11">
            <text:p>58.436</text:p>
          </table:table-cell>
          <table:table-cell office:value-type="float" office:value="68.313000000000002" table:style-name="ce11">
            <text:p>68.313</text:p>
          </table:table-cell>
          <table:table-cell office:value-type="float" office:value="69.546999999999997" table:style-name="ce11">
            <text:p>69.547</text:p>
          </table:table-cell>
          <table:table-cell office:value-type="float" office:value="68.182000000000002" table:style-name="ce11">
            <text:p>68.182</text:p>
          </table:table-cell>
          <table:table-cell office:value-type="float" office:value="36.363999999999997" table:style-name="ce11">
            <text:p>36.364</text:p>
          </table:table-cell>
          <table:table-cell office:value-type="float" office:value="93.826999999999998" table:style-name="ce11">
            <text:p>93.827</text:p>
          </table:table-cell>
          <table:table-cell office:value-type="float" office:value="75.72" table:style-name="ce11">
            <text:p>75.72</text:p>
          </table:table-cell>
          <table:table-cell office:value-type="float" office:value="81.893000000000001" table:style-name="ce11">
            <text:p>81.893</text:p>
          </table:table-cell>
          <table:table-cell office:value-type="float" office:value="69.135999999999996" table:style-name="ce11">
            <text:p>69.136</text:p>
          </table:table-cell>
          <table:table-cell office:value-type="float" office:value="85.185000000000002" table:style-name="ce11">
            <text:p>85.185</text:p>
          </table:table-cell>
          <table:table-cell office:value-type="float" office:value="65.843999999999994" table:style-name="ce11">
            <text:p>65.844</text:p>
          </table:table-cell>
          <table:table-cell office:value-type="float" office:value="82.230999999999995" table:style-name="ce11">
            <text:p>82.231</text:p>
          </table:table-cell>
          <table:table-cell office:value-type="float" office:value="3.7040000000000002" table:style-name="ce11">
            <text:p>3.704</text:p>
          </table:table-cell>
          <table:table-cell office:value-type="float" office:value="9.4649999999999999" table:style-name="ce11">
            <text:p>9.465</text:p>
          </table:table-cell>
          <table:table-cell office:value-type="float" office:value="27.984000000000002" table:style-name="ce11">
            <text:p>27.984</text:p>
          </table:table-cell>
          <table:table-cell office:value-type="float" office:value="58.847999999999999" table:style-name="ce11">
            <text:p>58.848</text:p>
          </table:table-cell>
          <table:table-cell office:value-type="float" office:value="95.061999999999998" table:style-name="ce11">
            <text:p>95.062</text:p>
          </table:table-cell>
          <table:table-cell office:value-type="float" office:value="77.778000000000006" table:style-name="ce11">
            <text:p>77.778</text:p>
          </table:table-cell>
          <table:table-cell office:value-type="float" office:value="83.058000000000007" table:style-name="ce11">
            <text:p>83.058</text:p>
          </table:table-cell>
          <table:table-cell office:value-type="float" office:value="6.5839999999999996" table:style-name="ce11">
            <text:p>6.584</text:p>
          </table:table-cell>
          <table:table-cell office:value-type="float" office:value="82.715999999999994" table:style-name="ce11">
            <text:p>82.716</text:p>
          </table:table-cell>
          <table:table-cell office:value-type="float" office:value="10.7" table:style-name="ce11">
            <text:p>10.7</text:p>
          </table:table-cell>
          <table:table-cell office:value-type="float" office:value="5.35" table:style-name="ce11">
            <text:p>5.35</text:p>
          </table:table-cell>
          <table:table-cell office:value-type="float" office:value="87.653999999999996" table:style-name="ce11">
            <text:p>87.654</text:p>
          </table:table-cell>
          <table:table-cell office:value-type="float" office:value="6.9960000000000004" table:style-name="ce11">
            <text:p>6.99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3.845999999999997" table:style-name="ce11">
            <text:p>53.846</text:p>
          </table:table-cell>
          <table:table-cell office:value-type="float" office:value="7.6920000000000002" table:style-name="ce11">
            <text:p>7.692</text:p>
          </table:table-cell>
          <table:table-cell office:value-type="float" office:value="30.768999999999998" table:style-name="ce11">
            <text:p>30.769</text:p>
          </table:table-cell>
          <table:table-cell office:value-type="float" office:value="46.154000000000003" table:style-name="ce11">
            <text:p>46.154</text:p>
          </table:table-cell>
          <table:table-cell office:value-type="float" office:value="23.077000000000002" table:style-name="ce11">
            <text:p>23.077</text:p>
          </table:table-cell>
          <table:table-cell office:value-type="float" office:value="23.077000000000002" table:style-name="ce11">
            <text:p>23.077</text:p>
          </table:table-cell>
          <table:table-cell office:value-type="float" office:value="23.077000000000002" table:style-name="ce11">
            <text:p>23.077</text:p>
          </table:table-cell>
          <table:table-cell office:value-type="float" office:value="23.077000000000002" table:style-name="ce11">
            <text:p>23.077</text:p>
          </table:table-cell>
          <table:table-cell office:value-type="float" office:value="7.6920000000000002" table:style-name="ce11">
            <text:p>7.692</text:p>
          </table:table-cell>
          <table:table-cell office:value-type="float" office:value="15.385" table:style-name="ce11">
            <text:p>15.385</text:p>
          </table:table-cell>
          <table:table-cell office:value-type="float" office:value="0" table:style-name="ce11">
            <text:p>0</text:p>
          </table:table-cell>
          <table:table-cell office:value-type="float" office:value="7.6920000000000002" table:style-name="ce11">
            <text:p>7.692</text:p>
          </table:table-cell>
          <table:table-cell office:value-type="float" office:value="0" table:style-name="ce11">
            <text:p>0</text:p>
          </table:table-cell>
          <table:table-cell office:value-type="float" office:value="0" table:style-name="ce11">
            <text:p>0</text:p>
          </table:table-cell>
          <table:table-cell office:value-type="float" office:value="53.845999999999997" table:style-name="ce11">
            <text:p>53.846</text:p>
          </table:table-cell>
          <table:table-cell office:value-type="float" office:value="38.462000000000003" table:style-name="ce11">
            <text:p>38.462</text:p>
          </table:table-cell>
          <table:table-cell office:value-type="float" office:value="7.6920000000000002" table:style-name="ce11">
            <text:p>7.692</text:p>
          </table:table-cell>
          <table:table-cell office:value-type="float" office:value="16.667000000000002" table:style-name="ce11">
            <text:p>16.667</text:p>
          </table:table-cell>
          <table:table-cell office:value-type="float" office:value="30.768999999999998" table:style-name="ce11">
            <text:p>30.769</text:p>
          </table:table-cell>
          <table:table-cell office:value-type="float" office:value="30.768999999999998" table:style-name="ce11">
            <text:p>30.769</text:p>
          </table:table-cell>
          <table:table-cell office:value-type="float" office:value="0" table:style-name="ce11">
            <text:p>0</text:p>
          </table:table-cell>
          <table:table-cell office:value-type="float" office:value="33.332999999999998" table:style-name="ce11">
            <text:p>33.333</text:p>
          </table:table-cell>
          <table:table-cell office:value-type="float" office:value="23.077000000000002" table:style-name="ce11">
            <text:p>23.077</text:p>
          </table:table-cell>
          <table:table-cell office:value-type="float" office:value="38.462000000000003" table:style-name="ce11">
            <text:p>38.462</text:p>
          </table:table-cell>
          <table:table-cell office:value-type="float" office:value="71.429000000000002" table:style-name="ce11">
            <text:p>71.429</text:p>
          </table:table-cell>
          <table:table-cell office:value-type="float" office:value="50" table:style-name="ce11">
            <text:p>50</text:p>
          </table:table-cell>
          <table:table-cell office:value-type="float" office:value="46.154000000000003" table:style-name="ce11">
            <text:p>46.154</text:p>
          </table:table-cell>
          <table:table-cell office:value-type="float" office:value="30.768999999999998" table:style-name="ce11">
            <text:p>30.769</text:p>
          </table:table-cell>
          <table:table-cell office:value-type="float" office:value="28.571000000000002" table:style-name="ce11">
            <text:p>28.571</text:p>
          </table:table-cell>
          <table:table-cell office:value-type="float" office:value="75.103999999999999" table:style-name="ce11">
            <text:p>75.104</text:p>
          </table:table-cell>
          <table:table-cell office:value-type="float" office:value="79.253" table:style-name="ce11">
            <text:p>79.253</text:p>
          </table:table-cell>
          <table:table-cell office:value-type="float" office:value="73.028999999999996" table:style-name="ce11">
            <text:p>73.029</text:p>
          </table:table-cell>
          <table:table-cell office:value-type="float" office:value="27.385999999999999" table:style-name="ce11">
            <text:p>27.386</text:p>
          </table:table-cell>
          <table:table-cell office:value-type="float" office:value="81.893000000000001" table:style-name="ce11">
            <text:p>81.893</text:p>
          </table:table-cell>
          <table:table-cell office:value-type="float" office:value="81.480999999999995" table:style-name="ce11">
            <text:p>81.481</text:p>
          </table:table-cell>
          <table:table-cell office:value-type="float" office:value="3.306" table:style-name="ce11">
            <text:p>3.306</text:p>
          </table:table-cell>
          <table:table-cell office:value-type="float" office:value="76.954999999999998" table:style-name="ce11">
            <text:p>76.955</text:p>
          </table:table-cell>
          <table:table-cell office:value-type="float" office:value="22.434999999999999" table:style-name="ce11">
            <text:p>22.435</text:p>
          </table:table-cell>
          <table:table-cell office:value-type="float" office:value="78.563000000000002" table:style-name="ce11">
            <text:p>78.563</text:p>
          </table:table-cell>
          <table:table-cell table:number-columns-repeated="16254"/>
        </table:table-row>
        <table:table-row table:style-name="ro9">
          <table:table-cell office:value-type="string" table:style-name="ce4">
            <text:p>GAD</text:p>
          </table:table-cell>
          <table:table-cell office:value-type="string" table:style-name="ce4">
            <text:p>Government Actuary's Department</text:p>
          </table:table-cell>
          <table:table-cell office:value-type="string" table:style-name="ce4">
            <text:p>Government Actuary's Department</text:p>
          </table:table-cell>
          <table:table-cell table:style-name="ce4"/>
          <table:table-cell office:value-type="float" office:value="83.870999999999995" table:style-name="ce11">
            <text:p>83.871</text:p>
          </table:table-cell>
          <table:table-cell office:value-type="float" office:value="68.736000000000004" table:style-name="ce11">
            <text:p>68.736</text:p>
          </table:table-cell>
          <table:table-cell office:value-type="float" office:value="81.647999999999996" table:style-name="ce11">
            <text:p>81.648</text:p>
          </table:table-cell>
          <table:table-cell office:value-type="float" office:value="81.867999999999995" table:style-name="ce11">
            <text:p>81.868</text:p>
          </table:table-cell>
          <table:table-cell office:value-type="float" office:value="69.298000000000002" table:style-name="ce11">
            <text:p>69.298</text:p>
          </table:table-cell>
          <table:table-cell office:value-type="float" office:value="86.081000000000003" table:style-name="ce11">
            <text:p>86.081</text:p>
          </table:table-cell>
          <table:table-cell office:value-type="float" office:value="60.027000000000001" table:style-name="ce11">
            <text:p>60.027</text:p>
          </table:table-cell>
          <table:table-cell office:value-type="float" office:value="81.867999999999995" table:style-name="ce11">
            <text:p>81.868</text:p>
          </table:table-cell>
          <table:table-cell office:value-type="float" office:value="75.275000000000006" table:style-name="ce11">
            <text:p>75.275</text:p>
          </table:table-cell>
          <table:table-cell office:value-type="float" office:value="40.292999999999999" table:style-name="ce11">
            <text:p>40.293</text:p>
          </table:table-cell>
          <table:table-cell office:value-type="float" office:value="65.14" table:style-name="ce11">
            <text:p>65.14</text:p>
          </table:table-cell>
          <table:table-cell office:value-type="float" office:value="86.263999999999996" table:style-name="ce11">
            <text:p>86.264</text:p>
          </table:table-cell>
          <table:table-cell office:value-type="float" office:value="83.516000000000005" table:style-name="ce11">
            <text:p>83.516</text:p>
          </table:table-cell>
          <table:table-cell office:value-type="float" office:value="78.570999999999998" table:style-name="ce11">
            <text:p>78.571</text:p>
          </table:table-cell>
          <table:table-cell office:value-type="float" office:value="71.977999999999994" table:style-name="ce11">
            <text:p>71.978</text:p>
          </table:table-cell>
          <table:table-cell office:value-type="float" office:value="87.912000000000006" table:style-name="ce11">
            <text:p>87.912</text:p>
          </table:table-cell>
          <table:table-cell office:value-type="float" office:value="83.516000000000005" table:style-name="ce11">
            <text:p>83.516</text:p>
          </table:table-cell>
          <table:table-cell office:value-type="float" office:value="80.22" table:style-name="ce11">
            <text:p>80.22</text:p>
          </table:table-cell>
          <table:table-cell office:value-type="float" office:value="70.879000000000005" table:style-name="ce11">
            <text:p>70.879</text:p>
          </table:table-cell>
          <table:table-cell office:value-type="float" office:value="86.188000000000002" table:style-name="ce11">
            <text:p>86.188</text:p>
          </table:table-cell>
          <table:table-cell office:value-type="float" office:value="83.516000000000005" table:style-name="ce11">
            <text:p>83.516</text:p>
          </table:table-cell>
          <table:table-cell office:value-type="float" office:value="67.581999999999994" table:style-name="ce11">
            <text:p>67.582</text:p>
          </table:table-cell>
          <table:table-cell office:value-type="float" office:value="81.319000000000003" table:style-name="ce11">
            <text:p>81.319</text:p>
          </table:table-cell>
          <table:table-cell office:value-type="float" office:value="78.022000000000006" table:style-name="ce11">
            <text:p>78.022</text:p>
          </table:table-cell>
          <table:table-cell office:value-type="float" office:value="66.483999999999995" table:style-name="ce11">
            <text:p>66.484</text:p>
          </table:table-cell>
          <table:table-cell office:value-type="float" office:value="62.430999999999997" table:style-name="ce11">
            <text:p>62.431</text:p>
          </table:table-cell>
          <table:table-cell office:value-type="float" office:value="68.132000000000005" table:style-name="ce11">
            <text:p>68.132</text:p>
          </table:table-cell>
          <table:table-cell office:value-type="float" office:value="29.120999999999999" table:style-name="ce11">
            <text:p>29.121</text:p>
          </table:table-cell>
          <table:table-cell office:value-type="float" office:value="87.363" table:style-name="ce11">
            <text:p>87.363</text:p>
          </table:table-cell>
          <table:table-cell office:value-type="float" office:value="85.713999999999999" table:style-name="ce11">
            <text:p>85.714</text:p>
          </table:table-cell>
          <table:table-cell office:value-type="float" office:value="85.165000000000006" table:style-name="ce11">
            <text:p>85.165</text:p>
          </table:table-cell>
          <table:table-cell office:value-type="float" office:value="71.429000000000002" table:style-name="ce11">
            <text:p>71.429</text:p>
          </table:table-cell>
          <table:table-cell office:value-type="float" office:value="55.494999999999997" table:style-name="ce11">
            <text:p>55.495</text:p>
          </table:table-cell>
          <table:table-cell office:value-type="float" office:value="53.845999999999997" table:style-name="ce11">
            <text:p>53.846</text:p>
          </table:table-cell>
          <table:table-cell office:value-type="float" office:value="59.341000000000001" table:style-name="ce11">
            <text:p>59.341</text:p>
          </table:table-cell>
          <table:table-cell office:value-type="float" office:value="81.867999999999995" table:style-name="ce11">
            <text:p>81.868</text:p>
          </table:table-cell>
          <table:table-cell office:value-type="float" office:value="90.659000000000006" table:style-name="ce11">
            <text:p>90.659</text:p>
          </table:table-cell>
          <table:table-cell office:value-type="float" office:value="72.527000000000001" table:style-name="ce11">
            <text:p>72.527</text:p>
          </table:table-cell>
          <table:table-cell office:value-type="float" office:value="82.418000000000006" table:style-name="ce11">
            <text:p>82.418</text:p>
          </table:table-cell>
          <table:table-cell office:value-type="float" office:value="76.373999999999995" table:style-name="ce11">
            <text:p>76.374</text:p>
          </table:table-cell>
          <table:table-cell office:value-type="float" office:value="76.923000000000002" table:style-name="ce11">
            <text:p>76.923</text:p>
          </table:table-cell>
          <table:table-cell office:value-type="float" office:value="89.56" table:style-name="ce11">
            <text:p>89.56</text:p>
          </table:table-cell>
          <table:table-cell office:value-type="float" office:value="80.22" table:style-name="ce11">
            <text:p>80.22</text:p>
          </table:table-cell>
          <table:table-cell office:value-type="float" office:value="63.735999999999997" table:style-name="ce11">
            <text:p>63.736</text:p>
          </table:table-cell>
          <table:table-cell office:value-type="float" office:value="64.834999999999994" table:style-name="ce11">
            <text:p>64.835</text:p>
          </table:table-cell>
          <table:table-cell office:value-type="float" office:value="39.56" table:style-name="ce11">
            <text:p>39.56</text:p>
          </table:table-cell>
          <table:table-cell office:value-type="float" office:value="51.648000000000003" table:style-name="ce11">
            <text:p>51.648</text:p>
          </table:table-cell>
          <table:table-cell office:value-type="float" office:value="29.67" table:style-name="ce11">
            <text:p>29.67</text:p>
          </table:table-cell>
          <table:table-cell office:value-type="float" office:value="82.418000000000006" table:style-name="ce11">
            <text:p>82.418</text:p>
          </table:table-cell>
          <table:table-cell office:value-type="float" office:value="70.33" table:style-name="ce11">
            <text:p>70.33</text:p>
          </table:table-cell>
          <table:table-cell office:value-type="float" office:value="68.132000000000005" table:style-name="ce11">
            <text:p>68.132</text:p>
          </table:table-cell>
          <table:table-cell office:value-type="float" office:value="66.483999999999995" table:style-name="ce11">
            <text:p>66.484</text:p>
          </table:table-cell>
          <table:table-cell office:value-type="float" office:value="45.055" table:style-name="ce11">
            <text:p>45.055</text:p>
          </table:table-cell>
          <table:table-cell office:value-type="float" office:value="58.790999999999997" table:style-name="ce11">
            <text:p>58.791</text:p>
          </table:table-cell>
          <table:table-cell office:value-type="float" office:value="73.076999999999998" table:style-name="ce11">
            <text:p>73.077</text:p>
          </table:table-cell>
          <table:table-cell office:value-type="float" office:value="56.593000000000004" table:style-name="ce11">
            <text:p>56.593</text:p>
          </table:table-cell>
          <table:table-cell office:value-type="float" office:value="65.385000000000005" table:style-name="ce11">
            <text:p>65.385</text:p>
          </table:table-cell>
          <table:table-cell office:value-type="float" office:value="74.724999999999994" table:style-name="ce11">
            <text:p>74.725</text:p>
          </table:table-cell>
          <table:table-cell office:value-type="float" office:value="74.724999999999994" table:style-name="ce11">
            <text:p>74.725</text:p>
          </table:table-cell>
          <table:table-cell office:value-type="float" office:value="56.593000000000004" table:style-name="ce11">
            <text:p>56.593</text:p>
          </table:table-cell>
          <table:table-cell office:value-type="float" office:value="60.988999999999997" table:style-name="ce11">
            <text:p>60.989</text:p>
          </table:table-cell>
          <table:table-cell office:value-type="float" office:value="57.692" table:style-name="ce11">
            <text:p>57.692</text:p>
          </table:table-cell>
          <table:table-cell office:value-type="float" office:value="60.988999999999997" table:style-name="ce11">
            <text:p>60.989</text:p>
          </table:table-cell>
          <table:table-cell office:value-type="float" office:value="41.988999999999997" table:style-name="ce11">
            <text:p>41.989</text:p>
          </table:table-cell>
          <table:table-cell office:value-type="float" office:value="94.504999999999995" table:style-name="ce11">
            <text:p>94.505</text:p>
          </table:table-cell>
          <table:table-cell office:value-type="float" office:value="74.724999999999994" table:style-name="ce11">
            <text:p>74.725</text:p>
          </table:table-cell>
          <table:table-cell office:value-type="float" office:value="86.74" table:style-name="ce11">
            <text:p>86.74</text:p>
          </table:table-cell>
          <table:table-cell office:value-type="float" office:value="70.879000000000005" table:style-name="ce11">
            <text:p>70.879</text:p>
          </table:table-cell>
          <table:table-cell office:value-type="float" office:value="89.010999999999996" table:style-name="ce11">
            <text:p>89.011</text:p>
          </table:table-cell>
          <table:table-cell office:value-type="float" office:value="64.286000000000001" table:style-name="ce11">
            <text:p>64.286</text:p>
          </table:table-cell>
          <table:table-cell office:value-type="float" office:value="69.061000000000007" table:style-name="ce11">
            <text:p>69.061</text:p>
          </table:table-cell>
          <table:table-cell office:value-type="float" office:value="2.21" table:style-name="ce11">
            <text:p>2.21</text:p>
          </table:table-cell>
          <table:table-cell office:value-type="float" office:value="14.365" table:style-name="ce11">
            <text:p>14.365</text:p>
          </table:table-cell>
          <table:table-cell office:value-type="float" office:value="40.884" table:style-name="ce11">
            <text:p>40.884</text:p>
          </table:table-cell>
          <table:table-cell office:value-type="float" office:value="42.540999999999997" table:style-name="ce11">
            <text:p>42.541</text:p>
          </table:table-cell>
          <table:table-cell office:value-type="float" office:value="89.010999999999996" table:style-name="ce11">
            <text:p>89.011</text:p>
          </table:table-cell>
          <table:table-cell office:value-type="float" office:value="59.341000000000001" table:style-name="ce11">
            <text:p>59.341</text:p>
          </table:table-cell>
          <table:table-cell office:value-type="float" office:value="89.010999999999996" table:style-name="ce11">
            <text:p>89.011</text:p>
          </table:table-cell>
          <table:table-cell office:value-type="float" office:value="4.9450000000000003" table:style-name="ce11">
            <text:p>4.945</text:p>
          </table:table-cell>
          <table:table-cell office:value-type="float" office:value="89.010999999999996" table:style-name="ce11">
            <text:p>89.011</text:p>
          </table:table-cell>
          <table:table-cell office:value-type="float" office:value="6.0439999999999996" table:style-name="ce11">
            <text:p>6.044</text:p>
          </table:table-cell>
          <table:table-cell office:value-type="float" office:value="3.2970000000000002" table:style-name="ce11">
            <text:p>3.297</text:p>
          </table:table-cell>
          <table:table-cell office:value-type="float" office:value="90.659000000000006" table:style-name="ce11">
            <text:p>90.659</text:p>
          </table:table-cell>
          <table:table-cell office:value-type="float" office:value="6.0439999999999996" table:style-name="ce11">
            <text:p>6.04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3.332999999999998" table:style-name="ce11">
            <text:p>33.333</text:p>
          </table:table-cell>
          <table:table-cell office:value-type="float" office:value="0" table:style-name="ce11">
            <text:p>0</text:p>
          </table:table-cell>
          <table:table-cell office:value-type="float" office:value="0" table:style-name="ce11">
            <text:p>0</text:p>
          </table:table-cell>
          <table:table-cell office:value-type="float" office:value="50" table:style-name="ce11">
            <text:p>50</text:p>
          </table:table-cell>
          <table:table-cell office:value-type="float" office:value="50" table:style-name="ce11">
            <text:p>50</text:p>
          </table:table-cell>
          <table:table-cell office:value-type="float" office:value="33.332999999999998" table:style-name="ce11">
            <text:p>33.333</text:p>
          </table:table-cell>
          <table:table-cell office:value-type="float" office:value="33.332999999999998" table:style-name="ce11">
            <text:p>33.333</text:p>
          </table:table-cell>
          <table:table-cell office:value-type="float" office:value="66.667000000000002" table:style-name="ce11">
            <text:p>66.66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6.667000000000002" table:style-name="ce11">
            <text:p>16.667</text:p>
          </table:table-cell>
          <table:table-cell office:value-type="float" office:value="16.667000000000002" table:style-name="ce11">
            <text:p>16.667</text:p>
          </table:table-cell>
          <table:table-cell office:value-type="float" office:value="0" table:style-name="ce11">
            <text:p>0</text:p>
          </table:table-cell>
          <table:table-cell office:value-type="float" office:value="33.332999999999998" table:style-name="ce11">
            <text:p>33.333</text:p>
          </table:table-cell>
          <table:table-cell office:value-type="float" office:value="50" table:style-name="ce11">
            <text:p>50</text:p>
          </table:table-cell>
          <table:table-cell office:value-type="float" office:value="16.667000000000002" table:style-name="ce11">
            <text:p>16.667</text:p>
          </table:table-cell>
          <table:table-cell office:value-type="float" office:value="50" table:style-name="ce11">
            <text:p>50</text:p>
          </table:table-cell>
          <table:table-cell office:value-type="float" office:value="50" table:style-name="ce11">
            <text:p>50</text:p>
          </table:table-cell>
          <table:table-cell office:value-type="float" office:value="50" table:style-name="ce11">
            <text:p>50</text:p>
          </table:table-cell>
          <table:table-cell office:value-type="float" office:value="50" table:style-name="ce11">
            <text:p>50</text:p>
          </table:table-cell>
          <table:table-cell office:value-type="float" office:value="50" table:style-name="ce11">
            <text:p>50</text:p>
          </table:table-cell>
          <table:table-cell office:value-type="float" office:value="33.332999999999998" table:style-name="ce11">
            <text:p>33.333</text:p>
          </table:table-cell>
          <table:table-cell office:value-type="float" office:value="33.332999999999998" table:style-name="ce11">
            <text:p>33.333</text:p>
          </table:table-cell>
          <table:table-cell office:value-type="float" office:value="50" table:style-name="ce11">
            <text:p>50</text:p>
          </table:table-cell>
          <table:table-cell office:value-type="float" office:value="0" table:style-name="ce11">
            <text:p>0</text:p>
          </table:table-cell>
          <table:table-cell office:value-type="float" office:value="16.667000000000002" table:style-name="ce11">
            <text:p>16.667</text:p>
          </table:table-cell>
          <table:table-cell office:value-type="float" office:value="16.667000000000002" table:style-name="ce11">
            <text:p>16.667</text:p>
          </table:table-cell>
          <table:table-cell office:value-type="float" office:value="0" table:style-name="ce11">
            <text:p>0</text:p>
          </table:table-cell>
          <table:table-cell office:value-type="float" office:value="66.48" table:style-name="ce11">
            <text:p>66.48</text:p>
          </table:table-cell>
          <table:table-cell office:value-type="float" office:value="64.804000000000002" table:style-name="ce11">
            <text:p>64.804</text:p>
          </table:table-cell>
          <table:table-cell office:value-type="float" office:value="67.597999999999999" table:style-name="ce11">
            <text:p>67.598</text:p>
          </table:table-cell>
          <table:table-cell office:value-type="float" office:value="29.609000000000002" table:style-name="ce11">
            <text:p>29.609</text:p>
          </table:table-cell>
          <table:table-cell office:value-type="float" office:value="73.888999999999996" table:style-name="ce11">
            <text:p>73.889</text:p>
          </table:table-cell>
          <table:table-cell office:value-type="float" office:value="75.555999999999997" table:style-name="ce11">
            <text:p>75.556</text:p>
          </table:table-cell>
          <table:table-cell office:value-type="float" office:value="3.8889999999999998" table:style-name="ce11">
            <text:p>3.889</text:p>
          </table:table-cell>
          <table:table-cell office:value-type="float" office:value="68.888999999999996" table:style-name="ce11">
            <text:p>68.889</text:p>
          </table:table-cell>
          <table:table-cell office:value-type="float" office:value="25.033999999999999" table:style-name="ce11">
            <text:p>25.034</text:p>
          </table:table-cell>
          <table:table-cell office:value-type="float" office:value="72.597999999999999" table:style-name="ce11">
            <text:p>72.598</text:p>
          </table:table-cell>
          <table:table-cell table:number-columns-repeated="16254"/>
        </table:table-row>
        <table:table-row table:style-name="ro9">
          <table:table-cell office:value-type="string" table:style-name="ce4">
            <text:p>GIAA</text:p>
          </table:table-cell>
          <table:table-cell office:value-type="string" table:style-name="ce4">
            <text:p>Government Internal Audit Agency</text:p>
          </table:table-cell>
          <table:table-cell office:value-type="string" table:style-name="ce4">
            <text:p>HM Treasury Group</text:p>
          </table:table-cell>
          <table:table-cell table:style-name="ce4"/>
          <table:table-cell office:value-type="float" office:value="87.965000000000003" table:style-name="ce11">
            <text:p>87.965</text:p>
          </table:table-cell>
          <table:table-cell office:value-type="float" office:value="63.935000000000002" table:style-name="ce11">
            <text:p>63.935</text:p>
          </table:table-cell>
          <table:table-cell office:value-type="float" office:value="82.45" table:style-name="ce11">
            <text:p>82.45</text:p>
          </table:table-cell>
          <table:table-cell office:value-type="float" office:value="89.924999999999997" table:style-name="ce11">
            <text:p>89.925</text:p>
          </table:table-cell>
          <table:table-cell office:value-type="float" office:value="75.394999999999996" table:style-name="ce11">
            <text:p>75.395</text:p>
          </table:table-cell>
          <table:table-cell office:value-type="float" office:value="84.411000000000001" table:style-name="ce11">
            <text:p>84.411</text:p>
          </table:table-cell>
          <table:table-cell office:value-type="float" office:value="57.96" table:style-name="ce11">
            <text:p>57.96</text:p>
          </table:table-cell>
          <table:table-cell office:value-type="float" office:value="84.016999999999996" table:style-name="ce11">
            <text:p>84.017</text:p>
          </table:table-cell>
          <table:table-cell office:value-type="float" office:value="77.62" table:style-name="ce11">
            <text:p>77.62</text:p>
          </table:table-cell>
          <table:table-cell office:value-type="float" office:value="38.070999999999998" table:style-name="ce11">
            <text:p>38.071</text:p>
          </table:table-cell>
          <table:table-cell office:value-type="float" office:value="68.135000000000005" table:style-name="ce11">
            <text:p>68.135</text:p>
          </table:table-cell>
          <table:table-cell office:value-type="float" office:value="91.022000000000006" table:style-name="ce11">
            <text:p>91.022</text:p>
          </table:table-cell>
          <table:table-cell office:value-type="float" office:value="88.06" table:style-name="ce11">
            <text:p>88.06</text:p>
          </table:table-cell>
          <table:table-cell office:value-type="float" office:value="81.840999999999994" table:style-name="ce11">
            <text:p>81.841</text:p>
          </table:table-cell>
          <table:table-cell office:value-type="float" office:value="69.403000000000006" table:style-name="ce11">
            <text:p>69.403</text:p>
          </table:table-cell>
          <table:table-cell office:value-type="float" office:value="82.09" table:style-name="ce11">
            <text:p>82.09</text:p>
          </table:table-cell>
          <table:table-cell office:value-type="float" office:value="88.557000000000002" table:style-name="ce11">
            <text:p>88.557</text:p>
          </table:table-cell>
          <table:table-cell office:value-type="float" office:value="91.293999999999997" table:style-name="ce11">
            <text:p>91.294</text:p>
          </table:table-cell>
          <table:table-cell office:value-type="float" office:value="74.378" table:style-name="ce11">
            <text:p>74.378</text:p>
          </table:table-cell>
          <table:table-cell office:value-type="float" office:value="90.546999999999997" table:style-name="ce11">
            <text:p>90.547</text:p>
          </table:table-cell>
          <table:table-cell office:value-type="float" office:value="89.302999999999997" table:style-name="ce11">
            <text:p>89.303</text:p>
          </table:table-cell>
          <table:table-cell office:value-type="float" office:value="73.632000000000005" table:style-name="ce11">
            <text:p>73.632</text:p>
          </table:table-cell>
          <table:table-cell office:value-type="float" office:value="80.347999999999999" table:style-name="ce11">
            <text:p>80.348</text:p>
          </table:table-cell>
          <table:table-cell office:value-type="float" office:value="86.25" table:style-name="ce11">
            <text:p>86.25</text:p>
          </table:table-cell>
          <table:table-cell office:value-type="float" office:value="75.622" table:style-name="ce11">
            <text:p>75.622</text:p>
          </table:table-cell>
          <table:table-cell office:value-type="float" office:value="68.905000000000001" table:style-name="ce11">
            <text:p>68.905</text:p>
          </table:table-cell>
          <table:table-cell office:value-type="float" office:value="74" table:style-name="ce11">
            <text:p>74</text:p>
          </table:table-cell>
          <table:table-cell office:value-type="float" office:value="40.75" table:style-name="ce11">
            <text:p>40.75</text:p>
          </table:table-cell>
          <table:table-cell office:value-type="float" office:value="86.816000000000003" table:style-name="ce11">
            <text:p>86.816</text:p>
          </table:table-cell>
          <table:table-cell office:value-type="float" office:value="85.037000000000006" table:style-name="ce11">
            <text:p>85.037</text:p>
          </table:table-cell>
          <table:table-cell office:value-type="float" office:value="81.343000000000004" table:style-name="ce11">
            <text:p>81.343</text:p>
          </table:table-cell>
          <table:table-cell office:value-type="float" office:value="67.91" table:style-name="ce11">
            <text:p>67.91</text:p>
          </table:table-cell>
          <table:table-cell office:value-type="float" office:value="56.359000000000002" table:style-name="ce11">
            <text:p>56.359</text:p>
          </table:table-cell>
          <table:table-cell office:value-type="float" office:value="57.854999999999997" table:style-name="ce11">
            <text:p>57.855</text:p>
          </table:table-cell>
          <table:table-cell office:value-type="float" office:value="49.377000000000002" table:style-name="ce11">
            <text:p>49.377</text:p>
          </table:table-cell>
          <table:table-cell office:value-type="float" office:value="83.292000000000002" table:style-name="ce11">
            <text:p>83.292</text:p>
          </table:table-cell>
          <table:table-cell office:value-type="float" office:value="89.801000000000002" table:style-name="ce11">
            <text:p>89.801</text:p>
          </table:table-cell>
          <table:table-cell office:value-type="float" office:value="79.352999999999994" table:style-name="ce11">
            <text:p>79.353</text:p>
          </table:table-cell>
          <table:table-cell office:value-type="float" office:value="83.581999999999994" table:style-name="ce11">
            <text:p>83.582</text:p>
          </table:table-cell>
          <table:table-cell office:value-type="float" office:value="74.876000000000005" table:style-name="ce11">
            <text:p>74.876</text:p>
          </table:table-cell>
          <table:table-cell office:value-type="float" office:value="85.786000000000001" table:style-name="ce11">
            <text:p>85.786</text:p>
          </table:table-cell>
          <table:table-cell office:value-type="float" office:value="92.02" table:style-name="ce11">
            <text:p>92.02</text:p>
          </table:table-cell>
          <table:table-cell office:value-type="float" office:value="78.055000000000007" table:style-name="ce11">
            <text:p>78.055</text:p>
          </table:table-cell>
          <table:table-cell office:value-type="float" office:value="63" table:style-name="ce11">
            <text:p>63</text:p>
          </table:table-cell>
          <table:table-cell office:value-type="float" office:value="71.819999999999993" table:style-name="ce11">
            <text:p>71.82</text:p>
          </table:table-cell>
          <table:table-cell office:value-type="float" office:value="38.404000000000003" table:style-name="ce11">
            <text:p>38.404</text:p>
          </table:table-cell>
          <table:table-cell office:value-type="float" office:value="43.392000000000003" table:style-name="ce11">
            <text:p>43.392</text:p>
          </table:table-cell>
          <table:table-cell office:value-type="float" office:value="32.25" table:style-name="ce11">
            <text:p>32.25</text:p>
          </table:table-cell>
          <table:table-cell office:value-type="float" office:value="86.284000000000006" table:style-name="ce11">
            <text:p>86.284</text:p>
          </table:table-cell>
          <table:table-cell office:value-type="float" office:value="75.061999999999998" table:style-name="ce11">
            <text:p>75.062</text:p>
          </table:table-cell>
          <table:table-cell office:value-type="float" office:value="77.611999999999995" table:style-name="ce11">
            <text:p>77.612</text:p>
          </table:table-cell>
          <table:table-cell office:value-type="float" office:value="68.905000000000001" table:style-name="ce11">
            <text:p>68.905</text:p>
          </table:table-cell>
          <table:table-cell office:value-type="float" office:value="49.875" table:style-name="ce11">
            <text:p>49.875</text:p>
          </table:table-cell>
          <table:table-cell office:value-type="float" office:value="56.359000000000002" table:style-name="ce11">
            <text:p>56.359</text:p>
          </table:table-cell>
          <table:table-cell office:value-type="float" office:value="82.835999999999999" table:style-name="ce11">
            <text:p>82.836</text:p>
          </table:table-cell>
          <table:table-cell office:value-type="float" office:value="57.106999999999999" table:style-name="ce11">
            <text:p>57.107</text:p>
          </table:table-cell>
          <table:table-cell office:value-type="float" office:value="59.101999999999997" table:style-name="ce11">
            <text:p>59.102</text:p>
          </table:table-cell>
          <table:table-cell office:value-type="float" office:value="61.442999999999998" table:style-name="ce11">
            <text:p>61.443</text:p>
          </table:table-cell>
          <table:table-cell office:value-type="float" office:value="63.433" table:style-name="ce11">
            <text:p>63.433</text:p>
          </table:table-cell>
          <table:table-cell office:value-type="float" office:value="47.87" table:style-name="ce11">
            <text:p>47.87</text:p>
          </table:table-cell>
          <table:table-cell office:value-type="float" office:value="54.975000000000001" table:style-name="ce11">
            <text:p>54.975</text:p>
          </table:table-cell>
          <table:table-cell office:value-type="float" office:value="56.219000000000001" table:style-name="ce11">
            <text:p>56.219</text:p>
          </table:table-cell>
          <table:table-cell office:value-type="float" office:value="73.632000000000005" table:style-name="ce11">
            <text:p>73.632</text:p>
          </table:table-cell>
          <table:table-cell office:value-type="float" office:value="58.75" table:style-name="ce11">
            <text:p>58.75</text:p>
          </table:table-cell>
          <table:table-cell office:value-type="float" office:value="90.546999999999997" table:style-name="ce11">
            <text:p>90.547</text:p>
          </table:table-cell>
          <table:table-cell office:value-type="float" office:value="77.363" table:style-name="ce11">
            <text:p>77.363</text:p>
          </table:table-cell>
          <table:table-cell office:value-type="float" office:value="77.307000000000002" table:style-name="ce11">
            <text:p>77.307</text:p>
          </table:table-cell>
          <table:table-cell office:value-type="float" office:value="70" table:style-name="ce11">
            <text:p>70</text:p>
          </table:table-cell>
          <table:table-cell office:value-type="float" office:value="84.328000000000003" table:style-name="ce11">
            <text:p>84.328</text:p>
          </table:table-cell>
          <table:table-cell office:value-type="float" office:value="77.861000000000004" table:style-name="ce11">
            <text:p>77.861</text:p>
          </table:table-cell>
          <table:table-cell office:value-type="float" office:value="82.543999999999997" table:style-name="ce11">
            <text:p>82.544</text:p>
          </table:table-cell>
          <table:table-cell office:value-type="float" office:value="4.2610000000000001" table:style-name="ce11">
            <text:p>4.261</text:p>
          </table:table-cell>
          <table:table-cell office:value-type="float" office:value="15.288" table:style-name="ce11">
            <text:p>15.288</text:p>
          </table:table-cell>
          <table:table-cell office:value-type="float" office:value="37.844999999999999" table:style-name="ce11">
            <text:p>37.845</text:p>
          </table:table-cell>
          <table:table-cell office:value-type="float" office:value="42.606999999999999" table:style-name="ce11">
            <text:p>42.607</text:p>
          </table:table-cell>
          <table:table-cell office:value-type="float" office:value="93.284000000000006" table:style-name="ce11">
            <text:p>93.284</text:p>
          </table:table-cell>
          <table:table-cell office:value-type="float" office:value="78.855999999999995" table:style-name="ce11">
            <text:p>78.856</text:p>
          </table:table-cell>
          <table:table-cell office:value-type="float" office:value="79.899000000000001" table:style-name="ce11">
            <text:p>79.899</text:p>
          </table:table-cell>
          <table:table-cell office:value-type="float" office:value="6.484" table:style-name="ce11">
            <text:p>6.484</text:p>
          </table:table-cell>
          <table:table-cell office:value-type="float" office:value="85.037000000000006" table:style-name="ce11">
            <text:p>85.037</text:p>
          </table:table-cell>
          <table:table-cell office:value-type="float" office:value="8.4789999999999992" table:style-name="ce11">
            <text:p>8.479</text:p>
          </table:table-cell>
          <table:table-cell office:value-type="float" office:value="7.2140000000000004" table:style-name="ce11">
            <text:p>7.214</text:p>
          </table:table-cell>
          <table:table-cell office:value-type="float" office:value="86.07" table:style-name="ce11">
            <text:p>86.07</text:p>
          </table:table-cell>
          <table:table-cell office:value-type="float" office:value="6.7160000000000002" table:style-name="ce11">
            <text:p>6.716</text:p>
          </table:table-cell>
          <table:table-cell office:value-type="float" office:value="3.448" table:style-name="ce11">
            <text:p>3.448</text:p>
          </table:table-cell>
          <table:table-cell office:value-type="float" office:value="0" table:style-name="ce11">
            <text:p>0</text:p>
          </table:table-cell>
          <table:table-cell office:value-type="float" office:value="24.138000000000002" table:style-name="ce11">
            <text:p>24.138</text:p>
          </table:table-cell>
          <table:table-cell office:value-type="float" office:value="41.378999999999998" table:style-name="ce11">
            <text:p>41.379</text:p>
          </table:table-cell>
          <table:table-cell office:value-type="float" office:value="0" table:style-name="ce11">
            <text:p>0</text:p>
          </table:table-cell>
          <table:table-cell office:value-type="float" office:value="20.69" table:style-name="ce11">
            <text:p>20.69</text:p>
          </table:table-cell>
          <table:table-cell office:value-type="float" office:value="48.276000000000003" table:style-name="ce11">
            <text:p>48.276</text:p>
          </table:table-cell>
          <table:table-cell office:value-type="float" office:value="24.138000000000002" table:style-name="ce11">
            <text:p>24.138</text:p>
          </table:table-cell>
          <table:table-cell office:value-type="float" office:value="37.930999999999997" table:style-name="ce11">
            <text:p>37.931</text:p>
          </table:table-cell>
          <table:table-cell office:value-type="float" office:value="34.482999999999997" table:style-name="ce11">
            <text:p>34.483</text:p>
          </table:table-cell>
          <table:table-cell office:value-type="float" office:value="20.69" table:style-name="ce11">
            <text:p>20.69</text:p>
          </table:table-cell>
          <table:table-cell office:value-type="float" office:value="3.448" table:style-name="ce11">
            <text:p>3.448</text:p>
          </table:table-cell>
          <table:table-cell office:value-type="float" office:value="6.8970000000000002" table:style-name="ce11">
            <text:p>6.897</text:p>
          </table:table-cell>
          <table:table-cell office:value-type="float" office:value="10.345000000000001" table:style-name="ce11">
            <text:p>10.345</text:p>
          </table:table-cell>
          <table:table-cell office:value-type="float" office:value="13.792999999999999" table:style-name="ce11">
            <text:p>13.793</text:p>
          </table:table-cell>
          <table:table-cell office:value-type="float" office:value="10.345000000000001" table:style-name="ce11">
            <text:p>10.345</text:p>
          </table:table-cell>
          <table:table-cell office:value-type="float" office:value="0" table:style-name="ce11">
            <text:p>0</text:p>
          </table:table-cell>
          <table:table-cell office:value-type="float" office:value="31.033999999999999" table:style-name="ce11">
            <text:p>31.034</text:p>
          </table:table-cell>
          <table:table-cell office:value-type="float" office:value="58.621000000000002" table:style-name="ce11">
            <text:p>58.621</text:p>
          </table:table-cell>
          <table:table-cell office:value-type="float" office:value="10.345000000000001" table:style-name="ce11">
            <text:p>10.345</text:p>
          </table:table-cell>
          <table:table-cell office:value-type="float" office:value="11.111000000000001" table:style-name="ce11">
            <text:p>11.111</text:p>
          </table:table-cell>
          <table:table-cell office:value-type="float" office:value="31.033999999999999" table:style-name="ce11">
            <text:p>31.034</text:p>
          </table:table-cell>
          <table:table-cell office:value-type="float" office:value="77.778000000000006" table:style-name="ce11">
            <text:p>77.778</text:p>
          </table:table-cell>
          <table:table-cell office:value-type="float" office:value="33.332999999999998" table:style-name="ce11">
            <text:p>33.333</text:p>
          </table:table-cell>
          <table:table-cell office:value-type="float" office:value="77.778000000000006" table:style-name="ce11">
            <text:p>77.778</text:p>
          </table:table-cell>
          <table:table-cell office:value-type="float" office:value="37.930999999999997" table:style-name="ce11">
            <text:p>37.931</text:p>
          </table:table-cell>
          <table:table-cell office:value-type="float" office:value="11.111000000000001" table:style-name="ce11">
            <text:p>11.111</text:p>
          </table:table-cell>
          <table:table-cell office:value-type="float" office:value="55.555999999999997" table:style-name="ce11">
            <text:p>55.556</text:p>
          </table:table-cell>
          <table:table-cell office:value-type="float" office:value="11.111000000000001" table:style-name="ce11">
            <text:p>11.111</text:p>
          </table:table-cell>
          <table:table-cell office:value-type="float" office:value="31.033999999999999" table:style-name="ce11">
            <text:p>31.034</text:p>
          </table:table-cell>
          <table:table-cell office:value-type="float" office:value="11.111000000000001" table:style-name="ce11">
            <text:p>11.111</text:p>
          </table:table-cell>
          <table:table-cell office:value-type="float" office:value="11.111000000000001" table:style-name="ce11">
            <text:p>11.111</text:p>
          </table:table-cell>
          <table:table-cell office:value-type="float" office:value="70.454999999999998" table:style-name="ce11">
            <text:p>70.455</text:p>
          </table:table-cell>
          <table:table-cell office:value-type="float" office:value="70.201999999999998" table:style-name="ce11">
            <text:p>70.202</text:p>
          </table:table-cell>
          <table:table-cell office:value-type="float" office:value="66.162000000000006" table:style-name="ce11">
            <text:p>66.162</text:p>
          </table:table-cell>
          <table:table-cell office:value-type="float" office:value="31.565999999999999" table:style-name="ce11">
            <text:p>31.566</text:p>
          </table:table-cell>
          <table:table-cell office:value-type="float" office:value="73.116" table:style-name="ce11">
            <text:p>73.116</text:p>
          </table:table-cell>
          <table:table-cell office:value-type="float" office:value="74.623000000000005" table:style-name="ce11">
            <text:p>74.623</text:p>
          </table:table-cell>
          <table:table-cell office:value-type="float" office:value="4.2610000000000001" table:style-name="ce11">
            <text:p>4.261</text:p>
          </table:table-cell>
          <table:table-cell office:value-type="float" office:value="78.75" table:style-name="ce11">
            <text:p>78.75</text:p>
          </table:table-cell>
          <table:table-cell office:value-type="float" office:value="24.466999999999999" table:style-name="ce11">
            <text:p>24.467</text:p>
          </table:table-cell>
          <table:table-cell office:value-type="float" office:value="75.203000000000003" table:style-name="ce11">
            <text:p>75.203</text:p>
          </table:table-cell>
          <table:table-cell table:number-columns-repeated="16254"/>
        </table:table-row>
        <table:table-row table:style-name="ro6">
          <table:table-cell office:value-type="string" table:style-name="ce4">
            <text:p>GLD</text:p>
          </table:table-cell>
          <table:table-cell office:value-type="string" table:style-name="ce4">
            <text:p>Government Legal Department</text:p>
          </table:table-cell>
          <table:table-cell office:value-type="string" table:style-name="ce4">
            <text:p>Government Legal Department</text:p>
          </table:table-cell>
          <table:table-cell table:style-name="ce4"/>
          <table:table-cell office:value-type="float" office:value="75.284000000000006" table:style-name="ce11">
            <text:p>75.284</text:p>
          </table:table-cell>
          <table:table-cell office:value-type="float" office:value="61.960999999999999" table:style-name="ce11">
            <text:p>61.961</text:p>
          </table:table-cell>
          <table:table-cell office:value-type="float" office:value="80.73" table:style-name="ce11">
            <text:p>80.73</text:p>
          </table:table-cell>
          <table:table-cell office:value-type="float" office:value="76.441999999999993" table:style-name="ce11">
            <text:p>76.442</text:p>
          </table:table-cell>
          <table:table-cell office:value-type="float" office:value="74.379000000000005" table:style-name="ce11">
            <text:p>74.379</text:p>
          </table:table-cell>
          <table:table-cell office:value-type="float" office:value="83.807000000000002" table:style-name="ce11">
            <text:p>83.807</text:p>
          </table:table-cell>
          <table:table-cell office:value-type="float" office:value="63.427999999999997" table:style-name="ce11">
            <text:p>63.428</text:p>
          </table:table-cell>
          <table:table-cell office:value-type="float" office:value="84.831000000000003" table:style-name="ce11">
            <text:p>84.831</text:p>
          </table:table-cell>
          <table:table-cell office:value-type="float" office:value="73.909000000000006" table:style-name="ce11">
            <text:p>73.909</text:p>
          </table:table-cell>
          <table:table-cell office:value-type="float" office:value="13.073" table:style-name="ce11">
            <text:p>13.073</text:p>
          </table:table-cell>
          <table:table-cell office:value-type="float" office:value="55.741999999999997" table:style-name="ce11">
            <text:p>55.742</text:p>
          </table:table-cell>
          <table:table-cell office:value-type="float" office:value="92.102999999999994" table:style-name="ce11">
            <text:p>92.103</text:p>
          </table:table-cell>
          <table:table-cell office:value-type="float" office:value="87.11" table:style-name="ce11">
            <text:p>87.11</text:p>
          </table:table-cell>
          <table:table-cell office:value-type="float" office:value="81.638999999999996" table:style-name="ce11">
            <text:p>81.639</text:p>
          </table:table-cell>
          <table:table-cell office:value-type="float" office:value="59.018000000000001" table:style-name="ce11">
            <text:p>59.018</text:p>
          </table:table-cell>
          <table:table-cell office:value-type="float" office:value="83.652000000000001" table:style-name="ce11">
            <text:p>83.652</text:p>
          </table:table-cell>
          <table:table-cell office:value-type="float" office:value="77.007999999999996" table:style-name="ce11">
            <text:p>77.008</text:p>
          </table:table-cell>
          <table:table-cell office:value-type="float" office:value="75.909000000000006" table:style-name="ce11">
            <text:p>75.909</text:p>
          </table:table-cell>
          <table:table-cell office:value-type="float" office:value="79.494" table:style-name="ce11">
            <text:p>79.494</text:p>
          </table:table-cell>
          <table:table-cell office:value-type="float" office:value="90.981999999999999" table:style-name="ce11">
            <text:p>90.982</text:p>
          </table:table-cell>
          <table:table-cell office:value-type="float" office:value="89.405000000000001" table:style-name="ce11">
            <text:p>89.405</text:p>
          </table:table-cell>
          <table:table-cell office:value-type="float" office:value="63.948" table:style-name="ce11">
            <text:p>63.948</text:p>
          </table:table-cell>
          <table:table-cell office:value-type="float" office:value="86.456000000000003" table:style-name="ce11">
            <text:p>86.456</text:p>
          </table:table-cell>
          <table:table-cell office:value-type="float" office:value="84.554000000000002" table:style-name="ce11">
            <text:p>84.554</text:p>
          </table:table-cell>
          <table:table-cell office:value-type="float" office:value="70.677000000000007" table:style-name="ce11">
            <text:p>70.677</text:p>
          </table:table-cell>
          <table:table-cell office:value-type="float" office:value="69.62" table:style-name="ce11">
            <text:p>69.62</text:p>
          </table:table-cell>
          <table:table-cell office:value-type="float" office:value="71.786000000000001" table:style-name="ce11">
            <text:p>71.786</text:p>
          </table:table-cell>
          <table:table-cell office:value-type="float" office:value="36.465000000000003" table:style-name="ce11">
            <text:p>36.465</text:p>
          </table:table-cell>
          <table:table-cell office:value-type="float" office:value="89.116" table:style-name="ce11">
            <text:p>89.116</text:p>
          </table:table-cell>
          <table:table-cell office:value-type="float" office:value="85.2" table:style-name="ce11">
            <text:p>85.2</text:p>
          </table:table-cell>
          <table:table-cell office:value-type="float" office:value="77.131" table:style-name="ce11">
            <text:p>77.131</text:p>
          </table:table-cell>
          <table:table-cell office:value-type="float" office:value="75.766000000000005" table:style-name="ce11">
            <text:p>75.766</text:p>
          </table:table-cell>
          <table:table-cell office:value-type="float" office:value="64.947000000000003" table:style-name="ce11">
            <text:p>64.947</text:p>
          </table:table-cell>
          <table:table-cell office:value-type="float" office:value="56.101999999999997" table:style-name="ce11">
            <text:p>56.102</text:p>
          </table:table-cell>
          <table:table-cell office:value-type="float" office:value="56.640999999999998" table:style-name="ce11">
            <text:p>56.641</text:p>
          </table:table-cell>
          <table:table-cell office:value-type="float" office:value="88.055000000000007" table:style-name="ce11">
            <text:p>88.055</text:p>
          </table:table-cell>
          <table:table-cell office:value-type="float" office:value="91.819000000000003" table:style-name="ce11">
            <text:p>91.819</text:p>
          </table:table-cell>
          <table:table-cell office:value-type="float" office:value="76.213999999999999" table:style-name="ce11">
            <text:p>76.214</text:p>
          </table:table-cell>
          <table:table-cell office:value-type="float" office:value="83.23" table:style-name="ce11">
            <text:p>83.23</text:p>
          </table:table-cell>
          <table:table-cell office:value-type="float" office:value="76.787000000000006" table:style-name="ce11">
            <text:p>76.787</text:p>
          </table:table-cell>
          <table:table-cell office:value-type="float" office:value="77.491" table:style-name="ce11">
            <text:p>77.491</text:p>
          </table:table-cell>
          <table:table-cell office:value-type="float" office:value="91.692999999999998" table:style-name="ce11">
            <text:p>91.693</text:p>
          </table:table-cell>
          <table:table-cell office:value-type="float" office:value="72.861000000000004" table:style-name="ce11">
            <text:p>72.861</text:p>
          </table:table-cell>
          <table:table-cell office:value-type="float" office:value="58.43" table:style-name="ce11">
            <text:p>58.43</text:p>
          </table:table-cell>
          <table:table-cell office:value-type="float" office:value="66.222999999999999" table:style-name="ce11">
            <text:p>66.223</text:p>
          </table:table-cell>
          <table:table-cell office:value-type="float" office:value="14.552" table:style-name="ce11">
            <text:p>14.552</text:p>
          </table:table-cell>
          <table:table-cell office:value-type="float" office:value="14.151999999999999" table:style-name="ce11">
            <text:p>14.152</text:p>
          </table:table-cell>
          <table:table-cell office:value-type="float" office:value="10.523999999999999" table:style-name="ce11">
            <text:p>10.524</text:p>
          </table:table-cell>
          <table:table-cell office:value-type="float" office:value="79.742000000000004" table:style-name="ce11">
            <text:p>79.742</text:p>
          </table:table-cell>
          <table:table-cell office:value-type="float" office:value="70.734999999999999" table:style-name="ce11">
            <text:p>70.735</text:p>
          </table:table-cell>
          <table:table-cell office:value-type="float" office:value="53.908000000000001" table:style-name="ce11">
            <text:p>53.908</text:p>
          </table:table-cell>
          <table:table-cell office:value-type="float" office:value="61.531999999999996" table:style-name="ce11">
            <text:p>61.532</text:p>
          </table:table-cell>
          <table:table-cell office:value-type="float" office:value="39.947000000000003" table:style-name="ce11">
            <text:p>39.947</text:p>
          </table:table-cell>
          <table:table-cell office:value-type="float" office:value="34.296999999999997" table:style-name="ce11">
            <text:p>34.297</text:p>
          </table:table-cell>
          <table:table-cell office:value-type="float" office:value="67.2" table:style-name="ce11">
            <text:p>67.2</text:p>
          </table:table-cell>
          <table:table-cell office:value-type="float" office:value="45.704999999999998" table:style-name="ce11">
            <text:p>45.705</text:p>
          </table:table-cell>
          <table:table-cell office:value-type="float" office:value="48.533000000000001" table:style-name="ce11">
            <text:p>48.533</text:p>
          </table:table-cell>
          <table:table-cell office:value-type="float" office:value="67.081000000000003" table:style-name="ce11">
            <text:p>67.081</text:p>
          </table:table-cell>
          <table:table-cell office:value-type="float" office:value="61.45" table:style-name="ce11">
            <text:p>61.45</text:p>
          </table:table-cell>
          <table:table-cell office:value-type="float" office:value="48.488999999999997" table:style-name="ce11">
            <text:p>48.489</text:p>
          </table:table-cell>
          <table:table-cell office:value-type="float" office:value="52.451000000000001" table:style-name="ce11">
            <text:p>52.451</text:p>
          </table:table-cell>
          <table:table-cell office:value-type="float" office:value="46.936" table:style-name="ce11">
            <text:p>46.936</text:p>
          </table:table-cell>
          <table:table-cell office:value-type="float" office:value="57.612000000000002" table:style-name="ce11">
            <text:p>57.612</text:p>
          </table:table-cell>
          <table:table-cell office:value-type="float" office:value="42.107999999999997" table:style-name="ce11">
            <text:p>42.108</text:p>
          </table:table-cell>
          <table:table-cell office:value-type="float" office:value="94.313999999999993" table:style-name="ce11">
            <text:p>94.314</text:p>
          </table:table-cell>
          <table:table-cell office:value-type="float" office:value="75.233000000000004" table:style-name="ce11">
            <text:p>75.233</text:p>
          </table:table-cell>
          <table:table-cell office:value-type="float" office:value="77.17" table:style-name="ce11">
            <text:p>77.17</text:p>
          </table:table-cell>
          <table:table-cell office:value-type="float" office:value="71.638000000000005" table:style-name="ce11">
            <text:p>71.638</text:p>
          </table:table-cell>
          <table:table-cell office:value-type="float" office:value="83.792000000000002" table:style-name="ce11">
            <text:p>83.792</text:p>
          </table:table-cell>
          <table:table-cell office:value-type="float" office:value="59.280999999999999" table:style-name="ce11">
            <text:p>59.281</text:p>
          </table:table-cell>
          <table:table-cell office:value-type="float" office:value="80.257999999999996" table:style-name="ce11">
            <text:p>80.258</text:p>
          </table:table-cell>
          <table:table-cell office:value-type="float" office:value="6.7770000000000001" table:style-name="ce11">
            <text:p>6.777</text:p>
          </table:table-cell>
          <table:table-cell office:value-type="float" office:value="15.872" table:style-name="ce11">
            <text:p>15.872</text:p>
          </table:table-cell>
          <table:table-cell office:value-type="float" office:value="38.786999999999999" table:style-name="ce11">
            <text:p>38.787</text:p>
          </table:table-cell>
          <table:table-cell office:value-type="float" office:value="38.564" table:style-name="ce11">
            <text:p>38.564</text:p>
          </table:table-cell>
          <table:table-cell office:value-type="float" office:value="90.994" table:style-name="ce11">
            <text:p>90.994</text:p>
          </table:table-cell>
          <table:table-cell office:value-type="float" office:value="64.823999999999998" table:style-name="ce11">
            <text:p>64.824</text:p>
          </table:table-cell>
          <table:table-cell office:value-type="float" office:value="75.713999999999999" table:style-name="ce11">
            <text:p>75.714</text:p>
          </table:table-cell>
          <table:table-cell office:value-type="float" office:value="6.0830000000000002" table:style-name="ce11">
            <text:p>6.083</text:p>
          </table:table-cell>
          <table:table-cell office:value-type="float" office:value="88.366" table:style-name="ce11">
            <text:p>88.366</text:p>
          </table:table-cell>
          <table:table-cell office:value-type="float" office:value="5.5510000000000002" table:style-name="ce11">
            <text:p>5.551</text:p>
          </table:table-cell>
          <table:table-cell office:value-type="float" office:value="6.35" table:style-name="ce11">
            <text:p>6.35</text:p>
          </table:table-cell>
          <table:table-cell office:value-type="float" office:value="89.387" table:style-name="ce11">
            <text:p>89.387</text:p>
          </table:table-cell>
          <table:table-cell office:value-type="float" office:value="4.2629999999999999" table:style-name="ce11">
            <text:p>4.263</text:p>
          </table:table-cell>
          <table:table-cell office:value-type="float" office:value="9.859" table:style-name="ce11">
            <text:p>9.859</text:p>
          </table:table-cell>
          <table:table-cell office:value-type="float" office:value="2.113" table:style-name="ce11">
            <text:p>2.113</text:p>
          </table:table-cell>
          <table:table-cell office:value-type="float" office:value="15.493" table:style-name="ce11">
            <text:p>15.493</text:p>
          </table:table-cell>
          <table:table-cell office:value-type="float" office:value="41.548999999999999" table:style-name="ce11">
            <text:p>41.549</text:p>
          </table:table-cell>
          <table:table-cell office:value-type="float" office:value="0" table:style-name="ce11">
            <text:p>0</text:p>
          </table:table-cell>
          <table:table-cell office:value-type="float" office:value="26.056000000000001" table:style-name="ce11">
            <text:p>26.056</text:p>
          </table:table-cell>
          <table:table-cell office:value-type="float" office:value="51.408000000000001" table:style-name="ce11">
            <text:p>51.408</text:p>
          </table:table-cell>
          <table:table-cell office:value-type="float" office:value="31.69" table:style-name="ce11">
            <text:p>31.69</text:p>
          </table:table-cell>
          <table:table-cell office:value-type="float" office:value="33.802999999999997" table:style-name="ce11">
            <text:p>33.803</text:p>
          </table:table-cell>
          <table:table-cell office:value-type="float" office:value="32.393999999999998" table:style-name="ce11">
            <text:p>32.394</text:p>
          </table:table-cell>
          <table:table-cell office:value-type="float" office:value="29.577000000000002" table:style-name="ce11">
            <text:p>29.577</text:p>
          </table:table-cell>
          <table:table-cell office:value-type="float" office:value="0" table:style-name="ce11">
            <text:p>0</text:p>
          </table:table-cell>
          <table:table-cell office:value-type="float" office:value="4.93" table:style-name="ce11">
            <text:p>4.93</text:p>
          </table:table-cell>
          <table:table-cell office:value-type="float" office:value="7.0419999999999998" table:style-name="ce11">
            <text:p>7.042</text:p>
          </table:table-cell>
          <table:table-cell office:value-type="float" office:value="6.3380000000000001" table:style-name="ce11">
            <text:p>6.338</text:p>
          </table:table-cell>
          <table:table-cell office:value-type="float" office:value="12.676" table:style-name="ce11">
            <text:p>12.676</text:p>
          </table:table-cell>
          <table:table-cell office:value-type="float" office:value="5.6340000000000003" table:style-name="ce11">
            <text:p>5.634</text:p>
          </table:table-cell>
          <table:table-cell office:value-type="float" office:value="40.844999999999999" table:style-name="ce11">
            <text:p>40.845</text:p>
          </table:table-cell>
          <table:table-cell office:value-type="float" office:value="45.774999999999999" table:style-name="ce11">
            <text:p>45.775</text:p>
          </table:table-cell>
          <table:table-cell office:value-type="float" office:value="13.38" table:style-name="ce11">
            <text:p>13.38</text:p>
          </table:table-cell>
          <table:table-cell office:value-type="float" office:value="36.207000000000001" table:style-name="ce11">
            <text:p>36.207</text:p>
          </table:table-cell>
          <table:table-cell office:value-type="float" office:value="45" table:style-name="ce11">
            <text:p>45</text:p>
          </table:table-cell>
          <table:table-cell office:value-type="float" office:value="63.570999999999998" table:style-name="ce11">
            <text:p>63.571</text:p>
          </table:table-cell>
          <table:table-cell office:value-type="float" office:value="29.824999999999999" table:style-name="ce11">
            <text:p>29.825</text:p>
          </table:table-cell>
          <table:table-cell office:value-type="float" office:value="50" table:style-name="ce11">
            <text:p>50</text:p>
          </table:table-cell>
          <table:table-cell office:value-type="float" office:value="22.143000000000001" table:style-name="ce11">
            <text:p>22.143</text:p>
          </table:table-cell>
          <table:table-cell office:value-type="float" office:value="20.713999999999999" table:style-name="ce11">
            <text:p>20.714</text:p>
          </table:table-cell>
          <table:table-cell office:value-type="float" office:value="64.912000000000006" table:style-name="ce11">
            <text:p>64.912</text:p>
          </table:table-cell>
          <table:table-cell office:value-type="float" office:value="13.792999999999999" table:style-name="ce11">
            <text:p>13.793</text:p>
          </table:table-cell>
          <table:table-cell office:value-type="float" office:value="32.856999999999999" table:style-name="ce11">
            <text:p>32.857</text:p>
          </table:table-cell>
          <table:table-cell office:value-type="float" office:value="15.714" table:style-name="ce11">
            <text:p>15.714</text:p>
          </table:table-cell>
          <table:table-cell office:value-type="float" office:value="5.2629999999999999" table:style-name="ce11">
            <text:p>5.263</text:p>
          </table:table-cell>
          <table:table-cell office:value-type="float" office:value="62.29" table:style-name="ce11">
            <text:p>62.29</text:p>
          </table:table-cell>
          <table:table-cell office:value-type="float" office:value="68.817999999999998" table:style-name="ce11">
            <text:p>68.818</text:p>
          </table:table-cell>
          <table:table-cell office:value-type="float" office:value="58.273000000000003" table:style-name="ce11">
            <text:p>58.273</text:p>
          </table:table-cell>
          <table:table-cell office:value-type="float" office:value="38.182000000000002" table:style-name="ce11">
            <text:p>38.182</text:p>
          </table:table-cell>
          <table:table-cell office:value-type="float" office:value="72.123999999999995" table:style-name="ce11">
            <text:p>72.124</text:p>
          </table:table-cell>
          <table:table-cell office:value-type="float" office:value="73.33" table:style-name="ce11">
            <text:p>73.33</text:p>
          </table:table-cell>
          <table:table-cell office:value-type="float" office:value="4.5720000000000001" table:style-name="ce11">
            <text:p>4.572</text:p>
          </table:table-cell>
          <table:table-cell office:value-type="float" office:value="75.935000000000002" table:style-name="ce11">
            <text:p>75.935</text:p>
          </table:table-cell>
          <table:table-cell office:value-type="float" office:value="25.553999999999998" table:style-name="ce11">
            <text:p>25.554</text:p>
          </table:table-cell>
          <table:table-cell office:value-type="float" office:value="74.236000000000004" table:style-name="ce11">
            <text:p>74.236</text:p>
          </table:table-cell>
          <table:table-cell table:number-columns-repeated="16254"/>
        </table:table-row>
        <table:table-row table:style-name="ro6">
          <table:table-cell office:value-type="string" table:style-name="ce4">
            <text:p>GPA</text:p>
          </table:table-cell>
          <table:table-cell office:value-type="string" table:style-name="ce4">
            <text:p>Government Property Agency</text:p>
          </table:table-cell>
          <table:table-cell office:value-type="string" table:style-name="ce4">
            <text:p>Cabinet Office</text:p>
          </table:table-cell>
          <table:table-cell table:style-name="ce4"/>
          <table:table-cell office:value-type="float" office:value="102.28100000000001" table:style-name="ce11">
            <text:p>102.281</text:p>
          </table:table-cell>
          <table:table-cell office:value-type="float" office:value="60.448999999999998" table:style-name="ce11">
            <text:p>60.449</text:p>
          </table:table-cell>
          <table:table-cell office:value-type="float" office:value="79.126000000000005" table:style-name="ce11">
            <text:p>79.126</text:p>
          </table:table-cell>
          <table:table-cell office:value-type="float" office:value="85.501999999999995" table:style-name="ce11">
            <text:p>85.502</text:p>
          </table:table-cell>
          <table:table-cell office:value-type="float" office:value="75.774000000000001" table:style-name="ce11">
            <text:p>75.774</text:p>
          </table:table-cell>
          <table:table-cell office:value-type="float" office:value="86.989000000000004" table:style-name="ce11">
            <text:p>86.989</text:p>
          </table:table-cell>
          <table:table-cell office:value-type="float" office:value="54.554000000000002" table:style-name="ce11">
            <text:p>54.554</text:p>
          </table:table-cell>
          <table:table-cell office:value-type="float" office:value="78.253" table:style-name="ce11">
            <text:p>78.253</text:p>
          </table:table-cell>
          <table:table-cell office:value-type="float" office:value="63.878999999999998" table:style-name="ce11">
            <text:p>63.879</text:p>
          </table:table-cell>
          <table:table-cell office:value-type="float" office:value="42.786000000000001" table:style-name="ce11">
            <text:p>42.786</text:p>
          </table:table-cell>
          <table:table-cell office:value-type="float" office:value="53.728000000000002" table:style-name="ce11">
            <text:p>53.728</text:p>
          </table:table-cell>
          <table:table-cell office:value-type="float" office:value="91.045000000000002" table:style-name="ce11">
            <text:p>91.045</text:p>
          </table:table-cell>
          <table:table-cell office:value-type="float" office:value="83.581999999999994" table:style-name="ce11">
            <text:p>83.582</text:p>
          </table:table-cell>
          <table:table-cell office:value-type="float" office:value="77.694999999999993" table:style-name="ce11">
            <text:p>77.695</text:p>
          </table:table-cell>
          <table:table-cell office:value-type="float" office:value="59.701000000000001" table:style-name="ce11">
            <text:p>59.701</text:p>
          </table:table-cell>
          <table:table-cell office:value-type="float" office:value="83.643000000000001" table:style-name="ce11">
            <text:p>83.643</text:p>
          </table:table-cell>
          <table:table-cell office:value-type="float" office:value="83.643000000000001" table:style-name="ce11">
            <text:p>83.643</text:p>
          </table:table-cell>
          <table:table-cell office:value-type="float" office:value="87.361000000000004" table:style-name="ce11">
            <text:p>87.361</text:p>
          </table:table-cell>
          <table:table-cell office:value-type="float" office:value="80.668999999999997" table:style-name="ce11">
            <text:p>80.669</text:p>
          </table:table-cell>
          <table:table-cell office:value-type="float" office:value="87.313000000000002" table:style-name="ce11">
            <text:p>87.313</text:p>
          </table:table-cell>
          <table:table-cell office:value-type="float" office:value="88.015000000000001" table:style-name="ce11">
            <text:p>88.015</text:p>
          </table:table-cell>
          <table:table-cell office:value-type="float" office:value="78.277000000000001" table:style-name="ce11">
            <text:p>78.277</text:p>
          </table:table-cell>
          <table:table-cell office:value-type="float" office:value="82.528000000000006" table:style-name="ce11">
            <text:p>82.528</text:p>
          </table:table-cell>
          <table:table-cell office:value-type="float" office:value="81.784000000000006" table:style-name="ce11">
            <text:p>81.784</text:p>
          </table:table-cell>
          <table:table-cell office:value-type="float" office:value="74.349000000000004" table:style-name="ce11">
            <text:p>74.349</text:p>
          </table:table-cell>
          <table:table-cell office:value-type="float" office:value="70.787000000000006" table:style-name="ce11">
            <text:p>70.787</text:p>
          </table:table-cell>
          <table:table-cell office:value-type="float" office:value="69.403000000000006" table:style-name="ce11">
            <text:p>69.403</text:p>
          </table:table-cell>
          <table:table-cell office:value-type="float" office:value="44.03" table:style-name="ce11">
            <text:p>44.03</text:p>
          </table:table-cell>
          <table:table-cell office:value-type="float" office:value="85.501999999999995" table:style-name="ce11">
            <text:p>85.502</text:p>
          </table:table-cell>
          <table:table-cell office:value-type="float" office:value="88.847999999999999" table:style-name="ce11">
            <text:p>88.848</text:p>
          </table:table-cell>
          <table:table-cell office:value-type="float" office:value="86.617000000000004" table:style-name="ce11">
            <text:p>86.617</text:p>
          </table:table-cell>
          <table:table-cell office:value-type="float" office:value="71.747" table:style-name="ce11">
            <text:p>71.747</text:p>
          </table:table-cell>
          <table:table-cell office:value-type="float" office:value="49.442" table:style-name="ce11">
            <text:p>49.442</text:p>
          </table:table-cell>
          <table:table-cell office:value-type="float" office:value="51.673000000000002" table:style-name="ce11">
            <text:p>51.673</text:p>
          </table:table-cell>
          <table:table-cell office:value-type="float" office:value="45.149000000000001" table:style-name="ce11">
            <text:p>45.149</text:p>
          </table:table-cell>
          <table:table-cell office:value-type="float" office:value="84.757999999999996" table:style-name="ce11">
            <text:p>84.758</text:p>
          </table:table-cell>
          <table:table-cell office:value-type="float" office:value="84.757999999999996" table:style-name="ce11">
            <text:p>84.758</text:p>
          </table:table-cell>
          <table:table-cell office:value-type="float" office:value="68.400999999999996" table:style-name="ce11">
            <text:p>68.401</text:p>
          </table:table-cell>
          <table:table-cell office:value-type="float" office:value="75.093000000000004" table:style-name="ce11">
            <text:p>75.093</text:p>
          </table:table-cell>
          <table:table-cell office:value-type="float" office:value="50.558" table:style-name="ce11">
            <text:p>50.558</text:p>
          </table:table-cell>
          <table:table-cell office:value-type="float" office:value="72.861999999999995" table:style-name="ce11">
            <text:p>72.862</text:p>
          </table:table-cell>
          <table:table-cell office:value-type="float" office:value="92.192999999999998" table:style-name="ce11">
            <text:p>92.193</text:p>
          </table:table-cell>
          <table:table-cell office:value-type="float" office:value="65.427999999999997" table:style-name="ce11">
            <text:p>65.428</text:p>
          </table:table-cell>
          <table:table-cell office:value-type="float" office:value="46.097000000000001" table:style-name="ce11">
            <text:p>46.097</text:p>
          </table:table-cell>
          <table:table-cell office:value-type="float" office:value="56.134" table:style-name="ce11">
            <text:p>56.134</text:p>
          </table:table-cell>
          <table:table-cell office:value-type="float" office:value="42.91" table:style-name="ce11">
            <text:p>42.91</text:p>
          </table:table-cell>
          <table:table-cell office:value-type="float" office:value="47.761000000000003" table:style-name="ce11">
            <text:p>47.761</text:p>
          </table:table-cell>
          <table:table-cell office:value-type="float" office:value="37.686999999999998" table:style-name="ce11">
            <text:p>37.687</text:p>
          </table:table-cell>
          <table:table-cell office:value-type="float" office:value="68.03" table:style-name="ce11">
            <text:p>68.03</text:p>
          </table:table-cell>
          <table:table-cell office:value-type="float" office:value="57.621000000000002" table:style-name="ce11">
            <text:p>57.621</text:p>
          </table:table-cell>
          <table:table-cell office:value-type="float" office:value="69.144999999999996" table:style-name="ce11">
            <text:p>69.145</text:p>
          </table:table-cell>
          <table:table-cell office:value-type="float" office:value="59.850999999999999" table:style-name="ce11">
            <text:p>59.851</text:p>
          </table:table-cell>
          <table:table-cell office:value-type="float" office:value="31.97" table:style-name="ce11">
            <text:p>31.97</text:p>
          </table:table-cell>
          <table:table-cell office:value-type="float" office:value="43.494" table:style-name="ce11">
            <text:p>43.494</text:p>
          </table:table-cell>
          <table:table-cell office:value-type="float" office:value="57.463000000000001" table:style-name="ce11">
            <text:p>57.463</text:p>
          </table:table-cell>
          <table:table-cell office:value-type="float" office:value="42.750999999999998" table:style-name="ce11">
            <text:p>42.751</text:p>
          </table:table-cell>
          <table:table-cell office:value-type="float" office:value="53.16" table:style-name="ce11">
            <text:p>53.16</text:p>
          </table:table-cell>
          <table:table-cell office:value-type="float" office:value="61.338000000000001" table:style-name="ce11">
            <text:p>61.338</text:p>
          </table:table-cell>
          <table:table-cell office:value-type="float" office:value="53.16" table:style-name="ce11">
            <text:p>53.16</text:p>
          </table:table-cell>
          <table:table-cell office:value-type="float" office:value="39.924999999999997" table:style-name="ce11">
            <text:p>39.925</text:p>
          </table:table-cell>
          <table:table-cell office:value-type="float" office:value="52.238999999999997" table:style-name="ce11">
            <text:p>52.239</text:p>
          </table:table-cell>
          <table:table-cell office:value-type="float" office:value="49.814" table:style-name="ce11">
            <text:p>49.814</text:p>
          </table:table-cell>
          <table:table-cell office:value-type="float" office:value="54.646999999999998" table:style-name="ce11">
            <text:p>54.647</text:p>
          </table:table-cell>
          <table:table-cell office:value-type="float" office:value="38.06" table:style-name="ce11">
            <text:p>38.06</text:p>
          </table:table-cell>
          <table:table-cell office:value-type="float" office:value="89.962999999999994" table:style-name="ce11">
            <text:p>89.963</text:p>
          </table:table-cell>
          <table:table-cell office:value-type="float" office:value="76.951999999999998" table:style-name="ce11">
            <text:p>76.952</text:p>
          </table:table-cell>
          <table:table-cell office:value-type="float" office:value="69.516999999999996" table:style-name="ce11">
            <text:p>69.517</text:p>
          </table:table-cell>
          <table:table-cell office:value-type="float" office:value="65.055999999999997" table:style-name="ce11">
            <text:p>65.056</text:p>
          </table:table-cell>
          <table:table-cell office:value-type="float" office:value="74.349000000000004" table:style-name="ce11">
            <text:p>74.349</text:p>
          </table:table-cell>
          <table:table-cell office:value-type="float" office:value="74.721000000000004" table:style-name="ce11">
            <text:p>74.721</text:p>
          </table:table-cell>
          <table:table-cell office:value-type="float" office:value="73.134" table:style-name="ce11">
            <text:p>73.134</text:p>
          </table:table-cell>
          <table:table-cell office:value-type="float" office:value="8.2710000000000008" table:style-name="ce11">
            <text:p>8.271</text:p>
          </table:table-cell>
          <table:table-cell office:value-type="float" office:value="19.548999999999999" table:style-name="ce11">
            <text:p>19.549</text:p>
          </table:table-cell>
          <table:table-cell office:value-type="float" office:value="38.722000000000001" table:style-name="ce11">
            <text:p>38.722</text:p>
          </table:table-cell>
          <table:table-cell office:value-type="float" office:value="33.459000000000003" table:style-name="ce11">
            <text:p>33.459</text:p>
          </table:table-cell>
          <table:table-cell office:value-type="float" office:value="89.218999999999994" table:style-name="ce11">
            <text:p>89.219</text:p>
          </table:table-cell>
          <table:table-cell office:value-type="float" office:value="69.144999999999996" table:style-name="ce11">
            <text:p>69.145</text:p>
          </table:table-cell>
          <table:table-cell office:value-type="float" office:value="74.721000000000004" table:style-name="ce11">
            <text:p>74.721</text:p>
          </table:table-cell>
          <table:table-cell office:value-type="float" office:value="6.32" table:style-name="ce11">
            <text:p>6.32</text:p>
          </table:table-cell>
          <table:table-cell office:value-type="float" office:value="88.475999999999999" table:style-name="ce11">
            <text:p>88.476</text:p>
          </table:table-cell>
          <table:table-cell office:value-type="float" office:value="5.2039999999999997" table:style-name="ce11">
            <text:p>5.204</text:p>
          </table:table-cell>
          <table:table-cell office:value-type="float" office:value="10.781000000000001" table:style-name="ce11">
            <text:p>10.781</text:p>
          </table:table-cell>
          <table:table-cell office:value-type="float" office:value="83.271000000000001" table:style-name="ce11">
            <text:p>83.271</text:p>
          </table:table-cell>
          <table:table-cell office:value-type="float" office:value="5.9480000000000004" table:style-name="ce11">
            <text:p>5.948</text:p>
          </table:table-cell>
          <table:table-cell office:value-type="float" office:value="0" table:style-name="ce11">
            <text:p>0</text:p>
          </table:table-cell>
          <table:table-cell office:value-type="float" office:value="0" table:style-name="ce11">
            <text:p>0</text:p>
          </table:table-cell>
          <table:table-cell office:value-type="float" office:value="17.241" table:style-name="ce11">
            <text:p>17.241</text:p>
          </table:table-cell>
          <table:table-cell office:value-type="float" office:value="51.723999999999997" table:style-name="ce11">
            <text:p>51.724</text:p>
          </table:table-cell>
          <table:table-cell office:value-type="float" office:value="0" table:style-name="ce11">
            <text:p>0</text:p>
          </table:table-cell>
          <table:table-cell office:value-type="float" office:value="31.033999999999999" table:style-name="ce11">
            <text:p>31.034</text:p>
          </table:table-cell>
          <table:table-cell office:value-type="float" office:value="55.171999999999997" table:style-name="ce11">
            <text:p>55.172</text:p>
          </table:table-cell>
          <table:table-cell office:value-type="float" office:value="44.828000000000003" table:style-name="ce11">
            <text:p>44.828</text:p>
          </table:table-cell>
          <table:table-cell office:value-type="float" office:value="24.138000000000002" table:style-name="ce11">
            <text:p>24.138</text:p>
          </table:table-cell>
          <table:table-cell office:value-type="float" office:value="41.378999999999998" table:style-name="ce11">
            <text:p>41.379</text:p>
          </table:table-cell>
          <table:table-cell office:value-type="float" office:value="20.69" table:style-name="ce11">
            <text:p>20.69</text:p>
          </table:table-cell>
          <table:table-cell office:value-type="float" office:value="0" table:style-name="ce11">
            <text:p>0</text:p>
          </table:table-cell>
          <table:table-cell office:value-type="float" office:value="3.448" table:style-name="ce11">
            <text:p>3.448</text:p>
          </table:table-cell>
          <table:table-cell office:value-type="float" office:value="3.448" table:style-name="ce11">
            <text:p>3.448</text:p>
          </table:table-cell>
          <table:table-cell office:value-type="float" office:value="6.8970000000000002" table:style-name="ce11">
            <text:p>6.897</text:p>
          </table:table-cell>
          <table:table-cell office:value-type="float" office:value="6.8970000000000002" table:style-name="ce11">
            <text:p>6.897</text:p>
          </table:table-cell>
          <table:table-cell office:value-type="float" office:value="0" table:style-name="ce11">
            <text:p>0</text:p>
          </table:table-cell>
          <table:table-cell office:value-type="float" office:value="41.378999999999998" table:style-name="ce11">
            <text:p>41.379</text:p>
          </table:table-cell>
          <table:table-cell office:value-type="float" office:value="37.930999999999997" table:style-name="ce11">
            <text:p>37.931</text:p>
          </table:table-cell>
          <table:table-cell office:value-type="float" office:value="20.69" table:style-name="ce11">
            <text:p>20.69</text:p>
          </table:table-cell>
          <table:table-cell office:value-type="float" office:value="41.667000000000002" table:style-name="ce11">
            <text:p>41.667</text:p>
          </table:table-cell>
          <table:table-cell office:value-type="float" office:value="37.930999999999997" table:style-name="ce11">
            <text:p>37.931</text:p>
          </table:table-cell>
          <table:table-cell office:value-type="float" office:value="68.965999999999994" table:style-name="ce11">
            <text:p>68.966</text:p>
          </table:table-cell>
          <table:table-cell office:value-type="float" office:value="25" table:style-name="ce11">
            <text:p>25</text:p>
          </table:table-cell>
          <table:table-cell office:value-type="float" office:value="41.667000000000002" table:style-name="ce11">
            <text:p>41.667</text:p>
          </table:table-cell>
          <table:table-cell office:value-type="float" office:value="41.378999999999998" table:style-name="ce11">
            <text:p>41.379</text:p>
          </table:table-cell>
          <table:table-cell office:value-type="float" office:value="17.241" table:style-name="ce11">
            <text:p>17.241</text:p>
          </table:table-cell>
          <table:table-cell office:value-type="float" office:value="66.667000000000002" table:style-name="ce11">
            <text:p>66.667</text:p>
          </table:table-cell>
          <table:table-cell office:value-type="float" office:value="16.667000000000002" table:style-name="ce11">
            <text:p>16.667</text:p>
          </table:table-cell>
          <table:table-cell office:value-type="float" office:value="20.69" table:style-name="ce11">
            <text:p>20.69</text:p>
          </table:table-cell>
          <table:table-cell office:value-type="float" office:value="13.792999999999999" table:style-name="ce11">
            <text:p>13.793</text:p>
          </table:table-cell>
          <table:table-cell office:value-type="float" office:value="8.3330000000000002" table:style-name="ce11">
            <text:p>8.333</text:p>
          </table:table-cell>
          <table:table-cell office:value-type="float" office:value="63.805999999999997" table:style-name="ce11">
            <text:p>63.806</text:p>
          </table:table-cell>
          <table:table-cell office:value-type="float" office:value="69.775999999999996" table:style-name="ce11">
            <text:p>69.776</text:p>
          </table:table-cell>
          <table:table-cell office:value-type="float" office:value="57.09" table:style-name="ce11">
            <text:p>57.09</text:p>
          </table:table-cell>
          <table:table-cell office:value-type="float" office:value="33.954999999999998" table:style-name="ce11">
            <text:p>33.955</text:p>
          </table:table-cell>
          <table:table-cell office:value-type="float" office:value="73.881" table:style-name="ce11">
            <text:p>73.881</text:p>
          </table:table-cell>
          <table:table-cell office:value-type="float" office:value="74.254000000000005" table:style-name="ce11">
            <text:p>74.254</text:p>
          </table:table-cell>
          <table:table-cell office:value-type="float" office:value="4.1040000000000001" table:style-name="ce11">
            <text:p>4.104</text:p>
          </table:table-cell>
          <table:table-cell office:value-type="float" office:value="73.507000000000005" table:style-name="ce11">
            <text:p>73.507</text:p>
          </table:table-cell>
          <table:table-cell office:value-type="float" office:value="28.195" table:style-name="ce11">
            <text:p>28.195</text:p>
          </table:table-cell>
          <table:table-cell office:value-type="float" office:value="73.688999999999993" table:style-name="ce11">
            <text:p>73.689</text:p>
          </table:table-cell>
          <table:table-cell table:number-columns-repeated="16254"/>
        </table:table-row>
        <table:table-row table:style-name="ro9">
          <table:table-cell office:value-type="string" table:style-name="ce4">
            <text:p>HMCPSI</text:p>
          </table:table-cell>
          <table:table-cell office:value-type="string" table:style-name="ce4">
            <text:p>HM CPS Inspectorate</text:p>
          </table:table-cell>
          <table:table-cell office:value-type="string" table:style-name="ce4">
            <text:p>Attorney General's Departments</text:p>
          </table:table-cell>
          <table:table-cell table:style-name="ce4"/>
          <table:table-cell office:value-type="float" office:value="89.286000000000001" table:style-name="ce11">
            <text:p>89.286</text:p>
          </table:table-cell>
          <table:table-cell office:value-type="float" office:value="88.125" table:style-name="ce11">
            <text:p>88.125</text:p>
          </table:table-cell>
          <table:table-cell office:value-type="float" office:value="91.2" table:style-name="ce11">
            <text:p>91.2</text:p>
          </table:table-cell>
          <table:table-cell office:value-type="float" office:value="94" table:style-name="ce11">
            <text:p>94</text:p>
          </table:table-cell>
          <table:table-cell office:value-type="float" office:value="94" table:style-name="ce11">
            <text:p>94</text:p>
          </table:table-cell>
          <table:table-cell office:value-type="float" office:value="94.444000000000003" table:style-name="ce11">
            <text:p>94.444</text:p>
          </table:table-cell>
          <table:table-cell office:value-type="float" office:value="85" table:style-name="ce11">
            <text:p>85</text:p>
          </table:table-cell>
          <table:table-cell office:value-type="float" office:value="93.75" table:style-name="ce11">
            <text:p>93.75</text:p>
          </table:table-cell>
          <table:table-cell office:value-type="float" office:value="93.055999999999997" table:style-name="ce11">
            <text:p>93.056</text:p>
          </table:table-cell>
          <table:table-cell office:value-type="float" office:value="69.444000000000003" table:style-name="ce11">
            <text:p>69.444</text:p>
          </table:table-cell>
          <table:table-cell office:value-type="float" office:value="92.444000000000003" table:style-name="ce11">
            <text:p>92.444</text:p>
          </table:table-cell>
          <table:table-cell office:value-type="float" office:value="100" table:style-name="ce11">
            <text:p>100</text:p>
          </table:table-cell>
          <table:table-cell office:value-type="float" office:value="96" table:style-name="ce11">
            <text:p>96</text:p>
          </table:table-cell>
          <table:table-cell office:value-type="float" office:value="96" table:style-name="ce11">
            <text:p>96</text:p>
          </table:table-cell>
          <table:table-cell office:value-type="float" office:value="84" table:style-name="ce11">
            <text:p>84</text:p>
          </table:table-cell>
          <table:table-cell office:value-type="float" office:value="80" table:style-name="ce11">
            <text:p>80</text:p>
          </table:table-cell>
          <table:table-cell office:value-type="float" office:value="96" table:style-name="ce11">
            <text:p>96</text:p>
          </table:table-cell>
          <table:table-cell office:value-type="float" office:value="92" table:style-name="ce11">
            <text:p>92</text:p>
          </table:table-cell>
          <table:table-cell office:value-type="float" office:value="92" table:style-name="ce11">
            <text:p>92</text:p>
          </table:table-cell>
          <table:table-cell office:value-type="float" office:value="100" table:style-name="ce11">
            <text:p>100</text:p>
          </table:table-cell>
          <table:table-cell office:value-type="float" office:value="95.832999999999998" table:style-name="ce11">
            <text:p>95.833</text:p>
          </table:table-cell>
          <table:table-cell office:value-type="float" office:value="92" table:style-name="ce11">
            <text:p>92</text:p>
          </table:table-cell>
          <table:table-cell office:value-type="float" office:value="96" table:style-name="ce11">
            <text:p>96</text:p>
          </table:table-cell>
          <table:table-cell office:value-type="float" office:value="96" table:style-name="ce11">
            <text:p>96</text:p>
          </table:table-cell>
          <table:table-cell office:value-type="float" office:value="100" table:style-name="ce11">
            <text:p>100</text:p>
          </table:table-cell>
          <table:table-cell office:value-type="float" office:value="100" table:style-name="ce11">
            <text:p>100</text:p>
          </table:table-cell>
          <table:table-cell office:value-type="float" office:value="96" table:style-name="ce11">
            <text:p>96</text:p>
          </table:table-cell>
          <table:table-cell office:value-type="float" office:value="72" table:style-name="ce11">
            <text:p>72</text:p>
          </table:table-cell>
          <table:table-cell office:value-type="float" office:value="95.832999999999998" table:style-name="ce11">
            <text:p>95.833</text:p>
          </table:table-cell>
          <table:table-cell office:value-type="float" office:value="95.832999999999998" table:style-name="ce11">
            <text:p>95.833</text:p>
          </table:table-cell>
          <table:table-cell office:value-type="float" office:value="91.667000000000002" table:style-name="ce11">
            <text:p>91.667</text:p>
          </table:table-cell>
          <table:table-cell office:value-type="float" office:value="92" table:style-name="ce11">
            <text:p>92</text:p>
          </table:table-cell>
          <table:table-cell office:value-type="float" office:value="88" table:style-name="ce11">
            <text:p>88</text:p>
          </table:table-cell>
          <table:table-cell office:value-type="float" office:value="76" table:style-name="ce11">
            <text:p>76</text:p>
          </table:table-cell>
          <table:table-cell office:value-type="float" office:value="83.332999999999998" table:style-name="ce11">
            <text:p>83.333</text:p>
          </table:table-cell>
          <table:table-cell office:value-type="float" office:value="95.832999999999998" table:style-name="ce11">
            <text:p>95.833</text:p>
          </table:table-cell>
          <table:table-cell office:value-type="float" office:value="91.667000000000002" table:style-name="ce11">
            <text:p>91.667</text:p>
          </table:table-cell>
          <table:table-cell office:value-type="float" office:value="95.832999999999998" table:style-name="ce11">
            <text:p>95.833</text:p>
          </table:table-cell>
          <table:table-cell office:value-type="float" office:value="91.667000000000002" table:style-name="ce11">
            <text:p>91.667</text:p>
          </table:table-cell>
          <table:table-cell office:value-type="float" office:value="87.5" table:style-name="ce11">
            <text:p>87.5</text:p>
          </table:table-cell>
          <table:table-cell office:value-type="float" office:value="100" table:style-name="ce11">
            <text:p>100</text:p>
          </table:table-cell>
          <table:table-cell office:value-type="float" office:value="100" table:style-name="ce11">
            <text:p>100</text:p>
          </table:table-cell>
          <table:table-cell office:value-type="float" office:value="95.652000000000001" table:style-name="ce11">
            <text:p>95.652</text:p>
          </table:table-cell>
          <table:table-cell office:value-type="float" office:value="87.5" table:style-name="ce11">
            <text:p>87.5</text:p>
          </table:table-cell>
          <table:table-cell office:value-type="float" office:value="87.5" table:style-name="ce11">
            <text:p>87.5</text:p>
          </table:table-cell>
          <table:table-cell office:value-type="float" office:value="66.667000000000002" table:style-name="ce11">
            <text:p>66.667</text:p>
          </table:table-cell>
          <table:table-cell office:value-type="float" office:value="66.667000000000002" table:style-name="ce11">
            <text:p>66.667</text:p>
          </table:table-cell>
          <table:table-cell office:value-type="float" office:value="75" table:style-name="ce11">
            <text:p>75</text:p>
          </table:table-cell>
          <table:table-cell office:value-type="float" office:value="100" table:style-name="ce11">
            <text:p>100</text:p>
          </table:table-cell>
          <table:table-cell office:value-type="float" office:value="95.832999999999998" table:style-name="ce11">
            <text:p>95.833</text:p>
          </table:table-cell>
          <table:table-cell office:value-type="float" office:value="91.667000000000002" table:style-name="ce11">
            <text:p>91.667</text:p>
          </table:table-cell>
          <table:table-cell office:value-type="float" office:value="91.667000000000002" table:style-name="ce11">
            <text:p>91.667</text:p>
          </table:table-cell>
          <table:table-cell office:value-type="float" office:value="91.667000000000002" table:style-name="ce11">
            <text:p>91.667</text:p>
          </table:table-cell>
          <table:table-cell office:value-type="float" office:value="87.5" table:style-name="ce11">
            <text:p>87.5</text:p>
          </table:table-cell>
          <table:table-cell office:value-type="float" office:value="91.667000000000002" table:style-name="ce11">
            <text:p>91.667</text:p>
          </table:table-cell>
          <table:table-cell office:value-type="float" office:value="91.667000000000002" table:style-name="ce11">
            <text:p>91.667</text:p>
          </table:table-cell>
          <table:table-cell office:value-type="float" office:value="87.5" table:style-name="ce11">
            <text:p>87.5</text:p>
          </table:table-cell>
          <table:table-cell office:value-type="float" office:value="100" table:style-name="ce11">
            <text:p>100</text:p>
          </table:table-cell>
          <table:table-cell office:value-type="float" office:value="95.832999999999998" table:style-name="ce11">
            <text:p>95.833</text:p>
          </table:table-cell>
          <table:table-cell office:value-type="float" office:value="87.5" table:style-name="ce11">
            <text:p>87.5</text:p>
          </table:table-cell>
          <table:table-cell office:value-type="float" office:value="91.667000000000002" table:style-name="ce11">
            <text:p>91.667</text:p>
          </table:table-cell>
          <table:table-cell office:value-type="float" office:value="91.667000000000002" table:style-name="ce11">
            <text:p>91.667</text:p>
          </table:table-cell>
          <table:table-cell office:value-type="float" office:value="91.667000000000002" table:style-name="ce11">
            <text:p>91.667</text:p>
          </table:table-cell>
          <table:table-cell office:value-type="float" office:value="87.5" table:style-name="ce11">
            <text:p>87.5</text:p>
          </table:table-cell>
          <table:table-cell office:value-type="float" office:value="95.832999999999998" table:style-name="ce11">
            <text:p>95.833</text:p>
          </table:table-cell>
          <table:table-cell office:value-type="float" office:value="91.667000000000002" table:style-name="ce11">
            <text:p>91.667</text:p>
          </table:table-cell>
          <table:table-cell office:value-type="float" office:value="91.667000000000002" table:style-name="ce11">
            <text:p>91.667</text:p>
          </table:table-cell>
          <table:table-cell office:value-type="float" office:value="91.667000000000002" table:style-name="ce11">
            <text:p>91.667</text:p>
          </table:table-cell>
          <table:table-cell office:value-type="float" office:value="91.667000000000002" table:style-name="ce11">
            <text:p>91.667</text:p>
          </table:table-cell>
          <table:table-cell office:value-type="float" office:value="79.167000000000002" table:style-name="ce11">
            <text:p>79.167</text:p>
          </table:table-cell>
          <table:table-cell office:value-type="float" office:value="100" table:style-name="ce11">
            <text:p>100</text:p>
          </table:table-cell>
          <table:table-cell office:value-type="float" office:value="4" table:style-name="ce11">
            <text:p>4</text:p>
          </table:table-cell>
          <table:table-cell office:value-type="float" office:value="4" table:style-name="ce11">
            <text:p>4</text:p>
          </table:table-cell>
          <table:table-cell office:value-type="float" office:value="52" table:style-name="ce11">
            <text:p>52</text:p>
          </table:table-cell>
          <table:table-cell office:value-type="float" office:value="40" table:style-name="ce11">
            <text:p>40</text:p>
          </table:table-cell>
          <table:table-cell office:value-type="float" office:value="100" table:style-name="ce11">
            <text:p>100</text:p>
          </table:table-cell>
          <table:table-cell office:value-type="float" office:value="76" table:style-name="ce11">
            <text:p>76</text:p>
          </table:table-cell>
          <table:table-cell office:value-type="float" office:value="87.5" table:style-name="ce11">
            <text:p>87.5</text:p>
          </table:table-cell>
          <table:table-cell office:value-type="float" office:value="4" table:style-name="ce11">
            <text:p>4</text:p>
          </table:table-cell>
          <table:table-cell office:value-type="float" office:value="92" table:style-name="ce11">
            <text:p>92</text:p>
          </table:table-cell>
          <table:table-cell office:value-type="float" office:value="4" table:style-name="ce11">
            <text:p>4</text:p>
          </table:table-cell>
          <table:table-cell office:value-type="float" office:value="8.3330000000000002" table:style-name="ce11">
            <text:p>8.333</text:p>
          </table:table-cell>
          <table:table-cell office:value-type="float" office:value="91.667000000000002" table:style-name="ce11">
            <text:p>91.66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0" table:style-name="ce11">
            <text:p>5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0" table:style-name="ce11">
            <text:p>50</text:p>
          </table:table-cell>
          <table:table-cell office:value-type="float" office:value="0" table:style-name="ce11">
            <text:p>0</text:p>
          </table:table-cell>
          <table:table-cell office:value-type="float" office:value="0" table:style-name="ce11">
            <text:p>0</text:p>
          </table:table-cell>
          <table:table-cell office:value-type="float" office:value="50" table:style-name="ce11">
            <text:p>5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0" table:style-name="ce11">
            <text:p>5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0" table:style-name="ce11">
            <text:p>50</text:p>
          </table:table-cell>
          <table:table-cell office:value-type="float" office:value="50" table:style-name="ce11">
            <text:p>50</text:p>
          </table:table-cell>
          <table:table-cell office:value-type="float" office:value="0" table:style-name="ce11">
            <text:p>0</text:p>
          </table:table-cell>
          <table:table-cell office:value-type="float" office:value="0" table:style-name="ce11">
            <text:p>0</text:p>
          </table:table-cell>
          <table:table-cell office:value-type="float" office:value="50" table:style-name="ce11">
            <text:p>50</text:p>
          </table:table-cell>
          <table:table-cell office:value-type="float" office:value="100" table:style-name="ce11">
            <text:p>100</text:p>
          </table:table-cell>
          <table:table-cell office:value-type="float" office:value="0" table:style-name="ce11">
            <text:p>0</text:p>
          </table:table-cell>
          <table:table-cell office:value-type="float" office:value="100" table:style-name="ce11">
            <text:p>100</text:p>
          </table:table-cell>
          <table:table-cell office:value-type="float" office:value="50" table:style-name="ce11">
            <text:p>5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0" table:style-name="ce11">
            <text:p>100</text:p>
          </table:table-cell>
          <table:table-cell office:value-type="float" office:value="83.332999999999998" table:style-name="ce11">
            <text:p>83.333</text:p>
          </table:table-cell>
          <table:table-cell office:value-type="float" office:value="87.5" table:style-name="ce11">
            <text:p>87.5</text:p>
          </table:table-cell>
          <table:table-cell office:value-type="float" office:value="83.332999999999998" table:style-name="ce11">
            <text:p>83.333</text:p>
          </table:table-cell>
          <table:table-cell office:value-type="float" office:value="20.832999999999998" table:style-name="ce11">
            <text:p>20.833</text:p>
          </table:table-cell>
          <table:table-cell office:value-type="float" office:value="91.667000000000002" table:style-name="ce11">
            <text:p>91.667</text:p>
          </table:table-cell>
          <table:table-cell office:value-type="float" office:value="95.832999999999998" table:style-name="ce11">
            <text:p>95.833</text:p>
          </table:table-cell>
          <table:table-cell office:value-type="float" office:value="0" table:style-name="ce11">
            <text:p>0</text:p>
          </table:table-cell>
          <table:table-cell office:value-type="float" office:value="95.832999999999998" table:style-name="ce11">
            <text:p>95.833</text:p>
          </table:table-cell>
          <table:table-cell office:value-type="float" office:value="11.849" table:style-name="ce11">
            <text:p>11.849</text:p>
          </table:table-cell>
          <table:table-cell office:value-type="float" office:value="84.582999999999998" table:style-name="ce11">
            <text:p>84.583</text:p>
          </table:table-cell>
          <table:table-cell table:number-columns-repeated="16254"/>
        </table:table-row>
        <table:table-row table:style-name="ro9">
          <table:table-cell office:value-type="string" table:style-name="ce4">
            <text:p>HMCTS</text:p>
          </table:table-cell>
          <table:table-cell office:value-type="string" table:style-name="ce4">
            <text:p>HM Courts and Tribunals Service</text:p>
          </table:table-cell>
          <table:table-cell office:value-type="string" table:style-name="ce4">
            <text:p>Justice</text:p>
          </table:table-cell>
          <table:table-cell office:value-type="string" table:style-name="ce4">
            <text:p>[note 4]</text:p>
          </table:table-cell>
          <table:table-cell office:value-type="float" office:value="53.286000000000001" table:style-name="ce11">
            <text:p>53.286</text:p>
          </table:table-cell>
          <table:table-cell office:value-type="float" office:value="58.546999999999997" table:style-name="ce11">
            <text:p>58.547</text:p>
          </table:table-cell>
          <table:table-cell office:value-type="float" office:value="71.197999999999993" table:style-name="ce11">
            <text:p>71.198</text:p>
          </table:table-cell>
          <table:table-cell office:value-type="float" office:value="77.251000000000005" table:style-name="ce11">
            <text:p>77.251</text:p>
          </table:table-cell>
          <table:table-cell office:value-type="float" office:value="67.832999999999998" table:style-name="ce11">
            <text:p>67.833</text:p>
          </table:table-cell>
          <table:table-cell office:value-type="float" office:value="78.852000000000004" table:style-name="ce11">
            <text:p>78.852</text:p>
          </table:table-cell>
          <table:table-cell office:value-type="float" office:value="49.975000000000001" table:style-name="ce11">
            <text:p>49.975</text:p>
          </table:table-cell>
          <table:table-cell office:value-type="float" office:value="75.879000000000005" table:style-name="ce11">
            <text:p>75.879</text:p>
          </table:table-cell>
          <table:table-cell office:value-type="float" office:value="71.894000000000005" table:style-name="ce11">
            <text:p>71.894</text:p>
          </table:table-cell>
          <table:table-cell office:value-type="float" office:value="29.456" table:style-name="ce11">
            <text:p>29.456</text:p>
          </table:table-cell>
          <table:table-cell office:value-type="float" office:value="46.710999999999999" table:style-name="ce11">
            <text:p>46.711</text:p>
          </table:table-cell>
          <table:table-cell office:value-type="float" office:value="87.057000000000002" table:style-name="ce11">
            <text:p>87.057</text:p>
          </table:table-cell>
          <table:table-cell office:value-type="float" office:value="78.748999999999995" table:style-name="ce11">
            <text:p>78.749</text:p>
          </table:table-cell>
          <table:table-cell office:value-type="float" office:value="75.397000000000006" table:style-name="ce11">
            <text:p>75.397</text:p>
          </table:table-cell>
          <table:table-cell office:value-type="float" office:value="50.752000000000002" table:style-name="ce11">
            <text:p>50.752</text:p>
          </table:table-cell>
          <table:table-cell office:value-type="float" office:value="64.055000000000007" table:style-name="ce11">
            <text:p>64.055</text:p>
          </table:table-cell>
          <table:table-cell office:value-type="float" office:value="75.275000000000006" table:style-name="ce11">
            <text:p>75.275</text:p>
          </table:table-cell>
          <table:table-cell office:value-type="float" office:value="79.234999999999999" table:style-name="ce11">
            <text:p>79.235</text:p>
          </table:table-cell>
          <table:table-cell office:value-type="float" office:value="70.363" table:style-name="ce11">
            <text:p>70.363</text:p>
          </table:table-cell>
          <table:table-cell office:value-type="float" office:value="80.454999999999998" table:style-name="ce11">
            <text:p>80.455</text:p>
          </table:table-cell>
          <table:table-cell office:value-type="float" office:value="76.959000000000003" table:style-name="ce11">
            <text:p>76.959</text:p>
          </table:table-cell>
          <table:table-cell office:value-type="float" office:value="62.728999999999999" table:style-name="ce11">
            <text:p>62.729</text:p>
          </table:table-cell>
          <table:table-cell office:value-type="float" office:value="73.275000000000006" table:style-name="ce11">
            <text:p>73.275</text:p>
          </table:table-cell>
          <table:table-cell office:value-type="float" office:value="77.555000000000007" table:style-name="ce11">
            <text:p>77.555</text:p>
          </table:table-cell>
          <table:table-cell office:value-type="float" office:value="64.05" table:style-name="ce11">
            <text:p>64.05</text:p>
          </table:table-cell>
          <table:table-cell office:value-type="float" office:value="63.347999999999999" table:style-name="ce11">
            <text:p>63.348</text:p>
          </table:table-cell>
          <table:table-cell office:value-type="float" office:value="66.503" table:style-name="ce11">
            <text:p>66.503</text:p>
          </table:table-cell>
          <table:table-cell office:value-type="float" office:value="43.161999999999999" table:style-name="ce11">
            <text:p>43.162</text:p>
          </table:table-cell>
          <table:table-cell office:value-type="float" office:value="85.257999999999996" table:style-name="ce11">
            <text:p>85.258</text:p>
          </table:table-cell>
          <table:table-cell office:value-type="float" office:value="81.12" table:style-name="ce11">
            <text:p>81.12</text:p>
          </table:table-cell>
          <table:table-cell office:value-type="float" office:value="70.167000000000002" table:style-name="ce11">
            <text:p>70.167</text:p>
          </table:table-cell>
          <table:table-cell office:value-type="float" office:value="65.150000000000006" table:style-name="ce11">
            <text:p>65.15</text:p>
          </table:table-cell>
          <table:table-cell office:value-type="float" office:value="45.734999999999999" table:style-name="ce11">
            <text:p>45.735</text:p>
          </table:table-cell>
          <table:table-cell office:value-type="float" office:value="48.886000000000003" table:style-name="ce11">
            <text:p>48.886</text:p>
          </table:table-cell>
          <table:table-cell office:value-type="float" office:value="40.155999999999999" table:style-name="ce11">
            <text:p>40.156</text:p>
          </table:table-cell>
          <table:table-cell office:value-type="float" office:value="78.192999999999998" table:style-name="ce11">
            <text:p>78.193</text:p>
          </table:table-cell>
          <table:table-cell office:value-type="float" office:value="84.117000000000004" table:style-name="ce11">
            <text:p>84.117</text:p>
          </table:table-cell>
          <table:table-cell office:value-type="float" office:value="65.191999999999993" table:style-name="ce11">
            <text:p>65.192</text:p>
          </table:table-cell>
          <table:table-cell office:value-type="float" office:value="76.031999999999996" table:style-name="ce11">
            <text:p>76.032</text:p>
          </table:table-cell>
          <table:table-cell office:value-type="float" office:value="66.162000000000006" table:style-name="ce11">
            <text:p>66.162</text:p>
          </table:table-cell>
          <table:table-cell office:value-type="float" office:value="78.677999999999997" table:style-name="ce11">
            <text:p>78.678</text:p>
          </table:table-cell>
          <table:table-cell office:value-type="float" office:value="87.42" table:style-name="ce11">
            <text:p>87.42</text:p>
          </table:table-cell>
          <table:table-cell office:value-type="float" office:value="67.853999999999999" table:style-name="ce11">
            <text:p>67.854</text:p>
          </table:table-cell>
          <table:table-cell office:value-type="float" office:value="61.726999999999997" table:style-name="ce11">
            <text:p>61.727</text:p>
          </table:table-cell>
          <table:table-cell office:value-type="float" office:value="69.680999999999997" table:style-name="ce11">
            <text:p>69.681</text:p>
          </table:table-cell>
          <table:table-cell office:value-type="float" office:value="29.600999999999999" table:style-name="ce11">
            <text:p>29.601</text:p>
          </table:table-cell>
          <table:table-cell office:value-type="float" office:value="36.345999999999997" table:style-name="ce11">
            <text:p>36.346</text:p>
          </table:table-cell>
          <table:table-cell office:value-type="float" office:value="22.443000000000001" table:style-name="ce11">
            <text:p>22.443</text:p>
          </table:table-cell>
          <table:table-cell office:value-type="float" office:value="61.484999999999999" table:style-name="ce11">
            <text:p>61.485</text:p>
          </table:table-cell>
          <table:table-cell office:value-type="float" office:value="56.878999999999998" table:style-name="ce11">
            <text:p>56.879</text:p>
          </table:table-cell>
          <table:table-cell office:value-type="float" office:value="47.924999999999997" table:style-name="ce11">
            <text:p>47.925</text:p>
          </table:table-cell>
          <table:table-cell office:value-type="float" office:value="48.15" table:style-name="ce11">
            <text:p>48.15</text:p>
          </table:table-cell>
          <table:table-cell office:value-type="float" office:value="34.503999999999998" table:style-name="ce11">
            <text:p>34.504</text:p>
          </table:table-cell>
          <table:table-cell office:value-type="float" office:value="31.998999999999999" table:style-name="ce11">
            <text:p>31.999</text:p>
          </table:table-cell>
          <table:table-cell office:value-type="float" office:value="59.314" table:style-name="ce11">
            <text:p>59.314</text:p>
          </table:table-cell>
          <table:table-cell office:value-type="float" office:value="34.963000000000001" table:style-name="ce11">
            <text:p>34.963</text:p>
          </table:table-cell>
          <table:table-cell office:value-type="float" office:value="45.290999999999997" table:style-name="ce11">
            <text:p>45.291</text:p>
          </table:table-cell>
          <table:table-cell office:value-type="float" office:value="57.927999999999997" table:style-name="ce11">
            <text:p>57.928</text:p>
          </table:table-cell>
          <table:table-cell office:value-type="float" office:value="46.121000000000002" table:style-name="ce11">
            <text:p>46.121</text:p>
          </table:table-cell>
          <table:table-cell office:value-type="float" office:value="44.512999999999998" table:style-name="ce11">
            <text:p>44.513</text:p>
          </table:table-cell>
          <table:table-cell office:value-type="float" office:value="47.954999999999998" table:style-name="ce11">
            <text:p>47.955</text:p>
          </table:table-cell>
          <table:table-cell office:value-type="float" office:value="44.904000000000003" table:style-name="ce11">
            <text:p>44.904</text:p>
          </table:table-cell>
          <table:table-cell office:value-type="float" office:value="45.917999999999999" table:style-name="ce11">
            <text:p>45.918</text:p>
          </table:table-cell>
          <table:table-cell office:value-type="float" office:value="34.130000000000003" table:style-name="ce11">
            <text:p>34.13</text:p>
          </table:table-cell>
          <table:table-cell office:value-type="float" office:value="91.757999999999996" table:style-name="ce11">
            <text:p>91.758</text:p>
          </table:table-cell>
          <table:table-cell office:value-type="float" office:value="67.061000000000007" table:style-name="ce11">
            <text:p>67.061</text:p>
          </table:table-cell>
          <table:table-cell office:value-type="float" office:value="70.927000000000007" table:style-name="ce11">
            <text:p>70.927</text:p>
          </table:table-cell>
          <table:table-cell office:value-type="float" office:value="66.826999999999998" table:style-name="ce11">
            <text:p>66.827</text:p>
          </table:table-cell>
          <table:table-cell office:value-type="float" office:value="76.081000000000003" table:style-name="ce11">
            <text:p>76.081</text:p>
          </table:table-cell>
          <table:table-cell office:value-type="float" office:value="59.284999999999997" table:style-name="ce11">
            <text:p>59.285</text:p>
          </table:table-cell>
          <table:table-cell office:value-type="float" office:value="63.058999999999997" table:style-name="ce11">
            <text:p>63.059</text:p>
          </table:table-cell>
          <table:table-cell office:value-type="float" office:value="9.2059999999999995" table:style-name="ce11">
            <text:p>9.206</text:p>
          </table:table-cell>
          <table:table-cell office:value-type="float" office:value="14.43" table:style-name="ce11">
            <text:p>14.43</text:p>
          </table:table-cell>
          <table:table-cell office:value-type="float" office:value="29.655999999999999" table:style-name="ce11">
            <text:p>29.656</text:p>
          </table:table-cell>
          <table:table-cell office:value-type="float" office:value="46.707999999999998" table:style-name="ce11">
            <text:p>46.708</text:p>
          </table:table-cell>
          <table:table-cell office:value-type="float" office:value="85.231999999999999" table:style-name="ce11">
            <text:p>85.232</text:p>
          </table:table-cell>
          <table:table-cell office:value-type="float" office:value="69.466999999999999" table:style-name="ce11">
            <text:p>69.467</text:p>
          </table:table-cell>
          <table:table-cell office:value-type="float" office:value="71.352999999999994" table:style-name="ce11">
            <text:p>71.353</text:p>
          </table:table-cell>
          <table:table-cell office:value-type="float" office:value="8.7309999999999999" table:style-name="ce11">
            <text:p>8.731</text:p>
          </table:table-cell>
          <table:table-cell office:value-type="float" office:value="81.274000000000001" table:style-name="ce11">
            <text:p>81.274</text:p>
          </table:table-cell>
          <table:table-cell office:value-type="float" office:value="9.9949999999999992" table:style-name="ce11">
            <text:p>9.995</text:p>
          </table:table-cell>
          <table:table-cell office:value-type="float" office:value="8.9670000000000005" table:style-name="ce11">
            <text:p>8.967</text:p>
          </table:table-cell>
          <table:table-cell office:value-type="float" office:value="82.567999999999998" table:style-name="ce11">
            <text:p>82.568</text:p>
          </table:table-cell>
          <table:table-cell office:value-type="float" office:value="8.4649999999999999" table:style-name="ce11">
            <text:p>8.465</text:p>
          </table:table-cell>
          <table:table-cell office:value-type="float" office:value="9.5510000000000002" table:style-name="ce11">
            <text:p>9.551</text:p>
          </table:table-cell>
          <table:table-cell office:value-type="float" office:value="6.2919999999999998" table:style-name="ce11">
            <text:p>6.292</text:p>
          </table:table-cell>
          <table:table-cell office:value-type="float" office:value="27.864999999999998" table:style-name="ce11">
            <text:p>27.865</text:p>
          </table:table-cell>
          <table:table-cell office:value-type="float" office:value="38.764000000000003" table:style-name="ce11">
            <text:p>38.764</text:p>
          </table:table-cell>
          <table:table-cell office:value-type="float" office:value="1.0109999999999999" table:style-name="ce11">
            <text:p>1.011</text:p>
          </table:table-cell>
          <table:table-cell office:value-type="float" office:value="42.697000000000003" table:style-name="ce11">
            <text:p>42.697</text:p>
          </table:table-cell>
          <table:table-cell office:value-type="float" office:value="44.27" table:style-name="ce11">
            <text:p>44.27</text:p>
          </table:table-cell>
          <table:table-cell office:value-type="float" office:value="19.437999999999999" table:style-name="ce11">
            <text:p>19.438</text:p>
          </table:table-cell>
          <table:table-cell office:value-type="float" office:value="43.033999999999999" table:style-name="ce11">
            <text:p>43.034</text:p>
          </table:table-cell>
          <table:table-cell office:value-type="float" office:value="35.729999999999997" table:style-name="ce11">
            <text:p>35.73</text:p>
          </table:table-cell>
          <table:table-cell office:value-type="float" office:value="22.021999999999998" table:style-name="ce11">
            <text:p>22.022</text:p>
          </table:table-cell>
          <table:table-cell office:value-type="float" office:value="5.3929999999999998" table:style-name="ce11">
            <text:p>5.393</text:p>
          </table:table-cell>
          <table:table-cell office:value-type="float" office:value="6.9660000000000002" table:style-name="ce11">
            <text:p>6.966</text:p>
          </table:table-cell>
          <table:table-cell office:value-type="float" office:value="7.1909999999999998" table:style-name="ce11">
            <text:p>7.191</text:p>
          </table:table-cell>
          <table:table-cell office:value-type="float" office:value="14.944000000000001" table:style-name="ce11">
            <text:p>14.944</text:p>
          </table:table-cell>
          <table:table-cell office:value-type="float" office:value="7.4160000000000004" table:style-name="ce11">
            <text:p>7.416</text:p>
          </table:table-cell>
          <table:table-cell office:value-type="float" office:value="4.6070000000000002" table:style-name="ce11">
            <text:p>4.607</text:p>
          </table:table-cell>
          <table:table-cell office:value-type="float" office:value="39.213000000000001" table:style-name="ce11">
            <text:p>39.213</text:p>
          </table:table-cell>
          <table:table-cell office:value-type="float" office:value="46.067" table:style-name="ce11">
            <text:p>46.067</text:p>
          </table:table-cell>
          <table:table-cell office:value-type="float" office:value="14.718999999999999" table:style-name="ce11">
            <text:p>14.719</text:p>
          </table:table-cell>
          <table:table-cell office:value-type="float" office:value="29.738" table:style-name="ce11">
            <text:p>29.738</text:p>
          </table:table-cell>
          <table:table-cell office:value-type="float" office:value="36.682000000000002" table:style-name="ce11">
            <text:p>36.682</text:p>
          </table:table-cell>
          <table:table-cell office:value-type="float" office:value="59.438000000000002" table:style-name="ce11">
            <text:p>59.438</text:p>
          </table:table-cell>
          <table:table-cell office:value-type="float" office:value="34.393000000000001" table:style-name="ce11">
            <text:p>34.393</text:p>
          </table:table-cell>
          <table:table-cell office:value-type="float" office:value="57.725999999999999" table:style-name="ce11">
            <text:p>57.726</text:p>
          </table:table-cell>
          <table:table-cell office:value-type="float" office:value="32.731000000000002" table:style-name="ce11">
            <text:p>32.731</text:p>
          </table:table-cell>
          <table:table-cell office:value-type="float" office:value="20.111999999999998" table:style-name="ce11">
            <text:p>20.112</text:p>
          </table:table-cell>
          <table:table-cell office:value-type="float" office:value="51.155999999999999" table:style-name="ce11">
            <text:p>51.156</text:p>
          </table:table-cell>
          <table:table-cell office:value-type="float" office:value="12.536" table:style-name="ce11">
            <text:p>12.536</text:p>
          </table:table-cell>
          <table:table-cell office:value-type="float" office:value="30.587" table:style-name="ce11">
            <text:p>30.587</text:p>
          </table:table-cell>
          <table:table-cell office:value-type="float" office:value="20.449000000000002" table:style-name="ce11">
            <text:p>20.449</text:p>
          </table:table-cell>
          <table:table-cell office:value-type="float" office:value="14.451000000000001" table:style-name="ce11">
            <text:p>14.451</text:p>
          </table:table-cell>
          <table:table-cell office:value-type="float" office:value="61.323" table:style-name="ce11">
            <text:p>61.323</text:p>
          </table:table-cell>
          <table:table-cell office:value-type="float" office:value="67.361000000000004" table:style-name="ce11">
            <text:p>67.361</text:p>
          </table:table-cell>
          <table:table-cell office:value-type="float" office:value="58.893999999999998" table:style-name="ce11">
            <text:p>58.894</text:p>
          </table:table-cell>
          <table:table-cell office:value-type="float" office:value="34.75" table:style-name="ce11">
            <text:p>34.75</text:p>
          </table:table-cell>
          <table:table-cell office:value-type="float" office:value="68.156999999999996" table:style-name="ce11">
            <text:p>68.157</text:p>
          </table:table-cell>
          <table:table-cell office:value-type="float" office:value="68.822999999999993" table:style-name="ce11">
            <text:p>68.823</text:p>
          </table:table-cell>
          <table:table-cell office:value-type="float" office:value="5.9580000000000002" table:style-name="ce11">
            <text:p>5.958</text:p>
          </table:table-cell>
          <table:table-cell office:value-type="float" office:value="72.206999999999994" table:style-name="ce11">
            <text:p>72.207</text:p>
          </table:table-cell>
          <table:table-cell office:value-type="float" office:value="30.088999999999999" table:style-name="ce11">
            <text:p>30.089</text:p>
          </table:table-cell>
          <table:table-cell office:value-type="float" office:value="72.269000000000005" table:style-name="ce11">
            <text:p>72.269</text:p>
          </table:table-cell>
          <table:table-cell table:number-columns-repeated="16254"/>
        </table:table-row>
        <table:table-row table:style-name="ro3">
          <table:table-cell office:value-type="string" table:style-name="ce4">
            <text:p>HMICFR</text:p>
          </table:table-cell>
          <table:table-cell office:value-type="string" table:style-name="ce4">
            <text:p>Her Majesty's Inspectorate of Constabulary and Fire and Rescue Services</text:p>
          </table:table-cell>
          <table:table-cell office:value-type="string" table:style-name="ce4">
            <text:p>HM Inspectorate of Constabulary and Fire &amp; Rescue Services</text:p>
          </table:table-cell>
          <table:table-cell table:style-name="ce4"/>
          <table:table-cell office:value-type="float" office:value="75.093999999999994" table:style-name="ce11">
            <text:p>75.094</text:p>
          </table:table-cell>
          <table:table-cell office:value-type="float" office:value="71.938999999999993" table:style-name="ce11">
            <text:p>71.939</text:p>
          </table:table-cell>
          <table:table-cell office:value-type="float" office:value="83.718999999999994" table:style-name="ce11">
            <text:p>83.719</text:p>
          </table:table-cell>
          <table:table-cell office:value-type="float" office:value="91.206000000000003" table:style-name="ce11">
            <text:p>91.206</text:p>
          </table:table-cell>
          <table:table-cell office:value-type="float" office:value="77.408000000000001" table:style-name="ce11">
            <text:p>77.408</text:p>
          </table:table-cell>
          <table:table-cell office:value-type="float" office:value="87.772000000000006" table:style-name="ce11">
            <text:p>87.772</text:p>
          </table:table-cell>
          <table:table-cell office:value-type="float" office:value="50.250999999999998" table:style-name="ce11">
            <text:p>50.251</text:p>
          </table:table-cell>
          <table:table-cell office:value-type="float" office:value="85.93" table:style-name="ce11">
            <text:p>85.93</text:p>
          </table:table-cell>
          <table:table-cell office:value-type="float" office:value="75.796000000000006" table:style-name="ce11">
            <text:p>75.796</text:p>
          </table:table-cell>
          <table:table-cell office:value-type="float" office:value="49.915999999999997" table:style-name="ce11">
            <text:p>49.916</text:p>
          </table:table-cell>
          <table:table-cell office:value-type="float" office:value="62" table:style-name="ce11">
            <text:p>62</text:p>
          </table:table-cell>
          <table:table-cell office:value-type="float" office:value="94.974999999999994" table:style-name="ce11">
            <text:p>94.975</text:p>
          </table:table-cell>
          <table:table-cell office:value-type="float" office:value="86.432000000000002" table:style-name="ce11">
            <text:p>86.432</text:p>
          </table:table-cell>
          <table:table-cell office:value-type="float" office:value="82.915000000000006" table:style-name="ce11">
            <text:p>82.915</text:p>
          </table:table-cell>
          <table:table-cell office:value-type="float" office:value="69.849000000000004" table:style-name="ce11">
            <text:p>69.849</text:p>
          </table:table-cell>
          <table:table-cell office:value-type="float" office:value="84.421999999999997" table:style-name="ce11">
            <text:p>84.422</text:p>
          </table:table-cell>
          <table:table-cell office:value-type="float" office:value="90.954999999999998" table:style-name="ce11">
            <text:p>90.955</text:p>
          </table:table-cell>
          <table:table-cell office:value-type="float" office:value="91.456999999999994" table:style-name="ce11">
            <text:p>91.457</text:p>
          </table:table-cell>
          <table:table-cell office:value-type="float" office:value="80.905000000000001" table:style-name="ce11">
            <text:p>80.905</text:p>
          </table:table-cell>
          <table:table-cell office:value-type="float" office:value="92.929000000000002" table:style-name="ce11">
            <text:p>92.929</text:p>
          </table:table-cell>
          <table:table-cell office:value-type="float" office:value="90.954999999999998" table:style-name="ce11">
            <text:p>90.955</text:p>
          </table:table-cell>
          <table:table-cell office:value-type="float" office:value="80.302999999999997" table:style-name="ce11">
            <text:p>80.303</text:p>
          </table:table-cell>
          <table:table-cell office:value-type="float" office:value="86.432000000000002" table:style-name="ce11">
            <text:p>86.432</text:p>
          </table:table-cell>
          <table:table-cell office:value-type="float" office:value="87.94" table:style-name="ce11">
            <text:p>87.94</text:p>
          </table:table-cell>
          <table:table-cell office:value-type="float" office:value="71.212000000000003" table:style-name="ce11">
            <text:p>71.212</text:p>
          </table:table-cell>
          <table:table-cell office:value-type="float" office:value="67.838999999999999" table:style-name="ce11">
            <text:p>67.839</text:p>
          </table:table-cell>
          <table:table-cell office:value-type="float" office:value="72.727000000000004" table:style-name="ce11">
            <text:p>72.727</text:p>
          </table:table-cell>
          <table:table-cell office:value-type="float" office:value="43.433999999999997" table:style-name="ce11">
            <text:p>43.434</text:p>
          </table:table-cell>
          <table:table-cell office:value-type="float" office:value="90.451999999999998" table:style-name="ce11">
            <text:p>90.452</text:p>
          </table:table-cell>
          <table:table-cell office:value-type="float" office:value="90.954999999999998" table:style-name="ce11">
            <text:p>90.955</text:p>
          </table:table-cell>
          <table:table-cell office:value-type="float" office:value="81.91" table:style-name="ce11">
            <text:p>81.91</text:p>
          </table:table-cell>
          <table:table-cell office:value-type="float" office:value="56.783999999999999" table:style-name="ce11">
            <text:p>56.784</text:p>
          </table:table-cell>
          <table:table-cell office:value-type="float" office:value="45.728999999999999" table:style-name="ce11">
            <text:p>45.729</text:p>
          </table:table-cell>
          <table:table-cell office:value-type="float" office:value="50.505000000000003" table:style-name="ce11">
            <text:p>50.505</text:p>
          </table:table-cell>
          <table:table-cell office:value-type="float" office:value="47.98" table:style-name="ce11">
            <text:p>47.98</text:p>
          </table:table-cell>
          <table:table-cell office:value-type="float" office:value="85.93" table:style-name="ce11">
            <text:p>85.93</text:p>
          </table:table-cell>
          <table:table-cell office:value-type="float" office:value="91.96" table:style-name="ce11">
            <text:p>91.96</text:p>
          </table:table-cell>
          <table:table-cell office:value-type="float" office:value="79.899000000000001" table:style-name="ce11">
            <text:p>79.899</text:p>
          </table:table-cell>
          <table:table-cell office:value-type="float" office:value="85.93" table:style-name="ce11">
            <text:p>85.93</text:p>
          </table:table-cell>
          <table:table-cell office:value-type="float" office:value="69.346999999999994" table:style-name="ce11">
            <text:p>69.347</text:p>
          </table:table-cell>
          <table:table-cell office:value-type="float" office:value="81.91" table:style-name="ce11">
            <text:p>81.91</text:p>
          </table:table-cell>
          <table:table-cell office:value-type="float" office:value="91.456999999999994" table:style-name="ce11">
            <text:p>91.457</text:p>
          </table:table-cell>
          <table:table-cell office:value-type="float" office:value="78.391999999999996" table:style-name="ce11">
            <text:p>78.392</text:p>
          </table:table-cell>
          <table:table-cell office:value-type="float" office:value="61.307000000000002" table:style-name="ce11">
            <text:p>61.307</text:p>
          </table:table-cell>
          <table:table-cell office:value-type="float" office:value="72.361999999999995" table:style-name="ce11">
            <text:p>72.362</text:p>
          </table:table-cell>
          <table:table-cell office:value-type="float" office:value="53.768999999999998" table:style-name="ce11">
            <text:p>53.769</text:p>
          </table:table-cell>
          <table:table-cell office:value-type="float" office:value="53.265999999999998" table:style-name="ce11">
            <text:p>53.266</text:p>
          </table:table-cell>
          <table:table-cell office:value-type="float" office:value="42.713999999999999" table:style-name="ce11">
            <text:p>42.714</text:p>
          </table:table-cell>
          <table:table-cell office:value-type="float" office:value="80.402000000000001" table:style-name="ce11">
            <text:p>80.402</text:p>
          </table:table-cell>
          <table:table-cell office:value-type="float" office:value="70.706999999999994" table:style-name="ce11">
            <text:p>70.707</text:p>
          </table:table-cell>
          <table:table-cell office:value-type="float" office:value="56.853000000000002" table:style-name="ce11">
            <text:p>56.853</text:p>
          </table:table-cell>
          <table:table-cell office:value-type="float" office:value="65.989999999999995" table:style-name="ce11">
            <text:p>65.99</text:p>
          </table:table-cell>
          <table:table-cell office:value-type="float" office:value="36.869" table:style-name="ce11">
            <text:p>36.869</text:p>
          </table:table-cell>
          <table:table-cell office:value-type="float" office:value="42.713999999999999" table:style-name="ce11">
            <text:p>42.714</text:p>
          </table:table-cell>
          <table:table-cell office:value-type="float" office:value="76.884" table:style-name="ce11">
            <text:p>76.884</text:p>
          </table:table-cell>
          <table:table-cell office:value-type="float" office:value="59.798999999999999" table:style-name="ce11">
            <text:p>59.799</text:p>
          </table:table-cell>
          <table:table-cell office:value-type="float" office:value="66.667000000000002" table:style-name="ce11">
            <text:p>66.667</text:p>
          </table:table-cell>
          <table:table-cell office:value-type="float" office:value="85.353999999999999" table:style-name="ce11">
            <text:p>85.354</text:p>
          </table:table-cell>
          <table:table-cell office:value-type="float" office:value="69.697000000000003" table:style-name="ce11">
            <text:p>69.697</text:p>
          </table:table-cell>
          <table:table-cell office:value-type="float" office:value="62.625999999999998" table:style-name="ce11">
            <text:p>62.626</text:p>
          </table:table-cell>
          <table:table-cell office:value-type="float" office:value="66.331999999999994" table:style-name="ce11">
            <text:p>66.332</text:p>
          </table:table-cell>
          <table:table-cell office:value-type="float" office:value="65.828999999999994" table:style-name="ce11">
            <text:p>65.829</text:p>
          </table:table-cell>
          <table:table-cell office:value-type="float" office:value="62.311999999999998" table:style-name="ce11">
            <text:p>62.312</text:p>
          </table:table-cell>
          <table:table-cell office:value-type="float" office:value="47.738999999999997" table:style-name="ce11">
            <text:p>47.739</text:p>
          </table:table-cell>
          <table:table-cell office:value-type="float" office:value="92.462000000000003" table:style-name="ce11">
            <text:p>92.462</text:p>
          </table:table-cell>
          <table:table-cell office:value-type="float" office:value="74.873999999999995" table:style-name="ce11">
            <text:p>74.874</text:p>
          </table:table-cell>
          <table:table-cell office:value-type="float" office:value="73.603999999999999" table:style-name="ce11">
            <text:p>73.604</text:p>
          </table:table-cell>
          <table:table-cell office:value-type="float" office:value="78.787999999999997" table:style-name="ce11">
            <text:p>78.788</text:p>
          </table:table-cell>
          <table:table-cell office:value-type="float" office:value="84.421999999999997" table:style-name="ce11">
            <text:p>84.422</text:p>
          </table:table-cell>
          <table:table-cell office:value-type="float" office:value="58.290999999999997" table:style-name="ce11">
            <text:p>58.291</text:p>
          </table:table-cell>
          <table:table-cell office:value-type="float" office:value="77.272999999999996" table:style-name="ce11">
            <text:p>77.273</text:p>
          </table:table-cell>
          <table:table-cell office:value-type="float" office:value="5.0759999999999996" table:style-name="ce11">
            <text:p>5.076</text:p>
          </table:table-cell>
          <table:table-cell office:value-type="float" office:value="19.289000000000001" table:style-name="ce11">
            <text:p>19.289</text:p>
          </table:table-cell>
          <table:table-cell office:value-type="float" office:value="44.161999999999999" table:style-name="ce11">
            <text:p>44.162</text:p>
          </table:table-cell>
          <table:table-cell office:value-type="float" office:value="31.472000000000001" table:style-name="ce11">
            <text:p>31.472</text:p>
          </table:table-cell>
          <table:table-cell office:value-type="float" office:value="86.432000000000002" table:style-name="ce11">
            <text:p>86.432</text:p>
          </table:table-cell>
          <table:table-cell office:value-type="float" office:value="64.823999999999998" table:style-name="ce11">
            <text:p>64.824</text:p>
          </table:table-cell>
          <table:table-cell office:value-type="float" office:value="79.486999999999995" table:style-name="ce11">
            <text:p>79.487</text:p>
          </table:table-cell>
          <table:table-cell office:value-type="float" office:value="6.03" table:style-name="ce11">
            <text:p>6.03</text:p>
          </table:table-cell>
          <table:table-cell office:value-type="float" office:value="87.94" table:style-name="ce11">
            <text:p>87.94</text:p>
          </table:table-cell>
          <table:table-cell office:value-type="float" office:value="6.03" table:style-name="ce11">
            <text:p>6.03</text:p>
          </table:table-cell>
          <table:table-cell office:value-type="float" office:value="7.0709999999999997" table:style-name="ce11">
            <text:p>7.071</text:p>
          </table:table-cell>
          <table:table-cell office:value-type="float" office:value="85.858999999999995" table:style-name="ce11">
            <text:p>85.859</text:p>
          </table:table-cell>
          <table:table-cell office:value-type="float" office:value="7.0709999999999997" table:style-name="ce11">
            <text:p>7.071</text:p>
          </table:table-cell>
          <table:table-cell office:value-type="float" office:value="14.286" table:style-name="ce11">
            <text:p>14.286</text:p>
          </table:table-cell>
          <table:table-cell office:value-type="float" office:value="0" table:style-name="ce11">
            <text:p>0</text:p>
          </table:table-cell>
          <table:table-cell office:value-type="float" office:value="28.571000000000002" table:style-name="ce11">
            <text:p>28.571</text:p>
          </table:table-cell>
          <table:table-cell office:value-type="float" office:value="42.856999999999999" table:style-name="ce11">
            <text:p>42.857</text:p>
          </table:table-cell>
          <table:table-cell office:value-type="float" office:value="0" table:style-name="ce11">
            <text:p>0</text:p>
          </table:table-cell>
          <table:table-cell office:value-type="float" office:value="42.856999999999999" table:style-name="ce11">
            <text:p>42.857</text:p>
          </table:table-cell>
          <table:table-cell office:value-type="float" office:value="64.286000000000001" table:style-name="ce11">
            <text:p>64.286</text:p>
          </table:table-cell>
          <table:table-cell office:value-type="float" office:value="28.571000000000002" table:style-name="ce11">
            <text:p>28.571</text:p>
          </table:table-cell>
          <table:table-cell office:value-type="float" office:value="21.428999999999998" table:style-name="ce11">
            <text:p>21.429</text:p>
          </table:table-cell>
          <table:table-cell office:value-type="float" office:value="28.571000000000002" table:style-name="ce11">
            <text:p>28.571</text:p>
          </table:table-cell>
          <table:table-cell office:value-type="float" office:value="21.428999999999998" table:style-name="ce11">
            <text:p>21.42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1429999999999998" table:style-name="ce11">
            <text:p>7.143</text:p>
          </table:table-cell>
          <table:table-cell office:value-type="float" office:value="7.1429999999999998" table:style-name="ce11">
            <text:p>7.143</text:p>
          </table:table-cell>
          <table:table-cell office:value-type="float" office:value="0" table:style-name="ce11">
            <text:p>0</text:p>
          </table:table-cell>
          <table:table-cell office:value-type="float" office:value="42.856999999999999" table:style-name="ce11">
            <text:p>42.857</text:p>
          </table:table-cell>
          <table:table-cell office:value-type="float" office:value="50" table:style-name="ce11">
            <text:p>50</text:p>
          </table:table-cell>
          <table:table-cell office:value-type="float" office:value="7.1429999999999998" table:style-name="ce11">
            <text:p>7.143</text:p>
          </table:table-cell>
          <table:table-cell office:value-type="float" office:value="33.332999999999998" table:style-name="ce11">
            <text:p>33.333</text:p>
          </table:table-cell>
          <table:table-cell office:value-type="float" office:value="61.537999999999997" table:style-name="ce11">
            <text:p>61.538</text:p>
          </table:table-cell>
          <table:table-cell office:value-type="float" office:value="50" table:style-name="ce11">
            <text:p>50</text:p>
          </table:table-cell>
          <table:table-cell office:value-type="float" office:value="0" table:style-name="ce11">
            <text:p>0</text:p>
          </table:table-cell>
          <table:table-cell office:value-type="float" office:value="50" table:style-name="ce11">
            <text:p>50</text:p>
          </table:table-cell>
          <table:table-cell office:value-type="float" office:value="15.385" table:style-name="ce11">
            <text:p>15.385</text:p>
          </table:table-cell>
          <table:table-cell office:value-type="float" office:value="21.428999999999998" table:style-name="ce11">
            <text:p>21.429</text:p>
          </table:table-cell>
          <table:table-cell office:value-type="float" office:value="83.332999999999998" table:style-name="ce11">
            <text:p>83.333</text:p>
          </table:table-cell>
          <table:table-cell office:value-type="float" office:value="16.667000000000002" table:style-name="ce11">
            <text:p>16.667</text:p>
          </table:table-cell>
          <table:table-cell office:value-type="float" office:value="23.077000000000002" table:style-name="ce11">
            <text:p>23.077</text:p>
          </table:table-cell>
          <table:table-cell office:value-type="float" office:value="28.571000000000002" table:style-name="ce11">
            <text:p>28.571</text:p>
          </table:table-cell>
          <table:table-cell office:value-type="float" office:value="16.667000000000002" table:style-name="ce11">
            <text:p>16.667</text:p>
          </table:table-cell>
          <table:table-cell office:value-type="float" office:value="74.111999999999995" table:style-name="ce11">
            <text:p>74.112</text:p>
          </table:table-cell>
          <table:table-cell office:value-type="float" office:value="77.156999999999996" table:style-name="ce11">
            <text:p>77.157</text:p>
          </table:table-cell>
          <table:table-cell office:value-type="float" office:value="68.02" table:style-name="ce11">
            <text:p>68.02</text:p>
          </table:table-cell>
          <table:table-cell office:value-type="float" office:value="33.503" table:style-name="ce11">
            <text:p>33.503</text:p>
          </table:table-cell>
          <table:table-cell office:value-type="float" office:value="79.188000000000002" table:style-name="ce11">
            <text:p>79.188</text:p>
          </table:table-cell>
          <table:table-cell office:value-type="float" office:value="76.141999999999996" table:style-name="ce11">
            <text:p>76.142</text:p>
          </table:table-cell>
          <table:table-cell office:value-type="float" office:value="4.0609999999999999" table:style-name="ce11">
            <text:p>4.061</text:p>
          </table:table-cell>
          <table:table-cell office:value-type="float" office:value="89.394000000000005" table:style-name="ce11">
            <text:p>89.394</text:p>
          </table:table-cell>
          <table:table-cell office:value-type="float" office:value="23.295000000000002" table:style-name="ce11">
            <text:p>23.295</text:p>
          </table:table-cell>
          <table:table-cell office:value-type="float" office:value="78.122" table:style-name="ce11">
            <text:p>78.122</text:p>
          </table:table-cell>
          <table:table-cell table:number-columns-repeated="16254"/>
        </table:table-row>
        <table:table-row table:style-name="ro9">
          <table:table-cell office:value-type="string" table:style-name="ce4">
            <text:p>HMLR</text:p>
          </table:table-cell>
          <table:table-cell office:value-type="string" table:style-name="ce4">
            <text:p>HM Land Registry</text:p>
          </table:table-cell>
          <table:table-cell office:value-type="string" table:style-name="ce4">
            <text:p>Business, Energy and Industrial Strategy</text:p>
          </table:table-cell>
          <table:table-cell table:style-name="ce4"/>
          <table:table-cell office:value-type="float" office:value="72.028999999999996" table:style-name="ce11">
            <text:p>72.029</text:p>
          </table:table-cell>
          <table:table-cell office:value-type="float" office:value="70.671000000000006" table:style-name="ce11">
            <text:p>70.671</text:p>
          </table:table-cell>
          <table:table-cell office:value-type="float" office:value="78.733999999999995" table:style-name="ce11">
            <text:p>78.734</text:p>
          </table:table-cell>
          <table:table-cell office:value-type="float" office:value="87.356999999999999" table:style-name="ce11">
            <text:p>87.357</text:p>
          </table:table-cell>
          <table:table-cell office:value-type="float" office:value="76.837999999999994" table:style-name="ce11">
            <text:p>76.838</text:p>
          </table:table-cell>
          <table:table-cell office:value-type="float" office:value="88.076999999999998" table:style-name="ce11">
            <text:p>88.077</text:p>
          </table:table-cell>
          <table:table-cell office:value-type="float" office:value="67.286000000000001" table:style-name="ce11">
            <text:p>67.286</text:p>
          </table:table-cell>
          <table:table-cell office:value-type="float" office:value="87.584000000000003" table:style-name="ce11">
            <text:p>87.584</text:p>
          </table:table-cell>
          <table:table-cell office:value-type="float" office:value="82.221000000000004" table:style-name="ce11">
            <text:p>82.221</text:p>
          </table:table-cell>
          <table:table-cell office:value-type="float" office:value="51.86" table:style-name="ce11">
            <text:p>51.86</text:p>
          </table:table-cell>
          <table:table-cell office:value-type="float" office:value="61.725999999999999" table:style-name="ce11">
            <text:p>61.726</text:p>
          </table:table-cell>
          <table:table-cell office:value-type="float" office:value="88.677000000000007" table:style-name="ce11">
            <text:p>88.677</text:p>
          </table:table-cell>
          <table:table-cell office:value-type="float" office:value="89.34" table:style-name="ce11">
            <text:p>89.34</text:p>
          </table:table-cell>
          <table:table-cell office:value-type="float" office:value="80.995999999999995" table:style-name="ce11">
            <text:p>80.996</text:p>
          </table:table-cell>
          <table:table-cell office:value-type="float" office:value="59.642000000000003" table:style-name="ce11">
            <text:p>59.642</text:p>
          </table:table-cell>
          <table:table-cell office:value-type="float" office:value="74.850999999999999" table:style-name="ce11">
            <text:p>74.851</text:p>
          </table:table-cell>
          <table:table-cell office:value-type="float" office:value="84.989000000000004" table:style-name="ce11">
            <text:p>84.989</text:p>
          </table:table-cell>
          <table:table-cell office:value-type="float" office:value="89.718999999999994" table:style-name="ce11">
            <text:p>89.719</text:p>
          </table:table-cell>
          <table:table-cell office:value-type="float" office:value="78.406000000000006" table:style-name="ce11">
            <text:p>78.406</text:p>
          </table:table-cell>
          <table:table-cell office:value-type="float" office:value="90.602999999999994" table:style-name="ce11">
            <text:p>90.603</text:p>
          </table:table-cell>
          <table:table-cell office:value-type="float" office:value="85.855000000000004" table:style-name="ce11">
            <text:p>85.855</text:p>
          </table:table-cell>
          <table:table-cell office:value-type="float" office:value="78.834000000000003" table:style-name="ce11">
            <text:p>78.834</text:p>
          </table:table-cell>
          <table:table-cell office:value-type="float" office:value="83.6" table:style-name="ce11">
            <text:p>83.6</text:p>
          </table:table-cell>
          <table:table-cell office:value-type="float" office:value="84.944999999999993" table:style-name="ce11">
            <text:p>84.945</text:p>
          </table:table-cell>
          <table:table-cell office:value-type="float" office:value="77.299000000000007" table:style-name="ce11">
            <text:p>77.299</text:p>
          </table:table-cell>
          <table:table-cell office:value-type="float" office:value="70.998000000000005" table:style-name="ce11">
            <text:p>70.998</text:p>
          </table:table-cell>
          <table:table-cell office:value-type="float" office:value="77.721000000000004" table:style-name="ce11">
            <text:p>77.721</text:p>
          </table:table-cell>
          <table:table-cell office:value-type="float" office:value="40.229999999999997" table:style-name="ce11">
            <text:p>40.23</text:p>
          </table:table-cell>
          <table:table-cell office:value-type="float" office:value="92.116" table:style-name="ce11">
            <text:p>92.116</text:p>
          </table:table-cell>
          <table:table-cell office:value-type="float" office:value="88.132999999999996" table:style-name="ce11">
            <text:p>88.133</text:p>
          </table:table-cell>
          <table:table-cell office:value-type="float" office:value="83.978999999999999" table:style-name="ce11">
            <text:p>83.979</text:p>
          </table:table-cell>
          <table:table-cell office:value-type="float" office:value="75.768000000000001" table:style-name="ce11">
            <text:p>75.768</text:p>
          </table:table-cell>
          <table:table-cell office:value-type="float" office:value="65.046000000000006" table:style-name="ce11">
            <text:p>65.046</text:p>
          </table:table-cell>
          <table:table-cell office:value-type="float" office:value="69.492000000000004" table:style-name="ce11">
            <text:p>69.492</text:p>
          </table:table-cell>
          <table:table-cell office:value-type="float" office:value="58.933999999999997" table:style-name="ce11">
            <text:p>58.934</text:p>
          </table:table-cell>
          <table:table-cell office:value-type="float" office:value="90.494" table:style-name="ce11">
            <text:p>90.494</text:p>
          </table:table-cell>
          <table:table-cell office:value-type="float" office:value="93.444999999999993" table:style-name="ce11">
            <text:p>93.445</text:p>
          </table:table-cell>
          <table:table-cell office:value-type="float" office:value="77.251000000000005" table:style-name="ce11">
            <text:p>77.251</text:p>
          </table:table-cell>
          <table:table-cell office:value-type="float" office:value="89.144000000000005" table:style-name="ce11">
            <text:p>89.144</text:p>
          </table:table-cell>
          <table:table-cell office:value-type="float" office:value="79.959000000000003" table:style-name="ce11">
            <text:p>79.959</text:p>
          </table:table-cell>
          <table:table-cell office:value-type="float" office:value="86.781999999999996" table:style-name="ce11">
            <text:p>86.782</text:p>
          </table:table-cell>
          <table:table-cell office:value-type="float" office:value="86.619" table:style-name="ce11">
            <text:p>86.619</text:p>
          </table:table-cell>
          <table:table-cell office:value-type="float" office:value="84.822000000000003" table:style-name="ce11">
            <text:p>84.822</text:p>
          </table:table-cell>
          <table:table-cell office:value-type="float" office:value="72.230999999999995" table:style-name="ce11">
            <text:p>72.231</text:p>
          </table:table-cell>
          <table:table-cell office:value-type="float" office:value="82.936999999999998" table:style-name="ce11">
            <text:p>82.937</text:p>
          </table:table-cell>
          <table:table-cell office:value-type="float" office:value="49.415999999999997" table:style-name="ce11">
            <text:p>49.416</text:p>
          </table:table-cell>
          <table:table-cell office:value-type="float" office:value="59.646999999999998" table:style-name="ce11">
            <text:p>59.647</text:p>
          </table:table-cell>
          <table:table-cell office:value-type="float" office:value="46.515999999999998" table:style-name="ce11">
            <text:p>46.516</text:p>
          </table:table-cell>
          <table:table-cell office:value-type="float" office:value="74.436000000000007" table:style-name="ce11">
            <text:p>74.436</text:p>
          </table:table-cell>
          <table:table-cell office:value-type="float" office:value="70.786000000000001" table:style-name="ce11">
            <text:p>70.786</text:p>
          </table:table-cell>
          <table:table-cell office:value-type="float" office:value="67.27" table:style-name="ce11">
            <text:p>67.27</text:p>
          </table:table-cell>
          <table:table-cell office:value-type="float" office:value="62.238" table:style-name="ce11">
            <text:p>62.238</text:p>
          </table:table-cell>
          <table:table-cell office:value-type="float" office:value="53.548999999999999" table:style-name="ce11">
            <text:p>53.549</text:p>
          </table:table-cell>
          <table:table-cell office:value-type="float" office:value="44.884" table:style-name="ce11">
            <text:p>44.884</text:p>
          </table:table-cell>
          <table:table-cell office:value-type="float" office:value="75.194999999999993" table:style-name="ce11">
            <text:p>75.195</text:p>
          </table:table-cell>
          <table:table-cell office:value-type="float" office:value="46.673999999999999" table:style-name="ce11">
            <text:p>46.674</text:p>
          </table:table-cell>
          <table:table-cell office:value-type="float" office:value="60.48" table:style-name="ce11">
            <text:p>60.48</text:p>
          </table:table-cell>
          <table:table-cell office:value-type="float" office:value="72.930000000000007" table:style-name="ce11">
            <text:p>72.93</text:p>
          </table:table-cell>
          <table:table-cell office:value-type="float" office:value="78.052999999999997" table:style-name="ce11">
            <text:p>78.053</text:p>
          </table:table-cell>
          <table:table-cell office:value-type="float" office:value="62.307000000000002" table:style-name="ce11">
            <text:p>62.307</text:p>
          </table:table-cell>
          <table:table-cell office:value-type="float" office:value="66.125" table:style-name="ce11">
            <text:p>66.125</text:p>
          </table:table-cell>
          <table:table-cell office:value-type="float" office:value="63.42" table:style-name="ce11">
            <text:p>63.42</text:p>
          </table:table-cell>
          <table:table-cell office:value-type="float" office:value="58.106000000000002" table:style-name="ce11">
            <text:p>58.106</text:p>
          </table:table-cell>
          <table:table-cell office:value-type="float" office:value="39.884999999999998" table:style-name="ce11">
            <text:p>39.885</text:p>
          </table:table-cell>
          <table:table-cell office:value-type="float" office:value="93.748999999999995" table:style-name="ce11">
            <text:p>93.749</text:p>
          </table:table-cell>
          <table:table-cell office:value-type="float" office:value="74.266000000000005" table:style-name="ce11">
            <text:p>74.266</text:p>
          </table:table-cell>
          <table:table-cell office:value-type="float" office:value="83.131" table:style-name="ce11">
            <text:p>83.131</text:p>
          </table:table-cell>
          <table:table-cell office:value-type="float" office:value="72.846999999999994" table:style-name="ce11">
            <text:p>72.847</text:p>
          </table:table-cell>
          <table:table-cell office:value-type="float" office:value="89.322000000000003" table:style-name="ce11">
            <text:p>89.322</text:p>
          </table:table-cell>
          <table:table-cell office:value-type="float" office:value="56.908999999999999" table:style-name="ce11">
            <text:p>56.909</text:p>
          </table:table-cell>
          <table:table-cell office:value-type="float" office:value="77.546000000000006" table:style-name="ce11">
            <text:p>77.546</text:p>
          </table:table-cell>
          <table:table-cell office:value-type="float" office:value="3.181" table:style-name="ce11">
            <text:p>3.181</text:p>
          </table:table-cell>
          <table:table-cell office:value-type="float" office:value="5.9729999999999999" table:style-name="ce11">
            <text:p>5.973</text:p>
          </table:table-cell>
          <table:table-cell office:value-type="float" office:value="19.806999999999999" table:style-name="ce11">
            <text:p>19.807</text:p>
          </table:table-cell>
          <table:table-cell office:value-type="float" office:value="71.039000000000001" table:style-name="ce11">
            <text:p>71.039</text:p>
          </table:table-cell>
          <table:table-cell office:value-type="float" office:value="90.403999999999996" table:style-name="ce11">
            <text:p>90.404</text:p>
          </table:table-cell>
          <table:table-cell office:value-type="float" office:value="72.043000000000006" table:style-name="ce11">
            <text:p>72.043</text:p>
          </table:table-cell>
          <table:table-cell office:value-type="float" office:value="85.972999999999999" table:style-name="ce11">
            <text:p>85.973</text:p>
          </table:table-cell>
          <table:table-cell office:value-type="float" office:value="4.2670000000000003" table:style-name="ce11">
            <text:p>4.267</text:p>
          </table:table-cell>
          <table:table-cell office:value-type="float" office:value="90.441000000000003" table:style-name="ce11">
            <text:p>90.441</text:p>
          </table:table-cell>
          <table:table-cell office:value-type="float" office:value="5.2919999999999998" table:style-name="ce11">
            <text:p>5.292</text:p>
          </table:table-cell>
          <table:table-cell office:value-type="float" office:value="4.6959999999999997" table:style-name="ce11">
            <text:p>4.696</text:p>
          </table:table-cell>
          <table:table-cell office:value-type="float" office:value="90.917000000000002" table:style-name="ce11">
            <text:p>90.917</text:p>
          </table:table-cell>
          <table:table-cell office:value-type="float" office:value="4.3879999999999999" table:style-name="ce11">
            <text:p>4.388</text:p>
          </table:table-cell>
          <table:table-cell office:value-type="float" office:value="7.4240000000000004" table:style-name="ce11">
            <text:p>7.424</text:p>
          </table:table-cell>
          <table:table-cell office:value-type="float" office:value="2.62" table:style-name="ce11">
            <text:p>2.62</text:p>
          </table:table-cell>
          <table:table-cell office:value-type="float" office:value="18.341000000000001" table:style-name="ce11">
            <text:p>18.341</text:p>
          </table:table-cell>
          <table:table-cell office:value-type="float" office:value="31.004000000000001" table:style-name="ce11">
            <text:p>31.004</text:p>
          </table:table-cell>
          <table:table-cell office:value-type="float" office:value="0.437" table:style-name="ce11">
            <text:p>0.437</text:p>
          </table:table-cell>
          <table:table-cell office:value-type="float" office:value="37.555" table:style-name="ce11">
            <text:p>37.555</text:p>
          </table:table-cell>
          <table:table-cell office:value-type="float" office:value="47.161999999999999" table:style-name="ce11">
            <text:p>47.162</text:p>
          </table:table-cell>
          <table:table-cell office:value-type="float" office:value="28.384" table:style-name="ce11">
            <text:p>28.384</text:p>
          </table:table-cell>
          <table:table-cell office:value-type="float" office:value="37.118000000000002" table:style-name="ce11">
            <text:p>37.118</text:p>
          </table:table-cell>
          <table:table-cell office:value-type="float" office:value="33.188000000000002" table:style-name="ce11">
            <text:p>33.188</text:p>
          </table:table-cell>
          <table:table-cell office:value-type="float" office:value="30.568000000000001" table:style-name="ce11">
            <text:p>30.568</text:p>
          </table:table-cell>
          <table:table-cell office:value-type="float" office:value="3.0569999999999999" table:style-name="ce11">
            <text:p>3.057</text:p>
          </table:table-cell>
          <table:table-cell office:value-type="float" office:value="3.93" table:style-name="ce11">
            <text:p>3.93</text:p>
          </table:table-cell>
          <table:table-cell office:value-type="float" office:value="9.6069999999999993" table:style-name="ce11">
            <text:p>9.607</text:p>
          </table:table-cell>
          <table:table-cell office:value-type="float" office:value="13.537000000000001" table:style-name="ce11">
            <text:p>13.537</text:p>
          </table:table-cell>
          <table:table-cell office:value-type="float" office:value="7.4240000000000004" table:style-name="ce11">
            <text:p>7.424</text:p>
          </table:table-cell>
          <table:table-cell office:value-type="float" office:value="3.93" table:style-name="ce11">
            <text:p>3.93</text:p>
          </table:table-cell>
          <table:table-cell office:value-type="float" office:value="35.965000000000003" table:style-name="ce11">
            <text:p>35.965</text:p>
          </table:table-cell>
          <table:table-cell office:value-type="float" office:value="51.753999999999998" table:style-name="ce11">
            <text:p>51.754</text:p>
          </table:table-cell>
          <table:table-cell office:value-type="float" office:value="12.281000000000001" table:style-name="ce11">
            <text:p>12.281</text:p>
          </table:table-cell>
          <table:table-cell office:value-type="float" office:value="34.567999999999998" table:style-name="ce11">
            <text:p>34.568</text:p>
          </table:table-cell>
          <table:table-cell office:value-type="float" office:value="50.222000000000001" table:style-name="ce11">
            <text:p>50.222</text:p>
          </table:table-cell>
          <table:table-cell office:value-type="float" office:value="48.899000000000001" table:style-name="ce11">
            <text:p>48.899</text:p>
          </table:table-cell>
          <table:table-cell office:value-type="float" office:value="31.707000000000001" table:style-name="ce11">
            <text:p>31.707</text:p>
          </table:table-cell>
          <table:table-cell office:value-type="float" office:value="51.851999999999997" table:style-name="ce11">
            <text:p>51.852</text:p>
          </table:table-cell>
          <table:table-cell office:value-type="float" office:value="24.443999999999999" table:style-name="ce11">
            <text:p>24.444</text:p>
          </table:table-cell>
          <table:table-cell office:value-type="float" office:value="28.193999999999999" table:style-name="ce11">
            <text:p>28.194</text:p>
          </table:table-cell>
          <table:table-cell office:value-type="float" office:value="59.756" table:style-name="ce11">
            <text:p>59.756</text:p>
          </table:table-cell>
          <table:table-cell office:value-type="float" office:value="13.58" table:style-name="ce11">
            <text:p>13.58</text:p>
          </table:table-cell>
          <table:table-cell office:value-type="float" office:value="25.332999999999998" table:style-name="ce11">
            <text:p>25.333</text:p>
          </table:table-cell>
          <table:table-cell office:value-type="float" office:value="22.907" table:style-name="ce11">
            <text:p>22.907</text:p>
          </table:table-cell>
          <table:table-cell office:value-type="float" office:value="8.5370000000000008" table:style-name="ce11">
            <text:p>8.537</text:p>
          </table:table-cell>
          <table:table-cell office:value-type="float" office:value="65.891000000000005" table:style-name="ce11">
            <text:p>65.891</text:p>
          </table:table-cell>
          <table:table-cell office:value-type="float" office:value="68.652000000000001" table:style-name="ce11">
            <text:p>68.652</text:p>
          </table:table-cell>
          <table:table-cell office:value-type="float" office:value="61.874000000000002" table:style-name="ce11">
            <text:p>61.874</text:p>
          </table:table-cell>
          <table:table-cell office:value-type="float" office:value="33.195" table:style-name="ce11">
            <text:p>33.195</text:p>
          </table:table-cell>
          <table:table-cell office:value-type="float" office:value="72.873999999999995" table:style-name="ce11">
            <text:p>72.874</text:p>
          </table:table-cell>
          <table:table-cell office:value-type="float" office:value="72.872" table:style-name="ce11">
            <text:p>72.872</text:p>
          </table:table-cell>
          <table:table-cell office:value-type="float" office:value="4.0170000000000003" table:style-name="ce11">
            <text:p>4.017</text:p>
          </table:table-cell>
          <table:table-cell office:value-type="float" office:value="78.688000000000002" table:style-name="ce11">
            <text:p>78.688</text:p>
          </table:table-cell>
          <table:table-cell office:value-type="float" office:value="23.91" table:style-name="ce11">
            <text:p>23.91</text:p>
          </table:table-cell>
          <table:table-cell office:value-type="float" office:value="74.415000000000006" table:style-name="ce11">
            <text:p>74.415</text:p>
          </table:table-cell>
          <table:table-cell table:number-columns-repeated="16254"/>
        </table:table-row>
        <table:table-row table:style-name="ro9">
          <table:table-cell office:value-type="string" table:style-name="ce4">
            <text:p>HMPPHQ</text:p>
          </table:table-cell>
          <table:table-cell office:value-type="string" table:style-name="ce4">
            <text:p>HM Prison and Probation Service Headquarters</text:p>
          </table:table-cell>
          <table:table-cell office:value-type="string" table:style-name="ce4">
            <text:p>Justice</text:p>
          </table:table-cell>
          <table:table-cell office:value-type="string" table:style-name="ce4">
            <text:p>[note 4]</text:p>
          </table:table-cell>
          <table:table-cell office:value-type="float" office:value="62.972999999999999" table:style-name="ce11">
            <text:p>62.973</text:p>
          </table:table-cell>
          <table:table-cell office:value-type="float" office:value="66.194000000000003" table:style-name="ce11">
            <text:p>66.194</text:p>
          </table:table-cell>
          <table:table-cell office:value-type="float" office:value="81.194000000000003" table:style-name="ce11">
            <text:p>81.194</text:p>
          </table:table-cell>
          <table:table-cell office:value-type="float" office:value="87.215000000000003" table:style-name="ce11">
            <text:p>87.215</text:p>
          </table:table-cell>
          <table:table-cell office:value-type="float" office:value="74.448999999999998" table:style-name="ce11">
            <text:p>74.449</text:p>
          </table:table-cell>
          <table:table-cell office:value-type="float" office:value="84.549000000000007" table:style-name="ce11">
            <text:p>84.549</text:p>
          </table:table-cell>
          <table:table-cell office:value-type="float" office:value="58.802999999999997" table:style-name="ce11">
            <text:p>58.803</text:p>
          </table:table-cell>
          <table:table-cell office:value-type="float" office:value="81.222999999999999" table:style-name="ce11">
            <text:p>81.223</text:p>
          </table:table-cell>
          <table:table-cell office:value-type="float" office:value="76.587000000000003" table:style-name="ce11">
            <text:p>76.587</text:p>
          </table:table-cell>
          <table:table-cell office:value-type="float" office:value="42.255000000000003" table:style-name="ce11">
            <text:p>42.255</text:p>
          </table:table-cell>
          <table:table-cell office:value-type="float" office:value="55.77" table:style-name="ce11">
            <text:p>55.77</text:p>
          </table:table-cell>
          <table:table-cell office:value-type="float" office:value="93.506" table:style-name="ce11">
            <text:p>93.506</text:p>
          </table:table-cell>
          <table:table-cell office:value-type="float" office:value="84.552000000000007" table:style-name="ce11">
            <text:p>84.552</text:p>
          </table:table-cell>
          <table:table-cell office:value-type="float" office:value="82.370999999999995" table:style-name="ce11">
            <text:p>82.371</text:p>
          </table:table-cell>
          <table:table-cell office:value-type="float" office:value="64.533000000000001" table:style-name="ce11">
            <text:p>64.533</text:p>
          </table:table-cell>
          <table:table-cell office:value-type="float" office:value="80.974000000000004" table:style-name="ce11">
            <text:p>80.974</text:p>
          </table:table-cell>
          <table:table-cell office:value-type="float" office:value="86.043999999999997" table:style-name="ce11">
            <text:p>86.044</text:p>
          </table:table-cell>
          <table:table-cell office:value-type="float" office:value="88.379000000000005" table:style-name="ce11">
            <text:p>88.379</text:p>
          </table:table-cell>
          <table:table-cell office:value-type="float" office:value="78.701999999999998" table:style-name="ce11">
            <text:p>78.702</text:p>
          </table:table-cell>
          <table:table-cell office:value-type="float" office:value="88.74" table:style-name="ce11">
            <text:p>88.74</text:p>
          </table:table-cell>
          <table:table-cell office:value-type="float" office:value="86.016000000000005" table:style-name="ce11">
            <text:p>86.016</text:p>
          </table:table-cell>
          <table:table-cell office:value-type="float" office:value="72.346000000000004" table:style-name="ce11">
            <text:p>72.346</text:p>
          </table:table-cell>
          <table:table-cell office:value-type="float" office:value="81.259" table:style-name="ce11">
            <text:p>81.259</text:p>
          </table:table-cell>
          <table:table-cell office:value-type="float" office:value="83.751000000000005" table:style-name="ce11">
            <text:p>83.751</text:p>
          </table:table-cell>
          <table:table-cell office:value-type="float" office:value="71.241" table:style-name="ce11">
            <text:p>71.241</text:p>
          </table:table-cell>
          <table:table-cell office:value-type="float" office:value="69.363" table:style-name="ce11">
            <text:p>69.363</text:p>
          </table:table-cell>
          <table:table-cell office:value-type="float" office:value="72" table:style-name="ce11">
            <text:p>72</text:p>
          </table:table-cell>
          <table:table-cell office:value-type="float" office:value="40.987000000000002" table:style-name="ce11">
            <text:p>40.987</text:p>
          </table:table-cell>
          <table:table-cell office:value-type="float" office:value="87.575000000000003" table:style-name="ce11">
            <text:p>87.575</text:p>
          </table:table-cell>
          <table:table-cell office:value-type="float" office:value="84.944000000000003" table:style-name="ce11">
            <text:p>84.944</text:p>
          </table:table-cell>
          <table:table-cell office:value-type="float" office:value="81.111000000000004" table:style-name="ce11">
            <text:p>81.111</text:p>
          </table:table-cell>
          <table:table-cell office:value-type="float" office:value="64.263000000000005" table:style-name="ce11">
            <text:p>64.263</text:p>
          </table:table-cell>
          <table:table-cell office:value-type="float" office:value="50.741999999999997" table:style-name="ce11">
            <text:p>50.742</text:p>
          </table:table-cell>
          <table:table-cell office:value-type="float" office:value="64.668999999999997" table:style-name="ce11">
            <text:p>64.669</text:p>
          </table:table-cell>
          <table:table-cell office:value-type="float" office:value="55.445" table:style-name="ce11">
            <text:p>55.445</text:p>
          </table:table-cell>
          <table:table-cell office:value-type="float" office:value="84.867000000000004" table:style-name="ce11">
            <text:p>84.867</text:p>
          </table:table-cell>
          <table:table-cell office:value-type="float" office:value="89.006" table:style-name="ce11">
            <text:p>89.006</text:p>
          </table:table-cell>
          <table:table-cell office:value-type="float" office:value="74.28" table:style-name="ce11">
            <text:p>74.28</text:p>
          </table:table-cell>
          <table:table-cell office:value-type="float" office:value="76.701999999999998" table:style-name="ce11">
            <text:p>76.702</text:p>
          </table:table-cell>
          <table:table-cell office:value-type="float" office:value="74.180999999999997" table:style-name="ce11">
            <text:p>74.181</text:p>
          </table:table-cell>
          <table:table-cell office:value-type="float" office:value="80.61" table:style-name="ce11">
            <text:p>80.61</text:p>
          </table:table-cell>
          <table:table-cell office:value-type="float" office:value="91.05" table:style-name="ce11">
            <text:p>91.05</text:p>
          </table:table-cell>
          <table:table-cell office:value-type="float" office:value="73.206000000000003" table:style-name="ce11">
            <text:p>73.206</text:p>
          </table:table-cell>
          <table:table-cell office:value-type="float" office:value="66.867000000000004" table:style-name="ce11">
            <text:p>66.867</text:p>
          </table:table-cell>
          <table:table-cell office:value-type="float" office:value="73.683000000000007" table:style-name="ce11">
            <text:p>73.683</text:p>
          </table:table-cell>
          <table:table-cell office:value-type="float" office:value="42.417000000000002" table:style-name="ce11">
            <text:p>42.417</text:p>
          </table:table-cell>
          <table:table-cell office:value-type="float" office:value="47.804000000000002" table:style-name="ce11">
            <text:p>47.804</text:p>
          </table:table-cell>
          <table:table-cell office:value-type="float" office:value="36.506" table:style-name="ce11">
            <text:p>36.506</text:p>
          </table:table-cell>
          <table:table-cell office:value-type="float" office:value="69.641000000000005" table:style-name="ce11">
            <text:p>69.641</text:p>
          </table:table-cell>
          <table:table-cell office:value-type="float" office:value="70.204999999999998" table:style-name="ce11">
            <text:p>70.205</text:p>
          </table:table-cell>
          <table:table-cell office:value-type="float" office:value="64.534999999999997" table:style-name="ce11">
            <text:p>64.535</text:p>
          </table:table-cell>
          <table:table-cell office:value-type="float" office:value="63.704000000000001" table:style-name="ce11">
            <text:p>63.704</text:p>
          </table:table-cell>
          <table:table-cell office:value-type="float" office:value="41.533999999999999" table:style-name="ce11">
            <text:p>41.534</text:p>
          </table:table-cell>
          <table:table-cell office:value-type="float" office:value="40.546999999999997" table:style-name="ce11">
            <text:p>40.547</text:p>
          </table:table-cell>
          <table:table-cell office:value-type="float" office:value="62.521000000000001" table:style-name="ce11">
            <text:p>62.521</text:p>
          </table:table-cell>
          <table:table-cell office:value-type="float" office:value="41.581000000000003" table:style-name="ce11">
            <text:p>41.581</text:p>
          </table:table-cell>
          <table:table-cell office:value-type="float" office:value="47.904000000000003" table:style-name="ce11">
            <text:p>47.904</text:p>
          </table:table-cell>
          <table:table-cell office:value-type="float" office:value="72.774000000000001" table:style-name="ce11">
            <text:p>72.774</text:p>
          </table:table-cell>
          <table:table-cell office:value-type="float" office:value="59.24" table:style-name="ce11">
            <text:p>59.24</text:p>
          </table:table-cell>
          <table:table-cell office:value-type="float" office:value="61.136000000000003" table:style-name="ce11">
            <text:p>61.136</text:p>
          </table:table-cell>
          <table:table-cell office:value-type="float" office:value="57.636000000000003" table:style-name="ce11">
            <text:p>57.636</text:p>
          </table:table-cell>
          <table:table-cell office:value-type="float" office:value="54.89" table:style-name="ce11">
            <text:p>54.89</text:p>
          </table:table-cell>
          <table:table-cell office:value-type="float" office:value="50.555999999999997" table:style-name="ce11">
            <text:p>50.556</text:p>
          </table:table-cell>
          <table:table-cell office:value-type="float" office:value="36.548000000000002" table:style-name="ce11">
            <text:p>36.548</text:p>
          </table:table-cell>
          <table:table-cell office:value-type="float" office:value="92.703999999999994" table:style-name="ce11">
            <text:p>92.704</text:p>
          </table:table-cell>
          <table:table-cell office:value-type="float" office:value="76.048000000000002" table:style-name="ce11">
            <text:p>76.048</text:p>
          </table:table-cell>
          <table:table-cell office:value-type="float" office:value="71.869" table:style-name="ce11">
            <text:p>71.869</text:p>
          </table:table-cell>
          <table:table-cell office:value-type="float" office:value="73.850999999999999" table:style-name="ce11">
            <text:p>73.851</text:p>
          </table:table-cell>
          <table:table-cell office:value-type="float" office:value="79.412999999999997" table:style-name="ce11">
            <text:p>79.413</text:p>
          </table:table-cell>
          <table:table-cell office:value-type="float" office:value="54.447000000000003" table:style-name="ce11">
            <text:p>54.447</text:p>
          </table:table-cell>
          <table:table-cell office:value-type="float" office:value="76.358999999999995" table:style-name="ce11">
            <text:p>76.359</text:p>
          </table:table-cell>
          <table:table-cell office:value-type="float" office:value="4.51" table:style-name="ce11">
            <text:p>4.51</text:p>
          </table:table-cell>
          <table:table-cell office:value-type="float" office:value="9.2780000000000005" table:style-name="ce11">
            <text:p>9.278</text:p>
          </table:table-cell>
          <table:table-cell office:value-type="float" office:value="28.29" table:style-name="ce11">
            <text:p>28.29</text:p>
          </table:table-cell>
          <table:table-cell office:value-type="float" office:value="57.921999999999997" table:style-name="ce11">
            <text:p>57.922</text:p>
          </table:table-cell>
          <table:table-cell office:value-type="float" office:value="90.185000000000002" table:style-name="ce11">
            <text:p>90.185</text:p>
          </table:table-cell>
          <table:table-cell office:value-type="float" office:value="67.248000000000005" table:style-name="ce11">
            <text:p>67.248</text:p>
          </table:table-cell>
          <table:table-cell office:value-type="float" office:value="69.611000000000004" table:style-name="ce11">
            <text:p>69.611</text:p>
          </table:table-cell>
          <table:table-cell office:value-type="float" office:value="10.832000000000001" table:style-name="ce11">
            <text:p>10.832</text:p>
          </table:table-cell>
          <table:table-cell office:value-type="float" office:value="81.356999999999999" table:style-name="ce11">
            <text:p>81.357</text:p>
          </table:table-cell>
          <table:table-cell office:value-type="float" office:value="7.8109999999999999" table:style-name="ce11">
            <text:p>7.811</text:p>
          </table:table-cell>
          <table:table-cell office:value-type="float" office:value="9.8089999999999993" table:style-name="ce11">
            <text:p>9.809</text:p>
          </table:table-cell>
          <table:table-cell office:value-type="float" office:value="84.516999999999996" table:style-name="ce11">
            <text:p>84.517</text:p>
          </table:table-cell>
          <table:table-cell office:value-type="float" office:value="5.6740000000000004" table:style-name="ce11">
            <text:p>5.674</text:p>
          </table:table-cell>
          <table:table-cell office:value-type="float" office:value="11.047000000000001" table:style-name="ce11">
            <text:p>11.047</text:p>
          </table:table-cell>
          <table:table-cell office:value-type="float" office:value="6.3949999999999996" table:style-name="ce11">
            <text:p>6.395</text:p>
          </table:table-cell>
          <table:table-cell office:value-type="float" office:value="33.720999999999997" table:style-name="ce11">
            <text:p>33.721</text:p>
          </table:table-cell>
          <table:table-cell office:value-type="float" office:value="46.512" table:style-name="ce11">
            <text:p>46.512</text:p>
          </table:table-cell>
          <table:table-cell office:value-type="float" office:value="1.163" table:style-name="ce11">
            <text:p>1.163</text:p>
          </table:table-cell>
          <table:table-cell office:value-type="float" office:value="38.662999999999997" table:style-name="ce11">
            <text:p>38.663</text:p>
          </table:table-cell>
          <table:table-cell office:value-type="float" office:value="40.698" table:style-name="ce11">
            <text:p>40.698</text:p>
          </table:table-cell>
          <table:table-cell office:value-type="float" office:value="25" table:style-name="ce11">
            <text:p>25</text:p>
          </table:table-cell>
          <table:table-cell office:value-type="float" office:value="42.732999999999997" table:style-name="ce11">
            <text:p>42.733</text:p>
          </table:table-cell>
          <table:table-cell office:value-type="float" office:value="43.023000000000003" table:style-name="ce11">
            <text:p>43.023</text:p>
          </table:table-cell>
          <table:table-cell office:value-type="float" office:value="31.686" table:style-name="ce11">
            <text:p>31.686</text:p>
          </table:table-cell>
          <table:table-cell office:value-type="float" office:value="3.7789999999999999" table:style-name="ce11">
            <text:p>3.779</text:p>
          </table:table-cell>
          <table:table-cell office:value-type="float" office:value="2.907" table:style-name="ce11">
            <text:p>2.907</text:p>
          </table:table-cell>
          <table:table-cell office:value-type="float" office:value="11.919" table:style-name="ce11">
            <text:p>11.919</text:p>
          </table:table-cell>
          <table:table-cell office:value-type="float" office:value="12.5" table:style-name="ce11">
            <text:p>12.5</text:p>
          </table:table-cell>
          <table:table-cell office:value-type="float" office:value="7.5579999999999998" table:style-name="ce11">
            <text:p>7.558</text:p>
          </table:table-cell>
          <table:table-cell office:value-type="float" office:value="2.907" table:style-name="ce11">
            <text:p>2.907</text:p>
          </table:table-cell>
          <table:table-cell office:value-type="float" office:value="46.646999999999998" table:style-name="ce11">
            <text:p>46.647</text:p>
          </table:table-cell>
          <table:table-cell office:value-type="float" office:value="43.149000000000001" table:style-name="ce11">
            <text:p>43.149</text:p>
          </table:table-cell>
          <table:table-cell office:value-type="float" office:value="10.204000000000001" table:style-name="ce11">
            <text:p>10.204</text:p>
          </table:table-cell>
          <table:table-cell office:value-type="float" office:value="20.885999999999999" table:style-name="ce11">
            <text:p>20.886</text:p>
          </table:table-cell>
          <table:table-cell office:value-type="float" office:value="39.180999999999997" table:style-name="ce11">
            <text:p>39.181</text:p>
          </table:table-cell>
          <table:table-cell office:value-type="float" office:value="54.545000000000002" table:style-name="ce11">
            <text:p>54.545</text:p>
          </table:table-cell>
          <table:table-cell office:value-type="float" office:value="43.75" table:style-name="ce11">
            <text:p>43.75</text:p>
          </table:table-cell>
          <table:table-cell office:value-type="float" office:value="62.024999999999999" table:style-name="ce11">
            <text:p>62.025</text:p>
          </table:table-cell>
          <table:table-cell office:value-type="float" office:value="35.088000000000001" table:style-name="ce11">
            <text:p>35.088</text:p>
          </table:table-cell>
          <table:table-cell office:value-type="float" office:value="24.047000000000001" table:style-name="ce11">
            <text:p>24.047</text:p>
          </table:table-cell>
          <table:table-cell office:value-type="float" office:value="40.625" table:style-name="ce11">
            <text:p>40.625</text:p>
          </table:table-cell>
          <table:table-cell office:value-type="float" office:value="17.088999999999999" table:style-name="ce11">
            <text:p>17.089</text:p>
          </table:table-cell>
          <table:table-cell office:value-type="float" office:value="25.731000000000002" table:style-name="ce11">
            <text:p>25.731</text:p>
          </table:table-cell>
          <table:table-cell office:value-type="float" office:value="21.408000000000001" table:style-name="ce11">
            <text:p>21.408</text:p>
          </table:table-cell>
          <table:table-cell office:value-type="float" office:value="15.625" table:style-name="ce11">
            <text:p>15.625</text:p>
          </table:table-cell>
          <table:table-cell office:value-type="float" office:value="68.462000000000003" table:style-name="ce11">
            <text:p>68.462</text:p>
          </table:table-cell>
          <table:table-cell office:value-type="float" office:value="75.768000000000001" table:style-name="ce11">
            <text:p>75.768</text:p>
          </table:table-cell>
          <table:table-cell office:value-type="float" office:value="64.522000000000006" table:style-name="ce11">
            <text:p>64.522</text:p>
          </table:table-cell>
          <table:table-cell office:value-type="float" office:value="32.07" table:style-name="ce11">
            <text:p>32.07</text:p>
          </table:table-cell>
          <table:table-cell office:value-type="float" office:value="73.933999999999997" table:style-name="ce11">
            <text:p>73.934</text:p>
          </table:table-cell>
          <table:table-cell office:value-type="float" office:value="73.019000000000005" table:style-name="ce11">
            <text:p>73.019</text:p>
          </table:table-cell>
          <table:table-cell office:value-type="float" office:value="4.782" table:style-name="ce11">
            <text:p>4.782</text:p>
          </table:table-cell>
          <table:table-cell office:value-type="float" office:value="77.701999999999998" table:style-name="ce11">
            <text:p>77.702</text:p>
          </table:table-cell>
          <table:table-cell office:value-type="float" office:value="25.695" table:style-name="ce11">
            <text:p>25.695</text:p>
          </table:table-cell>
          <table:table-cell office:value-type="float" office:value="76.819000000000003" table:style-name="ce11">
            <text:p>76.819</text:p>
          </table:table-cell>
          <table:table-cell table:number-columns-repeated="16254"/>
        </table:table-row>
        <table:table-row table:style-name="ro6">
          <table:table-cell office:value-type="string" table:style-name="ce4">
            <text:p>HMPS</text:p>
          </table:table-cell>
          <table:table-cell office:value-type="string" table:style-name="ce4">
            <text:p>HM Prison Service</text:p>
          </table:table-cell>
          <table:table-cell office:value-type="string" table:style-name="ce4">
            <text:p>Justice</text:p>
          </table:table-cell>
          <table:table-cell office:value-type="string" table:style-name="ce4">
            <text:p>[note 4]</text:p>
          </table:table-cell>
          <table:table-cell office:value-type="float" office:value="23.248999999999999" table:style-name="ce11">
            <text:p>23.249</text:p>
          </table:table-cell>
          <table:table-cell office:value-type="float" office:value="54.326999999999998" table:style-name="ce11">
            <text:p>54.327</text:p>
          </table:table-cell>
          <table:table-cell office:value-type="float" office:value="65.685000000000002" table:style-name="ce11">
            <text:p>65.685</text:p>
          </table:table-cell>
          <table:table-cell office:value-type="float" office:value="68.724999999999994" table:style-name="ce11">
            <text:p>68.725</text:p>
          </table:table-cell>
          <table:table-cell office:value-type="float" office:value="53.787999999999997" table:style-name="ce11">
            <text:p>53.788</text:p>
          </table:table-cell>
          <table:table-cell office:value-type="float" office:value="68.826999999999998" table:style-name="ce11">
            <text:p>68.827</text:p>
          </table:table-cell>
          <table:table-cell office:value-type="float" office:value="39.107999999999997" table:style-name="ce11">
            <text:p>39.108</text:p>
          </table:table-cell>
          <table:table-cell office:value-type="float" office:value="61.125999999999998" table:style-name="ce11">
            <text:p>61.126</text:p>
          </table:table-cell>
          <table:table-cell office:value-type="float" office:value="60.11" table:style-name="ce11">
            <text:p>60.11</text:p>
          </table:table-cell>
          <table:table-cell office:value-type="float" office:value="18.893999999999998" table:style-name="ce11">
            <text:p>18.894</text:p>
          </table:table-cell>
          <table:table-cell office:value-type="float" office:value="35.905000000000001" table:style-name="ce11">
            <text:p>35.905</text:p>
          </table:table-cell>
          <table:table-cell office:value-type="float" office:value="84.222999999999999" table:style-name="ce11">
            <text:p>84.223</text:p>
          </table:table-cell>
          <table:table-cell office:value-type="float" office:value="75.468999999999994" table:style-name="ce11">
            <text:p>75.469</text:p>
          </table:table-cell>
          <table:table-cell office:value-type="float" office:value="66.738" table:style-name="ce11">
            <text:p>66.738</text:p>
          </table:table-cell>
          <table:table-cell office:value-type="float" office:value="45.393999999999998" table:style-name="ce11">
            <text:p>45.394</text:p>
          </table:table-cell>
          <table:table-cell office:value-type="float" office:value="56.488" table:style-name="ce11">
            <text:p>56.488</text:p>
          </table:table-cell>
          <table:table-cell office:value-type="float" office:value="68.498999999999995" table:style-name="ce11">
            <text:p>68.499</text:p>
          </table:table-cell>
          <table:table-cell office:value-type="float" office:value="68.924000000000007" table:style-name="ce11">
            <text:p>68.924</text:p>
          </table:table-cell>
          <table:table-cell office:value-type="float" office:value="58.521999999999998" table:style-name="ce11">
            <text:p>58.522</text:p>
          </table:table-cell>
          <table:table-cell office:value-type="float" office:value="64.22" table:style-name="ce11">
            <text:p>64.22</text:p>
          </table:table-cell>
          <table:table-cell office:value-type="float" office:value="66.405000000000001" table:style-name="ce11">
            <text:p>66.405</text:p>
          </table:table-cell>
          <table:table-cell office:value-type="float" office:value="50.430999999999997" table:style-name="ce11">
            <text:p>50.431</text:p>
          </table:table-cell>
          <table:table-cell office:value-type="float" office:value="62.034999999999997" table:style-name="ce11">
            <text:p>62.035</text:p>
          </table:table-cell>
          <table:table-cell office:value-type="float" office:value="63.688000000000002" table:style-name="ce11">
            <text:p>63.688</text:p>
          </table:table-cell>
          <table:table-cell office:value-type="float" office:value="46.518999999999998" table:style-name="ce11">
            <text:p>46.519</text:p>
          </table:table-cell>
          <table:table-cell office:value-type="float" office:value="48.02" table:style-name="ce11">
            <text:p>48.02</text:p>
          </table:table-cell>
          <table:table-cell office:value-type="float" office:value="47.594000000000001" table:style-name="ce11">
            <text:p>47.594</text:p>
          </table:table-cell>
          <table:table-cell office:value-type="float" office:value="30.245000000000001" table:style-name="ce11">
            <text:p>30.245</text:p>
          </table:table-cell>
          <table:table-cell office:value-type="float" office:value="74.905000000000001" table:style-name="ce11">
            <text:p>74.905</text:p>
          </table:table-cell>
          <table:table-cell office:value-type="float" office:value="70.19" table:style-name="ce11">
            <text:p>70.19</text:p>
          </table:table-cell>
          <table:table-cell office:value-type="float" office:value="61.478999999999999" table:style-name="ce11">
            <text:p>61.479</text:p>
          </table:table-cell>
          <table:table-cell office:value-type="float" office:value="41.804000000000002" table:style-name="ce11">
            <text:p>41.804</text:p>
          </table:table-cell>
          <table:table-cell office:value-type="float" office:value="32.969000000000001" table:style-name="ce11">
            <text:p>32.969</text:p>
          </table:table-cell>
          <table:table-cell office:value-type="float" office:value="42.978000000000002" table:style-name="ce11">
            <text:p>42.978</text:p>
          </table:table-cell>
          <table:table-cell office:value-type="float" office:value="38.409999999999997" table:style-name="ce11">
            <text:p>38.41</text:p>
          </table:table-cell>
          <table:table-cell office:value-type="float" office:value="62.08" table:style-name="ce11">
            <text:p>62.08</text:p>
          </table:table-cell>
          <table:table-cell office:value-type="float" office:value="73.266999999999996" table:style-name="ce11">
            <text:p>73.267</text:p>
          </table:table-cell>
          <table:table-cell office:value-type="float" office:value="47.741" table:style-name="ce11">
            <text:p>47.741</text:p>
          </table:table-cell>
          <table:table-cell office:value-type="float" office:value="61.448" table:style-name="ce11">
            <text:p>61.448</text:p>
          </table:table-cell>
          <table:table-cell office:value-type="float" office:value="54.26" table:style-name="ce11">
            <text:p>54.26</text:p>
          </table:table-cell>
          <table:table-cell office:value-type="float" office:value="67.442999999999998" table:style-name="ce11">
            <text:p>67.443</text:p>
          </table:table-cell>
          <table:table-cell office:value-type="float" office:value="82.789000000000001" table:style-name="ce11">
            <text:p>82.789</text:p>
          </table:table-cell>
          <table:table-cell office:value-type="float" office:value="52.435000000000002" table:style-name="ce11">
            <text:p>52.435</text:p>
          </table:table-cell>
          <table:table-cell office:value-type="float" office:value="50.033999999999999" table:style-name="ce11">
            <text:p>50.034</text:p>
          </table:table-cell>
          <table:table-cell office:value-type="float" office:value="53.883000000000003" table:style-name="ce11">
            <text:p>53.883</text:p>
          </table:table-cell>
          <table:table-cell office:value-type="float" office:value="18.423999999999999" table:style-name="ce11">
            <text:p>18.424</text:p>
          </table:table-cell>
          <table:table-cell office:value-type="float" office:value="21.388999999999999" table:style-name="ce11">
            <text:p>21.389</text:p>
          </table:table-cell>
          <table:table-cell office:value-type="float" office:value="16.805" table:style-name="ce11">
            <text:p>16.805</text:p>
          </table:table-cell>
          <table:table-cell office:value-type="float" office:value="49.804000000000002" table:style-name="ce11">
            <text:p>49.804</text:p>
          </table:table-cell>
          <table:table-cell office:value-type="float" office:value="46.802" table:style-name="ce11">
            <text:p>46.802</text:p>
          </table:table-cell>
          <table:table-cell office:value-type="float" office:value="40.106000000000002" table:style-name="ce11">
            <text:p>40.106</text:p>
          </table:table-cell>
          <table:table-cell office:value-type="float" office:value="40.046999999999997" table:style-name="ce11">
            <text:p>40.047</text:p>
          </table:table-cell>
          <table:table-cell office:value-type="float" office:value="27.885999999999999" table:style-name="ce11">
            <text:p>27.886</text:p>
          </table:table-cell>
          <table:table-cell office:value-type="float" office:value="23.015999999999998" table:style-name="ce11">
            <text:p>23.016</text:p>
          </table:table-cell>
          <table:table-cell office:value-type="float" office:value="38.863" table:style-name="ce11">
            <text:p>38.863</text:p>
          </table:table-cell>
          <table:table-cell office:value-type="float" office:value="25.120999999999999" table:style-name="ce11">
            <text:p>25.121</text:p>
          </table:table-cell>
          <table:table-cell office:value-type="float" office:value="30.791" table:style-name="ce11">
            <text:p>30.791</text:p>
          </table:table-cell>
          <table:table-cell office:value-type="float" office:value="58.084000000000003" table:style-name="ce11">
            <text:p>58.084</text:p>
          </table:table-cell>
          <table:table-cell office:value-type="float" office:value="34.131999999999998" table:style-name="ce11">
            <text:p>34.132</text:p>
          </table:table-cell>
          <table:table-cell office:value-type="float" office:value="48.686" table:style-name="ce11">
            <text:p>48.686</text:p>
          </table:table-cell>
          <table:table-cell office:value-type="float" office:value="38.968000000000004" table:style-name="ce11">
            <text:p>38.968</text:p>
          </table:table-cell>
          <table:table-cell office:value-type="float" office:value="35.130000000000003" table:style-name="ce11">
            <text:p>35.13</text:p>
          </table:table-cell>
          <table:table-cell office:value-type="float" office:value="23.759" table:style-name="ce11">
            <text:p>23.759</text:p>
          </table:table-cell>
          <table:table-cell office:value-type="float" office:value="18.466999999999999" table:style-name="ce11">
            <text:p>18.467</text:p>
          </table:table-cell>
          <table:table-cell office:value-type="float" office:value="83.408000000000001" table:style-name="ce11">
            <text:p>83.408</text:p>
          </table:table-cell>
          <table:table-cell office:value-type="float" office:value="55.741" table:style-name="ce11">
            <text:p>55.741</text:p>
          </table:table-cell>
          <table:table-cell office:value-type="float" office:value="51.881999999999998" table:style-name="ce11">
            <text:p>51.882</text:p>
          </table:table-cell>
          <table:table-cell office:value-type="float" office:value="66.418999999999997" table:style-name="ce11">
            <text:p>66.419</text:p>
          </table:table-cell>
          <table:table-cell office:value-type="float" office:value="66.040000000000006" table:style-name="ce11">
            <text:p>66.04</text:p>
          </table:table-cell>
          <table:table-cell office:value-type="float" office:value="36.76" table:style-name="ce11">
            <text:p>36.76</text:p>
          </table:table-cell>
          <table:table-cell office:value-type="float" office:value="35.228999999999999" table:style-name="ce11">
            <text:p>35.229</text:p>
          </table:table-cell>
          <table:table-cell office:value-type="float" office:value="12.223000000000001" table:style-name="ce11">
            <text:p>12.223</text:p>
          </table:table-cell>
          <table:table-cell office:value-type="float" office:value="14.709" table:style-name="ce11">
            <text:p>14.709</text:p>
          </table:table-cell>
          <table:table-cell office:value-type="float" office:value="21.204000000000001" table:style-name="ce11">
            <text:p>21.204</text:p>
          </table:table-cell>
          <table:table-cell office:value-type="float" office:value="51.863999999999997" table:style-name="ce11">
            <text:p>51.864</text:p>
          </table:table-cell>
          <table:table-cell office:value-type="float" office:value="75.930999999999997" table:style-name="ce11">
            <text:p>75.931</text:p>
          </table:table-cell>
          <table:table-cell office:value-type="float" office:value="62.859000000000002" table:style-name="ce11">
            <text:p>62.859</text:p>
          </table:table-cell>
          <table:table-cell office:value-type="float" office:value="50.648000000000003" table:style-name="ce11">
            <text:p>50.648</text:p>
          </table:table-cell>
          <table:table-cell office:value-type="float" office:value="18.245000000000001" table:style-name="ce11">
            <text:p>18.245</text:p>
          </table:table-cell>
          <table:table-cell office:value-type="float" office:value="70.474999999999994" table:style-name="ce11">
            <text:p>70.475</text:p>
          </table:table-cell>
          <table:table-cell office:value-type="float" office:value="11.279" table:style-name="ce11">
            <text:p>11.279</text:p>
          </table:table-cell>
          <table:table-cell office:value-type="float" office:value="17.786999999999999" table:style-name="ce11">
            <text:p>17.787</text:p>
          </table:table-cell>
          <table:table-cell office:value-type="float" office:value="73.076999999999998" table:style-name="ce11">
            <text:p>73.077</text:p>
          </table:table-cell>
          <table:table-cell office:value-type="float" office:value="9.1359999999999992" table:style-name="ce11">
            <text:p>9.136</text:p>
          </table:table-cell>
          <table:table-cell office:value-type="float" office:value="18.841999999999999" table:style-name="ce11">
            <text:p>18.842</text:p>
          </table:table-cell>
          <table:table-cell office:value-type="float" office:value="12.157999999999999" table:style-name="ce11">
            <text:p>12.158</text:p>
          </table:table-cell>
          <table:table-cell office:value-type="float" office:value="43.220999999999997" table:style-name="ce11">
            <text:p>43.221</text:p>
          </table:table-cell>
          <table:table-cell office:value-type="float" office:value="36.728000000000002" table:style-name="ce11">
            <text:p>36.728</text:p>
          </table:table-cell>
          <table:table-cell office:value-type="float" office:value="2.7370000000000001" table:style-name="ce11">
            <text:p>2.737</text:p>
          </table:table-cell>
          <table:table-cell office:value-type="float" office:value="49.012999999999998" table:style-name="ce11">
            <text:p>49.013</text:p>
          </table:table-cell>
          <table:table-cell office:value-type="float" office:value="43.665999999999997" table:style-name="ce11">
            <text:p>43.666</text:p>
          </table:table-cell>
          <table:table-cell office:value-type="float" office:value="21.388000000000002" table:style-name="ce11">
            <text:p>21.388</text:p>
          </table:table-cell>
          <table:table-cell office:value-type="float" office:value="45.448999999999998" table:style-name="ce11">
            <text:p>45.449</text:p>
          </table:table-cell>
          <table:table-cell office:value-type="float" office:value="39.146999999999998" table:style-name="ce11">
            <text:p>39.147</text:p>
          </table:table-cell>
          <table:table-cell office:value-type="float" office:value="30.172000000000001" table:style-name="ce11">
            <text:p>30.172</text:p>
          </table:table-cell>
          <table:table-cell office:value-type="float" office:value="5.5380000000000003" table:style-name="ce11">
            <text:p>5.538</text:p>
          </table:table-cell>
          <table:table-cell office:value-type="float" office:value="9.3569999999999993" table:style-name="ce11">
            <text:p>9.357</text:p>
          </table:table-cell>
          <table:table-cell office:value-type="float" office:value="17.314" table:style-name="ce11">
            <text:p>17.314</text:p>
          </table:table-cell>
          <table:table-cell office:value-type="float" office:value="20.942" table:style-name="ce11">
            <text:p>20.942</text:p>
          </table:table-cell>
          <table:table-cell office:value-type="float" office:value="5.6020000000000003" table:style-name="ce11">
            <text:p>5.602</text:p>
          </table:table-cell>
          <table:table-cell office:value-type="float" office:value="3.5009999999999999" table:style-name="ce11">
            <text:p>3.501</text:p>
          </table:table-cell>
          <table:table-cell office:value-type="float" office:value="37.515999999999998" table:style-name="ce11">
            <text:p>37.516</text:p>
          </table:table-cell>
          <table:table-cell office:value-type="float" office:value="48.975999999999999" table:style-name="ce11">
            <text:p>48.976</text:p>
          </table:table-cell>
          <table:table-cell office:value-type="float" office:value="13.507999999999999" table:style-name="ce11">
            <text:p>13.508</text:p>
          </table:table-cell>
          <table:table-cell office:value-type="float" office:value="16.361000000000001" table:style-name="ce11">
            <text:p>16.361</text:p>
          </table:table-cell>
          <table:table-cell office:value-type="float" office:value="34.064" table:style-name="ce11">
            <text:p>34.064</text:p>
          </table:table-cell>
          <table:table-cell office:value-type="float" office:value="70.105999999999995" table:style-name="ce11">
            <text:p>70.106</text:p>
          </table:table-cell>
          <table:table-cell office:value-type="float" office:value="40" table:style-name="ce11">
            <text:p>40</text:p>
          </table:table-cell>
          <table:table-cell office:value-type="float" office:value="68.254000000000005" table:style-name="ce11">
            <text:p>68.254</text:p>
          </table:table-cell>
          <table:table-cell office:value-type="float" office:value="41.036000000000001" table:style-name="ce11">
            <text:p>41.036</text:p>
          </table:table-cell>
          <table:table-cell office:value-type="float" office:value="13.294" table:style-name="ce11">
            <text:p>13.294</text:p>
          </table:table-cell>
          <table:table-cell office:value-type="float" office:value="47.069000000000003" table:style-name="ce11">
            <text:p>47.069</text:p>
          </table:table-cell>
          <table:table-cell office:value-type="float" office:value="15.385" table:style-name="ce11">
            <text:p>15.385</text:p>
          </table:table-cell>
          <table:table-cell office:value-type="float" office:value="24.9" table:style-name="ce11">
            <text:p>24.9</text:p>
          </table:table-cell>
          <table:table-cell office:value-type="float" office:value="16.600999999999999" table:style-name="ce11">
            <text:p>16.601</text:p>
          </table:table-cell>
          <table:table-cell office:value-type="float" office:value="12.930999999999999" table:style-name="ce11">
            <text:p>12.931</text:p>
          </table:table-cell>
          <table:table-cell office:value-type="float" office:value="56.884" table:style-name="ce11">
            <text:p>56.884</text:p>
          </table:table-cell>
          <table:table-cell office:value-type="float" office:value="63.128" table:style-name="ce11">
            <text:p>63.128</text:p>
          </table:table-cell>
          <table:table-cell office:value-type="float" office:value="55.29" table:style-name="ce11">
            <text:p>55.29</text:p>
          </table:table-cell>
          <table:table-cell office:value-type="float" office:value="33.771999999999998" table:style-name="ce11">
            <text:p>33.772</text:p>
          </table:table-cell>
          <table:table-cell office:value-type="float" office:value="62.954999999999998" table:style-name="ce11">
            <text:p>62.955</text:p>
          </table:table-cell>
          <table:table-cell office:value-type="float" office:value="68.248999999999995" table:style-name="ce11">
            <text:p>68.249</text:p>
          </table:table-cell>
          <table:table-cell office:value-type="float" office:value="6.9610000000000003" table:style-name="ce11">
            <text:p>6.961</text:p>
          </table:table-cell>
          <table:table-cell office:value-type="float" office:value="62.151000000000003" table:style-name="ce11">
            <text:p>62.151</text:p>
          </table:table-cell>
          <table:table-cell office:value-type="float" office:value="37.487000000000002" table:style-name="ce11">
            <text:p>37.487</text:p>
          </table:table-cell>
          <table:table-cell office:value-type="float" office:value="68.433000000000007" table:style-name="ce11">
            <text:p>68.433</text:p>
          </table:table-cell>
          <table:table-cell table:number-columns-repeated="16254"/>
        </table:table-row>
        <table:table-row table:style-name="ro6">
          <table:table-cell office:value-type="string" table:style-name="ce4">
            <text:p>HMRC</text:p>
          </table:table-cell>
          <table:table-cell office:value-type="string" table:style-name="ce4">
            <text:p>HM Revenue and Customs</text:p>
          </table:table-cell>
          <table:table-cell office:value-type="string" table:style-name="ce4">
            <text:p>HM Revenue &amp; Customs</text:p>
          </table:table-cell>
          <table:table-cell table:style-name="ce4"/>
          <table:table-cell office:value-type="float" office:value="58.121000000000002" table:style-name="ce11">
            <text:p>58.121</text:p>
          </table:table-cell>
          <table:table-cell office:value-type="float" office:value="59.253" table:style-name="ce11">
            <text:p>59.253</text:p>
          </table:table-cell>
          <table:table-cell office:value-type="float" office:value="72.866" table:style-name="ce11">
            <text:p>72.866</text:p>
          </table:table-cell>
          <table:table-cell office:value-type="float" office:value="84.251999999999995" table:style-name="ce11">
            <text:p>84.252</text:p>
          </table:table-cell>
          <table:table-cell office:value-type="float" office:value="74.483999999999995" table:style-name="ce11">
            <text:p>74.484</text:p>
          </table:table-cell>
          <table:table-cell office:value-type="float" office:value="83.849000000000004" table:style-name="ce11">
            <text:p>83.849</text:p>
          </table:table-cell>
          <table:table-cell office:value-type="float" office:value="61.287999999999997" table:style-name="ce11">
            <text:p>61.288</text:p>
          </table:table-cell>
          <table:table-cell office:value-type="float" office:value="80.942999999999998" table:style-name="ce11">
            <text:p>80.943</text:p>
          </table:table-cell>
          <table:table-cell office:value-type="float" office:value="73.790000000000006" table:style-name="ce11">
            <text:p>73.79</text:p>
          </table:table-cell>
          <table:table-cell office:value-type="float" office:value="47.637" table:style-name="ce11">
            <text:p>47.637</text:p>
          </table:table-cell>
          <table:table-cell office:value-type="float" office:value="51.457999999999998" table:style-name="ce11">
            <text:p>51.458</text:p>
          </table:table-cell>
          <table:table-cell office:value-type="float" office:value="84.905000000000001" table:style-name="ce11">
            <text:p>84.905</text:p>
          </table:table-cell>
          <table:table-cell office:value-type="float" office:value="81.558999999999997" table:style-name="ce11">
            <text:p>81.559</text:p>
          </table:table-cell>
          <table:table-cell office:value-type="float" office:value="73.555000000000007" table:style-name="ce11">
            <text:p>73.555</text:p>
          </table:table-cell>
          <table:table-cell office:value-type="float" office:value="54.470999999999997" table:style-name="ce11">
            <text:p>54.471</text:p>
          </table:table-cell>
          <table:table-cell office:value-type="float" office:value="69.855999999999995" table:style-name="ce11">
            <text:p>69.856</text:p>
          </table:table-cell>
          <table:table-cell office:value-type="float" office:value="83.093000000000004" table:style-name="ce11">
            <text:p>83.093</text:p>
          </table:table-cell>
          <table:table-cell office:value-type="float" office:value="85.408000000000001" table:style-name="ce11">
            <text:p>85.408</text:p>
          </table:table-cell>
          <table:table-cell office:value-type="float" office:value="76.412999999999997" table:style-name="ce11">
            <text:p>76.413</text:p>
          </table:table-cell>
          <table:table-cell office:value-type="float" office:value="88.441999999999993" table:style-name="ce11">
            <text:p>88.442</text:p>
          </table:table-cell>
          <table:table-cell office:value-type="float" office:value="83.858999999999995" table:style-name="ce11">
            <text:p>83.859</text:p>
          </table:table-cell>
          <table:table-cell office:value-type="float" office:value="71.873999999999995" table:style-name="ce11">
            <text:p>71.874</text:p>
          </table:table-cell>
          <table:table-cell office:value-type="float" office:value="80.251999999999995" table:style-name="ce11">
            <text:p>80.252</text:p>
          </table:table-cell>
          <table:table-cell office:value-type="float" office:value="83.674000000000007" table:style-name="ce11">
            <text:p>83.674</text:p>
          </table:table-cell>
          <table:table-cell office:value-type="float" office:value="74.091999999999999" table:style-name="ce11">
            <text:p>74.092</text:p>
          </table:table-cell>
          <table:table-cell office:value-type="float" office:value="67.968000000000004" table:style-name="ce11">
            <text:p>67.968</text:p>
          </table:table-cell>
          <table:table-cell office:value-type="float" office:value="73.224000000000004" table:style-name="ce11">
            <text:p>73.224</text:p>
          </table:table-cell>
          <table:table-cell office:value-type="float" office:value="45.067999999999998" table:style-name="ce11">
            <text:p>45.068</text:p>
          </table:table-cell>
          <table:table-cell office:value-type="float" office:value="89.364000000000004" table:style-name="ce11">
            <text:p>89.364</text:p>
          </table:table-cell>
          <table:table-cell office:value-type="float" office:value="85.706999999999994" table:style-name="ce11">
            <text:p>85.707</text:p>
          </table:table-cell>
          <table:table-cell office:value-type="float" office:value="76.480999999999995" table:style-name="ce11">
            <text:p>76.481</text:p>
          </table:table-cell>
          <table:table-cell office:value-type="float" office:value="70.248000000000005" table:style-name="ce11">
            <text:p>70.248</text:p>
          </table:table-cell>
          <table:table-cell office:value-type="float" office:value="54.677999999999997" table:style-name="ce11">
            <text:p>54.678</text:p>
          </table:table-cell>
          <table:table-cell office:value-type="float" office:value="67.632999999999996" table:style-name="ce11">
            <text:p>67.633</text:p>
          </table:table-cell>
          <table:table-cell office:value-type="float" office:value="52.609000000000002" table:style-name="ce11">
            <text:p>52.609</text:p>
          </table:table-cell>
          <table:table-cell office:value-type="float" office:value="84.21" table:style-name="ce11">
            <text:p>84.21</text:p>
          </table:table-cell>
          <table:table-cell office:value-type="float" office:value="89.775000000000006" table:style-name="ce11">
            <text:p>89.775</text:p>
          </table:table-cell>
          <table:table-cell office:value-type="float" office:value="69.39" table:style-name="ce11">
            <text:p>69.39</text:p>
          </table:table-cell>
          <table:table-cell office:value-type="float" office:value="80.396000000000001" table:style-name="ce11">
            <text:p>80.396</text:p>
          </table:table-cell>
          <table:table-cell office:value-type="float" office:value="66.790999999999997" table:style-name="ce11">
            <text:p>66.791</text:p>
          </table:table-cell>
          <table:table-cell office:value-type="float" office:value="77.260000000000005" table:style-name="ce11">
            <text:p>77.26</text:p>
          </table:table-cell>
          <table:table-cell office:value-type="float" office:value="81.619" table:style-name="ce11">
            <text:p>81.619</text:p>
          </table:table-cell>
          <table:table-cell office:value-type="float" office:value="72.433000000000007" table:style-name="ce11">
            <text:p>72.433</text:p>
          </table:table-cell>
          <table:table-cell office:value-type="float" office:value="67.811999999999998" table:style-name="ce11">
            <text:p>67.812</text:p>
          </table:table-cell>
          <table:table-cell office:value-type="float" office:value="76.867999999999995" table:style-name="ce11">
            <text:p>76.868</text:p>
          </table:table-cell>
          <table:table-cell office:value-type="float" office:value="49.24" table:style-name="ce11">
            <text:p>49.24</text:p>
          </table:table-cell>
          <table:table-cell office:value-type="float" office:value="51.835999999999999" table:style-name="ce11">
            <text:p>51.836</text:p>
          </table:table-cell>
          <table:table-cell office:value-type="float" office:value="41.841000000000001" table:style-name="ce11">
            <text:p>41.841</text:p>
          </table:table-cell>
          <table:table-cell office:value-type="float" office:value="65.936000000000007" table:style-name="ce11">
            <text:p>65.936</text:p>
          </table:table-cell>
          <table:table-cell office:value-type="float" office:value="62.869" table:style-name="ce11">
            <text:p>62.869</text:p>
          </table:table-cell>
          <table:table-cell office:value-type="float" office:value="54.878" table:style-name="ce11">
            <text:p>54.878</text:p>
          </table:table-cell>
          <table:table-cell office:value-type="float" office:value="52.744999999999997" table:style-name="ce11">
            <text:p>52.745</text:p>
          </table:table-cell>
          <table:table-cell office:value-type="float" office:value="37.35" table:style-name="ce11">
            <text:p>37.35</text:p>
          </table:table-cell>
          <table:table-cell office:value-type="float" office:value="35.006999999999998" table:style-name="ce11">
            <text:p>35.007</text:p>
          </table:table-cell>
          <table:table-cell office:value-type="float" office:value="65.75" table:style-name="ce11">
            <text:p>65.75</text:p>
          </table:table-cell>
          <table:table-cell office:value-type="float" office:value="37.933999999999997" table:style-name="ce11">
            <text:p>37.934</text:p>
          </table:table-cell>
          <table:table-cell office:value-type="float" office:value="50.767000000000003" table:style-name="ce11">
            <text:p>50.767</text:p>
          </table:table-cell>
          <table:table-cell office:value-type="float" office:value="51.615000000000002" table:style-name="ce11">
            <text:p>51.615</text:p>
          </table:table-cell>
          <table:table-cell office:value-type="float" office:value="56.518999999999998" table:style-name="ce11">
            <text:p>56.519</text:p>
          </table:table-cell>
          <table:table-cell office:value-type="float" office:value="46.704000000000001" table:style-name="ce11">
            <text:p>46.704</text:p>
          </table:table-cell>
          <table:table-cell office:value-type="float" office:value="49.323" table:style-name="ce11">
            <text:p>49.323</text:p>
          </table:table-cell>
          <table:table-cell office:value-type="float" office:value="48.517000000000003" table:style-name="ce11">
            <text:p>48.517</text:p>
          </table:table-cell>
          <table:table-cell office:value-type="float" office:value="49.085000000000001" table:style-name="ce11">
            <text:p>49.085</text:p>
          </table:table-cell>
          <table:table-cell office:value-type="float" office:value="36.481999999999999" table:style-name="ce11">
            <text:p>36.482</text:p>
          </table:table-cell>
          <table:table-cell office:value-type="float" office:value="90.182000000000002" table:style-name="ce11">
            <text:p>90.182</text:p>
          </table:table-cell>
          <table:table-cell office:value-type="float" office:value="69.081999999999994" table:style-name="ce11">
            <text:p>69.082</text:p>
          </table:table-cell>
          <table:table-cell office:value-type="float" office:value="74.694000000000003" table:style-name="ce11">
            <text:p>74.694</text:p>
          </table:table-cell>
          <table:table-cell office:value-type="float" office:value="73.254999999999995" table:style-name="ce11">
            <text:p>73.255</text:p>
          </table:table-cell>
          <table:table-cell office:value-type="float" office:value="83.783000000000001" table:style-name="ce11">
            <text:p>83.783</text:p>
          </table:table-cell>
          <table:table-cell office:value-type="float" office:value="69.468999999999994" table:style-name="ce11">
            <text:p>69.469</text:p>
          </table:table-cell>
          <table:table-cell office:value-type="float" office:value="71.549000000000007" table:style-name="ce11">
            <text:p>71.549</text:p>
          </table:table-cell>
          <table:table-cell office:value-type="float" office:value="7.5369999999999999" table:style-name="ce11">
            <text:p>7.537</text:p>
          </table:table-cell>
          <table:table-cell office:value-type="float" office:value="8.6609999999999996" table:style-name="ce11">
            <text:p>8.661</text:p>
          </table:table-cell>
          <table:table-cell office:value-type="float" office:value="23.841999999999999" table:style-name="ce11">
            <text:p>23.842</text:p>
          </table:table-cell>
          <table:table-cell office:value-type="float" office:value="59.96" table:style-name="ce11">
            <text:p>59.96</text:p>
          </table:table-cell>
          <table:table-cell office:value-type="float" office:value="91.936000000000007" table:style-name="ce11">
            <text:p>91.936</text:p>
          </table:table-cell>
          <table:table-cell office:value-type="float" office:value="74.968000000000004" table:style-name="ce11">
            <text:p>74.968</text:p>
          </table:table-cell>
          <table:table-cell office:value-type="float" office:value="74.644000000000005" table:style-name="ce11">
            <text:p>74.644</text:p>
          </table:table-cell>
          <table:table-cell office:value-type="float" office:value="7.7930000000000001" table:style-name="ce11">
            <text:p>7.793</text:p>
          </table:table-cell>
          <table:table-cell office:value-type="float" office:value="85.094999999999999" table:style-name="ce11">
            <text:p>85.095</text:p>
          </table:table-cell>
          <table:table-cell office:value-type="float" office:value="7.1120000000000001" table:style-name="ce11">
            <text:p>7.112</text:p>
          </table:table-cell>
          <table:table-cell office:value-type="float" office:value="6.976" table:style-name="ce11">
            <text:p>6.976</text:p>
          </table:table-cell>
          <table:table-cell office:value-type="float" office:value="87.57" table:style-name="ce11">
            <text:p>87.57</text:p>
          </table:table-cell>
          <table:table-cell office:value-type="float" office:value="5.4539999999999997" table:style-name="ce11">
            <text:p>5.454</text:p>
          </table:table-cell>
          <table:table-cell office:value-type="float" office:value="7.2229999999999999" table:style-name="ce11">
            <text:p>7.223</text:p>
          </table:table-cell>
          <table:table-cell office:value-type="float" office:value="2.742" table:style-name="ce11">
            <text:p>2.742</text:p>
          </table:table-cell>
          <table:table-cell office:value-type="float" office:value="20.085000000000001" table:style-name="ce11">
            <text:p>20.085</text:p>
          </table:table-cell>
          <table:table-cell office:value-type="float" office:value="33.72" table:style-name="ce11">
            <text:p>33.72</text:p>
          </table:table-cell>
          <table:table-cell office:value-type="float" office:value="0.11600000000000001" table:style-name="ce11">
            <text:p>0.116</text:p>
          </table:table-cell>
          <table:table-cell office:value-type="float" office:value="34.338000000000001" table:style-name="ce11">
            <text:p>34.338</text:p>
          </table:table-cell>
          <table:table-cell office:value-type="float" office:value="51.41" table:style-name="ce11">
            <text:p>51.41</text:p>
          </table:table-cell>
          <table:table-cell office:value-type="float" office:value="27.346" table:style-name="ce11">
            <text:p>27.346</text:p>
          </table:table-cell>
          <table:table-cell office:value-type="float" office:value="39.088000000000001" table:style-name="ce11">
            <text:p>39.088</text:p>
          </table:table-cell>
          <table:table-cell office:value-type="float" office:value="36.113999999999997" table:style-name="ce11">
            <text:p>36.114</text:p>
          </table:table-cell>
          <table:table-cell office:value-type="float" office:value="24.99" table:style-name="ce11">
            <text:p>24.99</text:p>
          </table:table-cell>
          <table:table-cell office:value-type="float" office:value="4.2869999999999999" table:style-name="ce11">
            <text:p>4.287</text:p>
          </table:table-cell>
          <table:table-cell office:value-type="float" office:value="6.0250000000000004" table:style-name="ce11">
            <text:p>6.025</text:p>
          </table:table-cell>
          <table:table-cell office:value-type="float" office:value="9.3859999999999992" table:style-name="ce11">
            <text:p>9.386</text:p>
          </table:table-cell>
          <table:table-cell office:value-type="float" office:value="12.708" table:style-name="ce11">
            <text:p>12.708</text:p>
          </table:table-cell>
          <table:table-cell office:value-type="float" office:value="9.8879999999999999" table:style-name="ce11">
            <text:p>9.888</text:p>
          </table:table-cell>
          <table:table-cell office:value-type="float" office:value="3.399" table:style-name="ce11">
            <text:p>3.399</text:p>
          </table:table-cell>
          <table:table-cell office:value-type="float" office:value="36.584000000000003" table:style-name="ce11">
            <text:p>36.584</text:p>
          </table:table-cell>
          <table:table-cell office:value-type="float" office:value="52.429000000000002" table:style-name="ce11">
            <text:p>52.429</text:p>
          </table:table-cell>
          <table:table-cell office:value-type="float" office:value="10.987" table:style-name="ce11">
            <text:p>10.987</text:p>
          </table:table-cell>
          <table:table-cell office:value-type="float" office:value="29.193000000000001" table:style-name="ce11">
            <text:p>29.193</text:p>
          </table:table-cell>
          <table:table-cell office:value-type="float" office:value="48.204000000000001" table:style-name="ce11">
            <text:p>48.204</text:p>
          </table:table-cell>
          <table:table-cell office:value-type="float" office:value="56.58" table:style-name="ce11">
            <text:p>56.58</text:p>
          </table:table-cell>
          <table:table-cell office:value-type="float" office:value="36.603000000000002" table:style-name="ce11">
            <text:p>36.603</text:p>
          </table:table-cell>
          <table:table-cell office:value-type="float" office:value="60.828000000000003" table:style-name="ce11">
            <text:p>60.828</text:p>
          </table:table-cell>
          <table:table-cell office:value-type="float" office:value="27.849" table:style-name="ce11">
            <text:p>27.849</text:p>
          </table:table-cell>
          <table:table-cell office:value-type="float" office:value="25.125" table:style-name="ce11">
            <text:p>25.125</text:p>
          </table:table-cell>
          <table:table-cell office:value-type="float" office:value="50.844000000000001" table:style-name="ce11">
            <text:p>50.844</text:p>
          </table:table-cell>
          <table:table-cell office:value-type="float" office:value="9.9789999999999992" table:style-name="ce11">
            <text:p>9.979</text:p>
          </table:table-cell>
          <table:table-cell office:value-type="float" office:value="23.946999999999999" table:style-name="ce11">
            <text:p>23.947</text:p>
          </table:table-cell>
          <table:table-cell office:value-type="float" office:value="18.294" table:style-name="ce11">
            <text:p>18.294</text:p>
          </table:table-cell>
          <table:table-cell office:value-type="float" office:value="12.553000000000001" table:style-name="ce11">
            <text:p>12.553</text:p>
          </table:table-cell>
          <table:table-cell office:value-type="float" office:value="63.829000000000001" table:style-name="ce11">
            <text:p>63.829</text:p>
          </table:table-cell>
          <table:table-cell office:value-type="float" office:value="68.488" table:style-name="ce11">
            <text:p>68.488</text:p>
          </table:table-cell>
          <table:table-cell office:value-type="float" office:value="59.756999999999998" table:style-name="ce11">
            <text:p>59.757</text:p>
          </table:table-cell>
          <table:table-cell office:value-type="float" office:value="35.110999999999997" table:style-name="ce11">
            <text:p>35.111</text:p>
          </table:table-cell>
          <table:table-cell office:value-type="float" office:value="68.472999999999999" table:style-name="ce11">
            <text:p>68.473</text:p>
          </table:table-cell>
          <table:table-cell office:value-type="float" office:value="66.989999999999995" table:style-name="ce11">
            <text:p>66.99</text:p>
          </table:table-cell>
          <table:table-cell office:value-type="float" office:value="5.42" table:style-name="ce11">
            <text:p>5.42</text:p>
          </table:table-cell>
          <table:table-cell office:value-type="float" office:value="73.62" table:style-name="ce11">
            <text:p>73.62</text:p>
          </table:table-cell>
          <table:table-cell office:value-type="float" office:value="27.408999999999999" table:style-name="ce11">
            <text:p>27.409</text:p>
          </table:table-cell>
          <table:table-cell office:value-type="float" office:value="72.488" table:style-name="ce11">
            <text:p>72.488</text:p>
          </table:table-cell>
          <table:table-cell table:number-columns-repeated="16254"/>
        </table:table-row>
        <table:table-row table:style-name="ro6">
          <table:table-cell office:value-type="string" table:style-name="ce4">
            <text:p>HMT</text:p>
          </table:table-cell>
          <table:table-cell office:value-type="string" table:style-name="ce4">
            <text:p>HM Treasury</text:p>
          </table:table-cell>
          <table:table-cell office:value-type="string" table:style-name="ce4">
            <text:p>HM Treasury Group</text:p>
          </table:table-cell>
          <table:table-cell table:style-name="ce4"/>
          <table:table-cell office:value-type="float" office:value="91.641999999999996" table:style-name="ce11">
            <text:p>91.642</text:p>
          </table:table-cell>
          <table:table-cell office:value-type="float" office:value="73.959000000000003" table:style-name="ce11">
            <text:p>73.959</text:p>
          </table:table-cell>
          <table:table-cell office:value-type="float" office:value="82.774000000000001" table:style-name="ce11">
            <text:p>82.774</text:p>
          </table:table-cell>
          <table:table-cell office:value-type="float" office:value="87.445999999999998" table:style-name="ce11">
            <text:p>87.446</text:p>
          </table:table-cell>
          <table:table-cell office:value-type="float" office:value="77.698999999999998" table:style-name="ce11">
            <text:p>77.699</text:p>
          </table:table-cell>
          <table:table-cell office:value-type="float" office:value="86.277000000000001" table:style-name="ce11">
            <text:p>86.277</text:p>
          </table:table-cell>
          <table:table-cell office:value-type="float" office:value="57.823999999999998" table:style-name="ce11">
            <text:p>57.824</text:p>
          </table:table-cell>
          <table:table-cell office:value-type="float" office:value="84.59" table:style-name="ce11">
            <text:p>84.59</text:p>
          </table:table-cell>
          <table:table-cell office:value-type="float" office:value="76.105999999999995" table:style-name="ce11">
            <text:p>76.106</text:p>
          </table:table-cell>
          <table:table-cell office:value-type="float" office:value="27.629000000000001" table:style-name="ce11">
            <text:p>27.629</text:p>
          </table:table-cell>
          <table:table-cell office:value-type="float" office:value="69.448999999999998" table:style-name="ce11">
            <text:p>69.449</text:p>
          </table:table-cell>
          <table:table-cell office:value-type="float" office:value="91.415999999999997" table:style-name="ce11">
            <text:p>91.416</text:p>
          </table:table-cell>
          <table:table-cell office:value-type="float" office:value="84.64" table:style-name="ce11">
            <text:p>84.64</text:p>
          </table:table-cell>
          <table:table-cell office:value-type="float" office:value="81.266999999999996" table:style-name="ce11">
            <text:p>81.267</text:p>
          </table:table-cell>
          <table:table-cell office:value-type="float" office:value="72.165999999999997" table:style-name="ce11">
            <text:p>72.166</text:p>
          </table:table-cell>
          <table:table-cell office:value-type="float" office:value="84.334999999999994" table:style-name="ce11">
            <text:p>84.335</text:p>
          </table:table-cell>
          <table:table-cell office:value-type="float" office:value="87.492999999999995" table:style-name="ce11">
            <text:p>87.493</text:p>
          </table:table-cell>
          <table:table-cell office:value-type="float" office:value="87.393000000000001" table:style-name="ce11">
            <text:p>87.393</text:p>
          </table:table-cell>
          <table:table-cell office:value-type="float" office:value="80.353999999999999" table:style-name="ce11">
            <text:p>80.354</text:p>
          </table:table-cell>
          <table:table-cell office:value-type="float" office:value="90.763000000000005" table:style-name="ce11">
            <text:p>90.763</text:p>
          </table:table-cell>
          <table:table-cell office:value-type="float" office:value="90.644999999999996" table:style-name="ce11">
            <text:p>90.645</text:p>
          </table:table-cell>
          <table:table-cell office:value-type="float" office:value="72.664000000000001" table:style-name="ce11">
            <text:p>72.664</text:p>
          </table:table-cell>
          <table:table-cell office:value-type="float" office:value="85.783000000000001" table:style-name="ce11">
            <text:p>85.783</text:p>
          </table:table-cell>
          <table:table-cell office:value-type="float" office:value="88.131" table:style-name="ce11">
            <text:p>88.131</text:p>
          </table:table-cell>
          <table:table-cell office:value-type="float" office:value="75.792000000000002" table:style-name="ce11">
            <text:p>75.792</text:p>
          </table:table-cell>
          <table:table-cell office:value-type="float" office:value="72.457999999999998" table:style-name="ce11">
            <text:p>72.458</text:p>
          </table:table-cell>
          <table:table-cell office:value-type="float" office:value="78.183999999999997" table:style-name="ce11">
            <text:p>78.184</text:p>
          </table:table-cell>
          <table:table-cell office:value-type="float" office:value="42.012" table:style-name="ce11">
            <text:p>42.012</text:p>
          </table:table-cell>
          <table:table-cell office:value-type="float" office:value="90.328000000000003" table:style-name="ce11">
            <text:p>90.328</text:p>
          </table:table-cell>
          <table:table-cell office:value-type="float" office:value="88.070999999999998" table:style-name="ce11">
            <text:p>88.071</text:p>
          </table:table-cell>
          <table:table-cell office:value-type="float" office:value="80.387" table:style-name="ce11">
            <text:p>80.387</text:p>
          </table:table-cell>
          <table:table-cell office:value-type="float" office:value="62.177999999999997" table:style-name="ce11">
            <text:p>62.178</text:p>
          </table:table-cell>
          <table:table-cell office:value-type="float" office:value="48.009" table:style-name="ce11">
            <text:p>48.009</text:p>
          </table:table-cell>
          <table:table-cell office:value-type="float" office:value="67.132000000000005" table:style-name="ce11">
            <text:p>67.132</text:p>
          </table:table-cell>
          <table:table-cell office:value-type="float" office:value="53.685000000000002" table:style-name="ce11">
            <text:p>53.685</text:p>
          </table:table-cell>
          <table:table-cell office:value-type="float" office:value="89.522000000000006" table:style-name="ce11">
            <text:p>89.522</text:p>
          </table:table-cell>
          <table:table-cell office:value-type="float" office:value="92.484999999999999" table:style-name="ce11">
            <text:p>92.485</text:p>
          </table:table-cell>
          <table:table-cell office:value-type="float" office:value="81.064999999999998" table:style-name="ce11">
            <text:p>81.065</text:p>
          </table:table-cell>
          <table:table-cell office:value-type="float" office:value="75.268000000000001" table:style-name="ce11">
            <text:p>75.268</text:p>
          </table:table-cell>
          <table:table-cell office:value-type="float" office:value="80.847999999999999" table:style-name="ce11">
            <text:p>80.848</text:p>
          </table:table-cell>
          <table:table-cell office:value-type="float" office:value="78.786000000000001" table:style-name="ce11">
            <text:p>78.786</text:p>
          </table:table-cell>
          <table:table-cell office:value-type="float" office:value="87.742000000000004" table:style-name="ce11">
            <text:p>87.742</text:p>
          </table:table-cell>
          <table:table-cell office:value-type="float" office:value="83.629000000000005" table:style-name="ce11">
            <text:p>83.629</text:p>
          </table:table-cell>
          <table:table-cell office:value-type="float" office:value="61.140999999999998" table:style-name="ce11">
            <text:p>61.141</text:p>
          </table:table-cell>
          <table:table-cell office:value-type="float" office:value="64.465999999999994" table:style-name="ce11">
            <text:p>64.466</text:p>
          </table:table-cell>
          <table:table-cell office:value-type="float" office:value="28.771000000000001" table:style-name="ce11">
            <text:p>28.771</text:p>
          </table:table-cell>
          <table:table-cell office:value-type="float" office:value="33.601999999999997" table:style-name="ce11">
            <text:p>33.602</text:p>
          </table:table-cell>
          <table:table-cell office:value-type="float" office:value="20.451000000000001" table:style-name="ce11">
            <text:p>20.451</text:p>
          </table:table-cell>
          <table:table-cell office:value-type="float" office:value="87.641000000000005" table:style-name="ce11">
            <text:p>87.641</text:p>
          </table:table-cell>
          <table:table-cell office:value-type="float" office:value="81.397999999999996" table:style-name="ce11">
            <text:p>81.398</text:p>
          </table:table-cell>
          <table:table-cell office:value-type="float" office:value="65.572999999999993" table:style-name="ce11">
            <text:p>65.573</text:p>
          </table:table-cell>
          <table:table-cell office:value-type="float" office:value="77.216999999999999" table:style-name="ce11">
            <text:p>77.217</text:p>
          </table:table-cell>
          <table:table-cell office:value-type="float" office:value="58.011000000000003" table:style-name="ce11">
            <text:p>58.011</text:p>
          </table:table-cell>
          <table:table-cell office:value-type="float" office:value="54.892000000000003" table:style-name="ce11">
            <text:p>54.892</text:p>
          </table:table-cell>
          <table:table-cell office:value-type="float" office:value="81.031999999999996" table:style-name="ce11">
            <text:p>81.032</text:p>
          </table:table-cell>
          <table:table-cell office:value-type="float" office:value="57.773000000000003" table:style-name="ce11">
            <text:p>57.773</text:p>
          </table:table-cell>
          <table:table-cell office:value-type="float" office:value="61.216000000000001" table:style-name="ce11">
            <text:p>61.216</text:p>
          </table:table-cell>
          <table:table-cell office:value-type="float" office:value="88.513000000000005" table:style-name="ce11">
            <text:p>88.513</text:p>
          </table:table-cell>
          <table:table-cell office:value-type="float" office:value="83.082999999999998" table:style-name="ce11">
            <text:p>83.083</text:p>
          </table:table-cell>
          <table:table-cell office:value-type="float" office:value="61.332000000000001" table:style-name="ce11">
            <text:p>61.332</text:p>
          </table:table-cell>
          <table:table-cell office:value-type="float" office:value="73.040000000000006" table:style-name="ce11">
            <text:p>73.04</text:p>
          </table:table-cell>
          <table:table-cell office:value-type="float" office:value="69.388000000000005" table:style-name="ce11">
            <text:p>69.388</text:p>
          </table:table-cell>
          <table:table-cell office:value-type="float" office:value="65.358000000000004" table:style-name="ce11">
            <text:p>65.358</text:p>
          </table:table-cell>
          <table:table-cell office:value-type="float" office:value="41.451999999999998" table:style-name="ce11">
            <text:p>41.452</text:p>
          </table:table-cell>
          <table:table-cell office:value-type="float" office:value="91.363" table:style-name="ce11">
            <text:p>91.363</text:p>
          </table:table-cell>
          <table:table-cell office:value-type="float" office:value="80.14" table:style-name="ce11">
            <text:p>80.14</text:p>
          </table:table-cell>
          <table:table-cell office:value-type="float" office:value="82.561999999999998" table:style-name="ce11">
            <text:p>82.562</text:p>
          </table:table-cell>
          <table:table-cell office:value-type="float" office:value="73.332999999999998" table:style-name="ce11">
            <text:p>73.333</text:p>
          </table:table-cell>
          <table:table-cell office:value-type="float" office:value="79.753" table:style-name="ce11">
            <text:p>79.753</text:p>
          </table:table-cell>
          <table:table-cell office:value-type="float" office:value="45.142000000000003" table:style-name="ce11">
            <text:p>45.142</text:p>
          </table:table-cell>
          <table:table-cell office:value-type="float" office:value="84.623999999999995" table:style-name="ce11">
            <text:p>84.624</text:p>
          </table:table-cell>
          <table:table-cell office:value-type="float" office:value="5.4809999999999999" table:style-name="ce11">
            <text:p>5.481</text:p>
          </table:table-cell>
          <table:table-cell office:value-type="float" office:value="18.968" table:style-name="ce11">
            <text:p>18.968</text:p>
          </table:table-cell>
          <table:table-cell office:value-type="float" office:value="48.844999999999999" table:style-name="ce11">
            <text:p>48.845</text:p>
          </table:table-cell>
          <table:table-cell office:value-type="float" office:value="26.706" table:style-name="ce11">
            <text:p>26.706</text:p>
          </table:table-cell>
          <table:table-cell office:value-type="float" office:value="90.87" table:style-name="ce11">
            <text:p>90.87</text:p>
          </table:table-cell>
          <table:table-cell office:value-type="float" office:value="57.734000000000002" table:style-name="ce11">
            <text:p>57.734</text:p>
          </table:table-cell>
          <table:table-cell office:value-type="float" office:value="80.635000000000005" table:style-name="ce11">
            <text:p>80.635</text:p>
          </table:table-cell>
          <table:table-cell office:value-type="float" office:value="6.3339999999999996" table:style-name="ce11">
            <text:p>6.334</text:p>
          </table:table-cell>
          <table:table-cell office:value-type="float" office:value="88.727999999999994" table:style-name="ce11">
            <text:p>88.728</text:p>
          </table:table-cell>
          <table:table-cell office:value-type="float" office:value="4.9379999999999997" table:style-name="ce11">
            <text:p>4.938</text:p>
          </table:table-cell>
          <table:table-cell office:value-type="float" office:value="5.74" table:style-name="ce11">
            <text:p>5.74</text:p>
          </table:table-cell>
          <table:table-cell office:value-type="float" office:value="90.772999999999996" table:style-name="ce11">
            <text:p>90.773</text:p>
          </table:table-cell>
          <table:table-cell office:value-type="float" office:value="3.4870000000000001" table:style-name="ce11">
            <text:p>3.487</text:p>
          </table:table-cell>
          <table:table-cell office:value-type="float" office:value="8.4109999999999996" table:style-name="ce11">
            <text:p>8.411</text:p>
          </table:table-cell>
          <table:table-cell office:value-type="float" office:value="5.6070000000000002" table:style-name="ce11">
            <text:p>5.607</text:p>
          </table:table-cell>
          <table:table-cell office:value-type="float" office:value="19.626000000000001" table:style-name="ce11">
            <text:p>19.626</text:p>
          </table:table-cell>
          <table:table-cell office:value-type="float" office:value="40.186999999999998" table:style-name="ce11">
            <text:p>40.187</text:p>
          </table:table-cell>
          <table:table-cell office:value-type="float" office:value="0" table:style-name="ce11">
            <text:p>0</text:p>
          </table:table-cell>
          <table:table-cell office:value-type="float" office:value="40.186999999999998" table:style-name="ce11">
            <text:p>40.187</text:p>
          </table:table-cell>
          <table:table-cell office:value-type="float" office:value="54.206000000000003" table:style-name="ce11">
            <text:p>54.206</text:p>
          </table:table-cell>
          <table:table-cell office:value-type="float" office:value="32.71" table:style-name="ce11">
            <text:p>32.71</text:p>
          </table:table-cell>
          <table:table-cell office:value-type="float" office:value="41.121000000000002" table:style-name="ce11">
            <text:p>41.121</text:p>
          </table:table-cell>
          <table:table-cell office:value-type="float" office:value="35.514000000000003" table:style-name="ce11">
            <text:p>35.514</text:p>
          </table:table-cell>
          <table:table-cell office:value-type="float" office:value="36.448999999999998" table:style-name="ce11">
            <text:p>36.449</text:p>
          </table:table-cell>
          <table:table-cell office:value-type="float" office:value="3.738" table:style-name="ce11">
            <text:p>3.738</text:p>
          </table:table-cell>
          <table:table-cell office:value-type="float" office:value="1.869" table:style-name="ce11">
            <text:p>1.869</text:p>
          </table:table-cell>
          <table:table-cell office:value-type="float" office:value="5.6070000000000002" table:style-name="ce11">
            <text:p>5.607</text:p>
          </table:table-cell>
          <table:table-cell office:value-type="float" office:value="7.4770000000000003" table:style-name="ce11">
            <text:p>7.477</text:p>
          </table:table-cell>
          <table:table-cell office:value-type="float" office:value="7.4770000000000003" table:style-name="ce11">
            <text:p>7.477</text:p>
          </table:table-cell>
          <table:table-cell office:value-type="float" office:value="0.93500000000000005" table:style-name="ce11">
            <text:p>0.935</text:p>
          </table:table-cell>
          <table:table-cell office:value-type="float" office:value="36.448999999999998" table:style-name="ce11">
            <text:p>36.449</text:p>
          </table:table-cell>
          <table:table-cell office:value-type="float" office:value="57.944000000000003" table:style-name="ce11">
            <text:p>57.944</text:p>
          </table:table-cell>
          <table:table-cell office:value-type="float" office:value="5.6070000000000002" table:style-name="ce11">
            <text:p>5.607</text:p>
          </table:table-cell>
          <table:table-cell office:value-type="float" office:value="33.332999999999998" table:style-name="ce11">
            <text:p>33.333</text:p>
          </table:table-cell>
          <table:table-cell office:value-type="float" office:value="52.335999999999999" table:style-name="ce11">
            <text:p>52.336</text:p>
          </table:table-cell>
          <table:table-cell office:value-type="float" office:value="57.009" table:style-name="ce11">
            <text:p>57.009</text:p>
          </table:table-cell>
          <table:table-cell office:value-type="float" office:value="35.896999999999998" table:style-name="ce11">
            <text:p>35.897</text:p>
          </table:table-cell>
          <table:table-cell office:value-type="float" office:value="56.41" table:style-name="ce11">
            <text:p>56.41</text:p>
          </table:table-cell>
          <table:table-cell office:value-type="float" office:value="26.167999999999999" table:style-name="ce11">
            <text:p>26.168</text:p>
          </table:table-cell>
          <table:table-cell office:value-type="float" office:value="21.495000000000001" table:style-name="ce11">
            <text:p>21.495</text:p>
          </table:table-cell>
          <table:table-cell office:value-type="float" office:value="48.718000000000004" table:style-name="ce11">
            <text:p>48.718</text:p>
          </table:table-cell>
          <table:table-cell office:value-type="float" office:value="10.256" table:style-name="ce11">
            <text:p>10.256</text:p>
          </table:table-cell>
          <table:table-cell office:value-type="float" office:value="21.495000000000001" table:style-name="ce11">
            <text:p>21.495</text:p>
          </table:table-cell>
          <table:table-cell office:value-type="float" office:value="21.495000000000001" table:style-name="ce11">
            <text:p>21.495</text:p>
          </table:table-cell>
          <table:table-cell office:value-type="float" office:value="15.385" table:style-name="ce11">
            <text:p>15.385</text:p>
          </table:table-cell>
          <table:table-cell office:value-type="float" office:value="64.600999999999999" table:style-name="ce11">
            <text:p>64.601</text:p>
          </table:table-cell>
          <table:table-cell office:value-type="float" office:value="67.747" table:style-name="ce11">
            <text:p>67.747</text:p>
          </table:table-cell>
          <table:table-cell office:value-type="float" office:value="60.853000000000002" table:style-name="ce11">
            <text:p>60.853</text:p>
          </table:table-cell>
          <table:table-cell office:value-type="float" office:value="38.058999999999997" table:style-name="ce11">
            <text:p>38.059</text:p>
          </table:table-cell>
          <table:table-cell office:value-type="float" office:value="73.28" table:style-name="ce11">
            <text:p>73.28</text:p>
          </table:table-cell>
          <table:table-cell office:value-type="float" office:value="75.805999999999997" table:style-name="ce11">
            <text:p>75.806</text:p>
          </table:table-cell>
          <table:table-cell office:value-type="float" office:value="5.3339999999999996" table:style-name="ce11">
            <text:p>5.334</text:p>
          </table:table-cell>
          <table:table-cell office:value-type="float" office:value="82.381" table:style-name="ce11">
            <text:p>82.381</text:p>
          </table:table-cell>
          <table:table-cell office:value-type="float" office:value="23.532" table:style-name="ce11">
            <text:p>23.532</text:p>
          </table:table-cell>
          <table:table-cell office:value-type="float" office:value="74.754000000000005" table:style-name="ce11">
            <text:p>74.754</text:p>
          </table:table-cell>
          <table:table-cell table:number-columns-repeated="16254"/>
        </table:table-row>
        <table:table-row table:style-name="ro6">
          <table:table-cell office:value-type="string" table:style-name="ce4">
            <text:p>HO</text:p>
          </table:table-cell>
          <table:table-cell office:value-type="string" table:style-name="ce4">
            <text:p>Home Office</text:p>
          </table:table-cell>
          <table:table-cell office:value-type="string" table:style-name="ce4">
            <text:p>Home Office</text:p>
          </table:table-cell>
          <table:table-cell office:value-type="string" table:style-name="ce4">
            <text:p>[note 6]</text:p>
          </table:table-cell>
          <table:table-cell office:value-type="float" office:value="58.348999999999997" table:style-name="ce11">
            <text:p>58.349</text:p>
          </table:table-cell>
          <table:table-cell office:value-type="float" office:value="57.036000000000001" table:style-name="ce11">
            <text:p>57.036</text:p>
          </table:table-cell>
          <table:table-cell office:value-type="float" office:value="72.156000000000006" table:style-name="ce11">
            <text:p>72.156</text:p>
          </table:table-cell>
          <table:table-cell office:value-type="float" office:value="78.838999999999999" table:style-name="ce11">
            <text:p>78.839</text:p>
          </table:table-cell>
          <table:table-cell office:value-type="float" office:value="69.796999999999997" table:style-name="ce11">
            <text:p>69.797</text:p>
          </table:table-cell>
          <table:table-cell office:value-type="float" office:value="79.316000000000003" table:style-name="ce11">
            <text:p>79.316</text:p>
          </table:table-cell>
          <table:table-cell office:value-type="float" office:value="54.783999999999999" table:style-name="ce11">
            <text:p>54.784</text:p>
          </table:table-cell>
          <table:table-cell office:value-type="float" office:value="75.418000000000006" table:style-name="ce11">
            <text:p>75.418</text:p>
          </table:table-cell>
          <table:table-cell office:value-type="float" office:value="70.372" table:style-name="ce11">
            <text:p>70.372</text:p>
          </table:table-cell>
          <table:table-cell office:value-type="float" office:value="30.273" table:style-name="ce11">
            <text:p>30.273</text:p>
          </table:table-cell>
          <table:table-cell office:value-type="float" office:value="46.395000000000003" table:style-name="ce11">
            <text:p>46.395</text:p>
          </table:table-cell>
          <table:table-cell office:value-type="float" office:value="87.162999999999997" table:style-name="ce11">
            <text:p>87.163</text:p>
          </table:table-cell>
          <table:table-cell office:value-type="float" office:value="79.638000000000005" table:style-name="ce11">
            <text:p>79.638</text:p>
          </table:table-cell>
          <table:table-cell office:value-type="float" office:value="72.915999999999997" table:style-name="ce11">
            <text:p>72.916</text:p>
          </table:table-cell>
          <table:table-cell office:value-type="float" office:value="54.703000000000003" table:style-name="ce11">
            <text:p>54.703</text:p>
          </table:table-cell>
          <table:table-cell office:value-type="float" office:value="66.355000000000004" table:style-name="ce11">
            <text:p>66.355</text:p>
          </table:table-cell>
          <table:table-cell office:value-type="float" office:value="76.72" table:style-name="ce11">
            <text:p>76.72</text:p>
          </table:table-cell>
          <table:table-cell office:value-type="float" office:value="80.962999999999994" table:style-name="ce11">
            <text:p>80.963</text:p>
          </table:table-cell>
          <table:table-cell office:value-type="float" office:value="72.204999999999998" table:style-name="ce11">
            <text:p>72.205</text:p>
          </table:table-cell>
          <table:table-cell office:value-type="float" office:value="83.224999999999994" table:style-name="ce11">
            <text:p>83.225</text:p>
          </table:table-cell>
          <table:table-cell office:value-type="float" office:value="80.066000000000003" table:style-name="ce11">
            <text:p>80.066</text:p>
          </table:table-cell>
          <table:table-cell office:value-type="float" office:value="64.813000000000002" table:style-name="ce11">
            <text:p>64.813</text:p>
          </table:table-cell>
          <table:table-cell office:value-type="float" office:value="76.558999999999997" table:style-name="ce11">
            <text:p>76.559</text:p>
          </table:table-cell>
          <table:table-cell office:value-type="float" office:value="79.328000000000003" table:style-name="ce11">
            <text:p>79.328</text:p>
          </table:table-cell>
          <table:table-cell office:value-type="float" office:value="69.926000000000002" table:style-name="ce11">
            <text:p>69.926</text:p>
          </table:table-cell>
          <table:table-cell office:value-type="float" office:value="64.42" table:style-name="ce11">
            <text:p>64.42</text:p>
          </table:table-cell>
          <table:table-cell office:value-type="float" office:value="67.41" table:style-name="ce11">
            <text:p>67.41</text:p>
          </table:table-cell>
          <table:table-cell office:value-type="float" office:value="40.015999999999998" table:style-name="ce11">
            <text:p>40.016</text:p>
          </table:table-cell>
          <table:table-cell office:value-type="float" office:value="85.212000000000003" table:style-name="ce11">
            <text:p>85.212</text:p>
          </table:table-cell>
          <table:table-cell office:value-type="float" office:value="80.495999999999995" table:style-name="ce11">
            <text:p>80.496</text:p>
          </table:table-cell>
          <table:table-cell office:value-type="float" office:value="72.239999999999995" table:style-name="ce11">
            <text:p>72.24</text:p>
          </table:table-cell>
          <table:table-cell office:value-type="float" office:value="64.301000000000002" table:style-name="ce11">
            <text:p>64.301</text:p>
          </table:table-cell>
          <table:table-cell office:value-type="float" office:value="50.276000000000003" table:style-name="ce11">
            <text:p>50.276</text:p>
          </table:table-cell>
          <table:table-cell office:value-type="float" office:value="57.941000000000003" table:style-name="ce11">
            <text:p>57.941</text:p>
          </table:table-cell>
          <table:table-cell office:value-type="float" office:value="46.613" table:style-name="ce11">
            <text:p>46.613</text:p>
          </table:table-cell>
          <table:table-cell office:value-type="float" office:value="78.728999999999999" table:style-name="ce11">
            <text:p>78.729</text:p>
          </table:table-cell>
          <table:table-cell office:value-type="float" office:value="84.974999999999994" table:style-name="ce11">
            <text:p>84.975</text:p>
          </table:table-cell>
          <table:table-cell office:value-type="float" office:value="65.506" table:style-name="ce11">
            <text:p>65.506</text:p>
          </table:table-cell>
          <table:table-cell office:value-type="float" office:value="72.430000000000007" table:style-name="ce11">
            <text:p>72.43</text:p>
          </table:table-cell>
          <table:table-cell office:value-type="float" office:value="65.295000000000002" table:style-name="ce11">
            <text:p>65.295</text:p>
          </table:table-cell>
          <table:table-cell office:value-type="float" office:value="75.256" table:style-name="ce11">
            <text:p>75.256</text:p>
          </table:table-cell>
          <table:table-cell office:value-type="float" office:value="83.908000000000001" table:style-name="ce11">
            <text:p>83.908</text:p>
          </table:table-cell>
          <table:table-cell office:value-type="float" office:value="68.043999999999997" table:style-name="ce11">
            <text:p>68.044</text:p>
          </table:table-cell>
          <table:table-cell office:value-type="float" office:value="61.377000000000002" table:style-name="ce11">
            <text:p>61.377</text:p>
          </table:table-cell>
          <table:table-cell office:value-type="float" office:value="68.424999999999997" table:style-name="ce11">
            <text:p>68.425</text:p>
          </table:table-cell>
          <table:table-cell office:value-type="float" office:value="31.09" table:style-name="ce11">
            <text:p>31.09</text:p>
          </table:table-cell>
          <table:table-cell office:value-type="float" office:value="32.654000000000003" table:style-name="ce11">
            <text:p>32.654</text:p>
          </table:table-cell>
          <table:table-cell office:value-type="float" office:value="27.053999999999998" table:style-name="ce11">
            <text:p>27.054</text:p>
          </table:table-cell>
          <table:table-cell office:value-type="float" office:value="64.64" table:style-name="ce11">
            <text:p>64.64</text:p>
          </table:table-cell>
          <table:table-cell office:value-type="float" office:value="58.713999999999999" table:style-name="ce11">
            <text:p>58.714</text:p>
          </table:table-cell>
          <table:table-cell office:value-type="float" office:value="48.857999999999997" table:style-name="ce11">
            <text:p>48.858</text:p>
          </table:table-cell>
          <table:table-cell office:value-type="float" office:value="49.116" table:style-name="ce11">
            <text:p>49.116</text:p>
          </table:table-cell>
          <table:table-cell office:value-type="float" office:value="31.55" table:style-name="ce11">
            <text:p>31.55</text:p>
          </table:table-cell>
          <table:table-cell office:value-type="float" office:value="29.702999999999999" table:style-name="ce11">
            <text:p>29.703</text:p>
          </table:table-cell>
          <table:table-cell office:value-type="float" office:value="57.835999999999999" table:style-name="ce11">
            <text:p>57.836</text:p>
          </table:table-cell>
          <table:table-cell office:value-type="float" office:value="34.954999999999998" table:style-name="ce11">
            <text:p>34.955</text:p>
          </table:table-cell>
          <table:table-cell office:value-type="float" office:value="42.170999999999999" table:style-name="ce11">
            <text:p>42.171</text:p>
          </table:table-cell>
          <table:table-cell office:value-type="float" office:value="50.689" table:style-name="ce11">
            <text:p>50.689</text:p>
          </table:table-cell>
          <table:table-cell office:value-type="float" office:value="51.261000000000003" table:style-name="ce11">
            <text:p>51.261</text:p>
          </table:table-cell>
          <table:table-cell office:value-type="float" office:value="41.89" table:style-name="ce11">
            <text:p>41.89</text:p>
          </table:table-cell>
          <table:table-cell office:value-type="float" office:value="44.927" table:style-name="ce11">
            <text:p>44.927</text:p>
          </table:table-cell>
          <table:table-cell office:value-type="float" office:value="42.656999999999996" table:style-name="ce11">
            <text:p>42.657</text:p>
          </table:table-cell>
          <table:table-cell office:value-type="float" office:value="45.052999999999997" table:style-name="ce11">
            <text:p>45.053</text:p>
          </table:table-cell>
          <table:table-cell office:value-type="float" office:value="35.555" table:style-name="ce11">
            <text:p>35.555</text:p>
          </table:table-cell>
          <table:table-cell office:value-type="float" office:value="87.923000000000002" table:style-name="ce11">
            <text:p>87.923</text:p>
          </table:table-cell>
          <table:table-cell office:value-type="float" office:value="65.763999999999996" table:style-name="ce11">
            <text:p>65.764</text:p>
          </table:table-cell>
          <table:table-cell office:value-type="float" office:value="65.305000000000007" table:style-name="ce11">
            <text:p>65.305</text:p>
          </table:table-cell>
          <table:table-cell office:value-type="float" office:value="66.748999999999995" table:style-name="ce11">
            <text:p>66.749</text:p>
          </table:table-cell>
          <table:table-cell office:value-type="float" office:value="74.393000000000001" table:style-name="ce11">
            <text:p>74.393</text:p>
          </table:table-cell>
          <table:table-cell office:value-type="float" office:value="54.679000000000002" table:style-name="ce11">
            <text:p>54.679</text:p>
          </table:table-cell>
          <table:table-cell office:value-type="float" office:value="64.808000000000007" table:style-name="ce11">
            <text:p>64.808</text:p>
          </table:table-cell>
          <table:table-cell office:value-type="float" office:value="8.6989999999999998" table:style-name="ce11">
            <text:p>8.699</text:p>
          </table:table-cell>
          <table:table-cell office:value-type="float" office:value="13.555999999999999" table:style-name="ce11">
            <text:p>13.556</text:p>
          </table:table-cell>
          <table:table-cell office:value-type="float" office:value="29.471" table:style-name="ce11">
            <text:p>29.471</text:p>
          </table:table-cell>
          <table:table-cell office:value-type="float" office:value="48.274000000000001" table:style-name="ce11">
            <text:p>48.274</text:p>
          </table:table-cell>
          <table:table-cell office:value-type="float" office:value="86.962000000000003" table:style-name="ce11">
            <text:p>86.962</text:p>
          </table:table-cell>
          <table:table-cell office:value-type="float" office:value="64.129000000000005" table:style-name="ce11">
            <text:p>64.129</text:p>
          </table:table-cell>
          <table:table-cell office:value-type="float" office:value="64.787999999999997" table:style-name="ce11">
            <text:p>64.788</text:p>
          </table:table-cell>
          <table:table-cell office:value-type="float" office:value="11.683999999999999" table:style-name="ce11">
            <text:p>11.684</text:p>
          </table:table-cell>
          <table:table-cell office:value-type="float" office:value="79.376000000000005" table:style-name="ce11">
            <text:p>79.376</text:p>
          </table:table-cell>
          <table:table-cell office:value-type="float" office:value="8.9410000000000007" table:style-name="ce11">
            <text:p>8.941</text:p>
          </table:table-cell>
          <table:table-cell office:value-type="float" office:value="10.632" table:style-name="ce11">
            <text:p>10.632</text:p>
          </table:table-cell>
          <table:table-cell office:value-type="float" office:value="82.132000000000005" table:style-name="ce11">
            <text:p>82.132</text:p>
          </table:table-cell>
          <table:table-cell office:value-type="float" office:value="7.2359999999999998" table:style-name="ce11">
            <text:p>7.236</text:p>
          </table:table-cell>
          <table:table-cell office:value-type="float" office:value="9.8490000000000002" table:style-name="ce11">
            <text:p>9.849</text:p>
          </table:table-cell>
          <table:table-cell office:value-type="float" office:value="3.613" table:style-name="ce11">
            <text:p>3.613</text:p>
          </table:table-cell>
          <table:table-cell office:value-type="float" office:value="25.72" table:style-name="ce11">
            <text:p>25.72</text:p>
          </table:table-cell>
          <table:table-cell office:value-type="float" office:value="39.741999999999997" table:style-name="ce11">
            <text:p>39.742</text:p>
          </table:table-cell>
          <table:table-cell office:value-type="float" office:value="0.90300000000000002" table:style-name="ce11">
            <text:p>0.903</text:p>
          </table:table-cell>
          <table:table-cell office:value-type="float" office:value="36.774000000000001" table:style-name="ce11">
            <text:p>36.774</text:p>
          </table:table-cell>
          <table:table-cell office:value-type="float" office:value="48.128999999999998" table:style-name="ce11">
            <text:p>48.129</text:p>
          </table:table-cell>
          <table:table-cell office:value-type="float" office:value="27.053999999999998" table:style-name="ce11">
            <text:p>27.054</text:p>
          </table:table-cell>
          <table:table-cell office:value-type="float" office:value="43.914000000000001" table:style-name="ce11">
            <text:p>43.914</text:p>
          </table:table-cell>
          <table:table-cell office:value-type="float" office:value="37.332999999999998" table:style-name="ce11">
            <text:p>37.333</text:p>
          </table:table-cell>
          <table:table-cell office:value-type="float" office:value="29.117999999999999" table:style-name="ce11">
            <text:p>29.118</text:p>
          </table:table-cell>
          <table:table-cell office:value-type="float" office:value="3.742" table:style-name="ce11">
            <text:p>3.742</text:p>
          </table:table-cell>
          <table:table-cell office:value-type="float" office:value="5.8920000000000003" table:style-name="ce11">
            <text:p>5.892</text:p>
          </table:table-cell>
          <table:table-cell office:value-type="float" office:value="9.6769999999999996" table:style-name="ce11">
            <text:p>9.677</text:p>
          </table:table-cell>
          <table:table-cell office:value-type="float" office:value="11.656000000000001" table:style-name="ce11">
            <text:p>11.656</text:p>
          </table:table-cell>
          <table:table-cell office:value-type="float" office:value="8.7739999999999991" table:style-name="ce11">
            <text:p>8.774</text:p>
          </table:table-cell>
          <table:table-cell office:value-type="float" office:value="3.484" table:style-name="ce11">
            <text:p>3.484</text:p>
          </table:table-cell>
          <table:table-cell office:value-type="float" office:value="40.905000000000001" table:style-name="ce11">
            <text:p>40.905</text:p>
          </table:table-cell>
          <table:table-cell office:value-type="float" office:value="45.603000000000002" table:style-name="ce11">
            <text:p>45.603</text:p>
          </table:table-cell>
          <table:table-cell office:value-type="float" office:value="13.491" table:style-name="ce11">
            <text:p>13.491</text:p>
          </table:table-cell>
          <table:table-cell office:value-type="float" office:value="24.254999999999999" table:style-name="ce11">
            <text:p>24.255</text:p>
          </table:table-cell>
          <table:table-cell office:value-type="float" office:value="41.856999999999999" table:style-name="ce11">
            <text:p>41.857</text:p>
          </table:table-cell>
          <table:table-cell office:value-type="float" office:value="61.618000000000002" table:style-name="ce11">
            <text:p>61.618</text:p>
          </table:table-cell>
          <table:table-cell office:value-type="float" office:value="40.612000000000002" table:style-name="ce11">
            <text:p>40.612</text:p>
          </table:table-cell>
          <table:table-cell office:value-type="float" office:value="63.616999999999997" table:style-name="ce11">
            <text:p>63.617</text:p>
          </table:table-cell>
          <table:table-cell office:value-type="float" office:value="31.231000000000002" table:style-name="ce11">
            <text:p>31.231</text:p>
          </table:table-cell>
          <table:table-cell office:value-type="float" office:value="20.009" table:style-name="ce11">
            <text:p>20.009</text:p>
          </table:table-cell>
          <table:table-cell office:value-type="float" office:value="45.991999999999997" table:style-name="ce11">
            <text:p>45.992</text:p>
          </table:table-cell>
          <table:table-cell office:value-type="float" office:value="12.128" table:style-name="ce11">
            <text:p>12.128</text:p>
          </table:table-cell>
          <table:table-cell office:value-type="float" office:value="26.911000000000001" table:style-name="ce11">
            <text:p>26.911</text:p>
          </table:table-cell>
          <table:table-cell office:value-type="float" office:value="18.373000000000001" table:style-name="ce11">
            <text:p>18.373</text:p>
          </table:table-cell>
          <table:table-cell office:value-type="float" office:value="13.397" table:style-name="ce11">
            <text:p>13.397</text:p>
          </table:table-cell>
          <table:table-cell office:value-type="float" office:value="63.021999999999998" table:style-name="ce11">
            <text:p>63.022</text:p>
          </table:table-cell>
          <table:table-cell office:value-type="float" office:value="67.983000000000004" table:style-name="ce11">
            <text:p>67.983</text:p>
          </table:table-cell>
          <table:table-cell office:value-type="float" office:value="59.895000000000003" table:style-name="ce11">
            <text:p>59.895</text:p>
          </table:table-cell>
          <table:table-cell office:value-type="float" office:value="34.771999999999998" table:style-name="ce11">
            <text:p>34.772</text:p>
          </table:table-cell>
          <table:table-cell office:value-type="float" office:value="69.503" table:style-name="ce11">
            <text:p>69.503</text:p>
          </table:table-cell>
          <table:table-cell office:value-type="float" office:value="69.974999999999994" table:style-name="ce11">
            <text:p>69.975</text:p>
          </table:table-cell>
          <table:table-cell office:value-type="float" office:value="5.4690000000000003" table:style-name="ce11">
            <text:p>5.469</text:p>
          </table:table-cell>
          <table:table-cell office:value-type="float" office:value="70.653999999999996" table:style-name="ce11">
            <text:p>70.654</text:p>
          </table:table-cell>
          <table:table-cell office:value-type="float" office:value="29.928000000000001" table:style-name="ce11">
            <text:p>29.928</text:p>
          </table:table-cell>
          <table:table-cell office:value-type="float" office:value="72.320999999999998" table:style-name="ce11">
            <text:p>72.321</text:p>
          </table:table-cell>
          <table:table-cell table:number-columns-repeated="16254"/>
        </table:table-row>
        <table:table-row table:style-name="ro6">
          <table:table-cell office:value-type="string" table:style-name="ce4">
            <text:p>HSE</text:p>
          </table:table-cell>
          <table:table-cell office:value-type="string" table:style-name="ce4">
            <text:p>Health and Safety Executive</text:p>
          </table:table-cell>
          <table:table-cell office:value-type="string" table:style-name="ce4">
            <text:p>Work and Pensions</text:p>
          </table:table-cell>
          <table:table-cell table:style-name="ce4"/>
          <table:table-cell office:value-type="float" office:value="63.128999999999998" table:style-name="ce11">
            <text:p>63.129</text:p>
          </table:table-cell>
          <table:table-cell office:value-type="float" office:value="61.997" table:style-name="ce11">
            <text:p>61.997</text:p>
          </table:table-cell>
          <table:table-cell office:value-type="float" office:value="79.438999999999993" table:style-name="ce11">
            <text:p>79.439</text:p>
          </table:table-cell>
          <table:table-cell office:value-type="float" office:value="80.751000000000005" table:style-name="ce11">
            <text:p>80.751</text:p>
          </table:table-cell>
          <table:table-cell office:value-type="float" office:value="75.41" table:style-name="ce11">
            <text:p>75.41</text:p>
          </table:table-cell>
          <table:table-cell office:value-type="float" office:value="81.647000000000006" table:style-name="ce11">
            <text:p>81.647</text:p>
          </table:table-cell>
          <table:table-cell office:value-type="float" office:value="51.012" table:style-name="ce11">
            <text:p>51.012</text:p>
          </table:table-cell>
          <table:table-cell office:value-type="float" office:value="80.183000000000007" table:style-name="ce11">
            <text:p>80.183</text:p>
          </table:table-cell>
          <table:table-cell office:value-type="float" office:value="70.704999999999998" table:style-name="ce11">
            <text:p>70.705</text:p>
          </table:table-cell>
          <table:table-cell office:value-type="float" office:value="35.335999999999999" table:style-name="ce11">
            <text:p>35.336</text:p>
          </table:table-cell>
          <table:table-cell office:value-type="float" office:value="49.015000000000001" table:style-name="ce11">
            <text:p>49.015</text:p>
          </table:table-cell>
          <table:table-cell office:value-type="float" office:value="89.421999999999997" table:style-name="ce11">
            <text:p>89.422</text:p>
          </table:table-cell>
          <table:table-cell office:value-type="float" office:value="84.745000000000005" table:style-name="ce11">
            <text:p>84.745</text:p>
          </table:table-cell>
          <table:table-cell office:value-type="float" office:value="80.198999999999998" table:style-name="ce11">
            <text:p>80.199</text:p>
          </table:table-cell>
          <table:table-cell office:value-type="float" office:value="60.304000000000002" table:style-name="ce11">
            <text:p>60.304</text:p>
          </table:table-cell>
          <table:table-cell office:value-type="float" office:value="82.165999999999997" table:style-name="ce11">
            <text:p>82.166</text:p>
          </table:table-cell>
          <table:table-cell office:value-type="float" office:value="78.323999999999998" table:style-name="ce11">
            <text:p>78.324</text:p>
          </table:table-cell>
          <table:table-cell office:value-type="float" office:value="83.168999999999997" table:style-name="ce11">
            <text:p>83.169</text:p>
          </table:table-cell>
          <table:table-cell office:value-type="float" office:value="76.201999999999998" table:style-name="ce11">
            <text:p>76.202</text:p>
          </table:table-cell>
          <table:table-cell office:value-type="float" office:value="90.602999999999994" table:style-name="ce11">
            <text:p>90.603</text:p>
          </table:table-cell>
          <table:table-cell office:value-type="float" office:value="86.08" table:style-name="ce11">
            <text:p>86.08</text:p>
          </table:table-cell>
          <table:table-cell office:value-type="float" office:value="70.361999999999995" table:style-name="ce11">
            <text:p>70.362</text:p>
          </table:table-cell>
          <table:table-cell office:value-type="float" office:value="81.296999999999997" table:style-name="ce11">
            <text:p>81.297</text:p>
          </table:table-cell>
          <table:table-cell office:value-type="float" office:value="85.713999999999999" table:style-name="ce11">
            <text:p>85.714</text:p>
          </table:table-cell>
          <table:table-cell office:value-type="float" office:value="77.36" table:style-name="ce11">
            <text:p>77.36</text:p>
          </table:table-cell>
          <table:table-cell office:value-type="float" office:value="69.620999999999995" table:style-name="ce11">
            <text:p>69.621</text:p>
          </table:table-cell>
          <table:table-cell office:value-type="float" office:value="75.948999999999998" table:style-name="ce11">
            <text:p>75.949</text:p>
          </table:table-cell>
          <table:table-cell office:value-type="float" office:value="40.475000000000001" table:style-name="ce11">
            <text:p>40.475</text:p>
          </table:table-cell>
          <table:table-cell office:value-type="float" office:value="88.266000000000005" table:style-name="ce11">
            <text:p>88.266</text:p>
          </table:table-cell>
          <table:table-cell office:value-type="float" office:value="82.454999999999998" table:style-name="ce11">
            <text:p>82.455</text:p>
          </table:table-cell>
          <table:table-cell office:value-type="float" office:value="74.19" table:style-name="ce11">
            <text:p>74.19</text:p>
          </table:table-cell>
          <table:table-cell office:value-type="float" office:value="57.746000000000002" table:style-name="ce11">
            <text:p>57.746</text:p>
          </table:table-cell>
          <table:table-cell office:value-type="float" office:value="50.289000000000001" table:style-name="ce11">
            <text:p>50.289</text:p>
          </table:table-cell>
          <table:table-cell office:value-type="float" office:value="45.237000000000002" table:style-name="ce11">
            <text:p>45.237</text:p>
          </table:table-cell>
          <table:table-cell office:value-type="float" office:value="50.664999999999999" table:style-name="ce11">
            <text:p>50.665</text:p>
          </table:table-cell>
          <table:table-cell office:value-type="float" office:value="83.284999999999997" table:style-name="ce11">
            <text:p>83.285</text:p>
          </table:table-cell>
          <table:table-cell office:value-type="float" office:value="87.897999999999996" table:style-name="ce11">
            <text:p>87.898</text:p>
          </table:table-cell>
          <table:table-cell office:value-type="float" office:value="72.685000000000002" table:style-name="ce11">
            <text:p>72.685</text:p>
          </table:table-cell>
          <table:table-cell office:value-type="float" office:value="76.820999999999998" table:style-name="ce11">
            <text:p>76.821</text:p>
          </table:table-cell>
          <table:table-cell office:value-type="float" office:value="66.608999999999995" table:style-name="ce11">
            <text:p>66.609</text:p>
          </table:table-cell>
          <table:table-cell office:value-type="float" office:value="77.841999999999999" table:style-name="ce11">
            <text:p>77.842</text:p>
          </table:table-cell>
          <table:table-cell office:value-type="float" office:value="85.572000000000003" table:style-name="ce11">
            <text:p>85.572</text:p>
          </table:table-cell>
          <table:table-cell office:value-type="float" office:value="56.686" table:style-name="ce11">
            <text:p>56.686</text:p>
          </table:table-cell>
          <table:table-cell office:value-type="float" office:value="62.281999999999996" table:style-name="ce11">
            <text:p>62.282</text:p>
          </table:table-cell>
          <table:table-cell office:value-type="float" office:value="75.058000000000007" table:style-name="ce11">
            <text:p>75.058</text:p>
          </table:table-cell>
          <table:table-cell office:value-type="float" office:value="34.546999999999997" table:style-name="ce11">
            <text:p>34.547</text:p>
          </table:table-cell>
          <table:table-cell office:value-type="float" office:value="41.807000000000002" table:style-name="ce11">
            <text:p>41.807</text:p>
          </table:table-cell>
          <table:table-cell office:value-type="float" office:value="29.635999999999999" table:style-name="ce11">
            <text:p>29.636</text:p>
          </table:table-cell>
          <table:table-cell office:value-type="float" office:value="67.900999999999996" table:style-name="ce11">
            <text:p>67.901</text:p>
          </table:table-cell>
          <table:table-cell office:value-type="float" office:value="58.701000000000001" table:style-name="ce11">
            <text:p>58.701</text:p>
          </table:table-cell>
          <table:table-cell office:value-type="float" office:value="48.055999999999997" table:style-name="ce11">
            <text:p>48.056</text:p>
          </table:table-cell>
          <table:table-cell office:value-type="float" office:value="51.658000000000001" table:style-name="ce11">
            <text:p>51.658</text:p>
          </table:table-cell>
          <table:table-cell office:value-type="float" office:value="29.611999999999998" table:style-name="ce11">
            <text:p>29.612</text:p>
          </table:table-cell>
          <table:table-cell office:value-type="float" office:value="31.387" table:style-name="ce11">
            <text:p>31.387</text:p>
          </table:table-cell>
          <table:table-cell office:value-type="float" office:value="65.933000000000007" table:style-name="ce11">
            <text:p>65.933</text:p>
          </table:table-cell>
          <table:table-cell office:value-type="float" office:value="38.274000000000001" table:style-name="ce11">
            <text:p>38.274</text:p>
          </table:table-cell>
          <table:table-cell office:value-type="float" office:value="49.508000000000003" table:style-name="ce11">
            <text:p>49.508</text:p>
          </table:table-cell>
          <table:table-cell office:value-type="float" office:value="67.456999999999994" table:style-name="ce11">
            <text:p>67.457</text:p>
          </table:table-cell>
          <table:table-cell office:value-type="float" office:value="56.655000000000001" table:style-name="ce11">
            <text:p>56.655</text:p>
          </table:table-cell>
          <table:table-cell office:value-type="float" office:value="51.77" table:style-name="ce11">
            <text:p>51.77</text:p>
          </table:table-cell>
          <table:table-cell office:value-type="float" office:value="48.982999999999997" table:style-name="ce11">
            <text:p>48.983</text:p>
          </table:table-cell>
          <table:table-cell office:value-type="float" office:value="45.57" table:style-name="ce11">
            <text:p>45.57</text:p>
          </table:table-cell>
          <table:table-cell office:value-type="float" office:value="45.869" table:style-name="ce11">
            <text:p>45.869</text:p>
          </table:table-cell>
          <table:table-cell office:value-type="float" office:value="28.109000000000002" table:style-name="ce11">
            <text:p>28.109</text:p>
          </table:table-cell>
          <table:table-cell office:value-type="float" office:value="90.872" table:style-name="ce11">
            <text:p>90.872</text:p>
          </table:table-cell>
          <table:table-cell office:value-type="float" office:value="69.507000000000005" table:style-name="ce11">
            <text:p>69.507</text:p>
          </table:table-cell>
          <table:table-cell office:value-type="float" office:value="66.376999999999995" table:style-name="ce11">
            <text:p>66.377</text:p>
          </table:table-cell>
          <table:table-cell office:value-type="float" office:value="69.007999999999996" table:style-name="ce11">
            <text:p>69.008</text:p>
          </table:table-cell>
          <table:table-cell office:value-type="float" office:value="73.8" table:style-name="ce11">
            <text:p>73.8</text:p>
          </table:table-cell>
          <table:table-cell office:value-type="float" office:value="56.936" table:style-name="ce11">
            <text:p>56.936</text:p>
          </table:table-cell>
          <table:table-cell office:value-type="float" office:value="68.555999999999997" table:style-name="ce11">
            <text:p>68.556</text:p>
          </table:table-cell>
          <table:table-cell office:value-type="float" office:value="6.7869999999999999" table:style-name="ce11">
            <text:p>6.787</text:p>
          </table:table-cell>
          <table:table-cell office:value-type="float" office:value="13.398999999999999" table:style-name="ce11">
            <text:p>13.399</text:p>
          </table:table-cell>
          <table:table-cell office:value-type="float" office:value="31.439" table:style-name="ce11">
            <text:p>31.439</text:p>
          </table:table-cell>
          <table:table-cell office:value-type="float" office:value="48.375999999999998" table:style-name="ce11">
            <text:p>48.376</text:p>
          </table:table-cell>
          <table:table-cell office:value-type="float" office:value="89.063000000000002" table:style-name="ce11">
            <text:p>89.063</text:p>
          </table:table-cell>
          <table:table-cell office:value-type="float" office:value="67.343000000000004" table:style-name="ce11">
            <text:p>67.343</text:p>
          </table:table-cell>
          <table:table-cell office:value-type="float" office:value="72.908000000000001" table:style-name="ce11">
            <text:p>72.908</text:p>
          </table:table-cell>
          <table:table-cell office:value-type="float" office:value="8.1020000000000003" table:style-name="ce11">
            <text:p>8.102</text:p>
          </table:table-cell>
          <table:table-cell office:value-type="float" office:value="85.938000000000002" table:style-name="ce11">
            <text:p>85.938</text:p>
          </table:table-cell>
          <table:table-cell office:value-type="float" office:value="5.9610000000000003" table:style-name="ce11">
            <text:p>5.961</text:p>
          </table:table-cell>
          <table:table-cell office:value-type="float" office:value="7.234" table:style-name="ce11">
            <text:p>7.234</text:p>
          </table:table-cell>
          <table:table-cell office:value-type="float" office:value="87.962999999999994" table:style-name="ce11">
            <text:p>87.963</text:p>
          </table:table-cell>
          <table:table-cell office:value-type="float" office:value="4.8029999999999999" table:style-name="ce11">
            <text:p>4.803</text:p>
          </table:table-cell>
          <table:table-cell office:value-type="float" office:value="7.258" table:style-name="ce11">
            <text:p>7.258</text:p>
          </table:table-cell>
          <table:table-cell office:value-type="float" office:value="2.419" table:style-name="ce11">
            <text:p>2.419</text:p>
          </table:table-cell>
          <table:table-cell office:value-type="float" office:value="23.387" table:style-name="ce11">
            <text:p>23.387</text:p>
          </table:table-cell>
          <table:table-cell office:value-type="float" office:value="41.128999999999998" table:style-name="ce11">
            <text:p>41.129</text:p>
          </table:table-cell>
          <table:table-cell office:value-type="float" office:value="0" table:style-name="ce11">
            <text:p>0</text:p>
          </table:table-cell>
          <table:table-cell office:value-type="float" office:value="29.838999999999999" table:style-name="ce11">
            <text:p>29.839</text:p>
          </table:table-cell>
          <table:table-cell office:value-type="float" office:value="44.354999999999997" table:style-name="ce11">
            <text:p>44.355</text:p>
          </table:table-cell>
          <table:table-cell office:value-type="float" office:value="30.645" table:style-name="ce11">
            <text:p>30.645</text:p>
          </table:table-cell>
          <table:table-cell office:value-type="float" office:value="40.323" table:style-name="ce11">
            <text:p>40.323</text:p>
          </table:table-cell>
          <table:table-cell office:value-type="float" office:value="35.484000000000002" table:style-name="ce11">
            <text:p>35.484</text:p>
          </table:table-cell>
          <table:table-cell office:value-type="float" office:value="29.838999999999999" table:style-name="ce11">
            <text:p>29.839</text:p>
          </table:table-cell>
          <table:table-cell office:value-type="float" office:value="1.613" table:style-name="ce11">
            <text:p>1.613</text:p>
          </table:table-cell>
          <table:table-cell office:value-type="float" office:value="4.8390000000000004" table:style-name="ce11">
            <text:p>4.839</text:p>
          </table:table-cell>
          <table:table-cell office:value-type="float" office:value="9.6769999999999996" table:style-name="ce11">
            <text:p>9.677</text:p>
          </table:table-cell>
          <table:table-cell office:value-type="float" office:value="11.29" table:style-name="ce11">
            <text:p>11.29</text:p>
          </table:table-cell>
          <table:table-cell office:value-type="float" office:value="10.484" table:style-name="ce11">
            <text:p>10.484</text:p>
          </table:table-cell>
          <table:table-cell office:value-type="float" office:value="0.80600000000000005" table:style-name="ce11">
            <text:p>0.806</text:p>
          </table:table-cell>
          <table:table-cell office:value-type="float" office:value="36.799999999999997" table:style-name="ce11">
            <text:p>36.8</text:p>
          </table:table-cell>
          <table:table-cell office:value-type="float" office:value="44.8" table:style-name="ce11">
            <text:p>44.8</text:p>
          </table:table-cell>
          <table:table-cell office:value-type="float" office:value="18.399999999999999" table:style-name="ce11">
            <text:p>18.4</text:p>
          </table:table-cell>
          <table:table-cell office:value-type="float" office:value="46.667000000000002" table:style-name="ce11">
            <text:p>46.667</text:p>
          </table:table-cell>
          <table:table-cell office:value-type="float" office:value="46.774000000000001" table:style-name="ce11">
            <text:p>46.774</text:p>
          </table:table-cell>
          <table:table-cell office:value-type="float" office:value="67.2" table:style-name="ce11">
            <text:p>67.2</text:p>
          </table:table-cell>
          <table:table-cell office:value-type="float" office:value="34.783000000000001" table:style-name="ce11">
            <text:p>34.783</text:p>
          </table:table-cell>
          <table:table-cell office:value-type="float" office:value="44.444000000000003" table:style-name="ce11">
            <text:p>44.444</text:p>
          </table:table-cell>
          <table:table-cell office:value-type="float" office:value="29.838999999999999" table:style-name="ce11">
            <text:p>29.839</text:p>
          </table:table-cell>
          <table:table-cell office:value-type="float" office:value="23.2" table:style-name="ce11">
            <text:p>23.2</text:p>
          </table:table-cell>
          <table:table-cell office:value-type="float" office:value="52.173999999999999" table:style-name="ce11">
            <text:p>52.174</text:p>
          </table:table-cell>
          <table:table-cell office:value-type="float" office:value="8.8889999999999993" table:style-name="ce11">
            <text:p>8.889</text:p>
          </table:table-cell>
          <table:table-cell office:value-type="float" office:value="23.387" table:style-name="ce11">
            <text:p>23.387</text:p>
          </table:table-cell>
          <table:table-cell office:value-type="float" office:value="9.6" table:style-name="ce11">
            <text:p>9.6</text:p>
          </table:table-cell>
          <table:table-cell office:value-type="float" office:value="13.042999999999999" table:style-name="ce11">
            <text:p>13.043</text:p>
          </table:table-cell>
          <table:table-cell office:value-type="float" office:value="64.201999999999998" table:style-name="ce11">
            <text:p>64.202</text:p>
          </table:table-cell>
          <table:table-cell office:value-type="float" office:value="68.158000000000001" table:style-name="ce11">
            <text:p>68.158</text:p>
          </table:table-cell>
          <table:table-cell office:value-type="float" office:value="59.975999999999999" table:style-name="ce11">
            <text:p>59.976</text:p>
          </table:table-cell>
          <table:table-cell office:value-type="float" office:value="33.706000000000003" table:style-name="ce11">
            <text:p>33.706</text:p>
          </table:table-cell>
          <table:table-cell office:value-type="float" office:value="68.263999999999996" table:style-name="ce11">
            <text:p>68.264</text:p>
          </table:table-cell>
          <table:table-cell office:value-type="float" office:value="70.685000000000002" table:style-name="ce11">
            <text:p>70.685</text:p>
          </table:table-cell>
          <table:table-cell office:value-type="float" office:value="5.1609999999999996" table:style-name="ce11">
            <text:p>5.161</text:p>
          </table:table-cell>
          <table:table-cell office:value-type="float" office:value="80.326999999999998" table:style-name="ce11">
            <text:p>80.327</text:p>
          </table:table-cell>
          <table:table-cell office:value-type="float" office:value="26.812999999999999" table:style-name="ce11">
            <text:p>26.813</text:p>
          </table:table-cell>
          <table:table-cell office:value-type="float" office:value="73.941000000000003" table:style-name="ce11">
            <text:p>73.941</text:p>
          </table:table-cell>
          <table:table-cell table:number-columns-repeated="16254"/>
        </table:table-row>
        <table:table-row table:style-name="ro9">
          <table:table-cell office:value-type="string" table:style-name="ce4">
            <text:p>IFATE</text:p>
          </table:table-cell>
          <table:table-cell office:value-type="string" table:style-name="ce4">
            <text:p>Institute for Apprenticeships and Technical Education</text:p>
          </table:table-cell>
          <table:table-cell office:value-type="string" table:style-name="ce4">
            <text:p>Institute for Apprenticeships and Technical Education</text:p>
          </table:table-cell>
          <table:table-cell table:style-name="ce4"/>
          <table:table-cell office:value-type="float" office:value="91.531999999999996" table:style-name="ce11">
            <text:p>91.532</text:p>
          </table:table-cell>
          <table:table-cell office:value-type="float" office:value="71.453999999999994" table:style-name="ce11">
            <text:p>71.454</text:p>
          </table:table-cell>
          <table:table-cell office:value-type="float" office:value="84.492999999999995" table:style-name="ce11">
            <text:p>84.493</text:p>
          </table:table-cell>
          <table:table-cell office:value-type="float" office:value="84.802000000000007" table:style-name="ce11">
            <text:p>84.802</text:p>
          </table:table-cell>
          <table:table-cell office:value-type="float" office:value="77.620999999999995" table:style-name="ce11">
            <text:p>77.621</text:p>
          </table:table-cell>
          <table:table-cell office:value-type="float" office:value="87.518000000000001" table:style-name="ce11">
            <text:p>87.518</text:p>
          </table:table-cell>
          <table:table-cell office:value-type="float" office:value="53.414000000000001" table:style-name="ce11">
            <text:p>53.414</text:p>
          </table:table-cell>
          <table:table-cell office:value-type="float" office:value="88.215999999999994" table:style-name="ce11">
            <text:p>88.216</text:p>
          </table:table-cell>
          <table:table-cell office:value-type="float" office:value="75.257000000000005" table:style-name="ce11">
            <text:p>75.257</text:p>
          </table:table-cell>
          <table:table-cell office:value-type="float" office:value="55.8" table:style-name="ce11">
            <text:p>55.8</text:p>
          </table:table-cell>
          <table:table-cell office:value-type="float" office:value="67.432000000000002" table:style-name="ce11">
            <text:p>67.432</text:p>
          </table:table-cell>
          <table:table-cell office:value-type="float" office:value="95.153999999999996" table:style-name="ce11">
            <text:p>95.154</text:p>
          </table:table-cell>
          <table:table-cell office:value-type="float" office:value="83.929000000000002" table:style-name="ce11">
            <text:p>83.929</text:p>
          </table:table-cell>
          <table:table-cell office:value-type="float" office:value="82.301000000000002" table:style-name="ce11">
            <text:p>82.301</text:p>
          </table:table-cell>
          <table:table-cell office:value-type="float" office:value="73.009" table:style-name="ce11">
            <text:p>73.009</text:p>
          </table:table-cell>
          <table:table-cell office:value-type="float" office:value="88.105999999999995" table:style-name="ce11">
            <text:p>88.106</text:p>
          </table:table-cell>
          <table:table-cell office:value-type="float" office:value="82.819000000000003" table:style-name="ce11">
            <text:p>82.819</text:p>
          </table:table-cell>
          <table:table-cell office:value-type="float" office:value="86.784000000000006" table:style-name="ce11">
            <text:p>86.784</text:p>
          </table:table-cell>
          <table:table-cell office:value-type="float" office:value="82.379000000000005" table:style-name="ce11">
            <text:p>82.379</text:p>
          </table:table-cell>
          <table:table-cell office:value-type="float" office:value="92.951999999999998" table:style-name="ce11">
            <text:p>92.952</text:p>
          </table:table-cell>
          <table:table-cell office:value-type="float" office:value="91.63" table:style-name="ce11">
            <text:p>91.63</text:p>
          </table:table-cell>
          <table:table-cell office:value-type="float" office:value="74.448999999999998" table:style-name="ce11">
            <text:p>74.449</text:p>
          </table:table-cell>
          <table:table-cell office:value-type="float" office:value="85.022000000000006" table:style-name="ce11">
            <text:p>85.022</text:p>
          </table:table-cell>
          <table:table-cell office:value-type="float" office:value="87.224999999999994" table:style-name="ce11">
            <text:p>87.225</text:p>
          </table:table-cell>
          <table:table-cell office:value-type="float" office:value="78.855000000000004" table:style-name="ce11">
            <text:p>78.855</text:p>
          </table:table-cell>
          <table:table-cell office:value-type="float" office:value="70.043999999999997" table:style-name="ce11">
            <text:p>70.044</text:p>
          </table:table-cell>
          <table:table-cell office:value-type="float" office:value="77.093000000000004" table:style-name="ce11">
            <text:p>77.093</text:p>
          </table:table-cell>
          <table:table-cell office:value-type="float" office:value="36.564" table:style-name="ce11">
            <text:p>36.564</text:p>
          </table:table-cell>
          <table:table-cell office:value-type="float" office:value="89.427000000000007" table:style-name="ce11">
            <text:p>89.427</text:p>
          </table:table-cell>
          <table:table-cell office:value-type="float" office:value="88.105999999999995" table:style-name="ce11">
            <text:p>88.106</text:p>
          </table:table-cell>
          <table:table-cell office:value-type="float" office:value="85.022000000000006" table:style-name="ce11">
            <text:p>85.022</text:p>
          </table:table-cell>
          <table:table-cell office:value-type="float" office:value="63.436" table:style-name="ce11">
            <text:p>63.436</text:p>
          </table:table-cell>
          <table:table-cell office:value-type="float" office:value="49.338999999999999" table:style-name="ce11">
            <text:p>49.339</text:p>
          </table:table-cell>
          <table:table-cell office:value-type="float" office:value="57.08" table:style-name="ce11">
            <text:p>57.08</text:p>
          </table:table-cell>
          <table:table-cell office:value-type="float" office:value="43.612000000000002" table:style-name="ce11">
            <text:p>43.612</text:p>
          </table:table-cell>
          <table:table-cell office:value-type="float" office:value="90.748999999999995" table:style-name="ce11">
            <text:p>90.749</text:p>
          </table:table-cell>
          <table:table-cell office:value-type="float" office:value="92.07" table:style-name="ce11">
            <text:p>92.07</text:p>
          </table:table-cell>
          <table:table-cell office:value-type="float" office:value="81.057000000000002" table:style-name="ce11">
            <text:p>81.057</text:p>
          </table:table-cell>
          <table:table-cell office:value-type="float" office:value="88.986999999999995" table:style-name="ce11">
            <text:p>88.987</text:p>
          </table:table-cell>
          <table:table-cell office:value-type="float" office:value="72.247" table:style-name="ce11">
            <text:p>72.247</text:p>
          </table:table-cell>
          <table:table-cell office:value-type="float" office:value="66.078999999999994" table:style-name="ce11">
            <text:p>66.079</text:p>
          </table:table-cell>
          <table:table-cell office:value-type="float" office:value="94.272999999999996" table:style-name="ce11">
            <text:p>94.273</text:p>
          </table:table-cell>
          <table:table-cell office:value-type="float" office:value="74.89" table:style-name="ce11">
            <text:p>74.89</text:p>
          </table:table-cell>
          <table:table-cell office:value-type="float" office:value="63.274000000000001" table:style-name="ce11">
            <text:p>63.274</text:p>
          </table:table-cell>
          <table:table-cell office:value-type="float" office:value="80.617000000000004" table:style-name="ce11">
            <text:p>80.617</text:p>
          </table:table-cell>
          <table:table-cell office:value-type="float" office:value="56.387999999999998" table:style-name="ce11">
            <text:p>56.388</text:p>
          </table:table-cell>
          <table:table-cell office:value-type="float" office:value="56.828000000000003" table:style-name="ce11">
            <text:p>56.828</text:p>
          </table:table-cell>
          <table:table-cell office:value-type="float" office:value="54.185000000000002" table:style-name="ce11">
            <text:p>54.185</text:p>
          </table:table-cell>
          <table:table-cell office:value-type="float" office:value="81.498000000000005" table:style-name="ce11">
            <text:p>81.498</text:p>
          </table:table-cell>
          <table:table-cell office:value-type="float" office:value="71.366" table:style-name="ce11">
            <text:p>71.366</text:p>
          </table:table-cell>
          <table:table-cell office:value-type="float" office:value="69.912000000000006" table:style-name="ce11">
            <text:p>69.912</text:p>
          </table:table-cell>
          <table:table-cell office:value-type="float" office:value="66.959999999999994" table:style-name="ce11">
            <text:p>66.96</text:p>
          </table:table-cell>
          <table:table-cell office:value-type="float" office:value="53.304000000000002" table:style-name="ce11">
            <text:p>53.304</text:p>
          </table:table-cell>
          <table:table-cell office:value-type="float" office:value="48.457999999999998" table:style-name="ce11">
            <text:p>48.458</text:p>
          </table:table-cell>
          <table:table-cell office:value-type="float" office:value="79.646000000000001" table:style-name="ce11">
            <text:p>79.646</text:p>
          </table:table-cell>
          <table:table-cell office:value-type="float" office:value="66.372" table:style-name="ce11">
            <text:p>66.372</text:p>
          </table:table-cell>
          <table:table-cell office:value-type="float" office:value="69.468999999999994" table:style-name="ce11">
            <text:p>69.469</text:p>
          </table:table-cell>
          <table:table-cell office:value-type="float" office:value="79.295000000000002" table:style-name="ce11">
            <text:p>79.295</text:p>
          </table:table-cell>
          <table:table-cell office:value-type="float" office:value="78.855000000000004" table:style-name="ce11">
            <text:p>78.855</text:p>
          </table:table-cell>
          <table:table-cell office:value-type="float" office:value="56.387999999999998" table:style-name="ce11">
            <text:p>56.388</text:p>
          </table:table-cell>
          <table:table-cell office:value-type="float" office:value="66.078999999999994" table:style-name="ce11">
            <text:p>66.079</text:p>
          </table:table-cell>
          <table:table-cell office:value-type="float" office:value="66.52" table:style-name="ce11">
            <text:p>66.52</text:p>
          </table:table-cell>
          <table:table-cell office:value-type="float" office:value="62.555" table:style-name="ce11">
            <text:p>62.555</text:p>
          </table:table-cell>
          <table:table-cell office:value-type="float" office:value="32.743000000000002" table:style-name="ce11">
            <text:p>32.743</text:p>
          </table:table-cell>
          <table:table-cell office:value-type="float" office:value="93.832999999999998" table:style-name="ce11">
            <text:p>93.833</text:p>
          </table:table-cell>
          <table:table-cell office:value-type="float" office:value="80.087999999999994" table:style-name="ce11">
            <text:p>80.088</text:p>
          </table:table-cell>
          <table:table-cell office:value-type="float" office:value="80.176000000000002" table:style-name="ce11">
            <text:p>80.176</text:p>
          </table:table-cell>
          <table:table-cell office:value-type="float" office:value="67.840999999999994" table:style-name="ce11">
            <text:p>67.841</text:p>
          </table:table-cell>
          <table:table-cell office:value-type="float" office:value="92.951999999999998" table:style-name="ce11">
            <text:p>92.952</text:p>
          </table:table-cell>
          <table:table-cell office:value-type="float" office:value="59.911999999999999" table:style-name="ce11">
            <text:p>59.912</text:p>
          </table:table-cell>
          <table:table-cell office:value-type="float" office:value="80.176000000000002" table:style-name="ce11">
            <text:p>80.176</text:p>
          </table:table-cell>
          <table:table-cell office:value-type="float" office:value="3.524" table:style-name="ce11">
            <text:p>3.524</text:p>
          </table:table-cell>
          <table:table-cell office:value-type="float" office:value="14.537000000000001" table:style-name="ce11">
            <text:p>14.537</text:p>
          </table:table-cell>
          <table:table-cell office:value-type="float" office:value="47.137" table:style-name="ce11">
            <text:p>47.137</text:p>
          </table:table-cell>
          <table:table-cell office:value-type="float" office:value="34.802" table:style-name="ce11">
            <text:p>34.802</text:p>
          </table:table-cell>
          <table:table-cell office:value-type="float" office:value="90.748999999999995" table:style-name="ce11">
            <text:p>90.749</text:p>
          </table:table-cell>
          <table:table-cell office:value-type="float" office:value="61.332999999999998" table:style-name="ce11">
            <text:p>61.333</text:p>
          </table:table-cell>
          <table:table-cell office:value-type="float" office:value="78.474999999999994" table:style-name="ce11">
            <text:p>78.475</text:p>
          </table:table-cell>
          <table:table-cell office:value-type="float" office:value="5.7270000000000003" table:style-name="ce11">
            <text:p>5.727</text:p>
          </table:table-cell>
          <table:table-cell office:value-type="float" office:value="88.986999999999995" table:style-name="ce11">
            <text:p>88.987</text:p>
          </table:table-cell>
          <table:table-cell office:value-type="float" office:value="5.2859999999999996" table:style-name="ce11">
            <text:p>5.286</text:p>
          </table:table-cell>
          <table:table-cell office:value-type="float" office:value="6.1669999999999998" table:style-name="ce11">
            <text:p>6.167</text:p>
          </table:table-cell>
          <table:table-cell office:value-type="float" office:value="90.308000000000007" table:style-name="ce11">
            <text:p>90.308</text:p>
          </table:table-cell>
          <table:table-cell office:value-type="float" office:value="3.524" table:style-name="ce11">
            <text:p>3.524</text:p>
          </table:table-cell>
          <table:table-cell office:value-type="float" office:value="7.1429999999999998" table:style-name="ce11">
            <text:p>7.143</text:p>
          </table:table-cell>
          <table:table-cell office:value-type="float" office:value="0" table:style-name="ce11">
            <text:p>0</text:p>
          </table:table-cell>
          <table:table-cell office:value-type="float" office:value="14.286" table:style-name="ce11">
            <text:p>14.286</text:p>
          </table:table-cell>
          <table:table-cell office:value-type="float" office:value="42.856999999999999" table:style-name="ce11">
            <text:p>42.857</text:p>
          </table:table-cell>
          <table:table-cell office:value-type="float" office:value="0" table:style-name="ce11">
            <text:p>0</text:p>
          </table:table-cell>
          <table:table-cell office:value-type="float" office:value="35.713999999999999" table:style-name="ce11">
            <text:p>35.714</text:p>
          </table:table-cell>
          <table:table-cell office:value-type="float" office:value="71.429000000000002" table:style-name="ce11">
            <text:p>71.429</text:p>
          </table:table-cell>
          <table:table-cell office:value-type="float" office:value="50" table:style-name="ce11">
            <text:p>50</text:p>
          </table:table-cell>
          <table:table-cell office:value-type="float" office:value="50" table:style-name="ce11">
            <text:p>50</text:p>
          </table:table-cell>
          <table:table-cell office:value-type="float" office:value="50" table:style-name="ce11">
            <text:p>50</text:p>
          </table:table-cell>
          <table:table-cell office:value-type="float" office:value="64.286000000000001" table:style-name="ce11">
            <text:p>64.286</text:p>
          </table:table-cell>
          <table:table-cell office:value-type="float" office:value="0" table:style-name="ce11">
            <text:p>0</text:p>
          </table:table-cell>
          <table:table-cell office:value-type="float" office:value="0" table:style-name="ce11">
            <text:p>0</text:p>
          </table:table-cell>
          <table:table-cell office:value-type="float" office:value="7.1429999999999998" table:style-name="ce11">
            <text:p>7.143</text:p>
          </table:table-cell>
          <table:table-cell office:value-type="float" office:value="7.1429999999999998" table:style-name="ce11">
            <text:p>7.143</text:p>
          </table:table-cell>
          <table:table-cell office:value-type="float" office:value="0" table:style-name="ce11">
            <text:p>0</text:p>
          </table:table-cell>
          <table:table-cell office:value-type="float" office:value="0" table:style-name="ce11">
            <text:p>0</text:p>
          </table:table-cell>
          <table:table-cell office:value-type="float" office:value="50" table:style-name="ce11">
            <text:p>50</text:p>
          </table:table-cell>
          <table:table-cell office:value-type="float" office:value="35.713999999999999" table:style-name="ce11">
            <text:p>35.714</text:p>
          </table:table-cell>
          <table:table-cell office:value-type="float" office:value="14.286" table:style-name="ce11">
            <text:p>14.286</text:p>
          </table:table-cell>
          <table:table-cell office:value-type="float" office:value="28.571000000000002" table:style-name="ce11">
            <text:p>28.571</text:p>
          </table:table-cell>
          <table:table-cell office:value-type="float" office:value="28.571000000000002" table:style-name="ce11">
            <text:p>28.571</text:p>
          </table:table-cell>
          <table:table-cell office:value-type="float" office:value="64.286000000000001" table:style-name="ce11">
            <text:p>64.286</text:p>
          </table:table-cell>
          <table:table-cell office:value-type="float" office:value="28.571000000000002" table:style-name="ce11">
            <text:p>28.571</text:p>
          </table:table-cell>
          <table:table-cell office:value-type="float" office:value="71.429000000000002" table:style-name="ce11">
            <text:p>71.429</text:p>
          </table:table-cell>
          <table:table-cell office:value-type="float" office:value="28.571000000000002" table:style-name="ce11">
            <text:p>28.571</text:p>
          </table:table-cell>
          <table:table-cell office:value-type="float" office:value="14.286" table:style-name="ce11">
            <text:p>14.286</text:p>
          </table:table-cell>
          <table:table-cell office:value-type="float" office:value="71.429000000000002" table:style-name="ce11">
            <text:p>71.429</text:p>
          </table:table-cell>
          <table:table-cell office:value-type="float" office:value="0" table:style-name="ce11">
            <text:p>0</text:p>
          </table:table-cell>
          <table:table-cell office:value-type="float" office:value="42.856999999999999" table:style-name="ce11">
            <text:p>42.857</text:p>
          </table:table-cell>
          <table:table-cell office:value-type="float" office:value="21.428999999999998" table:style-name="ce11">
            <text:p>21.429</text:p>
          </table:table-cell>
          <table:table-cell office:value-type="float" office:value="0" table:style-name="ce11">
            <text:p>0</text:p>
          </table:table-cell>
          <table:table-cell office:value-type="float" office:value="74.106999999999999" table:style-name="ce11">
            <text:p>74.107</text:p>
          </table:table-cell>
          <table:table-cell office:value-type="float" office:value="80.269000000000005" table:style-name="ce11">
            <text:p>80.269</text:p>
          </table:table-cell>
          <table:table-cell office:value-type="float" office:value="69.058000000000007" table:style-name="ce11">
            <text:p>69.058</text:p>
          </table:table-cell>
          <table:table-cell office:value-type="float" office:value="34.529000000000003" table:style-name="ce11">
            <text:p>34.529</text:p>
          </table:table-cell>
          <table:table-cell office:value-type="float" office:value="75.893000000000001" table:style-name="ce11">
            <text:p>75.893</text:p>
          </table:table-cell>
          <table:table-cell office:value-type="float" office:value="75.335999999999999" table:style-name="ce11">
            <text:p>75.336</text:p>
          </table:table-cell>
          <table:table-cell office:value-type="float" office:value="3.5710000000000002" table:style-name="ce11">
            <text:p>3.571</text:p>
          </table:table-cell>
          <table:table-cell office:value-type="float" office:value="80.804000000000002" table:style-name="ce11">
            <text:p>80.804</text:p>
          </table:table-cell>
          <table:table-cell office:value-type="float" office:value="22.681000000000001" table:style-name="ce11">
            <text:p>22.681</text:p>
          </table:table-cell>
          <table:table-cell office:value-type="float" office:value="77.748000000000005" table:style-name="ce11">
            <text:p>77.748</text:p>
          </table:table-cell>
          <table:table-cell table:number-columns-repeated="16254"/>
        </table:table-row>
        <table:table-row table:style-name="ro9">
          <table:table-cell office:value-type="string" table:style-name="ce4">
            <text:p>INSS</text:p>
          </table:table-cell>
          <table:table-cell office:value-type="string" table:style-name="ce4">
            <text:p>The Insolvency Service</text:p>
          </table:table-cell>
          <table:table-cell office:value-type="string" table:style-name="ce4">
            <text:p>Business, Energy and Industrial Strategy</text:p>
          </table:table-cell>
          <table:table-cell table:style-name="ce4"/>
          <table:table-cell office:value-type="float" office:value="81.218000000000004" table:style-name="ce11">
            <text:p>81.218</text:p>
          </table:table-cell>
          <table:table-cell office:value-type="float" office:value="61.79" table:style-name="ce11">
            <text:p>61.79</text:p>
          </table:table-cell>
          <table:table-cell office:value-type="float" office:value="76.462000000000003" table:style-name="ce11">
            <text:p>76.462</text:p>
          </table:table-cell>
          <table:table-cell office:value-type="float" office:value="88.75" table:style-name="ce11">
            <text:p>88.75</text:p>
          </table:table-cell>
          <table:table-cell office:value-type="float" office:value="78.881" table:style-name="ce11">
            <text:p>78.881</text:p>
          </table:table-cell>
          <table:table-cell office:value-type="float" office:value="84.605999999999995" table:style-name="ce11">
            <text:p>84.606</text:p>
          </table:table-cell>
          <table:table-cell office:value-type="float" office:value="58.472000000000001" table:style-name="ce11">
            <text:p>58.472</text:p>
          </table:table-cell>
          <table:table-cell office:value-type="float" office:value="84.253" table:style-name="ce11">
            <text:p>84.253</text:p>
          </table:table-cell>
          <table:table-cell office:value-type="float" office:value="76.262" table:style-name="ce11">
            <text:p>76.262</text:p>
          </table:table-cell>
          <table:table-cell office:value-type="float" office:value="35.232999999999997" table:style-name="ce11">
            <text:p>35.233</text:p>
          </table:table-cell>
          <table:table-cell office:value-type="float" office:value="55.460999999999999" table:style-name="ce11">
            <text:p>55.461</text:p>
          </table:table-cell>
          <table:table-cell office:value-type="float" office:value="87.221999999999994" table:style-name="ce11">
            <text:p>87.222</text:p>
          </table:table-cell>
          <table:table-cell office:value-type="float" office:value="80.575000000000003" table:style-name="ce11">
            <text:p>80.575</text:p>
          </table:table-cell>
          <table:table-cell office:value-type="float" office:value="74.457999999999998" table:style-name="ce11">
            <text:p>74.458</text:p>
          </table:table-cell>
          <table:table-cell office:value-type="float" office:value="61.447000000000003" table:style-name="ce11">
            <text:p>61.447</text:p>
          </table:table-cell>
          <table:table-cell office:value-type="float" office:value="78.527000000000001" table:style-name="ce11">
            <text:p>78.527</text:p>
          </table:table-cell>
          <table:table-cell office:value-type="float" office:value="87.292000000000002" table:style-name="ce11">
            <text:p>87.292</text:p>
          </table:table-cell>
          <table:table-cell office:value-type="float" office:value="90.207999999999998" table:style-name="ce11">
            <text:p>90.208</text:p>
          </table:table-cell>
          <table:table-cell office:value-type="float" office:value="79.444000000000003" table:style-name="ce11">
            <text:p>79.444</text:p>
          </table:table-cell>
          <table:table-cell office:value-type="float" office:value="89.715000000000003" table:style-name="ce11">
            <text:p>89.715</text:p>
          </table:table-cell>
          <table:table-cell office:value-type="float" office:value="88.215000000000003" table:style-name="ce11">
            <text:p>88.215</text:p>
          </table:table-cell>
          <table:table-cell office:value-type="float" office:value="78.497" table:style-name="ce11">
            <text:p>78.497</text:p>
          </table:table-cell>
          <table:table-cell office:value-type="float" office:value="84.492000000000004" table:style-name="ce11">
            <text:p>84.492</text:p>
          </table:table-cell>
          <table:table-cell office:value-type="float" office:value="86.796000000000006" table:style-name="ce11">
            <text:p>86.796</text:p>
          </table:table-cell>
          <table:table-cell office:value-type="float" office:value="80.570999999999998" table:style-name="ce11">
            <text:p>80.571</text:p>
          </table:table-cell>
          <table:table-cell office:value-type="float" office:value="72.543999999999997" table:style-name="ce11">
            <text:p>72.544</text:p>
          </table:table-cell>
          <table:table-cell office:value-type="float" office:value="79.805000000000007" table:style-name="ce11">
            <text:p>79.805</text:p>
          </table:table-cell>
          <table:table-cell office:value-type="float" office:value="48.573" table:style-name="ce11">
            <text:p>48.573</text:p>
          </table:table-cell>
          <table:table-cell office:value-type="float" office:value="89.653000000000006" table:style-name="ce11">
            <text:p>89.653</text:p>
          </table:table-cell>
          <table:table-cell office:value-type="float" office:value="84.016999999999996" table:style-name="ce11">
            <text:p>84.017</text:p>
          </table:table-cell>
          <table:table-cell office:value-type="float" office:value="80.207999999999998" table:style-name="ce11">
            <text:p>80.208</text:p>
          </table:table-cell>
          <table:table-cell office:value-type="float" office:value="72.62" table:style-name="ce11">
            <text:p>72.62</text:p>
          </table:table-cell>
          <table:table-cell office:value-type="float" office:value="56.427999999999997" table:style-name="ce11">
            <text:p>56.428</text:p>
          </table:table-cell>
          <table:table-cell office:value-type="float" office:value="55.091000000000001" table:style-name="ce11">
            <text:p>55.091</text:p>
          </table:table-cell>
          <table:table-cell office:value-type="float" office:value="49.686999999999998" table:style-name="ce11">
            <text:p>49.687</text:p>
          </table:table-cell>
          <table:table-cell office:value-type="float" office:value="86.866" table:style-name="ce11">
            <text:p>86.866</text:p>
          </table:table-cell>
          <table:table-cell office:value-type="float" office:value="91.08" table:style-name="ce11">
            <text:p>91.08</text:p>
          </table:table-cell>
          <table:table-cell office:value-type="float" office:value="74.094999999999999" table:style-name="ce11">
            <text:p>74.095</text:p>
          </table:table-cell>
          <table:table-cell office:value-type="float" office:value="85.129000000000005" table:style-name="ce11">
            <text:p>85.129</text:p>
          </table:table-cell>
          <table:table-cell office:value-type="float" office:value="72.272000000000006" table:style-name="ce11">
            <text:p>72.272</text:p>
          </table:table-cell>
          <table:table-cell office:value-type="float" office:value="85.117999999999995" table:style-name="ce11">
            <text:p>85.118</text:p>
          </table:table-cell>
          <table:table-cell office:value-type="float" office:value="90.028000000000006" table:style-name="ce11">
            <text:p>90.028</text:p>
          </table:table-cell>
          <table:table-cell office:value-type="float" office:value="57.530999999999999" table:style-name="ce11">
            <text:p>57.531</text:p>
          </table:table-cell>
          <table:table-cell office:value-type="float" office:value="71.638000000000005" table:style-name="ce11">
            <text:p>71.638</text:p>
          </table:table-cell>
          <table:table-cell office:value-type="float" office:value="80.971999999999994" table:style-name="ce11">
            <text:p>80.972</text:p>
          </table:table-cell>
          <table:table-cell office:value-type="float" office:value="33.402999999999999" table:style-name="ce11">
            <text:p>33.403</text:p>
          </table:table-cell>
          <table:table-cell office:value-type="float" office:value="44.088999999999999" table:style-name="ce11">
            <text:p>44.089</text:p>
          </table:table-cell>
          <table:table-cell office:value-type="float" office:value="28.323" table:style-name="ce11">
            <text:p>28.323</text:p>
          </table:table-cell>
          <table:table-cell office:value-type="float" office:value="76.528000000000006" table:style-name="ce11">
            <text:p>76.528</text:p>
          </table:table-cell>
          <table:table-cell office:value-type="float" office:value="66.805999999999997" table:style-name="ce11">
            <text:p>66.806</text:p>
          </table:table-cell>
          <table:table-cell office:value-type="float" office:value="60.390999999999998" table:style-name="ce11">
            <text:p>60.391</text:p>
          </table:table-cell>
          <table:table-cell office:value-type="float" office:value="56.018999999999998" table:style-name="ce11">
            <text:p>56.019</text:p>
          </table:table-cell>
          <table:table-cell office:value-type="float" office:value="35.302" table:style-name="ce11">
            <text:p>35.302</text:p>
          </table:table-cell>
          <table:table-cell office:value-type="float" office:value="35.719000000000001" table:style-name="ce11">
            <text:p>35.719</text:p>
          </table:table-cell>
          <table:table-cell office:value-type="float" office:value="67.638999999999996" table:style-name="ce11">
            <text:p>67.639</text:p>
          </table:table-cell>
          <table:table-cell office:value-type="float" office:value="45.688000000000002" table:style-name="ce11">
            <text:p>45.688</text:p>
          </table:table-cell>
          <table:table-cell office:value-type="float" office:value="55.247" table:style-name="ce11">
            <text:p>55.247</text:p>
          </table:table-cell>
          <table:table-cell office:value-type="float" office:value="58.234999999999999" table:style-name="ce11">
            <text:p>58.235</text:p>
          </table:table-cell>
          <table:table-cell office:value-type="float" office:value="59.262" table:style-name="ce11">
            <text:p>59.262</text:p>
          </table:table-cell>
          <table:table-cell office:value-type="float" office:value="49.756" table:style-name="ce11">
            <text:p>49.756</text:p>
          </table:table-cell>
          <table:table-cell office:value-type="float" office:value="53.481999999999999" table:style-name="ce11">
            <text:p>53.482</text:p>
          </table:table-cell>
          <table:table-cell office:value-type="float" office:value="50.765000000000001" table:style-name="ce11">
            <text:p>50.765</text:p>
          </table:table-cell>
          <table:table-cell office:value-type="float" office:value="52.014000000000003" table:style-name="ce11">
            <text:p>52.014</text:p>
          </table:table-cell>
          <table:table-cell office:value-type="float" office:value="42.16" table:style-name="ce11">
            <text:p>42.16</text:p>
          </table:table-cell>
          <table:table-cell office:value-type="float" office:value="94.302000000000007" table:style-name="ce11">
            <text:p>94.302</text:p>
          </table:table-cell>
          <table:table-cell office:value-type="float" office:value="74.460999999999999" table:style-name="ce11">
            <text:p>74.461</text:p>
          </table:table-cell>
          <table:table-cell office:value-type="float" office:value="74.756" table:style-name="ce11">
            <text:p>74.756</text:p>
          </table:table-cell>
          <table:table-cell office:value-type="float" office:value="73.263999999999996" table:style-name="ce11">
            <text:p>73.264</text:p>
          </table:table-cell>
          <table:table-cell office:value-type="float" office:value="83.113" table:style-name="ce11">
            <text:p>83.113</text:p>
          </table:table-cell>
          <table:table-cell office:value-type="float" office:value="68.150000000000006" table:style-name="ce11">
            <text:p>68.15</text:p>
          </table:table-cell>
          <table:table-cell office:value-type="float" office:value="74.912000000000006" table:style-name="ce11">
            <text:p>74.912</text:p>
          </table:table-cell>
          <table:table-cell office:value-type="float" office:value="6.9980000000000002" table:style-name="ce11">
            <text:p>6.998</text:p>
          </table:table-cell>
          <table:table-cell office:value-type="float" office:value="13.366" table:style-name="ce11">
            <text:p>13.366</text:p>
          </table:table-cell>
          <table:table-cell office:value-type="float" office:value="31.631" table:style-name="ce11">
            <text:p>31.631</text:p>
          </table:table-cell>
          <table:table-cell office:value-type="float" office:value="48.006" table:style-name="ce11">
            <text:p>48.006</text:p>
          </table:table-cell>
          <table:table-cell office:value-type="float" office:value="89.36" table:style-name="ce11">
            <text:p>89.36</text:p>
          </table:table-cell>
          <table:table-cell office:value-type="float" office:value="75.400999999999996" table:style-name="ce11">
            <text:p>75.401</text:p>
          </table:table-cell>
          <table:table-cell office:value-type="float" office:value="78.906999999999996" table:style-name="ce11">
            <text:p>78.907</text:p>
          </table:table-cell>
          <table:table-cell office:value-type="float" office:value="5.976" table:style-name="ce11">
            <text:p>5.976</text:p>
          </table:table-cell>
          <table:table-cell office:value-type="float" office:value="86.796000000000006" table:style-name="ce11">
            <text:p>86.796</text:p>
          </table:table-cell>
          <table:table-cell office:value-type="float" office:value="7.2270000000000003" table:style-name="ce11">
            <text:p>7.227</text:p>
          </table:table-cell>
          <table:table-cell office:value-type="float" office:value="5.9109999999999996" table:style-name="ce11">
            <text:p>5.911</text:p>
          </table:table-cell>
          <table:table-cell office:value-type="float" office:value="87.483000000000004" table:style-name="ce11">
            <text:p>87.483</text:p>
          </table:table-cell>
          <table:table-cell office:value-type="float" office:value="6.6059999999999999" table:style-name="ce11">
            <text:p>6.606</text:p>
          </table:table-cell>
          <table:table-cell office:value-type="float" office:value="5.8819999999999997" table:style-name="ce11">
            <text:p>5.882</text:p>
          </table:table-cell>
          <table:table-cell office:value-type="float" office:value="3.5289999999999999" table:style-name="ce11">
            <text:p>3.529</text:p>
          </table:table-cell>
          <table:table-cell office:value-type="float" office:value="20" table:style-name="ce11">
            <text:p>20</text:p>
          </table:table-cell>
          <table:table-cell office:value-type="float" office:value="37.646999999999998" table:style-name="ce11">
            <text:p>37.647</text:p>
          </table:table-cell>
          <table:table-cell office:value-type="float" office:value="0" table:style-name="ce11">
            <text:p>0</text:p>
          </table:table-cell>
          <table:table-cell office:value-type="float" office:value="44.706000000000003" table:style-name="ce11">
            <text:p>44.706</text:p>
          </table:table-cell>
          <table:table-cell office:value-type="float" office:value="47.058999999999997" table:style-name="ce11">
            <text:p>47.059</text:p>
          </table:table-cell>
          <table:table-cell office:value-type="float" office:value="17.646999999999998" table:style-name="ce11">
            <text:p>17.647</text:p>
          </table:table-cell>
          <table:table-cell office:value-type="float" office:value="29.411999999999999" table:style-name="ce11">
            <text:p>29.412</text:p>
          </table:table-cell>
          <table:table-cell office:value-type="float" office:value="23.529" table:style-name="ce11">
            <text:p>23.529</text:p>
          </table:table-cell>
          <table:table-cell office:value-type="float" office:value="23.529" table:style-name="ce11">
            <text:p>23.529</text:p>
          </table:table-cell>
          <table:table-cell office:value-type="float" office:value="0" table:style-name="ce11">
            <text:p>0</text:p>
          </table:table-cell>
          <table:table-cell office:value-type="float" office:value="4.7060000000000004" table:style-name="ce11">
            <text:p>4.706</text:p>
          </table:table-cell>
          <table:table-cell office:value-type="float" office:value="5.8819999999999997" table:style-name="ce11">
            <text:p>5.882</text:p>
          </table:table-cell>
          <table:table-cell office:value-type="float" office:value="7.0590000000000002" table:style-name="ce11">
            <text:p>7.059</text:p>
          </table:table-cell>
          <table:table-cell office:value-type="float" office:value="9.4120000000000008" table:style-name="ce11">
            <text:p>9.412</text:p>
          </table:table-cell>
          <table:table-cell office:value-type="float" office:value="3.5289999999999999" table:style-name="ce11">
            <text:p>3.529</text:p>
          </table:table-cell>
          <table:table-cell office:value-type="float" office:value="46.429000000000002" table:style-name="ce11">
            <text:p>46.429</text:p>
          </table:table-cell>
          <table:table-cell office:value-type="float" office:value="46.429000000000002" table:style-name="ce11">
            <text:p>46.429</text:p>
          </table:table-cell>
          <table:table-cell office:value-type="float" office:value="7.1429999999999998" table:style-name="ce11">
            <text:p>7.143</text:p>
          </table:table-cell>
          <table:table-cell office:value-type="float" office:value="28.946999999999999" table:style-name="ce11">
            <text:p>28.947</text:p>
          </table:table-cell>
          <table:table-cell office:value-type="float" office:value="42.353000000000002" table:style-name="ce11">
            <text:p>42.353</text:p>
          </table:table-cell>
          <table:table-cell office:value-type="float" office:value="68.234999999999999" table:style-name="ce11">
            <text:p>68.235</text:p>
          </table:table-cell>
          <table:table-cell office:value-type="float" office:value="25.640999999999998" table:style-name="ce11">
            <text:p>25.641</text:p>
          </table:table-cell>
          <table:table-cell office:value-type="float" office:value="52.631999999999998" table:style-name="ce11">
            <text:p>52.632</text:p>
          </table:table-cell>
          <table:table-cell office:value-type="float" office:value="25.882000000000001" table:style-name="ce11">
            <text:p>25.882</text:p>
          </table:table-cell>
          <table:table-cell office:value-type="float" office:value="20" table:style-name="ce11">
            <text:p>20</text:p>
          </table:table-cell>
          <table:table-cell office:value-type="float" office:value="58.973999999999997" table:style-name="ce11">
            <text:p>58.974</text:p>
          </table:table-cell>
          <table:table-cell office:value-type="float" office:value="18.420999999999999" table:style-name="ce11">
            <text:p>18.421</text:p>
          </table:table-cell>
          <table:table-cell office:value-type="float" office:value="31.765000000000001" table:style-name="ce11">
            <text:p>31.765</text:p>
          </table:table-cell>
          <table:table-cell office:value-type="float" office:value="11.765000000000001" table:style-name="ce11">
            <text:p>11.765</text:p>
          </table:table-cell>
          <table:table-cell office:value-type="float" office:value="15.385" table:style-name="ce11">
            <text:p>15.385</text:p>
          </table:table-cell>
          <table:table-cell office:value-type="float" office:value="61.406999999999996" table:style-name="ce11">
            <text:p>61.407</text:p>
          </table:table-cell>
          <table:table-cell office:value-type="float" office:value="66.191000000000003" table:style-name="ce11">
            <text:p>66.191</text:p>
          </table:table-cell>
          <table:table-cell office:value-type="float" office:value="58.183999999999997" table:style-name="ce11">
            <text:p>58.184</text:p>
          </table:table-cell>
          <table:table-cell office:value-type="float" office:value="37.384" table:style-name="ce11">
            <text:p>37.384</text:p>
          </table:table-cell>
          <table:table-cell office:value-type="float" office:value="67.844999999999999" table:style-name="ce11">
            <text:p>67.845</text:p>
          </table:table-cell>
          <table:table-cell office:value-type="float" office:value="70.903999999999996" table:style-name="ce11">
            <text:p>70.904</text:p>
          </table:table-cell>
          <table:table-cell office:value-type="float" office:value="4.8760000000000003" table:style-name="ce11">
            <text:p>4.876</text:p>
          </table:table-cell>
          <table:table-cell office:value-type="float" office:value="76.126999999999995" table:style-name="ce11">
            <text:p>76.127</text:p>
          </table:table-cell>
          <table:table-cell office:value-type="float" office:value="25.001999999999999" table:style-name="ce11">
            <text:p>25.002</text:p>
          </table:table-cell>
          <table:table-cell office:value-type="float" office:value="72.602000000000004" table:style-name="ce11">
            <text:p>72.602</text:p>
          </table:table-cell>
          <table:table-cell table:number-columns-repeated="16254"/>
        </table:table-row>
        <table:table-row table:style-name="ro9">
          <table:table-cell office:value-type="string" table:style-name="ce4">
            <text:p>IPO</text:p>
          </table:table-cell>
          <table:table-cell office:value-type="string" table:style-name="ce4">
            <text:p>Intellectual Property Office</text:p>
          </table:table-cell>
          <table:table-cell office:value-type="string" table:style-name="ce4">
            <text:p>Business, Energy and Industrial Strategy</text:p>
          </table:table-cell>
          <table:table-cell table:style-name="ce4"/>
          <table:table-cell office:value-type="float" office:value="65.271000000000001" table:style-name="ce11">
            <text:p>65.271</text:p>
          </table:table-cell>
          <table:table-cell office:value-type="float" office:value="72.977999999999994" table:style-name="ce11">
            <text:p>72.978</text:p>
          </table:table-cell>
          <table:table-cell office:value-type="float" office:value="82.174999999999997" table:style-name="ce11">
            <text:p>82.175</text:p>
          </table:table-cell>
          <table:table-cell office:value-type="float" office:value="90.798000000000002" table:style-name="ce11">
            <text:p>90.798</text:p>
          </table:table-cell>
          <table:table-cell office:value-type="float" office:value="77.384" table:style-name="ce11">
            <text:p>77.384</text:p>
          </table:table-cell>
          <table:table-cell office:value-type="float" office:value="89.08" table:style-name="ce11">
            <text:p>89.08</text:p>
          </table:table-cell>
          <table:table-cell office:value-type="float" office:value="70.95" table:style-name="ce11">
            <text:p>70.95</text:p>
          </table:table-cell>
          <table:table-cell office:value-type="float" office:value="86.718999999999994" table:style-name="ce11">
            <text:p>86.719</text:p>
          </table:table-cell>
          <table:table-cell office:value-type="float" office:value="81.218999999999994" table:style-name="ce11">
            <text:p>81.219</text:p>
          </table:table-cell>
          <table:table-cell office:value-type="float" office:value="47.113999999999997" table:style-name="ce11">
            <text:p>47.114</text:p>
          </table:table-cell>
          <table:table-cell office:value-type="float" office:value="65.126999999999995" table:style-name="ce11">
            <text:p>65.127</text:p>
          </table:table-cell>
          <table:table-cell office:value-type="float" office:value="90.216999999999999" table:style-name="ce11">
            <text:p>90.217</text:p>
          </table:table-cell>
          <table:table-cell office:value-type="float" office:value="88.123000000000005" table:style-name="ce11">
            <text:p>88.123</text:p>
          </table:table-cell>
          <table:table-cell office:value-type="float" office:value="81.034000000000006" table:style-name="ce11">
            <text:p>81.034</text:p>
          </table:table-cell>
          <table:table-cell office:value-type="float" office:value="66.031000000000006" table:style-name="ce11">
            <text:p>66.031</text:p>
          </table:table-cell>
          <table:table-cell office:value-type="float" office:value="85.611000000000004" table:style-name="ce11">
            <text:p>85.611</text:p>
          </table:table-cell>
          <table:table-cell office:value-type="float" office:value="89.210999999999999" table:style-name="ce11">
            <text:p>89.211</text:p>
          </table:table-cell>
          <table:table-cell office:value-type="float" office:value="92.384" table:style-name="ce11">
            <text:p>92.384</text:p>
          </table:table-cell>
          <table:table-cell office:value-type="float" office:value="78.804000000000002" table:style-name="ce11">
            <text:p>78.804</text:p>
          </table:table-cell>
          <table:table-cell office:value-type="float" office:value="90.941999999999993" table:style-name="ce11">
            <text:p>90.942</text:p>
          </table:table-cell>
          <table:table-cell office:value-type="float" office:value="88.849000000000004" table:style-name="ce11">
            <text:p>88.849</text:p>
          </table:table-cell>
          <table:table-cell office:value-type="float" office:value="77.063000000000002" table:style-name="ce11">
            <text:p>77.063</text:p>
          </table:table-cell>
          <table:table-cell office:value-type="float" office:value="85.040999999999997" table:style-name="ce11">
            <text:p>85.041</text:p>
          </table:table-cell>
          <table:table-cell office:value-type="float" office:value="83.876999999999995" table:style-name="ce11">
            <text:p>83.877</text:p>
          </table:table-cell>
          <table:table-cell office:value-type="float" office:value="76.268000000000001" table:style-name="ce11">
            <text:p>76.268</text:p>
          </table:table-cell>
          <table:table-cell office:value-type="float" office:value="70.742999999999995" table:style-name="ce11">
            <text:p>70.743</text:p>
          </table:table-cell>
          <table:table-cell office:value-type="float" office:value="75.793000000000006" table:style-name="ce11">
            <text:p>75.793</text:p>
          </table:table-cell>
          <table:table-cell office:value-type="float" office:value="46.552" table:style-name="ce11">
            <text:p>46.552</text:p>
          </table:table-cell>
          <table:table-cell office:value-type="float" office:value="90.679000000000002" table:style-name="ce11">
            <text:p>90.679</text:p>
          </table:table-cell>
          <table:table-cell office:value-type="float" office:value="89.03" table:style-name="ce11">
            <text:p>89.03</text:p>
          </table:table-cell>
          <table:table-cell office:value-type="float" office:value="87.5" table:style-name="ce11">
            <text:p>87.5</text:p>
          </table:table-cell>
          <table:table-cell office:value-type="float" office:value="80.87" table:style-name="ce11">
            <text:p>80.87</text:p>
          </table:table-cell>
          <table:table-cell office:value-type="float" office:value="66.001999999999995" table:style-name="ce11">
            <text:p>66.002</text:p>
          </table:table-cell>
          <table:table-cell office:value-type="float" office:value="71.233999999999995" table:style-name="ce11">
            <text:p>71.234</text:p>
          </table:table-cell>
          <table:table-cell office:value-type="float" office:value="65.73" table:style-name="ce11">
            <text:p>65.73</text:p>
          </table:table-cell>
          <table:table-cell office:value-type="float" office:value="88.778000000000006" table:style-name="ce11">
            <text:p>88.778</text:p>
          </table:table-cell>
          <table:table-cell office:value-type="float" office:value="92.126999999999995" table:style-name="ce11">
            <text:p>92.127</text:p>
          </table:table-cell>
          <table:table-cell office:value-type="float" office:value="77.244" table:style-name="ce11">
            <text:p>77.244</text:p>
          </table:table-cell>
          <table:table-cell office:value-type="float" office:value="88.768000000000001" table:style-name="ce11">
            <text:p>88.768</text:p>
          </table:table-cell>
          <table:table-cell office:value-type="float" office:value="80.616" table:style-name="ce11">
            <text:p>80.616</text:p>
          </table:table-cell>
          <table:table-cell office:value-type="float" office:value="84.963999999999999" table:style-name="ce11">
            <text:p>84.964</text:p>
          </table:table-cell>
          <table:table-cell office:value-type="float" office:value="92.195999999999998" table:style-name="ce11">
            <text:p>92.196</text:p>
          </table:table-cell>
          <table:table-cell office:value-type="float" office:value="80.162999999999997" table:style-name="ce11">
            <text:p>80.163</text:p>
          </table:table-cell>
          <table:table-cell office:value-type="float" office:value="70.117999999999995" table:style-name="ce11">
            <text:p>70.118</text:p>
          </table:table-cell>
          <table:table-cell office:value-type="float" office:value="79.62" table:style-name="ce11">
            <text:p>79.62</text:p>
          </table:table-cell>
          <table:table-cell office:value-type="float" office:value="44.878" table:style-name="ce11">
            <text:p>44.878</text:p>
          </table:table-cell>
          <table:table-cell office:value-type="float" office:value="57.35" table:style-name="ce11">
            <text:p>57.35</text:p>
          </table:table-cell>
          <table:table-cell office:value-type="float" office:value="39.165999999999997" table:style-name="ce11">
            <text:p>39.166</text:p>
          </table:table-cell>
          <table:table-cell office:value-type="float" office:value="77.182000000000002" table:style-name="ce11">
            <text:p>77.182</text:p>
          </table:table-cell>
          <table:table-cell office:value-type="float" office:value="71.233999999999995" table:style-name="ce11">
            <text:p>71.234</text:p>
          </table:table-cell>
          <table:table-cell office:value-type="float" office:value="70.117999999999995" table:style-name="ce11">
            <text:p>70.118</text:p>
          </table:table-cell>
          <table:table-cell office:value-type="float" office:value="66.212999999999994" table:style-name="ce11">
            <text:p>66.213</text:p>
          </table:table-cell>
          <table:table-cell office:value-type="float" office:value="50.317" table:style-name="ce11">
            <text:p>50.317</text:p>
          </table:table-cell>
          <table:table-cell office:value-type="float" office:value="53.49" table:style-name="ce11">
            <text:p>53.49</text:p>
          </table:table-cell>
          <table:table-cell office:value-type="float" office:value="77.989000000000004" table:style-name="ce11">
            <text:p>77.989</text:p>
          </table:table-cell>
          <table:table-cell office:value-type="float" office:value="55.847999999999999" table:style-name="ce11">
            <text:p>55.848</text:p>
          </table:table-cell>
          <table:table-cell office:value-type="float" office:value="63.981999999999999" table:style-name="ce11">
            <text:p>63.982</text:p>
          </table:table-cell>
          <table:table-cell office:value-type="float" office:value="76.742000000000004" table:style-name="ce11">
            <text:p>76.742</text:p>
          </table:table-cell>
          <table:table-cell office:value-type="float" office:value="84.462999999999994" table:style-name="ce11">
            <text:p>84.463</text:p>
          </table:table-cell>
          <table:table-cell office:value-type="float" office:value="60.707999999999998" table:style-name="ce11">
            <text:p>60.708</text:p>
          </table:table-cell>
          <table:table-cell office:value-type="float" office:value="67.12" table:style-name="ce11">
            <text:p>67.12</text:p>
          </table:table-cell>
          <table:table-cell office:value-type="float" office:value="67.09" table:style-name="ce11">
            <text:p>67.09</text:p>
          </table:table-cell>
          <table:table-cell office:value-type="float" office:value="65.153999999999996" table:style-name="ce11">
            <text:p>65.154</text:p>
          </table:table-cell>
          <table:table-cell office:value-type="float" office:value="44.817999999999998" table:style-name="ce11">
            <text:p>44.818</text:p>
          </table:table-cell>
          <table:table-cell office:value-type="float" office:value="92.043000000000006" table:style-name="ce11">
            <text:p>92.043</text:p>
          </table:table-cell>
          <table:table-cell office:value-type="float" office:value="80.650999999999996" table:style-name="ce11">
            <text:p>80.651</text:p>
          </table:table-cell>
          <table:table-cell office:value-type="float" office:value="82.064999999999998" table:style-name="ce11">
            <text:p>82.065</text:p>
          </table:table-cell>
          <table:table-cell office:value-type="float" office:value="72.216999999999999" table:style-name="ce11">
            <text:p>72.217</text:p>
          </table:table-cell>
          <table:table-cell office:value-type="float" office:value="89.311999999999998" table:style-name="ce11">
            <text:p>89.312</text:p>
          </table:table-cell>
          <table:table-cell office:value-type="float" office:value="55.636000000000003" table:style-name="ce11">
            <text:p>55.636</text:p>
          </table:table-cell>
          <table:table-cell office:value-type="float" office:value="78.623999999999995" table:style-name="ce11">
            <text:p>78.624</text:p>
          </table:table-cell>
          <table:table-cell office:value-type="float" office:value="3.64" table:style-name="ce11">
            <text:p>3.64</text:p>
          </table:table-cell>
          <table:table-cell office:value-type="float" office:value="7.1879999999999997" table:style-name="ce11">
            <text:p>7.188</text:p>
          </table:table-cell>
          <table:table-cell office:value-type="float" office:value="22.657" table:style-name="ce11">
            <text:p>22.657</text:p>
          </table:table-cell>
          <table:table-cell office:value-type="float" office:value="66.515000000000001" table:style-name="ce11">
            <text:p>66.515</text:p>
          </table:table-cell>
          <table:table-cell office:value-type="float" office:value="89.555000000000007" table:style-name="ce11">
            <text:p>89.555</text:p>
          </table:table-cell>
          <table:table-cell office:value-type="float" office:value="65.727000000000004" table:style-name="ce11">
            <text:p>65.727</text:p>
          </table:table-cell>
          <table:table-cell office:value-type="float" office:value="81.61" table:style-name="ce11">
            <text:p>81.61</text:p>
          </table:table-cell>
          <table:table-cell office:value-type="float" office:value="5.6159999999999997" table:style-name="ce11">
            <text:p>5.616</text:p>
          </table:table-cell>
          <table:table-cell office:value-type="float" office:value="87.861999999999995" table:style-name="ce11">
            <text:p>87.862</text:p>
          </table:table-cell>
          <table:table-cell office:value-type="float" office:value="6.5220000000000002" table:style-name="ce11">
            <text:p>6.522</text:p>
          </table:table-cell>
          <table:table-cell office:value-type="float" office:value="5.7969999999999997" table:style-name="ce11">
            <text:p>5.797</text:p>
          </table:table-cell>
          <table:table-cell office:value-type="float" office:value="89.402000000000001" table:style-name="ce11">
            <text:p>89.402</text:p>
          </table:table-cell>
          <table:table-cell office:value-type="float" office:value="4.8010000000000002" table:style-name="ce11">
            <text:p>4.801</text:p>
          </table:table-cell>
          <table:table-cell office:value-type="float" office:value="10.938000000000001" table:style-name="ce11">
            <text:p>10.938</text:p>
          </table:table-cell>
          <table:table-cell office:value-type="float" office:value="12.5" table:style-name="ce11">
            <text:p>12.5</text:p>
          </table:table-cell>
          <table:table-cell office:value-type="float" office:value="26.562999999999999" table:style-name="ce11">
            <text:p>26.563</text:p>
          </table:table-cell>
          <table:table-cell office:value-type="float" office:value="42.188000000000002" table:style-name="ce11">
            <text:p>42.188</text:p>
          </table:table-cell>
          <table:table-cell office:value-type="float" office:value="0" table:style-name="ce11">
            <text:p>0</text:p>
          </table:table-cell>
          <table:table-cell office:value-type="float" office:value="39.063000000000002" table:style-name="ce11">
            <text:p>39.063</text:p>
          </table:table-cell>
          <table:table-cell office:value-type="float" office:value="51.563000000000002" table:style-name="ce11">
            <text:p>51.563</text:p>
          </table:table-cell>
          <table:table-cell office:value-type="float" office:value="31.25" table:style-name="ce11">
            <text:p>31.25</text:p>
          </table:table-cell>
          <table:table-cell office:value-type="float" office:value="40.625" table:style-name="ce11">
            <text:p>40.625</text:p>
          </table:table-cell>
          <table:table-cell office:value-type="float" office:value="40.625" table:style-name="ce11">
            <text:p>40.625</text:p>
          </table:table-cell>
          <table:table-cell office:value-type="float" office:value="20.312999999999999" table:style-name="ce11">
            <text:p>20.313</text:p>
          </table:table-cell>
          <table:table-cell office:value-type="float" office:value="3.125" table:style-name="ce11">
            <text:p>3.125</text:p>
          </table:table-cell>
          <table:table-cell office:value-type="float" office:value="6.25" table:style-name="ce11">
            <text:p>6.25</text:p>
          </table:table-cell>
          <table:table-cell office:value-type="float" office:value="7.8129999999999997" table:style-name="ce11">
            <text:p>7.813</text:p>
          </table:table-cell>
          <table:table-cell office:value-type="float" office:value="10.938000000000001" table:style-name="ce11">
            <text:p>10.938</text:p>
          </table:table-cell>
          <table:table-cell office:value-type="float" office:value="10.938000000000001" table:style-name="ce11">
            <text:p>10.938</text:p>
          </table:table-cell>
          <table:table-cell office:value-type="float" office:value="3.125" table:style-name="ce11">
            <text:p>3.125</text:p>
          </table:table-cell>
          <table:table-cell office:value-type="float" office:value="31.25" table:style-name="ce11">
            <text:p>31.25</text:p>
          </table:table-cell>
          <table:table-cell office:value-type="float" office:value="48.438000000000002" table:style-name="ce11">
            <text:p>48.438</text:p>
          </table:table-cell>
          <table:table-cell office:value-type="float" office:value="20.312999999999999" table:style-name="ce11">
            <text:p>20.313</text:p>
          </table:table-cell>
          <table:table-cell office:value-type="float" office:value="40" table:style-name="ce11">
            <text:p>40</text:p>
          </table:table-cell>
          <table:table-cell office:value-type="float" office:value="39.063000000000002" table:style-name="ce11">
            <text:p>39.063</text:p>
          </table:table-cell>
          <table:table-cell office:value-type="float" office:value="44.444000000000003" table:style-name="ce11">
            <text:p>44.444</text:p>
          </table:table-cell>
          <table:table-cell office:value-type="float" office:value="30" table:style-name="ce11">
            <text:p>30</text:p>
          </table:table-cell>
          <table:table-cell office:value-type="float" office:value="45" table:style-name="ce11">
            <text:p>45</text:p>
          </table:table-cell>
          <table:table-cell office:value-type="float" office:value="21.875" table:style-name="ce11">
            <text:p>21.875</text:p>
          </table:table-cell>
          <table:table-cell office:value-type="float" office:value="28.571000000000002" table:style-name="ce11">
            <text:p>28.571</text:p>
          </table:table-cell>
          <table:table-cell office:value-type="float" office:value="50" table:style-name="ce11">
            <text:p>50</text:p>
          </table:table-cell>
          <table:table-cell office:value-type="float" office:value="15" table:style-name="ce11">
            <text:p>15</text:p>
          </table:table-cell>
          <table:table-cell office:value-type="float" office:value="39.063000000000002" table:style-name="ce11">
            <text:p>39.063</text:p>
          </table:table-cell>
          <table:table-cell office:value-type="float" office:value="26.984000000000002" table:style-name="ce11">
            <text:p>26.984</text:p>
          </table:table-cell>
          <table:table-cell office:value-type="float" office:value="20" table:style-name="ce11">
            <text:p>20</text:p>
          </table:table-cell>
          <table:table-cell office:value-type="float" office:value="62.878" table:style-name="ce11">
            <text:p>62.878</text:p>
          </table:table-cell>
          <table:table-cell office:value-type="float" office:value="66.667000000000002" table:style-name="ce11">
            <text:p>66.667</text:p>
          </table:table-cell>
          <table:table-cell office:value-type="float" office:value="56.893000000000001" table:style-name="ce11">
            <text:p>56.893</text:p>
          </table:table-cell>
          <table:table-cell office:value-type="float" office:value="37.247999999999998" table:style-name="ce11">
            <text:p>37.248</text:p>
          </table:table-cell>
          <table:table-cell office:value-type="float" office:value="67.153000000000006" table:style-name="ce11">
            <text:p>67.153</text:p>
          </table:table-cell>
          <table:table-cell office:value-type="float" office:value="71.259" table:style-name="ce11">
            <text:p>71.259</text:p>
          </table:table-cell>
          <table:table-cell office:value-type="float" office:value="6.2160000000000002" table:style-name="ce11">
            <text:p>6.216</text:p>
          </table:table-cell>
          <table:table-cell office:value-type="float" office:value="77.015000000000001" table:style-name="ce11">
            <text:p>77.015</text:p>
          </table:table-cell>
          <table:table-cell office:value-type="float" office:value="22.215" table:style-name="ce11">
            <text:p>22.215</text:p>
          </table:table-cell>
          <table:table-cell office:value-type="float" office:value="74.733000000000004" table:style-name="ce11">
            <text:p>74.733</text:p>
          </table:table-cell>
          <table:table-cell table:number-columns-repeated="16254"/>
        </table:table-row>
        <table:table-row table:style-name="ro6">
          <table:table-cell office:value-type="string" table:style-name="ce4">
            <text:p>LAA</text:p>
          </table:table-cell>
          <table:table-cell office:value-type="string" table:style-name="ce4">
            <text:p>Legal Aid Agency</text:p>
          </table:table-cell>
          <table:table-cell office:value-type="string" table:style-name="ce4">
            <text:p>Justice</text:p>
          </table:table-cell>
          <table:table-cell office:value-type="string" table:style-name="ce4">
            <text:p>[note 4]</text:p>
          </table:table-cell>
          <table:table-cell office:value-type="float" office:value="84.602000000000004" table:style-name="ce11">
            <text:p>84.602</text:p>
          </table:table-cell>
          <table:table-cell office:value-type="float" office:value="71.013999999999996" table:style-name="ce11">
            <text:p>71.014</text:p>
          </table:table-cell>
          <table:table-cell office:value-type="float" office:value="82.935000000000002" table:style-name="ce11">
            <text:p>82.935</text:p>
          </table:table-cell>
          <table:table-cell office:value-type="float" office:value="90.44" table:style-name="ce11">
            <text:p>90.44</text:p>
          </table:table-cell>
          <table:table-cell office:value-type="float" office:value="82.322999999999993" table:style-name="ce11">
            <text:p>82.323</text:p>
          </table:table-cell>
          <table:table-cell office:value-type="float" office:value="87.56" table:style-name="ce11">
            <text:p>87.56</text:p>
          </table:table-cell>
          <table:table-cell office:value-type="float" office:value="66.522000000000006" table:style-name="ce11">
            <text:p>66.522</text:p>
          </table:table-cell>
          <table:table-cell office:value-type="float" office:value="88.061999999999998" table:style-name="ce11">
            <text:p>88.062</text:p>
          </table:table-cell>
          <table:table-cell office:value-type="float" office:value="85.953999999999994" table:style-name="ce11">
            <text:p>85.954</text:p>
          </table:table-cell>
          <table:table-cell office:value-type="float" office:value="43.796999999999997" table:style-name="ce11">
            <text:p>43.797</text:p>
          </table:table-cell>
          <table:table-cell office:value-type="float" office:value="70.966999999999999" table:style-name="ce11">
            <text:p>70.967</text:p>
          </table:table-cell>
          <table:table-cell office:value-type="float" office:value="89.570999999999998" table:style-name="ce11">
            <text:p>89.571</text:p>
          </table:table-cell>
          <table:table-cell office:value-type="float" office:value="86.27" table:style-name="ce11">
            <text:p>86.27</text:p>
          </table:table-cell>
          <table:table-cell office:value-type="float" office:value="82.376999999999995" table:style-name="ce11">
            <text:p>82.377</text:p>
          </table:table-cell>
          <table:table-cell office:value-type="float" office:value="71.442999999999998" table:style-name="ce11">
            <text:p>71.443</text:p>
          </table:table-cell>
          <table:table-cell office:value-type="float" office:value="84.968999999999994" table:style-name="ce11">
            <text:p>84.969</text:p>
          </table:table-cell>
          <table:table-cell office:value-type="float" office:value="89.263999999999996" table:style-name="ce11">
            <text:p>89.264</text:p>
          </table:table-cell>
          <table:table-cell office:value-type="float" office:value="91.616" table:style-name="ce11">
            <text:p>91.616</text:p>
          </table:table-cell>
          <table:table-cell office:value-type="float" office:value="83.111999999999995" table:style-name="ce11">
            <text:p>83.112</text:p>
          </table:table-cell>
          <table:table-cell office:value-type="float" office:value="91.572000000000003" table:style-name="ce11">
            <text:p>91.572</text:p>
          </table:table-cell>
          <table:table-cell office:value-type="float" office:value="87.921999999999997" table:style-name="ce11">
            <text:p>87.922</text:p>
          </table:table-cell>
          <table:table-cell office:value-type="float" office:value="82.209000000000003" table:style-name="ce11">
            <text:p>82.209</text:p>
          </table:table-cell>
          <table:table-cell office:value-type="float" office:value="86.503" table:style-name="ce11">
            <text:p>86.503</text:p>
          </table:table-cell>
          <table:table-cell office:value-type="float" office:value="87.320999999999998" table:style-name="ce11">
            <text:p>87.321</text:p>
          </table:table-cell>
          <table:table-cell office:value-type="float" office:value="85.347999999999999" table:style-name="ce11">
            <text:p>85.348</text:p>
          </table:table-cell>
          <table:table-cell office:value-type="float" office:value="78.688999999999993" table:style-name="ce11">
            <text:p>78.689</text:p>
          </table:table-cell>
          <table:table-cell office:value-type="float" office:value="80.245999999999995" table:style-name="ce11">
            <text:p>80.246</text:p>
          </table:table-cell>
          <table:table-cell office:value-type="float" office:value="60.308" table:style-name="ce11">
            <text:p>60.308</text:p>
          </table:table-cell>
          <table:table-cell office:value-type="float" office:value="90.275999999999996" table:style-name="ce11">
            <text:p>90.276</text:p>
          </table:table-cell>
          <table:table-cell office:value-type="float" office:value="88.228999999999999" table:style-name="ce11">
            <text:p>88.229</text:p>
          </table:table-cell>
          <table:table-cell office:value-type="float" office:value="84.254000000000005" table:style-name="ce11">
            <text:p>84.254</text:p>
          </table:table-cell>
          <table:table-cell office:value-type="float" office:value="81.966999999999999" table:style-name="ce11">
            <text:p>81.967</text:p>
          </table:table-cell>
          <table:table-cell office:value-type="float" office:value="61.616999999999997" table:style-name="ce11">
            <text:p>61.617</text:p>
          </table:table-cell>
          <table:table-cell office:value-type="float" office:value="67.248000000000005" table:style-name="ce11">
            <text:p>67.248</text:p>
          </table:table-cell>
          <table:table-cell office:value-type="float" office:value="55.122999999999998" table:style-name="ce11">
            <text:p>55.123</text:p>
          </table:table-cell>
          <table:table-cell office:value-type="float" office:value="89.468000000000004" table:style-name="ce11">
            <text:p>89.468</text:p>
          </table:table-cell>
          <table:table-cell office:value-type="float" office:value="90.9" table:style-name="ce11">
            <text:p>90.9</text:p>
          </table:table-cell>
          <table:table-cell office:value-type="float" office:value="80.738" table:style-name="ce11">
            <text:p>80.738</text:p>
          </table:table-cell>
          <table:table-cell office:value-type="float" office:value="91.103999999999999" table:style-name="ce11">
            <text:p>91.104</text:p>
          </table:table-cell>
          <table:table-cell office:value-type="float" office:value="84.049000000000007" table:style-name="ce11">
            <text:p>84.049</text:p>
          </table:table-cell>
          <table:table-cell office:value-type="float" office:value="90.061000000000007" table:style-name="ce11">
            <text:p>90.061</text:p>
          </table:table-cell>
          <table:table-cell office:value-type="float" office:value="93.332999999999998" table:style-name="ce11">
            <text:p>93.333</text:p>
          </table:table-cell>
          <table:table-cell office:value-type="float" office:value="83.281999999999996" table:style-name="ce11">
            <text:p>83.282</text:p>
          </table:table-cell>
          <table:table-cell office:value-type="float" office:value="79.816000000000003" table:style-name="ce11">
            <text:p>79.816</text:p>
          </table:table-cell>
          <table:table-cell office:value-type="float" office:value="85.465999999999994" table:style-name="ce11">
            <text:p>85.466</text:p>
          </table:table-cell>
          <table:table-cell office:value-type="float" office:value="40.862000000000002" table:style-name="ce11">
            <text:p>40.862</text:p>
          </table:table-cell>
          <table:table-cell office:value-type="float" office:value="56.557000000000002" table:style-name="ce11">
            <text:p>56.557</text:p>
          </table:table-cell>
          <table:table-cell office:value-type="float" office:value="33.948999999999998" table:style-name="ce11">
            <text:p>33.949</text:p>
          </table:table-cell>
          <table:table-cell office:value-type="float" office:value="77.766000000000005" table:style-name="ce11">
            <text:p>77.766</text:p>
          </table:table-cell>
          <table:table-cell office:value-type="float" office:value="76.646000000000001" table:style-name="ce11">
            <text:p>76.646</text:p>
          </table:table-cell>
          <table:table-cell office:value-type="float" office:value="71.222999999999999" table:style-name="ce11">
            <text:p>71.223</text:p>
          </table:table-cell>
          <table:table-cell office:value-type="float" office:value="71.12" table:style-name="ce11">
            <text:p>71.12</text:p>
          </table:table-cell>
          <table:table-cell office:value-type="float" office:value="68" table:style-name="ce11">
            <text:p>68</text:p>
          </table:table-cell>
          <table:table-cell office:value-type="float" office:value="60.637" table:style-name="ce11">
            <text:p>60.637</text:p>
          </table:table-cell>
          <table:table-cell office:value-type="float" office:value="82.667000000000002" table:style-name="ce11">
            <text:p>82.667</text:p>
          </table:table-cell>
          <table:table-cell office:value-type="float" office:value="61.807000000000002" table:style-name="ce11">
            <text:p>61.807</text:p>
          </table:table-cell>
          <table:table-cell office:value-type="float" office:value="68.620999999999995" table:style-name="ce11">
            <text:p>68.621</text:p>
          </table:table-cell>
          <table:table-cell office:value-type="float" office:value="71.897000000000006" table:style-name="ce11">
            <text:p>71.897</text:p>
          </table:table-cell>
          <table:table-cell office:value-type="float" office:value="75.513999999999996" table:style-name="ce11">
            <text:p>75.514</text:p>
          </table:table-cell>
          <table:table-cell office:value-type="float" office:value="65.159000000000006" table:style-name="ce11">
            <text:p>65.159</text:p>
          </table:table-cell>
          <table:table-cell office:value-type="float" office:value="69.230999999999995" table:style-name="ce11">
            <text:p>69.231</text:p>
          </table:table-cell>
          <table:table-cell office:value-type="float" office:value="68.923000000000002" table:style-name="ce11">
            <text:p>68.923</text:p>
          </table:table-cell>
          <table:table-cell office:value-type="float" office:value="71.852999999999994" table:style-name="ce11">
            <text:p>71.853</text:p>
          </table:table-cell>
          <table:table-cell office:value-type="float" office:value="66.769000000000005" table:style-name="ce11">
            <text:p>66.769</text:p>
          </table:table-cell>
          <table:table-cell office:value-type="float" office:value="94.063000000000002" table:style-name="ce11">
            <text:p>94.063</text:p>
          </table:table-cell>
          <table:table-cell office:value-type="float" office:value="81.417000000000002" table:style-name="ce11">
            <text:p>81.417</text:p>
          </table:table-cell>
          <table:table-cell office:value-type="float" office:value="84.236999999999995" table:style-name="ce11">
            <text:p>84.237</text:p>
          </table:table-cell>
          <table:table-cell office:value-type="float" office:value="79.302999999999997" table:style-name="ce11">
            <text:p>79.303</text:p>
          </table:table-cell>
          <table:table-cell office:value-type="float" office:value="90.491" table:style-name="ce11">
            <text:p>90.491</text:p>
          </table:table-cell>
          <table:table-cell office:value-type="float" office:value="72.950999999999993" table:style-name="ce11">
            <text:p>72.951</text:p>
          </table:table-cell>
          <table:table-cell office:value-type="float" office:value="82.099000000000004" table:style-name="ce11">
            <text:p>82.099</text:p>
          </table:table-cell>
          <table:table-cell office:value-type="float" office:value="3.5089999999999999" table:style-name="ce11">
            <text:p>3.509</text:p>
          </table:table-cell>
          <table:table-cell office:value-type="float" office:value="10.526" table:style-name="ce11">
            <text:p>10.526</text:p>
          </table:table-cell>
          <table:table-cell office:value-type="float" office:value="31.888999999999999" table:style-name="ce11">
            <text:p>31.889</text:p>
          </table:table-cell>
          <table:table-cell office:value-type="float" office:value="54.076000000000001" table:style-name="ce11">
            <text:p>54.076</text:p>
          </table:table-cell>
          <table:table-cell office:value-type="float" office:value="91.709000000000003" table:style-name="ce11">
            <text:p>91.709</text:p>
          </table:table-cell>
          <table:table-cell office:value-type="float" office:value="80.245999999999995" table:style-name="ce11">
            <text:p>80.246</text:p>
          </table:table-cell>
          <table:table-cell office:value-type="float" office:value="82.546000000000006" table:style-name="ce11">
            <text:p>82.546</text:p>
          </table:table-cell>
          <table:table-cell office:value-type="float" office:value="5.6349999999999998" table:style-name="ce11">
            <text:p>5.635</text:p>
          </table:table-cell>
          <table:table-cell office:value-type="float" office:value="88.933999999999997" table:style-name="ce11">
            <text:p>88.934</text:p>
          </table:table-cell>
          <table:table-cell office:value-type="float" office:value="5.43" table:style-name="ce11">
            <text:p>5.43</text:p>
          </table:table-cell>
          <table:table-cell office:value-type="float" office:value="6.3460000000000001" table:style-name="ce11">
            <text:p>6.346</text:p>
          </table:table-cell>
          <table:table-cell office:value-type="float" office:value="89.457999999999998" table:style-name="ce11">
            <text:p>89.458</text:p>
          </table:table-cell>
          <table:table-cell office:value-type="float" office:value="4.1970000000000001" table:style-name="ce11">
            <text:p>4.197</text:p>
          </table:table-cell>
          <table:table-cell office:value-type="float" office:value="9.6769999999999996" table:style-name="ce11">
            <text:p>9.677</text:p>
          </table:table-cell>
          <table:table-cell office:value-type="float" office:value="0" table:style-name="ce11">
            <text:p>0</text:p>
          </table:table-cell>
          <table:table-cell office:value-type="float" office:value="22.581" table:style-name="ce11">
            <text:p>22.581</text:p>
          </table:table-cell>
          <table:table-cell office:value-type="float" office:value="38.71" table:style-name="ce11">
            <text:p>38.71</text:p>
          </table:table-cell>
          <table:table-cell office:value-type="float" office:value="3.226" table:style-name="ce11">
            <text:p>3.226</text:p>
          </table:table-cell>
          <table:table-cell office:value-type="float" office:value="27.419" table:style-name="ce11">
            <text:p>27.419</text:p>
          </table:table-cell>
          <table:table-cell office:value-type="float" office:value="46.774000000000001" table:style-name="ce11">
            <text:p>46.774</text:p>
          </table:table-cell>
          <table:table-cell office:value-type="float" office:value="20.968" table:style-name="ce11">
            <text:p>20.968</text:p>
          </table:table-cell>
          <table:table-cell office:value-type="float" office:value="37.097000000000001" table:style-name="ce11">
            <text:p>37.097</text:p>
          </table:table-cell>
          <table:table-cell office:value-type="float" office:value="37.097000000000001" table:style-name="ce11">
            <text:p>37.097</text:p>
          </table:table-cell>
          <table:table-cell office:value-type="float" office:value="27.419" table:style-name="ce11">
            <text:p>27.419</text:p>
          </table:table-cell>
          <table:table-cell office:value-type="float" office:value="1.613" table:style-name="ce11">
            <text:p>1.613</text:p>
          </table:table-cell>
          <table:table-cell office:value-type="float" office:value="3.226" table:style-name="ce11">
            <text:p>3.226</text:p>
          </table:table-cell>
          <table:table-cell office:value-type="float" office:value="9.6769999999999996" table:style-name="ce11">
            <text:p>9.677</text:p>
          </table:table-cell>
          <table:table-cell office:value-type="float" office:value="9.6769999999999996" table:style-name="ce11">
            <text:p>9.677</text:p>
          </table:table-cell>
          <table:table-cell office:value-type="float" office:value="12.903" table:style-name="ce11">
            <text:p>12.903</text:p>
          </table:table-cell>
          <table:table-cell office:value-type="float" office:value="3.226" table:style-name="ce11">
            <text:p>3.226</text:p>
          </table:table-cell>
          <table:table-cell office:value-type="float" office:value="40.323" table:style-name="ce11">
            <text:p>40.323</text:p>
          </table:table-cell>
          <table:table-cell office:value-type="float" office:value="45.161000000000001" table:style-name="ce11">
            <text:p>45.161</text:p>
          </table:table-cell>
          <table:table-cell office:value-type="float" office:value="14.516" table:style-name="ce11">
            <text:p>14.516</text:p>
          </table:table-cell>
          <table:table-cell office:value-type="float" office:value="28" table:style-name="ce11">
            <text:p>28</text:p>
          </table:table-cell>
          <table:table-cell office:value-type="float" office:value="45.161000000000001" table:style-name="ce11">
            <text:p>45.161</text:p>
          </table:table-cell>
          <table:table-cell office:value-type="float" office:value="48.387" table:style-name="ce11">
            <text:p>48.387</text:p>
          </table:table-cell>
          <table:table-cell office:value-type="float" office:value="44" table:style-name="ce11">
            <text:p>44</text:p>
          </table:table-cell>
          <table:table-cell office:value-type="float" office:value="60" table:style-name="ce11">
            <text:p>60</text:p>
          </table:table-cell>
          <table:table-cell office:value-type="float" office:value="22.581" table:style-name="ce11">
            <text:p>22.581</text:p>
          </table:table-cell>
          <table:table-cell office:value-type="float" office:value="33.871000000000002" table:style-name="ce11">
            <text:p>33.871</text:p>
          </table:table-cell>
          <table:table-cell office:value-type="float" office:value="48" table:style-name="ce11">
            <text:p>48</text:p>
          </table:table-cell>
          <table:table-cell office:value-type="float" office:value="12" table:style-name="ce11">
            <text:p>12</text:p>
          </table:table-cell>
          <table:table-cell office:value-type="float" office:value="32.258000000000003" table:style-name="ce11">
            <text:p>32.258</text:p>
          </table:table-cell>
          <table:table-cell office:value-type="float" office:value="17.742000000000001" table:style-name="ce11">
            <text:p>17.742</text:p>
          </table:table-cell>
          <table:table-cell office:value-type="float" office:value="8" table:style-name="ce11">
            <text:p>8</text:p>
          </table:table-cell>
          <table:table-cell office:value-type="float" office:value="69.978999999999999" table:style-name="ce11">
            <text:p>69.979</text:p>
          </table:table-cell>
          <table:table-cell office:value-type="float" office:value="74.507999999999996" table:style-name="ce11">
            <text:p>74.508</text:p>
          </table:table-cell>
          <table:table-cell office:value-type="float" office:value="66.046000000000006" table:style-name="ce11">
            <text:p>66.046</text:p>
          </table:table-cell>
          <table:table-cell office:value-type="float" office:value="31.611999999999998" table:style-name="ce11">
            <text:p>31.612</text:p>
          </table:table-cell>
          <table:table-cell office:value-type="float" office:value="74.227000000000004" table:style-name="ce11">
            <text:p>74.227</text:p>
          </table:table-cell>
          <table:table-cell office:value-type="float" office:value="73.787000000000006" table:style-name="ce11">
            <text:p>73.787</text:p>
          </table:table-cell>
          <table:table-cell office:value-type="float" office:value="4.3390000000000004" table:style-name="ce11">
            <text:p>4.339</text:p>
          </table:table-cell>
          <table:table-cell office:value-type="float" office:value="78.725999999999999" table:style-name="ce11">
            <text:p>78.726</text:p>
          </table:table-cell>
          <table:table-cell office:value-type="float" office:value="20.619" table:style-name="ce11">
            <text:p>20.619</text:p>
          </table:table-cell>
          <table:table-cell office:value-type="float" office:value="76.013999999999996" table:style-name="ce11">
            <text:p>76.014</text:p>
          </table:table-cell>
          <table:table-cell table:number-columns-repeated="16254"/>
        </table:table-row>
        <table:table-row table:style-name="ro9">
          <table:table-cell office:value-type="string" table:style-name="ce4">
            <text:p>MCA</text:p>
          </table:table-cell>
          <table:table-cell office:value-type="string" table:style-name="ce4">
            <text:p>Maritime and Coastguard Agency</text:p>
          </table:table-cell>
          <table:table-cell office:value-type="string" table:style-name="ce4">
            <text:p>Transport</text:p>
          </table:table-cell>
          <table:table-cell table:style-name="ce4"/>
          <table:table-cell office:value-type="float" office:value="69.129000000000005" table:style-name="ce11">
            <text:p>69.129</text:p>
          </table:table-cell>
          <table:table-cell office:value-type="float" office:value="65.813000000000002" table:style-name="ce11">
            <text:p>65.813</text:p>
          </table:table-cell>
          <table:table-cell office:value-type="float" office:value="77.055000000000007" table:style-name="ce11">
            <text:p>77.055</text:p>
          </table:table-cell>
          <table:table-cell office:value-type="float" office:value="83.352999999999994" table:style-name="ce11">
            <text:p>83.353</text:p>
          </table:table-cell>
          <table:table-cell office:value-type="float" office:value="72.352999999999994" table:style-name="ce11">
            <text:p>72.353</text:p>
          </table:table-cell>
          <table:table-cell office:value-type="float" office:value="82.451999999999998" table:style-name="ce11">
            <text:p>82.452</text:p>
          </table:table-cell>
          <table:table-cell office:value-type="float" office:value="51.2" table:style-name="ce11">
            <text:p>51.2</text:p>
          </table:table-cell>
          <table:table-cell office:value-type="float" office:value="75.981999999999999" table:style-name="ce11">
            <text:p>75.982</text:p>
          </table:table-cell>
          <table:table-cell office:value-type="float" office:value="70.146000000000001" table:style-name="ce11">
            <text:p>70.146</text:p>
          </table:table-cell>
          <table:table-cell office:value-type="float" office:value="33.213000000000001" table:style-name="ce11">
            <text:p>33.213</text:p>
          </table:table-cell>
          <table:table-cell office:value-type="float" office:value="48.265999999999998" table:style-name="ce11">
            <text:p>48.266</text:p>
          </table:table-cell>
          <table:table-cell office:value-type="float" office:value="92.548000000000002" table:style-name="ce11">
            <text:p>92.548</text:p>
          </table:table-cell>
          <table:table-cell office:value-type="float" office:value="83.253" table:style-name="ce11">
            <text:p>83.253</text:p>
          </table:table-cell>
          <table:table-cell office:value-type="float" office:value="80.963999999999999" table:style-name="ce11">
            <text:p>80.964</text:p>
          </table:table-cell>
          <table:table-cell office:value-type="float" office:value="57.091000000000001" table:style-name="ce11">
            <text:p>57.091</text:p>
          </table:table-cell>
          <table:table-cell office:value-type="float" office:value="71.394000000000005" table:style-name="ce11">
            <text:p>71.394</text:p>
          </table:table-cell>
          <table:table-cell office:value-type="float" office:value="81.13" table:style-name="ce11">
            <text:p>81.13</text:p>
          </table:table-cell>
          <table:table-cell office:value-type="float" office:value="85.576999999999998" table:style-name="ce11">
            <text:p>85.577</text:p>
          </table:table-cell>
          <table:table-cell office:value-type="float" office:value="71.875" table:style-name="ce11">
            <text:p>71.875</text:p>
          </table:table-cell>
          <table:table-cell office:value-type="float" office:value="83.552999999999997" table:style-name="ce11">
            <text:p>83.553</text:p>
          </table:table-cell>
          <table:table-cell office:value-type="float" office:value="81.543999999999997" table:style-name="ce11">
            <text:p>81.544</text:p>
          </table:table-cell>
          <table:table-cell office:value-type="float" office:value="67.671999999999997" table:style-name="ce11">
            <text:p>67.672</text:p>
          </table:table-cell>
          <table:table-cell office:value-type="float" office:value="76.23" table:style-name="ce11">
            <text:p>76.23</text:p>
          </table:table-cell>
          <table:table-cell office:value-type="float" office:value="80.168000000000006" table:style-name="ce11">
            <text:p>80.168</text:p>
          </table:table-cell>
          <table:table-cell office:value-type="float" office:value="71.36" table:style-name="ce11">
            <text:p>71.36</text:p>
          </table:table-cell>
          <table:table-cell office:value-type="float" office:value="66.828000000000003" table:style-name="ce11">
            <text:p>66.828</text:p>
          </table:table-cell>
          <table:table-cell office:value-type="float" office:value="72.650999999999996" table:style-name="ce11">
            <text:p>72.651</text:p>
          </table:table-cell>
          <table:table-cell office:value-type="float" office:value="51.143000000000001" table:style-name="ce11">
            <text:p>51.143</text:p>
          </table:table-cell>
          <table:table-cell office:value-type="float" office:value="88.340999999999994" table:style-name="ce11">
            <text:p>88.341</text:p>
          </table:table-cell>
          <table:table-cell office:value-type="float" office:value="83.774000000000001" table:style-name="ce11">
            <text:p>83.774</text:p>
          </table:table-cell>
          <table:table-cell office:value-type="float" office:value="75.239999999999995" table:style-name="ce11">
            <text:p>75.24</text:p>
          </table:table-cell>
          <table:table-cell office:value-type="float" office:value="58.533999999999999" table:style-name="ce11">
            <text:p>58.534</text:p>
          </table:table-cell>
          <table:table-cell office:value-type="float" office:value="49.88" table:style-name="ce11">
            <text:p>49.88</text:p>
          </table:table-cell>
          <table:table-cell office:value-type="float" office:value="46.634999999999998" table:style-name="ce11">
            <text:p>46.635</text:p>
          </table:table-cell>
          <table:table-cell office:value-type="float" office:value="49.579000000000001" table:style-name="ce11">
            <text:p>49.579</text:p>
          </table:table-cell>
          <table:table-cell office:value-type="float" office:value="81.010000000000005" table:style-name="ce11">
            <text:p>81.01</text:p>
          </table:table-cell>
          <table:table-cell office:value-type="float" office:value="85.198999999999998" table:style-name="ce11">
            <text:p>85.199</text:p>
          </table:table-cell>
          <table:table-cell office:value-type="float" office:value="67.509" table:style-name="ce11">
            <text:p>67.509</text:p>
          </table:table-cell>
          <table:table-cell office:value-type="float" office:value="70.191999999999993" table:style-name="ce11">
            <text:p>70.192</text:p>
          </table:table-cell>
          <table:table-cell office:value-type="float" office:value="67.066999999999993" table:style-name="ce11">
            <text:p>67.067</text:p>
          </table:table-cell>
          <table:table-cell office:value-type="float" office:value="78.408000000000001" table:style-name="ce11">
            <text:p>78.408</text:p>
          </table:table-cell>
          <table:table-cell office:value-type="float" office:value="84.457999999999998" table:style-name="ce11">
            <text:p>84.458</text:p>
          </table:table-cell>
          <table:table-cell office:value-type="float" office:value="69.590999999999994" table:style-name="ce11">
            <text:p>69.591</text:p>
          </table:table-cell>
          <table:table-cell office:value-type="float" office:value="56.024000000000001" table:style-name="ce11">
            <text:p>56.024</text:p>
          </table:table-cell>
          <table:table-cell office:value-type="float" office:value="65.462999999999994" table:style-name="ce11">
            <text:p>65.463</text:p>
          </table:table-cell>
          <table:table-cell office:value-type="float" office:value="33.533999999999999" table:style-name="ce11">
            <text:p>33.534</text:p>
          </table:table-cell>
          <table:table-cell office:value-type="float" office:value="40.143999999999998" table:style-name="ce11">
            <text:p>40.144</text:p>
          </table:table-cell>
          <table:table-cell office:value-type="float" office:value="25.962" table:style-name="ce11">
            <text:p>25.962</text:p>
          </table:table-cell>
          <table:table-cell office:value-type="float" office:value="60.289000000000001" table:style-name="ce11">
            <text:p>60.289</text:p>
          </table:table-cell>
          <table:table-cell office:value-type="float" office:value="56.197000000000003" table:style-name="ce11">
            <text:p>56.197</text:p>
          </table:table-cell>
          <table:table-cell office:value-type="float" office:value="57.28" table:style-name="ce11">
            <text:p>57.28</text:p>
          </table:table-cell>
          <table:table-cell office:value-type="float" office:value="52.048000000000002" table:style-name="ce11">
            <text:p>52.048</text:p>
          </table:table-cell>
          <table:table-cell office:value-type="float" office:value="30.084" table:style-name="ce11">
            <text:p>30.084</text:p>
          </table:table-cell>
          <table:table-cell office:value-type="float" office:value="40.722999999999999" table:style-name="ce11">
            <text:p>40.723</text:p>
          </table:table-cell>
          <table:table-cell office:value-type="float" office:value="58.243000000000002" table:style-name="ce11">
            <text:p>58.243</text:p>
          </table:table-cell>
          <table:table-cell office:value-type="float" office:value="37.590000000000003" table:style-name="ce11">
            <text:p>37.59</text:p>
          </table:table-cell>
          <table:table-cell office:value-type="float" office:value="42.359000000000002" table:style-name="ce11">
            <text:p>42.359</text:p>
          </table:table-cell>
          <table:table-cell office:value-type="float" office:value="76.201999999999998" table:style-name="ce11">
            <text:p>76.202</text:p>
          </table:table-cell>
          <table:table-cell office:value-type="float" office:value="59.375" table:style-name="ce11">
            <text:p>59.375</text:p>
          </table:table-cell>
          <table:table-cell office:value-type="float" office:value="57.107999999999997" table:style-name="ce11">
            <text:p>57.108</text:p>
          </table:table-cell>
          <table:table-cell office:value-type="float" office:value="56.01" table:style-name="ce11">
            <text:p>56.01</text:p>
          </table:table-cell>
          <table:table-cell office:value-type="float" office:value="52.764000000000003" table:style-name="ce11">
            <text:p>52.764</text:p>
          </table:table-cell>
          <table:table-cell office:value-type="float" office:value="40.554000000000002" table:style-name="ce11">
            <text:p>40.554</text:p>
          </table:table-cell>
          <table:table-cell office:value-type="float" office:value="26.449000000000002" table:style-name="ce11">
            <text:p>26.449</text:p>
          </table:table-cell>
          <table:table-cell office:value-type="float" office:value="89.662999999999997" table:style-name="ce11">
            <text:p>89.663</text:p>
          </table:table-cell>
          <table:table-cell office:value-type="float" office:value="67.308000000000007" table:style-name="ce11">
            <text:p>67.308</text:p>
          </table:table-cell>
          <table:table-cell office:value-type="float" office:value="69.194000000000003" table:style-name="ce11">
            <text:p>69.194</text:p>
          </table:table-cell>
          <table:table-cell office:value-type="float" office:value="67.87" table:style-name="ce11">
            <text:p>67.87</text:p>
          </table:table-cell>
          <table:table-cell office:value-type="float" office:value="71.960999999999999" table:style-name="ce11">
            <text:p>71.961</text:p>
          </table:table-cell>
          <table:table-cell office:value-type="float" office:value="60.817" table:style-name="ce11">
            <text:p>60.817</text:p>
          </table:table-cell>
          <table:table-cell office:value-type="float" office:value="68.197999999999993" table:style-name="ce11">
            <text:p>68.198</text:p>
          </table:table-cell>
          <table:table-cell office:value-type="float" office:value="7.3579999999999997" table:style-name="ce11">
            <text:p>7.358</text:p>
          </table:table-cell>
          <table:table-cell office:value-type="float" office:value="13.872" table:style-name="ce11">
            <text:p>13.872</text:p>
          </table:table-cell>
          <table:table-cell office:value-type="float" office:value="28.468" table:style-name="ce11">
            <text:p>28.468</text:p>
          </table:table-cell>
          <table:table-cell office:value-type="float" office:value="50.302" table:style-name="ce11">
            <text:p>50.302</text:p>
          </table:table-cell>
          <table:table-cell office:value-type="float" office:value="87.138999999999996" table:style-name="ce11">
            <text:p>87.139</text:p>
          </table:table-cell>
          <table:table-cell office:value-type="float" office:value="73.099999999999994" table:style-name="ce11">
            <text:p>73.1</text:p>
          </table:table-cell>
          <table:table-cell office:value-type="float" office:value="72.188999999999993" table:style-name="ce11">
            <text:p>72.189</text:p>
          </table:table-cell>
          <table:table-cell office:value-type="float" office:value="8.2929999999999993" table:style-name="ce11">
            <text:p>8.293</text:p>
          </table:table-cell>
          <table:table-cell office:value-type="float" office:value="81.611000000000004" table:style-name="ce11">
            <text:p>81.611</text:p>
          </table:table-cell>
          <table:table-cell office:value-type="float" office:value="10.096" table:style-name="ce11">
            <text:p>10.096</text:p>
          </table:table-cell>
          <table:table-cell office:value-type="float" office:value="10.096" table:style-name="ce11">
            <text:p>10.096</text:p>
          </table:table-cell>
          <table:table-cell office:value-type="float" office:value="82.572000000000003" table:style-name="ce11">
            <text:p>82.572</text:p>
          </table:table-cell>
          <table:table-cell office:value-type="float" office:value="7.3319999999999999" table:style-name="ce11">
            <text:p>7.332</text:p>
          </table:table-cell>
          <table:table-cell office:value-type="float" office:value="11.904999999999999" table:style-name="ce11">
            <text:p>11.905</text:p>
          </table:table-cell>
          <table:table-cell office:value-type="float" office:value="5.952" table:style-name="ce11">
            <text:p>5.952</text:p>
          </table:table-cell>
          <table:table-cell office:value-type="float" office:value="20.238" table:style-name="ce11">
            <text:p>20.238</text:p>
          </table:table-cell>
          <table:table-cell office:value-type="float" office:value="44.048000000000002" table:style-name="ce11">
            <text:p>44.048</text:p>
          </table:table-cell>
          <table:table-cell office:value-type="float" office:value="0" table:style-name="ce11">
            <text:p>0</text:p>
          </table:table-cell>
          <table:table-cell office:value-type="float" office:value="34.524000000000001" table:style-name="ce11">
            <text:p>34.524</text:p>
          </table:table-cell>
          <table:table-cell office:value-type="float" office:value="46.429000000000002" table:style-name="ce11">
            <text:p>46.429</text:p>
          </table:table-cell>
          <table:table-cell office:value-type="float" office:value="27.381" table:style-name="ce11">
            <text:p>27.381</text:p>
          </table:table-cell>
          <table:table-cell office:value-type="float" office:value="33.332999999999998" table:style-name="ce11">
            <text:p>33.333</text:p>
          </table:table-cell>
          <table:table-cell office:value-type="float" office:value="29.762" table:style-name="ce11">
            <text:p>29.762</text:p>
          </table:table-cell>
          <table:table-cell office:value-type="float" office:value="25" table:style-name="ce11">
            <text:p>25</text:p>
          </table:table-cell>
          <table:table-cell office:value-type="float" office:value="1.19" table:style-name="ce11">
            <text:p>1.19</text:p>
          </table:table-cell>
          <table:table-cell office:value-type="float" office:value="2.3809999999999998" table:style-name="ce11">
            <text:p>2.381</text:p>
          </table:table-cell>
          <table:table-cell office:value-type="float" office:value="5.952" table:style-name="ce11">
            <text:p>5.952</text:p>
          </table:table-cell>
          <table:table-cell office:value-type="float" office:value="8.3330000000000002" table:style-name="ce11">
            <text:p>8.333</text:p>
          </table:table-cell>
          <table:table-cell office:value-type="float" office:value="5.952" table:style-name="ce11">
            <text:p>5.952</text:p>
          </table:table-cell>
          <table:table-cell office:value-type="float" office:value="4.7619999999999996" table:style-name="ce11">
            <text:p>4.762</text:p>
          </table:table-cell>
          <table:table-cell office:value-type="float" office:value="34.524000000000001" table:style-name="ce11">
            <text:p>34.524</text:p>
          </table:table-cell>
          <table:table-cell office:value-type="float" office:value="46.429000000000002" table:style-name="ce11">
            <text:p>46.429</text:p>
          </table:table-cell>
          <table:table-cell office:value-type="float" office:value="19.047999999999998" table:style-name="ce11">
            <text:p>19.048</text:p>
          </table:table-cell>
          <table:table-cell office:value-type="float" office:value="34.482999999999997" table:style-name="ce11">
            <text:p>34.483</text:p>
          </table:table-cell>
          <table:table-cell office:value-type="float" office:value="32.927" table:style-name="ce11">
            <text:p>32.927</text:p>
          </table:table-cell>
          <table:table-cell office:value-type="float" office:value="61.445999999999998" table:style-name="ce11">
            <text:p>61.446</text:p>
          </table:table-cell>
          <table:table-cell office:value-type="float" office:value="20.69" table:style-name="ce11">
            <text:p>20.69</text:p>
          </table:table-cell>
          <table:table-cell office:value-type="float" office:value="51.723999999999997" table:style-name="ce11">
            <text:p>51.724</text:p>
          </table:table-cell>
          <table:table-cell office:value-type="float" office:value="30.488" table:style-name="ce11">
            <text:p>30.488</text:p>
          </table:table-cell>
          <table:table-cell office:value-type="float" office:value="13.253" table:style-name="ce11">
            <text:p>13.253</text:p>
          </table:table-cell>
          <table:table-cell office:value-type="float" office:value="55.171999999999997" table:style-name="ce11">
            <text:p>55.172</text:p>
          </table:table-cell>
          <table:table-cell office:value-type="float" office:value="13.792999999999999" table:style-name="ce11">
            <text:p>13.793</text:p>
          </table:table-cell>
          <table:table-cell office:value-type="float" office:value="36.585000000000001" table:style-name="ce11">
            <text:p>36.585</text:p>
          </table:table-cell>
          <table:table-cell office:value-type="float" office:value="25.300999999999998" table:style-name="ce11">
            <text:p>25.301</text:p>
          </table:table-cell>
          <table:table-cell office:value-type="float" office:value="24.138000000000002" table:style-name="ce11">
            <text:p>24.138</text:p>
          </table:table-cell>
          <table:table-cell office:value-type="float" office:value="62.621000000000002" table:style-name="ce11">
            <text:p>62.621</text:p>
          </table:table-cell>
          <table:table-cell office:value-type="float" office:value="69.66" table:style-name="ce11">
            <text:p>69.66</text:p>
          </table:table-cell>
          <table:table-cell office:value-type="float" office:value="60.658000000000001" table:style-name="ce11">
            <text:p>60.658</text:p>
          </table:table-cell>
          <table:table-cell office:value-type="float" office:value="31.669" table:style-name="ce11">
            <text:p>31.669</text:p>
          </table:table-cell>
          <table:table-cell office:value-type="float" office:value="71.844999999999999" table:style-name="ce11">
            <text:p>71.845</text:p>
          </table:table-cell>
          <table:table-cell office:value-type="float" office:value="74.483999999999995" table:style-name="ce11">
            <text:p>74.484</text:p>
          </table:table-cell>
          <table:table-cell office:value-type="float" office:value="4.6230000000000002" table:style-name="ce11">
            <text:p>4.623</text:p>
          </table:table-cell>
          <table:table-cell office:value-type="float" office:value="76.941999999999993" table:style-name="ce11">
            <text:p>76.942</text:p>
          </table:table-cell>
          <table:table-cell office:value-type="float" office:value="28.739000000000001" table:style-name="ce11">
            <text:p>28.739</text:p>
          </table:table-cell>
          <table:table-cell office:value-type="float" office:value="75.224999999999994" table:style-name="ce11">
            <text:p>75.225</text:p>
          </table:table-cell>
          <table:table-cell table:number-columns-repeated="16254"/>
        </table:table-row>
        <table:table-row table:style-name="ro9">
          <table:table-cell office:value-type="string" table:style-name="ce4">
            <text:p>MET</text:p>
          </table:table-cell>
          <table:table-cell office:value-type="string" table:style-name="ce4">
            <text:p>Met Office</text:p>
          </table:table-cell>
          <table:table-cell office:value-type="string" table:style-name="ce4">
            <text:p>Business, Energy and Industrial Strategy</text:p>
          </table:table-cell>
          <table:table-cell table:style-name="ce4"/>
          <table:table-cell office:value-type="float" office:value="70.863" table:style-name="ce11">
            <text:p>70.863</text:p>
          </table:table-cell>
          <table:table-cell office:value-type="float" office:value="69.888999999999996" table:style-name="ce11">
            <text:p>69.889</text:p>
          </table:table-cell>
          <table:table-cell office:value-type="float" office:value="83.688000000000002" table:style-name="ce11">
            <text:p>83.688</text:p>
          </table:table-cell>
          <table:table-cell office:value-type="float" office:value="86.158000000000001" table:style-name="ce11">
            <text:p>86.158</text:p>
          </table:table-cell>
          <table:table-cell office:value-type="float" office:value="74.744" table:style-name="ce11">
            <text:p>74.744</text:p>
          </table:table-cell>
          <table:table-cell office:value-type="float" office:value="86.733999999999995" table:style-name="ce11">
            <text:p>86.734</text:p>
          </table:table-cell>
          <table:table-cell office:value-type="float" office:value="59.143999999999998" table:style-name="ce11">
            <text:p>59.144</text:p>
          </table:table-cell>
          <table:table-cell office:value-type="float" office:value="83.364999999999995" table:style-name="ce11">
            <text:p>83.365</text:p>
          </table:table-cell>
          <table:table-cell office:value-type="float" office:value="74.828999999999994" table:style-name="ce11">
            <text:p>74.829</text:p>
          </table:table-cell>
          <table:table-cell office:value-type="float" office:value="29.658999999999999" table:style-name="ce11">
            <text:p>29.659</text:p>
          </table:table-cell>
          <table:table-cell office:value-type="float" office:value="58.634999999999998" table:style-name="ce11">
            <text:p>58.635</text:p>
          </table:table-cell>
          <table:table-cell office:value-type="float" office:value="94.162000000000006" table:style-name="ce11">
            <text:p>94.162</text:p>
          </table:table-cell>
          <table:table-cell office:value-type="float" office:value="88.671999999999997" table:style-name="ce11">
            <text:p>88.672</text:p>
          </table:table-cell>
          <table:table-cell office:value-type="float" office:value="83.27" table:style-name="ce11">
            <text:p>83.27</text:p>
          </table:table-cell>
          <table:table-cell office:value-type="float" office:value="67.17" table:style-name="ce11">
            <text:p>67.17</text:p>
          </table:table-cell>
          <table:table-cell office:value-type="float" office:value="85.248000000000005" table:style-name="ce11">
            <text:p>85.248</text:p>
          </table:table-cell>
          <table:table-cell office:value-type="float" office:value="86.244" table:style-name="ce11">
            <text:p>86.244</text:p>
          </table:table-cell>
          <table:table-cell office:value-type="float" office:value="86.063999999999993" table:style-name="ce11">
            <text:p>86.064</text:p>
          </table:table-cell>
          <table:table-cell office:value-type="float" office:value="75.391999999999996" table:style-name="ce11">
            <text:p>75.392</text:p>
          </table:table-cell>
          <table:table-cell office:value-type="float" office:value="92.646000000000001" table:style-name="ce11">
            <text:p>92.646</text:p>
          </table:table-cell>
          <table:table-cell office:value-type="float" office:value="89.760999999999996" table:style-name="ce11">
            <text:p>89.761</text:p>
          </table:table-cell>
          <table:table-cell office:value-type="float" office:value="71.813999999999993" table:style-name="ce11">
            <text:p>71.814</text:p>
          </table:table-cell>
          <table:table-cell office:value-type="float" office:value="82.537999999999997" table:style-name="ce11">
            <text:p>82.538</text:p>
          </table:table-cell>
          <table:table-cell office:value-type="float" office:value="82.8" table:style-name="ce11">
            <text:p>82.8</text:p>
          </table:table-cell>
          <table:table-cell office:value-type="float" office:value="70.728999999999999" table:style-name="ce11">
            <text:p>70.729</text:p>
          </table:table-cell>
          <table:table-cell office:value-type="float" office:value="65.16" table:style-name="ce11">
            <text:p>65.16</text:p>
          </table:table-cell>
          <table:table-cell office:value-type="float" office:value="75.251000000000005" table:style-name="ce11">
            <text:p>75.251</text:p>
          </table:table-cell>
          <table:table-cell office:value-type="float" office:value="41.283999999999999" table:style-name="ce11">
            <text:p>41.284</text:p>
          </table:table-cell>
          <table:table-cell office:value-type="float" office:value="89.328000000000003" table:style-name="ce11">
            <text:p>89.328</text:p>
          </table:table-cell>
          <table:table-cell office:value-type="float" office:value="88.01" table:style-name="ce11">
            <text:p>88.01</text:p>
          </table:table-cell>
          <table:table-cell office:value-type="float" office:value="82.863" table:style-name="ce11">
            <text:p>82.863</text:p>
          </table:table-cell>
          <table:table-cell office:value-type="float" office:value="68.424000000000007" table:style-name="ce11">
            <text:p>68.424</text:p>
          </table:table-cell>
          <table:table-cell office:value-type="float" office:value="51.853999999999999" table:style-name="ce11">
            <text:p>51.854</text:p>
          </table:table-cell>
          <table:table-cell office:value-type="float" office:value="55.652999999999999" table:style-name="ce11">
            <text:p>55.653</text:p>
          </table:table-cell>
          <table:table-cell office:value-type="float" office:value="60.703000000000003" table:style-name="ce11">
            <text:p>60.703</text:p>
          </table:table-cell>
          <table:table-cell office:value-type="float" office:value="86.629000000000005" table:style-name="ce11">
            <text:p>86.629</text:p>
          </table:table-cell>
          <table:table-cell office:value-type="float" office:value="91.269000000000005" table:style-name="ce11">
            <text:p>91.269</text:p>
          </table:table-cell>
          <table:table-cell office:value-type="float" office:value="72.048000000000002" table:style-name="ce11">
            <text:p>72.048</text:p>
          </table:table-cell>
          <table:table-cell office:value-type="float" office:value="83.48" table:style-name="ce11">
            <text:p>83.48</text:p>
          </table:table-cell>
          <table:table-cell office:value-type="float" office:value="72.299000000000007" table:style-name="ce11">
            <text:p>72.299</text:p>
          </table:table-cell>
          <table:table-cell office:value-type="float" office:value="79.95" table:style-name="ce11">
            <text:p>79.95</text:p>
          </table:table-cell>
          <table:table-cell office:value-type="float" office:value="87.947000000000003" table:style-name="ce11">
            <text:p>87.947</text:p>
          </table:table-cell>
          <table:table-cell office:value-type="float" office:value="76.710999999999999" table:style-name="ce11">
            <text:p>76.711</text:p>
          </table:table-cell>
          <table:table-cell office:value-type="float" office:value="61.393999999999998" table:style-name="ce11">
            <text:p>61.394</text:p>
          </table:table-cell>
          <table:table-cell office:value-type="float" office:value="70.747" table:style-name="ce11">
            <text:p>70.747</text:p>
          </table:table-cell>
          <table:table-cell office:value-type="float" office:value="32.055" table:style-name="ce11">
            <text:p>32.055</text:p>
          </table:table-cell>
          <table:table-cell office:value-type="float" office:value="36.621000000000002" table:style-name="ce11">
            <text:p>36.621</text:p>
          </table:table-cell>
          <table:table-cell office:value-type="float" office:value="20.289000000000001" table:style-name="ce11">
            <text:p>20.289</text:p>
          </table:table-cell>
          <table:table-cell office:value-type="float" office:value="74.936999999999998" table:style-name="ce11">
            <text:p>74.937</text:p>
          </table:table-cell>
          <table:table-cell office:value-type="float" office:value="70.584999999999994" table:style-name="ce11">
            <text:p>70.585</text:p>
          </table:table-cell>
          <table:table-cell office:value-type="float" office:value="67.358000000000004" table:style-name="ce11">
            <text:p>67.358</text:p>
          </table:table-cell>
          <table:table-cell office:value-type="float" office:value="61.658999999999999" table:style-name="ce11">
            <text:p>61.659</text:p>
          </table:table-cell>
          <table:table-cell office:value-type="float" office:value="36.432000000000002" table:style-name="ce11">
            <text:p>36.432</text:p>
          </table:table-cell>
          <table:table-cell office:value-type="float" office:value="40.125999999999998" table:style-name="ce11">
            <text:p>40.126</text:p>
          </table:table-cell>
          <table:table-cell office:value-type="float" office:value="71.186000000000007" table:style-name="ce11">
            <text:p>71.186</text:p>
          </table:table-cell>
          <table:table-cell office:value-type="float" office:value="45.003" table:style-name="ce11">
            <text:p>45.003</text:p>
          </table:table-cell>
          <table:table-cell office:value-type="float" office:value="60.277000000000001" table:style-name="ce11">
            <text:p>60.277</text:p>
          </table:table-cell>
          <table:table-cell office:value-type="float" office:value="82.966999999999999" table:style-name="ce11">
            <text:p>82.967</text:p>
          </table:table-cell>
          <table:table-cell office:value-type="float" office:value="72.47" table:style-name="ce11">
            <text:p>72.47</text:p>
          </table:table-cell>
          <table:table-cell office:value-type="float" office:value="66.206000000000003" table:style-name="ce11">
            <text:p>66.206</text:p>
          </table:table-cell>
          <table:table-cell office:value-type="float" office:value="62.83" table:style-name="ce11">
            <text:p>62.83</text:p>
          </table:table-cell>
          <table:table-cell office:value-type="float" office:value="58.311999999999998" table:style-name="ce11">
            <text:p>58.312</text:p>
          </table:table-cell>
          <table:table-cell office:value-type="float" office:value="52.607999999999997" table:style-name="ce11">
            <text:p>52.608</text:p>
          </table:table-cell>
          <table:table-cell office:value-type="float" office:value="30.585000000000001" table:style-name="ce11">
            <text:p>30.585</text:p>
          </table:table-cell>
          <table:table-cell office:value-type="float" office:value="94.72" table:style-name="ce11">
            <text:p>94.72</text:p>
          </table:table-cell>
          <table:table-cell office:value-type="float" office:value="82.097999999999999" table:style-name="ce11">
            <text:p>82.098</text:p>
          </table:table-cell>
          <table:table-cell office:value-type="float" office:value="78.643000000000001" table:style-name="ce11">
            <text:p>78.643</text:p>
          </table:table-cell>
          <table:table-cell office:value-type="float" office:value="74.480999999999995" table:style-name="ce11">
            <text:p>74.481</text:p>
          </table:table-cell>
          <table:table-cell office:value-type="float" office:value="84.736000000000004" table:style-name="ce11">
            <text:p>84.736</text:p>
          </table:table-cell>
          <table:table-cell office:value-type="float" office:value="48.02" table:style-name="ce11">
            <text:p>48.02</text:p>
          </table:table-cell>
          <table:table-cell office:value-type="float" office:value="73.634" table:style-name="ce11">
            <text:p>73.634</text:p>
          </table:table-cell>
          <table:table-cell office:value-type="float" office:value="3.4790000000000001" table:style-name="ce11">
            <text:p>3.479</text:p>
          </table:table-cell>
          <table:table-cell office:value-type="float" office:value="9.1709999999999994" table:style-name="ce11">
            <text:p>9.171</text:p>
          </table:table-cell>
          <table:table-cell office:value-type="float" office:value="35.484000000000002" table:style-name="ce11">
            <text:p>35.484</text:p>
          </table:table-cell>
          <table:table-cell office:value-type="float" office:value="51.866" table:style-name="ce11">
            <text:p>51.866</text:p>
          </table:table-cell>
          <table:table-cell office:value-type="float" office:value="86.792000000000002" table:style-name="ce11">
            <text:p>86.792</text:p>
          </table:table-cell>
          <table:table-cell office:value-type="float" office:value="68.616" table:style-name="ce11">
            <text:p>68.616</text:p>
          </table:table-cell>
          <table:table-cell office:value-type="float" office:value="84.25" table:style-name="ce11">
            <text:p>84.25</text:p>
          </table:table-cell>
          <table:table-cell office:value-type="float" office:value="5.9749999999999996" table:style-name="ce11">
            <text:p>5.975</text:p>
          </table:table-cell>
          <table:table-cell office:value-type="float" office:value="89.182000000000002" table:style-name="ce11">
            <text:p>89.182</text:p>
          </table:table-cell>
          <table:table-cell office:value-type="float" office:value="4.843" table:style-name="ce11">
            <text:p>4.843</text:p>
          </table:table-cell>
          <table:table-cell office:value-type="float" office:value="5.4720000000000004" table:style-name="ce11">
            <text:p>5.472</text:p>
          </table:table-cell>
          <table:table-cell office:value-type="float" office:value="91.257999999999996" table:style-name="ce11">
            <text:p>91.258</text:p>
          </table:table-cell>
          <table:table-cell office:value-type="float" office:value="3.27" table:style-name="ce11">
            <text:p>3.27</text:p>
          </table:table-cell>
          <table:table-cell office:value-type="float" office:value="10.465" table:style-name="ce11">
            <text:p>10.465</text:p>
          </table:table-cell>
          <table:table-cell office:value-type="float" office:value="2.3260000000000001" table:style-name="ce11">
            <text:p>2.326</text:p>
          </table:table-cell>
          <table:table-cell office:value-type="float" office:value="17.442" table:style-name="ce11">
            <text:p>17.442</text:p>
          </table:table-cell>
          <table:table-cell office:value-type="float" office:value="32.558" table:style-name="ce11">
            <text:p>32.558</text:p>
          </table:table-cell>
          <table:table-cell office:value-type="float" office:value="0" table:style-name="ce11">
            <text:p>0</text:p>
          </table:table-cell>
          <table:table-cell office:value-type="float" office:value="24.419" table:style-name="ce11">
            <text:p>24.419</text:p>
          </table:table-cell>
          <table:table-cell office:value-type="float" office:value="38.372" table:style-name="ce11">
            <text:p>38.372</text:p>
          </table:table-cell>
          <table:table-cell office:value-type="float" office:value="33.720999999999997" table:style-name="ce11">
            <text:p>33.721</text:p>
          </table:table-cell>
          <table:table-cell office:value-type="float" office:value="34.884" table:style-name="ce11">
            <text:p>34.884</text:p>
          </table:table-cell>
          <table:table-cell office:value-type="float" office:value="43.023000000000003" table:style-name="ce11">
            <text:p>43.023</text:p>
          </table:table-cell>
          <table:table-cell office:value-type="float" office:value="30.233000000000001" table:style-name="ce11">
            <text:p>30.233</text:p>
          </table:table-cell>
          <table:table-cell office:value-type="float" office:value="1.163" table:style-name="ce11">
            <text:p>1.163</text:p>
          </table:table-cell>
          <table:table-cell office:value-type="float" office:value="5.8140000000000001" table:style-name="ce11">
            <text:p>5.814</text:p>
          </table:table-cell>
          <table:table-cell office:value-type="float" office:value="4.6509999999999998" table:style-name="ce11">
            <text:p>4.651</text:p>
          </table:table-cell>
          <table:table-cell office:value-type="float" office:value="10.465" table:style-name="ce11">
            <text:p>10.465</text:p>
          </table:table-cell>
          <table:table-cell office:value-type="float" office:value="8.14" table:style-name="ce11">
            <text:p>8.14</text:p>
          </table:table-cell>
          <table:table-cell office:value-type="float" office:value="3.488" table:style-name="ce11">
            <text:p>3.488</text:p>
          </table:table-cell>
          <table:table-cell office:value-type="float" office:value="29.885000000000002" table:style-name="ce11">
            <text:p>29.885</text:p>
          </table:table-cell>
          <table:table-cell office:value-type="float" office:value="51.723999999999997" table:style-name="ce11">
            <text:p>51.724</text:p>
          </table:table-cell>
          <table:table-cell office:value-type="float" office:value="18.390999999999998" table:style-name="ce11">
            <text:p>18.391</text:p>
          </table:table-cell>
          <table:table-cell office:value-type="float" office:value="28" table:style-name="ce11">
            <text:p>28</text:p>
          </table:table-cell>
          <table:table-cell office:value-type="float" office:value="39.534999999999997" table:style-name="ce11">
            <text:p>39.535</text:p>
          </table:table-cell>
          <table:table-cell office:value-type="float" office:value="68.965999999999994" table:style-name="ce11">
            <text:p>68.966</text:p>
          </table:table-cell>
          <table:table-cell office:value-type="float" office:value="34.615000000000002" table:style-name="ce11">
            <text:p>34.615</text:p>
          </table:table-cell>
          <table:table-cell office:value-type="float" office:value="64" table:style-name="ce11">
            <text:p>64</text:p>
          </table:table-cell>
          <table:table-cell office:value-type="float" office:value="34.884" table:style-name="ce11">
            <text:p>34.884</text:p>
          </table:table-cell>
          <table:table-cell office:value-type="float" office:value="16.091999999999999" table:style-name="ce11">
            <text:p>16.092</text:p>
          </table:table-cell>
          <table:table-cell office:value-type="float" office:value="50" table:style-name="ce11">
            <text:p>50</text:p>
          </table:table-cell>
          <table:table-cell office:value-type="float" office:value="8" table:style-name="ce11">
            <text:p>8</text:p>
          </table:table-cell>
          <table:table-cell office:value-type="float" office:value="25.581" table:style-name="ce11">
            <text:p>25.581</text:p>
          </table:table-cell>
          <table:table-cell office:value-type="float" office:value="14.943" table:style-name="ce11">
            <text:p>14.943</text:p>
          </table:table-cell>
          <table:table-cell office:value-type="float" office:value="15.385" table:style-name="ce11">
            <text:p>15.385</text:p>
          </table:table-cell>
          <table:table-cell office:value-type="float" office:value="59.273000000000003" table:style-name="ce11">
            <text:p>59.273</text:p>
          </table:table-cell>
          <table:table-cell office:value-type="float" office:value="65.347999999999999" table:style-name="ce11">
            <text:p>65.348</text:p>
          </table:table-cell>
          <table:table-cell office:value-type="float" office:value="54.151000000000003" table:style-name="ce11">
            <text:p>54.151</text:p>
          </table:table-cell>
          <table:table-cell office:value-type="float" office:value="38.799999999999997" table:style-name="ce11">
            <text:p>38.8</text:p>
          </table:table-cell>
          <table:table-cell office:value-type="float" office:value="68.132999999999996" table:style-name="ce11">
            <text:p>68.133</text:p>
          </table:table-cell>
          <table:table-cell office:value-type="float" office:value="75" table:style-name="ce11">
            <text:p>75</text:p>
          </table:table-cell>
          <table:table-cell office:value-type="float" office:value="6.6280000000000001" table:style-name="ce11">
            <text:p>6.628</text:p>
          </table:table-cell>
          <table:table-cell office:value-type="float" office:value="79.021000000000001" table:style-name="ce11">
            <text:p>79.021</text:p>
          </table:table-cell>
          <table:table-cell office:value-type="float" office:value="25.309000000000001" table:style-name="ce11">
            <text:p>25.309</text:p>
          </table:table-cell>
          <table:table-cell office:value-type="float" office:value="74.322000000000003" table:style-name="ce11">
            <text:p>74.322</text:p>
          </table:table-cell>
          <table:table-cell table:number-columns-repeated="16254"/>
        </table:table-row>
        <table:table-row table:style-name="ro3">
          <table:table-cell office:value-type="string" table:style-name="ce4">
            <text:p>MHCLG</text:p>
          </table:table-cell>
          <table:table-cell office:value-type="string" table:style-name="ce4">
            <text:p>Ministry of Housing, Communities and Local Government</text:p>
          </table:table-cell>
          <table:table-cell office:value-type="string" table:style-name="ce4">
            <text:p>Housing, Communities and Local Government</text:p>
          </table:table-cell>
          <table:table-cell office:value-type="string" table:style-name="ce4">
            <text:p>[note 7]</text:p>
          </table:table-cell>
          <table:table-cell office:value-type="float" office:value="88.161000000000001" table:style-name="ce11">
            <text:p>88.161</text:p>
          </table:table-cell>
          <table:table-cell office:value-type="float" office:value="65.963999999999999" table:style-name="ce11">
            <text:p>65.964</text:p>
          </table:table-cell>
          <table:table-cell office:value-type="float" office:value="80.971999999999994" table:style-name="ce11">
            <text:p>80.972</text:p>
          </table:table-cell>
          <table:table-cell office:value-type="float" office:value="79.650999999999996" table:style-name="ce11">
            <text:p>79.651</text:p>
          </table:table-cell>
          <table:table-cell office:value-type="float" office:value="77.908000000000001" table:style-name="ce11">
            <text:p>77.908</text:p>
          </table:table-cell>
          <table:table-cell office:value-type="float" office:value="87.899000000000001" table:style-name="ce11">
            <text:p>87.899</text:p>
          </table:table-cell>
          <table:table-cell office:value-type="float" office:value="63.932000000000002" table:style-name="ce11">
            <text:p>63.932</text:p>
          </table:table-cell>
          <table:table-cell office:value-type="float" office:value="86.111999999999995" table:style-name="ce11">
            <text:p>86.112</text:p>
          </table:table-cell>
          <table:table-cell office:value-type="float" office:value="75.975999999999999" table:style-name="ce11">
            <text:p>75.976</text:p>
          </table:table-cell>
          <table:table-cell office:value-type="float" office:value="41.715000000000003" table:style-name="ce11">
            <text:p>41.715</text:p>
          </table:table-cell>
          <table:table-cell office:value-type="float" office:value="63.506" table:style-name="ce11">
            <text:p>63.506</text:p>
          </table:table-cell>
          <table:table-cell office:value-type="float" office:value="91.331000000000003" table:style-name="ce11">
            <text:p>91.331</text:p>
          </table:table-cell>
          <table:table-cell office:value-type="float" office:value="84.087000000000003" table:style-name="ce11">
            <text:p>84.087</text:p>
          </table:table-cell>
          <table:table-cell office:value-type="float" office:value="79.325999999999993" table:style-name="ce11">
            <text:p>79.326</text:p>
          </table:table-cell>
          <table:table-cell office:value-type="float" office:value="64.816999999999993" table:style-name="ce11">
            <text:p>64.817</text:p>
          </table:table-cell>
          <table:table-cell office:value-type="float" office:value="85.38" table:style-name="ce11">
            <text:p>85.38</text:p>
          </table:table-cell>
          <table:table-cell office:value-type="float" office:value="75.144000000000005" table:style-name="ce11">
            <text:p>75.144</text:p>
          </table:table-cell>
          <table:table-cell office:value-type="float" office:value="84.147999999999996" table:style-name="ce11">
            <text:p>84.148</text:p>
          </table:table-cell>
          <table:table-cell office:value-type="float" office:value="81.019000000000005" table:style-name="ce11">
            <text:p>81.019</text:p>
          </table:table-cell>
          <table:table-cell office:value-type="float" office:value="91.9" table:style-name="ce11">
            <text:p>91.9</text:p>
          </table:table-cell>
          <table:table-cell office:value-type="float" office:value="90.168999999999997" table:style-name="ce11">
            <text:p>90.169</text:p>
          </table:table-cell>
          <table:table-cell office:value-type="float" office:value="72.498999999999995" table:style-name="ce11">
            <text:p>72.499</text:p>
          </table:table-cell>
          <table:table-cell office:value-type="float" office:value="85.948999999999998" table:style-name="ce11">
            <text:p>85.949</text:p>
          </table:table-cell>
          <table:table-cell office:value-type="float" office:value="89.03" table:style-name="ce11">
            <text:p>89.03</text:p>
          </table:table-cell>
          <table:table-cell office:value-type="float" office:value="76.900999999999996" table:style-name="ce11">
            <text:p>76.901</text:p>
          </table:table-cell>
          <table:table-cell office:value-type="float" office:value="71.605000000000004" table:style-name="ce11">
            <text:p>71.605</text:p>
          </table:table-cell>
          <table:table-cell office:value-type="float" office:value="79.292000000000002" table:style-name="ce11">
            <text:p>79.292</text:p>
          </table:table-cell>
          <table:table-cell office:value-type="float" office:value="40.567999999999998" table:style-name="ce11">
            <text:p>40.568</text:p>
          </table:table-cell>
          <table:table-cell office:value-type="float" office:value="91.334999999999994" table:style-name="ce11">
            <text:p>91.335</text:p>
          </table:table-cell>
          <table:table-cell office:value-type="float" office:value="88.938999999999993" table:style-name="ce11">
            <text:p>88.939</text:p>
          </table:table-cell>
          <table:table-cell office:value-type="float" office:value="83.409000000000006" table:style-name="ce11">
            <text:p>83.409</text:p>
          </table:table-cell>
          <table:table-cell office:value-type="float" office:value="71.98" table:style-name="ce11">
            <text:p>71.98</text:p>
          </table:table-cell>
          <table:table-cell office:value-type="float" office:value="57.631" table:style-name="ce11">
            <text:p>57.631</text:p>
          </table:table-cell>
          <table:table-cell office:value-type="float" office:value="68.161000000000001" table:style-name="ce11">
            <text:p>68.161</text:p>
          </table:table-cell>
          <table:table-cell office:value-type="float" office:value="57.953000000000003" table:style-name="ce11">
            <text:p>57.953</text:p>
          </table:table-cell>
          <table:table-cell office:value-type="float" office:value="88.947999999999993" table:style-name="ce11">
            <text:p>88.948</text:p>
          </table:table-cell>
          <table:table-cell office:value-type="float" office:value="91.783000000000001" table:style-name="ce11">
            <text:p>91.783</text:p>
          </table:table-cell>
          <table:table-cell office:value-type="float" office:value="79.688000000000002" table:style-name="ce11">
            <text:p>79.688</text:p>
          </table:table-cell>
          <table:table-cell office:value-type="float" office:value="84.025000000000006" table:style-name="ce11">
            <text:p>84.025</text:p>
          </table:table-cell>
          <table:table-cell office:value-type="float" office:value="74.004000000000005" table:style-name="ce11">
            <text:p>74.004</text:p>
          </table:table-cell>
          <table:table-cell office:value-type="float" office:value="76.408000000000001" table:style-name="ce11">
            <text:p>76.408</text:p>
          </table:table-cell>
          <table:table-cell office:value-type="float" office:value="88.091999999999999" table:style-name="ce11">
            <text:p>88.092</text:p>
          </table:table-cell>
          <table:table-cell office:value-type="float" office:value="81.105999999999995" table:style-name="ce11">
            <text:p>81.106</text:p>
          </table:table-cell>
          <table:table-cell office:value-type="float" office:value="64.13" table:style-name="ce11">
            <text:p>64.13</text:p>
          </table:table-cell>
          <table:table-cell office:value-type="float" office:value="72.186000000000007" table:style-name="ce11">
            <text:p>72.186</text:p>
          </table:table-cell>
          <table:table-cell office:value-type="float" office:value="42.786999999999999" table:style-name="ce11">
            <text:p>42.787</text:p>
          </table:table-cell>
          <table:table-cell office:value-type="float" office:value="45.686" table:style-name="ce11">
            <text:p>45.686</text:p>
          </table:table-cell>
          <table:table-cell office:value-type="float" office:value="36.621000000000002" table:style-name="ce11">
            <text:p>36.621</text:p>
          </table:table-cell>
          <table:table-cell office:value-type="float" office:value="84.887" table:style-name="ce11">
            <text:p>84.887</text:p>
          </table:table-cell>
          <table:table-cell office:value-type="float" office:value="77.302999999999997" table:style-name="ce11">
            <text:p>77.303</text:p>
          </table:table-cell>
          <table:table-cell office:value-type="float" office:value="60.024999999999999" table:style-name="ce11">
            <text:p>60.025</text:p>
          </table:table-cell>
          <table:table-cell office:value-type="float" office:value="70.900000000000006" table:style-name="ce11">
            <text:p>70.9</text:p>
          </table:table-cell>
          <table:table-cell office:value-type="float" office:value="51.683999999999997" table:style-name="ce11">
            <text:p>51.684</text:p>
          </table:table-cell>
          <table:table-cell office:value-type="float" office:value="40.881" table:style-name="ce11">
            <text:p>40.881</text:p>
          </table:table-cell>
          <table:table-cell office:value-type="float" office:value="75.36" table:style-name="ce11">
            <text:p>75.36</text:p>
          </table:table-cell>
          <table:table-cell office:value-type="float" office:value="49.712000000000003" table:style-name="ce11">
            <text:p>49.712</text:p>
          </table:table-cell>
          <table:table-cell office:value-type="float" office:value="60.674999999999997" table:style-name="ce11">
            <text:p>60.675</text:p>
          </table:table-cell>
          <table:table-cell office:value-type="float" office:value="64.581999999999994" table:style-name="ce11">
            <text:p>64.582</text:p>
          </table:table-cell>
          <table:table-cell office:value-type="float" office:value="74.742999999999995" table:style-name="ce11">
            <text:p>74.743</text:p>
          </table:table-cell>
          <table:table-cell office:value-type="float" office:value="47.02" table:style-name="ce11">
            <text:p>47.02</text:p>
          </table:table-cell>
          <table:table-cell office:value-type="float" office:value="58.402000000000001" table:style-name="ce11">
            <text:p>58.402</text:p>
          </table:table-cell>
          <table:table-cell office:value-type="float" office:value="57.671999999999997" table:style-name="ce11">
            <text:p>57.672</text:p>
          </table:table-cell>
          <table:table-cell office:value-type="float" office:value="63.337000000000003" table:style-name="ce11">
            <text:p>63.337</text:p>
          </table:table-cell>
          <table:table-cell office:value-type="float" office:value="41.415999999999997" table:style-name="ce11">
            <text:p>41.416</text:p>
          </table:table-cell>
          <table:table-cell office:value-type="float" office:value="91.17" table:style-name="ce11">
            <text:p>91.17</text:p>
          </table:table-cell>
          <table:table-cell office:value-type="float" office:value="79.349999999999994" table:style-name="ce11">
            <text:p>79.35</text:p>
          </table:table-cell>
          <table:table-cell office:value-type="float" office:value="76.183000000000007" table:style-name="ce11">
            <text:p>76.183</text:p>
          </table:table-cell>
          <table:table-cell office:value-type="float" office:value="73.147000000000006" table:style-name="ce11">
            <text:p>73.147</text:p>
          </table:table-cell>
          <table:table-cell office:value-type="float" office:value="80.861999999999995" table:style-name="ce11">
            <text:p>80.862</text:p>
          </table:table-cell>
          <table:table-cell office:value-type="float" office:value="66.858999999999995" table:style-name="ce11">
            <text:p>66.859</text:p>
          </table:table-cell>
          <table:table-cell office:value-type="float" office:value="82.659000000000006" table:style-name="ce11">
            <text:p>82.659</text:p>
          </table:table-cell>
          <table:table-cell office:value-type="float" office:value="5.5739999999999998" table:style-name="ce11">
            <text:p>5.574</text:p>
          </table:table-cell>
          <table:table-cell office:value-type="float" office:value="18.91" table:style-name="ce11">
            <text:p>18.91</text:p>
          </table:table-cell>
          <table:table-cell office:value-type="float" office:value="48.225000000000001" table:style-name="ce11">
            <text:p>48.225</text:p>
          </table:table-cell>
          <table:table-cell office:value-type="float" office:value="27.291" table:style-name="ce11">
            <text:p>27.291</text:p>
          </table:table-cell>
          <table:table-cell office:value-type="float" office:value="94.043000000000006" table:style-name="ce11">
            <text:p>94.043</text:p>
          </table:table-cell>
          <table:table-cell office:value-type="float" office:value="67.763000000000005" table:style-name="ce11">
            <text:p>67.763</text:p>
          </table:table-cell>
          <table:table-cell office:value-type="float" office:value="78.332999999999998" table:style-name="ce11">
            <text:p>78.333</text:p>
          </table:table-cell>
          <table:table-cell office:value-type="float" office:value="6.6580000000000004" table:style-name="ce11">
            <text:p>6.658</text:p>
          </table:table-cell>
          <table:table-cell office:value-type="float" office:value="88.492000000000004" table:style-name="ce11">
            <text:p>88.492</text:p>
          </table:table-cell>
          <table:table-cell office:value-type="float" office:value="4.8499999999999996" table:style-name="ce11">
            <text:p>4.85</text:p>
          </table:table-cell>
          <table:table-cell office:value-type="float" office:value="7.1929999999999996" table:style-name="ce11">
            <text:p>7.193</text:p>
          </table:table-cell>
          <table:table-cell office:value-type="float" office:value="89.025999999999996" table:style-name="ce11">
            <text:p>89.026</text:p>
          </table:table-cell>
          <table:table-cell office:value-type="float" office:value="3.7810000000000001" table:style-name="ce11">
            <text:p>3.781</text:p>
          </table:table-cell>
          <table:table-cell office:value-type="float" office:value="5.7140000000000004" table:style-name="ce11">
            <text:p>5.714</text:p>
          </table:table-cell>
          <table:table-cell office:value-type="float" office:value="2.8570000000000002" table:style-name="ce11">
            <text:p>2.857</text:p>
          </table:table-cell>
          <table:table-cell office:value-type="float" office:value="16" table:style-name="ce11">
            <text:p>16</text:p>
          </table:table-cell>
          <table:table-cell office:value-type="float" office:value="34.856999999999999" table:style-name="ce11">
            <text:p>34.857</text:p>
          </table:table-cell>
          <table:table-cell office:value-type="float" office:value="0" table:style-name="ce11">
            <text:p>0</text:p>
          </table:table-cell>
          <table:table-cell office:value-type="float" office:value="41.713999999999999" table:style-name="ce11">
            <text:p>41.714</text:p>
          </table:table-cell>
          <table:table-cell office:value-type="float" office:value="56" table:style-name="ce11">
            <text:p>56</text:p>
          </table:table-cell>
          <table:table-cell office:value-type="float" office:value="36.570999999999998" table:style-name="ce11">
            <text:p>36.571</text:p>
          </table:table-cell>
          <table:table-cell office:value-type="float" office:value="41.713999999999999" table:style-name="ce11">
            <text:p>41.714</text:p>
          </table:table-cell>
          <table:table-cell office:value-type="float" office:value="37.713999999999999" table:style-name="ce11">
            <text:p>37.714</text:p>
          </table:table-cell>
          <table:table-cell office:value-type="float" office:value="41.713999999999999" table:style-name="ce11">
            <text:p>41.714</text:p>
          </table:table-cell>
          <table:table-cell office:value-type="float" office:value="2.286" table:style-name="ce11">
            <text:p>2.286</text:p>
          </table:table-cell>
          <table:table-cell office:value-type="float" office:value="1.714" table:style-name="ce11">
            <text:p>1.714</text:p>
          </table:table-cell>
          <table:table-cell office:value-type="float" office:value="5.1429999999999998" table:style-name="ce11">
            <text:p>5.143</text:p>
          </table:table-cell>
          <table:table-cell office:value-type="float" office:value="6.2859999999999996" table:style-name="ce11">
            <text:p>6.286</text:p>
          </table:table-cell>
          <table:table-cell office:value-type="float" office:value="8.5709999999999997" table:style-name="ce11">
            <text:p>8.571</text:p>
          </table:table-cell>
          <table:table-cell office:value-type="float" office:value="1.714" table:style-name="ce11">
            <text:p>1.714</text:p>
          </table:table-cell>
          <table:table-cell office:value-type="float" office:value="40.936" table:style-name="ce11">
            <text:p>40.936</text:p>
          </table:table-cell>
          <table:table-cell office:value-type="float" office:value="47.368000000000002" table:style-name="ce11">
            <text:p>47.368</text:p>
          </table:table-cell>
          <table:table-cell office:value-type="float" office:value="11.696" table:style-name="ce11">
            <text:p>11.696</text:p>
          </table:table-cell>
          <table:table-cell office:value-type="float" office:value="26.471" table:style-name="ce11">
            <text:p>26.471</text:p>
          </table:table-cell>
          <table:table-cell office:value-type="float" office:value="53.179000000000002" table:style-name="ce11">
            <text:p>53.179</text:p>
          </table:table-cell>
          <table:table-cell office:value-type="float" office:value="54.856999999999999" table:style-name="ce11">
            <text:p>54.857</text:p>
          </table:table-cell>
          <table:table-cell office:value-type="float" office:value="22.856999999999999" table:style-name="ce11">
            <text:p>22.857</text:p>
          </table:table-cell>
          <table:table-cell office:value-type="float" office:value="66.176000000000002" table:style-name="ce11">
            <text:p>66.176</text:p>
          </table:table-cell>
          <table:table-cell office:value-type="float" office:value="26.012" table:style-name="ce11">
            <text:p>26.012</text:p>
          </table:table-cell>
          <table:table-cell office:value-type="float" office:value="28.571000000000002" table:style-name="ce11">
            <text:p>28.571</text:p>
          </table:table-cell>
          <table:table-cell office:value-type="float" office:value="67.143000000000001" table:style-name="ce11">
            <text:p>67.143</text:p>
          </table:table-cell>
          <table:table-cell office:value-type="float" office:value="7.3529999999999998" table:style-name="ce11">
            <text:p>7.353</text:p>
          </table:table-cell>
          <table:table-cell office:value-type="float" office:value="20.809000000000001" table:style-name="ce11">
            <text:p>20.809</text:p>
          </table:table-cell>
          <table:table-cell office:value-type="float" office:value="16.571000000000002" table:style-name="ce11">
            <text:p>16.571</text:p>
          </table:table-cell>
          <table:table-cell office:value-type="float" office:value="10" table:style-name="ce11">
            <text:p>10</text:p>
          </table:table-cell>
          <table:table-cell office:value-type="float" office:value="63.667000000000002" table:style-name="ce11">
            <text:p>63.667</text:p>
          </table:table-cell>
          <table:table-cell office:value-type="float" office:value="69.763999999999996" table:style-name="ce11">
            <text:p>69.764</text:p>
          </table:table-cell>
          <table:table-cell office:value-type="float" office:value="59.959000000000003" table:style-name="ce11">
            <text:p>59.959</text:p>
          </table:table-cell>
          <table:table-cell office:value-type="float" office:value="36.65" table:style-name="ce11">
            <text:p>36.65</text:p>
          </table:table-cell>
          <table:table-cell office:value-type="float" office:value="71.423000000000002" table:style-name="ce11">
            <text:p>71.423</text:p>
          </table:table-cell>
          <table:table-cell office:value-type="float" office:value="73.739000000000004" table:style-name="ce11">
            <text:p>73.739</text:p>
          </table:table-cell>
          <table:table-cell office:value-type="float" office:value="4.6790000000000003" table:style-name="ce11">
            <text:p>4.679</text:p>
          </table:table-cell>
          <table:table-cell office:value-type="float" office:value="83.822000000000003" table:style-name="ce11">
            <text:p>83.822</text:p>
          </table:table-cell>
          <table:table-cell office:value-type="float" office:value="24.085000000000001" table:style-name="ce11">
            <text:p>24.085</text:p>
          </table:table-cell>
          <table:table-cell office:value-type="float" office:value="74.822999999999993" table:style-name="ce11">
            <text:p>74.823</text:p>
          </table:table-cell>
          <table:table-cell table:number-columns-repeated="16254"/>
        </table:table-row>
        <table:table-row table:style-name="ro9">
          <table:table-cell office:value-type="string" table:style-name="ce4">
            <text:p>MHRA</text:p>
          </table:table-cell>
          <table:table-cell office:value-type="string" table:style-name="ce4">
            <text:p>Medicines and Healthcare products Regulatory Agency</text:p>
          </table:table-cell>
          <table:table-cell office:value-type="string" table:style-name="ce4">
            <text:p>Health and Social Care</text:p>
          </table:table-cell>
          <table:table-cell table:style-name="ce4"/>
          <table:table-cell office:value-type="float" office:value="47.887999999999998" table:style-name="ce11">
            <text:p>47.888</text:p>
          </table:table-cell>
          <table:table-cell office:value-type="float" office:value="50.631999999999998" table:style-name="ce11">
            <text:p>50.632</text:p>
          </table:table-cell>
          <table:table-cell office:value-type="float" office:value="75.48" table:style-name="ce11">
            <text:p>75.48</text:p>
          </table:table-cell>
          <table:table-cell office:value-type="float" office:value="66.849999999999994" table:style-name="ce11">
            <text:p>66.85</text:p>
          </table:table-cell>
          <table:table-cell office:value-type="float" office:value="71.363" table:style-name="ce11">
            <text:p>71.363</text:p>
          </table:table-cell>
          <table:table-cell office:value-type="float" office:value="84.724000000000004" table:style-name="ce11">
            <text:p>84.724</text:p>
          </table:table-cell>
          <table:table-cell office:value-type="float" office:value="38.445999999999998" table:style-name="ce11">
            <text:p>38.446</text:p>
          </table:table-cell>
          <table:table-cell office:value-type="float" office:value="72.742999999999995" table:style-name="ce11">
            <text:p>72.743</text:p>
          </table:table-cell>
          <table:table-cell office:value-type="float" office:value="61.265000000000001" table:style-name="ce11">
            <text:p>61.265</text:p>
          </table:table-cell>
          <table:table-cell office:value-type="float" office:value="25.131" table:style-name="ce11">
            <text:p>25.131</text:p>
          </table:table-cell>
          <table:table-cell office:value-type="float" office:value="27.524000000000001" table:style-name="ce11">
            <text:p>27.524</text:p>
          </table:table-cell>
          <table:table-cell office:value-type="float" office:value="90.394000000000005" table:style-name="ce11">
            <text:p>90.394</text:p>
          </table:table-cell>
          <table:table-cell office:value-type="float" office:value="84.518000000000001" table:style-name="ce11">
            <text:p>84.518</text:p>
          </table:table-cell>
          <table:table-cell office:value-type="float" office:value="81.200999999999993" table:style-name="ce11">
            <text:p>81.201</text:p>
          </table:table-cell>
          <table:table-cell office:value-type="float" office:value="44.094000000000001" table:style-name="ce11">
            <text:p>44.094</text:p>
          </table:table-cell>
          <table:table-cell office:value-type="float" office:value="77.165000000000006" table:style-name="ce11">
            <text:p>77.165</text:p>
          </table:table-cell>
          <table:table-cell office:value-type="float" office:value="62.204999999999998" table:style-name="ce11">
            <text:p>62.205</text:p>
          </table:table-cell>
          <table:table-cell office:value-type="float" office:value="71.495999999999995" table:style-name="ce11">
            <text:p>71.496</text:p>
          </table:table-cell>
          <table:table-cell office:value-type="float" office:value="72.283000000000001" table:style-name="ce11">
            <text:p>72.283</text:p>
          </table:table-cell>
          <table:table-cell office:value-type="float" office:value="85.512" table:style-name="ce11">
            <text:p>85.512</text:p>
          </table:table-cell>
          <table:table-cell office:value-type="float" office:value="85.016000000000005" table:style-name="ce11">
            <text:p>85.016</text:p>
          </table:table-cell>
          <table:table-cell office:value-type="float" office:value="61.987000000000002" table:style-name="ce11">
            <text:p>61.987</text:p>
          </table:table-cell>
          <table:table-cell office:value-type="float" office:value="78.897999999999996" table:style-name="ce11">
            <text:p>78.898</text:p>
          </table:table-cell>
          <table:table-cell office:value-type="float" office:value="82.52" table:style-name="ce11">
            <text:p>82.52</text:p>
          </table:table-cell>
          <table:table-cell office:value-type="float" office:value="73.186000000000007" table:style-name="ce11">
            <text:p>73.186</text:p>
          </table:table-cell>
          <table:table-cell office:value-type="float" office:value="65.183000000000007" table:style-name="ce11">
            <text:p>65.183</text:p>
          </table:table-cell>
          <table:table-cell office:value-type="float" office:value="68.661000000000001" table:style-name="ce11">
            <text:p>68.661</text:p>
          </table:table-cell>
          <table:table-cell office:value-type="float" office:value="40.283999999999999" table:style-name="ce11">
            <text:p>40.284</text:p>
          </table:table-cell>
          <table:table-cell office:value-type="float" office:value="89.290999999999997" table:style-name="ce11">
            <text:p>89.291</text:p>
          </table:table-cell>
          <table:table-cell office:value-type="float" office:value="86.097999999999999" table:style-name="ce11">
            <text:p>86.098</text:p>
          </table:table-cell>
          <table:table-cell office:value-type="float" office:value="78.864000000000004" table:style-name="ce11">
            <text:p>78.864</text:p>
          </table:table-cell>
          <table:table-cell office:value-type="float" office:value="48.106999999999999" table:style-name="ce11">
            <text:p>48.107</text:p>
          </table:table-cell>
          <table:table-cell office:value-type="float" office:value="37.223999999999997" table:style-name="ce11">
            <text:p>37.224</text:p>
          </table:table-cell>
          <table:table-cell office:value-type="float" office:value="26.899000000000001" table:style-name="ce11">
            <text:p>26.899</text:p>
          </table:table-cell>
          <table:table-cell office:value-type="float" office:value="41.39" table:style-name="ce11">
            <text:p>41.39</text:p>
          </table:table-cell>
          <table:table-cell office:value-type="float" office:value="76.302999999999997" table:style-name="ce11">
            <text:p>76.303</text:p>
          </table:table-cell>
          <table:table-cell office:value-type="float" office:value="85.039000000000001" table:style-name="ce11">
            <text:p>85.039</text:p>
          </table:table-cell>
          <table:table-cell office:value-type="float" office:value="62.460999999999999" table:style-name="ce11">
            <text:p>62.461</text:p>
          </table:table-cell>
          <table:table-cell office:value-type="float" office:value="67.087000000000003" table:style-name="ce11">
            <text:p>67.087</text:p>
          </table:table-cell>
          <table:table-cell office:value-type="float" office:value="59.148000000000003" table:style-name="ce11">
            <text:p>59.148</text:p>
          </table:table-cell>
          <table:table-cell office:value-type="float" office:value="71.293000000000006" table:style-name="ce11">
            <text:p>71.293</text:p>
          </table:table-cell>
          <table:table-cell office:value-type="float" office:value="91.125" table:style-name="ce11">
            <text:p>91.125</text:p>
          </table:table-cell>
          <table:table-cell office:value-type="float" office:value="61.392000000000003" table:style-name="ce11">
            <text:p>61.392</text:p>
          </table:table-cell>
          <table:table-cell office:value-type="float" office:value="35.600999999999999" table:style-name="ce11">
            <text:p>35.601</text:p>
          </table:table-cell>
          <table:table-cell office:value-type="float" office:value="49.448999999999998" table:style-name="ce11">
            <text:p>49.449</text:p>
          </table:table-cell>
          <table:table-cell office:value-type="float" office:value="27.76" table:style-name="ce11">
            <text:p>27.76</text:p>
          </table:table-cell>
          <table:table-cell office:value-type="float" office:value="26.54" table:style-name="ce11">
            <text:p>26.54</text:p>
          </table:table-cell>
          <table:table-cell office:value-type="float" office:value="21.202999999999999" table:style-name="ce11">
            <text:p>21.203</text:p>
          </table:table-cell>
          <table:table-cell office:value-type="float" office:value="49.448999999999998" table:style-name="ce11">
            <text:p>49.449</text:p>
          </table:table-cell>
          <table:table-cell office:value-type="float" office:value="39.399000000000001" table:style-name="ce11">
            <text:p>39.399</text:p>
          </table:table-cell>
          <table:table-cell office:value-type="float" office:value="25.791" table:style-name="ce11">
            <text:p>25.791</text:p>
          </table:table-cell>
          <table:table-cell office:value-type="float" office:value="24.050999999999998" table:style-name="ce11">
            <text:p>24.051</text:p>
          </table:table-cell>
          <table:table-cell office:value-type="float" office:value="8.3859999999999992" table:style-name="ce11">
            <text:p>8.386</text:p>
          </table:table-cell>
          <table:table-cell office:value-type="float" office:value="12.776" table:style-name="ce11">
            <text:p>12.776</text:p>
          </table:table-cell>
          <table:table-cell office:value-type="float" office:value="32.701000000000001" table:style-name="ce11">
            <text:p>32.701</text:p>
          </table:table-cell>
          <table:table-cell office:value-type="float" office:value="25.71" table:style-name="ce11">
            <text:p>25.71</text:p>
          </table:table-cell>
          <table:table-cell office:value-type="float" office:value="29.384" table:style-name="ce11">
            <text:p>29.384</text:p>
          </table:table-cell>
          <table:table-cell office:value-type="float" office:value="61.575000000000003" table:style-name="ce11">
            <text:p>61.575</text:p>
          </table:table-cell>
          <table:table-cell office:value-type="float" office:value="27.962" table:style-name="ce11">
            <text:p>27.962</text:p>
          </table:table-cell>
          <table:table-cell office:value-type="float" office:value="44.881999999999998" table:style-name="ce11">
            <text:p>44.882</text:p>
          </table:table-cell>
          <table:table-cell office:value-type="float" office:value="36.119999999999997" table:style-name="ce11">
            <text:p>36.12</text:p>
          </table:table-cell>
          <table:table-cell office:value-type="float" office:value="30.914999999999999" table:style-name="ce11">
            <text:p>30.915</text:p>
          </table:table-cell>
          <table:table-cell office:value-type="float" office:value="22.082000000000001" table:style-name="ce11">
            <text:p>22.082</text:p>
          </table:table-cell>
          <table:table-cell office:value-type="float" office:value="20.285" table:style-name="ce11">
            <text:p>20.285</text:p>
          </table:table-cell>
          <table:table-cell office:value-type="float" office:value="90.866" table:style-name="ce11">
            <text:p>90.866</text:p>
          </table:table-cell>
          <table:table-cell office:value-type="float" office:value="67.507999999999996" table:style-name="ce11">
            <text:p>67.508</text:p>
          </table:table-cell>
          <table:table-cell office:value-type="float" office:value="58.36" table:style-name="ce11">
            <text:p>58.36</text:p>
          </table:table-cell>
          <table:table-cell office:value-type="float" office:value="59.621000000000002" table:style-name="ce11">
            <text:p>59.621</text:p>
          </table:table-cell>
          <table:table-cell office:value-type="float" office:value="64.241" table:style-name="ce11">
            <text:p>64.241</text:p>
          </table:table-cell>
          <table:table-cell office:value-type="float" office:value="56.94" table:style-name="ce11">
            <text:p>56.94</text:p>
          </table:table-cell>
          <table:table-cell office:value-type="float" office:value="64.228999999999999" table:style-name="ce11">
            <text:p>64.229</text:p>
          </table:table-cell>
          <table:table-cell office:value-type="float" office:value="20.353000000000002" table:style-name="ce11">
            <text:p>20.353</text:p>
          </table:table-cell>
          <table:table-cell office:value-type="float" office:value="19.872" table:style-name="ce11">
            <text:p>19.872</text:p>
          </table:table-cell>
          <table:table-cell office:value-type="float" office:value="34.295000000000002" table:style-name="ce11">
            <text:p>34.295</text:p>
          </table:table-cell>
          <table:table-cell office:value-type="float" office:value="25.481000000000002" table:style-name="ce11">
            <text:p>25.481</text:p>
          </table:table-cell>
          <table:table-cell office:value-type="float" office:value="87.697000000000003" table:style-name="ce11">
            <text:p>87.697</text:p>
          </table:table-cell>
          <table:table-cell office:value-type="float" office:value="74.132000000000005" table:style-name="ce11">
            <text:p>74.132</text:p>
          </table:table-cell>
          <table:table-cell office:value-type="float" office:value="63.578000000000003" table:style-name="ce11">
            <text:p>63.578</text:p>
          </table:table-cell>
          <table:table-cell office:value-type="float" office:value="4.4089999999999998" table:style-name="ce11">
            <text:p>4.409</text:p>
          </table:table-cell>
          <table:table-cell office:value-type="float" office:value="86.299000000000007" table:style-name="ce11">
            <text:p>86.299</text:p>
          </table:table-cell>
          <table:table-cell office:value-type="float" office:value="9.2910000000000004" table:style-name="ce11">
            <text:p>9.291</text:p>
          </table:table-cell>
          <table:table-cell office:value-type="float" office:value="8.0440000000000005" table:style-name="ce11">
            <text:p>8.044</text:p>
          </table:table-cell>
          <table:table-cell office:value-type="float" office:value="85.174000000000007" table:style-name="ce11">
            <text:p>85.174</text:p>
          </table:table-cell>
          <table:table-cell office:value-type="float" office:value="6.782" table:style-name="ce11">
            <text:p>6.782</text:p>
          </table:table-cell>
          <table:table-cell office:value-type="float" office:value="5.8819999999999997" table:style-name="ce11">
            <text:p>5.882</text:p>
          </table:table-cell>
          <table:table-cell office:value-type="float" office:value="1.9610000000000001" table:style-name="ce11">
            <text:p>1.961</text:p>
          </table:table-cell>
          <table:table-cell office:value-type="float" office:value="17.646999999999998" table:style-name="ce11">
            <text:p>17.647</text:p>
          </table:table-cell>
          <table:table-cell office:value-type="float" office:value="43.137" table:style-name="ce11">
            <text:p>43.137</text:p>
          </table:table-cell>
          <table:table-cell office:value-type="float" office:value="0" table:style-name="ce11">
            <text:p>0</text:p>
          </table:table-cell>
          <table:table-cell office:value-type="float" office:value="31.373000000000001" table:style-name="ce11">
            <text:p>31.373</text:p>
          </table:table-cell>
          <table:table-cell office:value-type="float" office:value="35.293999999999997" table:style-name="ce11">
            <text:p>35.294</text:p>
          </table:table-cell>
          <table:table-cell office:value-type="float" office:value="27.451000000000001" table:style-name="ce11">
            <text:p>27.451</text:p>
          </table:table-cell>
          <table:table-cell office:value-type="float" office:value="19.608000000000001" table:style-name="ce11">
            <text:p>19.608</text:p>
          </table:table-cell>
          <table:table-cell office:value-type="float" office:value="29.411999999999999" table:style-name="ce11">
            <text:p>29.412</text:p>
          </table:table-cell>
          <table:table-cell office:value-type="float" office:value="27.451000000000001" table:style-name="ce11">
            <text:p>27.451</text:p>
          </table:table-cell>
          <table:table-cell office:value-type="float" office:value="0" table:style-name="ce11">
            <text:p>0</text:p>
          </table:table-cell>
          <table:table-cell office:value-type="float" office:value="5.8819999999999997" table:style-name="ce11">
            <text:p>5.882</text:p>
          </table:table-cell>
          <table:table-cell office:value-type="float" office:value="0" table:style-name="ce11">
            <text:p>0</text:p>
          </table:table-cell>
          <table:table-cell office:value-type="float" office:value="5.8819999999999997" table:style-name="ce11">
            <text:p>5.882</text:p>
          </table:table-cell>
          <table:table-cell office:value-type="float" office:value="9.8040000000000003" table:style-name="ce11">
            <text:p>9.804</text:p>
          </table:table-cell>
          <table:table-cell office:value-type="float" office:value="1.9610000000000001" table:style-name="ce11">
            <text:p>1.961</text:p>
          </table:table-cell>
          <table:table-cell office:value-type="float" office:value="41.176000000000002" table:style-name="ce11">
            <text:p>41.176</text:p>
          </table:table-cell>
          <table:table-cell office:value-type="float" office:value="50.98" table:style-name="ce11">
            <text:p>50.98</text:p>
          </table:table-cell>
          <table:table-cell office:value-type="float" office:value="7.843" table:style-name="ce11">
            <text:p>7.843</text:p>
          </table:table-cell>
          <table:table-cell office:value-type="float" office:value="40" table:style-name="ce11">
            <text:p>40</text:p>
          </table:table-cell>
          <table:table-cell office:value-type="float" office:value="32.652999999999999" table:style-name="ce11">
            <text:p>32.653</text:p>
          </table:table-cell>
          <table:table-cell office:value-type="float" office:value="64.706000000000003" table:style-name="ce11">
            <text:p>64.706</text:p>
          </table:table-cell>
          <table:table-cell office:value-type="float" office:value="25" table:style-name="ce11">
            <text:p>25</text:p>
          </table:table-cell>
          <table:table-cell office:value-type="float" office:value="45" table:style-name="ce11">
            <text:p>45</text:p>
          </table:table-cell>
          <table:table-cell office:value-type="float" office:value="40.816000000000003" table:style-name="ce11">
            <text:p>40.816</text:p>
          </table:table-cell>
          <table:table-cell office:value-type="float" office:value="17.646999999999998" table:style-name="ce11">
            <text:p>17.647</text:p>
          </table:table-cell>
          <table:table-cell office:value-type="float" office:value="65" table:style-name="ce11">
            <text:p>65</text:p>
          </table:table-cell>
          <table:table-cell office:value-type="float" office:value="15" table:style-name="ce11">
            <text:p>15</text:p>
          </table:table-cell>
          <table:table-cell office:value-type="float" office:value="26.530999999999999" table:style-name="ce11">
            <text:p>26.531</text:p>
          </table:table-cell>
          <table:table-cell office:value-type="float" office:value="17.646999999999998" table:style-name="ce11">
            <text:p>17.647</text:p>
          </table:table-cell>
          <table:table-cell office:value-type="float" office:value="10" table:style-name="ce11">
            <text:p>10</text:p>
          </table:table-cell>
          <table:table-cell office:value-type="float" office:value="53.290999999999997" table:style-name="ce11">
            <text:p>53.291</text:p>
          </table:table-cell>
          <table:table-cell office:value-type="float" office:value="64.790999999999997" table:style-name="ce11">
            <text:p>64.791</text:p>
          </table:table-cell>
          <table:table-cell office:value-type="float" office:value="53.215000000000003" table:style-name="ce11">
            <text:p>53.215</text:p>
          </table:table-cell>
          <table:table-cell office:value-type="float" office:value="42.055" table:style-name="ce11">
            <text:p>42.055</text:p>
          </table:table-cell>
          <table:table-cell office:value-type="float" office:value="66.56" table:style-name="ce11">
            <text:p>66.56</text:p>
          </table:table-cell>
          <table:table-cell office:value-type="float" office:value="72.48" table:style-name="ce11">
            <text:p>72.48</text:p>
          </table:table-cell>
          <table:table-cell office:value-type="float" office:value="4.4939999999999998" table:style-name="ce11">
            <text:p>4.494</text:p>
          </table:table-cell>
          <table:table-cell office:value-type="float" office:value="75.36" table:style-name="ce11">
            <text:p>75.36</text:p>
          </table:table-cell>
          <table:table-cell office:value-type="float" office:value="32.81" table:style-name="ce11">
            <text:p>32.81</text:p>
          </table:table-cell>
          <table:table-cell office:value-type="float" office:value="72.540000000000006" table:style-name="ce11">
            <text:p>72.54</text:p>
          </table:table-cell>
          <table:table-cell table:number-columns-repeated="16254"/>
        </table:table-row>
        <table:table-row table:style-name="ro6">
          <table:table-cell office:value-type="string" table:style-name="ce4">
            <text:p>MOD</text:p>
          </table:table-cell>
          <table:table-cell office:value-type="string" table:style-name="ce4">
            <text:p>Ministry of Defence</text:p>
          </table:table-cell>
          <table:table-cell office:value-type="string" table:style-name="ce4">
            <text:p>Defence</text:p>
          </table:table-cell>
          <table:table-cell table:style-name="ce4"/>
          <table:table-cell office:value-type="float" office:value="63.09" table:style-name="ce11">
            <text:p>63.09</text:p>
          </table:table-cell>
          <table:table-cell office:value-type="float" office:value="65.231999999999999" table:style-name="ce11">
            <text:p>65.232</text:p>
          </table:table-cell>
          <table:table-cell office:value-type="float" office:value="78.77" table:style-name="ce11">
            <text:p>78.77</text:p>
          </table:table-cell>
          <table:table-cell office:value-type="float" office:value="81.007999999999996" table:style-name="ce11">
            <text:p>81.008</text:p>
          </table:table-cell>
          <table:table-cell office:value-type="float" office:value="69.858999999999995" table:style-name="ce11">
            <text:p>69.859</text:p>
          </table:table-cell>
          <table:table-cell office:value-type="float" office:value="80.486999999999995" table:style-name="ce11">
            <text:p>80.487</text:p>
          </table:table-cell>
          <table:table-cell office:value-type="float" office:value="55.780999999999999" table:style-name="ce11">
            <text:p>55.781</text:p>
          </table:table-cell>
          <table:table-cell office:value-type="float" office:value="78.623999999999995" table:style-name="ce11">
            <text:p>78.624</text:p>
          </table:table-cell>
          <table:table-cell office:value-type="float" office:value="70.881" table:style-name="ce11">
            <text:p>70.881</text:p>
          </table:table-cell>
          <table:table-cell office:value-type="float" office:value="35.679000000000002" table:style-name="ce11">
            <text:p>35.679</text:p>
          </table:table-cell>
          <table:table-cell office:value-type="float" office:value="44.274000000000001" table:style-name="ce11">
            <text:p>44.274</text:p>
          </table:table-cell>
          <table:table-cell office:value-type="float" office:value="89.846000000000004" table:style-name="ce11">
            <text:p>89.846</text:p>
          </table:table-cell>
          <table:table-cell office:value-type="float" office:value="82.403000000000006" table:style-name="ce11">
            <text:p>82.403</text:p>
          </table:table-cell>
          <table:table-cell office:value-type="float" office:value="77.668999999999997" table:style-name="ce11">
            <text:p>77.669</text:p>
          </table:table-cell>
          <table:table-cell office:value-type="float" office:value="63.682000000000002" table:style-name="ce11">
            <text:p>63.682</text:p>
          </table:table-cell>
          <table:table-cell office:value-type="float" office:value="80.236999999999995" table:style-name="ce11">
            <text:p>80.237</text:p>
          </table:table-cell>
          <table:table-cell office:value-type="float" office:value="78.481999999999999" table:style-name="ce11">
            <text:p>78.482</text:p>
          </table:table-cell>
          <table:table-cell office:value-type="float" office:value="83.542000000000002" table:style-name="ce11">
            <text:p>83.542</text:p>
          </table:table-cell>
          <table:table-cell office:value-type="float" office:value="71.087999999999994" table:style-name="ce11">
            <text:p>71.088</text:p>
          </table:table-cell>
          <table:table-cell office:value-type="float" office:value="84.087000000000003" table:style-name="ce11">
            <text:p>84.087</text:p>
          </table:table-cell>
          <table:table-cell office:value-type="float" office:value="82.528999999999996" table:style-name="ce11">
            <text:p>82.529</text:p>
          </table:table-cell>
          <table:table-cell office:value-type="float" office:value="64.668000000000006" table:style-name="ce11">
            <text:p>64.668</text:p>
          </table:table-cell>
          <table:table-cell office:value-type="float" office:value="76.582999999999998" table:style-name="ce11">
            <text:p>76.583</text:p>
          </table:table-cell>
          <table:table-cell office:value-type="float" office:value="79.372" table:style-name="ce11">
            <text:p>79.372</text:p>
          </table:table-cell>
          <table:table-cell office:value-type="float" office:value="65.304000000000002" table:style-name="ce11">
            <text:p>65.304</text:p>
          </table:table-cell>
          <table:table-cell office:value-type="float" office:value="61.746000000000002" table:style-name="ce11">
            <text:p>61.746</text:p>
          </table:table-cell>
          <table:table-cell office:value-type="float" office:value="69.968000000000004" table:style-name="ce11">
            <text:p>69.968</text:p>
          </table:table-cell>
          <table:table-cell office:value-type="float" office:value="43.292999999999999" table:style-name="ce11">
            <text:p>43.293</text:p>
          </table:table-cell>
          <table:table-cell office:value-type="float" office:value="83.453000000000003" table:style-name="ce11">
            <text:p>83.453</text:p>
          </table:table-cell>
          <table:table-cell office:value-type="float" office:value="81.77" table:style-name="ce11">
            <text:p>81.77</text:p>
          </table:table-cell>
          <table:table-cell office:value-type="float" office:value="76.256" table:style-name="ce11">
            <text:p>76.256</text:p>
          </table:table-cell>
          <table:table-cell office:value-type="float" office:value="67.289000000000001" table:style-name="ce11">
            <text:p>67.289</text:p>
          </table:table-cell>
          <table:table-cell office:value-type="float" office:value="46.883000000000003" table:style-name="ce11">
            <text:p>46.883</text:p>
          </table:table-cell>
          <table:table-cell office:value-type="float" office:value="56.905000000000001" table:style-name="ce11">
            <text:p>56.905</text:p>
          </table:table-cell>
          <table:table-cell office:value-type="float" office:value="52.021000000000001" table:style-name="ce11">
            <text:p>52.021</text:p>
          </table:table-cell>
          <table:table-cell office:value-type="float" office:value="83.010999999999996" table:style-name="ce11">
            <text:p>83.011</text:p>
          </table:table-cell>
          <table:table-cell office:value-type="float" office:value="85.44" table:style-name="ce11">
            <text:p>85.44</text:p>
          </table:table-cell>
          <table:table-cell office:value-type="float" office:value="70.093999999999994" table:style-name="ce11">
            <text:p>70.094</text:p>
          </table:table-cell>
          <table:table-cell office:value-type="float" office:value="75.938000000000002" table:style-name="ce11">
            <text:p>75.938</text:p>
          </table:table-cell>
          <table:table-cell office:value-type="float" office:value="65.364000000000004" table:style-name="ce11">
            <text:p>65.364</text:p>
          </table:table-cell>
          <table:table-cell office:value-type="float" office:value="77.891999999999996" table:style-name="ce11">
            <text:p>77.892</text:p>
          </table:table-cell>
          <table:table-cell office:value-type="float" office:value="87.11" table:style-name="ce11">
            <text:p>87.11</text:p>
          </table:table-cell>
          <table:table-cell office:value-type="float" office:value="63.774000000000001" table:style-name="ce11">
            <text:p>63.774</text:p>
          </table:table-cell>
          <table:table-cell office:value-type="float" office:value="61.762" table:style-name="ce11">
            <text:p>61.762</text:p>
          </table:table-cell>
          <table:table-cell office:value-type="float" office:value="69.438999999999993" table:style-name="ce11">
            <text:p>69.439</text:p>
          </table:table-cell>
          <table:table-cell office:value-type="float" office:value="35.667999999999999" table:style-name="ce11">
            <text:p>35.668</text:p>
          </table:table-cell>
          <table:table-cell office:value-type="float" office:value="41.317" table:style-name="ce11">
            <text:p>41.317</text:p>
          </table:table-cell>
          <table:table-cell office:value-type="float" office:value="30.065999999999999" table:style-name="ce11">
            <text:p>30.066</text:p>
          </table:table-cell>
          <table:table-cell office:value-type="float" office:value="58.802999999999997" table:style-name="ce11">
            <text:p>58.803</text:p>
          </table:table-cell>
          <table:table-cell office:value-type="float" office:value="56.451000000000001" table:style-name="ce11">
            <text:p>56.451</text:p>
          </table:table-cell>
          <table:table-cell office:value-type="float" office:value="46.5" table:style-name="ce11">
            <text:p>46.5</text:p>
          </table:table-cell>
          <table:table-cell office:value-type="float" office:value="47.085000000000001" table:style-name="ce11">
            <text:p>47.085</text:p>
          </table:table-cell>
          <table:table-cell office:value-type="float" office:value="25.763000000000002" table:style-name="ce11">
            <text:p>25.763</text:p>
          </table:table-cell>
          <table:table-cell office:value-type="float" office:value="25.869" table:style-name="ce11">
            <text:p>25.869</text:p>
          </table:table-cell>
          <table:table-cell office:value-type="float" office:value="56.365000000000002" table:style-name="ce11">
            <text:p>56.365</text:p>
          </table:table-cell>
          <table:table-cell office:value-type="float" office:value="34.091999999999999" table:style-name="ce11">
            <text:p>34.092</text:p>
          </table:table-cell>
          <table:table-cell office:value-type="float" office:value="47.594000000000001" table:style-name="ce11">
            <text:p>47.594</text:p>
          </table:table-cell>
          <table:table-cell office:value-type="float" office:value="70.488" table:style-name="ce11">
            <text:p>70.488</text:p>
          </table:table-cell>
          <table:table-cell office:value-type="float" office:value="59.412999999999997" table:style-name="ce11">
            <text:p>59.413</text:p>
          </table:table-cell>
          <table:table-cell office:value-type="float" office:value="63.319000000000003" table:style-name="ce11">
            <text:p>63.319</text:p>
          </table:table-cell>
          <table:table-cell office:value-type="float" office:value="53.609000000000002" table:style-name="ce11">
            <text:p>53.609</text:p>
          </table:table-cell>
          <table:table-cell office:value-type="float" office:value="48.939" table:style-name="ce11">
            <text:p>48.939</text:p>
          </table:table-cell>
          <table:table-cell office:value-type="float" office:value="39.356999999999999" table:style-name="ce11">
            <text:p>39.357</text:p>
          </table:table-cell>
          <table:table-cell office:value-type="float" office:value="29.597999999999999" table:style-name="ce11">
            <text:p>29.598</text:p>
          </table:table-cell>
          <table:table-cell office:value-type="float" office:value="90.655000000000001" table:style-name="ce11">
            <text:p>90.655</text:p>
          </table:table-cell>
          <table:table-cell office:value-type="float" office:value="74.459999999999994" table:style-name="ce11">
            <text:p>74.46</text:p>
          </table:table-cell>
          <table:table-cell office:value-type="float" office:value="70.881" table:style-name="ce11">
            <text:p>70.881</text:p>
          </table:table-cell>
          <table:table-cell office:value-type="float" office:value="75.227999999999994" table:style-name="ce11">
            <text:p>75.228</text:p>
          </table:table-cell>
          <table:table-cell office:value-type="float" office:value="78.837999999999994" table:style-name="ce11">
            <text:p>78.838</text:p>
          </table:table-cell>
          <table:table-cell office:value-type="float" office:value="54.881999999999998" table:style-name="ce11">
            <text:p>54.882</text:p>
          </table:table-cell>
          <table:table-cell office:value-type="float" office:value="64.685000000000002" table:style-name="ce11">
            <text:p>64.685</text:p>
          </table:table-cell>
          <table:table-cell office:value-type="float" office:value="5.585" table:style-name="ce11">
            <text:p>5.585</text:p>
          </table:table-cell>
          <table:table-cell office:value-type="float" office:value="10.455" table:style-name="ce11">
            <text:p>10.455</text:p>
          </table:table-cell>
          <table:table-cell office:value-type="float" office:value="25.683" table:style-name="ce11">
            <text:p>25.683</text:p>
          </table:table-cell>
          <table:table-cell office:value-type="float" office:value="58.277000000000001" table:style-name="ce11">
            <text:p>58.277</text:p>
          </table:table-cell>
          <table:table-cell office:value-type="float" office:value="86.394000000000005" table:style-name="ce11">
            <text:p>86.394</text:p>
          </table:table-cell>
          <table:table-cell office:value-type="float" office:value="68.266000000000005" table:style-name="ce11">
            <text:p>68.266</text:p>
          </table:table-cell>
          <table:table-cell office:value-type="float" office:value="66.855000000000004" table:style-name="ce11">
            <text:p>66.855</text:p>
          </table:table-cell>
          <table:table-cell office:value-type="float" office:value="9.5429999999999993" table:style-name="ce11">
            <text:p>9.543</text:p>
          </table:table-cell>
          <table:table-cell office:value-type="float" office:value="82.683000000000007" table:style-name="ce11">
            <text:p>82.683</text:p>
          </table:table-cell>
          <table:table-cell office:value-type="float" office:value="7.774" table:style-name="ce11">
            <text:p>7.774</text:p>
          </table:table-cell>
          <table:table-cell office:value-type="float" office:value="9.6319999999999997" table:style-name="ce11">
            <text:p>9.632</text:p>
          </table:table-cell>
          <table:table-cell office:value-type="float" office:value="84.016000000000005" table:style-name="ce11">
            <text:p>84.016</text:p>
          </table:table-cell>
          <table:table-cell office:value-type="float" office:value="6.3520000000000003" table:style-name="ce11">
            <text:p>6.352</text:p>
          </table:table-cell>
          <table:table-cell office:value-type="float" office:value="11.784000000000001" table:style-name="ce11">
            <text:p>11.784</text:p>
          </table:table-cell>
          <table:table-cell office:value-type="float" office:value="4.1040000000000001" table:style-name="ce11">
            <text:p>4.104</text:p>
          </table:table-cell>
          <table:table-cell office:value-type="float" office:value="27.59" table:style-name="ce11">
            <text:p>27.59</text:p>
          </table:table-cell>
          <table:table-cell office:value-type="float" office:value="44.981999999999999" table:style-name="ce11">
            <text:p>44.982</text:p>
          </table:table-cell>
          <table:table-cell office:value-type="float" office:value="0.97499999999999998" table:style-name="ce11">
            <text:p>0.975</text:p>
          </table:table-cell>
          <table:table-cell office:value-type="float" office:value="39.984000000000002" table:style-name="ce11">
            <text:p>39.984</text:p>
          </table:table-cell>
          <table:table-cell office:value-type="float" office:value="47.378999999999998" table:style-name="ce11">
            <text:p>47.379</text:p>
          </table:table-cell>
          <table:table-cell office:value-type="float" office:value="29.419" table:style-name="ce11">
            <text:p>29.419</text:p>
          </table:table-cell>
          <table:table-cell office:value-type="float" office:value="38.073999999999998" table:style-name="ce11">
            <text:p>38.074</text:p>
          </table:table-cell>
          <table:table-cell office:value-type="float" office:value="40.795999999999999" table:style-name="ce11">
            <text:p>40.796</text:p>
          </table:table-cell>
          <table:table-cell office:value-type="float" office:value="32.100999999999999" table:style-name="ce11">
            <text:p>32.101</text:p>
          </table:table-cell>
          <table:table-cell office:value-type="float" office:value="2.4790000000000001" table:style-name="ce11">
            <text:p>2.479</text:p>
          </table:table-cell>
          <table:table-cell office:value-type="float" office:value="3.82" table:style-name="ce11">
            <text:p>3.82</text:p>
          </table:table-cell>
          <table:table-cell office:value-type="float" office:value="9.9550000000000001" table:style-name="ce11">
            <text:p>9.955</text:p>
          </table:table-cell>
          <table:table-cell office:value-type="float" office:value="10.768000000000001" table:style-name="ce11">
            <text:p>10.768</text:p>
          </table:table-cell>
          <table:table-cell office:value-type="float" office:value="9.2650000000000006" table:style-name="ce11">
            <text:p>9.265</text:p>
          </table:table-cell>
          <table:table-cell office:value-type="float" office:value="3.169" table:style-name="ce11">
            <text:p>3.169</text:p>
          </table:table-cell>
          <table:table-cell office:value-type="float" office:value="42.075000000000003" table:style-name="ce11">
            <text:p>42.075</text:p>
          </table:table-cell>
          <table:table-cell office:value-type="float" office:value="44.750999999999998" table:style-name="ce11">
            <text:p>44.751</text:p>
          </table:table-cell>
          <table:table-cell office:value-type="float" office:value="13.173999999999999" table:style-name="ce11">
            <text:p>13.174</text:p>
          </table:table-cell>
          <table:table-cell office:value-type="float" office:value="27.254999999999999" table:style-name="ce11">
            <text:p>27.255</text:p>
          </table:table-cell>
          <table:table-cell office:value-type="float" office:value="38.838999999999999" table:style-name="ce11">
            <text:p>38.839</text:p>
          </table:table-cell>
          <table:table-cell office:value-type="float" office:value="57.832999999999998" table:style-name="ce11">
            <text:p>57.833</text:p>
          </table:table-cell>
          <table:table-cell office:value-type="float" office:value="35.424999999999997" table:style-name="ce11">
            <text:p>35.425</text:p>
          </table:table-cell>
          <table:table-cell office:value-type="float" office:value="58.777999999999999" table:style-name="ce11">
            <text:p>58.778</text:p>
          </table:table-cell>
          <table:table-cell office:value-type="float" office:value="34.415999999999997" table:style-name="ce11">
            <text:p>34.416</text:p>
          </table:table-cell>
          <table:table-cell office:value-type="float" office:value="22.849" table:style-name="ce11">
            <text:p>22.849</text:p>
          </table:table-cell>
          <table:table-cell office:value-type="float" office:value="48.359000000000002" table:style-name="ce11">
            <text:p>48.359</text:p>
          </table:table-cell>
          <table:table-cell office:value-type="float" office:value="13.967000000000001" table:style-name="ce11">
            <text:p>13.967</text:p>
          </table:table-cell>
          <table:table-cell office:value-type="float" office:value="26.745000000000001" table:style-name="ce11">
            <text:p>26.745</text:p>
          </table:table-cell>
          <table:table-cell office:value-type="float" office:value="19.318000000000001" table:style-name="ce11">
            <text:p>19.318</text:p>
          </table:table-cell>
          <table:table-cell office:value-type="float" office:value="16.216000000000001" table:style-name="ce11">
            <text:p>16.216</text:p>
          </table:table-cell>
          <table:table-cell office:value-type="float" office:value="64.156000000000006" table:style-name="ce11">
            <text:p>64.156</text:p>
          </table:table-cell>
          <table:table-cell office:value-type="float" office:value="68.653000000000006" table:style-name="ce11">
            <text:p>68.653</text:p>
          </table:table-cell>
          <table:table-cell office:value-type="float" office:value="61.377000000000002" table:style-name="ce11">
            <text:p>61.377</text:p>
          </table:table-cell>
          <table:table-cell office:value-type="float" office:value="30.222999999999999" table:style-name="ce11">
            <text:p>30.223</text:p>
          </table:table-cell>
          <table:table-cell office:value-type="float" office:value="73.36" table:style-name="ce11">
            <text:p>73.36</text:p>
          </table:table-cell>
          <table:table-cell office:value-type="float" office:value="73.028999999999996" table:style-name="ce11">
            <text:p>73.029</text:p>
          </table:table-cell>
          <table:table-cell office:value-type="float" office:value="4.9610000000000003" table:style-name="ce11">
            <text:p>4.961</text:p>
          </table:table-cell>
          <table:table-cell office:value-type="float" office:value="72.722999999999999" table:style-name="ce11">
            <text:p>72.723</text:p>
          </table:table-cell>
          <table:table-cell office:value-type="float" office:value="28.687999999999999" table:style-name="ce11">
            <text:p>28.688</text:p>
          </table:table-cell>
          <table:table-cell office:value-type="float" office:value="73.063999999999993" table:style-name="ce11">
            <text:p>73.064</text:p>
          </table:table-cell>
          <table:table-cell table:number-columns-repeated="16254"/>
        </table:table-row>
        <table:table-row table:style-name="ro9">
          <table:table-cell office:value-type="string" table:style-name="ce4">
            <text:p>MOJHQ</text:p>
          </table:table-cell>
          <table:table-cell office:value-type="string" table:style-name="ce4">
            <text:p>Ministry of Justice Headquarters</text:p>
          </table:table-cell>
          <table:table-cell office:value-type="string" table:style-name="ce4">
            <text:p>Justice</text:p>
          </table:table-cell>
          <table:table-cell office:value-type="string" table:style-name="ce4">
            <text:p>[note 4]</text:p>
          </table:table-cell>
          <table:table-cell office:value-type="float" office:value="77.573999999999998" table:style-name="ce11">
            <text:p>77.574</text:p>
          </table:table-cell>
          <table:table-cell office:value-type="float" office:value="65.507999999999996" table:style-name="ce11">
            <text:p>65.508</text:p>
          </table:table-cell>
          <table:table-cell office:value-type="float" office:value="80.876999999999995" table:style-name="ce11">
            <text:p>80.877</text:p>
          </table:table-cell>
          <table:table-cell office:value-type="float" office:value="81.049000000000007" table:style-name="ce11">
            <text:p>81.049</text:p>
          </table:table-cell>
          <table:table-cell office:value-type="float" office:value="75.194000000000003" table:style-name="ce11">
            <text:p>75.194</text:p>
          </table:table-cell>
          <table:table-cell office:value-type="float" office:value="86.981999999999999" table:style-name="ce11">
            <text:p>86.982</text:p>
          </table:table-cell>
          <table:table-cell office:value-type="float" office:value="60.262" table:style-name="ce11">
            <text:p>60.262</text:p>
          </table:table-cell>
          <table:table-cell office:value-type="float" office:value="84.756" table:style-name="ce11">
            <text:p>84.756</text:p>
          </table:table-cell>
          <table:table-cell office:value-type="float" office:value="75.075999999999993" table:style-name="ce11">
            <text:p>75.076</text:p>
          </table:table-cell>
          <table:table-cell office:value-type="float" office:value="43.540999999999997" table:style-name="ce11">
            <text:p>43.541</text:p>
          </table:table-cell>
          <table:table-cell office:value-type="float" office:value="58.356000000000002" table:style-name="ce11">
            <text:p>58.356</text:p>
          </table:table-cell>
          <table:table-cell office:value-type="float" office:value="91.102999999999994" table:style-name="ce11">
            <text:p>91.103</text:p>
          </table:table-cell>
          <table:table-cell office:value-type="float" office:value="83.652000000000001" table:style-name="ce11">
            <text:p>83.652</text:p>
          </table:table-cell>
          <table:table-cell office:value-type="float" office:value="79.484999999999999" table:style-name="ce11">
            <text:p>79.485</text:p>
          </table:table-cell>
          <table:table-cell office:value-type="float" office:value="65.073999999999998" table:style-name="ce11">
            <text:p>65.074</text:p>
          </table:table-cell>
          <table:table-cell office:value-type="float" office:value="85.036000000000001" table:style-name="ce11">
            <text:p>85.036</text:p>
          </table:table-cell>
          <table:table-cell office:value-type="float" office:value="79.864000000000004" table:style-name="ce11">
            <text:p>79.864</text:p>
          </table:table-cell>
          <table:table-cell office:value-type="float" office:value="82.224999999999994" table:style-name="ce11">
            <text:p>82.225</text:p>
          </table:table-cell>
          <table:table-cell office:value-type="float" office:value="77.947000000000003" table:style-name="ce11">
            <text:p>77.947</text:p>
          </table:table-cell>
          <table:table-cell office:value-type="float" office:value="90.771000000000001" table:style-name="ce11">
            <text:p>90.771</text:p>
          </table:table-cell>
          <table:table-cell office:value-type="float" office:value="88.134" table:style-name="ce11">
            <text:p>88.134</text:p>
          </table:table-cell>
          <table:table-cell office:value-type="float" office:value="68.492999999999995" table:style-name="ce11">
            <text:p>68.493</text:p>
          </table:table-cell>
          <table:table-cell office:value-type="float" office:value="82.043000000000006" table:style-name="ce11">
            <text:p>82.043</text:p>
          </table:table-cell>
          <table:table-cell office:value-type="float" office:value="86.013000000000005" table:style-name="ce11">
            <text:p>86.013</text:p>
          </table:table-cell>
          <table:table-cell office:value-type="float" office:value="73.790999999999997" table:style-name="ce11">
            <text:p>73.791</text:p>
          </table:table-cell>
          <table:table-cell office:value-type="float" office:value="69.382999999999996" table:style-name="ce11">
            <text:p>69.383</text:p>
          </table:table-cell>
          <table:table-cell office:value-type="float" office:value="73.793999999999997" table:style-name="ce11">
            <text:p>73.794</text:p>
          </table:table-cell>
          <table:table-cell office:value-type="float" office:value="41.445" table:style-name="ce11">
            <text:p>41.445</text:p>
          </table:table-cell>
          <table:table-cell office:value-type="float" office:value="89.409000000000006" table:style-name="ce11">
            <text:p>89.409</text:p>
          </table:table-cell>
          <table:table-cell office:value-type="float" office:value="87.756" table:style-name="ce11">
            <text:p>87.756</text:p>
          </table:table-cell>
          <table:table-cell office:value-type="float" office:value="83.765000000000001" table:style-name="ce11">
            <text:p>83.765</text:p>
          </table:table-cell>
          <table:table-cell office:value-type="float" office:value="68.962999999999994" table:style-name="ce11">
            <text:p>68.963</text:p>
          </table:table-cell>
          <table:table-cell office:value-type="float" office:value="53.935000000000002" table:style-name="ce11">
            <text:p>53.935</text:p>
          </table:table-cell>
          <table:table-cell office:value-type="float" office:value="64.771000000000001" table:style-name="ce11">
            <text:p>64.771</text:p>
          </table:table-cell>
          <table:table-cell office:value-type="float" office:value="53.323" table:style-name="ce11">
            <text:p>53.323</text:p>
          </table:table-cell>
          <table:table-cell office:value-type="float" office:value="86.707999999999998" table:style-name="ce11">
            <text:p>86.708</text:p>
          </table:table-cell>
          <table:table-cell office:value-type="float" office:value="90.295000000000002" table:style-name="ce11">
            <text:p>90.295</text:p>
          </table:table-cell>
          <table:table-cell office:value-type="float" office:value="78.167000000000002" table:style-name="ce11">
            <text:p>78.167</text:p>
          </table:table-cell>
          <table:table-cell office:value-type="float" office:value="83.825999999999993" table:style-name="ce11">
            <text:p>83.826</text:p>
          </table:table-cell>
          <table:table-cell office:value-type="float" office:value="71.494" table:style-name="ce11">
            <text:p>71.494</text:p>
          </table:table-cell>
          <table:table-cell office:value-type="float" office:value="74.039000000000001" table:style-name="ce11">
            <text:p>74.039</text:p>
          </table:table-cell>
          <table:table-cell office:value-type="float" office:value="89.055999999999997" table:style-name="ce11">
            <text:p>89.056</text:p>
          </table:table-cell>
          <table:table-cell office:value-type="float" office:value="78.096999999999994" table:style-name="ce11">
            <text:p>78.097</text:p>
          </table:table-cell>
          <table:table-cell office:value-type="float" office:value="64.125" table:style-name="ce11">
            <text:p>64.125</text:p>
          </table:table-cell>
          <table:table-cell office:value-type="float" office:value="73.715999999999994" table:style-name="ce11">
            <text:p>73.716</text:p>
          </table:table-cell>
          <table:table-cell office:value-type="float" office:value="45.81" table:style-name="ce11">
            <text:p>45.81</text:p>
          </table:table-cell>
          <table:table-cell office:value-type="float" office:value="48.567999999999998" table:style-name="ce11">
            <text:p>48.568</text:p>
          </table:table-cell>
          <table:table-cell office:value-type="float" office:value="36.286999999999999" table:style-name="ce11">
            <text:p>36.287</text:p>
          </table:table-cell>
          <table:table-cell office:value-type="float" office:value="78.295000000000002" table:style-name="ce11">
            <text:p>78.295</text:p>
          </table:table-cell>
          <table:table-cell office:value-type="float" office:value="70.417000000000002" table:style-name="ce11">
            <text:p>70.417</text:p>
          </table:table-cell>
          <table:table-cell office:value-type="float" office:value="62.514000000000003" table:style-name="ce11">
            <text:p>62.514</text:p>
          </table:table-cell>
          <table:table-cell office:value-type="float" office:value="64.709999999999994" table:style-name="ce11">
            <text:p>64.71</text:p>
          </table:table-cell>
          <table:table-cell office:value-type="float" office:value="41.546999999999997" table:style-name="ce11">
            <text:p>41.547</text:p>
          </table:table-cell>
          <table:table-cell office:value-type="float" office:value="38.948" table:style-name="ce11">
            <text:p>38.948</text:p>
          </table:table-cell>
          <table:table-cell office:value-type="float" office:value="69.518000000000001" table:style-name="ce11">
            <text:p>69.518</text:p>
          </table:table-cell>
          <table:table-cell office:value-type="float" office:value="45.386000000000003" table:style-name="ce11">
            <text:p>45.386</text:p>
          </table:table-cell>
          <table:table-cell office:value-type="float" office:value="53.854999999999997" table:style-name="ce11">
            <text:p>53.855</text:p>
          </table:table-cell>
          <table:table-cell office:value-type="float" office:value="70.811999999999998" table:style-name="ce11">
            <text:p>70.812</text:p>
          </table:table-cell>
          <table:table-cell office:value-type="float" office:value="67.44" table:style-name="ce11">
            <text:p>67.44</text:p>
          </table:table-cell>
          <table:table-cell office:value-type="float" office:value="49.26" table:style-name="ce11">
            <text:p>49.26</text:p>
          </table:table-cell>
          <table:table-cell office:value-type="float" office:value="55.552999999999997" table:style-name="ce11">
            <text:p>55.553</text:p>
          </table:table-cell>
          <table:table-cell office:value-type="float" office:value="54.109000000000002" table:style-name="ce11">
            <text:p>54.109</text:p>
          </table:table-cell>
          <table:table-cell office:value-type="float" office:value="61.088000000000001" table:style-name="ce11">
            <text:p>61.088</text:p>
          </table:table-cell>
          <table:table-cell office:value-type="float" office:value="43.134" table:style-name="ce11">
            <text:p>43.134</text:p>
          </table:table-cell>
          <table:table-cell office:value-type="float" office:value="92.004000000000005" table:style-name="ce11">
            <text:p>92.004</text:p>
          </table:table-cell>
          <table:table-cell office:value-type="float" office:value="79.141000000000005" table:style-name="ce11">
            <text:p>79.141</text:p>
          </table:table-cell>
          <table:table-cell office:value-type="float" office:value="74.846000000000004" table:style-name="ce11">
            <text:p>74.846</text:p>
          </table:table-cell>
          <table:table-cell office:value-type="float" office:value="72.837000000000003" table:style-name="ce11">
            <text:p>72.837</text:p>
          </table:table-cell>
          <table:table-cell office:value-type="float" office:value="82.64" table:style-name="ce11">
            <text:p>82.64</text:p>
          </table:table-cell>
          <table:table-cell office:value-type="float" office:value="64.361999999999995" table:style-name="ce11">
            <text:p>64.362</text:p>
          </table:table-cell>
          <table:table-cell office:value-type="float" office:value="77.947999999999993" table:style-name="ce11">
            <text:p>77.948</text:p>
          </table:table-cell>
          <table:table-cell office:value-type="float" office:value="6.32" table:style-name="ce11">
            <text:p>6.32</text:p>
          </table:table-cell>
          <table:table-cell office:value-type="float" office:value="15.901999999999999" table:style-name="ce11">
            <text:p>15.902</text:p>
          </table:table-cell>
          <table:table-cell office:value-type="float" office:value="38.055999999999997" table:style-name="ce11">
            <text:p>38.056</text:p>
          </table:table-cell>
          <table:table-cell office:value-type="float" office:value="39.722000000000001" table:style-name="ce11">
            <text:p>39.722</text:p>
          </table:table-cell>
          <table:table-cell office:value-type="float" office:value="91.081000000000003" table:style-name="ce11">
            <text:p>91.081</text:p>
          </table:table-cell>
          <table:table-cell office:value-type="float" office:value="65.551000000000002" table:style-name="ce11">
            <text:p>65.551</text:p>
          </table:table-cell>
          <table:table-cell office:value-type="float" office:value="75.668999999999997" table:style-name="ce11">
            <text:p>75.669</text:p>
          </table:table-cell>
          <table:table-cell office:value-type="float" office:value="7.6779999999999999" table:style-name="ce11">
            <text:p>7.678</text:p>
          </table:table-cell>
          <table:table-cell office:value-type="float" office:value="86.028999999999996" table:style-name="ce11">
            <text:p>86.029</text:p>
          </table:table-cell>
          <table:table-cell office:value-type="float" office:value="6.2930000000000001" table:style-name="ce11">
            <text:p>6.293</text:p>
          </table:table-cell>
          <table:table-cell office:value-type="float" office:value="8.4920000000000009" table:style-name="ce11">
            <text:p>8.492</text:p>
          </table:table-cell>
          <table:table-cell office:value-type="float" office:value="86.807000000000002" table:style-name="ce11">
            <text:p>86.807</text:p>
          </table:table-cell>
          <table:table-cell office:value-type="float" office:value="4.7" table:style-name="ce11">
            <text:p>4.7</text:p>
          </table:table-cell>
          <table:table-cell office:value-type="float" office:value="5.1210000000000004" table:style-name="ce11">
            <text:p>5.121</text:p>
          </table:table-cell>
          <table:table-cell office:value-type="float" office:value="2.4260000000000002" table:style-name="ce11">
            <text:p>2.426</text:p>
          </table:table-cell>
          <table:table-cell office:value-type="float" office:value="19.137" table:style-name="ce11">
            <text:p>19.137</text:p>
          </table:table-cell>
          <table:table-cell office:value-type="float" office:value="42.588000000000001" table:style-name="ce11">
            <text:p>42.588</text:p>
          </table:table-cell>
          <table:table-cell office:value-type="float" office:value="0.53900000000000003" table:style-name="ce11">
            <text:p>0.539</text:p>
          </table:table-cell>
          <table:table-cell office:value-type="float" office:value="41.24" table:style-name="ce11">
            <text:p>41.24</text:p>
          </table:table-cell>
          <table:table-cell office:value-type="float" office:value="54.177999999999997" table:style-name="ce11">
            <text:p>54.178</text:p>
          </table:table-cell>
          <table:table-cell office:value-type="float" office:value="29.38" table:style-name="ce11">
            <text:p>29.38</text:p>
          </table:table-cell>
          <table:table-cell office:value-type="float" office:value="33.692999999999998" table:style-name="ce11">
            <text:p>33.693</text:p>
          </table:table-cell>
          <table:table-cell office:value-type="float" office:value="36.119" table:style-name="ce11">
            <text:p>36.119</text:p>
          </table:table-cell>
          <table:table-cell office:value-type="float" office:value="33.154000000000003" table:style-name="ce11">
            <text:p>33.154</text:p>
          </table:table-cell>
          <table:table-cell office:value-type="float" office:value="2.6949999999999998" table:style-name="ce11">
            <text:p>2.695</text:p>
          </table:table-cell>
          <table:table-cell office:value-type="float" office:value="4.5819999999999999" table:style-name="ce11">
            <text:p>4.582</text:p>
          </table:table-cell>
          <table:table-cell office:value-type="float" office:value="9.9730000000000008" table:style-name="ce11">
            <text:p>9.973</text:p>
          </table:table-cell>
          <table:table-cell office:value-type="float" office:value="9.7040000000000006" table:style-name="ce11">
            <text:p>9.704</text:p>
          </table:table-cell>
          <table:table-cell office:value-type="float" office:value="9.7040000000000006" table:style-name="ce11">
            <text:p>9.704</text:p>
          </table:table-cell>
          <table:table-cell office:value-type="float" office:value="4.8520000000000003" table:style-name="ce11">
            <text:p>4.852</text:p>
          </table:table-cell>
          <table:table-cell office:value-type="float" office:value="41.622" table:style-name="ce11">
            <text:p>41.622</text:p>
          </table:table-cell>
          <table:table-cell office:value-type="float" office:value="46.756999999999998" table:style-name="ce11">
            <text:p>46.757</text:p>
          </table:table-cell>
          <table:table-cell office:value-type="float" office:value="11.622" table:style-name="ce11">
            <text:p>11.622</text:p>
          </table:table-cell>
          <table:table-cell office:value-type="float" office:value="37.012999999999998" table:style-name="ce11">
            <text:p>37.013</text:p>
          </table:table-cell>
          <table:table-cell office:value-type="float" office:value="49.194000000000003" table:style-name="ce11">
            <text:p>49.194</text:p>
          </table:table-cell>
          <table:table-cell office:value-type="float" office:value="51.344000000000001" table:style-name="ce11">
            <text:p>51.344</text:p>
          </table:table-cell>
          <table:table-cell office:value-type="float" office:value="30.065000000000001" table:style-name="ce11">
            <text:p>30.065</text:p>
          </table:table-cell>
          <table:table-cell office:value-type="float" office:value="51.298999999999999" table:style-name="ce11">
            <text:p>51.299</text:p>
          </table:table-cell>
          <table:table-cell office:value-type="float" office:value="27.687999999999999" table:style-name="ce11">
            <text:p>27.688</text:p>
          </table:table-cell>
          <table:table-cell office:value-type="float" office:value="30.645" table:style-name="ce11">
            <text:p>30.645</text:p>
          </table:table-cell>
          <table:table-cell office:value-type="float" office:value="57.515999999999998" table:style-name="ce11">
            <text:p>57.516</text:p>
          </table:table-cell>
          <table:table-cell office:value-type="float" office:value="11.688000000000001" table:style-name="ce11">
            <text:p>11.688</text:p>
          </table:table-cell>
          <table:table-cell office:value-type="float" office:value="23.117999999999999" table:style-name="ce11">
            <text:p>23.118</text:p>
          </table:table-cell>
          <table:table-cell office:value-type="float" office:value="18.010999999999999" table:style-name="ce11">
            <text:p>18.011</text:p>
          </table:table-cell>
          <table:table-cell office:value-type="float" office:value="12.417999999999999" table:style-name="ce11">
            <text:p>12.418</text:p>
          </table:table-cell>
          <table:table-cell office:value-type="float" office:value="66.98" table:style-name="ce11">
            <text:p>66.98</text:p>
          </table:table-cell>
          <table:table-cell office:value-type="float" office:value="71.691000000000003" table:style-name="ce11">
            <text:p>71.691</text:p>
          </table:table-cell>
          <table:table-cell office:value-type="float" office:value="62.680999999999997" table:style-name="ce11">
            <text:p>62.681</text:p>
          </table:table-cell>
          <table:table-cell office:value-type="float" office:value="35.656999999999996" table:style-name="ce11">
            <text:p>35.657</text:p>
          </table:table-cell>
          <table:table-cell office:value-type="float" office:value="72.552999999999997" table:style-name="ce11">
            <text:p>72.553</text:p>
          </table:table-cell>
          <table:table-cell office:value-type="float" office:value="73.959999999999994" table:style-name="ce11">
            <text:p>73.96</text:p>
          </table:table-cell>
          <table:table-cell office:value-type="float" office:value="4.7629999999999999" table:style-name="ce11">
            <text:p>4.763</text:p>
          </table:table-cell>
          <table:table-cell office:value-type="float" office:value="80.278999999999996" table:style-name="ce11">
            <text:p>80.279</text:p>
          </table:table-cell>
          <table:table-cell office:value-type="float" office:value="25.084" table:style-name="ce11">
            <text:p>25.084</text:p>
          </table:table-cell>
          <table:table-cell office:value-type="float" office:value="75.343999999999994" table:style-name="ce11">
            <text:p>75.344</text:p>
          </table:table-cell>
          <table:table-cell table:number-columns-repeated="16254"/>
        </table:table-row>
        <table:table-row table:style-name="ro6">
          <table:table-cell office:value-type="string" table:style-name="ce4">
            <text:p>NCA</text:p>
          </table:table-cell>
          <table:table-cell office:value-type="string" table:style-name="ce4">
            <text:p>National Crime Agency</text:p>
          </table:table-cell>
          <table:table-cell office:value-type="string" table:style-name="ce4">
            <text:p>National Crime Agency</text:p>
          </table:table-cell>
          <table:table-cell table:style-name="ce4"/>
          <table:table-cell office:value-type="float" office:value="58.79" table:style-name="ce11">
            <text:p>58.79</text:p>
          </table:table-cell>
          <table:table-cell office:value-type="float" office:value="62.298000000000002" table:style-name="ce11">
            <text:p>62.298</text:p>
          </table:table-cell>
          <table:table-cell office:value-type="float" office:value="75.135000000000005" table:style-name="ce11">
            <text:p>75.135</text:p>
          </table:table-cell>
          <table:table-cell office:value-type="float" office:value="83.843999999999994" table:style-name="ce11">
            <text:p>83.844</text:p>
          </table:table-cell>
          <table:table-cell office:value-type="float" office:value="68.349999999999994" table:style-name="ce11">
            <text:p>68.35</text:p>
          </table:table-cell>
          <table:table-cell office:value-type="float" office:value="79.897000000000006" table:style-name="ce11">
            <text:p>79.897</text:p>
          </table:table-cell>
          <table:table-cell office:value-type="float" office:value="44.674999999999997" table:style-name="ce11">
            <text:p>44.675</text:p>
          </table:table-cell>
          <table:table-cell office:value-type="float" office:value="76.834000000000003" table:style-name="ce11">
            <text:p>76.834</text:p>
          </table:table-cell>
          <table:table-cell office:value-type="float" office:value="64.435000000000002" table:style-name="ce11">
            <text:p>64.435</text:p>
          </table:table-cell>
          <table:table-cell office:value-type="float" office:value="34.066000000000003" table:style-name="ce11">
            <text:p>34.066</text:p>
          </table:table-cell>
          <table:table-cell office:value-type="float" office:value="45.262999999999998" table:style-name="ce11">
            <text:p>45.263</text:p>
          </table:table-cell>
          <table:table-cell office:value-type="float" office:value="90" table:style-name="ce11">
            <text:p>90</text:p>
          </table:table-cell>
          <table:table-cell office:value-type="float" office:value="79.102000000000004" table:style-name="ce11">
            <text:p>79.102</text:p>
          </table:table-cell>
          <table:table-cell office:value-type="float" office:value="76.492000000000004" table:style-name="ce11">
            <text:p>76.492</text:p>
          </table:table-cell>
          <table:table-cell office:value-type="float" office:value="56.185000000000002" table:style-name="ce11">
            <text:p>56.185</text:p>
          </table:table-cell>
          <table:table-cell office:value-type="float" office:value="73.790000000000006" table:style-name="ce11">
            <text:p>73.79</text:p>
          </table:table-cell>
          <table:table-cell office:value-type="float" office:value="84.043000000000006" table:style-name="ce11">
            <text:p>84.043</text:p>
          </table:table-cell>
          <table:table-cell office:value-type="float" office:value="83.695999999999998" table:style-name="ce11">
            <text:p>83.696</text:p>
          </table:table-cell>
          <table:table-cell office:value-type="float" office:value="69.337999999999994" table:style-name="ce11">
            <text:p>69.338</text:p>
          </table:table-cell>
          <table:table-cell office:value-type="float" office:value="85.180999999999997" table:style-name="ce11">
            <text:p>85.181</text:p>
          </table:table-cell>
          <table:table-cell office:value-type="float" office:value="81.076999999999998" table:style-name="ce11">
            <text:p>81.077</text:p>
          </table:table-cell>
          <table:table-cell office:value-type="float" office:value="65.977999999999994" table:style-name="ce11">
            <text:p>65.978</text:p>
          </table:table-cell>
          <table:table-cell office:value-type="float" office:value="75" table:style-name="ce11">
            <text:p>75</text:p>
          </table:table-cell>
          <table:table-cell office:value-type="float" office:value="78.971000000000004" table:style-name="ce11">
            <text:p>78.971</text:p>
          </table:table-cell>
          <table:table-cell office:value-type="float" office:value="63.070999999999998" table:style-name="ce11">
            <text:p>63.071</text:p>
          </table:table-cell>
          <table:table-cell office:value-type="float" office:value="60.463000000000001" table:style-name="ce11">
            <text:p>60.463</text:p>
          </table:table-cell>
          <table:table-cell office:value-type="float" office:value="66.721999999999994" table:style-name="ce11">
            <text:p>66.722</text:p>
          </table:table-cell>
          <table:table-cell office:value-type="float" office:value="37.667000000000002" table:style-name="ce11">
            <text:p>37.667</text:p>
          </table:table-cell>
          <table:table-cell office:value-type="float" office:value="86.641000000000005" table:style-name="ce11">
            <text:p>86.641</text:p>
          </table:table-cell>
          <table:table-cell office:value-type="float" office:value="81.460999999999999" table:style-name="ce11">
            <text:p>81.461</text:p>
          </table:table-cell>
          <table:table-cell office:value-type="float" office:value="71.591999999999999" table:style-name="ce11">
            <text:p>71.592</text:p>
          </table:table-cell>
          <table:table-cell office:value-type="float" office:value="43.609000000000002" table:style-name="ce11">
            <text:p>43.609</text:p>
          </table:table-cell>
          <table:table-cell office:value-type="float" office:value="40.429000000000002" table:style-name="ce11">
            <text:p>40.429</text:p>
          </table:table-cell>
          <table:table-cell office:value-type="float" office:value="50.417999999999999" table:style-name="ce11">
            <text:p>50.418</text:p>
          </table:table-cell>
          <table:table-cell office:value-type="float" office:value="44.317999999999998" table:style-name="ce11">
            <text:p>44.318</text:p>
          </table:table-cell>
          <table:table-cell office:value-type="float" office:value="79.843999999999994" table:style-name="ce11">
            <text:p>79.844</text:p>
          </table:table-cell>
          <table:table-cell office:value-type="float" office:value="87.162000000000006" table:style-name="ce11">
            <text:p>87.162</text:p>
          </table:table-cell>
          <table:table-cell office:value-type="float" office:value="66.108999999999995" table:style-name="ce11">
            <text:p>66.109</text:p>
          </table:table-cell>
          <table:table-cell office:value-type="float" office:value="74.269000000000005" table:style-name="ce11">
            <text:p>74.269</text:p>
          </table:table-cell>
          <table:table-cell office:value-type="float" office:value="61.331000000000003" table:style-name="ce11">
            <text:p>61.331</text:p>
          </table:table-cell>
          <table:table-cell office:value-type="float" office:value="70.88" table:style-name="ce11">
            <text:p>70.88</text:p>
          </table:table-cell>
          <table:table-cell office:value-type="float" office:value="81.501000000000005" table:style-name="ce11">
            <text:p>81.501</text:p>
          </table:table-cell>
          <table:table-cell office:value-type="float" office:value="43.226999999999997" table:style-name="ce11">
            <text:p>43.227</text:p>
          </table:table-cell>
          <table:table-cell office:value-type="float" office:value="58.969000000000001" table:style-name="ce11">
            <text:p>58.969</text:p>
          </table:table-cell>
          <table:table-cell office:value-type="float" office:value="70.811999999999998" table:style-name="ce11">
            <text:p>70.812</text:p>
          </table:table-cell>
          <table:table-cell office:value-type="float" office:value="35.551000000000002" table:style-name="ce11">
            <text:p>35.551</text:p>
          </table:table-cell>
          <table:table-cell office:value-type="float" office:value="35.912999999999997" table:style-name="ce11">
            <text:p>35.913</text:p>
          </table:table-cell>
          <table:table-cell office:value-type="float" office:value="30.771000000000001" table:style-name="ce11">
            <text:p>30.771</text:p>
          </table:table-cell>
          <table:table-cell office:value-type="float" office:value="60.05" table:style-name="ce11">
            <text:p>60.05</text:p>
          </table:table-cell>
          <table:table-cell office:value-type="float" office:value="59.515000000000001" table:style-name="ce11">
            <text:p>59.515</text:p>
          </table:table-cell>
          <table:table-cell office:value-type="float" office:value="48.27" table:style-name="ce11">
            <text:p>48.27</text:p>
          </table:table-cell>
          <table:table-cell office:value-type="float" office:value="51.561999999999998" table:style-name="ce11">
            <text:p>51.562</text:p>
          </table:table-cell>
          <table:table-cell office:value-type="float" office:value="26.128" table:style-name="ce11">
            <text:p>26.128</text:p>
          </table:table-cell>
          <table:table-cell office:value-type="float" office:value="28.05" table:style-name="ce11">
            <text:p>28.05</text:p>
          </table:table-cell>
          <table:table-cell office:value-type="float" office:value="56.948" table:style-name="ce11">
            <text:p>56.948</text:p>
          </table:table-cell>
          <table:table-cell office:value-type="float" office:value="34.188000000000002" table:style-name="ce11">
            <text:p>34.188</text:p>
          </table:table-cell>
          <table:table-cell office:value-type="float" office:value="42.820999999999998" table:style-name="ce11">
            <text:p>42.821</text:p>
          </table:table-cell>
          <table:table-cell office:value-type="float" office:value="69.19" table:style-name="ce11">
            <text:p>69.19</text:p>
          </table:table-cell>
          <table:table-cell office:value-type="float" office:value="52.634999999999998" table:style-name="ce11">
            <text:p>52.635</text:p>
          </table:table-cell>
          <table:table-cell office:value-type="float" office:value="50.878999999999998" table:style-name="ce11">
            <text:p>50.879</text:p>
          </table:table-cell>
          <table:table-cell office:value-type="float" office:value="54.003" table:style-name="ce11">
            <text:p>54.003</text:p>
          </table:table-cell>
          <table:table-cell office:value-type="float" office:value="50.837000000000003" table:style-name="ce11">
            <text:p>50.837</text:p>
          </table:table-cell>
          <table:table-cell office:value-type="float" office:value="40.718000000000004" table:style-name="ce11">
            <text:p>40.718</text:p>
          </table:table-cell>
          <table:table-cell office:value-type="float" office:value="27.687999999999999" table:style-name="ce11">
            <text:p>27.688</text:p>
          </table:table-cell>
          <table:table-cell office:value-type="float" office:value="87.534999999999997" table:style-name="ce11">
            <text:p>87.535</text:p>
          </table:table-cell>
          <table:table-cell office:value-type="float" office:value="68.474999999999994" table:style-name="ce11">
            <text:p>68.475</text:p>
          </table:table-cell>
          <table:table-cell office:value-type="float" office:value="66.137" table:style-name="ce11">
            <text:p>66.137</text:p>
          </table:table-cell>
          <table:table-cell office:value-type="float" office:value="72.069999999999993" table:style-name="ce11">
            <text:p>72.07</text:p>
          </table:table-cell>
          <table:table-cell office:value-type="float" office:value="76.608000000000004" table:style-name="ce11">
            <text:p>76.608</text:p>
          </table:table-cell>
          <table:table-cell office:value-type="float" office:value="49.457000000000001" table:style-name="ce11">
            <text:p>49.457</text:p>
          </table:table-cell>
          <table:table-cell office:value-type="float" office:value="67.215999999999994" table:style-name="ce11">
            <text:p>67.216</text:p>
          </table:table-cell>
          <table:table-cell office:value-type="float" office:value="7.149" table:style-name="ce11">
            <text:p>7.149</text:p>
          </table:table-cell>
          <table:table-cell office:value-type="float" office:value="12.706" table:style-name="ce11">
            <text:p>12.706</text:p>
          </table:table-cell>
          <table:table-cell office:value-type="float" office:value="32.811999999999998" table:style-name="ce11">
            <text:p>32.812</text:p>
          </table:table-cell>
          <table:table-cell office:value-type="float" office:value="47.332999999999998" table:style-name="ce11">
            <text:p>47.333</text:p>
          </table:table-cell>
          <table:table-cell office:value-type="float" office:value="89.409000000000006" table:style-name="ce11">
            <text:p>89.409</text:p>
          </table:table-cell>
          <table:table-cell office:value-type="float" office:value="69.748999999999995" table:style-name="ce11">
            <text:p>69.749</text:p>
          </table:table-cell>
          <table:table-cell office:value-type="float" office:value="69.676000000000002" table:style-name="ce11">
            <text:p>69.676</text:p>
          </table:table-cell>
          <table:table-cell office:value-type="float" office:value="9.41" table:style-name="ce11">
            <text:p>9.41</text:p>
          </table:table-cell>
          <table:table-cell office:value-type="float" office:value="81.793000000000006" table:style-name="ce11">
            <text:p>81.793</text:p>
          </table:table-cell>
          <table:table-cell office:value-type="float" office:value="8.7970000000000006" table:style-name="ce11">
            <text:p>8.797</text:p>
          </table:table-cell>
          <table:table-cell office:value-type="float" office:value="9.1950000000000003" table:style-name="ce11">
            <text:p>9.195</text:p>
          </table:table-cell>
          <table:table-cell office:value-type="float" office:value="84.787000000000006" table:style-name="ce11">
            <text:p>84.787</text:p>
          </table:table-cell>
          <table:table-cell office:value-type="float" office:value="6.0179999999999998" table:style-name="ce11">
            <text:p>6.018</text:p>
          </table:table-cell>
          <table:table-cell office:value-type="float" office:value="11.55" table:style-name="ce11">
            <text:p>11.55</text:p>
          </table:table-cell>
          <table:table-cell office:value-type="float" office:value="6.9909999999999997" table:style-name="ce11">
            <text:p>6.991</text:p>
          </table:table-cell>
          <table:table-cell office:value-type="float" office:value="20.364999999999998" table:style-name="ce11">
            <text:p>20.365</text:p>
          </table:table-cell>
          <table:table-cell office:value-type="float" office:value="41.337000000000003" table:style-name="ce11">
            <text:p>41.337</text:p>
          </table:table-cell>
          <table:table-cell office:value-type="float" office:value="0.60799999999999998" table:style-name="ce11">
            <text:p>0.608</text:p>
          </table:table-cell>
          <table:table-cell office:value-type="float" office:value="36.473999999999997" table:style-name="ce11">
            <text:p>36.474</text:p>
          </table:table-cell>
          <table:table-cell office:value-type="float" office:value="52.887999999999998" table:style-name="ce11">
            <text:p>52.888</text:p>
          </table:table-cell>
          <table:table-cell office:value-type="float" office:value="33.131" table:style-name="ce11">
            <text:p>33.131</text:p>
          </table:table-cell>
          <table:table-cell office:value-type="float" office:value="43.161000000000001" table:style-name="ce11">
            <text:p>43.161</text:p>
          </table:table-cell>
          <table:table-cell office:value-type="float" office:value="41.337000000000003" table:style-name="ce11">
            <text:p>41.337</text:p>
          </table:table-cell>
          <table:table-cell office:value-type="float" office:value="36.777999999999999" table:style-name="ce11">
            <text:p>36.778</text:p>
          </table:table-cell>
          <table:table-cell office:value-type="float" office:value="1.52" table:style-name="ce11">
            <text:p>1.52</text:p>
          </table:table-cell>
          <table:table-cell office:value-type="float" office:value="2.4319999999999999" table:style-name="ce11">
            <text:p>2.432</text:p>
          </table:table-cell>
          <table:table-cell office:value-type="float" office:value="10.334" table:style-name="ce11">
            <text:p>10.334</text:p>
          </table:table-cell>
          <table:table-cell office:value-type="float" office:value="9.1189999999999998" table:style-name="ce11">
            <text:p>9.119</text:p>
          </table:table-cell>
          <table:table-cell office:value-type="float" office:value="6.0789999999999997" table:style-name="ce11">
            <text:p>6.079</text:p>
          </table:table-cell>
          <table:table-cell office:value-type="float" office:value="3.6469999999999998" table:style-name="ce11">
            <text:p>3.647</text:p>
          </table:table-cell>
          <table:table-cell office:value-type="float" office:value="37.195" table:style-name="ce11">
            <text:p>37.195</text:p>
          </table:table-cell>
          <table:table-cell office:value-type="float" office:value="49.39" table:style-name="ce11">
            <text:p>49.39</text:p>
          </table:table-cell>
          <table:table-cell office:value-type="float" office:value="13.414999999999999" table:style-name="ce11">
            <text:p>13.415</text:p>
          </table:table-cell>
          <table:table-cell office:value-type="float" office:value="26.446000000000002" table:style-name="ce11">
            <text:p>26.446</text:p>
          </table:table-cell>
          <table:table-cell office:value-type="float" office:value="40.491" table:style-name="ce11">
            <text:p>40.491</text:p>
          </table:table-cell>
          <table:table-cell office:value-type="float" office:value="66.361000000000004" table:style-name="ce11">
            <text:p>66.361</text:p>
          </table:table-cell>
          <table:table-cell office:value-type="float" office:value="33.606999999999999" table:style-name="ce11">
            <text:p>33.607</text:p>
          </table:table-cell>
          <table:table-cell office:value-type="float" office:value="57.024999999999999" table:style-name="ce11">
            <text:p>57.025</text:p>
          </table:table-cell>
          <table:table-cell office:value-type="float" office:value="32.515000000000001" table:style-name="ce11">
            <text:p>32.515</text:p>
          </table:table-cell>
          <table:table-cell office:value-type="float" office:value="15.596" table:style-name="ce11">
            <text:p>15.596</text:p>
          </table:table-cell>
          <table:table-cell office:value-type="float" office:value="53.279000000000003" table:style-name="ce11">
            <text:p>53.279</text:p>
          </table:table-cell>
          <table:table-cell office:value-type="float" office:value="16.529" table:style-name="ce11">
            <text:p>16.529</text:p>
          </table:table-cell>
          <table:table-cell office:value-type="float" office:value="26.994" table:style-name="ce11">
            <text:p>26.994</text:p>
          </table:table-cell>
          <table:table-cell office:value-type="float" office:value="18.042999999999999" table:style-name="ce11">
            <text:p>18.043</text:p>
          </table:table-cell>
          <table:table-cell office:value-type="float" office:value="13.115" table:style-name="ce11">
            <text:p>13.115</text:p>
          </table:table-cell>
          <table:table-cell office:value-type="float" office:value="68.257999999999996" table:style-name="ce11">
            <text:p>68.258</text:p>
          </table:table-cell>
          <table:table-cell office:value-type="float" office:value="72.070999999999998" table:style-name="ce11">
            <text:p>72.071</text:p>
          </table:table-cell>
          <table:table-cell office:value-type="float" office:value="64.77" table:style-name="ce11">
            <text:p>64.77</text:p>
          </table:table-cell>
          <table:table-cell office:value-type="float" office:value="28.571000000000002" table:style-name="ce11">
            <text:p>28.571</text:p>
          </table:table-cell>
          <table:table-cell office:value-type="float" office:value="74.930000000000007" table:style-name="ce11">
            <text:p>74.93</text:p>
          </table:table-cell>
          <table:table-cell office:value-type="float" office:value="75.757000000000005" table:style-name="ce11">
            <text:p>75.757</text:p>
          </table:table-cell>
          <table:table-cell office:value-type="float" office:value="4.0999999999999996" table:style-name="ce11">
            <text:p>4.1</text:p>
          </table:table-cell>
          <table:table-cell office:value-type="float" office:value="74.131" table:style-name="ce11">
            <text:p>74.131</text:p>
          </table:table-cell>
          <table:table-cell office:value-type="float" office:value="29.978000000000002" table:style-name="ce11">
            <text:p>29.978</text:p>
          </table:table-cell>
          <table:table-cell office:value-type="float" office:value="73.88" table:style-name="ce11">
            <text:p>73.88</text:p>
          </table:table-cell>
          <table:table-cell table:number-columns-repeated="16254"/>
        </table:table-row>
        <table:table-row table:style-name="ro9">
          <table:table-cell office:value-type="string" table:style-name="ce4">
            <text:p>NIC</text:p>
          </table:table-cell>
          <table:table-cell office:value-type="string" table:style-name="ce4">
            <text:p>National Infrastructure Commission</text:p>
          </table:table-cell>
          <table:table-cell office:value-type="string" table:style-name="ce4">
            <text:p>HM Treasury Group</text:p>
          </table:table-cell>
          <table:table-cell table:style-name="ce4"/>
          <table:table-cell office:value-type="float" office:value="97.674000000000007" table:style-name="ce11">
            <text:p>97.674</text:p>
          </table:table-cell>
          <table:table-cell office:value-type="float" office:value="68.69" table:style-name="ce11">
            <text:p>68.69</text:p>
          </table:table-cell>
          <table:table-cell office:value-type="float" office:value="77.143000000000001" table:style-name="ce11">
            <text:p>77.143</text:p>
          </table:table-cell>
          <table:table-cell office:value-type="float" office:value="95.238" table:style-name="ce11">
            <text:p>95.238</text:p>
          </table:table-cell>
          <table:table-cell office:value-type="float" office:value="80.713999999999999" table:style-name="ce11">
            <text:p>80.714</text:p>
          </table:table-cell>
          <table:table-cell office:value-type="float" office:value="87.302000000000007" table:style-name="ce11">
            <text:p>87.302</text:p>
          </table:table-cell>
          <table:table-cell office:value-type="float" office:value="48.213999999999999" table:style-name="ce11">
            <text:p>48.214</text:p>
          </table:table-cell>
          <table:table-cell office:value-type="float" office:value="85.713999999999999" table:style-name="ce11">
            <text:p>85.714</text:p>
          </table:table-cell>
          <table:table-cell office:value-type="float" office:value="79.364999999999995" table:style-name="ce11">
            <text:p>79.365</text:p>
          </table:table-cell>
          <table:table-cell office:value-type="float" office:value="53.174999999999997" table:style-name="ce11">
            <text:p>53.175</text:p>
          </table:table-cell>
          <table:table-cell office:value-type="float" office:value="71.429000000000002" table:style-name="ce11">
            <text:p>71.429</text:p>
          </table:table-cell>
          <table:table-cell office:value-type="float" office:value="90.475999999999999" table:style-name="ce11">
            <text:p>90.476</text:p>
          </table:table-cell>
          <table:table-cell office:value-type="float" office:value="78.570999999999998" table:style-name="ce11">
            <text:p>78.571</text:p>
          </table:table-cell>
          <table:table-cell office:value-type="float" office:value="76.19" table:style-name="ce11">
            <text:p>76.19</text:p>
          </table:table-cell>
          <table:table-cell office:value-type="float" office:value="64.286000000000001" table:style-name="ce11">
            <text:p>64.286</text:p>
          </table:table-cell>
          <table:table-cell office:value-type="float" office:value="76.19" table:style-name="ce11">
            <text:p>76.19</text:p>
          </table:table-cell>
          <table:table-cell office:value-type="float" office:value="95.238" table:style-name="ce11">
            <text:p>95.238</text:p>
          </table:table-cell>
          <table:table-cell office:value-type="float" office:value="95.238" table:style-name="ce11">
            <text:p>95.238</text:p>
          </table:table-cell>
          <table:table-cell office:value-type="float" office:value="83.332999999999998" table:style-name="ce11">
            <text:p>83.333</text:p>
          </table:table-cell>
          <table:table-cell office:value-type="float" office:value="90.475999999999999" table:style-name="ce11">
            <text:p>90.476</text:p>
          </table:table-cell>
          <table:table-cell office:value-type="float" office:value="88.094999999999999" table:style-name="ce11">
            <text:p>88.095</text:p>
          </table:table-cell>
          <table:table-cell office:value-type="float" office:value="80.951999999999998" table:style-name="ce11">
            <text:p>80.952</text:p>
          </table:table-cell>
          <table:table-cell office:value-type="float" office:value="90.475999999999999" table:style-name="ce11">
            <text:p>90.476</text:p>
          </table:table-cell>
          <table:table-cell office:value-type="float" office:value="95.238" table:style-name="ce11">
            <text:p>95.238</text:p>
          </table:table-cell>
          <table:table-cell office:value-type="float" office:value="78.570999999999998" table:style-name="ce11">
            <text:p>78.571</text:p>
          </table:table-cell>
          <table:table-cell office:value-type="float" office:value="76.19" table:style-name="ce11">
            <text:p>76.19</text:p>
          </table:table-cell>
          <table:table-cell office:value-type="float" office:value="76.19" table:style-name="ce11">
            <text:p>76.19</text:p>
          </table:table-cell>
          <table:table-cell office:value-type="float" office:value="47.619" table:style-name="ce11">
            <text:p>47.619</text:p>
          </table:table-cell>
          <table:table-cell office:value-type="float" office:value="95.238" table:style-name="ce11">
            <text:p>95.238</text:p>
          </table:table-cell>
          <table:table-cell office:value-type="float" office:value="92.856999999999999" table:style-name="ce11">
            <text:p>92.857</text:p>
          </table:table-cell>
          <table:table-cell office:value-type="float" office:value="73.81" table:style-name="ce11">
            <text:p>73.81</text:p>
          </table:table-cell>
          <table:table-cell office:value-type="float" office:value="57.143000000000001" table:style-name="ce11">
            <text:p>57.143</text:p>
          </table:table-cell>
          <table:table-cell office:value-type="float" office:value="42.856999999999999" table:style-name="ce11">
            <text:p>42.857</text:p>
          </table:table-cell>
          <table:table-cell office:value-type="float" office:value="52.381" table:style-name="ce11">
            <text:p>52.381</text:p>
          </table:table-cell>
          <table:table-cell office:value-type="float" office:value="40.475999999999999" table:style-name="ce11">
            <text:p>40.476</text:p>
          </table:table-cell>
          <table:table-cell office:value-type="float" office:value="88.094999999999999" table:style-name="ce11">
            <text:p>88.095</text:p>
          </table:table-cell>
          <table:table-cell office:value-type="float" office:value="95.238" table:style-name="ce11">
            <text:p>95.238</text:p>
          </table:table-cell>
          <table:table-cell office:value-type="float" office:value="78.570999999999998" table:style-name="ce11">
            <text:p>78.571</text:p>
          </table:table-cell>
          <table:table-cell office:value-type="float" office:value="80.951999999999998" table:style-name="ce11">
            <text:p>80.952</text:p>
          </table:table-cell>
          <table:table-cell office:value-type="float" office:value="78.570999999999998" table:style-name="ce11">
            <text:p>78.571</text:p>
          </table:table-cell>
          <table:table-cell office:value-type="float" office:value="88.094999999999999" table:style-name="ce11">
            <text:p>88.095</text:p>
          </table:table-cell>
          <table:table-cell office:value-type="float" office:value="88.094999999999999" table:style-name="ce11">
            <text:p>88.095</text:p>
          </table:table-cell>
          <table:table-cell office:value-type="float" office:value="88.094999999999999" table:style-name="ce11">
            <text:p>88.095</text:p>
          </table:table-cell>
          <table:table-cell office:value-type="float" office:value="66.667000000000002" table:style-name="ce11">
            <text:p>66.667</text:p>
          </table:table-cell>
          <table:table-cell office:value-type="float" office:value="66.667000000000002" table:style-name="ce11">
            <text:p>66.667</text:p>
          </table:table-cell>
          <table:table-cell office:value-type="float" office:value="52.381" table:style-name="ce11">
            <text:p>52.381</text:p>
          </table:table-cell>
          <table:table-cell office:value-type="float" office:value="54.762" table:style-name="ce11">
            <text:p>54.762</text:p>
          </table:table-cell>
          <table:table-cell office:value-type="float" office:value="52.381" table:style-name="ce11">
            <text:p>52.381</text:p>
          </table:table-cell>
          <table:table-cell office:value-type="float" office:value="83.332999999999998" table:style-name="ce11">
            <text:p>83.333</text:p>
          </table:table-cell>
          <table:table-cell office:value-type="float" office:value="78.570999999999998" table:style-name="ce11">
            <text:p>78.571</text:p>
          </table:table-cell>
          <table:table-cell office:value-type="float" office:value="73.81" table:style-name="ce11">
            <text:p>73.81</text:p>
          </table:table-cell>
          <table:table-cell office:value-type="float" office:value="69.048000000000002" table:style-name="ce11">
            <text:p>69.048</text:p>
          </table:table-cell>
          <table:table-cell office:value-type="float" office:value="57.143000000000001" table:style-name="ce11">
            <text:p>57.143</text:p>
          </table:table-cell>
          <table:table-cell office:value-type="float" office:value="57.143000000000001" table:style-name="ce11">
            <text:p>57.143</text:p>
          </table:table-cell>
          <table:table-cell office:value-type="float" office:value="90.475999999999999" table:style-name="ce11">
            <text:p>90.476</text:p>
          </table:table-cell>
          <table:table-cell office:value-type="float" office:value="71.429000000000002" table:style-name="ce11">
            <text:p>71.429</text:p>
          </table:table-cell>
          <table:table-cell office:value-type="float" office:value="61.905000000000001" table:style-name="ce11">
            <text:p>61.905</text:p>
          </table:table-cell>
          <table:table-cell office:value-type="float" office:value="78.570999999999998" table:style-name="ce11">
            <text:p>78.571</text:p>
          </table:table-cell>
          <table:table-cell office:value-type="float" office:value="71.429000000000002" table:style-name="ce11">
            <text:p>71.429</text:p>
          </table:table-cell>
          <table:table-cell office:value-type="float" office:value="54.762" table:style-name="ce11">
            <text:p>54.762</text:p>
          </table:table-cell>
          <table:table-cell office:value-type="float" office:value="73.81" table:style-name="ce11">
            <text:p>73.81</text:p>
          </table:table-cell>
          <table:table-cell office:value-type="float" office:value="71.429000000000002" table:style-name="ce11">
            <text:p>71.429</text:p>
          </table:table-cell>
          <table:table-cell office:value-type="float" office:value="73.81" table:style-name="ce11">
            <text:p>73.81</text:p>
          </table:table-cell>
          <table:table-cell office:value-type="float" office:value="45.238" table:style-name="ce11">
            <text:p>45.238</text:p>
          </table:table-cell>
          <table:table-cell office:value-type="float" office:value="90.475999999999999" table:style-name="ce11">
            <text:p>90.476</text:p>
          </table:table-cell>
          <table:table-cell office:value-type="float" office:value="71.429000000000002" table:style-name="ce11">
            <text:p>71.429</text:p>
          </table:table-cell>
          <table:table-cell office:value-type="float" office:value="69.048000000000002" table:style-name="ce11">
            <text:p>69.048</text:p>
          </table:table-cell>
          <table:table-cell office:value-type="float" office:value="76.19" table:style-name="ce11">
            <text:p>76.19</text:p>
          </table:table-cell>
          <table:table-cell office:value-type="float" office:value="78.570999999999998" table:style-name="ce11">
            <text:p>78.571</text:p>
          </table:table-cell>
          <table:table-cell office:value-type="float" office:value="40.475999999999999" table:style-name="ce11">
            <text:p>40.476</text:p>
          </table:table-cell>
          <table:table-cell office:value-type="float" office:value="78.570999999999998" table:style-name="ce11">
            <text:p>78.571</text:p>
          </table:table-cell>
          <table:table-cell office:value-type="float" office:value="4.8780000000000001" table:style-name="ce11">
            <text:p>4.878</text:p>
          </table:table-cell>
          <table:table-cell office:value-type="float" office:value="31.707000000000001" table:style-name="ce11">
            <text:p>31.707</text:p>
          </table:table-cell>
          <table:table-cell office:value-type="float" office:value="48.78" table:style-name="ce11">
            <text:p>48.78</text:p>
          </table:table-cell>
          <table:table-cell office:value-type="float" office:value="14.634" table:style-name="ce11">
            <text:p>14.634</text:p>
          </table:table-cell>
          <table:table-cell office:value-type="float" office:value="97.619" table:style-name="ce11">
            <text:p>97.619</text:p>
          </table:table-cell>
          <table:table-cell office:value-type="float" office:value="71.429000000000002" table:style-name="ce11">
            <text:p>71.429</text:p>
          </table:table-cell>
          <table:table-cell office:value-type="float" office:value="85.713999999999999" table:style-name="ce11">
            <text:p>85.714</text:p>
          </table:table-cell>
          <table:table-cell office:value-type="float" office:value="2.3809999999999998" table:style-name="ce11">
            <text:p>2.381</text:p>
          </table:table-cell>
          <table:table-cell office:value-type="float" office:value="90.475999999999999" table:style-name="ce11">
            <text:p>90.476</text:p>
          </table:table-cell>
          <table:table-cell office:value-type="float" office:value="7.1429999999999998" table:style-name="ce11">
            <text:p>7.143</text:p>
          </table:table-cell>
          <table:table-cell office:value-type="float" office:value="2.3809999999999998" table:style-name="ce11">
            <text:p>2.381</text:p>
          </table:table-cell>
          <table:table-cell office:value-type="float" office:value="97.619" table:style-name="ce11">
            <text:p>97.61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0" table:style-name="ce11">
            <text:p>100</text:p>
          </table:table-cell>
          <table:table-cell office:value-type="float" office:value="0" table:style-name="ce11">
            <text:p>0</text:p>
          </table:table-cell>
          <table:table-cell office:value-type="float" office:value="0" table:style-name="ce11">
            <text:p>0</text:p>
          </table:table-cell>
          <table:table-cell office:value-type="float" office:value="100" table:style-name="ce11">
            <text:p>100</text:p>
          </table:table-cell>
          <table:table-cell office:value-type="float" office:value="100" table:style-name="ce11">
            <text:p>10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0" table:style-name="ce11">
            <text:p>100</text:p>
          </table:table-cell>
          <table:table-cell office:value-type="float" office:value="0" table:style-name="ce11">
            <text:p>0</text:p>
          </table:table-cell>
          <table:table-cell office:value-type="float" office:value="0" table:style-name="ce11">
            <text:p>0</text:p>
          </table:table-cell>
          <table:table-cell office:value-type="float" office:value="100" table:style-name="ce11">
            <text:p>100</text:p>
          </table:table-cell>
          <table:table-cell office:value-type="float" office:value="100" table:style-name="ce11">
            <text:p>10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4.286000000000001" table:style-name="ce11">
            <text:p>64.286</text:p>
          </table:table-cell>
          <table:table-cell office:value-type="float" office:value="71.429000000000002" table:style-name="ce11">
            <text:p>71.429</text:p>
          </table:table-cell>
          <table:table-cell office:value-type="float" office:value="57.143000000000001" table:style-name="ce11">
            <text:p>57.143</text:p>
          </table:table-cell>
          <table:table-cell office:value-type="float" office:value="26.19" table:style-name="ce11">
            <text:p>26.19</text:p>
          </table:table-cell>
          <table:table-cell office:value-type="float" office:value="78.570999999999998" table:style-name="ce11">
            <text:p>78.571</text:p>
          </table:table-cell>
          <table:table-cell office:value-type="float" office:value="88.094999999999999" table:style-name="ce11">
            <text:p>88.095</text:p>
          </table:table-cell>
          <table:table-cell office:value-type="float" office:value="7.1429999999999998" table:style-name="ce11">
            <text:p>7.143</text:p>
          </table:table-cell>
          <table:table-cell office:value-type="float" office:value="73.81" table:style-name="ce11">
            <text:p>73.81</text:p>
          </table:table-cell>
          <table:table-cell office:value-type="float" office:value="18.824000000000002" table:style-name="ce11">
            <text:p>18.824</text:p>
          </table:table-cell>
          <table:table-cell office:value-type="float" office:value="75.594999999999999" table:style-name="ce11">
            <text:p>75.595</text:p>
          </table:table-cell>
          <table:table-cell table:number-columns-repeated="16254"/>
        </table:table-row>
        <table:table-row table:style-name="ro6">
          <table:table-cell office:value-type="string" table:style-name="ce4">
            <text:p>NRS</text:p>
          </table:table-cell>
          <table:table-cell office:value-type="string" table:style-name="ce4">
            <text:p>National Records of Scotland</text:p>
          </table:table-cell>
          <table:table-cell office:value-type="string" table:style-name="ce4">
            <text:p>Scottish Government</text:p>
          </table:table-cell>
          <table:table-cell table:style-name="ce4"/>
          <table:table-cell office:value-type="float" office:value="57.335999999999999" table:style-name="ce11">
            <text:p>57.336</text:p>
          </table:table-cell>
          <table:table-cell office:value-type="float" office:value="61.216000000000001" table:style-name="ce11">
            <text:p>61.216</text:p>
          </table:table-cell>
          <table:table-cell office:value-type="float" office:value="78.046999999999997" table:style-name="ce11">
            <text:p>78.047</text:p>
          </table:table-cell>
          <table:table-cell office:value-type="float" office:value="78.787999999999997" table:style-name="ce11">
            <text:p>78.788</text:p>
          </table:table-cell>
          <table:table-cell office:value-type="float" office:value="72.462000000000003" table:style-name="ce11">
            <text:p>72.462</text:p>
          </table:table-cell>
          <table:table-cell office:value-type="float" office:value="81.706000000000003" table:style-name="ce11">
            <text:p>81.706</text:p>
          </table:table-cell>
          <table:table-cell office:value-type="float" office:value="44.088000000000001" table:style-name="ce11">
            <text:p>44.088</text:p>
          </table:table-cell>
          <table:table-cell office:value-type="float" office:value="79.63" table:style-name="ce11">
            <text:p>79.63</text:p>
          </table:table-cell>
          <table:table-cell office:value-type="float" office:value="71.492999999999995" table:style-name="ce11">
            <text:p>71.493</text:p>
          </table:table-cell>
          <table:table-cell office:value-type="float" office:value="48.255000000000003" table:style-name="ce11">
            <text:p>48.255</text:p>
          </table:table-cell>
          <table:table-cell office:value-type="float" office:value="44.518999999999998" table:style-name="ce11">
            <text:p>44.519</text:p>
          </table:table-cell>
          <table:table-cell office:value-type="float" office:value="91.581999999999994" table:style-name="ce11">
            <text:p>91.582</text:p>
          </table:table-cell>
          <table:table-cell office:value-type="float" office:value="79.73" table:style-name="ce11">
            <text:p>79.73</text:p>
          </table:table-cell>
          <table:table-cell office:value-type="float" office:value="81.480999999999995" table:style-name="ce11">
            <text:p>81.481</text:p>
          </table:table-cell>
          <table:table-cell office:value-type="float" office:value="59.595999999999997" table:style-name="ce11">
            <text:p>59.596</text:p>
          </table:table-cell>
          <table:table-cell office:value-type="float" office:value="77.778000000000006" table:style-name="ce11">
            <text:p>77.778</text:p>
          </table:table-cell>
          <table:table-cell office:value-type="float" office:value="76.430999999999997" table:style-name="ce11">
            <text:p>76.431</text:p>
          </table:table-cell>
          <table:table-cell office:value-type="float" office:value="81.144999999999996" table:style-name="ce11">
            <text:p>81.145</text:p>
          </table:table-cell>
          <table:table-cell office:value-type="float" office:value="75.421000000000006" table:style-name="ce11">
            <text:p>75.421</text:p>
          </table:table-cell>
          <table:table-cell office:value-type="float" office:value="90.909000000000006" table:style-name="ce11">
            <text:p>90.909</text:p>
          </table:table-cell>
          <table:table-cell office:value-type="float" office:value="85.185000000000002" table:style-name="ce11">
            <text:p>85.185</text:p>
          </table:table-cell>
          <table:table-cell office:value-type="float" office:value="67.003" table:style-name="ce11">
            <text:p>67.003</text:p>
          </table:table-cell>
          <table:table-cell office:value-type="float" office:value="80.471000000000004" table:style-name="ce11">
            <text:p>80.471</text:p>
          </table:table-cell>
          <table:table-cell office:value-type="float" office:value="84.174999999999997" table:style-name="ce11">
            <text:p>84.175</text:p>
          </table:table-cell>
          <table:table-cell office:value-type="float" office:value="69.932000000000002" table:style-name="ce11">
            <text:p>69.932</text:p>
          </table:table-cell>
          <table:table-cell office:value-type="float" office:value="60.472999999999999" table:style-name="ce11">
            <text:p>60.473</text:p>
          </table:table-cell>
          <table:table-cell office:value-type="float" office:value="75.932000000000002" table:style-name="ce11">
            <text:p>75.932</text:p>
          </table:table-cell>
          <table:table-cell office:value-type="float" office:value="34.914999999999999" table:style-name="ce11">
            <text:p>34.915</text:p>
          </table:table-cell>
          <table:table-cell office:value-type="float" office:value="87.204999999999998" table:style-name="ce11">
            <text:p>87.205</text:p>
          </table:table-cell>
          <table:table-cell office:value-type="float" office:value="84.847999999999999" table:style-name="ce11">
            <text:p>84.848</text:p>
          </table:table-cell>
          <table:table-cell office:value-type="float" office:value="73.063999999999993" table:style-name="ce11">
            <text:p>73.064</text:p>
          </table:table-cell>
          <table:table-cell office:value-type="float" office:value="56.418999999999997" table:style-name="ce11">
            <text:p>56.419</text:p>
          </table:table-cell>
          <table:table-cell office:value-type="float" office:value="42.517000000000003" table:style-name="ce11">
            <text:p>42.517</text:p>
          </table:table-cell>
          <table:table-cell office:value-type="float" office:value="37.5" table:style-name="ce11">
            <text:p>37.5</text:p>
          </table:table-cell>
          <table:table-cell office:value-type="float" office:value="40.203000000000003" table:style-name="ce11">
            <text:p>40.203</text:p>
          </table:table-cell>
          <table:table-cell office:value-type="float" office:value="83.837999999999994" table:style-name="ce11">
            <text:p>83.838</text:p>
          </table:table-cell>
          <table:table-cell office:value-type="float" office:value="87.879000000000005" table:style-name="ce11">
            <text:p>87.879</text:p>
          </table:table-cell>
          <table:table-cell office:value-type="float" office:value="70.706999999999994" table:style-name="ce11">
            <text:p>70.707</text:p>
          </table:table-cell>
          <table:table-cell office:value-type="float" office:value="76.013999999999996" table:style-name="ce11">
            <text:p>76.014</text:p>
          </table:table-cell>
          <table:table-cell office:value-type="float" office:value="68.013000000000005" table:style-name="ce11">
            <text:p>68.013</text:p>
          </table:table-cell>
          <table:table-cell office:value-type="float" office:value="75.421000000000006" table:style-name="ce11">
            <text:p>75.421</text:p>
          </table:table-cell>
          <table:table-cell office:value-type="float" office:value="88.215000000000003" table:style-name="ce11">
            <text:p>88.215</text:p>
          </table:table-cell>
          <table:table-cell office:value-type="float" office:value="64.646000000000001" table:style-name="ce11">
            <text:p>64.646</text:p>
          </table:table-cell>
          <table:table-cell office:value-type="float" office:value="58.249000000000002" table:style-name="ce11">
            <text:p>58.249</text:p>
          </table:table-cell>
          <table:table-cell office:value-type="float" office:value="74.411000000000001" table:style-name="ce11">
            <text:p>74.411</text:p>
          </table:table-cell>
          <table:table-cell office:value-type="float" office:value="51.689" table:style-name="ce11">
            <text:p>51.689</text:p>
          </table:table-cell>
          <table:table-cell office:value-type="float" office:value="52.027000000000001" table:style-name="ce11">
            <text:p>52.027</text:p>
          </table:table-cell>
          <table:table-cell office:value-type="float" office:value="41.017000000000003" table:style-name="ce11">
            <text:p>41.017</text:p>
          </table:table-cell>
          <table:table-cell office:value-type="float" office:value="59.595999999999997" table:style-name="ce11">
            <text:p>59.596</text:p>
          </table:table-cell>
          <table:table-cell office:value-type="float" office:value="57.238999999999997" table:style-name="ce11">
            <text:p>57.239</text:p>
          </table:table-cell>
          <table:table-cell office:value-type="float" office:value="41.892000000000003" table:style-name="ce11">
            <text:p>41.892</text:p>
          </table:table-cell>
          <table:table-cell office:value-type="float" office:value="49.158000000000001" table:style-name="ce11">
            <text:p>49.158</text:p>
          </table:table-cell>
          <table:table-cell office:value-type="float" office:value="24.324000000000002" table:style-name="ce11">
            <text:p>24.324</text:p>
          </table:table-cell>
          <table:table-cell office:value-type="float" office:value="33.783999999999999" table:style-name="ce11">
            <text:p>33.784</text:p>
          </table:table-cell>
          <table:table-cell office:value-type="float" office:value="53.040999999999997" table:style-name="ce11">
            <text:p>53.041</text:p>
          </table:table-cell>
          <table:table-cell office:value-type="float" office:value="36.485999999999997" table:style-name="ce11">
            <text:p>36.486</text:p>
          </table:table-cell>
          <table:table-cell office:value-type="float" office:value="43.918999999999997" table:style-name="ce11">
            <text:p>43.919</text:p>
          </table:table-cell>
          <table:table-cell office:value-type="float" office:value="63.636000000000003" table:style-name="ce11">
            <text:p>63.636</text:p>
          </table:table-cell>
          <table:table-cell office:value-type="float" office:value="52.524999999999999" table:style-name="ce11">
            <text:p>52.525</text:p>
          </table:table-cell>
          <table:table-cell office:value-type="float" office:value="47.811" table:style-name="ce11">
            <text:p>47.811</text:p>
          </table:table-cell>
          <table:table-cell office:value-type="float" office:value="47.634999999999998" table:style-name="ce11">
            <text:p>47.635</text:p>
          </table:table-cell>
          <table:table-cell office:value-type="float" office:value="43.243000000000002" table:style-name="ce11">
            <text:p>43.243</text:p>
          </table:table-cell>
          <table:table-cell office:value-type="float" office:value="43.771000000000001" table:style-name="ce11">
            <text:p>43.771</text:p>
          </table:table-cell>
          <table:table-cell office:value-type="float" office:value="18.242999999999999" table:style-name="ce11">
            <text:p>18.243</text:p>
          </table:table-cell>
          <table:table-cell office:value-type="float" office:value="89.225999999999999" table:style-name="ce11">
            <text:p>89.226</text:p>
          </table:table-cell>
          <table:table-cell office:value-type="float" office:value="72.727000000000004" table:style-name="ce11">
            <text:p>72.727</text:p>
          </table:table-cell>
          <table:table-cell office:value-type="float" office:value="62.5" table:style-name="ce11">
            <text:p>62.5</text:p>
          </table:table-cell>
          <table:table-cell office:value-type="float" office:value="62.29" table:style-name="ce11">
            <text:p>62.29</text:p>
          </table:table-cell>
          <table:table-cell office:value-type="float" office:value="65.992999999999995" table:style-name="ce11">
            <text:p>65.993</text:p>
          </table:table-cell>
          <table:table-cell office:value-type="float" office:value="44.780999999999999" table:style-name="ce11">
            <text:p>44.781</text:p>
          </table:table-cell>
          <table:table-cell office:value-type="float" office:value="60" table:style-name="ce11">
            <text:p>60</text:p>
          </table:table-cell>
          <table:table-cell office:value-type="float" office:value="8.8740000000000006" table:style-name="ce11">
            <text:p>8.874</text:p>
          </table:table-cell>
          <table:table-cell office:value-type="float" office:value="12.628" table:style-name="ce11">
            <text:p>12.628</text:p>
          </table:table-cell>
          <table:table-cell office:value-type="float" office:value="41.98" table:style-name="ce11">
            <text:p>41.98</text:p>
          </table:table-cell>
          <table:table-cell office:value-type="float" office:value="36.518999999999998" table:style-name="ce11">
            <text:p>36.519</text:p>
          </table:table-cell>
          <table:table-cell office:value-type="float" office:value="88.888999999999996" table:style-name="ce11">
            <text:p>88.889</text:p>
          </table:table-cell>
          <table:table-cell office:value-type="float" office:value="66.667000000000002" table:style-name="ce11">
            <text:p>66.667</text:p>
          </table:table-cell>
          <table:table-cell office:value-type="float" office:value="72.695999999999998" table:style-name="ce11">
            <text:p>72.696</text:p>
          </table:table-cell>
          <table:table-cell office:value-type="float" office:value="3.7160000000000002" table:style-name="ce11">
            <text:p>3.716</text:p>
          </table:table-cell>
          <table:table-cell office:value-type="float" office:value="90.878" table:style-name="ce11">
            <text:p>90.878</text:p>
          </table:table-cell>
          <table:table-cell office:value-type="float" office:value="5.4050000000000002" table:style-name="ce11">
            <text:p>5.405</text:p>
          </table:table-cell>
          <table:table-cell office:value-type="float" office:value="7.0949999999999998" table:style-name="ce11">
            <text:p>7.095</text:p>
          </table:table-cell>
          <table:table-cell office:value-type="float" office:value="86.823999999999998" table:style-name="ce11">
            <text:p>86.824</text:p>
          </table:table-cell>
          <table:table-cell office:value-type="float" office:value="6.0810000000000004" table:style-name="ce11">
            <text:p>6.081</text:p>
          </table:table-cell>
          <table:table-cell office:value-type="float" office:value="0" table:style-name="ce11">
            <text:p>0</text:p>
          </table:table-cell>
          <table:table-cell office:value-type="float" office:value="0" table:style-name="ce11">
            <text:p>0</text:p>
          </table:table-cell>
          <table:table-cell office:value-type="float" office:value="14.286" table:style-name="ce11">
            <text:p>14.286</text:p>
          </table:table-cell>
          <table:table-cell office:value-type="float" office:value="28.571000000000002" table:style-name="ce11">
            <text:p>28.571</text:p>
          </table:table-cell>
          <table:table-cell office:value-type="float" office:value="0" table:style-name="ce11">
            <text:p>0</text:p>
          </table:table-cell>
          <table:table-cell office:value-type="float" office:value="42.856999999999999" table:style-name="ce11">
            <text:p>42.857</text:p>
          </table:table-cell>
          <table:table-cell office:value-type="float" office:value="61.905000000000001" table:style-name="ce11">
            <text:p>61.905</text:p>
          </table:table-cell>
          <table:table-cell office:value-type="float" office:value="42.856999999999999" table:style-name="ce11">
            <text:p>42.857</text:p>
          </table:table-cell>
          <table:table-cell office:value-type="float" office:value="23.81" table:style-name="ce11">
            <text:p>23.81</text:p>
          </table:table-cell>
          <table:table-cell office:value-type="float" office:value="38.094999999999999" table:style-name="ce11">
            <text:p>38.095</text:p>
          </table:table-cell>
          <table:table-cell office:value-type="float" office:value="23.81" table:style-name="ce11">
            <text:p>23.8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5239999999999991" table:style-name="ce11">
            <text:p>9.524</text:p>
          </table:table-cell>
          <table:table-cell office:value-type="float" office:value="9.5239999999999991" table:style-name="ce11">
            <text:p>9.524</text:p>
          </table:table-cell>
          <table:table-cell office:value-type="float" office:value="0" table:style-name="ce11">
            <text:p>0</text:p>
          </table:table-cell>
          <table:table-cell office:value-type="float" office:value="33.332999999999998" table:style-name="ce11">
            <text:p>33.333</text:p>
          </table:table-cell>
          <table:table-cell office:value-type="float" office:value="47.619" table:style-name="ce11">
            <text:p>47.619</text:p>
          </table:table-cell>
          <table:table-cell office:value-type="float" office:value="19.047999999999998" table:style-name="ce11">
            <text:p>19.048</text:p>
          </table:table-cell>
          <table:table-cell office:value-type="float" office:value="28.571000000000002" table:style-name="ce11">
            <text:p>28.571</text:p>
          </table:table-cell>
          <table:table-cell office:value-type="float" office:value="33.332999999999998" table:style-name="ce11">
            <text:p>33.333</text:p>
          </table:table-cell>
          <table:table-cell office:value-type="float" office:value="66.667000000000002" table:style-name="ce11">
            <text:p>66.667</text:p>
          </table:table-cell>
          <table:table-cell office:value-type="float" office:value="28.571000000000002" table:style-name="ce11">
            <text:p>28.571</text:p>
          </table:table-cell>
          <table:table-cell office:value-type="float" office:value="42.856999999999999" table:style-name="ce11">
            <text:p>42.857</text:p>
          </table:table-cell>
          <table:table-cell office:value-type="float" office:value="23.81" table:style-name="ce11">
            <text:p>23.81</text:p>
          </table:table-cell>
          <table:table-cell office:value-type="float" office:value="4.7619999999999996" table:style-name="ce11">
            <text:p>4.762</text:p>
          </table:table-cell>
          <table:table-cell office:value-type="float" office:value="28.571000000000002" table:style-name="ce11">
            <text:p>28.571</text:p>
          </table:table-cell>
          <table:table-cell office:value-type="float" office:value="28.571000000000002" table:style-name="ce11">
            <text:p>28.571</text:p>
          </table:table-cell>
          <table:table-cell office:value-type="float" office:value="42.856999999999999" table:style-name="ce11">
            <text:p>42.857</text:p>
          </table:table-cell>
          <table:table-cell office:value-type="float" office:value="28.571000000000002" table:style-name="ce11">
            <text:p>28.571</text:p>
          </table:table-cell>
          <table:table-cell office:value-type="float" office:value="42.856999999999999" table:style-name="ce11">
            <text:p>42.857</text:p>
          </table:table-cell>
          <table:table-cell office:value-type="float" office:value="57.784999999999997" table:style-name="ce11">
            <text:p>57.785</text:p>
          </table:table-cell>
          <table:table-cell office:value-type="float" office:value="63.322000000000003" table:style-name="ce11">
            <text:p>63.322</text:p>
          </table:table-cell>
          <table:table-cell office:value-type="float" office:value="54.670999999999999" table:style-name="ce11">
            <text:p>54.671</text:p>
          </table:table-cell>
          <table:table-cell office:value-type="float" office:value="35.64" table:style-name="ce11">
            <text:p>35.64</text:p>
          </table:table-cell>
          <table:table-cell office:value-type="float" office:value="64.725999999999999" table:style-name="ce11">
            <text:p>64.726</text:p>
          </table:table-cell>
          <table:table-cell office:value-type="float" office:value="70.89" table:style-name="ce11">
            <text:p>70.89</text:p>
          </table:table-cell>
          <table:table-cell office:value-type="float" office:value="5.1550000000000002" table:style-name="ce11">
            <text:p>5.155</text:p>
          </table:table-cell>
          <table:table-cell office:value-type="float" office:value="78.424999999999997" table:style-name="ce11">
            <text:p>78.425</text:p>
          </table:table-cell>
          <table:table-cell office:value-type="float" office:value="28.167000000000002" table:style-name="ce11">
            <text:p>28.167</text:p>
          </table:table-cell>
          <table:table-cell office:value-type="float" office:value="72.768000000000001" table:style-name="ce11">
            <text:p>72.768</text:p>
          </table:table-cell>
          <table:table-cell table:number-columns-repeated="16254"/>
        </table:table-row>
        <table:table-row table:style-name="ro9">
          <table:table-cell office:value-type="string" table:style-name="ce4">
            <text:p>NSANDI</text:p>
          </table:table-cell>
          <table:table-cell office:value-type="string" table:style-name="ce4">
            <text:p>National Savings and Investments</text:p>
          </table:table-cell>
          <table:table-cell office:value-type="string" table:style-name="ce4">
            <text:p>National Savings and Investments</text:p>
          </table:table-cell>
          <table:table-cell table:style-name="ce4"/>
          <table:table-cell office:value-type="float" office:value="90.575999999999993" table:style-name="ce11">
            <text:p>90.576</text:p>
          </table:table-cell>
          <table:table-cell office:value-type="float" office:value="60.838000000000001" table:style-name="ce11">
            <text:p>60.838</text:p>
          </table:table-cell>
          <table:table-cell office:value-type="float" office:value="77.572000000000003" table:style-name="ce11">
            <text:p>77.572</text:p>
          </table:table-cell>
          <table:table-cell office:value-type="float" office:value="84.682000000000002" table:style-name="ce11">
            <text:p>84.682</text:p>
          </table:table-cell>
          <table:table-cell office:value-type="float" office:value="75.572999999999993" table:style-name="ce11">
            <text:p>75.573</text:p>
          </table:table-cell>
          <table:table-cell office:value-type="float" office:value="82.659000000000006" table:style-name="ce11">
            <text:p>82.659</text:p>
          </table:table-cell>
          <table:table-cell office:value-type="float" office:value="60.838000000000001" table:style-name="ce11">
            <text:p>60.838</text:p>
          </table:table-cell>
          <table:table-cell office:value-type="float" office:value="73.555000000000007" table:style-name="ce11">
            <text:p>73.555</text:p>
          </table:table-cell>
          <table:table-cell office:value-type="float" office:value="74.894000000000005" table:style-name="ce11">
            <text:p>74.894</text:p>
          </table:table-cell>
          <table:table-cell office:value-type="float" office:value="31.407" table:style-name="ce11">
            <text:p>31.407</text:p>
          </table:table-cell>
          <table:table-cell office:value-type="float" office:value="54.912999999999997" table:style-name="ce11">
            <text:p>54.913</text:p>
          </table:table-cell>
          <table:table-cell office:value-type="float" office:value="88.438999999999993" table:style-name="ce11">
            <text:p>88.439</text:p>
          </table:table-cell>
          <table:table-cell office:value-type="float" office:value="82.659000000000006" table:style-name="ce11">
            <text:p>82.659</text:p>
          </table:table-cell>
          <table:table-cell office:value-type="float" office:value="73.988" table:style-name="ce11">
            <text:p>73.988</text:p>
          </table:table-cell>
          <table:table-cell office:value-type="float" office:value="60.465000000000003" table:style-name="ce11">
            <text:p>60.465</text:p>
          </table:table-cell>
          <table:table-cell office:value-type="float" office:value="82.081000000000003" table:style-name="ce11">
            <text:p>82.081</text:p>
          </table:table-cell>
          <table:table-cell office:value-type="float" office:value="83.236999999999995" table:style-name="ce11">
            <text:p>83.237</text:p>
          </table:table-cell>
          <table:table-cell office:value-type="float" office:value="86.126999999999995" table:style-name="ce11">
            <text:p>86.127</text:p>
          </table:table-cell>
          <table:table-cell office:value-type="float" office:value="73.988" table:style-name="ce11">
            <text:p>73.988</text:p>
          </table:table-cell>
          <table:table-cell office:value-type="float" office:value="91.765000000000001" table:style-name="ce11">
            <text:p>91.765</text:p>
          </table:table-cell>
          <table:table-cell office:value-type="float" office:value="85.465000000000003" table:style-name="ce11">
            <text:p>85.465</text:p>
          </table:table-cell>
          <table:table-cell office:value-type="float" office:value="80.346999999999994" table:style-name="ce11">
            <text:p>80.347</text:p>
          </table:table-cell>
          <table:table-cell office:value-type="float" office:value="79.769000000000005" table:style-name="ce11">
            <text:p>79.769</text:p>
          </table:table-cell>
          <table:table-cell office:value-type="float" office:value="83.14" table:style-name="ce11">
            <text:p>83.14</text:p>
          </table:table-cell>
          <table:table-cell office:value-type="float" office:value="76.301000000000002" table:style-name="ce11">
            <text:p>76.301</text:p>
          </table:table-cell>
          <table:table-cell office:value-type="float" office:value="71.676000000000002" table:style-name="ce11">
            <text:p>71.676</text:p>
          </table:table-cell>
          <table:table-cell office:value-type="float" office:value="66.278999999999996" table:style-name="ce11">
            <text:p>66.279</text:p>
          </table:table-cell>
          <table:table-cell office:value-type="float" office:value="47.673999999999999" table:style-name="ce11">
            <text:p>47.674</text:p>
          </table:table-cell>
          <table:table-cell office:value-type="float" office:value="83.236999999999995" table:style-name="ce11">
            <text:p>83.237</text:p>
          </table:table-cell>
          <table:table-cell office:value-type="float" office:value="86.704999999999998" table:style-name="ce11">
            <text:p>86.705</text:p>
          </table:table-cell>
          <table:table-cell office:value-type="float" office:value="78.034999999999997" table:style-name="ce11">
            <text:p>78.035</text:p>
          </table:table-cell>
          <table:table-cell office:value-type="float" office:value="84.971000000000004" table:style-name="ce11">
            <text:p>84.971</text:p>
          </table:table-cell>
          <table:table-cell office:value-type="float" office:value="59.537999999999997" table:style-name="ce11">
            <text:p>59.538</text:p>
          </table:table-cell>
          <table:table-cell office:value-type="float" office:value="41.04" table:style-name="ce11">
            <text:p>41.04</text:p>
          </table:table-cell>
          <table:table-cell office:value-type="float" office:value="57.802999999999997" table:style-name="ce11">
            <text:p>57.803</text:p>
          </table:table-cell>
          <table:table-cell office:value-type="float" office:value="76.301000000000002" table:style-name="ce11">
            <text:p>76.301</text:p>
          </table:table-cell>
          <table:table-cell office:value-type="float" office:value="80.346999999999994" table:style-name="ce11">
            <text:p>80.347</text:p>
          </table:table-cell>
          <table:table-cell office:value-type="float" office:value="62.209000000000003" table:style-name="ce11">
            <text:p>62.209</text:p>
          </table:table-cell>
          <table:table-cell office:value-type="float" office:value="75.144999999999996" table:style-name="ce11">
            <text:p>75.145</text:p>
          </table:table-cell>
          <table:table-cell office:value-type="float" office:value="72.254000000000005" table:style-name="ce11">
            <text:p>72.254</text:p>
          </table:table-cell>
          <table:table-cell office:value-type="float" office:value="81.287000000000006" table:style-name="ce11">
            <text:p>81.287</text:p>
          </table:table-cell>
          <table:table-cell office:value-type="float" office:value="94.798000000000002" table:style-name="ce11">
            <text:p>94.798</text:p>
          </table:table-cell>
          <table:table-cell office:value-type="float" office:value="69.941999999999993" table:style-name="ce11">
            <text:p>69.942</text:p>
          </table:table-cell>
          <table:table-cell office:value-type="float" office:value="56.646999999999998" table:style-name="ce11">
            <text:p>56.647</text:p>
          </table:table-cell>
          <table:table-cell office:value-type="float" office:value="74.566000000000003" table:style-name="ce11">
            <text:p>74.566</text:p>
          </table:table-cell>
          <table:table-cell office:value-type="float" office:value="32.948" table:style-name="ce11">
            <text:p>32.948</text:p>
          </table:table-cell>
          <table:table-cell office:value-type="float" office:value="38.728000000000002" table:style-name="ce11">
            <text:p>38.728</text:p>
          </table:table-cell>
          <table:table-cell office:value-type="float" office:value="22.542999999999999" table:style-name="ce11">
            <text:p>22.543</text:p>
          </table:table-cell>
          <table:table-cell office:value-type="float" office:value="72.254000000000005" table:style-name="ce11">
            <text:p>72.254</text:p>
          </table:table-cell>
          <table:table-cell office:value-type="float" office:value="56.069000000000003" table:style-name="ce11">
            <text:p>56.069</text:p>
          </table:table-cell>
          <table:table-cell office:value-type="float" office:value="57.802999999999997" table:style-name="ce11">
            <text:p>57.803</text:p>
          </table:table-cell>
          <table:table-cell office:value-type="float" office:value="47.976999999999997" table:style-name="ce11">
            <text:p>47.977</text:p>
          </table:table-cell>
          <table:table-cell office:value-type="float" office:value="34.103999999999999" table:style-name="ce11">
            <text:p>34.104</text:p>
          </table:table-cell>
          <table:table-cell office:value-type="float" office:value="41.618000000000002" table:style-name="ce11">
            <text:p>41.618</text:p>
          </table:table-cell>
          <table:table-cell office:value-type="float" office:value="72.831999999999994" table:style-name="ce11">
            <text:p>72.832</text:p>
          </table:table-cell>
          <table:table-cell office:value-type="float" office:value="52.023000000000003" table:style-name="ce11">
            <text:p>52.023</text:p>
          </table:table-cell>
          <table:table-cell office:value-type="float" office:value="59.537999999999997" table:style-name="ce11">
            <text:p>59.538</text:p>
          </table:table-cell>
          <table:table-cell office:value-type="float" office:value="64.162000000000006" table:style-name="ce11">
            <text:p>64.162</text:p>
          </table:table-cell>
          <table:table-cell office:value-type="float" office:value="54.912999999999997" table:style-name="ce11">
            <text:p>54.913</text:p>
          </table:table-cell>
          <table:table-cell office:value-type="float" office:value="54.912999999999997" table:style-name="ce11">
            <text:p>54.913</text:p>
          </table:table-cell>
          <table:table-cell office:value-type="float" office:value="50.866999999999997" table:style-name="ce11">
            <text:p>50.867</text:p>
          </table:table-cell>
          <table:table-cell office:value-type="float" office:value="50.866999999999997" table:style-name="ce11">
            <text:p>50.867</text:p>
          </table:table-cell>
          <table:table-cell office:value-type="float" office:value="53.179000000000002" table:style-name="ce11">
            <text:p>53.179</text:p>
          </table:table-cell>
          <table:table-cell office:value-type="float" office:value="48.256" table:style-name="ce11">
            <text:p>48.256</text:p>
          </table:table-cell>
          <table:table-cell office:value-type="float" office:value="83.814999999999998" table:style-name="ce11">
            <text:p>83.815</text:p>
          </table:table-cell>
          <table:table-cell office:value-type="float" office:value="68.207999999999998" table:style-name="ce11">
            <text:p>68.208</text:p>
          </table:table-cell>
          <table:table-cell office:value-type="float" office:value="75" table:style-name="ce11">
            <text:p>75</text:p>
          </table:table-cell>
          <table:table-cell office:value-type="float" office:value="72.674000000000007" table:style-name="ce11">
            <text:p>72.674</text:p>
          </table:table-cell>
          <table:table-cell office:value-type="float" office:value="76.301000000000002" table:style-name="ce11">
            <text:p>76.301</text:p>
          </table:table-cell>
          <table:table-cell office:value-type="float" office:value="57.558" table:style-name="ce11">
            <text:p>57.558</text:p>
          </table:table-cell>
          <table:table-cell office:value-type="float" office:value="66.278999999999996" table:style-name="ce11">
            <text:p>66.279</text:p>
          </table:table-cell>
          <table:table-cell office:value-type="float" office:value="15.789" table:style-name="ce11">
            <text:p>15.789</text:p>
          </table:table-cell>
          <table:table-cell office:value-type="float" office:value="22.806999999999999" table:style-name="ce11">
            <text:p>22.807</text:p>
          </table:table-cell>
          <table:table-cell office:value-type="float" office:value="28.655000000000001" table:style-name="ce11">
            <text:p>28.655</text:p>
          </table:table-cell>
          <table:table-cell office:value-type="float" office:value="32.749000000000002" table:style-name="ce11">
            <text:p>32.749</text:p>
          </table:table-cell>
          <table:table-cell office:value-type="float" office:value="85.549000000000007" table:style-name="ce11">
            <text:p>85.549</text:p>
          </table:table-cell>
          <table:table-cell office:value-type="float" office:value="72.093000000000004" table:style-name="ce11">
            <text:p>72.093</text:p>
          </table:table-cell>
          <table:table-cell office:value-type="float" office:value="73.099000000000004" table:style-name="ce11">
            <text:p>73.099</text:p>
          </table:table-cell>
          <table:table-cell office:value-type="float" office:value="9.3019999999999996" table:style-name="ce11">
            <text:p>9.302</text:p>
          </table:table-cell>
          <table:table-cell office:value-type="float" office:value="83.14" table:style-name="ce11">
            <text:p>83.14</text:p>
          </table:table-cell>
          <table:table-cell office:value-type="float" office:value="7.5579999999999998" table:style-name="ce11">
            <text:p>7.558</text:p>
          </table:table-cell>
          <table:table-cell office:value-type="float" office:value="8.7720000000000002" table:style-name="ce11">
            <text:p>8.772</text:p>
          </table:table-cell>
          <table:table-cell office:value-type="float" office:value="86.55" table:style-name="ce11">
            <text:p>86.55</text:p>
          </table:table-cell>
          <table:table-cell office:value-type="float" office:value="4.6779999999999999" table:style-name="ce11">
            <text:p>4.678</text:p>
          </table:table-cell>
          <table:table-cell office:value-type="float" office:value="6.6669999999999998" table:style-name="ce11">
            <text:p>6.667</text:p>
          </table:table-cell>
          <table:table-cell office:value-type="float" office:value="6.6669999999999998" table:style-name="ce11">
            <text:p>6.667</text:p>
          </table:table-cell>
          <table:table-cell office:value-type="float" office:value="13.333" table:style-name="ce11">
            <text:p>13.333</text:p>
          </table:table-cell>
          <table:table-cell office:value-type="float" office:value="33.332999999999998" table:style-name="ce11">
            <text:p>33.333</text:p>
          </table:table-cell>
          <table:table-cell office:value-type="float" office:value="0" table:style-name="ce11">
            <text:p>0</text:p>
          </table:table-cell>
          <table:table-cell office:value-type="float" office:value="46.667000000000002" table:style-name="ce11">
            <text:p>46.667</text:p>
          </table:table-cell>
          <table:table-cell office:value-type="float" office:value="33.332999999999998" table:style-name="ce11">
            <text:p>33.333</text:p>
          </table:table-cell>
          <table:table-cell office:value-type="float" office:value="33.332999999999998" table:style-name="ce11">
            <text:p>33.333</text:p>
          </table:table-cell>
          <table:table-cell office:value-type="float" office:value="33.332999999999998" table:style-name="ce11">
            <text:p>33.333</text:p>
          </table:table-cell>
          <table:table-cell office:value-type="float" office:value="33.332999999999998" table:style-name="ce11">
            <text:p>33.333</text:p>
          </table:table-cell>
          <table:table-cell office:value-type="float" office:value="40" table:style-name="ce11">
            <text:p>40</text:p>
          </table:table-cell>
          <table:table-cell office:value-type="float" office:value="6.6669999999999998" table:style-name="ce11">
            <text:p>6.667</text:p>
          </table:table-cell>
          <table:table-cell office:value-type="float" office:value="6.6669999999999998" table:style-name="ce11">
            <text:p>6.667</text:p>
          </table:table-cell>
          <table:table-cell office:value-type="float" office:value="6.6669999999999998" table:style-name="ce11">
            <text:p>6.667</text:p>
          </table:table-cell>
          <table:table-cell office:value-type="float" office:value="13.333" table:style-name="ce11">
            <text:p>13.333</text:p>
          </table:table-cell>
          <table:table-cell office:value-type="float" office:value="13.333" table:style-name="ce11">
            <text:p>13.333</text:p>
          </table:table-cell>
          <table:table-cell office:value-type="float" office:value="0" table:style-name="ce11">
            <text:p>0</text:p>
          </table:table-cell>
          <table:table-cell office:value-type="float" office:value="6.6669999999999998" table:style-name="ce11">
            <text:p>6.667</text:p>
          </table:table-cell>
          <table:table-cell office:value-type="float" office:value="66.667000000000002" table:style-name="ce11">
            <text:p>66.667</text:p>
          </table:table-cell>
          <table:table-cell office:value-type="float" office:value="26.667000000000002" table:style-name="ce11">
            <text:p>26.667</text:p>
          </table:table-cell>
          <table:table-cell office:value-type="float" office:value="0" table:style-name="ce11">
            <text:p>0</text:p>
          </table:table-cell>
          <table:table-cell office:value-type="float" office:value="20" table:style-name="ce11">
            <text:p>20</text:p>
          </table:table-cell>
          <table:table-cell office:value-type="float" office:value="73.332999999999998" table:style-name="ce11">
            <text:p>73.333</text:p>
          </table:table-cell>
          <table:table-cell office:value-type="float" office:value="0" table:style-name="ce11">
            <text:p>0</text:p>
          </table:table-cell>
          <table:table-cell office:value-type="float" office:value="0" table:style-name="ce11">
            <text:p>0</text:p>
          </table:table-cell>
          <table:table-cell office:value-type="float" office:value="33.332999999999998" table:style-name="ce11">
            <text:p>33.333</text:p>
          </table:table-cell>
          <table:table-cell office:value-type="float" office:value="13.333" table:style-name="ce11">
            <text:p>13.333</text:p>
          </table:table-cell>
          <table:table-cell office:value-type="float" office:value="100" table:style-name="ce11">
            <text:p>100</text:p>
          </table:table-cell>
          <table:table-cell office:value-type="float" office:value="100" table:style-name="ce11">
            <text:p>100</text:p>
          </table:table-cell>
          <table:table-cell office:value-type="float" office:value="46.667000000000002" table:style-name="ce11">
            <text:p>46.667</text:p>
          </table:table-cell>
          <table:table-cell office:value-type="float" office:value="13.333" table:style-name="ce11">
            <text:p>13.333</text:p>
          </table:table-cell>
          <table:table-cell office:value-type="float" office:value="0" table:style-name="ce11">
            <text:p>0</text:p>
          </table:table-cell>
          <table:table-cell office:value-type="float" office:value="65.475999999999999" table:style-name="ce11">
            <text:p>65.476</text:p>
          </table:table-cell>
          <table:table-cell office:value-type="float" office:value="70.481999999999999" table:style-name="ce11">
            <text:p>70.482</text:p>
          </table:table-cell>
          <table:table-cell office:value-type="float" office:value="60.843000000000004" table:style-name="ce11">
            <text:p>60.843</text:p>
          </table:table-cell>
          <table:table-cell office:value-type="float" office:value="36.145000000000003" table:style-name="ce11">
            <text:p>36.145</text:p>
          </table:table-cell>
          <table:table-cell office:value-type="float" office:value="71.429000000000002" table:style-name="ce11">
            <text:p>71.429</text:p>
          </table:table-cell>
          <table:table-cell office:value-type="float" office:value="74.405000000000001" table:style-name="ce11">
            <text:p>74.405</text:p>
          </table:table-cell>
          <table:table-cell office:value-type="float" office:value="4.1669999999999998" table:style-name="ce11">
            <text:p>4.167</text:p>
          </table:table-cell>
          <table:table-cell office:value-type="float" office:value="76.923000000000002" table:style-name="ce11">
            <text:p>76.923</text:p>
          </table:table-cell>
          <table:table-cell office:value-type="float" office:value="27.663" table:style-name="ce11">
            <text:p>27.663</text:p>
          </table:table-cell>
          <table:table-cell office:value-type="float" office:value="73.192999999999998" table:style-name="ce11">
            <text:p>73.193</text:p>
          </table:table-cell>
          <table:table-cell table:number-columns-repeated="16254"/>
        </table:table-row>
        <table:table-row table:style-name="ro9">
          <table:table-cell office:value-type="string" table:style-name="ce4">
            <text:p>OFGEM</text:p>
          </table:table-cell>
          <table:table-cell office:value-type="string" table:style-name="ce4">
            <text:p>Office of Gas and Electricity Markets</text:p>
          </table:table-cell>
          <table:table-cell office:value-type="string" table:style-name="ce4">
            <text:p>Ofgem</text:p>
          </table:table-cell>
          <table:table-cell table:style-name="ce4"/>
          <table:table-cell office:value-type="float" office:value="75.534999999999997" table:style-name="ce11">
            <text:p>75.535</text:p>
          </table:table-cell>
          <table:table-cell office:value-type="float" office:value="59.131" table:style-name="ce11">
            <text:p>59.131</text:p>
          </table:table-cell>
          <table:table-cell office:value-type="float" office:value="75.766999999999996" table:style-name="ce11">
            <text:p>75.767</text:p>
          </table:table-cell>
          <table:table-cell office:value-type="float" office:value="80.153000000000006" table:style-name="ce11">
            <text:p>80.153</text:p>
          </table:table-cell>
          <table:table-cell office:value-type="float" office:value="71.415999999999997" table:style-name="ce11">
            <text:p>71.416</text:p>
          </table:table-cell>
          <table:table-cell office:value-type="float" office:value="84.078999999999994" table:style-name="ce11">
            <text:p>84.079</text:p>
          </table:table-cell>
          <table:table-cell office:value-type="float" office:value="42.121000000000002" table:style-name="ce11">
            <text:p>42.121</text:p>
          </table:table-cell>
          <table:table-cell office:value-type="float" office:value="79.197999999999993" table:style-name="ce11">
            <text:p>79.198</text:p>
          </table:table-cell>
          <table:table-cell office:value-type="float" office:value="68.179000000000002" table:style-name="ce11">
            <text:p>68.179</text:p>
          </table:table-cell>
          <table:table-cell office:value-type="float" office:value="24.754999999999999" table:style-name="ce11">
            <text:p>24.755</text:p>
          </table:table-cell>
          <table:table-cell office:value-type="float" office:value="46.396000000000001" table:style-name="ce11">
            <text:p>46.396</text:p>
          </table:table-cell>
          <table:table-cell office:value-type="float" office:value="87.567999999999998" table:style-name="ce11">
            <text:p>87.568</text:p>
          </table:table-cell>
          <table:table-cell office:value-type="float" office:value="79.781000000000006" table:style-name="ce11">
            <text:p>79.781</text:p>
          </table:table-cell>
          <table:table-cell office:value-type="float" office:value="73.932000000000002" table:style-name="ce11">
            <text:p>73.932</text:p>
          </table:table-cell>
          <table:table-cell office:value-type="float" office:value="55.18" table:style-name="ce11">
            <text:p>55.18</text:p>
          </table:table-cell>
          <table:table-cell office:value-type="float" office:value="82.442999999999998" table:style-name="ce11">
            <text:p>82.443</text:p>
          </table:table-cell>
          <table:table-cell office:value-type="float" office:value="76.881" table:style-name="ce11">
            <text:p>76.881</text:p>
          </table:table-cell>
          <table:table-cell office:value-type="float" office:value="83.424000000000007" table:style-name="ce11">
            <text:p>83.424</text:p>
          </table:table-cell>
          <table:table-cell office:value-type="float" office:value="74.046000000000006" table:style-name="ce11">
            <text:p>74.046</text:p>
          </table:table-cell>
          <table:table-cell office:value-type="float" office:value="88.113" table:style-name="ce11">
            <text:p>88.113</text:p>
          </table:table-cell>
          <table:table-cell office:value-type="float" office:value="87.855999999999995" table:style-name="ce11">
            <text:p>87.856</text:p>
          </table:table-cell>
          <table:table-cell office:value-type="float" office:value="67.938999999999993" table:style-name="ce11">
            <text:p>67.939</text:p>
          </table:table-cell>
          <table:table-cell office:value-type="float" office:value="81.569999999999993" table:style-name="ce11">
            <text:p>81.57</text:p>
          </table:table-cell>
          <table:table-cell office:value-type="float" office:value="80.153000000000006" table:style-name="ce11">
            <text:p>80.153</text:p>
          </table:table-cell>
          <table:table-cell office:value-type="float" office:value="66.484999999999999" table:style-name="ce11">
            <text:p>66.485</text:p>
          </table:table-cell>
          <table:table-cell office:value-type="float" office:value="62.991" table:style-name="ce11">
            <text:p>62.991</text:p>
          </table:table-cell>
          <table:table-cell office:value-type="float" office:value="66.156999999999996" table:style-name="ce11">
            <text:p>66.157</text:p>
          </table:table-cell>
          <table:table-cell office:value-type="float" office:value="38.621000000000002" table:style-name="ce11">
            <text:p>38.621</text:p>
          </table:table-cell>
          <table:table-cell office:value-type="float" office:value="87.567999999999998" table:style-name="ce11">
            <text:p>87.568</text:p>
          </table:table-cell>
          <table:table-cell office:value-type="float" office:value="85.027000000000001" table:style-name="ce11">
            <text:p>85.027</text:p>
          </table:table-cell>
          <table:table-cell office:value-type="float" office:value="79.584999999999994" table:style-name="ce11">
            <text:p>79.585</text:p>
          </table:table-cell>
          <table:table-cell office:value-type="float" office:value="51.091999999999999" table:style-name="ce11">
            <text:p>51.092</text:p>
          </table:table-cell>
          <table:table-cell office:value-type="float" office:value="37.746000000000002" table:style-name="ce11">
            <text:p>37.746</text:p>
          </table:table-cell>
          <table:table-cell office:value-type="float" office:value="41.594000000000001" table:style-name="ce11">
            <text:p>41.594</text:p>
          </table:table-cell>
          <table:table-cell office:value-type="float" office:value="37.814" table:style-name="ce11">
            <text:p>37.814</text:p>
          </table:table-cell>
          <table:table-cell office:value-type="float" office:value="82.224999999999994" table:style-name="ce11">
            <text:p>82.225</text:p>
          </table:table-cell>
          <table:table-cell office:value-type="float" office:value="89.858000000000004" table:style-name="ce11">
            <text:p>89.858</text:p>
          </table:table-cell>
          <table:table-cell office:value-type="float" office:value="69.540999999999997" table:style-name="ce11">
            <text:p>69.541</text:p>
          </table:table-cell>
          <table:table-cell office:value-type="float" office:value="75.108999999999995" table:style-name="ce11">
            <text:p>75.109</text:p>
          </table:table-cell>
          <table:table-cell office:value-type="float" office:value="62.991" table:style-name="ce11">
            <text:p>62.991</text:p>
          </table:table-cell>
          <table:table-cell office:value-type="float" office:value="66.995000000000005" table:style-name="ce11">
            <text:p>66.995</text:p>
          </table:table-cell>
          <table:table-cell office:value-type="float" office:value="88.974000000000004" table:style-name="ce11">
            <text:p>88.974</text:p>
          </table:table-cell>
          <table:table-cell office:value-type="float" office:value="70.317999999999998" table:style-name="ce11">
            <text:p>70.318</text:p>
          </table:table-cell>
          <table:table-cell office:value-type="float" office:value="53.997999999999998" table:style-name="ce11">
            <text:p>53.998</text:p>
          </table:table-cell>
          <table:table-cell office:value-type="float" office:value="65.501999999999995" table:style-name="ce11">
            <text:p>65.502</text:p>
          </table:table-cell>
          <table:table-cell office:value-type="float" office:value="25.954000000000001" table:style-name="ce11">
            <text:p>25.954</text:p>
          </table:table-cell>
          <table:table-cell office:value-type="float" office:value="27.978000000000002" table:style-name="ce11">
            <text:p>27.978</text:p>
          </table:table-cell>
          <table:table-cell office:value-type="float" office:value="20.196999999999999" table:style-name="ce11">
            <text:p>20.197</text:p>
          </table:table-cell>
          <table:table-cell office:value-type="float" office:value="72.082999999999998" table:style-name="ce11">
            <text:p>72.083</text:p>
          </table:table-cell>
          <table:table-cell office:value-type="float" office:value="61.613999999999997" table:style-name="ce11">
            <text:p>61.614</text:p>
          </table:table-cell>
          <table:table-cell office:value-type="float" office:value="46.878" table:style-name="ce11">
            <text:p>46.878</text:p>
          </table:table-cell>
          <table:table-cell office:value-type="float" office:value="51.148000000000003" table:style-name="ce11">
            <text:p>51.148</text:p>
          </table:table-cell>
          <table:table-cell office:value-type="float" office:value="15.519" table:style-name="ce11">
            <text:p>15.519</text:p>
          </table:table-cell>
          <table:table-cell office:value-type="float" office:value="19.890999999999998" table:style-name="ce11">
            <text:p>19.891</text:p>
          </table:table-cell>
          <table:table-cell office:value-type="float" office:value="54.704999999999998" table:style-name="ce11">
            <text:p>54.705</text:p>
          </table:table-cell>
          <table:table-cell office:value-type="float" office:value="45.741999999999997" table:style-name="ce11">
            <text:p>45.742</text:p>
          </table:table-cell>
          <table:table-cell office:value-type="float" office:value="49.453000000000003" table:style-name="ce11">
            <text:p>49.453</text:p>
          </table:table-cell>
          <table:table-cell office:value-type="float" office:value="62.377000000000002" table:style-name="ce11">
            <text:p>62.377</text:p>
          </table:table-cell>
          <table:table-cell office:value-type="float" office:value="53.98" table:style-name="ce11">
            <text:p>53.98</text:p>
          </table:table-cell>
          <table:table-cell office:value-type="float" office:value="39.847000000000001" table:style-name="ce11">
            <text:p>39.847</text:p>
          </table:table-cell>
          <table:table-cell office:value-type="float" office:value="48.253" table:style-name="ce11">
            <text:p>48.253</text:p>
          </table:table-cell>
          <table:table-cell office:value-type="float" office:value="45.902000000000001" table:style-name="ce11">
            <text:p>45.902</text:p>
          </table:table-cell>
          <table:table-cell office:value-type="float" office:value="37.417999999999999" table:style-name="ce11">
            <text:p>37.418</text:p>
          </table:table-cell>
          <table:table-cell office:value-type="float" office:value="22.696999999999999" table:style-name="ce11">
            <text:p>22.697</text:p>
          </table:table-cell>
          <table:table-cell office:value-type="float" office:value="92.147999999999996" table:style-name="ce11">
            <text:p>92.148</text:p>
          </table:table-cell>
          <table:table-cell office:value-type="float" office:value="75.353999999999999" table:style-name="ce11">
            <text:p>75.354</text:p>
          </table:table-cell>
          <table:table-cell office:value-type="float" office:value="74.754000000000005" table:style-name="ce11">
            <text:p>74.754</text:p>
          </table:table-cell>
          <table:table-cell office:value-type="float" office:value="70.524000000000001" table:style-name="ce11">
            <text:p>70.524</text:p>
          </table:table-cell>
          <table:table-cell office:value-type="float" office:value="75.41" table:style-name="ce11">
            <text:p>75.41</text:p>
          </table:table-cell>
          <table:table-cell office:value-type="float" office:value="46.506999999999998" table:style-name="ce11">
            <text:p>46.507</text:p>
          </table:table-cell>
          <table:table-cell office:value-type="float" office:value="70.504000000000005" table:style-name="ce11">
            <text:p>70.504</text:p>
          </table:table-cell>
          <table:table-cell office:value-type="float" office:value="13.157999999999999" table:style-name="ce11">
            <text:p>13.158</text:p>
          </table:table-cell>
          <table:table-cell office:value-type="float" office:value="24.89" table:style-name="ce11">
            <text:p>24.89</text:p>
          </table:table-cell>
          <table:table-cell office:value-type="float" office:value="41.228000000000002" table:style-name="ce11">
            <text:p>41.228</text:p>
          </table:table-cell>
          <table:table-cell office:value-type="float" office:value="20.724" table:style-name="ce11">
            <text:p>20.724</text:p>
          </table:table-cell>
          <table:table-cell office:value-type="float" office:value="82.552000000000007" table:style-name="ce11">
            <text:p>82.552</text:p>
          </table:table-cell>
          <table:table-cell office:value-type="float" office:value="51.912999999999997" table:style-name="ce11">
            <text:p>51.913</text:p>
          </table:table-cell>
          <table:table-cell office:value-type="float" office:value="71.789000000000001" table:style-name="ce11">
            <text:p>71.789</text:p>
          </table:table-cell>
          <table:table-cell office:value-type="float" office:value="6.5430000000000001" table:style-name="ce11">
            <text:p>6.543</text:p>
          </table:table-cell>
          <table:table-cell office:value-type="float" office:value="86.477999999999994" table:style-name="ce11">
            <text:p>86.478</text:p>
          </table:table-cell>
          <table:table-cell office:value-type="float" office:value="6.9790000000000001" table:style-name="ce11">
            <text:p>6.979</text:p>
          </table:table-cell>
          <table:table-cell office:value-type="float" office:value="5.125" table:style-name="ce11">
            <text:p>5.125</text:p>
          </table:table-cell>
          <table:table-cell office:value-type="float" office:value="91.058000000000007" table:style-name="ce11">
            <text:p>91.058</text:p>
          </table:table-cell>
          <table:table-cell office:value-type="float" office:value="3.8170000000000002" table:style-name="ce11">
            <text:p>3.817</text:p>
          </table:table-cell>
          <table:table-cell office:value-type="float" office:value="8.6959999999999997" table:style-name="ce11">
            <text:p>8.696</text:p>
          </table:table-cell>
          <table:table-cell office:value-type="float" office:value="0" table:style-name="ce11">
            <text:p>0</text:p>
          </table:table-cell>
          <table:table-cell office:value-type="float" office:value="19.565000000000001" table:style-name="ce11">
            <text:p>19.565</text:p>
          </table:table-cell>
          <table:table-cell office:value-type="float" office:value="56.521999999999998" table:style-name="ce11">
            <text:p>56.522</text:p>
          </table:table-cell>
          <table:table-cell office:value-type="float" office:value="0" table:style-name="ce11">
            <text:p>0</text:p>
          </table:table-cell>
          <table:table-cell office:value-type="float" office:value="50" table:style-name="ce11">
            <text:p>50</text:p>
          </table:table-cell>
          <table:table-cell office:value-type="float" office:value="56.521999999999998" table:style-name="ce11">
            <text:p>56.522</text:p>
          </table:table-cell>
          <table:table-cell office:value-type="float" office:value="52.173999999999999" table:style-name="ce11">
            <text:p>52.174</text:p>
          </table:table-cell>
          <table:table-cell office:value-type="float" office:value="36.957000000000001" table:style-name="ce11">
            <text:p>36.957</text:p>
          </table:table-cell>
          <table:table-cell office:value-type="float" office:value="39.130000000000003" table:style-name="ce11">
            <text:p>39.13</text:p>
          </table:table-cell>
          <table:table-cell office:value-type="float" office:value="50" table:style-name="ce11">
            <text:p>50</text:p>
          </table:table-cell>
          <table:table-cell office:value-type="float" office:value="0" table:style-name="ce11">
            <text:p>0</text:p>
          </table:table-cell>
          <table:table-cell office:value-type="float" office:value="2.1739999999999999" table:style-name="ce11">
            <text:p>2.174</text:p>
          </table:table-cell>
          <table:table-cell office:value-type="float" office:value="2.1739999999999999" table:style-name="ce11">
            <text:p>2.174</text:p>
          </table:table-cell>
          <table:table-cell office:value-type="float" office:value="8.6959999999999997" table:style-name="ce11">
            <text:p>8.696</text:p>
          </table:table-cell>
          <table:table-cell office:value-type="float" office:value="6.5220000000000002" table:style-name="ce11">
            <text:p>6.522</text:p>
          </table:table-cell>
          <table:table-cell office:value-type="float" office:value="4.3479999999999999" table:style-name="ce11">
            <text:p>4.348</text:p>
          </table:table-cell>
          <table:table-cell office:value-type="float" office:value="48.936" table:style-name="ce11">
            <text:p>48.936</text:p>
          </table:table-cell>
          <table:table-cell office:value-type="float" office:value="36.17" table:style-name="ce11">
            <text:p>36.17</text:p>
          </table:table-cell>
          <table:table-cell office:value-type="float" office:value="14.894" table:style-name="ce11">
            <text:p>14.894</text:p>
          </table:table-cell>
          <table:table-cell office:value-type="float" office:value="17.390999999999998" table:style-name="ce11">
            <text:p>17.391</text:p>
          </table:table-cell>
          <table:table-cell office:value-type="float" office:value="38.298000000000002" table:style-name="ce11">
            <text:p>38.298</text:p>
          </table:table-cell>
          <table:table-cell office:value-type="float" office:value="63.83" table:style-name="ce11">
            <text:p>63.83</text:p>
          </table:table-cell>
          <table:table-cell office:value-type="float" office:value="34.783000000000001" table:style-name="ce11">
            <text:p>34.783</text:p>
          </table:table-cell>
          <table:table-cell office:value-type="float" office:value="56.521999999999998" table:style-name="ce11">
            <text:p>56.522</text:p>
          </table:table-cell>
          <table:table-cell office:value-type="float" office:value="29.786999999999999" table:style-name="ce11">
            <text:p>29.787</text:p>
          </table:table-cell>
          <table:table-cell office:value-type="float" office:value="12.766" table:style-name="ce11">
            <text:p>12.766</text:p>
          </table:table-cell>
          <table:table-cell office:value-type="float" office:value="56.521999999999998" table:style-name="ce11">
            <text:p>56.522</text:p>
          </table:table-cell>
          <table:table-cell office:value-type="float" office:value="26.087" table:style-name="ce11">
            <text:p>26.087</text:p>
          </table:table-cell>
          <table:table-cell office:value-type="float" office:value="31.914999999999999" table:style-name="ce11">
            <text:p>31.915</text:p>
          </table:table-cell>
          <table:table-cell office:value-type="float" office:value="23.404" table:style-name="ce11">
            <text:p>23.404</text:p>
          </table:table-cell>
          <table:table-cell office:value-type="float" office:value="8.6959999999999997" table:style-name="ce11">
            <text:p>8.696</text:p>
          </table:table-cell>
          <table:table-cell office:value-type="float" office:value="61.521000000000001" table:style-name="ce11">
            <text:p>61.521</text:p>
          </table:table-cell>
          <table:table-cell office:value-type="float" office:value="66.924000000000007" table:style-name="ce11">
            <text:p>66.924</text:p>
          </table:table-cell>
          <table:table-cell office:value-type="float" office:value="57.883000000000003" table:style-name="ce11">
            <text:p>57.883</text:p>
          </table:table-cell>
          <table:table-cell office:value-type="float" office:value="37.045000000000002" table:style-name="ce11">
            <text:p>37.045</text:p>
          </table:table-cell>
          <table:table-cell office:value-type="float" office:value="68.352000000000004" table:style-name="ce11">
            <text:p>68.352</text:p>
          </table:table-cell>
          <table:table-cell office:value-type="float" office:value="69.373999999999995" table:style-name="ce11">
            <text:p>69.374</text:p>
          </table:table-cell>
          <table:table-cell office:value-type="float" office:value="6.1669999999999998" table:style-name="ce11">
            <text:p>6.167</text:p>
          </table:table-cell>
          <table:table-cell office:value-type="float" office:value="74.587000000000003" table:style-name="ce11">
            <text:p>74.587</text:p>
          </table:table-cell>
          <table:table-cell office:value-type="float" office:value="28.087" table:style-name="ce11">
            <text:p>28.087</text:p>
          </table:table-cell>
          <table:table-cell office:value-type="float" office:value="71.718000000000004" table:style-name="ce11">
            <text:p>71.718</text:p>
          </table:table-cell>
          <table:table-cell table:number-columns-repeated="16254"/>
        </table:table-row>
        <table:table-row table:style-name="ro9">
          <table:table-cell office:value-type="string" table:style-name="ce4">
            <text:p>OFQUAL</text:p>
          </table:table-cell>
          <table:table-cell office:value-type="string" table:style-name="ce4">
            <text:p>Office of Qualifications and Examinations Regulation</text:p>
          </table:table-cell>
          <table:table-cell office:value-type="string" table:style-name="ce4">
            <text:p>Office of Qualifications and Examinations Regulation</text:p>
          </table:table-cell>
          <table:table-cell table:style-name="ce4"/>
          <table:table-cell office:value-type="float" office:value="79.239000000000004" table:style-name="ce11">
            <text:p>79.239</text:p>
          </table:table-cell>
          <table:table-cell office:value-type="float" office:value="69.144999999999996" table:style-name="ce11">
            <text:p>69.145</text:p>
          </table:table-cell>
          <table:table-cell office:value-type="float" office:value="80.873000000000005" table:style-name="ce11">
            <text:p>80.873</text:p>
          </table:table-cell>
          <table:table-cell office:value-type="float" office:value="90.393000000000001" table:style-name="ce11">
            <text:p>90.393</text:p>
          </table:table-cell>
          <table:table-cell office:value-type="float" office:value="78.010999999999996" table:style-name="ce11">
            <text:p>78.011</text:p>
          </table:table-cell>
          <table:table-cell office:value-type="float" office:value="87.918000000000006" table:style-name="ce11">
            <text:p>87.918</text:p>
          </table:table-cell>
          <table:table-cell office:value-type="float" office:value="58.442999999999998" table:style-name="ce11">
            <text:p>58.443</text:p>
          </table:table-cell>
          <table:table-cell office:value-type="float" office:value="84.933999999999997" table:style-name="ce11">
            <text:p>84.934</text:p>
          </table:table-cell>
          <table:table-cell office:value-type="float" office:value="81.076999999999998" table:style-name="ce11">
            <text:p>81.077</text:p>
          </table:table-cell>
          <table:table-cell office:value-type="float" office:value="57.204999999999998" table:style-name="ce11">
            <text:p>57.205</text:p>
          </table:table-cell>
          <table:table-cell office:value-type="float" office:value="70.397000000000006" table:style-name="ce11">
            <text:p>70.397</text:p>
          </table:table-cell>
          <table:table-cell office:value-type="float" office:value="90.393000000000001" table:style-name="ce11">
            <text:p>90.393</text:p>
          </table:table-cell>
          <table:table-cell office:value-type="float" office:value="84.210999999999999" table:style-name="ce11">
            <text:p>84.211</text:p>
          </table:table-cell>
          <table:table-cell office:value-type="float" office:value="77.293000000000006" table:style-name="ce11">
            <text:p>77.293</text:p>
          </table:table-cell>
          <table:table-cell office:value-type="float" office:value="67.981999999999999" table:style-name="ce11">
            <text:p>67.982</text:p>
          </table:table-cell>
          <table:table-cell office:value-type="float" office:value="84.278999999999996" table:style-name="ce11">
            <text:p>84.279</text:p>
          </table:table-cell>
          <table:table-cell office:value-type="float" office:value="90.393000000000001" table:style-name="ce11">
            <text:p>90.393</text:p>
          </table:table-cell>
          <table:table-cell office:value-type="float" office:value="90.393000000000001" table:style-name="ce11">
            <text:p>90.393</text:p>
          </table:table-cell>
          <table:table-cell office:value-type="float" office:value="78.165999999999997" table:style-name="ce11">
            <text:p>78.166</text:p>
          </table:table-cell>
          <table:table-cell office:value-type="float" office:value="92.14" table:style-name="ce11">
            <text:p>92.14</text:p>
          </table:table-cell>
          <table:table-cell office:value-type="float" office:value="88.646000000000001" table:style-name="ce11">
            <text:p>88.646</text:p>
          </table:table-cell>
          <table:table-cell office:value-type="float" office:value="74.671999999999997" table:style-name="ce11">
            <text:p>74.672</text:p>
          </table:table-cell>
          <table:table-cell office:value-type="float" office:value="87.335999999999999" table:style-name="ce11">
            <text:p>87.336</text:p>
          </table:table-cell>
          <table:table-cell office:value-type="float" office:value="88.21" table:style-name="ce11">
            <text:p>88.21</text:p>
          </table:table-cell>
          <table:table-cell office:value-type="float" office:value="79.825000000000003" table:style-name="ce11">
            <text:p>79.825</text:p>
          </table:table-cell>
          <table:table-cell office:value-type="float" office:value="71.491" table:style-name="ce11">
            <text:p>71.491</text:p>
          </table:table-cell>
          <table:table-cell office:value-type="float" office:value="75.983000000000004" table:style-name="ce11">
            <text:p>75.983</text:p>
          </table:table-cell>
          <table:table-cell office:value-type="float" office:value="43.420999999999999" table:style-name="ce11">
            <text:p>43.421</text:p>
          </table:table-cell>
          <table:table-cell office:value-type="float" office:value="90.789000000000001" table:style-name="ce11">
            <text:p>90.789</text:p>
          </table:table-cell>
          <table:table-cell office:value-type="float" office:value="90.393000000000001" table:style-name="ce11">
            <text:p>90.393</text:p>
          </table:table-cell>
          <table:table-cell office:value-type="float" office:value="82.456000000000003" table:style-name="ce11">
            <text:p>82.456</text:p>
          </table:table-cell>
          <table:table-cell office:value-type="float" office:value="67.686000000000007" table:style-name="ce11">
            <text:p>67.686</text:p>
          </table:table-cell>
          <table:table-cell office:value-type="float" office:value="52.838000000000001" table:style-name="ce11">
            <text:p>52.838</text:p>
          </table:table-cell>
          <table:table-cell office:value-type="float" office:value="60.351999999999997" table:style-name="ce11">
            <text:p>60.352</text:p>
          </table:table-cell>
          <table:table-cell office:value-type="float" office:value="53.509" table:style-name="ce11">
            <text:p>53.509</text:p>
          </table:table-cell>
          <table:table-cell office:value-type="float" office:value="87.772999999999996" table:style-name="ce11">
            <text:p>87.773</text:p>
          </table:table-cell>
          <table:table-cell office:value-type="float" office:value="90.83" table:style-name="ce11">
            <text:p>90.83</text:p>
          </table:table-cell>
          <table:table-cell office:value-type="float" office:value="75.546000000000006" table:style-name="ce11">
            <text:p>75.546</text:p>
          </table:table-cell>
          <table:table-cell office:value-type="float" office:value="85.525999999999996" table:style-name="ce11">
            <text:p>85.526</text:p>
          </table:table-cell>
          <table:table-cell office:value-type="float" office:value="81.659000000000006" table:style-name="ce11">
            <text:p>81.659</text:p>
          </table:table-cell>
          <table:table-cell office:value-type="float" office:value="81.222999999999999" table:style-name="ce11">
            <text:p>81.223</text:p>
          </table:table-cell>
          <table:table-cell office:value-type="float" office:value="93.45" table:style-name="ce11">
            <text:p>93.45</text:p>
          </table:table-cell>
          <table:table-cell office:value-type="float" office:value="90.393000000000001" table:style-name="ce11">
            <text:p>90.393</text:p>
          </table:table-cell>
          <table:table-cell office:value-type="float" office:value="65.501999999999995" table:style-name="ce11">
            <text:p>65.502</text:p>
          </table:table-cell>
          <table:table-cell office:value-type="float" office:value="74.236000000000004" table:style-name="ce11">
            <text:p>74.236</text:p>
          </table:table-cell>
          <table:table-cell office:value-type="float" office:value="56.332000000000001" table:style-name="ce11">
            <text:p>56.332</text:p>
          </table:table-cell>
          <table:table-cell office:value-type="float" office:value="62.445" table:style-name="ce11">
            <text:p>62.445</text:p>
          </table:table-cell>
          <table:table-cell office:value-type="float" office:value="52.838000000000001" table:style-name="ce11">
            <text:p>52.838</text:p>
          </table:table-cell>
          <table:table-cell office:value-type="float" office:value="83.406000000000006" table:style-name="ce11">
            <text:p>83.406</text:p>
          </table:table-cell>
          <table:table-cell office:value-type="float" office:value="79.825000000000003" table:style-name="ce11">
            <text:p>79.825</text:p>
          </table:table-cell>
          <table:table-cell office:value-type="float" office:value="69.603999999999999" table:style-name="ce11">
            <text:p>69.604</text:p>
          </table:table-cell>
          <table:table-cell office:value-type="float" office:value="76.754000000000005" table:style-name="ce11">
            <text:p>76.754</text:p>
          </table:table-cell>
          <table:table-cell office:value-type="float" office:value="56.579000000000001" table:style-name="ce11">
            <text:p>56.579</text:p>
          </table:table-cell>
          <table:table-cell office:value-type="float" office:value="58.771999999999998" table:style-name="ce11">
            <text:p>58.772</text:p>
          </table:table-cell>
          <table:table-cell office:value-type="float" office:value="81.222999999999999" table:style-name="ce11">
            <text:p>81.223</text:p>
          </table:table-cell>
          <table:table-cell office:value-type="float" office:value="63.595999999999997" table:style-name="ce11">
            <text:p>63.596</text:p>
          </table:table-cell>
          <table:table-cell office:value-type="float" office:value="62.719000000000001" table:style-name="ce11">
            <text:p>62.719</text:p>
          </table:table-cell>
          <table:table-cell office:value-type="float" office:value="68.122" table:style-name="ce11">
            <text:p>68.122</text:p>
          </table:table-cell>
          <table:table-cell office:value-type="float" office:value="72.052000000000007" table:style-name="ce11">
            <text:p>72.052</text:p>
          </table:table-cell>
          <table:table-cell office:value-type="float" office:value="57.204999999999998" table:style-name="ce11">
            <text:p>57.205</text:p>
          </table:table-cell>
          <table:table-cell office:value-type="float" office:value="66.667000000000002" table:style-name="ce11">
            <text:p>66.667</text:p>
          </table:table-cell>
          <table:table-cell office:value-type="float" office:value="66.227999999999994" table:style-name="ce11">
            <text:p>66.228</text:p>
          </table:table-cell>
          <table:table-cell office:value-type="float" office:value="64.912000000000006" table:style-name="ce11">
            <text:p>64.912</text:p>
          </table:table-cell>
          <table:table-cell office:value-type="float" office:value="45.613999999999997" table:style-name="ce11">
            <text:p>45.614</text:p>
          </table:table-cell>
          <table:table-cell office:value-type="float" office:value="91.266000000000005" table:style-name="ce11">
            <text:p>91.266</text:p>
          </table:table-cell>
          <table:table-cell office:value-type="float" office:value="73.245999999999995" table:style-name="ce11">
            <text:p>73.246</text:p>
          </table:table-cell>
          <table:table-cell office:value-type="float" office:value="79.039000000000001" table:style-name="ce11">
            <text:p>79.039</text:p>
          </table:table-cell>
          <table:table-cell office:value-type="float" office:value="66.227999999999994" table:style-name="ce11">
            <text:p>66.228</text:p>
          </table:table-cell>
          <table:table-cell office:value-type="float" office:value="84.649000000000001" table:style-name="ce11">
            <text:p>84.649</text:p>
          </table:table-cell>
          <table:table-cell office:value-type="float" office:value="66.376000000000005" table:style-name="ce11">
            <text:p>66.376</text:p>
          </table:table-cell>
          <table:table-cell office:value-type="float" office:value="81.14" table:style-name="ce11">
            <text:p>81.14</text:p>
          </table:table-cell>
          <table:table-cell office:value-type="float" office:value="7.4240000000000004" table:style-name="ce11">
            <text:p>7.424</text:p>
          </table:table-cell>
          <table:table-cell office:value-type="float" office:value="11.353999999999999" table:style-name="ce11">
            <text:p>11.354</text:p>
          </table:table-cell>
          <table:table-cell office:value-type="float" office:value="38.427999999999997" table:style-name="ce11">
            <text:p>38.428</text:p>
          </table:table-cell>
          <table:table-cell office:value-type="float" office:value="42.795000000000002" table:style-name="ce11">
            <text:p>42.795</text:p>
          </table:table-cell>
          <table:table-cell office:value-type="float" office:value="88.646000000000001" table:style-name="ce11">
            <text:p>88.646</text:p>
          </table:table-cell>
          <table:table-cell office:value-type="float" office:value="68.995999999999995" table:style-name="ce11">
            <text:p>68.996</text:p>
          </table:table-cell>
          <table:table-cell office:value-type="float" office:value="78.947000000000003" table:style-name="ce11">
            <text:p>78.947</text:p>
          </table:table-cell>
          <table:table-cell office:value-type="float" office:value="3.93" table:style-name="ce11">
            <text:p>3.93</text:p>
          </table:table-cell>
          <table:table-cell office:value-type="float" office:value="91.703000000000003" table:style-name="ce11">
            <text:p>91.703</text:p>
          </table:table-cell>
          <table:table-cell office:value-type="float" office:value="4.367" table:style-name="ce11">
            <text:p>4.367</text:p>
          </table:table-cell>
          <table:table-cell office:value-type="float" office:value="3.0569999999999999" table:style-name="ce11">
            <text:p>3.057</text:p>
          </table:table-cell>
          <table:table-cell office:value-type="float" office:value="94.322999999999993" table:style-name="ce11">
            <text:p>94.323</text:p>
          </table:table-cell>
          <table:table-cell office:value-type="float" office:value="2.62" table:style-name="ce11">
            <text:p>2.62</text:p>
          </table:table-cell>
          <table:table-cell office:value-type="float" office:value="0" table:style-name="ce11">
            <text:p>0</text:p>
          </table:table-cell>
          <table:table-cell office:value-type="float" office:value="0" table:style-name="ce11">
            <text:p>0</text:p>
          </table:table-cell>
          <table:table-cell office:value-type="float" office:value="71.429000000000002" table:style-name="ce11">
            <text:p>71.429</text:p>
          </table:table-cell>
          <table:table-cell office:value-type="float" office:value="14.286" table:style-name="ce11">
            <text:p>14.286</text:p>
          </table:table-cell>
          <table:table-cell office:value-type="float" office:value="0" table:style-name="ce11">
            <text:p>0</text:p>
          </table:table-cell>
          <table:table-cell office:value-type="float" office:value="71.429000000000002" table:style-name="ce11">
            <text:p>71.429</text:p>
          </table:table-cell>
          <table:table-cell office:value-type="float" office:value="85.713999999999999" table:style-name="ce11">
            <text:p>85.714</text:p>
          </table:table-cell>
          <table:table-cell office:value-type="float" office:value="42.856999999999999" table:style-name="ce11">
            <text:p>42.857</text:p>
          </table:table-cell>
          <table:table-cell office:value-type="float" office:value="71.429000000000002" table:style-name="ce11">
            <text:p>71.429</text:p>
          </table:table-cell>
          <table:table-cell office:value-type="float" office:value="42.856999999999999" table:style-name="ce11">
            <text:p>42.857</text:p>
          </table:table-cell>
          <table:table-cell office:value-type="float" office:value="71.429000000000002" table:style-name="ce11">
            <text:p>71.429</text:p>
          </table:table-cell>
          <table:table-cell office:value-type="float" office:value="0" table:style-name="ce11">
            <text:p>0</text:p>
          </table:table-cell>
          <table:table-cell office:value-type="float" office:value="0" table:style-name="ce11">
            <text:p>0</text:p>
          </table:table-cell>
          <table:table-cell office:value-type="float" office:value="14.286" table:style-name="ce11">
            <text:p>14.286</text:p>
          </table:table-cell>
          <table:table-cell office:value-type="float" office:value="28.571000000000002" table:style-name="ce11">
            <text:p>28.571</text:p>
          </table:table-cell>
          <table:table-cell office:value-type="float" office:value="14.286" table:style-name="ce11">
            <text:p>14.286</text:p>
          </table:table-cell>
          <table:table-cell office:value-type="float" office:value="0" table:style-name="ce11">
            <text:p>0</text:p>
          </table:table-cell>
          <table:table-cell office:value-type="float" office:value="42.856999999999999" table:style-name="ce11">
            <text:p>42.857</text:p>
          </table:table-cell>
          <table:table-cell office:value-type="float" office:value="57.143000000000001" table:style-name="ce11">
            <text:p>57.14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5.713999999999999" table:style-name="ce11">
            <text:p>85.714</text:p>
          </table:table-cell>
          <table:table-cell office:value-type="float" office:value="0" table:style-name="ce11">
            <text:p>0</text:p>
          </table:table-cell>
          <table:table-cell office:value-type="float" office:value="100" table:style-name="ce11">
            <text:p>100</text:p>
          </table:table-cell>
          <table:table-cell office:value-type="float" office:value="42.856999999999999" table:style-name="ce11">
            <text:p>42.857</text:p>
          </table:table-cell>
          <table:table-cell office:value-type="float" office:value="0" table:style-name="ce11">
            <text:p>0</text:p>
          </table:table-cell>
          <table:table-cell office:value-type="float" office:value="33.332999999999998" table:style-name="ce11">
            <text:p>33.333</text:p>
          </table:table-cell>
          <table:table-cell office:value-type="float" office:value="0" table:style-name="ce11">
            <text:p>0</text:p>
          </table:table-cell>
          <table:table-cell office:value-type="float" office:value="57.143000000000001" table:style-name="ce11">
            <text:p>57.143</text:p>
          </table:table-cell>
          <table:table-cell office:value-type="float" office:value="14.286" table:style-name="ce11">
            <text:p>14.286</text:p>
          </table:table-cell>
          <table:table-cell office:value-type="float" office:value="66.667000000000002" table:style-name="ce11">
            <text:p>66.667</text:p>
          </table:table-cell>
          <table:table-cell office:value-type="float" office:value="68.421000000000006" table:style-name="ce11">
            <text:p>68.421</text:p>
          </table:table-cell>
          <table:table-cell office:value-type="float" office:value="70.614000000000004" table:style-name="ce11">
            <text:p>70.614</text:p>
          </table:table-cell>
          <table:table-cell office:value-type="float" office:value="63.877000000000002" table:style-name="ce11">
            <text:p>63.877</text:p>
          </table:table-cell>
          <table:table-cell office:value-type="float" office:value="37.445" table:style-name="ce11">
            <text:p>37.445</text:p>
          </table:table-cell>
          <table:table-cell office:value-type="float" office:value="71.052999999999997" table:style-name="ce11">
            <text:p>71.053</text:p>
          </table:table-cell>
          <table:table-cell office:value-type="float" office:value="71.930000000000007" table:style-name="ce11">
            <text:p>71.93</text:p>
          </table:table-cell>
          <table:table-cell office:value-type="float" office:value="4.3860000000000001" table:style-name="ce11">
            <text:p>4.386</text:p>
          </table:table-cell>
          <table:table-cell office:value-type="float" office:value="81.057000000000002" table:style-name="ce11">
            <text:p>81.057</text:p>
          </table:table-cell>
          <table:table-cell office:value-type="float" office:value="21.491" table:style-name="ce11">
            <text:p>21.491</text:p>
          </table:table-cell>
          <table:table-cell office:value-type="float" office:value="74.846000000000004" table:style-name="ce11">
            <text:p>74.846</text:p>
          </table:table-cell>
          <table:table-cell table:number-columns-repeated="16254"/>
        </table:table-row>
        <table:table-row table:style-name="ro6">
          <table:table-cell office:value-type="string" table:style-name="ce4">
            <text:p>OFSTED</text:p>
          </table:table-cell>
          <table:table-cell office:value-type="string" table:style-name="ce4">
            <text:p>Ofsted</text:p>
          </table:table-cell>
          <table:table-cell office:value-type="string" table:style-name="ce4">
            <text:p>Ofsted</text:p>
          </table:table-cell>
          <table:table-cell table:style-name="ce4"/>
          <table:table-cell office:value-type="float" office:value="78.882999999999996" table:style-name="ce11">
            <text:p>78.883</text:p>
          </table:table-cell>
          <table:table-cell office:value-type="float" office:value="70.825999999999993" table:style-name="ce11">
            <text:p>70.826</text:p>
          </table:table-cell>
          <table:table-cell office:value-type="float" office:value="81.403999999999996" table:style-name="ce11">
            <text:p>81.404</text:p>
          </table:table-cell>
          <table:table-cell office:value-type="float" office:value="92.466999999999999" table:style-name="ce11">
            <text:p>92.467</text:p>
          </table:table-cell>
          <table:table-cell office:value-type="float" office:value="80.393000000000001" table:style-name="ce11">
            <text:p>80.393</text:p>
          </table:table-cell>
          <table:table-cell office:value-type="float" office:value="86.218000000000004" table:style-name="ce11">
            <text:p>86.218</text:p>
          </table:table-cell>
          <table:table-cell office:value-type="float" office:value="61.311999999999998" table:style-name="ce11">
            <text:p>61.312</text:p>
          </table:table-cell>
          <table:table-cell office:value-type="float" office:value="83.706999999999994" table:style-name="ce11">
            <text:p>83.707</text:p>
          </table:table-cell>
          <table:table-cell office:value-type="float" office:value="79.662000000000006" table:style-name="ce11">
            <text:p>79.662</text:p>
          </table:table-cell>
          <table:table-cell office:value-type="float" office:value="52.884999999999998" table:style-name="ce11">
            <text:p>52.885</text:p>
          </table:table-cell>
          <table:table-cell office:value-type="float" office:value="65.668000000000006" table:style-name="ce11">
            <text:p>65.668</text:p>
          </table:table-cell>
          <table:table-cell office:value-type="float" office:value="94.254000000000005" table:style-name="ce11">
            <text:p>94.254</text:p>
          </table:table-cell>
          <table:table-cell office:value-type="float" office:value="88.405000000000001" table:style-name="ce11">
            <text:p>88.405</text:p>
          </table:table-cell>
          <table:table-cell office:value-type="float" office:value="86.558999999999997" table:style-name="ce11">
            <text:p>86.559</text:p>
          </table:table-cell>
          <table:table-cell office:value-type="float" office:value="62.710999999999999" table:style-name="ce11">
            <text:p>62.711</text:p>
          </table:table-cell>
          <table:table-cell office:value-type="float" office:value="75.123000000000005" table:style-name="ce11">
            <text:p>75.123</text:p>
          </table:table-cell>
          <table:table-cell office:value-type="float" office:value="92.010999999999996" table:style-name="ce11">
            <text:p>92.011</text:p>
          </table:table-cell>
          <table:table-cell office:value-type="float" office:value="92.986999999999995" table:style-name="ce11">
            <text:p>92.987</text:p>
          </table:table-cell>
          <table:table-cell office:value-type="float" office:value="82.174999999999997" table:style-name="ce11">
            <text:p>82.175</text:p>
          </table:table-cell>
          <table:table-cell office:value-type="float" office:value="89.06" table:style-name="ce11">
            <text:p>89.06</text:p>
          </table:table-cell>
          <table:table-cell office:value-type="float" office:value="87.992000000000004" table:style-name="ce11">
            <text:p>87.992</text:p>
          </table:table-cell>
          <table:table-cell office:value-type="float" office:value="79.578999999999994" table:style-name="ce11">
            <text:p>79.579</text:p>
          </table:table-cell>
          <table:table-cell office:value-type="float" office:value="84.841999999999999" table:style-name="ce11">
            <text:p>84.842</text:p>
          </table:table-cell>
          <table:table-cell office:value-type="float" office:value="88.491" table:style-name="ce11">
            <text:p>88.491</text:p>
          </table:table-cell>
          <table:table-cell office:value-type="float" office:value="83.087999999999994" table:style-name="ce11">
            <text:p>83.088</text:p>
          </table:table-cell>
          <table:table-cell office:value-type="float" office:value="77.582999999999998" table:style-name="ce11">
            <text:p>77.583</text:p>
          </table:table-cell>
          <table:table-cell office:value-type="float" office:value="80.941999999999993" table:style-name="ce11">
            <text:p>80.942</text:p>
          </table:table-cell>
          <table:table-cell office:value-type="float" office:value="50.034999999999997" table:style-name="ce11">
            <text:p>50.035</text:p>
          </table:table-cell>
          <table:table-cell office:value-type="float" office:value="91.158000000000001" table:style-name="ce11">
            <text:p>91.158</text:p>
          </table:table-cell>
          <table:table-cell office:value-type="float" office:value="88.436999999999998" table:style-name="ce11">
            <text:p>88.437</text:p>
          </table:table-cell>
          <table:table-cell office:value-type="float" office:value="79.046999999999997" table:style-name="ce11">
            <text:p>79.047</text:p>
          </table:table-cell>
          <table:table-cell office:value-type="float" office:value="71.739000000000004" table:style-name="ce11">
            <text:p>71.739</text:p>
          </table:table-cell>
          <table:table-cell office:value-type="float" office:value="63.674999999999997" table:style-name="ce11">
            <text:p>63.675</text:p>
          </table:table-cell>
          <table:table-cell office:value-type="float" office:value="53.478999999999999" table:style-name="ce11">
            <text:p>53.479</text:p>
          </table:table-cell>
          <table:table-cell office:value-type="float" office:value="56.350999999999999" table:style-name="ce11">
            <text:p>56.351</text:p>
          </table:table-cell>
          <table:table-cell office:value-type="float" office:value="85.144000000000005" table:style-name="ce11">
            <text:p>85.144</text:p>
          </table:table-cell>
          <table:table-cell office:value-type="float" office:value="91.590999999999994" table:style-name="ce11">
            <text:p>91.591</text:p>
          </table:table-cell>
          <table:table-cell office:value-type="float" office:value="79.831000000000003" table:style-name="ce11">
            <text:p>79.831</text:p>
          </table:table-cell>
          <table:table-cell office:value-type="float" office:value="78.275999999999996" table:style-name="ce11">
            <text:p>78.276</text:p>
          </table:table-cell>
          <table:table-cell office:value-type="float" office:value="80.772000000000006" table:style-name="ce11">
            <text:p>80.772</text:p>
          </table:table-cell>
          <table:table-cell office:value-type="float" office:value="86.676000000000002" table:style-name="ce11">
            <text:p>86.676</text:p>
          </table:table-cell>
          <table:table-cell office:value-type="float" office:value="94.6" table:style-name="ce11">
            <text:p>94.6</text:p>
          </table:table-cell>
          <table:table-cell office:value-type="float" office:value="79.298000000000002" table:style-name="ce11">
            <text:p>79.298</text:p>
          </table:table-cell>
          <table:table-cell office:value-type="float" office:value="65.331000000000003" table:style-name="ce11">
            <text:p>65.331</text:p>
          </table:table-cell>
          <table:table-cell office:value-type="float" office:value="71.268000000000001" table:style-name="ce11">
            <text:p>71.268</text:p>
          </table:table-cell>
          <table:table-cell office:value-type="float" office:value="51.366999999999997" table:style-name="ce11">
            <text:p>51.367</text:p>
          </table:table-cell>
          <table:table-cell office:value-type="float" office:value="61.667999999999999" table:style-name="ce11">
            <text:p>61.668</text:p>
          </table:table-cell>
          <table:table-cell office:value-type="float" office:value="45.62" table:style-name="ce11">
            <text:p>45.62</text:p>
          </table:table-cell>
          <table:table-cell office:value-type="float" office:value="82.385999999999996" table:style-name="ce11">
            <text:p>82.386</text:p>
          </table:table-cell>
          <table:table-cell office:value-type="float" office:value="78.370999999999995" table:style-name="ce11">
            <text:p>78.371</text:p>
          </table:table-cell>
          <table:table-cell office:value-type="float" office:value="73.244" table:style-name="ce11">
            <text:p>73.244</text:p>
          </table:table-cell>
          <table:table-cell office:value-type="float" office:value="70.442999999999998" table:style-name="ce11">
            <text:p>70.443</text:p>
          </table:table-cell>
          <table:table-cell office:value-type="float" office:value="52.247" table:style-name="ce11">
            <text:p>52.247</text:p>
          </table:table-cell>
          <table:table-cell office:value-type="float" office:value="51.719000000000001" table:style-name="ce11">
            <text:p>51.719</text:p>
          </table:table-cell>
          <table:table-cell office:value-type="float" office:value="78.486000000000004" table:style-name="ce11">
            <text:p>78.486</text:p>
          </table:table-cell>
          <table:table-cell office:value-type="float" office:value="51.683" table:style-name="ce11">
            <text:p>51.683</text:p>
          </table:table-cell>
          <table:table-cell office:value-type="float" office:value="52.734999999999999" table:style-name="ce11">
            <text:p>52.735</text:p>
          </table:table-cell>
          <table:table-cell office:value-type="float" office:value="76.069999999999993" table:style-name="ce11">
            <text:p>76.07</text:p>
          </table:table-cell>
          <table:table-cell office:value-type="float" office:value="71.578999999999994" table:style-name="ce11">
            <text:p>71.579</text:p>
          </table:table-cell>
          <table:table-cell office:value-type="float" office:value="61.728000000000002" table:style-name="ce11">
            <text:p>61.728</text:p>
          </table:table-cell>
          <table:table-cell office:value-type="float" office:value="69.355000000000004" table:style-name="ce11">
            <text:p>69.355</text:p>
          </table:table-cell>
          <table:table-cell office:value-type="float" office:value="68.210999999999999" table:style-name="ce11">
            <text:p>68.211</text:p>
          </table:table-cell>
          <table:table-cell office:value-type="float" office:value="62.859000000000002" table:style-name="ce11">
            <text:p>62.859</text:p>
          </table:table-cell>
          <table:table-cell office:value-type="float" office:value="51.018999999999998" table:style-name="ce11">
            <text:p>51.019</text:p>
          </table:table-cell>
          <table:table-cell office:value-type="float" office:value="90.174999999999997" table:style-name="ce11">
            <text:p>90.175</text:p>
          </table:table-cell>
          <table:table-cell office:value-type="float" office:value="72.650999999999996" table:style-name="ce11">
            <text:p>72.651</text:p>
          </table:table-cell>
          <table:table-cell office:value-type="float" office:value="76.718000000000004" table:style-name="ce11">
            <text:p>76.718</text:p>
          </table:table-cell>
          <table:table-cell office:value-type="float" office:value="74.667000000000002" table:style-name="ce11">
            <text:p>74.667</text:p>
          </table:table-cell>
          <table:table-cell office:value-type="float" office:value="76.438000000000002" table:style-name="ce11">
            <text:p>76.438</text:p>
          </table:table-cell>
          <table:table-cell office:value-type="float" office:value="60.911999999999999" table:style-name="ce11">
            <text:p>60.912</text:p>
          </table:table-cell>
          <table:table-cell office:value-type="float" office:value="82.171000000000006" table:style-name="ce11">
            <text:p>82.171</text:p>
          </table:table-cell>
          <table:table-cell office:value-type="float" office:value="4.5869999999999997" table:style-name="ce11">
            <text:p>4.587</text:p>
          </table:table-cell>
          <table:table-cell office:value-type="float" office:value="13.55" table:style-name="ce11">
            <text:p>13.55</text:p>
          </table:table-cell>
          <table:table-cell office:value-type="float" office:value="35.567999999999998" table:style-name="ce11">
            <text:p>35.568</text:p>
          </table:table-cell>
          <table:table-cell office:value-type="float" office:value="46.295000000000002" table:style-name="ce11">
            <text:p>46.295</text:p>
          </table:table-cell>
          <table:table-cell office:value-type="float" office:value="91.298000000000002" table:style-name="ce11">
            <text:p>91.298</text:p>
          </table:table-cell>
          <table:table-cell office:value-type="float" office:value="74.262" table:style-name="ce11">
            <text:p>74.262</text:p>
          </table:table-cell>
          <table:table-cell office:value-type="float" office:value="80.652000000000001" table:style-name="ce11">
            <text:p>80.652</text:p>
          </table:table-cell>
          <table:table-cell office:value-type="float" office:value="5.8250000000000002" table:style-name="ce11">
            <text:p>5.825</text:p>
          </table:table-cell>
          <table:table-cell office:value-type="float" office:value="86.174999999999997" table:style-name="ce11">
            <text:p>86.175</text:p>
          </table:table-cell>
          <table:table-cell office:value-type="float" office:value="8" table:style-name="ce11">
            <text:p>8</text:p>
          </table:table-cell>
          <table:table-cell office:value-type="float" office:value="6.18" table:style-name="ce11">
            <text:p>6.18</text:p>
          </table:table-cell>
          <table:table-cell office:value-type="float" office:value="87.64" table:style-name="ce11">
            <text:p>87.64</text:p>
          </table:table-cell>
          <table:table-cell office:value-type="float" office:value="6.18" table:style-name="ce11">
            <text:p>6.18</text:p>
          </table:table-cell>
          <table:table-cell office:value-type="float" office:value="5.6820000000000004" table:style-name="ce11">
            <text:p>5.682</text:p>
          </table:table-cell>
          <table:table-cell office:value-type="float" office:value="0" table:style-name="ce11">
            <text:p>0</text:p>
          </table:table-cell>
          <table:table-cell office:value-type="float" office:value="17.045000000000002" table:style-name="ce11">
            <text:p>17.045</text:p>
          </table:table-cell>
          <table:table-cell office:value-type="float" office:value="39.773000000000003" table:style-name="ce11">
            <text:p>39.773</text:p>
          </table:table-cell>
          <table:table-cell office:value-type="float" office:value="0" table:style-name="ce11">
            <text:p>0</text:p>
          </table:table-cell>
          <table:table-cell office:value-type="float" office:value="29.545000000000002" table:style-name="ce11">
            <text:p>29.545</text:p>
          </table:table-cell>
          <table:table-cell office:value-type="float" office:value="63.636000000000003" table:style-name="ce11">
            <text:p>63.636</text:p>
          </table:table-cell>
          <table:table-cell office:value-type="float" office:value="30.681999999999999" table:style-name="ce11">
            <text:p>30.682</text:p>
          </table:table-cell>
          <table:table-cell office:value-type="float" office:value="34.091000000000001" table:style-name="ce11">
            <text:p>34.091</text:p>
          </table:table-cell>
          <table:table-cell office:value-type="float" office:value="21.591000000000001" table:style-name="ce11">
            <text:p>21.591</text:p>
          </table:table-cell>
          <table:table-cell office:value-type="float" office:value="20.454999999999998" table:style-name="ce11">
            <text:p>20.455</text:p>
          </table:table-cell>
          <table:table-cell office:value-type="float" office:value="5.6820000000000004" table:style-name="ce11">
            <text:p>5.682</text:p>
          </table:table-cell>
          <table:table-cell office:value-type="float" office:value="11.364000000000001" table:style-name="ce11">
            <text:p>11.364</text:p>
          </table:table-cell>
          <table:table-cell office:value-type="float" office:value="10.227" table:style-name="ce11">
            <text:p>10.227</text:p>
          </table:table-cell>
          <table:table-cell office:value-type="float" office:value="14.773" table:style-name="ce11">
            <text:p>14.773</text:p>
          </table:table-cell>
          <table:table-cell office:value-type="float" office:value="12.5" table:style-name="ce11">
            <text:p>12.5</text:p>
          </table:table-cell>
          <table:table-cell office:value-type="float" office:value="3.4089999999999998" table:style-name="ce11">
            <text:p>3.409</text:p>
          </table:table-cell>
          <table:table-cell office:value-type="float" office:value="33.332999999999998" table:style-name="ce11">
            <text:p>33.333</text:p>
          </table:table-cell>
          <table:table-cell office:value-type="float" office:value="51.723999999999997" table:style-name="ce11">
            <text:p>51.724</text:p>
          </table:table-cell>
          <table:table-cell office:value-type="float" office:value="14.943" table:style-name="ce11">
            <text:p>14.943</text:p>
          </table:table-cell>
          <table:table-cell office:value-type="float" office:value="32.143000000000001" table:style-name="ce11">
            <text:p>32.143</text:p>
          </table:table-cell>
          <table:table-cell office:value-type="float" office:value="40.698" table:style-name="ce11">
            <text:p>40.698</text:p>
          </table:table-cell>
          <table:table-cell office:value-type="float" office:value="71.765000000000001" table:style-name="ce11">
            <text:p>71.765</text:p>
          </table:table-cell>
          <table:table-cell office:value-type="float" office:value="27.585999999999999" table:style-name="ce11">
            <text:p>27.586</text:p>
          </table:table-cell>
          <table:table-cell office:value-type="float" office:value="50" table:style-name="ce11">
            <text:p>50</text:p>
          </table:table-cell>
          <table:table-cell office:value-type="float" office:value="32.558" table:style-name="ce11">
            <text:p>32.558</text:p>
          </table:table-cell>
          <table:table-cell office:value-type="float" office:value="16.471" table:style-name="ce11">
            <text:p>16.471</text:p>
          </table:table-cell>
          <table:table-cell office:value-type="float" office:value="48.276000000000003" table:style-name="ce11">
            <text:p>48.276</text:p>
          </table:table-cell>
          <table:table-cell office:value-type="float" office:value="17.856999999999999" table:style-name="ce11">
            <text:p>17.857</text:p>
          </table:table-cell>
          <table:table-cell office:value-type="float" office:value="26.744" table:style-name="ce11">
            <text:p>26.744</text:p>
          </table:table-cell>
          <table:table-cell office:value-type="float" office:value="11.765000000000001" table:style-name="ce11">
            <text:p>11.765</text:p>
          </table:table-cell>
          <table:table-cell office:value-type="float" office:value="24.138000000000002" table:style-name="ce11">
            <text:p>24.138</text:p>
          </table:table-cell>
          <table:table-cell office:value-type="float" office:value="69.543999999999997" table:style-name="ce11">
            <text:p>69.544</text:p>
          </table:table-cell>
          <table:table-cell office:value-type="float" office:value="76.478999999999999" table:style-name="ce11">
            <text:p>76.479</text:p>
          </table:table-cell>
          <table:table-cell office:value-type="float" office:value="66.784999999999997" table:style-name="ce11">
            <text:p>66.785</text:p>
          </table:table-cell>
          <table:table-cell office:value-type="float" office:value="34.451000000000001" table:style-name="ce11">
            <text:p>34.451</text:p>
          </table:table-cell>
          <table:table-cell office:value-type="float" office:value="71.326999999999998" table:style-name="ce11">
            <text:p>71.327</text:p>
          </table:table-cell>
          <table:table-cell office:value-type="float" office:value="71.347999999999999" table:style-name="ce11">
            <text:p>71.348</text:p>
          </table:table-cell>
          <table:table-cell office:value-type="float" office:value="3.3479999999999999" table:style-name="ce11">
            <text:p>3.348</text:p>
          </table:table-cell>
          <table:table-cell office:value-type="float" office:value="82.873000000000005" table:style-name="ce11">
            <text:p>82.873</text:p>
          </table:table-cell>
          <table:table-cell office:value-type="float" office:value="23.707000000000001" table:style-name="ce11">
            <text:p>23.707</text:p>
          </table:table-cell>
          <table:table-cell office:value-type="float" office:value="78.201999999999998" table:style-name="ce11">
            <text:p>78.202</text:p>
          </table:table-cell>
          <table:table-cell table:number-columns-repeated="16254"/>
        </table:table-row>
        <table:table-row table:style-name="ro9">
          <table:table-cell office:value-type="string" table:style-name="ce4">
            <text:p>OFWAT</text:p>
          </table:table-cell>
          <table:table-cell office:value-type="string" table:style-name="ce4">
            <text:p>Water Regulation Services Authority (Ofwat)</text:p>
          </table:table-cell>
          <table:table-cell office:value-type="string" table:style-name="ce4">
            <text:p>Water Regulation Services Authority (Ofwat)</text:p>
          </table:table-cell>
          <table:table-cell table:style-name="ce4"/>
          <table:table-cell office:value-type="float" office:value="84.426000000000002" table:style-name="ce11">
            <text:p>84.426</text:p>
          </table:table-cell>
          <table:table-cell office:value-type="float" office:value="72.16" table:style-name="ce11">
            <text:p>72.16</text:p>
          </table:table-cell>
          <table:table-cell office:value-type="float" office:value="83.01" table:style-name="ce11">
            <text:p>83.01</text:p>
          </table:table-cell>
          <table:table-cell office:value-type="float" office:value="88.106999999999999" table:style-name="ce11">
            <text:p>88.107</text:p>
          </table:table-cell>
          <table:table-cell office:value-type="float" office:value="74.369" table:style-name="ce11">
            <text:p>74.369</text:p>
          </table:table-cell>
          <table:table-cell office:value-type="float" office:value="88.510999999999996" table:style-name="ce11">
            <text:p>88.511</text:p>
          </table:table-cell>
          <table:table-cell office:value-type="float" office:value="55.582999999999998" table:style-name="ce11">
            <text:p>55.583</text:p>
          </table:table-cell>
          <table:table-cell office:value-type="float" office:value="86.165000000000006" table:style-name="ce11">
            <text:p>86.165</text:p>
          </table:table-cell>
          <table:table-cell office:value-type="float" office:value="77.022999999999996" table:style-name="ce11">
            <text:p>77.023</text:p>
          </table:table-cell>
          <table:table-cell office:value-type="float" office:value="44.337000000000003" table:style-name="ce11">
            <text:p>44.337</text:p>
          </table:table-cell>
          <table:table-cell office:value-type="float" office:value="71.245000000000005" table:style-name="ce11">
            <text:p>71.245</text:p>
          </table:table-cell>
          <table:table-cell office:value-type="float" office:value="92.233000000000004" table:style-name="ce11">
            <text:p>92.233</text:p>
          </table:table-cell>
          <table:table-cell office:value-type="float" office:value="83.01" table:style-name="ce11">
            <text:p>83.01</text:p>
          </table:table-cell>
          <table:table-cell office:value-type="float" office:value="81.067999999999998" table:style-name="ce11">
            <text:p>81.068</text:p>
          </table:table-cell>
          <table:table-cell office:value-type="float" office:value="72.816000000000003" table:style-name="ce11">
            <text:p>72.816</text:p>
          </table:table-cell>
          <table:table-cell office:value-type="float" office:value="85.921999999999997" table:style-name="ce11">
            <text:p>85.922</text:p>
          </table:table-cell>
          <table:table-cell office:value-type="float" office:value="87.864000000000004" table:style-name="ce11">
            <text:p>87.864</text:p>
          </table:table-cell>
          <table:table-cell office:value-type="float" office:value="88.35" table:style-name="ce11">
            <text:p>88.35</text:p>
          </table:table-cell>
          <table:table-cell office:value-type="float" office:value="79.126000000000005" table:style-name="ce11">
            <text:p>79.126</text:p>
          </table:table-cell>
          <table:table-cell office:value-type="float" office:value="86.408000000000001" table:style-name="ce11">
            <text:p>86.408</text:p>
          </table:table-cell>
          <table:table-cell office:value-type="float" office:value="89.805999999999997" table:style-name="ce11">
            <text:p>89.806</text:p>
          </table:table-cell>
          <table:table-cell office:value-type="float" office:value="74.757000000000005" table:style-name="ce11">
            <text:p>74.757</text:p>
          </table:table-cell>
          <table:table-cell office:value-type="float" office:value="83.495000000000005" table:style-name="ce11">
            <text:p>83.495</text:p>
          </table:table-cell>
          <table:table-cell office:value-type="float" office:value="80.582999999999998" table:style-name="ce11">
            <text:p>80.583</text:p>
          </table:table-cell>
          <table:table-cell office:value-type="float" office:value="70.873999999999995" table:style-name="ce11">
            <text:p>70.874</text:p>
          </table:table-cell>
          <table:table-cell office:value-type="float" office:value="72.33" table:style-name="ce11">
            <text:p>72.33</text:p>
          </table:table-cell>
          <table:table-cell office:value-type="float" office:value="70.873999999999995" table:style-name="ce11">
            <text:p>70.874</text:p>
          </table:table-cell>
          <table:table-cell office:value-type="float" office:value="35.436999999999998" table:style-name="ce11">
            <text:p>35.437</text:p>
          </table:table-cell>
          <table:table-cell office:value-type="float" office:value="90.290999999999997" table:style-name="ce11">
            <text:p>90.291</text:p>
          </table:table-cell>
          <table:table-cell office:value-type="float" office:value="90.290999999999997" table:style-name="ce11">
            <text:p>90.291</text:p>
          </table:table-cell>
          <table:table-cell office:value-type="float" office:value="84.950999999999993" table:style-name="ce11">
            <text:p>84.951</text:p>
          </table:table-cell>
          <table:table-cell office:value-type="float" office:value="67.960999999999999" table:style-name="ce11">
            <text:p>67.961</text:p>
          </table:table-cell>
          <table:table-cell office:value-type="float" office:value="52.912999999999997" table:style-name="ce11">
            <text:p>52.913</text:p>
          </table:table-cell>
          <table:table-cell office:value-type="float" office:value="48.058" table:style-name="ce11">
            <text:p>48.058</text:p>
          </table:table-cell>
          <table:table-cell office:value-type="float" office:value="53.398000000000003" table:style-name="ce11">
            <text:p>53.398</text:p>
          </table:table-cell>
          <table:table-cell office:value-type="float" office:value="86.408000000000001" table:style-name="ce11">
            <text:p>86.408</text:p>
          </table:table-cell>
          <table:table-cell office:value-type="float" office:value="92.718000000000004" table:style-name="ce11">
            <text:p>92.718</text:p>
          </table:table-cell>
          <table:table-cell office:value-type="float" office:value="75.242999999999995" table:style-name="ce11">
            <text:p>75.243</text:p>
          </table:table-cell>
          <table:table-cell office:value-type="float" office:value="90.290999999999997" table:style-name="ce11">
            <text:p>90.291</text:p>
          </table:table-cell>
          <table:table-cell office:value-type="float" office:value="79.611999999999995" table:style-name="ce11">
            <text:p>79.612</text:p>
          </table:table-cell>
          <table:table-cell office:value-type="float" office:value="71.844999999999999" table:style-name="ce11">
            <text:p>71.845</text:p>
          </table:table-cell>
          <table:table-cell office:value-type="float" office:value="90.777000000000001" table:style-name="ce11">
            <text:p>90.777</text:p>
          </table:table-cell>
          <table:table-cell office:value-type="float" office:value="82.039000000000001" table:style-name="ce11">
            <text:p>82.039</text:p>
          </table:table-cell>
          <table:table-cell office:value-type="float" office:value="65.534000000000006" table:style-name="ce11">
            <text:p>65.534</text:p>
          </table:table-cell>
          <table:table-cell office:value-type="float" office:value="72.33" table:style-name="ce11">
            <text:p>72.33</text:p>
          </table:table-cell>
          <table:table-cell office:value-type="float" office:value="44.174999999999997" table:style-name="ce11">
            <text:p>44.175</text:p>
          </table:table-cell>
          <table:table-cell office:value-type="float" office:value="50" table:style-name="ce11">
            <text:p>50</text:p>
          </table:table-cell>
          <table:table-cell office:value-type="float" office:value="38.835000000000001" table:style-name="ce11">
            <text:p>38.835</text:p>
          </table:table-cell>
          <table:table-cell office:value-type="float" office:value="80.096999999999994" table:style-name="ce11">
            <text:p>80.097</text:p>
          </table:table-cell>
          <table:table-cell office:value-type="float" office:value="74.757000000000005" table:style-name="ce11">
            <text:p>74.757</text:p>
          </table:table-cell>
          <table:table-cell office:value-type="float" office:value="72.683000000000007" table:style-name="ce11">
            <text:p>72.683</text:p>
          </table:table-cell>
          <table:table-cell office:value-type="float" office:value="74.272000000000006" table:style-name="ce11">
            <text:p>74.272</text:p>
          </table:table-cell>
          <table:table-cell office:value-type="float" office:value="58.738" table:style-name="ce11">
            <text:p>58.738</text:p>
          </table:table-cell>
          <table:table-cell office:value-type="float" office:value="52.427" table:style-name="ce11">
            <text:p>52.427</text:p>
          </table:table-cell>
          <table:table-cell office:value-type="float" office:value="84.465999999999994" table:style-name="ce11">
            <text:p>84.466</text:p>
          </table:table-cell>
          <table:table-cell office:value-type="float" office:value="70.873999999999995" table:style-name="ce11">
            <text:p>70.874</text:p>
          </table:table-cell>
          <table:table-cell office:value-type="float" office:value="72.816000000000003" table:style-name="ce11">
            <text:p>72.816</text:p>
          </table:table-cell>
          <table:table-cell office:value-type="float" office:value="76.698999999999998" table:style-name="ce11">
            <text:p>76.699</text:p>
          </table:table-cell>
          <table:table-cell office:value-type="float" office:value="82.039000000000001" table:style-name="ce11">
            <text:p>82.039</text:p>
          </table:table-cell>
          <table:table-cell office:value-type="float" office:value="62.136000000000003" table:style-name="ce11">
            <text:p>62.136</text:p>
          </table:table-cell>
          <table:table-cell office:value-type="float" office:value="72.33" table:style-name="ce11">
            <text:p>72.33</text:p>
          </table:table-cell>
          <table:table-cell office:value-type="float" office:value="73.301000000000002" table:style-name="ce11">
            <text:p>73.301</text:p>
          </table:table-cell>
          <table:table-cell office:value-type="float" office:value="64.563000000000002" table:style-name="ce11">
            <text:p>64.563</text:p>
          </table:table-cell>
          <table:table-cell office:value-type="float" office:value="41.747999999999998" table:style-name="ce11">
            <text:p>41.748</text:p>
          </table:table-cell>
          <table:table-cell office:value-type="float" office:value="89.32" table:style-name="ce11">
            <text:p>89.32</text:p>
          </table:table-cell>
          <table:table-cell office:value-type="float" office:value="80.582999999999998" table:style-name="ce11">
            <text:p>80.583</text:p>
          </table:table-cell>
          <table:table-cell office:value-type="float" office:value="86.893000000000001" table:style-name="ce11">
            <text:p>86.893</text:p>
          </table:table-cell>
          <table:table-cell office:value-type="float" office:value="72.816000000000003" table:style-name="ce11">
            <text:p>72.816</text:p>
          </table:table-cell>
          <table:table-cell office:value-type="float" office:value="89.32" table:style-name="ce11">
            <text:p>89.32</text:p>
          </table:table-cell>
          <table:table-cell office:value-type="float" office:value="39.512" table:style-name="ce11">
            <text:p>39.512</text:p>
          </table:table-cell>
          <table:table-cell office:value-type="float" office:value="81.950999999999993" table:style-name="ce11">
            <text:p>81.951</text:p>
          </table:table-cell>
          <table:table-cell office:value-type="float" office:value="4.8540000000000001" table:style-name="ce11">
            <text:p>4.854</text:p>
          </table:table-cell>
          <table:table-cell office:value-type="float" office:value="18.446999999999999" table:style-name="ce11">
            <text:p>18.447</text:p>
          </table:table-cell>
          <table:table-cell office:value-type="float" office:value="46.601999999999997" table:style-name="ce11">
            <text:p>46.602</text:p>
          </table:table-cell>
          <table:table-cell office:value-type="float" office:value="30.097000000000001" table:style-name="ce11">
            <text:p>30.097</text:p>
          </table:table-cell>
          <table:table-cell office:value-type="float" office:value="80.096999999999994" table:style-name="ce11">
            <text:p>80.097</text:p>
          </table:table-cell>
          <table:table-cell office:value-type="float" office:value="47.573" table:style-name="ce11">
            <text:p>47.573</text:p>
          </table:table-cell>
          <table:table-cell office:value-type="float" office:value="80.488" table:style-name="ce11">
            <text:p>80.488</text:p>
          </table:table-cell>
          <table:table-cell office:value-type="float" office:value="5.34" table:style-name="ce11">
            <text:p>5.34</text:p>
          </table:table-cell>
          <table:table-cell office:value-type="float" office:value="87.864000000000004" table:style-name="ce11">
            <text:p>87.864</text:p>
          </table:table-cell>
          <table:table-cell office:value-type="float" office:value="6.7960000000000003" table:style-name="ce11">
            <text:p>6.796</text:p>
          </table:table-cell>
          <table:table-cell office:value-type="float" office:value="3.883" table:style-name="ce11">
            <text:p>3.883</text:p>
          </table:table-cell>
          <table:table-cell office:value-type="float" office:value="93.203999999999994" table:style-name="ce11">
            <text:p>93.204</text:p>
          </table:table-cell>
          <table:table-cell office:value-type="float" office:value="2.9129999999999998" table:style-name="ce11">
            <text:p>2.913</text:p>
          </table:table-cell>
          <table:table-cell office:value-type="float" office:value="37.5" table:style-name="ce11">
            <text:p>37.5</text:p>
          </table:table-cell>
          <table:table-cell office:value-type="float" office:value="25" table:style-name="ce11">
            <text:p>25</text:p>
          </table:table-cell>
          <table:table-cell office:value-type="float" office:value="25" table:style-name="ce11">
            <text:p>25</text:p>
          </table:table-cell>
          <table:table-cell office:value-type="float" office:value="25" table:style-name="ce11">
            <text:p>25</text:p>
          </table:table-cell>
          <table:table-cell office:value-type="float" office:value="0" table:style-name="ce11">
            <text:p>0</text:p>
          </table:table-cell>
          <table:table-cell office:value-type="float" office:value="37.5" table:style-name="ce11">
            <text:p>37.5</text:p>
          </table:table-cell>
          <table:table-cell office:value-type="float" office:value="87.5" table:style-name="ce11">
            <text:p>87.5</text:p>
          </table:table-cell>
          <table:table-cell office:value-type="float" office:value="50" table:style-name="ce11">
            <text:p>50</text:p>
          </table:table-cell>
          <table:table-cell office:value-type="float" office:value="25" table:style-name="ce11">
            <text:p>25</text:p>
          </table:table-cell>
          <table:table-cell office:value-type="float" office:value="37.5" table:style-name="ce11">
            <text:p>37.5</text:p>
          </table:table-cell>
          <table:table-cell office:value-type="float" office:value="62.5" table:style-name="ce11">
            <text:p>62.5</text:p>
          </table:table-cell>
          <table:table-cell office:value-type="float" office:value="12.5" table:style-name="ce11">
            <text:p>12.5</text:p>
          </table:table-cell>
          <table:table-cell office:value-type="float" office:value="0" table:style-name="ce11">
            <text:p>0</text:p>
          </table:table-cell>
          <table:table-cell office:value-type="float" office:value="0" table:style-name="ce11">
            <text:p>0</text:p>
          </table:table-cell>
          <table:table-cell office:value-type="float" office:value="12.5" table:style-name="ce11">
            <text:p>12.5</text:p>
          </table:table-cell>
          <table:table-cell office:value-type="float" office:value="12.5" table:style-name="ce11">
            <text:p>12.5</text:p>
          </table:table-cell>
          <table:table-cell office:value-type="float" office:value="0" table:style-name="ce11">
            <text:p>0</text:p>
          </table:table-cell>
          <table:table-cell office:value-type="float" office:value="50" table:style-name="ce11">
            <text:p>50</text:p>
          </table:table-cell>
          <table:table-cell office:value-type="float" office:value="37.5" table:style-name="ce11">
            <text:p>37.5</text:p>
          </table:table-cell>
          <table:table-cell office:value-type="float" office:value="12.5" table:style-name="ce11">
            <text:p>12.5</text:p>
          </table:table-cell>
          <table:table-cell office:value-type="float" office:value="25" table:style-name="ce11">
            <text:p>25</text:p>
          </table:table-cell>
          <table:table-cell office:value-type="float" office:value="87.5" table:style-name="ce11">
            <text:p>87.5</text:p>
          </table:table-cell>
          <table:table-cell office:value-type="float" office:value="50" table:style-name="ce11">
            <text:p>50</text:p>
          </table:table-cell>
          <table:table-cell office:value-type="float" office:value="25" table:style-name="ce11">
            <text:p>25</text:p>
          </table:table-cell>
          <table:table-cell office:value-type="float" office:value="75" table:style-name="ce11">
            <text:p>75</text:p>
          </table:table-cell>
          <table:table-cell office:value-type="float" office:value="12.5" table:style-name="ce11">
            <text:p>12.5</text:p>
          </table:table-cell>
          <table:table-cell office:value-type="float" office:value="12.5" table:style-name="ce11">
            <text:p>12.5</text:p>
          </table:table-cell>
          <table:table-cell office:value-type="float" office:value="50" table:style-name="ce11">
            <text:p>50</text:p>
          </table:table-cell>
          <table:table-cell office:value-type="float" office:value="0" table:style-name="ce11">
            <text:p>0</text:p>
          </table:table-cell>
          <table:table-cell office:value-type="float" office:value="0" table:style-name="ce11">
            <text:p>0</text:p>
          </table:table-cell>
          <table:table-cell office:value-type="float" office:value="37.5" table:style-name="ce11">
            <text:p>37.5</text:p>
          </table:table-cell>
          <table:table-cell office:value-type="float" office:value="25" table:style-name="ce11">
            <text:p>25</text:p>
          </table:table-cell>
          <table:table-cell office:value-type="float" office:value="64.039000000000001" table:style-name="ce11">
            <text:p>64.039</text:p>
          </table:table-cell>
          <table:table-cell office:value-type="float" office:value="65.841999999999999" table:style-name="ce11">
            <text:p>65.842</text:p>
          </table:table-cell>
          <table:table-cell office:value-type="float" office:value="60.890999999999998" table:style-name="ce11">
            <text:p>60.891</text:p>
          </table:table-cell>
          <table:table-cell office:value-type="float" office:value="38.613999999999997" table:style-name="ce11">
            <text:p>38.614</text:p>
          </table:table-cell>
          <table:table-cell office:value-type="float" office:value="69.307000000000002" table:style-name="ce11">
            <text:p>69.307</text:p>
          </table:table-cell>
          <table:table-cell office:value-type="float" office:value="74.257000000000005" table:style-name="ce11">
            <text:p>74.257</text:p>
          </table:table-cell>
          <table:table-cell office:value-type="float" office:value="3.4649999999999999" table:style-name="ce11">
            <text:p>3.465</text:p>
          </table:table-cell>
          <table:table-cell office:value-type="float" office:value="80.296000000000006" table:style-name="ce11">
            <text:p>80.296</text:p>
          </table:table-cell>
          <table:table-cell office:value-type="float" office:value="22.998000000000001" table:style-name="ce11">
            <text:p>22.998</text:p>
          </table:table-cell>
          <table:table-cell office:value-type="float" office:value="74.084000000000003" table:style-name="ce11">
            <text:p>74.084</text:p>
          </table:table-cell>
          <table:table-cell table:number-columns-repeated="16254"/>
        </table:table-row>
        <table:table-row table:style-name="ro6">
          <table:table-cell office:value-type="string" table:style-name="ce4">
            <text:p>ONS</text:p>
          </table:table-cell>
          <table:table-cell office:value-type="string" table:style-name="ce4">
            <text:p>Office for National Statistics</text:p>
          </table:table-cell>
          <table:table-cell office:value-type="string" table:style-name="ce4">
            <text:p>UK Statistics Authority</text:p>
          </table:table-cell>
          <table:table-cell office:value-type="string" table:style-name="ce4">
            <text:p>[note 4]</text:p>
          </table:table-cell>
          <table:table-cell office:value-type="float" office:value="76.424999999999997" table:style-name="ce11">
            <text:p>76.425</text:p>
          </table:table-cell>
          <table:table-cell office:value-type="float" office:value="70.265000000000001" table:style-name="ce11">
            <text:p>70.265</text:p>
          </table:table-cell>
          <table:table-cell office:value-type="float" office:value="76.906999999999996" table:style-name="ce11">
            <text:p>76.907</text:p>
          </table:table-cell>
          <table:table-cell office:value-type="float" office:value="81.906000000000006" table:style-name="ce11">
            <text:p>81.906</text:p>
          </table:table-cell>
          <table:table-cell office:value-type="float" office:value="73.366" table:style-name="ce11">
            <text:p>73.366</text:p>
          </table:table-cell>
          <table:table-cell office:value-type="float" office:value="85.650999999999996" table:style-name="ce11">
            <text:p>85.651</text:p>
          </table:table-cell>
          <table:table-cell office:value-type="float" office:value="63.904000000000003" table:style-name="ce11">
            <text:p>63.904</text:p>
          </table:table-cell>
          <table:table-cell office:value-type="float" office:value="85.350999999999999" table:style-name="ce11">
            <text:p>85.351</text:p>
          </table:table-cell>
          <table:table-cell office:value-type="float" office:value="77.572000000000003" table:style-name="ce11">
            <text:p>77.572</text:p>
          </table:table-cell>
          <table:table-cell office:value-type="float" office:value="42.082999999999998" table:style-name="ce11">
            <text:p>42.083</text:p>
          </table:table-cell>
          <table:table-cell office:value-type="float" office:value="58.643999999999998" table:style-name="ce11">
            <text:p>58.644</text:p>
          </table:table-cell>
          <table:table-cell office:value-type="float" office:value="89.26" table:style-name="ce11">
            <text:p>89.26</text:p>
          </table:table-cell>
          <table:table-cell office:value-type="float" office:value="78.367999999999995" table:style-name="ce11">
            <text:p>78.368</text:p>
          </table:table-cell>
          <table:table-cell office:value-type="float" office:value="76.984999999999999" table:style-name="ce11">
            <text:p>76.985</text:p>
          </table:table-cell>
          <table:table-cell office:value-type="float" office:value="58.853999999999999" table:style-name="ce11">
            <text:p>58.854</text:p>
          </table:table-cell>
          <table:table-cell office:value-type="float" office:value="81.069000000000003" table:style-name="ce11">
            <text:p>81.069</text:p>
          </table:table-cell>
          <table:table-cell office:value-type="float" office:value="79.924999999999997" table:style-name="ce11">
            <text:p>79.925</text:p>
          </table:table-cell>
          <table:table-cell office:value-type="float" office:value="83.882000000000005" table:style-name="ce11">
            <text:p>83.882</text:p>
          </table:table-cell>
          <table:table-cell office:value-type="float" office:value="76.576999999999998" table:style-name="ce11">
            <text:p>76.577</text:p>
          </table:table-cell>
          <table:table-cell office:value-type="float" office:value="90.744" table:style-name="ce11">
            <text:p>90.744</text:p>
          </table:table-cell>
          <table:table-cell office:value-type="float" office:value="86.626999999999995" table:style-name="ce11">
            <text:p>86.627</text:p>
          </table:table-cell>
          <table:table-cell office:value-type="float" office:value="68.427000000000007" table:style-name="ce11">
            <text:p>68.427</text:p>
          </table:table-cell>
          <table:table-cell office:value-type="float" office:value="82.34" table:style-name="ce11">
            <text:p>82.34</text:p>
          </table:table-cell>
          <table:table-cell office:value-type="float" office:value="82.995999999999995" table:style-name="ce11">
            <text:p>82.996</text:p>
          </table:table-cell>
          <table:table-cell office:value-type="float" office:value="68.552999999999997" table:style-name="ce11">
            <text:p>68.553</text:p>
          </table:table-cell>
          <table:table-cell office:value-type="float" office:value="64.447999999999993" table:style-name="ce11">
            <text:p>64.448</text:p>
          </table:table-cell>
          <table:table-cell office:value-type="float" office:value="71.661000000000001" table:style-name="ce11">
            <text:p>71.661</text:p>
          </table:table-cell>
          <table:table-cell office:value-type="float" office:value="41.024999999999999" table:style-name="ce11">
            <text:p>41.025</text:p>
          </table:table-cell>
          <table:table-cell office:value-type="float" office:value="89.218000000000004" table:style-name="ce11">
            <text:p>89.218</text:p>
          </table:table-cell>
          <table:table-cell office:value-type="float" office:value="86.558000000000007" table:style-name="ce11">
            <text:p>86.558</text:p>
          </table:table-cell>
          <table:table-cell office:value-type="float" office:value="81.171999999999997" table:style-name="ce11">
            <text:p>81.172</text:p>
          </table:table-cell>
          <table:table-cell office:value-type="float" office:value="75.435000000000002" table:style-name="ce11">
            <text:p>75.435</text:p>
          </table:table-cell>
          <table:table-cell office:value-type="float" office:value="56.893999999999998" table:style-name="ce11">
            <text:p>56.894</text:p>
          </table:table-cell>
          <table:table-cell office:value-type="float" office:value="66.132000000000005" table:style-name="ce11">
            <text:p>66.132</text:p>
          </table:table-cell>
          <table:table-cell office:value-type="float" office:value="57.207000000000001" table:style-name="ce11">
            <text:p>57.207</text:p>
          </table:table-cell>
          <table:table-cell office:value-type="float" office:value="88.197999999999993" table:style-name="ce11">
            <text:p>88.198</text:p>
          </table:table-cell>
          <table:table-cell office:value-type="float" office:value="90.96" table:style-name="ce11">
            <text:p>90.96</text:p>
          </table:table-cell>
          <table:table-cell office:value-type="float" office:value="74.929000000000002" table:style-name="ce11">
            <text:p>74.929</text:p>
          </table:table-cell>
          <table:table-cell office:value-type="float" office:value="87.340999999999994" table:style-name="ce11">
            <text:p>87.341</text:p>
          </table:table-cell>
          <table:table-cell office:value-type="float" office:value="72.545000000000002" table:style-name="ce11">
            <text:p>72.545</text:p>
          </table:table-cell>
          <table:table-cell office:value-type="float" office:value="76.385000000000005" table:style-name="ce11">
            <text:p>76.385</text:p>
          </table:table-cell>
          <table:table-cell office:value-type="float" office:value="88.385000000000005" table:style-name="ce11">
            <text:p>88.385</text:p>
          </table:table-cell>
          <table:table-cell office:value-type="float" office:value="79.349000000000004" table:style-name="ce11">
            <text:p>79.349</text:p>
          </table:table-cell>
          <table:table-cell office:value-type="float" office:value="70.087000000000003" table:style-name="ce11">
            <text:p>70.087</text:p>
          </table:table-cell>
          <table:table-cell office:value-type="float" office:value="78.62" table:style-name="ce11">
            <text:p>78.62</text:p>
          </table:table-cell>
          <table:table-cell office:value-type="float" office:value="41.639000000000003" table:style-name="ce11">
            <text:p>41.639</text:p>
          </table:table-cell>
          <table:table-cell office:value-type="float" office:value="51.968000000000004" table:style-name="ce11">
            <text:p>51.968</text:p>
          </table:table-cell>
          <table:table-cell office:value-type="float" office:value="32.603000000000002" table:style-name="ce11">
            <text:p>32.603</text:p>
          </table:table-cell>
          <table:table-cell office:value-type="float" office:value="73.957999999999998" table:style-name="ce11">
            <text:p>73.958</text:p>
          </table:table-cell>
          <table:table-cell office:value-type="float" office:value="68.341999999999999" table:style-name="ce11">
            <text:p>68.342</text:p>
          </table:table-cell>
          <table:table-cell office:value-type="float" office:value="62.709000000000003" table:style-name="ce11">
            <text:p>62.709</text:p>
          </table:table-cell>
          <table:table-cell office:value-type="float" office:value="62.362000000000002" table:style-name="ce11">
            <text:p>62.362</text:p>
          </table:table-cell>
          <table:table-cell office:value-type="float" office:value="41.225000000000001" table:style-name="ce11">
            <text:p>41.225</text:p>
          </table:table-cell>
          <table:table-cell office:value-type="float" office:value="42.786000000000001" table:style-name="ce11">
            <text:p>42.786</text:p>
          </table:table-cell>
          <table:table-cell office:value-type="float" office:value="71.051000000000002" table:style-name="ce11">
            <text:p>71.051</text:p>
          </table:table-cell>
          <table:table-cell office:value-type="float" office:value="46.287999999999997" table:style-name="ce11">
            <text:p>46.288</text:p>
          </table:table-cell>
          <table:table-cell office:value-type="float" office:value="58.981999999999999" table:style-name="ce11">
            <text:p>58.982</text:p>
          </table:table-cell>
          <table:table-cell office:value-type="float" office:value="81.427000000000007" table:style-name="ce11">
            <text:p>81.427</text:p>
          </table:table-cell>
          <table:table-cell office:value-type="float" office:value="77.971000000000004" table:style-name="ce11">
            <text:p>77.971</text:p>
          </table:table-cell>
          <table:table-cell office:value-type="float" office:value="57.098999999999997" table:style-name="ce11">
            <text:p>57.099</text:p>
          </table:table-cell>
          <table:table-cell office:value-type="float" office:value="62.911999999999999" table:style-name="ce11">
            <text:p>62.912</text:p>
          </table:table-cell>
          <table:table-cell office:value-type="float" office:value="60.918999999999997" table:style-name="ce11">
            <text:p>60.919</text:p>
          </table:table-cell>
          <table:table-cell office:value-type="float" office:value="58.451000000000001" table:style-name="ce11">
            <text:p>58.451</text:p>
          </table:table-cell>
          <table:table-cell office:value-type="float" office:value="37.279000000000003" table:style-name="ce11">
            <text:p>37.279</text:p>
          </table:table-cell>
          <table:table-cell office:value-type="float" office:value="91.927999999999997" table:style-name="ce11">
            <text:p>91.928</text:p>
          </table:table-cell>
          <table:table-cell office:value-type="float" office:value="76.878" table:style-name="ce11">
            <text:p>76.878</text:p>
          </table:table-cell>
          <table:table-cell office:value-type="float" office:value="78.415000000000006" table:style-name="ce11">
            <text:p>78.415</text:p>
          </table:table-cell>
          <table:table-cell office:value-type="float" office:value="73.38" table:style-name="ce11">
            <text:p>73.38</text:p>
          </table:table-cell>
          <table:table-cell office:value-type="float" office:value="87.262" table:style-name="ce11">
            <text:p>87.262</text:p>
          </table:table-cell>
          <table:table-cell office:value-type="float" office:value="52.792999999999999" table:style-name="ce11">
            <text:p>52.793</text:p>
          </table:table-cell>
          <table:table-cell office:value-type="float" office:value="77.103999999999999" table:style-name="ce11">
            <text:p>77.104</text:p>
          </table:table-cell>
          <table:table-cell office:value-type="float" office:value="4.0720000000000001" table:style-name="ce11">
            <text:p>4.072</text:p>
          </table:table-cell>
          <table:table-cell office:value-type="float" office:value="11.127000000000001" table:style-name="ce11">
            <text:p>11.127</text:p>
          </table:table-cell>
          <table:table-cell office:value-type="float" office:value="31.605" table:style-name="ce11">
            <text:p>31.605</text:p>
          </table:table-cell>
          <table:table-cell office:value-type="float" office:value="53.195999999999998" table:style-name="ce11">
            <text:p>53.196</text:p>
          </table:table-cell>
          <table:table-cell office:value-type="float" office:value="85.067999999999998" table:style-name="ce11">
            <text:p>85.068</text:p>
          </table:table-cell>
          <table:table-cell office:value-type="float" office:value="55.137" table:style-name="ce11">
            <text:p>55.137</text:p>
          </table:table-cell>
          <table:table-cell office:value-type="float" office:value="78.991" table:style-name="ce11">
            <text:p>78.991</text:p>
          </table:table-cell>
          <table:table-cell office:value-type="float" office:value="6.3780000000000001" table:style-name="ce11">
            <text:p>6.378</text:p>
          </table:table-cell>
          <table:table-cell office:value-type="float" office:value="88.561999999999998" table:style-name="ce11">
            <text:p>88.562</text:p>
          </table:table-cell>
          <table:table-cell office:value-type="float" office:value="5.0599999999999996" table:style-name="ce11">
            <text:p>5.06</text:p>
          </table:table-cell>
          <table:table-cell office:value-type="float" office:value="6.968" table:style-name="ce11">
            <text:p>6.968</text:p>
          </table:table-cell>
          <table:table-cell office:value-type="float" office:value="89.641999999999996" table:style-name="ce11">
            <text:p>89.642</text:p>
          </table:table-cell>
          <table:table-cell office:value-type="float" office:value="3.39" table:style-name="ce11">
            <text:p>3.39</text:p>
          </table:table-cell>
          <table:table-cell office:value-type="float" office:value="5.4050000000000002" table:style-name="ce11">
            <text:p>5.405</text:p>
          </table:table-cell>
          <table:table-cell office:value-type="float" office:value="1.6890000000000001" table:style-name="ce11">
            <text:p>1.689</text:p>
          </table:table-cell>
          <table:table-cell office:value-type="float" office:value="21.959" table:style-name="ce11">
            <text:p>21.959</text:p>
          </table:table-cell>
          <table:table-cell office:value-type="float" office:value="40.203000000000003" table:style-name="ce11">
            <text:p>40.203</text:p>
          </table:table-cell>
          <table:table-cell office:value-type="float" office:value="0" table:style-name="ce11">
            <text:p>0</text:p>
          </table:table-cell>
          <table:table-cell office:value-type="float" office:value="41.892000000000003" table:style-name="ce11">
            <text:p>41.892</text:p>
          </table:table-cell>
          <table:table-cell office:value-type="float" office:value="51.014000000000003" table:style-name="ce11">
            <text:p>51.014</text:p>
          </table:table-cell>
          <table:table-cell office:value-type="float" office:value="32.770000000000003" table:style-name="ce11">
            <text:p>32.77</text:p>
          </table:table-cell>
          <table:table-cell office:value-type="float" office:value="35.472999999999999" table:style-name="ce11">
            <text:p>35.473</text:p>
          </table:table-cell>
          <table:table-cell office:value-type="float" office:value="37.838000000000001" table:style-name="ce11">
            <text:p>37.838</text:p>
          </table:table-cell>
          <table:table-cell office:value-type="float" office:value="34.122" table:style-name="ce11">
            <text:p>34.122</text:p>
          </table:table-cell>
          <table:table-cell office:value-type="float" office:value="3.0409999999999999" table:style-name="ce11">
            <text:p>3.041</text:p>
          </table:table-cell>
          <table:table-cell office:value-type="float" office:value="3.7160000000000002" table:style-name="ce11">
            <text:p>3.716</text:p>
          </table:table-cell>
          <table:table-cell office:value-type="float" office:value="10.811" table:style-name="ce11">
            <text:p>10.811</text:p>
          </table:table-cell>
          <table:table-cell office:value-type="float" office:value="11.148999999999999" table:style-name="ce11">
            <text:p>11.149</text:p>
          </table:table-cell>
          <table:table-cell office:value-type="float" office:value="9.1219999999999999" table:style-name="ce11">
            <text:p>9.122</text:p>
          </table:table-cell>
          <table:table-cell office:value-type="float" office:value="2.7029999999999998" table:style-name="ce11">
            <text:p>2.703</text:p>
          </table:table-cell>
          <table:table-cell office:value-type="float" office:value="44.932000000000002" table:style-name="ce11">
            <text:p>44.932</text:p>
          </table:table-cell>
          <table:table-cell office:value-type="float" office:value="48.311" table:style-name="ce11">
            <text:p>48.311</text:p>
          </table:table-cell>
          <table:table-cell office:value-type="float" office:value="6.7569999999999997" table:style-name="ce11">
            <text:p>6.757</text:p>
          </table:table-cell>
          <table:table-cell office:value-type="float" office:value="30.074999999999999" table:style-name="ce11">
            <text:p>30.075</text:p>
          </table:table-cell>
          <table:table-cell office:value-type="float" office:value="49.829000000000001" table:style-name="ce11">
            <text:p>49.829</text:p>
          </table:table-cell>
          <table:table-cell office:value-type="float" office:value="53.741" table:style-name="ce11">
            <text:p>53.741</text:p>
          </table:table-cell>
          <table:table-cell office:value-type="float" office:value="32.331000000000003" table:style-name="ce11">
            <text:p>32.331</text:p>
          </table:table-cell>
          <table:table-cell office:value-type="float" office:value="57.895000000000003" table:style-name="ce11">
            <text:p>57.895</text:p>
          </table:table-cell>
          <table:table-cell office:value-type="float" office:value="29.352" table:style-name="ce11">
            <text:p>29.352</text:p>
          </table:table-cell>
          <table:table-cell office:value-type="float" office:value="29.931999999999999" table:style-name="ce11">
            <text:p>29.932</text:p>
          </table:table-cell>
          <table:table-cell office:value-type="float" office:value="57.143000000000001" table:style-name="ce11">
            <text:p>57.143</text:p>
          </table:table-cell>
          <table:table-cell office:value-type="float" office:value="12.03" table:style-name="ce11">
            <text:p>12.03</text:p>
          </table:table-cell>
          <table:table-cell office:value-type="float" office:value="20.818999999999999" table:style-name="ce11">
            <text:p>20.819</text:p>
          </table:table-cell>
          <table:table-cell office:value-type="float" office:value="16.327000000000002" table:style-name="ce11">
            <text:p>16.327</text:p>
          </table:table-cell>
          <table:table-cell office:value-type="float" office:value="10.526" table:style-name="ce11">
            <text:p>10.526</text:p>
          </table:table-cell>
          <table:table-cell office:value-type="float" office:value="65.688000000000002" table:style-name="ce11">
            <text:p>65.688</text:p>
          </table:table-cell>
          <table:table-cell office:value-type="float" office:value="69.298000000000002" table:style-name="ce11">
            <text:p>69.298</text:p>
          </table:table-cell>
          <table:table-cell office:value-type="float" office:value="61.86" table:style-name="ce11">
            <text:p>61.86</text:p>
          </table:table-cell>
          <table:table-cell office:value-type="float" office:value="31.658999999999999" table:style-name="ce11">
            <text:p>31.659</text:p>
          </table:table-cell>
          <table:table-cell office:value-type="float" office:value="71.350999999999999" table:style-name="ce11">
            <text:p>71.351</text:p>
          </table:table-cell>
          <table:table-cell office:value-type="float" office:value="74.331999999999994" table:style-name="ce11">
            <text:p>74.332</text:p>
          </table:table-cell>
          <table:table-cell office:value-type="float" office:value="6.2060000000000004" table:style-name="ce11">
            <text:p>6.206</text:p>
          </table:table-cell>
          <table:table-cell office:value-type="float" office:value="78.997" table:style-name="ce11">
            <text:p>78.997</text:p>
          </table:table-cell>
          <table:table-cell office:value-type="float" office:value="24.805" table:style-name="ce11">
            <text:p>24.805</text:p>
          </table:table-cell>
          <table:table-cell office:value-type="float" office:value="73.936999999999998" table:style-name="ce11">
            <text:p>73.937</text:p>
          </table:table-cell>
          <table:table-cell table:number-columns-repeated="16254"/>
        </table:table-row>
        <table:table-row table:style-name="ro6">
          <table:table-cell office:value-type="string" table:style-name="ce4">
            <text:p>OPG</text:p>
          </table:table-cell>
          <table:table-cell office:value-type="string" table:style-name="ce4">
            <text:p>Office of the Public Guardian</text:p>
          </table:table-cell>
          <table:table-cell office:value-type="string" table:style-name="ce4">
            <text:p>Justice</text:p>
          </table:table-cell>
          <table:table-cell office:value-type="string" table:style-name="ce4">
            <text:p>[note 4]</text:p>
          </table:table-cell>
          <table:table-cell office:value-type="float" office:value="71.072999999999993" table:style-name="ce11">
            <text:p>71.073</text:p>
          </table:table-cell>
          <table:table-cell office:value-type="float" office:value="64.695999999999998" table:style-name="ce11">
            <text:p>64.696</text:p>
          </table:table-cell>
          <table:table-cell office:value-type="float" office:value="71.766999999999996" table:style-name="ce11">
            <text:p>71.767</text:p>
          </table:table-cell>
          <table:table-cell office:value-type="float" office:value="85.784000000000006" table:style-name="ce11">
            <text:p>85.784</text:p>
          </table:table-cell>
          <table:table-cell office:value-type="float" office:value="72.787999999999997" table:style-name="ce11">
            <text:p>72.788</text:p>
          </table:table-cell>
          <table:table-cell office:value-type="float" office:value="76.241" table:style-name="ce11">
            <text:p>76.241</text:p>
          </table:table-cell>
          <table:table-cell office:value-type="float" office:value="53.408000000000001" table:style-name="ce11">
            <text:p>53.408</text:p>
          </table:table-cell>
          <table:table-cell office:value-type="float" office:value="76.745000000000005" table:style-name="ce11">
            <text:p>76.745</text:p>
          </table:table-cell>
          <table:table-cell office:value-type="float" office:value="77.254000000000005" table:style-name="ce11">
            <text:p>77.254</text:p>
          </table:table-cell>
          <table:table-cell office:value-type="float" office:value="35.136000000000003" table:style-name="ce11">
            <text:p>35.136</text:p>
          </table:table-cell>
          <table:table-cell office:value-type="float" office:value="53.335999999999999" table:style-name="ce11">
            <text:p>53.336</text:p>
          </table:table-cell>
          <table:table-cell office:value-type="float" office:value="84.113" table:style-name="ce11">
            <text:p>84.113</text:p>
          </table:table-cell>
          <table:table-cell office:value-type="float" office:value="74.388999999999996" table:style-name="ce11">
            <text:p>74.389</text:p>
          </table:table-cell>
          <table:table-cell office:value-type="float" office:value="73.653000000000006" table:style-name="ce11">
            <text:p>73.653</text:p>
          </table:table-cell>
          <table:table-cell office:value-type="float" office:value="54.643000000000001" table:style-name="ce11">
            <text:p>54.643</text:p>
          </table:table-cell>
          <table:table-cell office:value-type="float" office:value="71.956999999999994" table:style-name="ce11">
            <text:p>71.957</text:p>
          </table:table-cell>
          <table:table-cell office:value-type="float" office:value="84.225999999999999" table:style-name="ce11">
            <text:p>84.226</text:p>
          </table:table-cell>
          <table:table-cell office:value-type="float" office:value="87.341999999999999" table:style-name="ce11">
            <text:p>87.342</text:p>
          </table:table-cell>
          <table:table-cell office:value-type="float" office:value="74.001999999999995" table:style-name="ce11">
            <text:p>74.002</text:p>
          </table:table-cell>
          <table:table-cell office:value-type="float" office:value="80.272999999999996" table:style-name="ce11">
            <text:p>80.273</text:p>
          </table:table-cell>
          <table:table-cell office:value-type="float" office:value="76.516999999999996" table:style-name="ce11">
            <text:p>76.517</text:p>
          </table:table-cell>
          <table:table-cell office:value-type="float" office:value="69.629000000000005" table:style-name="ce11">
            <text:p>69.629</text:p>
          </table:table-cell>
          <table:table-cell office:value-type="float" office:value="76.631" table:style-name="ce11">
            <text:p>76.631</text:p>
          </table:table-cell>
          <table:table-cell office:value-type="float" office:value="81.384" table:style-name="ce11">
            <text:p>81.384</text:p>
          </table:table-cell>
          <table:table-cell office:value-type="float" office:value="75.805000000000007" table:style-name="ce11">
            <text:p>75.805</text:p>
          </table:table-cell>
          <table:table-cell office:value-type="float" office:value="71.792000000000002" table:style-name="ce11">
            <text:p>71.792</text:p>
          </table:table-cell>
          <table:table-cell office:value-type="float" office:value="71.918000000000006" table:style-name="ce11">
            <text:p>71.918</text:p>
          </table:table-cell>
          <table:table-cell office:value-type="float" office:value="50.097999999999999" table:style-name="ce11">
            <text:p>50.098</text:p>
          </table:table-cell>
          <table:table-cell office:value-type="float" office:value="83.155000000000001" table:style-name="ce11">
            <text:p>83.155</text:p>
          </table:table-cell>
          <table:table-cell office:value-type="float" office:value="77.366" table:style-name="ce11">
            <text:p>77.366</text:p>
          </table:table-cell>
          <table:table-cell office:value-type="float" office:value="68.257000000000005" table:style-name="ce11">
            <text:p>68.257</text:p>
          </table:table-cell>
          <table:table-cell office:value-type="float" office:value="64.912000000000006" table:style-name="ce11">
            <text:p>64.912</text:p>
          </table:table-cell>
          <table:table-cell office:value-type="float" office:value="46.777000000000001" table:style-name="ce11">
            <text:p>46.777</text:p>
          </table:table-cell>
          <table:table-cell office:value-type="float" office:value="57.52" table:style-name="ce11">
            <text:p>57.52</text:p>
          </table:table-cell>
          <table:table-cell office:value-type="float" office:value="44.140999999999998" table:style-name="ce11">
            <text:p>44.141</text:p>
          </table:table-cell>
          <table:table-cell office:value-type="float" office:value="78.265000000000001" table:style-name="ce11">
            <text:p>78.265</text:p>
          </table:table-cell>
          <table:table-cell office:value-type="float" office:value="84.225999999999999" table:style-name="ce11">
            <text:p>84.226</text:p>
          </table:table-cell>
          <table:table-cell office:value-type="float" office:value="66.308999999999997" table:style-name="ce11">
            <text:p>66.309</text:p>
          </table:table-cell>
          <table:table-cell office:value-type="float" office:value="78.069999999999993" table:style-name="ce11">
            <text:p>78.07</text:p>
          </table:table-cell>
          <table:table-cell office:value-type="float" office:value="73.781999999999996" table:style-name="ce11">
            <text:p>73.782</text:p>
          </table:table-cell>
          <table:table-cell office:value-type="float" office:value="82.828999999999994" table:style-name="ce11">
            <text:p>82.829</text:p>
          </table:table-cell>
          <table:table-cell office:value-type="float" office:value="90.596999999999994" table:style-name="ce11">
            <text:p>90.597</text:p>
          </table:table-cell>
          <table:table-cell office:value-type="float" office:value="76.097999999999999" table:style-name="ce11">
            <text:p>76.098</text:p>
          </table:table-cell>
          <table:table-cell office:value-type="float" office:value="66.177999999999997" table:style-name="ce11">
            <text:p>66.178</text:p>
          </table:table-cell>
          <table:table-cell office:value-type="float" office:value="74.001999999999995" table:style-name="ce11">
            <text:p>74.002</text:p>
          </table:table-cell>
          <table:table-cell office:value-type="float" office:value="34.503" table:style-name="ce11">
            <text:p>34.503</text:p>
          </table:table-cell>
          <table:table-cell office:value-type="float" office:value="41.756" table:style-name="ce11">
            <text:p>41.756</text:p>
          </table:table-cell>
          <table:table-cell office:value-type="float" office:value="29.141999999999999" table:style-name="ce11">
            <text:p>29.142</text:p>
          </table:table-cell>
          <table:table-cell office:value-type="float" office:value="65.853999999999999" table:style-name="ce11">
            <text:p>65.854</text:p>
          </table:table-cell>
          <table:table-cell office:value-type="float" office:value="59.122" table:style-name="ce11">
            <text:p>59.122</text:p>
          </table:table-cell>
          <table:table-cell office:value-type="float" office:value="60.097999999999999" table:style-name="ce11">
            <text:p>60.098</text:p>
          </table:table-cell>
          <table:table-cell office:value-type="float" office:value="53.366" table:style-name="ce11">
            <text:p>53.366</text:p>
          </table:table-cell>
          <table:table-cell office:value-type="float" office:value="41.585000000000001" table:style-name="ce11">
            <text:p>41.585</text:p>
          </table:table-cell>
          <table:table-cell office:value-type="float" office:value="44.932000000000002" table:style-name="ce11">
            <text:p>44.932</text:p>
          </table:table-cell>
          <table:table-cell office:value-type="float" office:value="66.277000000000001" table:style-name="ce11">
            <text:p>66.277</text:p>
          </table:table-cell>
          <table:table-cell office:value-type="float" office:value="40.704999999999998" table:style-name="ce11">
            <text:p>40.705</text:p>
          </table:table-cell>
          <table:table-cell office:value-type="float" office:value="48.148000000000003" table:style-name="ce11">
            <text:p>48.148</text:p>
          </table:table-cell>
          <table:table-cell office:value-type="float" office:value="64.716999999999999" table:style-name="ce11">
            <text:p>64.717</text:p>
          </table:table-cell>
          <table:table-cell office:value-type="float" office:value="60.526000000000003" table:style-name="ce11">
            <text:p>60.526</text:p>
          </table:table-cell>
          <table:table-cell office:value-type="float" office:value="51.171999999999997" table:style-name="ce11">
            <text:p>51.172</text:p>
          </table:table-cell>
          <table:table-cell office:value-type="float" office:value="57.448999999999998" table:style-name="ce11">
            <text:p>57.449</text:p>
          </table:table-cell>
          <table:table-cell office:value-type="float" office:value="57.115000000000002" table:style-name="ce11">
            <text:p>57.115</text:p>
          </table:table-cell>
          <table:table-cell office:value-type="float" office:value="50.927" table:style-name="ce11">
            <text:p>50.927</text:p>
          </table:table-cell>
          <table:table-cell office:value-type="float" office:value="40.741" table:style-name="ce11">
            <text:p>40.741</text:p>
          </table:table-cell>
          <table:table-cell office:value-type="float" office:value="90.253" table:style-name="ce11">
            <text:p>90.253</text:p>
          </table:table-cell>
          <table:table-cell office:value-type="float" office:value="62.573" table:style-name="ce11">
            <text:p>62.573</text:p>
          </table:table-cell>
          <table:table-cell office:value-type="float" office:value="65.789000000000001" table:style-name="ce11">
            <text:p>65.789</text:p>
          </table:table-cell>
          <table:table-cell office:value-type="float" office:value="65.072999999999993" table:style-name="ce11">
            <text:p>65.073</text:p>
          </table:table-cell>
          <table:table-cell office:value-type="float" office:value="77.313000000000002" table:style-name="ce11">
            <text:p>77.313</text:p>
          </table:table-cell>
          <table:table-cell office:value-type="float" office:value="59.103999999999999" table:style-name="ce11">
            <text:p>59.104</text:p>
          </table:table-cell>
          <table:table-cell office:value-type="float" office:value="68.658000000000001" table:style-name="ce11">
            <text:p>68.658</text:p>
          </table:table-cell>
          <table:table-cell office:value-type="float" office:value="9.6590000000000007" table:style-name="ce11">
            <text:p>9.659</text:p>
          </table:table-cell>
          <table:table-cell office:value-type="float" office:value="18.927" table:style-name="ce11">
            <text:p>18.927</text:p>
          </table:table-cell>
          <table:table-cell office:value-type="float" office:value="32.683" table:style-name="ce11">
            <text:p>32.683</text:p>
          </table:table-cell>
          <table:table-cell office:value-type="float" office:value="38.731999999999999" table:style-name="ce11">
            <text:p>38.732</text:p>
          </table:table-cell>
          <table:table-cell office:value-type="float" office:value="84.99" table:style-name="ce11">
            <text:p>84.99</text:p>
          </table:table-cell>
          <table:table-cell office:value-type="float" office:value="62.231000000000002" table:style-name="ce11">
            <text:p>62.231</text:p>
          </table:table-cell>
          <table:table-cell office:value-type="float" office:value="63.948999999999998" table:style-name="ce11">
            <text:p>63.949</text:p>
          </table:table-cell>
          <table:table-cell office:value-type="float" office:value="9.8339999999999996" table:style-name="ce11">
            <text:p>9.834</text:p>
          </table:table-cell>
          <table:table-cell office:value-type="float" office:value="79.843999999999994" table:style-name="ce11">
            <text:p>79.844</text:p>
          </table:table-cell>
          <table:table-cell office:value-type="float" office:value="10.321" table:style-name="ce11">
            <text:p>10.321</text:p>
          </table:table-cell>
          <table:table-cell office:value-type="float" office:value="8.48" table:style-name="ce11">
            <text:p>8.48</text:p>
          </table:table-cell>
          <table:table-cell office:value-type="float" office:value="83.236000000000004" table:style-name="ce11">
            <text:p>83.236</text:p>
          </table:table-cell>
          <table:table-cell office:value-type="float" office:value="8.2850000000000001" table:style-name="ce11">
            <text:p>8.285</text:p>
          </table:table-cell>
          <table:table-cell office:value-type="float" office:value="17.442" table:style-name="ce11">
            <text:p>17.442</text:p>
          </table:table-cell>
          <table:table-cell office:value-type="float" office:value="4.6509999999999998" table:style-name="ce11">
            <text:p>4.651</text:p>
          </table:table-cell>
          <table:table-cell office:value-type="float" office:value="30.233000000000001" table:style-name="ce11">
            <text:p>30.233</text:p>
          </table:table-cell>
          <table:table-cell office:value-type="float" office:value="40.698" table:style-name="ce11">
            <text:p>40.698</text:p>
          </table:table-cell>
          <table:table-cell office:value-type="float" office:value="1.163" table:style-name="ce11">
            <text:p>1.163</text:p>
          </table:table-cell>
          <table:table-cell office:value-type="float" office:value="34.884" table:style-name="ce11">
            <text:p>34.884</text:p>
          </table:table-cell>
          <table:table-cell office:value-type="float" office:value="48.837000000000003" table:style-name="ce11">
            <text:p>48.837</text:p>
          </table:table-cell>
          <table:table-cell office:value-type="float" office:value="23.256" table:style-name="ce11">
            <text:p>23.256</text:p>
          </table:table-cell>
          <table:table-cell office:value-type="float" office:value="43.023000000000003" table:style-name="ce11">
            <text:p>43.023</text:p>
          </table:table-cell>
          <table:table-cell office:value-type="float" office:value="33.720999999999997" table:style-name="ce11">
            <text:p>33.721</text:p>
          </table:table-cell>
          <table:table-cell office:value-type="float" office:value="30.233000000000001" table:style-name="ce11">
            <text:p>30.233</text:p>
          </table:table-cell>
          <table:table-cell office:value-type="float" office:value="9.3019999999999996" table:style-name="ce11">
            <text:p>9.302</text:p>
          </table:table-cell>
          <table:table-cell office:value-type="float" office:value="4.6509999999999998" table:style-name="ce11">
            <text:p>4.651</text:p>
          </table:table-cell>
          <table:table-cell office:value-type="float" office:value="11.628" table:style-name="ce11">
            <text:p>11.628</text:p>
          </table:table-cell>
          <table:table-cell office:value-type="float" office:value="15.116" table:style-name="ce11">
            <text:p>15.116</text:p>
          </table:table-cell>
          <table:table-cell office:value-type="float" office:value="8.14" table:style-name="ce11">
            <text:p>8.14</text:p>
          </table:table-cell>
          <table:table-cell office:value-type="float" office:value="2.3260000000000001" table:style-name="ce11">
            <text:p>2.326</text:p>
          </table:table-cell>
          <table:table-cell office:value-type="float" office:value="45.348999999999997" table:style-name="ce11">
            <text:p>45.349</text:p>
          </table:table-cell>
          <table:table-cell office:value-type="float" office:value="39.534999999999997" table:style-name="ce11">
            <text:p>39.535</text:p>
          </table:table-cell>
          <table:table-cell office:value-type="float" office:value="15.116" table:style-name="ce11">
            <text:p>15.116</text:p>
          </table:table-cell>
          <table:table-cell office:value-type="float" office:value="23.077000000000002" table:style-name="ce11">
            <text:p>23.077</text:p>
          </table:table-cell>
          <table:table-cell office:value-type="float" office:value="31.033999999999999" table:style-name="ce11">
            <text:p>31.034</text:p>
          </table:table-cell>
          <table:table-cell office:value-type="float" office:value="44.828000000000003" table:style-name="ce11">
            <text:p>44.828</text:p>
          </table:table-cell>
          <table:table-cell office:value-type="float" office:value="35.896999999999998" table:style-name="ce11">
            <text:p>35.897</text:p>
          </table:table-cell>
          <table:table-cell office:value-type="float" office:value="61.537999999999997" table:style-name="ce11">
            <text:p>61.538</text:p>
          </table:table-cell>
          <table:table-cell office:value-type="float" office:value="35.631999999999998" table:style-name="ce11">
            <text:p>35.632</text:p>
          </table:table-cell>
          <table:table-cell office:value-type="float" office:value="25.286999999999999" table:style-name="ce11">
            <text:p>25.287</text:p>
          </table:table-cell>
          <table:table-cell office:value-type="float" office:value="43.59" table:style-name="ce11">
            <text:p>43.59</text:p>
          </table:table-cell>
          <table:table-cell office:value-type="float" office:value="15.385" table:style-name="ce11">
            <text:p>15.385</text:p>
          </table:table-cell>
          <table:table-cell office:value-type="float" office:value="33.332999999999998" table:style-name="ce11">
            <text:p>33.333</text:p>
          </table:table-cell>
          <table:table-cell office:value-type="float" office:value="29.885000000000002" table:style-name="ce11">
            <text:p>29.885</text:p>
          </table:table-cell>
          <table:table-cell office:value-type="float" office:value="20.513000000000002" table:style-name="ce11">
            <text:p>20.513</text:p>
          </table:table-cell>
          <table:table-cell office:value-type="float" office:value="59.176000000000002" table:style-name="ce11">
            <text:p>59.176</text:p>
          </table:table-cell>
          <table:table-cell office:value-type="float" office:value="63.636000000000003" table:style-name="ce11">
            <text:p>63.636</text:p>
          </table:table-cell>
          <table:table-cell office:value-type="float" office:value="56.509" table:style-name="ce11">
            <text:p>56.509</text:p>
          </table:table-cell>
          <table:table-cell office:value-type="float" office:value="34.941000000000003" table:style-name="ce11">
            <text:p>34.941</text:p>
          </table:table-cell>
          <table:table-cell office:value-type="float" office:value="65.98" table:style-name="ce11">
            <text:p>65.98</text:p>
          </table:table-cell>
          <table:table-cell office:value-type="float" office:value="61.825000000000003" table:style-name="ce11">
            <text:p>61.825</text:p>
          </table:table-cell>
          <table:table-cell office:value-type="float" office:value="6.89" table:style-name="ce11">
            <text:p>6.89</text:p>
          </table:table-cell>
          <table:table-cell office:value-type="float" office:value="63.893999999999998" table:style-name="ce11">
            <text:p>63.894</text:p>
          </table:table-cell>
          <table:table-cell office:value-type="float" office:value="27.731000000000002" table:style-name="ce11">
            <text:p>27.731</text:p>
          </table:table-cell>
          <table:table-cell office:value-type="float" office:value="71.478999999999999" table:style-name="ce11">
            <text:p>71.479</text:p>
          </table:table-cell>
          <table:table-cell table:number-columns-repeated="16254"/>
        </table:table-row>
        <table:table-row table:style-name="ro6">
          <table:table-cell office:value-type="string" table:style-name="ce4">
            <text:p>ORR</text:p>
          </table:table-cell>
          <table:table-cell office:value-type="string" table:style-name="ce4">
            <text:p>Office of Rail and Road</text:p>
          </table:table-cell>
          <table:table-cell office:value-type="string" table:style-name="ce4">
            <text:p>Office of Rail and Road</text:p>
          </table:table-cell>
          <table:table-cell table:style-name="ce4"/>
          <table:table-cell office:value-type="float" office:value="75.438999999999993" table:style-name="ce11">
            <text:p>75.439</text:p>
          </table:table-cell>
          <table:table-cell office:value-type="float" office:value="67.363" table:style-name="ce11">
            <text:p>67.363</text:p>
          </table:table-cell>
          <table:table-cell office:value-type="float" office:value="86.977000000000004" table:style-name="ce11">
            <text:p>86.977</text:p>
          </table:table-cell>
          <table:table-cell office:value-type="float" office:value="88.953000000000003" table:style-name="ce11">
            <text:p>88.953</text:p>
          </table:table-cell>
          <table:table-cell office:value-type="float" office:value="75.194000000000003" table:style-name="ce11">
            <text:p>75.194</text:p>
          </table:table-cell>
          <table:table-cell office:value-type="float" office:value="84.108999999999995" table:style-name="ce11">
            <text:p>84.109</text:p>
          </table:table-cell>
          <table:table-cell office:value-type="float" office:value="61.24" table:style-name="ce11">
            <text:p>61.24</text:p>
          </table:table-cell>
          <table:table-cell office:value-type="float" office:value="84.787000000000006" table:style-name="ce11">
            <text:p>84.787</text:p>
          </table:table-cell>
          <table:table-cell office:value-type="float" office:value="79.534999999999997" table:style-name="ce11">
            <text:p>79.535</text:p>
          </table:table-cell>
          <table:table-cell office:value-type="float" office:value="33.332999999999998" table:style-name="ce11">
            <text:p>33.333</text:p>
          </table:table-cell>
          <table:table-cell office:value-type="float" office:value="67.769000000000005" table:style-name="ce11">
            <text:p>67.769</text:p>
          </table:table-cell>
          <table:table-cell office:value-type="float" office:value="93.022999999999996" table:style-name="ce11">
            <text:p>93.023</text:p>
          </table:table-cell>
          <table:table-cell office:value-type="float" office:value="89.921999999999997" table:style-name="ce11">
            <text:p>89.922</text:p>
          </table:table-cell>
          <table:table-cell office:value-type="float" office:value="82.171000000000006" table:style-name="ce11">
            <text:p>82.171</text:p>
          </table:table-cell>
          <table:table-cell office:value-type="float" office:value="78.682000000000002" table:style-name="ce11">
            <text:p>78.682</text:p>
          </table:table-cell>
          <table:table-cell office:value-type="float" office:value="91.084999999999994" table:style-name="ce11">
            <text:p>91.085</text:p>
          </table:table-cell>
          <table:table-cell office:value-type="float" office:value="87.596999999999994" table:style-name="ce11">
            <text:p>87.597</text:p>
          </table:table-cell>
          <table:table-cell office:value-type="float" office:value="90.31" table:style-name="ce11">
            <text:p>90.31</text:p>
          </table:table-cell>
          <table:table-cell office:value-type="float" office:value="80.62" table:style-name="ce11">
            <text:p>80.62</text:p>
          </table:table-cell>
          <table:table-cell office:value-type="float" office:value="91.084999999999994" table:style-name="ce11">
            <text:p>91.085</text:p>
          </table:table-cell>
          <table:table-cell office:value-type="float" office:value="90.661000000000001" table:style-name="ce11">
            <text:p>90.661</text:p>
          </table:table-cell>
          <table:table-cell office:value-type="float" office:value="74.805999999999997" table:style-name="ce11">
            <text:p>74.806</text:p>
          </table:table-cell>
          <table:table-cell office:value-type="float" office:value="84.884" table:style-name="ce11">
            <text:p>84.884</text:p>
          </table:table-cell>
          <table:table-cell office:value-type="float" office:value="81.007999999999996" table:style-name="ce11">
            <text:p>81.008</text:p>
          </table:table-cell>
          <table:table-cell office:value-type="float" office:value="72.480999999999995" table:style-name="ce11">
            <text:p>72.481</text:p>
          </table:table-cell>
          <table:table-cell office:value-type="float" office:value="68.605000000000004" table:style-name="ce11">
            <text:p>68.605</text:p>
          </table:table-cell>
          <table:table-cell office:value-type="float" office:value="70.427999999999997" table:style-name="ce11">
            <text:p>70.428</text:p>
          </table:table-cell>
          <table:table-cell office:value-type="float" office:value="37.209000000000003" table:style-name="ce11">
            <text:p>37.209</text:p>
          </table:table-cell>
          <table:table-cell office:value-type="float" office:value="86.822000000000003" table:style-name="ce11">
            <text:p>86.822</text:p>
          </table:table-cell>
          <table:table-cell office:value-type="float" office:value="87.209000000000003" table:style-name="ce11">
            <text:p>87.209</text:p>
          </table:table-cell>
          <table:table-cell office:value-type="float" office:value="78.295000000000002" table:style-name="ce11">
            <text:p>78.295</text:p>
          </table:table-cell>
          <table:table-cell office:value-type="float" office:value="77.906999999999996" table:style-name="ce11">
            <text:p>77.907</text:p>
          </table:table-cell>
          <table:table-cell office:value-type="float" office:value="60.853000000000002" table:style-name="ce11">
            <text:p>60.853</text:p>
          </table:table-cell>
          <table:table-cell office:value-type="float" office:value="43.023000000000003" table:style-name="ce11">
            <text:p>43.023</text:p>
          </table:table-cell>
          <table:table-cell office:value-type="float" office:value="63.177999999999997" table:style-name="ce11">
            <text:p>63.178</text:p>
          </table:table-cell>
          <table:table-cell office:value-type="float" office:value="87.16" table:style-name="ce11">
            <text:p>87.16</text:p>
          </table:table-cell>
          <table:table-cell office:value-type="float" office:value="89.453000000000003" table:style-name="ce11">
            <text:p>89.453</text:p>
          </table:table-cell>
          <table:table-cell office:value-type="float" office:value="78.209999999999994" table:style-name="ce11">
            <text:p>78.21</text:p>
          </table:table-cell>
          <table:table-cell office:value-type="float" office:value="84.436000000000007" table:style-name="ce11">
            <text:p>84.436</text:p>
          </table:table-cell>
          <table:table-cell office:value-type="float" office:value="77.820999999999998" table:style-name="ce11">
            <text:p>77.821</text:p>
          </table:table-cell>
          <table:table-cell office:value-type="float" office:value="84.884" table:style-name="ce11">
            <text:p>84.884</text:p>
          </table:table-cell>
          <table:table-cell office:value-type="float" office:value="92.941000000000003" table:style-name="ce11">
            <text:p>92.941</text:p>
          </table:table-cell>
          <table:table-cell office:value-type="float" office:value="79.069999999999993" table:style-name="ce11">
            <text:p>79.07</text:p>
          </table:table-cell>
          <table:table-cell office:value-type="float" office:value="66.667000000000002" table:style-name="ce11">
            <text:p>66.667</text:p>
          </table:table-cell>
          <table:table-cell office:value-type="float" office:value="75.968999999999994" table:style-name="ce11">
            <text:p>75.969</text:p>
          </table:table-cell>
          <table:table-cell office:value-type="float" office:value="33.463000000000001" table:style-name="ce11">
            <text:p>33.463</text:p>
          </table:table-cell>
          <table:table-cell office:value-type="float" office:value="37.353999999999999" table:style-name="ce11">
            <text:p>37.354</text:p>
          </table:table-cell>
          <table:table-cell office:value-type="float" office:value="29.457000000000001" table:style-name="ce11">
            <text:p>29.457</text:p>
          </table:table-cell>
          <table:table-cell office:value-type="float" office:value="82.558000000000007" table:style-name="ce11">
            <text:p>82.558</text:p>
          </table:table-cell>
          <table:table-cell office:value-type="float" office:value="77.132000000000005" table:style-name="ce11">
            <text:p>77.132</text:p>
          </table:table-cell>
          <table:table-cell office:value-type="float" office:value="66.537000000000006" table:style-name="ce11">
            <text:p>66.537</text:p>
          </table:table-cell>
          <table:table-cell office:value-type="float" office:value="73.643000000000001" table:style-name="ce11">
            <text:p>73.643</text:p>
          </table:table-cell>
          <table:table-cell office:value-type="float" office:value="53.488" table:style-name="ce11">
            <text:p>53.488</text:p>
          </table:table-cell>
          <table:table-cell office:value-type="float" office:value="49.415999999999997" table:style-name="ce11">
            <text:p>49.416</text:p>
          </table:table-cell>
          <table:table-cell office:value-type="float" office:value="80.933999999999997" table:style-name="ce11">
            <text:p>80.934</text:p>
          </table:table-cell>
          <table:table-cell office:value-type="float" office:value="61.628" table:style-name="ce11">
            <text:p>61.628</text:p>
          </table:table-cell>
          <table:table-cell office:value-type="float" office:value="64.728999999999999" table:style-name="ce11">
            <text:p>64.729</text:p>
          </table:table-cell>
          <table:table-cell office:value-type="float" office:value="64.340999999999994" table:style-name="ce11">
            <text:p>64.341</text:p>
          </table:table-cell>
          <table:table-cell office:value-type="float" office:value="74.031000000000006" table:style-name="ce11">
            <text:p>74.031</text:p>
          </table:table-cell>
          <table:table-cell office:value-type="float" office:value="52.14" table:style-name="ce11">
            <text:p>52.14</text:p>
          </table:table-cell>
          <table:table-cell office:value-type="float" office:value="57.976999999999997" table:style-name="ce11">
            <text:p>57.977</text:p>
          </table:table-cell>
          <table:table-cell office:value-type="float" office:value="60.078000000000003" table:style-name="ce11">
            <text:p>60.078</text:p>
          </table:table-cell>
          <table:table-cell office:value-type="float" office:value="60.465000000000003" table:style-name="ce11">
            <text:p>60.465</text:p>
          </table:table-cell>
          <table:table-cell office:value-type="float" office:value="37.597000000000001" table:style-name="ce11">
            <text:p>37.597</text:p>
          </table:table-cell>
          <table:table-cell office:value-type="float" office:value="94.552999999999997" table:style-name="ce11">
            <text:p>94.553</text:p>
          </table:table-cell>
          <table:table-cell office:value-type="float" office:value="77.519000000000005" table:style-name="ce11">
            <text:p>77.519</text:p>
          </table:table-cell>
          <table:table-cell office:value-type="float" office:value="77.733999999999995" table:style-name="ce11">
            <text:p>77.734</text:p>
          </table:table-cell>
          <table:table-cell office:value-type="float" office:value="72.867999999999995" table:style-name="ce11">
            <text:p>72.868</text:p>
          </table:table-cell>
          <table:table-cell office:value-type="float" office:value="79.456999999999994" table:style-name="ce11">
            <text:p>79.457</text:p>
          </table:table-cell>
          <table:table-cell office:value-type="float" office:value="50.387999999999998" table:style-name="ce11">
            <text:p>50.388</text:p>
          </table:table-cell>
          <table:table-cell office:value-type="float" office:value="75.486000000000004" table:style-name="ce11">
            <text:p>75.486</text:p>
          </table:table-cell>
          <table:table-cell office:value-type="float" office:value="6.5890000000000004" table:style-name="ce11">
            <text:p>6.589</text:p>
          </table:table-cell>
          <table:table-cell office:value-type="float" office:value="18.216999999999999" table:style-name="ce11">
            <text:p>18.217</text:p>
          </table:table-cell>
          <table:table-cell office:value-type="float" office:value="43.798000000000002" table:style-name="ce11">
            <text:p>43.798</text:p>
          </table:table-cell>
          <table:table-cell office:value-type="float" office:value="31.395" table:style-name="ce11">
            <text:p>31.395</text:p>
          </table:table-cell>
          <table:table-cell office:value-type="float" office:value="83.721000000000004" table:style-name="ce11">
            <text:p>83.721</text:p>
          </table:table-cell>
          <table:table-cell office:value-type="float" office:value="60.078000000000003" table:style-name="ce11">
            <text:p>60.078</text:p>
          </table:table-cell>
          <table:table-cell office:value-type="float" office:value="76.744" table:style-name="ce11">
            <text:p>76.744</text:p>
          </table:table-cell>
          <table:table-cell office:value-type="float" office:value="8.2029999999999994" table:style-name="ce11">
            <text:p>8.203</text:p>
          </table:table-cell>
          <table:table-cell office:value-type="float" office:value="87.108999999999995" table:style-name="ce11">
            <text:p>87.109</text:p>
          </table:table-cell>
          <table:table-cell office:value-type="float" office:value="4.6879999999999997" table:style-name="ce11">
            <text:p>4.688</text:p>
          </table:table-cell>
          <table:table-cell office:value-type="float" office:value="8.1709999999999994" table:style-name="ce11">
            <text:p>8.171</text:p>
          </table:table-cell>
          <table:table-cell office:value-type="float" office:value="87.16" table:style-name="ce11">
            <text:p>87.16</text:p>
          </table:table-cell>
          <table:table-cell office:value-type="float" office:value="4.6689999999999996" table:style-name="ce11">
            <text:p>4.669</text:p>
          </table:table-cell>
          <table:table-cell office:value-type="float" office:value="9.5239999999999991" table:style-name="ce11">
            <text:p>9.524</text:p>
          </table:table-cell>
          <table:table-cell office:value-type="float" office:value="0" table:style-name="ce11">
            <text:p>0</text:p>
          </table:table-cell>
          <table:table-cell office:value-type="float" office:value="14.286" table:style-name="ce11">
            <text:p>14.286</text:p>
          </table:table-cell>
          <table:table-cell office:value-type="float" office:value="38.094999999999999" table:style-name="ce11">
            <text:p>38.095</text:p>
          </table:table-cell>
          <table:table-cell office:value-type="float" office:value="0" table:style-name="ce11">
            <text:p>0</text:p>
          </table:table-cell>
          <table:table-cell office:value-type="float" office:value="19.047999999999998" table:style-name="ce11">
            <text:p>19.048</text:p>
          </table:table-cell>
          <table:table-cell office:value-type="float" office:value="61.905000000000001" table:style-name="ce11">
            <text:p>61.905</text:p>
          </table:table-cell>
          <table:table-cell office:value-type="float" office:value="33.332999999999998" table:style-name="ce11">
            <text:p>33.333</text:p>
          </table:table-cell>
          <table:table-cell office:value-type="float" office:value="33.332999999999998" table:style-name="ce11">
            <text:p>33.333</text:p>
          </table:table-cell>
          <table:table-cell office:value-type="float" office:value="42.856999999999999" table:style-name="ce11">
            <text:p>42.857</text:p>
          </table:table-cell>
          <table:table-cell office:value-type="float" office:value="19.047999999999998" table:style-name="ce11">
            <text:p>19.048</text:p>
          </table:table-cell>
          <table:table-cell office:value-type="float" office:value="0" table:style-name="ce11">
            <text:p>0</text:p>
          </table:table-cell>
          <table:table-cell office:value-type="float" office:value="0" table:style-name="ce11">
            <text:p>0</text:p>
          </table:table-cell>
          <table:table-cell office:value-type="float" office:value="9.5239999999999991" table:style-name="ce11">
            <text:p>9.524</text:p>
          </table:table-cell>
          <table:table-cell office:value-type="float" office:value="4.7619999999999996" table:style-name="ce11">
            <text:p>4.762</text:p>
          </table:table-cell>
          <table:table-cell office:value-type="float" office:value="9.5239999999999991" table:style-name="ce11">
            <text:p>9.524</text:p>
          </table:table-cell>
          <table:table-cell office:value-type="float" office:value="9.5239999999999991" table:style-name="ce11">
            <text:p>9.524</text:p>
          </table:table-cell>
          <table:table-cell office:value-type="float" office:value="23.81" table:style-name="ce11">
            <text:p>23.81</text:p>
          </table:table-cell>
          <table:table-cell office:value-type="float" office:value="61.905000000000001" table:style-name="ce11">
            <text:p>61.905</text:p>
          </table:table-cell>
          <table:table-cell office:value-type="float" office:value="14.286" table:style-name="ce11">
            <text:p>14.286</text:p>
          </table:table-cell>
          <table:table-cell office:value-type="float" office:value="20" table:style-name="ce11">
            <text:p>20</text:p>
          </table:table-cell>
          <table:table-cell office:value-type="float" office:value="38.094999999999999" table:style-name="ce11">
            <text:p>38.095</text:p>
          </table:table-cell>
          <table:table-cell office:value-type="float" office:value="61.905000000000001" table:style-name="ce11">
            <text:p>61.905</text:p>
          </table:table-cell>
          <table:table-cell office:value-type="float" office:value="80" table:style-name="ce11">
            <text:p>80</text:p>
          </table:table-cell>
          <table:table-cell office:value-type="float" office:value="80" table:style-name="ce11">
            <text:p>80</text:p>
          </table:table-cell>
          <table:table-cell office:value-type="float" office:value="28.571000000000002" table:style-name="ce11">
            <text:p>28.571</text:p>
          </table:table-cell>
          <table:table-cell office:value-type="float" office:value="28.571000000000002" table:style-name="ce11">
            <text:p>28.571</text:p>
          </table:table-cell>
          <table:table-cell office:value-type="float" office:value="20" table:style-name="ce11">
            <text:p>20</text:p>
          </table:table-cell>
          <table:table-cell office:value-type="float" office:value="0" table:style-name="ce11">
            <text:p>0</text:p>
          </table:table-cell>
          <table:table-cell office:value-type="float" office:value="33.332999999999998" table:style-name="ce11">
            <text:p>33.333</text:p>
          </table:table-cell>
          <table:table-cell office:value-type="float" office:value="9.5239999999999991" table:style-name="ce11">
            <text:p>9.524</text:p>
          </table:table-cell>
          <table:table-cell office:value-type="float" office:value="0" table:style-name="ce11">
            <text:p>0</text:p>
          </table:table-cell>
          <table:table-cell office:value-type="float" office:value="64.063000000000002" table:style-name="ce11">
            <text:p>64.063</text:p>
          </table:table-cell>
          <table:table-cell office:value-type="float" office:value="67.578000000000003" table:style-name="ce11">
            <text:p>67.578</text:p>
          </table:table-cell>
          <table:table-cell office:value-type="float" office:value="61.811" table:style-name="ce11">
            <text:p>61.811</text:p>
          </table:table-cell>
          <table:table-cell office:value-type="float" office:value="34.118000000000002" table:style-name="ce11">
            <text:p>34.118</text:p>
          </table:table-cell>
          <table:table-cell office:value-type="float" office:value="70.587999999999994" table:style-name="ce11">
            <text:p>70.588</text:p>
          </table:table-cell>
          <table:table-cell office:value-type="float" office:value="73.332999999999998" table:style-name="ce11">
            <text:p>73.333</text:p>
          </table:table-cell>
          <table:table-cell office:value-type="float" office:value="4.7240000000000002" table:style-name="ce11">
            <text:p>4.724</text:p>
          </table:table-cell>
          <table:table-cell office:value-type="float" office:value="75.293999999999997" table:style-name="ce11">
            <text:p>75.294</text:p>
          </table:table-cell>
          <table:table-cell office:value-type="float" office:value="23.1" table:style-name="ce11">
            <text:p>23.1</text:p>
          </table:table-cell>
          <table:table-cell office:value-type="float" office:value="74.414000000000001" table:style-name="ce11">
            <text:p>74.414</text:p>
          </table:table-cell>
          <table:table-cell table:number-columns-repeated="16254"/>
        </table:table-row>
        <table:table-row table:style-name="ro9">
          <table:table-cell office:value-type="string" table:style-name="ce4">
            <text:p>OSCR</text:p>
          </table:table-cell>
          <table:table-cell office:value-type="string" table:style-name="ce4">
            <text:p>Office of the Scottish Charity Regulator</text:p>
          </table:table-cell>
          <table:table-cell office:value-type="string" table:style-name="ce4">
            <text:p>Scottish Government</text:p>
          </table:table-cell>
          <table:table-cell table:style-name="ce4"/>
          <table:table-cell office:value-type="float" office:value="69.564999999999998" table:style-name="ce11">
            <text:p>69.565</text:p>
          </table:table-cell>
          <table:table-cell office:value-type="float" office:value="45.155999999999999" table:style-name="ce11">
            <text:p>45.156</text:p>
          </table:table-cell>
          <table:table-cell office:value-type="float" office:value="64.375" table:style-name="ce11">
            <text:p>64.375</text:p>
          </table:table-cell>
          <table:table-cell office:value-type="float" office:value="59.375" table:style-name="ce11">
            <text:p>59.375</text:p>
          </table:table-cell>
          <table:table-cell office:value-type="float" office:value="61.563000000000002" table:style-name="ce11">
            <text:p>61.563</text:p>
          </table:table-cell>
          <table:table-cell office:value-type="float" office:value="67.742000000000004" table:style-name="ce11">
            <text:p>67.742</text:p>
          </table:table-cell>
          <table:table-cell office:value-type="float" office:value="35.155999999999999" table:style-name="ce11">
            <text:p>35.156</text:p>
          </table:table-cell>
          <table:table-cell office:value-type="float" office:value="56.25" table:style-name="ce11">
            <text:p>56.25</text:p>
          </table:table-cell>
          <table:table-cell office:value-type="float" office:value="51.042000000000002" table:style-name="ce11">
            <text:p>51.042</text:p>
          </table:table-cell>
          <table:table-cell office:value-type="float" office:value="53.125" table:style-name="ce11">
            <text:p>53.125</text:p>
          </table:table-cell>
          <table:table-cell office:value-type="float" office:value="35.069000000000003" table:style-name="ce11">
            <text:p>35.069</text:p>
          </table:table-cell>
          <table:table-cell office:value-type="float" office:value="68.75" table:style-name="ce11">
            <text:p>68.75</text:p>
          </table:table-cell>
          <table:table-cell office:value-type="float" office:value="75" table:style-name="ce11">
            <text:p>75</text:p>
          </table:table-cell>
          <table:table-cell office:value-type="float" office:value="56.25" table:style-name="ce11">
            <text:p>56.25</text:p>
          </table:table-cell>
          <table:table-cell office:value-type="float" office:value="50" table:style-name="ce11">
            <text:p>50</text:p>
          </table:table-cell>
          <table:table-cell office:value-type="float" office:value="71.875" table:style-name="ce11">
            <text:p>71.875</text:p>
          </table:table-cell>
          <table:table-cell office:value-type="float" office:value="59.375" table:style-name="ce11">
            <text:p>59.375</text:p>
          </table:table-cell>
          <table:table-cell office:value-type="float" office:value="59.375" table:style-name="ce11">
            <text:p>59.375</text:p>
          </table:table-cell>
          <table:table-cell office:value-type="float" office:value="62.5" table:style-name="ce11">
            <text:p>62.5</text:p>
          </table:table-cell>
          <table:table-cell office:value-type="float" office:value="71.875" table:style-name="ce11">
            <text:p>71.875</text:p>
          </table:table-cell>
          <table:table-cell office:value-type="float" office:value="75" table:style-name="ce11">
            <text:p>75</text:p>
          </table:table-cell>
          <table:table-cell office:value-type="float" office:value="50" table:style-name="ce11">
            <text:p>50</text:p>
          </table:table-cell>
          <table:table-cell office:value-type="float" office:value="62.5" table:style-name="ce11">
            <text:p>62.5</text:p>
          </table:table-cell>
          <table:table-cell office:value-type="float" office:value="75" table:style-name="ce11">
            <text:p>75</text:p>
          </table:table-cell>
          <table:table-cell office:value-type="float" office:value="68.75" table:style-name="ce11">
            <text:p>68.75</text:p>
          </table:table-cell>
          <table:table-cell office:value-type="float" office:value="50" table:style-name="ce11">
            <text:p>50</text:p>
          </table:table-cell>
          <table:table-cell office:value-type="float" office:value="62.5" table:style-name="ce11">
            <text:p>62.5</text:p>
          </table:table-cell>
          <table:table-cell office:value-type="float" office:value="37.5" table:style-name="ce11">
            <text:p>37.5</text:p>
          </table:table-cell>
          <table:table-cell office:value-type="float" office:value="74.194000000000003" table:style-name="ce11">
            <text:p>74.194</text:p>
          </table:table-cell>
          <table:table-cell office:value-type="float" office:value="70.968000000000004" table:style-name="ce11">
            <text:p>70.968</text:p>
          </table:table-cell>
          <table:table-cell office:value-type="float" office:value="58.064999999999998" table:style-name="ce11">
            <text:p>58.065</text:p>
          </table:table-cell>
          <table:table-cell office:value-type="float" office:value="46.875" table:style-name="ce11">
            <text:p>46.875</text:p>
          </table:table-cell>
          <table:table-cell office:value-type="float" office:value="34.375" table:style-name="ce11">
            <text:p>34.375</text:p>
          </table:table-cell>
          <table:table-cell office:value-type="float" office:value="31.25" table:style-name="ce11">
            <text:p>31.25</text:p>
          </table:table-cell>
          <table:table-cell office:value-type="float" office:value="28.125" table:style-name="ce11">
            <text:p>28.125</text:p>
          </table:table-cell>
          <table:table-cell office:value-type="float" office:value="62.5" table:style-name="ce11">
            <text:p>62.5</text:p>
          </table:table-cell>
          <table:table-cell office:value-type="float" office:value="71.875" table:style-name="ce11">
            <text:p>71.875</text:p>
          </table:table-cell>
          <table:table-cell office:value-type="float" office:value="40.625" table:style-name="ce11">
            <text:p>40.625</text:p>
          </table:table-cell>
          <table:table-cell office:value-type="float" office:value="50" table:style-name="ce11">
            <text:p>50</text:p>
          </table:table-cell>
          <table:table-cell office:value-type="float" office:value="43.75" table:style-name="ce11">
            <text:p>43.75</text:p>
          </table:table-cell>
          <table:table-cell office:value-type="float" office:value="62.5" table:style-name="ce11">
            <text:p>62.5</text:p>
          </table:table-cell>
          <table:table-cell office:value-type="float" office:value="62.5" table:style-name="ce11">
            <text:p>62.5</text:p>
          </table:table-cell>
          <table:table-cell office:value-type="float" office:value="62.5" table:style-name="ce11">
            <text:p>62.5</text:p>
          </table:table-cell>
          <table:table-cell office:value-type="float" office:value="31.25" table:style-name="ce11">
            <text:p>31.25</text:p>
          </table:table-cell>
          <table:table-cell office:value-type="float" office:value="43.75" table:style-name="ce11">
            <text:p>43.75</text:p>
          </table:table-cell>
          <table:table-cell office:value-type="float" office:value="53.125" table:style-name="ce11">
            <text:p>53.125</text:p>
          </table:table-cell>
          <table:table-cell office:value-type="float" office:value="59.375" table:style-name="ce11">
            <text:p>59.375</text:p>
          </table:table-cell>
          <table:table-cell office:value-type="float" office:value="46.875" table:style-name="ce11">
            <text:p>46.875</text:p>
          </table:table-cell>
          <table:table-cell office:value-type="float" office:value="59.375" table:style-name="ce11">
            <text:p>59.375</text:p>
          </table:table-cell>
          <table:table-cell office:value-type="float" office:value="31.25" table:style-name="ce11">
            <text:p>31.25</text:p>
          </table:table-cell>
          <table:table-cell office:value-type="float" office:value="28.125" table:style-name="ce11">
            <text:p>28.125</text:p>
          </table:table-cell>
          <table:table-cell office:value-type="float" office:value="31.25" table:style-name="ce11">
            <text:p>31.25</text:p>
          </table:table-cell>
          <table:table-cell office:value-type="float" office:value="18.75" table:style-name="ce11">
            <text:p>18.75</text:p>
          </table:table-cell>
          <table:table-cell office:value-type="float" office:value="25" table:style-name="ce11">
            <text:p>25</text:p>
          </table:table-cell>
          <table:table-cell office:value-type="float" office:value="50" table:style-name="ce11">
            <text:p>50</text:p>
          </table:table-cell>
          <table:table-cell office:value-type="float" office:value="43.75" table:style-name="ce11">
            <text:p>43.75</text:p>
          </table:table-cell>
          <table:table-cell office:value-type="float" office:value="28.125" table:style-name="ce11">
            <text:p>28.125</text:p>
          </table:table-cell>
          <table:table-cell office:value-type="float" office:value="37.5" table:style-name="ce11">
            <text:p>37.5</text:p>
          </table:table-cell>
          <table:table-cell office:value-type="float" office:value="28.125" table:style-name="ce11">
            <text:p>28.125</text:p>
          </table:table-cell>
          <table:table-cell office:value-type="float" office:value="34.375" table:style-name="ce11">
            <text:p>34.375</text:p>
          </table:table-cell>
          <table:table-cell office:value-type="float" office:value="31.25" table:style-name="ce11">
            <text:p>31.25</text:p>
          </table:table-cell>
          <table:table-cell office:value-type="float" office:value="34.375" table:style-name="ce11">
            <text:p>34.375</text:p>
          </table:table-cell>
          <table:table-cell office:value-type="float" office:value="46.875" table:style-name="ce11">
            <text:p>46.875</text:p>
          </table:table-cell>
          <table:table-cell office:value-type="float" office:value="21.875" table:style-name="ce11">
            <text:p>21.875</text:p>
          </table:table-cell>
          <table:table-cell office:value-type="float" office:value="81.25" table:style-name="ce11">
            <text:p>81.25</text:p>
          </table:table-cell>
          <table:table-cell office:value-type="float" office:value="56.25" table:style-name="ce11">
            <text:p>56.25</text:p>
          </table:table-cell>
          <table:table-cell office:value-type="float" office:value="43.75" table:style-name="ce11">
            <text:p>43.75</text:p>
          </table:table-cell>
          <table:table-cell office:value-type="float" office:value="28.125" table:style-name="ce11">
            <text:p>28.125</text:p>
          </table:table-cell>
          <table:table-cell office:value-type="float" office:value="43.75" table:style-name="ce11">
            <text:p>43.75</text:p>
          </table:table-cell>
          <table:table-cell office:value-type="float" office:value="68.75" table:style-name="ce11">
            <text:p>68.75</text:p>
          </table:table-cell>
          <table:table-cell office:value-type="float" office:value="34.375" table:style-name="ce11">
            <text:p>34.375</text:p>
          </table:table-cell>
          <table:table-cell office:value-type="float" office:value="25" table:style-name="ce11">
            <text:p>25</text:p>
          </table:table-cell>
          <table:table-cell office:value-type="float" office:value="28.125" table:style-name="ce11">
            <text:p>28.125</text:p>
          </table:table-cell>
          <table:table-cell office:value-type="float" office:value="28.125" table:style-name="ce11">
            <text:p>28.125</text:p>
          </table:table-cell>
          <table:table-cell office:value-type="float" office:value="18.75" table:style-name="ce11">
            <text:p>18.75</text:p>
          </table:table-cell>
          <table:table-cell office:value-type="float" office:value="93.75" table:style-name="ce11">
            <text:p>93.75</text:p>
          </table:table-cell>
          <table:table-cell office:value-type="float" office:value="87.5" table:style-name="ce11">
            <text:p>87.5</text:p>
          </table:table-cell>
          <table:table-cell office:value-type="float" office:value="56.25" table:style-name="ce11">
            <text:p>56.25</text:p>
          </table:table-cell>
          <table:table-cell office:value-type="float" office:value="9.375" table:style-name="ce11">
            <text:p>9.375</text:p>
          </table:table-cell>
          <table:table-cell office:value-type="float" office:value="84.375" table:style-name="ce11">
            <text:p>84.375</text:p>
          </table:table-cell>
          <table:table-cell office:value-type="float" office:value="6.25" table:style-name="ce11">
            <text:p>6.25</text:p>
          </table:table-cell>
          <table:table-cell office:value-type="float" office:value="9.375" table:style-name="ce11">
            <text:p>9.375</text:p>
          </table:table-cell>
          <table:table-cell office:value-type="float" office:value="81.25" table:style-name="ce11">
            <text:p>81.25</text:p>
          </table:table-cell>
          <table:table-cell office:value-type="float" office:value="9.375" table:style-name="ce11">
            <text:p>9.37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6.667000000000002" table:style-name="ce11">
            <text:p>66.667</text:p>
          </table:table-cell>
          <table:table-cell office:value-type="float" office:value="0" table:style-name="ce11">
            <text:p>0</text:p>
          </table:table-cell>
          <table:table-cell office:value-type="float" office:value="33.332999999999998" table:style-name="ce11">
            <text:p>33.333</text:p>
          </table:table-cell>
          <table:table-cell office:value-type="float" office:value="33.332999999999998" table:style-name="ce11">
            <text:p>33.333</text:p>
          </table:table-cell>
          <table:table-cell office:value-type="float" office:value="33.332999999999998" table:style-name="ce11">
            <text:p>33.333</text:p>
          </table:table-cell>
          <table:table-cell office:value-type="float" office:value="33.332999999999998" table:style-name="ce11">
            <text:p>33.333</text:p>
          </table:table-cell>
          <table:table-cell office:value-type="float" office:value="100" table:style-name="ce11">
            <text:p>100</text:p>
          </table:table-cell>
          <table:table-cell office:value-type="float" office:value="66.667000000000002" table:style-name="ce11">
            <text:p>66.667</text:p>
          </table:table-cell>
          <table:table-cell office:value-type="float" office:value="0" table:style-name="ce11">
            <text:p>0</text:p>
          </table:table-cell>
          <table:table-cell office:value-type="float" office:value="33.332999999999998" table:style-name="ce11">
            <text:p>33.33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3.332999999999998" table:style-name="ce11">
            <text:p>33.333</text:p>
          </table:table-cell>
          <table:table-cell office:value-type="float" office:value="66.667000000000002" table:style-name="ce11">
            <text:p>66.667</text:p>
          </table:table-cell>
          <table:table-cell office:value-type="float" office:value="0" table:style-name="ce11">
            <text:p>0</text:p>
          </table:table-cell>
          <table:table-cell office:value-type="float" office:value="0" table:style-name="ce11">
            <text:p>0</text:p>
          </table:table-cell>
          <table:table-cell office:value-type="float" office:value="33.332999999999998" table:style-name="ce11">
            <text:p>33.333</text:p>
          </table:table-cell>
          <table:table-cell office:value-type="float" office:value="66.667000000000002" table:style-name="ce11">
            <text:p>66.667</text:p>
          </table:table-cell>
          <table:table-cell office:value-type="float" office:value="0" table:style-name="ce11">
            <text:p>0</text:p>
          </table:table-cell>
          <table:table-cell office:value-type="float" office:value="100" table:style-name="ce11">
            <text:p>100</text:p>
          </table:table-cell>
          <table:table-cell office:value-type="float" office:value="33.332999999999998" table:style-name="ce11">
            <text:p>33.333</text:p>
          </table:table-cell>
          <table:table-cell office:value-type="float" office:value="0" table:style-name="ce11">
            <text:p>0</text:p>
          </table:table-cell>
          <table:table-cell office:value-type="float" office:value="100" table:style-name="ce11">
            <text:p>100</text:p>
          </table:table-cell>
          <table:table-cell office:value-type="float" office:value="0" table:style-name="ce11">
            <text:p>0</text:p>
          </table:table-cell>
          <table:table-cell office:value-type="float" office:value="33.332999999999998" table:style-name="ce11">
            <text:p>33.333</text:p>
          </table:table-cell>
          <table:table-cell office:value-type="float" office:value="33.332999999999998" table:style-name="ce11">
            <text:p>33.333</text:p>
          </table:table-cell>
          <table:table-cell office:value-type="float" office:value="0" table:style-name="ce11">
            <text:p>0</text:p>
          </table:table-cell>
          <table:table-cell office:value-type="float" office:value="48.387" table:style-name="ce11">
            <text:p>48.387</text:p>
          </table:table-cell>
          <table:table-cell office:value-type="float" office:value="51.613" table:style-name="ce11">
            <text:p>51.613</text:p>
          </table:table-cell>
          <table:table-cell office:value-type="float" office:value="58.064999999999998" table:style-name="ce11">
            <text:p>58.065</text:p>
          </table:table-cell>
          <table:table-cell office:value-type="float" office:value="38.71" table:style-name="ce11">
            <text:p>38.71</text:p>
          </table:table-cell>
          <table:table-cell office:value-type="float" office:value="61.29" table:style-name="ce11">
            <text:p>61.29</text:p>
          </table:table-cell>
          <table:table-cell office:value-type="float" office:value="61.29" table:style-name="ce11">
            <text:p>61.29</text:p>
          </table:table-cell>
          <table:table-cell office:value-type="float" office:value="3.226" table:style-name="ce11">
            <text:p>3.226</text:p>
          </table:table-cell>
          <table:table-cell office:value-type="float" office:value="68.75" table:style-name="ce11">
            <text:p>68.75</text:p>
          </table:table-cell>
          <table:table-cell office:value-type="float" office:value="36.088999999999999" table:style-name="ce11">
            <text:p>36.089</text:p>
          </table:table-cell>
          <table:table-cell office:value-type="float" office:value="65.5" table:style-name="ce11">
            <text:p>65.5</text:p>
          </table:table-cell>
          <table:table-cell table:number-columns-repeated="16254"/>
        </table:table-row>
        <table:table-row table:style-name="ro9">
          <table:table-cell office:value-type="string" table:style-name="ce4">
            <text:p>PINS</text:p>
          </table:table-cell>
          <table:table-cell office:value-type="string" table:style-name="ce4">
            <text:p>Planning Inspectorate</text:p>
          </table:table-cell>
          <table:table-cell office:value-type="string" table:style-name="ce4">
            <text:p>Housing, Communities and Local Government</text:p>
          </table:table-cell>
          <table:table-cell table:style-name="ce4"/>
          <table:table-cell office:value-type="float" office:value="53.484999999999999" table:style-name="ce11">
            <text:p>53.485</text:p>
          </table:table-cell>
          <table:table-cell office:value-type="float" office:value="64.656000000000006" table:style-name="ce11">
            <text:p>64.656</text:p>
          </table:table-cell>
          <table:table-cell office:value-type="float" office:value="82.653999999999996" table:style-name="ce11">
            <text:p>82.654</text:p>
          </table:table-cell>
          <table:table-cell office:value-type="float" office:value="85.308000000000007" table:style-name="ce11">
            <text:p>85.308</text:p>
          </table:table-cell>
          <table:table-cell office:value-type="float" office:value="81.102999999999994" table:style-name="ce11">
            <text:p>81.103</text:p>
          </table:table-cell>
          <table:table-cell office:value-type="float" office:value="81.122" table:style-name="ce11">
            <text:p>81.122</text:p>
          </table:table-cell>
          <table:table-cell office:value-type="float" office:value="61.137" table:style-name="ce11">
            <text:p>61.137</text:p>
          </table:table-cell>
          <table:table-cell office:value-type="float" office:value="82.641999999999996" table:style-name="ce11">
            <text:p>82.642</text:p>
          </table:table-cell>
          <table:table-cell office:value-type="float" office:value="77.271000000000001" table:style-name="ce11">
            <text:p>77.271</text:p>
          </table:table-cell>
          <table:table-cell office:value-type="float" office:value="36.018999999999998" table:style-name="ce11">
            <text:p>36.019</text:p>
          </table:table-cell>
          <table:table-cell office:value-type="float" office:value="54.311" table:style-name="ce11">
            <text:p>54.311</text:p>
          </table:table-cell>
          <table:table-cell office:value-type="float" office:value="92.417000000000002" table:style-name="ce11">
            <text:p>92.417</text:p>
          </table:table-cell>
          <table:table-cell office:value-type="float" office:value="89.335999999999999" table:style-name="ce11">
            <text:p>89.336</text:p>
          </table:table-cell>
          <table:table-cell office:value-type="float" office:value="85.238" table:style-name="ce11">
            <text:p>85.238</text:p>
          </table:table-cell>
          <table:table-cell office:value-type="float" office:value="61.610999999999997" table:style-name="ce11">
            <text:p>61.611</text:p>
          </table:table-cell>
          <table:table-cell office:value-type="float" office:value="84.596999999999994" table:style-name="ce11">
            <text:p>84.597</text:p>
          </table:table-cell>
          <table:table-cell office:value-type="float" office:value="83.649000000000001" table:style-name="ce11">
            <text:p>83.649</text:p>
          </table:table-cell>
          <table:table-cell office:value-type="float" office:value="86.936000000000007" table:style-name="ce11">
            <text:p>86.936</text:p>
          </table:table-cell>
          <table:table-cell office:value-type="float" office:value="83.649000000000001" table:style-name="ce11">
            <text:p>83.649</text:p>
          </table:table-cell>
          <table:table-cell office:value-type="float" office:value="95.734999999999999" table:style-name="ce11">
            <text:p>95.735</text:p>
          </table:table-cell>
          <table:table-cell office:value-type="float" office:value="90.974000000000004" table:style-name="ce11">
            <text:p>90.974</text:p>
          </table:table-cell>
          <table:table-cell office:value-type="float" office:value="73.697000000000003" table:style-name="ce11">
            <text:p>73.697</text:p>
          </table:table-cell>
          <table:table-cell office:value-type="float" office:value="88.388999999999996" table:style-name="ce11">
            <text:p>88.389</text:p>
          </table:table-cell>
          <table:table-cell office:value-type="float" office:value="90.284000000000006" table:style-name="ce11">
            <text:p>90.284</text:p>
          </table:table-cell>
          <table:table-cell office:value-type="float" office:value="85.308000000000007" table:style-name="ce11">
            <text:p>85.308</text:p>
          </table:table-cell>
          <table:table-cell office:value-type="float" office:value="79.147000000000006" table:style-name="ce11">
            <text:p>79.147</text:p>
          </table:table-cell>
          <table:table-cell office:value-type="float" office:value="80.998000000000005" table:style-name="ce11">
            <text:p>80.998</text:p>
          </table:table-cell>
          <table:table-cell office:value-type="float" office:value="42.890999999999998" table:style-name="ce11">
            <text:p>42.891</text:p>
          </table:table-cell>
          <table:table-cell office:value-type="float" office:value="84.596999999999994" table:style-name="ce11">
            <text:p>84.597</text:p>
          </table:table-cell>
          <table:table-cell office:value-type="float" office:value="80.760000000000005" table:style-name="ce11">
            <text:p>80.76</text:p>
          </table:table-cell>
          <table:table-cell office:value-type="float" office:value="77.962000000000003" table:style-name="ce11">
            <text:p>77.962</text:p>
          </table:table-cell>
          <table:table-cell office:value-type="float" office:value="72.986000000000004" table:style-name="ce11">
            <text:p>72.986</text:p>
          </table:table-cell>
          <table:table-cell office:value-type="float" office:value="59.953000000000003" table:style-name="ce11">
            <text:p>59.953</text:p>
          </table:table-cell>
          <table:table-cell office:value-type="float" office:value="53.555" table:style-name="ce11">
            <text:p>53.555</text:p>
          </table:table-cell>
          <table:table-cell office:value-type="float" office:value="57.957000000000001" table:style-name="ce11">
            <text:p>57.957</text:p>
          </table:table-cell>
          <table:table-cell office:value-type="float" office:value="86.966999999999999" table:style-name="ce11">
            <text:p>86.967</text:p>
          </table:table-cell>
          <table:table-cell office:value-type="float" office:value="90.521000000000001" table:style-name="ce11">
            <text:p>90.521</text:p>
          </table:table-cell>
          <table:table-cell office:value-type="float" office:value="74.882000000000005" table:style-name="ce11">
            <text:p>74.882</text:p>
          </table:table-cell>
          <table:table-cell office:value-type="float" office:value="78.198999999999998" table:style-name="ce11">
            <text:p>78.199</text:p>
          </table:table-cell>
          <table:table-cell office:value-type="float" office:value="74.882000000000005" table:style-name="ce11">
            <text:p>74.882</text:p>
          </table:table-cell>
          <table:table-cell office:value-type="float" office:value="88.094999999999999" table:style-name="ce11">
            <text:p>88.095</text:p>
          </table:table-cell>
          <table:table-cell office:value-type="float" office:value="92.399000000000001" table:style-name="ce11">
            <text:p>92.399</text:p>
          </table:table-cell>
          <table:table-cell office:value-type="float" office:value="72.748999999999995" table:style-name="ce11">
            <text:p>72.749</text:p>
          </table:table-cell>
          <table:table-cell office:value-type="float" office:value="63.981000000000002" table:style-name="ce11">
            <text:p>63.981</text:p>
          </table:table-cell>
          <table:table-cell office:value-type="float" office:value="72.037999999999997" table:style-name="ce11">
            <text:p>72.038</text:p>
          </table:table-cell>
          <table:table-cell office:value-type="float" office:value="36.966999999999999" table:style-name="ce11">
            <text:p>36.967</text:p>
          </table:table-cell>
          <table:table-cell office:value-type="float" office:value="42.18" table:style-name="ce11">
            <text:p>42.18</text:p>
          </table:table-cell>
          <table:table-cell office:value-type="float" office:value="28.91" table:style-name="ce11">
            <text:p>28.91</text:p>
          </table:table-cell>
          <table:table-cell office:value-type="float" office:value="67.061999999999998" table:style-name="ce11">
            <text:p>67.062</text:p>
          </table:table-cell>
          <table:table-cell office:value-type="float" office:value="64.929000000000002" table:style-name="ce11">
            <text:p>64.929</text:p>
          </table:table-cell>
          <table:table-cell office:value-type="float" office:value="51.896000000000001" table:style-name="ce11">
            <text:p>51.896</text:p>
          </table:table-cell>
          <table:table-cell office:value-type="float" office:value="52.969000000000001" table:style-name="ce11">
            <text:p>52.969</text:p>
          </table:table-cell>
          <table:table-cell office:value-type="float" office:value="31.754000000000001" table:style-name="ce11">
            <text:p>31.754</text:p>
          </table:table-cell>
          <table:table-cell office:value-type="float" office:value="32.779000000000003" table:style-name="ce11">
            <text:p>32.779</text:p>
          </table:table-cell>
          <table:table-cell office:value-type="float" office:value="75.591999999999999" table:style-name="ce11">
            <text:p>75.592</text:p>
          </table:table-cell>
          <table:table-cell office:value-type="float" office:value="55.45" table:style-name="ce11">
            <text:p>55.45</text:p>
          </table:table-cell>
          <table:table-cell office:value-type="float" office:value="56.398000000000003" table:style-name="ce11">
            <text:p>56.398</text:p>
          </table:table-cell>
          <table:table-cell office:value-type="float" office:value="66.825000000000003" table:style-name="ce11">
            <text:p>66.825</text:p>
          </table:table-cell>
          <table:table-cell office:value-type="float" office:value="59.953000000000003" table:style-name="ce11">
            <text:p>59.953</text:p>
          </table:table-cell>
          <table:table-cell office:value-type="float" office:value="56.872" table:style-name="ce11">
            <text:p>56.872</text:p>
          </table:table-cell>
          <table:table-cell office:value-type="float" office:value="57.957000000000001" table:style-name="ce11">
            <text:p>57.957</text:p>
          </table:table-cell>
          <table:table-cell office:value-type="float" office:value="50.473999999999997" table:style-name="ce11">
            <text:p>50.474</text:p>
          </table:table-cell>
          <table:table-cell office:value-type="float" office:value="46.209000000000003" table:style-name="ce11">
            <text:p>46.209</text:p>
          </table:table-cell>
          <table:table-cell office:value-type="float" office:value="26.841000000000001" table:style-name="ce11">
            <text:p>26.841</text:p>
          </table:table-cell>
          <table:table-cell office:value-type="float" office:value="94.55" table:style-name="ce11">
            <text:p>94.55</text:p>
          </table:table-cell>
          <table:table-cell office:value-type="float" office:value="73.933999999999997" table:style-name="ce11">
            <text:p>73.934</text:p>
          </table:table-cell>
          <table:table-cell office:value-type="float" office:value="71.326999999999998" table:style-name="ce11">
            <text:p>71.327</text:p>
          </table:table-cell>
          <table:table-cell office:value-type="float" office:value="75.355000000000004" table:style-name="ce11">
            <text:p>75.355</text:p>
          </table:table-cell>
          <table:table-cell office:value-type="float" office:value="82.227000000000004" table:style-name="ce11">
            <text:p>82.227</text:p>
          </table:table-cell>
          <table:table-cell office:value-type="float" office:value="57.82" table:style-name="ce11">
            <text:p>57.82</text:p>
          </table:table-cell>
          <table:table-cell office:value-type="float" office:value="77.671999999999997" table:style-name="ce11">
            <text:p>77.672</text:p>
          </table:table-cell>
          <table:table-cell office:value-type="float" office:value="4.5350000000000001" table:style-name="ce11">
            <text:p>4.535</text:p>
          </table:table-cell>
          <table:table-cell office:value-type="float" office:value="12.888" table:style-name="ce11">
            <text:p>12.888</text:p>
          </table:table-cell>
          <table:table-cell office:value-type="float" office:value="32.936" table:style-name="ce11">
            <text:p>32.936</text:p>
          </table:table-cell>
          <table:table-cell office:value-type="float" office:value="49.642000000000003" table:style-name="ce11">
            <text:p>49.642</text:p>
          </table:table-cell>
          <table:table-cell office:value-type="float" office:value="85.070999999999998" table:style-name="ce11">
            <text:p>85.071</text:p>
          </table:table-cell>
          <table:table-cell office:value-type="float" office:value="65.238" table:style-name="ce11">
            <text:p>65.238</text:p>
          </table:table-cell>
          <table:table-cell office:value-type="float" office:value="79.855999999999995" table:style-name="ce11">
            <text:p>79.856</text:p>
          </table:table-cell>
          <table:table-cell office:value-type="float" office:value="4.5019999999999998" table:style-name="ce11">
            <text:p>4.502</text:p>
          </table:table-cell>
          <table:table-cell office:value-type="float" office:value="87.677999999999997" table:style-name="ce11">
            <text:p>87.678</text:p>
          </table:table-cell>
          <table:table-cell office:value-type="float" office:value="7.82" table:style-name="ce11">
            <text:p>7.82</text:p>
          </table:table-cell>
          <table:table-cell office:value-type="float" office:value="3.5550000000000002" table:style-name="ce11">
            <text:p>3.555</text:p>
          </table:table-cell>
          <table:table-cell office:value-type="float" office:value="89.81" table:style-name="ce11">
            <text:p>89.81</text:p>
          </table:table-cell>
          <table:table-cell office:value-type="float" office:value="6.6349999999999998" table:style-name="ce11">
            <text:p>6.635</text:p>
          </table:table-cell>
          <table:table-cell office:value-type="float" office:value="0" table:style-name="ce11">
            <text:p>0</text:p>
          </table:table-cell>
          <table:table-cell office:value-type="float" office:value="0" table:style-name="ce11">
            <text:p>0</text:p>
          </table:table-cell>
          <table:table-cell office:value-type="float" office:value="20" table:style-name="ce11">
            <text:p>20</text:p>
          </table:table-cell>
          <table:table-cell office:value-type="float" office:value="60" table:style-name="ce11">
            <text:p>60</text:p>
          </table:table-cell>
          <table:table-cell office:value-type="float" office:value="0" table:style-name="ce11">
            <text:p>0</text:p>
          </table:table-cell>
          <table:table-cell office:value-type="float" office:value="53.332999999999998" table:style-name="ce11">
            <text:p>53.333</text:p>
          </table:table-cell>
          <table:table-cell office:value-type="float" office:value="20" table:style-name="ce11">
            <text:p>20</text:p>
          </table:table-cell>
          <table:table-cell office:value-type="float" office:value="20" table:style-name="ce11">
            <text:p>20</text:p>
          </table:table-cell>
          <table:table-cell office:value-type="float" office:value="26.667000000000002" table:style-name="ce11">
            <text:p>26.667</text:p>
          </table:table-cell>
          <table:table-cell office:value-type="float" office:value="40" table:style-name="ce11">
            <text:p>40</text:p>
          </table:table-cell>
          <table:table-cell office:value-type="float" office:value="26.667000000000002" table:style-name="ce11">
            <text:p>26.66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6669999999999998" table:style-name="ce11">
            <text:p>6.667</text:p>
          </table:table-cell>
          <table:table-cell office:value-type="float" office:value="6.6669999999999998" table:style-name="ce11">
            <text:p>6.667</text:p>
          </table:table-cell>
          <table:table-cell office:value-type="float" office:value="53.332999999999998" table:style-name="ce11">
            <text:p>53.333</text:p>
          </table:table-cell>
          <table:table-cell office:value-type="float" office:value="26.667000000000002" table:style-name="ce11">
            <text:p>26.667</text:p>
          </table:table-cell>
          <table:table-cell office:value-type="float" office:value="20" table:style-name="ce11">
            <text:p>20</text:p>
          </table:table-cell>
          <table:table-cell office:value-type="float" office:value="25" table:style-name="ce11">
            <text:p>25</text:p>
          </table:table-cell>
          <table:table-cell office:value-type="float" office:value="33.332999999999998" table:style-name="ce11">
            <text:p>33.333</text:p>
          </table:table-cell>
          <table:table-cell office:value-type="float" office:value="46.667000000000002" table:style-name="ce11">
            <text:p>46.667</text:p>
          </table:table-cell>
          <table:table-cell office:value-type="float" office:value="12.5" table:style-name="ce11">
            <text:p>12.5</text:p>
          </table:table-cell>
          <table:table-cell office:value-type="float" office:value="37.5" table:style-name="ce11">
            <text:p>37.5</text:p>
          </table:table-cell>
          <table:table-cell office:value-type="float" office:value="40" table:style-name="ce11">
            <text:p>40</text:p>
          </table:table-cell>
          <table:table-cell office:value-type="float" office:value="13.333" table:style-name="ce11">
            <text:p>13.333</text:p>
          </table:table-cell>
          <table:table-cell office:value-type="float" office:value="50" table:style-name="ce11">
            <text:p>50</text:p>
          </table:table-cell>
          <table:table-cell office:value-type="float" office:value="37.5" table:style-name="ce11">
            <text:p>37.5</text:p>
          </table:table-cell>
          <table:table-cell office:value-type="float" office:value="26.667000000000002" table:style-name="ce11">
            <text:p>26.667</text:p>
          </table:table-cell>
          <table:table-cell office:value-type="float" office:value="40" table:style-name="ce11">
            <text:p>40</text:p>
          </table:table-cell>
          <table:table-cell office:value-type="float" office:value="37.5" table:style-name="ce11">
            <text:p>37.5</text:p>
          </table:table-cell>
          <table:table-cell office:value-type="float" office:value="65.072000000000003" table:style-name="ce11">
            <text:p>65.072</text:p>
          </table:table-cell>
          <table:table-cell office:value-type="float" office:value="68.75" table:style-name="ce11">
            <text:p>68.75</text:p>
          </table:table-cell>
          <table:table-cell office:value-type="float" office:value="59.759" table:style-name="ce11">
            <text:p>59.759</text:p>
          </table:table-cell>
          <table:table-cell office:value-type="float" office:value="35.904000000000003" table:style-name="ce11">
            <text:p>35.904</text:p>
          </table:table-cell>
          <table:table-cell office:value-type="float" office:value="76.793999999999997" table:style-name="ce11">
            <text:p>76.794</text:p>
          </table:table-cell>
          <table:table-cell office:value-type="float" office:value="74.162999999999997" table:style-name="ce11">
            <text:p>74.163</text:p>
          </table:table-cell>
          <table:table-cell office:value-type="float" office:value="3.8279999999999998" table:style-name="ce11">
            <text:p>3.828</text:p>
          </table:table-cell>
          <table:table-cell office:value-type="float" office:value="77.697999999999993" table:style-name="ce11">
            <text:p>77.698</text:p>
          </table:table-cell>
          <table:table-cell office:value-type="float" office:value="23.244" table:style-name="ce11">
            <text:p>23.244</text:p>
          </table:table-cell>
          <table:table-cell office:value-type="float" office:value="74.528999999999996" table:style-name="ce11">
            <text:p>74.529</text:p>
          </table:table-cell>
          <table:table-cell table:number-columns-repeated="16254"/>
        </table:table-row>
        <table:table-row table:style-name="ro6">
          <table:table-cell office:value-type="string" table:style-name="ce4">
            <text:p>PS</text:p>
          </table:table-cell>
          <table:table-cell office:value-type="string" table:style-name="ce4">
            <text:p>Probation Service</text:p>
          </table:table-cell>
          <table:table-cell office:value-type="string" table:style-name="ce4">
            <text:p>Justice</text:p>
          </table:table-cell>
          <table:table-cell office:value-type="string" table:style-name="ce4">
            <text:p>[note 4]</text:p>
          </table:table-cell>
          <table:table-cell office:value-type="float" office:value="60.320999999999998" table:style-name="ce11">
            <text:p>60.321</text:p>
          </table:table-cell>
          <table:table-cell office:value-type="float" office:value="59.564999999999998" table:style-name="ce11">
            <text:p>59.565</text:p>
          </table:table-cell>
          <table:table-cell office:value-type="float" office:value="72.412999999999997" table:style-name="ce11">
            <text:p>72.413</text:p>
          </table:table-cell>
          <table:table-cell office:value-type="float" office:value="79.245999999999995" table:style-name="ce11">
            <text:p>79.246</text:p>
          </table:table-cell>
          <table:table-cell office:value-type="float" office:value="67.031000000000006" table:style-name="ce11">
            <text:p>67.031</text:p>
          </table:table-cell>
          <table:table-cell office:value-type="float" office:value="75.230999999999995" table:style-name="ce11">
            <text:p>75.231</text:p>
          </table:table-cell>
          <table:table-cell office:value-type="float" office:value="48.000999999999998" table:style-name="ce11">
            <text:p>48.001</text:p>
          </table:table-cell>
          <table:table-cell office:value-type="float" office:value="71.896000000000001" table:style-name="ce11">
            <text:p>71.896</text:p>
          </table:table-cell>
          <table:table-cell office:value-type="float" office:value="61.838999999999999" table:style-name="ce11">
            <text:p>61.839</text:p>
          </table:table-cell>
          <table:table-cell office:value-type="float" office:value="21.277000000000001" table:style-name="ce11">
            <text:p>21.277</text:p>
          </table:table-cell>
          <table:table-cell office:value-type="float" office:value="41.881999999999998" table:style-name="ce11">
            <text:p>41.882</text:p>
          </table:table-cell>
          <table:table-cell office:value-type="float" office:value="92.173000000000002" table:style-name="ce11">
            <text:p>92.173</text:p>
          </table:table-cell>
          <table:table-cell office:value-type="float" office:value="86.248999999999995" table:style-name="ce11">
            <text:p>86.249</text:p>
          </table:table-cell>
          <table:table-cell office:value-type="float" office:value="76.558000000000007" table:style-name="ce11">
            <text:p>76.558</text:p>
          </table:table-cell>
          <table:table-cell office:value-type="float" office:value="43.13" table:style-name="ce11">
            <text:p>43.13</text:p>
          </table:table-cell>
          <table:table-cell office:value-type="float" office:value="63.970999999999997" table:style-name="ce11">
            <text:p>63.971</text:p>
          </table:table-cell>
          <table:table-cell office:value-type="float" office:value="77.834000000000003" table:style-name="ce11">
            <text:p>77.834</text:p>
          </table:table-cell>
          <table:table-cell office:value-type="float" office:value="80.662000000000006" table:style-name="ce11">
            <text:p>80.662</text:p>
          </table:table-cell>
          <table:table-cell office:value-type="float" office:value="70.128" table:style-name="ce11">
            <text:p>70.128</text:p>
          </table:table-cell>
          <table:table-cell office:value-type="float" office:value="79.861999999999995" table:style-name="ce11">
            <text:p>79.862</text:p>
          </table:table-cell>
          <table:table-cell office:value-type="float" office:value="77.010999999999996" table:style-name="ce11">
            <text:p>77.011</text:p>
          </table:table-cell>
          <table:table-cell office:value-type="float" office:value="65.924000000000007" table:style-name="ce11">
            <text:p>65.924</text:p>
          </table:table-cell>
          <table:table-cell office:value-type="float" office:value="73.658000000000001" table:style-name="ce11">
            <text:p>73.658</text:p>
          </table:table-cell>
          <table:table-cell office:value-type="float" office:value="77.228999999999999" table:style-name="ce11">
            <text:p>77.229</text:p>
          </table:table-cell>
          <table:table-cell office:value-type="float" office:value="64.632000000000005" table:style-name="ce11">
            <text:p>64.632</text:p>
          </table:table-cell>
          <table:table-cell office:value-type="float" office:value="62.917999999999999" table:style-name="ce11">
            <text:p>62.918</text:p>
          </table:table-cell>
          <table:table-cell office:value-type="float" office:value="62.817" table:style-name="ce11">
            <text:p>62.817</text:p>
          </table:table-cell>
          <table:table-cell office:value-type="float" office:value="36.152000000000001" table:style-name="ce11">
            <text:p>36.152</text:p>
          </table:table-cell>
          <table:table-cell office:value-type="float" office:value="83.179000000000002" table:style-name="ce11">
            <text:p>83.179</text:p>
          </table:table-cell>
          <table:table-cell office:value-type="float" office:value="77.977999999999994" table:style-name="ce11">
            <text:p>77.978</text:p>
          </table:table-cell>
          <table:table-cell office:value-type="float" office:value="64.546000000000006" table:style-name="ce11">
            <text:p>64.546</text:p>
          </table:table-cell>
          <table:table-cell office:value-type="float" office:value="57.451999999999998" table:style-name="ce11">
            <text:p>57.452</text:p>
          </table:table-cell>
          <table:table-cell office:value-type="float" office:value="46.573" table:style-name="ce11">
            <text:p>46.573</text:p>
          </table:table-cell>
          <table:table-cell office:value-type="float" office:value="46.476999999999997" table:style-name="ce11">
            <text:p>46.477</text:p>
          </table:table-cell>
          <table:table-cell office:value-type="float" office:value="41.481999999999999" table:style-name="ce11">
            <text:p>41.482</text:p>
          </table:table-cell>
          <table:table-cell office:value-type="float" office:value="76.182000000000002" table:style-name="ce11">
            <text:p>76.182</text:p>
          </table:table-cell>
          <table:table-cell office:value-type="float" office:value="85.751000000000005" table:style-name="ce11">
            <text:p>85.751</text:p>
          </table:table-cell>
          <table:table-cell office:value-type="float" office:value="57.776000000000003" table:style-name="ce11">
            <text:p>57.776</text:p>
          </table:table-cell>
          <table:table-cell office:value-type="float" office:value="67.914000000000001" table:style-name="ce11">
            <text:p>67.914</text:p>
          </table:table-cell>
          <table:table-cell office:value-type="float" office:value="56.412999999999997" table:style-name="ce11">
            <text:p>56.413</text:p>
          </table:table-cell>
          <table:table-cell office:value-type="float" office:value="73.813000000000002" table:style-name="ce11">
            <text:p>73.813</text:p>
          </table:table-cell>
          <table:table-cell office:value-type="float" office:value="87.034999999999997" table:style-name="ce11">
            <text:p>87.035</text:p>
          </table:table-cell>
          <table:table-cell office:value-type="float" office:value="60.683" table:style-name="ce11">
            <text:p>60.683</text:p>
          </table:table-cell>
          <table:table-cell office:value-type="float" office:value="41.186" table:style-name="ce11">
            <text:p>41.186</text:p>
          </table:table-cell>
          <table:table-cell office:value-type="float" office:value="52.005000000000003" table:style-name="ce11">
            <text:p>52.005</text:p>
          </table:table-cell>
          <table:table-cell office:value-type="float" office:value="19.553000000000001" table:style-name="ce11">
            <text:p>19.553</text:p>
          </table:table-cell>
          <table:table-cell office:value-type="float" office:value="26.006" table:style-name="ce11">
            <text:p>26.006</text:p>
          </table:table-cell>
          <table:table-cell office:value-type="float" office:value="18.257999999999999" table:style-name="ce11">
            <text:p>18.258</text:p>
          </table:table-cell>
          <table:table-cell office:value-type="float" office:value="57.491" table:style-name="ce11">
            <text:p>57.491</text:p>
          </table:table-cell>
          <table:table-cell office:value-type="float" office:value="59.472000000000001" table:style-name="ce11">
            <text:p>59.472</text:p>
          </table:table-cell>
          <table:table-cell office:value-type="float" office:value="49.975000000000001" table:style-name="ce11">
            <text:p>49.975</text:p>
          </table:table-cell>
          <table:table-cell office:value-type="float" office:value="49.594999999999999" table:style-name="ce11">
            <text:p>49.595</text:p>
          </table:table-cell>
          <table:table-cell office:value-type="float" office:value="28.302" table:style-name="ce11">
            <text:p>28.302</text:p>
          </table:table-cell>
          <table:table-cell office:value-type="float" office:value="21.704000000000001" table:style-name="ce11">
            <text:p>21.704</text:p>
          </table:table-cell>
          <table:table-cell office:value-type="float" office:value="50.469000000000001" table:style-name="ce11">
            <text:p>50.469</text:p>
          </table:table-cell>
          <table:table-cell office:value-type="float" office:value="23.684999999999999" table:style-name="ce11">
            <text:p>23.685</text:p>
          </table:table-cell>
          <table:table-cell office:value-type="float" office:value="36.347000000000001" table:style-name="ce11">
            <text:p>36.347</text:p>
          </table:table-cell>
          <table:table-cell office:value-type="float" office:value="63.588999999999999" table:style-name="ce11">
            <text:p>63.589</text:p>
          </table:table-cell>
          <table:table-cell office:value-type="float" office:value="39.262" table:style-name="ce11">
            <text:p>39.262</text:p>
          </table:table-cell>
          <table:table-cell office:value-type="float" office:value="54.636000000000003" table:style-name="ce11">
            <text:p>54.636</text:p>
          </table:table-cell>
          <table:table-cell office:value-type="float" office:value="49.368000000000002" table:style-name="ce11">
            <text:p>49.368</text:p>
          </table:table-cell>
          <table:table-cell office:value-type="float" office:value="44.363" table:style-name="ce11">
            <text:p>44.363</text:p>
          </table:table-cell>
          <table:table-cell office:value-type="float" office:value="31.983000000000001" table:style-name="ce11">
            <text:p>31.983</text:p>
          </table:table-cell>
          <table:table-cell office:value-type="float" office:value="16.466000000000001" table:style-name="ce11">
            <text:p>16.466</text:p>
          </table:table-cell>
          <table:table-cell office:value-type="float" office:value="88.924000000000007" table:style-name="ce11">
            <text:p>88.924</text:p>
          </table:table-cell>
          <table:table-cell office:value-type="float" office:value="58.027000000000001" table:style-name="ce11">
            <text:p>58.027</text:p>
          </table:table-cell>
          <table:table-cell office:value-type="float" office:value="63.761000000000003" table:style-name="ce11">
            <text:p>63.761</text:p>
          </table:table-cell>
          <table:table-cell office:value-type="float" office:value="68.653000000000006" table:style-name="ce11">
            <text:p>68.653</text:p>
          </table:table-cell>
          <table:table-cell office:value-type="float" office:value="72.224000000000004" table:style-name="ce11">
            <text:p>72.224</text:p>
          </table:table-cell>
          <table:table-cell office:value-type="float" office:value="41.515999999999998" table:style-name="ce11">
            <text:p>41.516</text:p>
          </table:table-cell>
          <table:table-cell office:value-type="float" office:value="65.903999999999996" table:style-name="ce11">
            <text:p>65.904</text:p>
          </table:table-cell>
          <table:table-cell office:value-type="float" office:value="9.2609999999999992" table:style-name="ce11">
            <text:p>9.261</text:p>
          </table:table-cell>
          <table:table-cell office:value-type="float" office:value="13.446" table:style-name="ce11">
            <text:p>13.446</text:p>
          </table:table-cell>
          <table:table-cell office:value-type="float" office:value="26.298999999999999" table:style-name="ce11">
            <text:p>26.299</text:p>
          </table:table-cell>
          <table:table-cell office:value-type="float" office:value="50.994" table:style-name="ce11">
            <text:p>50.994</text:p>
          </table:table-cell>
          <table:table-cell office:value-type="float" office:value="80.355000000000004" table:style-name="ce11">
            <text:p>80.355</text:p>
          </table:table-cell>
          <table:table-cell office:value-type="float" office:value="52.515999999999998" table:style-name="ce11">
            <text:p>52.516</text:p>
          </table:table-cell>
          <table:table-cell office:value-type="float" office:value="61.984999999999999" table:style-name="ce11">
            <text:p>61.985</text:p>
          </table:table-cell>
          <table:table-cell office:value-type="float" office:value="10.728999999999999" table:style-name="ce11">
            <text:p>10.729</text:p>
          </table:table-cell>
          <table:table-cell office:value-type="float" office:value="80.078999999999994" table:style-name="ce11">
            <text:p>80.079</text:p>
          </table:table-cell>
          <table:table-cell office:value-type="float" office:value="9.1920000000000002" table:style-name="ce11">
            <text:p>9.192</text:p>
          </table:table-cell>
          <table:table-cell office:value-type="float" office:value="9.4329999999999998" table:style-name="ce11">
            <text:p>9.433</text:p>
          </table:table-cell>
          <table:table-cell office:value-type="float" office:value="83.539000000000001" table:style-name="ce11">
            <text:p>83.539</text:p>
          </table:table-cell>
          <table:table-cell office:value-type="float" office:value="7.0279999999999996" table:style-name="ce11">
            <text:p>7.028</text:p>
          </table:table-cell>
          <table:table-cell office:value-type="float" office:value="9.7590000000000003" table:style-name="ce11">
            <text:p>9.759</text:p>
          </table:table-cell>
          <table:table-cell office:value-type="float" office:value="4.827" table:style-name="ce11">
            <text:p>4.827</text:p>
          </table:table-cell>
          <table:table-cell office:value-type="float" office:value="31.899000000000001" table:style-name="ce11">
            <text:p>31.899</text:p>
          </table:table-cell>
          <table:table-cell office:value-type="float" office:value="41.027999999999999" table:style-name="ce11">
            <text:p>41.028</text:p>
          </table:table-cell>
          <table:table-cell office:value-type="float" office:value="1.0489999999999999" table:style-name="ce11">
            <text:p>1.049</text:p>
          </table:table-cell>
          <table:table-cell office:value-type="float" office:value="37.146000000000001" table:style-name="ce11">
            <text:p>37.146</text:p>
          </table:table-cell>
          <table:table-cell office:value-type="float" office:value="40.817999999999998" table:style-name="ce11">
            <text:p>40.818</text:p>
          </table:table-cell>
          <table:table-cell office:value-type="float" office:value="21.931000000000001" table:style-name="ce11">
            <text:p>21.931</text:p>
          </table:table-cell>
          <table:table-cell office:value-type="float" office:value="35.677" table:style-name="ce11">
            <text:p>35.677</text:p>
          </table:table-cell>
          <table:table-cell office:value-type="float" office:value="35.046999999999997" table:style-name="ce11">
            <text:p>35.047</text:p>
          </table:table-cell>
          <table:table-cell office:value-type="float" office:value="23.295000000000002" table:style-name="ce11">
            <text:p>23.295</text:p>
          </table:table-cell>
          <table:table-cell office:value-type="float" office:value="3.0430000000000001" table:style-name="ce11">
            <text:p>3.043</text:p>
          </table:table-cell>
          <table:table-cell office:value-type="float" office:value="3.9870000000000001" table:style-name="ce11">
            <text:p>3.987</text:p>
          </table:table-cell>
          <table:table-cell office:value-type="float" office:value="11.647" table:style-name="ce11">
            <text:p>11.647</text:p>
          </table:table-cell>
          <table:table-cell office:value-type="float" office:value="14.795" table:style-name="ce11">
            <text:p>14.795</text:p>
          </table:table-cell>
          <table:table-cell office:value-type="float" office:value="9.5489999999999995" table:style-name="ce11">
            <text:p>9.549</text:p>
          </table:table-cell>
          <table:table-cell office:value-type="float" office:value="3.778" table:style-name="ce11">
            <text:p>3.778</text:p>
          </table:table-cell>
          <table:table-cell office:value-type="float" office:value="47.694000000000003" table:style-name="ce11">
            <text:p>47.694</text:p>
          </table:table-cell>
          <table:table-cell office:value-type="float" office:value="40.460999999999999" table:style-name="ce11">
            <text:p>40.461</text:p>
          </table:table-cell>
          <table:table-cell office:value-type="float" office:value="11.845000000000001" table:style-name="ce11">
            <text:p>11.845</text:p>
          </table:table-cell>
          <table:table-cell office:value-type="float" office:value="26.385999999999999" table:style-name="ce11">
            <text:p>26.386</text:p>
          </table:table-cell>
          <table:table-cell office:value-type="float" office:value="45.731999999999999" table:style-name="ce11">
            <text:p>45.732</text:p>
          </table:table-cell>
          <table:table-cell office:value-type="float" office:value="61.094000000000001" table:style-name="ce11">
            <text:p>61.094</text:p>
          </table:table-cell>
          <table:table-cell office:value-type="float" office:value="34.066000000000003" table:style-name="ce11">
            <text:p>34.066</text:p>
          </table:table-cell>
          <table:table-cell office:value-type="float" office:value="58.314999999999998" table:style-name="ce11">
            <text:p>58.315</text:p>
          </table:table-cell>
          <table:table-cell office:value-type="float" office:value="30.452999999999999" table:style-name="ce11">
            <text:p>30.453</text:p>
          </table:table-cell>
          <table:table-cell office:value-type="float" office:value="20.715" table:style-name="ce11">
            <text:p>20.715</text:p>
          </table:table-cell>
          <table:table-cell office:value-type="float" office:value="50.548999999999999" table:style-name="ce11">
            <text:p>50.549</text:p>
          </table:table-cell>
          <table:table-cell office:value-type="float" office:value="15.298999999999999" table:style-name="ce11">
            <text:p>15.299</text:p>
          </table:table-cell>
          <table:table-cell office:value-type="float" office:value="23.815000000000001" table:style-name="ce11">
            <text:p>23.815</text:p>
          </table:table-cell>
          <table:table-cell office:value-type="float" office:value="18.190999999999999" table:style-name="ce11">
            <text:p>18.191</text:p>
          </table:table-cell>
          <table:table-cell office:value-type="float" office:value="15.385" table:style-name="ce11">
            <text:p>15.385</text:p>
          </table:table-cell>
          <table:table-cell office:value-type="float" office:value="58.244" table:style-name="ce11">
            <text:p>58.244</text:p>
          </table:table-cell>
          <table:table-cell office:value-type="float" office:value="68.322999999999993" table:style-name="ce11">
            <text:p>68.323</text:p>
          </table:table-cell>
          <table:table-cell office:value-type="float" office:value="55.637" table:style-name="ce11">
            <text:p>55.637</text:p>
          </table:table-cell>
          <table:table-cell office:value-type="float" office:value="40.947000000000003" table:style-name="ce11">
            <text:p>40.947</text:p>
          </table:table-cell>
          <table:table-cell office:value-type="float" office:value="63.938000000000002" table:style-name="ce11">
            <text:p>63.938</text:p>
          </table:table-cell>
          <table:table-cell office:value-type="float" office:value="68.563999999999993" table:style-name="ce11">
            <text:p>68.564</text:p>
          </table:table-cell>
          <table:table-cell office:value-type="float" office:value="4.7439999999999998" table:style-name="ce11">
            <text:p>4.744</text:p>
          </table:table-cell>
          <table:table-cell office:value-type="float" office:value="72.45" table:style-name="ce11">
            <text:p>72.45</text:p>
          </table:table-cell>
          <table:table-cell office:value-type="float" office:value="33.100999999999999" table:style-name="ce11">
            <text:p>33.101</text:p>
          </table:table-cell>
          <table:table-cell office:value-type="float" office:value="73.108000000000004" table:style-name="ce11">
            <text:p>73.108</text:p>
          </table:table-cell>
          <table:table-cell table:number-columns-repeated="16254"/>
        </table:table-row>
        <table:table-row table:style-name="ro6">
          <table:table-cell office:value-type="string" table:style-name="ce4">
            <text:p>ROS</text:p>
          </table:table-cell>
          <table:table-cell office:value-type="string" table:style-name="ce4">
            <text:p>Registers of Scotland</text:p>
          </table:table-cell>
          <table:table-cell office:value-type="string" table:style-name="ce4">
            <text:p>Scottish Government</text:p>
          </table:table-cell>
          <table:table-cell table:style-name="ce4"/>
          <table:table-cell office:value-type="float" office:value="68.527000000000001" table:style-name="ce11">
            <text:p>68.527</text:p>
          </table:table-cell>
          <table:table-cell office:value-type="float" office:value="65.956999999999994" table:style-name="ce11">
            <text:p>65.957</text:p>
          </table:table-cell>
          <table:table-cell office:value-type="float" office:value="76.945999999999998" table:style-name="ce11">
            <text:p>76.946</text:p>
          </table:table-cell>
          <table:table-cell office:value-type="float" office:value="87.274000000000001" table:style-name="ce11">
            <text:p>87.274</text:p>
          </table:table-cell>
          <table:table-cell office:value-type="float" office:value="74.257000000000005" table:style-name="ce11">
            <text:p>74.257</text:p>
          </table:table-cell>
          <table:table-cell office:value-type="float" office:value="84.313999999999993" table:style-name="ce11">
            <text:p>84.314</text:p>
          </table:table-cell>
          <table:table-cell office:value-type="float" office:value="50.981999999999999" table:style-name="ce11">
            <text:p>50.982</text:p>
          </table:table-cell>
          <table:table-cell office:value-type="float" office:value="85.576999999999998" table:style-name="ce11">
            <text:p>85.577</text:p>
          </table:table-cell>
          <table:table-cell office:value-type="float" office:value="81.587000000000003" table:style-name="ce11">
            <text:p>81.587</text:p>
          </table:table-cell>
          <table:table-cell office:value-type="float" office:value="58.664000000000001" table:style-name="ce11">
            <text:p>58.664</text:p>
          </table:table-cell>
          <table:table-cell office:value-type="float" office:value="55.384999999999998" table:style-name="ce11">
            <text:p>55.385</text:p>
          </table:table-cell>
          <table:table-cell office:value-type="float" office:value="86.765000000000001" table:style-name="ce11">
            <text:p>86.765</text:p>
          </table:table-cell>
          <table:table-cell office:value-type="float" office:value="83.805000000000007" table:style-name="ce11">
            <text:p>83.805</text:p>
          </table:table-cell>
          <table:table-cell office:value-type="float" office:value="76.730999999999995" table:style-name="ce11">
            <text:p>76.731</text:p>
          </table:table-cell>
          <table:table-cell office:value-type="float" office:value="57.320999999999998" table:style-name="ce11">
            <text:p>57.321</text:p>
          </table:table-cell>
          <table:table-cell office:value-type="float" office:value="79.840999999999994" table:style-name="ce11">
            <text:p>79.841</text:p>
          </table:table-cell>
          <table:table-cell office:value-type="float" office:value="85.52" table:style-name="ce11">
            <text:p>85.52</text:p>
          </table:table-cell>
          <table:table-cell office:value-type="float" office:value="89.015000000000001" table:style-name="ce11">
            <text:p>89.015</text:p>
          </table:table-cell>
          <table:table-cell office:value-type="float" office:value="74.233999999999995" table:style-name="ce11">
            <text:p>74.234</text:p>
          </table:table-cell>
          <table:table-cell office:value-type="float" office:value="92.63" table:style-name="ce11">
            <text:p>92.63</text:p>
          </table:table-cell>
          <table:table-cell office:value-type="float" office:value="85.956999999999994" table:style-name="ce11">
            <text:p>85.957</text:p>
          </table:table-cell>
          <table:table-cell office:value-type="float" office:value="74.489999999999995" table:style-name="ce11">
            <text:p>74.49</text:p>
          </table:table-cell>
          <table:table-cell office:value-type="float" office:value="80.974000000000004" table:style-name="ce11">
            <text:p>80.974</text:p>
          </table:table-cell>
          <table:table-cell office:value-type="float" office:value="84.823999999999998" table:style-name="ce11">
            <text:p>84.824</text:p>
          </table:table-cell>
          <table:table-cell office:value-type="float" office:value="71.995000000000005" table:style-name="ce11">
            <text:p>71.995</text:p>
          </table:table-cell>
          <table:table-cell office:value-type="float" office:value="65.798000000000002" table:style-name="ce11">
            <text:p>65.798</text:p>
          </table:table-cell>
          <table:table-cell office:value-type="float" office:value="75.963999999999999" table:style-name="ce11">
            <text:p>75.964</text:p>
          </table:table-cell>
          <table:table-cell office:value-type="float" office:value="36.518999999999998" table:style-name="ce11">
            <text:p>36.519</text:p>
          </table:table-cell>
          <table:table-cell office:value-type="float" office:value="90.724000000000004" table:style-name="ce11">
            <text:p>90.724</text:p>
          </table:table-cell>
          <table:table-cell office:value-type="float" office:value="84.954999999999998" table:style-name="ce11">
            <text:p>84.955</text:p>
          </table:table-cell>
          <table:table-cell office:value-type="float" office:value="77.262" table:style-name="ce11">
            <text:p>77.262</text:p>
          </table:table-cell>
          <table:table-cell office:value-type="float" office:value="59.296999999999997" table:style-name="ce11">
            <text:p>59.297</text:p>
          </table:table-cell>
          <table:table-cell office:value-type="float" office:value="49.088999999999999" table:style-name="ce11">
            <text:p>49.089</text:p>
          </table:table-cell>
          <table:table-cell office:value-type="float" office:value="49.146999999999998" table:style-name="ce11">
            <text:p>49.147</text:p>
          </table:table-cell>
          <table:table-cell office:value-type="float" office:value="46.354999999999997" table:style-name="ce11">
            <text:p>46.355</text:p>
          </table:table-cell>
          <table:table-cell office:value-type="float" office:value="89.807000000000002" table:style-name="ce11">
            <text:p>89.807</text:p>
          </table:table-cell>
          <table:table-cell office:value-type="float" office:value="92.864999999999995" table:style-name="ce11">
            <text:p>92.865</text:p>
          </table:table-cell>
          <table:table-cell office:value-type="float" office:value="73.951999999999998" table:style-name="ce11">
            <text:p>73.952</text:p>
          </table:table-cell>
          <table:table-cell office:value-type="float" office:value="85.73" table:style-name="ce11">
            <text:p>85.73</text:p>
          </table:table-cell>
          <table:table-cell office:value-type="float" office:value="76.923000000000002" table:style-name="ce11">
            <text:p>76.923</text:p>
          </table:table-cell>
          <table:table-cell office:value-type="float" office:value="82.673000000000002" table:style-name="ce11">
            <text:p>82.673</text:p>
          </table:table-cell>
          <table:table-cell office:value-type="float" office:value="88.421999999999997" table:style-name="ce11">
            <text:p>88.422</text:p>
          </table:table-cell>
          <table:table-cell office:value-type="float" office:value="83.596999999999994" table:style-name="ce11">
            <text:p>83.597</text:p>
          </table:table-cell>
          <table:table-cell office:value-type="float" office:value="74.346999999999994" table:style-name="ce11">
            <text:p>74.347</text:p>
          </table:table-cell>
          <table:table-cell office:value-type="float" office:value="83.596999999999994" table:style-name="ce11">
            <text:p>83.597</text:p>
          </table:table-cell>
          <table:table-cell office:value-type="float" office:value="57.078000000000003" table:style-name="ce11">
            <text:p>57.078</text:p>
          </table:table-cell>
          <table:table-cell office:value-type="float" office:value="63.905000000000001" table:style-name="ce11">
            <text:p>63.905</text:p>
          </table:table-cell>
          <table:table-cell office:value-type="float" office:value="55.341000000000001" table:style-name="ce11">
            <text:p>55.341</text:p>
          </table:table-cell>
          <table:table-cell office:value-type="float" office:value="60.814999999999998" table:style-name="ce11">
            <text:p>60.815</text:p>
          </table:table-cell>
          <table:table-cell office:value-type="float" office:value="62.357999999999997" table:style-name="ce11">
            <text:p>62.358</text:p>
          </table:table-cell>
          <table:table-cell office:value-type="float" office:value="62.627000000000002" table:style-name="ce11">
            <text:p>62.627</text:p>
          </table:table-cell>
          <table:table-cell office:value-type="float" office:value="57.256" table:style-name="ce11">
            <text:p>57.256</text:p>
          </table:table-cell>
          <table:table-cell office:value-type="float" office:value="44.847000000000001" table:style-name="ce11">
            <text:p>44.847</text:p>
          </table:table-cell>
          <table:table-cell office:value-type="float" office:value="46.040999999999997" table:style-name="ce11">
            <text:p>46.041</text:p>
          </table:table-cell>
          <table:table-cell office:value-type="float" office:value="71.055999999999997" table:style-name="ce11">
            <text:p>71.056</text:p>
          </table:table-cell>
          <table:table-cell office:value-type="float" office:value="41.61" table:style-name="ce11">
            <text:p>41.61</text:p>
          </table:table-cell>
          <table:table-cell office:value-type="float" office:value="51.869" table:style-name="ce11">
            <text:p>51.869</text:p>
          </table:table-cell>
          <table:table-cell office:value-type="float" office:value="60.52" table:style-name="ce11">
            <text:p>60.52</text:p>
          </table:table-cell>
          <table:table-cell office:value-type="float" office:value="73.099000000000004" table:style-name="ce11">
            <text:p>73.099</text:p>
          </table:table-cell>
          <table:table-cell office:value-type="float" office:value="50.738" table:style-name="ce11">
            <text:p>50.738</text:p>
          </table:table-cell>
          <table:table-cell office:value-type="float" office:value="55.832000000000001" table:style-name="ce11">
            <text:p>55.832</text:p>
          </table:table-cell>
          <table:table-cell office:value-type="float" office:value="53.061" table:style-name="ce11">
            <text:p>53.061</text:p>
          </table:table-cell>
          <table:table-cell office:value-type="float" office:value="55.768999999999998" table:style-name="ce11">
            <text:p>55.769</text:p>
          </table:table-cell>
          <table:table-cell office:value-type="float" office:value="45.023000000000003" table:style-name="ce11">
            <text:p>45.023</text:p>
          </table:table-cell>
          <table:table-cell office:value-type="float" office:value="96.153999999999996" table:style-name="ce11">
            <text:p>96.154</text:p>
          </table:table-cell>
          <table:table-cell office:value-type="float" office:value="72.027000000000001" table:style-name="ce11">
            <text:p>72.027</text:p>
          </table:table-cell>
          <table:table-cell office:value-type="float" office:value="71.38" table:style-name="ce11">
            <text:p>71.38</text:p>
          </table:table-cell>
          <table:table-cell office:value-type="float" office:value="67.31" table:style-name="ce11">
            <text:p>67.31</text:p>
          </table:table-cell>
          <table:table-cell office:value-type="float" office:value="84.710999999999999" table:style-name="ce11">
            <text:p>84.711</text:p>
          </table:table-cell>
          <table:table-cell office:value-type="float" office:value="55.781999999999996" table:style-name="ce11">
            <text:p>55.782</text:p>
          </table:table-cell>
          <table:table-cell office:value-type="float" office:value="74.116" table:style-name="ce11">
            <text:p>74.116</text:p>
          </table:table-cell>
          <table:table-cell office:value-type="float" office:value="4.0819999999999999" table:style-name="ce11">
            <text:p>4.082</text:p>
          </table:table-cell>
          <table:table-cell office:value-type="float" office:value="6.3490000000000002" table:style-name="ce11">
            <text:p>6.349</text:p>
          </table:table-cell>
          <table:table-cell office:value-type="float" office:value="23.129000000000001" table:style-name="ce11">
            <text:p>23.129</text:p>
          </table:table-cell>
          <table:table-cell office:value-type="float" office:value="66.44" table:style-name="ce11">
            <text:p>66.44</text:p>
          </table:table-cell>
          <table:table-cell office:value-type="float" office:value="89.241" table:style-name="ce11">
            <text:p>89.241</text:p>
          </table:table-cell>
          <table:table-cell office:value-type="float" office:value="65.912000000000006" table:style-name="ce11">
            <text:p>65.912</text:p>
          </table:table-cell>
          <table:table-cell office:value-type="float" office:value="80.432000000000002" table:style-name="ce11">
            <text:p>80.432</text:p>
          </table:table-cell>
          <table:table-cell office:value-type="float" office:value="2.9409999999999998" table:style-name="ce11">
            <text:p>2.941</text:p>
          </table:table-cell>
          <table:table-cell office:value-type="float" office:value="91.629000000000005" table:style-name="ce11">
            <text:p>91.629</text:p>
          </table:table-cell>
          <table:table-cell office:value-type="float" office:value="5.43" table:style-name="ce11">
            <text:p>5.43</text:p>
          </table:table-cell>
          <table:table-cell office:value-type="float" office:value="4.1859999999999999" table:style-name="ce11">
            <text:p>4.186</text:p>
          </table:table-cell>
          <table:table-cell office:value-type="float" office:value="91.403000000000006" table:style-name="ce11">
            <text:p>91.403</text:p>
          </table:table-cell>
          <table:table-cell office:value-type="float" office:value="4.4119999999999999" table:style-name="ce11">
            <text:p>4.412</text:p>
          </table:table-cell>
          <table:table-cell office:value-type="float" office:value="5.4050000000000002" table:style-name="ce11">
            <text:p>5.405</text:p>
          </table:table-cell>
          <table:table-cell office:value-type="float" office:value="0" table:style-name="ce11">
            <text:p>0</text:p>
          </table:table-cell>
          <table:table-cell office:value-type="float" office:value="5.4050000000000002" table:style-name="ce11">
            <text:p>5.405</text:p>
          </table:table-cell>
          <table:table-cell office:value-type="float" office:value="51.350999999999999" table:style-name="ce11">
            <text:p>51.351</text:p>
          </table:table-cell>
          <table:table-cell office:value-type="float" office:value="0" table:style-name="ce11">
            <text:p>0</text:p>
          </table:table-cell>
          <table:table-cell office:value-type="float" office:value="24.324000000000002" table:style-name="ce11">
            <text:p>24.324</text:p>
          </table:table-cell>
          <table:table-cell office:value-type="float" office:value="18.919" table:style-name="ce11">
            <text:p>18.919</text:p>
          </table:table-cell>
          <table:table-cell office:value-type="float" office:value="16.216000000000001" table:style-name="ce11">
            <text:p>16.216</text:p>
          </table:table-cell>
          <table:table-cell office:value-type="float" office:value="10.811" table:style-name="ce11">
            <text:p>10.811</text:p>
          </table:table-cell>
          <table:table-cell office:value-type="float" office:value="21.622" table:style-name="ce11">
            <text:p>21.622</text:p>
          </table:table-cell>
          <table:table-cell office:value-type="float" office:value="8.1080000000000005" table:style-name="ce11">
            <text:p>8.108</text:p>
          </table:table-cell>
          <table:table-cell office:value-type="float" office:value="2.7029999999999998" table:style-name="ce11">
            <text:p>2.703</text:p>
          </table:table-cell>
          <table:table-cell office:value-type="float" office:value="5.4050000000000002" table:style-name="ce11">
            <text:p>5.405</text:p>
          </table:table-cell>
          <table:table-cell office:value-type="float" office:value="0" table:style-name="ce11">
            <text:p>0</text:p>
          </table:table-cell>
          <table:table-cell office:value-type="float" office:value="2.7029999999999998" table:style-name="ce11">
            <text:p>2.703</text:p>
          </table:table-cell>
          <table:table-cell office:value-type="float" office:value="13.513999999999999" table:style-name="ce11">
            <text:p>13.514</text:p>
          </table:table-cell>
          <table:table-cell office:value-type="float" office:value="10.811" table:style-name="ce11">
            <text:p>10.811</text:p>
          </table:table-cell>
          <table:table-cell office:value-type="float" office:value="21.622" table:style-name="ce11">
            <text:p>21.622</text:p>
          </table:table-cell>
          <table:table-cell office:value-type="float" office:value="56.756999999999998" table:style-name="ce11">
            <text:p>56.757</text:p>
          </table:table-cell>
          <table:table-cell office:value-type="float" office:value="21.622" table:style-name="ce11">
            <text:p>21.622</text:p>
          </table:table-cell>
          <table:table-cell office:value-type="float" office:value="62.5" table:style-name="ce11">
            <text:p>62.5</text:p>
          </table:table-cell>
          <table:table-cell office:value-type="float" office:value="40.540999999999997" table:style-name="ce11">
            <text:p>40.541</text:p>
          </table:table-cell>
          <table:table-cell office:value-type="float" office:value="51.350999999999999" table:style-name="ce11">
            <text:p>51.351</text:p>
          </table:table-cell>
          <table:table-cell office:value-type="float" office:value="0" table:style-name="ce11">
            <text:p>0</text:p>
          </table:table-cell>
          <table:table-cell office:value-type="float" office:value="12.5" table:style-name="ce11">
            <text:p>12.5</text:p>
          </table:table-cell>
          <table:table-cell office:value-type="float" office:value="24.324000000000002" table:style-name="ce11">
            <text:p>24.324</text:p>
          </table:table-cell>
          <table:table-cell office:value-type="float" office:value="24.324000000000002" table:style-name="ce11">
            <text:p>24.324</text:p>
          </table:table-cell>
          <table:table-cell office:value-type="float" office:value="50" table:style-name="ce11">
            <text:p>50</text:p>
          </table:table-cell>
          <table:table-cell office:value-type="float" office:value="25" table:style-name="ce11">
            <text:p>25</text:p>
          </table:table-cell>
          <table:table-cell office:value-type="float" office:value="35.134999999999998" table:style-name="ce11">
            <text:p>35.135</text:p>
          </table:table-cell>
          <table:table-cell office:value-type="float" office:value="24.324000000000002" table:style-name="ce11">
            <text:p>24.324</text:p>
          </table:table-cell>
          <table:table-cell office:value-type="float" office:value="50" table:style-name="ce11">
            <text:p>50</text:p>
          </table:table-cell>
          <table:table-cell office:value-type="float" office:value="66.896000000000001" table:style-name="ce11">
            <text:p>66.896</text:p>
          </table:table-cell>
          <table:table-cell office:value-type="float" office:value="69.885000000000005" table:style-name="ce11">
            <text:p>69.885</text:p>
          </table:table-cell>
          <table:table-cell office:value-type="float" office:value="61.838999999999999" table:style-name="ce11">
            <text:p>61.839</text:p>
          </table:table-cell>
          <table:table-cell office:value-type="float" office:value="30.998999999999999" table:style-name="ce11">
            <text:p>30.999</text:p>
          </table:table-cell>
          <table:table-cell office:value-type="float" office:value="70.046000000000006" table:style-name="ce11">
            <text:p>70.046</text:p>
          </table:table-cell>
          <table:table-cell office:value-type="float" office:value="68.95" table:style-name="ce11">
            <text:p>68.95</text:p>
          </table:table-cell>
          <table:table-cell office:value-type="float" office:value="5.2569999999999997" table:style-name="ce11">
            <text:p>5.257</text:p>
          </table:table-cell>
          <table:table-cell office:value-type="float" office:value="73.265000000000001" table:style-name="ce11">
            <text:p>73.265</text:p>
          </table:table-cell>
          <table:table-cell office:value-type="float" office:value="24.199000000000002" table:style-name="ce11">
            <text:p>24.199</text:p>
          </table:table-cell>
          <table:table-cell office:value-type="float" office:value="73.534999999999997" table:style-name="ce11">
            <text:p>73.535</text:p>
          </table:table-cell>
          <table:table-cell table:number-columns-repeated="16254"/>
        </table:table-row>
        <table:table-row table:style-name="ro9">
          <table:table-cell office:value-type="string" table:style-name="ce4">
            <text:p>RPA</text:p>
          </table:table-cell>
          <table:table-cell office:value-type="string" table:style-name="ce4">
            <text:p>Rural Payments Agency</text:p>
          </table:table-cell>
          <table:table-cell office:value-type="string" table:style-name="ce4">
            <text:p>Environment, Food and Rural Affairs</text:p>
          </table:table-cell>
          <table:table-cell table:style-name="ce4"/>
          <table:table-cell office:value-type="float" office:value="61.085999999999999" table:style-name="ce11">
            <text:p>61.086</text:p>
          </table:table-cell>
          <table:table-cell office:value-type="float" office:value="61.872999999999998" table:style-name="ce11">
            <text:p>61.873</text:p>
          </table:table-cell>
          <table:table-cell office:value-type="float" office:value="74.412000000000006" table:style-name="ce11">
            <text:p>74.412</text:p>
          </table:table-cell>
          <table:table-cell office:value-type="float" office:value="85.953999999999994" table:style-name="ce11">
            <text:p>85.954</text:p>
          </table:table-cell>
          <table:table-cell office:value-type="float" office:value="75.59" table:style-name="ce11">
            <text:p>75.59</text:p>
          </table:table-cell>
          <table:table-cell office:value-type="float" office:value="82.98" table:style-name="ce11">
            <text:p>82.98</text:p>
          </table:table-cell>
          <table:table-cell office:value-type="float" office:value="53.042000000000002" table:style-name="ce11">
            <text:p>53.042</text:p>
          </table:table-cell>
          <table:table-cell office:value-type="float" office:value="84.45" table:style-name="ce11">
            <text:p>84.45</text:p>
          </table:table-cell>
          <table:table-cell office:value-type="float" office:value="78.015000000000001" table:style-name="ce11">
            <text:p>78.015</text:p>
          </table:table-cell>
          <table:table-cell office:value-type="float" office:value="38.520000000000003" table:style-name="ce11">
            <text:p>38.52</text:p>
          </table:table-cell>
          <table:table-cell office:value-type="float" office:value="58.363999999999997" table:style-name="ce11">
            <text:p>58.364</text:p>
          </table:table-cell>
          <table:table-cell office:value-type="float" office:value="86.456999999999994" table:style-name="ce11">
            <text:p>86.457</text:p>
          </table:table-cell>
          <table:table-cell office:value-type="float" office:value="83.471000000000004" table:style-name="ce11">
            <text:p>83.471</text:p>
          </table:table-cell>
          <table:table-cell office:value-type="float" office:value="74.965999999999994" table:style-name="ce11">
            <text:p>74.966</text:p>
          </table:table-cell>
          <table:table-cell office:value-type="float" office:value="54.521000000000001" table:style-name="ce11">
            <text:p>54.521</text:p>
          </table:table-cell>
          <table:table-cell office:value-type="float" office:value="72.932000000000002" table:style-name="ce11">
            <text:p>72.932</text:p>
          </table:table-cell>
          <table:table-cell office:value-type="float" office:value="84.131" table:style-name="ce11">
            <text:p>84.131</text:p>
          </table:table-cell>
          <table:table-cell office:value-type="float" office:value="87.825000000000003" table:style-name="ce11">
            <text:p>87.825</text:p>
          </table:table-cell>
          <table:table-cell office:value-type="float" office:value="77.375" table:style-name="ce11">
            <text:p>77.375</text:p>
          </table:table-cell>
          <table:table-cell office:value-type="float" office:value="90.635999999999996" table:style-name="ce11">
            <text:p>90.636</text:p>
          </table:table-cell>
          <table:table-cell office:value-type="float" office:value="84.978999999999999" table:style-name="ce11">
            <text:p>84.979</text:p>
          </table:table-cell>
          <table:table-cell office:value-type="float" office:value="73.081999999999994" table:style-name="ce11">
            <text:p>73.082</text:p>
          </table:table-cell>
          <table:table-cell office:value-type="float" office:value="82.421000000000006" table:style-name="ce11">
            <text:p>82.421</text:p>
          </table:table-cell>
          <table:table-cell office:value-type="float" office:value="86.602999999999994" table:style-name="ce11">
            <text:p>86.603</text:p>
          </table:table-cell>
          <table:table-cell office:value-type="float" office:value="74.828999999999994" table:style-name="ce11">
            <text:p>74.829</text:p>
          </table:table-cell>
          <table:table-cell office:value-type="float" office:value="69.198999999999998" table:style-name="ce11">
            <text:p>69.199</text:p>
          </table:table-cell>
          <table:table-cell office:value-type="float" office:value="72.572000000000003" table:style-name="ce11">
            <text:p>72.572</text:p>
          </table:table-cell>
          <table:table-cell office:value-type="float" office:value="44.14" table:style-name="ce11">
            <text:p>44.14</text:p>
          </table:table-cell>
          <table:table-cell office:value-type="float" office:value="89.542000000000002" table:style-name="ce11">
            <text:p>89.542</text:p>
          </table:table-cell>
          <table:table-cell office:value-type="float" office:value="84.415999999999997" table:style-name="ce11">
            <text:p>84.416</text:p>
          </table:table-cell>
          <table:table-cell office:value-type="float" office:value="74.965999999999994" table:style-name="ce11">
            <text:p>74.966</text:p>
          </table:table-cell>
          <table:table-cell office:value-type="float" office:value="65.959999999999994" table:style-name="ce11">
            <text:p>65.96</text:p>
          </table:table-cell>
          <table:table-cell office:value-type="float" office:value="46.195999999999998" table:style-name="ce11">
            <text:p>46.196</text:p>
          </table:table-cell>
          <table:table-cell office:value-type="float" office:value="57.573999999999998" table:style-name="ce11">
            <text:p>57.574</text:p>
          </table:table-cell>
          <table:table-cell office:value-type="float" office:value="42.329000000000001" table:style-name="ce11">
            <text:p>42.329</text:p>
          </table:table-cell>
          <table:table-cell office:value-type="float" office:value="87.628" table:style-name="ce11">
            <text:p>87.628</text:p>
          </table:table-cell>
          <table:table-cell office:value-type="float" office:value="92.954999999999998" table:style-name="ce11">
            <text:p>92.955</text:p>
          </table:table-cell>
          <table:table-cell office:value-type="float" office:value="74.263999999999996" table:style-name="ce11">
            <text:p>74.264</text:p>
          </table:table-cell>
          <table:table-cell office:value-type="float" office:value="82.912000000000006" table:style-name="ce11">
            <text:p>82.912</text:p>
          </table:table-cell>
          <table:table-cell office:value-type="float" office:value="67.83" table:style-name="ce11">
            <text:p>67.83</text:p>
          </table:table-cell>
          <table:table-cell office:value-type="float" office:value="78.272999999999996" table:style-name="ce11">
            <text:p>78.273</text:p>
          </table:table-cell>
          <table:table-cell office:value-type="float" office:value="84.441000000000003" table:style-name="ce11">
            <text:p>84.441</text:p>
          </table:table-cell>
          <table:table-cell office:value-type="float" office:value="76.132000000000005" table:style-name="ce11">
            <text:p>76.132</text:p>
          </table:table-cell>
          <table:table-cell office:value-type="float" office:value="75.411000000000001" table:style-name="ce11">
            <text:p>75.411</text:p>
          </table:table-cell>
          <table:table-cell office:value-type="float" office:value="86.123999999999995" table:style-name="ce11">
            <text:p>86.124</text:p>
          </table:table-cell>
          <table:table-cell office:value-type="float" office:value="35" table:style-name="ce11">
            <text:p>35</text:p>
          </table:table-cell>
          <table:table-cell office:value-type="float" office:value="46.921999999999997" table:style-name="ce11">
            <text:p>46.922</text:p>
          </table:table-cell>
          <table:table-cell office:value-type="float" office:value="33.539000000000001" table:style-name="ce11">
            <text:p>33.539</text:p>
          </table:table-cell>
          <table:table-cell office:value-type="float" office:value="71.575000000000003" table:style-name="ce11">
            <text:p>71.575</text:p>
          </table:table-cell>
          <table:table-cell office:value-type="float" office:value="67.763999999999996" table:style-name="ce11">
            <text:p>67.764</text:p>
          </table:table-cell>
          <table:table-cell office:value-type="float" office:value="66.552000000000007" table:style-name="ce11">
            <text:p>66.552</text:p>
          </table:table-cell>
          <table:table-cell office:value-type="float" office:value="62.713999999999999" table:style-name="ce11">
            <text:p>62.714</text:p>
          </table:table-cell>
          <table:table-cell office:value-type="float" office:value="46.095999999999997" table:style-name="ce11">
            <text:p>46.096</text:p>
          </table:table-cell>
          <table:table-cell office:value-type="float" office:value="43.424999999999997" table:style-name="ce11">
            <text:p>43.425</text:p>
          </table:table-cell>
          <table:table-cell office:value-type="float" office:value="70.088999999999999" table:style-name="ce11">
            <text:p>70.089</text:p>
          </table:table-cell>
          <table:table-cell office:value-type="float" office:value="44.527999999999999" table:style-name="ce11">
            <text:p>44.528</text:p>
          </table:table-cell>
          <table:table-cell office:value-type="float" office:value="52.704000000000001" table:style-name="ce11">
            <text:p>52.704</text:p>
          </table:table-cell>
          <table:table-cell office:value-type="float" office:value="52.639000000000003" table:style-name="ce11">
            <text:p>52.639</text:p>
          </table:table-cell>
          <table:table-cell office:value-type="float" office:value="59.820999999999998" table:style-name="ce11">
            <text:p>59.821</text:p>
          </table:table-cell>
          <table:table-cell office:value-type="float" office:value="45.542000000000002" table:style-name="ce11">
            <text:p>45.542</text:p>
          </table:table-cell>
          <table:table-cell office:value-type="float" office:value="52.365000000000002" table:style-name="ce11">
            <text:p>52.365</text:p>
          </table:table-cell>
          <table:table-cell office:value-type="float" office:value="52.872999999999998" table:style-name="ce11">
            <text:p>52.873</text:p>
          </table:table-cell>
          <table:table-cell office:value-type="float" office:value="50.204999999999998" table:style-name="ce11">
            <text:p>50.205</text:p>
          </table:table-cell>
          <table:table-cell office:value-type="float" office:value="31.46" table:style-name="ce11">
            <text:p>31.46</text:p>
          </table:table-cell>
          <table:table-cell office:value-type="float" office:value="92.95" table:style-name="ce11">
            <text:p>92.95</text:p>
          </table:table-cell>
          <table:table-cell office:value-type="float" office:value="69.314999999999998" table:style-name="ce11">
            <text:p>69.315</text:p>
          </table:table-cell>
          <table:table-cell office:value-type="float" office:value="76.438000000000002" table:style-name="ce11">
            <text:p>76.438</text:p>
          </table:table-cell>
          <table:table-cell office:value-type="float" office:value="69.951999999999998" table:style-name="ce11">
            <text:p>69.952</text:p>
          </table:table-cell>
          <table:table-cell office:value-type="float" office:value="84.073999999999998" table:style-name="ce11">
            <text:p>84.074</text:p>
          </table:table-cell>
          <table:table-cell office:value-type="float" office:value="64.358999999999995" table:style-name="ce11">
            <text:p>64.359</text:p>
          </table:table-cell>
          <table:table-cell office:value-type="float" office:value="75.085999999999999" table:style-name="ce11">
            <text:p>75.086</text:p>
          </table:table-cell>
          <table:table-cell office:value-type="float" office:value="5.1479999999999997" table:style-name="ce11">
            <text:p>5.148</text:p>
          </table:table-cell>
          <table:table-cell office:value-type="float" office:value="9.5399999999999991" table:style-name="ce11">
            <text:p>9.54</text:p>
          </table:table-cell>
          <table:table-cell office:value-type="float" office:value="27.042000000000002" table:style-name="ce11">
            <text:p>27.042</text:p>
          </table:table-cell>
          <table:table-cell office:value-type="float" office:value="58.27" table:style-name="ce11">
            <text:p>58.27</text:p>
          </table:table-cell>
          <table:table-cell office:value-type="float" office:value="91.245000000000005" table:style-name="ce11">
            <text:p>91.245</text:p>
          </table:table-cell>
          <table:table-cell office:value-type="float" office:value="74.811999999999998" table:style-name="ce11">
            <text:p>74.812</text:p>
          </table:table-cell>
          <table:table-cell office:value-type="float" office:value="79.863" table:style-name="ce11">
            <text:p>79.863</text:p>
          </table:table-cell>
          <table:table-cell office:value-type="float" office:value="5.27" table:style-name="ce11">
            <text:p>5.27</text:p>
          </table:table-cell>
          <table:table-cell office:value-type="float" office:value="89.459000000000003" table:style-name="ce11">
            <text:p>89.459</text:p>
          </table:table-cell>
          <table:table-cell office:value-type="float" office:value="5.27" table:style-name="ce11">
            <text:p>5.27</text:p>
          </table:table-cell>
          <table:table-cell office:value-type="float" office:value="4.7880000000000003" table:style-name="ce11">
            <text:p>4.788</text:p>
          </table:table-cell>
          <table:table-cell office:value-type="float" office:value="91.313000000000002" table:style-name="ce11">
            <text:p>91.313</text:p>
          </table:table-cell>
          <table:table-cell office:value-type="float" office:value="3.899" table:style-name="ce11">
            <text:p>3.899</text:p>
          </table:table-cell>
          <table:table-cell office:value-type="float" office:value="5.7140000000000004" table:style-name="ce11">
            <text:p>5.714</text:p>
          </table:table-cell>
          <table:table-cell office:value-type="float" office:value="2.8570000000000002" table:style-name="ce11">
            <text:p>2.857</text:p>
          </table:table-cell>
          <table:table-cell office:value-type="float" office:value="17.143000000000001" table:style-name="ce11">
            <text:p>17.143</text:p>
          </table:table-cell>
          <table:table-cell office:value-type="float" office:value="35.713999999999999" table:style-name="ce11">
            <text:p>35.714</text:p>
          </table:table-cell>
          <table:table-cell office:value-type="float" office:value="0" table:style-name="ce11">
            <text:p>0</text:p>
          </table:table-cell>
          <table:table-cell office:value-type="float" office:value="28.571000000000002" table:style-name="ce11">
            <text:p>28.571</text:p>
          </table:table-cell>
          <table:table-cell office:value-type="float" office:value="61.429000000000002" table:style-name="ce11">
            <text:p>61.429</text:p>
          </table:table-cell>
          <table:table-cell office:value-type="float" office:value="20" table:style-name="ce11">
            <text:p>20</text:p>
          </table:table-cell>
          <table:table-cell office:value-type="float" office:value="37.143000000000001" table:style-name="ce11">
            <text:p>37.143</text:p>
          </table:table-cell>
          <table:table-cell office:value-type="float" office:value="37.143000000000001" table:style-name="ce11">
            <text:p>37.143</text:p>
          </table:table-cell>
          <table:table-cell office:value-type="float" office:value="22.856999999999999" table:style-name="ce11">
            <text:p>22.857</text:p>
          </table:table-cell>
          <table:table-cell office:value-type="float" office:value="1.429" table:style-name="ce11">
            <text:p>1.429</text:p>
          </table:table-cell>
          <table:table-cell office:value-type="float" office:value="4.2859999999999996" table:style-name="ce11">
            <text:p>4.286</text:p>
          </table:table-cell>
          <table:table-cell office:value-type="float" office:value="1.429" table:style-name="ce11">
            <text:p>1.429</text:p>
          </table:table-cell>
          <table:table-cell office:value-type="float" office:value="10" table:style-name="ce11">
            <text:p>10</text:p>
          </table:table-cell>
          <table:table-cell office:value-type="float" office:value="5.7140000000000004" table:style-name="ce11">
            <text:p>5.714</text:p>
          </table:table-cell>
          <table:table-cell office:value-type="float" office:value="1.429" table:style-name="ce11">
            <text:p>1.429</text:p>
          </table:table-cell>
          <table:table-cell office:value-type="float" office:value="36.231999999999999" table:style-name="ce11">
            <text:p>36.232</text:p>
          </table:table-cell>
          <table:table-cell office:value-type="float" office:value="52.173999999999999" table:style-name="ce11">
            <text:p>52.174</text:p>
          </table:table-cell>
          <table:table-cell office:value-type="float" office:value="11.593999999999999" table:style-name="ce11">
            <text:p>11.594</text:p>
          </table:table-cell>
          <table:table-cell office:value-type="float" office:value="44" table:style-name="ce11">
            <text:p>44</text:p>
          </table:table-cell>
          <table:table-cell office:value-type="float" office:value="48.570999999999998" table:style-name="ce11">
            <text:p>48.571</text:p>
          </table:table-cell>
          <table:table-cell office:value-type="float" office:value="51.429000000000002" table:style-name="ce11">
            <text:p>51.429</text:p>
          </table:table-cell>
          <table:table-cell office:value-type="float" office:value="28" table:style-name="ce11">
            <text:p>28</text:p>
          </table:table-cell>
          <table:table-cell office:value-type="float" office:value="44" table:style-name="ce11">
            <text:p>44</text:p>
          </table:table-cell>
          <table:table-cell office:value-type="float" office:value="17.143000000000001" table:style-name="ce11">
            <text:p>17.143</text:p>
          </table:table-cell>
          <table:table-cell office:value-type="float" office:value="25.713999999999999" table:style-name="ce11">
            <text:p>25.714</text:p>
          </table:table-cell>
          <table:table-cell office:value-type="float" office:value="60" table:style-name="ce11">
            <text:p>60</text:p>
          </table:table-cell>
          <table:table-cell office:value-type="float" office:value="12" table:style-name="ce11">
            <text:p>12</text:p>
          </table:table-cell>
          <table:table-cell office:value-type="float" office:value="34.286000000000001" table:style-name="ce11">
            <text:p>34.286</text:p>
          </table:table-cell>
          <table:table-cell office:value-type="float" office:value="22.856999999999999" table:style-name="ce11">
            <text:p>22.857</text:p>
          </table:table-cell>
          <table:table-cell office:value-type="float" office:value="12" table:style-name="ce11">
            <text:p>12</text:p>
          </table:table-cell>
          <table:table-cell office:value-type="float" office:value="66.504999999999995" table:style-name="ce11">
            <text:p>66.505</text:p>
          </table:table-cell>
          <table:table-cell office:value-type="float" office:value="69.183000000000007" table:style-name="ce11">
            <text:p>69.183</text:p>
          </table:table-cell>
          <table:table-cell office:value-type="float" office:value="62.811999999999998" table:style-name="ce11">
            <text:p>62.812</text:p>
          </table:table-cell>
          <table:table-cell office:value-type="float" office:value="34.003" table:style-name="ce11">
            <text:p>34.003</text:p>
          </table:table-cell>
          <table:table-cell office:value-type="float" office:value="70.944999999999993" table:style-name="ce11">
            <text:p>70.945</text:p>
          </table:table-cell>
          <table:table-cell office:value-type="float" office:value="67.495000000000005" table:style-name="ce11">
            <text:p>67.495</text:p>
          </table:table-cell>
          <table:table-cell office:value-type="float" office:value="3.3839999999999999" table:style-name="ce11">
            <text:p>3.384</text:p>
          </table:table-cell>
          <table:table-cell office:value-type="float" office:value="75.95" table:style-name="ce11">
            <text:p>75.95</text:p>
          </table:table-cell>
          <table:table-cell office:value-type="float" office:value="25.073" table:style-name="ce11">
            <text:p>25.073</text:p>
          </table:table-cell>
          <table:table-cell office:value-type="float" office:value="73.236999999999995" table:style-name="ce11">
            <text:p>73.237</text:p>
          </table:table-cell>
          <table:table-cell table:number-columns-repeated="16254"/>
        </table:table-row>
        <table:table-row table:style-name="ro6">
          <table:table-cell office:value-type="string" table:style-name="ce4">
            <text:p>RS</text:p>
          </table:table-cell>
          <table:table-cell office:value-type="string" table:style-name="ce4">
            <text:p>Revenue Scotland</text:p>
          </table:table-cell>
          <table:table-cell office:value-type="string" table:style-name="ce4">
            <text:p>Scottish Government</text:p>
          </table:table-cell>
          <table:table-cell table:style-name="ce4"/>
          <table:table-cell office:value-type="float" office:value="94.872" table:style-name="ce11">
            <text:p>94.872</text:p>
          </table:table-cell>
          <table:table-cell office:value-type="float" office:value="65.472999999999999" table:style-name="ce11">
            <text:p>65.473</text:p>
          </table:table-cell>
          <table:table-cell office:value-type="float" office:value="78.649000000000001" table:style-name="ce11">
            <text:p>78.649</text:p>
          </table:table-cell>
          <table:table-cell office:value-type="float" office:value="90.540999999999997" table:style-name="ce11">
            <text:p>90.541</text:p>
          </table:table-cell>
          <table:table-cell office:value-type="float" office:value="83.649000000000001" table:style-name="ce11">
            <text:p>83.649</text:p>
          </table:table-cell>
          <table:table-cell office:value-type="float" office:value="95.045000000000002" table:style-name="ce11">
            <text:p>95.045</text:p>
          </table:table-cell>
          <table:table-cell office:value-type="float" office:value="60.134999999999998" table:style-name="ce11">
            <text:p>60.135</text:p>
          </table:table-cell>
          <table:table-cell office:value-type="float" office:value="85.135000000000005" table:style-name="ce11">
            <text:p>85.135</text:p>
          </table:table-cell>
          <table:table-cell office:value-type="float" office:value="73.784000000000006" table:style-name="ce11">
            <text:p>73.784</text:p>
          </table:table-cell>
          <table:table-cell office:value-type="float" office:value="66.215999999999994" table:style-name="ce11">
            <text:p>66.216</text:p>
          </table:table-cell>
          <table:table-cell office:value-type="float" office:value="70.27" table:style-name="ce11">
            <text:p>70.27</text:p>
          </table:table-cell>
          <table:table-cell office:value-type="float" office:value="89.188999999999993" table:style-name="ce11">
            <text:p>89.189</text:p>
          </table:table-cell>
          <table:table-cell office:value-type="float" office:value="83.784000000000006" table:style-name="ce11">
            <text:p>83.784</text:p>
          </table:table-cell>
          <table:table-cell office:value-type="float" office:value="74.323999999999998" table:style-name="ce11">
            <text:p>74.324</text:p>
          </table:table-cell>
          <table:table-cell office:value-type="float" office:value="66.215999999999994" table:style-name="ce11">
            <text:p>66.216</text:p>
          </table:table-cell>
          <table:table-cell office:value-type="float" office:value="79.73" table:style-name="ce11">
            <text:p>79.73</text:p>
          </table:table-cell>
          <table:table-cell office:value-type="float" office:value="93.242999999999995" table:style-name="ce11">
            <text:p>93.243</text:p>
          </table:table-cell>
          <table:table-cell office:value-type="float" office:value="87.837999999999994" table:style-name="ce11">
            <text:p>87.838</text:p>
          </table:table-cell>
          <table:table-cell office:value-type="float" office:value="79.73" table:style-name="ce11">
            <text:p>79.73</text:p>
          </table:table-cell>
          <table:table-cell office:value-type="float" office:value="95.945999999999998" table:style-name="ce11">
            <text:p>95.946</text:p>
          </table:table-cell>
          <table:table-cell office:value-type="float" office:value="87.837999999999994" table:style-name="ce11">
            <text:p>87.838</text:p>
          </table:table-cell>
          <table:table-cell office:value-type="float" office:value="87.837999999999994" table:style-name="ce11">
            <text:p>87.838</text:p>
          </table:table-cell>
          <table:table-cell office:value-type="float" office:value="83.784000000000006" table:style-name="ce11">
            <text:p>83.784</text:p>
          </table:table-cell>
          <table:table-cell office:value-type="float" office:value="87.837999999999994" table:style-name="ce11">
            <text:p>87.838</text:p>
          </table:table-cell>
          <table:table-cell office:value-type="float" office:value="83.784000000000006" table:style-name="ce11">
            <text:p>83.784</text:p>
          </table:table-cell>
          <table:table-cell office:value-type="float" office:value="85.135000000000005" table:style-name="ce11">
            <text:p>85.135</text:p>
          </table:table-cell>
          <table:table-cell office:value-type="float" office:value="86.486000000000004" table:style-name="ce11">
            <text:p>86.486</text:p>
          </table:table-cell>
          <table:table-cell office:value-type="float" office:value="58.107999999999997" table:style-name="ce11">
            <text:p>58.108</text:p>
          </table:table-cell>
          <table:table-cell office:value-type="float" office:value="97.296999999999997" table:style-name="ce11">
            <text:p>97.297</text:p>
          </table:table-cell>
          <table:table-cell office:value-type="float" office:value="95.945999999999998" table:style-name="ce11">
            <text:p>95.946</text:p>
          </table:table-cell>
          <table:table-cell office:value-type="float" office:value="91.891999999999996" table:style-name="ce11">
            <text:p>91.892</text:p>
          </table:table-cell>
          <table:table-cell office:value-type="float" office:value="72.972999999999999" table:style-name="ce11">
            <text:p>72.973</text:p>
          </table:table-cell>
          <table:table-cell office:value-type="float" office:value="58.107999999999997" table:style-name="ce11">
            <text:p>58.108</text:p>
          </table:table-cell>
          <table:table-cell office:value-type="float" office:value="56.756999999999998" table:style-name="ce11">
            <text:p>56.757</text:p>
          </table:table-cell>
          <table:table-cell office:value-type="float" office:value="52.703000000000003" table:style-name="ce11">
            <text:p>52.703</text:p>
          </table:table-cell>
          <table:table-cell office:value-type="float" office:value="87.837999999999994" table:style-name="ce11">
            <text:p>87.838</text:p>
          </table:table-cell>
          <table:table-cell office:value-type="float" office:value="89.040999999999997" table:style-name="ce11">
            <text:p>89.041</text:p>
          </table:table-cell>
          <table:table-cell office:value-type="float" office:value="75.676000000000002" table:style-name="ce11">
            <text:p>75.676</text:p>
          </table:table-cell>
          <table:table-cell office:value-type="float" office:value="87.837999999999994" table:style-name="ce11">
            <text:p>87.838</text:p>
          </table:table-cell>
          <table:table-cell office:value-type="float" office:value="74.323999999999998" table:style-name="ce11">
            <text:p>74.324</text:p>
          </table:table-cell>
          <table:table-cell office:value-type="float" office:value="83.784000000000006" table:style-name="ce11">
            <text:p>83.784</text:p>
          </table:table-cell>
          <table:table-cell office:value-type="float" office:value="83.784000000000006" table:style-name="ce11">
            <text:p>83.784</text:p>
          </table:table-cell>
          <table:table-cell office:value-type="float" office:value="63.514000000000003" table:style-name="ce11">
            <text:p>63.514</text:p>
          </table:table-cell>
          <table:table-cell office:value-type="float" office:value="63.014000000000003" table:style-name="ce11">
            <text:p>63.014</text:p>
          </table:table-cell>
          <table:table-cell office:value-type="float" office:value="74.323999999999998" table:style-name="ce11">
            <text:p>74.324</text:p>
          </table:table-cell>
          <table:table-cell office:value-type="float" office:value="66.215999999999994" table:style-name="ce11">
            <text:p>66.216</text:p>
          </table:table-cell>
          <table:table-cell office:value-type="float" office:value="74.323999999999998" table:style-name="ce11">
            <text:p>74.324</text:p>
          </table:table-cell>
          <table:table-cell office:value-type="float" office:value="58.107999999999997" table:style-name="ce11">
            <text:p>58.108</text:p>
          </table:table-cell>
          <table:table-cell office:value-type="float" office:value="86.486000000000004" table:style-name="ce11">
            <text:p>86.486</text:p>
          </table:table-cell>
          <table:table-cell office:value-type="float" office:value="82.432000000000002" table:style-name="ce11">
            <text:p>82.432</text:p>
          </table:table-cell>
          <table:table-cell office:value-type="float" office:value="78.378" table:style-name="ce11">
            <text:p>78.378</text:p>
          </table:table-cell>
          <table:table-cell office:value-type="float" office:value="74.323999999999998" table:style-name="ce11">
            <text:p>74.324</text:p>
          </table:table-cell>
          <table:table-cell office:value-type="float" office:value="58.107999999999997" table:style-name="ce11">
            <text:p>58.108</text:p>
          </table:table-cell>
          <table:table-cell office:value-type="float" office:value="58.107999999999997" table:style-name="ce11">
            <text:p>58.108</text:p>
          </table:table-cell>
          <table:table-cell office:value-type="float" office:value="75.676000000000002" table:style-name="ce11">
            <text:p>75.676</text:p>
          </table:table-cell>
          <table:table-cell office:value-type="float" office:value="62.161999999999999" table:style-name="ce11">
            <text:p>62.162</text:p>
          </table:table-cell>
          <table:table-cell office:value-type="float" office:value="56.756999999999998" table:style-name="ce11">
            <text:p>56.757</text:p>
          </table:table-cell>
          <table:table-cell office:value-type="float" office:value="64.864999999999995" table:style-name="ce11">
            <text:p>64.865</text:p>
          </table:table-cell>
          <table:table-cell office:value-type="float" office:value="60.811" table:style-name="ce11">
            <text:p>60.811</text:p>
          </table:table-cell>
          <table:table-cell office:value-type="float" office:value="47.296999999999997" table:style-name="ce11">
            <text:p>47.297</text:p>
          </table:table-cell>
          <table:table-cell office:value-type="float" office:value="58.107999999999997" table:style-name="ce11">
            <text:p>58.108</text:p>
          </table:table-cell>
          <table:table-cell office:value-type="float" office:value="59.459000000000003" table:style-name="ce11">
            <text:p>59.459</text:p>
          </table:table-cell>
          <table:table-cell office:value-type="float" office:value="67.567999999999998" table:style-name="ce11">
            <text:p>67.568</text:p>
          </table:table-cell>
          <table:table-cell office:value-type="float" office:value="52.703000000000003" table:style-name="ce11">
            <text:p>52.703</text:p>
          </table:table-cell>
          <table:table-cell office:value-type="float" office:value="89.188999999999993" table:style-name="ce11">
            <text:p>89.189</text:p>
          </table:table-cell>
          <table:table-cell office:value-type="float" office:value="79.73" table:style-name="ce11">
            <text:p>79.73</text:p>
          </table:table-cell>
          <table:table-cell office:value-type="float" office:value="82.432000000000002" table:style-name="ce11">
            <text:p>82.432</text:p>
          </table:table-cell>
          <table:table-cell office:value-type="float" office:value="74.323999999999998" table:style-name="ce11">
            <text:p>74.324</text:p>
          </table:table-cell>
          <table:table-cell office:value-type="float" office:value="82.432000000000002" table:style-name="ce11">
            <text:p>82.432</text:p>
          </table:table-cell>
          <table:table-cell office:value-type="float" office:value="70.27" table:style-name="ce11">
            <text:p>70.27</text:p>
          </table:table-cell>
          <table:table-cell office:value-type="float" office:value="81.081000000000003" table:style-name="ce11">
            <text:p>81.081</text:p>
          </table:table-cell>
          <table:table-cell office:value-type="float" office:value="5.4790000000000001" table:style-name="ce11">
            <text:p>5.479</text:p>
          </table:table-cell>
          <table:table-cell office:value-type="float" office:value="21.917999999999999" table:style-name="ce11">
            <text:p>21.918</text:p>
          </table:table-cell>
          <table:table-cell office:value-type="float" office:value="42.466000000000001" table:style-name="ce11">
            <text:p>42.466</text:p>
          </table:table-cell>
          <table:table-cell office:value-type="float" office:value="30.137" table:style-name="ce11">
            <text:p>30.137</text:p>
          </table:table-cell>
          <table:table-cell office:value-type="float" office:value="97.296999999999997" table:style-name="ce11">
            <text:p>97.297</text:p>
          </table:table-cell>
          <table:table-cell office:value-type="float" office:value="85.135000000000005" table:style-name="ce11">
            <text:p>85.135</text:p>
          </table:table-cell>
          <table:table-cell office:value-type="float" office:value="87.837999999999994" table:style-name="ce11">
            <text:p>87.838</text:p>
          </table:table-cell>
          <table:table-cell office:value-type="float" office:value="5.4050000000000002" table:style-name="ce11">
            <text:p>5.405</text:p>
          </table:table-cell>
          <table:table-cell office:value-type="float" office:value="89.188999999999993" table:style-name="ce11">
            <text:p>89.189</text:p>
          </table:table-cell>
          <table:table-cell office:value-type="float" office:value="5.4050000000000002" table:style-name="ce11">
            <text:p>5.405</text:p>
          </table:table-cell>
          <table:table-cell office:value-type="float" office:value="2.7029999999999998" table:style-name="ce11">
            <text:p>2.703</text:p>
          </table:table-cell>
          <table:table-cell office:value-type="float" office:value="93.242999999999995" table:style-name="ce11">
            <text:p>93.243</text:p>
          </table:table-cell>
          <table:table-cell office:value-type="float" office:value="4.0540000000000003" table:style-name="ce11">
            <text:p>4.05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0" table:style-name="ce11">
            <text:p>100</text:p>
          </table:table-cell>
          <table:table-cell office:value-type="float" office:value="50" table:style-name="ce11">
            <text:p>50</text:p>
          </table:table-cell>
          <table:table-cell office:value-type="float" office:value="100" table:style-name="ce11">
            <text:p>100</text:p>
          </table:table-cell>
          <table:table-cell office:value-type="float" office:value="50" table:style-name="ce11">
            <text:p>50</text:p>
          </table:table-cell>
          <table:table-cell office:value-type="float" office:value="50" table:style-name="ce11">
            <text:p>5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0" table:style-name="ce11">
            <text:p>50</text:p>
          </table:table-cell>
          <table:table-cell office:value-type="float" office:value="50" table:style-name="ce11">
            <text:p>50</text:p>
          </table:table-cell>
          <table:table-cell office:value-type="float" office:value="0" table:style-name="ce11">
            <text:p>0</text:p>
          </table:table-cell>
          <table:table-cell office:value-type="float" office:value="0" table:style-name="ce11">
            <text:p>0</text:p>
          </table:table-cell>
          <table:table-cell office:value-type="float" office:value="100" table:style-name="ce11">
            <text:p>100</text:p>
          </table:table-cell>
          <table:table-cell office:value-type="float" office:value="0" table:style-name="ce11">
            <text:p>0</text:p>
          </table:table-cell>
          <table:table-cell office:value-type="float" office:value="0" table:style-name="ce11">
            <text:p>0</text:p>
          </table:table-cell>
          <table:table-cell office:value-type="float" office:value="100" table:style-name="ce11">
            <text:p>10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2.602999999999994" table:style-name="ce11">
            <text:p>72.603</text:p>
          </table:table-cell>
          <table:table-cell office:value-type="float" office:value="76.388999999999996" table:style-name="ce11">
            <text:p>76.389</text:p>
          </table:table-cell>
          <table:table-cell office:value-type="float" office:value="71.233000000000004" table:style-name="ce11">
            <text:p>71.233</text:p>
          </table:table-cell>
          <table:table-cell office:value-type="float" office:value="36.985999999999997" table:style-name="ce11">
            <text:p>36.986</text:p>
          </table:table-cell>
          <table:table-cell office:value-type="float" office:value="72.972999999999999" table:style-name="ce11">
            <text:p>72.973</text:p>
          </table:table-cell>
          <table:table-cell office:value-type="float" office:value="72.972999999999999" table:style-name="ce11">
            <text:p>72.973</text:p>
          </table:table-cell>
          <table:table-cell office:value-type="float" office:value="10.811" table:style-name="ce11">
            <text:p>10.811</text:p>
          </table:table-cell>
          <table:table-cell office:value-type="float" office:value="94.594999999999999" table:style-name="ce11">
            <text:p>94.595</text:p>
          </table:table-cell>
          <table:table-cell office:value-type="float" office:value="22.091999999999999" table:style-name="ce11">
            <text:p>22.092</text:p>
          </table:table-cell>
          <table:table-cell office:value-type="float" office:value="75.207999999999998" table:style-name="ce11">
            <text:p>75.208</text:p>
          </table:table-cell>
          <table:table-cell table:number-columns-repeated="16254"/>
        </table:table-row>
        <table:table-row table:style-name="ro9">
          <table:table-cell office:value-type="string" table:style-name="ce4">
            <text:p>SAAS</text:p>
          </table:table-cell>
          <table:table-cell office:value-type="string" table:style-name="ce4">
            <text:p>Student Awards Agency Scotland</text:p>
          </table:table-cell>
          <table:table-cell office:value-type="string" table:style-name="ce4">
            <text:p>Scottish Government</text:p>
          </table:table-cell>
          <table:table-cell table:style-name="ce4"/>
          <table:table-cell office:value-type="float" office:value="65.144999999999996" table:style-name="ce11">
            <text:p>65.145</text:p>
          </table:table-cell>
          <table:table-cell office:value-type="float" office:value="62.723999999999997" table:style-name="ce11">
            <text:p>62.724</text:p>
          </table:table-cell>
          <table:table-cell office:value-type="float" office:value="76.942999999999998" table:style-name="ce11">
            <text:p>76.943</text:p>
          </table:table-cell>
          <table:table-cell office:value-type="float" office:value="90.763999999999996" table:style-name="ce11">
            <text:p>90.764</text:p>
          </table:table-cell>
          <table:table-cell office:value-type="float" office:value="76.177999999999997" table:style-name="ce11">
            <text:p>76.178</text:p>
          </table:table-cell>
          <table:table-cell office:value-type="float" office:value="81.103999999999999" table:style-name="ce11">
            <text:p>81.104</text:p>
          </table:table-cell>
          <table:table-cell office:value-type="float" office:value="55.625999999999998" table:style-name="ce11">
            <text:p>55.626</text:p>
          </table:table-cell>
          <table:table-cell office:value-type="float" office:value="82.643000000000001" table:style-name="ce11">
            <text:p>82.643</text:p>
          </table:table-cell>
          <table:table-cell office:value-type="float" office:value="80.287000000000006" table:style-name="ce11">
            <text:p>80.287</text:p>
          </table:table-cell>
          <table:table-cell office:value-type="float" office:value="44.374000000000002" table:style-name="ce11">
            <text:p>44.374</text:p>
          </table:table-cell>
          <table:table-cell office:value-type="float" office:value="58.585999999999999" table:style-name="ce11">
            <text:p>58.586</text:p>
          </table:table-cell>
          <table:table-cell office:value-type="float" office:value="87.897999999999996" table:style-name="ce11">
            <text:p>87.898</text:p>
          </table:table-cell>
          <table:table-cell office:value-type="float" office:value="84.075999999999993" table:style-name="ce11">
            <text:p>84.076</text:p>
          </table:table-cell>
          <table:table-cell office:value-type="float" office:value="81.528999999999996" table:style-name="ce11">
            <text:p>81.529</text:p>
          </table:table-cell>
          <table:table-cell office:value-type="float" office:value="60.51" table:style-name="ce11">
            <text:p>60.51</text:p>
          </table:table-cell>
          <table:table-cell office:value-type="float" office:value="70.700999999999993" table:style-name="ce11">
            <text:p>70.701</text:p>
          </table:table-cell>
          <table:table-cell office:value-type="float" office:value="90.385000000000005" table:style-name="ce11">
            <text:p>90.385</text:p>
          </table:table-cell>
          <table:table-cell office:value-type="float" office:value="91.082999999999998" table:style-name="ce11">
            <text:p>91.083</text:p>
          </table:table-cell>
          <table:table-cell office:value-type="float" office:value="81.528999999999996" table:style-name="ce11">
            <text:p>81.529</text:p>
          </table:table-cell>
          <table:table-cell office:value-type="float" office:value="89.808999999999997" table:style-name="ce11">
            <text:p>89.809</text:p>
          </table:table-cell>
          <table:table-cell office:value-type="float" office:value="86.623999999999995" table:style-name="ce11">
            <text:p>86.624</text:p>
          </table:table-cell>
          <table:table-cell office:value-type="float" office:value="75.796000000000006" table:style-name="ce11">
            <text:p>75.796</text:p>
          </table:table-cell>
          <table:table-cell office:value-type="float" office:value="83.438999999999993" table:style-name="ce11">
            <text:p>83.439</text:p>
          </table:table-cell>
          <table:table-cell office:value-type="float" office:value="83.438999999999993" table:style-name="ce11">
            <text:p>83.439</text:p>
          </table:table-cell>
          <table:table-cell office:value-type="float" office:value="71.974999999999994" table:style-name="ce11">
            <text:p>71.975</text:p>
          </table:table-cell>
          <table:table-cell office:value-type="float" office:value="70.700999999999993" table:style-name="ce11">
            <text:p>70.701</text:p>
          </table:table-cell>
          <table:table-cell office:value-type="float" office:value="75.641000000000005" table:style-name="ce11">
            <text:p>75.641</text:p>
          </table:table-cell>
          <table:table-cell office:value-type="float" office:value="42.308" table:style-name="ce11">
            <text:p>42.308</text:p>
          </table:table-cell>
          <table:table-cell office:value-type="float" office:value="84.712999999999994" table:style-name="ce11">
            <text:p>84.713</text:p>
          </table:table-cell>
          <table:table-cell office:value-type="float" office:value="82.691999999999993" table:style-name="ce11">
            <text:p>82.692</text:p>
          </table:table-cell>
          <table:table-cell office:value-type="float" office:value="75.796000000000006" table:style-name="ce11">
            <text:p>75.796</text:p>
          </table:table-cell>
          <table:table-cell office:value-type="float" office:value="70.700999999999993" table:style-name="ce11">
            <text:p>70.701</text:p>
          </table:table-cell>
          <table:table-cell office:value-type="float" office:value="47.134" table:style-name="ce11">
            <text:p>47.134</text:p>
          </table:table-cell>
          <table:table-cell office:value-type="float" office:value="55.414000000000001" table:style-name="ce11">
            <text:p>55.414</text:p>
          </table:table-cell>
          <table:table-cell office:value-type="float" office:value="49.359000000000002" table:style-name="ce11">
            <text:p>49.359</text:p>
          </table:table-cell>
          <table:table-cell office:value-type="float" office:value="86.623999999999995" table:style-name="ce11">
            <text:p>86.624</text:p>
          </table:table-cell>
          <table:table-cell office:value-type="float" office:value="91.082999999999998" table:style-name="ce11">
            <text:p>91.083</text:p>
          </table:table-cell>
          <table:table-cell office:value-type="float" office:value="75.796000000000006" table:style-name="ce11">
            <text:p>75.796</text:p>
          </table:table-cell>
          <table:table-cell office:value-type="float" office:value="77.069999999999993" table:style-name="ce11">
            <text:p>77.07</text:p>
          </table:table-cell>
          <table:table-cell office:value-type="float" office:value="79.486999999999995" table:style-name="ce11">
            <text:p>79.487</text:p>
          </table:table-cell>
          <table:table-cell office:value-type="float" office:value="82.691999999999993" table:style-name="ce11">
            <text:p>82.692</text:p>
          </table:table-cell>
          <table:table-cell office:value-type="float" office:value="95.513000000000005" table:style-name="ce11">
            <text:p>95.513</text:p>
          </table:table-cell>
          <table:table-cell office:value-type="float" office:value="78.343999999999994" table:style-name="ce11">
            <text:p>78.344</text:p>
          </table:table-cell>
          <table:table-cell office:value-type="float" office:value="67.516000000000005" table:style-name="ce11">
            <text:p>67.516</text:p>
          </table:table-cell>
          <table:table-cell office:value-type="float" office:value="78.343999999999994" table:style-name="ce11">
            <text:p>78.344</text:p>
          </table:table-cell>
          <table:table-cell office:value-type="float" office:value="42.037999999999997" table:style-name="ce11">
            <text:p>42.038</text:p>
          </table:table-cell>
          <table:table-cell office:value-type="float" office:value="49.682000000000002" table:style-name="ce11">
            <text:p>49.682</text:p>
          </table:table-cell>
          <table:table-cell office:value-type="float" office:value="41.401000000000003" table:style-name="ce11">
            <text:p>41.401</text:p>
          </table:table-cell>
          <table:table-cell office:value-type="float" office:value="75.796000000000006" table:style-name="ce11">
            <text:p>75.796</text:p>
          </table:table-cell>
          <table:table-cell office:value-type="float" office:value="66.879000000000005" table:style-name="ce11">
            <text:p>66.879</text:p>
          </table:table-cell>
          <table:table-cell office:value-type="float" office:value="62.820999999999998" table:style-name="ce11">
            <text:p>62.821</text:p>
          </table:table-cell>
          <table:table-cell office:value-type="float" office:value="59.235999999999997" table:style-name="ce11">
            <text:p>59.236</text:p>
          </table:table-cell>
          <table:table-cell office:value-type="float" office:value="49.045000000000002" table:style-name="ce11">
            <text:p>49.045</text:p>
          </table:table-cell>
          <table:table-cell office:value-type="float" office:value="47.134" table:style-name="ce11">
            <text:p>47.134</text:p>
          </table:table-cell>
          <table:table-cell office:value-type="float" office:value="68.153000000000006" table:style-name="ce11">
            <text:p>68.153</text:p>
          </table:table-cell>
          <table:table-cell office:value-type="float" office:value="46.795000000000002" table:style-name="ce11">
            <text:p>46.795</text:p>
          </table:table-cell>
          <table:table-cell office:value-type="float" office:value="51.923000000000002" table:style-name="ce11">
            <text:p>51.923</text:p>
          </table:table-cell>
          <table:table-cell office:value-type="float" office:value="56.688000000000002" table:style-name="ce11">
            <text:p>56.688</text:p>
          </table:table-cell>
          <table:table-cell office:value-type="float" office:value="56.688000000000002" table:style-name="ce11">
            <text:p>56.688</text:p>
          </table:table-cell>
          <table:table-cell office:value-type="float" office:value="42.948999999999998" table:style-name="ce11">
            <text:p>42.949</text:p>
          </table:table-cell>
          <table:table-cell office:value-type="float" office:value="54.14" table:style-name="ce11">
            <text:p>54.14</text:p>
          </table:table-cell>
          <table:table-cell office:value-type="float" office:value="51.923000000000002" table:style-name="ce11">
            <text:p>51.923</text:p>
          </table:table-cell>
          <table:table-cell office:value-type="float" office:value="49.682000000000002" table:style-name="ce11">
            <text:p>49.682</text:p>
          </table:table-cell>
          <table:table-cell office:value-type="float" office:value="33.121000000000002" table:style-name="ce11">
            <text:p>33.121</text:p>
          </table:table-cell>
          <table:table-cell office:value-type="float" office:value="91.72" table:style-name="ce11">
            <text:p>91.72</text:p>
          </table:table-cell>
          <table:table-cell office:value-type="float" office:value="71.974999999999994" table:style-name="ce11">
            <text:p>71.975</text:p>
          </table:table-cell>
          <table:table-cell office:value-type="float" office:value="67.516000000000005" table:style-name="ce11">
            <text:p>67.516</text:p>
          </table:table-cell>
          <table:table-cell office:value-type="float" office:value="66.879000000000005" table:style-name="ce11">
            <text:p>66.879</text:p>
          </table:table-cell>
          <table:table-cell office:value-type="float" office:value="80.254999999999995" table:style-name="ce11">
            <text:p>80.255</text:p>
          </table:table-cell>
          <table:table-cell office:value-type="float" office:value="53.204999999999998" table:style-name="ce11">
            <text:p>53.205</text:p>
          </table:table-cell>
          <table:table-cell office:value-type="float" office:value="73.376999999999995" table:style-name="ce11">
            <text:p>73.377</text:p>
          </table:table-cell>
          <table:table-cell office:value-type="float" office:value="7.1429999999999998" table:style-name="ce11">
            <text:p>7.143</text:p>
          </table:table-cell>
          <table:table-cell office:value-type="float" office:value="15.584" table:style-name="ce11">
            <text:p>15.584</text:p>
          </table:table-cell>
          <table:table-cell office:value-type="float" office:value="28.571000000000002" table:style-name="ce11">
            <text:p>28.571</text:p>
          </table:table-cell>
          <table:table-cell office:value-type="float" office:value="48.701000000000001" table:style-name="ce11">
            <text:p>48.701</text:p>
          </table:table-cell>
          <table:table-cell office:value-type="float" office:value="94.268000000000001" table:style-name="ce11">
            <text:p>94.268</text:p>
          </table:table-cell>
          <table:table-cell office:value-type="float" office:value="77.706999999999994" table:style-name="ce11">
            <text:p>77.707</text:p>
          </table:table-cell>
          <table:table-cell office:value-type="float" office:value="78.343999999999994" table:style-name="ce11">
            <text:p>78.344</text:p>
          </table:table-cell>
          <table:table-cell office:value-type="float" office:value="4.4589999999999996" table:style-name="ce11">
            <text:p>4.459</text:p>
          </table:table-cell>
          <table:table-cell office:value-type="float" office:value="85.986999999999995" table:style-name="ce11">
            <text:p>85.987</text:p>
          </table:table-cell>
          <table:table-cell office:value-type="float" office:value="9.5540000000000003" table:style-name="ce11">
            <text:p>9.554</text:p>
          </table:table-cell>
          <table:table-cell office:value-type="float" office:value="5.0960000000000001" table:style-name="ce11">
            <text:p>5.096</text:p>
          </table:table-cell>
          <table:table-cell office:value-type="float" office:value="87.897999999999996" table:style-name="ce11">
            <text:p>87.898</text:p>
          </table:table-cell>
          <table:table-cell office:value-type="float" office:value="7.0060000000000002" table:style-name="ce11">
            <text:p>7.006</text:p>
          </table:table-cell>
          <table:table-cell office:value-type="float" office:value="12.5" table:style-name="ce11">
            <text:p>12.5</text:p>
          </table:table-cell>
          <table:table-cell office:value-type="float" office:value="0" table:style-name="ce11">
            <text:p>0</text:p>
          </table:table-cell>
          <table:table-cell office:value-type="float" office:value="0" table:style-name="ce11">
            <text:p>0</text:p>
          </table:table-cell>
          <table:table-cell office:value-type="float" office:value="50" table:style-name="ce11">
            <text:p>50</text:p>
          </table:table-cell>
          <table:table-cell office:value-type="float" office:value="0" table:style-name="ce11">
            <text:p>0</text:p>
          </table:table-cell>
          <table:table-cell office:value-type="float" office:value="37.5" table:style-name="ce11">
            <text:p>37.5</text:p>
          </table:table-cell>
          <table:table-cell office:value-type="float" office:value="50" table:style-name="ce11">
            <text:p>50</text:p>
          </table:table-cell>
          <table:table-cell office:value-type="float" office:value="25" table:style-name="ce11">
            <text:p>25</text:p>
          </table:table-cell>
          <table:table-cell office:value-type="float" office:value="12.5" table:style-name="ce11">
            <text:p>12.5</text:p>
          </table:table-cell>
          <table:table-cell office:value-type="float" office:value="25" table:style-name="ce11">
            <text:p>25</text:p>
          </table:table-cell>
          <table:table-cell office:value-type="float" office:value="0" table:style-name="ce11">
            <text:p>0</text:p>
          </table:table-cell>
          <table:table-cell office:value-type="float" office:value="0" table:style-name="ce11">
            <text:p>0</text:p>
          </table:table-cell>
          <table:table-cell office:value-type="float" office:value="12.5" table:style-name="ce11">
            <text:p>12.5</text:p>
          </table:table-cell>
          <table:table-cell office:value-type="float" office:value="0" table:style-name="ce11">
            <text:p>0</text:p>
          </table:table-cell>
          <table:table-cell office:value-type="float" office:value="25" table:style-name="ce11">
            <text:p>25</text:p>
          </table:table-cell>
          <table:table-cell office:value-type="float" office:value="12.5" table:style-name="ce11">
            <text:p>12.5</text:p>
          </table:table-cell>
          <table:table-cell office:value-type="float" office:value="12.5" table:style-name="ce11">
            <text:p>12.5</text:p>
          </table:table-cell>
          <table:table-cell office:value-type="float" office:value="50" table:style-name="ce11">
            <text:p>50</text:p>
          </table:table-cell>
          <table:table-cell office:value-type="float" office:value="37.5" table:style-name="ce11">
            <text:p>37.5</text:p>
          </table:table-cell>
          <table:table-cell office:value-type="float" office:value="12.5" table:style-name="ce11">
            <text:p>12.5</text:p>
          </table:table-cell>
          <table:table-cell office:value-type="float" office:value="75" table:style-name="ce11">
            <text:p>75</text:p>
          </table:table-cell>
          <table:table-cell office:value-type="float" office:value="62.5" table:style-name="ce11">
            <text:p>62.5</text:p>
          </table:table-cell>
          <table:table-cell office:value-type="float" office:value="50" table:style-name="ce11">
            <text:p>50</text:p>
          </table:table-cell>
          <table:table-cell office:value-type="float" office:value="0" table:style-name="ce11">
            <text:p>0</text:p>
          </table:table-cell>
          <table:table-cell office:value-type="float" office:value="25" table:style-name="ce11">
            <text:p>25</text:p>
          </table:table-cell>
          <table:table-cell office:value-type="float" office:value="25" table:style-name="ce11">
            <text:p>25</text:p>
          </table:table-cell>
          <table:table-cell office:value-type="float" office:value="25" table:style-name="ce11">
            <text:p>25</text:p>
          </table:table-cell>
          <table:table-cell office:value-type="float" office:value="50" table:style-name="ce11">
            <text:p>50</text:p>
          </table:table-cell>
          <table:table-cell office:value-type="float" office:value="0" table:style-name="ce11">
            <text:p>0</text:p>
          </table:table-cell>
          <table:table-cell office:value-type="float" office:value="12.5" table:style-name="ce11">
            <text:p>12.5</text:p>
          </table:table-cell>
          <table:table-cell office:value-type="float" office:value="25" table:style-name="ce11">
            <text:p>25</text:p>
          </table:table-cell>
          <table:table-cell office:value-type="float" office:value="50" table:style-name="ce11">
            <text:p>50</text:p>
          </table:table-cell>
          <table:table-cell office:value-type="float" office:value="68.831000000000003" table:style-name="ce11">
            <text:p>68.831</text:p>
          </table:table-cell>
          <table:table-cell office:value-type="float" office:value="72.078000000000003" table:style-name="ce11">
            <text:p>72.078</text:p>
          </table:table-cell>
          <table:table-cell office:value-type="float" office:value="64.516000000000005" table:style-name="ce11">
            <text:p>64.516</text:p>
          </table:table-cell>
          <table:table-cell office:value-type="float" office:value="32.258000000000003" table:style-name="ce11">
            <text:p>32.258</text:p>
          </table:table-cell>
          <table:table-cell office:value-type="float" office:value="72.436000000000007" table:style-name="ce11">
            <text:p>72.436</text:p>
          </table:table-cell>
          <table:table-cell office:value-type="float" office:value="67.742000000000004" table:style-name="ce11">
            <text:p>67.742</text:p>
          </table:table-cell>
          <table:table-cell office:value-type="float" office:value="2.581" table:style-name="ce11">
            <text:p>2.581</text:p>
          </table:table-cell>
          <table:table-cell office:value-type="float" office:value="70.322999999999993" table:style-name="ce11">
            <text:p>70.323</text:p>
          </table:table-cell>
          <table:table-cell office:value-type="float" office:value="25.760999999999999" table:style-name="ce11">
            <text:p>25.761</text:p>
          </table:table-cell>
          <table:table-cell office:value-type="float" office:value="73.700999999999993" table:style-name="ce11">
            <text:p>73.701</text:p>
          </table:table-cell>
          <table:table-cell table:number-columns-repeated="16254"/>
        </table:table-row>
        <table:table-row table:style-name="ro9">
          <table:table-cell office:value-type="string" table:style-name="ce4">
            <text:p>SCTS</text:p>
          </table:table-cell>
          <table:table-cell office:value-type="string" table:style-name="ce4">
            <text:p>Scottish Courts and Tribunals Service</text:p>
          </table:table-cell>
          <table:table-cell office:value-type="string" table:style-name="ce4">
            <text:p>Scottish Government</text:p>
          </table:table-cell>
          <table:table-cell table:style-name="ce4"/>
          <table:table-cell office:value-type="float" office:value="58.753999999999998" table:style-name="ce11">
            <text:p>58.754</text:p>
          </table:table-cell>
          <table:table-cell office:value-type="float" office:value="64.236999999999995" table:style-name="ce11">
            <text:p>64.237</text:p>
          </table:table-cell>
          <table:table-cell office:value-type="float" office:value="73.638000000000005" table:style-name="ce11">
            <text:p>73.638</text:p>
          </table:table-cell>
          <table:table-cell office:value-type="float" office:value="84.049000000000007" table:style-name="ce11">
            <text:p>84.049</text:p>
          </table:table-cell>
          <table:table-cell office:value-type="float" office:value="65.832999999999998" table:style-name="ce11">
            <text:p>65.833</text:p>
          </table:table-cell>
          <table:table-cell office:value-type="float" office:value="76.150999999999996" table:style-name="ce11">
            <text:p>76.151</text:p>
          </table:table-cell>
          <table:table-cell office:value-type="float" office:value="56.292000000000002" table:style-name="ce11">
            <text:p>56.292</text:p>
          </table:table-cell>
          <table:table-cell office:value-type="float" office:value="73.787999999999997" table:style-name="ce11">
            <text:p>73.788</text:p>
          </table:table-cell>
          <table:table-cell office:value-type="float" office:value="73.117000000000004" table:style-name="ce11">
            <text:p>73.117</text:p>
          </table:table-cell>
          <table:table-cell office:value-type="float" office:value="39.808" table:style-name="ce11">
            <text:p>39.808</text:p>
          </table:table-cell>
          <table:table-cell office:value-type="float" office:value="47.914999999999999" table:style-name="ce11">
            <text:p>47.915</text:p>
          </table:table-cell>
          <table:table-cell office:value-type="float" office:value="89.58" table:style-name="ce11">
            <text:p>89.58</text:p>
          </table:table-cell>
          <table:table-cell office:value-type="float" office:value="82.724000000000004" table:style-name="ce11">
            <text:p>82.724</text:p>
          </table:table-cell>
          <table:table-cell office:value-type="float" office:value="77.289000000000001" table:style-name="ce11">
            <text:p>77.289</text:p>
          </table:table-cell>
          <table:table-cell office:value-type="float" office:value="50.640999999999998" table:style-name="ce11">
            <text:p>50.641</text:p>
          </table:table-cell>
          <table:table-cell office:value-type="float" office:value="68.007000000000005" table:style-name="ce11">
            <text:p>68.007</text:p>
          </table:table-cell>
          <table:table-cell office:value-type="float" office:value="83.912000000000006" table:style-name="ce11">
            <text:p>83.912</text:p>
          </table:table-cell>
          <table:table-cell office:value-type="float" office:value="84.186000000000007" table:style-name="ce11">
            <text:p>84.186</text:p>
          </table:table-cell>
          <table:table-cell office:value-type="float" office:value="67.001999999999995" table:style-name="ce11">
            <text:p>67.002</text:p>
          </table:table-cell>
          <table:table-cell office:value-type="float" office:value="77.879000000000005" table:style-name="ce11">
            <text:p>77.879</text:p>
          </table:table-cell>
          <table:table-cell office:value-type="float" office:value="73.534999999999997" table:style-name="ce11">
            <text:p>73.535</text:p>
          </table:table-cell>
          <table:table-cell office:value-type="float" office:value="61.962000000000003" table:style-name="ce11">
            <text:p>61.962</text:p>
          </table:table-cell>
          <table:table-cell office:value-type="float" office:value="71.572000000000003" table:style-name="ce11">
            <text:p>71.572</text:p>
          </table:table-cell>
          <table:table-cell office:value-type="float" office:value="75.114000000000004" table:style-name="ce11">
            <text:p>75.114</text:p>
          </table:table-cell>
          <table:table-cell office:value-type="float" office:value="65.625" table:style-name="ce11">
            <text:p>65.625</text:p>
          </table:table-cell>
          <table:table-cell office:value-type="float" office:value="62.454000000000001" table:style-name="ce11">
            <text:p>62.454</text:p>
          </table:table-cell>
          <table:table-cell office:value-type="float" office:value="67.369" table:style-name="ce11">
            <text:p>67.369</text:p>
          </table:table-cell>
          <table:table-cell office:value-type="float" office:value="35.595999999999997" table:style-name="ce11">
            <text:p>35.596</text:p>
          </table:table-cell>
          <table:table-cell office:value-type="float" office:value="82.251000000000005" table:style-name="ce11">
            <text:p>82.251</text:p>
          </table:table-cell>
          <table:table-cell office:value-type="float" office:value="78.5" table:style-name="ce11">
            <text:p>78.5</text:p>
          </table:table-cell>
          <table:table-cell office:value-type="float" office:value="67.674000000000007" table:style-name="ce11">
            <text:p>67.674</text:p>
          </table:table-cell>
          <table:table-cell office:value-type="float" office:value="64.168000000000006" table:style-name="ce11">
            <text:p>64.168</text:p>
          </table:table-cell>
          <table:table-cell office:value-type="float" office:value="45.454999999999998" table:style-name="ce11">
            <text:p>45.455</text:p>
          </table:table-cell>
          <table:table-cell office:value-type="float" office:value="62.911999999999999" table:style-name="ce11">
            <text:p>62.912</text:p>
          </table:table-cell>
          <table:table-cell office:value-type="float" office:value="52.564" table:style-name="ce11">
            <text:p>52.564</text:p>
          </table:table-cell>
          <table:table-cell office:value-type="float" office:value="77.492999999999995" table:style-name="ce11">
            <text:p>77.493</text:p>
          </table:table-cell>
          <table:table-cell office:value-type="float" office:value="80.512" table:style-name="ce11">
            <text:p>80.512</text:p>
          </table:table-cell>
          <table:table-cell office:value-type="float" office:value="63.735999999999997" table:style-name="ce11">
            <text:p>63.736</text:p>
          </table:table-cell>
          <table:table-cell office:value-type="float" office:value="73.352000000000004" table:style-name="ce11">
            <text:p>73.352</text:p>
          </table:table-cell>
          <table:table-cell office:value-type="float" office:value="67.611999999999995" table:style-name="ce11">
            <text:p>67.612</text:p>
          </table:table-cell>
          <table:table-cell office:value-type="float" office:value="78.519000000000005" table:style-name="ce11">
            <text:p>78.519</text:p>
          </table:table-cell>
          <table:table-cell office:value-type="float" office:value="88.084000000000003" table:style-name="ce11">
            <text:p>88.084</text:p>
          </table:table-cell>
          <table:table-cell office:value-type="float" office:value="73.308999999999997" table:style-name="ce11">
            <text:p>73.309</text:p>
          </table:table-cell>
          <table:table-cell office:value-type="float" office:value="60.841999999999999" table:style-name="ce11">
            <text:p>60.842</text:p>
          </table:table-cell>
          <table:table-cell office:value-type="float" office:value="70.293000000000006" table:style-name="ce11">
            <text:p>70.293</text:p>
          </table:table-cell>
          <table:table-cell office:value-type="float" office:value="36.78" table:style-name="ce11">
            <text:p>36.78</text:p>
          </table:table-cell>
          <table:table-cell office:value-type="float" office:value="49.176000000000002" table:style-name="ce11">
            <text:p>49.176</text:p>
          </table:table-cell>
          <table:table-cell office:value-type="float" office:value="33.363999999999997" table:style-name="ce11">
            <text:p>33.364</text:p>
          </table:table-cell>
          <table:table-cell office:value-type="float" office:value="57.313000000000002" table:style-name="ce11">
            <text:p>57.313</text:p>
          </table:table-cell>
          <table:table-cell office:value-type="float" office:value="56.136000000000003" table:style-name="ce11">
            <text:p>56.136</text:p>
          </table:table-cell>
          <table:table-cell office:value-type="float" office:value="51.054000000000002" table:style-name="ce11">
            <text:p>51.054</text:p>
          </table:table-cell>
          <table:table-cell office:value-type="float" office:value="50.503" table:style-name="ce11">
            <text:p>50.503</text:p>
          </table:table-cell>
          <table:table-cell office:value-type="float" office:value="38.369999999999997" table:style-name="ce11">
            <text:p>38.37</text:p>
          </table:table-cell>
          <table:table-cell office:value-type="float" office:value="39.412999999999997" table:style-name="ce11">
            <text:p>39.413</text:p>
          </table:table-cell>
          <table:table-cell office:value-type="float" office:value="58.134999999999998" table:style-name="ce11">
            <text:p>58.135</text:p>
          </table:table-cell>
          <table:table-cell office:value-type="float" office:value="35.622999999999998" table:style-name="ce11">
            <text:p>35.623</text:p>
          </table:table-cell>
          <table:table-cell office:value-type="float" office:value="44.332999999999998" table:style-name="ce11">
            <text:p>44.333</text:p>
          </table:table-cell>
          <table:table-cell office:value-type="float" office:value="68.281999999999996" table:style-name="ce11">
            <text:p>68.282</text:p>
          </table:table-cell>
          <table:table-cell office:value-type="float" office:value="59.744" table:style-name="ce11">
            <text:p>59.744</text:p>
          </table:table-cell>
          <table:table-cell office:value-type="float" office:value="49.679000000000002" table:style-name="ce11">
            <text:p>49.679</text:p>
          </table:table-cell>
          <table:table-cell office:value-type="float" office:value="53.845999999999997" table:style-name="ce11">
            <text:p>53.846</text:p>
          </table:table-cell>
          <table:table-cell office:value-type="float" office:value="50.457999999999998" table:style-name="ce11">
            <text:p>50.458</text:p>
          </table:table-cell>
          <table:table-cell office:value-type="float" office:value="47.165999999999997" table:style-name="ce11">
            <text:p>47.166</text:p>
          </table:table-cell>
          <table:table-cell office:value-type="float" office:value="31.106999999999999" table:style-name="ce11">
            <text:p>31.107</text:p>
          </table:table-cell>
          <table:table-cell office:value-type="float" office:value="90.218999999999994" table:style-name="ce11">
            <text:p>90.219</text:p>
          </table:table-cell>
          <table:table-cell office:value-type="float" office:value="67.001999999999995" table:style-name="ce11">
            <text:p>67.002</text:p>
          </table:table-cell>
          <table:table-cell office:value-type="float" office:value="65.081999999999994" table:style-name="ce11">
            <text:p>65.082</text:p>
          </table:table-cell>
          <table:table-cell office:value-type="float" office:value="64.775999999999996" table:style-name="ce11">
            <text:p>64.776</text:p>
          </table:table-cell>
          <table:table-cell office:value-type="float" office:value="70.447999999999993" table:style-name="ce11">
            <text:p>70.448</text:p>
          </table:table-cell>
          <table:table-cell office:value-type="float" office:value="46.295000000000002" table:style-name="ce11">
            <text:p>46.295</text:p>
          </table:table-cell>
          <table:table-cell office:value-type="float" office:value="62.338999999999999" table:style-name="ce11">
            <text:p>62.339</text:p>
          </table:table-cell>
          <table:table-cell office:value-type="float" office:value="8.0809999999999995" table:style-name="ce11">
            <text:p>8.081</text:p>
          </table:table-cell>
          <table:table-cell office:value-type="float" office:value="9.2750000000000004" table:style-name="ce11">
            <text:p>9.275</text:p>
          </table:table-cell>
          <table:table-cell office:value-type="float" office:value="26.538" table:style-name="ce11">
            <text:p>26.538</text:p>
          </table:table-cell>
          <table:table-cell office:value-type="float" office:value="56.106999999999999" table:style-name="ce11">
            <text:p>56.107</text:p>
          </table:table-cell>
          <table:table-cell office:value-type="float" office:value="85.91" table:style-name="ce11">
            <text:p>85.91</text:p>
          </table:table-cell>
          <table:table-cell office:value-type="float" office:value="69.048000000000002" table:style-name="ce11">
            <text:p>69.048</text:p>
          </table:table-cell>
          <table:table-cell office:value-type="float" office:value="73.003" table:style-name="ce11">
            <text:p>73.003</text:p>
          </table:table-cell>
          <table:table-cell office:value-type="float" office:value="9.2409999999999997" table:style-name="ce11">
            <text:p>9.241</text:p>
          </table:table-cell>
          <table:table-cell office:value-type="float" office:value="82.8" table:style-name="ce11">
            <text:p>82.8</text:p>
          </table:table-cell>
          <table:table-cell office:value-type="float" office:value="7.96" table:style-name="ce11">
            <text:p>7.96</text:p>
          </table:table-cell>
          <table:table-cell office:value-type="float" office:value="10.531000000000001" table:style-name="ce11">
            <text:p>10.531</text:p>
          </table:table-cell>
          <table:table-cell office:value-type="float" office:value="81.867999999999995" table:style-name="ce11">
            <text:p>81.868</text:p>
          </table:table-cell>
          <table:table-cell office:value-type="float" office:value="7.601" table:style-name="ce11">
            <text:p>7.601</text:p>
          </table:table-cell>
          <table:table-cell office:value-type="float" office:value="11.304" table:style-name="ce11">
            <text:p>11.304</text:p>
          </table:table-cell>
          <table:table-cell office:value-type="float" office:value="2.609" table:style-name="ce11">
            <text:p>2.609</text:p>
          </table:table-cell>
          <table:table-cell office:value-type="float" office:value="22.609000000000002" table:style-name="ce11">
            <text:p>22.609</text:p>
          </table:table-cell>
          <table:table-cell office:value-type="float" office:value="34.783000000000001" table:style-name="ce11">
            <text:p>34.783</text:p>
          </table:table-cell>
          <table:table-cell office:value-type="float" office:value="0.87" table:style-name="ce11">
            <text:p>0.87</text:p>
          </table:table-cell>
          <table:table-cell office:value-type="float" office:value="40" table:style-name="ce11">
            <text:p>40</text:p>
          </table:table-cell>
          <table:table-cell office:value-type="float" office:value="46.087000000000003" table:style-name="ce11">
            <text:p>46.087</text:p>
          </table:table-cell>
          <table:table-cell office:value-type="float" office:value="27.826000000000001" table:style-name="ce11">
            <text:p>27.826</text:p>
          </table:table-cell>
          <table:table-cell office:value-type="float" office:value="45.216999999999999" table:style-name="ce11">
            <text:p>45.217</text:p>
          </table:table-cell>
          <table:table-cell office:value-type="float" office:value="31.303999999999998" table:style-name="ce11">
            <text:p>31.304</text:p>
          </table:table-cell>
          <table:table-cell office:value-type="float" office:value="22.609000000000002" table:style-name="ce11">
            <text:p>22.609</text:p>
          </table:table-cell>
          <table:table-cell office:value-type="float" office:value="2.609" table:style-name="ce11">
            <text:p>2.609</text:p>
          </table:table-cell>
          <table:table-cell office:value-type="float" office:value="9.5649999999999995" table:style-name="ce11">
            <text:p>9.565</text:p>
          </table:table-cell>
          <table:table-cell office:value-type="float" office:value="8.6959999999999997" table:style-name="ce11">
            <text:p>8.696</text:p>
          </table:table-cell>
          <table:table-cell office:value-type="float" office:value="16.521999999999998" table:style-name="ce11">
            <text:p>16.522</text:p>
          </table:table-cell>
          <table:table-cell office:value-type="float" office:value="5.2169999999999996" table:style-name="ce11">
            <text:p>5.217</text:p>
          </table:table-cell>
          <table:table-cell office:value-type="float" office:value="4.3479999999999999" table:style-name="ce11">
            <text:p>4.348</text:p>
          </table:table-cell>
          <table:table-cell office:value-type="float" office:value="38.261000000000003" table:style-name="ce11">
            <text:p>38.261</text:p>
          </table:table-cell>
          <table:table-cell office:value-type="float" office:value="49.564999999999998" table:style-name="ce11">
            <text:p>49.565</text:p>
          </table:table-cell>
          <table:table-cell office:value-type="float" office:value="12.173999999999999" table:style-name="ce11">
            <text:p>12.174</text:p>
          </table:table-cell>
          <table:table-cell office:value-type="float" office:value="27.273" table:style-name="ce11">
            <text:p>27.273</text:p>
          </table:table-cell>
          <table:table-cell office:value-type="float" office:value="35.088000000000001" table:style-name="ce11">
            <text:p>35.088</text:p>
          </table:table-cell>
          <table:table-cell office:value-type="float" office:value="66.956999999999994" table:style-name="ce11">
            <text:p>66.957</text:p>
          </table:table-cell>
          <table:table-cell office:value-type="float" office:value="31.818000000000001" table:style-name="ce11">
            <text:p>31.818</text:p>
          </table:table-cell>
          <table:table-cell office:value-type="float" office:value="59.091000000000001" table:style-name="ce11">
            <text:p>59.091</text:p>
          </table:table-cell>
          <table:table-cell office:value-type="float" office:value="32.456000000000003" table:style-name="ce11">
            <text:p>32.456</text:p>
          </table:table-cell>
          <table:table-cell office:value-type="float" office:value="13.913" table:style-name="ce11">
            <text:p>13.913</text:p>
          </table:table-cell>
          <table:table-cell office:value-type="float" office:value="56.817999999999998" table:style-name="ce11">
            <text:p>56.818</text:p>
          </table:table-cell>
          <table:table-cell office:value-type="float" office:value="13.635999999999999" table:style-name="ce11">
            <text:p>13.636</text:p>
          </table:table-cell>
          <table:table-cell office:value-type="float" office:value="32.456000000000003" table:style-name="ce11">
            <text:p>32.456</text:p>
          </table:table-cell>
          <table:table-cell office:value-type="float" office:value="19.13" table:style-name="ce11">
            <text:p>19.13</text:p>
          </table:table-cell>
          <table:table-cell office:value-type="float" office:value="11.364000000000001" table:style-name="ce11">
            <text:p>11.364</text:p>
          </table:table-cell>
          <table:table-cell office:value-type="float" office:value="67.524000000000001" table:style-name="ce11">
            <text:p>67.524</text:p>
          </table:table-cell>
          <table:table-cell office:value-type="float" office:value="72.97" table:style-name="ce11">
            <text:p>72.97</text:p>
          </table:table-cell>
          <table:table-cell office:value-type="float" office:value="63.957999999999998" table:style-name="ce11">
            <text:p>63.958</text:p>
          </table:table-cell>
          <table:table-cell office:value-type="float" office:value="32.122" table:style-name="ce11">
            <text:p>32.122</text:p>
          </table:table-cell>
          <table:table-cell office:value-type="float" office:value="71.576999999999998" table:style-name="ce11">
            <text:p>71.577</text:p>
          </table:table-cell>
          <table:table-cell office:value-type="float" office:value="73.703999999999994" table:style-name="ce11">
            <text:p>73.704</text:p>
          </table:table-cell>
          <table:table-cell office:value-type="float" office:value="3.7040000000000002" table:style-name="ce11">
            <text:p>3.704</text:p>
          </table:table-cell>
          <table:table-cell office:value-type="float" office:value="71.186000000000007" table:style-name="ce11">
            <text:p>71.186</text:p>
          </table:table-cell>
          <table:table-cell office:value-type="float" office:value="30.512" table:style-name="ce11">
            <text:p>30.512</text:p>
          </table:table-cell>
          <table:table-cell office:value-type="float" office:value="73.78" table:style-name="ce11">
            <text:p>73.78</text:p>
          </table:table-cell>
          <table:table-cell table:number-columns-repeated="16254"/>
        </table:table-row>
        <table:table-row table:style-name="ro6">
          <table:table-cell office:value-type="string" table:style-name="ce4">
            <text:p>SDA</text:p>
          </table:table-cell>
          <table:table-cell office:value-type="string" table:style-name="ce4">
            <text:p>Submarine Delivery Agency</text:p>
          </table:table-cell>
          <table:table-cell office:value-type="string" table:style-name="ce4">
            <text:p>Defence</text:p>
          </table:table-cell>
          <table:table-cell table:style-name="ce4"/>
          <table:table-cell office:value-type="float" office:value="79.265000000000001" table:style-name="ce11">
            <text:p>79.265</text:p>
          </table:table-cell>
          <table:table-cell office:value-type="float" office:value="63.08" table:style-name="ce11">
            <text:p>63.08</text:p>
          </table:table-cell>
          <table:table-cell office:value-type="float" office:value="81.884" table:style-name="ce11">
            <text:p>81.884</text:p>
          </table:table-cell>
          <table:table-cell office:value-type="float" office:value="82.866" table:style-name="ce11">
            <text:p>82.866</text:p>
          </table:table-cell>
          <table:table-cell office:value-type="float" office:value="74.863" table:style-name="ce11">
            <text:p>74.863</text:p>
          </table:table-cell>
          <table:table-cell office:value-type="float" office:value="81.706999999999994" table:style-name="ce11">
            <text:p>81.707</text:p>
          </table:table-cell>
          <table:table-cell office:value-type="float" office:value="56.692" table:style-name="ce11">
            <text:p>56.692</text:p>
          </table:table-cell>
          <table:table-cell office:value-type="float" office:value="83.572000000000003" table:style-name="ce11">
            <text:p>83.572</text:p>
          </table:table-cell>
          <table:table-cell office:value-type="float" office:value="70.227999999999994" table:style-name="ce11">
            <text:p>70.228</text:p>
          </table:table-cell>
          <table:table-cell office:value-type="float" office:value="35.427999999999997" table:style-name="ce11">
            <text:p>35.428</text:p>
          </table:table-cell>
          <table:table-cell office:value-type="float" office:value="54.256" table:style-name="ce11">
            <text:p>54.256</text:p>
          </table:table-cell>
          <table:table-cell office:value-type="float" office:value="91.457999999999998" table:style-name="ce11">
            <text:p>91.458</text:p>
          </table:table-cell>
          <table:table-cell office:value-type="float" office:value="84.512" table:style-name="ce11">
            <text:p>84.512</text:p>
          </table:table-cell>
          <table:table-cell office:value-type="float" office:value="77.105999999999995" table:style-name="ce11">
            <text:p>77.106</text:p>
          </table:table-cell>
          <table:table-cell office:value-type="float" office:value="69.093999999999994" table:style-name="ce11">
            <text:p>69.094</text:p>
          </table:table-cell>
          <table:table-cell office:value-type="float" office:value="87.194999999999993" table:style-name="ce11">
            <text:p>87.195</text:p>
          </table:table-cell>
          <table:table-cell office:value-type="float" office:value="82.072999999999993" table:style-name="ce11">
            <text:p>82.073</text:p>
          </table:table-cell>
          <table:table-cell office:value-type="float" office:value="83.659000000000006" table:style-name="ce11">
            <text:p>83.659</text:p>
          </table:table-cell>
          <table:table-cell office:value-type="float" office:value="77.608000000000004" table:style-name="ce11">
            <text:p>77.608</text:p>
          </table:table-cell>
          <table:table-cell office:value-type="float" office:value="90.415000000000006" table:style-name="ce11">
            <text:p>90.415</text:p>
          </table:table-cell>
          <table:table-cell office:value-type="float" office:value="88.828000000000003" table:style-name="ce11">
            <text:p>88.828</text:p>
          </table:table-cell>
          <table:table-cell office:value-type="float" office:value="70.957999999999998" table:style-name="ce11">
            <text:p>70.958</text:p>
          </table:table-cell>
          <table:table-cell office:value-type="float" office:value="83.962999999999994" table:style-name="ce11">
            <text:p>83.963</text:p>
          </table:table-cell>
          <table:table-cell office:value-type="float" office:value="85.061000000000007" table:style-name="ce11">
            <text:p>85.061</text:p>
          </table:table-cell>
          <table:table-cell office:value-type="float" office:value="70.513000000000005" table:style-name="ce11">
            <text:p>70.513</text:p>
          </table:table-cell>
          <table:table-cell office:value-type="float" office:value="67.44" table:style-name="ce11">
            <text:p>67.44</text:p>
          </table:table-cell>
          <table:table-cell office:value-type="float" office:value="74.924000000000007" table:style-name="ce11">
            <text:p>74.924</text:p>
          </table:table-cell>
          <table:table-cell office:value-type="float" office:value="38.814" table:style-name="ce11">
            <text:p>38.814</text:p>
          </table:table-cell>
          <table:table-cell office:value-type="float" office:value="85.966999999999999" table:style-name="ce11">
            <text:p>85.967</text:p>
          </table:table-cell>
          <table:table-cell office:value-type="float" office:value="82.927000000000007" table:style-name="ce11">
            <text:p>82.927</text:p>
          </table:table-cell>
          <table:table-cell office:value-type="float" office:value="76.204999999999998" table:style-name="ce11">
            <text:p>76.205</text:p>
          </table:table-cell>
          <table:table-cell office:value-type="float" office:value="67.134" table:style-name="ce11">
            <text:p>67.134</text:p>
          </table:table-cell>
          <table:table-cell office:value-type="float" office:value="50.884999999999998" table:style-name="ce11">
            <text:p>50.885</text:p>
          </table:table-cell>
          <table:table-cell office:value-type="float" office:value="56.802999999999997" table:style-name="ce11">
            <text:p>56.803</text:p>
          </table:table-cell>
          <table:table-cell office:value-type="float" office:value="51.860999999999997" table:style-name="ce11">
            <text:p>51.861</text:p>
          </table:table-cell>
          <table:table-cell office:value-type="float" office:value="88.408000000000001" table:style-name="ce11">
            <text:p>88.408</text:p>
          </table:table-cell>
          <table:table-cell office:value-type="float" office:value="90.647999999999996" table:style-name="ce11">
            <text:p>90.648</text:p>
          </table:table-cell>
          <table:table-cell office:value-type="float" office:value="73.366" table:style-name="ce11">
            <text:p>73.366</text:p>
          </table:table-cell>
          <table:table-cell office:value-type="float" office:value="81.879000000000005" table:style-name="ce11">
            <text:p>81.879</text:p>
          </table:table-cell>
          <table:table-cell office:value-type="float" office:value="63.247999999999998" table:style-name="ce11">
            <text:p>63.248</text:p>
          </table:table-cell>
          <table:table-cell office:value-type="float" office:value="76.847999999999999" table:style-name="ce11">
            <text:p>76.848</text:p>
          </table:table-cell>
          <table:table-cell office:value-type="float" office:value="86.683000000000007" table:style-name="ce11">
            <text:p>86.683</text:p>
          </table:table-cell>
          <table:table-cell office:value-type="float" office:value="63.042000000000002" table:style-name="ce11">
            <text:p>63.042</text:p>
          </table:table-cell>
          <table:table-cell office:value-type="float" office:value="59.438000000000002" table:style-name="ce11">
            <text:p>59.438</text:p>
          </table:table-cell>
          <table:table-cell office:value-type="float" office:value="72.239000000000004" table:style-name="ce11">
            <text:p>72.239</text:p>
          </table:table-cell>
          <table:table-cell office:value-type="float" office:value="34.658000000000001" table:style-name="ce11">
            <text:p>34.658</text:p>
          </table:table-cell>
          <table:table-cell office:value-type="float" office:value="45.271999999999998" table:style-name="ce11">
            <text:p>45.272</text:p>
          </table:table-cell>
          <table:table-cell office:value-type="float" office:value="26.297000000000001" table:style-name="ce11">
            <text:p>26.297</text:p>
          </table:table-cell>
          <table:table-cell office:value-type="float" office:value="67.950999999999993" table:style-name="ce11">
            <text:p>67.951</text:p>
          </table:table-cell>
          <table:table-cell office:value-type="float" office:value="65.87" table:style-name="ce11">
            <text:p>65.87</text:p>
          </table:table-cell>
          <table:table-cell office:value-type="float" office:value="57.055999999999997" table:style-name="ce11">
            <text:p>57.056</text:p>
          </table:table-cell>
          <table:table-cell office:value-type="float" office:value="59.534999999999997" table:style-name="ce11">
            <text:p>59.535</text:p>
          </table:table-cell>
          <table:table-cell office:value-type="float" office:value="31.585000000000001" table:style-name="ce11">
            <text:p>31.585</text:p>
          </table:table-cell>
          <table:table-cell office:value-type="float" office:value="34.817" table:style-name="ce11">
            <text:p>34.817</text:p>
          </table:table-cell>
          <table:table-cell office:value-type="float" office:value="68.051000000000002" table:style-name="ce11">
            <text:p>68.051</text:p>
          </table:table-cell>
          <table:table-cell office:value-type="float" office:value="41.722999999999999" table:style-name="ce11">
            <text:p>41.723</text:p>
          </table:table-cell>
          <table:table-cell office:value-type="float" office:value="61.966000000000001" table:style-name="ce11">
            <text:p>61.966</text:p>
          </table:table-cell>
          <table:table-cell office:value-type="float" office:value="65.305000000000007" table:style-name="ce11">
            <text:p>65.305</text:p>
          </table:table-cell>
          <table:table-cell office:value-type="float" office:value="59.670999999999999" table:style-name="ce11">
            <text:p>59.671</text:p>
          </table:table-cell>
          <table:table-cell office:value-type="float" office:value="46.393999999999998" table:style-name="ce11">
            <text:p>46.394</text:p>
          </table:table-cell>
          <table:table-cell office:value-type="float" office:value="52.959000000000003" table:style-name="ce11">
            <text:p>52.959</text:p>
          </table:table-cell>
          <table:table-cell office:value-type="float" office:value="50.488" table:style-name="ce11">
            <text:p>50.488</text:p>
          </table:table-cell>
          <table:table-cell office:value-type="float" office:value="52.439" table:style-name="ce11">
            <text:p>52.439</text:p>
          </table:table-cell>
          <table:table-cell office:value-type="float" office:value="32.947000000000003" table:style-name="ce11">
            <text:p>32.947</text:p>
          </table:table-cell>
          <table:table-cell office:value-type="float" office:value="93.346000000000004" table:style-name="ce11">
            <text:p>93.346</text:p>
          </table:table-cell>
          <table:table-cell office:value-type="float" office:value="77.275999999999996" table:style-name="ce11">
            <text:p>77.276</text:p>
          </table:table-cell>
          <table:table-cell office:value-type="float" office:value="80.647000000000006" table:style-name="ce11">
            <text:p>80.647</text:p>
          </table:table-cell>
          <table:table-cell office:value-type="float" office:value="79.474999999999994" table:style-name="ce11">
            <text:p>79.475</text:p>
          </table:table-cell>
          <table:table-cell office:value-type="float" office:value="80.841999999999999" table:style-name="ce11">
            <text:p>80.842</text:p>
          </table:table-cell>
          <table:table-cell office:value-type="float" office:value="55.588999999999999" table:style-name="ce11">
            <text:p>55.589</text:p>
          </table:table-cell>
          <table:table-cell office:value-type="float" office:value="71.98" table:style-name="ce11">
            <text:p>71.98</text:p>
          </table:table-cell>
          <table:table-cell office:value-type="float" office:value="7.2779999999999996" table:style-name="ce11">
            <text:p>7.278</text:p>
          </table:table-cell>
          <table:table-cell office:value-type="float" office:value="15.228999999999999" table:style-name="ce11">
            <text:p>15.229</text:p>
          </table:table-cell>
          <table:table-cell office:value-type="float" office:value="36.207999999999998" table:style-name="ce11">
            <text:p>36.208</text:p>
          </table:table-cell>
          <table:table-cell office:value-type="float" office:value="41.283999999999999" table:style-name="ce11">
            <text:p>41.284</text:p>
          </table:table-cell>
          <table:table-cell office:value-type="float" office:value="87.525000000000006" table:style-name="ce11">
            <text:p>87.525</text:p>
          </table:table-cell>
          <table:table-cell office:value-type="float" office:value="62.575000000000003" table:style-name="ce11">
            <text:p>62.575</text:p>
          </table:table-cell>
          <table:table-cell office:value-type="float" office:value="76.984999999999999" table:style-name="ce11">
            <text:p>76.985</text:p>
          </table:table-cell>
          <table:table-cell office:value-type="float" office:value="6.4630000000000001" table:style-name="ce11">
            <text:p>6.463</text:p>
          </table:table-cell>
          <table:table-cell office:value-type="float" office:value="87.683000000000007" table:style-name="ce11">
            <text:p>87.683</text:p>
          </table:table-cell>
          <table:table-cell office:value-type="float" office:value="5.8540000000000001" table:style-name="ce11">
            <text:p>5.854</text:p>
          </table:table-cell>
          <table:table-cell office:value-type="float" office:value="6.8289999999999997" table:style-name="ce11">
            <text:p>6.829</text:p>
          </table:table-cell>
          <table:table-cell office:value-type="float" office:value="89.146000000000001" table:style-name="ce11">
            <text:p>89.146</text:p>
          </table:table-cell>
          <table:table-cell office:value-type="float" office:value="4.024" table:style-name="ce11">
            <text:p>4.024</text:p>
          </table:table-cell>
          <table:table-cell office:value-type="float" office:value="8.0359999999999996" table:style-name="ce11">
            <text:p>8.036</text:p>
          </table:table-cell>
          <table:table-cell office:value-type="float" office:value="2.6789999999999998" table:style-name="ce11">
            <text:p>2.679</text:p>
          </table:table-cell>
          <table:table-cell office:value-type="float" office:value="16.963999999999999" table:style-name="ce11">
            <text:p>16.964</text:p>
          </table:table-cell>
          <table:table-cell office:value-type="float" office:value="49.106999999999999" table:style-name="ce11">
            <text:p>49.107</text:p>
          </table:table-cell>
          <table:table-cell office:value-type="float" office:value="0.89300000000000002" table:style-name="ce11">
            <text:p>0.893</text:p>
          </table:table-cell>
          <table:table-cell office:value-type="float" office:value="24.106999999999999" table:style-name="ce11">
            <text:p>24.107</text:p>
          </table:table-cell>
          <table:table-cell office:value-type="float" office:value="49.106999999999999" table:style-name="ce11">
            <text:p>49.107</text:p>
          </table:table-cell>
          <table:table-cell office:value-type="float" office:value="33.036000000000001" table:style-name="ce11">
            <text:p>33.036</text:p>
          </table:table-cell>
          <table:table-cell office:value-type="float" office:value="25" table:style-name="ce11">
            <text:p>25</text:p>
          </table:table-cell>
          <table:table-cell office:value-type="float" office:value="30.356999999999999" table:style-name="ce11">
            <text:p>30.357</text:p>
          </table:table-cell>
          <table:table-cell office:value-type="float" office:value="25" table:style-name="ce11">
            <text:p>25</text:p>
          </table:table-cell>
          <table:table-cell office:value-type="float" office:value="0" table:style-name="ce11">
            <text:p>0</text:p>
          </table:table-cell>
          <table:table-cell office:value-type="float" office:value="3.5710000000000002" table:style-name="ce11">
            <text:p>3.571</text:p>
          </table:table-cell>
          <table:table-cell office:value-type="float" office:value="11.606999999999999" table:style-name="ce11">
            <text:p>11.607</text:p>
          </table:table-cell>
          <table:table-cell office:value-type="float" office:value="10.714" table:style-name="ce11">
            <text:p>10.714</text:p>
          </table:table-cell>
          <table:table-cell office:value-type="float" office:value="8.0359999999999996" table:style-name="ce11">
            <text:p>8.036</text:p>
          </table:table-cell>
          <table:table-cell office:value-type="float" office:value="4.4640000000000004" table:style-name="ce11">
            <text:p>4.464</text:p>
          </table:table-cell>
          <table:table-cell office:value-type="float" office:value="43.75" table:style-name="ce11">
            <text:p>43.75</text:p>
          </table:table-cell>
          <table:table-cell office:value-type="float" office:value="41.963999999999999" table:style-name="ce11">
            <text:p>41.964</text:p>
          </table:table-cell>
          <table:table-cell office:value-type="float" office:value="14.286" table:style-name="ce11">
            <text:p>14.286</text:p>
          </table:table-cell>
          <table:table-cell office:value-type="float" office:value="24.49" table:style-name="ce11">
            <text:p>24.49</text:p>
          </table:table-cell>
          <table:table-cell office:value-type="float" office:value="58.036000000000001" table:style-name="ce11">
            <text:p>58.036</text:p>
          </table:table-cell>
          <table:table-cell office:value-type="float" office:value="50" table:style-name="ce11">
            <text:p>50</text:p>
          </table:table-cell>
          <table:table-cell office:value-type="float" office:value="30.611999999999998" table:style-name="ce11">
            <text:p>30.612</text:p>
          </table:table-cell>
          <table:table-cell office:value-type="float" office:value="55.101999999999997" table:style-name="ce11">
            <text:p>55.102</text:p>
          </table:table-cell>
          <table:table-cell office:value-type="float" office:value="15.179" table:style-name="ce11">
            <text:p>15.179</text:p>
          </table:table-cell>
          <table:table-cell office:value-type="float" office:value="26.786000000000001" table:style-name="ce11">
            <text:p>26.786</text:p>
          </table:table-cell>
          <table:table-cell office:value-type="float" office:value="53.061" table:style-name="ce11">
            <text:p>53.061</text:p>
          </table:table-cell>
          <table:table-cell office:value-type="float" office:value="20.408000000000001" table:style-name="ce11">
            <text:p>20.408</text:p>
          </table:table-cell>
          <table:table-cell office:value-type="float" office:value="26.786000000000001" table:style-name="ce11">
            <text:p>26.786</text:p>
          </table:table-cell>
          <table:table-cell office:value-type="float" office:value="23.213999999999999" table:style-name="ce11">
            <text:p>23.214</text:p>
          </table:table-cell>
          <table:table-cell office:value-type="float" office:value="16.327000000000002" table:style-name="ce11">
            <text:p>16.327</text:p>
          </table:table-cell>
          <table:table-cell office:value-type="float" office:value="65.144999999999996" table:style-name="ce11">
            <text:p>65.145</text:p>
          </table:table-cell>
          <table:table-cell office:value-type="float" office:value="68.950999999999993" table:style-name="ce11">
            <text:p>68.951</text:p>
          </table:table-cell>
          <table:table-cell office:value-type="float" office:value="60.198" table:style-name="ce11">
            <text:p>60.198</text:p>
          </table:table-cell>
          <table:table-cell office:value-type="float" office:value="31.376999999999999" table:style-name="ce11">
            <text:p>31.377</text:p>
          </table:table-cell>
          <table:table-cell office:value-type="float" office:value="71.938000000000002" table:style-name="ce11">
            <text:p>71.938</text:p>
          </table:table-cell>
          <table:table-cell office:value-type="float" office:value="72.599000000000004" table:style-name="ce11">
            <text:p>72.599</text:p>
          </table:table-cell>
          <table:table-cell office:value-type="float" office:value="4.5060000000000002" table:style-name="ce11">
            <text:p>4.506</text:p>
          </table:table-cell>
          <table:table-cell office:value-type="float" office:value="79.09" table:style-name="ce11">
            <text:p>79.09</text:p>
          </table:table-cell>
          <table:table-cell office:value-type="float" office:value="26.370999999999999" table:style-name="ce11">
            <text:p>26.371</text:p>
          </table:table-cell>
          <table:table-cell office:value-type="float" office:value="73.611000000000004" table:style-name="ce11">
            <text:p>73.611</text:p>
          </table:table-cell>
          <table:table-cell table:number-columns-repeated="16254"/>
        </table:table-row>
        <table:table-row table:style-name="ro6">
          <table:table-cell office:value-type="string" table:style-name="ce4">
            <text:p>SF</text:p>
          </table:table-cell>
          <table:table-cell office:value-type="string" table:style-name="ce4">
            <text:p>Scottish Forestry</text:p>
          </table:table-cell>
          <table:table-cell office:value-type="string" table:style-name="ce4">
            <text:p>Scottish Government</text:p>
          </table:table-cell>
          <table:table-cell table:style-name="ce4"/>
          <table:table-cell office:value-type="float" office:value="78.804000000000002" table:style-name="ce11">
            <text:p>78.804</text:p>
          </table:table-cell>
          <table:table-cell office:value-type="float" office:value="66.992999999999995" table:style-name="ce11">
            <text:p>66.993</text:p>
          </table:table-cell>
          <table:table-cell office:value-type="float" office:value="85.694000000000003" table:style-name="ce11">
            <text:p>85.694</text:p>
          </table:table-cell>
          <table:table-cell office:value-type="float" office:value="90.278000000000006" table:style-name="ce11">
            <text:p>90.278</text:p>
          </table:table-cell>
          <table:table-cell office:value-type="float" office:value="73.055999999999997" table:style-name="ce11">
            <text:p>73.056</text:p>
          </table:table-cell>
          <table:table-cell office:value-type="float" office:value="84.491" table:style-name="ce11">
            <text:p>84.491</text:p>
          </table:table-cell>
          <table:table-cell office:value-type="float" office:value="38.889000000000003" table:style-name="ce11">
            <text:p>38.889</text:p>
          </table:table-cell>
          <table:table-cell office:value-type="float" office:value="84.200999999999993" table:style-name="ce11">
            <text:p>84.201</text:p>
          </table:table-cell>
          <table:table-cell office:value-type="float" office:value="72.685000000000002" table:style-name="ce11">
            <text:p>72.685</text:p>
          </table:table-cell>
          <table:table-cell office:value-type="float" office:value="42.360999999999997" table:style-name="ce11">
            <text:p>42.361</text:p>
          </table:table-cell>
          <table:table-cell office:value-type="float" office:value="60.107999999999997" table:style-name="ce11">
            <text:p>60.108</text:p>
          </table:table-cell>
          <table:table-cell office:value-type="float" office:value="97.221999999999994" table:style-name="ce11">
            <text:p>97.222</text:p>
          </table:table-cell>
          <table:table-cell office:value-type="float" office:value="90.278000000000006" table:style-name="ce11">
            <text:p>90.278</text:p>
          </table:table-cell>
          <table:table-cell office:value-type="float" office:value="78.322000000000003" table:style-name="ce11">
            <text:p>78.322</text:p>
          </table:table-cell>
          <table:table-cell office:value-type="float" office:value="70.832999999999998" table:style-name="ce11">
            <text:p>70.833</text:p>
          </table:table-cell>
          <table:table-cell office:value-type="float" office:value="91.667000000000002" table:style-name="ce11">
            <text:p>91.667</text:p>
          </table:table-cell>
          <table:table-cell office:value-type="float" office:value="89.582999999999998" table:style-name="ce11">
            <text:p>89.583</text:p>
          </table:table-cell>
          <table:table-cell office:value-type="float" office:value="90.971999999999994" table:style-name="ce11">
            <text:p>90.972</text:p>
          </table:table-cell>
          <table:table-cell office:value-type="float" office:value="77.778000000000006" table:style-name="ce11">
            <text:p>77.778</text:p>
          </table:table-cell>
          <table:table-cell office:value-type="float" office:value="90.971999999999994" table:style-name="ce11">
            <text:p>90.972</text:p>
          </table:table-cell>
          <table:table-cell office:value-type="float" office:value="86.805999999999997" table:style-name="ce11">
            <text:p>86.806</text:p>
          </table:table-cell>
          <table:table-cell office:value-type="float" office:value="76.388999999999996" table:style-name="ce11">
            <text:p>76.389</text:p>
          </table:table-cell>
          <table:table-cell office:value-type="float" office:value="79.861000000000004" table:style-name="ce11">
            <text:p>79.861</text:p>
          </table:table-cell>
          <table:table-cell office:value-type="float" office:value="81.944000000000003" table:style-name="ce11">
            <text:p>81.944</text:p>
          </table:table-cell>
          <table:table-cell office:value-type="float" office:value="65.278000000000006" table:style-name="ce11">
            <text:p>65.278</text:p>
          </table:table-cell>
          <table:table-cell office:value-type="float" office:value="64.582999999999998" table:style-name="ce11">
            <text:p>64.583</text:p>
          </table:table-cell>
          <table:table-cell office:value-type="float" office:value="68.055999999999997" table:style-name="ce11">
            <text:p>68.056</text:p>
          </table:table-cell>
          <table:table-cell office:value-type="float" office:value="38.889000000000003" table:style-name="ce11">
            <text:p>38.889</text:p>
          </table:table-cell>
          <table:table-cell office:value-type="float" office:value="93.055999999999997" table:style-name="ce11">
            <text:p>93.056</text:p>
          </table:table-cell>
          <table:table-cell office:value-type="float" office:value="87.5" table:style-name="ce11">
            <text:p>87.5</text:p>
          </table:table-cell>
          <table:table-cell office:value-type="float" office:value="72.917000000000002" table:style-name="ce11">
            <text:p>72.917</text:p>
          </table:table-cell>
          <table:table-cell office:value-type="float" office:value="45.139000000000003" table:style-name="ce11">
            <text:p>45.139</text:p>
          </table:table-cell>
          <table:table-cell office:value-type="float" office:value="30.556000000000001" table:style-name="ce11">
            <text:p>30.556</text:p>
          </table:table-cell>
          <table:table-cell office:value-type="float" office:value="43.75" table:style-name="ce11">
            <text:p>43.75</text:p>
          </table:table-cell>
          <table:table-cell office:value-type="float" office:value="36.110999999999997" table:style-name="ce11">
            <text:p>36.111</text:p>
          </table:table-cell>
          <table:table-cell office:value-type="float" office:value="90.278000000000006" table:style-name="ce11">
            <text:p>90.278</text:p>
          </table:table-cell>
          <table:table-cell office:value-type="float" office:value="90.278000000000006" table:style-name="ce11">
            <text:p>90.278</text:p>
          </table:table-cell>
          <table:table-cell office:value-type="float" office:value="78.471999999999994" table:style-name="ce11">
            <text:p>78.472</text:p>
          </table:table-cell>
          <table:table-cell office:value-type="float" office:value="77.778000000000006" table:style-name="ce11">
            <text:p>77.778</text:p>
          </table:table-cell>
          <table:table-cell office:value-type="float" office:value="70.138999999999996" table:style-name="ce11">
            <text:p>70.139</text:p>
          </table:table-cell>
          <table:table-cell office:value-type="float" office:value="79.167000000000002" table:style-name="ce11">
            <text:p>79.167</text:p>
          </table:table-cell>
          <table:table-cell office:value-type="float" office:value="84.028000000000006" table:style-name="ce11">
            <text:p>84.028</text:p>
          </table:table-cell>
          <table:table-cell office:value-type="float" office:value="70.138999999999996" table:style-name="ce11">
            <text:p>70.139</text:p>
          </table:table-cell>
          <table:table-cell office:value-type="float" office:value="59.027999999999999" table:style-name="ce11">
            <text:p>59.028</text:p>
          </table:table-cell>
          <table:table-cell office:value-type="float" office:value="73.611000000000004" table:style-name="ce11">
            <text:p>73.611</text:p>
          </table:table-cell>
          <table:table-cell office:value-type="float" office:value="44.444000000000003" table:style-name="ce11">
            <text:p>44.444</text:p>
          </table:table-cell>
          <table:table-cell office:value-type="float" office:value="48.610999999999997" table:style-name="ce11">
            <text:p>48.611</text:p>
          </table:table-cell>
          <table:table-cell office:value-type="float" office:value="34.027999999999999" table:style-name="ce11">
            <text:p>34.028</text:p>
          </table:table-cell>
          <table:table-cell office:value-type="float" office:value="72.221999999999994" table:style-name="ce11">
            <text:p>72.222</text:p>
          </table:table-cell>
          <table:table-cell office:value-type="float" office:value="77.778000000000006" table:style-name="ce11">
            <text:p>77.778</text:p>
          </table:table-cell>
          <table:table-cell office:value-type="float" office:value="63.889000000000003" table:style-name="ce11">
            <text:p>63.889</text:p>
          </table:table-cell>
          <table:table-cell office:value-type="float" office:value="60.838999999999999" table:style-name="ce11">
            <text:p>60.839</text:p>
          </table:table-cell>
          <table:table-cell office:value-type="float" office:value="40.972000000000001" table:style-name="ce11">
            <text:p>40.972</text:p>
          </table:table-cell>
          <table:table-cell office:value-type="float" office:value="42.360999999999997" table:style-name="ce11">
            <text:p>42.361</text:p>
          </table:table-cell>
          <table:table-cell office:value-type="float" office:value="72.221999999999994" table:style-name="ce11">
            <text:p>72.222</text:p>
          </table:table-cell>
          <table:table-cell office:value-type="float" office:value="51.389000000000003" table:style-name="ce11">
            <text:p>51.389</text:p>
          </table:table-cell>
          <table:table-cell office:value-type="float" office:value="59.722000000000001" table:style-name="ce11">
            <text:p>59.722</text:p>
          </table:table-cell>
          <table:table-cell office:value-type="float" office:value="71.528000000000006" table:style-name="ce11">
            <text:p>71.528</text:p>
          </table:table-cell>
          <table:table-cell office:value-type="float" office:value="68.75" table:style-name="ce11">
            <text:p>68.75</text:p>
          </table:table-cell>
          <table:table-cell office:value-type="float" office:value="58.332999999999998" table:style-name="ce11">
            <text:p>58.333</text:p>
          </table:table-cell>
          <table:table-cell office:value-type="float" office:value="58.042000000000002" table:style-name="ce11">
            <text:p>58.042</text:p>
          </table:table-cell>
          <table:table-cell office:value-type="float" office:value="56.643000000000001" table:style-name="ce11">
            <text:p>56.643</text:p>
          </table:table-cell>
          <table:table-cell office:value-type="float" office:value="54.167000000000002" table:style-name="ce11">
            <text:p>54.167</text:p>
          </table:table-cell>
          <table:table-cell office:value-type="float" office:value="37.5" table:style-name="ce11">
            <text:p>37.5</text:p>
          </table:table-cell>
          <table:table-cell office:value-type="float" office:value="96.552000000000007" table:style-name="ce11">
            <text:p>96.552</text:p>
          </table:table-cell>
          <table:table-cell office:value-type="float" office:value="72.414000000000001" table:style-name="ce11">
            <text:p>72.414</text:p>
          </table:table-cell>
          <table:table-cell office:value-type="float" office:value="76.552000000000007" table:style-name="ce11">
            <text:p>76.552</text:p>
          </table:table-cell>
          <table:table-cell office:value-type="float" office:value="75.861999999999995" table:style-name="ce11">
            <text:p>75.862</text:p>
          </table:table-cell>
          <table:table-cell office:value-type="float" office:value="81.379000000000005" table:style-name="ce11">
            <text:p>81.379</text:p>
          </table:table-cell>
          <table:table-cell office:value-type="float" office:value="38.621000000000002" table:style-name="ce11">
            <text:p>38.621</text:p>
          </table:table-cell>
          <table:table-cell office:value-type="float" office:value="76.923000000000002" table:style-name="ce11">
            <text:p>76.923</text:p>
          </table:table-cell>
          <table:table-cell office:value-type="float" office:value="5.6340000000000003" table:style-name="ce11">
            <text:p>5.634</text:p>
          </table:table-cell>
          <table:table-cell office:value-type="float" office:value="7.0419999999999998" table:style-name="ce11">
            <text:p>7.042</text:p>
          </table:table-cell>
          <table:table-cell office:value-type="float" office:value="35.210999999999999" table:style-name="ce11">
            <text:p>35.211</text:p>
          </table:table-cell>
          <table:table-cell office:value-type="float" office:value="52.113" table:style-name="ce11">
            <text:p>52.113</text:p>
          </table:table-cell>
          <table:table-cell office:value-type="float" office:value="88.965999999999994" table:style-name="ce11">
            <text:p>88.966</text:p>
          </table:table-cell>
          <table:table-cell office:value-type="float" office:value="57.930999999999997" table:style-name="ce11">
            <text:p>57.931</text:p>
          </table:table-cell>
          <table:table-cell office:value-type="float" office:value="75.171999999999997" table:style-name="ce11">
            <text:p>75.172</text:p>
          </table:table-cell>
          <table:table-cell office:value-type="float" office:value="4.8280000000000003" table:style-name="ce11">
            <text:p>4.828</text:p>
          </table:table-cell>
          <table:table-cell office:value-type="float" office:value="90.344999999999999" table:style-name="ce11">
            <text:p>90.345</text:p>
          </table:table-cell>
          <table:table-cell office:value-type="float" office:value="4.8280000000000003" table:style-name="ce11">
            <text:p>4.828</text:p>
          </table:table-cell>
          <table:table-cell office:value-type="float" office:value="7.5860000000000003" table:style-name="ce11">
            <text:p>7.586</text:p>
          </table:table-cell>
          <table:table-cell office:value-type="float" office:value="90.344999999999999" table:style-name="ce11">
            <text:p>90.345</text:p>
          </table:table-cell>
          <table:table-cell office:value-type="float" office:value="2.069" table:style-name="ce11">
            <text:p>2.069</text:p>
          </table:table-cell>
          <table:table-cell office:value-type="float" office:value="9.0909999999999993" table:style-name="ce11">
            <text:p>9.091</text:p>
          </table:table-cell>
          <table:table-cell office:value-type="float" office:value="0" table:style-name="ce11">
            <text:p>0</text:p>
          </table:table-cell>
          <table:table-cell office:value-type="float" office:value="18.181999999999999" table:style-name="ce11">
            <text:p>18.182</text:p>
          </table:table-cell>
          <table:table-cell office:value-type="float" office:value="36.363999999999997" table:style-name="ce11">
            <text:p>36.364</text:p>
          </table:table-cell>
          <table:table-cell office:value-type="float" office:value="0" table:style-name="ce11">
            <text:p>0</text:p>
          </table:table-cell>
          <table:table-cell office:value-type="float" office:value="45.454999999999998" table:style-name="ce11">
            <text:p>45.455</text:p>
          </table:table-cell>
          <table:table-cell office:value-type="float" office:value="45.454999999999998" table:style-name="ce11">
            <text:p>45.455</text:p>
          </table:table-cell>
          <table:table-cell office:value-type="float" office:value="27.273" table:style-name="ce11">
            <text:p>27.273</text:p>
          </table:table-cell>
          <table:table-cell office:value-type="float" office:value="36.363999999999997" table:style-name="ce11">
            <text:p>36.364</text:p>
          </table:table-cell>
          <table:table-cell office:value-type="float" office:value="27.273" table:style-name="ce11">
            <text:p>27.273</text:p>
          </table:table-cell>
          <table:table-cell office:value-type="float" office:value="36.363999999999997" table:style-name="ce11">
            <text:p>36.364</text:p>
          </table:table-cell>
          <table:table-cell office:value-type="float" office:value="0" table:style-name="ce11">
            <text:p>0</text:p>
          </table:table-cell>
          <table:table-cell office:value-type="float" office:value="0" table:style-name="ce11">
            <text:p>0</text:p>
          </table:table-cell>
          <table:table-cell office:value-type="float" office:value="9.0909999999999993" table:style-name="ce11">
            <text:p>9.091</text:p>
          </table:table-cell>
          <table:table-cell office:value-type="float" office:value="9.0909999999999993" table:style-name="ce11">
            <text:p>9.091</text:p>
          </table:table-cell>
          <table:table-cell office:value-type="float" office:value="0" table:style-name="ce11">
            <text:p>0</text:p>
          </table:table-cell>
          <table:table-cell office:value-type="float" office:value="18.181999999999999" table:style-name="ce11">
            <text:p>18.182</text:p>
          </table:table-cell>
          <table:table-cell office:value-type="float" office:value="45.454999999999998" table:style-name="ce11">
            <text:p>45.455</text:p>
          </table:table-cell>
          <table:table-cell office:value-type="float" office:value="45.454999999999998" table:style-name="ce11">
            <text:p>45.455</text:p>
          </table:table-cell>
          <table:table-cell office:value-type="float" office:value="9.0909999999999993" table:style-name="ce11">
            <text:p>9.091</text:p>
          </table:table-cell>
          <table:table-cell office:value-type="float" office:value="20" table:style-name="ce11">
            <text:p>20</text:p>
          </table:table-cell>
          <table:table-cell office:value-type="float" office:value="36.363999999999997" table:style-name="ce11">
            <text:p>36.364</text:p>
          </table:table-cell>
          <table:table-cell office:value-type="float" office:value="54.545000000000002" table:style-name="ce11">
            <text:p>54.545</text:p>
          </table:table-cell>
          <table:table-cell office:value-type="float" office:value="40" table:style-name="ce11">
            <text:p>40</text:p>
          </table:table-cell>
          <table:table-cell office:value-type="float" office:value="60" table:style-name="ce11">
            <text:p>60</text:p>
          </table:table-cell>
          <table:table-cell office:value-type="float" office:value="27.273" table:style-name="ce11">
            <text:p>27.273</text:p>
          </table:table-cell>
          <table:table-cell office:value-type="float" office:value="18.181999999999999" table:style-name="ce11">
            <text:p>18.182</text:p>
          </table:table-cell>
          <table:table-cell office:value-type="float" office:value="20" table:style-name="ce11">
            <text:p>20</text:p>
          </table:table-cell>
          <table:table-cell office:value-type="float" office:value="20" table:style-name="ce11">
            <text:p>20</text:p>
          </table:table-cell>
          <table:table-cell office:value-type="float" office:value="36.363999999999997" table:style-name="ce11">
            <text:p>36.364</text:p>
          </table:table-cell>
          <table:table-cell office:value-type="float" office:value="27.273" table:style-name="ce11">
            <text:p>27.273</text:p>
          </table:table-cell>
          <table:table-cell office:value-type="float" office:value="40" table:style-name="ce11">
            <text:p>40</text:p>
          </table:table-cell>
          <table:table-cell office:value-type="float" office:value="67.831999999999994" table:style-name="ce11">
            <text:p>67.832</text:p>
          </table:table-cell>
          <table:table-cell office:value-type="float" office:value="69.930000000000007" table:style-name="ce11">
            <text:p>69.93</text:p>
          </table:table-cell>
          <table:table-cell office:value-type="float" office:value="61.537999999999997" table:style-name="ce11">
            <text:p>61.538</text:p>
          </table:table-cell>
          <table:table-cell office:value-type="float" office:value="32.866999999999997" table:style-name="ce11">
            <text:p>32.867</text:p>
          </table:table-cell>
          <table:table-cell office:value-type="float" office:value="72.727000000000004" table:style-name="ce11">
            <text:p>72.727</text:p>
          </table:table-cell>
          <table:table-cell office:value-type="float" office:value="77.622" table:style-name="ce11">
            <text:p>77.622</text:p>
          </table:table-cell>
          <table:table-cell office:value-type="float" office:value="2.0979999999999999" table:style-name="ce11">
            <text:p>2.098</text:p>
          </table:table-cell>
          <table:table-cell office:value-type="float" office:value="77.778000000000006" table:style-name="ce11">
            <text:p>77.778</text:p>
          </table:table-cell>
          <table:table-cell office:value-type="float" office:value="24.826000000000001" table:style-name="ce11">
            <text:p>24.826</text:p>
          </table:table-cell>
          <table:table-cell office:value-type="float" office:value="75.709000000000003" table:style-name="ce11">
            <text:p>75.709</text:p>
          </table:table-cell>
          <table:table-cell table:number-columns-repeated="16254"/>
        </table:table-row>
        <table:table-row table:style-name="ro9">
          <table:table-cell office:value-type="string" table:style-name="ce4">
            <text:p>SFO</text:p>
          </table:table-cell>
          <table:table-cell office:value-type="string" table:style-name="ce4">
            <text:p>Serious Fraud Office</text:p>
          </table:table-cell>
          <table:table-cell office:value-type="string" table:style-name="ce4">
            <text:p>Attorney General's Departments</text:p>
          </table:table-cell>
          <table:table-cell table:style-name="ce4"/>
          <table:table-cell office:value-type="float" office:value="67.504000000000005" table:style-name="ce11">
            <text:p>67.504</text:p>
          </table:table-cell>
          <table:table-cell office:value-type="float" office:value="62.575000000000003" table:style-name="ce11">
            <text:p>62.575</text:p>
          </table:table-cell>
          <table:table-cell office:value-type="float" office:value="77.667000000000002" table:style-name="ce11">
            <text:p>77.667</text:p>
          </table:table-cell>
          <table:table-cell office:value-type="float" office:value="84.614999999999995" table:style-name="ce11">
            <text:p>84.615</text:p>
          </table:table-cell>
          <table:table-cell office:value-type="float" office:value="72.768000000000001" table:style-name="ce11">
            <text:p>72.768</text:p>
          </table:table-cell>
          <table:table-cell office:value-type="float" office:value="82.216999999999999" table:style-name="ce11">
            <text:p>82.217</text:p>
          </table:table-cell>
          <table:table-cell office:value-type="float" office:value="44.706000000000003" table:style-name="ce11">
            <text:p>44.706</text:p>
          </table:table-cell>
          <table:table-cell office:value-type="float" office:value="78.164000000000001" table:style-name="ce11">
            <text:p>78.164</text:p>
          </table:table-cell>
          <table:table-cell office:value-type="float" office:value="73.531999999999996" table:style-name="ce11">
            <text:p>73.532</text:p>
          </table:table-cell>
          <table:table-cell office:value-type="float" office:value="27.213000000000001" table:style-name="ce11">
            <text:p>27.213</text:p>
          </table:table-cell>
          <table:table-cell office:value-type="float" office:value="45.179000000000002" table:style-name="ce11">
            <text:p>45.179</text:p>
          </table:table-cell>
          <table:table-cell office:value-type="float" office:value="89.825999999999993" table:style-name="ce11">
            <text:p>89.826</text:p>
          </table:table-cell>
          <table:table-cell office:value-type="float" office:value="79.653000000000006" table:style-name="ce11">
            <text:p>79.653</text:p>
          </table:table-cell>
          <table:table-cell office:value-type="float" office:value="79.156000000000006" table:style-name="ce11">
            <text:p>79.156</text:p>
          </table:table-cell>
          <table:table-cell office:value-type="float" office:value="60.298000000000002" table:style-name="ce11">
            <text:p>60.298</text:p>
          </table:table-cell>
          <table:table-cell office:value-type="float" office:value="79.403999999999996" table:style-name="ce11">
            <text:p>79.404</text:p>
          </table:table-cell>
          <table:table-cell office:value-type="float" office:value="81.638000000000005" table:style-name="ce11">
            <text:p>81.638</text:p>
          </table:table-cell>
          <table:table-cell office:value-type="float" office:value="87.593000000000004" table:style-name="ce11">
            <text:p>87.593</text:p>
          </table:table-cell>
          <table:table-cell office:value-type="float" office:value="74.441999999999993" table:style-name="ce11">
            <text:p>74.442</text:p>
          </table:table-cell>
          <table:table-cell office:value-type="float" office:value="88.337000000000003" table:style-name="ce11">
            <text:p>88.337</text:p>
          </table:table-cell>
          <table:table-cell office:value-type="float" office:value="85.713999999999999" table:style-name="ce11">
            <text:p>85.714</text:p>
          </table:table-cell>
          <table:table-cell office:value-type="float" office:value="69.652000000000001" table:style-name="ce11">
            <text:p>69.652</text:p>
          </table:table-cell>
          <table:table-cell office:value-type="float" office:value="79.900999999999996" table:style-name="ce11">
            <text:p>79.901</text:p>
          </table:table-cell>
          <table:table-cell office:value-type="float" office:value="82.63" table:style-name="ce11">
            <text:p>82.63</text:p>
          </table:table-cell>
          <table:table-cell office:value-type="float" office:value="68.408000000000001" table:style-name="ce11">
            <text:p>68.408</text:p>
          </table:table-cell>
          <table:table-cell office:value-type="float" office:value="63.682000000000002" table:style-name="ce11">
            <text:p>63.682</text:p>
          </table:table-cell>
          <table:table-cell office:value-type="float" office:value="71.463999999999999" table:style-name="ce11">
            <text:p>71.464</text:p>
          </table:table-cell>
          <table:table-cell office:value-type="float" office:value="43.423999999999999" table:style-name="ce11">
            <text:p>43.424</text:p>
          </table:table-cell>
          <table:table-cell office:value-type="float" office:value="87.344999999999999" table:style-name="ce11">
            <text:p>87.345</text:p>
          </table:table-cell>
          <table:table-cell office:value-type="float" office:value="83.581999999999994" table:style-name="ce11">
            <text:p>83.582</text:p>
          </table:table-cell>
          <table:table-cell office:value-type="float" office:value="75.682000000000002" table:style-name="ce11">
            <text:p>75.682</text:p>
          </table:table-cell>
          <table:table-cell office:value-type="float" office:value="50.124000000000002" table:style-name="ce11">
            <text:p>50.124</text:p>
          </table:table-cell>
          <table:table-cell office:value-type="float" office:value="43.671999999999997" table:style-name="ce11">
            <text:p>43.672</text:p>
          </table:table-cell>
          <table:table-cell office:value-type="float" office:value="37.965000000000003" table:style-name="ce11">
            <text:p>37.965</text:p>
          </table:table-cell>
          <table:table-cell office:value-type="float" office:value="47.015000000000001" table:style-name="ce11">
            <text:p>47.015</text:p>
          </table:table-cell>
          <table:table-cell office:value-type="float" office:value="80.893000000000001" table:style-name="ce11">
            <text:p>80.893</text:p>
          </table:table-cell>
          <table:table-cell office:value-type="float" office:value="86.6" table:style-name="ce11">
            <text:p>86.6</text:p>
          </table:table-cell>
          <table:table-cell office:value-type="float" office:value="69.652000000000001" table:style-name="ce11">
            <text:p>69.652</text:p>
          </table:table-cell>
          <table:table-cell office:value-type="float" office:value="75.682000000000002" table:style-name="ce11">
            <text:p>75.682</text:p>
          </table:table-cell>
          <table:table-cell office:value-type="float" office:value="70.72" table:style-name="ce11">
            <text:p>70.72</text:p>
          </table:table-cell>
          <table:table-cell office:value-type="float" office:value="80.149000000000001" table:style-name="ce11">
            <text:p>80.149</text:p>
          </table:table-cell>
          <table:table-cell office:value-type="float" office:value="87.811000000000007" table:style-name="ce11">
            <text:p>87.811</text:p>
          </table:table-cell>
          <table:table-cell office:value-type="float" office:value="59.204000000000001" table:style-name="ce11">
            <text:p>59.204</text:p>
          </table:table-cell>
          <table:table-cell office:value-type="float" office:value="66.418000000000006" table:style-name="ce11">
            <text:p>66.418</text:p>
          </table:table-cell>
          <table:table-cell office:value-type="float" office:value="76.674999999999997" table:style-name="ce11">
            <text:p>76.675</text:p>
          </table:table-cell>
          <table:table-cell office:value-type="float" office:value="29.032" table:style-name="ce11">
            <text:p>29.032</text:p>
          </table:table-cell>
          <table:table-cell office:value-type="float" office:value="30.768999999999998" table:style-name="ce11">
            <text:p>30.769</text:p>
          </table:table-cell>
          <table:table-cell office:value-type="float" office:value="21.835999999999999" table:style-name="ce11">
            <text:p>21.836</text:p>
          </table:table-cell>
          <table:table-cell office:value-type="float" office:value="60.945" table:style-name="ce11">
            <text:p>60.945</text:p>
          </table:table-cell>
          <table:table-cell office:value-type="float" office:value="54.863" table:style-name="ce11">
            <text:p>54.863</text:p>
          </table:table-cell>
          <table:table-cell office:value-type="float" office:value="46.384" table:style-name="ce11">
            <text:p>46.384</text:p>
          </table:table-cell>
          <table:table-cell office:value-type="float" office:value="50" table:style-name="ce11">
            <text:p>50</text:p>
          </table:table-cell>
          <table:table-cell office:value-type="float" office:value="28.606999999999999" table:style-name="ce11">
            <text:p>28.607</text:p>
          </table:table-cell>
          <table:table-cell office:value-type="float" office:value="31.172000000000001" table:style-name="ce11">
            <text:p>31.172</text:p>
          </table:table-cell>
          <table:table-cell office:value-type="float" office:value="58.853000000000002" table:style-name="ce11">
            <text:p>58.853</text:p>
          </table:table-cell>
          <table:table-cell office:value-type="float" office:value="37" table:style-name="ce11">
            <text:p>37</text:p>
          </table:table-cell>
          <table:table-cell office:value-type="float" office:value="39.401000000000003" table:style-name="ce11">
            <text:p>39.401</text:p>
          </table:table-cell>
          <table:table-cell office:value-type="float" office:value="67.494" table:style-name="ce11">
            <text:p>67.494</text:p>
          </table:table-cell>
          <table:table-cell office:value-type="float" office:value="53.597999999999999" table:style-name="ce11">
            <text:p>53.598</text:p>
          </table:table-cell>
          <table:table-cell office:value-type="float" office:value="52.25" table:style-name="ce11">
            <text:p>52.25</text:p>
          </table:table-cell>
          <table:table-cell office:value-type="float" office:value="53.597999999999999" table:style-name="ce11">
            <text:p>53.598</text:p>
          </table:table-cell>
          <table:table-cell office:value-type="float" office:value="49.131999999999998" table:style-name="ce11">
            <text:p>49.132</text:p>
          </table:table-cell>
          <table:table-cell office:value-type="float" office:value="44.168999999999997" table:style-name="ce11">
            <text:p>44.169</text:p>
          </table:table-cell>
          <table:table-cell office:value-type="float" office:value="30.597000000000001" table:style-name="ce11">
            <text:p>30.597</text:p>
          </table:table-cell>
          <table:table-cell office:value-type="float" office:value="87.096999999999994" table:style-name="ce11">
            <text:p>87.097</text:p>
          </table:table-cell>
          <table:table-cell office:value-type="float" office:value="67.245999999999995" table:style-name="ce11">
            <text:p>67.246</text:p>
          </table:table-cell>
          <table:table-cell office:value-type="float" office:value="59.95" table:style-name="ce11">
            <text:p>59.95</text:p>
          </table:table-cell>
          <table:table-cell office:value-type="float" office:value="58.706000000000003" table:style-name="ce11">
            <text:p>58.706</text:p>
          </table:table-cell>
          <table:table-cell office:value-type="float" office:value="72.138999999999996" table:style-name="ce11">
            <text:p>72.139</text:p>
          </table:table-cell>
          <table:table-cell office:value-type="float" office:value="53.35" table:style-name="ce11">
            <text:p>53.35</text:p>
          </table:table-cell>
          <table:table-cell office:value-type="float" office:value="66.75" table:style-name="ce11">
            <text:p>66.75</text:p>
          </table:table-cell>
          <table:table-cell office:value-type="float" office:value="11.471" table:style-name="ce11">
            <text:p>11.471</text:p>
          </table:table-cell>
          <table:table-cell office:value-type="float" office:value="23.94" table:style-name="ce11">
            <text:p>23.94</text:p>
          </table:table-cell>
          <table:table-cell office:value-type="float" office:value="37.905000000000001" table:style-name="ce11">
            <text:p>37.905</text:p>
          </table:table-cell>
          <table:table-cell office:value-type="float" office:value="26.683" table:style-name="ce11">
            <text:p>26.683</text:p>
          </table:table-cell>
          <table:table-cell office:value-type="float" office:value="86.103999999999999" table:style-name="ce11">
            <text:p>86.104</text:p>
          </table:table-cell>
          <table:table-cell office:value-type="float" office:value="66.501000000000005" table:style-name="ce11">
            <text:p>66.501</text:p>
          </table:table-cell>
          <table:table-cell office:value-type="float" office:value="68.75" table:style-name="ce11">
            <text:p>68.75</text:p>
          </table:table-cell>
          <table:table-cell office:value-type="float" office:value="8.2089999999999996" table:style-name="ce11">
            <text:p>8.209</text:p>
          </table:table-cell>
          <table:table-cell office:value-type="float" office:value="85.322999999999993" table:style-name="ce11">
            <text:p>85.323</text:p>
          </table:table-cell>
          <table:table-cell office:value-type="float" office:value="6.468" table:style-name="ce11">
            <text:p>6.468</text:p>
          </table:table-cell>
          <table:table-cell office:value-type="float" office:value="8.9329999999999998" table:style-name="ce11">
            <text:p>8.933</text:p>
          </table:table-cell>
          <table:table-cell office:value-type="float" office:value="84.864000000000004" table:style-name="ce11">
            <text:p>84.864</text:p>
          </table:table-cell>
          <table:table-cell office:value-type="float" office:value="6.2030000000000003" table:style-name="ce11">
            <text:p>6.203</text:p>
          </table:table-cell>
          <table:table-cell office:value-type="float" office:value="11.429" table:style-name="ce11">
            <text:p>11.429</text:p>
          </table:table-cell>
          <table:table-cell office:value-type="float" office:value="5.7140000000000004" table:style-name="ce11">
            <text:p>5.714</text:p>
          </table:table-cell>
          <table:table-cell office:value-type="float" office:value="17.143000000000001" table:style-name="ce11">
            <text:p>17.143</text:p>
          </table:table-cell>
          <table:table-cell office:value-type="float" office:value="20" table:style-name="ce11">
            <text:p>20</text:p>
          </table:table-cell>
          <table:table-cell office:value-type="float" office:value="0" table:style-name="ce11">
            <text:p>0</text:p>
          </table:table-cell>
          <table:table-cell office:value-type="float" office:value="34.286000000000001" table:style-name="ce11">
            <text:p>34.286</text:p>
          </table:table-cell>
          <table:table-cell office:value-type="float" office:value="37.143000000000001" table:style-name="ce11">
            <text:p>37.143</text:p>
          </table:table-cell>
          <table:table-cell office:value-type="float" office:value="42.856999999999999" table:style-name="ce11">
            <text:p>42.857</text:p>
          </table:table-cell>
          <table:table-cell office:value-type="float" office:value="25.713999999999999" table:style-name="ce11">
            <text:p>25.714</text:p>
          </table:table-cell>
          <table:table-cell office:value-type="float" office:value="31.428999999999998" table:style-name="ce11">
            <text:p>31.429</text:p>
          </table:table-cell>
          <table:table-cell office:value-type="float" office:value="42.856999999999999" table:style-name="ce11">
            <text:p>42.857</text:p>
          </table:table-cell>
          <table:table-cell office:value-type="float" office:value="0" table:style-name="ce11">
            <text:p>0</text:p>
          </table:table-cell>
          <table:table-cell office:value-type="float" office:value="8.5709999999999997" table:style-name="ce11">
            <text:p>8.571</text:p>
          </table:table-cell>
          <table:table-cell office:value-type="float" office:value="2.8570000000000002" table:style-name="ce11">
            <text:p>2.857</text:p>
          </table:table-cell>
          <table:table-cell office:value-type="float" office:value="5.7140000000000004" table:style-name="ce11">
            <text:p>5.714</text:p>
          </table:table-cell>
          <table:table-cell office:value-type="float" office:value="2.8570000000000002" table:style-name="ce11">
            <text:p>2.857</text:p>
          </table:table-cell>
          <table:table-cell office:value-type="float" office:value="2.8570000000000002" table:style-name="ce11">
            <text:p>2.857</text:p>
          </table:table-cell>
          <table:table-cell office:value-type="float" office:value="17.143000000000001" table:style-name="ce11">
            <text:p>17.143</text:p>
          </table:table-cell>
          <table:table-cell office:value-type="float" office:value="74.286000000000001" table:style-name="ce11">
            <text:p>74.286</text:p>
          </table:table-cell>
          <table:table-cell office:value-type="float" office:value="8.5709999999999997" table:style-name="ce11">
            <text:p>8.571</text:p>
          </table:table-cell>
          <table:table-cell office:value-type="float" office:value="33.332999999999998" table:style-name="ce11">
            <text:p>33.333</text:p>
          </table:table-cell>
          <table:table-cell office:value-type="float" office:value="33.332999999999998" table:style-name="ce11">
            <text:p>33.333</text:p>
          </table:table-cell>
          <table:table-cell office:value-type="float" office:value="77.778000000000006" table:style-name="ce11">
            <text:p>77.778</text:p>
          </table:table-cell>
          <table:table-cell office:value-type="float" office:value="16.667000000000002" table:style-name="ce11">
            <text:p>16.667</text:p>
          </table:table-cell>
          <table:table-cell office:value-type="float" office:value="50" table:style-name="ce11">
            <text:p>50</text:p>
          </table:table-cell>
          <table:table-cell office:value-type="float" office:value="33.332999999999998" table:style-name="ce11">
            <text:p>33.333</text:p>
          </table:table-cell>
          <table:table-cell office:value-type="float" office:value="8.3330000000000002" table:style-name="ce11">
            <text:p>8.333</text:p>
          </table:table-cell>
          <table:table-cell office:value-type="float" office:value="66.667000000000002" table:style-name="ce11">
            <text:p>66.667</text:p>
          </table:table-cell>
          <table:table-cell office:value-type="float" office:value="16.667000000000002" table:style-name="ce11">
            <text:p>16.667</text:p>
          </table:table-cell>
          <table:table-cell office:value-type="float" office:value="33.332999999999998" table:style-name="ce11">
            <text:p>33.333</text:p>
          </table:table-cell>
          <table:table-cell office:value-type="float" office:value="13.888999999999999" table:style-name="ce11">
            <text:p>13.889</text:p>
          </table:table-cell>
          <table:table-cell office:value-type="float" office:value="16.667000000000002" table:style-name="ce11">
            <text:p>16.667</text:p>
          </table:table-cell>
          <table:table-cell office:value-type="float" office:value="61.012999999999998" table:style-name="ce11">
            <text:p>61.013</text:p>
          </table:table-cell>
          <table:table-cell office:value-type="float" office:value="69.367000000000004" table:style-name="ce11">
            <text:p>69.367</text:p>
          </table:table-cell>
          <table:table-cell office:value-type="float" office:value="59.847999999999999" table:style-name="ce11">
            <text:p>59.848</text:p>
          </table:table-cell>
          <table:table-cell office:value-type="float" office:value="31.565999999999999" table:style-name="ce11">
            <text:p>31.566</text:p>
          </table:table-cell>
          <table:table-cell office:value-type="float" office:value="76.263000000000005" table:style-name="ce11">
            <text:p>76.263</text:p>
          </table:table-cell>
          <table:table-cell office:value-type="float" office:value="73.989999999999995" table:style-name="ce11">
            <text:p>73.99</text:p>
          </table:table-cell>
          <table:table-cell office:value-type="float" office:value="4.04" table:style-name="ce11">
            <text:p>4.04</text:p>
          </table:table-cell>
          <table:table-cell office:value-type="float" office:value="74.747" table:style-name="ce11">
            <text:p>74.747</text:p>
          </table:table-cell>
          <table:table-cell office:value-type="float" office:value="27.725999999999999" table:style-name="ce11">
            <text:p>27.726</text:p>
          </table:table-cell>
          <table:table-cell office:value-type="float" office:value="73.418000000000006" table:style-name="ce11">
            <text:p>73.418</text:p>
          </table:table-cell>
          <table:table-cell table:number-columns-repeated="16254"/>
        </table:table-row>
        <table:table-row table:style-name="ro6">
          <table:table-cell office:value-type="string" table:style-name="ce4">
            <text:p>SG</text:p>
          </table:table-cell>
          <table:table-cell office:value-type="string" table:style-name="ce4">
            <text:p>Scottish Government</text:p>
          </table:table-cell>
          <table:table-cell office:value-type="string" table:style-name="ce4">
            <text:p>Scottish Government</text:p>
          </table:table-cell>
          <table:table-cell table:style-name="ce4"/>
          <table:table-cell office:value-type="float" office:value="74.599999999999994" table:style-name="ce11">
            <text:p>74.6</text:p>
          </table:table-cell>
          <table:table-cell office:value-type="float" office:value="68.498999999999995" table:style-name="ce11">
            <text:p>68.499</text:p>
          </table:table-cell>
          <table:table-cell office:value-type="float" office:value="82.734999999999999" table:style-name="ce11">
            <text:p>82.735</text:p>
          </table:table-cell>
          <table:table-cell office:value-type="float" office:value="84.102000000000004" table:style-name="ce11">
            <text:p>84.102</text:p>
          </table:table-cell>
          <table:table-cell office:value-type="float" office:value="77.685000000000002" table:style-name="ce11">
            <text:p>77.685</text:p>
          </table:table-cell>
          <table:table-cell office:value-type="float" office:value="86.373999999999995" table:style-name="ce11">
            <text:p>86.374</text:p>
          </table:table-cell>
          <table:table-cell office:value-type="float" office:value="61.366" table:style-name="ce11">
            <text:p>61.366</text:p>
          </table:table-cell>
          <table:table-cell office:value-type="float" office:value="86.433999999999997" table:style-name="ce11">
            <text:p>86.434</text:p>
          </table:table-cell>
          <table:table-cell office:value-type="float" office:value="76.081999999999994" table:style-name="ce11">
            <text:p>76.082</text:p>
          </table:table-cell>
          <table:table-cell office:value-type="float" office:value="56.079000000000001" table:style-name="ce11">
            <text:p>56.079</text:p>
          </table:table-cell>
          <table:table-cell office:value-type="float" office:value="58.32" table:style-name="ce11">
            <text:p>58.32</text:p>
          </table:table-cell>
          <table:table-cell office:value-type="float" office:value="92.834000000000003" table:style-name="ce11">
            <text:p>92.834</text:p>
          </table:table-cell>
          <table:table-cell office:value-type="float" office:value="86.536000000000001" table:style-name="ce11">
            <text:p>86.536</text:p>
          </table:table-cell>
          <table:table-cell office:value-type="float" office:value="80.2" table:style-name="ce11">
            <text:p>80.2</text:p>
          </table:table-cell>
          <table:table-cell office:value-type="float" office:value="68.204999999999998" table:style-name="ce11">
            <text:p>68.205</text:p>
          </table:table-cell>
          <table:table-cell office:value-type="float" office:value="85.89" table:style-name="ce11">
            <text:p>85.89</text:p>
          </table:table-cell>
          <table:table-cell office:value-type="float" office:value="82.792000000000002" table:style-name="ce11">
            <text:p>82.792</text:p>
          </table:table-cell>
          <table:table-cell office:value-type="float" office:value="85.412000000000006" table:style-name="ce11">
            <text:p>85.412</text:p>
          </table:table-cell>
          <table:table-cell office:value-type="float" office:value="80.661000000000001" table:style-name="ce11">
            <text:p>80.661</text:p>
          </table:table-cell>
          <table:table-cell office:value-type="float" office:value="91.366" table:style-name="ce11">
            <text:p>91.366</text:p>
          </table:table-cell>
          <table:table-cell office:value-type="float" office:value="89.533000000000001" table:style-name="ce11">
            <text:p>89.533</text:p>
          </table:table-cell>
          <table:table-cell office:value-type="float" office:value="70.164000000000001" table:style-name="ce11">
            <text:p>70.164</text:p>
          </table:table-cell>
          <table:table-cell office:value-type="float" office:value="85.475999999999999" table:style-name="ce11">
            <text:p>85.476</text:p>
          </table:table-cell>
          <table:table-cell office:value-type="float" office:value="88.802000000000007" table:style-name="ce11">
            <text:p>88.802</text:p>
          </table:table-cell>
          <table:table-cell office:value-type="float" office:value="76.088999999999999" table:style-name="ce11">
            <text:p>76.089</text:p>
          </table:table-cell>
          <table:table-cell office:value-type="float" office:value="71.885999999999996" table:style-name="ce11">
            <text:p>71.886</text:p>
          </table:table-cell>
          <table:table-cell office:value-type="float" office:value="79.819999999999993" table:style-name="ce11">
            <text:p>79.82</text:p>
          </table:table-cell>
          <table:table-cell office:value-type="float" office:value="42.884999999999998" table:style-name="ce11">
            <text:p>42.885</text:p>
          </table:table-cell>
          <table:table-cell office:value-type="float" office:value="89.790999999999997" table:style-name="ce11">
            <text:p>89.791</text:p>
          </table:table-cell>
          <table:table-cell office:value-type="float" office:value="87.031999999999996" table:style-name="ce11">
            <text:p>87.032</text:p>
          </table:table-cell>
          <table:table-cell office:value-type="float" office:value="82.296000000000006" table:style-name="ce11">
            <text:p>82.296</text:p>
          </table:table-cell>
          <table:table-cell office:value-type="float" office:value="67.608999999999995" table:style-name="ce11">
            <text:p>67.609</text:p>
          </table:table-cell>
          <table:table-cell office:value-type="float" office:value="52.332999999999998" table:style-name="ce11">
            <text:p>52.333</text:p>
          </table:table-cell>
          <table:table-cell office:value-type="float" office:value="70.706999999999994" table:style-name="ce11">
            <text:p>70.707</text:p>
          </table:table-cell>
          <table:table-cell office:value-type="float" office:value="54.823999999999998" table:style-name="ce11">
            <text:p>54.824</text:p>
          </table:table-cell>
          <table:table-cell office:value-type="float" office:value="89.35" table:style-name="ce11">
            <text:p>89.35</text:p>
          </table:table-cell>
          <table:table-cell office:value-type="float" office:value="91.284999999999997" table:style-name="ce11">
            <text:p>91.285</text:p>
          </table:table-cell>
          <table:table-cell office:value-type="float" office:value="80.376999999999995" table:style-name="ce11">
            <text:p>80.377</text:p>
          </table:table-cell>
          <table:table-cell office:value-type="float" office:value="84.698999999999998" table:style-name="ce11">
            <text:p>84.699</text:p>
          </table:table-cell>
          <table:table-cell office:value-type="float" office:value="75.369" table:style-name="ce11">
            <text:p>75.369</text:p>
          </table:table-cell>
          <table:table-cell office:value-type="float" office:value="75.741" table:style-name="ce11">
            <text:p>75.741</text:p>
          </table:table-cell>
          <table:table-cell office:value-type="float" office:value="90.826999999999998" table:style-name="ce11">
            <text:p>90.827</text:p>
          </table:table-cell>
          <table:table-cell office:value-type="float" office:value="79.835999999999999" table:style-name="ce11">
            <text:p>79.836</text:p>
          </table:table-cell>
          <table:table-cell office:value-type="float" office:value="62.695" table:style-name="ce11">
            <text:p>62.695</text:p>
          </table:table-cell>
          <table:table-cell office:value-type="float" office:value="72.061000000000007" table:style-name="ce11">
            <text:p>72.061</text:p>
          </table:table-cell>
          <table:table-cell office:value-type="float" office:value="57.881" table:style-name="ce11">
            <text:p>57.881</text:p>
          </table:table-cell>
          <table:table-cell office:value-type="float" office:value="60.862000000000002" table:style-name="ce11">
            <text:p>60.862</text:p>
          </table:table-cell>
          <table:table-cell office:value-type="float" office:value="49.432000000000002" table:style-name="ce11">
            <text:p>49.432</text:p>
          </table:table-cell>
          <table:table-cell office:value-type="float" office:value="72.244" table:style-name="ce11">
            <text:p>72.244</text:p>
          </table:table-cell>
          <table:table-cell office:value-type="float" office:value="69.361999999999995" table:style-name="ce11">
            <text:p>69.362</text:p>
          </table:table-cell>
          <table:table-cell office:value-type="float" office:value="58.152000000000001" table:style-name="ce11">
            <text:p>58.152</text:p>
          </table:table-cell>
          <table:table-cell office:value-type="float" office:value="63.512999999999998" table:style-name="ce11">
            <text:p>63.513</text:p>
          </table:table-cell>
          <table:table-cell office:value-type="float" office:value="40.674999999999997" table:style-name="ce11">
            <text:p>40.675</text:p>
          </table:table-cell>
          <table:table-cell office:value-type="float" office:value="41.981000000000002" table:style-name="ce11">
            <text:p>41.981</text:p>
          </table:table-cell>
          <table:table-cell office:value-type="float" office:value="73.099000000000004" table:style-name="ce11">
            <text:p>73.099</text:p>
          </table:table-cell>
          <table:table-cell office:value-type="float" office:value="51.231999999999999" table:style-name="ce11">
            <text:p>51.232</text:p>
          </table:table-cell>
          <table:table-cell office:value-type="float" office:value="54.536000000000001" table:style-name="ce11">
            <text:p>54.536</text:p>
          </table:table-cell>
          <table:table-cell office:value-type="float" office:value="73.09" table:style-name="ce11">
            <text:p>73.09</text:p>
          </table:table-cell>
          <table:table-cell office:value-type="float" office:value="75.756" table:style-name="ce11">
            <text:p>75.756</text:p>
          </table:table-cell>
          <table:table-cell office:value-type="float" office:value="55.895000000000003" table:style-name="ce11">
            <text:p>55.895</text:p>
          </table:table-cell>
          <table:table-cell office:value-type="float" office:value="60.329000000000001" table:style-name="ce11">
            <text:p>60.329</text:p>
          </table:table-cell>
          <table:table-cell office:value-type="float" office:value="56.317999999999998" table:style-name="ce11">
            <text:p>56.318</text:p>
          </table:table-cell>
          <table:table-cell office:value-type="float" office:value="56.012999999999998" table:style-name="ce11">
            <text:p>56.013</text:p>
          </table:table-cell>
          <table:table-cell office:value-type="float" office:value="38.027000000000001" table:style-name="ce11">
            <text:p>38.027</text:p>
          </table:table-cell>
          <table:table-cell office:value-type="float" office:value="93.488" table:style-name="ce11">
            <text:p>93.488</text:p>
          </table:table-cell>
          <table:table-cell office:value-type="float" office:value="80.341999999999999" table:style-name="ce11">
            <text:p>80.342</text:p>
          </table:table-cell>
          <table:table-cell office:value-type="float" office:value="71.733000000000004" table:style-name="ce11">
            <text:p>71.733</text:p>
          </table:table-cell>
          <table:table-cell office:value-type="float" office:value="69.073999999999998" table:style-name="ce11">
            <text:p>69.074</text:p>
          </table:table-cell>
          <table:table-cell office:value-type="float" office:value="83.632000000000005" table:style-name="ce11">
            <text:p>83.632</text:p>
          </table:table-cell>
          <table:table-cell office:value-type="float" office:value="52.895000000000003" table:style-name="ce11">
            <text:p>52.895</text:p>
          </table:table-cell>
          <table:table-cell office:value-type="float" office:value="76.39" table:style-name="ce11">
            <text:p>76.39</text:p>
          </table:table-cell>
          <table:table-cell office:value-type="float" office:value="2.4329999999999998" table:style-name="ce11">
            <text:p>2.433</text:p>
          </table:table-cell>
          <table:table-cell office:value-type="float" office:value="6.0069999999999997" table:style-name="ce11">
            <text:p>6.007</text:p>
          </table:table-cell>
          <table:table-cell office:value-type="float" office:value="25.292000000000002" table:style-name="ce11">
            <text:p>25.292</text:p>
          </table:table-cell>
          <table:table-cell office:value-type="float" office:value="66.268000000000001" table:style-name="ce11">
            <text:p>66.268</text:p>
          </table:table-cell>
          <table:table-cell office:value-type="float" office:value="92.03" table:style-name="ce11">
            <text:p>92.03</text:p>
          </table:table-cell>
          <table:table-cell office:value-type="float" office:value="69.102999999999994" table:style-name="ce11">
            <text:p>69.103</text:p>
          </table:table-cell>
          <table:table-cell office:value-type="float" office:value="74.492999999999995" table:style-name="ce11">
            <text:p>74.493</text:p>
          </table:table-cell>
          <table:table-cell office:value-type="float" office:value="5.99" table:style-name="ce11">
            <text:p>5.99</text:p>
          </table:table-cell>
          <table:table-cell office:value-type="float" office:value="88.977000000000004" table:style-name="ce11">
            <text:p>88.977</text:p>
          </table:table-cell>
          <table:table-cell office:value-type="float" office:value="5.0330000000000004" table:style-name="ce11">
            <text:p>5.033</text:p>
          </table:table-cell>
          <table:table-cell office:value-type="float" office:value="7.125" table:style-name="ce11">
            <text:p>7.125</text:p>
          </table:table-cell>
          <table:table-cell office:value-type="float" office:value="88.881" table:style-name="ce11">
            <text:p>88.881</text:p>
          </table:table-cell>
          <table:table-cell office:value-type="float" office:value="3.9929999999999999" table:style-name="ce11">
            <text:p>3.993</text:p>
          </table:table-cell>
          <table:table-cell office:value-type="float" office:value="3.8460000000000001" table:style-name="ce11">
            <text:p>3.846</text:p>
          </table:table-cell>
          <table:table-cell office:value-type="float" office:value="2.8849999999999998" table:style-name="ce11">
            <text:p>2.885</text:p>
          </table:table-cell>
          <table:table-cell office:value-type="float" office:value="14.808" table:style-name="ce11">
            <text:p>14.808</text:p>
          </table:table-cell>
          <table:table-cell office:value-type="float" office:value="40.576999999999998" table:style-name="ce11">
            <text:p>40.577</text:p>
          </table:table-cell>
          <table:table-cell office:value-type="float" office:value="0.192" table:style-name="ce11">
            <text:p>0.192</text:p>
          </table:table-cell>
          <table:table-cell office:value-type="float" office:value="33.462000000000003" table:style-name="ce11">
            <text:p>33.462</text:p>
          </table:table-cell>
          <table:table-cell office:value-type="float" office:value="50.768999999999998" table:style-name="ce11">
            <text:p>50.769</text:p>
          </table:table-cell>
          <table:table-cell office:value-type="float" office:value="36.731000000000002" table:style-name="ce11">
            <text:p>36.731</text:p>
          </table:table-cell>
          <table:table-cell office:value-type="float" office:value="33.268999999999998" table:style-name="ce11">
            <text:p>33.269</text:p>
          </table:table-cell>
          <table:table-cell office:value-type="float" office:value="37.884999999999998" table:style-name="ce11">
            <text:p>37.885</text:p>
          </table:table-cell>
          <table:table-cell office:value-type="float" office:value="33.268999999999998" table:style-name="ce11">
            <text:p>33.269</text:p>
          </table:table-cell>
          <table:table-cell office:value-type="float" office:value="1.1539999999999999" table:style-name="ce11">
            <text:p>1.154</text:p>
          </table:table-cell>
          <table:table-cell office:value-type="float" office:value="3.2690000000000001" table:style-name="ce11">
            <text:p>3.269</text:p>
          </table:table-cell>
          <table:table-cell office:value-type="float" office:value="6.5380000000000003" table:style-name="ce11">
            <text:p>6.538</text:p>
          </table:table-cell>
          <table:table-cell office:value-type="float" office:value="8.6539999999999999" table:style-name="ce11">
            <text:p>8.654</text:p>
          </table:table-cell>
          <table:table-cell office:value-type="float" office:value="9.423" table:style-name="ce11">
            <text:p>9.423</text:p>
          </table:table-cell>
          <table:table-cell office:value-type="float" office:value="1.923" table:style-name="ce11">
            <text:p>1.923</text:p>
          </table:table-cell>
          <table:table-cell office:value-type="float" office:value="42.197000000000003" table:style-name="ce11">
            <text:p>42.197</text:p>
          </table:table-cell>
          <table:table-cell office:value-type="float" office:value="50.866999999999997" table:style-name="ce11">
            <text:p>50.867</text:p>
          </table:table-cell>
          <table:table-cell office:value-type="float" office:value="6.9359999999999999" table:style-name="ce11">
            <text:p>6.936</text:p>
          </table:table-cell>
          <table:table-cell office:value-type="float" office:value="30.414999999999999" table:style-name="ce11">
            <text:p>30.415</text:p>
          </table:table-cell>
          <table:table-cell office:value-type="float" office:value="51.750999999999998" table:style-name="ce11">
            <text:p>51.751</text:p>
          </table:table-cell>
          <table:table-cell office:value-type="float" office:value="53.398000000000003" table:style-name="ce11">
            <text:p>53.398</text:p>
          </table:table-cell>
          <table:table-cell office:value-type="float" office:value="30.556000000000001" table:style-name="ce11">
            <text:p>30.556</text:p>
          </table:table-cell>
          <table:table-cell office:value-type="float" office:value="58.985999999999997" table:style-name="ce11">
            <text:p>58.986</text:p>
          </table:table-cell>
          <table:table-cell office:value-type="float" office:value="23.541" table:style-name="ce11">
            <text:p>23.541</text:p>
          </table:table-cell>
          <table:table-cell office:value-type="float" office:value="29.32" table:style-name="ce11">
            <text:p>29.32</text:p>
          </table:table-cell>
          <table:table-cell office:value-type="float" office:value="57.87" table:style-name="ce11">
            <text:p>57.87</text:p>
          </table:table-cell>
          <table:table-cell office:value-type="float" office:value="10.599" table:style-name="ce11">
            <text:p>10.599</text:p>
          </table:table-cell>
          <table:table-cell office:value-type="float" office:value="24.707999999999998" table:style-name="ce11">
            <text:p>24.708</text:p>
          </table:table-cell>
          <table:table-cell office:value-type="float" office:value="17.282" table:style-name="ce11">
            <text:p>17.282</text:p>
          </table:table-cell>
          <table:table-cell office:value-type="float" office:value="11.574" table:style-name="ce11">
            <text:p>11.574</text:p>
          </table:table-cell>
          <table:table-cell office:value-type="float" office:value="65.510000000000005" table:style-name="ce11">
            <text:p>65.51</text:p>
          </table:table-cell>
          <table:table-cell office:value-type="float" office:value="70.671999999999997" table:style-name="ce11">
            <text:p>70.672</text:p>
          </table:table-cell>
          <table:table-cell office:value-type="float" office:value="60.238" table:style-name="ce11">
            <text:p>60.238</text:p>
          </table:table-cell>
          <table:table-cell office:value-type="float" office:value="34.771999999999998" table:style-name="ce11">
            <text:p>34.772</text:p>
          </table:table-cell>
          <table:table-cell office:value-type="float" office:value="70.010000000000005" table:style-name="ce11">
            <text:p>70.01</text:p>
          </table:table-cell>
          <table:table-cell office:value-type="float" office:value="70.852999999999994" table:style-name="ce11">
            <text:p>70.853</text:p>
          </table:table-cell>
          <table:table-cell office:value-type="float" office:value="4.7759999999999998" table:style-name="ce11">
            <text:p>4.776</text:p>
          </table:table-cell>
          <table:table-cell office:value-type="float" office:value="82.418999999999997" table:style-name="ce11">
            <text:p>82.419</text:p>
          </table:table-cell>
          <table:table-cell office:value-type="float" office:value="24.314" table:style-name="ce11">
            <text:p>24.314</text:p>
          </table:table-cell>
          <table:table-cell office:value-type="float" office:value="75.308999999999997" table:style-name="ce11">
            <text:p>75.309</text:p>
          </table:table-cell>
          <table:table-cell table:number-columns-repeated="16254"/>
        </table:table-row>
        <table:table-row table:style-name="ro6">
          <table:table-cell office:value-type="string" table:style-name="ce4">
            <text:p>SHR</text:p>
          </table:table-cell>
          <table:table-cell office:value-type="string" table:style-name="ce4">
            <text:p>Scottish Housing Regulator</text:p>
          </table:table-cell>
          <table:table-cell office:value-type="string" table:style-name="ce4">
            <text:p>Scottish Government</text:p>
          </table:table-cell>
          <table:table-cell table:style-name="ce4"/>
          <table:table-cell office:value-type="float" office:value="80" table:style-name="ce11">
            <text:p>80</text:p>
          </table:table-cell>
          <table:table-cell office:value-type="float" office:value="74.744" table:style-name="ce11">
            <text:p>74.744</text:p>
          </table:table-cell>
          <table:table-cell office:value-type="float" office:value="92.5" table:style-name="ce11">
            <text:p>92.5</text:p>
          </table:table-cell>
          <table:table-cell office:value-type="float" office:value="98.75" table:style-name="ce11">
            <text:p>98.75</text:p>
          </table:table-cell>
          <table:table-cell office:value-type="float" office:value="87.25" table:style-name="ce11">
            <text:p>87.25</text:p>
          </table:table-cell>
          <table:table-cell office:value-type="float" office:value="90.832999999999998" table:style-name="ce11">
            <text:p>90.833</text:p>
          </table:table-cell>
          <table:table-cell office:value-type="float" office:value="63.75" table:style-name="ce11">
            <text:p>63.75</text:p>
          </table:table-cell>
          <table:table-cell office:value-type="float" office:value="93.75" table:style-name="ce11">
            <text:p>93.75</text:p>
          </table:table-cell>
          <table:table-cell office:value-type="float" office:value="84.582999999999998" table:style-name="ce11">
            <text:p>84.583</text:p>
          </table:table-cell>
          <table:table-cell office:value-type="float" office:value="65.832999999999998" table:style-name="ce11">
            <text:p>65.833</text:p>
          </table:table-cell>
          <table:table-cell office:value-type="float" office:value="83.888999999999996" table:style-name="ce11">
            <text:p>83.889</text:p>
          </table:table-cell>
          <table:table-cell office:value-type="float" office:value="97.5" table:style-name="ce11">
            <text:p>97.5</text:p>
          </table:table-cell>
          <table:table-cell office:value-type="float" office:value="92.5" table:style-name="ce11">
            <text:p>92.5</text:p>
          </table:table-cell>
          <table:table-cell office:value-type="float" office:value="92.5" table:style-name="ce11">
            <text:p>92.5</text:p>
          </table:table-cell>
          <table:table-cell office:value-type="float" office:value="87.179000000000002" table:style-name="ce11">
            <text:p>87.179</text:p>
          </table:table-cell>
          <table:table-cell office:value-type="float" office:value="92.5" table:style-name="ce11">
            <text:p>92.5</text:p>
          </table:table-cell>
          <table:table-cell office:value-type="float" office:value="97.5" table:style-name="ce11">
            <text:p>97.5</text:p>
          </table:table-cell>
          <table:table-cell office:value-type="float" office:value="100" table:style-name="ce11">
            <text:p>100</text:p>
          </table:table-cell>
          <table:table-cell office:value-type="float" office:value="90" table:style-name="ce11">
            <text:p>90</text:p>
          </table:table-cell>
          <table:table-cell office:value-type="float" office:value="97.5" table:style-name="ce11">
            <text:p>97.5</text:p>
          </table:table-cell>
          <table:table-cell office:value-type="float" office:value="97.5" table:style-name="ce11">
            <text:p>97.5</text:p>
          </table:table-cell>
          <table:table-cell office:value-type="float" office:value="92.5" table:style-name="ce11">
            <text:p>92.5</text:p>
          </table:table-cell>
          <table:table-cell office:value-type="float" office:value="97.5" table:style-name="ce11">
            <text:p>97.5</text:p>
          </table:table-cell>
          <table:table-cell office:value-type="float" office:value="95" table:style-name="ce11">
            <text:p>95</text:p>
          </table:table-cell>
          <table:table-cell office:value-type="float" office:value="85" table:style-name="ce11">
            <text:p>85</text:p>
          </table:table-cell>
          <table:table-cell office:value-type="float" office:value="80" table:style-name="ce11">
            <text:p>80</text:p>
          </table:table-cell>
          <table:table-cell office:value-type="float" office:value="95" table:style-name="ce11">
            <text:p>95</text:p>
          </table:table-cell>
          <table:table-cell office:value-type="float" office:value="42.5" table:style-name="ce11">
            <text:p>42.5</text:p>
          </table:table-cell>
          <table:table-cell office:value-type="float" office:value="95" table:style-name="ce11">
            <text:p>95</text:p>
          </table:table-cell>
          <table:table-cell office:value-type="float" office:value="92.5" table:style-name="ce11">
            <text:p>92.5</text:p>
          </table:table-cell>
          <table:table-cell office:value-type="float" office:value="85" table:style-name="ce11">
            <text:p>85</text:p>
          </table:table-cell>
          <table:table-cell office:value-type="float" office:value="82.5" table:style-name="ce11">
            <text:p>82.5</text:p>
          </table:table-cell>
          <table:table-cell office:value-type="float" office:value="67.5" table:style-name="ce11">
            <text:p>67.5</text:p>
          </table:table-cell>
          <table:table-cell office:value-type="float" office:value="47.5" table:style-name="ce11">
            <text:p>47.5</text:p>
          </table:table-cell>
          <table:table-cell office:value-type="float" office:value="57.5" table:style-name="ce11">
            <text:p>57.5</text:p>
          </table:table-cell>
          <table:table-cell office:value-type="float" office:value="95" table:style-name="ce11">
            <text:p>95</text:p>
          </table:table-cell>
          <table:table-cell office:value-type="float" office:value="100" table:style-name="ce11">
            <text:p>100</text:p>
          </table:table-cell>
          <table:table-cell office:value-type="float" office:value="90" table:style-name="ce11">
            <text:p>90</text:p>
          </table:table-cell>
          <table:table-cell office:value-type="float" office:value="90" table:style-name="ce11">
            <text:p>90</text:p>
          </table:table-cell>
          <table:table-cell office:value-type="float" office:value="92.5" table:style-name="ce11">
            <text:p>92.5</text:p>
          </table:table-cell>
          <table:table-cell office:value-type="float" office:value="97.5" table:style-name="ce11">
            <text:p>97.5</text:p>
          </table:table-cell>
          <table:table-cell office:value-type="float" office:value="97.5" table:style-name="ce11">
            <text:p>97.5</text:p>
          </table:table-cell>
          <table:table-cell office:value-type="float" office:value="80" table:style-name="ce11">
            <text:p>80</text:p>
          </table:table-cell>
          <table:table-cell office:value-type="float" office:value="72.5" table:style-name="ce11">
            <text:p>72.5</text:p>
          </table:table-cell>
          <table:table-cell office:value-type="float" office:value="67.5" table:style-name="ce11">
            <text:p>67.5</text:p>
          </table:table-cell>
          <table:table-cell office:value-type="float" office:value="67.5" table:style-name="ce11">
            <text:p>67.5</text:p>
          </table:table-cell>
          <table:table-cell office:value-type="float" office:value="65" table:style-name="ce11">
            <text:p>65</text:p>
          </table:table-cell>
          <table:table-cell office:value-type="float" office:value="65" table:style-name="ce11">
            <text:p>65</text:p>
          </table:table-cell>
          <table:table-cell office:value-type="float" office:value="92.5" table:style-name="ce11">
            <text:p>92.5</text:p>
          </table:table-cell>
          <table:table-cell office:value-type="float" office:value="92.5" table:style-name="ce11">
            <text:p>92.5</text:p>
          </table:table-cell>
          <table:table-cell office:value-type="float" office:value="85" table:style-name="ce11">
            <text:p>85</text:p>
          </table:table-cell>
          <table:table-cell office:value-type="float" office:value="95" table:style-name="ce11">
            <text:p>95</text:p>
          </table:table-cell>
          <table:table-cell office:value-type="float" office:value="67.5" table:style-name="ce11">
            <text:p>67.5</text:p>
          </table:table-cell>
          <table:table-cell office:value-type="float" office:value="70" table:style-name="ce11">
            <text:p>70</text:p>
          </table:table-cell>
          <table:table-cell office:value-type="float" office:value="85" table:style-name="ce11">
            <text:p>85</text:p>
          </table:table-cell>
          <table:table-cell office:value-type="float" office:value="85" table:style-name="ce11">
            <text:p>85</text:p>
          </table:table-cell>
          <table:table-cell office:value-type="float" office:value="82.5" table:style-name="ce11">
            <text:p>82.5</text:p>
          </table:table-cell>
          <table:table-cell office:value-type="float" office:value="80" table:style-name="ce11">
            <text:p>80</text:p>
          </table:table-cell>
          <table:table-cell office:value-type="float" office:value="84.614999999999995" table:style-name="ce11">
            <text:p>84.615</text:p>
          </table:table-cell>
          <table:table-cell office:value-type="float" office:value="70" table:style-name="ce11">
            <text:p>70</text:p>
          </table:table-cell>
          <table:table-cell office:value-type="float" office:value="82.5" table:style-name="ce11">
            <text:p>82.5</text:p>
          </table:table-cell>
          <table:table-cell office:value-type="float" office:value="87.5" table:style-name="ce11">
            <text:p>87.5</text:p>
          </table:table-cell>
          <table:table-cell office:value-type="float" office:value="82.5" table:style-name="ce11">
            <text:p>82.5</text:p>
          </table:table-cell>
          <table:table-cell office:value-type="float" office:value="50" table:style-name="ce11">
            <text:p>50</text:p>
          </table:table-cell>
          <table:table-cell office:value-type="float" office:value="90" table:style-name="ce11">
            <text:p>90</text:p>
          </table:table-cell>
          <table:table-cell office:value-type="float" office:value="77.5" table:style-name="ce11">
            <text:p>77.5</text:p>
          </table:table-cell>
          <table:table-cell office:value-type="float" office:value="97.5" table:style-name="ce11">
            <text:p>97.5</text:p>
          </table:table-cell>
          <table:table-cell office:value-type="float" office:value="87.5" table:style-name="ce11">
            <text:p>87.5</text:p>
          </table:table-cell>
          <table:table-cell office:value-type="float" office:value="85" table:style-name="ce11">
            <text:p>85</text:p>
          </table:table-cell>
          <table:table-cell office:value-type="float" office:value="75" table:style-name="ce11">
            <text:p>75</text:p>
          </table:table-cell>
          <table:table-cell office:value-type="float" office:value="87.179000000000002" table:style-name="ce11">
            <text:p>87.179</text:p>
          </table:table-cell>
          <table:table-cell office:value-type="float" office:value="0" table:style-name="ce11">
            <text:p>0</text:p>
          </table:table-cell>
          <table:table-cell office:value-type="float" office:value="7.5" table:style-name="ce11">
            <text:p>7.5</text:p>
          </table:table-cell>
          <table:table-cell office:value-type="float" office:value="32.5" table:style-name="ce11">
            <text:p>32.5</text:p>
          </table:table-cell>
          <table:table-cell office:value-type="float" office:value="60" table:style-name="ce11">
            <text:p>60</text:p>
          </table:table-cell>
          <table:table-cell office:value-type="float" office:value="100" table:style-name="ce11">
            <text:p>100</text:p>
          </table:table-cell>
          <table:table-cell office:value-type="float" office:value="79.486999999999995" table:style-name="ce11">
            <text:p>79.487</text:p>
          </table:table-cell>
          <table:table-cell office:value-type="float" office:value="95" table:style-name="ce11">
            <text:p>95</text:p>
          </table:table-cell>
          <table:table-cell office:value-type="float" office:value="2.5" table:style-name="ce11">
            <text:p>2.5</text:p>
          </table:table-cell>
          <table:table-cell office:value-type="float" office:value="97.5" table:style-name="ce11">
            <text:p>97.5</text:p>
          </table:table-cell>
          <table:table-cell office:value-type="float" office:value="0" table:style-name="ce11">
            <text:p>0</text:p>
          </table:table-cell>
          <table:table-cell office:value-type="float" office:value="0" table:style-name="ce11">
            <text:p>0</text:p>
          </table:table-cell>
          <table:table-cell office:value-type="float" office:value="97.5" table:style-name="ce11">
            <text:p>97.5</text:p>
          </table:table-cell>
          <table:table-cell office:value-type="float" office:value="2.5" table:style-name="ce11">
            <text:p>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1.052999999999997" table:style-name="ce11">
            <text:p>71.053</text:p>
          </table:table-cell>
          <table:table-cell office:value-type="float" office:value="76.316000000000003" table:style-name="ce11">
            <text:p>76.316</text:p>
          </table:table-cell>
          <table:table-cell office:value-type="float" office:value="73.683999999999997" table:style-name="ce11">
            <text:p>73.684</text:p>
          </table:table-cell>
          <table:table-cell office:value-type="float" office:value="31.579000000000001" table:style-name="ce11">
            <text:p>31.579</text:p>
          </table:table-cell>
          <table:table-cell office:value-type="float" office:value="76.923000000000002" table:style-name="ce11">
            <text:p>76.923</text:p>
          </table:table-cell>
          <table:table-cell office:value-type="float" office:value="79.486999999999995" table:style-name="ce11">
            <text:p>79.487</text:p>
          </table:table-cell>
          <table:table-cell office:value-type="float" office:value="2.5640000000000001" table:style-name="ce11">
            <text:p>2.564</text:p>
          </table:table-cell>
          <table:table-cell office:value-type="float" office:value="89.474000000000004" table:style-name="ce11">
            <text:p>89.474</text:p>
          </table:table-cell>
          <table:table-cell office:value-type="float" office:value="16.640999999999998" table:style-name="ce11">
            <text:p>16.641</text:p>
          </table:table-cell>
          <table:table-cell office:value-type="float" office:value="78.025999999999996" table:style-name="ce11">
            <text:p>78.026</text:p>
          </table:table-cell>
          <table:table-cell table:number-columns-repeated="16254"/>
        </table:table-row>
        <table:table-row table:style-name="ro9">
          <table:table-cell office:value-type="string" table:style-name="ce4">
            <text:p>SPACE</text:p>
          </table:table-cell>
          <table:table-cell office:value-type="string" table:style-name="ce4">
            <text:p>UK Space Agency</text:p>
          </table:table-cell>
          <table:table-cell office:value-type="string" table:style-name="ce4">
            <text:p>Business, Energy and Industrial Strategy</text:p>
          </table:table-cell>
          <table:table-cell table:style-name="ce4"/>
          <table:table-cell office:value-type="float" office:value="84.341999999999999" table:style-name="ce11">
            <text:p>84.342</text:p>
          </table:table-cell>
          <table:table-cell office:value-type="float" office:value="62.3" table:style-name="ce11">
            <text:p>62.3</text:p>
          </table:table-cell>
          <table:table-cell office:value-type="float" office:value="76.561000000000007" table:style-name="ce11">
            <text:p>76.561</text:p>
          </table:table-cell>
          <table:table-cell office:value-type="float" office:value="69.831000000000003" table:style-name="ce11">
            <text:p>69.831</text:p>
          </table:table-cell>
          <table:table-cell office:value-type="float" office:value="70.436000000000007" table:style-name="ce11">
            <text:p>70.436</text:p>
          </table:table-cell>
          <table:table-cell office:value-type="float" office:value="85.373000000000005" table:style-name="ce11">
            <text:p>85.373</text:p>
          </table:table-cell>
          <table:table-cell office:value-type="float" office:value="41.28" table:style-name="ce11">
            <text:p>41.28</text:p>
          </table:table-cell>
          <table:table-cell office:value-type="float" office:value="75.738" table:style-name="ce11">
            <text:p>75.738</text:p>
          </table:table-cell>
          <table:table-cell office:value-type="float" office:value="66.385000000000005" table:style-name="ce11">
            <text:p>66.385</text:p>
          </table:table-cell>
          <table:table-cell office:value-type="float" office:value="34.880000000000003" table:style-name="ce11">
            <text:p>34.88</text:p>
          </table:table-cell>
          <table:table-cell office:value-type="float" office:value="44.398000000000003" table:style-name="ce11">
            <text:p>44.398</text:p>
          </table:table-cell>
          <table:table-cell office:value-type="float" office:value="89.873000000000005" table:style-name="ce11">
            <text:p>89.873</text:p>
          </table:table-cell>
          <table:table-cell office:value-type="float" office:value="82.552999999999997" table:style-name="ce11">
            <text:p>82.553</text:p>
          </table:table-cell>
          <table:table-cell office:value-type="float" office:value="73.418000000000006" table:style-name="ce11">
            <text:p>73.418</text:p>
          </table:table-cell>
          <table:table-cell office:value-type="float" office:value="54.008000000000003" table:style-name="ce11">
            <text:p>54.008</text:p>
          </table:table-cell>
          <table:table-cell office:value-type="float" office:value="83.122" table:style-name="ce11">
            <text:p>83.122</text:p>
          </table:table-cell>
          <table:table-cell office:value-type="float" office:value="65.822999999999993" table:style-name="ce11">
            <text:p>65.823</text:p>
          </table:table-cell>
          <table:table-cell office:value-type="float" office:value="73.84" table:style-name="ce11">
            <text:p>73.84</text:p>
          </table:table-cell>
          <table:table-cell office:value-type="float" office:value="71.61" table:style-name="ce11">
            <text:p>71.61</text:p>
          </table:table-cell>
          <table:table-cell office:value-type="float" office:value="83.965999999999994" table:style-name="ce11">
            <text:p>83.966</text:p>
          </table:table-cell>
          <table:table-cell office:value-type="float" office:value="84.81" table:style-name="ce11">
            <text:p>84.81</text:p>
          </table:table-cell>
          <table:table-cell office:value-type="float" office:value="62.869" table:style-name="ce11">
            <text:p>62.869</text:p>
          </table:table-cell>
          <table:table-cell office:value-type="float" office:value="78.903000000000006" table:style-name="ce11">
            <text:p>78.903</text:p>
          </table:table-cell>
          <table:table-cell office:value-type="float" office:value="84.388000000000005" table:style-name="ce11">
            <text:p>84.388</text:p>
          </table:table-cell>
          <table:table-cell office:value-type="float" office:value="68.775999999999996" table:style-name="ce11">
            <text:p>68.776</text:p>
          </table:table-cell>
          <table:table-cell office:value-type="float" office:value="64.557000000000002" table:style-name="ce11">
            <text:p>64.557</text:p>
          </table:table-cell>
          <table:table-cell office:value-type="float" office:value="69.197999999999993" table:style-name="ce11">
            <text:p>69.198</text:p>
          </table:table-cell>
          <table:table-cell office:value-type="float" office:value="35.168999999999997" table:style-name="ce11">
            <text:p>35.169</text:p>
          </table:table-cell>
          <table:table-cell office:value-type="float" office:value="89.03" table:style-name="ce11">
            <text:p>89.03</text:p>
          </table:table-cell>
          <table:table-cell office:value-type="float" office:value="89.03" table:style-name="ce11">
            <text:p>89.03</text:p>
          </table:table-cell>
          <table:table-cell office:value-type="float" office:value="78.058999999999997" table:style-name="ce11">
            <text:p>78.059</text:p>
          </table:table-cell>
          <table:table-cell office:value-type="float" office:value="49.152999999999999" table:style-name="ce11">
            <text:p>49.153</text:p>
          </table:table-cell>
          <table:table-cell office:value-type="float" office:value="41.277000000000001" table:style-name="ce11">
            <text:p>41.277</text:p>
          </table:table-cell>
          <table:table-cell office:value-type="float" office:value="40.426000000000002" table:style-name="ce11">
            <text:p>40.426</text:p>
          </table:table-cell>
          <table:table-cell office:value-type="float" office:value="35.021000000000001" table:style-name="ce11">
            <text:p>35.021</text:p>
          </table:table-cell>
          <table:table-cell office:value-type="float" office:value="79.747" table:style-name="ce11">
            <text:p>79.747</text:p>
          </table:table-cell>
          <table:table-cell office:value-type="float" office:value="81.013000000000005" table:style-name="ce11">
            <text:p>81.013</text:p>
          </table:table-cell>
          <table:table-cell office:value-type="float" office:value="69.067999999999998" table:style-name="ce11">
            <text:p>69.068</text:p>
          </table:table-cell>
          <table:table-cell office:value-type="float" office:value="72.995999999999995" table:style-name="ce11">
            <text:p>72.996</text:p>
          </table:table-cell>
          <table:table-cell office:value-type="float" office:value="61.180999999999997" table:style-name="ce11">
            <text:p>61.181</text:p>
          </table:table-cell>
          <table:table-cell office:value-type="float" office:value="73.84" table:style-name="ce11">
            <text:p>73.84</text:p>
          </table:table-cell>
          <table:table-cell office:value-type="float" office:value="83.543999999999997" table:style-name="ce11">
            <text:p>83.544</text:p>
          </table:table-cell>
          <table:table-cell office:value-type="float" office:value="68.775999999999996" table:style-name="ce11">
            <text:p>68.776</text:p>
          </table:table-cell>
          <table:table-cell office:value-type="float" office:value="51.476999999999997" table:style-name="ce11">
            <text:p>51.477</text:p>
          </table:table-cell>
          <table:table-cell office:value-type="float" office:value="59.494" table:style-name="ce11">
            <text:p>59.494</text:p>
          </table:table-cell>
          <table:table-cell office:value-type="float" office:value="37.131" table:style-name="ce11">
            <text:p>37.131</text:p>
          </table:table-cell>
          <table:table-cell office:value-type="float" office:value="39.241" table:style-name="ce11">
            <text:p>39.241</text:p>
          </table:table-cell>
          <table:table-cell office:value-type="float" office:value="28.27" table:style-name="ce11">
            <text:p>28.27</text:p>
          </table:table-cell>
          <table:table-cell office:value-type="float" office:value="69.197999999999993" table:style-name="ce11">
            <text:p>69.198</text:p>
          </table:table-cell>
          <table:table-cell office:value-type="float" office:value="54.851999999999997" table:style-name="ce11">
            <text:p>54.852</text:p>
          </table:table-cell>
          <table:table-cell office:value-type="float" office:value="42.194000000000003" table:style-name="ce11">
            <text:p>42.194</text:p>
          </table:table-cell>
          <table:table-cell office:value-type="float" office:value="48.305" table:style-name="ce11">
            <text:p>48.305</text:p>
          </table:table-cell>
          <table:table-cell office:value-type="float" office:value="19.408999999999999" table:style-name="ce11">
            <text:p>19.409</text:p>
          </table:table-cell>
          <table:table-cell office:value-type="float" office:value="27.847999999999999" table:style-name="ce11">
            <text:p>27.848</text:p>
          </table:table-cell>
          <table:table-cell office:value-type="float" office:value="57.384" table:style-name="ce11">
            <text:p>57.384</text:p>
          </table:table-cell>
          <table:table-cell office:value-type="float" office:value="35.865000000000002" table:style-name="ce11">
            <text:p>35.865</text:p>
          </table:table-cell>
          <table:table-cell office:value-type="float" office:value="44.725999999999999" table:style-name="ce11">
            <text:p>44.726</text:p>
          </table:table-cell>
          <table:table-cell office:value-type="float" office:value="82.278000000000006" table:style-name="ce11">
            <text:p>82.278</text:p>
          </table:table-cell>
          <table:table-cell office:value-type="float" office:value="49.366999999999997" table:style-name="ce11">
            <text:p>49.367</text:p>
          </table:table-cell>
          <table:table-cell office:value-type="float" office:value="50.633000000000003" table:style-name="ce11">
            <text:p>50.633</text:p>
          </table:table-cell>
          <table:table-cell office:value-type="float" office:value="54.851999999999997" table:style-name="ce11">
            <text:p>54.852</text:p>
          </table:table-cell>
          <table:table-cell office:value-type="float" office:value="50.210999999999999" table:style-name="ce11">
            <text:p>50.211</text:p>
          </table:table-cell>
          <table:table-cell office:value-type="float" office:value="47.679000000000002" table:style-name="ce11">
            <text:p>47.679</text:p>
          </table:table-cell>
          <table:table-cell office:value-type="float" office:value="26.16" table:style-name="ce11">
            <text:p>26.16</text:p>
          </table:table-cell>
          <table:table-cell office:value-type="float" office:value="84.81" table:style-name="ce11">
            <text:p>84.81</text:p>
          </table:table-cell>
          <table:table-cell office:value-type="float" office:value="75.527000000000001" table:style-name="ce11">
            <text:p>75.527</text:p>
          </table:table-cell>
          <table:table-cell office:value-type="float" office:value="65.822999999999993" table:style-name="ce11">
            <text:p>65.823</text:p>
          </table:table-cell>
          <table:table-cell office:value-type="float" office:value="64.557000000000002" table:style-name="ce11">
            <text:p>64.557</text:p>
          </table:table-cell>
          <table:table-cell office:value-type="float" office:value="72.152000000000001" table:style-name="ce11">
            <text:p>72.152</text:p>
          </table:table-cell>
          <table:table-cell office:value-type="float" office:value="54.008000000000003" table:style-name="ce11">
            <text:p>54.008</text:p>
          </table:table-cell>
          <table:table-cell office:value-type="float" office:value="70.338999999999999" table:style-name="ce11">
            <text:p>70.339</text:p>
          </table:table-cell>
          <table:table-cell office:value-type="float" office:value="15.19" table:style-name="ce11">
            <text:p>15.19</text:p>
          </table:table-cell>
          <table:table-cell office:value-type="float" office:value="23.207000000000001" table:style-name="ce11">
            <text:p>23.207</text:p>
          </table:table-cell>
          <table:table-cell office:value-type="float" office:value="39.241" table:style-name="ce11">
            <text:p>39.241</text:p>
          </table:table-cell>
          <table:table-cell office:value-type="float" office:value="22.363" table:style-name="ce11">
            <text:p>22.363</text:p>
          </table:table-cell>
          <table:table-cell office:value-type="float" office:value="89.03" table:style-name="ce11">
            <text:p>89.03</text:p>
          </table:table-cell>
          <table:table-cell office:value-type="float" office:value="63.290999999999997" table:style-name="ce11">
            <text:p>63.291</text:p>
          </table:table-cell>
          <table:table-cell office:value-type="float" office:value="62.869" table:style-name="ce11">
            <text:p>62.869</text:p>
          </table:table-cell>
          <table:table-cell office:value-type="float" office:value="14.768000000000001" table:style-name="ce11">
            <text:p>14.768</text:p>
          </table:table-cell>
          <table:table-cell office:value-type="float" office:value="81.435000000000002" table:style-name="ce11">
            <text:p>81.435</text:p>
          </table:table-cell>
          <table:table-cell office:value-type="float" office:value="3.7970000000000002" table:style-name="ce11">
            <text:p>3.797</text:p>
          </table:table-cell>
          <table:table-cell office:value-type="float" office:value="19.408999999999999" table:style-name="ce11">
            <text:p>19.409</text:p>
          </table:table-cell>
          <table:table-cell office:value-type="float" office:value="75.948999999999998" table:style-name="ce11">
            <text:p>75.949</text:p>
          </table:table-cell>
          <table:table-cell office:value-type="float" office:value="4.641" table:style-name="ce11">
            <text:p>4.641</text:p>
          </table:table-cell>
          <table:table-cell office:value-type="float" office:value="8.6959999999999997" table:style-name="ce11">
            <text:p>8.696</text:p>
          </table:table-cell>
          <table:table-cell office:value-type="float" office:value="6.5220000000000002" table:style-name="ce11">
            <text:p>6.522</text:p>
          </table:table-cell>
          <table:table-cell office:value-type="float" office:value="36.957000000000001" table:style-name="ce11">
            <text:p>36.957</text:p>
          </table:table-cell>
          <table:table-cell office:value-type="float" office:value="56.521999999999998" table:style-name="ce11">
            <text:p>56.522</text:p>
          </table:table-cell>
          <table:table-cell office:value-type="float" office:value="0" table:style-name="ce11">
            <text:p>0</text:p>
          </table:table-cell>
          <table:table-cell office:value-type="float" office:value="52.173999999999999" table:style-name="ce11">
            <text:p>52.174</text:p>
          </table:table-cell>
          <table:table-cell office:value-type="float" office:value="54.347999999999999" table:style-name="ce11">
            <text:p>54.348</text:p>
          </table:table-cell>
          <table:table-cell office:value-type="float" office:value="50" table:style-name="ce11">
            <text:p>50</text:p>
          </table:table-cell>
          <table:table-cell office:value-type="float" office:value="39.130000000000003" table:style-name="ce11">
            <text:p>39.13</text:p>
          </table:table-cell>
          <table:table-cell office:value-type="float" office:value="45.652000000000001" table:style-name="ce11">
            <text:p>45.652</text:p>
          </table:table-cell>
          <table:table-cell office:value-type="float" office:value="39.130000000000003" table:style-name="ce11">
            <text:p>39.13</text:p>
          </table:table-cell>
          <table:table-cell office:value-type="float" office:value="2.1739999999999999" table:style-name="ce11">
            <text:p>2.174</text:p>
          </table:table-cell>
          <table:table-cell office:value-type="float" office:value="4.3479999999999999" table:style-name="ce11">
            <text:p>4.348</text:p>
          </table:table-cell>
          <table:table-cell office:value-type="float" office:value="13.042999999999999" table:style-name="ce11">
            <text:p>13.043</text:p>
          </table:table-cell>
          <table:table-cell office:value-type="float" office:value="15.217000000000001" table:style-name="ce11">
            <text:p>15.217</text:p>
          </table:table-cell>
          <table:table-cell office:value-type="float" office:value="4.3479999999999999" table:style-name="ce11">
            <text:p>4.348</text:p>
          </table:table-cell>
          <table:table-cell office:value-type="float" office:value="0" table:style-name="ce11">
            <text:p>0</text:p>
          </table:table-cell>
          <table:table-cell office:value-type="float" office:value="52.173999999999999" table:style-name="ce11">
            <text:p>52.174</text:p>
          </table:table-cell>
          <table:table-cell office:value-type="float" office:value="32.609000000000002" table:style-name="ce11">
            <text:p>32.609</text:p>
          </table:table-cell>
          <table:table-cell office:value-type="float" office:value="15.217000000000001" table:style-name="ce11">
            <text:p>15.217</text:p>
          </table:table-cell>
          <table:table-cell office:value-type="float" office:value="29.167000000000002" table:style-name="ce11">
            <text:p>29.167</text:p>
          </table:table-cell>
          <table:table-cell office:value-type="float" office:value="47.826000000000001" table:style-name="ce11">
            <text:p>47.826</text:p>
          </table:table-cell>
          <table:table-cell office:value-type="float" office:value="76.087000000000003" table:style-name="ce11">
            <text:p>76.087</text:p>
          </table:table-cell>
          <table:table-cell office:value-type="float" office:value="50" table:style-name="ce11">
            <text:p>50</text:p>
          </table:table-cell>
          <table:table-cell office:value-type="float" office:value="70.832999999999998" table:style-name="ce11">
            <text:p>70.833</text:p>
          </table:table-cell>
          <table:table-cell office:value-type="float" office:value="34.783000000000001" table:style-name="ce11">
            <text:p>34.783</text:p>
          </table:table-cell>
          <table:table-cell office:value-type="float" office:value="19.565000000000001" table:style-name="ce11">
            <text:p>19.565</text:p>
          </table:table-cell>
          <table:table-cell office:value-type="float" office:value="45.832999999999998" table:style-name="ce11">
            <text:p>45.833</text:p>
          </table:table-cell>
          <table:table-cell office:value-type="float" office:value="0" table:style-name="ce11">
            <text:p>0</text:p>
          </table:table-cell>
          <table:table-cell office:value-type="float" office:value="17.390999999999998" table:style-name="ce11">
            <text:p>17.391</text:p>
          </table:table-cell>
          <table:table-cell office:value-type="float" office:value="4.3479999999999999" table:style-name="ce11">
            <text:p>4.348</text:p>
          </table:table-cell>
          <table:table-cell office:value-type="float" office:value="4.1669999999999998" table:style-name="ce11">
            <text:p>4.167</text:p>
          </table:table-cell>
          <table:table-cell office:value-type="float" office:value="56.78" table:style-name="ce11">
            <text:p>56.78</text:p>
          </table:table-cell>
          <table:table-cell office:value-type="float" office:value="63.558999999999997" table:style-name="ce11">
            <text:p>63.559</text:p>
          </table:table-cell>
          <table:table-cell office:value-type="float" office:value="56.356000000000002" table:style-name="ce11">
            <text:p>56.356</text:p>
          </table:table-cell>
          <table:table-cell office:value-type="float" office:value="38.558999999999997" table:style-name="ce11">
            <text:p>38.559</text:p>
          </table:table-cell>
          <table:table-cell office:value-type="float" office:value="66.808999999999997" table:style-name="ce11">
            <text:p>66.809</text:p>
          </table:table-cell>
          <table:table-cell office:value-type="float" office:value="67.66" table:style-name="ce11">
            <text:p>67.66</text:p>
          </table:table-cell>
          <table:table-cell office:value-type="float" office:value="5.1059999999999999" table:style-name="ce11">
            <text:p>5.106</text:p>
          </table:table-cell>
          <table:table-cell office:value-type="float" office:value="79.573999999999998" table:style-name="ce11">
            <text:p>79.574</text:p>
          </table:table-cell>
          <table:table-cell office:value-type="float" office:value="31.21" table:style-name="ce11">
            <text:p>31.21</text:p>
          </table:table-cell>
          <table:table-cell office:value-type="float" office:value="72.838999999999999" table:style-name="ce11">
            <text:p>72.839</text:p>
          </table:table-cell>
          <table:table-cell table:number-columns-repeated="16254"/>
        </table:table-row>
        <table:table-row table:style-name="ro9">
          <table:table-cell office:value-type="string" table:style-name="ce4">
            <text:p>SPPA</text:p>
          </table:table-cell>
          <table:table-cell office:value-type="string" table:style-name="ce4">
            <text:p>Scottish Public Pensions Agency</text:p>
          </table:table-cell>
          <table:table-cell office:value-type="string" table:style-name="ce4">
            <text:p>Scottish Government</text:p>
          </table:table-cell>
          <table:table-cell table:style-name="ce4"/>
          <table:table-cell office:value-type="float" office:value="65.882000000000005" table:style-name="ce11">
            <text:p>65.882</text:p>
          </table:table-cell>
          <table:table-cell office:value-type="float" office:value="52.121000000000002" table:style-name="ce11">
            <text:p>52.121</text:p>
          </table:table-cell>
          <table:table-cell office:value-type="float" office:value="66.584999999999994" table:style-name="ce11">
            <text:p>66.585</text:p>
          </table:table-cell>
          <table:table-cell office:value-type="float" office:value="64.954999999999998" table:style-name="ce11">
            <text:p>64.955</text:p>
          </table:table-cell>
          <table:table-cell office:value-type="float" office:value="61.944000000000003" table:style-name="ce11">
            <text:p>61.944</text:p>
          </table:table-cell>
          <table:table-cell office:value-type="float" office:value="76.338999999999999" table:style-name="ce11">
            <text:p>76.339</text:p>
          </table:table-cell>
          <table:table-cell office:value-type="float" office:value="40.625" table:style-name="ce11">
            <text:p>40.625</text:p>
          </table:table-cell>
          <table:table-cell office:value-type="float" office:value="69.754000000000005" table:style-name="ce11">
            <text:p>69.754</text:p>
          </table:table-cell>
          <table:table-cell office:value-type="float" office:value="63.423000000000002" table:style-name="ce11">
            <text:p>63.423</text:p>
          </table:table-cell>
          <table:table-cell office:value-type="float" office:value="44.344999999999999" table:style-name="ce11">
            <text:p>44.345</text:p>
          </table:table-cell>
          <table:table-cell office:value-type="float" office:value="28.28" table:style-name="ce11">
            <text:p>28.28</text:p>
          </table:table-cell>
          <table:table-cell office:value-type="float" office:value="80.804000000000002" table:style-name="ce11">
            <text:p>80.804</text:p>
          </table:table-cell>
          <table:table-cell office:value-type="float" office:value="75.445999999999998" table:style-name="ce11">
            <text:p>75.446</text:p>
          </table:table-cell>
          <table:table-cell office:value-type="float" office:value="66.518000000000001" table:style-name="ce11">
            <text:p>66.518</text:p>
          </table:table-cell>
          <table:table-cell office:value-type="float" office:value="40.359000000000002" table:style-name="ce11">
            <text:p>40.359</text:p>
          </table:table-cell>
          <table:table-cell office:value-type="float" office:value="69.643000000000001" table:style-name="ce11">
            <text:p>69.643</text:p>
          </table:table-cell>
          <table:table-cell office:value-type="float" office:value="62.945999999999998" table:style-name="ce11">
            <text:p>62.946</text:p>
          </table:table-cell>
          <table:table-cell office:value-type="float" office:value="66.963999999999999" table:style-name="ce11">
            <text:p>66.964</text:p>
          </table:table-cell>
          <table:table-cell office:value-type="float" office:value="63.393000000000001" table:style-name="ce11">
            <text:p>63.393</text:p>
          </table:table-cell>
          <table:table-cell office:value-type="float" office:value="84.820999999999998" table:style-name="ce11">
            <text:p>84.821</text:p>
          </table:table-cell>
          <table:table-cell office:value-type="float" office:value="73.991" table:style-name="ce11">
            <text:p>73.991</text:p>
          </table:table-cell>
          <table:table-cell office:value-type="float" office:value="58.036000000000001" table:style-name="ce11">
            <text:p>58.036</text:p>
          </table:table-cell>
          <table:table-cell office:value-type="float" office:value="63.393000000000001" table:style-name="ce11">
            <text:p>63.393</text:p>
          </table:table-cell>
          <table:table-cell office:value-type="float" office:value="76.338999999999999" table:style-name="ce11">
            <text:p>76.339</text:p>
          </table:table-cell>
          <table:table-cell office:value-type="float" office:value="65.179000000000002" table:style-name="ce11">
            <text:p>65.179</text:p>
          </table:table-cell>
          <table:table-cell office:value-type="float" office:value="52.018000000000001" table:style-name="ce11">
            <text:p>52.018</text:p>
          </table:table-cell>
          <table:table-cell office:value-type="float" office:value="60.713999999999999" table:style-name="ce11">
            <text:p>60.714</text:p>
          </table:table-cell>
          <table:table-cell office:value-type="float" office:value="21.428999999999998" table:style-name="ce11">
            <text:p>21.429</text:p>
          </table:table-cell>
          <table:table-cell office:value-type="float" office:value="78.474999999999994" table:style-name="ce11">
            <text:p>78.475</text:p>
          </table:table-cell>
          <table:table-cell office:value-type="float" office:value="76.338999999999999" table:style-name="ce11">
            <text:p>76.339</text:p>
          </table:table-cell>
          <table:table-cell office:value-type="float" office:value="74.106999999999999" table:style-name="ce11">
            <text:p>74.107</text:p>
          </table:table-cell>
          <table:table-cell office:value-type="float" office:value="52.231999999999999" table:style-name="ce11">
            <text:p>52.232</text:p>
          </table:table-cell>
          <table:table-cell office:value-type="float" office:value="32.588999999999999" table:style-name="ce11">
            <text:p>32.589</text:p>
          </table:table-cell>
          <table:table-cell office:value-type="float" office:value="43.75" table:style-name="ce11">
            <text:p>43.75</text:p>
          </table:table-cell>
          <table:table-cell office:value-type="float" office:value="33.929000000000002" table:style-name="ce11">
            <text:p>33.929</text:p>
          </table:table-cell>
          <table:table-cell office:value-type="float" office:value="72.768000000000001" table:style-name="ce11">
            <text:p>72.768</text:p>
          </table:table-cell>
          <table:table-cell office:value-type="float" office:value="80.356999999999999" table:style-name="ce11">
            <text:p>80.357</text:p>
          </table:table-cell>
          <table:table-cell office:value-type="float" office:value="57.399000000000001" table:style-name="ce11">
            <text:p>57.399</text:p>
          </table:table-cell>
          <table:table-cell office:value-type="float" office:value="68.304000000000002" table:style-name="ce11">
            <text:p>68.304</text:p>
          </table:table-cell>
          <table:table-cell office:value-type="float" office:value="58.929000000000002" table:style-name="ce11">
            <text:p>58.929</text:p>
          </table:table-cell>
          <table:table-cell office:value-type="float" office:value="61.606999999999999" table:style-name="ce11">
            <text:p>61.607</text:p>
          </table:table-cell>
          <table:table-cell office:value-type="float" office:value="77.231999999999999" table:style-name="ce11">
            <text:p>77.232</text:p>
          </table:table-cell>
          <table:table-cell office:value-type="float" office:value="60.713999999999999" table:style-name="ce11">
            <text:p>60.714</text:p>
          </table:table-cell>
          <table:table-cell office:value-type="float" office:value="50.223999999999997" table:style-name="ce11">
            <text:p>50.224</text:p>
          </table:table-cell>
          <table:table-cell office:value-type="float" office:value="71.875" table:style-name="ce11">
            <text:p>71.875</text:p>
          </table:table-cell>
          <table:table-cell office:value-type="float" office:value="39.731999999999999" table:style-name="ce11">
            <text:p>39.732</text:p>
          </table:table-cell>
          <table:table-cell office:value-type="float" office:value="55.804000000000002" table:style-name="ce11">
            <text:p>55.804</text:p>
          </table:table-cell>
          <table:table-cell office:value-type="float" office:value="37.5" table:style-name="ce11">
            <text:p>37.5</text:p>
          </table:table-cell>
          <table:table-cell office:value-type="float" office:value="35.713999999999999" table:style-name="ce11">
            <text:p>35.714</text:p>
          </table:table-cell>
          <table:table-cell office:value-type="float" office:value="33.929000000000002" table:style-name="ce11">
            <text:p>33.929</text:p>
          </table:table-cell>
          <table:table-cell office:value-type="float" office:value="25.111999999999998" table:style-name="ce11">
            <text:p>25.112</text:p>
          </table:table-cell>
          <table:table-cell office:value-type="float" office:value="26.338999999999999" table:style-name="ce11">
            <text:p>26.339</text:p>
          </table:table-cell>
          <table:table-cell office:value-type="float" office:value="9.375" table:style-name="ce11">
            <text:p>9.375</text:p>
          </table:table-cell>
          <table:table-cell office:value-type="float" office:value="13.839" table:style-name="ce11">
            <text:p>13.839</text:p>
          </table:table-cell>
          <table:table-cell office:value-type="float" office:value="43.304000000000002" table:style-name="ce11">
            <text:p>43.304</text:p>
          </table:table-cell>
          <table:table-cell office:value-type="float" office:value="32.143000000000001" table:style-name="ce11">
            <text:p>32.143</text:p>
          </table:table-cell>
          <table:table-cell office:value-type="float" office:value="34.820999999999998" table:style-name="ce11">
            <text:p>34.821</text:p>
          </table:table-cell>
          <table:table-cell office:value-type="float" office:value="39.286000000000001" table:style-name="ce11">
            <text:p>39.286</text:p>
          </table:table-cell>
          <table:table-cell office:value-type="float" office:value="43.304000000000002" table:style-name="ce11">
            <text:p>43.304</text:p>
          </table:table-cell>
          <table:table-cell office:value-type="float" office:value="37.945999999999998" table:style-name="ce11">
            <text:p>37.946</text:p>
          </table:table-cell>
          <table:table-cell office:value-type="float" office:value="34.820999999999998" table:style-name="ce11">
            <text:p>34.821</text:p>
          </table:table-cell>
          <table:table-cell office:value-type="float" office:value="32.143000000000001" table:style-name="ce11">
            <text:p>32.143</text:p>
          </table:table-cell>
          <table:table-cell office:value-type="float" office:value="29.018000000000001" table:style-name="ce11">
            <text:p>29.018</text:p>
          </table:table-cell>
          <table:table-cell office:value-type="float" office:value="18.75" table:style-name="ce11">
            <text:p>18.75</text:p>
          </table:table-cell>
          <table:table-cell office:value-type="float" office:value="85.713999999999999" table:style-name="ce11">
            <text:p>85.714</text:p>
          </table:table-cell>
          <table:table-cell office:value-type="float" office:value="61.606999999999999" table:style-name="ce11">
            <text:p>61.607</text:p>
          </table:table-cell>
          <table:table-cell office:value-type="float" office:value="52.466000000000001" table:style-name="ce11">
            <text:p>52.466</text:p>
          </table:table-cell>
          <table:table-cell office:value-type="float" office:value="53.570999999999998" table:style-name="ce11">
            <text:p>53.571</text:p>
          </table:table-cell>
          <table:table-cell office:value-type="float" office:value="58.929000000000002" table:style-name="ce11">
            <text:p>58.929</text:p>
          </table:table-cell>
          <table:table-cell office:value-type="float" office:value="52.231999999999999" table:style-name="ce11">
            <text:p>52.232</text:p>
          </table:table-cell>
          <table:table-cell office:value-type="float" office:value="48.649000000000001" table:style-name="ce11">
            <text:p>48.649</text:p>
          </table:table-cell>
          <table:table-cell office:value-type="float" office:value="10.811" table:style-name="ce11">
            <text:p>10.811</text:p>
          </table:table-cell>
          <table:table-cell office:value-type="float" office:value="14.865" table:style-name="ce11">
            <text:p>14.865</text:p>
          </table:table-cell>
          <table:table-cell office:value-type="float" office:value="31.081" table:style-name="ce11">
            <text:p>31.081</text:p>
          </table:table-cell>
          <table:table-cell office:value-type="float" office:value="43.243000000000002" table:style-name="ce11">
            <text:p>43.243</text:p>
          </table:table-cell>
          <table:table-cell office:value-type="float" office:value="91.963999999999999" table:style-name="ce11">
            <text:p>91.964</text:p>
          </table:table-cell>
          <table:table-cell office:value-type="float" office:value="73.213999999999999" table:style-name="ce11">
            <text:p>73.214</text:p>
          </table:table-cell>
          <table:table-cell office:value-type="float" office:value="59.91" table:style-name="ce11">
            <text:p>59.91</text:p>
          </table:table-cell>
          <table:table-cell office:value-type="float" office:value="9.375" table:style-name="ce11">
            <text:p>9.375</text:p>
          </table:table-cell>
          <table:table-cell office:value-type="float" office:value="79.463999999999999" table:style-name="ce11">
            <text:p>79.464</text:p>
          </table:table-cell>
          <table:table-cell office:value-type="float" office:value="11.161" table:style-name="ce11">
            <text:p>11.161</text:p>
          </table:table-cell>
          <table:table-cell office:value-type="float" office:value="9.375" table:style-name="ce11">
            <text:p>9.375</text:p>
          </table:table-cell>
          <table:table-cell office:value-type="float" office:value="80.356999999999999" table:style-name="ce11">
            <text:p>80.357</text:p>
          </table:table-cell>
          <table:table-cell office:value-type="float" office:value="10.268000000000001" table:style-name="ce11">
            <text:p>10.268</text:p>
          </table:table-cell>
          <table:table-cell office:value-type="float" office:value="0" table:style-name="ce11">
            <text:p>0</text:p>
          </table:table-cell>
          <table:table-cell office:value-type="float" office:value="0" table:style-name="ce11">
            <text:p>0</text:p>
          </table:table-cell>
          <table:table-cell office:value-type="float" office:value="9.5239999999999991" table:style-name="ce11">
            <text:p>9.524</text:p>
          </table:table-cell>
          <table:table-cell office:value-type="float" office:value="28.571000000000002" table:style-name="ce11">
            <text:p>28.571</text:p>
          </table:table-cell>
          <table:table-cell office:value-type="float" office:value="0" table:style-name="ce11">
            <text:p>0</text:p>
          </table:table-cell>
          <table:table-cell office:value-type="float" office:value="38.094999999999999" table:style-name="ce11">
            <text:p>38.095</text:p>
          </table:table-cell>
          <table:table-cell office:value-type="float" office:value="28.571000000000002" table:style-name="ce11">
            <text:p>28.571</text:p>
          </table:table-cell>
          <table:table-cell office:value-type="float" office:value="23.81" table:style-name="ce11">
            <text:p>23.81</text:p>
          </table:table-cell>
          <table:table-cell office:value-type="float" office:value="19.047999999999998" table:style-name="ce11">
            <text:p>19.048</text:p>
          </table:table-cell>
          <table:table-cell office:value-type="float" office:value="33.332999999999998" table:style-name="ce11">
            <text:p>33.333</text:p>
          </table:table-cell>
          <table:table-cell office:value-type="float" office:value="19.047999999999998" table:style-name="ce11">
            <text:p>19.048</text:p>
          </table:table-cell>
          <table:table-cell office:value-type="float" office:value="0" table:style-name="ce11">
            <text:p>0</text:p>
          </table:table-cell>
          <table:table-cell office:value-type="float" office:value="9.5239999999999991" table:style-name="ce11">
            <text:p>9.524</text:p>
          </table:table-cell>
          <table:table-cell office:value-type="float" office:value="9.5239999999999991" table:style-name="ce11">
            <text:p>9.524</text:p>
          </table:table-cell>
          <table:table-cell office:value-type="float" office:value="4.7619999999999996" table:style-name="ce11">
            <text:p>4.762</text:p>
          </table:table-cell>
          <table:table-cell office:value-type="float" office:value="0" table:style-name="ce11">
            <text:p>0</text:p>
          </table:table-cell>
          <table:table-cell office:value-type="float" office:value="4.7619999999999996" table:style-name="ce11">
            <text:p>4.762</text:p>
          </table:table-cell>
          <table:table-cell office:value-type="float" office:value="47.619" table:style-name="ce11">
            <text:p>47.619</text:p>
          </table:table-cell>
          <table:table-cell office:value-type="float" office:value="38.094999999999999" table:style-name="ce11">
            <text:p>38.095</text:p>
          </table:table-cell>
          <table:table-cell office:value-type="float" office:value="14.286" table:style-name="ce11">
            <text:p>14.286</text:p>
          </table:table-cell>
          <table:table-cell office:value-type="float" office:value="40" table:style-name="ce11">
            <text:p>40</text:p>
          </table:table-cell>
          <table:table-cell office:value-type="float" office:value="25" table:style-name="ce11">
            <text:p>25</text:p>
          </table:table-cell>
          <table:table-cell office:value-type="float" office:value="57.143000000000001" table:style-name="ce11">
            <text:p>57.143</text:p>
          </table:table-cell>
          <table:table-cell office:value-type="float" office:value="40" table:style-name="ce11">
            <text:p>40</text:p>
          </table:table-cell>
          <table:table-cell office:value-type="float" office:value="50" table:style-name="ce11">
            <text:p>50</text:p>
          </table:table-cell>
          <table:table-cell office:value-type="float" office:value="25" table:style-name="ce11">
            <text:p>25</text:p>
          </table:table-cell>
          <table:table-cell office:value-type="float" office:value="4.7619999999999996" table:style-name="ce11">
            <text:p>4.762</text:p>
          </table:table-cell>
          <table:table-cell office:value-type="float" office:value="40" table:style-name="ce11">
            <text:p>40</text:p>
          </table:table-cell>
          <table:table-cell office:value-type="float" office:value="10" table:style-name="ce11">
            <text:p>10</text:p>
          </table:table-cell>
          <table:table-cell office:value-type="float" office:value="50" table:style-name="ce11">
            <text:p>50</text:p>
          </table:table-cell>
          <table:table-cell office:value-type="float" office:value="38.094999999999999" table:style-name="ce11">
            <text:p>38.095</text:p>
          </table:table-cell>
          <table:table-cell office:value-type="float" office:value="20" table:style-name="ce11">
            <text:p>20</text:p>
          </table:table-cell>
          <table:table-cell office:value-type="float" office:value="61.085999999999999" table:style-name="ce11">
            <text:p>61.086</text:p>
          </table:table-cell>
          <table:table-cell office:value-type="float" office:value="62.726999999999997" table:style-name="ce11">
            <text:p>62.727</text:p>
          </table:table-cell>
          <table:table-cell office:value-type="float" office:value="54.091000000000001" table:style-name="ce11">
            <text:p>54.091</text:p>
          </table:table-cell>
          <table:table-cell office:value-type="float" office:value="34.091000000000001" table:style-name="ce11">
            <text:p>34.091</text:p>
          </table:table-cell>
          <table:table-cell office:value-type="float" office:value="72.522999999999996" table:style-name="ce11">
            <text:p>72.523</text:p>
          </table:table-cell>
          <table:table-cell office:value-type="float" office:value="69.819999999999993" table:style-name="ce11">
            <text:p>69.82</text:p>
          </table:table-cell>
          <table:table-cell office:value-type="float" office:value="5" table:style-name="ce11">
            <text:p>5</text:p>
          </table:table-cell>
          <table:table-cell office:value-type="float" office:value="63.063000000000002" table:style-name="ce11">
            <text:p>63.063</text:p>
          </table:table-cell>
          <table:table-cell office:value-type="float" office:value="33.786000000000001" table:style-name="ce11">
            <text:p>33.786</text:p>
          </table:table-cell>
          <table:table-cell office:value-type="float" office:value="69.018000000000001" table:style-name="ce11">
            <text:p>69.018</text:p>
          </table:table-cell>
          <table:table-cell table:number-columns-repeated="16254"/>
        </table:table-row>
        <table:table-row table:style-name="ro6">
          <table:table-cell office:value-type="string" table:style-name="ce4">
            <text:p>SPS</text:p>
          </table:table-cell>
          <table:table-cell office:value-type="string" table:style-name="ce4">
            <text:p>Scottish Prison Service</text:p>
          </table:table-cell>
          <table:table-cell office:value-type="string" table:style-name="ce4">
            <text:p>Scottish Government</text:p>
          </table:table-cell>
          <table:table-cell table:style-name="ce4"/>
          <table:table-cell office:value-type="float" office:value="21.524999999999999" table:style-name="ce11">
            <text:p>21.525</text:p>
          </table:table-cell>
          <table:table-cell office:value-type="float" office:value="56.195999999999998" table:style-name="ce11">
            <text:p>56.196</text:p>
          </table:table-cell>
          <table:table-cell office:value-type="float" office:value="67.316999999999993" table:style-name="ce11">
            <text:p>67.317</text:p>
          </table:table-cell>
          <table:table-cell office:value-type="float" office:value="74.305000000000007" table:style-name="ce11">
            <text:p>74.305</text:p>
          </table:table-cell>
          <table:table-cell office:value-type="float" office:value="51.655999999999999" table:style-name="ce11">
            <text:p>51.656</text:p>
          </table:table-cell>
          <table:table-cell office:value-type="float" office:value="67.558999999999997" table:style-name="ce11">
            <text:p>67.559</text:p>
          </table:table-cell>
          <table:table-cell office:value-type="float" office:value="45.975000000000001" table:style-name="ce11">
            <text:p>45.975</text:p>
          </table:table-cell>
          <table:table-cell office:value-type="float" office:value="60.890999999999998" table:style-name="ce11">
            <text:p>60.891</text:p>
          </table:table-cell>
          <table:table-cell office:value-type="float" office:value="67.69" table:style-name="ce11">
            <text:p>67.69</text:p>
          </table:table-cell>
          <table:table-cell office:value-type="float" office:value="32.75" table:style-name="ce11">
            <text:p>32.75</text:p>
          </table:table-cell>
          <table:table-cell office:value-type="float" office:value="33.084000000000003" table:style-name="ce11">
            <text:p>33.084</text:p>
          </table:table-cell>
          <table:table-cell office:value-type="float" office:value="87.436000000000007" table:style-name="ce11">
            <text:p>87.436</text:p>
          </table:table-cell>
          <table:table-cell office:value-type="float" office:value="78.373000000000005" table:style-name="ce11">
            <text:p>78.373</text:p>
          </table:table-cell>
          <table:table-cell office:value-type="float" office:value="70.825000000000003" table:style-name="ce11">
            <text:p>70.825</text:p>
          </table:table-cell>
          <table:table-cell office:value-type="float" office:value="42.723999999999997" table:style-name="ce11">
            <text:p>42.724</text:p>
          </table:table-cell>
          <table:table-cell office:value-type="float" office:value="57.158000000000001" table:style-name="ce11">
            <text:p>57.158</text:p>
          </table:table-cell>
          <table:table-cell office:value-type="float" office:value="73.738" table:style-name="ce11">
            <text:p>73.738</text:p>
          </table:table-cell>
          <table:table-cell office:value-type="float" office:value="74.870999999999995" table:style-name="ce11">
            <text:p>74.871</text:p>
          </table:table-cell>
          <table:table-cell office:value-type="float" office:value="55.716000000000001" table:style-name="ce11">
            <text:p>55.716</text:p>
          </table:table-cell>
          <table:table-cell office:value-type="float" office:value="64.367000000000004" table:style-name="ce11">
            <text:p>64.367</text:p>
          </table:table-cell>
          <table:table-cell office:value-type="float" office:value="62.473999999999997" table:style-name="ce11">
            <text:p>62.474</text:p>
          </table:table-cell>
          <table:table-cell office:value-type="float" office:value="47.476999999999997" table:style-name="ce11">
            <text:p>47.477</text:p>
          </table:table-cell>
          <table:table-cell office:value-type="float" office:value="57.363999999999997" table:style-name="ce11">
            <text:p>57.364</text:p>
          </table:table-cell>
          <table:table-cell office:value-type="float" office:value="63.195999999999998" table:style-name="ce11">
            <text:p>63.196</text:p>
          </table:table-cell>
          <table:table-cell office:value-type="float" office:value="47.01" table:style-name="ce11">
            <text:p>47.01</text:p>
          </table:table-cell>
          <table:table-cell office:value-type="float" office:value="45.52" table:style-name="ce11">
            <text:p>45.52</text:p>
          </table:table-cell>
          <table:table-cell office:value-type="float" office:value="48.969000000000001" table:style-name="ce11">
            <text:p>48.969</text:p>
          </table:table-cell>
          <table:table-cell office:value-type="float" office:value="24.510999999999999" table:style-name="ce11">
            <text:p>24.511</text:p>
          </table:table-cell>
          <table:table-cell office:value-type="float" office:value="77.239999999999995" table:style-name="ce11">
            <text:p>77.24</text:p>
          </table:table-cell>
          <table:table-cell office:value-type="float" office:value="70.34" table:style-name="ce11">
            <text:p>70.34</text:p>
          </table:table-cell>
          <table:table-cell office:value-type="float" office:value="55.097999999999999" table:style-name="ce11">
            <text:p>55.098</text:p>
          </table:table-cell>
          <table:table-cell office:value-type="float" office:value="53.655999999999999" table:style-name="ce11">
            <text:p>53.656</text:p>
          </table:table-cell>
          <table:table-cell office:value-type="float" office:value="36.082000000000001" table:style-name="ce11">
            <text:p>36.082</text:p>
          </table:table-cell>
          <table:table-cell office:value-type="float" office:value="48.4" table:style-name="ce11">
            <text:p>48.4</text:p>
          </table:table-cell>
          <table:table-cell office:value-type="float" office:value="45.725999999999999" table:style-name="ce11">
            <text:p>45.726</text:p>
          </table:table-cell>
          <table:table-cell office:value-type="float" office:value="63.954999999999998" table:style-name="ce11">
            <text:p>63.955</text:p>
          </table:table-cell>
          <table:table-cell office:value-type="float" office:value="73.531999999999996" table:style-name="ce11">
            <text:p>73.532</text:p>
          </table:table-cell>
          <table:table-cell office:value-type="float" office:value="48.969000000000001" table:style-name="ce11">
            <text:p>48.969</text:p>
          </table:table-cell>
          <table:table-cell office:value-type="float" office:value="57.055" table:style-name="ce11">
            <text:p>57.055</text:p>
          </table:table-cell>
          <table:table-cell office:value-type="float" office:value="57.466999999999999" table:style-name="ce11">
            <text:p>57.467</text:p>
          </table:table-cell>
          <table:table-cell office:value-type="float" office:value="67.456000000000003" table:style-name="ce11">
            <text:p>67.456</text:p>
          </table:table-cell>
          <table:table-cell office:value-type="float" office:value="89.381" table:style-name="ce11">
            <text:p>89.381</text:p>
          </table:table-cell>
          <table:table-cell office:value-type="float" office:value="72.239000000000004" table:style-name="ce11">
            <text:p>72.239</text:p>
          </table:table-cell>
          <table:table-cell office:value-type="float" office:value="59.526000000000003" table:style-name="ce11">
            <text:p>59.526</text:p>
          </table:table-cell>
          <table:table-cell office:value-type="float" office:value="60.143999999999998" table:style-name="ce11">
            <text:p>60.144</text:p>
          </table:table-cell>
          <table:table-cell office:value-type="float" office:value="32.234999999999999" table:style-name="ce11">
            <text:p>32.235</text:p>
          </table:table-cell>
          <table:table-cell office:value-type="float" office:value="35.978999999999999" table:style-name="ce11">
            <text:p>35.979</text:p>
          </table:table-cell>
          <table:table-cell office:value-type="float" office:value="29.969000000000001" table:style-name="ce11">
            <text:p>29.969</text:p>
          </table:table-cell>
          <table:table-cell office:value-type="float" office:value="44.593000000000004" table:style-name="ce11">
            <text:p>44.593</text:p>
          </table:table-cell>
          <table:table-cell office:value-type="float" office:value="39.835000000000001" table:style-name="ce11">
            <text:p>39.835</text:p>
          </table:table-cell>
          <table:table-cell office:value-type="float" office:value="34.192" table:style-name="ce11">
            <text:p>34.192</text:p>
          </table:table-cell>
          <table:table-cell office:value-type="float" office:value="35.567" table:style-name="ce11">
            <text:p>35.567</text:p>
          </table:table-cell>
          <table:table-cell office:value-type="float" office:value="21.318000000000001" table:style-name="ce11">
            <text:p>21.318</text:p>
          </table:table-cell>
          <table:table-cell office:value-type="float" office:value="23.584" table:style-name="ce11">
            <text:p>23.584</text:p>
          </table:table-cell>
          <table:table-cell office:value-type="float" office:value="41.915999999999997" table:style-name="ce11">
            <text:p>41.916</text:p>
          </table:table-cell>
          <table:table-cell office:value-type="float" office:value="25.181000000000001" table:style-name="ce11">
            <text:p>25.181</text:p>
          </table:table-cell>
          <table:table-cell office:value-type="float" office:value="31.617000000000001" table:style-name="ce11">
            <text:p>31.617</text:p>
          </table:table-cell>
          <table:table-cell office:value-type="float" office:value="59.484999999999999" table:style-name="ce11">
            <text:p>59.485</text:p>
          </table:table-cell>
          <table:table-cell office:value-type="float" office:value="43.563000000000002" table:style-name="ce11">
            <text:p>43.563</text:p>
          </table:table-cell>
          <table:table-cell office:value-type="float" office:value="48.762999999999998" table:style-name="ce11">
            <text:p>48.763</text:p>
          </table:table-cell>
          <table:table-cell office:value-type="float" office:value="40.206000000000003" table:style-name="ce11">
            <text:p>40.206</text:p>
          </table:table-cell>
          <table:table-cell office:value-type="float" office:value="36.250999999999998" table:style-name="ce11">
            <text:p>36.251</text:p>
          </table:table-cell>
          <table:table-cell office:value-type="float" office:value="20.803000000000001" table:style-name="ce11">
            <text:p>20.803</text:p>
          </table:table-cell>
          <table:table-cell office:value-type="float" office:value="11.946" table:style-name="ce11">
            <text:p>11.946</text:p>
          </table:table-cell>
          <table:table-cell office:value-type="float" office:value="81.442999999999998" table:style-name="ce11">
            <text:p>81.443</text:p>
          </table:table-cell>
          <table:table-cell office:value-type="float" office:value="50.722000000000001" table:style-name="ce11">
            <text:p>50.722</text:p>
          </table:table-cell>
          <table:table-cell office:value-type="float" office:value="48.61" table:style-name="ce11">
            <text:p>48.61</text:p>
          </table:table-cell>
          <table:table-cell office:value-type="float" office:value="63.749000000000002" table:style-name="ce11">
            <text:p>63.749</text:p>
          </table:table-cell>
          <table:table-cell office:value-type="float" office:value="59.011000000000003" table:style-name="ce11">
            <text:p>59.011</text:p>
          </table:table-cell>
          <table:table-cell office:value-type="float" office:value="36.869" table:style-name="ce11">
            <text:p>36.869</text:p>
          </table:table-cell>
          <table:table-cell office:value-type="float" office:value="43.892000000000003" table:style-name="ce11">
            <text:p>43.892</text:p>
          </table:table-cell>
          <table:table-cell office:value-type="float" office:value="10.433999999999999" table:style-name="ce11">
            <text:p>10.434</text:p>
          </table:table-cell>
          <table:table-cell office:value-type="float" office:value="9.8140000000000001" table:style-name="ce11">
            <text:p>9.814</text:p>
          </table:table-cell>
          <table:table-cell office:value-type="float" office:value="21.384" table:style-name="ce11">
            <text:p>21.384</text:p>
          </table:table-cell>
          <table:table-cell office:value-type="float" office:value="58.368000000000002" table:style-name="ce11">
            <text:p>58.368</text:p>
          </table:table-cell>
          <table:table-cell office:value-type="float" office:value="81.855999999999995" table:style-name="ce11">
            <text:p>81.856</text:p>
          </table:table-cell>
          <table:table-cell office:value-type="float" office:value="62.99" table:style-name="ce11">
            <text:p>62.99</text:p>
          </table:table-cell>
          <table:table-cell office:value-type="float" office:value="52.527999999999999" table:style-name="ce11">
            <text:p>52.528</text:p>
          </table:table-cell>
          <table:table-cell office:value-type="float" office:value="17.507999999999999" table:style-name="ce11">
            <text:p>17.508</text:p>
          </table:table-cell>
          <table:table-cell office:value-type="float" office:value="68.897999999999996" table:style-name="ce11">
            <text:p>68.898</text:p>
          </table:table-cell>
          <table:table-cell office:value-type="float" office:value="13.593999999999999" table:style-name="ce11">
            <text:p>13.594</text:p>
          </table:table-cell>
          <table:table-cell office:value-type="float" office:value="15.962999999999999" table:style-name="ce11">
            <text:p>15.963</text:p>
          </table:table-cell>
          <table:table-cell office:value-type="float" office:value="75.180000000000007" table:style-name="ce11">
            <text:p>75.18</text:p>
          </table:table-cell>
          <table:table-cell office:value-type="float" office:value="8.8569999999999993" table:style-name="ce11">
            <text:p>8.857</text:p>
          </table:table-cell>
          <table:table-cell office:value-type="float" office:value="16.129000000000001" table:style-name="ce11">
            <text:p>16.129</text:p>
          </table:table-cell>
          <table:table-cell office:value-type="float" office:value="7.0970000000000004" table:style-name="ce11">
            <text:p>7.097</text:p>
          </table:table-cell>
          <table:table-cell office:value-type="float" office:value="40.645000000000003" table:style-name="ce11">
            <text:p>40.645</text:p>
          </table:table-cell>
          <table:table-cell office:value-type="float" office:value="37.418999999999997" table:style-name="ce11">
            <text:p>37.419</text:p>
          </table:table-cell>
          <table:table-cell office:value-type="float" office:value="2.581" table:style-name="ce11">
            <text:p>2.581</text:p>
          </table:table-cell>
          <table:table-cell office:value-type="float" office:value="47.097000000000001" table:style-name="ce11">
            <text:p>47.097</text:p>
          </table:table-cell>
          <table:table-cell office:value-type="float" office:value="46.451999999999998" table:style-name="ce11">
            <text:p>46.452</text:p>
          </table:table-cell>
          <table:table-cell office:value-type="float" office:value="27.097000000000001" table:style-name="ce11">
            <text:p>27.097</text:p>
          </table:table-cell>
          <table:table-cell office:value-type="float" office:value="54.194000000000003" table:style-name="ce11">
            <text:p>54.194</text:p>
          </table:table-cell>
          <table:table-cell office:value-type="float" office:value="46.451999999999998" table:style-name="ce11">
            <text:p>46.452</text:p>
          </table:table-cell>
          <table:table-cell office:value-type="float" office:value="30.968" table:style-name="ce11">
            <text:p>30.968</text:p>
          </table:table-cell>
          <table:table-cell office:value-type="float" office:value="2.581" table:style-name="ce11">
            <text:p>2.581</text:p>
          </table:table-cell>
          <table:table-cell office:value-type="float" office:value="12.257999999999999" table:style-name="ce11">
            <text:p>12.258</text:p>
          </table:table-cell>
          <table:table-cell office:value-type="float" office:value="21.29" table:style-name="ce11">
            <text:p>21.29</text:p>
          </table:table-cell>
          <table:table-cell office:value-type="float" office:value="22.581" table:style-name="ce11">
            <text:p>22.581</text:p>
          </table:table-cell>
          <table:table-cell office:value-type="float" office:value="3.871" table:style-name="ce11">
            <text:p>3.871</text:p>
          </table:table-cell>
          <table:table-cell office:value-type="float" office:value="3.871" table:style-name="ce11">
            <text:p>3.871</text:p>
          </table:table-cell>
          <table:table-cell office:value-type="float" office:value="37.418999999999997" table:style-name="ce11">
            <text:p>37.419</text:p>
          </table:table-cell>
          <table:table-cell office:value-type="float" office:value="47.741999999999997" table:style-name="ce11">
            <text:p>47.742</text:p>
          </table:table-cell>
          <table:table-cell office:value-type="float" office:value="14.839" table:style-name="ce11">
            <text:p>14.839</text:p>
          </table:table-cell>
          <table:table-cell office:value-type="float" office:value="18.966000000000001" table:style-name="ce11">
            <text:p>18.966</text:p>
          </table:table-cell>
          <table:table-cell office:value-type="float" office:value="20" table:style-name="ce11">
            <text:p>20</text:p>
          </table:table-cell>
          <table:table-cell office:value-type="float" office:value="80" table:style-name="ce11">
            <text:p>80</text:p>
          </table:table-cell>
          <table:table-cell office:value-type="float" office:value="53.448" table:style-name="ce11">
            <text:p>53.448</text:p>
          </table:table-cell>
          <table:table-cell office:value-type="float" office:value="72.414000000000001" table:style-name="ce11">
            <text:p>72.414</text:p>
          </table:table-cell>
          <table:table-cell office:value-type="float" office:value="47.097000000000001" table:style-name="ce11">
            <text:p>47.097</text:p>
          </table:table-cell>
          <table:table-cell office:value-type="float" office:value="10.323" table:style-name="ce11">
            <text:p>10.323</text:p>
          </table:table-cell>
          <table:table-cell office:value-type="float" office:value="36.207000000000001" table:style-name="ce11">
            <text:p>36.207</text:p>
          </table:table-cell>
          <table:table-cell office:value-type="float" office:value="8.6210000000000004" table:style-name="ce11">
            <text:p>8.621</text:p>
          </table:table-cell>
          <table:table-cell office:value-type="float" office:value="32.902999999999999" table:style-name="ce11">
            <text:p>32.903</text:p>
          </table:table-cell>
          <table:table-cell office:value-type="float" office:value="9.6769999999999996" table:style-name="ce11">
            <text:p>9.677</text:p>
          </table:table-cell>
          <table:table-cell office:value-type="float" office:value="10.345000000000001" table:style-name="ce11">
            <text:p>10.345</text:p>
          </table:table-cell>
          <table:table-cell office:value-type="float" office:value="63.759" table:style-name="ce11">
            <text:p>63.759</text:p>
          </table:table-cell>
          <table:table-cell office:value-type="float" office:value="68.918999999999997" table:style-name="ce11">
            <text:p>68.919</text:p>
          </table:table-cell>
          <table:table-cell office:value-type="float" office:value="61.018999999999998" table:style-name="ce11">
            <text:p>61.019</text:p>
          </table:table-cell>
          <table:table-cell office:value-type="float" office:value="28.763999999999999" table:style-name="ce11">
            <text:p>28.764</text:p>
          </table:table-cell>
          <table:table-cell office:value-type="float" office:value="68.503" table:style-name="ce11">
            <text:p>68.503</text:p>
          </table:table-cell>
          <table:table-cell office:value-type="float" office:value="71.680000000000007" table:style-name="ce11">
            <text:p>71.68</text:p>
          </table:table-cell>
          <table:table-cell office:value-type="float" office:value="5.7050000000000001" table:style-name="ce11">
            <text:p>5.705</text:p>
          </table:table-cell>
          <table:table-cell office:value-type="float" office:value="61.491" table:style-name="ce11">
            <text:p>61.491</text:p>
          </table:table-cell>
          <table:table-cell office:value-type="float" office:value="36.92" table:style-name="ce11">
            <text:p>36.92</text:p>
          </table:table-cell>
          <table:table-cell office:value-type="float" office:value="71.057000000000002" table:style-name="ce11">
            <text:p>71.057</text:p>
          </table:table-cell>
          <table:table-cell table:number-columns-repeated="16254"/>
        </table:table-row>
        <table:table-row table:style-name="ro6">
          <table:table-cell office:value-type="string" table:style-name="ce4">
            <text:p>SSS</text:p>
          </table:table-cell>
          <table:table-cell office:value-type="string" table:style-name="ce4">
            <text:p>Social Security Scotland</text:p>
          </table:table-cell>
          <table:table-cell office:value-type="string" table:style-name="ce4">
            <text:p>Scottish Government</text:p>
          </table:table-cell>
          <table:table-cell table:style-name="ce4"/>
          <table:table-cell office:value-type="float" office:value="76.176000000000002" table:style-name="ce11">
            <text:p>76.176</text:p>
          </table:table-cell>
          <table:table-cell office:value-type="float" office:value="78.754000000000005" table:style-name="ce11">
            <text:p>78.754</text:p>
          </table:table-cell>
          <table:table-cell office:value-type="float" office:value="85.552999999999997" table:style-name="ce11">
            <text:p>85.553</text:p>
          </table:table-cell>
          <table:table-cell office:value-type="float" office:value="96.03" table:style-name="ce11">
            <text:p>96.03</text:p>
          </table:table-cell>
          <table:table-cell office:value-type="float" office:value="81.150999999999996" table:style-name="ce11">
            <text:p>81.151</text:p>
          </table:table-cell>
          <table:table-cell office:value-type="float" office:value="89.602000000000004" table:style-name="ce11">
            <text:p>89.602</text:p>
          </table:table-cell>
          <table:table-cell office:value-type="float" office:value="74.356999999999999" table:style-name="ce11">
            <text:p>74.357</text:p>
          </table:table-cell>
          <table:table-cell office:value-type="float" office:value="90.576999999999998" table:style-name="ce11">
            <text:p>90.577</text:p>
          </table:table-cell>
          <table:table-cell office:value-type="float" office:value="81.804000000000002" table:style-name="ce11">
            <text:p>81.804</text:p>
          </table:table-cell>
          <table:table-cell office:value-type="float" office:value="68.834999999999994" table:style-name="ce11">
            <text:p>68.835</text:p>
          </table:table-cell>
          <table:table-cell office:value-type="float" office:value="74.518000000000001" table:style-name="ce11">
            <text:p>74.518</text:p>
          </table:table-cell>
          <table:table-cell office:value-type="float" office:value="96.150999999999996" table:style-name="ce11">
            <text:p>96.151</text:p>
          </table:table-cell>
          <table:table-cell office:value-type="float" office:value="87.790999999999997" table:style-name="ce11">
            <text:p>87.791</text:p>
          </table:table-cell>
          <table:table-cell office:value-type="float" office:value="88.372" table:style-name="ce11">
            <text:p>88.372</text:p>
          </table:table-cell>
          <table:table-cell office:value-type="float" office:value="72.573999999999998" table:style-name="ce11">
            <text:p>72.574</text:p>
          </table:table-cell>
          <table:table-cell office:value-type="float" office:value="82.918999999999997" table:style-name="ce11">
            <text:p>82.919</text:p>
          </table:table-cell>
          <table:table-cell office:value-type="float" office:value="96.227999999999994" table:style-name="ce11">
            <text:p>96.228</text:p>
          </table:table-cell>
          <table:table-cell office:value-type="float" office:value="95.83" table:style-name="ce11">
            <text:p>95.83</text:p>
          </table:table-cell>
          <table:table-cell office:value-type="float" office:value="84.992000000000004" table:style-name="ce11">
            <text:p>84.992</text:p>
          </table:table-cell>
          <table:table-cell office:value-type="float" office:value="91.960999999999999" table:style-name="ce11">
            <text:p>91.961</text:p>
          </table:table-cell>
          <table:table-cell office:value-type="float" office:value="89.88" table:style-name="ce11">
            <text:p>89.88</text:p>
          </table:table-cell>
          <table:table-cell office:value-type="float" office:value="82.825000000000003" table:style-name="ce11">
            <text:p>82.825</text:p>
          </table:table-cell>
          <table:table-cell office:value-type="float" office:value="87.4" table:style-name="ce11">
            <text:p>87.4</text:p>
          </table:table-cell>
          <table:table-cell office:value-type="float" office:value="86.998000000000005" table:style-name="ce11">
            <text:p>86.998</text:p>
          </table:table-cell>
          <table:table-cell office:value-type="float" office:value="78.17" table:style-name="ce11">
            <text:p>78.17</text:p>
          </table:table-cell>
          <table:table-cell office:value-type="float" office:value="77.430000000000007" table:style-name="ce11">
            <text:p>77.43</text:p>
          </table:table-cell>
          <table:table-cell office:value-type="float" office:value="79.855999999999995" table:style-name="ce11">
            <text:p>79.856</text:p>
          </table:table-cell>
          <table:table-cell office:value-type="float" office:value="51.929000000000002" table:style-name="ce11">
            <text:p>51.929</text:p>
          </table:table-cell>
          <table:table-cell office:value-type="float" office:value="91.406000000000006" table:style-name="ce11">
            <text:p>91.406</text:p>
          </table:table-cell>
          <table:table-cell office:value-type="float" office:value="91.331999999999994" table:style-name="ce11">
            <text:p>91.332</text:p>
          </table:table-cell>
          <table:table-cell office:value-type="float" office:value="86.116" table:style-name="ce11">
            <text:p>86.116</text:p>
          </table:table-cell>
          <table:table-cell office:value-type="float" office:value="79.356999999999999" table:style-name="ce11">
            <text:p>79.357</text:p>
          </table:table-cell>
          <table:table-cell office:value-type="float" office:value="70.980999999999995" table:style-name="ce11">
            <text:p>70.981</text:p>
          </table:table-cell>
          <table:table-cell office:value-type="float" office:value="81.525999999999996" table:style-name="ce11">
            <text:p>81.526</text:p>
          </table:table-cell>
          <table:table-cell office:value-type="float" office:value="65.594999999999999" table:style-name="ce11">
            <text:p>65.595</text:p>
          </table:table-cell>
          <table:table-cell office:value-type="float" office:value="93.263999999999996" table:style-name="ce11">
            <text:p>93.264</text:p>
          </table:table-cell>
          <table:table-cell office:value-type="float" office:value="93.665000000000006" table:style-name="ce11">
            <text:p>93.665</text:p>
          </table:table-cell>
          <table:table-cell office:value-type="float" office:value="84.337000000000003" table:style-name="ce11">
            <text:p>84.337</text:p>
          </table:table-cell>
          <table:table-cell office:value-type="float" office:value="91.018000000000001" table:style-name="ce11">
            <text:p>91.018</text:p>
          </table:table-cell>
          <table:table-cell office:value-type="float" office:value="76.102999999999994" table:style-name="ce11">
            <text:p>76.103</text:p>
          </table:table-cell>
          <table:table-cell office:value-type="float" office:value="83.707999999999998" table:style-name="ce11">
            <text:p>83.708</text:p>
          </table:table-cell>
          <table:table-cell office:value-type="float" office:value="90.924000000000007" table:style-name="ce11">
            <text:p>90.924</text:p>
          </table:table-cell>
          <table:table-cell office:value-type="float" office:value="80.643000000000001" table:style-name="ce11">
            <text:p>80.643</text:p>
          </table:table-cell>
          <table:table-cell office:value-type="float" office:value="74.638999999999996" table:style-name="ce11">
            <text:p>74.639</text:p>
          </table:table-cell>
          <table:table-cell office:value-type="float" office:value="84.763000000000005" table:style-name="ce11">
            <text:p>84.763</text:p>
          </table:table-cell>
          <table:table-cell office:value-type="float" office:value="68.674999999999997" table:style-name="ce11">
            <text:p>68.675</text:p>
          </table:table-cell>
          <table:table-cell office:value-type="float" office:value="72.369" table:style-name="ce11">
            <text:p>72.369</text:p>
          </table:table-cell>
          <table:table-cell office:value-type="float" office:value="65.462000000000003" table:style-name="ce11">
            <text:p>65.462</text:p>
          </table:table-cell>
          <table:table-cell office:value-type="float" office:value="81.715999999999994" table:style-name="ce11">
            <text:p>81.716</text:p>
          </table:table-cell>
          <table:table-cell office:value-type="float" office:value="81.028999999999996" table:style-name="ce11">
            <text:p>81.029</text:p>
          </table:table-cell>
          <table:table-cell office:value-type="float" office:value="82.248999999999995" table:style-name="ce11">
            <text:p>82.249</text:p>
          </table:table-cell>
          <table:table-cell office:value-type="float" office:value="80.161000000000001" table:style-name="ce11">
            <text:p>80.161</text:p>
          </table:table-cell>
          <table:table-cell office:value-type="float" office:value="62.088000000000001" table:style-name="ce11">
            <text:p>62.088</text:p>
          </table:table-cell>
          <table:table-cell office:value-type="float" office:value="67.578000000000003" table:style-name="ce11">
            <text:p>67.578</text:p>
          </table:table-cell>
          <table:table-cell office:value-type="float" office:value="80.481999999999999" table:style-name="ce11">
            <text:p>80.482</text:p>
          </table:table-cell>
          <table:table-cell office:value-type="float" office:value="61.716999999999999" table:style-name="ce11">
            <text:p>61.717</text:p>
          </table:table-cell>
          <table:table-cell office:value-type="float" office:value="73.596000000000004" table:style-name="ce11">
            <text:p>73.596</text:p>
          </table:table-cell>
          <table:table-cell office:value-type="float" office:value="86.093000000000004" table:style-name="ce11">
            <text:p>86.093</text:p>
          </table:table-cell>
          <table:table-cell office:value-type="float" office:value="87.631" table:style-name="ce11">
            <text:p>87.631</text:p>
          </table:table-cell>
          <table:table-cell office:value-type="float" office:value="68.519000000000005" table:style-name="ce11">
            <text:p>68.519</text:p>
          </table:table-cell>
          <table:table-cell office:value-type="float" office:value="81.912999999999997" table:style-name="ce11">
            <text:p>81.913</text:p>
          </table:table-cell>
          <table:table-cell office:value-type="float" office:value="81.284999999999997" table:style-name="ce11">
            <text:p>81.285</text:p>
          </table:table-cell>
          <table:table-cell office:value-type="float" office:value="73.917000000000002" table:style-name="ce11">
            <text:p>73.917</text:p>
          </table:table-cell>
          <table:table-cell office:value-type="float" office:value="43.594000000000001" table:style-name="ce11">
            <text:p>43.594</text:p>
          </table:table-cell>
          <table:table-cell office:value-type="float" office:value="93.825000000000003" table:style-name="ce11">
            <text:p>93.825</text:p>
          </table:table-cell>
          <table:table-cell office:value-type="float" office:value="82.986000000000004" table:style-name="ce11">
            <text:p>82.986</text:p>
          </table:table-cell>
          <table:table-cell office:value-type="float" office:value="87.811000000000007" table:style-name="ce11">
            <text:p>87.811</text:p>
          </table:table-cell>
          <table:table-cell office:value-type="float" office:value="81.394999999999996" table:style-name="ce11">
            <text:p>81.395</text:p>
          </table:table-cell>
          <table:table-cell office:value-type="float" office:value="91.813999999999993" table:style-name="ce11">
            <text:p>91.814</text:p>
          </table:table-cell>
          <table:table-cell office:value-type="float" office:value="63.585000000000001" table:style-name="ce11">
            <text:p>63.585</text:p>
          </table:table-cell>
          <table:table-cell office:value-type="float" office:value="86.349000000000004" table:style-name="ce11">
            <text:p>86.349</text:p>
          </table:table-cell>
          <table:table-cell office:value-type="float" office:value="0.96399999999999997" table:style-name="ce11">
            <text:p>0.964</text:p>
          </table:table-cell>
          <table:table-cell office:value-type="float" office:value="6.3449999999999998" table:style-name="ce11">
            <text:p>6.345</text:p>
          </table:table-cell>
          <table:table-cell office:value-type="float" office:value="23.213000000000001" table:style-name="ce11">
            <text:p>23.213</text:p>
          </table:table-cell>
          <table:table-cell office:value-type="float" office:value="69.477999999999994" table:style-name="ce11">
            <text:p>69.478</text:p>
          </table:table-cell>
          <table:table-cell office:value-type="float" office:value="95.411000000000001" table:style-name="ce11">
            <text:p>95.411</text:p>
          </table:table-cell>
          <table:table-cell office:value-type="float" office:value="74.98" table:style-name="ce11">
            <text:p>74.98</text:p>
          </table:table-cell>
          <table:table-cell office:value-type="float" office:value="88.367999999999995" table:style-name="ce11">
            <text:p>88.368</text:p>
          </table:table-cell>
          <table:table-cell office:value-type="float" office:value="5.5469999999999997" table:style-name="ce11">
            <text:p>5.547</text:p>
          </table:table-cell>
          <table:table-cell office:value-type="float" office:value="90.594999999999999" table:style-name="ce11">
            <text:p>90.595</text:p>
          </table:table-cell>
          <table:table-cell office:value-type="float" office:value="3.859" table:style-name="ce11">
            <text:p>3.859</text:p>
          </table:table-cell>
          <table:table-cell office:value-type="float" office:value="6.0289999999999999" table:style-name="ce11">
            <text:p>6.029</text:p>
          </table:table-cell>
          <table:table-cell office:value-type="float" office:value="90.997" table:style-name="ce11">
            <text:p>90.997</text:p>
          </table:table-cell>
          <table:table-cell office:value-type="float" office:value="2.9740000000000002" table:style-name="ce11">
            <text:p>2.974</text:p>
          </table:table-cell>
          <table:table-cell office:value-type="float" office:value="5.4790000000000001" table:style-name="ce11">
            <text:p>5.479</text:p>
          </table:table-cell>
          <table:table-cell office:value-type="float" office:value="0" table:style-name="ce11">
            <text:p>0</text:p>
          </table:table-cell>
          <table:table-cell office:value-type="float" office:value="17.808" table:style-name="ce11">
            <text:p>17.808</text:p>
          </table:table-cell>
          <table:table-cell office:value-type="float" office:value="31.507000000000001" table:style-name="ce11">
            <text:p>31.507</text:p>
          </table:table-cell>
          <table:table-cell office:value-type="float" office:value="0" table:style-name="ce11">
            <text:p>0</text:p>
          </table:table-cell>
          <table:table-cell office:value-type="float" office:value="32.877000000000002" table:style-name="ce11">
            <text:p>32.877</text:p>
          </table:table-cell>
          <table:table-cell office:value-type="float" office:value="49.314999999999998" table:style-name="ce11">
            <text:p>49.315</text:p>
          </table:table-cell>
          <table:table-cell office:value-type="float" office:value="28.766999999999999" table:style-name="ce11">
            <text:p>28.767</text:p>
          </table:table-cell>
          <table:table-cell office:value-type="float" office:value="35.616" table:style-name="ce11">
            <text:p>35.616</text:p>
          </table:table-cell>
          <table:table-cell office:value-type="float" office:value="41.095999999999997" table:style-name="ce11">
            <text:p>41.096</text:p>
          </table:table-cell>
          <table:table-cell office:value-type="float" office:value="26.027000000000001" table:style-name="ce11">
            <text:p>26.027</text:p>
          </table:table-cell>
          <table:table-cell office:value-type="float" office:value="2.74" table:style-name="ce11">
            <text:p>2.74</text:p>
          </table:table-cell>
          <table:table-cell office:value-type="float" office:value="2.74" table:style-name="ce11">
            <text:p>2.74</text:p>
          </table:table-cell>
          <table:table-cell office:value-type="float" office:value="4.1100000000000003" table:style-name="ce11">
            <text:p>4.11</text:p>
          </table:table-cell>
          <table:table-cell office:value-type="float" office:value="10.959" table:style-name="ce11">
            <text:p>10.959</text:p>
          </table:table-cell>
          <table:table-cell office:value-type="float" office:value="6.8490000000000002" table:style-name="ce11">
            <text:p>6.849</text:p>
          </table:table-cell>
          <table:table-cell office:value-type="float" office:value="4.1100000000000003" table:style-name="ce11">
            <text:p>4.11</text:p>
          </table:table-cell>
          <table:table-cell office:value-type="float" office:value="37.332999999999998" table:style-name="ce11">
            <text:p>37.333</text:p>
          </table:table-cell>
          <table:table-cell office:value-type="float" office:value="53.332999999999998" table:style-name="ce11">
            <text:p>53.333</text:p>
          </table:table-cell>
          <table:table-cell office:value-type="float" office:value="9.3330000000000002" table:style-name="ce11">
            <text:p>9.333</text:p>
          </table:table-cell>
          <table:table-cell office:value-type="float" office:value="46.429000000000002" table:style-name="ce11">
            <text:p>46.429</text:p>
          </table:table-cell>
          <table:table-cell office:value-type="float" office:value="68.492999999999995" table:style-name="ce11">
            <text:p>68.493</text:p>
          </table:table-cell>
          <table:table-cell office:value-type="float" office:value="36" table:style-name="ce11">
            <text:p>36</text:p>
          </table:table-cell>
          <table:table-cell office:value-type="float" office:value="21.428999999999998" table:style-name="ce11">
            <text:p>21.429</text:p>
          </table:table-cell>
          <table:table-cell office:value-type="float" office:value="46.429000000000002" table:style-name="ce11">
            <text:p>46.429</text:p>
          </table:table-cell>
          <table:table-cell office:value-type="float" office:value="12.329000000000001" table:style-name="ce11">
            <text:p>12.329</text:p>
          </table:table-cell>
          <table:table-cell office:value-type="float" office:value="49.332999999999998" table:style-name="ce11">
            <text:p>49.333</text:p>
          </table:table-cell>
          <table:table-cell office:value-type="float" office:value="64.286000000000001" table:style-name="ce11">
            <text:p>64.286</text:p>
          </table:table-cell>
          <table:table-cell office:value-type="float" office:value="7.1429999999999998" table:style-name="ce11">
            <text:p>7.143</text:p>
          </table:table-cell>
          <table:table-cell office:value-type="float" office:value="19.178000000000001" table:style-name="ce11">
            <text:p>19.178</text:p>
          </table:table-cell>
          <table:table-cell office:value-type="float" office:value="14.667" table:style-name="ce11">
            <text:p>14.667</text:p>
          </table:table-cell>
          <table:table-cell office:value-type="float" office:value="14.286" table:style-name="ce11">
            <text:p>14.286</text:p>
          </table:table-cell>
          <table:table-cell office:value-type="float" office:value="75.525000000000006" table:style-name="ce11">
            <text:p>75.525</text:p>
          </table:table-cell>
          <table:table-cell office:value-type="float" office:value="79.271000000000001" table:style-name="ce11">
            <text:p>79.271</text:p>
          </table:table-cell>
          <table:table-cell office:value-type="float" office:value="69.959999999999994" table:style-name="ce11">
            <text:p>69.96</text:p>
          </table:table-cell>
          <table:table-cell office:value-type="float" office:value="29.530999999999999" table:style-name="ce11">
            <text:p>29.531</text:p>
          </table:table-cell>
          <table:table-cell office:value-type="float" office:value="76.471000000000004" table:style-name="ce11">
            <text:p>76.471</text:p>
          </table:table-cell>
          <table:table-cell office:value-type="float" office:value="72.536000000000001" table:style-name="ce11">
            <text:p>72.536</text:p>
          </table:table-cell>
          <table:table-cell office:value-type="float" office:value="4.0389999999999997" table:style-name="ce11">
            <text:p>4.039</text:p>
          </table:table-cell>
          <table:table-cell office:value-type="float" office:value="82.581000000000003" table:style-name="ce11">
            <text:p>82.581</text:p>
          </table:table-cell>
          <table:table-cell office:value-type="float" office:value="19.949000000000002" table:style-name="ce11">
            <text:p>19.949</text:p>
          </table:table-cell>
          <table:table-cell office:value-type="float" office:value="79.712000000000003" table:style-name="ce11">
            <text:p>79.712</text:p>
          </table:table-cell>
          <table:table-cell table:number-columns-repeated="16254"/>
        </table:table-row>
        <table:table-row table:style-name="ro3">
          <table:table-cell office:value-type="string" table:style-name="ce4">
            <text:p>SWNIO</text:p>
          </table:table-cell>
          <table:table-cell office:value-type="string" table:style-name="ce4">
            <text:p>Scotland, Wales and Northern Ireland Offices, and the Office of the Advocate General</text:p>
          </table:table-cell>
          <table:table-cell office:value-type="string" table:style-name="ce4">
            <text:p>Territorial Offices</text:p>
          </table:table-cell>
          <table:table-cell office:value-type="string" table:style-name="ce4">
            <text:p>[note 8]</text:p>
          </table:table-cell>
          <table:table-cell office:value-type="float" office:value="81.408000000000001" table:style-name="ce11">
            <text:p>81.408</text:p>
          </table:table-cell>
          <table:table-cell office:value-type="float" office:value="69.582999999999998" table:style-name="ce11">
            <text:p>69.583</text:p>
          </table:table-cell>
          <table:table-cell office:value-type="float" office:value="82.474000000000004" table:style-name="ce11">
            <text:p>82.474</text:p>
          </table:table-cell>
          <table:table-cell office:value-type="float" office:value="86.331999999999994" table:style-name="ce11">
            <text:p>86.332</text:p>
          </table:table-cell>
          <table:table-cell office:value-type="float" office:value="76.242000000000004" table:style-name="ce11">
            <text:p>76.242</text:p>
          </table:table-cell>
          <table:table-cell office:value-type="float" office:value="86.159000000000006" table:style-name="ce11">
            <text:p>86.159</text:p>
          </table:table-cell>
          <table:table-cell office:value-type="float" office:value="56.661000000000001" table:style-name="ce11">
            <text:p>56.661</text:p>
          </table:table-cell>
          <table:table-cell office:value-type="float" office:value="83.391000000000005" table:style-name="ce11">
            <text:p>83.391</text:p>
          </table:table-cell>
          <table:table-cell office:value-type="float" office:value="78.281000000000006" table:style-name="ce11">
            <text:p>78.281</text:p>
          </table:table-cell>
          <table:table-cell office:value-type="float" office:value="49.02" table:style-name="ce11">
            <text:p>49.02</text:p>
          </table:table-cell>
          <table:table-cell office:value-type="float" office:value="65.584999999999994" table:style-name="ce11">
            <text:p>65.585</text:p>
          </table:table-cell>
          <table:table-cell office:value-type="float" office:value="93.426000000000002" table:style-name="ce11">
            <text:p>93.426</text:p>
          </table:table-cell>
          <table:table-cell office:value-type="float" office:value="88.581000000000003" table:style-name="ce11">
            <text:p>88.581</text:p>
          </table:table-cell>
          <table:table-cell office:value-type="float" office:value="78.819000000000003" table:style-name="ce11">
            <text:p>78.819</text:p>
          </table:table-cell>
          <table:table-cell office:value-type="float" office:value="67.128" table:style-name="ce11">
            <text:p>67.128</text:p>
          </table:table-cell>
          <table:table-cell office:value-type="float" office:value="84.429000000000002" table:style-name="ce11">
            <text:p>84.429</text:p>
          </table:table-cell>
          <table:table-cell office:value-type="float" office:value="84.775000000000006" table:style-name="ce11">
            <text:p>84.775</text:p>
          </table:table-cell>
          <table:table-cell office:value-type="float" office:value="87.888999999999996" table:style-name="ce11">
            <text:p>87.889</text:p>
          </table:table-cell>
          <table:table-cell office:value-type="float" office:value="79.861000000000004" table:style-name="ce11">
            <text:p>79.861</text:p>
          </table:table-cell>
          <table:table-cell office:value-type="float" office:value="90.244" table:style-name="ce11">
            <text:p>90.244</text:p>
          </table:table-cell>
          <table:table-cell office:value-type="float" office:value="88.542000000000002" table:style-name="ce11">
            <text:p>88.542</text:p>
          </table:table-cell>
          <table:table-cell office:value-type="float" office:value="80.903000000000006" table:style-name="ce11">
            <text:p>80.903</text:p>
          </table:table-cell>
          <table:table-cell office:value-type="float" office:value="85.069000000000003" table:style-name="ce11">
            <text:p>85.069</text:p>
          </table:table-cell>
          <table:table-cell office:value-type="float" office:value="85.069000000000003" table:style-name="ce11">
            <text:p>85.069</text:p>
          </table:table-cell>
          <table:table-cell office:value-type="float" office:value="69.792000000000002" table:style-name="ce11">
            <text:p>69.792</text:p>
          </table:table-cell>
          <table:table-cell office:value-type="float" office:value="67.707999999999998" table:style-name="ce11">
            <text:p>67.708</text:p>
          </table:table-cell>
          <table:table-cell office:value-type="float" office:value="72.632000000000005" table:style-name="ce11">
            <text:p>72.632</text:p>
          </table:table-cell>
          <table:table-cell office:value-type="float" office:value="42.509" table:style-name="ce11">
            <text:p>42.509</text:p>
          </table:table-cell>
          <table:table-cell office:value-type="float" office:value="89.619" table:style-name="ce11">
            <text:p>89.619</text:p>
          </table:table-cell>
          <table:table-cell office:value-type="float" office:value="88.581000000000003" table:style-name="ce11">
            <text:p>88.581</text:p>
          </table:table-cell>
          <table:table-cell office:value-type="float" office:value="80.277000000000001" table:style-name="ce11">
            <text:p>80.277</text:p>
          </table:table-cell>
          <table:table-cell office:value-type="float" office:value="68.512" table:style-name="ce11">
            <text:p>68.512</text:p>
          </table:table-cell>
          <table:table-cell office:value-type="float" office:value="51.389000000000003" table:style-name="ce11">
            <text:p>51.389</text:p>
          </table:table-cell>
          <table:table-cell office:value-type="float" office:value="57.985999999999997" table:style-name="ce11">
            <text:p>57.986</text:p>
          </table:table-cell>
          <table:table-cell office:value-type="float" office:value="48.264000000000003" table:style-name="ce11">
            <text:p>48.264</text:p>
          </table:table-cell>
          <table:table-cell office:value-type="float" office:value="87.197000000000003" table:style-name="ce11">
            <text:p>87.197</text:p>
          </table:table-cell>
          <table:table-cell office:value-type="float" office:value="88.234999999999999" table:style-name="ce11">
            <text:p>88.235</text:p>
          </table:table-cell>
          <table:table-cell office:value-type="float" office:value="77.855000000000004" table:style-name="ce11">
            <text:p>77.855</text:p>
          </table:table-cell>
          <table:table-cell office:value-type="float" office:value="80.277000000000001" table:style-name="ce11">
            <text:p>80.277</text:p>
          </table:table-cell>
          <table:table-cell office:value-type="float" office:value="77.509" table:style-name="ce11">
            <text:p>77.509</text:p>
          </table:table-cell>
          <table:table-cell office:value-type="float" office:value="82.927000000000007" table:style-name="ce11">
            <text:p>82.927</text:p>
          </table:table-cell>
          <table:table-cell office:value-type="float" office:value="93.08" table:style-name="ce11">
            <text:p>93.08</text:p>
          </table:table-cell>
          <table:table-cell office:value-type="float" office:value="82.007000000000005" table:style-name="ce11">
            <text:p>82.007</text:p>
          </table:table-cell>
          <table:table-cell office:value-type="float" office:value="62.283999999999999" table:style-name="ce11">
            <text:p>62.284</text:p>
          </table:table-cell>
          <table:table-cell office:value-type="float" office:value="71.971999999999994" table:style-name="ce11">
            <text:p>71.972</text:p>
          </table:table-cell>
          <table:table-cell office:value-type="float" office:value="51.042000000000002" table:style-name="ce11">
            <text:p>51.042</text:p>
          </table:table-cell>
          <table:table-cell office:value-type="float" office:value="51.557000000000002" table:style-name="ce11">
            <text:p>51.557</text:p>
          </table:table-cell>
          <table:table-cell office:value-type="float" office:value="44.290999999999997" table:style-name="ce11">
            <text:p>44.291</text:p>
          </table:table-cell>
          <table:table-cell office:value-type="float" office:value="81.944000000000003" table:style-name="ce11">
            <text:p>81.944</text:p>
          </table:table-cell>
          <table:table-cell office:value-type="float" office:value="75.087000000000003" table:style-name="ce11">
            <text:p>75.087</text:p>
          </table:table-cell>
          <table:table-cell office:value-type="float" office:value="66.436000000000007" table:style-name="ce11">
            <text:p>66.436</text:p>
          </table:table-cell>
          <table:table-cell office:value-type="float" office:value="71.971999999999994" table:style-name="ce11">
            <text:p>71.972</text:p>
          </table:table-cell>
          <table:table-cell office:value-type="float" office:value="56.055" table:style-name="ce11">
            <text:p>56.055</text:p>
          </table:table-cell>
          <table:table-cell office:value-type="float" office:value="50.173000000000002" table:style-name="ce11">
            <text:p>50.173</text:p>
          </table:table-cell>
          <table:table-cell office:value-type="float" office:value="71.180999999999997" table:style-name="ce11">
            <text:p>71.181</text:p>
          </table:table-cell>
          <table:table-cell office:value-type="float" office:value="56.597000000000001" table:style-name="ce11">
            <text:p>56.597</text:p>
          </table:table-cell>
          <table:table-cell office:value-type="float" office:value="60.764000000000003" table:style-name="ce11">
            <text:p>60.764</text:p>
          </table:table-cell>
          <table:table-cell office:value-type="float" office:value="70.933999999999997" table:style-name="ce11">
            <text:p>70.934</text:p>
          </table:table-cell>
          <table:table-cell office:value-type="float" office:value="67.707999999999998" table:style-name="ce11">
            <text:p>67.708</text:p>
          </table:table-cell>
          <table:table-cell office:value-type="float" office:value="59.862000000000002" table:style-name="ce11">
            <text:p>59.862</text:p>
          </table:table-cell>
          <table:table-cell office:value-type="float" office:value="69.096999999999994" table:style-name="ce11">
            <text:p>69.097</text:p>
          </table:table-cell>
          <table:table-cell office:value-type="float" office:value="69.203999999999994" table:style-name="ce11">
            <text:p>69.204</text:p>
          </table:table-cell>
          <table:table-cell office:value-type="float" office:value="63.667999999999999" table:style-name="ce11">
            <text:p>63.668</text:p>
          </table:table-cell>
          <table:table-cell office:value-type="float" office:value="35.764000000000003" table:style-name="ce11">
            <text:p>35.764</text:p>
          </table:table-cell>
          <table:table-cell office:value-type="float" office:value="93.055999999999997" table:style-name="ce11">
            <text:p>93.056</text:p>
          </table:table-cell>
          <table:table-cell office:value-type="float" office:value="78.125" table:style-name="ce11">
            <text:p>78.125</text:p>
          </table:table-cell>
          <table:table-cell office:value-type="float" office:value="80.623000000000005" table:style-name="ce11">
            <text:p>80.623</text:p>
          </table:table-cell>
          <table:table-cell office:value-type="float" office:value="65.278000000000006" table:style-name="ce11">
            <text:p>65.278</text:p>
          </table:table-cell>
          <table:table-cell office:value-type="float" office:value="75.087000000000003" table:style-name="ce11">
            <text:p>75.087</text:p>
          </table:table-cell>
          <table:table-cell office:value-type="float" office:value="67.361000000000004" table:style-name="ce11">
            <text:p>67.361</text:p>
          </table:table-cell>
          <table:table-cell office:value-type="float" office:value="78.125" table:style-name="ce11">
            <text:p>78.125</text:p>
          </table:table-cell>
          <table:table-cell office:value-type="float" office:value="8.7110000000000003" table:style-name="ce11">
            <text:p>8.711</text:p>
          </table:table-cell>
          <table:table-cell office:value-type="float" office:value="21.951000000000001" table:style-name="ce11">
            <text:p>21.951</text:p>
          </table:table-cell>
          <table:table-cell office:value-type="float" office:value="45.645000000000003" table:style-name="ce11">
            <text:p>45.645</text:p>
          </table:table-cell>
          <table:table-cell office:value-type="float" office:value="23.693000000000001" table:style-name="ce11">
            <text:p>23.693</text:p>
          </table:table-cell>
          <table:table-cell office:value-type="float" office:value="93.75" table:style-name="ce11">
            <text:p>93.75</text:p>
          </table:table-cell>
          <table:table-cell office:value-type="float" office:value="71.08" table:style-name="ce11">
            <text:p>71.08</text:p>
          </table:table-cell>
          <table:table-cell office:value-type="float" office:value="78.397000000000006" table:style-name="ce11">
            <text:p>78.397</text:p>
          </table:table-cell>
          <table:table-cell office:value-type="float" office:value="7.6120000000000001" table:style-name="ce11">
            <text:p>7.612</text:p>
          </table:table-cell>
          <table:table-cell office:value-type="float" office:value="89.272999999999996" table:style-name="ce11">
            <text:p>89.273</text:p>
          </table:table-cell>
          <table:table-cell office:value-type="float" office:value="3.1139999999999999" table:style-name="ce11">
            <text:p>3.114</text:p>
          </table:table-cell>
          <table:table-cell office:value-type="float" office:value="8.6509999999999998" table:style-name="ce11">
            <text:p>8.651</text:p>
          </table:table-cell>
          <table:table-cell office:value-type="float" office:value="87.197000000000003" table:style-name="ce11">
            <text:p>87.197</text:p>
          </table:table-cell>
          <table:table-cell office:value-type="float" office:value="4.1520000000000001" table:style-name="ce11">
            <text:p>4.152</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24" table:style-name="ce11">
            <text:p>24</text:p>
          </table:table-cell>
          <table:table-cell office:value-type="float" office:value="0" table:style-name="ce11">
            <text:p>0</text:p>
          </table:table-cell>
          <table:table-cell office:value-type="float" office:value="40" table:style-name="ce11">
            <text:p>40</text:p>
          </table:table-cell>
          <table:table-cell office:value-type="float" office:value="72" table:style-name="ce11">
            <text:p>72</text:p>
          </table:table-cell>
          <table:table-cell office:value-type="float" office:value="40" table:style-name="ce11">
            <text:p>40</text:p>
          </table:table-cell>
          <table:table-cell office:value-type="float" office:value="20" table:style-name="ce11">
            <text:p>20</text:p>
          </table:table-cell>
          <table:table-cell office:value-type="float" office:value="32" table:style-name="ce11">
            <text:p>32</text:p>
          </table:table-cell>
          <table:table-cell office:value-type="float" office:value="44" table:style-name="ce11">
            <text:p>44</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20" table:style-name="ce11">
            <text:p>20</text:p>
          </table:table-cell>
          <table:table-cell office:value-type="float" office:value="12" table:style-name="ce11">
            <text:p>12</text:p>
          </table:table-cell>
          <table:table-cell office:value-type="float" office:value="4" table:style-name="ce11">
            <text:p>4</text:p>
          </table:table-cell>
          <table:table-cell office:value-type="float" office:value="24" table:style-name="ce11">
            <text:p>24</text:p>
          </table:table-cell>
          <table:table-cell office:value-type="float" office:value="52" table:style-name="ce11">
            <text:p>52</text:p>
          </table:table-cell>
          <table:table-cell office:value-type="float" office:value="24" table:style-name="ce11">
            <text:p>24</text:p>
          </table:table-cell>
          <table:table-cell office:value-type="float" office:value="16.667000000000002" table:style-name="ce11">
            <text:p>16.667</text:p>
          </table:table-cell>
          <table:table-cell office:value-type="float" office:value="36" table:style-name="ce11">
            <text:p>36</text:p>
          </table:table-cell>
          <table:table-cell office:value-type="float" office:value="40" table:style-name="ce11">
            <text:p>40</text:p>
          </table:table-cell>
          <table:table-cell office:value-type="float" office:value="16.667000000000002" table:style-name="ce11">
            <text:p>16.667</text:p>
          </table:table-cell>
          <table:table-cell office:value-type="float" office:value="66.667000000000002" table:style-name="ce11">
            <text:p>66.667</text:p>
          </table:table-cell>
          <table:table-cell office:value-type="float" office:value="12" table:style-name="ce11">
            <text:p>12</text:p>
          </table:table-cell>
          <table:table-cell office:value-type="float" office:value="32" table:style-name="ce11">
            <text:p>32</text:p>
          </table:table-cell>
          <table:table-cell office:value-type="float" office:value="83.332999999999998" table:style-name="ce11">
            <text:p>83.333</text:p>
          </table:table-cell>
          <table:table-cell office:value-type="float" office:value="16.667000000000002" table:style-name="ce11">
            <text:p>16.667</text:p>
          </table:table-cell>
          <table:table-cell office:value-type="float" office:value="52" table:style-name="ce11">
            <text:p>52</text:p>
          </table:table-cell>
          <table:table-cell office:value-type="float" office:value="28" table:style-name="ce11">
            <text:p>28</text:p>
          </table:table-cell>
          <table:table-cell office:value-type="float" office:value="0" table:style-name="ce11">
            <text:p>0</text:p>
          </table:table-cell>
          <table:table-cell office:value-type="float" office:value="69.474000000000004" table:style-name="ce11">
            <text:p>69.474</text:p>
          </table:table-cell>
          <table:table-cell office:value-type="float" office:value="73.775999999999996" table:style-name="ce11">
            <text:p>73.776</text:p>
          </table:table-cell>
          <table:table-cell office:value-type="float" office:value="65.385000000000005" table:style-name="ce11">
            <text:p>65.385</text:p>
          </table:table-cell>
          <table:table-cell office:value-type="float" office:value="38.112000000000002" table:style-name="ce11">
            <text:p>38.112</text:p>
          </table:table-cell>
          <table:table-cell office:value-type="float" office:value="75.61" table:style-name="ce11">
            <text:p>75.61</text:p>
          </table:table-cell>
          <table:table-cell office:value-type="float" office:value="77.543999999999997" table:style-name="ce11">
            <text:p>77.544</text:p>
          </table:table-cell>
          <table:table-cell office:value-type="float" office:value="2.105" table:style-name="ce11">
            <text:p>2.105</text:p>
          </table:table-cell>
          <table:table-cell office:value-type="float" office:value="80.138999999999996" table:style-name="ce11">
            <text:p>80.139</text:p>
          </table:table-cell>
          <table:table-cell office:value-type="float" office:value="23.684000000000001" table:style-name="ce11">
            <text:p>23.684</text:p>
          </table:table-cell>
          <table:table-cell office:value-type="float" office:value="76.373000000000005" table:style-name="ce11">
            <text:p>76.373</text:p>
          </table:table-cell>
          <table:table-cell table:number-columns-repeated="16254"/>
        </table:table-row>
        <table:table-row table:style-name="ro9">
          <table:table-cell office:value-type="string" table:style-name="ce4">
            <text:p>TNA</text:p>
          </table:table-cell>
          <table:table-cell office:value-type="string" table:style-name="ce4">
            <text:p>The National Archives</text:p>
          </table:table-cell>
          <table:table-cell office:value-type="string" table:style-name="ce4">
            <text:p>Digital, Culture, Media and Sport</text:p>
          </table:table-cell>
          <table:table-cell table:style-name="ce4"/>
          <table:table-cell office:value-type="float" office:value="69.325999999999993" table:style-name="ce11">
            <text:p>69.326</text:p>
          </table:table-cell>
          <table:table-cell office:value-type="float" office:value="72.918000000000006" table:style-name="ce11">
            <text:p>72.918</text:p>
          </table:table-cell>
          <table:table-cell office:value-type="float" office:value="83.581000000000003" table:style-name="ce11">
            <text:p>83.581</text:p>
          </table:table-cell>
          <table:table-cell office:value-type="float" office:value="91.049000000000007" table:style-name="ce11">
            <text:p>91.049</text:p>
          </table:table-cell>
          <table:table-cell office:value-type="float" office:value="78.192999999999998" table:style-name="ce11">
            <text:p>78.193</text:p>
          </table:table-cell>
          <table:table-cell office:value-type="float" office:value="86.444999999999993" table:style-name="ce11">
            <text:p>86.445</text:p>
          </table:table-cell>
          <table:table-cell office:value-type="float" office:value="60.165999999999997" table:style-name="ce11">
            <text:p>60.166</text:p>
          </table:table-cell>
          <table:table-cell office:value-type="float" office:value="85.677999999999997" table:style-name="ce11">
            <text:p>85.678</text:p>
          </table:table-cell>
          <table:table-cell office:value-type="float" office:value="79.641999999999996" table:style-name="ce11">
            <text:p>79.642</text:p>
          </table:table-cell>
          <table:table-cell office:value-type="float" office:value="32.31" table:style-name="ce11">
            <text:p>32.31</text:p>
          </table:table-cell>
          <table:table-cell office:value-type="float" office:value="68.569000000000003" table:style-name="ce11">
            <text:p>68.569</text:p>
          </table:table-cell>
          <table:table-cell office:value-type="float" office:value="92.582999999999998" table:style-name="ce11">
            <text:p>92.583</text:p>
          </table:table-cell>
          <table:table-cell office:value-type="float" office:value="84.655000000000001" table:style-name="ce11">
            <text:p>84.655</text:p>
          </table:table-cell>
          <table:table-cell office:value-type="float" office:value="83.376000000000005" table:style-name="ce11">
            <text:p>83.376</text:p>
          </table:table-cell>
          <table:table-cell office:value-type="float" office:value="70.331999999999994" table:style-name="ce11">
            <text:p>70.332</text:p>
          </table:table-cell>
          <table:table-cell office:value-type="float" office:value="86.956999999999994" table:style-name="ce11">
            <text:p>86.957</text:p>
          </table:table-cell>
          <table:table-cell office:value-type="float" office:value="90.281000000000006" table:style-name="ce11">
            <text:p>90.281</text:p>
          </table:table-cell>
          <table:table-cell office:value-type="float" office:value="91.816000000000003" table:style-name="ce11">
            <text:p>91.816</text:p>
          </table:table-cell>
          <table:table-cell office:value-type="float" office:value="79.284000000000006" table:style-name="ce11">
            <text:p>79.284</text:p>
          </table:table-cell>
          <table:table-cell office:value-type="float" office:value="91.537999999999997" table:style-name="ce11">
            <text:p>91.538</text:p>
          </table:table-cell>
          <table:table-cell office:value-type="float" office:value="90.537000000000006" table:style-name="ce11">
            <text:p>90.537</text:p>
          </table:table-cell>
          <table:table-cell office:value-type="float" office:value="77.748999999999995" table:style-name="ce11">
            <text:p>77.749</text:p>
          </table:table-cell>
          <table:table-cell office:value-type="float" office:value="84.655000000000001" table:style-name="ce11">
            <text:p>84.655</text:p>
          </table:table-cell>
          <table:table-cell office:value-type="float" office:value="87.212000000000003" table:style-name="ce11">
            <text:p>87.212</text:p>
          </table:table-cell>
          <table:table-cell office:value-type="float" office:value="77.748999999999995" table:style-name="ce11">
            <text:p>77.749</text:p>
          </table:table-cell>
          <table:table-cell office:value-type="float" office:value="71.391999999999996" table:style-name="ce11">
            <text:p>71.392</text:p>
          </table:table-cell>
          <table:table-cell office:value-type="float" office:value="77.179000000000002" table:style-name="ce11">
            <text:p>77.179</text:p>
          </table:table-cell>
          <table:table-cell office:value-type="float" office:value="44.472999999999999" table:style-name="ce11">
            <text:p>44.473</text:p>
          </table:table-cell>
          <table:table-cell office:value-type="float" office:value="87.98" table:style-name="ce11">
            <text:p>87.98</text:p>
          </table:table-cell>
          <table:table-cell office:value-type="float" office:value="88.491" table:style-name="ce11">
            <text:p>88.491</text:p>
          </table:table-cell>
          <table:table-cell office:value-type="float" office:value="82.864000000000004" table:style-name="ce11">
            <text:p>82.864</text:p>
          </table:table-cell>
          <table:table-cell office:value-type="float" office:value="72.634" table:style-name="ce11">
            <text:p>72.634</text:p>
          </table:table-cell>
          <table:table-cell office:value-type="float" office:value="60.101999999999997" table:style-name="ce11">
            <text:p>60.102</text:p>
          </table:table-cell>
          <table:table-cell office:value-type="float" office:value="50.384" table:style-name="ce11">
            <text:p>50.384</text:p>
          </table:table-cell>
          <table:table-cell office:value-type="float" office:value="57.545000000000002" table:style-name="ce11">
            <text:p>57.545</text:p>
          </table:table-cell>
          <table:table-cell office:value-type="float" office:value="88.747" table:style-name="ce11">
            <text:p>88.747</text:p>
          </table:table-cell>
          <table:table-cell office:value-type="float" office:value="89.003" table:style-name="ce11">
            <text:p>89.003</text:p>
          </table:table-cell>
          <table:table-cell office:value-type="float" office:value="78.718000000000004" table:style-name="ce11">
            <text:p>78.718</text:p>
          </table:table-cell>
          <table:table-cell office:value-type="float" office:value="86.188999999999993" table:style-name="ce11">
            <text:p>86.189</text:p>
          </table:table-cell>
          <table:table-cell office:value-type="float" office:value="80.307000000000002" table:style-name="ce11">
            <text:p>80.307</text:p>
          </table:table-cell>
          <table:table-cell office:value-type="float" office:value="83.12" table:style-name="ce11">
            <text:p>83.12</text:p>
          </table:table-cell>
          <table:table-cell office:value-type="float" office:value="92.765000000000001" table:style-name="ce11">
            <text:p>92.765</text:p>
          </table:table-cell>
          <table:table-cell office:value-type="float" office:value="80" table:style-name="ce11">
            <text:p>80</text:p>
          </table:table-cell>
          <table:table-cell office:value-type="float" office:value="67.179000000000002" table:style-name="ce11">
            <text:p>67.179</text:p>
          </table:table-cell>
          <table:table-cell office:value-type="float" office:value="74.424999999999997" table:style-name="ce11">
            <text:p>74.425</text:p>
          </table:table-cell>
          <table:table-cell office:value-type="float" office:value="33.76" table:style-name="ce11">
            <text:p>33.76</text:p>
          </table:table-cell>
          <table:table-cell office:value-type="float" office:value="39.898000000000003" table:style-name="ce11">
            <text:p>39.898</text:p>
          </table:table-cell>
          <table:table-cell office:value-type="float" office:value="23.274000000000001" table:style-name="ce11">
            <text:p>23.274</text:p>
          </table:table-cell>
          <table:table-cell office:value-type="float" office:value="75.959000000000003" table:style-name="ce11">
            <text:p>75.959</text:p>
          </table:table-cell>
          <table:table-cell office:value-type="float" office:value="77.494" table:style-name="ce11">
            <text:p>77.494</text:p>
          </table:table-cell>
          <table:table-cell office:value-type="float" office:value="75.897000000000006" table:style-name="ce11">
            <text:p>75.897</text:p>
          </table:table-cell>
          <table:table-cell office:value-type="float" office:value="70.331999999999994" table:style-name="ce11">
            <text:p>70.332</text:p>
          </table:table-cell>
          <table:table-cell office:value-type="float" office:value="56.521999999999998" table:style-name="ce11">
            <text:p>56.522</text:p>
          </table:table-cell>
          <table:table-cell office:value-type="float" office:value="55.243000000000002" table:style-name="ce11">
            <text:p>55.243</text:p>
          </table:table-cell>
          <table:table-cell office:value-type="float" office:value="80.051000000000002" table:style-name="ce11">
            <text:p>80.051</text:p>
          </table:table-cell>
          <table:table-cell office:value-type="float" office:value="61.281999999999996" table:style-name="ce11">
            <text:p>61.282</text:p>
          </table:table-cell>
          <table:table-cell office:value-type="float" office:value="64.358999999999995" table:style-name="ce11">
            <text:p>64.359</text:p>
          </table:table-cell>
          <table:table-cell office:value-type="float" office:value="80.563000000000002" table:style-name="ce11">
            <text:p>80.563</text:p>
          </table:table-cell>
          <table:table-cell office:value-type="float" office:value="74.614999999999995" table:style-name="ce11">
            <text:p>74.615</text:p>
          </table:table-cell>
          <table:table-cell office:value-type="float" office:value="67.263000000000005" table:style-name="ce11">
            <text:p>67.263</text:p>
          </table:table-cell>
          <table:table-cell office:value-type="float" office:value="68.462000000000003" table:style-name="ce11">
            <text:p>68.462</text:p>
          </table:table-cell>
          <table:table-cell office:value-type="float" office:value="66.239999999999995" table:style-name="ce11">
            <text:p>66.24</text:p>
          </table:table-cell>
          <table:table-cell office:value-type="float" office:value="51.406999999999996" table:style-name="ce11">
            <text:p>51.407</text:p>
          </table:table-cell>
          <table:table-cell office:value-type="float" office:value="26.667000000000002" table:style-name="ce11">
            <text:p>26.667</text:p>
          </table:table-cell>
          <table:table-cell office:value-type="float" office:value="93.861999999999995" table:style-name="ce11">
            <text:p>93.862</text:p>
          </table:table-cell>
          <table:table-cell office:value-type="float" office:value="83.632000000000005" table:style-name="ce11">
            <text:p>83.632</text:p>
          </table:table-cell>
          <table:table-cell office:value-type="float" office:value="81.073999999999998" table:style-name="ce11">
            <text:p>81.074</text:p>
          </table:table-cell>
          <table:table-cell office:value-type="float" office:value="75.128" table:style-name="ce11">
            <text:p>75.128</text:p>
          </table:table-cell>
          <table:table-cell office:value-type="float" office:value="84.143000000000001" table:style-name="ce11">
            <text:p>84.143</text:p>
          </table:table-cell>
          <table:table-cell office:value-type="float" office:value="63.683" table:style-name="ce11">
            <text:p>63.683</text:p>
          </table:table-cell>
          <table:table-cell office:value-type="float" office:value="80.927999999999997" table:style-name="ce11">
            <text:p>80.928</text:p>
          </table:table-cell>
          <table:table-cell office:value-type="float" office:value="4.6269999999999998" table:style-name="ce11">
            <text:p>4.627</text:p>
          </table:table-cell>
          <table:table-cell office:value-type="float" office:value="15.423999999999999" table:style-name="ce11">
            <text:p>15.424</text:p>
          </table:table-cell>
          <table:table-cell office:value-type="float" office:value="35.475999999999999" table:style-name="ce11">
            <text:p>35.476</text:p>
          </table:table-cell>
          <table:table-cell office:value-type="float" office:value="44.472999999999999" table:style-name="ce11">
            <text:p>44.473</text:p>
          </table:table-cell>
          <table:table-cell office:value-type="float" office:value="91.795000000000002" table:style-name="ce11">
            <text:p>91.795</text:p>
          </table:table-cell>
          <table:table-cell office:value-type="float" office:value="75.128" table:style-name="ce11">
            <text:p>75.128</text:p>
          </table:table-cell>
          <table:table-cell office:value-type="float" office:value="85.713999999999999" table:style-name="ce11">
            <text:p>85.714</text:p>
          </table:table-cell>
          <table:table-cell office:value-type="float" office:value="3.581" table:style-name="ce11">
            <text:p>3.581</text:p>
          </table:table-cell>
          <table:table-cell office:value-type="float" office:value="91.816000000000003" table:style-name="ce11">
            <text:p>91.816</text:p>
          </table:table-cell>
          <table:table-cell office:value-type="float" office:value="4.6040000000000001" table:style-name="ce11">
            <text:p>4.604</text:p>
          </table:table-cell>
          <table:table-cell office:value-type="float" office:value="6.3940000000000001" table:style-name="ce11">
            <text:p>6.394</text:p>
          </table:table-cell>
          <table:table-cell office:value-type="float" office:value="89.513999999999996" table:style-name="ce11">
            <text:p>89.514</text:p>
          </table:table-cell>
          <table:table-cell office:value-type="float" office:value="4.0919999999999996" table:style-name="ce11">
            <text:p>4.092</text:p>
          </table:table-cell>
          <table:table-cell office:value-type="float" office:value="8" table:style-name="ce11">
            <text:p>8</text:p>
          </table:table-cell>
          <table:table-cell office:value-type="float" office:value="4" table:style-name="ce11">
            <text:p>4</text:p>
          </table:table-cell>
          <table:table-cell office:value-type="float" office:value="4" table:style-name="ce11">
            <text:p>4</text:p>
          </table:table-cell>
          <table:table-cell office:value-type="float" office:value="44" table:style-name="ce11">
            <text:p>44</text:p>
          </table:table-cell>
          <table:table-cell office:value-type="float" office:value="0" table:style-name="ce11">
            <text:p>0</text:p>
          </table:table-cell>
          <table:table-cell office:value-type="float" office:value="20" table:style-name="ce11">
            <text:p>20</text:p>
          </table:table-cell>
          <table:table-cell office:value-type="float" office:value="32" table:style-name="ce11">
            <text:p>32</text:p>
          </table:table-cell>
          <table:table-cell office:value-type="float" office:value="20" table:style-name="ce11">
            <text:p>20</text:p>
          </table:table-cell>
          <table:table-cell office:value-type="float" office:value="24" table:style-name="ce11">
            <text:p>24</text:p>
          </table:table-cell>
          <table:table-cell office:value-type="float" office:value="52" table:style-name="ce11">
            <text:p>52</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24" table:style-name="ce11">
            <text:p>24</text:p>
          </table:table-cell>
          <table:table-cell office:value-type="float" office:value="0" table:style-name="ce11">
            <text:p>0</text:p>
          </table:table-cell>
          <table:table-cell office:value-type="float" office:value="36" table:style-name="ce11">
            <text:p>36</text:p>
          </table:table-cell>
          <table:table-cell office:value-type="float" office:value="48" table:style-name="ce11">
            <text:p>48</text:p>
          </table:table-cell>
          <table:table-cell office:value-type="float" office:value="16" table:style-name="ce11">
            <text:p>16</text:p>
          </table:table-cell>
          <table:table-cell office:value-type="float" office:value="44.444000000000003" table:style-name="ce11">
            <text:p>44.444</text:p>
          </table:table-cell>
          <table:table-cell office:value-type="float" office:value="28" table:style-name="ce11">
            <text:p>28</text:p>
          </table:table-cell>
          <table:table-cell office:value-type="float" office:value="48" table:style-name="ce11">
            <text:p>48</text:p>
          </table:table-cell>
          <table:table-cell office:value-type="float" office:value="22.222000000000001" table:style-name="ce11">
            <text:p>22.222</text:p>
          </table:table-cell>
          <table:table-cell office:value-type="float" office:value="44.444000000000003" table:style-name="ce11">
            <text:p>44.444</text:p>
          </table:table-cell>
          <table:table-cell office:value-type="float" office:value="40" table:style-name="ce11">
            <text:p>40</text:p>
          </table:table-cell>
          <table:table-cell office:value-type="float" office:value="24" table:style-name="ce11">
            <text:p>24</text:p>
          </table:table-cell>
          <table:table-cell office:value-type="float" office:value="77.778000000000006" table:style-name="ce11">
            <text:p>77.778</text:p>
          </table:table-cell>
          <table:table-cell office:value-type="float" office:value="11.111000000000001" table:style-name="ce11">
            <text:p>11.111</text:p>
          </table:table-cell>
          <table:table-cell office:value-type="float" office:value="32" table:style-name="ce11">
            <text:p>32</text:p>
          </table:table-cell>
          <table:table-cell office:value-type="float" office:value="28" table:style-name="ce11">
            <text:p>28</text:p>
          </table:table-cell>
          <table:table-cell office:value-type="float" office:value="0" table:style-name="ce11">
            <text:p>0</text:p>
          </table:table-cell>
          <table:table-cell office:value-type="float" office:value="61.6" table:style-name="ce11">
            <text:p>61.6</text:p>
          </table:table-cell>
          <table:table-cell office:value-type="float" office:value="68" table:style-name="ce11">
            <text:p>68</text:p>
          </table:table-cell>
          <table:table-cell office:value-type="float" office:value="53.988999999999997" table:style-name="ce11">
            <text:p>53.989</text:p>
          </table:table-cell>
          <table:table-cell office:value-type="float" office:value="41.755000000000003" table:style-name="ce11">
            <text:p>41.755</text:p>
          </table:table-cell>
          <table:table-cell office:value-type="float" office:value="65.16" table:style-name="ce11">
            <text:p>65.16</text:p>
          </table:table-cell>
          <table:table-cell office:value-type="float" office:value="78.075000000000003" table:style-name="ce11">
            <text:p>78.075</text:p>
          </table:table-cell>
          <table:table-cell office:value-type="float" office:value="6.6669999999999998" table:style-name="ce11">
            <text:p>6.667</text:p>
          </table:table-cell>
          <table:table-cell office:value-type="float" office:value="82.275000000000006" table:style-name="ce11">
            <text:p>82.275</text:p>
          </table:table-cell>
          <table:table-cell office:value-type="float" office:value="22.518000000000001" table:style-name="ce11">
            <text:p>22.518</text:p>
          </table:table-cell>
          <table:table-cell office:value-type="float" office:value="75.561000000000007" table:style-name="ce11">
            <text:p>75.561</text:p>
          </table:table-cell>
          <table:table-cell table:number-columns-repeated="16254"/>
        </table:table-row>
        <table:table-row table:style-name="ro6">
          <table:table-cell office:value-type="string" table:style-name="ce4">
            <text:p>TS</text:p>
          </table:table-cell>
          <table:table-cell office:value-type="string" table:style-name="ce4">
            <text:p>Transport Scotland</text:p>
          </table:table-cell>
          <table:table-cell office:value-type="string" table:style-name="ce4">
            <text:p>Scottish Government</text:p>
          </table:table-cell>
          <table:table-cell table:style-name="ce4"/>
          <table:table-cell office:value-type="float" office:value="70.287999999999997" table:style-name="ce11">
            <text:p>70.288</text:p>
          </table:table-cell>
          <table:table-cell office:value-type="float" office:value="66.167000000000002" table:style-name="ce11">
            <text:p>66.167</text:p>
          </table:table-cell>
          <table:table-cell office:value-type="float" office:value="83.715999999999994" table:style-name="ce11">
            <text:p>83.716</text:p>
          </table:table-cell>
          <table:table-cell office:value-type="float" office:value="82.5" table:style-name="ce11">
            <text:p>82.5</text:p>
          </table:table-cell>
          <table:table-cell office:value-type="float" office:value="75.930000000000007" table:style-name="ce11">
            <text:p>75.93</text:p>
          </table:table-cell>
          <table:table-cell office:value-type="float" office:value="82.272999999999996" table:style-name="ce11">
            <text:p>82.273</text:p>
          </table:table-cell>
          <table:table-cell office:value-type="float" office:value="54.222999999999999" table:style-name="ce11">
            <text:p>54.223</text:p>
          </table:table-cell>
          <table:table-cell office:value-type="float" office:value="85.037999999999997" table:style-name="ce11">
            <text:p>85.038</text:p>
          </table:table-cell>
          <table:table-cell office:value-type="float" office:value="75.394000000000005" table:style-name="ce11">
            <text:p>75.394</text:p>
          </table:table-cell>
          <table:table-cell office:value-type="float" office:value="47.152999999999999" table:style-name="ce11">
            <text:p>47.153</text:p>
          </table:table-cell>
          <table:table-cell office:value-type="float" office:value="62.648000000000003" table:style-name="ce11">
            <text:p>62.648</text:p>
          </table:table-cell>
          <table:table-cell office:value-type="float" office:value="92.954999999999998" table:style-name="ce11">
            <text:p>92.955</text:p>
          </table:table-cell>
          <table:table-cell office:value-type="float" office:value="87.727000000000004" table:style-name="ce11">
            <text:p>87.727</text:p>
          </table:table-cell>
          <table:table-cell office:value-type="float" office:value="80" table:style-name="ce11">
            <text:p>80</text:p>
          </table:table-cell>
          <table:table-cell office:value-type="float" office:value="68.108999999999995" table:style-name="ce11">
            <text:p>68.109</text:p>
          </table:table-cell>
          <table:table-cell office:value-type="float" office:value="89.772999999999996" table:style-name="ce11">
            <text:p>89.773</text:p>
          </table:table-cell>
          <table:table-cell office:value-type="float" office:value="81.549000000000007" table:style-name="ce11">
            <text:p>81.549</text:p>
          </table:table-cell>
          <table:table-cell office:value-type="float" office:value="83.409000000000006" table:style-name="ce11">
            <text:p>83.409</text:p>
          </table:table-cell>
          <table:table-cell office:value-type="float" office:value="80.454999999999998" table:style-name="ce11">
            <text:p>80.455</text:p>
          </table:table-cell>
          <table:table-cell office:value-type="float" office:value="91.8" table:style-name="ce11">
            <text:p>91.8</text:p>
          </table:table-cell>
          <table:table-cell office:value-type="float" office:value="88.355999999999995" table:style-name="ce11">
            <text:p>88.356</text:p>
          </table:table-cell>
          <table:table-cell office:value-type="float" office:value="69.772999999999996" table:style-name="ce11">
            <text:p>69.773</text:p>
          </table:table-cell>
          <table:table-cell office:value-type="float" office:value="86.817999999999998" table:style-name="ce11">
            <text:p>86.818</text:p>
          </table:table-cell>
          <table:table-cell office:value-type="float" office:value="85.909000000000006" table:style-name="ce11">
            <text:p>85.909</text:p>
          </table:table-cell>
          <table:table-cell office:value-type="float" office:value="71.817999999999998" table:style-name="ce11">
            <text:p>71.818</text:p>
          </table:table-cell>
          <table:table-cell office:value-type="float" office:value="69.406000000000006" table:style-name="ce11">
            <text:p>69.406</text:p>
          </table:table-cell>
          <table:table-cell office:value-type="float" office:value="78.995000000000005" table:style-name="ce11">
            <text:p>78.995</text:p>
          </table:table-cell>
          <table:table-cell office:value-type="float" office:value="36.758000000000003" table:style-name="ce11">
            <text:p>36.758</text:p>
          </table:table-cell>
          <table:table-cell office:value-type="float" office:value="87.927000000000007" table:style-name="ce11">
            <text:p>87.927</text:p>
          </table:table-cell>
          <table:table-cell office:value-type="float" office:value="82.727000000000004" table:style-name="ce11">
            <text:p>82.727</text:p>
          </table:table-cell>
          <table:table-cell office:value-type="float" office:value="76.135999999999996" table:style-name="ce11">
            <text:p>76.136</text:p>
          </table:table-cell>
          <table:table-cell office:value-type="float" office:value="67.272999999999996" table:style-name="ce11">
            <text:p>67.273</text:p>
          </table:table-cell>
          <table:table-cell office:value-type="float" office:value="43.28" table:style-name="ce11">
            <text:p>43.28</text:p>
          </table:table-cell>
          <table:table-cell office:value-type="float" office:value="56.621000000000002" table:style-name="ce11">
            <text:p>56.621</text:p>
          </table:table-cell>
          <table:table-cell office:value-type="float" office:value="49.542999999999999" table:style-name="ce11">
            <text:p>49.543</text:p>
          </table:table-cell>
          <table:table-cell office:value-type="float" office:value="88.864000000000004" table:style-name="ce11">
            <text:p>88.864</text:p>
          </table:table-cell>
          <table:table-cell office:value-type="float" office:value="90.682000000000002" table:style-name="ce11">
            <text:p>90.682</text:p>
          </table:table-cell>
          <table:table-cell office:value-type="float" office:value="75.909000000000006" table:style-name="ce11">
            <text:p>75.909</text:p>
          </table:table-cell>
          <table:table-cell office:value-type="float" office:value="84.738" table:style-name="ce11">
            <text:p>84.738</text:p>
          </table:table-cell>
          <table:table-cell office:value-type="float" office:value="74.885999999999996" table:style-name="ce11">
            <text:p>74.886</text:p>
          </table:table-cell>
          <table:table-cell office:value-type="float" office:value="75.399000000000001" table:style-name="ce11">
            <text:p>75.399</text:p>
          </table:table-cell>
          <table:table-cell office:value-type="float" office:value="90.204999999999998" table:style-name="ce11">
            <text:p>90.205</text:p>
          </table:table-cell>
          <table:table-cell office:value-type="float" office:value="79.680000000000007" table:style-name="ce11">
            <text:p>79.68</text:p>
          </table:table-cell>
          <table:table-cell office:value-type="float" office:value="61.136000000000003" table:style-name="ce11">
            <text:p>61.136</text:p>
          </table:table-cell>
          <table:table-cell office:value-type="float" office:value="71.364000000000004" table:style-name="ce11">
            <text:p>71.364</text:p>
          </table:table-cell>
          <table:table-cell office:value-type="float" office:value="48.857999999999997" table:style-name="ce11">
            <text:p>48.858</text:p>
          </table:table-cell>
          <table:table-cell office:value-type="float" office:value="53.075000000000003" table:style-name="ce11">
            <text:p>53.075</text:p>
          </table:table-cell>
          <table:table-cell office:value-type="float" office:value="39.636000000000003" table:style-name="ce11">
            <text:p>39.636</text:p>
          </table:table-cell>
          <table:table-cell office:value-type="float" office:value="74.772999999999996" table:style-name="ce11">
            <text:p>74.773</text:p>
          </table:table-cell>
          <table:table-cell office:value-type="float" office:value="74.885999999999996" table:style-name="ce11">
            <text:p>74.886</text:p>
          </table:table-cell>
          <table:table-cell office:value-type="float" office:value="65.227000000000004" table:style-name="ce11">
            <text:p>65.227</text:p>
          </table:table-cell>
          <table:table-cell office:value-type="float" office:value="69.772999999999996" table:style-name="ce11">
            <text:p>69.773</text:p>
          </table:table-cell>
          <table:table-cell office:value-type="float" office:value="47.031999999999996" table:style-name="ce11">
            <text:p>47.032</text:p>
          </table:table-cell>
          <table:table-cell office:value-type="float" office:value="47.045000000000002" table:style-name="ce11">
            <text:p>47.045</text:p>
          </table:table-cell>
          <table:table-cell office:value-type="float" office:value="73.635999999999996" table:style-name="ce11">
            <text:p>73.636</text:p>
          </table:table-cell>
          <table:table-cell office:value-type="float" office:value="53.863999999999997" table:style-name="ce11">
            <text:p>53.864</text:p>
          </table:table-cell>
          <table:table-cell office:value-type="float" office:value="57.631" table:style-name="ce11">
            <text:p>57.631</text:p>
          </table:table-cell>
          <table:table-cell office:value-type="float" office:value="68.864000000000004" table:style-name="ce11">
            <text:p>68.864</text:p>
          </table:table-cell>
          <table:table-cell office:value-type="float" office:value="71.590999999999994" table:style-name="ce11">
            <text:p>71.591</text:p>
          </table:table-cell>
          <table:table-cell office:value-type="float" office:value="51.024999999999999" table:style-name="ce11">
            <text:p>51.025</text:p>
          </table:table-cell>
          <table:table-cell office:value-type="float" office:value="60.591999999999999" table:style-name="ce11">
            <text:p>60.592</text:p>
          </table:table-cell>
          <table:table-cell office:value-type="float" office:value="56.264000000000003" table:style-name="ce11">
            <text:p>56.264</text:p>
          </table:table-cell>
          <table:table-cell office:value-type="float" office:value="58.408999999999999" table:style-name="ce11">
            <text:p>58.409</text:p>
          </table:table-cell>
          <table:table-cell office:value-type="float" office:value="35.08" table:style-name="ce11">
            <text:p>35.08</text:p>
          </table:table-cell>
          <table:table-cell office:value-type="float" office:value="90.888000000000005" table:style-name="ce11">
            <text:p>90.888</text:p>
          </table:table-cell>
          <table:table-cell office:value-type="float" office:value="78.635999999999996" table:style-name="ce11">
            <text:p>78.636</text:p>
          </table:table-cell>
          <table:table-cell office:value-type="float" office:value="77.346000000000004" table:style-name="ce11">
            <text:p>77.346</text:p>
          </table:table-cell>
          <table:table-cell office:value-type="float" office:value="71.754000000000005" table:style-name="ce11">
            <text:p>71.754</text:p>
          </table:table-cell>
          <table:table-cell office:value-type="float" office:value="79.090999999999994" table:style-name="ce11">
            <text:p>79.091</text:p>
          </table:table-cell>
          <table:table-cell office:value-type="float" office:value="53.863999999999997" table:style-name="ce11">
            <text:p>53.864</text:p>
          </table:table-cell>
          <table:table-cell office:value-type="float" office:value="76.605999999999995" table:style-name="ce11">
            <text:p>76.606</text:p>
          </table:table-cell>
          <table:table-cell office:value-type="float" office:value="5.6950000000000003" table:style-name="ce11">
            <text:p>5.695</text:p>
          </table:table-cell>
          <table:table-cell office:value-type="float" office:value="12.756" table:style-name="ce11">
            <text:p>12.756</text:p>
          </table:table-cell>
          <table:table-cell office:value-type="float" office:value="36.219000000000001" table:style-name="ce11">
            <text:p>36.219</text:p>
          </table:table-cell>
          <table:table-cell office:value-type="float" office:value="45.33" table:style-name="ce11">
            <text:p>45.33</text:p>
          </table:table-cell>
          <table:table-cell office:value-type="float" office:value="87.244" table:style-name="ce11">
            <text:p>87.244</text:p>
          </table:table-cell>
          <table:table-cell office:value-type="float" office:value="68.564999999999998" table:style-name="ce11">
            <text:p>68.565</text:p>
          </table:table-cell>
          <table:table-cell office:value-type="float" office:value="77.957999999999998" table:style-name="ce11">
            <text:p>77.958</text:p>
          </table:table-cell>
          <table:table-cell office:value-type="float" office:value="5.9089999999999998" table:style-name="ce11">
            <text:p>5.909</text:p>
          </table:table-cell>
          <table:table-cell office:value-type="float" office:value="87.5" table:style-name="ce11">
            <text:p>87.5</text:p>
          </table:table-cell>
          <table:table-cell office:value-type="float" office:value="6.5910000000000002" table:style-name="ce11">
            <text:p>6.591</text:p>
          </table:table-cell>
          <table:table-cell office:value-type="float" office:value="6.3929999999999998" table:style-name="ce11">
            <text:p>6.393</text:p>
          </table:table-cell>
          <table:table-cell office:value-type="float" office:value="87.9" table:style-name="ce11">
            <text:p>87.9</text:p>
          </table:table-cell>
          <table:table-cell office:value-type="float" office:value="5.7080000000000002" table:style-name="ce11">
            <text:p>5.708</text:p>
          </table:table-cell>
          <table:table-cell office:value-type="float" office:value="0" table:style-name="ce11">
            <text:p>0</text:p>
          </table:table-cell>
          <table:table-cell office:value-type="float" office:value="0" table:style-name="ce11">
            <text:p>0</text:p>
          </table:table-cell>
          <table:table-cell office:value-type="float" office:value="14.286" table:style-name="ce11">
            <text:p>14.286</text:p>
          </table:table-cell>
          <table:table-cell office:value-type="float" office:value="39.286000000000001" table:style-name="ce11">
            <text:p>39.286</text:p>
          </table:table-cell>
          <table:table-cell office:value-type="float" office:value="0" table:style-name="ce11">
            <text:p>0</text:p>
          </table:table-cell>
          <table:table-cell office:value-type="float" office:value="50" table:style-name="ce11">
            <text:p>50</text:p>
          </table:table-cell>
          <table:table-cell office:value-type="float" office:value="46.429000000000002" table:style-name="ce11">
            <text:p>46.429</text:p>
          </table:table-cell>
          <table:table-cell office:value-type="float" office:value="28.571000000000002" table:style-name="ce11">
            <text:p>28.571</text:p>
          </table:table-cell>
          <table:table-cell office:value-type="float" office:value="35.713999999999999" table:style-name="ce11">
            <text:p>35.714</text:p>
          </table:table-cell>
          <table:table-cell office:value-type="float" office:value="50" table:style-name="ce11">
            <text:p>50</text:p>
          </table:table-cell>
          <table:table-cell office:value-type="float" office:value="32.143000000000001" table:style-name="ce11">
            <text:p>32.143</text:p>
          </table:table-cell>
          <table:table-cell office:value-type="float" office:value="3.5710000000000002" table:style-name="ce11">
            <text:p>3.571</text:p>
          </table:table-cell>
          <table:table-cell office:value-type="float" office:value="3.5710000000000002" table:style-name="ce11">
            <text:p>3.571</text:p>
          </table:table-cell>
          <table:table-cell office:value-type="float" office:value="3.5710000000000002" table:style-name="ce11">
            <text:p>3.571</text:p>
          </table:table-cell>
          <table:table-cell office:value-type="float" office:value="7.1429999999999998" table:style-name="ce11">
            <text:p>7.143</text:p>
          </table:table-cell>
          <table:table-cell office:value-type="float" office:value="3.5710000000000002" table:style-name="ce11">
            <text:p>3.571</text:p>
          </table:table-cell>
          <table:table-cell office:value-type="float" office:value="10.714" table:style-name="ce11">
            <text:p>10.714</text:p>
          </table:table-cell>
          <table:table-cell office:value-type="float" office:value="46.429000000000002" table:style-name="ce11">
            <text:p>46.429</text:p>
          </table:table-cell>
          <table:table-cell office:value-type="float" office:value="28.571000000000002" table:style-name="ce11">
            <text:p>28.571</text:p>
          </table:table-cell>
          <table:table-cell office:value-type="float" office:value="25" table:style-name="ce11">
            <text:p>25</text:p>
          </table:table-cell>
          <table:table-cell office:value-type="float" office:value="8.3330000000000002" table:style-name="ce11">
            <text:p>8.333</text:p>
          </table:table-cell>
          <table:table-cell office:value-type="float" office:value="21.428999999999998" table:style-name="ce11">
            <text:p>21.429</text:p>
          </table:table-cell>
          <table:table-cell office:value-type="float" office:value="53.570999999999998" table:style-name="ce11">
            <text:p>53.571</text:p>
          </table:table-cell>
          <table:table-cell office:value-type="float" office:value="23.077000000000002" table:style-name="ce11">
            <text:p>23.077</text:p>
          </table:table-cell>
          <table:table-cell office:value-type="float" office:value="58.332999999999998" table:style-name="ce11">
            <text:p>58.333</text:p>
          </table:table-cell>
          <table:table-cell office:value-type="float" office:value="46.429000000000002" table:style-name="ce11">
            <text:p>46.429</text:p>
          </table:table-cell>
          <table:table-cell office:value-type="float" office:value="25" table:style-name="ce11">
            <text:p>25</text:p>
          </table:table-cell>
          <table:table-cell office:value-type="float" office:value="53.845999999999997" table:style-name="ce11">
            <text:p>53.846</text:p>
          </table:table-cell>
          <table:table-cell office:value-type="float" office:value="33.332999999999998" table:style-name="ce11">
            <text:p>33.333</text:p>
          </table:table-cell>
          <table:table-cell office:value-type="float" office:value="32.143000000000001" table:style-name="ce11">
            <text:p>32.143</text:p>
          </table:table-cell>
          <table:table-cell office:value-type="float" office:value="21.428999999999998" table:style-name="ce11">
            <text:p>21.429</text:p>
          </table:table-cell>
          <table:table-cell office:value-type="float" office:value="23.077000000000002" table:style-name="ce11">
            <text:p>23.077</text:p>
          </table:table-cell>
          <table:table-cell office:value-type="float" office:value="68.650000000000006" table:style-name="ce11">
            <text:p>68.65</text:p>
          </table:table-cell>
          <table:table-cell office:value-type="float" office:value="70.641999999999996" table:style-name="ce11">
            <text:p>70.642</text:p>
          </table:table-cell>
          <table:table-cell office:value-type="float" office:value="61.521000000000001" table:style-name="ce11">
            <text:p>61.521</text:p>
          </table:table-cell>
          <table:table-cell office:value-type="float" office:value="31.263999999999999" table:style-name="ce11">
            <text:p>31.264</text:p>
          </table:table-cell>
          <table:table-cell office:value-type="float" office:value="73.287999999999997" table:style-name="ce11">
            <text:p>73.288</text:p>
          </table:table-cell>
          <table:table-cell office:value-type="float" office:value="69.863" table:style-name="ce11">
            <text:p>69.863</text:p>
          </table:table-cell>
          <table:table-cell office:value-type="float" office:value="3.653" table:style-name="ce11">
            <text:p>3.653</text:p>
          </table:table-cell>
          <table:table-cell office:value-type="float" office:value="81.007000000000005" table:style-name="ce11">
            <text:p>81.007</text:p>
          </table:table-cell>
          <table:table-cell office:value-type="float" office:value="24.971" table:style-name="ce11">
            <text:p>24.971</text:p>
          </table:table-cell>
          <table:table-cell office:value-type="float" office:value="74.528999999999996" table:style-name="ce11">
            <text:p>74.529</text:p>
          </table:table-cell>
          <table:table-cell table:number-columns-repeated="16254"/>
        </table:table-row>
        <table:table-row table:style-name="ro6">
          <table:table-cell office:value-type="string" table:style-name="ce4">
            <text:p>UKEF</text:p>
          </table:table-cell>
          <table:table-cell office:value-type="string" table:style-name="ce4">
            <text:p>UK Export Finance</text:p>
          </table:table-cell>
          <table:table-cell office:value-type="string" table:style-name="ce4">
            <text:p>UK Export Finance</text:p>
          </table:table-cell>
          <table:table-cell table:style-name="ce4"/>
          <table:table-cell office:value-type="float" office:value="80.084999999999994" table:style-name="ce11">
            <text:p>80.085</text:p>
          </table:table-cell>
          <table:table-cell office:value-type="float" office:value="74.299000000000007" table:style-name="ce11">
            <text:p>74.299</text:p>
          </table:table-cell>
          <table:table-cell office:value-type="float" office:value="87.248999999999995" table:style-name="ce11">
            <text:p>87.249</text:p>
          </table:table-cell>
          <table:table-cell office:value-type="float" office:value="94.444000000000003" table:style-name="ce11">
            <text:p>94.444</text:p>
          </table:table-cell>
          <table:table-cell office:value-type="float" office:value="80.757999999999996" table:style-name="ce11">
            <text:p>80.758</text:p>
          </table:table-cell>
          <table:table-cell office:value-type="float" office:value="90.3" table:style-name="ce11">
            <text:p>90.3</text:p>
          </table:table-cell>
          <table:table-cell office:value-type="float" office:value="67.459999999999994" table:style-name="ce11">
            <text:p>67.46</text:p>
          </table:table-cell>
          <table:table-cell office:value-type="float" office:value="88.888999999999996" table:style-name="ce11">
            <text:p>88.889</text:p>
          </table:table-cell>
          <table:table-cell office:value-type="float" office:value="83.174999999999997" table:style-name="ce11">
            <text:p>83.175</text:p>
          </table:table-cell>
          <table:table-cell office:value-type="float" office:value="36.508000000000003" table:style-name="ce11">
            <text:p>36.508</text:p>
          </table:table-cell>
          <table:table-cell office:value-type="float" office:value="72.091999999999999" table:style-name="ce11">
            <text:p>72.092</text:p>
          </table:table-cell>
          <table:table-cell office:value-type="float" office:value="95.766999999999996" table:style-name="ce11">
            <text:p>95.767</text:p>
          </table:table-cell>
          <table:table-cell office:value-type="float" office:value="89.418000000000006" table:style-name="ce11">
            <text:p>89.418</text:p>
          </table:table-cell>
          <table:table-cell office:value-type="float" office:value="88.36" table:style-name="ce11">
            <text:p>88.36</text:p>
          </table:table-cell>
          <table:table-cell office:value-type="float" office:value="73.739999999999995" table:style-name="ce11">
            <text:p>73.74</text:p>
          </table:table-cell>
          <table:table-cell office:value-type="float" office:value="88.888999999999996" table:style-name="ce11">
            <text:p>88.889</text:p>
          </table:table-cell>
          <table:table-cell office:value-type="float" office:value="94.18" table:style-name="ce11">
            <text:p>94.18</text:p>
          </table:table-cell>
          <table:table-cell office:value-type="float" office:value="94.709000000000003" table:style-name="ce11">
            <text:p>94.709</text:p>
          </table:table-cell>
          <table:table-cell office:value-type="float" office:value="80.159000000000006" table:style-name="ce11">
            <text:p>80.159</text:p>
          </table:table-cell>
          <table:table-cell office:value-type="float" office:value="93.915000000000006" table:style-name="ce11">
            <text:p>93.915</text:p>
          </table:table-cell>
          <table:table-cell office:value-type="float" office:value="91.754999999999995" table:style-name="ce11">
            <text:p>91.755</text:p>
          </table:table-cell>
          <table:table-cell office:value-type="float" office:value="82.54" table:style-name="ce11">
            <text:p>82.54</text:p>
          </table:table-cell>
          <table:table-cell office:value-type="float" office:value="84.391999999999996" table:style-name="ce11">
            <text:p>84.392</text:p>
          </table:table-cell>
          <table:table-cell office:value-type="float" office:value="87.302000000000007" table:style-name="ce11">
            <text:p>87.302</text:p>
          </table:table-cell>
          <table:table-cell office:value-type="float" office:value="76.19" table:style-name="ce11">
            <text:p>76.19</text:p>
          </table:table-cell>
          <table:table-cell office:value-type="float" office:value="76.393000000000001" table:style-name="ce11">
            <text:p>76.393</text:p>
          </table:table-cell>
          <table:table-cell office:value-type="float" office:value="80.159000000000006" table:style-name="ce11">
            <text:p>80.159</text:p>
          </table:table-cell>
          <table:table-cell office:value-type="float" office:value="54.642000000000003" table:style-name="ce11">
            <text:p>54.642</text:p>
          </table:table-cell>
          <table:table-cell office:value-type="float" office:value="92.593000000000004" table:style-name="ce11">
            <text:p>92.593</text:p>
          </table:table-cell>
          <table:table-cell office:value-type="float" office:value="92.593000000000004" table:style-name="ce11">
            <text:p>92.593</text:p>
          </table:table-cell>
          <table:table-cell office:value-type="float" office:value="85.713999999999999" table:style-name="ce11">
            <text:p>85.714</text:p>
          </table:table-cell>
          <table:table-cell office:value-type="float" office:value="79.840999999999994" table:style-name="ce11">
            <text:p>79.841</text:p>
          </table:table-cell>
          <table:table-cell office:value-type="float" office:value="64.361999999999995" table:style-name="ce11">
            <text:p>64.362</text:p>
          </table:table-cell>
          <table:table-cell office:value-type="float" office:value="61.701999999999998" table:style-name="ce11">
            <text:p>61.702</text:p>
          </table:table-cell>
          <table:table-cell office:value-type="float" office:value="64.021000000000001" table:style-name="ce11">
            <text:p>64.021</text:p>
          </table:table-cell>
          <table:table-cell office:value-type="float" office:value="89.153000000000006" table:style-name="ce11">
            <text:p>89.153</text:p>
          </table:table-cell>
          <table:table-cell office:value-type="float" office:value="93.634" table:style-name="ce11">
            <text:p>93.634</text:p>
          </table:table-cell>
          <table:table-cell office:value-type="float" office:value="82.759" table:style-name="ce11">
            <text:p>82.759</text:p>
          </table:table-cell>
          <table:table-cell office:value-type="float" office:value="89.947000000000003" table:style-name="ce11">
            <text:p>89.947</text:p>
          </table:table-cell>
          <table:table-cell office:value-type="float" office:value="81.216999999999999" table:style-name="ce11">
            <text:p>81.217</text:p>
          </table:table-cell>
          <table:table-cell office:value-type="float" office:value="90.450999999999993" table:style-name="ce11">
            <text:p>90.451</text:p>
          </table:table-cell>
          <table:table-cell office:value-type="float" office:value="94.974000000000004" table:style-name="ce11">
            <text:p>94.974</text:p>
          </table:table-cell>
          <table:table-cell office:value-type="float" office:value="80.423000000000002" table:style-name="ce11">
            <text:p>80.423</text:p>
          </table:table-cell>
          <table:table-cell office:value-type="float" office:value="73.016000000000005" table:style-name="ce11">
            <text:p>73.016</text:p>
          </table:table-cell>
          <table:table-cell office:value-type="float" office:value="79.045000000000002" table:style-name="ce11">
            <text:p>79.045</text:p>
          </table:table-cell>
          <table:table-cell office:value-type="float" office:value="37.566000000000003" table:style-name="ce11">
            <text:p>37.566</text:p>
          </table:table-cell>
          <table:table-cell office:value-type="float" office:value="44.18" table:style-name="ce11">
            <text:p>44.18</text:p>
          </table:table-cell>
          <table:table-cell office:value-type="float" office:value="27.777999999999999" table:style-name="ce11">
            <text:p>27.778</text:p>
          </table:table-cell>
          <table:table-cell office:value-type="float" office:value="85.676000000000002" table:style-name="ce11">
            <text:p>85.676</text:p>
          </table:table-cell>
          <table:table-cell office:value-type="float" office:value="82.010999999999996" table:style-name="ce11">
            <text:p>82.011</text:p>
          </table:table-cell>
          <table:table-cell office:value-type="float" office:value="78.570999999999998" table:style-name="ce11">
            <text:p>78.571</text:p>
          </table:table-cell>
          <table:table-cell office:value-type="float" office:value="78.307000000000002" table:style-name="ce11">
            <text:p>78.307</text:p>
          </table:table-cell>
          <table:table-cell office:value-type="float" office:value="54.762" table:style-name="ce11">
            <text:p>54.762</text:p>
          </table:table-cell>
          <table:table-cell office:value-type="float" office:value="60.476999999999997" table:style-name="ce11">
            <text:p>60.477</text:p>
          </table:table-cell>
          <table:table-cell office:value-type="float" office:value="78.248999999999995" table:style-name="ce11">
            <text:p>78.249</text:p>
          </table:table-cell>
          <table:table-cell office:value-type="float" office:value="62.598999999999997" table:style-name="ce11">
            <text:p>62.599</text:p>
          </table:table-cell>
          <table:table-cell office:value-type="float" office:value="68.17" table:style-name="ce11">
            <text:p>68.17</text:p>
          </table:table-cell>
          <table:table-cell office:value-type="float" office:value="83.597999999999999" table:style-name="ce11">
            <text:p>83.598</text:p>
          </table:table-cell>
          <table:table-cell office:value-type="float" office:value="82.275000000000006" table:style-name="ce11">
            <text:p>82.275</text:p>
          </table:table-cell>
          <table:table-cell office:value-type="float" office:value="65.873000000000005" table:style-name="ce11">
            <text:p>65.873</text:p>
          </table:table-cell>
          <table:table-cell office:value-type="float" office:value="74.867999999999995" table:style-name="ce11">
            <text:p>74.868</text:p>
          </table:table-cell>
          <table:table-cell office:value-type="float" office:value="74.867999999999995" table:style-name="ce11">
            <text:p>74.868</text:p>
          </table:table-cell>
          <table:table-cell office:value-type="float" office:value="69.576999999999998" table:style-name="ce11">
            <text:p>69.577</text:p>
          </table:table-cell>
          <table:table-cell office:value-type="float" office:value="50.927999999999997" table:style-name="ce11">
            <text:p>50.928</text:p>
          </table:table-cell>
          <table:table-cell office:value-type="float" office:value="94.709000000000003" table:style-name="ce11">
            <text:p>94.709</text:p>
          </table:table-cell>
          <table:table-cell office:value-type="float" office:value="83.069000000000003" table:style-name="ce11">
            <text:p>83.069</text:p>
          </table:table-cell>
          <table:table-cell office:value-type="float" office:value="83.332999999999998" table:style-name="ce11">
            <text:p>83.333</text:p>
          </table:table-cell>
          <table:table-cell office:value-type="float" office:value="74.867999999999995" table:style-name="ce11">
            <text:p>74.868</text:p>
          </table:table-cell>
          <table:table-cell office:value-type="float" office:value="89.683000000000007" table:style-name="ce11">
            <text:p>89.683</text:p>
          </table:table-cell>
          <table:table-cell office:value-type="float" office:value="70.105999999999995" table:style-name="ce11">
            <text:p>70.106</text:p>
          </table:table-cell>
          <table:table-cell office:value-type="float" office:value="83.777000000000001" table:style-name="ce11">
            <text:p>83.777</text:p>
          </table:table-cell>
          <table:table-cell office:value-type="float" office:value="3.7040000000000002" table:style-name="ce11">
            <text:p>3.704</text:p>
          </table:table-cell>
          <table:table-cell office:value-type="float" office:value="14.286" table:style-name="ce11">
            <text:p>14.286</text:p>
          </table:table-cell>
          <table:table-cell office:value-type="float" office:value="42.856999999999999" table:style-name="ce11">
            <text:p>42.857</text:p>
          </table:table-cell>
          <table:table-cell office:value-type="float" office:value="39.152999999999999" table:style-name="ce11">
            <text:p>39.153</text:p>
          </table:table-cell>
          <table:table-cell office:value-type="float" office:value="94.974000000000004" table:style-name="ce11">
            <text:p>94.974</text:p>
          </table:table-cell>
          <table:table-cell office:value-type="float" office:value="74.867999999999995" table:style-name="ce11">
            <text:p>74.868</text:p>
          </table:table-cell>
          <table:table-cell office:value-type="float" office:value="83.861999999999995" table:style-name="ce11">
            <text:p>83.862</text:p>
          </table:table-cell>
          <table:table-cell office:value-type="float" office:value="7.9580000000000002" table:style-name="ce11">
            <text:p>7.958</text:p>
          </table:table-cell>
          <table:table-cell office:value-type="float" office:value="87.798000000000002" table:style-name="ce11">
            <text:p>87.798</text:p>
          </table:table-cell>
          <table:table-cell office:value-type="float" office:value="4.2439999999999998" table:style-name="ce11">
            <text:p>4.244</text:p>
          </table:table-cell>
          <table:table-cell office:value-type="float" office:value="6.085" table:style-name="ce11">
            <text:p>6.085</text:p>
          </table:table-cell>
          <table:table-cell office:value-type="float" office:value="90.475999999999999" table:style-name="ce11">
            <text:p>90.476</text:p>
          </table:table-cell>
          <table:table-cell office:value-type="float" office:value="3.4390000000000001" table:style-name="ce11">
            <text:p>3.439</text:p>
          </table:table-cell>
          <table:table-cell office:value-type="float" office:value="4.3479999999999999" table:style-name="ce11">
            <text:p>4.348</text:p>
          </table:table-cell>
          <table:table-cell office:value-type="float" office:value="4.3479999999999999" table:style-name="ce11">
            <text:p>4.348</text:p>
          </table:table-cell>
          <table:table-cell office:value-type="float" office:value="17.390999999999998" table:style-name="ce11">
            <text:p>17.391</text:p>
          </table:table-cell>
          <table:table-cell office:value-type="float" office:value="39.130000000000003" table:style-name="ce11">
            <text:p>39.13</text:p>
          </table:table-cell>
          <table:table-cell office:value-type="float" office:value="0" table:style-name="ce11">
            <text:p>0</text:p>
          </table:table-cell>
          <table:table-cell office:value-type="float" office:value="30.434999999999999" table:style-name="ce11">
            <text:p>30.435</text:p>
          </table:table-cell>
          <table:table-cell office:value-type="float" office:value="30.434999999999999" table:style-name="ce11">
            <text:p>30.435</text:p>
          </table:table-cell>
          <table:table-cell office:value-type="float" office:value="26.087" table:style-name="ce11">
            <text:p>26.087</text:p>
          </table:table-cell>
          <table:table-cell office:value-type="float" office:value="39.130000000000003" table:style-name="ce11">
            <text:p>39.13</text:p>
          </table:table-cell>
          <table:table-cell office:value-type="float" office:value="43.478000000000002" table:style-name="ce11">
            <text:p>43.478</text:p>
          </table:table-cell>
          <table:table-cell office:value-type="float" office:value="30.434999999999999" table:style-name="ce11">
            <text:p>30.435</text:p>
          </table:table-cell>
          <table:table-cell office:value-type="float" office:value="0" table:style-name="ce11">
            <text:p>0</text:p>
          </table:table-cell>
          <table:table-cell office:value-type="float" office:value="4.3479999999999999" table:style-name="ce11">
            <text:p>4.348</text:p>
          </table:table-cell>
          <table:table-cell office:value-type="float" office:value="21.739000000000001" table:style-name="ce11">
            <text:p>21.739</text:p>
          </table:table-cell>
          <table:table-cell office:value-type="float" office:value="8.6959999999999997" table:style-name="ce11">
            <text:p>8.696</text:p>
          </table:table-cell>
          <table:table-cell office:value-type="float" office:value="17.390999999999998" table:style-name="ce11">
            <text:p>17.391</text:p>
          </table:table-cell>
          <table:table-cell office:value-type="float" office:value="13.042999999999999" table:style-name="ce11">
            <text:p>13.043</text:p>
          </table:table-cell>
          <table:table-cell office:value-type="float" office:value="26.087" table:style-name="ce11">
            <text:p>26.087</text:p>
          </table:table-cell>
          <table:table-cell office:value-type="float" office:value="56.521999999999998" table:style-name="ce11">
            <text:p>56.522</text:p>
          </table:table-cell>
          <table:table-cell office:value-type="float" office:value="17.390999999999998" table:style-name="ce11">
            <text:p>17.391</text:p>
          </table:table-cell>
          <table:table-cell office:value-type="float" office:value="16.667000000000002" table:style-name="ce11">
            <text:p>16.667</text:p>
          </table:table-cell>
          <table:table-cell office:value-type="float" office:value="43.478000000000002" table:style-name="ce11">
            <text:p>43.478</text:p>
          </table:table-cell>
          <table:table-cell office:value-type="float" office:value="69.564999999999998" table:style-name="ce11">
            <text:p>69.565</text:p>
          </table:table-cell>
          <table:table-cell office:value-type="float" office:value="33.332999999999998" table:style-name="ce11">
            <text:p>33.333</text:p>
          </table:table-cell>
          <table:table-cell office:value-type="float" office:value="83.332999999999998" table:style-name="ce11">
            <text:p>83.333</text:p>
          </table:table-cell>
          <table:table-cell office:value-type="float" office:value="30.434999999999999" table:style-name="ce11">
            <text:p>30.435</text:p>
          </table:table-cell>
          <table:table-cell office:value-type="float" office:value="13.042999999999999" table:style-name="ce11">
            <text:p>13.043</text:p>
          </table:table-cell>
          <table:table-cell office:value-type="float" office:value="66.667000000000002" table:style-name="ce11">
            <text:p>66.667</text:p>
          </table:table-cell>
          <table:table-cell office:value-type="float" office:value="0" table:style-name="ce11">
            <text:p>0</text:p>
          </table:table-cell>
          <table:table-cell office:value-type="float" office:value="26.087" table:style-name="ce11">
            <text:p>26.087</text:p>
          </table:table-cell>
          <table:table-cell office:value-type="float" office:value="17.390999999999998" table:style-name="ce11">
            <text:p>17.391</text:p>
          </table:table-cell>
          <table:table-cell office:value-type="float" office:value="0" table:style-name="ce11">
            <text:p>0</text:p>
          </table:table-cell>
          <table:table-cell office:value-type="float" office:value="70.933000000000007" table:style-name="ce11">
            <text:p>70.933</text:p>
          </table:table-cell>
          <table:table-cell office:value-type="float" office:value="74.933000000000007" table:style-name="ce11">
            <text:p>74.933</text:p>
          </table:table-cell>
          <table:table-cell office:value-type="float" office:value="69.867000000000004" table:style-name="ce11">
            <text:p>69.867</text:p>
          </table:table-cell>
          <table:table-cell office:value-type="float" office:value="30.4" table:style-name="ce11">
            <text:p>30.4</text:p>
          </table:table-cell>
          <table:table-cell office:value-type="float" office:value="77.867000000000004" table:style-name="ce11">
            <text:p>77.867</text:p>
          </table:table-cell>
          <table:table-cell office:value-type="float" office:value="78.132999999999996" table:style-name="ce11">
            <text:p>78.133</text:p>
          </table:table-cell>
          <table:table-cell office:value-type="float" office:value="3.7429999999999999" table:style-name="ce11">
            <text:p>3.743</text:p>
          </table:table-cell>
          <table:table-cell office:value-type="float" office:value="82.62" table:style-name="ce11">
            <text:p>82.62</text:p>
          </table:table-cell>
          <table:table-cell office:value-type="float" office:value="21.4" table:style-name="ce11">
            <text:p>21.4</text:p>
          </table:table-cell>
          <table:table-cell office:value-type="float" office:value="78.332999999999998" table:style-name="ce11">
            <text:p>78.333</text:p>
          </table:table-cell>
          <table:table-cell table:number-columns-repeated="16254"/>
        </table:table-row>
        <table:table-row table:style-name="ro6">
          <table:table-cell office:value-type="string" table:style-name="ce4">
            <text:p>UKHO</text:p>
          </table:table-cell>
          <table:table-cell office:value-type="string" table:style-name="ce4">
            <text:p>UK Hydrographic Office</text:p>
          </table:table-cell>
          <table:table-cell office:value-type="string" table:style-name="ce4">
            <text:p>Defence</text:p>
          </table:table-cell>
          <table:table-cell table:style-name="ce4"/>
          <table:table-cell office:value-type="float" office:value="79.207999999999998" table:style-name="ce11">
            <text:p>79.208</text:p>
          </table:table-cell>
          <table:table-cell office:value-type="float" office:value="69.213999999999999" table:style-name="ce11">
            <text:p>69.214</text:p>
          </table:table-cell>
          <table:table-cell office:value-type="float" office:value="82.917000000000002" table:style-name="ce11">
            <text:p>82.917</text:p>
          </table:table-cell>
          <table:table-cell office:value-type="float" office:value="83.403000000000006" table:style-name="ce11">
            <text:p>83.403</text:p>
          </table:table-cell>
          <table:table-cell office:value-type="float" office:value="71.227000000000004" table:style-name="ce11">
            <text:p>71.227</text:p>
          </table:table-cell>
          <table:table-cell office:value-type="float" office:value="87.730999999999995" table:style-name="ce11">
            <text:p>87.731</text:p>
          </table:table-cell>
          <table:table-cell office:value-type="float" office:value="57.813000000000002" table:style-name="ce11">
            <text:p>57.813</text:p>
          </table:table-cell>
          <table:table-cell office:value-type="float" office:value="84.132000000000005" table:style-name="ce11">
            <text:p>84.132</text:p>
          </table:table-cell>
          <table:table-cell office:value-type="float" office:value="78.611000000000004" table:style-name="ce11">
            <text:p>78.611</text:p>
          </table:table-cell>
          <table:table-cell office:value-type="float" office:value="29.491" table:style-name="ce11">
            <text:p>29.491</text:p>
          </table:table-cell>
          <table:table-cell office:value-type="float" office:value="62.451999999999998" table:style-name="ce11">
            <text:p>62.452</text:p>
          </table:table-cell>
          <table:table-cell office:value-type="float" office:value="92.638999999999996" table:style-name="ce11">
            <text:p>92.639</text:p>
          </table:table-cell>
          <table:table-cell office:value-type="float" office:value="83.75" table:style-name="ce11">
            <text:p>83.75</text:p>
          </table:table-cell>
          <table:table-cell office:value-type="float" office:value="82.058000000000007" table:style-name="ce11">
            <text:p>82.058</text:p>
          </table:table-cell>
          <table:table-cell office:value-type="float" office:value="68.888999999999996" table:style-name="ce11">
            <text:p>68.889</text:p>
          </table:table-cell>
          <table:table-cell office:value-type="float" office:value="87.221999999999994" table:style-name="ce11">
            <text:p>87.222</text:p>
          </table:table-cell>
          <table:table-cell office:value-type="float" office:value="81.388999999999996" table:style-name="ce11">
            <text:p>81.389</text:p>
          </table:table-cell>
          <table:table-cell office:value-type="float" office:value="85.417000000000002" table:style-name="ce11">
            <text:p>85.417</text:p>
          </table:table-cell>
          <table:table-cell office:value-type="float" office:value="72.322999999999993" table:style-name="ce11">
            <text:p>72.323</text:p>
          </table:table-cell>
          <table:table-cell office:value-type="float" office:value="92.361000000000004" table:style-name="ce11">
            <text:p>92.361</text:p>
          </table:table-cell>
          <table:table-cell office:value-type="float" office:value="87.744" table:style-name="ce11">
            <text:p>87.744</text:p>
          </table:table-cell>
          <table:table-cell office:value-type="float" office:value="66.528000000000006" table:style-name="ce11">
            <text:p>66.528</text:p>
          </table:table-cell>
          <table:table-cell office:value-type="float" office:value="77.082999999999998" table:style-name="ce11">
            <text:p>77.083</text:p>
          </table:table-cell>
          <table:table-cell office:value-type="float" office:value="81.944000000000003" table:style-name="ce11">
            <text:p>81.944</text:p>
          </table:table-cell>
          <table:table-cell office:value-type="float" office:value="66.528000000000006" table:style-name="ce11">
            <text:p>66.528</text:p>
          </table:table-cell>
          <table:table-cell office:value-type="float" office:value="60.445999999999998" table:style-name="ce11">
            <text:p>60.446</text:p>
          </table:table-cell>
          <table:table-cell office:value-type="float" office:value="70.376000000000005" table:style-name="ce11">
            <text:p>70.376</text:p>
          </table:table-cell>
          <table:table-cell office:value-type="float" office:value="37.186999999999998" table:style-name="ce11">
            <text:p>37.187</text:p>
          </table:table-cell>
          <table:table-cell office:value-type="float" office:value="90.971999999999994" table:style-name="ce11">
            <text:p>90.972</text:p>
          </table:table-cell>
          <table:table-cell office:value-type="float" office:value="88.471999999999994" table:style-name="ce11">
            <text:p>88.472</text:p>
          </table:table-cell>
          <table:table-cell office:value-type="float" office:value="83.75" table:style-name="ce11">
            <text:p>83.75</text:p>
          </table:table-cell>
          <table:table-cell office:value-type="float" office:value="72.778000000000006" table:style-name="ce11">
            <text:p>72.778</text:p>
          </table:table-cell>
          <table:table-cell office:value-type="float" office:value="53.75" table:style-name="ce11">
            <text:p>53.75</text:p>
          </table:table-cell>
          <table:table-cell office:value-type="float" office:value="50.417000000000002" table:style-name="ce11">
            <text:p>50.417</text:p>
          </table:table-cell>
          <table:table-cell office:value-type="float" office:value="54.305999999999997" table:style-name="ce11">
            <text:p>54.306</text:p>
          </table:table-cell>
          <table:table-cell office:value-type="float" office:value="87.082999999999998" table:style-name="ce11">
            <text:p>87.083</text:p>
          </table:table-cell>
          <table:table-cell office:value-type="float" office:value="90.278000000000006" table:style-name="ce11">
            <text:p>90.278</text:p>
          </table:table-cell>
          <table:table-cell office:value-type="float" office:value="70.971999999999994" table:style-name="ce11">
            <text:p>70.972</text:p>
          </table:table-cell>
          <table:table-cell office:value-type="float" office:value="88.194000000000003" table:style-name="ce11">
            <text:p>88.194</text:p>
          </table:table-cell>
          <table:table-cell office:value-type="float" office:value="75.417000000000002" table:style-name="ce11">
            <text:p>75.417</text:p>
          </table:table-cell>
          <table:table-cell office:value-type="float" office:value="75.971999999999994" table:style-name="ce11">
            <text:p>75.972</text:p>
          </table:table-cell>
          <table:table-cell office:value-type="float" office:value="88.594999999999999" table:style-name="ce11">
            <text:p>88.595</text:p>
          </table:table-cell>
          <table:table-cell office:value-type="float" office:value="80.555999999999997" table:style-name="ce11">
            <text:p>80.556</text:p>
          </table:table-cell>
          <table:table-cell office:value-type="float" office:value="69.167000000000002" table:style-name="ce11">
            <text:p>69.167</text:p>
          </table:table-cell>
          <table:table-cell office:value-type="float" office:value="81.944000000000003" table:style-name="ce11">
            <text:p>81.944</text:p>
          </table:table-cell>
          <table:table-cell office:value-type="float" office:value="24.722000000000001" table:style-name="ce11">
            <text:p>24.722</text:p>
          </table:table-cell>
          <table:table-cell office:value-type="float" office:value="43.055999999999997" table:style-name="ce11">
            <text:p>43.056</text:p>
          </table:table-cell>
          <table:table-cell office:value-type="float" office:value="20.693999999999999" table:style-name="ce11">
            <text:p>20.694</text:p>
          </table:table-cell>
          <table:table-cell office:value-type="float" office:value="72.082999999999998" table:style-name="ce11">
            <text:p>72.083</text:p>
          </table:table-cell>
          <table:table-cell office:value-type="float" office:value="67.082999999999998" table:style-name="ce11">
            <text:p>67.083</text:p>
          </table:table-cell>
          <table:table-cell office:value-type="float" office:value="64.256" table:style-name="ce11">
            <text:p>64.256</text:p>
          </table:table-cell>
          <table:table-cell office:value-type="float" office:value="62.917000000000002" table:style-name="ce11">
            <text:p>62.917</text:p>
          </table:table-cell>
          <table:table-cell office:value-type="float" office:value="47.5" table:style-name="ce11">
            <text:p>47.5</text:p>
          </table:table-cell>
          <table:table-cell office:value-type="float" office:value="52.777999999999999" table:style-name="ce11">
            <text:p>52.778</text:p>
          </table:table-cell>
          <table:table-cell office:value-type="float" office:value="75" table:style-name="ce11">
            <text:p>75</text:p>
          </table:table-cell>
          <table:table-cell office:value-type="float" office:value="53.75" table:style-name="ce11">
            <text:p>53.75</text:p>
          </table:table-cell>
          <table:table-cell office:value-type="float" office:value="66.667000000000002" table:style-name="ce11">
            <text:p>66.667</text:p>
          </table:table-cell>
          <table:table-cell office:value-type="float" office:value="79.167000000000002" table:style-name="ce11">
            <text:p>79.167</text:p>
          </table:table-cell>
          <table:table-cell office:value-type="float" office:value="74.861000000000004" table:style-name="ce11">
            <text:p>74.861</text:p>
          </table:table-cell>
          <table:table-cell office:value-type="float" office:value="60.139000000000003" table:style-name="ce11">
            <text:p>60.139</text:p>
          </table:table-cell>
          <table:table-cell office:value-type="float" office:value="61.752000000000002" table:style-name="ce11">
            <text:p>61.752</text:p>
          </table:table-cell>
          <table:table-cell office:value-type="float" office:value="56.805999999999997" table:style-name="ce11">
            <text:p>56.806</text:p>
          </table:table-cell>
          <table:table-cell office:value-type="float" office:value="51.110999999999997" table:style-name="ce11">
            <text:p>51.111</text:p>
          </table:table-cell>
          <table:table-cell office:value-type="float" office:value="32.267000000000003" table:style-name="ce11">
            <text:p>32.267</text:p>
          </table:table-cell>
          <table:table-cell office:value-type="float" office:value="95.966999999999999" table:style-name="ce11">
            <text:p>95.967</text:p>
          </table:table-cell>
          <table:table-cell office:value-type="float" office:value="83.866" table:style-name="ce11">
            <text:p>83.866</text:p>
          </table:table-cell>
          <table:table-cell office:value-type="float" office:value="82.450999999999993" table:style-name="ce11">
            <text:p>82.451</text:p>
          </table:table-cell>
          <table:table-cell office:value-type="float" office:value="72.045000000000002" table:style-name="ce11">
            <text:p>72.045</text:p>
          </table:table-cell>
          <table:table-cell office:value-type="float" office:value="84.84" table:style-name="ce11">
            <text:p>84.84</text:p>
          </table:table-cell>
          <table:table-cell office:value-type="float" office:value="56.466999999999999" table:style-name="ce11">
            <text:p>56.467</text:p>
          </table:table-cell>
          <table:table-cell office:value-type="float" office:value="72.828999999999994" table:style-name="ce11">
            <text:p>72.829</text:p>
          </table:table-cell>
          <table:table-cell office:value-type="float" office:value="4.056" table:style-name="ce11">
            <text:p>4.056</text:p>
          </table:table-cell>
          <table:table-cell office:value-type="float" office:value="8.6709999999999994" table:style-name="ce11">
            <text:p>8.671</text:p>
          </table:table-cell>
          <table:table-cell office:value-type="float" office:value="33.845999999999997" table:style-name="ce11">
            <text:p>33.846</text:p>
          </table:table-cell>
          <table:table-cell office:value-type="float" office:value="53.427" table:style-name="ce11">
            <text:p>53.427</text:p>
          </table:table-cell>
          <table:table-cell office:value-type="float" office:value="82.143000000000001" table:style-name="ce11">
            <text:p>82.143</text:p>
          </table:table-cell>
          <table:table-cell office:value-type="float" office:value="65.856999999999999" table:style-name="ce11">
            <text:p>65.857</text:p>
          </table:table-cell>
          <table:table-cell office:value-type="float" office:value="81.007000000000005" table:style-name="ce11">
            <text:p>81.007</text:p>
          </table:table-cell>
          <table:table-cell office:value-type="float" office:value="4.875" table:style-name="ce11">
            <text:p>4.875</text:p>
          </table:table-cell>
          <table:table-cell office:value-type="float" office:value="88.301000000000002" table:style-name="ce11">
            <text:p>88.301</text:p>
          </table:table-cell>
          <table:table-cell office:value-type="float" office:value="6.8250000000000002" table:style-name="ce11">
            <text:p>6.825</text:p>
          </table:table-cell>
          <table:table-cell office:value-type="float" office:value="5.1459999999999999" table:style-name="ce11">
            <text:p>5.146</text:p>
          </table:table-cell>
          <table:table-cell office:value-type="float" office:value="89.846999999999994" table:style-name="ce11">
            <text:p>89.847</text:p>
          </table:table-cell>
          <table:table-cell office:value-type="float" office:value="5.0069999999999997" table:style-name="ce11">
            <text:p>5.007</text:p>
          </table:table-cell>
          <table:table-cell office:value-type="float" office:value="13.513999999999999" table:style-name="ce11">
            <text:p>13.514</text:p>
          </table:table-cell>
          <table:table-cell office:value-type="float" office:value="2.7029999999999998" table:style-name="ce11">
            <text:p>2.703</text:p>
          </table:table-cell>
          <table:table-cell office:value-type="float" office:value="24.324000000000002" table:style-name="ce11">
            <text:p>24.324</text:p>
          </table:table-cell>
          <table:table-cell office:value-type="float" office:value="40.540999999999997" table:style-name="ce11">
            <text:p>40.541</text:p>
          </table:table-cell>
          <table:table-cell office:value-type="float" office:value="0" table:style-name="ce11">
            <text:p>0</text:p>
          </table:table-cell>
          <table:table-cell office:value-type="float" office:value="24.324000000000002" table:style-name="ce11">
            <text:p>24.324</text:p>
          </table:table-cell>
          <table:table-cell office:value-type="float" office:value="43.243000000000002" table:style-name="ce11">
            <text:p>43.243</text:p>
          </table:table-cell>
          <table:table-cell office:value-type="float" office:value="27.027000000000001" table:style-name="ce11">
            <text:p>27.027</text:p>
          </table:table-cell>
          <table:table-cell office:value-type="float" office:value="35.134999999999998" table:style-name="ce11">
            <text:p>35.135</text:p>
          </table:table-cell>
          <table:table-cell office:value-type="float" office:value="27.027000000000001" table:style-name="ce11">
            <text:p>27.027</text:p>
          </table:table-cell>
          <table:table-cell office:value-type="float" office:value="43.243000000000002" table:style-name="ce11">
            <text:p>43.243</text:p>
          </table:table-cell>
          <table:table-cell office:value-type="float" office:value="0" table:style-name="ce11">
            <text:p>0</text:p>
          </table:table-cell>
          <table:table-cell office:value-type="float" office:value="2.7029999999999998" table:style-name="ce11">
            <text:p>2.703</text:p>
          </table:table-cell>
          <table:table-cell office:value-type="float" office:value="8.1080000000000005" table:style-name="ce11">
            <text:p>8.108</text:p>
          </table:table-cell>
          <table:table-cell office:value-type="float" office:value="8.1080000000000005" table:style-name="ce11">
            <text:p>8.108</text:p>
          </table:table-cell>
          <table:table-cell office:value-type="float" office:value="5.4050000000000002" table:style-name="ce11">
            <text:p>5.405</text:p>
          </table:table-cell>
          <table:table-cell office:value-type="float" office:value="5.4050000000000002" table:style-name="ce11">
            <text:p>5.405</text:p>
          </table:table-cell>
          <table:table-cell office:value-type="float" office:value="43.243000000000002" table:style-name="ce11">
            <text:p>43.243</text:p>
          </table:table-cell>
          <table:table-cell office:value-type="float" office:value="43.243000000000002" table:style-name="ce11">
            <text:p>43.243</text:p>
          </table:table-cell>
          <table:table-cell office:value-type="float" office:value="13.513999999999999" table:style-name="ce11">
            <text:p>13.514</text:p>
          </table:table-cell>
          <table:table-cell office:value-type="float" office:value="18.75" table:style-name="ce11">
            <text:p>18.75</text:p>
          </table:table-cell>
          <table:table-cell office:value-type="float" office:value="43.243000000000002" table:style-name="ce11">
            <text:p>43.243</text:p>
          </table:table-cell>
          <table:table-cell office:value-type="float" office:value="54.054000000000002" table:style-name="ce11">
            <text:p>54.054</text:p>
          </table:table-cell>
          <table:table-cell office:value-type="float" office:value="37.5" table:style-name="ce11">
            <text:p>37.5</text:p>
          </table:table-cell>
          <table:table-cell office:value-type="float" office:value="62.5" table:style-name="ce11">
            <text:p>62.5</text:p>
          </table:table-cell>
          <table:table-cell office:value-type="float" office:value="29.73" table:style-name="ce11">
            <text:p>29.73</text:p>
          </table:table-cell>
          <table:table-cell office:value-type="float" office:value="16.216000000000001" table:style-name="ce11">
            <text:p>16.216</text:p>
          </table:table-cell>
          <table:table-cell office:value-type="float" office:value="50" table:style-name="ce11">
            <text:p>50</text:p>
          </table:table-cell>
          <table:table-cell office:value-type="float" office:value="18.75" table:style-name="ce11">
            <text:p>18.75</text:p>
          </table:table-cell>
          <table:table-cell office:value-type="float" office:value="27.027000000000001" table:style-name="ce11">
            <text:p>27.027</text:p>
          </table:table-cell>
          <table:table-cell office:value-type="float" office:value="29.73" table:style-name="ce11">
            <text:p>29.73</text:p>
          </table:table-cell>
          <table:table-cell office:value-type="float" office:value="12.5" table:style-name="ce11">
            <text:p>12.5</text:p>
          </table:table-cell>
          <table:table-cell office:value-type="float" office:value="67.882000000000005" table:style-name="ce11">
            <text:p>67.882</text:p>
          </table:table-cell>
          <table:table-cell office:value-type="float" office:value="69.100999999999999" table:style-name="ce11">
            <text:p>69.101</text:p>
          </table:table-cell>
          <table:table-cell office:value-type="float" office:value="61.095999999999997" table:style-name="ce11">
            <text:p>61.096</text:p>
          </table:table-cell>
          <table:table-cell office:value-type="float" office:value="32.393999999999998" table:style-name="ce11">
            <text:p>32.394</text:p>
          </table:table-cell>
          <table:table-cell office:value-type="float" office:value="71.95" table:style-name="ce11">
            <text:p>71.95</text:p>
          </table:table-cell>
          <table:table-cell office:value-type="float" office:value="73.388999999999996" table:style-name="ce11">
            <text:p>73.389</text:p>
          </table:table-cell>
          <table:table-cell office:value-type="float" office:value="3.7919999999999998" table:style-name="ce11">
            <text:p>3.792</text:p>
          </table:table-cell>
          <table:table-cell office:value-type="float" office:value="75.524000000000001" table:style-name="ce11">
            <text:p>75.524</text:p>
          </table:table-cell>
          <table:table-cell office:value-type="float" office:value="24.373000000000001" table:style-name="ce11">
            <text:p>24.373</text:p>
          </table:table-cell>
          <table:table-cell office:value-type="float" office:value="75.042000000000002" table:style-name="ce11">
            <text:p>75.042</text:p>
          </table:table-cell>
          <table:table-cell table:number-columns-repeated="16254"/>
        </table:table-row>
        <table:table-row table:style-name="ro6">
          <table:table-cell office:value-type="string" table:style-name="ce4">
            <text:p>UKHSA</text:p>
          </table:table-cell>
          <table:table-cell office:value-type="string" table:style-name="ce4">
            <text:p>UK Health Security Agency</text:p>
          </table:table-cell>
          <table:table-cell office:value-type="string" table:style-name="ce4">
            <text:p>Health and Social Care</text:p>
          </table:table-cell>
          <table:table-cell table:style-name="ce4"/>
          <table:table-cell office:value-type="float" office:value="56.856999999999999" table:style-name="ce11">
            <text:p>56.857</text:p>
          </table:table-cell>
          <table:table-cell office:value-type="float" office:value="59.712000000000003" table:style-name="ce11">
            <text:p>59.712</text:p>
          </table:table-cell>
          <table:table-cell office:value-type="float" office:value="77.899000000000001" table:style-name="ce11">
            <text:p>77.899</text:p>
          </table:table-cell>
          <table:table-cell office:value-type="float" office:value="61.125" table:style-name="ce11">
            <text:p>61.125</text:p>
          </table:table-cell>
          <table:table-cell office:value-type="float" office:value="70.527000000000001" table:style-name="ce11">
            <text:p>70.527</text:p>
          </table:table-cell>
          <table:table-cell office:value-type="float" office:value="85.991" table:style-name="ce11">
            <text:p>85.991</text:p>
          </table:table-cell>
          <table:table-cell office:value-type="float" office:value="40.768999999999998" table:style-name="ce11">
            <text:p>40.769</text:p>
          </table:table-cell>
          <table:table-cell office:value-type="float" office:value="80.27" table:style-name="ce11">
            <text:p>80.27</text:p>
          </table:table-cell>
          <table:table-cell office:value-type="float" office:value="69.754999999999995" table:style-name="ce11">
            <text:p>69.755</text:p>
          </table:table-cell>
          <table:table-cell office:value-type="float" office:value="41.805999999999997" table:style-name="ce11">
            <text:p>41.806</text:p>
          </table:table-cell>
          <table:table-cell office:value-type="float" office:value="46.268999999999998" table:style-name="ce11">
            <text:p>46.269</text:p>
          </table:table-cell>
          <table:table-cell office:value-type="float" office:value="92.391000000000005" table:style-name="ce11">
            <text:p>92.391</text:p>
          </table:table-cell>
          <table:table-cell office:value-type="float" office:value="80.150999999999996" table:style-name="ce11">
            <text:p>80.151</text:p>
          </table:table-cell>
          <table:table-cell office:value-type="float" office:value="79.923000000000002" table:style-name="ce11">
            <text:p>79.923</text:p>
          </table:table-cell>
          <table:table-cell office:value-type="float" office:value="57.597000000000001" table:style-name="ce11">
            <text:p>57.597</text:p>
          </table:table-cell>
          <table:table-cell office:value-type="float" office:value="79.378" table:style-name="ce11">
            <text:p>79.378</text:p>
          </table:table-cell>
          <table:table-cell office:value-type="float" office:value="57.006" table:style-name="ce11">
            <text:p>57.006</text:p>
          </table:table-cell>
          <table:table-cell office:value-type="float" office:value="65.242999999999995" table:style-name="ce11">
            <text:p>65.243</text:p>
          </table:table-cell>
          <table:table-cell office:value-type="float" office:value="75.534999999999997" table:style-name="ce11">
            <text:p>75.535</text:p>
          </table:table-cell>
          <table:table-cell office:value-type="float" office:value="86.558999999999997" table:style-name="ce11">
            <text:p>86.559</text:p>
          </table:table-cell>
          <table:table-cell office:value-type="float" office:value="85.51" table:style-name="ce11">
            <text:p>85.51</text:p>
          </table:table-cell>
          <table:table-cell office:value-type="float" office:value="57.731999999999999" table:style-name="ce11">
            <text:p>57.732</text:p>
          </table:table-cell>
          <table:table-cell office:value-type="float" office:value="81.319999999999993" table:style-name="ce11">
            <text:p>81.32</text:p>
          </table:table-cell>
          <table:table-cell office:value-type="float" office:value="82.606999999999999" table:style-name="ce11">
            <text:p>82.607</text:p>
          </table:table-cell>
          <table:table-cell office:value-type="float" office:value="64.519000000000005" table:style-name="ce11">
            <text:p>64.519</text:p>
          </table:table-cell>
          <table:table-cell office:value-type="float" office:value="62.956000000000003" table:style-name="ce11">
            <text:p>62.956</text:p>
          </table:table-cell>
          <table:table-cell office:value-type="float" office:value="67.388000000000005" table:style-name="ce11">
            <text:p>67.388</text:p>
          </table:table-cell>
          <table:table-cell office:value-type="float" office:value="41.27" table:style-name="ce11">
            <text:p>41.27</text:p>
          </table:table-cell>
          <table:table-cell office:value-type="float" office:value="88.927000000000007" table:style-name="ce11">
            <text:p>88.927</text:p>
          </table:table-cell>
          <table:table-cell office:value-type="float" office:value="87.341999999999999" table:style-name="ce11">
            <text:p>87.342</text:p>
          </table:table-cell>
          <table:table-cell office:value-type="float" office:value="81.712999999999994" table:style-name="ce11">
            <text:p>81.713</text:p>
          </table:table-cell>
          <table:table-cell office:value-type="float" office:value="51.720999999999997" table:style-name="ce11">
            <text:p>51.721</text:p>
          </table:table-cell>
          <table:table-cell office:value-type="float" office:value="40.621000000000002" table:style-name="ce11">
            <text:p>40.621</text:p>
          </table:table-cell>
          <table:table-cell office:value-type="float" office:value="37.354999999999997" table:style-name="ce11">
            <text:p>37.355</text:p>
          </table:table-cell>
          <table:table-cell office:value-type="float" office:value="33.231000000000002" table:style-name="ce11">
            <text:p>33.231</text:p>
          </table:table-cell>
          <table:table-cell office:value-type="float" office:value="84.076999999999998" table:style-name="ce11">
            <text:p>84.077</text:p>
          </table:table-cell>
          <table:table-cell office:value-type="float" office:value="88.064999999999998" table:style-name="ce11">
            <text:p>88.065</text:p>
          </table:table-cell>
          <table:table-cell office:value-type="float" office:value="74.352999999999994" table:style-name="ce11">
            <text:p>74.353</text:p>
          </table:table-cell>
          <table:table-cell office:value-type="float" office:value="74.504999999999995" table:style-name="ce11">
            <text:p>74.505</text:p>
          </table:table-cell>
          <table:table-cell office:value-type="float" office:value="64.820999999999998" table:style-name="ce11">
            <text:p>64.821</text:p>
          </table:table-cell>
          <table:table-cell office:value-type="float" office:value="66.87" table:style-name="ce11">
            <text:p>66.87</text:p>
          </table:table-cell>
          <table:table-cell office:value-type="float" office:value="90.225999999999999" table:style-name="ce11">
            <text:p>90.226</text:p>
          </table:table-cell>
          <table:table-cell office:value-type="float" office:value="72.138000000000005" table:style-name="ce11">
            <text:p>72.138</text:p>
          </table:table-cell>
          <table:table-cell office:value-type="float" office:value="59.405000000000001" table:style-name="ce11">
            <text:p>59.405</text:p>
          </table:table-cell>
          <table:table-cell office:value-type="float" office:value="65.039000000000001" table:style-name="ce11">
            <text:p>65.039</text:p>
          </table:table-cell>
          <table:table-cell office:value-type="float" office:value="46.512" table:style-name="ce11">
            <text:p>46.512</text:p>
          </table:table-cell>
          <table:table-cell office:value-type="float" office:value="40.866" table:style-name="ce11">
            <text:p>40.866</text:p>
          </table:table-cell>
          <table:table-cell office:value-type="float" office:value="38.027999999999999" table:style-name="ce11">
            <text:p>38.028</text:p>
          </table:table-cell>
          <table:table-cell office:value-type="float" office:value="68.138999999999996" table:style-name="ce11">
            <text:p>68.139</text:p>
          </table:table-cell>
          <table:table-cell office:value-type="float" office:value="57.713999999999999" table:style-name="ce11">
            <text:p>57.714</text:p>
          </table:table-cell>
          <table:table-cell office:value-type="float" office:value="46.706000000000003" table:style-name="ce11">
            <text:p>46.706</text:p>
          </table:table-cell>
          <table:table-cell office:value-type="float" office:value="52.622" table:style-name="ce11">
            <text:p>52.622</text:p>
          </table:table-cell>
          <table:table-cell office:value-type="float" office:value="31.027999999999999" table:style-name="ce11">
            <text:p>31.028</text:p>
          </table:table-cell>
          <table:table-cell office:value-type="float" office:value="26.928999999999998" table:style-name="ce11">
            <text:p>26.929</text:p>
          </table:table-cell>
          <table:table-cell office:value-type="float" office:value="52.52" table:style-name="ce11">
            <text:p>52.52</text:p>
          </table:table-cell>
          <table:table-cell office:value-type="float" office:value="36.686" table:style-name="ce11">
            <text:p>36.686</text:p>
          </table:table-cell>
          <table:table-cell office:value-type="float" office:value="43.854999999999997" table:style-name="ce11">
            <text:p>43.855</text:p>
          </table:table-cell>
          <table:table-cell office:value-type="float" office:value="57.283000000000001" table:style-name="ce11">
            <text:p>57.283</text:p>
          </table:table-cell>
          <table:table-cell office:value-type="float" office:value="49.091999999999999" table:style-name="ce11">
            <text:p>49.092</text:p>
          </table:table-cell>
          <table:table-cell office:value-type="float" office:value="36.340000000000003" table:style-name="ce11">
            <text:p>36.34</text:p>
          </table:table-cell>
          <table:table-cell office:value-type="float" office:value="47.96" table:style-name="ce11">
            <text:p>47.96</text:p>
          </table:table-cell>
          <table:table-cell office:value-type="float" office:value="44.890999999999998" table:style-name="ce11">
            <text:p>44.891</text:p>
          </table:table-cell>
          <table:table-cell office:value-type="float" office:value="48.195999999999998" table:style-name="ce11">
            <text:p>48.196</text:p>
          </table:table-cell>
          <table:table-cell office:value-type="float" office:value="23.689" table:style-name="ce11">
            <text:p>23.689</text:p>
          </table:table-cell>
          <table:table-cell office:value-type="float" office:value="92.222999999999999" table:style-name="ce11">
            <text:p>92.223</text:p>
          </table:table-cell>
          <table:table-cell office:value-type="float" office:value="77.304000000000002" table:style-name="ce11">
            <text:p>77.304</text:p>
          </table:table-cell>
          <table:table-cell office:value-type="float" office:value="69.498000000000005" table:style-name="ce11">
            <text:p>69.498</text:p>
          </table:table-cell>
          <table:table-cell office:value-type="float" office:value="69.787999999999997" table:style-name="ce11">
            <text:p>69.788</text:p>
          </table:table-cell>
          <table:table-cell office:value-type="float" office:value="74.236000000000004" table:style-name="ce11">
            <text:p>74.236</text:p>
          </table:table-cell>
          <table:table-cell office:value-type="float" office:value="43.02" table:style-name="ce11">
            <text:p>43.02</text:p>
          </table:table-cell>
          <table:table-cell office:value-type="float" office:value="74.953999999999994" table:style-name="ce11">
            <text:p>74.954</text:p>
          </table:table-cell>
          <table:table-cell office:value-type="float" office:value="7.29" table:style-name="ce11">
            <text:p>7.29</text:p>
          </table:table-cell>
          <table:table-cell office:value-type="float" office:value="20.143999999999998" table:style-name="ce11">
            <text:p>20.144</text:p>
          </table:table-cell>
          <table:table-cell office:value-type="float" office:value="37.125" table:style-name="ce11">
            <text:p>37.125</text:p>
          </table:table-cell>
          <table:table-cell office:value-type="float" office:value="35.441000000000003" table:style-name="ce11">
            <text:p>35.441</text:p>
          </table:table-cell>
          <table:table-cell office:value-type="float" office:value="77.658000000000001" table:style-name="ce11">
            <text:p>77.658</text:p>
          </table:table-cell>
          <table:table-cell office:value-type="float" office:value="54.179000000000002" table:style-name="ce11">
            <text:p>54.179</text:p>
          </table:table-cell>
          <table:table-cell office:value-type="float" office:value="68.744" table:style-name="ce11">
            <text:p>68.744</text:p>
          </table:table-cell>
          <table:table-cell office:value-type="float" office:value="8.3930000000000007" table:style-name="ce11">
            <text:p>8.393</text:p>
          </table:table-cell>
          <table:table-cell office:value-type="float" office:value="84.558999999999997" table:style-name="ce11">
            <text:p>84.559</text:p>
          </table:table-cell>
          <table:table-cell office:value-type="float" office:value="7.048" table:style-name="ce11">
            <text:p>7.048</text:p>
          </table:table-cell>
          <table:table-cell office:value-type="float" office:value="9.8550000000000004" table:style-name="ce11">
            <text:p>9.855</text:p>
          </table:table-cell>
          <table:table-cell office:value-type="float" office:value="84.605999999999995" table:style-name="ce11">
            <text:p>84.606</text:p>
          </table:table-cell>
          <table:table-cell office:value-type="float" office:value="5.5389999999999997" table:style-name="ce11">
            <text:p>5.539</text:p>
          </table:table-cell>
          <table:table-cell office:value-type="float" office:value="7.4530000000000003" table:style-name="ce11">
            <text:p>7.453</text:p>
          </table:table-cell>
          <table:table-cell office:value-type="float" office:value="3.7269999999999999" table:style-name="ce11">
            <text:p>3.727</text:p>
          </table:table-cell>
          <table:table-cell office:value-type="float" office:value="20.29" table:style-name="ce11">
            <text:p>20.29</text:p>
          </table:table-cell>
          <table:table-cell office:value-type="float" office:value="46.17" table:style-name="ce11">
            <text:p>46.17</text:p>
          </table:table-cell>
          <table:table-cell office:value-type="float" office:value="0" table:style-name="ce11">
            <text:p>0</text:p>
          </table:table-cell>
          <table:table-cell office:value-type="float" office:value="41.822000000000003" table:style-name="ce11">
            <text:p>41.822</text:p>
          </table:table-cell>
          <table:table-cell office:value-type="float" office:value="46.17" table:style-name="ce11">
            <text:p>46.17</text:p>
          </table:table-cell>
          <table:table-cell office:value-type="float" office:value="32.712000000000003" table:style-name="ce11">
            <text:p>32.712</text:p>
          </table:table-cell>
          <table:table-cell office:value-type="float" office:value="36.646000000000001" table:style-name="ce11">
            <text:p>36.646</text:p>
          </table:table-cell>
          <table:table-cell office:value-type="float" office:value="44.512999999999998" table:style-name="ce11">
            <text:p>44.513</text:p>
          </table:table-cell>
          <table:table-cell office:value-type="float" office:value="38.509" table:style-name="ce11">
            <text:p>38.509</text:p>
          </table:table-cell>
          <table:table-cell office:value-type="float" office:value="2.2770000000000001" table:style-name="ce11">
            <text:p>2.277</text:p>
          </table:table-cell>
          <table:table-cell office:value-type="float" office:value="2.0699999999999998" table:style-name="ce11">
            <text:p>2.07</text:p>
          </table:table-cell>
          <table:table-cell office:value-type="float" office:value="6.4180000000000001" table:style-name="ce11">
            <text:p>6.418</text:p>
          </table:table-cell>
          <table:table-cell office:value-type="float" office:value="6.625" table:style-name="ce11">
            <text:p>6.625</text:p>
          </table:table-cell>
          <table:table-cell office:value-type="float" office:value="8.0749999999999993" table:style-name="ce11">
            <text:p>8.075</text:p>
          </table:table-cell>
          <table:table-cell office:value-type="float" office:value="2.6920000000000002" table:style-name="ce11">
            <text:p>2.692</text:p>
          </table:table-cell>
          <table:table-cell office:value-type="float" office:value="45.832999999999998" table:style-name="ce11">
            <text:p>45.833</text:p>
          </table:table-cell>
          <table:table-cell office:value-type="float" office:value="45.417000000000002" table:style-name="ce11">
            <text:p>45.417</text:p>
          </table:table-cell>
          <table:table-cell office:value-type="float" office:value="8.75" table:style-name="ce11">
            <text:p>8.75</text:p>
          </table:table-cell>
          <table:table-cell office:value-type="float" office:value="31.481000000000002" table:style-name="ce11">
            <text:p>31.481</text:p>
          </table:table-cell>
          <table:table-cell office:value-type="float" office:value="43.067" table:style-name="ce11">
            <text:p>43.067</text:p>
          </table:table-cell>
          <table:table-cell office:value-type="float" office:value="56.667000000000002" table:style-name="ce11">
            <text:p>56.667</text:p>
          </table:table-cell>
          <table:table-cell office:value-type="float" office:value="29.091000000000001" table:style-name="ce11">
            <text:p>29.091</text:p>
          </table:table-cell>
          <table:table-cell office:value-type="float" office:value="62.036999999999999" table:style-name="ce11">
            <text:p>62.037</text:p>
          </table:table-cell>
          <table:table-cell office:value-type="float" office:value="33.613" table:style-name="ce11">
            <text:p>33.613</text:p>
          </table:table-cell>
          <table:table-cell office:value-type="float" office:value="29.375" table:style-name="ce11">
            <text:p>29.375</text:p>
          </table:table-cell>
          <table:table-cell office:value-type="float" office:value="59.091000000000001" table:style-name="ce11">
            <text:p>59.091</text:p>
          </table:table-cell>
          <table:table-cell office:value-type="float" office:value="6.4809999999999999" table:style-name="ce11">
            <text:p>6.481</text:p>
          </table:table-cell>
          <table:table-cell office:value-type="float" office:value="23.318999999999999" table:style-name="ce11">
            <text:p>23.319</text:p>
          </table:table-cell>
          <table:table-cell office:value-type="float" office:value="13.958" table:style-name="ce11">
            <text:p>13.958</text:p>
          </table:table-cell>
          <table:table-cell office:value-type="float" office:value="11.818" table:style-name="ce11">
            <text:p>11.818</text:p>
          </table:table-cell>
          <table:table-cell office:value-type="float" office:value="61.625" table:style-name="ce11">
            <text:p>61.625</text:p>
          </table:table-cell>
          <table:table-cell office:value-type="float" office:value="69.748999999999995" table:style-name="ce11">
            <text:p>69.749</text:p>
          </table:table-cell>
          <table:table-cell office:value-type="float" office:value="59.581000000000003" table:style-name="ce11">
            <text:p>59.581</text:p>
          </table:table-cell>
          <table:table-cell office:value-type="float" office:value="36.216000000000001" table:style-name="ce11">
            <text:p>36.216</text:p>
          </table:table-cell>
          <table:table-cell office:value-type="float" office:value="71.724000000000004" table:style-name="ce11">
            <text:p>71.724</text:p>
          </table:table-cell>
          <table:table-cell office:value-type="float" office:value="70.668000000000006" table:style-name="ce11">
            <text:p>70.668</text:p>
          </table:table-cell>
          <table:table-cell office:value-type="float" office:value="5.3380000000000001" table:style-name="ce11">
            <text:p>5.338</text:p>
          </table:table-cell>
          <table:table-cell office:value-type="float" office:value="78.766999999999996" table:style-name="ce11">
            <text:p>78.767</text:p>
          </table:table-cell>
          <table:table-cell office:value-type="float" office:value="27.795000000000002" table:style-name="ce11">
            <text:p>27.795</text:p>
          </table:table-cell>
          <table:table-cell office:value-type="float" office:value="75.298000000000002" table:style-name="ce11">
            <text:p>75.298</text:p>
          </table:table-cell>
          <table:table-cell table:number-columns-repeated="16254"/>
        </table:table-row>
        <table:table-row table:style-name="ro6">
          <table:table-cell office:value-type="string" table:style-name="ce4">
            <text:p>UKSA</text:p>
          </table:table-cell>
          <table:table-cell office:value-type="string" table:style-name="ce4">
            <text:p>UK Statistics Authority</text:p>
          </table:table-cell>
          <table:table-cell office:value-type="string" table:style-name="ce4">
            <text:p>UK Statistics Authority</text:p>
          </table:table-cell>
          <table:table-cell office:value-type="string" table:style-name="ce4">
            <text:p>[note 4]</text:p>
          </table:table-cell>
          <table:table-cell office:value-type="float" office:value="92.593000000000004" table:style-name="ce11">
            <text:p>92.593</text:p>
          </table:table-cell>
          <table:table-cell office:value-type="float" office:value="77.849999999999994" table:style-name="ce11">
            <text:p>77.85</text:p>
          </table:table-cell>
          <table:table-cell office:value-type="float" office:value="87.2" table:style-name="ce11">
            <text:p>87.2</text:p>
          </table:table-cell>
          <table:table-cell office:value-type="float" office:value="91.5" table:style-name="ce11">
            <text:p>91.5</text:p>
          </table:table-cell>
          <table:table-cell office:value-type="float" office:value="80.900000000000006" table:style-name="ce11">
            <text:p>80.9</text:p>
          </table:table-cell>
          <table:table-cell office:value-type="float" office:value="91.667000000000002" table:style-name="ce11">
            <text:p>91.667</text:p>
          </table:table-cell>
          <table:table-cell office:value-type="float" office:value="65.75" table:style-name="ce11">
            <text:p>65.75</text:p>
          </table:table-cell>
          <table:table-cell office:value-type="float" office:value="92.25" table:style-name="ce11">
            <text:p>92.25</text:p>
          </table:table-cell>
          <table:table-cell office:value-type="float" office:value="84.167000000000002" table:style-name="ce11">
            <text:p>84.167</text:p>
          </table:table-cell>
          <table:table-cell office:value-type="float" office:value="58.332999999999998" table:style-name="ce11">
            <text:p>58.333</text:p>
          </table:table-cell>
          <table:table-cell office:value-type="float" office:value="83.611000000000004" table:style-name="ce11">
            <text:p>83.611</text:p>
          </table:table-cell>
          <table:table-cell office:value-type="float" office:value="93" table:style-name="ce11">
            <text:p>93</text:p>
          </table:table-cell>
          <table:table-cell office:value-type="float" office:value="86" table:style-name="ce11">
            <text:p>86</text:p>
          </table:table-cell>
          <table:table-cell office:value-type="float" office:value="82.828000000000003" table:style-name="ce11">
            <text:p>82.828</text:p>
          </table:table-cell>
          <table:table-cell office:value-type="float" office:value="82" table:style-name="ce11">
            <text:p>82</text:p>
          </table:table-cell>
          <table:table-cell office:value-type="float" office:value="92" table:style-name="ce11">
            <text:p>92</text:p>
          </table:table-cell>
          <table:table-cell office:value-type="float" office:value="91" table:style-name="ce11">
            <text:p>91</text:p>
          </table:table-cell>
          <table:table-cell office:value-type="float" office:value="92" table:style-name="ce11">
            <text:p>92</text:p>
          </table:table-cell>
          <table:table-cell office:value-type="float" office:value="86" table:style-name="ce11">
            <text:p>86</text:p>
          </table:table-cell>
          <table:table-cell office:value-type="float" office:value="97" table:style-name="ce11">
            <text:p>97</text:p>
          </table:table-cell>
          <table:table-cell office:value-type="float" office:value="91" table:style-name="ce11">
            <text:p>91</text:p>
          </table:table-cell>
          <table:table-cell office:value-type="float" office:value="83" table:style-name="ce11">
            <text:p>83</text:p>
          </table:table-cell>
          <table:table-cell office:value-type="float" office:value="91" table:style-name="ce11">
            <text:p>91</text:p>
          </table:table-cell>
          <table:table-cell office:value-type="float" office:value="90" table:style-name="ce11">
            <text:p>90</text:p>
          </table:table-cell>
          <table:table-cell office:value-type="float" office:value="69" table:style-name="ce11">
            <text:p>69</text:p>
          </table:table-cell>
          <table:table-cell office:value-type="float" office:value="76" table:style-name="ce11">
            <text:p>76</text:p>
          </table:table-cell>
          <table:table-cell office:value-type="float" office:value="80" table:style-name="ce11">
            <text:p>80</text:p>
          </table:table-cell>
          <table:table-cell office:value-type="float" office:value="46" table:style-name="ce11">
            <text:p>46</text:p>
          </table:table-cell>
          <table:table-cell office:value-type="float" office:value="90" table:style-name="ce11">
            <text:p>90</text:p>
          </table:table-cell>
          <table:table-cell office:value-type="float" office:value="95" table:style-name="ce11">
            <text:p>95</text:p>
          </table:table-cell>
          <table:table-cell office:value-type="float" office:value="90" table:style-name="ce11">
            <text:p>90</text:p>
          </table:table-cell>
          <table:table-cell office:value-type="float" office:value="84" table:style-name="ce11">
            <text:p>84</text:p>
          </table:table-cell>
          <table:table-cell office:value-type="float" office:value="56" table:style-name="ce11">
            <text:p>56</text:p>
          </table:table-cell>
          <table:table-cell office:value-type="float" office:value="62" table:style-name="ce11">
            <text:p>62</text:p>
          </table:table-cell>
          <table:table-cell office:value-type="float" office:value="61" table:style-name="ce11">
            <text:p>61</text:p>
          </table:table-cell>
          <table:table-cell office:value-type="float" office:value="94" table:style-name="ce11">
            <text:p>94</text:p>
          </table:table-cell>
          <table:table-cell office:value-type="float" office:value="96" table:style-name="ce11">
            <text:p>96</text:p>
          </table:table-cell>
          <table:table-cell office:value-type="float" office:value="88" table:style-name="ce11">
            <text:p>88</text:p>
          </table:table-cell>
          <table:table-cell office:value-type="float" office:value="91" table:style-name="ce11">
            <text:p>91</text:p>
          </table:table-cell>
          <table:table-cell office:value-type="float" office:value="87" table:style-name="ce11">
            <text:p>87</text:p>
          </table:table-cell>
          <table:table-cell office:value-type="float" office:value="88" table:style-name="ce11">
            <text:p>88</text:p>
          </table:table-cell>
          <table:table-cell office:value-type="float" office:value="93" table:style-name="ce11">
            <text:p>93</text:p>
          </table:table-cell>
          <table:table-cell office:value-type="float" office:value="83" table:style-name="ce11">
            <text:p>83</text:p>
          </table:table-cell>
          <table:table-cell office:value-type="float" office:value="75" table:style-name="ce11">
            <text:p>75</text:p>
          </table:table-cell>
          <table:table-cell office:value-type="float" office:value="79" table:style-name="ce11">
            <text:p>79</text:p>
          </table:table-cell>
          <table:table-cell office:value-type="float" office:value="57" table:style-name="ce11">
            <text:p>57</text:p>
          </table:table-cell>
          <table:table-cell office:value-type="float" office:value="65" table:style-name="ce11">
            <text:p>65</text:p>
          </table:table-cell>
          <table:table-cell office:value-type="float" office:value="53" table:style-name="ce11">
            <text:p>53</text:p>
          </table:table-cell>
          <table:table-cell office:value-type="float" office:value="94" table:style-name="ce11">
            <text:p>94</text:p>
          </table:table-cell>
          <table:table-cell office:value-type="float" office:value="90.909000000000006" table:style-name="ce11">
            <text:p>90.909</text:p>
          </table:table-cell>
          <table:table-cell office:value-type="float" office:value="91" table:style-name="ce11">
            <text:p>91</text:p>
          </table:table-cell>
          <table:table-cell office:value-type="float" office:value="93" table:style-name="ce11">
            <text:p>93</text:p>
          </table:table-cell>
          <table:table-cell office:value-type="float" office:value="76" table:style-name="ce11">
            <text:p>76</text:p>
          </table:table-cell>
          <table:table-cell office:value-type="float" office:value="72" table:style-name="ce11">
            <text:p>72</text:p>
          </table:table-cell>
          <table:table-cell office:value-type="float" office:value="85" table:style-name="ce11">
            <text:p>85</text:p>
          </table:table-cell>
          <table:table-cell office:value-type="float" office:value="74" table:style-name="ce11">
            <text:p>74</text:p>
          </table:table-cell>
          <table:table-cell office:value-type="float" office:value="77" table:style-name="ce11">
            <text:p>77</text:p>
          </table:table-cell>
          <table:table-cell office:value-type="float" office:value="93" table:style-name="ce11">
            <text:p>93</text:p>
          </table:table-cell>
          <table:table-cell office:value-type="float" office:value="89" table:style-name="ce11">
            <text:p>89</text:p>
          </table:table-cell>
          <table:table-cell office:value-type="float" office:value="64" table:style-name="ce11">
            <text:p>64</text:p>
          </table:table-cell>
          <table:table-cell office:value-type="float" office:value="83" table:style-name="ce11">
            <text:p>83</text:p>
          </table:table-cell>
          <table:table-cell office:value-type="float" office:value="79" table:style-name="ce11">
            <text:p>79</text:p>
          </table:table-cell>
          <table:table-cell office:value-type="float" office:value="84" table:style-name="ce11">
            <text:p>84</text:p>
          </table:table-cell>
          <table:table-cell office:value-type="float" office:value="58" table:style-name="ce11">
            <text:p>58</text:p>
          </table:table-cell>
          <table:table-cell office:value-type="float" office:value="93" table:style-name="ce11">
            <text:p>93</text:p>
          </table:table-cell>
          <table:table-cell office:value-type="float" office:value="91" table:style-name="ce11">
            <text:p>91</text:p>
          </table:table-cell>
          <table:table-cell office:value-type="float" office:value="83" table:style-name="ce11">
            <text:p>83</text:p>
          </table:table-cell>
          <table:table-cell office:value-type="float" office:value="77" table:style-name="ce11">
            <text:p>77</text:p>
          </table:table-cell>
          <table:table-cell office:value-type="float" office:value="89" table:style-name="ce11">
            <text:p>89</text:p>
          </table:table-cell>
          <table:table-cell office:value-type="float" office:value="74" table:style-name="ce11">
            <text:p>74</text:p>
          </table:table-cell>
          <table:table-cell office:value-type="float" office:value="94" table:style-name="ce11">
            <text:p>94</text:p>
          </table:table-cell>
          <table:table-cell office:value-type="float" office:value="5" table:style-name="ce11">
            <text:p>5</text:p>
          </table:table-cell>
          <table:table-cell office:value-type="float" office:value="18" table:style-name="ce11">
            <text:p>18</text:p>
          </table:table-cell>
          <table:table-cell office:value-type="float" office:value="51" table:style-name="ce11">
            <text:p>51</text:p>
          </table:table-cell>
          <table:table-cell office:value-type="float" office:value="26" table:style-name="ce11">
            <text:p>26</text:p>
          </table:table-cell>
          <table:table-cell office:value-type="float" office:value="93" table:style-name="ce11">
            <text:p>93</text:p>
          </table:table-cell>
          <table:table-cell office:value-type="float" office:value="69" table:style-name="ce11">
            <text:p>69</text:p>
          </table:table-cell>
          <table:table-cell office:value-type="float" office:value="85" table:style-name="ce11">
            <text:p>85</text:p>
          </table:table-cell>
          <table:table-cell office:value-type="float" office:value="4" table:style-name="ce11">
            <text:p>4</text:p>
          </table:table-cell>
          <table:table-cell office:value-type="float" office:value="93" table:style-name="ce11">
            <text:p>93</text:p>
          </table:table-cell>
          <table:table-cell office:value-type="float" office:value="3" table:style-name="ce11">
            <text:p>3</text:p>
          </table:table-cell>
          <table:table-cell office:value-type="float" office:value="4" table:style-name="ce11">
            <text:p>4</text:p>
          </table:table-cell>
          <table:table-cell office:value-type="float" office:value="93" table:style-name="ce11">
            <text:p>9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5" table:style-name="ce11">
            <text:p>25</text:p>
          </table:table-cell>
          <table:table-cell office:value-type="float" office:value="50" table:style-name="ce11">
            <text:p>50</text:p>
          </table:table-cell>
          <table:table-cell office:value-type="float" office:value="25" table:style-name="ce11">
            <text:p>25</text:p>
          </table:table-cell>
          <table:table-cell office:value-type="float" office:value="0" table:style-name="ce11">
            <text:p>0</text:p>
          </table:table-cell>
          <table:table-cell office:value-type="float" office:value="0" table:style-name="ce11">
            <text:p>0</text:p>
          </table:table-cell>
          <table:table-cell office:value-type="float" office:value="25" table:style-name="ce11">
            <text:p>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0" table:style-name="ce11">
            <text:p>50</text:p>
          </table:table-cell>
          <table:table-cell office:value-type="float" office:value="25" table:style-name="ce11">
            <text:p>25</text:p>
          </table:table-cell>
          <table:table-cell office:value-type="float" office:value="0" table:style-name="ce11">
            <text:p>0</text:p>
          </table:table-cell>
          <table:table-cell office:value-type="float" office:value="100" table:style-name="ce11">
            <text:p>100</text:p>
          </table:table-cell>
          <table:table-cell office:value-type="float" office:value="0" table:style-name="ce11">
            <text:p>0</text:p>
          </table:table-cell>
          <table:table-cell office:value-type="float" office:value="0" table:style-name="ce11">
            <text:p>0</text:p>
          </table:table-cell>
          <table:table-cell office:value-type="float" office:value="75" table:style-name="ce11">
            <text:p>75</text:p>
          </table:table-cell>
          <table:table-cell office:value-type="float" office:value="50" table:style-name="ce11">
            <text:p>5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0" table:style-name="ce11">
            <text:p>50</text:p>
          </table:table-cell>
          <table:table-cell office:value-type="float" office:value="0" table:style-name="ce11">
            <text:p>0</text:p>
          </table:table-cell>
          <table:table-cell office:value-type="float" office:value="0" table:style-name="ce11">
            <text:p>0</text:p>
          </table:table-cell>
          <table:table-cell office:value-type="float" office:value="25" table:style-name="ce11">
            <text:p>25</text:p>
          </table:table-cell>
          <table:table-cell office:value-type="float" office:value="0" table:style-name="ce11">
            <text:p>0</text:p>
          </table:table-cell>
          <table:table-cell office:value-type="float" office:value="0" table:style-name="ce11">
            <text:p>0</text:p>
          </table:table-cell>
          <table:table-cell office:value-type="float" office:value="64.286000000000001" table:style-name="ce11">
            <text:p>64.286</text:p>
          </table:table-cell>
          <table:table-cell office:value-type="float" office:value="70.408000000000001" table:style-name="ce11">
            <text:p>70.408</text:p>
          </table:table-cell>
          <table:table-cell office:value-type="float" office:value="61.223999999999997" table:style-name="ce11">
            <text:p>61.224</text:p>
          </table:table-cell>
          <table:table-cell office:value-type="float" office:value="27.550999999999998" table:style-name="ce11">
            <text:p>27.551</text:p>
          </table:table-cell>
          <table:table-cell office:value-type="float" office:value="72.448999999999998" table:style-name="ce11">
            <text:p>72.449</text:p>
          </table:table-cell>
          <table:table-cell office:value-type="float" office:value="79.591999999999999" table:style-name="ce11">
            <text:p>79.592</text:p>
          </table:table-cell>
          <table:table-cell office:value-type="float" office:value="4.0819999999999999" table:style-name="ce11">
            <text:p>4.082</text:p>
          </table:table-cell>
          <table:table-cell office:value-type="float" office:value="86.734999999999999" table:style-name="ce11">
            <text:p>86.735</text:p>
          </table:table-cell>
          <table:table-cell office:value-type="float" office:value="18.437999999999999" table:style-name="ce11">
            <text:p>18.438</text:p>
          </table:table-cell>
          <table:table-cell office:value-type="float" office:value="75.566999999999993" table:style-name="ce11">
            <text:p>75.567</text:p>
          </table:table-cell>
          <table:table-cell table:number-columns-repeated="16254"/>
        </table:table-row>
        <table:table-row table:style-name="ro6">
          <table:table-cell office:value-type="string" table:style-name="ce4">
            <text:p>VCA</text:p>
          </table:table-cell>
          <table:table-cell office:value-type="string" table:style-name="ce4">
            <text:p>Vehicle Certification Agency</text:p>
          </table:table-cell>
          <table:table-cell office:value-type="string" table:style-name="ce4">
            <text:p>Transport</text:p>
          </table:table-cell>
          <table:table-cell table:style-name="ce4"/>
          <table:table-cell office:value-type="float" office:value="92.241" table:style-name="ce11">
            <text:p>92.241</text:p>
          </table:table-cell>
          <table:table-cell office:value-type="float" office:value="64.718000000000004" table:style-name="ce11">
            <text:p>64.718</text:p>
          </table:table-cell>
          <table:table-cell office:value-type="float" office:value="77.757000000000005" table:style-name="ce11">
            <text:p>77.757</text:p>
          </table:table-cell>
          <table:table-cell office:value-type="float" office:value="75.466999999999999" table:style-name="ce11">
            <text:p>75.467</text:p>
          </table:table-cell>
          <table:table-cell office:value-type="float" office:value="70.222999999999999" table:style-name="ce11">
            <text:p>70.223</text:p>
          </table:table-cell>
          <table:table-cell office:value-type="float" office:value="81.153000000000006" table:style-name="ce11">
            <text:p>81.153</text:p>
          </table:table-cell>
          <table:table-cell office:value-type="float" office:value="53.972000000000001" table:style-name="ce11">
            <text:p>53.972</text:p>
          </table:table-cell>
          <table:table-cell office:value-type="float" office:value="81.503" table:style-name="ce11">
            <text:p>81.503</text:p>
          </table:table-cell>
          <table:table-cell office:value-type="float" office:value="70.561000000000007" table:style-name="ce11">
            <text:p>70.561</text:p>
          </table:table-cell>
          <table:table-cell office:value-type="float" office:value="36.307000000000002" table:style-name="ce11">
            <text:p>36.307</text:p>
          </table:table-cell>
          <table:table-cell office:value-type="float" office:value="54.912999999999997" table:style-name="ce11">
            <text:p>54.913</text:p>
          </table:table-cell>
          <table:table-cell office:value-type="float" office:value="89.251999999999995" table:style-name="ce11">
            <text:p>89.252</text:p>
          </table:table-cell>
          <table:table-cell office:value-type="float" office:value="80.373999999999995" table:style-name="ce11">
            <text:p>80.374</text:p>
          </table:table-cell>
          <table:table-cell office:value-type="float" office:value="72.897000000000006" table:style-name="ce11">
            <text:p>72.897</text:p>
          </table:table-cell>
          <table:table-cell office:value-type="float" office:value="61.682000000000002" table:style-name="ce11">
            <text:p>61.682</text:p>
          </table:table-cell>
          <table:table-cell office:value-type="float" office:value="84.578999999999994" table:style-name="ce11">
            <text:p>84.579</text:p>
          </table:table-cell>
          <table:table-cell office:value-type="float" office:value="71.962999999999994" table:style-name="ce11">
            <text:p>71.963</text:p>
          </table:table-cell>
          <table:table-cell office:value-type="float" office:value="79.343000000000004" table:style-name="ce11">
            <text:p>79.343</text:p>
          </table:table-cell>
          <table:table-cell office:value-type="float" office:value="69.626000000000005" table:style-name="ce11">
            <text:p>69.626</text:p>
          </table:table-cell>
          <table:table-cell office:value-type="float" office:value="89.201999999999998" table:style-name="ce11">
            <text:p>89.202</text:p>
          </table:table-cell>
          <table:table-cell office:value-type="float" office:value="80.281999999999996" table:style-name="ce11">
            <text:p>80.282</text:p>
          </table:table-cell>
          <table:table-cell office:value-type="float" office:value="64.019000000000005" table:style-name="ce11">
            <text:p>64.019</text:p>
          </table:table-cell>
          <table:table-cell office:value-type="float" office:value="78.971999999999994" table:style-name="ce11">
            <text:p>78.972</text:p>
          </table:table-cell>
          <table:table-cell office:value-type="float" office:value="80.840999999999994" table:style-name="ce11">
            <text:p>80.841</text:p>
          </table:table-cell>
          <table:table-cell office:value-type="float" office:value="68.691999999999993" table:style-name="ce11">
            <text:p>68.692</text:p>
          </table:table-cell>
          <table:table-cell office:value-type="float" office:value="64.019000000000005" table:style-name="ce11">
            <text:p>64.019</text:p>
          </table:table-cell>
          <table:table-cell office:value-type="float" office:value="70.561000000000007" table:style-name="ce11">
            <text:p>70.561</text:p>
          </table:table-cell>
          <table:table-cell office:value-type="float" office:value="35.981000000000002" table:style-name="ce11">
            <text:p>35.981</text:p>
          </table:table-cell>
          <table:table-cell office:value-type="float" office:value="87.382999999999996" table:style-name="ce11">
            <text:p>87.383</text:p>
          </table:table-cell>
          <table:table-cell office:value-type="float" office:value="84.037999999999997" table:style-name="ce11">
            <text:p>84.038</text:p>
          </table:table-cell>
          <table:table-cell office:value-type="float" office:value="71.962999999999994" table:style-name="ce11">
            <text:p>71.963</text:p>
          </table:table-cell>
          <table:table-cell office:value-type="float" office:value="66.355000000000004" table:style-name="ce11">
            <text:p>66.355</text:p>
          </table:table-cell>
          <table:table-cell office:value-type="float" office:value="51.643000000000001" table:style-name="ce11">
            <text:p>51.643</text:p>
          </table:table-cell>
          <table:table-cell office:value-type="float" office:value="47.887" table:style-name="ce11">
            <text:p>47.887</text:p>
          </table:table-cell>
          <table:table-cell office:value-type="float" office:value="49.295999999999999" table:style-name="ce11">
            <text:p>49.296</text:p>
          </table:table-cell>
          <table:table-cell office:value-type="float" office:value="84.578999999999994" table:style-name="ce11">
            <text:p>84.579</text:p>
          </table:table-cell>
          <table:table-cell office:value-type="float" office:value="84.111999999999995" table:style-name="ce11">
            <text:p>84.112</text:p>
          </table:table-cell>
          <table:table-cell office:value-type="float" office:value="71.831000000000003" table:style-name="ce11">
            <text:p>71.831</text:p>
          </table:table-cell>
          <table:table-cell office:value-type="float" office:value="85.513999999999996" table:style-name="ce11">
            <text:p>85.514</text:p>
          </table:table-cell>
          <table:table-cell office:value-type="float" office:value="59.813000000000002" table:style-name="ce11">
            <text:p>59.813</text:p>
          </table:table-cell>
          <table:table-cell office:value-type="float" office:value="76.635999999999996" table:style-name="ce11">
            <text:p>76.636</text:p>
          </table:table-cell>
          <table:table-cell office:value-type="float" office:value="86.448999999999998" table:style-name="ce11">
            <text:p>86.449</text:p>
          </table:table-cell>
          <table:table-cell office:value-type="float" office:value="71.962999999999994" table:style-name="ce11">
            <text:p>71.963</text:p>
          </table:table-cell>
          <table:table-cell office:value-type="float" office:value="59.345999999999997" table:style-name="ce11">
            <text:p>59.346</text:p>
          </table:table-cell>
          <table:table-cell office:value-type="float" office:value="69.159000000000006" table:style-name="ce11">
            <text:p>69.159</text:p>
          </table:table-cell>
          <table:table-cell office:value-type="float" office:value="34.741999999999997" table:style-name="ce11">
            <text:p>34.742</text:p>
          </table:table-cell>
          <table:table-cell office:value-type="float" office:value="45.07" table:style-name="ce11">
            <text:p>45.07</text:p>
          </table:table-cell>
          <table:table-cell office:value-type="float" office:value="28.774000000000001" table:style-name="ce11">
            <text:p>28.774</text:p>
          </table:table-cell>
          <table:table-cell office:value-type="float" office:value="71.495000000000005" table:style-name="ce11">
            <text:p>71.495</text:p>
          </table:table-cell>
          <table:table-cell office:value-type="float" office:value="61.682000000000002" table:style-name="ce11">
            <text:p>61.682</text:p>
          </table:table-cell>
          <table:table-cell office:value-type="float" office:value="54.46" table:style-name="ce11">
            <text:p>54.46</text:p>
          </table:table-cell>
          <table:table-cell office:value-type="float" office:value="54.673000000000002" table:style-name="ce11">
            <text:p>54.673</text:p>
          </table:table-cell>
          <table:table-cell office:value-type="float" office:value="41.783999999999999" table:style-name="ce11">
            <text:p>41.784</text:p>
          </table:table-cell>
          <table:table-cell office:value-type="float" office:value="47.195999999999998" table:style-name="ce11">
            <text:p>47.196</text:p>
          </table:table-cell>
          <table:table-cell office:value-type="float" office:value="61.682000000000002" table:style-name="ce11">
            <text:p>61.682</text:p>
          </table:table-cell>
          <table:table-cell office:value-type="float" office:value="43.661999999999999" table:style-name="ce11">
            <text:p>43.662</text:p>
          </table:table-cell>
          <table:table-cell office:value-type="float" office:value="56.808" table:style-name="ce11">
            <text:p>56.808</text:p>
          </table:table-cell>
          <table:table-cell office:value-type="float" office:value="68.224000000000004" table:style-name="ce11">
            <text:p>68.224</text:p>
          </table:table-cell>
          <table:table-cell office:value-type="float" office:value="68.075000000000003" table:style-name="ce11">
            <text:p>68.075</text:p>
          </table:table-cell>
          <table:table-cell office:value-type="float" office:value="54.206000000000003" table:style-name="ce11">
            <text:p>54.206</text:p>
          </table:table-cell>
          <table:table-cell office:value-type="float" office:value="54.673000000000002" table:style-name="ce11">
            <text:p>54.673</text:p>
          </table:table-cell>
          <table:table-cell office:value-type="float" office:value="49.064999999999998" table:style-name="ce11">
            <text:p>49.065</text:p>
          </table:table-cell>
          <table:table-cell office:value-type="float" office:value="50.466999999999999" table:style-name="ce11">
            <text:p>50.467</text:p>
          </table:table-cell>
          <table:table-cell office:value-type="float" office:value="33.802999999999997" table:style-name="ce11">
            <text:p>33.803</text:p>
          </table:table-cell>
          <table:table-cell office:value-type="float" office:value="93.457999999999998" table:style-name="ce11">
            <text:p>93.458</text:p>
          </table:table-cell>
          <table:table-cell office:value-type="float" office:value="70.891999999999996" table:style-name="ce11">
            <text:p>70.892</text:p>
          </table:table-cell>
          <table:table-cell office:value-type="float" office:value="71.495000000000005" table:style-name="ce11">
            <text:p>71.495</text:p>
          </table:table-cell>
          <table:table-cell office:value-type="float" office:value="67.757000000000005" table:style-name="ce11">
            <text:p>67.757</text:p>
          </table:table-cell>
          <table:table-cell office:value-type="float" office:value="79.438999999999993" table:style-name="ce11">
            <text:p>79.439</text:p>
          </table:table-cell>
          <table:table-cell office:value-type="float" office:value="53.991" table:style-name="ce11">
            <text:p>53.991</text:p>
          </table:table-cell>
          <table:table-cell office:value-type="float" office:value="68.447000000000003" table:style-name="ce11">
            <text:p>68.447</text:p>
          </table:table-cell>
          <table:table-cell office:value-type="float" office:value="6.6040000000000001" table:style-name="ce11">
            <text:p>6.604</text:p>
          </table:table-cell>
          <table:table-cell office:value-type="float" office:value="8.0190000000000001" table:style-name="ce11">
            <text:p>8.019</text:p>
          </table:table-cell>
          <table:table-cell office:value-type="float" office:value="31.132000000000001" table:style-name="ce11">
            <text:p>31.132</text:p>
          </table:table-cell>
          <table:table-cell office:value-type="float" office:value="54.244999999999997" table:style-name="ce11">
            <text:p>54.245</text:p>
          </table:table-cell>
          <table:table-cell office:value-type="float" office:value="86.19" table:style-name="ce11">
            <text:p>86.19</text:p>
          </table:table-cell>
          <table:table-cell office:value-type="float" office:value="69.855999999999995" table:style-name="ce11">
            <text:p>69.856</text:p>
          </table:table-cell>
          <table:table-cell office:value-type="float" office:value="72.463999999999999" table:style-name="ce11">
            <text:p>72.464</text:p>
          </table:table-cell>
          <table:table-cell office:value-type="float" office:value="6.0750000000000002" table:style-name="ce11">
            <text:p>6.075</text:p>
          </table:table-cell>
          <table:table-cell office:value-type="float" office:value="87.85" table:style-name="ce11">
            <text:p>87.85</text:p>
          </table:table-cell>
          <table:table-cell office:value-type="float" office:value="6.0750000000000002" table:style-name="ce11">
            <text:p>6.075</text:p>
          </table:table-cell>
          <table:table-cell office:value-type="float" office:value="5.14" table:style-name="ce11">
            <text:p>5.14</text:p>
          </table:table-cell>
          <table:table-cell office:value-type="float" office:value="88.784999999999997" table:style-name="ce11">
            <text:p>88.785</text:p>
          </table:table-cell>
          <table:table-cell office:value-type="float" office:value="6.0750000000000002" table:style-name="ce11">
            <text:p>6.075</text:p>
          </table:table-cell>
          <table:table-cell office:value-type="float" office:value="9.0909999999999993" table:style-name="ce11">
            <text:p>9.091</text:p>
          </table:table-cell>
          <table:table-cell office:value-type="float" office:value="9.0909999999999993" table:style-name="ce11">
            <text:p>9.091</text:p>
          </table:table-cell>
          <table:table-cell office:value-type="float" office:value="45.454999999999998" table:style-name="ce11">
            <text:p>45.455</text:p>
          </table:table-cell>
          <table:table-cell office:value-type="float" office:value="27.273" table:style-name="ce11">
            <text:p>27.273</text:p>
          </table:table-cell>
          <table:table-cell office:value-type="float" office:value="0" table:style-name="ce11">
            <text:p>0</text:p>
          </table:table-cell>
          <table:table-cell office:value-type="float" office:value="45.454999999999998" table:style-name="ce11">
            <text:p>45.455</text:p>
          </table:table-cell>
          <table:table-cell office:value-type="float" office:value="54.545000000000002" table:style-name="ce11">
            <text:p>54.545</text:p>
          </table:table-cell>
          <table:table-cell office:value-type="float" office:value="27.273" table:style-name="ce11">
            <text:p>27.273</text:p>
          </table:table-cell>
          <table:table-cell office:value-type="float" office:value="54.545000000000002" table:style-name="ce11">
            <text:p>54.545</text:p>
          </table:table-cell>
          <table:table-cell office:value-type="float" office:value="45.454999999999998" table:style-name="ce11">
            <text:p>45.455</text:p>
          </table:table-cell>
          <table:table-cell office:value-type="float" office:value="27.273" table:style-name="ce11">
            <text:p>27.273</text:p>
          </table:table-cell>
          <table:table-cell office:value-type="float" office:value="0" table:style-name="ce11">
            <text:p>0</text:p>
          </table:table-cell>
          <table:table-cell office:value-type="float" office:value="0" table:style-name="ce11">
            <text:p>0</text:p>
          </table:table-cell>
          <table:table-cell office:value-type="float" office:value="18.181999999999999" table:style-name="ce11">
            <text:p>18.182</text:p>
          </table:table-cell>
          <table:table-cell office:value-type="float" office:value="9.0909999999999993" table:style-name="ce11">
            <text:p>9.091</text:p>
          </table:table-cell>
          <table:table-cell office:value-type="float" office:value="18.181999999999999" table:style-name="ce11">
            <text:p>18.182</text:p>
          </table:table-cell>
          <table:table-cell office:value-type="float" office:value="0" table:style-name="ce11">
            <text:p>0</text:p>
          </table:table-cell>
          <table:table-cell office:value-type="float" office:value="45.454999999999998" table:style-name="ce11">
            <text:p>45.455</text:p>
          </table:table-cell>
          <table:table-cell office:value-type="float" office:value="45.454999999999998" table:style-name="ce11">
            <text:p>45.455</text:p>
          </table:table-cell>
          <table:table-cell office:value-type="float" office:value="9.0909999999999993" table:style-name="ce11">
            <text:p>9.091</text:p>
          </table:table-cell>
          <table:table-cell office:value-type="float" office:value="0" table:style-name="ce11">
            <text:p>0</text:p>
          </table:table-cell>
          <table:table-cell office:value-type="float" office:value="18.181999999999999" table:style-name="ce11">
            <text:p>18.182</text:p>
          </table:table-cell>
          <table:table-cell office:value-type="float" office:value="72.727000000000004" table:style-name="ce11">
            <text:p>72.727</text:p>
          </table:table-cell>
          <table:table-cell office:value-type="float" office:value="0" table:style-name="ce11">
            <text:p>0</text:p>
          </table:table-cell>
          <table:table-cell office:value-type="float" office:value="100" table:style-name="ce11">
            <text:p>100</text:p>
          </table:table-cell>
          <table:table-cell office:value-type="float" office:value="63.636000000000003" table:style-name="ce11">
            <text:p>63.636</text:p>
          </table:table-cell>
          <table:table-cell office:value-type="float" office:value="18.181999999999999" table:style-name="ce11">
            <text:p>18.182</text:p>
          </table:table-cell>
          <table:table-cell office:value-type="float" office:value="80" table:style-name="ce11">
            <text:p>80</text:p>
          </table:table-cell>
          <table:table-cell office:value-type="float" office:value="0" table:style-name="ce11">
            <text:p>0</text:p>
          </table:table-cell>
          <table:table-cell office:value-type="float" office:value="18.181999999999999" table:style-name="ce11">
            <text:p>18.182</text:p>
          </table:table-cell>
          <table:table-cell office:value-type="float" office:value="9.0909999999999993" table:style-name="ce11">
            <text:p>9.091</text:p>
          </table:table-cell>
          <table:table-cell office:value-type="float" office:value="20" table:style-name="ce11">
            <text:p>20</text:p>
          </table:table-cell>
          <table:table-cell office:value-type="float" office:value="61.722000000000001" table:style-name="ce11">
            <text:p>61.722</text:p>
          </table:table-cell>
          <table:table-cell office:value-type="float" office:value="65.55" table:style-name="ce11">
            <text:p>65.55</text:p>
          </table:table-cell>
          <table:table-cell office:value-type="float" office:value="58.851999999999997" table:style-name="ce11">
            <text:p>58.852</text:p>
          </table:table-cell>
          <table:table-cell office:value-type="float" office:value="36.363999999999997" table:style-name="ce11">
            <text:p>36.364</text:p>
          </table:table-cell>
          <table:table-cell office:value-type="float" office:value="72.037999999999997" table:style-name="ce11">
            <text:p>72.038</text:p>
          </table:table-cell>
          <table:table-cell office:value-type="float" office:value="71.563999999999993" table:style-name="ce11">
            <text:p>71.564</text:p>
          </table:table-cell>
          <table:table-cell office:value-type="float" office:value="5.6870000000000003" table:style-name="ce11">
            <text:p>5.687</text:p>
          </table:table-cell>
          <table:table-cell office:value-type="float" office:value="75.828999999999994" table:style-name="ce11">
            <text:p>75.829</text:p>
          </table:table-cell>
          <table:table-cell office:value-type="float" office:value="27.141999999999999" table:style-name="ce11">
            <text:p>27.142</text:p>
          </table:table-cell>
          <table:table-cell office:value-type="float" office:value="72.751000000000005" table:style-name="ce11">
            <text:p>72.751</text:p>
          </table:table-cell>
          <table:table-cell table:number-columns-repeated="16254"/>
        </table:table-row>
        <table:table-row table:style-name="ro9">
          <table:table-cell office:value-type="string" table:style-name="ce4">
            <text:p>VMD</text:p>
          </table:table-cell>
          <table:table-cell office:value-type="string" table:style-name="ce4">
            <text:p>Veterinary Medicines Directorate</text:p>
          </table:table-cell>
          <table:table-cell office:value-type="string" table:style-name="ce4">
            <text:p>Environment, Food and Rural Affairs</text:p>
          </table:table-cell>
          <table:table-cell table:style-name="ce4"/>
          <table:table-cell office:value-type="float" office:value="66.31" table:style-name="ce11">
            <text:p>66.31</text:p>
          </table:table-cell>
          <table:table-cell office:value-type="float" office:value="63.414999999999999" table:style-name="ce11">
            <text:p>63.415</text:p>
          </table:table-cell>
          <table:table-cell office:value-type="float" office:value="80.325000000000003" table:style-name="ce11">
            <text:p>80.325</text:p>
          </table:table-cell>
          <table:table-cell office:value-type="float" office:value="87.397999999999996" table:style-name="ce11">
            <text:p>87.398</text:p>
          </table:table-cell>
          <table:table-cell office:value-type="float" office:value="73.983999999999995" table:style-name="ce11">
            <text:p>73.984</text:p>
          </table:table-cell>
          <table:table-cell office:value-type="float" office:value="86.992000000000004" table:style-name="ce11">
            <text:p>86.992</text:p>
          </table:table-cell>
          <table:table-cell office:value-type="float" office:value="50.203000000000003" table:style-name="ce11">
            <text:p>50.203</text:p>
          </table:table-cell>
          <table:table-cell office:value-type="float" office:value="78.049000000000007" table:style-name="ce11">
            <text:p>78.049</text:p>
          </table:table-cell>
          <table:table-cell office:value-type="float" office:value="76.775000000000006" table:style-name="ce11">
            <text:p>76.775</text:p>
          </table:table-cell>
          <table:table-cell office:value-type="float" office:value="26.344000000000001" table:style-name="ce11">
            <text:p>26.344</text:p>
          </table:table-cell>
          <table:table-cell office:value-type="float" office:value="58.692" table:style-name="ce11">
            <text:p>58.692</text:p>
          </table:table-cell>
          <table:table-cell office:value-type="float" office:value="91.057000000000002" table:style-name="ce11">
            <text:p>91.057</text:p>
          </table:table-cell>
          <table:table-cell office:value-type="float" office:value="87.805000000000007" table:style-name="ce11">
            <text:p>87.805</text:p>
          </table:table-cell>
          <table:table-cell office:value-type="float" office:value="78.049000000000007" table:style-name="ce11">
            <text:p>78.049</text:p>
          </table:table-cell>
          <table:table-cell office:value-type="float" office:value="63.414999999999999" table:style-name="ce11">
            <text:p>63.415</text:p>
          </table:table-cell>
          <table:table-cell office:value-type="float" office:value="81.301000000000002" table:style-name="ce11">
            <text:p>81.301</text:p>
          </table:table-cell>
          <table:table-cell office:value-type="float" office:value="84.552999999999997" table:style-name="ce11">
            <text:p>84.553</text:p>
          </table:table-cell>
          <table:table-cell office:value-type="float" office:value="90.244" table:style-name="ce11">
            <text:p>90.244</text:p>
          </table:table-cell>
          <table:table-cell office:value-type="float" office:value="70.731999999999999" table:style-name="ce11">
            <text:p>70.732</text:p>
          </table:table-cell>
          <table:table-cell office:value-type="float" office:value="92.683000000000007" table:style-name="ce11">
            <text:p>92.683</text:p>
          </table:table-cell>
          <table:table-cell office:value-type="float" office:value="87.805000000000007" table:style-name="ce11">
            <text:p>87.805</text:p>
          </table:table-cell>
          <table:table-cell office:value-type="float" office:value="77.236000000000004" table:style-name="ce11">
            <text:p>77.236</text:p>
          </table:table-cell>
          <table:table-cell office:value-type="float" office:value="83.74" table:style-name="ce11">
            <text:p>83.74</text:p>
          </table:table-cell>
          <table:table-cell office:value-type="float" office:value="78.049000000000007" table:style-name="ce11">
            <text:p>78.049</text:p>
          </table:table-cell>
          <table:table-cell office:value-type="float" office:value="66.667000000000002" table:style-name="ce11">
            <text:p>66.667</text:p>
          </table:table-cell>
          <table:table-cell office:value-type="float" office:value="66.667000000000002" table:style-name="ce11">
            <text:p>66.667</text:p>
          </table:table-cell>
          <table:table-cell office:value-type="float" office:value="70.731999999999999" table:style-name="ce11">
            <text:p>70.732</text:p>
          </table:table-cell>
          <table:table-cell office:value-type="float" office:value="45.527999999999999" table:style-name="ce11">
            <text:p>45.528</text:p>
          </table:table-cell>
          <table:table-cell office:value-type="float" office:value="88.617999999999995" table:style-name="ce11">
            <text:p>88.618</text:p>
          </table:table-cell>
          <table:table-cell office:value-type="float" office:value="88.617999999999995" table:style-name="ce11">
            <text:p>88.618</text:p>
          </table:table-cell>
          <table:table-cell office:value-type="float" office:value="83.74" table:style-name="ce11">
            <text:p>83.74</text:p>
          </table:table-cell>
          <table:table-cell office:value-type="float" office:value="71.545000000000002" table:style-name="ce11">
            <text:p>71.545</text:p>
          </table:table-cell>
          <table:table-cell office:value-type="float" office:value="48.78" table:style-name="ce11">
            <text:p>48.78</text:p>
          </table:table-cell>
          <table:table-cell office:value-type="float" office:value="36.585000000000001" table:style-name="ce11">
            <text:p>36.585</text:p>
          </table:table-cell>
          <table:table-cell office:value-type="float" office:value="43.902000000000001" table:style-name="ce11">
            <text:p>43.902</text:p>
          </table:table-cell>
          <table:table-cell office:value-type="float" office:value="82.927000000000007" table:style-name="ce11">
            <text:p>82.927</text:p>
          </table:table-cell>
          <table:table-cell office:value-type="float" office:value="86.992000000000004" table:style-name="ce11">
            <text:p>86.992</text:p>
          </table:table-cell>
          <table:table-cell office:value-type="float" office:value="65.853999999999999" table:style-name="ce11">
            <text:p>65.854</text:p>
          </table:table-cell>
          <table:table-cell office:value-type="float" office:value="76.423000000000002" table:style-name="ce11">
            <text:p>76.423</text:p>
          </table:table-cell>
          <table:table-cell office:value-type="float" office:value="79.674999999999997" table:style-name="ce11">
            <text:p>79.675</text:p>
          </table:table-cell>
          <table:table-cell office:value-type="float" office:value="85.245999999999995" table:style-name="ce11">
            <text:p>85.246</text:p>
          </table:table-cell>
          <table:table-cell office:value-type="float" office:value="91.87" table:style-name="ce11">
            <text:p>91.87</text:p>
          </table:table-cell>
          <table:table-cell office:value-type="float" office:value="81.301000000000002" table:style-name="ce11">
            <text:p>81.301</text:p>
          </table:table-cell>
          <table:table-cell office:value-type="float" office:value="52.845999999999997" table:style-name="ce11">
            <text:p>52.846</text:p>
          </table:table-cell>
          <table:table-cell office:value-type="float" office:value="69.918999999999997" table:style-name="ce11">
            <text:p>69.919</text:p>
          </table:table-cell>
          <table:table-cell office:value-type="float" office:value="25.806000000000001" table:style-name="ce11">
            <text:p>25.806</text:p>
          </table:table-cell>
          <table:table-cell office:value-type="float" office:value="33.871000000000002" table:style-name="ce11">
            <text:p>33.871</text:p>
          </table:table-cell>
          <table:table-cell office:value-type="float" office:value="19.355" table:style-name="ce11">
            <text:p>19.355</text:p>
          </table:table-cell>
          <table:table-cell office:value-type="float" office:value="75.61" table:style-name="ce11">
            <text:p>75.61</text:p>
          </table:table-cell>
          <table:table-cell office:value-type="float" office:value="73.171000000000006" table:style-name="ce11">
            <text:p>73.171</text:p>
          </table:table-cell>
          <table:table-cell office:value-type="float" office:value="62.601999999999997" table:style-name="ce11">
            <text:p>62.602</text:p>
          </table:table-cell>
          <table:table-cell office:value-type="float" office:value="69.355000000000004" table:style-name="ce11">
            <text:p>69.355</text:p>
          </table:table-cell>
          <table:table-cell office:value-type="float" office:value="41.128999999999998" table:style-name="ce11">
            <text:p>41.129</text:p>
          </table:table-cell>
          <table:table-cell office:value-type="float" office:value="40.65" table:style-name="ce11">
            <text:p>40.65</text:p>
          </table:table-cell>
          <table:table-cell office:value-type="float" office:value="73.171000000000006" table:style-name="ce11">
            <text:p>73.171</text:p>
          </table:table-cell>
          <table:table-cell office:value-type="float" office:value="45.527999999999999" table:style-name="ce11">
            <text:p>45.528</text:p>
          </table:table-cell>
          <table:table-cell office:value-type="float" office:value="50" table:style-name="ce11">
            <text:p>50</text:p>
          </table:table-cell>
          <table:table-cell office:value-type="float" office:value="70.968000000000004" table:style-name="ce11">
            <text:p>70.968</text:p>
          </table:table-cell>
          <table:table-cell office:value-type="float" office:value="55.645000000000003" table:style-name="ce11">
            <text:p>55.645</text:p>
          </table:table-cell>
          <table:table-cell office:value-type="float" office:value="47.966999999999999" table:style-name="ce11">
            <text:p>47.967</text:p>
          </table:table-cell>
          <table:table-cell office:value-type="float" office:value="50.406999999999996" table:style-name="ce11">
            <text:p>50.407</text:p>
          </table:table-cell>
          <table:table-cell office:value-type="float" office:value="55.284999999999997" table:style-name="ce11">
            <text:p>55.285</text:p>
          </table:table-cell>
          <table:table-cell office:value-type="float" office:value="50" table:style-name="ce11">
            <text:p>50</text:p>
          </table:table-cell>
          <table:table-cell office:value-type="float" office:value="21.951000000000001" table:style-name="ce11">
            <text:p>21.951</text:p>
          </table:table-cell>
          <table:table-cell office:value-type="float" office:value="92.683000000000007" table:style-name="ce11">
            <text:p>92.683</text:p>
          </table:table-cell>
          <table:table-cell office:value-type="float" office:value="72.358000000000004" table:style-name="ce11">
            <text:p>72.358</text:p>
          </table:table-cell>
          <table:table-cell office:value-type="float" office:value="82.114000000000004" table:style-name="ce11">
            <text:p>82.114</text:p>
          </table:table-cell>
          <table:table-cell office:value-type="float" office:value="67.48" table:style-name="ce11">
            <text:p>67.48</text:p>
          </table:table-cell>
          <table:table-cell office:value-type="float" office:value="77.236000000000004" table:style-name="ce11">
            <text:p>77.236</text:p>
          </table:table-cell>
          <table:table-cell office:value-type="float" office:value="56.911000000000001" table:style-name="ce11">
            <text:p>56.911</text:p>
          </table:table-cell>
          <table:table-cell office:value-type="float" office:value="68.033000000000001" table:style-name="ce11">
            <text:p>68.033</text:p>
          </table:table-cell>
          <table:table-cell office:value-type="float" office:value="6.6120000000000001" table:style-name="ce11">
            <text:p>6.612</text:p>
          </table:table-cell>
          <table:table-cell office:value-type="float" office:value="12.397" table:style-name="ce11">
            <text:p>12.397</text:p>
          </table:table-cell>
          <table:table-cell office:value-type="float" office:value="45.454999999999998" table:style-name="ce11">
            <text:p>45.455</text:p>
          </table:table-cell>
          <table:table-cell office:value-type="float" office:value="35.536999999999999" table:style-name="ce11">
            <text:p>35.537</text:p>
          </table:table-cell>
          <table:table-cell office:value-type="float" office:value="88.617999999999995" table:style-name="ce11">
            <text:p>88.618</text:p>
          </table:table-cell>
          <table:table-cell office:value-type="float" office:value="66.935000000000002" table:style-name="ce11">
            <text:p>66.935</text:p>
          </table:table-cell>
          <table:table-cell office:value-type="float" office:value="77.869" table:style-name="ce11">
            <text:p>77.869</text:p>
          </table:table-cell>
          <table:table-cell office:value-type="float" office:value="5.6909999999999998" table:style-name="ce11">
            <text:p>5.691</text:p>
          </table:table-cell>
          <table:table-cell office:value-type="float" office:value="86.992000000000004" table:style-name="ce11">
            <text:p>86.992</text:p>
          </table:table-cell>
          <table:table-cell office:value-type="float" office:value="7.3170000000000002" table:style-name="ce11">
            <text:p>7.317</text:p>
          </table:table-cell>
          <table:table-cell office:value-type="float" office:value="4.0650000000000004" table:style-name="ce11">
            <text:p>4.065</text:p>
          </table:table-cell>
          <table:table-cell office:value-type="float" office:value="87.805000000000007" table:style-name="ce11">
            <text:p>87.805</text:p>
          </table:table-cell>
          <table:table-cell office:value-type="float" office:value="8.1300000000000008" table:style-name="ce11">
            <text:p>8.13</text:p>
          </table:table-cell>
          <table:table-cell office:value-type="float" office:value="0" table:style-name="ce11">
            <text:p>0</text:p>
          </table:table-cell>
          <table:table-cell office:value-type="float" office:value="0" table:style-name="ce11">
            <text:p>0</text:p>
          </table:table-cell>
          <table:table-cell office:value-type="float" office:value="20" table:style-name="ce11">
            <text:p>20</text:p>
          </table:table-cell>
          <table:table-cell office:value-type="float" office:value="60" table:style-name="ce11">
            <text:p>60</text:p>
          </table:table-cell>
          <table:table-cell office:value-type="float" office:value="0" table:style-name="ce11">
            <text:p>0</text:p>
          </table:table-cell>
          <table:table-cell office:value-type="float" office:value="40" table:style-name="ce11">
            <text:p>40</text:p>
          </table:table-cell>
          <table:table-cell office:value-type="float" office:value="40" table:style-name="ce11">
            <text:p>40</text:p>
          </table:table-cell>
          <table:table-cell office:value-type="float" office:value="20" table:style-name="ce11">
            <text:p>20</text:p>
          </table:table-cell>
          <table:table-cell office:value-type="float" office:value="20" table:style-name="ce11">
            <text:p>20</text:p>
          </table:table-cell>
          <table:table-cell office:value-type="float" office:value="0" table:style-name="ce11">
            <text:p>0</text:p>
          </table:table-cell>
          <table:table-cell office:value-type="float" office:value="40" table:style-name="ce11">
            <text:p>4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0" table:style-name="ce11">
            <text:p>20</text:p>
          </table:table-cell>
          <table:table-cell office:value-type="float" office:value="0" table:style-name="ce11">
            <text:p>0</text:p>
          </table:table-cell>
          <table:table-cell office:value-type="float" office:value="20" table:style-name="ce11">
            <text:p>20</text:p>
          </table:table-cell>
          <table:table-cell office:value-type="float" office:value="60" table:style-name="ce11">
            <text:p>60</text:p>
          </table:table-cell>
          <table:table-cell office:value-type="float" office:value="40" table:style-name="ce11">
            <text:p>40</text:p>
          </table:table-cell>
          <table:table-cell office:value-type="float" office:value="0" table:style-name="ce11">
            <text:p>0</text:p>
          </table:table-cell>
          <table:table-cell office:value-type="float" office:value="33.332999999999998" table:style-name="ce11">
            <text:p>33.333</text:p>
          </table:table-cell>
          <table:table-cell office:value-type="float" office:value="20" table:style-name="ce11">
            <text:p>20</text:p>
          </table:table-cell>
          <table:table-cell office:value-type="float" office:value="60" table:style-name="ce11">
            <text:p>60</text:p>
          </table:table-cell>
          <table:table-cell office:value-type="float" office:value="0" table:style-name="ce11">
            <text:p>0</text:p>
          </table:table-cell>
          <table:table-cell office:value-type="float" office:value="33.332999999999998" table:style-name="ce11">
            <text:p>33.333</text:p>
          </table:table-cell>
          <table:table-cell office:value-type="float" office:value="60" table:style-name="ce11">
            <text:p>60</text:p>
          </table:table-cell>
          <table:table-cell office:value-type="float" office:value="20" table:style-name="ce11">
            <text:p>20</text:p>
          </table:table-cell>
          <table:table-cell office:value-type="float" office:value="66.667000000000002" table:style-name="ce11">
            <text:p>66.667</text:p>
          </table:table-cell>
          <table:table-cell office:value-type="float" office:value="33.332999999999998" table:style-name="ce11">
            <text:p>33.333</text:p>
          </table:table-cell>
          <table:table-cell office:value-type="float" office:value="20" table:style-name="ce11">
            <text:p>20</text:p>
          </table:table-cell>
          <table:table-cell office:value-type="float" office:value="20" table:style-name="ce11">
            <text:p>20</text:p>
          </table:table-cell>
          <table:table-cell office:value-type="float" office:value="33.332999999999998" table:style-name="ce11">
            <text:p>33.333</text:p>
          </table:table-cell>
          <table:table-cell office:value-type="float" office:value="60.655999999999999" table:style-name="ce11">
            <text:p>60.656</text:p>
          </table:table-cell>
          <table:table-cell office:value-type="float" office:value="67.212999999999994" table:style-name="ce11">
            <text:p>67.213</text:p>
          </table:table-cell>
          <table:table-cell office:value-type="float" office:value="56.557000000000002" table:style-name="ce11">
            <text:p>56.557</text:p>
          </table:table-cell>
          <table:table-cell office:value-type="float" office:value="34.426000000000002" table:style-name="ce11">
            <text:p>34.426</text:p>
          </table:table-cell>
          <table:table-cell office:value-type="float" office:value="68.852000000000004" table:style-name="ce11">
            <text:p>68.852</text:p>
          </table:table-cell>
          <table:table-cell office:value-type="float" office:value="68.852000000000004" table:style-name="ce11">
            <text:p>68.852</text:p>
          </table:table-cell>
          <table:table-cell office:value-type="float" office:value="3.306" table:style-name="ce11">
            <text:p>3.306</text:p>
          </table:table-cell>
          <table:table-cell office:value-type="float" office:value="80.328000000000003" table:style-name="ce11">
            <text:p>80.328</text:p>
          </table:table-cell>
          <table:table-cell office:value-type="float" office:value="26.946999999999999" table:style-name="ce11">
            <text:p>26.947</text:p>
          </table:table-cell>
          <table:table-cell office:value-type="float" office:value="73.114999999999995" table:style-name="ce11">
            <text:p>73.115</text:p>
          </table:table-cell>
          <table:table-cell table:number-columns-repeated="16254"/>
        </table:table-row>
        <table:table-row table:style-name="ro6">
          <table:table-cell office:value-type="string" table:style-name="ce4">
            <text:p>VOA</text:p>
          </table:table-cell>
          <table:table-cell office:value-type="string" table:style-name="ce4">
            <text:p>Valuation Office Agency</text:p>
          </table:table-cell>
          <table:table-cell office:value-type="string" table:style-name="ce4">
            <text:p>HM Revenue &amp; Customs</text:p>
          </table:table-cell>
          <table:table-cell table:style-name="ce4"/>
          <table:table-cell office:value-type="float" office:value="79.006" table:style-name="ce11">
            <text:p>79.006</text:p>
          </table:table-cell>
          <table:table-cell office:value-type="float" office:value="65.716999999999999" table:style-name="ce11">
            <text:p>65.717</text:p>
          </table:table-cell>
          <table:table-cell office:value-type="float" office:value="79.180000000000007" table:style-name="ce11">
            <text:p>79.18</text:p>
          </table:table-cell>
          <table:table-cell office:value-type="float" office:value="88.775999999999996" table:style-name="ce11">
            <text:p>88.776</text:p>
          </table:table-cell>
          <table:table-cell office:value-type="float" office:value="78.635999999999996" table:style-name="ce11">
            <text:p>78.636</text:p>
          </table:table-cell>
          <table:table-cell office:value-type="float" office:value="83.801000000000002" table:style-name="ce11">
            <text:p>83.801</text:p>
          </table:table-cell>
          <table:table-cell office:value-type="float" office:value="69.599999999999994" table:style-name="ce11">
            <text:p>69.6</text:p>
          </table:table-cell>
          <table:table-cell office:value-type="float" office:value="85.712000000000003" table:style-name="ce11">
            <text:p>85.712</text:p>
          </table:table-cell>
          <table:table-cell office:value-type="float" office:value="79.754999999999995" table:style-name="ce11">
            <text:p>79.755</text:p>
          </table:table-cell>
          <table:table-cell office:value-type="float" office:value="51.201000000000001" table:style-name="ce11">
            <text:p>51.201</text:p>
          </table:table-cell>
          <table:table-cell office:value-type="float" office:value="60.235999999999997" table:style-name="ce11">
            <text:p>60.236</text:p>
          </table:table-cell>
          <table:table-cell office:value-type="float" office:value="90.364999999999995" table:style-name="ce11">
            <text:p>90.365</text:p>
          </table:table-cell>
          <table:table-cell office:value-type="float" office:value="87.546999999999997" table:style-name="ce11">
            <text:p>87.547</text:p>
          </table:table-cell>
          <table:table-cell office:value-type="float" office:value="80.149000000000001" table:style-name="ce11">
            <text:p>80.149</text:p>
          </table:table-cell>
          <table:table-cell office:value-type="float" office:value="59.505000000000003" table:style-name="ce11">
            <text:p>59.505</text:p>
          </table:table-cell>
          <table:table-cell office:value-type="float" office:value="78.221000000000004" table:style-name="ce11">
            <text:p>78.221</text:p>
          </table:table-cell>
          <table:table-cell office:value-type="float" office:value="86.742999999999995" table:style-name="ce11">
            <text:p>86.743</text:p>
          </table:table-cell>
          <table:table-cell office:value-type="float" office:value="90.805000000000007" table:style-name="ce11">
            <text:p>90.805</text:p>
          </table:table-cell>
          <table:table-cell office:value-type="float" office:value="79.281999999999996" table:style-name="ce11">
            <text:p>79.282</text:p>
          </table:table-cell>
          <table:table-cell office:value-type="float" office:value="90.331999999999994" table:style-name="ce11">
            <text:p>90.332</text:p>
          </table:table-cell>
          <table:table-cell office:value-type="float" office:value="85.224000000000004" table:style-name="ce11">
            <text:p>85.224</text:p>
          </table:table-cell>
          <table:table-cell office:value-type="float" office:value="78.706999999999994" table:style-name="ce11">
            <text:p>78.707</text:p>
          </table:table-cell>
          <table:table-cell office:value-type="float" office:value="83.620999999999995" table:style-name="ce11">
            <text:p>83.621</text:p>
          </table:table-cell>
          <table:table-cell office:value-type="float" office:value="85.956000000000003" table:style-name="ce11">
            <text:p>85.956</text:p>
          </table:table-cell>
          <table:table-cell office:value-type="float" office:value="83.046000000000006" table:style-name="ce11">
            <text:p>83.046</text:p>
          </table:table-cell>
          <table:table-cell office:value-type="float" office:value="72.760999999999996" table:style-name="ce11">
            <text:p>72.761</text:p>
          </table:table-cell>
          <table:table-cell office:value-type="float" office:value="79.734999999999999" table:style-name="ce11">
            <text:p>79.735</text:p>
          </table:table-cell>
          <table:table-cell office:value-type="float" office:value="47.491999999999997" table:style-name="ce11">
            <text:p>47.492</text:p>
          </table:table-cell>
          <table:table-cell office:value-type="float" office:value="89.652000000000001" table:style-name="ce11">
            <text:p>89.652</text:p>
          </table:table-cell>
          <table:table-cell office:value-type="float" office:value="84.891999999999996" table:style-name="ce11">
            <text:p>84.892</text:p>
          </table:table-cell>
          <table:table-cell office:value-type="float" office:value="76.867999999999995" table:style-name="ce11">
            <text:p>76.868</text:p>
          </table:table-cell>
          <table:table-cell office:value-type="float" office:value="76.126000000000005" table:style-name="ce11">
            <text:p>76.126</text:p>
          </table:table-cell>
          <table:table-cell office:value-type="float" office:value="69.126999999999995" table:style-name="ce11">
            <text:p>69.127</text:p>
          </table:table-cell>
          <table:table-cell office:value-type="float" office:value="72.203000000000003" table:style-name="ce11">
            <text:p>72.203</text:p>
          </table:table-cell>
          <table:table-cell office:value-type="float" office:value="61.002000000000002" table:style-name="ce11">
            <text:p>61.002</text:p>
          </table:table-cell>
          <table:table-cell office:value-type="float" office:value="88.494" table:style-name="ce11">
            <text:p>88.494</text:p>
          </table:table-cell>
          <table:table-cell office:value-type="float" office:value="92.552000000000007" table:style-name="ce11">
            <text:p>92.552</text:p>
          </table:table-cell>
          <table:table-cell office:value-type="float" office:value="76.930999999999997" table:style-name="ce11">
            <text:p>76.931</text:p>
          </table:table-cell>
          <table:table-cell office:value-type="float" office:value="84.811000000000007" table:style-name="ce11">
            <text:p>84.811</text:p>
          </table:table-cell>
          <table:table-cell office:value-type="float" office:value="73.545000000000002" table:style-name="ce11">
            <text:p>73.545</text:p>
          </table:table-cell>
          <table:table-cell office:value-type="float" office:value="86.188000000000002" table:style-name="ce11">
            <text:p>86.188</text:p>
          </table:table-cell>
          <table:table-cell office:value-type="float" office:value="87.504000000000005" table:style-name="ce11">
            <text:p>87.504</text:p>
          </table:table-cell>
          <table:table-cell office:value-type="float" office:value="77.47" table:style-name="ce11">
            <text:p>77.47</text:p>
          </table:table-cell>
          <table:table-cell office:value-type="float" office:value="72.692999999999998" table:style-name="ce11">
            <text:p>72.693</text:p>
          </table:table-cell>
          <table:table-cell office:value-type="float" office:value="81.061999999999998" table:style-name="ce11">
            <text:p>81.062</text:p>
          </table:table-cell>
          <table:table-cell office:value-type="float" office:value="51.491" table:style-name="ce11">
            <text:p>51.491</text:p>
          </table:table-cell>
          <table:table-cell office:value-type="float" office:value="59.695" table:style-name="ce11">
            <text:p>59.695</text:p>
          </table:table-cell>
          <table:table-cell office:value-type="float" office:value="42.47" table:style-name="ce11">
            <text:p>42.47</text:p>
          </table:table-cell>
          <table:table-cell office:value-type="float" office:value="76.465000000000003" table:style-name="ce11">
            <text:p>76.465</text:p>
          </table:table-cell>
          <table:table-cell office:value-type="float" office:value="72.015000000000001" table:style-name="ce11">
            <text:p>72.015</text:p>
          </table:table-cell>
          <table:table-cell office:value-type="float" office:value="67.016999999999996" table:style-name="ce11">
            <text:p>67.017</text:p>
          </table:table-cell>
          <table:table-cell office:value-type="float" office:value="63.115000000000002" table:style-name="ce11">
            <text:p>63.115</text:p>
          </table:table-cell>
          <table:table-cell office:value-type="float" office:value="44.616999999999997" table:style-name="ce11">
            <text:p>44.617</text:p>
          </table:table-cell>
          <table:table-cell office:value-type="float" office:value="40.42" table:style-name="ce11">
            <text:p>40.42</text:p>
          </table:table-cell>
          <table:table-cell office:value-type="float" office:value="73.613" table:style-name="ce11">
            <text:p>73.613</text:p>
          </table:table-cell>
          <table:table-cell office:value-type="float" office:value="46.393000000000001" table:style-name="ce11">
            <text:p>46.393</text:p>
          </table:table-cell>
          <table:table-cell office:value-type="float" office:value="58.328000000000003" table:style-name="ce11">
            <text:p>58.328</text:p>
          </table:table-cell>
          <table:table-cell office:value-type="float" office:value="58.999000000000002" table:style-name="ce11">
            <text:p>58.999</text:p>
          </table:table-cell>
          <table:table-cell office:value-type="float" office:value="66.667000000000002" table:style-name="ce11">
            <text:p>66.667</text:p>
          </table:table-cell>
          <table:table-cell office:value-type="float" office:value="57.756999999999998" table:style-name="ce11">
            <text:p>57.757</text:p>
          </table:table-cell>
          <table:table-cell office:value-type="float" office:value="60.014000000000003" table:style-name="ce11">
            <text:p>60.014</text:p>
          </table:table-cell>
          <table:table-cell office:value-type="float" office:value="59.878" table:style-name="ce11">
            <text:p>59.878</text:p>
          </table:table-cell>
          <table:table-cell office:value-type="float" office:value="59.255000000000003" table:style-name="ce11">
            <text:p>59.255</text:p>
          </table:table-cell>
          <table:table-cell office:value-type="float" office:value="41.161000000000001" table:style-name="ce11">
            <text:p>41.161</text:p>
          </table:table-cell>
          <table:table-cell office:value-type="float" office:value="93.539000000000001" table:style-name="ce11">
            <text:p>93.539</text:p>
          </table:table-cell>
          <table:table-cell office:value-type="float" office:value="71.424000000000007" table:style-name="ce11">
            <text:p>71.424</text:p>
          </table:table-cell>
          <table:table-cell office:value-type="float" office:value="79.484999999999999" table:style-name="ce11">
            <text:p>79.485</text:p>
          </table:table-cell>
          <table:table-cell office:value-type="float" office:value="74.67" table:style-name="ce11">
            <text:p>74.67</text:p>
          </table:table-cell>
          <table:table-cell office:value-type="float" office:value="85.521000000000001" table:style-name="ce11">
            <text:p>85.521</text:p>
          </table:table-cell>
          <table:table-cell office:value-type="float" office:value="65.266999999999996" table:style-name="ce11">
            <text:p>65.267</text:p>
          </table:table-cell>
          <table:table-cell office:value-type="float" office:value="79.734999999999999" table:style-name="ce11">
            <text:p>79.735</text:p>
          </table:table-cell>
          <table:table-cell office:value-type="float" office:value="4.4850000000000003" table:style-name="ce11">
            <text:p>4.485</text:p>
          </table:table-cell>
          <table:table-cell office:value-type="float" office:value="7.2380000000000004" table:style-name="ce11">
            <text:p>7.238</text:p>
          </table:table-cell>
          <table:table-cell office:value-type="float" office:value="23.513000000000002" table:style-name="ce11">
            <text:p>23.513</text:p>
          </table:table-cell>
          <table:table-cell office:value-type="float" office:value="64.763999999999996" table:style-name="ce11">
            <text:p>64.764</text:p>
          </table:table-cell>
          <table:table-cell office:value-type="float" office:value="90.491" table:style-name="ce11">
            <text:p>90.491</text:p>
          </table:table-cell>
          <table:table-cell office:value-type="float" office:value="73.531999999999996" table:style-name="ce11">
            <text:p>73.532</text:p>
          </table:table-cell>
          <table:table-cell office:value-type="float" office:value="83.082999999999998" table:style-name="ce11">
            <text:p>83.083</text:p>
          </table:table-cell>
          <table:table-cell office:value-type="float" office:value="4.7069999999999999" table:style-name="ce11">
            <text:p>4.707</text:p>
          </table:table-cell>
          <table:table-cell office:value-type="float" office:value="89.028000000000006" table:style-name="ce11">
            <text:p>89.028</text:p>
          </table:table-cell>
          <table:table-cell office:value-type="float" office:value="6.2649999999999997" table:style-name="ce11">
            <text:p>6.265</text:p>
          </table:table-cell>
          <table:table-cell office:value-type="float" office:value="3.9950000000000001" table:style-name="ce11">
            <text:p>3.995</text:p>
          </table:table-cell>
          <table:table-cell office:value-type="float" office:value="91.3" table:style-name="ce11">
            <text:p>91.3</text:p>
          </table:table-cell>
          <table:table-cell office:value-type="float" office:value="4.7050000000000001" table:style-name="ce11">
            <text:p>4.705</text:p>
          </table:table-cell>
          <table:table-cell office:value-type="float" office:value="6.78" table:style-name="ce11">
            <text:p>6.78</text:p>
          </table:table-cell>
          <table:table-cell office:value-type="float" office:value="5.085" table:style-name="ce11">
            <text:p>5.085</text:p>
          </table:table-cell>
          <table:table-cell office:value-type="float" office:value="12.712" table:style-name="ce11">
            <text:p>12.712</text:p>
          </table:table-cell>
          <table:table-cell office:value-type="float" office:value="32.203000000000003" table:style-name="ce11">
            <text:p>32.203</text:p>
          </table:table-cell>
          <table:table-cell office:value-type="float" office:value="0" table:style-name="ce11">
            <text:p>0</text:p>
          </table:table-cell>
          <table:table-cell office:value-type="float" office:value="33.051000000000002" table:style-name="ce11">
            <text:p>33.051</text:p>
          </table:table-cell>
          <table:table-cell office:value-type="float" office:value="50" table:style-name="ce11">
            <text:p>50</text:p>
          </table:table-cell>
          <table:table-cell office:value-type="float" office:value="20.338999999999999" table:style-name="ce11">
            <text:p>20.339</text:p>
          </table:table-cell>
          <table:table-cell office:value-type="float" office:value="34.746000000000002" table:style-name="ce11">
            <text:p>34.746</text:p>
          </table:table-cell>
          <table:table-cell office:value-type="float" office:value="29.661000000000001" table:style-name="ce11">
            <text:p>29.661</text:p>
          </table:table-cell>
          <table:table-cell office:value-type="float" office:value="24.576000000000001" table:style-name="ce11">
            <text:p>24.576</text:p>
          </table:table-cell>
          <table:table-cell office:value-type="float" office:value="4.2370000000000001" table:style-name="ce11">
            <text:p>4.237</text:p>
          </table:table-cell>
          <table:table-cell office:value-type="float" office:value="5.9320000000000004" table:style-name="ce11">
            <text:p>5.932</text:p>
          </table:table-cell>
          <table:table-cell office:value-type="float" office:value="8.4749999999999996" table:style-name="ce11">
            <text:p>8.475</text:p>
          </table:table-cell>
          <table:table-cell office:value-type="float" office:value="19.492000000000001" table:style-name="ce11">
            <text:p>19.492</text:p>
          </table:table-cell>
          <table:table-cell office:value-type="float" office:value="10.169" table:style-name="ce11">
            <text:p>10.169</text:p>
          </table:table-cell>
          <table:table-cell office:value-type="float" office:value="1.6950000000000001" table:style-name="ce11">
            <text:p>1.695</text:p>
          </table:table-cell>
          <table:table-cell office:value-type="float" office:value="35.593000000000004" table:style-name="ce11">
            <text:p>35.593</text:p>
          </table:table-cell>
          <table:table-cell office:value-type="float" office:value="45.762999999999998" table:style-name="ce11">
            <text:p>45.763</text:p>
          </table:table-cell>
          <table:table-cell office:value-type="float" office:value="18.643999999999998" table:style-name="ce11">
            <text:p>18.644</text:p>
          </table:table-cell>
          <table:table-cell office:value-type="float" office:value="38.094999999999999" table:style-name="ce11">
            <text:p>38.095</text:p>
          </table:table-cell>
          <table:table-cell office:value-type="float" office:value="52.542000000000002" table:style-name="ce11">
            <text:p>52.542</text:p>
          </table:table-cell>
          <table:table-cell office:value-type="float" office:value="52.137" table:style-name="ce11">
            <text:p>52.137</text:p>
          </table:table-cell>
          <table:table-cell office:value-type="float" office:value="28.571000000000002" table:style-name="ce11">
            <text:p>28.571</text:p>
          </table:table-cell>
          <table:table-cell office:value-type="float" office:value="50" table:style-name="ce11">
            <text:p>50</text:p>
          </table:table-cell>
          <table:table-cell office:value-type="float" office:value="20.338999999999999" table:style-name="ce11">
            <text:p>20.339</text:p>
          </table:table-cell>
          <table:table-cell office:value-type="float" office:value="26.495999999999999" table:style-name="ce11">
            <text:p>26.496</text:p>
          </table:table-cell>
          <table:table-cell office:value-type="float" office:value="57.143000000000001" table:style-name="ce11">
            <text:p>57.143</text:p>
          </table:table-cell>
          <table:table-cell office:value-type="float" office:value="11.904999999999999" table:style-name="ce11">
            <text:p>11.905</text:p>
          </table:table-cell>
          <table:table-cell office:value-type="float" office:value="27.119" table:style-name="ce11">
            <text:p>27.119</text:p>
          </table:table-cell>
          <table:table-cell office:value-type="float" office:value="21.367999999999999" table:style-name="ce11">
            <text:p>21.368</text:p>
          </table:table-cell>
          <table:table-cell office:value-type="float" office:value="14.286" table:style-name="ce11">
            <text:p>14.286</text:p>
          </table:table-cell>
          <table:table-cell office:value-type="float" office:value="68.39" table:style-name="ce11">
            <text:p>68.39</text:p>
          </table:table-cell>
          <table:table-cell office:value-type="float" office:value="71.488" table:style-name="ce11">
            <text:p>71.488</text:p>
          </table:table-cell>
          <table:table-cell office:value-type="float" office:value="63.881" table:style-name="ce11">
            <text:p>63.881</text:p>
          </table:table-cell>
          <table:table-cell office:value-type="float" office:value="33.091999999999999" table:style-name="ce11">
            <text:p>33.092</text:p>
          </table:table-cell>
          <table:table-cell office:value-type="float" office:value="71.325999999999993" table:style-name="ce11">
            <text:p>71.326</text:p>
          </table:table-cell>
          <table:table-cell office:value-type="float" office:value="70.346000000000004" table:style-name="ce11">
            <text:p>70.346</text:p>
          </table:table-cell>
          <table:table-cell office:value-type="float" office:value="4.5330000000000004" table:style-name="ce11">
            <text:p>4.533</text:p>
          </table:table-cell>
          <table:table-cell office:value-type="float" office:value="73.870999999999995" table:style-name="ce11">
            <text:p>73.871</text:p>
          </table:table-cell>
          <table:table-cell office:value-type="float" office:value="24.004999999999999" table:style-name="ce11">
            <text:p>24.005</text:p>
          </table:table-cell>
          <table:table-cell office:value-type="float" office:value="74.656999999999996" table:style-name="ce11">
            <text:p>74.657</text:p>
          </table:table-cell>
          <table:table-cell table:number-columns-repeated="16254"/>
        </table:table-row>
        <table:table-row table:style-name="ro6">
          <table:table-cell office:value-type="string" table:style-name="ce4">
            <text:p>WG</text:p>
          </table:table-cell>
          <table:table-cell office:value-type="string" table:style-name="ce4">
            <text:p>Welsh Government</text:p>
          </table:table-cell>
          <table:table-cell office:value-type="string" table:style-name="ce4">
            <text:p>Welsh Government</text:p>
          </table:table-cell>
          <table:table-cell table:style-name="ce4"/>
          <table:table-cell office:value-type="float" office:value="66.585999999999999" table:style-name="ce11">
            <text:p>66.586</text:p>
          </table:table-cell>
          <table:table-cell office:value-type="float" office:value="67.745999999999995" table:style-name="ce11">
            <text:p>67.746</text:p>
          </table:table-cell>
          <table:table-cell office:value-type="float" office:value="82.501999999999995" table:style-name="ce11">
            <text:p>82.502</text:p>
          </table:table-cell>
          <table:table-cell office:value-type="float" office:value="87.058000000000007" table:style-name="ce11">
            <text:p>87.058</text:p>
          </table:table-cell>
          <table:table-cell office:value-type="float" office:value="76.296999999999997" table:style-name="ce11">
            <text:p>76.297</text:p>
          </table:table-cell>
          <table:table-cell office:value-type="float" office:value="85.995000000000005" table:style-name="ce11">
            <text:p>85.995</text:p>
          </table:table-cell>
          <table:table-cell office:value-type="float" office:value="52.756" table:style-name="ce11">
            <text:p>52.756</text:p>
          </table:table-cell>
          <table:table-cell office:value-type="float" office:value="85.266000000000005" table:style-name="ce11">
            <text:p>85.266</text:p>
          </table:table-cell>
          <table:table-cell office:value-type="float" office:value="78.653999999999996" table:style-name="ce11">
            <text:p>78.654</text:p>
          </table:table-cell>
          <table:table-cell office:value-type="float" office:value="59.841999999999999" table:style-name="ce11">
            <text:p>59.842</text:p>
          </table:table-cell>
          <table:table-cell office:value-type="float" office:value="59.902000000000001" table:style-name="ce11">
            <text:p>59.902</text:p>
          </table:table-cell>
          <table:table-cell office:value-type="float" office:value="91.397999999999996" table:style-name="ce11">
            <text:p>91.398</text:p>
          </table:table-cell>
          <table:table-cell office:value-type="float" office:value="85.308000000000007" table:style-name="ce11">
            <text:p>85.308</text:p>
          </table:table-cell>
          <table:table-cell office:value-type="float" office:value="80.120999999999995" table:style-name="ce11">
            <text:p>80.121</text:p>
          </table:table-cell>
          <table:table-cell office:value-type="float" office:value="68.275999999999996" table:style-name="ce11">
            <text:p>68.276</text:p>
          </table:table-cell>
          <table:table-cell office:value-type="float" office:value="87.352000000000004" table:style-name="ce11">
            <text:p>87.352</text:p>
          </table:table-cell>
          <table:table-cell office:value-type="float" office:value="85.894000000000005" table:style-name="ce11">
            <text:p>85.894</text:p>
          </table:table-cell>
          <table:table-cell office:value-type="float" office:value="88.221000000000004" table:style-name="ce11">
            <text:p>88.221</text:p>
          </table:table-cell>
          <table:table-cell office:value-type="float" office:value="78.260000000000005" table:style-name="ce11">
            <text:p>78.26</text:p>
          </table:table-cell>
          <table:table-cell office:value-type="float" office:value="92.869" table:style-name="ce11">
            <text:p>92.869</text:p>
          </table:table-cell>
          <table:table-cell office:value-type="float" office:value="89.391000000000005" table:style-name="ce11">
            <text:p>89.391</text:p>
          </table:table-cell>
          <table:table-cell office:value-type="float" office:value="75.837000000000003" table:style-name="ce11">
            <text:p>75.837</text:p>
          </table:table-cell>
          <table:table-cell office:value-type="float" office:value="85.721000000000004" table:style-name="ce11">
            <text:p>85.721</text:p>
          </table:table-cell>
          <table:table-cell office:value-type="float" office:value="87.155000000000001" table:style-name="ce11">
            <text:p>87.155</text:p>
          </table:table-cell>
          <table:table-cell office:value-type="float" office:value="72.665999999999997" table:style-name="ce11">
            <text:p>72.666</text:p>
          </table:table-cell>
          <table:table-cell office:value-type="float" office:value="67.984999999999999" table:style-name="ce11">
            <text:p>67.985</text:p>
          </table:table-cell>
          <table:table-cell office:value-type="float" office:value="74.489999999999995" table:style-name="ce11">
            <text:p>74.49</text:p>
          </table:table-cell>
          <table:table-cell office:value-type="float" office:value="38.543999999999997" table:style-name="ce11">
            <text:p>38.544</text:p>
          </table:table-cell>
          <table:table-cell office:value-type="float" office:value="89.572999999999993" table:style-name="ce11">
            <text:p>89.573</text:p>
          </table:table-cell>
          <table:table-cell office:value-type="float" office:value="87.664000000000001" table:style-name="ce11">
            <text:p>87.664</text:p>
          </table:table-cell>
          <table:table-cell office:value-type="float" office:value="80.731999999999999" table:style-name="ce11">
            <text:p>80.732</text:p>
          </table:table-cell>
          <table:table-cell office:value-type="float" office:value="66.924999999999997" table:style-name="ce11">
            <text:p>66.925</text:p>
          </table:table-cell>
          <table:table-cell office:value-type="float" office:value="47.192999999999998" table:style-name="ce11">
            <text:p>47.193</text:p>
          </table:table-cell>
          <table:table-cell office:value-type="float" office:value="49.756999999999998" table:style-name="ce11">
            <text:p>49.757</text:p>
          </table:table-cell>
          <table:table-cell office:value-type="float" office:value="47.124000000000002" table:style-name="ce11">
            <text:p>47.124</text:p>
          </table:table-cell>
          <table:table-cell office:value-type="float" office:value="88.07" table:style-name="ce11">
            <text:p>88.07</text:p>
          </table:table-cell>
          <table:table-cell office:value-type="float" office:value="91.56" table:style-name="ce11">
            <text:p>91.56</text:p>
          </table:table-cell>
          <table:table-cell office:value-type="float" office:value="77.734999999999999" table:style-name="ce11">
            <text:p>77.735</text:p>
          </table:table-cell>
          <table:table-cell office:value-type="float" office:value="83.656999999999996" table:style-name="ce11">
            <text:p>83.657</text:p>
          </table:table-cell>
          <table:table-cell office:value-type="float" office:value="77.472999999999999" table:style-name="ce11">
            <text:p>77.473</text:p>
          </table:table-cell>
          <table:table-cell office:value-type="float" office:value="81.364000000000004" table:style-name="ce11">
            <text:p>81.364</text:p>
          </table:table-cell>
          <table:table-cell office:value-type="float" office:value="90.872" table:style-name="ce11">
            <text:p>90.872</text:p>
          </table:table-cell>
          <table:table-cell office:value-type="float" office:value="83.932000000000002" table:style-name="ce11">
            <text:p>83.932</text:p>
          </table:table-cell>
          <table:table-cell office:value-type="float" office:value="63.412999999999997" table:style-name="ce11">
            <text:p>63.413</text:p>
          </table:table-cell>
          <table:table-cell office:value-type="float" office:value="74.873000000000005" table:style-name="ce11">
            <text:p>74.873</text:p>
          </table:table-cell>
          <table:table-cell office:value-type="float" office:value="57.668999999999997" table:style-name="ce11">
            <text:p>57.669</text:p>
          </table:table-cell>
          <table:table-cell office:value-type="float" office:value="66.95" table:style-name="ce11">
            <text:p>66.95</text:p>
          </table:table-cell>
          <table:table-cell office:value-type="float" office:value="54.914000000000001" table:style-name="ce11">
            <text:p>54.914</text:p>
          </table:table-cell>
          <table:table-cell office:value-type="float" office:value="78.855000000000004" table:style-name="ce11">
            <text:p>78.855</text:p>
          </table:table-cell>
          <table:table-cell office:value-type="float" office:value="73.251000000000005" table:style-name="ce11">
            <text:p>73.251</text:p>
          </table:table-cell>
          <table:table-cell office:value-type="float" office:value="61.500999999999998" table:style-name="ce11">
            <text:p>61.501</text:p>
          </table:table-cell>
          <table:table-cell office:value-type="float" office:value="65.881" table:style-name="ce11">
            <text:p>65.881</text:p>
          </table:table-cell>
          <table:table-cell office:value-type="float" office:value="45.084000000000003" table:style-name="ce11">
            <text:p>45.084</text:p>
          </table:table-cell>
          <table:table-cell office:value-type="float" office:value="39.262" table:style-name="ce11">
            <text:p>39.262</text:p>
          </table:table-cell>
          <table:table-cell office:value-type="float" office:value="73.441999999999993" table:style-name="ce11">
            <text:p>73.442</text:p>
          </table:table-cell>
          <table:table-cell office:value-type="float" office:value="48.834000000000003" table:style-name="ce11">
            <text:p>48.834</text:p>
          </table:table-cell>
          <table:table-cell office:value-type="float" office:value="52.936999999999998" table:style-name="ce11">
            <text:p>52.937</text:p>
          </table:table-cell>
          <table:table-cell office:value-type="float" office:value="72.647999999999996" table:style-name="ce11">
            <text:p>72.648</text:p>
          </table:table-cell>
          <table:table-cell office:value-type="float" office:value="73.131" table:style-name="ce11">
            <text:p>73.131</text:p>
          </table:table-cell>
          <table:table-cell office:value-type="float" office:value="60.209000000000003" table:style-name="ce11">
            <text:p>60.209</text:p>
          </table:table-cell>
          <table:table-cell office:value-type="float" office:value="59.893000000000001" table:style-name="ce11">
            <text:p>59.893</text:p>
          </table:table-cell>
          <table:table-cell office:value-type="float" office:value="56.348999999999997" table:style-name="ce11">
            <text:p>56.349</text:p>
          </table:table-cell>
          <table:table-cell office:value-type="float" office:value="52.863" table:style-name="ce11">
            <text:p>52.863</text:p>
          </table:table-cell>
          <table:table-cell office:value-type="float" office:value="37.97" table:style-name="ce11">
            <text:p>37.97</text:p>
          </table:table-cell>
          <table:table-cell office:value-type="float" office:value="93.691000000000003" table:style-name="ce11">
            <text:p>93.691</text:p>
          </table:table-cell>
          <table:table-cell office:value-type="float" office:value="77.02" table:style-name="ce11">
            <text:p>77.02</text:p>
          </table:table-cell>
          <table:table-cell office:value-type="float" office:value="70.040999999999997" table:style-name="ce11">
            <text:p>70.041</text:p>
          </table:table-cell>
          <table:table-cell office:value-type="float" office:value="67.177000000000007" table:style-name="ce11">
            <text:p>67.177</text:p>
          </table:table-cell>
          <table:table-cell office:value-type="float" office:value="81.534000000000006" table:style-name="ce11">
            <text:p>81.534</text:p>
          </table:table-cell>
          <table:table-cell office:value-type="float" office:value="57.219000000000001" table:style-name="ce11">
            <text:p>57.219</text:p>
          </table:table-cell>
          <table:table-cell office:value-type="float" office:value="77.701999999999998" table:style-name="ce11">
            <text:p>77.702</text:p>
          </table:table-cell>
          <table:table-cell office:value-type="float" office:value="2.875" table:style-name="ce11">
            <text:p>2.875</text:p>
          </table:table-cell>
          <table:table-cell office:value-type="float" office:value="7.016" table:style-name="ce11">
            <text:p>7.016</text:p>
          </table:table-cell>
          <table:table-cell office:value-type="float" office:value="24.603999999999999" table:style-name="ce11">
            <text:p>24.604</text:p>
          </table:table-cell>
          <table:table-cell office:value-type="float" office:value="65.504999999999995" table:style-name="ce11">
            <text:p>65.505</text:p>
          </table:table-cell>
          <table:table-cell office:value-type="float" office:value="94.813000000000002" table:style-name="ce11">
            <text:p>94.813</text:p>
          </table:table-cell>
          <table:table-cell office:value-type="float" office:value="77.244" table:style-name="ce11">
            <text:p>77.244</text:p>
          </table:table-cell>
          <table:table-cell office:value-type="float" office:value="79.804000000000002" table:style-name="ce11">
            <text:p>79.804</text:p>
          </table:table-cell>
          <table:table-cell office:value-type="float" office:value="4.8019999999999996" table:style-name="ce11">
            <text:p>4.802</text:p>
          </table:table-cell>
          <table:table-cell office:value-type="float" office:value="89.522000000000006" table:style-name="ce11">
            <text:p>89.522</text:p>
          </table:table-cell>
          <table:table-cell office:value-type="float" office:value="5.6749999999999998" table:style-name="ce11">
            <text:p>5.675</text:p>
          </table:table-cell>
          <table:table-cell office:value-type="float" office:value="4.827" table:style-name="ce11">
            <text:p>4.827</text:p>
          </table:table-cell>
          <table:table-cell office:value-type="float" office:value="90.42" table:style-name="ce11">
            <text:p>90.42</text:p>
          </table:table-cell>
          <table:table-cell office:value-type="float" office:value="4.7539999999999996" table:style-name="ce11">
            <text:p>4.754</text:p>
          </table:table-cell>
          <table:table-cell office:value-type="float" office:value="8.0809999999999995" table:style-name="ce11">
            <text:p>8.081</text:p>
          </table:table-cell>
          <table:table-cell office:value-type="float" office:value="3.03" table:style-name="ce11">
            <text:p>3.03</text:p>
          </table:table-cell>
          <table:table-cell office:value-type="float" office:value="22.222000000000001" table:style-name="ce11">
            <text:p>22.222</text:p>
          </table:table-cell>
          <table:table-cell office:value-type="float" office:value="45.454999999999998" table:style-name="ce11">
            <text:p>45.455</text:p>
          </table:table-cell>
          <table:table-cell office:value-type="float" office:value="0.505" table:style-name="ce11">
            <text:p>0.505</text:p>
          </table:table-cell>
          <table:table-cell office:value-type="float" office:value="32.828000000000003" table:style-name="ce11">
            <text:p>32.828</text:p>
          </table:table-cell>
          <table:table-cell office:value-type="float" office:value="44.444000000000003" table:style-name="ce11">
            <text:p>44.444</text:p>
          </table:table-cell>
          <table:table-cell office:value-type="float" office:value="29.797999999999998" table:style-name="ce11">
            <text:p>29.798</text:p>
          </table:table-cell>
          <table:table-cell office:value-type="float" office:value="35.859000000000002" table:style-name="ce11">
            <text:p>35.859</text:p>
          </table:table-cell>
          <table:table-cell office:value-type="float" office:value="33.332999999999998" table:style-name="ce11">
            <text:p>33.333</text:p>
          </table:table-cell>
          <table:table-cell office:value-type="float" office:value="36.869" table:style-name="ce11">
            <text:p>36.869</text:p>
          </table:table-cell>
          <table:table-cell office:value-type="float" office:value="3.03" table:style-name="ce11">
            <text:p>3.03</text:p>
          </table:table-cell>
          <table:table-cell office:value-type="float" office:value="6.0609999999999999" table:style-name="ce11">
            <text:p>6.061</text:p>
          </table:table-cell>
          <table:table-cell office:value-type="float" office:value="8.0809999999999995" table:style-name="ce11">
            <text:p>8.081</text:p>
          </table:table-cell>
          <table:table-cell office:value-type="float" office:value="10.101000000000001" table:style-name="ce11">
            <text:p>10.101</text:p>
          </table:table-cell>
          <table:table-cell office:value-type="float" office:value="7.5759999999999996" table:style-name="ce11">
            <text:p>7.576</text:p>
          </table:table-cell>
          <table:table-cell office:value-type="float" office:value="4.5449999999999999" table:style-name="ce11">
            <text:p>4.545</text:p>
          </table:table-cell>
          <table:table-cell office:value-type="float" office:value="40.201000000000001" table:style-name="ce11">
            <text:p>40.201</text:p>
          </table:table-cell>
          <table:table-cell office:value-type="float" office:value="44.220999999999997" table:style-name="ce11">
            <text:p>44.221</text:p>
          </table:table-cell>
          <table:table-cell office:value-type="float" office:value="15.577999999999999" table:style-name="ce11">
            <text:p>15.578</text:p>
          </table:table-cell>
          <table:table-cell office:value-type="float" office:value="27.847999999999999" table:style-name="ce11">
            <text:p>27.848</text:p>
          </table:table-cell>
          <table:table-cell office:value-type="float" office:value="45.685000000000002" table:style-name="ce11">
            <text:p>45.685</text:p>
          </table:table-cell>
          <table:table-cell office:value-type="float" office:value="54.359000000000002" table:style-name="ce11">
            <text:p>54.359</text:p>
          </table:table-cell>
          <table:table-cell office:value-type="float" office:value="33.75" table:style-name="ce11">
            <text:p>33.75</text:p>
          </table:table-cell>
          <table:table-cell office:value-type="float" office:value="53.164999999999999" table:style-name="ce11">
            <text:p>53.165</text:p>
          </table:table-cell>
          <table:table-cell office:value-type="float" office:value="25.888000000000002" table:style-name="ce11">
            <text:p>25.888</text:p>
          </table:table-cell>
          <table:table-cell office:value-type="float" office:value="21.538" table:style-name="ce11">
            <text:p>21.538</text:p>
          </table:table-cell>
          <table:table-cell office:value-type="float" office:value="51.25" table:style-name="ce11">
            <text:p>51.25</text:p>
          </table:table-cell>
          <table:table-cell office:value-type="float" office:value="18.986999999999998" table:style-name="ce11">
            <text:p>18.987</text:p>
          </table:table-cell>
          <table:table-cell office:value-type="float" office:value="28.425999999999998" table:style-name="ce11">
            <text:p>28.426</text:p>
          </table:table-cell>
          <table:table-cell office:value-type="float" office:value="24.103000000000002" table:style-name="ce11">
            <text:p>24.103</text:p>
          </table:table-cell>
          <table:table-cell office:value-type="float" office:value="15" table:style-name="ce11">
            <text:p>15</text:p>
          </table:table-cell>
          <table:table-cell office:value-type="float" office:value="66.805999999999997" table:style-name="ce11">
            <text:p>66.806</text:p>
          </table:table-cell>
          <table:table-cell office:value-type="float" office:value="71.679000000000002" table:style-name="ce11">
            <text:p>71.679</text:p>
          </table:table-cell>
          <table:table-cell office:value-type="float" office:value="64.616" table:style-name="ce11">
            <text:p>64.616</text:p>
          </table:table-cell>
          <table:table-cell office:value-type="float" office:value="33.168999999999997" table:style-name="ce11">
            <text:p>33.169</text:p>
          </table:table-cell>
          <table:table-cell office:value-type="float" office:value="72.997" table:style-name="ce11">
            <text:p>72.997</text:p>
          </table:table-cell>
          <table:table-cell office:value-type="float" office:value="74.448999999999998" table:style-name="ce11">
            <text:p>74.449</text:p>
          </table:table-cell>
          <table:table-cell office:value-type="float" office:value="4.1470000000000002" table:style-name="ce11">
            <text:p>4.147</text:p>
          </table:table-cell>
          <table:table-cell office:value-type="float" office:value="81.691999999999993" table:style-name="ce11">
            <text:p>81.692</text:p>
          </table:table-cell>
          <table:table-cell office:value-type="float" office:value="23.977" table:style-name="ce11">
            <text:p>23.977</text:p>
          </table:table-cell>
          <table:table-cell office:value-type="float" office:value="75.259" table:style-name="ce11">
            <text:p>75.259</text:p>
          </table:table-cell>
          <table:table-cell table:number-columns-repeated="16254"/>
        </table:table-row>
        <table:table-row table:style-name="ro9">
          <table:table-cell office:value-type="string" table:style-name="ce4">
            <text:p>WPEA</text:p>
          </table:table-cell>
          <table:table-cell office:value-type="string" table:style-name="ce4">
            <text:p>Wilton Park</text:p>
          </table:table-cell>
          <table:table-cell office:value-type="string" table:style-name="ce4">
            <text:p>Foreign and Commonwealth Office</text:p>
          </table:table-cell>
          <table:table-cell table:style-name="ce4"/>
          <table:table-cell office:value-type="float" office:value="89.474000000000004" table:style-name="ce11">
            <text:p>89.474</text:p>
          </table:table-cell>
          <table:table-cell office:value-type="float" office:value="70.596999999999994" table:style-name="ce11">
            <text:p>70.597</text:p>
          </table:table-cell>
          <table:table-cell office:value-type="float" office:value="75.882000000000005" table:style-name="ce11">
            <text:p>75.882</text:p>
          </table:table-cell>
          <table:table-cell office:value-type="float" office:value="80.882000000000005" table:style-name="ce11">
            <text:p>80.882</text:p>
          </table:table-cell>
          <table:table-cell office:value-type="float" office:value="65" table:style-name="ce11">
            <text:p>65</text:p>
          </table:table-cell>
          <table:table-cell office:value-type="float" office:value="82.352999999999994" table:style-name="ce11">
            <text:p>82.353</text:p>
          </table:table-cell>
          <table:table-cell office:value-type="float" office:value="51.838000000000001" table:style-name="ce11">
            <text:p>51.838</text:p>
          </table:table-cell>
          <table:table-cell office:value-type="float" office:value="77.941000000000003" table:style-name="ce11">
            <text:p>77.941</text:p>
          </table:table-cell>
          <table:table-cell office:value-type="float" office:value="62.01" table:style-name="ce11">
            <text:p>62.01</text:p>
          </table:table-cell>
          <table:table-cell office:value-type="float" office:value="29.902000000000001" table:style-name="ce11">
            <text:p>29.902</text:p>
          </table:table-cell>
          <table:table-cell office:value-type="float" office:value="50" table:style-name="ce11">
            <text:p>50</text:p>
          </table:table-cell>
          <table:table-cell office:value-type="float" office:value="86.765000000000001" table:style-name="ce11">
            <text:p>86.765</text:p>
          </table:table-cell>
          <table:table-cell office:value-type="float" office:value="79.412000000000006" table:style-name="ce11">
            <text:p>79.412</text:p>
          </table:table-cell>
          <table:table-cell office:value-type="float" office:value="76.471000000000004" table:style-name="ce11">
            <text:p>76.471</text:p>
          </table:table-cell>
          <table:table-cell office:value-type="float" office:value="60.293999999999997" table:style-name="ce11">
            <text:p>60.294</text:p>
          </table:table-cell>
          <table:table-cell office:value-type="float" office:value="76.471000000000004" table:style-name="ce11">
            <text:p>76.471</text:p>
          </table:table-cell>
          <table:table-cell office:value-type="float" office:value="76.471000000000004" table:style-name="ce11">
            <text:p>76.471</text:p>
          </table:table-cell>
          <table:table-cell office:value-type="float" office:value="85.293999999999997" table:style-name="ce11">
            <text:p>85.294</text:p>
          </table:table-cell>
          <table:table-cell office:value-type="float" office:value="63.234999999999999" table:style-name="ce11">
            <text:p>63.235</text:p>
          </table:table-cell>
          <table:table-cell office:value-type="float" office:value="82.352999999999994" table:style-name="ce11">
            <text:p>82.353</text:p>
          </table:table-cell>
          <table:table-cell office:value-type="float" office:value="89.706000000000003" table:style-name="ce11">
            <text:p>89.706</text:p>
          </table:table-cell>
          <table:table-cell office:value-type="float" office:value="67.647000000000006" table:style-name="ce11">
            <text:p>67.647</text:p>
          </table:table-cell>
          <table:table-cell office:value-type="float" office:value="70.587999999999994" table:style-name="ce11">
            <text:p>70.588</text:p>
          </table:table-cell>
          <table:table-cell office:value-type="float" office:value="80.882000000000005" table:style-name="ce11">
            <text:p>80.882</text:p>
          </table:table-cell>
          <table:table-cell office:value-type="float" office:value="57.353000000000002" table:style-name="ce11">
            <text:p>57.353</text:p>
          </table:table-cell>
          <table:table-cell office:value-type="float" office:value="50" table:style-name="ce11">
            <text:p>50</text:p>
          </table:table-cell>
          <table:table-cell office:value-type="float" office:value="57.353000000000002" table:style-name="ce11">
            <text:p>57.353</text:p>
          </table:table-cell>
          <table:table-cell office:value-type="float" office:value="30.882000000000001" table:style-name="ce11">
            <text:p>30.882</text:p>
          </table:table-cell>
          <table:table-cell office:value-type="float" office:value="74.626999999999995" table:style-name="ce11">
            <text:p>74.627</text:p>
          </table:table-cell>
          <table:table-cell office:value-type="float" office:value="86.765000000000001" table:style-name="ce11">
            <text:p>86.765</text:p>
          </table:table-cell>
          <table:table-cell office:value-type="float" office:value="85.293999999999997" table:style-name="ce11">
            <text:p>85.294</text:p>
          </table:table-cell>
          <table:table-cell office:value-type="float" office:value="61.765000000000001" table:style-name="ce11">
            <text:p>61.765</text:p>
          </table:table-cell>
          <table:table-cell office:value-type="float" office:value="60.293999999999997" table:style-name="ce11">
            <text:p>60.294</text:p>
          </table:table-cell>
          <table:table-cell office:value-type="float" office:value="41.176000000000002" table:style-name="ce11">
            <text:p>41.176</text:p>
          </table:table-cell>
          <table:table-cell office:value-type="float" office:value="44.118000000000002" table:style-name="ce11">
            <text:p>44.118</text:p>
          </table:table-cell>
          <table:table-cell office:value-type="float" office:value="79.412000000000006" table:style-name="ce11">
            <text:p>79.412</text:p>
          </table:table-cell>
          <table:table-cell office:value-type="float" office:value="82.352999999999994" table:style-name="ce11">
            <text:p>82.353</text:p>
          </table:table-cell>
          <table:table-cell office:value-type="float" office:value="70.587999999999994" table:style-name="ce11">
            <text:p>70.588</text:p>
          </table:table-cell>
          <table:table-cell office:value-type="float" office:value="79.412000000000006" table:style-name="ce11">
            <text:p>79.412</text:p>
          </table:table-cell>
          <table:table-cell office:value-type="float" office:value="58.823999999999998" table:style-name="ce11">
            <text:p>58.824</text:p>
          </table:table-cell>
          <table:table-cell office:value-type="float" office:value="73.528999999999996" table:style-name="ce11">
            <text:p>73.529</text:p>
          </table:table-cell>
          <table:table-cell office:value-type="float" office:value="86.566999999999993" table:style-name="ce11">
            <text:p>86.567</text:p>
          </table:table-cell>
          <table:table-cell office:value-type="float" office:value="61.194000000000003" table:style-name="ce11">
            <text:p>61.194</text:p>
          </table:table-cell>
          <table:table-cell office:value-type="float" office:value="38.234999999999999" table:style-name="ce11">
            <text:p>38.235</text:p>
          </table:table-cell>
          <table:table-cell office:value-type="float" office:value="52.941000000000003" table:style-name="ce11">
            <text:p>52.941</text:p>
          </table:table-cell>
          <table:table-cell office:value-type="float" office:value="25" table:style-name="ce11">
            <text:p>25</text:p>
          </table:table-cell>
          <table:table-cell office:value-type="float" office:value="38.234999999999999" table:style-name="ce11">
            <text:p>38.235</text:p>
          </table:table-cell>
          <table:table-cell office:value-type="float" office:value="26.471" table:style-name="ce11">
            <text:p>26.471</text:p>
          </table:table-cell>
          <table:table-cell office:value-type="float" office:value="58.823999999999998" table:style-name="ce11">
            <text:p>58.824</text:p>
          </table:table-cell>
          <table:table-cell office:value-type="float" office:value="61.194000000000003" table:style-name="ce11">
            <text:p>61.194</text:p>
          </table:table-cell>
          <table:table-cell office:value-type="float" office:value="58.209000000000003" table:style-name="ce11">
            <text:p>58.209</text:p>
          </table:table-cell>
          <table:table-cell office:value-type="float" office:value="47.058999999999997" table:style-name="ce11">
            <text:p>47.059</text:p>
          </table:table-cell>
          <table:table-cell office:value-type="float" office:value="33.823999999999998" table:style-name="ce11">
            <text:p>33.824</text:p>
          </table:table-cell>
          <table:table-cell office:value-type="float" office:value="35.293999999999997" table:style-name="ce11">
            <text:p>35.294</text:p>
          </table:table-cell>
          <table:table-cell office:value-type="float" office:value="52.941000000000003" table:style-name="ce11">
            <text:p>52.941</text:p>
          </table:table-cell>
          <table:table-cell office:value-type="float" office:value="41.176000000000002" table:style-name="ce11">
            <text:p>41.176</text:p>
          </table:table-cell>
          <table:table-cell office:value-type="float" office:value="60.293999999999997" table:style-name="ce11">
            <text:p>60.294</text:p>
          </table:table-cell>
          <table:table-cell office:value-type="float" office:value="83.823999999999998" table:style-name="ce11">
            <text:p>83.824</text:p>
          </table:table-cell>
          <table:table-cell office:value-type="float" office:value="63.234999999999999" table:style-name="ce11">
            <text:p>63.235</text:p>
          </table:table-cell>
          <table:table-cell office:value-type="float" office:value="73.134" table:style-name="ce11">
            <text:p>73.134</text:p>
          </table:table-cell>
          <table:table-cell office:value-type="float" office:value="69.117999999999995" table:style-name="ce11">
            <text:p>69.118</text:p>
          </table:table-cell>
          <table:table-cell office:value-type="float" office:value="61.765000000000001" table:style-name="ce11">
            <text:p>61.765</text:p>
          </table:table-cell>
          <table:table-cell office:value-type="float" office:value="57.353000000000002" table:style-name="ce11">
            <text:p>57.353</text:p>
          </table:table-cell>
          <table:table-cell office:value-type="float" office:value="42.646999999999998" table:style-name="ce11">
            <text:p>42.647</text:p>
          </table:table-cell>
          <table:table-cell office:value-type="float" office:value="94.117999999999995" table:style-name="ce11">
            <text:p>94.118</text:p>
          </table:table-cell>
          <table:table-cell office:value-type="float" office:value="83.823999999999998" table:style-name="ce11">
            <text:p>83.824</text:p>
          </table:table-cell>
          <table:table-cell office:value-type="float" office:value="79.103999999999999" table:style-name="ce11">
            <text:p>79.104</text:p>
          </table:table-cell>
          <table:table-cell office:value-type="float" office:value="73.528999999999996" table:style-name="ce11">
            <text:p>73.529</text:p>
          </table:table-cell>
          <table:table-cell office:value-type="float" office:value="79.412000000000006" table:style-name="ce11">
            <text:p>79.412</text:p>
          </table:table-cell>
          <table:table-cell office:value-type="float" office:value="57.353000000000002" table:style-name="ce11">
            <text:p>57.353</text:p>
          </table:table-cell>
          <table:table-cell office:value-type="float" office:value="68.656999999999996" table:style-name="ce11">
            <text:p>68.657</text:p>
          </table:table-cell>
          <table:table-cell office:value-type="float" office:value="1.4710000000000001" table:style-name="ce11">
            <text:p>1.471</text:p>
          </table:table-cell>
          <table:table-cell office:value-type="float" office:value="11.765000000000001" table:style-name="ce11">
            <text:p>11.765</text:p>
          </table:table-cell>
          <table:table-cell office:value-type="float" office:value="41.176000000000002" table:style-name="ce11">
            <text:p>41.176</text:p>
          </table:table-cell>
          <table:table-cell office:value-type="float" office:value="45.588000000000001" table:style-name="ce11">
            <text:p>45.588</text:p>
          </table:table-cell>
          <table:table-cell office:value-type="float" office:value="89.706000000000003" table:style-name="ce11">
            <text:p>89.706</text:p>
          </table:table-cell>
          <table:table-cell office:value-type="float" office:value="66.176000000000002" table:style-name="ce11">
            <text:p>66.176</text:p>
          </table:table-cell>
          <table:table-cell office:value-type="float" office:value="77.941000000000003" table:style-name="ce11">
            <text:p>77.941</text:p>
          </table:table-cell>
          <table:table-cell office:value-type="float" office:value="13.234999999999999" table:style-name="ce11">
            <text:p>13.235</text:p>
          </table:table-cell>
          <table:table-cell office:value-type="float" office:value="80.882000000000005" table:style-name="ce11">
            <text:p>80.882</text:p>
          </table:table-cell>
          <table:table-cell office:value-type="float" office:value="5.8819999999999997" table:style-name="ce11">
            <text:p>5.882</text:p>
          </table:table-cell>
          <table:table-cell office:value-type="float" office:value="5.8819999999999997" table:style-name="ce11">
            <text:p>5.882</text:p>
          </table:table-cell>
          <table:table-cell office:value-type="float" office:value="88.234999999999999" table:style-name="ce11">
            <text:p>88.235</text:p>
          </table:table-cell>
          <table:table-cell office:value-type="float" office:value="5.8819999999999997" table:style-name="ce11">
            <text:p>5.882</text:p>
          </table:table-cell>
          <table:table-cell office:value-type="float" office:value="25" table:style-name="ce11">
            <text:p>25</text:p>
          </table:table-cell>
          <table:table-cell office:value-type="float" office:value="0" table:style-name="ce11">
            <text:p>0</text:p>
          </table:table-cell>
          <table:table-cell office:value-type="float" office:value="75" table:style-name="ce11">
            <text:p>75</text:p>
          </table:table-cell>
          <table:table-cell office:value-type="float" office:value="25" table:style-name="ce11">
            <text:p>25</text:p>
          </table:table-cell>
          <table:table-cell office:value-type="float" office:value="0" table:style-name="ce11">
            <text:p>0</text:p>
          </table:table-cell>
          <table:table-cell office:value-type="float" office:value="50" table:style-name="ce11">
            <text:p>50</text:p>
          </table:table-cell>
          <table:table-cell office:value-type="float" office:value="50" table:style-name="ce11">
            <text:p>50</text:p>
          </table:table-cell>
          <table:table-cell office:value-type="float" office:value="25" table:style-name="ce11">
            <text:p>25</text:p>
          </table:table-cell>
          <table:table-cell office:value-type="float" office:value="75" table:style-name="ce11">
            <text:p>75</text:p>
          </table:table-cell>
          <table:table-cell office:value-type="float" office:value="50" table:style-name="ce11">
            <text:p>50</text:p>
          </table:table-cell>
          <table:table-cell office:value-type="float" office:value="50" table:style-name="ce11">
            <text:p>50</text:p>
          </table:table-cell>
          <table:table-cell office:value-type="float" office:value="0" table:style-name="ce11">
            <text:p>0</text:p>
          </table:table-cell>
          <table:table-cell office:value-type="float" office:value="0" table:style-name="ce11">
            <text:p>0</text:p>
          </table:table-cell>
          <table:table-cell office:value-type="float" office:value="25" table:style-name="ce11">
            <text:p>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5" table:style-name="ce11">
            <text:p>75</text:p>
          </table:table-cell>
          <table:table-cell office:value-type="float" office:value="0" table:style-name="ce11">
            <text:p>0</text:p>
          </table:table-cell>
          <table:table-cell office:value-type="float" office:value="25" table:style-name="ce11">
            <text:p>25</text:p>
          </table:table-cell>
          <table:table-cell office:value-type="float" office:value="0" table:style-name="ce11">
            <text:p>0</text:p>
          </table:table-cell>
          <table:table-cell office:value-type="float" office:value="25" table:style-name="ce11">
            <text:p>25</text:p>
          </table:table-cell>
          <table:table-cell office:value-type="float" office:value="75" table:style-name="ce11">
            <text:p>75</text:p>
          </table:table-cell>
          <table:table-cell office:value-type="float" office:value="33.332999999999998" table:style-name="ce11">
            <text:p>33.333</text:p>
          </table:table-cell>
          <table:table-cell office:value-type="float" office:value="100" table:style-name="ce11">
            <text:p>100</text:p>
          </table:table-cell>
          <table:table-cell office:value-type="float" office:value="75" table:style-name="ce11">
            <text:p>75</text:p>
          </table:table-cell>
          <table:table-cell office:value-type="float" office:value="0" table:style-name="ce11">
            <text:p>0</text:p>
          </table:table-cell>
          <table:table-cell office:value-type="float" office:value="66.667000000000002" table:style-name="ce11">
            <text:p>66.667</text:p>
          </table:table-cell>
          <table:table-cell office:value-type="float" office:value="0" table:style-name="ce11">
            <text:p>0</text:p>
          </table:table-cell>
          <table:table-cell office:value-type="float" office:value="0" table:style-name="ce11">
            <text:p>0</text:p>
          </table:table-cell>
          <table:table-cell office:value-type="float" office:value="25" table:style-name="ce11">
            <text:p>25</text:p>
          </table:table-cell>
          <table:table-cell office:value-type="float" office:value="0" table:style-name="ce11">
            <text:p>0</text:p>
          </table:table-cell>
          <table:table-cell office:value-type="float" office:value="64.706000000000003" table:style-name="ce11">
            <text:p>64.706</text:p>
          </table:table-cell>
          <table:table-cell office:value-type="float" office:value="79.412000000000006" table:style-name="ce11">
            <text:p>79.412</text:p>
          </table:table-cell>
          <table:table-cell office:value-type="float" office:value="69.117999999999995" table:style-name="ce11">
            <text:p>69.118</text:p>
          </table:table-cell>
          <table:table-cell office:value-type="float" office:value="27.940999999999999" table:style-name="ce11">
            <text:p>27.941</text:p>
          </table:table-cell>
          <table:table-cell office:value-type="float" office:value="73.528999999999996" table:style-name="ce11">
            <text:p>73.529</text:p>
          </table:table-cell>
          <table:table-cell office:value-type="float" office:value="86.765000000000001" table:style-name="ce11">
            <text:p>86.765</text:p>
          </table:table-cell>
          <table:table-cell office:value-type="float" office:value="1.5149999999999999" table:style-name="ce11">
            <text:p>1.515</text:p>
          </table:table-cell>
          <table:table-cell office:value-type="float" office:value="82.352999999999994" table:style-name="ce11">
            <text:p>82.353</text:p>
          </table:table-cell>
          <table:table-cell office:value-type="float" office:value="31.062999999999999" table:style-name="ce11">
            <text:p>31.063</text:p>
          </table:table-cell>
          <table:table-cell office:value-type="float" office:value="74.179000000000002" table:style-name="ce11">
            <text:p>74.179</text:p>
          </table:table-cell>
          <table:table-cell table:number-columns-repeated="16254"/>
        </table:table-row>
        <table:table-row table:style-name="ro6">
          <table:table-cell office:value-type="string" table:style-name="ce4">
            <text:p>WRA</text:p>
          </table:table-cell>
          <table:table-cell office:value-type="string" table:style-name="ce4">
            <text:p>Welsh Revenue Authority</text:p>
          </table:table-cell>
          <table:table-cell office:value-type="string" table:style-name="ce4">
            <text:p>Welsh Revenue Authority</text:p>
          </table:table-cell>
          <table:table-cell table:style-name="ce4"/>
          <table:table-cell office:value-type="float" office:value="95.775000000000006" table:style-name="ce11">
            <text:p>95.775</text:p>
          </table:table-cell>
          <table:table-cell office:value-type="float" office:value="77.647000000000006" table:style-name="ce11">
            <text:p>77.647</text:p>
          </table:table-cell>
          <table:table-cell office:value-type="float" office:value="88.823999999999998" table:style-name="ce11">
            <text:p>88.824</text:p>
          </table:table-cell>
          <table:table-cell office:value-type="float" office:value="91.912000000000006" table:style-name="ce11">
            <text:p>91.912</text:p>
          </table:table-cell>
          <table:table-cell office:value-type="float" office:value="84.412000000000006" table:style-name="ce11">
            <text:p>84.412</text:p>
          </table:table-cell>
          <table:table-cell office:value-type="float" office:value="95.587999999999994" table:style-name="ce11">
            <text:p>95.588</text:p>
          </table:table-cell>
          <table:table-cell office:value-type="float" office:value="66.176000000000002" table:style-name="ce11">
            <text:p>66.176</text:p>
          </table:table-cell>
          <table:table-cell office:value-type="float" office:value="92.647000000000006" table:style-name="ce11">
            <text:p>92.647</text:p>
          </table:table-cell>
          <table:table-cell office:value-type="float" office:value="89.215999999999994" table:style-name="ce11">
            <text:p>89.216</text:p>
          </table:table-cell>
          <table:table-cell office:value-type="float" office:value="83.823999999999998" table:style-name="ce11">
            <text:p>83.824</text:p>
          </table:table-cell>
          <table:table-cell office:value-type="float" office:value="76.796999999999997" table:style-name="ce11">
            <text:p>76.797</text:p>
          </table:table-cell>
          <table:table-cell office:value-type="float" office:value="94.117999999999995" table:style-name="ce11">
            <text:p>94.118</text:p>
          </table:table-cell>
          <table:table-cell office:value-type="float" office:value="91.176000000000002" table:style-name="ce11">
            <text:p>91.176</text:p>
          </table:table-cell>
          <table:table-cell office:value-type="float" office:value="89.706000000000003" table:style-name="ce11">
            <text:p>89.706</text:p>
          </table:table-cell>
          <table:table-cell office:value-type="float" office:value="80.882000000000005" table:style-name="ce11">
            <text:p>80.882</text:p>
          </table:table-cell>
          <table:table-cell office:value-type="float" office:value="88.234999999999999" table:style-name="ce11">
            <text:p>88.235</text:p>
          </table:table-cell>
          <table:table-cell office:value-type="float" office:value="89.706000000000003" table:style-name="ce11">
            <text:p>89.706</text:p>
          </table:table-cell>
          <table:table-cell office:value-type="float" office:value="94.117999999999995" table:style-name="ce11">
            <text:p>94.118</text:p>
          </table:table-cell>
          <table:table-cell office:value-type="float" office:value="85.293999999999997" table:style-name="ce11">
            <text:p>85.294</text:p>
          </table:table-cell>
          <table:table-cell office:value-type="float" office:value="97.058999999999997" table:style-name="ce11">
            <text:p>97.059</text:p>
          </table:table-cell>
          <table:table-cell office:value-type="float" office:value="92.647000000000006" table:style-name="ce11">
            <text:p>92.647</text:p>
          </table:table-cell>
          <table:table-cell office:value-type="float" office:value="88.234999999999999" table:style-name="ce11">
            <text:p>88.235</text:p>
          </table:table-cell>
          <table:table-cell office:value-type="float" office:value="92.647000000000006" table:style-name="ce11">
            <text:p>92.647</text:p>
          </table:table-cell>
          <table:table-cell office:value-type="float" office:value="94.117999999999995" table:style-name="ce11">
            <text:p>94.118</text:p>
          </table:table-cell>
          <table:table-cell office:value-type="float" office:value="83.823999999999998" table:style-name="ce11">
            <text:p>83.824</text:p>
          </table:table-cell>
          <table:table-cell office:value-type="float" office:value="80.882000000000005" table:style-name="ce11">
            <text:p>80.882</text:p>
          </table:table-cell>
          <table:table-cell office:value-type="float" office:value="79.412000000000006" table:style-name="ce11">
            <text:p>79.412</text:p>
          </table:table-cell>
          <table:table-cell office:value-type="float" office:value="50" table:style-name="ce11">
            <text:p>50</text:p>
          </table:table-cell>
          <table:table-cell office:value-type="float" office:value="97.058999999999997" table:style-name="ce11">
            <text:p>97.059</text:p>
          </table:table-cell>
          <table:table-cell office:value-type="float" office:value="97.058999999999997" table:style-name="ce11">
            <text:p>97.059</text:p>
          </table:table-cell>
          <table:table-cell office:value-type="float" office:value="92.647000000000006" table:style-name="ce11">
            <text:p>92.647</text:p>
          </table:table-cell>
          <table:table-cell office:value-type="float" office:value="72.058999999999997" table:style-name="ce11">
            <text:p>72.059</text:p>
          </table:table-cell>
          <table:table-cell office:value-type="float" office:value="73.528999999999996" table:style-name="ce11">
            <text:p>73.529</text:p>
          </table:table-cell>
          <table:table-cell office:value-type="float" office:value="52.941000000000003" table:style-name="ce11">
            <text:p>52.941</text:p>
          </table:table-cell>
          <table:table-cell office:value-type="float" office:value="66.176000000000002" table:style-name="ce11">
            <text:p>66.176</text:p>
          </table:table-cell>
          <table:table-cell office:value-type="float" office:value="94.117999999999995" table:style-name="ce11">
            <text:p>94.118</text:p>
          </table:table-cell>
          <table:table-cell office:value-type="float" office:value="94.117999999999995" table:style-name="ce11">
            <text:p>94.118</text:p>
          </table:table-cell>
          <table:table-cell office:value-type="float" office:value="89.706000000000003" table:style-name="ce11">
            <text:p>89.706</text:p>
          </table:table-cell>
          <table:table-cell office:value-type="float" office:value="92.647000000000006" table:style-name="ce11">
            <text:p>92.647</text:p>
          </table:table-cell>
          <table:table-cell office:value-type="float" office:value="91.176000000000002" table:style-name="ce11">
            <text:p>91.176</text:p>
          </table:table-cell>
          <table:table-cell office:value-type="float" office:value="85.293999999999997" table:style-name="ce11">
            <text:p>85.294</text:p>
          </table:table-cell>
          <table:table-cell office:value-type="float" office:value="92.647000000000006" table:style-name="ce11">
            <text:p>92.647</text:p>
          </table:table-cell>
          <table:table-cell office:value-type="float" office:value="89.706000000000003" table:style-name="ce11">
            <text:p>89.706</text:p>
          </table:table-cell>
          <table:table-cell office:value-type="float" office:value="82.352999999999994" table:style-name="ce11">
            <text:p>82.353</text:p>
          </table:table-cell>
          <table:table-cell office:value-type="float" office:value="94.117999999999995" table:style-name="ce11">
            <text:p>94.118</text:p>
          </table:table-cell>
          <table:table-cell office:value-type="float" office:value="79.412000000000006" table:style-name="ce11">
            <text:p>79.412</text:p>
          </table:table-cell>
          <table:table-cell office:value-type="float" office:value="86.765000000000001" table:style-name="ce11">
            <text:p>86.765</text:p>
          </table:table-cell>
          <table:table-cell office:value-type="float" office:value="85.293999999999997" table:style-name="ce11">
            <text:p>85.294</text:p>
          </table:table-cell>
          <table:table-cell office:value-type="float" office:value="88.234999999999999" table:style-name="ce11">
            <text:p>88.235</text:p>
          </table:table-cell>
          <table:table-cell office:value-type="float" office:value="83.823999999999998" table:style-name="ce11">
            <text:p>83.824</text:p>
          </table:table-cell>
          <table:table-cell office:value-type="float" office:value="76.471000000000004" table:style-name="ce11">
            <text:p>76.471</text:p>
          </table:table-cell>
          <table:table-cell office:value-type="float" office:value="79.412000000000006" table:style-name="ce11">
            <text:p>79.412</text:p>
          </table:table-cell>
          <table:table-cell office:value-type="float" office:value="61.765000000000001" table:style-name="ce11">
            <text:p>61.765</text:p>
          </table:table-cell>
          <table:table-cell office:value-type="float" office:value="66.176000000000002" table:style-name="ce11">
            <text:p>66.176</text:p>
          </table:table-cell>
          <table:table-cell office:value-type="float" office:value="85.293999999999997" table:style-name="ce11">
            <text:p>85.294</text:p>
          </table:table-cell>
          <table:table-cell office:value-type="float" office:value="76.471000000000004" table:style-name="ce11">
            <text:p>76.471</text:p>
          </table:table-cell>
          <table:table-cell office:value-type="float" office:value="73.528999999999996" table:style-name="ce11">
            <text:p>73.529</text:p>
          </table:table-cell>
          <table:table-cell office:value-type="float" office:value="85.293999999999997" table:style-name="ce11">
            <text:p>85.294</text:p>
          </table:table-cell>
          <table:table-cell office:value-type="float" office:value="86.765000000000001" table:style-name="ce11">
            <text:p>86.765</text:p>
          </table:table-cell>
          <table:table-cell office:value-type="float" office:value="73.528999999999996" table:style-name="ce11">
            <text:p>73.529</text:p>
          </table:table-cell>
          <table:table-cell office:value-type="float" office:value="77.941000000000003" table:style-name="ce11">
            <text:p>77.941</text:p>
          </table:table-cell>
          <table:table-cell office:value-type="float" office:value="82.352999999999994" table:style-name="ce11">
            <text:p>82.353</text:p>
          </table:table-cell>
          <table:table-cell office:value-type="float" office:value="72.058999999999997" table:style-name="ce11">
            <text:p>72.059</text:p>
          </table:table-cell>
          <table:table-cell office:value-type="float" office:value="46.268999999999998" table:style-name="ce11">
            <text:p>46.269</text:p>
          </table:table-cell>
          <table:table-cell office:value-type="float" office:value="94.117999999999995" table:style-name="ce11">
            <text:p>94.118</text:p>
          </table:table-cell>
          <table:table-cell office:value-type="float" office:value="89.706000000000003" table:style-name="ce11">
            <text:p>89.706</text:p>
          </table:table-cell>
          <table:table-cell office:value-type="float" office:value="88.234999999999999" table:style-name="ce11">
            <text:p>88.235</text:p>
          </table:table-cell>
          <table:table-cell office:value-type="float" office:value="71.641999999999996" table:style-name="ce11">
            <text:p>71.642</text:p>
          </table:table-cell>
          <table:table-cell office:value-type="float" office:value="82.352999999999994" table:style-name="ce11">
            <text:p>82.353</text:p>
          </table:table-cell>
          <table:table-cell office:value-type="float" office:value="69.117999999999995" table:style-name="ce11">
            <text:p>69.118</text:p>
          </table:table-cell>
          <table:table-cell office:value-type="float" office:value="92.537000000000006" table:style-name="ce11">
            <text:p>92.537</text:p>
          </table:table-cell>
          <table:table-cell office:value-type="float" office:value="2.9409999999999998" table:style-name="ce11">
            <text:p>2.941</text:p>
          </table:table-cell>
          <table:table-cell office:value-type="float" office:value="11.765000000000001" table:style-name="ce11">
            <text:p>11.765</text:p>
          </table:table-cell>
          <table:table-cell office:value-type="float" office:value="36.765000000000001" table:style-name="ce11">
            <text:p>36.765</text:p>
          </table:table-cell>
          <table:table-cell office:value-type="float" office:value="48.529000000000003" table:style-name="ce11">
            <text:p>48.529</text:p>
          </table:table-cell>
          <table:table-cell office:value-type="float" office:value="92.647000000000006" table:style-name="ce11">
            <text:p>92.647</text:p>
          </table:table-cell>
          <table:table-cell office:value-type="float" office:value="82.352999999999994" table:style-name="ce11">
            <text:p>82.353</text:p>
          </table:table-cell>
          <table:table-cell office:value-type="float" office:value="88.234999999999999" table:style-name="ce11">
            <text:p>88.235</text:p>
          </table:table-cell>
          <table:table-cell office:value-type="float" office:value="7.3529999999999998" table:style-name="ce11">
            <text:p>7.353</text:p>
          </table:table-cell>
          <table:table-cell office:value-type="float" office:value="91.176000000000002" table:style-name="ce11">
            <text:p>91.176</text:p>
          </table:table-cell>
          <table:table-cell office:value-type="float" office:value="1.4710000000000001" table:style-name="ce11">
            <text:p>1.471</text:p>
          </table:table-cell>
          <table:table-cell office:value-type="float" office:value="4.4119999999999999" table:style-name="ce11">
            <text:p>4.412</text:p>
          </table:table-cell>
          <table:table-cell office:value-type="float" office:value="91.176000000000002" table:style-name="ce11">
            <text:p>91.176</text:p>
          </table:table-cell>
          <table:table-cell office:value-type="float" office:value="4.4119999999999999" table:style-name="ce11">
            <text:p>4.4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3.332999999999998" table:style-name="ce11">
            <text:p>33.333</text:p>
          </table:table-cell>
          <table:table-cell office:value-type="float" office:value="0" table:style-name="ce11">
            <text:p>0</text:p>
          </table:table-cell>
          <table:table-cell office:value-type="float" office:value="33.332999999999998" table:style-name="ce11">
            <text:p>33.333</text:p>
          </table:table-cell>
          <table:table-cell office:value-type="float" office:value="33.332999999999998" table:style-name="ce11">
            <text:p>33.333</text:p>
          </table:table-cell>
          <table:table-cell office:value-type="float" office:value="0" table:style-name="ce11">
            <text:p>0</text:p>
          </table:table-cell>
          <table:table-cell office:value-type="float" office:value="0" table:style-name="ce11">
            <text:p>0</text:p>
          </table:table-cell>
          <table:table-cell office:value-type="float" office:value="33.332999999999998" table:style-name="ce11">
            <text:p>33.333</text:p>
          </table:table-cell>
          <table:table-cell office:value-type="float" office:value="33.332999999999998" table:style-name="ce11">
            <text:p>33.333</text:p>
          </table:table-cell>
          <table:table-cell office:value-type="float" office:value="0" table:style-name="ce11">
            <text:p>0</text:p>
          </table:table-cell>
          <table:table-cell office:value-type="float" office:value="0" table:style-name="ce11">
            <text:p>0</text:p>
          </table:table-cell>
          <table:table-cell office:value-type="float" office:value="33.332999999999998" table:style-name="ce11">
            <text:p>33.333</text:p>
          </table:table-cell>
          <table:table-cell office:value-type="float" office:value="33.332999999999998" table:style-name="ce11">
            <text:p>33.333</text:p>
          </table:table-cell>
          <table:table-cell office:value-type="float" office:value="0" table:style-name="ce11">
            <text:p>0</text:p>
          </table:table-cell>
          <table:table-cell office:value-type="float" office:value="0" table:style-name="ce11">
            <text:p>0</text:p>
          </table:table-cell>
          <table:table-cell office:value-type="float" office:value="66.667000000000002" table:style-name="ce11">
            <text:p>66.667</text:p>
          </table:table-cell>
          <table:table-cell office:value-type="float" office:value="33.332999999999998" table:style-name="ce11">
            <text:p>33.333</text:p>
          </table:table-cell>
          <table:table-cell office:value-type="float" office:value="0" table:style-name="ce11">
            <text:p>0</text:p>
          </table:table-cell>
          <table:table-cell office:value-type="float" office:value="50" table:style-name="ce11">
            <text:p>50</text:p>
          </table:table-cell>
          <table:table-cell office:value-type="float" office:value="33.332999999999998" table:style-name="ce11">
            <text:p>33.333</text:p>
          </table:table-cell>
          <table:table-cell office:value-type="float" office:value="66.667000000000002" table:style-name="ce11">
            <text:p>66.667</text:p>
          </table:table-cell>
          <table:table-cell office:value-type="float" office:value="0" table:style-name="ce11">
            <text:p>0</text:p>
          </table:table-cell>
          <table:table-cell office:value-type="float" office:value="50" table:style-name="ce11">
            <text:p>50</text:p>
          </table:table-cell>
          <table:table-cell office:value-type="float" office:value="66.667000000000002" table:style-name="ce11">
            <text:p>66.667</text:p>
          </table:table-cell>
          <table:table-cell office:value-type="float" office:value="33.332999999999998" table:style-name="ce11">
            <text:p>33.333</text:p>
          </table:table-cell>
          <table:table-cell office:value-type="float" office:value="100" table:style-name="ce11">
            <text:p>10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5" table:style-name="ce11">
            <text:p>75</text:p>
          </table:table-cell>
          <table:table-cell office:value-type="float" office:value="79.412000000000006" table:style-name="ce11">
            <text:p>79.412</text:p>
          </table:table-cell>
          <table:table-cell office:value-type="float" office:value="69.117999999999995" table:style-name="ce11">
            <text:p>69.118</text:p>
          </table:table-cell>
          <table:table-cell office:value-type="float" office:value="23.529" table:style-name="ce11">
            <text:p>23.529</text:p>
          </table:table-cell>
          <table:table-cell office:value-type="float" office:value="80.882000000000005" table:style-name="ce11">
            <text:p>80.882</text:p>
          </table:table-cell>
          <table:table-cell office:value-type="float" office:value="79.412000000000006" table:style-name="ce11">
            <text:p>79.412</text:p>
          </table:table-cell>
          <table:table-cell office:value-type="float" office:value="1.4710000000000001" table:style-name="ce11">
            <text:p>1.471</text:p>
          </table:table-cell>
          <table:table-cell office:value-type="float" office:value="91.176000000000002" table:style-name="ce11">
            <text:p>91.176</text:p>
          </table:table-cell>
          <table:table-cell office:value-type="float" office:value="17.785" table:style-name="ce11">
            <text:p>17.785</text:p>
          </table:table-cell>
          <table:table-cell office:value-type="float" office:value="80.587999999999994" table:style-name="ce11">
            <text:p>80.588</text:p>
          </table:table-cell>
          <table:table-cell table:number-columns-repeated="16254"/>
        </table:table-row>
        <table:table-row table:style-name="ro9">
          <table:table-cell office:value-type="string" table:style-name="ce4">
            <text:p>MOJ_GROUP</text:p>
          </table:table-cell>
          <table:table-cell office:value-type="string" table:style-name="ce4">
            <text:p>Ministry of Justice group (including agencies)</text:p>
          </table:table-cell>
          <table:table-cell office:value-type="string" table:style-name="ce4">
            <text:p>Justice</text:p>
          </table:table-cell>
          <table:table-cell office:value-type="string" table:style-name="ce4">
            <text:p>[note 4]</text:p>
          </table:table-cell>
          <table:table-cell office:value-type="float" office:value="44.871000000000002" table:style-name="ce11">
            <text:p>44.871</text:p>
          </table:table-cell>
          <table:table-cell office:value-type="float" office:value="60.048999999999999" table:style-name="ce11">
            <text:p>60.049</text:p>
          </table:table-cell>
          <table:table-cell office:value-type="float" office:value="72.75" table:style-name="ce11">
            <text:p>72.75</text:p>
          </table:table-cell>
          <table:table-cell office:value-type="float" office:value="77.992000000000004" table:style-name="ce11">
            <text:p>77.992</text:p>
          </table:table-cell>
          <table:table-cell office:value-type="float" office:value="66.543999999999997" table:style-name="ce11">
            <text:p>66.544</text:p>
          </table:table-cell>
          <table:table-cell office:value-type="float" office:value="77.349999999999994" table:style-name="ce11">
            <text:p>77.35</text:p>
          </table:table-cell>
          <table:table-cell office:value-type="float" office:value="49.512" table:style-name="ce11">
            <text:p>49.512</text:p>
          </table:table-cell>
          <table:table-cell office:value-type="float" office:value="73.481999999999999" table:style-name="ce11">
            <text:p>73.482</text:p>
          </table:table-cell>
          <table:table-cell office:value-type="float" office:value="68.155000000000001" table:style-name="ce11">
            <text:p>68.155</text:p>
          </table:table-cell>
          <table:table-cell office:value-type="float" office:value="28.471" table:style-name="ce11">
            <text:p>28.471</text:p>
          </table:table-cell>
          <table:table-cell office:value-type="float" office:value="46.395000000000003" table:style-name="ce11">
            <text:p>46.395</text:p>
          </table:table-cell>
          <table:table-cell office:value-type="float" office:value="88.885000000000005" table:style-name="ce11">
            <text:p>88.885</text:p>
          </table:table-cell>
          <table:table-cell office:value-type="float" office:value="81.168000000000006" table:style-name="ce11">
            <text:p>81.168</text:p>
          </table:table-cell>
          <table:table-cell office:value-type="float" office:value="75.106999999999999" table:style-name="ce11">
            <text:p>75.107</text:p>
          </table:table-cell>
          <table:table-cell office:value-type="float" office:value="51.345999999999997" table:style-name="ce11">
            <text:p>51.346</text:p>
          </table:table-cell>
          <table:table-cell office:value-type="float" office:value="67.224000000000004" table:style-name="ce11">
            <text:p>67.224</text:p>
          </table:table-cell>
          <table:table-cell office:value-type="float" office:value="76.777000000000001" table:style-name="ce11">
            <text:p>76.777</text:p>
          </table:table-cell>
          <table:table-cell office:value-type="float" office:value="79.209000000000003" table:style-name="ce11">
            <text:p>79.209</text:p>
          </table:table-cell>
          <table:table-cell office:value-type="float" office:value="69.787000000000006" table:style-name="ce11">
            <text:p>69.787</text:p>
          </table:table-cell>
          <table:table-cell office:value-type="float" office:value="79.010999999999996" table:style-name="ce11">
            <text:p>79.011</text:p>
          </table:table-cell>
          <table:table-cell office:value-type="float" office:value="77.091999999999999" table:style-name="ce11">
            <text:p>77.092</text:p>
          </table:table-cell>
          <table:table-cell office:value-type="float" office:value="63.368000000000002" table:style-name="ce11">
            <text:p>63.368</text:p>
          </table:table-cell>
          <table:table-cell office:value-type="float" office:value="73.162000000000006" table:style-name="ce11">
            <text:p>73.162</text:p>
          </table:table-cell>
          <table:table-cell office:value-type="float" office:value="76.317999999999998" table:style-name="ce11">
            <text:p>76.318</text:p>
          </table:table-cell>
          <table:table-cell office:value-type="float" office:value="63.109000000000002" table:style-name="ce11">
            <text:p>63.109</text:p>
          </table:table-cell>
          <table:table-cell office:value-type="float" office:value="61.695" table:style-name="ce11">
            <text:p>61.695</text:p>
          </table:table-cell>
          <table:table-cell office:value-type="float" office:value="63.264000000000003" table:style-name="ce11">
            <text:p>63.264</text:p>
          </table:table-cell>
          <table:table-cell office:value-type="float" office:value="38.667000000000002" table:style-name="ce11">
            <text:p>38.667</text:p>
          </table:table-cell>
          <table:table-cell office:value-type="float" office:value="83.227000000000004" table:style-name="ce11">
            <text:p>83.227</text:p>
          </table:table-cell>
          <table:table-cell office:value-type="float" office:value="79.072999999999993" table:style-name="ce11">
            <text:p>79.073</text:p>
          </table:table-cell>
          <table:table-cell office:value-type="float" office:value="69.78" table:style-name="ce11">
            <text:p>69.78</text:p>
          </table:table-cell>
          <table:table-cell office:value-type="float" office:value="58.795999999999999" table:style-name="ce11">
            <text:p>58.796</text:p>
          </table:table-cell>
          <table:table-cell office:value-type="float" office:value="44.963000000000001" table:style-name="ce11">
            <text:p>44.963</text:p>
          </table:table-cell>
          <table:table-cell office:value-type="float" office:value="50.709000000000003" table:style-name="ce11">
            <text:p>50.709</text:p>
          </table:table-cell>
          <table:table-cell office:value-type="float" office:value="43.524999999999999" table:style-name="ce11">
            <text:p>43.525</text:p>
          </table:table-cell>
          <table:table-cell office:value-type="float" office:value="76.021000000000001" table:style-name="ce11">
            <text:p>76.021</text:p>
          </table:table-cell>
          <table:table-cell office:value-type="float" office:value="83.486000000000004" table:style-name="ce11">
            <text:p>83.486</text:p>
          </table:table-cell>
          <table:table-cell office:value-type="float" office:value="62.267000000000003" table:style-name="ce11">
            <text:p>62.267</text:p>
          </table:table-cell>
          <table:table-cell office:value-type="float" office:value="72.19" table:style-name="ce11">
            <text:p>72.19</text:p>
          </table:table-cell>
          <table:table-cell office:value-type="float" office:value="63.223999999999997" table:style-name="ce11">
            <text:p>63.224</text:p>
          </table:table-cell>
          <table:table-cell office:value-type="float" office:value="75.067999999999998" table:style-name="ce11">
            <text:p>75.068</text:p>
          </table:table-cell>
          <table:table-cell office:value-type="float" office:value="87.176000000000002" table:style-name="ce11">
            <text:p>87.176</text:p>
          </table:table-cell>
          <table:table-cell office:value-type="float" office:value="65.171000000000006" table:style-name="ce11">
            <text:p>65.171</text:p>
          </table:table-cell>
          <table:table-cell office:value-type="float" office:value="55.274000000000001" table:style-name="ce11">
            <text:p>55.274</text:p>
          </table:table-cell>
          <table:table-cell office:value-type="float" office:value="63.156999999999996" table:style-name="ce11">
            <text:p>63.157</text:p>
          </table:table-cell>
          <table:table-cell office:value-type="float" office:value="28.167999999999999" table:style-name="ce11">
            <text:p>28.168</text:p>
          </table:table-cell>
          <table:table-cell office:value-type="float" office:value="33.686999999999998" table:style-name="ce11">
            <text:p>33.687</text:p>
          </table:table-cell>
          <table:table-cell office:value-type="float" office:value="23.55" table:style-name="ce11">
            <text:p>23.55</text:p>
          </table:table-cell>
          <table:table-cell office:value-type="float" office:value="61.484000000000002" table:style-name="ce11">
            <text:p>61.484</text:p>
          </table:table-cell>
          <table:table-cell office:value-type="float" office:value="58.851999999999997" table:style-name="ce11">
            <text:p>58.852</text:p>
          </table:table-cell>
          <table:table-cell office:value-type="float" office:value="51.137999999999998" table:style-name="ce11">
            <text:p>51.138</text:p>
          </table:table-cell>
          <table:table-cell office:value-type="float" office:value="51.094999999999999" table:style-name="ce11">
            <text:p>51.095</text:p>
          </table:table-cell>
          <table:table-cell office:value-type="float" office:value="34.326999999999998" table:style-name="ce11">
            <text:p>34.327</text:p>
          </table:table-cell>
          <table:table-cell office:value-type="float" office:value="30.492000000000001" table:style-name="ce11">
            <text:p>30.492</text:p>
          </table:table-cell>
          <table:table-cell office:value-type="float" office:value="55.149000000000001" table:style-name="ce11">
            <text:p>55.149</text:p>
          </table:table-cell>
          <table:table-cell office:value-type="float" office:value="33.043999999999997" table:style-name="ce11">
            <text:p>33.044</text:p>
          </table:table-cell>
          <table:table-cell office:value-type="float" office:value="41.963000000000001" table:style-name="ce11">
            <text:p>41.963</text:p>
          </table:table-cell>
          <table:table-cell office:value-type="float" office:value="63.128999999999998" table:style-name="ce11">
            <text:p>63.129</text:p>
          </table:table-cell>
          <table:table-cell office:value-type="float" office:value="46.84" table:style-name="ce11">
            <text:p>46.84</text:p>
          </table:table-cell>
          <table:table-cell office:value-type="float" office:value="51.1" table:style-name="ce11">
            <text:p>51.1</text:p>
          </table:table-cell>
          <table:table-cell office:value-type="float" office:value="49.231999999999999" table:style-name="ce11">
            <text:p>49.232</text:p>
          </table:table-cell>
          <table:table-cell office:value-type="float" office:value="45.914999999999999" table:style-name="ce11">
            <text:p>45.915</text:p>
          </table:table-cell>
          <table:table-cell office:value-type="float" office:value="40.768000000000001" table:style-name="ce11">
            <text:p>40.768</text:p>
          </table:table-cell>
          <table:table-cell office:value-type="float" office:value="28.704999999999998" table:style-name="ce11">
            <text:p>28.705</text:p>
          </table:table-cell>
          <table:table-cell office:value-type="float" office:value="89.242000000000004" table:style-name="ce11">
            <text:p>89.242</text:p>
          </table:table-cell>
          <table:table-cell office:value-type="float" office:value="64.656999999999996" table:style-name="ce11">
            <text:p>64.657</text:p>
          </table:table-cell>
          <table:table-cell office:value-type="float" office:value="65.641999999999996" table:style-name="ce11">
            <text:p>65.642</text:p>
          </table:table-cell>
          <table:table-cell office:value-type="float" office:value="68.843000000000004" table:style-name="ce11">
            <text:p>68.843</text:p>
          </table:table-cell>
          <table:table-cell office:value-type="float" office:value="74.438000000000002" table:style-name="ce11">
            <text:p>74.438</text:p>
          </table:table-cell>
          <table:table-cell office:value-type="float" office:value="50.210999999999999" table:style-name="ce11">
            <text:p>50.211</text:p>
          </table:table-cell>
          <table:table-cell office:value-type="float" office:value="61.359000000000002" table:style-name="ce11">
            <text:p>61.359</text:p>
          </table:table-cell>
          <table:table-cell office:value-type="float" office:value="8.9719999999999995" table:style-name="ce11">
            <text:p>8.972</text:p>
          </table:table-cell>
          <table:table-cell office:value-type="float" office:value="14.132999999999999" table:style-name="ce11">
            <text:p>14.133</text:p>
          </table:table-cell>
          <table:table-cell office:value-type="float" office:value="28.209" table:style-name="ce11">
            <text:p>28.209</text:p>
          </table:table-cell>
          <table:table-cell office:value-type="float" office:value="48.686" table:style-name="ce11">
            <text:p>48.686</text:p>
          </table:table-cell>
          <table:table-cell office:value-type="float" office:value="83.03" table:style-name="ce11">
            <text:p>83.03</text:p>
          </table:table-cell>
          <table:table-cell office:value-type="float" office:value="62.828000000000003" table:style-name="ce11">
            <text:p>62.828</text:p>
          </table:table-cell>
          <table:table-cell office:value-type="float" office:value="64.921000000000006" table:style-name="ce11">
            <text:p>64.921</text:p>
          </table:table-cell>
          <table:table-cell office:value-type="float" office:value="11.305999999999999" table:style-name="ce11">
            <text:p>11.306</text:p>
          </table:table-cell>
          <table:table-cell office:value-type="float" office:value="79.436000000000007" table:style-name="ce11">
            <text:p>79.436</text:p>
          </table:table-cell>
          <table:table-cell office:value-type="float" office:value="9.2579999999999991" table:style-name="ce11">
            <text:p>9.258</text:p>
          </table:table-cell>
          <table:table-cell office:value-type="float" office:value="10.906000000000001" table:style-name="ce11">
            <text:p>10.906</text:p>
          </table:table-cell>
          <table:table-cell office:value-type="float" office:value="81.712000000000003" table:style-name="ce11">
            <text:p>81.712</text:p>
          </table:table-cell>
          <table:table-cell office:value-type="float" office:value="7.3819999999999997" table:style-name="ce11">
            <text:p>7.382</text:p>
          </table:table-cell>
          <table:table-cell office:value-type="float" office:value="12.766" table:style-name="ce11">
            <text:p>12.766</text:p>
          </table:table-cell>
          <table:table-cell office:value-type="float" office:value="7.5730000000000004" table:style-name="ce11">
            <text:p>7.573</text:p>
          </table:table-cell>
          <table:table-cell office:value-type="float" office:value="33.768000000000001" table:style-name="ce11">
            <text:p>33.768</text:p>
          </table:table-cell>
          <table:table-cell office:value-type="float" office:value="39.442" table:style-name="ce11">
            <text:p>39.442</text:p>
          </table:table-cell>
          <table:table-cell office:value-type="float" office:value="1.6240000000000001" table:style-name="ce11">
            <text:p>1.624</text:p>
          </table:table-cell>
          <table:table-cell office:value-type="float" office:value="42.735999999999997" table:style-name="ce11">
            <text:p>42.736</text:p>
          </table:table-cell>
          <table:table-cell office:value-type="float" office:value="44.155000000000001" table:style-name="ce11">
            <text:p>44.155</text:p>
          </table:table-cell>
          <table:table-cell office:value-type="float" office:value="22.398" table:style-name="ce11">
            <text:p>22.398</text:p>
          </table:table-cell>
          <table:table-cell office:value-type="float" office:value="41.317999999999998" table:style-name="ce11">
            <text:p>41.318</text:p>
          </table:table-cell>
          <table:table-cell office:value-type="float" office:value="37.314" table:style-name="ce11">
            <text:p>37.314</text:p>
          </table:table-cell>
          <table:table-cell office:value-type="float" office:value="27.385000000000002" table:style-name="ce11">
            <text:p>27.385</text:p>
          </table:table-cell>
          <table:table-cell office:value-type="float" office:value="4.5759999999999996" table:style-name="ce11">
            <text:p>4.576</text:p>
          </table:table-cell>
          <table:table-cell office:value-type="float" office:value="6.4969999999999999" table:style-name="ce11">
            <text:p>6.497</text:p>
          </table:table-cell>
          <table:table-cell office:value-type="float" office:value="12.606" table:style-name="ce11">
            <text:p>12.606</text:p>
          </table:table-cell>
          <table:table-cell office:value-type="float" office:value="16.289000000000001" table:style-name="ce11">
            <text:p>16.289</text:p>
          </table:table-cell>
          <table:table-cell office:value-type="float" office:value="7.4580000000000002" table:style-name="ce11">
            <text:p>7.458</text:p>
          </table:table-cell>
          <table:table-cell office:value-type="float" office:value="3.8439999999999999" table:style-name="ce11">
            <text:p>3.844</text:p>
          </table:table-cell>
          <table:table-cell office:value-type="float" office:value="41.137" table:style-name="ce11">
            <text:p>41.137</text:p>
          </table:table-cell>
          <table:table-cell office:value-type="float" office:value="45.884" table:style-name="ce11">
            <text:p>45.884</text:p>
          </table:table-cell>
          <table:table-cell office:value-type="float" office:value="12.978999999999999" table:style-name="ce11">
            <text:p>12.979</text:p>
          </table:table-cell>
          <table:table-cell office:value-type="float" office:value="23.286999999999999" table:style-name="ce11">
            <text:p>23.287</text:p>
          </table:table-cell>
          <table:table-cell office:value-type="float" office:value="39.064999999999998" table:style-name="ce11">
            <text:p>39.065</text:p>
          </table:table-cell>
          <table:table-cell office:value-type="float" office:value="61.94" table:style-name="ce11">
            <text:p>61.94</text:p>
          </table:table-cell>
          <table:table-cell office:value-type="float" office:value="36.883000000000003" table:style-name="ce11">
            <text:p>36.883</text:p>
          </table:table-cell>
          <table:table-cell office:value-type="float" office:value="62.066000000000003" table:style-name="ce11">
            <text:p>62.066</text:p>
          </table:table-cell>
          <table:table-cell office:value-type="float" office:value="34.853000000000002" table:style-name="ce11">
            <text:p>34.853</text:p>
          </table:table-cell>
          <table:table-cell office:value-type="float" office:value="19.308" table:style-name="ce11">
            <text:p>19.308</text:p>
          </table:table-cell>
          <table:table-cell office:value-type="float" office:value="48.991" table:style-name="ce11">
            <text:p>48.991</text:p>
          </table:table-cell>
          <table:table-cell office:value-type="float" office:value="14.647" table:style-name="ce11">
            <text:p>14.647</text:p>
          </table:table-cell>
          <table:table-cell office:value-type="float" office:value="26.082000000000001" table:style-name="ce11">
            <text:p>26.082</text:p>
          </table:table-cell>
          <table:table-cell office:value-type="float" office:value="18.751000000000001" table:style-name="ce11">
            <text:p>18.751</text:p>
          </table:table-cell>
          <table:table-cell office:value-type="float" office:value="14.125999999999999" table:style-name="ce11">
            <text:p>14.126</text:p>
          </table:table-cell>
          <table:table-cell office:value-type="float" office:value="61.161999999999999" table:style-name="ce11">
            <text:p>61.162</text:p>
          </table:table-cell>
          <table:table-cell office:value-type="float" office:value="68.158000000000001" table:style-name="ce11">
            <text:p>68.158</text:p>
          </table:table-cell>
          <table:table-cell office:value-type="float" office:value="58.429000000000002" table:style-name="ce11">
            <text:p>58.429</text:p>
          </table:table-cell>
          <table:table-cell office:value-type="float" office:value="35.972000000000001" table:style-name="ce11">
            <text:p>35.972</text:p>
          </table:table-cell>
          <table:table-cell office:value-type="float" office:value="67.117999999999995" table:style-name="ce11">
            <text:p>67.118</text:p>
          </table:table-cell>
          <table:table-cell office:value-type="float" office:value="69.578000000000003" table:style-name="ce11">
            <text:p>69.578</text:p>
          </table:table-cell>
          <table:table-cell office:value-type="float" office:value="5.6230000000000002" table:style-name="ce11">
            <text:p>5.623</text:p>
          </table:table-cell>
          <table:table-cell office:value-type="float" office:value="71.426000000000002" table:style-name="ce11">
            <text:p>71.426</text:p>
          </table:table-cell>
          <table:table-cell office:value-type="float" office:value="31.099" table:style-name="ce11">
            <text:p>31.099</text:p>
          </table:table-cell>
          <table:table-cell office:value-type="float" office:value="72.545000000000002" table:style-name="ce11">
            <text:p>72.545</text:p>
          </table:table-cell>
          <table:table-cell table:number-columns-repeated="16254"/>
        </table:table-row>
        <table:table-row table:style-name="ro9">
          <table:table-cell office:value-type="string" table:style-name="ce4">
            <text:p>UKSA_GROUP</text:p>
          </table:table-cell>
          <table:table-cell office:value-type="string" table:style-name="ce4">
            <text:p>UK Statistics Authority group (including ONS)</text:p>
          </table:table-cell>
          <table:table-cell office:value-type="string" table:style-name="ce4">
            <text:p>UK Statistics Authority</text:p>
          </table:table-cell>
          <table:table-cell office:value-type="string" table:style-name="ce4">
            <text:p>[note 4]</text:p>
          </table:table-cell>
          <table:table-cell office:value-type="float" office:value="76.733000000000004" table:style-name="ce11">
            <text:p>76.733</text:p>
          </table:table-cell>
          <table:table-cell office:value-type="float" office:value="70.44" table:style-name="ce11">
            <text:p>70.44</text:p>
          </table:table-cell>
          <table:table-cell office:value-type="float" office:value="77.143000000000001" table:style-name="ce11">
            <text:p>77.143</text:p>
          </table:table-cell>
          <table:table-cell office:value-type="float" office:value="82.126000000000005" table:style-name="ce11">
            <text:p>82.126</text:p>
          </table:table-cell>
          <table:table-cell office:value-type="float" office:value="73.539000000000001" table:style-name="ce11">
            <text:p>73.539</text:p>
          </table:table-cell>
          <table:table-cell office:value-type="float" office:value="85.789000000000001" table:style-name="ce11">
            <text:p>85.789</text:p>
          </table:table-cell>
          <table:table-cell office:value-type="float" office:value="63.945999999999998" table:style-name="ce11">
            <text:p>63.946</text:p>
          </table:table-cell>
          <table:table-cell office:value-type="float" office:value="85.51" table:style-name="ce11">
            <text:p>85.51</text:p>
          </table:table-cell>
          <table:table-cell office:value-type="float" office:value="77.722999999999999" table:style-name="ce11">
            <text:p>77.723</text:p>
          </table:table-cell>
          <table:table-cell office:value-type="float" office:value="42.456000000000003" table:style-name="ce11">
            <text:p>42.456</text:p>
          </table:table-cell>
          <table:table-cell office:value-type="float" office:value="59.218000000000004" table:style-name="ce11">
            <text:p>59.218</text:p>
          </table:table-cell>
          <table:table-cell office:value-type="float" office:value="89.346999999999994" table:style-name="ce11">
            <text:p>89.347</text:p>
          </table:table-cell>
          <table:table-cell office:value-type="float" office:value="78.543000000000006" table:style-name="ce11">
            <text:p>78.543</text:p>
          </table:table-cell>
          <table:table-cell office:value-type="float" office:value="77.117999999999995" table:style-name="ce11">
            <text:p>77.118</text:p>
          </table:table-cell>
          <table:table-cell office:value-type="float" office:value="59.387" table:style-name="ce11">
            <text:p>59.387</text:p>
          </table:table-cell>
          <table:table-cell office:value-type="float" office:value="81.319999999999993" table:style-name="ce11">
            <text:p>81.32</text:p>
          </table:table-cell>
          <table:table-cell office:value-type="float" office:value="80.179000000000002" table:style-name="ce11">
            <text:p>80.179</text:p>
          </table:table-cell>
          <table:table-cell office:value-type="float" office:value="84.069000000000003" table:style-name="ce11">
            <text:p>84.069</text:p>
          </table:table-cell>
          <table:table-cell office:value-type="float" office:value="76.793999999999997" table:style-name="ce11">
            <text:p>76.794</text:p>
          </table:table-cell>
          <table:table-cell office:value-type="float" office:value="90.888000000000005" table:style-name="ce11">
            <text:p>90.888</text:p>
          </table:table-cell>
          <table:table-cell office:value-type="float" office:value="86.727999999999994" table:style-name="ce11">
            <text:p>86.728</text:p>
          </table:table-cell>
          <table:table-cell office:value-type="float" office:value="68.763000000000005" table:style-name="ce11">
            <text:p>68.763</text:p>
          </table:table-cell>
          <table:table-cell office:value-type="float" office:value="82.54" table:style-name="ce11">
            <text:p>82.54</text:p>
          </table:table-cell>
          <table:table-cell office:value-type="float" office:value="83.156999999999996" table:style-name="ce11">
            <text:p>83.157</text:p>
          </table:table-cell>
          <table:table-cell office:value-type="float" office:value="68.563000000000002" table:style-name="ce11">
            <text:p>68.563</text:p>
          </table:table-cell>
          <table:table-cell office:value-type="float" office:value="64.713999999999999" table:style-name="ce11">
            <text:p>64.714</text:p>
          </table:table-cell>
          <table:table-cell office:value-type="float" office:value="71.852999999999994" table:style-name="ce11">
            <text:p>71.853</text:p>
          </table:table-cell>
          <table:table-cell office:value-type="float" office:value="41.14" table:style-name="ce11">
            <text:p>41.14</text:p>
          </table:table-cell>
          <table:table-cell office:value-type="float" office:value="89.236000000000004" table:style-name="ce11">
            <text:p>89.236</text:p>
          </table:table-cell>
          <table:table-cell office:value-type="float" office:value="86.753" table:style-name="ce11">
            <text:p>86.753</text:p>
          </table:table-cell>
          <table:table-cell office:value-type="float" office:value="81.375" table:style-name="ce11">
            <text:p>81.375</text:p>
          </table:table-cell>
          <table:table-cell office:value-type="float" office:value="75.632000000000005" table:style-name="ce11">
            <text:p>75.632</text:p>
          </table:table-cell>
          <table:table-cell office:value-type="float" office:value="56.872999999999998" table:style-name="ce11">
            <text:p>56.873</text:p>
          </table:table-cell>
          <table:table-cell office:value-type="float" office:value="66.037000000000006" table:style-name="ce11">
            <text:p>66.037</text:p>
          </table:table-cell>
          <table:table-cell office:value-type="float" office:value="57.293999999999997" table:style-name="ce11">
            <text:p>57.294</text:p>
          </table:table-cell>
          <table:table-cell office:value-type="float" office:value="88.331000000000003" table:style-name="ce11">
            <text:p>88.331</text:p>
          </table:table-cell>
          <table:table-cell office:value-type="float" office:value="91.075999999999993" table:style-name="ce11">
            <text:p>91.076</text:p>
          </table:table-cell>
          <table:table-cell office:value-type="float" office:value="75.23" table:style-name="ce11">
            <text:p>75.23</text:p>
          </table:table-cell>
          <table:table-cell office:value-type="float" office:value="87.424999999999997" table:style-name="ce11">
            <text:p>87.425</text:p>
          </table:table-cell>
          <table:table-cell office:value-type="float" office:value="72.878" table:style-name="ce11">
            <text:p>72.878</text:p>
          </table:table-cell>
          <table:table-cell office:value-type="float" office:value="76.652000000000001" table:style-name="ce11">
            <text:p>76.652</text:p>
          </table:table-cell>
          <table:table-cell office:value-type="float" office:value="88.492000000000004" table:style-name="ce11">
            <text:p>88.492</text:p>
          </table:table-cell>
          <table:table-cell office:value-type="float" office:value="79.433000000000007" table:style-name="ce11">
            <text:p>79.433</text:p>
          </table:table-cell>
          <table:table-cell office:value-type="float" office:value="70.200999999999993" table:style-name="ce11">
            <text:p>70.201</text:p>
          </table:table-cell>
          <table:table-cell office:value-type="float" office:value="78.629000000000005" table:style-name="ce11">
            <text:p>78.629</text:p>
          </table:table-cell>
          <table:table-cell office:value-type="float" office:value="41.993000000000002" table:style-name="ce11">
            <text:p>41.993</text:p>
          </table:table-cell>
          <table:table-cell office:value-type="float" office:value="52.268000000000001" table:style-name="ce11">
            <text:p>52.268</text:p>
          </table:table-cell>
          <table:table-cell office:value-type="float" office:value="33.072000000000003" table:style-name="ce11">
            <text:p>33.072</text:p>
          </table:table-cell>
          <table:table-cell office:value-type="float" office:value="74.418999999999997" table:style-name="ce11">
            <text:p>74.419</text:p>
          </table:table-cell>
          <table:table-cell office:value-type="float" office:value="68.856999999999999" table:style-name="ce11">
            <text:p>68.857</text:p>
          </table:table-cell>
          <table:table-cell office:value-type="float" office:value="63.362000000000002" table:style-name="ce11">
            <text:p>63.362</text:p>
          </table:table-cell>
          <table:table-cell office:value-type="float" office:value="63.067" table:style-name="ce11">
            <text:p>63.067</text:p>
          </table:table-cell>
          <table:table-cell office:value-type="float" office:value="42.024999999999999" table:style-name="ce11">
            <text:p>42.025</text:p>
          </table:table-cell>
          <table:table-cell office:value-type="float" office:value="43.459000000000003" table:style-name="ce11">
            <text:p>43.459</text:p>
          </table:table-cell>
          <table:table-cell office:value-type="float" office:value="71.373000000000005" table:style-name="ce11">
            <text:p>71.373</text:p>
          </table:table-cell>
          <table:table-cell office:value-type="float" office:value="46.926000000000002" table:style-name="ce11">
            <text:p>46.926</text:p>
          </table:table-cell>
          <table:table-cell office:value-type="float" office:value="59.396999999999998" table:style-name="ce11">
            <text:p>59.397</text:p>
          </table:table-cell>
          <table:table-cell office:value-type="float" office:value="81.692999999999998" table:style-name="ce11">
            <text:p>81.693</text:p>
          </table:table-cell>
          <table:table-cell office:value-type="float" office:value="78.224999999999994" table:style-name="ce11">
            <text:p>78.225</text:p>
          </table:table-cell>
          <table:table-cell office:value-type="float" office:value="57.258000000000003" table:style-name="ce11">
            <text:p>57.258</text:p>
          </table:table-cell>
          <table:table-cell office:value-type="float" office:value="63.375" table:style-name="ce11">
            <text:p>63.375</text:p>
          </table:table-cell>
          <table:table-cell office:value-type="float" office:value="61.335000000000001" table:style-name="ce11">
            <text:p>61.335</text:p>
          </table:table-cell>
          <table:table-cell office:value-type="float" office:value="59.039000000000001" table:style-name="ce11">
            <text:p>59.039</text:p>
          </table:table-cell>
          <table:table-cell office:value-type="float" office:value="37.756999999999998" table:style-name="ce11">
            <text:p>37.757</text:p>
          </table:table-cell>
          <table:table-cell office:value-type="float" office:value="91.951999999999998" table:style-name="ce11">
            <text:p>91.952</text:p>
          </table:table-cell>
          <table:table-cell office:value-type="float" office:value="77.203000000000003" table:style-name="ce11">
            <text:p>77.203</text:p>
          </table:table-cell>
          <table:table-cell office:value-type="float" office:value="78.52" table:style-name="ce11">
            <text:p>78.52</text:p>
          </table:table-cell>
          <table:table-cell office:value-type="float" office:value="73.463999999999999" table:style-name="ce11">
            <text:p>73.464</text:p>
          </table:table-cell>
          <table:table-cell office:value-type="float" office:value="87.302000000000007" table:style-name="ce11">
            <text:p>87.302</text:p>
          </table:table-cell>
          <table:table-cell office:value-type="float" office:value="53.280999999999999" table:style-name="ce11">
            <text:p>53.281</text:p>
          </table:table-cell>
          <table:table-cell office:value-type="float" office:value="77.495000000000005" table:style-name="ce11">
            <text:p>77.495</text:p>
          </table:table-cell>
          <table:table-cell office:value-type="float" office:value="4.093" table:style-name="ce11">
            <text:p>4.093</text:p>
          </table:table-cell>
          <table:table-cell office:value-type="float" office:value="11.286" table:style-name="ce11">
            <text:p>11.286</text:p>
          </table:table-cell>
          <table:table-cell office:value-type="float" office:value="32.054000000000002" table:style-name="ce11">
            <text:p>32.054</text:p>
          </table:table-cell>
          <table:table-cell office:value-type="float" office:value="52.567" table:style-name="ce11">
            <text:p>52.567</text:p>
          </table:table-cell>
          <table:table-cell office:value-type="float" office:value="85.251000000000005" table:style-name="ce11">
            <text:p>85.251</text:p>
          </table:table-cell>
          <table:table-cell office:value-type="float" office:value="55.456000000000003" table:style-name="ce11">
            <text:p>55.456</text:p>
          </table:table-cell>
          <table:table-cell office:value-type="float" office:value="79.13" table:style-name="ce11">
            <text:p>79.13</text:p>
          </table:table-cell>
          <table:table-cell office:value-type="float" office:value="6.3230000000000004" table:style-name="ce11">
            <text:p>6.323</text:p>
          </table:table-cell>
          <table:table-cell office:value-type="float" office:value="88.664000000000001" table:style-name="ce11">
            <text:p>88.664</text:p>
          </table:table-cell>
          <table:table-cell office:value-type="float" office:value="5.0129999999999999" table:style-name="ce11">
            <text:p>5.013</text:p>
          </table:table-cell>
          <table:table-cell office:value-type="float" office:value="6.9" table:style-name="ce11">
            <text:p>6.9</text:p>
          </table:table-cell>
          <table:table-cell office:value-type="float" office:value="89.718999999999994" table:style-name="ce11">
            <text:p>89.719</text:p>
          </table:table-cell>
          <table:table-cell office:value-type="float" office:value="3.3809999999999998" table:style-name="ce11">
            <text:p>3.381</text:p>
          </table:table-cell>
          <table:table-cell office:value-type="float" office:value="5.3330000000000002" table:style-name="ce11">
            <text:p>5.333</text:p>
          </table:table-cell>
          <table:table-cell office:value-type="float" office:value="1.667" table:style-name="ce11">
            <text:p>1.667</text:p>
          </table:table-cell>
          <table:table-cell office:value-type="float" office:value="21.667000000000002" table:style-name="ce11">
            <text:p>21.667</text:p>
          </table:table-cell>
          <table:table-cell office:value-type="float" office:value="39.667000000000002" table:style-name="ce11">
            <text:p>39.667</text:p>
          </table:table-cell>
          <table:table-cell office:value-type="float" office:value="0" table:style-name="ce11">
            <text:p>0</text:p>
          </table:table-cell>
          <table:table-cell office:value-type="float" office:value="41.667000000000002" table:style-name="ce11">
            <text:p>41.667</text:p>
          </table:table-cell>
          <table:table-cell office:value-type="float" office:value="51" table:style-name="ce11">
            <text:p>51</text:p>
          </table:table-cell>
          <table:table-cell office:value-type="float" office:value="32.667000000000002" table:style-name="ce11">
            <text:p>32.667</text:p>
          </table:table-cell>
          <table:table-cell office:value-type="float" office:value="35" table:style-name="ce11">
            <text:p>35</text:p>
          </table:table-cell>
          <table:table-cell office:value-type="float" office:value="37.332999999999998" table:style-name="ce11">
            <text:p>37.333</text:p>
          </table:table-cell>
          <table:table-cell office:value-type="float" office:value="34" table:style-name="ce11">
            <text:p>34</text:p>
          </table:table-cell>
          <table:table-cell office:value-type="float" office:value="3" table:style-name="ce11">
            <text:p>3</text:p>
          </table:table-cell>
          <table:table-cell office:value-type="float" office:value="3.6669999999999998" table:style-name="ce11">
            <text:p>3.667</text:p>
          </table:table-cell>
          <table:table-cell office:value-type="float" office:value="10.667" table:style-name="ce11">
            <text:p>10.667</text:p>
          </table:table-cell>
          <table:table-cell office:value-type="float" office:value="11" table:style-name="ce11">
            <text:p>11</text:p>
          </table:table-cell>
          <table:table-cell office:value-type="float" office:value="9.6669999999999998" table:style-name="ce11">
            <text:p>9.667</text:p>
          </table:table-cell>
          <table:table-cell office:value-type="float" office:value="3" table:style-name="ce11">
            <text:p>3</text:p>
          </table:table-cell>
          <table:table-cell office:value-type="float" office:value="44.332999999999998" table:style-name="ce11">
            <text:p>44.333</text:p>
          </table:table-cell>
          <table:table-cell office:value-type="float" office:value="49" table:style-name="ce11">
            <text:p>49</text:p>
          </table:table-cell>
          <table:table-cell office:value-type="float" office:value="6.6669999999999998" table:style-name="ce11">
            <text:p>6.667</text:p>
          </table:table-cell>
          <table:table-cell office:value-type="float" office:value="30.074999999999999" table:style-name="ce11">
            <text:p>30.075</text:p>
          </table:table-cell>
          <table:table-cell office:value-type="float" office:value="50.167999999999999" table:style-name="ce11">
            <text:p>50.168</text:p>
          </table:table-cell>
          <table:table-cell office:value-type="float" office:value="53.691000000000003" table:style-name="ce11">
            <text:p>53.691</text:p>
          </table:table-cell>
          <table:table-cell office:value-type="float" office:value="32.331000000000003" table:style-name="ce11">
            <text:p>32.331</text:p>
          </table:table-cell>
          <table:table-cell office:value-type="float" office:value="57.895000000000003" table:style-name="ce11">
            <text:p>57.895</text:p>
          </table:table-cell>
          <table:table-cell office:value-type="float" office:value="28.956" table:style-name="ce11">
            <text:p>28.956</text:p>
          </table:table-cell>
          <table:table-cell office:value-type="float" office:value="30.201000000000001" table:style-name="ce11">
            <text:p>30.201</text:p>
          </table:table-cell>
          <table:table-cell office:value-type="float" office:value="57.143000000000001" table:style-name="ce11">
            <text:p>57.143</text:p>
          </table:table-cell>
          <table:table-cell office:value-type="float" office:value="12.03" table:style-name="ce11">
            <text:p>12.03</text:p>
          </table:table-cell>
          <table:table-cell office:value-type="float" office:value="20.875" table:style-name="ce11">
            <text:p>20.875</text:p>
          </table:table-cell>
          <table:table-cell office:value-type="float" office:value="16.106999999999999" table:style-name="ce11">
            <text:p>16.107</text:p>
          </table:table-cell>
          <table:table-cell office:value-type="float" office:value="10.526" table:style-name="ce11">
            <text:p>10.526</text:p>
          </table:table-cell>
          <table:table-cell office:value-type="float" office:value="65.656000000000006" table:style-name="ce11">
            <text:p>65.656</text:p>
          </table:table-cell>
          <table:table-cell office:value-type="float" office:value="69.322999999999993" table:style-name="ce11">
            <text:p>69.323</text:p>
          </table:table-cell>
          <table:table-cell office:value-type="float" office:value="61.844999999999999" table:style-name="ce11">
            <text:p>61.845</text:p>
          </table:table-cell>
          <table:table-cell office:value-type="float" office:value="31.565999999999999" table:style-name="ce11">
            <text:p>31.566</text:p>
          </table:table-cell>
          <table:table-cell office:value-type="float" office:value="71.376000000000005" table:style-name="ce11">
            <text:p>71.376</text:p>
          </table:table-cell>
          <table:table-cell office:value-type="float" office:value="74.450999999999993" table:style-name="ce11">
            <text:p>74.451</text:p>
          </table:table-cell>
          <table:table-cell office:value-type="float" office:value="6.157" table:style-name="ce11">
            <text:p>6.157</text:p>
          </table:table-cell>
          <table:table-cell office:value-type="float" office:value="79.171999999999997" table:style-name="ce11">
            <text:p>79.172</text:p>
          </table:table-cell>
          <table:table-cell office:value-type="float" office:value="24.657" table:style-name="ce11">
            <text:p>24.657</text:p>
          </table:table-cell>
          <table:table-cell office:value-type="float" office:value="73.972999999999999" table:style-name="ce11">
            <text:p>73.973</text:p>
          </table:table-cell>
          <table:table-cell table:number-columns-repeated="16254"/>
        </table:table-row>
        <table:table-row table:number-rows-repeated="1048466" table:style-name="ro7">
          <table:table-cell table:number-columns-repeated="16384"/>
        </table:table-row>
      </table:table>
      <table:table table:name="Annex_1" table:style-name="ta1">
        <table:table-column table:style-name="co3" table:default-cell-style-name="ce1"/>
        <table:table-column table:style-name="co4" table:default-cell-style-name="ce1"/>
        <table:table-column table:style-name="co3" table:default-cell-style-name="ce1"/>
        <table:table-column table:style-name="co2" table:number-columns-repeated="16381" table:default-cell-style-name="ce1"/>
        <table:table-row table:style-name="ro1">
          <table:table-cell office:value-type="string" table:style-name="ce6">
            <text:p>Annex 1: Question codes and labels</text:p>
          </table:table-cell>
          <table:table-cell table:number-columns-repeated="16383" table:style-name="ce1"/>
        </table:table-row>
        <table:table-row table:style-name="ro6">
          <table:table-cell office:value-type="string" table:style-name="ce1">
            <text:p>This worksheet contains 1 table.</text:p>
          </table:table-cell>
          <table:table-cell table:number-columns-repeated="16383" table:style-name="ce1"/>
        </table:table-row>
        <table:table-row table:style-name="ro8">
          <table:table-cell office:value-type="string" table:style-name="ce9">
            <text:p>Measure</text:p>
          </table:table-cell>
          <table:table-cell office:value-type="string" table:style-name="ce9">
            <text:p>Label</text:p>
          </table:table-cell>
          <table:table-cell office:value-type="string" table:style-name="ce9">
            <text:p>Section</text:p>
          </table:table-cell>
          <table:table-cell table:number-columns-repeated="16381"/>
        </table:table-row>
        <table:table-row table:style-name="ro9">
          <table:table-cell office:value-type="string" table:style-name="ce4">
            <text:p>EES</text:p>
          </table:table-cell>
          <table:table-cell office:value-type="string" table:style-name="ce4">
            <text:p>Employee engagement index (B47-B51)</text:p>
          </table:table-cell>
          <table:table-cell office:value-type="string" table:style-name="ce4">
            <text:p>Engagement</text:p>
          </table:table-cell>
          <table:table-cell table:number-columns-repeated="16381"/>
        </table:table-row>
        <table:table-row table:style-name="ro9">
          <table:table-cell office:value-type="string" table:style-name="ce4">
            <text:p>mw_ts</text:p>
          </table:table-cell>
          <table:table-cell office:value-type="string" table:style-name="ce4">
            <text:p>My work theme score (% positive, B01-B05)</text:p>
          </table:table-cell>
          <table:table-cell office:value-type="string" table:style-name="ce4">
            <text:p>Theme scores</text:p>
          </table:table-cell>
          <table:table-cell table:number-columns-repeated="16381"/>
        </table:table-row>
        <table:table-row table:style-name="ro3">
          <table:table-cell office:value-type="string" table:style-name="ce4">
            <text:p>op_ts</text:p>
          </table:table-cell>
          <table:table-cell office:value-type="string" table:style-name="ce4">
            <text:p>Organisational objectives and purpose theme score (% positive, B06-B07)</text:p>
          </table:table-cell>
          <table:table-cell office:value-type="string" table:style-name="ce4">
            <text:p>Theme scores</text:p>
          </table:table-cell>
          <table:table-cell table:number-columns-repeated="16381"/>
        </table:table-row>
        <table:table-row table:style-name="ro9">
          <table:table-cell office:value-type="string" table:style-name="ce4">
            <text:p>lm_ts</text:p>
          </table:table-cell>
          <table:table-cell office:value-type="string" table:style-name="ce4">
            <text:p>My manager theme score (% positive, B08-B17)</text:p>
          </table:table-cell>
          <table:table-cell office:value-type="string" table:style-name="ce4">
            <text:p>Theme scores</text:p>
          </table:table-cell>
          <table:table-cell table:number-columns-repeated="16381"/>
        </table:table-row>
        <table:table-row table:style-name="ro9">
          <table:table-cell office:value-type="string" table:style-name="ce4">
            <text:p>mt_ts</text:p>
          </table:table-cell>
          <table:table-cell office:value-type="string" table:style-name="ce4">
            <text:p>My team theme score (% positive, B18-B20)</text:p>
          </table:table-cell>
          <table:table-cell office:value-type="string" table:style-name="ce4">
            <text:p>Theme scores</text:p>
          </table:table-cell>
          <table:table-cell table:number-columns-repeated="16381"/>
        </table:table-row>
        <table:table-row table:style-name="ro3">
          <table:table-cell office:value-type="string" table:style-name="ce4">
            <text:p>ld_ts</text:p>
          </table:table-cell>
          <table:table-cell office:value-type="string" table:style-name="ce4">
            <text:p>Learning and development theme score (% positive, B21-B24)</text:p>
          </table:table-cell>
          <table:table-cell office:value-type="string" table:style-name="ce4">
            <text:p>Theme scores</text:p>
          </table:table-cell>
          <table:table-cell table:number-columns-repeated="16381"/>
        </table:table-row>
        <table:table-row table:style-name="ro3">
          <table:table-cell office:value-type="string" table:style-name="ce4">
            <text:p>if_ts</text:p>
          </table:table-cell>
          <table:table-cell office:value-type="string" table:style-name="ce4">
            <text:p>Inclusion and fair treatment theme score (% positive, B25-B28)</text:p>
          </table:table-cell>
          <table:table-cell office:value-type="string" table:style-name="ce4">
            <text:p>Theme scores</text:p>
          </table:table-cell>
          <table:table-cell table:number-columns-repeated="16381"/>
        </table:table-row>
        <table:table-row table:style-name="ro3">
          <table:table-cell office:value-type="string" table:style-name="ce4">
            <text:p>rw_ts</text:p>
          </table:table-cell>
          <table:table-cell office:value-type="string" table:style-name="ce4">
            <text:p>Resources and workload theme score (% positive, B29-B34)</text:p>
          </table:table-cell>
          <table:table-cell office:value-type="string" table:style-name="ce4">
            <text:p>Theme scores</text:p>
          </table:table-cell>
          <table:table-cell table:number-columns-repeated="16381"/>
        </table:table-row>
        <table:table-row table:style-name="ro9">
          <table:table-cell office:value-type="string" table:style-name="ce4">
            <text:p>pb_ts</text:p>
          </table:table-cell>
          <table:table-cell office:value-type="string" table:style-name="ce4">
            <text:p>Pay and benefits theme score (% positive, B35-B37)</text:p>
          </table:table-cell>
          <table:table-cell office:value-type="string" table:style-name="ce4">
            <text:p>Theme scores</text:p>
          </table:table-cell>
          <table:table-cell table:number-columns-repeated="16381"/>
        </table:table-row>
        <table:table-row table:style-name="ro3">
          <table:table-cell office:value-type="string" table:style-name="ce4">
            <text:p>lc_ts</text:p>
          </table:table-cell>
          <table:table-cell office:value-type="string" table:style-name="ce4">
            <text:p>Leadership and managing change theme score (% positive, B38-B46)</text:p>
          </table:table-cell>
          <table:table-cell office:value-type="string" table:style-name="ce4">
            <text:p>Theme scores</text:p>
          </table:table-cell>
          <table:table-cell table:number-columns-repeated="16381"/>
        </table:table-row>
        <table:table-row table:style-name="ro9">
          <table:table-cell office:value-type="string" table:style-name="ce4">
            <text:p>B01</text:p>
          </table:table-cell>
          <table:table-cell office:value-type="string" table:style-name="ce4">
            <text:p>B01. I am interested in my work (% strongly agree or agree)</text:p>
          </table:table-cell>
          <table:table-cell office:value-type="string" table:style-name="ce4">
            <text:p>My work</text:p>
          </table:table-cell>
          <table:table-cell table:number-columns-repeated="16381"/>
        </table:table-row>
        <table:table-row table:style-name="ro3">
          <table:table-cell office:value-type="string" table:style-name="ce4">
            <text:p>B02</text:p>
          </table:table-cell>
          <table:table-cell office:value-type="string" table:style-name="ce4">
            <text:p>B02. I am sufficiently challenged by my work (% strongly agree or agree)</text:p>
          </table:table-cell>
          <table:table-cell office:value-type="string" table:style-name="ce4">
            <text:p>My work</text:p>
          </table:table-cell>
          <table:table-cell table:number-columns-repeated="16381"/>
        </table:table-row>
        <table:table-row table:style-name="ro12">
          <table:table-cell office:value-type="string" table:style-name="ce4">
            <text:p>B03</text:p>
          </table:table-cell>
          <table:table-cell office:value-type="string" table:style-name="ce4">
            <text:p>B03. My work gives me a sense of personal accomplishment (% strongly agree or agree)</text:p>
          </table:table-cell>
          <table:table-cell office:value-type="string" table:style-name="ce4">
            <text:p>My work</text:p>
          </table:table-cell>
          <table:table-cell table:number-columns-repeated="16381"/>
        </table:table-row>
        <table:table-row table:style-name="ro3">
          <table:table-cell office:value-type="string" table:style-name="ce4">
            <text:p>B04</text:p>
          </table:table-cell>
          <table:table-cell office:value-type="string" table:style-name="ce4">
            <text:p>B04. I feel involved in the decisions that affect my work (% strongly agree or agree)</text:p>
          </table:table-cell>
          <table:table-cell office:value-type="string" table:style-name="ce4">
            <text:p>My work</text:p>
          </table:table-cell>
          <table:table-cell table:number-columns-repeated="16381"/>
        </table:table-row>
        <table:table-row table:style-name="ro3">
          <table:table-cell office:value-type="string" table:style-name="ce4">
            <text:p>B05</text:p>
          </table:table-cell>
          <table:table-cell office:value-type="string" table:style-name="ce4">
            <text:p>B05. I have a choice in deciding how I do my work (% strongly agree or agree)</text:p>
          </table:table-cell>
          <table:table-cell office:value-type="string" table:style-name="ce4">
            <text:p>My work</text:p>
          </table:table-cell>
          <table:table-cell table:number-columns-repeated="16381"/>
        </table:table-row>
        <table:table-row table:style-name="ro12">
          <table:table-cell office:value-type="string" table:style-name="ce4">
            <text:p>B06</text:p>
          </table:table-cell>
          <table:table-cell office:value-type="string" table:style-name="ce4">
            <text:p>B06. I have a clear understanding of [my organisation's] objectives (% strongly agree or agree)</text:p>
          </table:table-cell>
          <table:table-cell office:value-type="string" table:style-name="ce4">
            <text:p>Organisational objectives and purpose</text:p>
          </table:table-cell>
          <table:table-cell table:number-columns-repeated="16381"/>
        </table:table-row>
        <table:table-row table:style-name="ro12">
          <table:table-cell office:value-type="string" table:style-name="ce4">
            <text:p>B07</text:p>
          </table:table-cell>
          <table:table-cell office:value-type="string" table:style-name="ce4">
            <text:p>B07. I understand how my work contributes to [my organisation's] objectives (% strongly agree or agree)</text:p>
          </table:table-cell>
          <table:table-cell office:value-type="string" table:style-name="ce4">
            <text:p>Organisational objectives and purpose</text:p>
          </table:table-cell>
          <table:table-cell table:number-columns-repeated="16381"/>
        </table:table-row>
        <table:table-row table:style-name="ro3">
          <table:table-cell office:value-type="string" table:style-name="ce4">
            <text:p>B08</text:p>
          </table:table-cell>
          <table:table-cell office:value-type="string" table:style-name="ce4">
            <text:p>B08. My manager motivates me to be more effective in my job (% strongly agree or agree)</text:p>
          </table:table-cell>
          <table:table-cell office:value-type="string" table:style-name="ce4">
            <text:p>My manager</text:p>
          </table:table-cell>
          <table:table-cell table:number-columns-repeated="16381"/>
        </table:table-row>
        <table:table-row table:style-name="ro12">
          <table:table-cell office:value-type="string" table:style-name="ce4">
            <text:p>B09</text:p>
          </table:table-cell>
          <table:table-cell office:value-type="string" table:style-name="ce4">
            <text:p>B09. My manager is considerate of my life outside work (% strongly agree or agree)</text:p>
          </table:table-cell>
          <table:table-cell office:value-type="string" table:style-name="ce4">
            <text:p>My manager</text:p>
          </table:table-cell>
          <table:table-cell table:number-columns-repeated="16381"/>
        </table:table-row>
        <table:table-row table:style-name="ro3">
          <table:table-cell office:value-type="string" table:style-name="ce4">
            <text:p>B10</text:p>
          </table:table-cell>
          <table:table-cell office:value-type="string" table:style-name="ce4">
            <text:p>B10. My manager is open to my ideas (% strongly agree or agree)</text:p>
          </table:table-cell>
          <table:table-cell office:value-type="string" table:style-name="ce4">
            <text:p>My manager</text:p>
          </table:table-cell>
          <table:table-cell table:number-columns-repeated="16381"/>
        </table:table-row>
        <table:table-row table:style-name="ro12">
          <table:table-cell office:value-type="string" table:style-name="ce4">
            <text:p>B11</text:p>
          </table:table-cell>
          <table:table-cell office:value-type="string" table:style-name="ce4">
            <text:p>B11. My manager helps me to understand how I contribute to [my organisation's] objectives (% strongly agree or agree)</text:p>
          </table:table-cell>
          <table:table-cell office:value-type="string" table:style-name="ce4">
            <text:p>My manager</text:p>
          </table:table-cell>
          <table:table-cell table:number-columns-repeated="16381"/>
        </table:table-row>
        <table:table-row table:style-name="ro12">
          <table:table-cell office:value-type="string" table:style-name="ce4">
            <text:p>B12</text:p>
          </table:table-cell>
          <table:table-cell office:value-type="string" table:style-name="ce4">
            <text:p>B12. Overall, I have confidence in the decisions made by my manager (% strongly agree or agree)</text:p>
          </table:table-cell>
          <table:table-cell office:value-type="string" table:style-name="ce4">
            <text:p>My manager</text:p>
          </table:table-cell>
          <table:table-cell table:number-columns-repeated="16381"/>
        </table:table-row>
        <table:table-row table:style-name="ro3">
          <table:table-cell office:value-type="string" table:style-name="ce4">
            <text:p>B13</text:p>
          </table:table-cell>
          <table:table-cell office:value-type="string" table:style-name="ce4">
            <text:p>B13. My manager recognises when I have done my job well (% strongly agree or agree)</text:p>
          </table:table-cell>
          <table:table-cell office:value-type="string" table:style-name="ce4">
            <text:p>My manager</text:p>
          </table:table-cell>
          <table:table-cell table:number-columns-repeated="16381"/>
        </table:table-row>
        <table:table-row table:style-name="ro3">
          <table:table-cell office:value-type="string" table:style-name="ce4">
            <text:p>B14</text:p>
          </table:table-cell>
          <table:table-cell office:value-type="string" table:style-name="ce4">
            <text:p>B14. I receive regular feedback on my performance (% strongly agree or agree)</text:p>
          </table:table-cell>
          <table:table-cell office:value-type="string" table:style-name="ce4">
            <text:p>My manager</text:p>
          </table:table-cell>
          <table:table-cell table:number-columns-repeated="16381"/>
        </table:table-row>
        <table:table-row table:style-name="ro12">
          <table:table-cell office:value-type="string" table:style-name="ce4">
            <text:p>B15</text:p>
          </table:table-cell>
          <table:table-cell office:value-type="string" table:style-name="ce4">
            <text:p>B15. The feedback I receive helps me to improve my performance (% strongly agree or agree)</text:p>
          </table:table-cell>
          <table:table-cell office:value-type="string" table:style-name="ce4">
            <text:p>My manager</text:p>
          </table:table-cell>
          <table:table-cell table:number-columns-repeated="16381"/>
        </table:table-row>
        <table:table-row table:style-name="ro3">
          <table:table-cell office:value-type="string" table:style-name="ce4">
            <text:p>B16</text:p>
          </table:table-cell>
          <table:table-cell office:value-type="string" table:style-name="ce4">
            <text:p>B16. I think that my performance is evaluated fairly (% strongly agree or agree)</text:p>
          </table:table-cell>
          <table:table-cell office:value-type="string" table:style-name="ce4">
            <text:p>My manager</text:p>
          </table:table-cell>
          <table:table-cell table:number-columns-repeated="16381"/>
        </table:table-row>
        <table:table-row table:style-name="ro3">
          <table:table-cell office:value-type="string" table:style-name="ce4">
            <text:p>B17</text:p>
          </table:table-cell>
          <table:table-cell office:value-type="string" table:style-name="ce4">
            <text:p>B17. Poor performance is dealt with effectively in my team (% strongly agree or agree)</text:p>
          </table:table-cell>
          <table:table-cell office:value-type="string" table:style-name="ce4">
            <text:p>My manager</text:p>
          </table:table-cell>
          <table:table-cell table:number-columns-repeated="16381"/>
        </table:table-row>
        <table:table-row table:style-name="ro12">
          <table:table-cell office:value-type="string" table:style-name="ce4">
            <text:p>B18</text:p>
          </table:table-cell>
          <table:table-cell office:value-type="string" table:style-name="ce4">
            <text:p>B18. The people in my team can be relied upon to help when things get difficult in my job (% strongly agree or agree)</text:p>
          </table:table-cell>
          <table:table-cell office:value-type="string" table:style-name="ce4">
            <text:p>My team</text:p>
          </table:table-cell>
          <table:table-cell table:number-columns-repeated="16381"/>
        </table:table-row>
        <table:table-row table:style-name="ro12">
          <table:table-cell office:value-type="string" table:style-name="ce4">
            <text:p>B19</text:p>
          </table:table-cell>
          <table:table-cell office:value-type="string" table:style-name="ce4">
            <text:p>B19. The people in my team work together to find ways to improve the service we provide (% strongly agree or agree)</text:p>
          </table:table-cell>
          <table:table-cell office:value-type="string" table:style-name="ce4">
            <text:p>My team</text:p>
          </table:table-cell>
          <table:table-cell table:number-columns-repeated="16381"/>
        </table:table-row>
        <table:table-row table:style-name="ro13">
          <table:table-cell office:value-type="string" table:style-name="ce4">
            <text:p>B20</text:p>
          </table:table-cell>
          <table:table-cell office:value-type="string" table:style-name="ce4">
            <text:p>B20. The people in my team are encouraged to come up with new and better ways of doing things (% strongly agree or agree)</text:p>
          </table:table-cell>
          <table:table-cell office:value-type="string" table:style-name="ce4">
            <text:p>My team</text:p>
          </table:table-cell>
          <table:table-cell table:number-columns-repeated="16381"/>
        </table:table-row>
        <table:table-row table:style-name="ro12">
          <table:table-cell office:value-type="string" table:style-name="ce4">
            <text:p>B21</text:p>
          </table:table-cell>
          <table:table-cell office:value-type="string" table:style-name="ce4">
            <text:p>B21. I am able to access the right learning and development opportunities when I need to (% strongly agree or agree)</text:p>
          </table:table-cell>
          <table:table-cell office:value-type="string" table:style-name="ce4">
            <text:p>Learning and development</text:p>
          </table:table-cell>
          <table:table-cell table:number-columns-repeated="16381"/>
        </table:table-row>
        <table:table-row table:style-name="ro4">
          <table:table-cell office:value-type="string" table:style-name="ce4">
            <text:p>B22</text:p>
          </table:table-cell>
          <table:table-cell office:value-type="string" table:style-name="ce4">
            <text:p>B22. Learning and development activities I have completed in the past 12 months have helped to improve my performance (% strongly agree or agree)</text:p>
          </table:table-cell>
          <table:table-cell office:value-type="string" table:style-name="ce4">
            <text:p>Learning and development</text:p>
          </table:table-cell>
          <table:table-cell table:number-columns-repeated="16381"/>
        </table:table-row>
        <table:table-row table:style-name="ro12">
          <table:table-cell office:value-type="string" table:style-name="ce4">
            <text:p>B23</text:p>
          </table:table-cell>
          <table:table-cell office:value-type="string" table:style-name="ce4">
            <text:p>B23. There are opportunities for me to develop my career in [my organisation] (% strongly agree or agree)</text:p>
          </table:table-cell>
          <table:table-cell office:value-type="string" table:style-name="ce4">
            <text:p>Learning and development</text:p>
          </table:table-cell>
          <table:table-cell table:number-columns-repeated="16381"/>
        </table:table-row>
        <table:table-row table:style-name="ro4">
          <table:table-cell office:value-type="string" table:style-name="ce4">
            <text:p>B24</text:p>
          </table:table-cell>
          <table:table-cell office:value-type="string" table:style-name="ce4">
            <text:p>B24. Learning and development activities I have completed while working for [my organisation] are helping me to develop my career (% strongly agree or agree)</text:p>
          </table:table-cell>
          <table:table-cell office:value-type="string" table:style-name="ce4">
            <text:p>Learning and development</text:p>
          </table:table-cell>
          <table:table-cell table:number-columns-repeated="16381"/>
        </table:table-row>
        <table:table-row table:style-name="ro9">
          <table:table-cell office:value-type="string" table:style-name="ce4">
            <text:p>B25</text:p>
          </table:table-cell>
          <table:table-cell office:value-type="string" table:style-name="ce4">
            <text:p>B25. I am treated fairly at work (% strongly agree or agree)</text:p>
          </table:table-cell>
          <table:table-cell office:value-type="string" table:style-name="ce4">
            <text:p>Inclusion and fair treatment</text:p>
          </table:table-cell>
          <table:table-cell table:number-columns-repeated="16381"/>
        </table:table-row>
        <table:table-row table:style-name="ro3">
          <table:table-cell office:value-type="string" table:style-name="ce4">
            <text:p>B26</text:p>
          </table:table-cell>
          <table:table-cell office:value-type="string" table:style-name="ce4">
            <text:p>B26. I am treated with respect by the people I work with (% strongly agree or agree)</text:p>
          </table:table-cell>
          <table:table-cell office:value-type="string" table:style-name="ce4">
            <text:p>Inclusion and fair treatment</text:p>
          </table:table-cell>
          <table:table-cell table:number-columns-repeated="16381"/>
        </table:table-row>
        <table:table-row table:style-name="ro9">
          <table:table-cell office:value-type="string" table:style-name="ce4">
            <text:p>B27</text:p>
          </table:table-cell>
          <table:table-cell office:value-type="string" table:style-name="ce4">
            <text:p>B27. I feel valued for the work I do (% strongly agree or agree)</text:p>
          </table:table-cell>
          <table:table-cell office:value-type="string" table:style-name="ce4">
            <text:p>Inclusion and fair treatment</text:p>
          </table:table-cell>
          <table:table-cell table:number-columns-repeated="16381"/>
        </table:table-row>
        <table:table-row table:style-name="ro4">
          <table:table-cell office:value-type="string" table:style-name="ce4">
            <text:p>B28</text:p>
          </table:table-cell>
          <table:table-cell office:value-type="string" table:style-name="ce4">
            <text:p>B28. I think that [my organisation] respects individual differences (e.g. cultures, working styles, backgrounds, ideas, etc) (% strongly agree or agree)</text:p>
          </table:table-cell>
          <table:table-cell office:value-type="string" table:style-name="ce4">
            <text:p>Inclusion and fair treatment</text:p>
          </table:table-cell>
          <table:table-cell table:number-columns-repeated="16381"/>
        </table:table-row>
        <table:table-row table:style-name="ro3">
          <table:table-cell office:value-type="string" table:style-name="ce4">
            <text:p>B29</text:p>
          </table:table-cell>
          <table:table-cell office:value-type="string" table:style-name="ce4">
            <text:p>B29. I get the information I need to do my job well (% strongly agree or agree)</text:p>
          </table:table-cell>
          <table:table-cell office:value-type="string" table:style-name="ce4">
            <text:p>Resources and workload</text:p>
          </table:table-cell>
          <table:table-cell table:number-columns-repeated="16381"/>
        </table:table-row>
        <table:table-row table:style-name="ro3">
          <table:table-cell office:value-type="string" table:style-name="ce4">
            <text:p>B30</text:p>
          </table:table-cell>
          <table:table-cell office:value-type="string" table:style-name="ce4">
            <text:p>B30. I have clear work objectives (% strongly agree or agree)</text:p>
          </table:table-cell>
          <table:table-cell office:value-type="string" table:style-name="ce4">
            <text:p>Resources and workload</text:p>
          </table:table-cell>
          <table:table-cell table:number-columns-repeated="16381"/>
        </table:table-row>
        <table:table-row table:style-name="ro3">
          <table:table-cell office:value-type="string" table:style-name="ce4">
            <text:p>B31</text:p>
          </table:table-cell>
          <table:table-cell office:value-type="string" table:style-name="ce4">
            <text:p>B31. I have the skills I need to do my job effectively (% strongly agree or agree)</text:p>
          </table:table-cell>
          <table:table-cell office:value-type="string" table:style-name="ce4">
            <text:p>Resources and workload</text:p>
          </table:table-cell>
          <table:table-cell table:number-columns-repeated="16381"/>
        </table:table-row>
        <table:table-row table:style-name="ro3">
          <table:table-cell office:value-type="string" table:style-name="ce4">
            <text:p>B32</text:p>
          </table:table-cell>
          <table:table-cell office:value-type="string" table:style-name="ce4">
            <text:p>B32. I have the tools I need to do my job effectively (% strongly agree or agree)</text:p>
          </table:table-cell>
          <table:table-cell office:value-type="string" table:style-name="ce4">
            <text:p>Resources and workload</text:p>
          </table:table-cell>
          <table:table-cell table:number-columns-repeated="16381"/>
        </table:table-row>
        <table:table-row table:style-name="ro3">
          <table:table-cell office:value-type="string" table:style-name="ce4">
            <text:p>B33</text:p>
          </table:table-cell>
          <table:table-cell office:value-type="string" table:style-name="ce4">
            <text:p>B33. I have an acceptable workload (% strongly agree or agree)</text:p>
          </table:table-cell>
          <table:table-cell office:value-type="string" table:style-name="ce4">
            <text:p>Resources and workload</text:p>
          </table:table-cell>
          <table:table-cell table:number-columns-repeated="16381"/>
        </table:table-row>
        <table:table-row table:style-name="ro12">
          <table:table-cell office:value-type="string" table:style-name="ce4">
            <text:p>B34</text:p>
          </table:table-cell>
          <table:table-cell office:value-type="string" table:style-name="ce4">
            <text:p>B34. I achieve a good balance between my work life and my private life (% strongly agree or agree)</text:p>
          </table:table-cell>
          <table:table-cell office:value-type="string" table:style-name="ce4">
            <text:p>Resources and workload</text:p>
          </table:table-cell>
          <table:table-cell table:number-columns-repeated="16381"/>
        </table:table-row>
        <table:table-row table:style-name="ro12">
          <table:table-cell office:value-type="string" table:style-name="ce4">
            <text:p>B35</text:p>
          </table:table-cell>
          <table:table-cell office:value-type="string" table:style-name="ce4">
            <text:p>B35. I feel that my pay adequately reflects my performance (% strongly agree or agree)</text:p>
          </table:table-cell>
          <table:table-cell office:value-type="string" table:style-name="ce4">
            <text:p>Pay and benefits</text:p>
          </table:table-cell>
          <table:table-cell table:number-columns-repeated="16381"/>
        </table:table-row>
        <table:table-row table:style-name="ro3">
          <table:table-cell office:value-type="string" table:style-name="ce4">
            <text:p>B36</text:p>
          </table:table-cell>
          <table:table-cell office:value-type="string" table:style-name="ce4">
            <text:p>B36. I am satisfied with the total benefits package (% strongly agree or agree)</text:p>
          </table:table-cell>
          <table:table-cell office:value-type="string" table:style-name="ce4">
            <text:p>Pay and benefits</text:p>
          </table:table-cell>
          <table:table-cell table:number-columns-repeated="16381"/>
        </table:table-row>
        <table:table-row table:style-name="ro13">
          <table:table-cell office:value-type="string" table:style-name="ce4">
            <text:p>B37</text:p>
          </table:table-cell>
          <table:table-cell office:value-type="string" table:style-name="ce4">
            <text:p>B37. Compared to people doing a similar job in other organisations I feel my pay is reasonable (% strongly agree or agree)</text:p>
          </table:table-cell>
          <table:table-cell office:value-type="string" table:style-name="ce4">
            <text:p>Pay and benefits</text:p>
          </table:table-cell>
          <table:table-cell table:number-columns-repeated="16381"/>
        </table:table-row>
        <table:table-row table:style-name="ro12">
          <table:table-cell office:value-type="string" table:style-name="ce4">
            <text:p>B38</text:p>
          </table:table-cell>
          <table:table-cell office:value-type="string" table:style-name="ce4">
            <text:p>B38. [Senior managers] in [my organisation] are sufficiently visible (% strongly agree or agree)</text:p>
          </table:table-cell>
          <table:table-cell office:value-type="string" table:style-name="ce4">
            <text:p>Leadership and managing change</text:p>
          </table:table-cell>
          <table:table-cell table:number-columns-repeated="16381"/>
        </table:table-row>
        <table:table-row table:style-name="ro13">
          <table:table-cell office:value-type="string" table:style-name="ce4">
            <text:p>B39</text:p>
          </table:table-cell>
          <table:table-cell office:value-type="string" table:style-name="ce4">
            <text:p>B39. I believe the actions of [senior managers] are consistent with [my organisation's] values (% strongly agree or agree)</text:p>
          </table:table-cell>
          <table:table-cell office:value-type="string" table:style-name="ce4">
            <text:p>Leadership and managing change</text:p>
          </table:table-cell>
          <table:table-cell table:number-columns-repeated="16381"/>
        </table:table-row>
        <table:table-row table:style-name="ro13">
          <table:table-cell office:value-type="string" table:style-name="ce4">
            <text:p>B40</text:p>
          </table:table-cell>
          <table:table-cell office:value-type="string" table:style-name="ce4">
            <text:p>B40. I believe that [my organisation's] senior leaders have a clear vision for the future of [my organisation] (% strongly agree or agree)</text:p>
          </table:table-cell>
          <table:table-cell office:value-type="string" table:style-name="ce4">
            <text:p>Leadership and managing change</text:p>
          </table:table-cell>
          <table:table-cell table:number-columns-repeated="16381"/>
        </table:table-row>
        <table:table-row table:style-name="ro13">
          <table:table-cell office:value-type="string" table:style-name="ce4">
            <text:p>B41</text:p>
          </table:table-cell>
          <table:table-cell office:value-type="string" table:style-name="ce4">
            <text:p>B41. Overall, I have confidence in the decisions made by [my organisation's senior managers] (% strongly agree or agree)</text:p>
          </table:table-cell>
          <table:table-cell office:value-type="string" table:style-name="ce4">
            <text:p>Leadership and managing change</text:p>
          </table:table-cell>
          <table:table-cell table:number-columns-repeated="16381"/>
        </table:table-row>
        <table:table-row table:style-name="ro12">
          <table:table-cell office:value-type="string" table:style-name="ce4">
            <text:p>B42</text:p>
          </table:table-cell>
          <table:table-cell office:value-type="string" table:style-name="ce4">
            <text:p>B42. I feel that change is managed well in [my organisation] (% strongly agree or agree)</text:p>
          </table:table-cell>
          <table:table-cell office:value-type="string" table:style-name="ce4">
            <text:p>Leadership and managing change</text:p>
          </table:table-cell>
          <table:table-cell table:number-columns-repeated="16381"/>
        </table:table-row>
        <table:table-row table:style-name="ro12">
          <table:table-cell office:value-type="string" table:style-name="ce4">
            <text:p>B43</text:p>
          </table:table-cell>
          <table:table-cell office:value-type="string" table:style-name="ce4">
            <text:p>B43. When changes are made in [my organisation] they are usually for the better (% strongly agree or agree)</text:p>
          </table:table-cell>
          <table:table-cell office:value-type="string" table:style-name="ce4">
            <text:p>Leadership and managing change</text:p>
          </table:table-cell>
          <table:table-cell table:number-columns-repeated="16381"/>
        </table:table-row>
        <table:table-row table:style-name="ro12">
          <table:table-cell office:value-type="string" table:style-name="ce4">
            <text:p>B44</text:p>
          </table:table-cell>
          <table:table-cell office:value-type="string" table:style-name="ce4">
            <text:p>B44. [My organisation] keeps me informed about matters that affect me (% strongly agree or agree)</text:p>
          </table:table-cell>
          <table:table-cell office:value-type="string" table:style-name="ce4">
            <text:p>Leadership and managing change</text:p>
          </table:table-cell>
          <table:table-cell table:number-columns-repeated="16381"/>
        </table:table-row>
        <table:table-row table:style-name="ro12">
          <table:table-cell office:value-type="string" table:style-name="ce4">
            <text:p>B45</text:p>
          </table:table-cell>
          <table:table-cell office:value-type="string" table:style-name="ce4">
            <text:p>B45. I have the opportunity to contribute my views before decisions are made that affect me (% strongly agree or agree)</text:p>
          </table:table-cell>
          <table:table-cell office:value-type="string" table:style-name="ce4">
            <text:p>Leadership and managing change</text:p>
          </table:table-cell>
          <table:table-cell table:number-columns-repeated="16381"/>
        </table:table-row>
        <table:table-row table:style-name="ro12">
          <table:table-cell office:value-type="string" table:style-name="ce4">
            <text:p>B46</text:p>
          </table:table-cell>
          <table:table-cell office:value-type="string" table:style-name="ce4">
            <text:p>B46. I think it is safe to challenge the way things are done in [my organisation] (% strongly agree or agree)</text:p>
          </table:table-cell>
          <table:table-cell office:value-type="string" table:style-name="ce4">
            <text:p>Leadership and managing change</text:p>
          </table:table-cell>
          <table:table-cell table:number-columns-repeated="16381"/>
        </table:table-row>
        <table:table-row table:style-name="ro12">
          <table:table-cell office:value-type="string" table:style-name="ce4">
            <text:p>B47</text:p>
          </table:table-cell>
          <table:table-cell office:value-type="string" table:style-name="ce4">
            <text:p>B47. I am proud when I tell others I am part of [my organisation] (% strongly agree or agree)</text:p>
          </table:table-cell>
          <table:table-cell office:value-type="string" table:style-name="ce4">
            <text:p>Employee engagement</text:p>
          </table:table-cell>
          <table:table-cell table:number-columns-repeated="16381"/>
        </table:table-row>
        <table:table-row table:style-name="ro12">
          <table:table-cell office:value-type="string" table:style-name="ce4">
            <text:p>B48</text:p>
          </table:table-cell>
          <table:table-cell office:value-type="string" table:style-name="ce4">
            <text:p>B48. I would recommend [my organisation] as a great place to work (% strongly agree or agree)</text:p>
          </table:table-cell>
          <table:table-cell office:value-type="string" table:style-name="ce4">
            <text:p>Employee engagement</text:p>
          </table:table-cell>
          <table:table-cell table:number-columns-repeated="16381"/>
        </table:table-row>
        <table:table-row table:style-name="ro3">
          <table:table-cell office:value-type="string" table:style-name="ce4">
            <text:p>B49</text:p>
          </table:table-cell>
          <table:table-cell office:value-type="string" table:style-name="ce4">
            <text:p>B49. I feel a strong personal attachment to [my organisation] (% strongly agree or agree)</text:p>
          </table:table-cell>
          <table:table-cell office:value-type="string" table:style-name="ce4">
            <text:p>Employee engagement</text:p>
          </table:table-cell>
          <table:table-cell table:number-columns-repeated="16381"/>
        </table:table-row>
        <table:table-row table:style-name="ro3">
          <table:table-cell office:value-type="string" table:style-name="ce4">
            <text:p>B50</text:p>
          </table:table-cell>
          <table:table-cell office:value-type="string" table:style-name="ce4">
            <text:p>B50. [My organisation] inspires me to do the best in my job (% strongly agree or agree)</text:p>
          </table:table-cell>
          <table:table-cell office:value-type="string" table:style-name="ce4">
            <text:p>Employee engagement</text:p>
          </table:table-cell>
          <table:table-cell table:number-columns-repeated="16381"/>
        </table:table-row>
        <table:table-row table:style-name="ro12">
          <table:table-cell office:value-type="string" table:style-name="ce4">
            <text:p>B51</text:p>
          </table:table-cell>
          <table:table-cell office:value-type="string" table:style-name="ce4">
            <text:p>B51. [My organisation] motivates me to help it achieve its objectives (% strongly agree or agree)</text:p>
          </table:table-cell>
          <table:table-cell office:value-type="string" table:style-name="ce4">
            <text:p>Employee engagement</text:p>
          </table:table-cell>
          <table:table-cell table:number-columns-repeated="16381"/>
        </table:table-row>
        <table:table-row table:style-name="ro13">
          <table:table-cell office:value-type="string" table:style-name="ce4">
            <text:p>B52</text:p>
          </table:table-cell>
          <table:table-cell office:value-type="string" table:style-name="ce4">
            <text:p>B52. I believe that [senior managers] in [my organisation] will take action on the results from this survey (% strongly agree or agree)</text:p>
          </table:table-cell>
          <table:table-cell office:value-type="string" table:style-name="ce4">
            <text:p>Taking action</text:p>
          </table:table-cell>
          <table:table-cell table:number-columns-repeated="16381"/>
        </table:table-row>
        <table:table-row table:style-name="ro12">
          <table:table-cell office:value-type="string" table:style-name="ce4">
            <text:p>B53</text:p>
          </table:table-cell>
          <table:table-cell office:value-type="string" table:style-name="ce4">
            <text:p>B53. Where I work, I think effective action has been taken on the results of the last survey (% strongly agree or agree)</text:p>
          </table:table-cell>
          <table:table-cell office:value-type="string" table:style-name="ce4">
            <text:p>Taking action</text:p>
          </table:table-cell>
          <table:table-cell table:number-columns-repeated="16381"/>
        </table:table-row>
        <table:table-row table:style-name="ro3">
          <table:table-cell office:value-type="string" table:style-name="ce4">
            <text:p>B54</text:p>
          </table:table-cell>
          <table:table-cell office:value-type="string" table:style-name="ce4">
            <text:p>B54. I am trusted to carry out my job effectively (% strongly agree or agree)</text:p>
          </table:table-cell>
          <table:table-cell office:value-type="string" table:style-name="ce4">
            <text:p>Organisational culture</text:p>
          </table:table-cell>
          <table:table-cell table:number-columns-repeated="16381"/>
        </table:table-row>
        <table:table-row table:style-name="ro12">
          <table:table-cell office:value-type="string" table:style-name="ce4">
            <text:p>B55</text:p>
          </table:table-cell>
          <table:table-cell office:value-type="string" table:style-name="ce4">
            <text:p>B55. I believe I would be supported if I try a new idea, even if it may not work (% strongly agree or agree)</text:p>
          </table:table-cell>
          <table:table-cell office:value-type="string" table:style-name="ce4">
            <text:p>Organisational culture</text:p>
          </table:table-cell>
          <table:table-cell table:number-columns-repeated="16381"/>
        </table:table-row>
        <table:table-row table:style-name="ro13">
          <table:table-cell office:value-type="string" table:style-name="ce4">
            <text:p>B56</text:p>
          </table:table-cell>
          <table:table-cell office:value-type="string" table:style-name="ce4">
            <text:p>B56. In [my organisation], people are encouraged to speak up when they identify a serious policy or delivery risk (% strongly agree or agree)</text:p>
          </table:table-cell>
          <table:table-cell office:value-type="string" table:style-name="ce4">
            <text:p>Organisational culture</text:p>
          </table:table-cell>
          <table:table-cell table:number-columns-repeated="16381"/>
        </table:table-row>
        <table:table-row table:style-name="ro12">
          <table:table-cell office:value-type="string" table:style-name="ce4">
            <text:p>B57</text:p>
          </table:table-cell>
          <table:table-cell office:value-type="string" table:style-name="ce4">
            <text:p>B57. I feel able to challenge inappropriate behaviour in the workplace (% strongly agree or agree)</text:p>
          </table:table-cell>
          <table:table-cell office:value-type="string" table:style-name="ce4">
            <text:p>Organisational culture</text:p>
          </table:table-cell>
          <table:table-cell table:number-columns-repeated="16381"/>
        </table:table-row>
        <table:table-row table:style-name="ro13">
          <table:table-cell office:value-type="string" table:style-name="ce4">
            <text:p>B58</text:p>
          </table:table-cell>
          <table:table-cell office:value-type="string" table:style-name="ce4">
            <text:p>B58. My organisation is committed to creating a diverse and inclusive workplace (% strongly agree or agree)</text:p>
          </table:table-cell>
          <table:table-cell office:value-type="string" table:style-name="ce4">
            <text:p>Organisational culture</text:p>
          </table:table-cell>
          <table:table-cell table:number-columns-repeated="16381"/>
        </table:table-row>
        <table:table-row table:style-name="ro12">
          <table:table-cell office:value-type="string" table:style-name="ce4">
            <text:p>B59</text:p>
          </table:table-cell>
          <table:table-cell office:value-type="string" table:style-name="ce4">
            <text:p>B59. I am aware of the Civil Service vision for 'A Brilliant Civil Service' (% strongly agree or agree)</text:p>
          </table:table-cell>
          <table:table-cell office:value-type="string" table:style-name="ce4">
            <text:p>Civil Service Vision</text:p>
          </table:table-cell>
          <table:table-cell table:number-columns-repeated="16381"/>
        </table:table-row>
        <table:table-row table:style-name="ro4">
          <table:table-cell office:value-type="string" table:style-name="ce4">
            <text:p>B60</text:p>
          </table:table-cell>
          <table:table-cell office:value-type="string" table:style-name="ce4">
            <text:p>B60. Managers in my Area/Directorate/Division actively role model the behaviours set out in the Civil Service Leadership Statement (% always or most of the time)</text:p>
          </table:table-cell>
          <table:table-cell office:value-type="string" table:style-name="ce4">
            <text:p>Civil Service Leadership Statement</text:p>
          </table:table-cell>
          <table:table-cell table:number-columns-repeated="16381"/>
        </table:table-row>
        <table:table-row table:style-name="ro3">
          <table:table-cell office:value-type="string" table:style-name="ce4">
            <text:p>C01_1</text:p>
          </table:table-cell>
          <table:table-cell office:value-type="string" table:style-name="ce4">
            <text:p>C01_1. I want to leave [my organisation] as soon as possible</text:p>
          </table:table-cell>
          <table:table-cell office:value-type="string" table:style-name="ce4">
            <text:p>Future intentions</text:p>
          </table:table-cell>
          <table:table-cell table:number-columns-repeated="16381"/>
        </table:table-row>
        <table:table-row table:style-name="ro3">
          <table:table-cell office:value-type="string" table:style-name="ce4">
            <text:p>C01_2</text:p>
          </table:table-cell>
          <table:table-cell office:value-type="string" table:style-name="ce4">
            <text:p>C01_2. I want to leave [my organisation] within the next 12 months</text:p>
          </table:table-cell>
          <table:table-cell office:value-type="string" table:style-name="ce4">
            <text:p>Future intentions</text:p>
          </table:table-cell>
          <table:table-cell table:number-columns-repeated="16381"/>
        </table:table-row>
        <table:table-row table:style-name="ro3">
          <table:table-cell office:value-type="string" table:style-name="ce4">
            <text:p>C01_3</text:p>
          </table:table-cell>
          <table:table-cell office:value-type="string" table:style-name="ce4">
            <text:p>C01_3. I want to stay working for [my organisation] for at least the next year</text:p>
          </table:table-cell>
          <table:table-cell office:value-type="string" table:style-name="ce4">
            <text:p>Future intentions</text:p>
          </table:table-cell>
          <table:table-cell table:number-columns-repeated="16381"/>
        </table:table-row>
        <table:table-row table:style-name="ro3">
          <table:table-cell office:value-type="string" table:style-name="ce4">
            <text:p>C01_4</text:p>
          </table:table-cell>
          <table:table-cell office:value-type="string" table:style-name="ce4">
            <text:p>C01_4. I want to stay working for [my organisation] for at least the next three years</text:p>
          </table:table-cell>
          <table:table-cell office:value-type="string" table:style-name="ce4">
            <text:p>Future intentions</text:p>
          </table:table-cell>
          <table:table-cell table:number-columns-repeated="16381"/>
        </table:table-row>
        <table:table-row table:style-name="ro12">
          <table:table-cell office:value-type="string" table:style-name="ce4">
            <text:p>D01</text:p>
          </table:table-cell>
          <table:table-cell office:value-type="string" table:style-name="ce4">
            <text:p>D01. I understand the Civil Service Code and what it means for my conduct (% strongly agree or agree)</text:p>
          </table:table-cell>
          <table:table-cell office:value-type="string" table:style-name="ce4">
            <text:p>Civil Service Code</text:p>
          </table:table-cell>
          <table:table-cell table:number-columns-repeated="16381"/>
        </table:table-row>
        <table:table-row table:style-name="ro3">
          <table:table-cell office:value-type="string" table:style-name="ce4">
            <text:p>D02</text:p>
          </table:table-cell>
          <table:table-cell office:value-type="string" table:style-name="ce4">
            <text:p>D02. Are you aware of how to raise a concern under the Civil Service Code? (% yes)</text:p>
          </table:table-cell>
          <table:table-cell office:value-type="string" table:style-name="ce4">
            <text:p>Civil Service Code</text:p>
          </table:table-cell>
          <table:table-cell table:number-columns-repeated="16381"/>
        </table:table-row>
        <table:table-row table:style-name="ro13">
          <table:table-cell office:value-type="string" table:style-name="ce4">
            <text:p>D03</text:p>
          </table:table-cell>
          <table:table-cell office:value-type="string" table:style-name="ce4">
            <text:p>D03. Are you confident that if you raise a concern under the Civil Service Code in [your organisation] it would be investigated properly? (% yes)</text:p>
          </table:table-cell>
          <table:table-cell office:value-type="string" table:style-name="ce4">
            <text:p>Civil Service Code</text:p>
          </table:table-cell>
          <table:table-cell table:number-columns-repeated="16381"/>
        </table:table-row>
        <table:table-row table:style-name="ro3">
          <table:table-cell office:value-type="string" table:style-name="ce4">
            <text:p>E01_yes</text:p>
          </table:table-cell>
          <table:table-cell office:value-type="string" table:style-name="ce4">
            <text:p>E01. Have you been discriminated against at work, in the past 12 months? (% yes)</text:p>
          </table:table-cell>
          <table:table-cell office:value-type="string" table:style-name="ce4">
            <text:p>Discrimination</text:p>
          </table:table-cell>
          <table:table-cell table:number-columns-repeated="16381"/>
        </table:table-row>
        <table:table-row table:style-name="ro3">
          <table:table-cell office:value-type="string" table:style-name="ce4">
            <text:p>E01_no</text:p>
          </table:table-cell>
          <table:table-cell office:value-type="string" table:style-name="ce4">
            <text:p>E01. Have you been discriminated against at work, in the past 12 months? (% no)</text:p>
          </table:table-cell>
          <table:table-cell office:value-type="string" table:style-name="ce4">
            <text:p>Discrimination</text:p>
          </table:table-cell>
          <table:table-cell table:number-columns-repeated="16381"/>
        </table:table-row>
        <table:table-row table:style-name="ro12">
          <table:table-cell office:value-type="string" table:style-name="ce4">
            <text:p>E01_pnts</text:p>
          </table:table-cell>
          <table:table-cell office:value-type="string" table:style-name="ce4">
            <text:p>E01. Have you been discriminated against at work, in the past 12 months? (% prefer not to say)</text:p>
          </table:table-cell>
          <table:table-cell office:value-type="string" table:style-name="ce4">
            <text:p>Discrimination</text:p>
          </table:table-cell>
          <table:table-cell table:number-columns-repeated="16381"/>
        </table:table-row>
        <table:table-row table:style-name="ro3">
          <table:table-cell office:value-type="string" table:style-name="ce4">
            <text:p>E02_01</text:p>
          </table:table-cell>
          <table:table-cell office:value-type="string" table:style-name="ce4">
            <text:p>E02_01. Grounds of discrimination: Age (% of those ticking at least one E02 option)</text:p>
          </table:table-cell>
          <table:table-cell office:value-type="string" table:style-name="ce4">
            <text:p>Grounds of discrimination</text:p>
          </table:table-cell>
          <table:table-cell table:number-columns-repeated="16381"/>
        </table:table-row>
        <table:table-row table:style-name="ro12">
          <table:table-cell office:value-type="string" table:style-name="ce4">
            <text:p>E02_02</text:p>
          </table:table-cell>
          <table:table-cell office:value-type="string" table:style-name="ce4">
            <text:p>E02_02. Grounds of discrimination: Caring responsibilities (% of those ticking at least one E02 option)</text:p>
          </table:table-cell>
          <table:table-cell office:value-type="string" table:style-name="ce4">
            <text:p>Grounds of discrimination</text:p>
          </table:table-cell>
          <table:table-cell table:number-columns-repeated="16381"/>
        </table:table-row>
        <table:table-row table:style-name="ro12">
          <table:table-cell office:value-type="string" table:style-name="ce4">
            <text:p>E02_03</text:p>
          </table:table-cell>
          <table:table-cell office:value-type="string" table:style-name="ce4">
            <text:p>E02_03. Grounds of discrimination: Disability (% of those ticking at least one E02 option)</text:p>
          </table:table-cell>
          <table:table-cell office:value-type="string" table:style-name="ce4">
            <text:p>Grounds of discrimination</text:p>
          </table:table-cell>
          <table:table-cell table:number-columns-repeated="16381"/>
        </table:table-row>
        <table:table-row table:style-name="ro12">
          <table:table-cell office:value-type="string" table:style-name="ce4">
            <text:p>E02_04</text:p>
          </table:table-cell>
          <table:table-cell office:value-type="string" table:style-name="ce4">
            <text:p>E02_04. Grounds of discrimination: Ethnic background (% of those ticking at least one E02 option)</text:p>
          </table:table-cell>
          <table:table-cell office:value-type="string" table:style-name="ce4">
            <text:p>Grounds of discrimination</text:p>
          </table:table-cell>
          <table:table-cell table:number-columns-repeated="16381"/>
        </table:table-row>
        <table:table-row table:style-name="ro12">
          <table:table-cell office:value-type="string" table:style-name="ce4">
            <text:p>E02_05</text:p>
          </table:table-cell>
          <table:table-cell office:value-type="string" table:style-name="ce4">
            <text:p>E02_05. Grounds of discrimination: Gender (% of those ticking at least one E02 option)</text:p>
          </table:table-cell>
          <table:table-cell office:value-type="string" table:style-name="ce4">
            <text:p>Grounds of discrimination</text:p>
          </table:table-cell>
          <table:table-cell table:number-columns-repeated="16381"/>
        </table:table-row>
        <table:table-row table:style-name="ro13">
          <table:table-cell office:value-type="string" table:style-name="ce4">
            <text:p>E02_06</text:p>
          </table:table-cell>
          <table:table-cell office:value-type="string" table:style-name="ce4">
            <text:p>E02_06. Grounds of discrimination: Gender reassignment or perceived gender (% of those ticking at least one E02 option)</text:p>
          </table:table-cell>
          <table:table-cell office:value-type="string" table:style-name="ce4">
            <text:p>Grounds of discrimination</text:p>
          </table:table-cell>
          <table:table-cell table:number-columns-repeated="16381"/>
        </table:table-row>
        <table:table-row table:style-name="ro12">
          <table:table-cell office:value-type="string" table:style-name="ce4">
            <text:p>E02_07</text:p>
          </table:table-cell>
          <table:table-cell office:value-type="string" table:style-name="ce4">
            <text:p>E02_07. Grounds of discrimination: Grade or responsibility level (% of those ticking at least one E02 option)</text:p>
          </table:table-cell>
          <table:table-cell office:value-type="string" table:style-name="ce4">
            <text:p>Grounds of discrimination</text:p>
          </table:table-cell>
          <table:table-cell table:number-columns-repeated="16381"/>
        </table:table-row>
        <table:table-row table:style-name="ro13">
          <table:table-cell office:value-type="string" table:style-name="ce4">
            <text:p>E02_08</text:p>
          </table:table-cell>
          <table:table-cell office:value-type="string" table:style-name="ce4">
            <text:p>E02_08. Grounds of discrimination: Main spoken/written language or language ability (% of those ticking at least one E02 option)</text:p>
          </table:table-cell>
          <table:table-cell office:value-type="string" table:style-name="ce4">
            <text:p>Grounds of discrimination</text:p>
          </table:table-cell>
          <table:table-cell table:number-columns-repeated="16381"/>
        </table:table-row>
        <table:table-row table:style-name="ro12">
          <table:table-cell office:value-type="string" table:style-name="ce4">
            <text:p>E02_09</text:p>
          </table:table-cell>
          <table:table-cell office:value-type="string" table:style-name="ce4">
            <text:p>E02_09. Grounds of discrimination: Marital status or civil partnership (% of those ticking at least one E02 option)</text:p>
          </table:table-cell>
          <table:table-cell office:value-type="string" table:style-name="ce4">
            <text:p>Grounds of discrimination</text:p>
          </table:table-cell>
          <table:table-cell table:number-columns-repeated="16381"/>
        </table:table-row>
        <table:table-row table:style-name="ro12">
          <table:table-cell office:value-type="string" table:style-name="ce4">
            <text:p>E02_10</text:p>
          </table:table-cell>
          <table:table-cell office:value-type="string" table:style-name="ce4">
            <text:p>E02_10. Grounds of discrimination: Mental health (% of those ticking at least one E02 option)</text:p>
          </table:table-cell>
          <table:table-cell office:value-type="string" table:style-name="ce4">
            <text:p>Grounds of discrimination</text:p>
          </table:table-cell>
          <table:table-cell table:number-columns-repeated="16381"/>
        </table:table-row>
        <table:table-row table:style-name="ro3">
          <table:table-cell office:value-type="string" table:style-name="ce4">
            <text:p>E02_11</text:p>
          </table:table-cell>
          <table:table-cell office:value-type="string" table:style-name="ce4">
            <text:p>E02_11. Grounds of discrimination: Pay (% of those ticking at least one E02 option)</text:p>
          </table:table-cell>
          <table:table-cell office:value-type="string" table:style-name="ce4">
            <text:p>Grounds of discrimination</text:p>
          </table:table-cell>
          <table:table-cell table:number-columns-repeated="16381"/>
        </table:table-row>
        <table:table-row table:style-name="ro13">
          <table:table-cell office:value-type="string" table:style-name="ce4">
            <text:p>E02_12</text:p>
          </table:table-cell>
          <table:table-cell office:value-type="string" table:style-name="ce4">
            <text:p>E02_12. Grounds of discrimination: Pregnancy, maternity or paternity (% of those ticking at least one E02 option)</text:p>
          </table:table-cell>
          <table:table-cell office:value-type="string" table:style-name="ce4">
            <text:p>Grounds of discrimination</text:p>
          </table:table-cell>
          <table:table-cell table:number-columns-repeated="16381"/>
        </table:table-row>
        <table:table-row table:style-name="ro12">
          <table:table-cell office:value-type="string" table:style-name="ce4">
            <text:p>E02_13</text:p>
          </table:table-cell>
          <table:table-cell office:value-type="string" table:style-name="ce4">
            <text:p>E02_13. Grounds of discrimination: Religion or belief (% of those ticking at least one E02 option)</text:p>
          </table:table-cell>
          <table:table-cell office:value-type="string" table:style-name="ce4">
            <text:p>Grounds of discrimination</text:p>
          </table:table-cell>
          <table:table-cell table:number-columns-repeated="16381"/>
        </table:table-row>
        <table:table-row table:style-name="ro3">
          <table:table-cell office:value-type="string" table:style-name="ce4">
            <text:p>E02_14</text:p>
          </table:table-cell>
          <table:table-cell office:value-type="string" table:style-name="ce4">
            <text:p>E02_14. Grounds of discrimination: Sex (% of those ticking at least one E02 option)</text:p>
          </table:table-cell>
          <table:table-cell office:value-type="string" table:style-name="ce4">
            <text:p>Grounds of discrimination</text:p>
          </table:table-cell>
          <table:table-cell table:number-columns-repeated="16381"/>
        </table:table-row>
        <table:table-row table:style-name="ro12">
          <table:table-cell office:value-type="string" table:style-name="ce4">
            <text:p>E02_15</text:p>
          </table:table-cell>
          <table:table-cell office:value-type="string" table:style-name="ce4">
            <text:p>E02_15. Grounds of discrimination: Sexual orientation (% of those ticking at least one E02 option)</text:p>
          </table:table-cell>
          <table:table-cell office:value-type="string" table:style-name="ce4">
            <text:p>Grounds of discrimination</text:p>
          </table:table-cell>
          <table:table-cell table:number-columns-repeated="16381"/>
        </table:table-row>
        <table:table-row table:style-name="ro13">
          <table:table-cell office:value-type="string" table:style-name="ce4">
            <text:p>E02_16</text:p>
          </table:table-cell>
          <table:table-cell office:value-type="string" table:style-name="ce4">
            <text:p>E02_16. Grounds of discrimination: Social or educational background (% of those ticking at least one E02 option)</text:p>
          </table:table-cell>
          <table:table-cell office:value-type="string" table:style-name="ce4">
            <text:p>Grounds of discrimination</text:p>
          </table:table-cell>
          <table:table-cell table:number-columns-repeated="16381"/>
        </table:table-row>
        <table:table-row table:style-name="ro12">
          <table:table-cell office:value-type="string" table:style-name="ce4">
            <text:p>E02_17</text:p>
          </table:table-cell>
          <table:table-cell office:value-type="string" table:style-name="ce4">
            <text:p>E02_17. Grounds of discrimination: Working location (% of those ticking at least one E02 option)</text:p>
          </table:table-cell>
          <table:table-cell office:value-type="string" table:style-name="ce4">
            <text:p>Grounds of discrimination</text:p>
          </table:table-cell>
          <table:table-cell table:number-columns-repeated="16381"/>
        </table:table-row>
        <table:table-row table:style-name="ro12">
          <table:table-cell office:value-type="string" table:style-name="ce4">
            <text:p>E02_18</text:p>
          </table:table-cell>
          <table:table-cell office:value-type="string" table:style-name="ce4">
            <text:p>E02_18. Grounds of discrimination: Working pattern (% of those ticking at least one E02 option)</text:p>
          </table:table-cell>
          <table:table-cell office:value-type="string" table:style-name="ce4">
            <text:p>Grounds of discrimination</text:p>
          </table:table-cell>
          <table:table-cell table:number-columns-repeated="16381"/>
        </table:table-row>
        <table:table-row table:style-name="ro12">
          <table:table-cell office:value-type="string" table:style-name="ce4">
            <text:p>E02_19</text:p>
          </table:table-cell>
          <table:table-cell office:value-type="string" table:style-name="ce4">
            <text:p>E02_19. Grounds of discrimination: Any other grounds (% of those ticking at least one E02 option)</text:p>
          </table:table-cell>
          <table:table-cell office:value-type="string" table:style-name="ce4">
            <text:p>Grounds of discrimination</text:p>
          </table:table-cell>
          <table:table-cell table:number-columns-repeated="16381"/>
        </table:table-row>
        <table:table-row table:style-name="ro12">
          <table:table-cell office:value-type="string" table:style-name="ce4">
            <text:p>E02_20</text:p>
          </table:table-cell>
          <table:table-cell office:value-type="string" table:style-name="ce4">
            <text:p>E02_20. Grounds of discrimination: Prefer not to say (% of those ticking at least one E02 option)</text:p>
          </table:table-cell>
          <table:table-cell office:value-type="string" table:style-name="ce4">
            <text:p>Grounds of discrimination</text:p>
          </table:table-cell>
          <table:table-cell table:number-columns-repeated="16381"/>
        </table:table-row>
        <table:table-row table:style-name="ro3">
          <table:table-cell office:value-type="string" table:style-name="ce4">
            <text:p>E03_yes</text:p>
          </table:table-cell>
          <table:table-cell office:value-type="string" table:style-name="ce4">
            <text:p>E03. Have you been bullied or harassed at work, in the past 12 months? (% yes)</text:p>
          </table:table-cell>
          <table:table-cell office:value-type="string" table:style-name="ce4">
            <text:p>Bullying and harassment</text:p>
          </table:table-cell>
          <table:table-cell table:number-columns-repeated="16381"/>
        </table:table-row>
        <table:table-row table:style-name="ro3">
          <table:table-cell office:value-type="string" table:style-name="ce4">
            <text:p>E03_no</text:p>
          </table:table-cell>
          <table:table-cell office:value-type="string" table:style-name="ce4">
            <text:p>E03. Have you been bullied or harassed at work, in the past 12 months? (% no)</text:p>
          </table:table-cell>
          <table:table-cell office:value-type="string" table:style-name="ce4">
            <text:p>Bullying and harassment</text:p>
          </table:table-cell>
          <table:table-cell table:number-columns-repeated="16381"/>
        </table:table-row>
        <table:table-row table:style-name="ro12">
          <table:table-cell office:value-type="string" table:style-name="ce4">
            <text:p>E03_pnts</text:p>
          </table:table-cell>
          <table:table-cell office:value-type="string" table:style-name="ce4">
            <text:p>E03. Have you been bullied or harassed at work, in the past 12 months? (% prefer not to say)</text:p>
          </table:table-cell>
          <table:table-cell office:value-type="string" table:style-name="ce4">
            <text:p>Bullying and harassment</text:p>
          </table:table-cell>
          <table:table-cell table:number-columns-repeated="16381"/>
        </table:table-row>
        <table:table-row table:style-name="ro13">
          <table:table-cell office:value-type="string" table:style-name="ce4">
            <text:p>E03A_01</text:p>
          </table:table-cell>
          <table:table-cell office:value-type="string" table:style-name="ce4">
            <text:p>E03A. Nature of bullying and/or harassment: Comments about my personal appearance (% of those ticking at least one E03A option)</text:p>
          </table:table-cell>
          <table:table-cell office:value-type="string" table:style-name="ce4">
            <text:p>Nature of bullying and harassment</text:p>
          </table:table-cell>
          <table:table-cell table:number-columns-repeated="16381"/>
        </table:table-row>
        <table:table-row table:style-name="ro14">
          <table:table-cell office:value-type="string" table:style-name="ce4">
            <text:p>E03A_02</text:p>
          </table:table-cell>
          <table:table-cell office:value-type="string" table:style-name="ce4">
            <text:p>E03A. Nature of bullying and/or harassment: Sexual harassment (e.g. sexual comments or jokes, unwelcome sexual advances, touching or assault) (% of those ticking at least one E03A option)</text:p>
          </table:table-cell>
          <table:table-cell office:value-type="string" table:style-name="ce4">
            <text:p>Nature of bullying and harassment</text:p>
          </table:table-cell>
          <table:table-cell table:number-columns-repeated="16381"/>
        </table:table-row>
        <table:table-row table:style-name="ro13">
          <table:table-cell office:value-type="string" table:style-name="ce4">
            <text:p>E03A_03</text:p>
          </table:table-cell>
          <table:table-cell office:value-type="string" table:style-name="ce4">
            <text:p>E03A. Nature of bullying and/or harassment: Spreading gossip or making false accusations about me (% of those ticking at least one E03A option)</text:p>
          </table:table-cell>
          <table:table-cell office:value-type="string" table:style-name="ce4">
            <text:p>Nature of bullying and harassment</text:p>
          </table:table-cell>
          <table:table-cell table:number-columns-repeated="16381"/>
        </table:table-row>
        <table:table-row table:style-name="ro4">
          <table:table-cell office:value-type="string" table:style-name="ce4">
            <text:p>E03A_04</text:p>
          </table:table-cell>
          <table:table-cell office:value-type="string" table:style-name="ce4">
            <text:p>E03A. Nature of bullying and/or harassment: Intimidation or verbal aggression (e.g. shouting, swearing, making threats) (% of those ticking at least one E03A option)</text:p>
          </table:table-cell>
          <table:table-cell office:value-type="string" table:style-name="ce4">
            <text:p>Nature of bullying and harassment</text:p>
          </table:table-cell>
          <table:table-cell table:number-columns-repeated="16381"/>
        </table:table-row>
        <table:table-row table:style-name="ro13">
          <table:table-cell office:value-type="string" table:style-name="ce4">
            <text:p>E03A_05</text:p>
          </table:table-cell>
          <table:table-cell office:value-type="string" table:style-name="ce4">
            <text:p>E03A. Nature of bullying and/or harassment: Physical assault (e.g. object thrown at me, pushed, hit): (% of those ticking at least one E03A option)</text:p>
          </table:table-cell>
          <table:table-cell office:value-type="string" table:style-name="ce4">
            <text:p>Nature of bullying and harassment</text:p>
          </table:table-cell>
          <table:table-cell table:number-columns-repeated="16381"/>
        </table:table-row>
        <table:table-row table:style-name="ro13">
          <table:table-cell office:value-type="string" table:style-name="ce4">
            <text:p>E03A_06</text:p>
          </table:table-cell>
          <table:table-cell office:value-type="string" table:style-name="ce4">
            <text:p>E03A. Nature of bullying and/or harassment: Humiliated in front of team or others (% of those ticking at least one E03A option)</text:p>
          </table:table-cell>
          <table:table-cell office:value-type="string" table:style-name="ce4">
            <text:p>Nature of bullying and harassment</text:p>
          </table:table-cell>
          <table:table-cell table:number-columns-repeated="16381"/>
        </table:table-row>
        <table:table-row table:style-name="ro11">
          <table:table-cell office:value-type="string" table:style-name="ce4">
            <text:p>E03A_07</text:p>
          </table:table-cell>
          <table:table-cell office:value-type="string" table:style-name="ce4">
            <text:p>E03A. Nature of bullying and/or harassment: Negative Micromanagement (e.g. excessive control; made to feel incompetent) (% of those ticking at least one E03A option)</text:p>
          </table:table-cell>
          <table:table-cell office:value-type="string" table:style-name="ce4">
            <text:p>Nature of bullying and harassment</text:p>
          </table:table-cell>
          <table:table-cell table:number-columns-repeated="16381"/>
        </table:table-row>
        <table:table-row table:style-name="ro14">
          <table:table-cell office:value-type="string" table:style-name="ce4">
            <text:p>E03A_08</text:p>
          </table:table-cell>
          <table:table-cell office:value-type="string" table:style-name="ce4">
            <text:p>E03A. Nature of bullying and/or harassment: Removal of job responsibilities, unconstructive criticism, or impossible/changing expectations (% of those ticking at least one E03A option)</text:p>
          </table:table-cell>
          <table:table-cell office:value-type="string" table:style-name="ce4">
            <text:p>Nature of bullying and harassment</text:p>
          </table:table-cell>
          <table:table-cell table:number-columns-repeated="16381"/>
        </table:table-row>
        <table:table-row table:style-name="ro13">
          <table:table-cell office:value-type="string" table:style-name="ce4">
            <text:p>E03A_09</text:p>
          </table:table-cell>
          <table:table-cell office:value-type="string" table:style-name="ce4">
            <text:p>E03A. Nature of bullying and/or harassment: Treated less favourably to others (% of those ticking at least one E03A option)</text:p>
          </table:table-cell>
          <table:table-cell office:value-type="string" table:style-name="ce4">
            <text:p>Nature of bullying and harassment</text:p>
          </table:table-cell>
          <table:table-cell table:number-columns-repeated="16381"/>
        </table:table-row>
        <table:table-row table:style-name="ro13">
          <table:table-cell office:value-type="string" table:style-name="ce4">
            <text:p>E03A_10</text:p>
          </table:table-cell>
          <table:table-cell office:value-type="string" table:style-name="ce4">
            <text:p>E03A. Nature of bullying and/or harassment: Ignored, excluded, marginalised (% of those ticking at least one E03A option)</text:p>
          </table:table-cell>
          <table:table-cell office:value-type="string" table:style-name="ce4">
            <text:p>Nature of bullying and harassment</text:p>
          </table:table-cell>
          <table:table-cell table:number-columns-repeated="16381"/>
        </table:table-row>
        <table:table-row table:style-name="ro13">
          <table:table-cell office:value-type="string" table:style-name="ce4">
            <text:p>E03A_11</text:p>
          </table:table-cell>
          <table:table-cell office:value-type="string" table:style-name="ce4">
            <text:p>E03A. Nature of bullying and/or harassment: Undermining or taking credit for my work (% of those ticking at least one E03A option)</text:p>
          </table:table-cell>
          <table:table-cell office:value-type="string" table:style-name="ce4">
            <text:p>Nature of bullying and harassment</text:p>
          </table:table-cell>
          <table:table-cell table:number-columns-repeated="16381"/>
        </table:table-row>
        <table:table-row table:style-name="ro13">
          <table:table-cell office:value-type="string" table:style-name="ce4">
            <text:p>E03A_12</text:p>
          </table:table-cell>
          <table:table-cell office:value-type="string" table:style-name="ce4">
            <text:p>E03A. Nature of bullying and/or harassment: Denied time off for personal ill health (% of those ticking at least one E03A option)</text:p>
          </table:table-cell>
          <table:table-cell office:value-type="string" table:style-name="ce4">
            <text:p>Nature of bullying and harassment</text:p>
          </table:table-cell>
          <table:table-cell table:number-columns-repeated="16381"/>
        </table:table-row>
        <table:table-row table:style-name="ro4">
          <table:table-cell office:value-type="string" table:style-name="ce4">
            <text:p>E03A_13</text:p>
          </table:table-cell>
          <table:table-cell office:value-type="string" table:style-name="ce4">
            <text:p>E03A. Nature of bullying and/or harassment: Denied time off for family or caring responsibilities (% of those ticking at least one E03A option)</text:p>
          </table:table-cell>
          <table:table-cell office:value-type="string" table:style-name="ce4">
            <text:p>Nature of bullying and harassment</text:p>
          </table:table-cell>
          <table:table-cell table:number-columns-repeated="16381"/>
        </table:table-row>
        <table:table-row table:style-name="ro4">
          <table:table-cell office:value-type="string" table:style-name="ce4">
            <text:p>E03A_14</text:p>
          </table:table-cell>
          <table:table-cell office:value-type="string" table:style-name="ce4">
            <text:p>E03A. Nature of bullying and/or harassment: Disclosure of personal/sensitive information to colleagues without my consent (% of those ticking at least one E03A option)</text:p>
          </table:table-cell>
          <table:table-cell office:value-type="string" table:style-name="ce4">
            <text:p>Nature of bullying and harassment</text:p>
          </table:table-cell>
          <table:table-cell table:number-columns-repeated="16381"/>
        </table:table-row>
        <table:table-row table:style-name="ro4">
          <table:table-cell office:value-type="string" table:style-name="ce4">
            <text:p>E03A_15</text:p>
          </table:table-cell>
          <table:table-cell office:value-type="string" table:style-name="ce4">
            <text:p>E03A. Nature of bullying and/or harassment: Unhelpful comments about my mental health or being off sick (% of those ticking at least one E03A option)</text:p>
          </table:table-cell>
          <table:table-cell office:value-type="string" table:style-name="ce4">
            <text:p>Nature of bullying and harassment</text:p>
          </table:table-cell>
          <table:table-cell table:number-columns-repeated="16381"/>
        </table:table-row>
        <table:table-row table:style-name="ro13">
          <table:table-cell office:value-type="string" table:style-name="ce4">
            <text:p>E03A_16</text:p>
          </table:table-cell>
          <table:table-cell office:value-type="string" table:style-name="ce4">
            <text:p>E03A. Nature of bullying and/or harassment: Something else not listed here (% of those ticking at least one E03A option)</text:p>
          </table:table-cell>
          <table:table-cell office:value-type="string" table:style-name="ce4">
            <text:p>Nature of bullying and harassment</text:p>
          </table:table-cell>
          <table:table-cell table:number-columns-repeated="16381"/>
        </table:table-row>
        <table:table-row table:style-name="ro12">
          <table:table-cell office:value-type="string" table:style-name="ce4">
            <text:p>E03A_17</text:p>
          </table:table-cell>
          <table:table-cell office:value-type="string" table:style-name="ce4">
            <text:p>E03A. Nature of bullying and/or harassment: Prefer not to say (% of those ticking at least one E03A option)</text:p>
          </table:table-cell>
          <table:table-cell office:value-type="string" table:style-name="ce4">
            <text:p>Nature of bullying and harassment</text:p>
          </table:table-cell>
          <table:table-cell table:number-columns-repeated="16381"/>
        </table:table-row>
        <table:table-row table:style-name="ro13">
          <table:table-cell office:value-type="string" table:style-name="ce4">
            <text:p>E04_01</text:p>
          </table:table-cell>
          <table:table-cell office:value-type="string" table:style-name="ce4">
            <text:p>E04_01. Who bullied and/or harassed you? A colleague in my Area/Directorate/Division (% of those ticking at least one E04 option)</text:p>
          </table:table-cell>
          <table:table-cell office:value-type="string" table:style-name="ce4">
            <text:p>Source of bullying and harassment</text:p>
          </table:table-cell>
          <table:table-cell table:number-columns-repeated="16381"/>
        </table:table-row>
        <table:table-row table:style-name="ro4">
          <table:table-cell office:value-type="string" table:style-name="ce4">
            <text:p>E04_02</text:p>
          </table:table-cell>
          <table:table-cell office:value-type="string" table:style-name="ce4">
            <text:p>E04_02. Who bullied and/or harassed you? A colleague in a different Area/Directorate/Division of [my organisation] (% of those ticking at least one E04 option)</text:p>
          </table:table-cell>
          <table:table-cell office:value-type="string" table:style-name="ce4">
            <text:p>Source of bullying and harassment</text:p>
          </table:table-cell>
          <table:table-cell table:number-columns-repeated="16381"/>
        </table:table-row>
        <table:table-row table:style-name="ro12">
          <table:table-cell office:value-type="string" table:style-name="ce4">
            <text:p>E04_03</text:p>
          </table:table-cell>
          <table:table-cell office:value-type="string" table:style-name="ce4">
            <text:p>E04_03. Who bullied and/or harassed you? My manager (% of those ticking at least one E04 option)</text:p>
          </table:table-cell>
          <table:table-cell office:value-type="string" table:style-name="ce4">
            <text:p>Source of bullying and harassment</text:p>
          </table:table-cell>
          <table:table-cell table:number-columns-repeated="16381"/>
        </table:table-row>
        <table:table-row table:style-name="ro13">
          <table:table-cell office:value-type="string" table:style-name="ce4">
            <text:p>E04_04</text:p>
          </table:table-cell>
          <table:table-cell office:value-type="string" table:style-name="ce4">
            <text:p>E04_04. Who bullied and/or harassed you? Another senior member of staff in [my organisation] (% of those ticking at least one E04 option)</text:p>
          </table:table-cell>
          <table:table-cell office:value-type="string" table:style-name="ce4">
            <text:p>Source of bullying and harassment</text:p>
          </table:table-cell>
          <table:table-cell table:number-columns-repeated="16381"/>
        </table:table-row>
        <table:table-row table:style-name="ro12">
          <table:table-cell office:value-type="string" table:style-name="ce4">
            <text:p>E04_05</text:p>
          </table:table-cell>
          <table:table-cell office:value-type="string" table:style-name="ce4">
            <text:p>E04_05. Who bullied and/or harassed you? Someone I manage (% of those ticking at least one E04 option)</text:p>
          </table:table-cell>
          <table:table-cell office:value-type="string" table:style-name="ce4">
            <text:p>Source of bullying and harassment</text:p>
          </table:table-cell>
          <table:table-cell table:number-columns-repeated="16381"/>
        </table:table-row>
        <table:table-row table:style-name="ro4">
          <table:table-cell office:value-type="string" table:style-name="ce4">
            <text:p>E04_06</text:p>
          </table:table-cell>
          <table:table-cell office:value-type="string" table:style-name="ce4">
            <text:p>E04_06. Who bullied and/or harassed you? Someone working in a different Civil Service organisation (% of those ticking at least one E04 option)</text:p>
          </table:table-cell>
          <table:table-cell office:value-type="string" table:style-name="ce4">
            <text:p>Source of bullying and harassment</text:p>
          </table:table-cell>
          <table:table-cell table:number-columns-repeated="16381"/>
        </table:table-row>
        <table:table-row table:style-name="ro13">
          <table:table-cell office:value-type="string" table:style-name="ce4">
            <text:p>E04_07</text:p>
          </table:table-cell>
          <table:table-cell office:value-type="string" table:style-name="ce4">
            <text:p>E04_07. Who bullied and/or harassed you? Someone working for a non-Civil Service organisation (% of those ticking at least one E04 option)</text:p>
          </table:table-cell>
          <table:table-cell office:value-type="string" table:style-name="ce4">
            <text:p>Source of bullying and harassment</text:p>
          </table:table-cell>
          <table:table-cell table:number-columns-repeated="16381"/>
        </table:table-row>
        <table:table-row table:style-name="ro12">
          <table:table-cell office:value-type="string" table:style-name="ce4">
            <text:p>E04_08</text:p>
          </table:table-cell>
          <table:table-cell office:value-type="string" table:style-name="ce4">
            <text:p>E04_08. Who bullied and/or harassed you? A contractor (% of those ticking at least one E04 option)</text:p>
          </table:table-cell>
          <table:table-cell office:value-type="string" table:style-name="ce4">
            <text:p>Source of bullying and harassment</text:p>
          </table:table-cell>
          <table:table-cell table:number-columns-repeated="16381"/>
        </table:table-row>
        <table:table-row table:style-name="ro13">
          <table:table-cell office:value-type="string" table:style-name="ce4">
            <text:p>E04_09</text:p>
          </table:table-cell>
          <table:table-cell office:value-type="string" table:style-name="ce4">
            <text:p>E04_09. Who bullied and/or harassed you? A service user (e.g. customer, claimant, offender) (% of those ticking at least one E04 option)</text:p>
          </table:table-cell>
          <table:table-cell office:value-type="string" table:style-name="ce4">
            <text:p>Source of bullying and harassment</text:p>
          </table:table-cell>
          <table:table-cell table:number-columns-repeated="16381"/>
        </table:table-row>
        <table:table-row table:style-name="ro12">
          <table:table-cell office:value-type="string" table:style-name="ce4">
            <text:p>E04_10</text:p>
          </table:table-cell>
          <table:table-cell office:value-type="string" table:style-name="ce4">
            <text:p>E04_10. Who bullied and/or harassed you? A member of the public (% of those ticking at least one E04 option)</text:p>
          </table:table-cell>
          <table:table-cell office:value-type="string" table:style-name="ce4">
            <text:p>Source of bullying and harassment</text:p>
          </table:table-cell>
          <table:table-cell table:number-columns-repeated="16381"/>
        </table:table-row>
        <table:table-row table:style-name="ro12">
          <table:table-cell office:value-type="string" table:style-name="ce4">
            <text:p>E04_11</text:p>
          </table:table-cell>
          <table:table-cell office:value-type="string" table:style-name="ce4">
            <text:p>E04_11. Who bullied and/or harassed you? Someone else not listed here (% of those ticking at least one E04 option)</text:p>
          </table:table-cell>
          <table:table-cell office:value-type="string" table:style-name="ce4">
            <text:p>Source of bullying and harassment</text:p>
          </table:table-cell>
          <table:table-cell table:number-columns-repeated="16381"/>
        </table:table-row>
        <table:table-row table:style-name="ro12">
          <table:table-cell office:value-type="string" table:style-name="ce4">
            <text:p>E04_12</text:p>
          </table:table-cell>
          <table:table-cell office:value-type="string" table:style-name="ce4">
            <text:p>E04_12. Who bullied and/or harassed you? Prefer not to say (% of those ticking at least one E04 option)</text:p>
          </table:table-cell>
          <table:table-cell office:value-type="string" table:style-name="ce4">
            <text:p>Source of bullying and harassment</text:p>
          </table:table-cell>
          <table:table-cell table:number-columns-repeated="16381"/>
        </table:table-row>
        <table:table-row table:style-name="ro3">
          <table:table-cell office:value-type="string" table:style-name="ce4">
            <text:p>E05_yes</text:p>
          </table:table-cell>
          <table:table-cell office:value-type="string" table:style-name="ce4">
            <text:p>E05. Did you report your experience of bullying and/or harassment? (% yes)</text:p>
          </table:table-cell>
          <table:table-cell office:value-type="string" table:style-name="ce4">
            <text:p>Reporting of bullying and harassment</text:p>
          </table:table-cell>
          <table:table-cell table:number-columns-repeated="16381"/>
        </table:table-row>
        <table:table-row table:style-name="ro3">
          <table:table-cell office:value-type="string" table:style-name="ce4">
            <text:p>E05_no</text:p>
          </table:table-cell>
          <table:table-cell office:value-type="string" table:style-name="ce4">
            <text:p>E05. Did you report your experience of bullying and/or harassment? (% no)</text:p>
          </table:table-cell>
          <table:table-cell office:value-type="string" table:style-name="ce4">
            <text:p>Reporting of bullying and harassment</text:p>
          </table:table-cell>
          <table:table-cell table:number-columns-repeated="16381"/>
        </table:table-row>
        <table:table-row table:style-name="ro12">
          <table:table-cell office:value-type="string" table:style-name="ce4">
            <text:p>E05_pnts</text:p>
          </table:table-cell>
          <table:table-cell office:value-type="string" table:style-name="ce4">
            <text:p>E05. Did you report your experience of bullying and/or harassment? (% prefer not to say)</text:p>
          </table:table-cell>
          <table:table-cell office:value-type="string" table:style-name="ce4">
            <text:p>Reporting of bullying and harassment</text:p>
          </table:table-cell>
          <table:table-cell table:number-columns-repeated="16381"/>
        </table:table-row>
        <table:table-row table:style-name="ro12">
          <table:table-cell office:value-type="string" table:style-name="ce4">
            <text:p>E06_A_yes</text:p>
          </table:table-cell>
          <table:table-cell office:value-type="string" table:style-name="ce4">
            <text:p>E06_A. Appropriate action was taken to address the behaviour I experienced (% yes)</text:p>
          </table:table-cell>
          <table:table-cell office:value-type="string" table:style-name="ce4">
            <text:p>Reporting of bullying and harassment</text:p>
          </table:table-cell>
          <table:table-cell table:number-columns-repeated="16381"/>
        </table:table-row>
        <table:table-row table:style-name="ro3">
          <table:table-cell office:value-type="string" table:style-name="ce4">
            <text:p>E06_B_yes</text:p>
          </table:table-cell>
          <table:table-cell office:value-type="string" table:style-name="ce4">
            <text:p>E06_B. The bullying and/or harassment has stopped (% yes)</text:p>
          </table:table-cell>
          <table:table-cell office:value-type="string" table:style-name="ce4">
            <text:p>Reporting of bullying and harassment</text:p>
          </table:table-cell>
          <table:table-cell table:number-columns-repeated="16381"/>
        </table:table-row>
        <table:table-row table:style-name="ro3">
          <table:table-cell office:value-type="string" table:style-name="ce4">
            <text:p>E06_C_yes</text:p>
          </table:table-cell>
          <table:table-cell office:value-type="string" table:style-name="ce4">
            <text:p>E06_C. The culture in my area allows this kind of behaviour to continue (% yes)</text:p>
          </table:table-cell>
          <table:table-cell office:value-type="string" table:style-name="ce4">
            <text:p>Reporting of bullying and harassment</text:p>
          </table:table-cell>
          <table:table-cell table:number-columns-repeated="16381"/>
        </table:table-row>
        <table:table-row table:style-name="ro3">
          <table:table-cell office:value-type="string" table:style-name="ce4">
            <text:p>E06_D_yes</text:p>
          </table:table-cell>
          <table:table-cell office:value-type="string" table:style-name="ce4">
            <text:p>E06_D. I felt like I was punished for reporting the incident (% yes)</text:p>
          </table:table-cell>
          <table:table-cell office:value-type="string" table:style-name="ce4">
            <text:p>Reporting of bullying and harassment</text:p>
          </table:table-cell>
          <table:table-cell table:number-columns-repeated="16381"/>
        </table:table-row>
        <table:table-row table:style-name="ro3">
          <table:table-cell office:value-type="string" table:style-name="ce4">
            <text:p>E06_A_no</text:p>
          </table:table-cell>
          <table:table-cell office:value-type="string" table:style-name="ce4">
            <text:p>E06_A. Appropriate action was taken to address the behaviour I experienced (% no)</text:p>
          </table:table-cell>
          <table:table-cell office:value-type="string" table:style-name="ce4">
            <text:p>Reporting of bullying and harassment</text:p>
          </table:table-cell>
          <table:table-cell table:number-columns-repeated="16381"/>
        </table:table-row>
        <table:table-row table:style-name="ro3">
          <table:table-cell office:value-type="string" table:style-name="ce4">
            <text:p>E06_B_no</text:p>
          </table:table-cell>
          <table:table-cell office:value-type="string" table:style-name="ce4">
            <text:p>E06_B. The bullying and/or harassment has stopped (% no)</text:p>
          </table:table-cell>
          <table:table-cell office:value-type="string" table:style-name="ce4">
            <text:p>Reporting of bullying and harassment</text:p>
          </table:table-cell>
          <table:table-cell table:number-columns-repeated="16381"/>
        </table:table-row>
        <table:table-row table:style-name="ro3">
          <table:table-cell office:value-type="string" table:style-name="ce4">
            <text:p>E06_C_no</text:p>
          </table:table-cell>
          <table:table-cell office:value-type="string" table:style-name="ce4">
            <text:p>E06_C. The culture in my area allows this kind of behaviour to continue (% no)</text:p>
          </table:table-cell>
          <table:table-cell office:value-type="string" table:style-name="ce4">
            <text:p>Reporting of bullying and harassment</text:p>
          </table:table-cell>
          <table:table-cell table:number-columns-repeated="16381"/>
        </table:table-row>
        <table:table-row table:style-name="ro3">
          <table:table-cell office:value-type="string" table:style-name="ce4">
            <text:p>E06_D_no</text:p>
          </table:table-cell>
          <table:table-cell office:value-type="string" table:style-name="ce4">
            <text:p>E06_D. I felt like I was punished for reporting the incident (% no)</text:p>
          </table:table-cell>
          <table:table-cell office:value-type="string" table:style-name="ce4">
            <text:p>Reporting of bullying and harassment</text:p>
          </table:table-cell>
          <table:table-cell table:number-columns-repeated="16381"/>
        </table:table-row>
        <table:table-row table:style-name="ro12">
          <table:table-cell office:value-type="string" table:style-name="ce4">
            <text:p>E06_A_pnts</text:p>
          </table:table-cell>
          <table:table-cell office:value-type="string" table:style-name="ce4">
            <text:p>E06_A. Appropriate action was taken to address the behaviour I experienced (% prefer not to say)</text:p>
          </table:table-cell>
          <table:table-cell office:value-type="string" table:style-name="ce4">
            <text:p>Reporting of bullying and harassment</text:p>
          </table:table-cell>
          <table:table-cell table:number-columns-repeated="16381"/>
        </table:table-row>
        <table:table-row table:style-name="ro3">
          <table:table-cell office:value-type="string" table:style-name="ce4">
            <text:p>E06_B_pnts</text:p>
          </table:table-cell>
          <table:table-cell office:value-type="string" table:style-name="ce4">
            <text:p>E06_B. The bullying and/or harassment has stopped (% prefer not to say)</text:p>
          </table:table-cell>
          <table:table-cell office:value-type="string" table:style-name="ce4">
            <text:p>Reporting of bullying and harassment</text:p>
          </table:table-cell>
          <table:table-cell table:number-columns-repeated="16381"/>
        </table:table-row>
        <table:table-row table:style-name="ro3">
          <table:table-cell office:value-type="string" table:style-name="ce4">
            <text:p>E06_C_pnts</text:p>
          </table:table-cell>
          <table:table-cell office:value-type="string" table:style-name="ce4">
            <text:p>E06_C. The culture in my area allows this kind of behaviour to continue (% prefer not to say)</text:p>
          </table:table-cell>
          <table:table-cell office:value-type="string" table:style-name="ce4">
            <text:p>Reporting of bullying and harassment</text:p>
          </table:table-cell>
          <table:table-cell table:number-columns-repeated="16381"/>
        </table:table-row>
        <table:table-row table:style-name="ro3">
          <table:table-cell office:value-type="string" table:style-name="ce4">
            <text:p>E06_D_pnts</text:p>
          </table:table-cell>
          <table:table-cell office:value-type="string" table:style-name="ce4">
            <text:p>E06_D. I felt like I was punished for reporting the incident (% prefer not to say)</text:p>
          </table:table-cell>
          <table:table-cell office:value-type="string" table:style-name="ce4">
            <text:p>Reporting of bullying and harassment</text:p>
          </table:table-cell>
          <table:table-cell table:number-columns-repeated="16381"/>
        </table:table-row>
        <table:table-row table:style-name="ro12">
          <table:table-cell office:value-type="string" table:style-name="ce4">
            <text:p>W01</text:p>
          </table:table-cell>
          <table:table-cell office:value-type="string" table:style-name="ce4">
            <text:p>W01. Overall, how satisfied are you with your life nowadays? (% rating 7-10, where 10 is 'completely satisfied')</text:p>
          </table:table-cell>
          <table:table-cell office:value-type="string" table:style-name="ce4">
            <text:p>Wellbeing</text:p>
          </table:table-cell>
          <table:table-cell table:number-columns-repeated="16381"/>
        </table:table-row>
        <table:table-row table:style-name="ro13">
          <table:table-cell office:value-type="string" table:style-name="ce4">
            <text:p>W02</text:p>
          </table:table-cell>
          <table:table-cell office:value-type="string" table:style-name="ce4">
            <text:p>W02. Overall, to what extent do you feel the things you do in your life are worthwhile? (% rating 7-10, where 10 is 'worthwhile')</text:p>
          </table:table-cell>
          <table:table-cell office:value-type="string" table:style-name="ce4">
            <text:p>Wellbeing</text:p>
          </table:table-cell>
          <table:table-cell table:number-columns-repeated="16381"/>
        </table:table-row>
        <table:table-row table:style-name="ro12">
          <table:table-cell office:value-type="string" table:style-name="ce4">
            <text:p>W03</text:p>
          </table:table-cell>
          <table:table-cell office:value-type="string" table:style-name="ce4">
            <text:p>W03. Overall, how happy did you feel yesterday? (% rating 7-10, where 10 is 'completely happy')</text:p>
          </table:table-cell>
          <table:table-cell office:value-type="string" table:style-name="ce4">
            <text:p>Wellbeing</text:p>
          </table:table-cell>
          <table:table-cell table:number-columns-repeated="16381"/>
        </table:table-row>
        <table:table-row table:style-name="ro12">
          <table:table-cell office:value-type="string" table:style-name="ce4">
            <text:p>W04</text:p>
          </table:table-cell>
          <table:table-cell office:value-type="string" table:style-name="ce4">
            <text:p>W04. Overall, how anxious did you feel yesterday? (% rating 6-10, where 10 is 'completely anxious')</text:p>
          </table:table-cell>
          <table:table-cell office:value-type="string" table:style-name="ce4">
            <text:p>Wellbeing</text:p>
          </table:table-cell>
          <table:table-cell table:number-columns-repeated="16381"/>
        </table:table-row>
        <table:table-row table:style-name="ro12">
          <table:table-cell office:value-type="string" table:style-name="ce4">
            <text:p>J04B</text:p>
          </table:table-cell>
          <table:table-cell office:value-type="string" table:style-name="ce4">
            <text:p>J04B. In general, how would you rate your overall mental health now? (% excellent, very good or good)</text:p>
          </table:table-cell>
          <table:table-cell office:value-type="string" table:style-name="ce4">
            <text:p>Wellbeing</text:p>
          </table:table-cell>
          <table:table-cell table:number-columns-repeated="16381"/>
        </table:table-row>
        <table:table-row table:style-name="ro12">
          <table:table-cell office:value-type="string" table:style-name="ce4">
            <text:p>W05</text:p>
          </table:table-cell>
          <table:table-cell office:value-type="string" table:style-name="ce4">
            <text:p>W05. In general, how would you rate your overall physical health now? (% excellent, very good or good)</text:p>
          </table:table-cell>
          <table:table-cell office:value-type="string" table:style-name="ce4">
            <text:p>Wellbeing</text:p>
          </table:table-cell>
          <table:table-cell table:number-columns-repeated="16381"/>
        </table:table-row>
        <table:table-row table:style-name="ro9">
          <table:table-cell office:value-type="string" table:style-name="ce4">
            <text:p>W07</text:p>
          </table:table-cell>
          <table:table-cell office:value-type="string" table:style-name="ce4">
            <text:p>W07. How often do you feel lonely? (% 'often or always')</text:p>
          </table:table-cell>
          <table:table-cell office:value-type="string" table:style-name="ce4">
            <text:p>Wellbeing</text:p>
          </table:table-cell>
          <table:table-cell table:number-columns-repeated="16381"/>
        </table:table-row>
        <table:table-row table:style-name="ro12">
          <table:table-cell office:value-type="string" table:style-name="ce4">
            <text:p>W08</text:p>
          </table:table-cell>
          <table:table-cell office:value-type="string" table:style-name="ce4">
            <text:p>W08. The people in my team genuinely care about my wellbeing (% strongly agree or agree)</text:p>
          </table:table-cell>
          <table:table-cell office:value-type="string" table:style-name="ce4">
            <text:p>Wellbeing</text:p>
          </table:table-cell>
          <table:table-cell table:number-columns-repeated="16381"/>
        </table:table-row>
        <table:table-row table:style-name="ro9">
          <table:table-cell office:value-type="string" table:style-name="ce4">
            <text:p>HSE_index</text:p>
          </table:table-cell>
          <table:table-cell office:value-type="string" table:style-name="ce4">
            <text:p>Proxy Stress Index (high score means high stress)</text:p>
          </table:table-cell>
          <table:table-cell office:value-type="string" table:style-name="ce4">
            <text:p>Wellbeing</text:p>
          </table:table-cell>
          <table:table-cell table:number-columns-repeated="16381"/>
        </table:table-row>
        <table:table-row table:style-name="ro9">
          <table:table-cell office:value-type="string" table:style-name="ce4">
            <text:p>PERMA_index</text:p>
          </table:table-cell>
          <table:table-cell office:value-type="string" table:style-name="ce4">
            <text:p>PERMA Index (high score means high flourishing)</text:p>
          </table:table-cell>
          <table:table-cell office:value-type="string" table:style-name="ce4">
            <text:p>Wellbeing</text:p>
          </table:table-cell>
          <table:table-cell table:number-columns-repeated="16381"/>
        </table:table-row>
        <table:table-row table:number-rows-repeated="1048416" table:style-name="ro7">
          <table:table-cell table:number-columns-repeated="16384"/>
        </table:table-row>
      </table:table>
      <table:database-ranges>
        <table:database-range table:target-range-address="Contents.A3:Contents.B8" table:name="contents"/>
        <table:database-range table:target-range-address="Notes.A3:Notes.B12" table:name="notes"/>
        <table:database-range table:target-range-address="Table_1.A5:Table_1.Q162" table:name="csps2021_median_results"/>
        <table:database-range table:target-range-address="Table_2.A5:Table_2.Q162" table:name="csps2021_mean_results"/>
        <table:database-range table:target-range-address="Table_3.A5:Table_3.DZ110" table:name="csps2021_organisation_results"/>
        <table:database-range table:target-range-address="Annex_1.A3:Annex_1.C160" table:name="csps2021_questions"/>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Civil Service People Survey 2021 Benchmarks</dc:title>
    <dc:description/>
    <dc:subject/>
    <meta:initial-creator>Civil Service People Survey</meta:initial-creator>
    <dc:creator>David Widlake</dc:creator>
    <meta:creation-date>2022-05-26T14:09:08Z</meta:creation-date>
    <dc:date>2022-05-31T14:25:59Z</dc:date>
  </office:meta>
</office:document-meta>
</file>